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8384ABF7.svm"/>
  <manifest:file-entry manifest:media-type="" manifest:full-path="Object 1/Pictures/2000000D000000DD000000DD81B0075E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0D000000DD000000DD8384ABF7.svm"/>
  <manifest:file-entry manifest:media-type="" manifest:full-path="Object 2/Pictures/2000000D000000DD000000DD81B0075E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8384ABF7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0D000000DD000000DD8384ABF7.svm"/>
  <manifest:file-entry manifest:media-type="" manifest:full-path="Object 5/Pictures/2000000D000000DD000000DD3F0040E4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ext-properties fo:color="#6a8759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null-date table:date-value="1904-01-01"/>
      </table:calculation-settings>
      <table:table table:name="Arkusz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row table:style-name="ro1">
          <table:table-cell office:value-type="string">
            <text:p>Title: EUR_TO_PLN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EUR_TO_PLN_KEY</text:p>
          </table:table-cell>
          <table:table-cell office:value-type="string">
            <text:p>EUR/PLN</text:p>
          </table:table-cell>
          <table:table-cell table:number-columns-repeated="10"/>
          <table:table-cell office:value-type="string">
            <text:p>USD_TO_PLN_KEY</text:p>
          </table:table-cell>
          <table:table-cell office:value-type="string">
            <text:p>USD/PLN</text:p>
          </table:table-cell>
          <table:table-cell table:number-columns-repeated="10"/>
        </table:table-row>
        <table:table-row table:style-name="ro1">
          <table:table-cell/>
          <table:table-cell/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string">
            <text:p>Average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office:value-type="float" office:value="2020">
            <text:p>2020</text:p>
          </table:table-cell>
          <table:table-cell office:value-type="float" office:value="2021">
            <text:p>2021</text:p>
          </table:table-cell>
          <table:table-cell office:value-type="float" office:value="2022">
            <text:p>2022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1-01</text:p>
          </table:table-cell>
          <table:table-cell office:value-type="float" office:value="4.4733">
            <text:p>4.4733</text:p>
          </table:table-cell>
          <table:table-cell office:value-type="float" office:value="4.0727">
            <text:p>4.0727</text:p>
          </table:table-cell>
          <table:table-cell office:value-type="float" office:value="4.1693">
            <text:p>4.1693</text:p>
          </table:table-cell>
          <table:table-cell office:value-type="float" office:value="4.3053">
            <text:p>4.3053</text:p>
          </table:table-cell>
          <table:table-cell office:value-type="float" office:value="4.2955">
            <text:p>4.2955</text:p>
          </table:table-cell>
          <table:table-cell office:value-type="float" office:value="4.4123">
            <text:p>4.4123</text:p>
          </table:table-cell>
          <table:table-cell office:value-type="float" office:value="4.1633">
            <text:p>4.1633</text:p>
          </table:table-cell>
          <table:table-cell office:value-type="float" office:value="4.2964">
            <text:p>4.2964</text:p>
          </table:table-cell>
          <table:table-cell office:value-type="float" office:value="4.2544">
            <text:p>4.2544</text:p>
          </table:table-cell>
          <table:table-cell office:value-type="float" office:value="4.5475">
            <text:p>4.5475</text:p>
          </table:table-cell>
          <table:table-cell office:value-type="float" office:value="4.5895">
            <text:p>4.5895</text:p>
          </table:table-cell>
          <table:table-cell table:formula="of:=AVERAGE([.H5:.M5])" office:value-type="float" office:value="4.37723333333333">
            <text:p>4.3772333333</text:p>
          </table:table-cell>
          <table:table-cell office:value-type="float" office:value="3.4583">
            <text:p>3.4583</text:p>
          </table:table-cell>
          <table:table-cell office:value-type="float" office:value="3.071">
            <text:p>3.071</text:p>
          </table:table-cell>
          <table:table-cell office:value-type="float" office:value="3.0526">
            <text:p>3.0526</text:p>
          </table:table-cell>
          <table:table-cell office:value-type="float" office:value="3.5749">
            <text:p>3.5749</text:p>
          </table:table-cell>
          <table:table-cell office:value-type="float" office:value="3.9415">
            <text:p>3.9415</text:p>
          </table:table-cell>
          <table:table-cell office:value-type="float" office:value="4.2162">
            <text:p>4.2162</text:p>
          </table:table-cell>
          <table:table-cell office:value-type="float" office:value="3.4507">
            <text:p>3.4507</text:p>
          </table:table-cell>
          <table:table-cell office:value-type="float" office:value="3.7698">
            <text:p>3.7698</text:p>
          </table:table-cell>
          <table:table-cell office:value-type="float" office:value="3.8009">
            <text:p>3.8009</text:p>
          </table:table-cell>
          <table:table-cell office:value-type="float" office:value="3.6984">
            <text:p>3.6984</text:p>
          </table:table-cell>
          <table:table-cell office:value-type="float" office:value="4.0418">
            <text:p>4.0418</text:p>
          </table:table-cell>
          <table:table-cell table:formula="of:=AVERAGE([.T5:.Y5])" office:value-type="float" office:value="3.82963333333333">
            <text:p>3.8296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2-01</text:p>
          </table:table-cell>
          <table:table-cell office:value-type="float" office:value="4.4733">
            <text:p>4.4733</text:p>
          </table:table-cell>
          <table:table-cell office:value-type="float" office:value="4.0727">
            <text:p>4.0727</text:p>
          </table:table-cell>
          <table:table-cell office:value-type="float" office:value="4.1693">
            <text:p>4.1693</text:p>
          </table:table-cell>
          <table:table-cell office:value-type="float" office:value="4.3053">
            <text:p>4.3053</text:p>
          </table:table-cell>
          <table:table-cell office:value-type="float" office:value="4.2955">
            <text:p>4.2955</text:p>
          </table:table-cell>
          <table:table-cell office:value-type="float" office:value="4.4123">
            <text:p>4.4123</text:p>
          </table:table-cell>
          <table:table-cell office:value-type="float" office:value="4.1633">
            <text:p>4.1633</text:p>
          </table:table-cell>
          <table:table-cell office:value-type="float" office:value="4.2964">
            <text:p>4.2964</text:p>
          </table:table-cell>
          <table:table-cell office:value-type="float" office:value="4.2544">
            <text:p>4.2544</text:p>
          </table:table-cell>
          <table:table-cell office:value-type="float" office:value="4.5475">
            <text:p>4.5475</text:p>
          </table:table-cell>
          <table:table-cell office:value-type="float" office:value="4.5895">
            <text:p>4.5895</text:p>
          </table:table-cell>
          <table:table-cell table:formula="of:=AVERAGE([.H6:.M6])" office:value-type="float" office:value="4.37723333333333">
            <text:p>4.3772333333</text:p>
          </table:table-cell>
          <table:table-cell office:value-type="float" office:value="3.4583">
            <text:p>3.4583</text:p>
          </table:table-cell>
          <table:table-cell office:value-type="float" office:value="3.071">
            <text:p>3.071</text:p>
          </table:table-cell>
          <table:table-cell office:value-type="float" office:value="3.0526">
            <text:p>3.0526</text:p>
          </table:table-cell>
          <table:table-cell office:value-type="float" office:value="3.5749">
            <text:p>3.5749</text:p>
          </table:table-cell>
          <table:table-cell office:value-type="float" office:value="3.9415">
            <text:p>3.9415</text:p>
          </table:table-cell>
          <table:table-cell office:value-type="float" office:value="4.2162">
            <text:p>4.2162</text:p>
          </table:table-cell>
          <table:table-cell office:value-type="float" office:value="3.4507">
            <text:p>3.4507</text:p>
          </table:table-cell>
          <table:table-cell office:value-type="float" office:value="3.7698">
            <text:p>3.7698</text:p>
          </table:table-cell>
          <table:table-cell office:value-type="float" office:value="3.8009">
            <text:p>3.8009</text:p>
          </table:table-cell>
          <table:table-cell office:value-type="float" office:value="3.6984">
            <text:p>3.6984</text:p>
          </table:table-cell>
          <table:table-cell office:value-type="float" office:value="4.0418">
            <text:p>4.0418</text:p>
          </table:table-cell>
          <table:table-cell table:formula="of:=AVERAGE([.T6:.Y6])" office:value-type="float" office:value="3.82963333333333">
            <text:p>3.8296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3-01</text:p>
          </table:table-cell>
          <table:table-cell office:value-type="float" office:value="4.4744">
            <text:p>4.4744</text:p>
          </table:table-cell>
          <table:table-cell office:value-type="float" office:value="4.0884">
            <text:p>4.0884</text:p>
          </table:table-cell>
          <table:table-cell office:value-type="float" office:value="4.1658">
            <text:p>4.1658</text:p>
          </table:table-cell>
          <table:table-cell office:value-type="float" office:value="4.2979">
            <text:p>4.2979</text:p>
          </table:table-cell>
          <table:table-cell office:value-type="float" office:value="4.2955">
            <text:p>4.2955</text:p>
          </table:table-cell>
          <table:table-cell office:value-type="float" office:value="4.3934">
            <text:p>4.3934</text:p>
          </table:table-cell>
          <table:table-cell office:value-type="float" office:value="4.1652">
            <text:p>4.1652</text:p>
          </table:table-cell>
          <table:table-cell office:value-type="float" office:value="4.2975">
            <text:p>4.2975</text:p>
          </table:table-cell>
          <table:table-cell office:value-type="float" office:value="4.2493">
            <text:p>4.2493</text:p>
          </table:table-cell>
          <table:table-cell office:value-type="float" office:value="4.5475">
            <text:p>4.5475</text:p>
          </table:table-cell>
          <table:table-cell office:value-type="float" office:value="4.5895">
            <text:p>4.5895</text:p>
          </table:table-cell>
          <table:table-cell table:formula="of:=AVERAGE([.H7:.M7])" office:value-type="float" office:value="4.37373333333333">
            <text:p>4.3737333333</text:p>
          </table:table-cell>
          <table:table-cell office:value-type="float" office:value="3.4381">
            <text:p>3.4381</text:p>
          </table:table-cell>
          <table:table-cell office:value-type="float" office:value="3.1204">
            <text:p>3.1204</text:p>
          </table:table-cell>
          <table:table-cell office:value-type="float" office:value="3.0554">
            <text:p>3.0554</text:p>
          </table:table-cell>
          <table:table-cell office:value-type="float" office:value="3.6071">
            <text:p>3.6071</text:p>
          </table:table-cell>
          <table:table-cell office:value-type="float" office:value="3.9415">
            <text:p>3.9415</text:p>
          </table:table-cell>
          <table:table-cell office:value-type="float" office:value="4.2305">
            <text:p>4.2305</text:p>
          </table:table-cell>
          <table:table-cell office:value-type="float" office:value="3.4644">
            <text:p>3.4644</text:p>
          </table:table-cell>
          <table:table-cell office:value-type="float" office:value="3.787">
            <text:p>3.787</text:p>
          </table:table-cell>
          <table:table-cell office:value-type="float" office:value="3.8121">
            <text:p>3.8121</text:p>
          </table:table-cell>
          <table:table-cell office:value-type="float" office:value="3.6984">
            <text:p>3.6984</text:p>
          </table:table-cell>
          <table:table-cell office:value-type="float" office:value="4.0418">
            <text:p>4.0418</text:p>
          </table:table-cell>
          <table:table-cell table:formula="of:=AVERAGE([.T7:.Y7])" office:value-type="float" office:value="3.83903333333333">
            <text:p>3.83903333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4-01</text:p>
          </table:table-cell>
          <table:table-cell office:value-type="float" office:value="4.4895">
            <text:p>4.4895</text:p>
          </table:table-cell>
          <table:table-cell office:value-type="float" office:value="4.1165">
            <text:p>4.1165</text:p>
          </table:table-cell>
          <table:table-cell office:value-type="float" office:value="4.1764">
            <text:p>4.1764</text:p>
          </table:table-cell>
          <table:table-cell office:value-type="float" office:value="4.2979">
            <text:p>4.2979</text:p>
          </table:table-cell>
          <table:table-cell office:value-type="float" office:value="4.2955">
            <text:p>4.2955</text:p>
          </table:table-cell>
          <table:table-cell office:value-type="float" office:value="4.3778">
            <text:p>4.3778</text:p>
          </table:table-cell>
          <table:table-cell office:value-type="float" office:value="4.1555">
            <text:p>4.1555</text:p>
          </table:table-cell>
          <table:table-cell office:value-type="float" office:value="4.2957">
            <text:p>4.2957</text:p>
          </table:table-cell>
          <table:table-cell office:value-type="float" office:value="4.2415">
            <text:p>4.2415</text:p>
          </table:table-cell>
          <table:table-cell office:value-type="float" office:value="4.5475">
            <text:p>4.5475</text:p>
          </table:table-cell>
          <table:table-cell office:value-type="float" office:value="4.5667">
            <text:p>4.5667</text:p>
          </table:table-cell>
          <table:table-cell table:formula="of:=AVERAGE([.H8:.M8])" office:value-type="float" office:value="4.36411666666667">
            <text:p>4.3641166667</text:p>
          </table:table-cell>
          <table:table-cell office:value-type="float" office:value="3.4673">
            <text:p>3.4673</text:p>
          </table:table-cell>
          <table:table-cell office:value-type="float" office:value="3.1636">
            <text:p>3.1636</text:p>
          </table:table-cell>
          <table:table-cell office:value-type="float" office:value="3.0704">
            <text:p>3.0704</text:p>
          </table:table-cell>
          <table:table-cell office:value-type="float" office:value="3.6071">
            <text:p>3.6071</text:p>
          </table:table-cell>
          <table:table-cell office:value-type="float" office:value="3.9415">
            <text:p>3.9415</text:p>
          </table:table-cell>
          <table:table-cell office:value-type="float" office:value="4.1945">
            <text:p>4.1945</text:p>
          </table:table-cell>
          <table:table-cell office:value-type="float" office:value="3.4443">
            <text:p>3.4443</text:p>
          </table:table-cell>
          <table:table-cell office:value-type="float" office:value="3.7672">
            <text:p>3.7672</text:p>
          </table:table-cell>
          <table:table-cell office:value-type="float" office:value="3.7891">
            <text:p>3.7891</text:p>
          </table:table-cell>
          <table:table-cell office:value-type="float" office:value="3.6984">
            <text:p>3.6984</text:p>
          </table:table-cell>
          <table:table-cell office:value-type="float" office:value="4.0489">
            <text:p>4.0489</text:p>
          </table:table-cell>
          <table:table-cell table:formula="of:=AVERAGE([.T8:.Y8])" office:value-type="float" office:value="3.82373333333333">
            <text:p>3.823733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5-01</text:p>
          </table:table-cell>
          <table:table-cell office:value-type="float" office:value="4.5054">
            <text:p>4.5054</text:p>
          </table:table-cell>
          <table:table-cell office:value-type="float" office:value="4.1193">
            <text:p>4.1193</text:p>
          </table:table-cell>
          <table:table-cell office:value-type="float" office:value="4.1764">
            <text:p>4.1764</text:p>
          </table:table-cell>
          <table:table-cell office:value-type="float" office:value="4.2979">
            <text:p>4.2979</text:p>
          </table:table-cell>
          <table:table-cell office:value-type="float" office:value="4.3084">
            <text:p>4.3084</text:p>
          </table:table-cell>
          <table:table-cell office:value-type="float" office:value="4.368">
            <text:p>4.368</text:p>
          </table:table-cell>
          <table:table-cell office:value-type="float" office:value="4.1554">
            <text:p>4.1554</text:p>
          </table:table-cell>
          <table:table-cell office:value-type="float" office:value="4.2908">
            <text:p>4.2908</text:p>
          </table:table-cell>
          <table:table-cell office:value-type="float" office:value="4.2415">
            <text:p>4.2415</text:p>
          </table:table-cell>
          <table:table-cell office:value-type="float" office:value="4.5473">
            <text:p>4.5473</text:p>
          </table:table-cell>
          <table:table-cell office:value-type="float" office:value="4.5666">
            <text:p>4.5666</text:p>
          </table:table-cell>
          <table:table-cell table:formula="of:=AVERAGE([.H9:.M9])" office:value-type="float" office:value="4.3616">
            <text:p>4.3616</text:p>
          </table:table-cell>
          <table:table-cell office:value-type="float" office:value="3.5111">
            <text:p>3.5111</text:p>
          </table:table-cell>
          <table:table-cell office:value-type="float" office:value="3.1592">
            <text:p>3.1592</text:p>
          </table:table-cell>
          <table:table-cell office:value-type="float" office:value="3.0704">
            <text:p>3.0704</text:p>
          </table:table-cell>
          <table:table-cell office:value-type="float" office:value="3.6071">
            <text:p>3.6071</text:p>
          </table:table-cell>
          <table:table-cell office:value-type="float" office:value="4.0093">
            <text:p>4.0093</text:p>
          </table:table-cell>
          <table:table-cell office:value-type="float" office:value="4.1596">
            <text:p>4.1596</text:p>
          </table:table-cell>
          <table:table-cell office:value-type="float" office:value="3.4499">
            <text:p>3.4499</text:p>
          </table:table-cell>
          <table:table-cell office:value-type="float" office:value="3.7491">
            <text:p>3.7491</text:p>
          </table:table-cell>
          <table:table-cell office:value-type="float" office:value="3.7891">
            <text:p>3.7891</text:p>
          </table:table-cell>
          <table:table-cell office:value-type="float" office:value="3.7057">
            <text:p>3.7057</text:p>
          </table:table-cell>
          <table:table-cell office:value-type="float" office:value="4.0345">
            <text:p>4.0345</text:p>
          </table:table-cell>
          <table:table-cell table:formula="of:=AVERAGE([.T9:.Y9])" office:value-type="float" office:value="3.81465">
            <text:p>3.8146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6-01</text:p>
          </table:table-cell>
          <table:table-cell office:value-type="float" office:value="4.4973">
            <text:p>4.4973</text:p>
          </table:table-cell>
          <table:table-cell office:value-type="float" office:value="4.1193">
            <text:p>4.1193</text:p>
          </table:table-cell>
          <table:table-cell office:value-type="float" office:value="4.1764">
            <text:p>4.1764</text:p>
          </table:table-cell>
          <table:table-cell office:value-type="float" office:value="4.3075">
            <text:p>4.3075</text:p>
          </table:table-cell>
          <table:table-cell office:value-type="float" office:value="4.3374">
            <text:p>4.3374</text:p>
          </table:table-cell>
          <table:table-cell office:value-type="float" office:value="4.3552">
            <text:p>4.3552</text:p>
          </table:table-cell>
          <table:table-cell office:value-type="float" office:value="4.1663">
            <text:p>4.1663</text:p>
          </table:table-cell>
          <table:table-cell office:value-type="float" office:value="4.2908">
            <text:p>4.2908</text:p>
          </table:table-cell>
          <table:table-cell office:value-type="float" office:value="4.2415">
            <text:p>4.2415</text:p>
          </table:table-cell>
          <table:table-cell office:value-type="float" office:value="4.516">
            <text:p>4.516</text:p>
          </table:table-cell>
          <table:table-cell office:value-type="float" office:value="4.5614">
            <text:p>4.5614</text:p>
          </table:table-cell>
          <table:table-cell table:formula="of:=AVERAGE([.H10:.M10])" office:value-type="float" office:value="4.3552">
            <text:p>4.3552</text:p>
          </table:table-cell>
          <table:table-cell office:value-type="float" office:value="3.5201">
            <text:p>3.5201</text:p>
          </table:table-cell>
          <table:table-cell office:value-type="float" office:value="3.1592">
            <text:p>3.1592</text:p>
          </table:table-cell>
          <table:table-cell office:value-type="float" office:value="3.0704">
            <text:p>3.0704</text:p>
          </table:table-cell>
          <table:table-cell office:value-type="float" office:value="3.6155">
            <text:p>3.6155</text:p>
          </table:table-cell>
          <table:table-cell office:value-type="float" office:value="4.0378">
            <text:p>4.0378</text:p>
          </table:table-cell>
          <table:table-cell office:value-type="float" office:value="4.1129">
            <text:p>4.1129</text:p>
          </table:table-cell>
          <table:table-cell office:value-type="float" office:value="3.4797">
            <text:p>3.4797</text:p>
          </table:table-cell>
          <table:table-cell office:value-type="float" office:value="3.7491">
            <text:p>3.7491</text:p>
          </table:table-cell>
          <table:table-cell office:value-type="float" office:value="3.7891">
            <text:p>3.7891</text:p>
          </table:table-cell>
          <table:table-cell office:value-type="float" office:value="3.6602">
            <text:p>3.6602</text:p>
          </table:table-cell>
          <table:table-cell office:value-type="float" office:value="4.0313">
            <text:p>4.0313</text:p>
          </table:table-cell>
          <table:table-cell table:formula="of:=AVERAGE([.T10:.Y10])" office:value-type="float" office:value="3.80371666666667">
            <text:p>3.803716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7-01</text:p>
          </table:table-cell>
          <table:table-cell office:value-type="float" office:value="4.4821">
            <text:p>4.4821</text:p>
          </table:table-cell>
          <table:table-cell office:value-type="float" office:value="4.1193">
            <text:p>4.1193</text:p>
          </table:table-cell>
          <table:table-cell office:value-type="float" office:value="4.1776">
            <text:p>4.1776</text:p>
          </table:table-cell>
          <table:table-cell office:value-type="float" office:value="4.3108">
            <text:p>4.3108</text:p>
          </table:table-cell>
          <table:table-cell office:value-type="float" office:value="4.3512">
            <text:p>4.3512</text:p>
          </table:table-cell>
          <table:table-cell office:value-type="float" office:value="4.3777">
            <text:p>4.3777</text:p>
          </table:table-cell>
          <table:table-cell office:value-type="float" office:value="4.1663">
            <text:p>4.1663</text:p>
          </table:table-cell>
          <table:table-cell office:value-type="float" office:value="4.2908">
            <text:p>4.2908</text:p>
          </table:table-cell>
          <table:table-cell office:value-type="float" office:value="4.2457">
            <text:p>4.2457</text:p>
          </table:table-cell>
          <table:table-cell office:value-type="float" office:value="4.4998">
            <text:p>4.4998</text:p>
          </table:table-cell>
          <table:table-cell office:value-type="float" office:value="4.5496">
            <text:p>4.5496</text:p>
          </table:table-cell>
          <table:table-cell table:formula="of:=AVERAGE([.H11:.M11])" office:value-type="float" office:value="4.35498333333333">
            <text:p>4.3549833333</text:p>
          </table:table-cell>
          <table:table-cell office:value-type="float" office:value="3.5214">
            <text:p>3.5214</text:p>
          </table:table-cell>
          <table:table-cell office:value-type="float" office:value="3.1592">
            <text:p>3.1592</text:p>
          </table:table-cell>
          <table:table-cell office:value-type="float" office:value="3.0625">
            <text:p>3.0625</text:p>
          </table:table-cell>
          <table:table-cell office:value-type="float" office:value="3.6436">
            <text:p>3.6436</text:p>
          </table:table-cell>
          <table:table-cell office:value-type="float" office:value="4.0037">
            <text:p>4.0037</text:p>
          </table:table-cell>
          <table:table-cell office:value-type="float" office:value="4.1629">
            <text:p>4.1629</text:p>
          </table:table-cell>
          <table:table-cell office:value-type="float" office:value="3.4797">
            <text:p>3.4797</text:p>
          </table:table-cell>
          <table:table-cell office:value-type="float" office:value="3.7491">
            <text:p>3.7491</text:p>
          </table:table-cell>
          <table:table-cell office:value-type="float" office:value="3.8003">
            <text:p>3.8003</text:p>
          </table:table-cell>
          <table:table-cell office:value-type="float" office:value="3.6655">
            <text:p>3.6655</text:p>
          </table:table-cell>
          <table:table-cell office:value-type="float" office:value="4.0269">
            <text:p>4.0269</text:p>
          </table:table-cell>
          <table:table-cell table:formula="of:=AVERAGE([.T11:.Y11])" office:value-type="float" office:value="3.81406666666667">
            <text:p>3.814066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8-01</text:p>
          </table:table-cell>
          <table:table-cell office:value-type="float" office:value="4.4821">
            <text:p>4.4821</text:p>
          </table:table-cell>
          <table:table-cell office:value-type="float" office:value="4.1245">
            <text:p>4.1245</text:p>
          </table:table-cell>
          <table:table-cell office:value-type="float" office:value="4.1767">
            <text:p>4.1767</text:p>
          </table:table-cell>
          <table:table-cell office:value-type="float" office:value="4.2902">
            <text:p>4.2902</text:p>
          </table:table-cell>
          <table:table-cell office:value-type="float" office:value="4.3523">
            <text:p>4.3523</text:p>
          </table:table-cell>
          <table:table-cell office:value-type="float" office:value="4.3777">
            <text:p>4.3777</text:p>
          </table:table-cell>
          <table:table-cell office:value-type="float" office:value="4.1663">
            <text:p>4.1663</text:p>
          </table:table-cell>
          <table:table-cell office:value-type="float" office:value="4.3055">
            <text:p>4.3055</text:p>
          </table:table-cell>
          <table:table-cell office:value-type="float" office:value="4.2429">
            <text:p>4.2429</text:p>
          </table:table-cell>
          <table:table-cell office:value-type="float" office:value="4.5113">
            <text:p>4.5113</text:p>
          </table:table-cell>
          <table:table-cell office:value-type="float" office:value="4.5334">
            <text:p>4.5334</text:p>
          </table:table-cell>
          <table:table-cell table:formula="of:=AVERAGE([.H12:.M12])" office:value-type="float" office:value="4.35618333333333">
            <text:p>4.3561833333</text:p>
          </table:table-cell>
          <table:table-cell office:value-type="float" office:value="3.5214">
            <text:p>3.5214</text:p>
          </table:table-cell>
          <table:table-cell office:value-type="float" office:value="3.1518">
            <text:p>3.1518</text:p>
          </table:table-cell>
          <table:table-cell office:value-type="float" office:value="3.0725">
            <text:p>3.0725</text:p>
          </table:table-cell>
          <table:table-cell office:value-type="float" office:value="3.6456">
            <text:p>3.6456</text:p>
          </table:table-cell>
          <table:table-cell office:value-type="float" office:value="4.0073">
            <text:p>4.0073</text:p>
          </table:table-cell>
          <table:table-cell office:value-type="float" office:value="4.1629">
            <text:p>4.1629</text:p>
          </table:table-cell>
          <table:table-cell office:value-type="float" office:value="3.4797">
            <text:p>3.4797</text:p>
          </table:table-cell>
          <table:table-cell office:value-type="float" office:value="3.7635">
            <text:p>3.7635</text:p>
          </table:table-cell>
          <table:table-cell office:value-type="float" office:value="3.8173">
            <text:p>3.8173</text:p>
          </table:table-cell>
          <table:table-cell office:value-type="float" office:value="3.6827">
            <text:p>3.6827</text:p>
          </table:table-cell>
          <table:table-cell office:value-type="float" office:value="4.0055">
            <text:p>4.0055</text:p>
          </table:table-cell>
          <table:table-cell table:formula="of:=AVERAGE([.T12:.Y12])" office:value-type="float" office:value="3.8186">
            <text:p>3.81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9-01</text:p>
          </table:table-cell>
          <table:table-cell office:value-type="float" office:value="4.4821">
            <text:p>4.4821</text:p>
          </table:table-cell>
          <table:table-cell office:value-type="float" office:value="4.109">
            <text:p>4.109</text:p>
          </table:table-cell>
          <table:table-cell office:value-type="float" office:value="4.1755">
            <text:p>4.1755</text:p>
          </table:table-cell>
          <table:table-cell office:value-type="float" office:value="4.2699">
            <text:p>4.2699</text:p>
          </table:table-cell>
          <table:table-cell office:value-type="float" office:value="4.3646">
            <text:p>4.3646</text:p>
          </table:table-cell>
          <table:table-cell office:value-type="float" office:value="4.3777">
            <text:p>4.3777</text:p>
          </table:table-cell>
          <table:table-cell office:value-type="float" office:value="4.1795">
            <text:p>4.1795</text:p>
          </table:table-cell>
          <table:table-cell office:value-type="float" office:value="4.2968">
            <text:p>4.2968</text:p>
          </table:table-cell>
          <table:table-cell office:value-type="float" office:value="4.2422">
            <text:p>4.2422</text:p>
          </table:table-cell>
          <table:table-cell office:value-type="float" office:value="4.5294">
            <text:p>4.5294</text:p>
          </table:table-cell>
          <table:table-cell office:value-type="float" office:value="4.5334">
            <text:p>4.5334</text:p>
          </table:table-cell>
          <table:table-cell table:formula="of:=AVERAGE([.H13:.M13])" office:value-type="float" office:value="4.35983333333333">
            <text:p>4.3598333333</text:p>
          </table:table-cell>
          <table:table-cell office:value-type="float" office:value="3.5214">
            <text:p>3.5214</text:p>
          </table:table-cell>
          <table:table-cell office:value-type="float" office:value="3.1472">
            <text:p>3.1472</text:p>
          </table:table-cell>
          <table:table-cell office:value-type="float" office:value="3.0675">
            <text:p>3.0675</text:p>
          </table:table-cell>
          <table:table-cell office:value-type="float" office:value="3.6146">
            <text:p>3.6146</text:p>
          </table:table-cell>
          <table:table-cell office:value-type="float" office:value="4.0086">
            <text:p>4.0086</text:p>
          </table:table-cell>
          <table:table-cell office:value-type="float" office:value="4.1629">
            <text:p>4.1629</text:p>
          </table:table-cell>
          <table:table-cell office:value-type="float" office:value="3.5028">
            <text:p>3.5028</text:p>
          </table:table-cell>
          <table:table-cell office:value-type="float" office:value="3.751">
            <text:p>3.751</text:p>
          </table:table-cell>
          <table:table-cell office:value-type="float" office:value="3.8184">
            <text:p>3.8184</text:p>
          </table:table-cell>
          <table:table-cell office:value-type="float" office:value="3.7239">
            <text:p>3.7239</text:p>
          </table:table-cell>
          <table:table-cell office:value-type="float" office:value="4.0055">
            <text:p>4.0055</text:p>
          </table:table-cell>
          <table:table-cell table:formula="of:=AVERAGE([.T13:.Y13])" office:value-type="float" office:value="3.82741666666667">
            <text:p>3.82741666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-01</text:p>
          </table:table-cell>
          <table:table-cell office:value-type="float" office:value="4.4626">
            <text:p>4.4626</text:p>
          </table:table-cell>
          <table:table-cell office:value-type="float" office:value="4.0888">
            <text:p>4.0888</text:p>
          </table:table-cell>
          <table:table-cell office:value-type="float" office:value="4.1749">
            <text:p>4.1749</text:p>
          </table:table-cell>
          <table:table-cell office:value-type="float" office:value="4.2765">
            <text:p>4.2765</text:p>
          </table:table-cell>
          <table:table-cell office:value-type="float" office:value="4.3646">
            <text:p>4.3646</text:p>
          </table:table-cell>
          <table:table-cell office:value-type="float" office:value="4.3721">
            <text:p>4.3721</text:p>
          </table:table-cell>
          <table:table-cell office:value-type="float" office:value="4.1814">
            <text:p>4.1814</text:p>
          </table:table-cell>
          <table:table-cell office:value-type="float" office:value="4.2959">
            <text:p>4.2959</text:p>
          </table:table-cell>
          <table:table-cell office:value-type="float" office:value="4.2462">
            <text:p>4.2462</text:p>
          </table:table-cell>
          <table:table-cell office:value-type="float" office:value="4.5294">
            <text:p>4.5294</text:p>
          </table:table-cell>
          <table:table-cell office:value-type="float" office:value="4.5334">
            <text:p>4.5334</text:p>
          </table:table-cell>
          <table:table-cell table:formula="of:=AVERAGE([.H14:.M14])" office:value-type="float" office:value="4.35973333333333">
            <text:p>4.3597333333</text:p>
          </table:table-cell>
          <table:table-cell office:value-type="float" office:value="3.4842">
            <text:p>3.4842</text:p>
          </table:table-cell>
          <table:table-cell office:value-type="float" office:value="3.1181">
            <text:p>3.1181</text:p>
          </table:table-cell>
          <table:table-cell office:value-type="float" office:value="3.0727">
            <text:p>3.0727</text:p>
          </table:table-cell>
          <table:table-cell office:value-type="float" office:value="3.6229">
            <text:p>3.6229</text:p>
          </table:table-cell>
          <table:table-cell office:value-type="float" office:value="4.0086">
            <text:p>4.0086</text:p>
          </table:table-cell>
          <table:table-cell office:value-type="float" office:value="4.1375">
            <text:p>4.1375</text:p>
          </table:table-cell>
          <table:table-cell office:value-type="float" office:value="3.4868">
            <text:p>3.4868</text:p>
          </table:table-cell>
          <table:table-cell office:value-type="float" office:value="3.7242">
            <text:p>3.7242</text:p>
          </table:table-cell>
          <table:table-cell office:value-type="float" office:value="3.8285">
            <text:p>3.8285</text:p>
          </table:table-cell>
          <table:table-cell office:value-type="float" office:value="3.7239">
            <text:p>3.7239</text:p>
          </table:table-cell>
          <table:table-cell office:value-type="float" office:value="4.0055">
            <text:p>4.0055</text:p>
          </table:table-cell>
          <table:table-cell table:formula="of:=AVERAGE([.T14:.Y14])" office:value-type="float" office:value="3.81773333333333">
            <text:p>3.8177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1-01</text:p>
          </table:table-cell>
          <table:table-cell office:value-type="float" office:value="4.4609">
            <text:p>4.4609</text:p>
          </table:table-cell>
          <table:table-cell office:value-type="float" office:value="4.1">
            <text:p>4.1</text:p>
          </table:table-cell>
          <table:table-cell office:value-type="float" office:value="4.1542">
            <text:p>4.1542</text:p>
          </table:table-cell>
          <table:table-cell office:value-type="float" office:value="4.2765">
            <text:p>4.2765</text:p>
          </table:table-cell>
          <table:table-cell office:value-type="float" office:value="4.3646">
            <text:p>4.3646</text:p>
          </table:table-cell>
          <table:table-cell office:value-type="float" office:value="4.3703">
            <text:p>4.3703</text:p>
          </table:table-cell>
          <table:table-cell office:value-type="float" office:value="4.1785">
            <text:p>4.1785</text:p>
          </table:table-cell>
          <table:table-cell office:value-type="float" office:value="4.2973">
            <text:p>4.2973</text:p>
          </table:table-cell>
          <table:table-cell office:value-type="float" office:value="4.2348">
            <text:p>4.2348</text:p>
          </table:table-cell>
          <table:table-cell office:value-type="float" office:value="4.5294">
            <text:p>4.5294</text:p>
          </table:table-cell>
          <table:table-cell office:value-type="float" office:value="4.5438">
            <text:p>4.5438</text:p>
          </table:table-cell>
          <table:table-cell table:formula="of:=AVERAGE([.H15:.M15])" office:value-type="float" office:value="4.35901666666667">
            <text:p>4.3590166667</text:p>
          </table:table-cell>
          <table:table-cell office:value-type="float" office:value="3.5075">
            <text:p>3.5075</text:p>
          </table:table-cell>
          <table:table-cell office:value-type="float" office:value="3.0887">
            <text:p>3.0887</text:p>
          </table:table-cell>
          <table:table-cell office:value-type="float" office:value="3.0425">
            <text:p>3.0425</text:p>
          </table:table-cell>
          <table:table-cell office:value-type="float" office:value="3.6229">
            <text:p>3.6229</text:p>
          </table:table-cell>
          <table:table-cell office:value-type="float" office:value="4.0086">
            <text:p>4.0086</text:p>
          </table:table-cell>
          <table:table-cell office:value-type="float" office:value="4.161">
            <text:p>4.161</text:p>
          </table:table-cell>
          <table:table-cell office:value-type="float" office:value="3.4772">
            <text:p>3.4772</text:p>
          </table:table-cell>
          <table:table-cell office:value-type="float" office:value="3.7261">
            <text:p>3.7261</text:p>
          </table:table-cell>
          <table:table-cell office:value-type="float" office:value="3.8062">
            <text:p>3.8062</text:p>
          </table:table-cell>
          <table:table-cell office:value-type="float" office:value="3.7239">
            <text:p>3.7239</text:p>
          </table:table-cell>
          <table:table-cell office:value-type="float" office:value="4.0083">
            <text:p>4.0083</text:p>
          </table:table-cell>
          <table:table-cell table:formula="of:=AVERAGE([.T15:.Y15])" office:value-type="float" office:value="3.81711666666667">
            <text:p>3.81711666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2-01</text:p>
          </table:table-cell>
          <table:table-cell office:value-type="float" office:value="4.4392">
            <text:p>4.4392</text:p>
          </table:table-cell>
          <table:table-cell office:value-type="float" office:value="4.12">
            <text:p>4.12</text:p>
          </table:table-cell>
          <table:table-cell office:value-type="float" office:value="4.1542">
            <text:p>4.1542</text:p>
          </table:table-cell>
          <table:table-cell office:value-type="float" office:value="4.2765">
            <text:p>4.2765</text:p>
          </table:table-cell>
          <table:table-cell office:value-type="float" office:value="4.3568">
            <text:p>4.3568</text:p>
          </table:table-cell>
          <table:table-cell office:value-type="float" office:value="4.3765">
            <text:p>4.3765</text:p>
          </table:table-cell>
          <table:table-cell office:value-type="float" office:value="4.1722">
            <text:p>4.1722</text:p>
          </table:table-cell>
          <table:table-cell office:value-type="float" office:value="4.2925">
            <text:p>4.2925</text:p>
          </table:table-cell>
          <table:table-cell office:value-type="float" office:value="4.2348">
            <text:p>4.2348</text:p>
          </table:table-cell>
          <table:table-cell office:value-type="float" office:value="4.5248">
            <text:p>4.5248</text:p>
          </table:table-cell>
          <table:table-cell office:value-type="float" office:value="4.5359">
            <text:p>4.5359</text:p>
          </table:table-cell>
          <table:table-cell table:formula="of:=AVERAGE([.H16:.M16])" office:value-type="float" office:value="4.35611666666667">
            <text:p>4.3561166667</text:p>
          </table:table-cell>
          <table:table-cell office:value-type="float" office:value="3.4856">
            <text:p>3.4856</text:p>
          </table:table-cell>
          <table:table-cell office:value-type="float" office:value="3.0882">
            <text:p>3.0882</text:p>
          </table:table-cell>
          <table:table-cell office:value-type="float" office:value="3.0425">
            <text:p>3.0425</text:p>
          </table:table-cell>
          <table:table-cell office:value-type="float" office:value="3.6229">
            <text:p>3.6229</text:p>
          </table:table-cell>
          <table:table-cell office:value-type="float" office:value="4.0207">
            <text:p>4.0207</text:p>
          </table:table-cell>
          <table:table-cell office:value-type="float" office:value="4.0982">
            <text:p>4.0982</text:p>
          </table:table-cell>
          <table:table-cell office:value-type="float" office:value="3.4376">
            <text:p>3.4376</text:p>
          </table:table-cell>
          <table:table-cell office:value-type="float" office:value="3.7434">
            <text:p>3.7434</text:p>
          </table:table-cell>
          <table:table-cell office:value-type="float" office:value="3.8062">
            <text:p>3.8062</text:p>
          </table:table-cell>
          <table:table-cell office:value-type="float" office:value="3.7207">
            <text:p>3.7207</text:p>
          </table:table-cell>
          <table:table-cell office:value-type="float" office:value="3.9894">
            <text:p>3.9894</text:p>
          </table:table-cell>
          <table:table-cell table:formula="of:=AVERAGE([.T16:.Y16])" office:value-type="float" office:value="3.79925">
            <text:p>3.7992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-01</text:p>
          </table:table-cell>
          <table:table-cell office:value-type="float" office:value="4.406">
            <text:p>4.406</text:p>
          </table:table-cell>
          <table:table-cell office:value-type="float" office:value="4.12">
            <text:p>4.12</text:p>
          </table:table-cell>
          <table:table-cell office:value-type="float" office:value="4.1542">
            <text:p>4.1542</text:p>
          </table:table-cell>
          <table:table-cell office:value-type="float" office:value="4.2824">
            <text:p>4.2824</text:p>
          </table:table-cell>
          <table:table-cell office:value-type="float" office:value="4.3458">
            <text:p>4.3458</text:p>
          </table:table-cell>
          <table:table-cell office:value-type="float" office:value="4.3739">
            <text:p>4.3739</text:p>
          </table:table-cell>
          <table:table-cell office:value-type="float" office:value="4.1686">
            <text:p>4.1686</text:p>
          </table:table-cell>
          <table:table-cell office:value-type="float" office:value="4.2925">
            <text:p>4.2925</text:p>
          </table:table-cell>
          <table:table-cell office:value-type="float" office:value="4.2348">
            <text:p>4.2348</text:p>
          </table:table-cell>
          <table:table-cell office:value-type="float" office:value="4.5253">
            <text:p>4.5253</text:p>
          </table:table-cell>
          <table:table-cell office:value-type="float" office:value="4.5361">
            <text:p>4.5361</text:p>
          </table:table-cell>
          <table:table-cell table:formula="of:=AVERAGE([.H17:.M17])" office:value-type="float" office:value="4.3552">
            <text:p>4.3552</text:p>
          </table:table-cell>
          <table:table-cell office:value-type="float" office:value="3.45">
            <text:p>3.45</text:p>
          </table:table-cell>
          <table:table-cell office:value-type="float" office:value="3.0882">
            <text:p>3.0882</text:p>
          </table:table-cell>
          <table:table-cell office:value-type="float" office:value="3.0425">
            <text:p>3.0425</text:p>
          </table:table-cell>
          <table:table-cell office:value-type="float" office:value="3.6347">
            <text:p>3.6347</text:p>
          </table:table-cell>
          <table:table-cell office:value-type="float" office:value="4.0179">
            <text:p>4.0179</text:p>
          </table:table-cell>
          <table:table-cell office:value-type="float" office:value="4.1027">
            <text:p>4.1027</text:p>
          </table:table-cell>
          <table:table-cell office:value-type="float" office:value="3.3955">
            <text:p>3.3955</text:p>
          </table:table-cell>
          <table:table-cell office:value-type="float" office:value="3.7434">
            <text:p>3.7434</text:p>
          </table:table-cell>
          <table:table-cell office:value-type="float" office:value="3.8062">
            <text:p>3.8062</text:p>
          </table:table-cell>
          <table:table-cell office:value-type="float" office:value="3.7196">
            <text:p>3.7196</text:p>
          </table:table-cell>
          <table:table-cell office:value-type="float" office:value="3.9572">
            <text:p>3.9572</text:p>
          </table:table-cell>
          <table:table-cell table:formula="of:=AVERAGE([.T17:.Y17])" office:value-type="float" office:value="3.78743333333333">
            <text:p>3.7874333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4-01</text:p>
          </table:table-cell>
          <table:table-cell office:value-type="float" office:value="4.3927">
            <text:p>4.3927</text:p>
          </table:table-cell>
          <table:table-cell office:value-type="float" office:value="4.12">
            <text:p>4.12</text:p>
          </table:table-cell>
          <table:table-cell office:value-type="float" office:value="4.1507">
            <text:p>4.1507</text:p>
          </table:table-cell>
          <table:table-cell office:value-type="float" office:value="4.2863">
            <text:p>4.2863</text:p>
          </table:table-cell>
          <table:table-cell office:value-type="float" office:value="4.373">
            <text:p>4.373</text:p>
          </table:table-cell>
          <table:table-cell office:value-type="float" office:value="4.3729">
            <text:p>4.3729</text:p>
          </table:table-cell>
          <table:table-cell office:value-type="float" office:value="4.1686">
            <text:p>4.1686</text:p>
          </table:table-cell>
          <table:table-cell office:value-type="float" office:value="4.2925">
            <text:p>4.2925</text:p>
          </table:table-cell>
          <table:table-cell office:value-type="float" office:value="4.2219">
            <text:p>4.2219</text:p>
          </table:table-cell>
          <table:table-cell office:value-type="float" office:value="4.5379">
            <text:p>4.5379</text:p>
          </table:table-cell>
          <table:table-cell office:value-type="float" office:value="4.5414">
            <text:p>4.5414</text:p>
          </table:table-cell>
          <table:table-cell table:formula="of:=AVERAGE([.H18:.M18])" office:value-type="float" office:value="4.35586666666667">
            <text:p>4.3558666667</text:p>
          </table:table-cell>
          <table:table-cell office:value-type="float" office:value="3.4673">
            <text:p>3.4673</text:p>
          </table:table-cell>
          <table:table-cell office:value-type="float" office:value="3.0882">
            <text:p>3.0882</text:p>
          </table:table-cell>
          <table:table-cell office:value-type="float" office:value="3.037">
            <text:p>3.037</text:p>
          </table:table-cell>
          <table:table-cell office:value-type="float" office:value="3.6402">
            <text:p>3.6402</text:p>
          </table:table-cell>
          <table:table-cell office:value-type="float" office:value="4.0145">
            <text:p>4.0145</text:p>
          </table:table-cell>
          <table:table-cell office:value-type="float" office:value="4.1277">
            <text:p>4.1277</text:p>
          </table:table-cell>
          <table:table-cell office:value-type="float" office:value="3.3955">
            <text:p>3.3955</text:p>
          </table:table-cell>
          <table:table-cell office:value-type="float" office:value="3.7434">
            <text:p>3.7434</text:p>
          </table:table-cell>
          <table:table-cell office:value-type="float" office:value="3.7984">
            <text:p>3.7984</text:p>
          </table:table-cell>
          <table:table-cell office:value-type="float" office:value="3.7429">
            <text:p>3.7429</text:p>
          </table:table-cell>
          <table:table-cell office:value-type="float" office:value="3.9673">
            <text:p>3.9673</text:p>
          </table:table-cell>
          <table:table-cell table:formula="of:=AVERAGE([.T18:.Y18])" office:value-type="float" office:value="3.79586666666667">
            <text:p>3.79586666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5-01</text:p>
          </table:table-cell>
          <table:table-cell office:value-type="float" office:value="4.3927">
            <text:p>4.3927</text:p>
          </table:table-cell>
          <table:table-cell office:value-type="float" office:value="4.12">
            <text:p>4.12</text:p>
          </table:table-cell>
          <table:table-cell office:value-type="float" office:value="4.1575">
            <text:p>4.1575</text:p>
          </table:table-cell>
          <table:table-cell office:value-type="float" office:value="4.3008">
            <text:p>4.3008</text:p>
          </table:table-cell>
          <table:table-cell office:value-type="float" office:value="4.4129">
            <text:p>4.4129</text:p>
          </table:table-cell>
          <table:table-cell office:value-type="float" office:value="4.3729">
            <text:p>4.3729</text:p>
          </table:table-cell>
          <table:table-cell office:value-type="float" office:value="4.1686">
            <text:p>4.1686</text:p>
          </table:table-cell>
          <table:table-cell office:value-type="float" office:value="4.293">
            <text:p>4.293</text:p>
          </table:table-cell>
          <table:table-cell office:value-type="float" office:value="4.2265">
            <text:p>4.2265</text:p>
          </table:table-cell>
          <table:table-cell office:value-type="float" office:value="4.5375">
            <text:p>4.5375</text:p>
          </table:table-cell>
          <table:table-cell office:value-type="float" office:value="4.5256">
            <text:p>4.5256</text:p>
          </table:table-cell>
          <table:table-cell table:formula="of:=AVERAGE([.H19:.M19])" office:value-type="float" office:value="4.35401666666667">
            <text:p>4.3540166667</text:p>
          </table:table-cell>
          <table:table-cell office:value-type="float" office:value="3.4673">
            <text:p>3.4673</text:p>
          </table:table-cell>
          <table:table-cell office:value-type="float" office:value="3.0915">
            <text:p>3.0915</text:p>
          </table:table-cell>
          <table:table-cell office:value-type="float" office:value="3.0556">
            <text:p>3.0556</text:p>
          </table:table-cell>
          <table:table-cell office:value-type="float" office:value="3.6734">
            <text:p>3.6734</text:p>
          </table:table-cell>
          <table:table-cell office:value-type="float" office:value="4.0433">
            <text:p>4.0433</text:p>
          </table:table-cell>
          <table:table-cell office:value-type="float" office:value="4.1277">
            <text:p>4.1277</text:p>
          </table:table-cell>
          <table:table-cell office:value-type="float" office:value="3.3955">
            <text:p>3.3955</text:p>
          </table:table-cell>
          <table:table-cell office:value-type="float" office:value="3.7579">
            <text:p>3.7579</text:p>
          </table:table-cell>
          <table:table-cell office:value-type="float" office:value="3.7933">
            <text:p>3.7933</text:p>
          </table:table-cell>
          <table:table-cell office:value-type="float" office:value="3.7429">
            <text:p>3.7429</text:p>
          </table:table-cell>
          <table:table-cell office:value-type="float" office:value="3.9688">
            <text:p>3.9688</text:p>
          </table:table-cell>
          <table:table-cell table:formula="of:=AVERAGE([.T19:.Y19])" office:value-type="float" office:value="3.79768333333333">
            <text:p>3.797683333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6-01</text:p>
          </table:table-cell>
          <table:table-cell office:value-type="float" office:value="4.3927">
            <text:p>4.3927</text:p>
          </table:table-cell>
          <table:table-cell office:value-type="float" office:value="4.1312">
            <text:p>4.1312</text:p>
          </table:table-cell>
          <table:table-cell office:value-type="float" office:value="4.1692">
            <text:p>4.1692</text:p>
          </table:table-cell>
          <table:table-cell office:value-type="float" office:value="4.3179">
            <text:p>4.3179</text:p>
          </table:table-cell>
          <table:table-cell office:value-type="float" office:value="4.4606">
            <text:p>4.4606</text:p>
          </table:table-cell>
          <table:table-cell office:value-type="float" office:value="4.3729">
            <text:p>4.3729</text:p>
          </table:table-cell>
          <table:table-cell office:value-type="float" office:value="4.1713">
            <text:p>4.1713</text:p>
          </table:table-cell>
          <table:table-cell office:value-type="float" office:value="4.2877">
            <text:p>4.2877</text:p>
          </table:table-cell>
          <table:table-cell office:value-type="float" office:value="4.2324">
            <text:p>4.2324</text:p>
          </table:table-cell>
          <table:table-cell office:value-type="float" office:value="4.5389">
            <text:p>4.5389</text:p>
          </table:table-cell>
          <table:table-cell office:value-type="float" office:value="4.5256">
            <text:p>4.5256</text:p>
          </table:table-cell>
          <table:table-cell table:formula="of:=AVERAGE([.H20:.M20])" office:value-type="float" office:value="4.3548">
            <text:p>4.3548</text:p>
          </table:table-cell>
          <table:table-cell office:value-type="float" office:value="3.4673">
            <text:p>3.4673</text:p>
          </table:table-cell>
          <table:table-cell office:value-type="float" office:value="3.1115">
            <text:p>3.1115</text:p>
          </table:table-cell>
          <table:table-cell office:value-type="float" office:value="3.0663">
            <text:p>3.0663</text:p>
          </table:table-cell>
          <table:table-cell office:value-type="float" office:value="3.7262">
            <text:p>3.7262</text:p>
          </table:table-cell>
          <table:table-cell office:value-type="float" office:value="4.0953">
            <text:p>4.0953</text:p>
          </table:table-cell>
          <table:table-cell office:value-type="float" office:value="4.1277">
            <text:p>4.1277</text:p>
          </table:table-cell>
          <table:table-cell office:value-type="float" office:value="3.4107">
            <text:p>3.4107</text:p>
          </table:table-cell>
          <table:table-cell office:value-type="float" office:value="3.7648">
            <text:p>3.7648</text:p>
          </table:table-cell>
          <table:table-cell office:value-type="float" office:value="3.7894">
            <text:p>3.7894</text:p>
          </table:table-cell>
          <table:table-cell office:value-type="float" office:value="3.7624">
            <text:p>3.7624</text:p>
          </table:table-cell>
          <table:table-cell office:value-type="float" office:value="3.9688">
            <text:p>3.9688</text:p>
          </table:table-cell>
          <table:table-cell table:formula="of:=AVERAGE([.T20:.Y20])" office:value-type="float" office:value="3.80396666666667">
            <text:p>3.8039666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7-01</text:p>
          </table:table-cell>
          <table:table-cell office:value-type="float" office:value="4.3697">
            <text:p>4.3697</text:p>
          </table:table-cell>
          <table:table-cell office:value-type="float" office:value="4.1203">
            <text:p>4.1203</text:p>
          </table:table-cell>
          <table:table-cell office:value-type="float" office:value="4.1645">
            <text:p>4.1645</text:p>
          </table:table-cell>
          <table:table-cell office:value-type="float" office:value="4.3164">
            <text:p>4.3164</text:p>
          </table:table-cell>
          <table:table-cell office:value-type="float" office:value="4.4606">
            <text:p>4.4606</text:p>
          </table:table-cell>
          <table:table-cell office:value-type="float" office:value="4.3693">
            <text:p>4.3693</text:p>
          </table:table-cell>
          <table:table-cell office:value-type="float" office:value="4.1713">
            <text:p>4.1713</text:p>
          </table:table-cell>
          <table:table-cell office:value-type="float" office:value="4.2835">
            <text:p>4.2835</text:p>
          </table:table-cell>
          <table:table-cell office:value-type="float" office:value="4.2367">
            <text:p>4.2367</text:p>
          </table:table-cell>
          <table:table-cell office:value-type="float" office:value="4.5389">
            <text:p>4.5389</text:p>
          </table:table-cell>
          <table:table-cell office:value-type="float" office:value="4.5256">
            <text:p>4.5256</text:p>
          </table:table-cell>
          <table:table-cell table:formula="of:=AVERAGE([.H21:.M21])" office:value-type="float" office:value="4.35421666666667">
            <text:p>4.3542166667</text:p>
          </table:table-cell>
          <table:table-cell office:value-type="float" office:value="3.4165">
            <text:p>3.4165</text:p>
          </table:table-cell>
          <table:table-cell office:value-type="float" office:value="3.0822">
            <text:p>3.0822</text:p>
          </table:table-cell>
          <table:table-cell office:value-type="float" office:value="3.0657">
            <text:p>3.0657</text:p>
          </table:table-cell>
          <table:table-cell office:value-type="float" office:value="3.7194">
            <text:p>3.7194</text:p>
          </table:table-cell>
          <table:table-cell office:value-type="float" office:value="4.0953">
            <text:p>4.0953</text:p>
          </table:table-cell>
          <table:table-cell office:value-type="float" office:value="4.0896">
            <text:p>4.0896</text:p>
          </table:table-cell>
          <table:table-cell office:value-type="float" office:value="3.4183">
            <text:p>3.4183</text:p>
          </table:table-cell>
          <table:table-cell office:value-type="float" office:value="3.7588">
            <text:p>3.7588</text:p>
          </table:table-cell>
          <table:table-cell office:value-type="float" office:value="3.8141">
            <text:p>3.8141</text:p>
          </table:table-cell>
          <table:table-cell office:value-type="float" office:value="3.7624">
            <text:p>3.7624</text:p>
          </table:table-cell>
          <table:table-cell office:value-type="float" office:value="3.9688">
            <text:p>3.9688</text:p>
          </table:table-cell>
          <table:table-cell table:formula="of:=AVERAGE([.T21:.Y21])" office:value-type="float" office:value="3.802">
            <text:p>3.8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8-01</text:p>
          </table:table-cell>
          <table:table-cell office:value-type="float" office:value="4.3478">
            <text:p>4.3478</text:p>
          </table:table-cell>
          <table:table-cell office:value-type="float" office:value="4.1455">
            <text:p>4.1455</text:p>
          </table:table-cell>
          <table:table-cell office:value-type="float" office:value="4.1578">
            <text:p>4.1578</text:p>
          </table:table-cell>
          <table:table-cell office:value-type="float" office:value="4.3164">
            <text:p>4.3164</text:p>
          </table:table-cell>
          <table:table-cell office:value-type="float" office:value="4.4606">
            <text:p>4.4606</text:p>
          </table:table-cell>
          <table:table-cell office:value-type="float" office:value="4.3673">
            <text:p>4.3673</text:p>
          </table:table-cell>
          <table:table-cell office:value-type="float" office:value="4.1665">
            <text:p>4.1665</text:p>
          </table:table-cell>
          <table:table-cell office:value-type="float" office:value="4.2931">
            <text:p>4.2931</text:p>
          </table:table-cell>
          <table:table-cell office:value-type="float" office:value="4.2433">
            <text:p>4.2433</text:p>
          </table:table-cell>
          <table:table-cell office:value-type="float" office:value="4.5389">
            <text:p>4.5389</text:p>
          </table:table-cell>
          <table:table-cell office:value-type="float" office:value="4.526">
            <text:p>4.526</text:p>
          </table:table-cell>
          <table:table-cell table:formula="of:=AVERAGE([.H22:.M22])" office:value-type="float" office:value="4.35585">
            <text:p>4.35585</text:p>
          </table:table-cell>
          <table:table-cell office:value-type="float" office:value="3.3885">
            <text:p>3.3885</text:p>
          </table:table-cell>
          <table:table-cell office:value-type="float" office:value="3.1113">
            <text:p>3.1113</text:p>
          </table:table-cell>
          <table:table-cell office:value-type="float" office:value="3.0649">
            <text:p>3.0649</text:p>
          </table:table-cell>
          <table:table-cell office:value-type="float" office:value="3.7194">
            <text:p>3.7194</text:p>
          </table:table-cell>
          <table:table-cell office:value-type="float" office:value="4.0953">
            <text:p>4.0953</text:p>
          </table:table-cell>
          <table:table-cell office:value-type="float" office:value="4.0954">
            <text:p>4.0954</text:p>
          </table:table-cell>
          <table:table-cell office:value-type="float" office:value="3.4054">
            <text:p>3.4054</text:p>
          </table:table-cell>
          <table:table-cell office:value-type="float" office:value="3.7652">
            <text:p>3.7652</text:p>
          </table:table-cell>
          <table:table-cell office:value-type="float" office:value="3.828">
            <text:p>3.828</text:p>
          </table:table-cell>
          <table:table-cell office:value-type="float" office:value="3.7624">
            <text:p>3.7624</text:p>
          </table:table-cell>
          <table:table-cell office:value-type="float" office:value="3.9817">
            <text:p>3.9817</text:p>
          </table:table-cell>
          <table:table-cell table:formula="of:=AVERAGE([.T22:.Y22])" office:value-type="float" office:value="3.80635">
            <text:p>3.806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19-01</text:p>
          </table:table-cell>
          <table:table-cell office:value-type="float" office:value="4.325">
            <text:p>4.325</text:p>
          </table:table-cell>
          <table:table-cell office:value-type="float" office:value="4.1699">
            <text:p>4.1699</text:p>
          </table:table-cell>
          <table:table-cell office:value-type="float" office:value="4.1578">
            <text:p>4.1578</text:p>
          </table:table-cell>
          <table:table-cell office:value-type="float" office:value="4.3164">
            <text:p>4.3164</text:p>
          </table:table-cell>
          <table:table-cell office:value-type="float" office:value="4.4384">
            <text:p>4.4384</text:p>
          </table:table-cell>
          <table:table-cell office:value-type="float" office:value="4.3728">
            <text:p>4.3728</text:p>
          </table:table-cell>
          <table:table-cell office:value-type="float" office:value="4.1716">
            <text:p>4.1716</text:p>
          </table:table-cell>
          <table:table-cell office:value-type="float" office:value="4.2911">
            <text:p>4.2911</text:p>
          </table:table-cell>
          <table:table-cell office:value-type="float" office:value="4.2433">
            <text:p>4.2433</text:p>
          </table:table-cell>
          <table:table-cell office:value-type="float" office:value="4.5352">
            <text:p>4.5352</text:p>
          </table:table-cell>
          <table:table-cell office:value-type="float" office:value="4.5229">
            <text:p>4.5229</text:p>
          </table:table-cell>
          <table:table-cell table:formula="of:=AVERAGE([.H23:.M23])" office:value-type="float" office:value="4.35615">
            <text:p>4.35615</text:p>
          </table:table-cell>
          <table:table-cell office:value-type="float" office:value="3.3499">
            <text:p>3.3499</text:p>
          </table:table-cell>
          <table:table-cell office:value-type="float" office:value="3.1299">
            <text:p>3.1299</text:p>
          </table:table-cell>
          <table:table-cell office:value-type="float" office:value="3.0649">
            <text:p>3.0649</text:p>
          </table:table-cell>
          <table:table-cell office:value-type="float" office:value="3.7194">
            <text:p>3.7194</text:p>
          </table:table-cell>
          <table:table-cell office:value-type="float" office:value="4.0839">
            <text:p>4.0839</text:p>
          </table:table-cell>
          <table:table-cell office:value-type="float" office:value="4.099">
            <text:p>4.099</text:p>
          </table:table-cell>
          <table:table-cell office:value-type="float" office:value="3.404">
            <text:p>3.404</text:p>
          </table:table-cell>
          <table:table-cell office:value-type="float" office:value="3.7767">
            <text:p>3.7767</text:p>
          </table:table-cell>
          <table:table-cell office:value-type="float" office:value="3.828">
            <text:p>3.828</text:p>
          </table:table-cell>
          <table:table-cell office:value-type="float" office:value="3.7382">
            <text:p>3.7382</text:p>
          </table:table-cell>
          <table:table-cell office:value-type="float" office:value="3.9867">
            <text:p>3.9867</text:p>
          </table:table-cell>
          <table:table-cell table:formula="of:=AVERAGE([.T23:.Y23])" office:value-type="float" office:value="3.80543333333333">
            <text:p>3.80543333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-01</text:p>
          </table:table-cell>
          <table:table-cell office:value-type="float" office:value="4.3196">
            <text:p>4.3196</text:p>
          </table:table-cell>
          <table:table-cell office:value-type="float" office:value="4.1699">
            <text:p>4.1699</text:p>
          </table:table-cell>
          <table:table-cell office:value-type="float" office:value="4.1578">
            <text:p>4.1578</text:p>
          </table:table-cell>
          <table:table-cell office:value-type="float" office:value="4.3275">
            <text:p>4.3275</text:p>
          </table:table-cell>
          <table:table-cell office:value-type="float" office:value="4.4702">
            <text:p>4.4702</text:p>
          </table:table-cell>
          <table:table-cell office:value-type="float" office:value="4.3699">
            <text:p>4.3699</text:p>
          </table:table-cell>
          <table:table-cell office:value-type="float" office:value="4.1707">
            <text:p>4.1707</text:p>
          </table:table-cell>
          <table:table-cell office:value-type="float" office:value="4.2911">
            <text:p>4.2911</text:p>
          </table:table-cell>
          <table:table-cell office:value-type="float" office:value="4.2433">
            <text:p>4.2433</text:p>
          </table:table-cell>
          <table:table-cell office:value-type="float" office:value="4.5322">
            <text:p>4.5322</text:p>
          </table:table-cell>
          <table:table-cell office:value-type="float" office:value="4.5228">
            <text:p>4.5228</text:p>
          </table:table-cell>
          <table:table-cell table:formula="of:=AVERAGE([.H24:.M24])" office:value-type="float" office:value="4.355">
            <text:p>4.355</text:p>
          </table:table-cell>
          <table:table-cell office:value-type="float" office:value="3.348">
            <text:p>3.348</text:p>
          </table:table-cell>
          <table:table-cell office:value-type="float" office:value="3.1299">
            <text:p>3.1299</text:p>
          </table:table-cell>
          <table:table-cell office:value-type="float" office:value="3.0649">
            <text:p>3.0649</text:p>
          </table:table-cell>
          <table:table-cell office:value-type="float" office:value="3.7374">
            <text:p>3.7374</text:p>
          </table:table-cell>
          <table:table-cell office:value-type="float" office:value="4.0985">
            <text:p>4.0985</text:p>
          </table:table-cell>
          <table:table-cell office:value-type="float" office:value="4.1101">
            <text:p>4.1101</text:p>
          </table:table-cell>
          <table:table-cell office:value-type="float" office:value="3.4077">
            <text:p>3.4077</text:p>
          </table:table-cell>
          <table:table-cell office:value-type="float" office:value="3.7767">
            <text:p>3.7767</text:p>
          </table:table-cell>
          <table:table-cell office:value-type="float" office:value="3.828">
            <text:p>3.828</text:p>
          </table:table-cell>
          <table:table-cell office:value-type="float" office:value="3.7453">
            <text:p>3.7453</text:p>
          </table:table-cell>
          <table:table-cell office:value-type="float" office:value="3.9891">
            <text:p>3.9891</text:p>
          </table:table-cell>
          <table:table-cell table:formula="of:=AVERAGE([.T24:.Y24])" office:value-type="float" office:value="3.80948333333333">
            <text:p>3.80948333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1-01</text:p>
          </table:table-cell>
          <table:table-cell office:value-type="float" office:value="4.2853">
            <text:p>4.2853</text:p>
          </table:table-cell>
          <table:table-cell office:value-type="float" office:value="4.1699">
            <text:p>4.1699</text:p>
          </table:table-cell>
          <table:table-cell office:value-type="float" office:value="4.1651">
            <text:p>4.1651</text:p>
          </table:table-cell>
          <table:table-cell office:value-type="float" office:value="4.3058">
            <text:p>4.3058</text:p>
          </table:table-cell>
          <table:table-cell office:value-type="float" office:value="4.4943">
            <text:p>4.4943</text:p>
          </table:table-cell>
          <table:table-cell office:value-type="float" office:value="4.3719">
            <text:p>4.3719</text:p>
          </table:table-cell>
          <table:table-cell office:value-type="float" office:value="4.1707">
            <text:p>4.1707</text:p>
          </table:table-cell>
          <table:table-cell office:value-type="float" office:value="4.2911">
            <text:p>4.2911</text:p>
          </table:table-cell>
          <table:table-cell office:value-type="float" office:value="4.2438">
            <text:p>4.2438</text:p>
          </table:table-cell>
          <table:table-cell office:value-type="float" office:value="4.5284">
            <text:p>4.5284</text:p>
          </table:table-cell>
          <table:table-cell office:value-type="float" office:value="4.5318">
            <text:p>4.5318</text:p>
          </table:table-cell>
          <table:table-cell table:formula="of:=AVERAGE([.H25:.M25])" office:value-type="float" office:value="4.35628333333333">
            <text:p>4.3562833333</text:p>
          </table:table-cell>
          <table:table-cell office:value-type="float" office:value="3.2921">
            <text:p>3.2921</text:p>
          </table:table-cell>
          <table:table-cell office:value-type="float" office:value="3.1299">
            <text:p>3.1299</text:p>
          </table:table-cell>
          <table:table-cell office:value-type="float" office:value="3.0793">
            <text:p>3.0793</text:p>
          </table:table-cell>
          <table:table-cell office:value-type="float" office:value="3.7141">
            <text:p>3.7141</text:p>
          </table:table-cell>
          <table:table-cell office:value-type="float" office:value="4.1259">
            <text:p>4.1259</text:p>
          </table:table-cell>
          <table:table-cell office:value-type="float" office:value="4.0802">
            <text:p>4.0802</text:p>
          </table:table-cell>
          <table:table-cell office:value-type="float" office:value="3.4077">
            <text:p>3.4077</text:p>
          </table:table-cell>
          <table:table-cell office:value-type="float" office:value="3.7767">
            <text:p>3.7767</text:p>
          </table:table-cell>
          <table:table-cell office:value-type="float" office:value="3.8181">
            <text:p>3.8181</text:p>
          </table:table-cell>
          <table:table-cell office:value-type="float" office:value="3.7246">
            <text:p>3.7246</text:p>
          </table:table-cell>
          <table:table-cell office:value-type="float" office:value="3.9935">
            <text:p>3.9935</text:p>
          </table:table-cell>
          <table:table-cell table:formula="of:=AVERAGE([.T25:.Y25])" office:value-type="float" office:value="3.80013333333333">
            <text:p>3.80013333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2-01</text:p>
          </table:table-cell>
          <table:table-cell office:value-type="float" office:value="4.2853">
            <text:p>4.2853</text:p>
          </table:table-cell>
          <table:table-cell office:value-type="float" office:value="4.1737">
            <text:p>4.1737</text:p>
          </table:table-cell>
          <table:table-cell office:value-type="float" office:value="4.165">
            <text:p>4.165</text:p>
          </table:table-cell>
          <table:table-cell office:value-type="float" office:value="4.2997">
            <text:p>4.2997</text:p>
          </table:table-cell>
          <table:table-cell office:value-type="float" office:value="4.4587">
            <text:p>4.4587</text:p>
          </table:table-cell>
          <table:table-cell office:value-type="float" office:value="4.3719">
            <text:p>4.3719</text:p>
          </table:table-cell>
          <table:table-cell office:value-type="float" office:value="4.1707">
            <text:p>4.1707</text:p>
          </table:table-cell>
          <table:table-cell office:value-type="float" office:value="4.2827">
            <text:p>4.2827</text:p>
          </table:table-cell>
          <table:table-cell office:value-type="float" office:value="4.2378">
            <text:p>4.2378</text:p>
          </table:table-cell>
          <table:table-cell office:value-type="float" office:value="4.5385">
            <text:p>4.5385</text:p>
          </table:table-cell>
          <table:table-cell office:value-type="float" office:value="4.5572">
            <text:p>4.5572</text:p>
          </table:table-cell>
          <table:table-cell table:formula="of:=AVERAGE([.H26:.M26])" office:value-type="float" office:value="4.3598">
            <text:p>4.3598</text:p>
          </table:table-cell>
          <table:table-cell office:value-type="float" office:value="3.2921">
            <text:p>3.2921</text:p>
          </table:table-cell>
          <table:table-cell office:value-type="float" office:value="3.1341">
            <text:p>3.1341</text:p>
          </table:table-cell>
          <table:table-cell office:value-type="float" office:value="3.0702">
            <text:p>3.0702</text:p>
          </table:table-cell>
          <table:table-cell office:value-type="float" office:value="3.7009">
            <text:p>3.7009</text:p>
          </table:table-cell>
          <table:table-cell office:value-type="float" office:value="4.1254">
            <text:p>4.1254</text:p>
          </table:table-cell>
          <table:table-cell office:value-type="float" office:value="4.0802">
            <text:p>4.0802</text:p>
          </table:table-cell>
          <table:table-cell office:value-type="float" office:value="3.4077">
            <text:p>3.4077</text:p>
          </table:table-cell>
          <table:table-cell office:value-type="float" office:value="3.772">
            <text:p>3.772</text:p>
          </table:table-cell>
          <table:table-cell office:value-type="float" office:value="3.822">
            <text:p>3.822</text:p>
          </table:table-cell>
          <table:table-cell office:value-type="float" office:value="3.7329">
            <text:p>3.7329</text:p>
          </table:table-cell>
          <table:table-cell office:value-type="float" office:value="4.0315">
            <text:p>4.0315</text:p>
          </table:table-cell>
          <table:table-cell table:formula="of:=AVERAGE([.T26:.Y26])" office:value-type="float" office:value="3.80771666666667">
            <text:p>3.80771666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3-01</text:p>
          </table:table-cell>
          <table:table-cell office:value-type="float" office:value="4.2853">
            <text:p>4.2853</text:p>
          </table:table-cell>
          <table:table-cell office:value-type="float" office:value="4.1638">
            <text:p>4.1638</text:p>
          </table:table-cell>
          <table:table-cell office:value-type="float" office:value="4.1679">
            <text:p>4.1679</text:p>
          </table:table-cell>
          <table:table-cell office:value-type="float" office:value="4.2279">
            <text:p>4.2279</text:p>
          </table:table-cell>
          <table:table-cell office:value-type="float" office:value="4.469">
            <text:p>4.469</text:p>
          </table:table-cell>
          <table:table-cell office:value-type="float" office:value="4.3719">
            <text:p>4.3719</text:p>
          </table:table-cell>
          <table:table-cell office:value-type="float" office:value="4.1696">
            <text:p>4.1696</text:p>
          </table:table-cell>
          <table:table-cell office:value-type="float" office:value="4.2887">
            <text:p>4.2887</text:p>
          </table:table-cell>
          <table:table-cell office:value-type="float" office:value="4.2439">
            <text:p>4.2439</text:p>
          </table:table-cell>
          <table:table-cell office:value-type="float" office:value="4.5409">
            <text:p>4.5409</text:p>
          </table:table-cell>
          <table:table-cell office:value-type="float" office:value="4.5572">
            <text:p>4.5572</text:p>
          </table:table-cell>
          <table:table-cell table:formula="of:=AVERAGE([.H27:.M27])" office:value-type="float" office:value="4.36203333333333">
            <text:p>4.3620333333</text:p>
          </table:table-cell>
          <table:table-cell office:value-type="float" office:value="3.2921">
            <text:p>3.2921</text:p>
          </table:table-cell>
          <table:table-cell office:value-type="float" office:value="3.1236">
            <text:p>3.1236</text:p>
          </table:table-cell>
          <table:table-cell office:value-type="float" office:value="3.0559">
            <text:p>3.0559</text:p>
          </table:table-cell>
          <table:table-cell office:value-type="float" office:value="3.7756">
            <text:p>3.7756</text:p>
          </table:table-cell>
          <table:table-cell office:value-type="float" office:value="4.1322">
            <text:p>4.1322</text:p>
          </table:table-cell>
          <table:table-cell office:value-type="float" office:value="4.0802">
            <text:p>4.0802</text:p>
          </table:table-cell>
          <table:table-cell office:value-type="float" office:value="3.404">
            <text:p>3.404</text:p>
          </table:table-cell>
          <table:table-cell office:value-type="float" office:value="3.7729">
            <text:p>3.7729</text:p>
          </table:table-cell>
          <table:table-cell office:value-type="float" office:value="3.8264">
            <text:p>3.8264</text:p>
          </table:table-cell>
          <table:table-cell office:value-type="float" office:value="3.7368">
            <text:p>3.7368</text:p>
          </table:table-cell>
          <table:table-cell office:value-type="float" office:value="4.0315">
            <text:p>4.0315</text:p>
          </table:table-cell>
          <table:table-cell table:formula="of:=AVERAGE([.T27:.Y27])" office:value-type="float" office:value="3.80863333333333">
            <text:p>3.80863333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4-01</text:p>
          </table:table-cell>
          <table:table-cell office:value-type="float" office:value="4.2984">
            <text:p>4.2984</text:p>
          </table:table-cell>
          <table:table-cell office:value-type="float" office:value="4.1909">
            <text:p>4.1909</text:p>
          </table:table-cell>
          <table:table-cell office:value-type="float" office:value="4.208">
            <text:p>4.208</text:p>
          </table:table-cell>
          <table:table-cell office:value-type="float" office:value="4.2157">
            <text:p>4.2157</text:p>
          </table:table-cell>
          <table:table-cell office:value-type="float" office:value="4.469">
            <text:p>4.469</text:p>
          </table:table-cell>
          <table:table-cell office:value-type="float" office:value="4.3725">
            <text:p>4.3725</text:p>
          </table:table-cell>
          <table:table-cell office:value-type="float" office:value="4.1563">
            <text:p>4.1563</text:p>
          </table:table-cell>
          <table:table-cell office:value-type="float" office:value="4.2881">
            <text:p>4.2881</text:p>
          </table:table-cell>
          <table:table-cell office:value-type="float" office:value="4.2565">
            <text:p>4.2565</text:p>
          </table:table-cell>
          <table:table-cell office:value-type="float" office:value="4.5409">
            <text:p>4.5409</text:p>
          </table:table-cell>
          <table:table-cell office:value-type="float" office:value="4.5572">
            <text:p>4.5572</text:p>
          </table:table-cell>
          <table:table-cell table:formula="of:=AVERAGE([.H28:.M28])" office:value-type="float" office:value="4.36191666666667">
            <text:p>4.3619166667</text:p>
          </table:table-cell>
          <table:table-cell office:value-type="float" office:value="3.3057">
            <text:p>3.3057</text:p>
          </table:table-cell>
          <table:table-cell office:value-type="float" office:value="3.1395">
            <text:p>3.1395</text:p>
          </table:table-cell>
          <table:table-cell office:value-type="float" office:value="3.0745">
            <text:p>3.0745</text:p>
          </table:table-cell>
          <table:table-cell office:value-type="float" office:value="3.7493">
            <text:p>3.7493</text:p>
          </table:table-cell>
          <table:table-cell office:value-type="float" office:value="4.1322">
            <text:p>4.1322</text:p>
          </table:table-cell>
          <table:table-cell office:value-type="float" office:value="4.0682">
            <text:p>4.0682</text:p>
          </table:table-cell>
          <table:table-cell office:value-type="float" office:value="3.3649">
            <text:p>3.3649</text:p>
          </table:table-cell>
          <table:table-cell office:value-type="float" office:value="3.7811">
            <text:p>3.7811</text:p>
          </table:table-cell>
          <table:table-cell office:value-type="float" office:value="3.8573">
            <text:p>3.8573</text:p>
          </table:table-cell>
          <table:table-cell office:value-type="float" office:value="3.7368">
            <text:p>3.7368</text:p>
          </table:table-cell>
          <table:table-cell office:value-type="float" office:value="4.0315">
            <text:p>4.0315</text:p>
          </table:table-cell>
          <table:table-cell table:formula="of:=AVERAGE([.T28:.Y28])" office:value-type="float" office:value="3.80663333333333">
            <text:p>3.8066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5-01</text:p>
          </table:table-cell>
          <table:table-cell office:value-type="float" office:value="4.2966">
            <text:p>4.2966</text:p>
          </table:table-cell>
          <table:table-cell office:value-type="float" office:value="4.1769">
            <text:p>4.1769</text:p>
          </table:table-cell>
          <table:table-cell office:value-type="float" office:value="4.1974">
            <text:p>4.1974</text:p>
          </table:table-cell>
          <table:table-cell office:value-type="float" office:value="4.2157">
            <text:p>4.2157</text:p>
          </table:table-cell>
          <table:table-cell office:value-type="float" office:value="4.469">
            <text:p>4.469</text:p>
          </table:table-cell>
          <table:table-cell office:value-type="float" office:value="4.3641">
            <text:p>4.3641</text:p>
          </table:table-cell>
          <table:table-cell office:value-type="float" office:value="4.1469">
            <text:p>4.1469</text:p>
          </table:table-cell>
          <table:table-cell office:value-type="float" office:value="4.291">
            <text:p>4.291</text:p>
          </table:table-cell>
          <table:table-cell office:value-type="float" office:value="4.2715">
            <text:p>4.2715</text:p>
          </table:table-cell>
          <table:table-cell office:value-type="float" office:value="4.5409">
            <text:p>4.5409</text:p>
          </table:table-cell>
          <table:table-cell office:value-type="float" office:value="4.5751">
            <text:p>4.5751</text:p>
          </table:table-cell>
          <table:table-cell table:formula="of:=AVERAGE([.H29:.M29])" office:value-type="float" office:value="4.36491666666667">
            <text:p>4.3649166667</text:p>
          </table:table-cell>
          <table:table-cell office:value-type="float" office:value="3.3199">
            <text:p>3.3199</text:p>
          </table:table-cell>
          <table:table-cell office:value-type="float" office:value="3.1011">
            <text:p>3.1011</text:p>
          </table:table-cell>
          <table:table-cell office:value-type="float" office:value="3.0732">
            <text:p>3.0732</text:p>
          </table:table-cell>
          <table:table-cell office:value-type="float" office:value="3.7493">
            <text:p>3.7493</text:p>
          </table:table-cell>
          <table:table-cell office:value-type="float" office:value="4.1322">
            <text:p>4.1322</text:p>
          </table:table-cell>
          <table:table-cell office:value-type="float" office:value="4.0623">
            <text:p>4.0623</text:p>
          </table:table-cell>
          <table:table-cell office:value-type="float" office:value="3.3424">
            <text:p>3.3424</text:p>
          </table:table-cell>
          <table:table-cell office:value-type="float" office:value="3.7819">
            <text:p>3.7819</text:p>
          </table:table-cell>
          <table:table-cell office:value-type="float" office:value="3.8744">
            <text:p>3.8744</text:p>
          </table:table-cell>
          <table:table-cell office:value-type="float" office:value="3.7368">
            <text:p>3.7368</text:p>
          </table:table-cell>
          <table:table-cell office:value-type="float" office:value="4.0603">
            <text:p>4.0603</text:p>
          </table:table-cell>
          <table:table-cell table:formula="of:=AVERAGE([.T29:.Y29])" office:value-type="float" office:value="3.80968333333333">
            <text:p>3.80968333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6-01</text:p>
          </table:table-cell>
          <table:table-cell office:value-type="float" office:value="4.247">
            <text:p>4.247</text:p>
          </table:table-cell>
          <table:table-cell office:value-type="float" office:value="4.1989">
            <text:p>4.1989</text:p>
          </table:table-cell>
          <table:table-cell office:value-type="float" office:value="4.1974">
            <text:p>4.1974</text:p>
          </table:table-cell>
          <table:table-cell office:value-type="float" office:value="4.2157">
            <text:p>4.2157</text:p>
          </table:table-cell>
          <table:table-cell office:value-type="float" office:value="4.4942">
            <text:p>4.4942</text:p>
          </table:table-cell>
          <table:table-cell office:value-type="float" office:value="4.3435">
            <text:p>4.3435</text:p>
          </table:table-cell>
          <table:table-cell office:value-type="float" office:value="4.1422">
            <text:p>4.1422</text:p>
          </table:table-cell>
          <table:table-cell office:value-type="float" office:value="4.2861">
            <text:p>4.2861</text:p>
          </table:table-cell>
          <table:table-cell office:value-type="float" office:value="4.2715">
            <text:p>4.2715</text:p>
          </table:table-cell>
          <table:table-cell office:value-type="float" office:value="4.5465">
            <text:p>4.5465</text:p>
          </table:table-cell>
          <table:table-cell office:value-type="float" office:value="4.5864">
            <text:p>4.5864</text:p>
          </table:table-cell>
          <table:table-cell table:formula="of:=AVERAGE([.H30:.M30])" office:value-type="float" office:value="4.3627">
            <text:p>4.3627</text:p>
          </table:table-cell>
          <table:table-cell office:value-type="float" office:value="3.2309">
            <text:p>3.2309</text:p>
          </table:table-cell>
          <table:table-cell office:value-type="float" office:value="3.1233">
            <text:p>3.1233</text:p>
          </table:table-cell>
          <table:table-cell office:value-type="float" office:value="3.0732">
            <text:p>3.0732</text:p>
          </table:table-cell>
          <table:table-cell office:value-type="float" office:value="3.7493">
            <text:p>3.7493</text:p>
          </table:table-cell>
          <table:table-cell office:value-type="float" office:value="4.1471">
            <text:p>4.1471</text:p>
          </table:table-cell>
          <table:table-cell office:value-type="float" office:value="4.0593">
            <text:p>4.0593</text:p>
          </table:table-cell>
          <table:table-cell office:value-type="float" office:value="3.3308">
            <text:p>3.3308</text:p>
          </table:table-cell>
          <table:table-cell office:value-type="float" office:value="3.7538">
            <text:p>3.7538</text:p>
          </table:table-cell>
          <table:table-cell office:value-type="float" office:value="3.8744">
            <text:p>3.8744</text:p>
          </table:table-cell>
          <table:table-cell office:value-type="float" office:value="3.7441">
            <text:p>3.7441</text:p>
          </table:table-cell>
          <table:table-cell office:value-type="float" office:value="4.067">
            <text:p>4.067</text:p>
          </table:table-cell>
          <table:table-cell table:formula="of:=AVERAGE([.T30:.Y30])" office:value-type="float" office:value="3.8049">
            <text:p>3.804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7-01</text:p>
          </table:table-cell>
          <table:table-cell office:value-type="float" office:value="4.2207">
            <text:p>4.2207</text:p>
          </table:table-cell>
          <table:table-cell office:value-type="float" office:value="4.1989">
            <text:p>4.1989</text:p>
          </table:table-cell>
          <table:table-cell office:value-type="float" office:value="4.1974">
            <text:p>4.1974</text:p>
          </table:table-cell>
          <table:table-cell office:value-type="float" office:value="4.23">
            <text:p>4.23</text:p>
          </table:table-cell>
          <table:table-cell office:value-type="float" office:value="4.471">
            <text:p>4.471</text:p>
          </table:table-cell>
          <table:table-cell office:value-type="float" office:value="4.34">
            <text:p>4.34</text:p>
          </table:table-cell>
          <table:table-cell office:value-type="float" office:value="4.1436">
            <text:p>4.1436</text:p>
          </table:table-cell>
          <table:table-cell office:value-type="float" office:value="4.2861">
            <text:p>4.2861</text:p>
          </table:table-cell>
          <table:table-cell office:value-type="float" office:value="4.2715">
            <text:p>4.2715</text:p>
          </table:table-cell>
          <table:table-cell office:value-type="float" office:value="4.552">
            <text:p>4.552</text:p>
          </table:table-cell>
          <table:table-cell office:value-type="float" office:value="4.5592">
            <text:p>4.5592</text:p>
          </table:table-cell>
          <table:table-cell table:formula="of:=AVERAGE([.H31:.M31])" office:value-type="float" office:value="4.35873333333333">
            <text:p>4.3587333333</text:p>
          </table:table-cell>
          <table:table-cell office:value-type="float" office:value="3.2109">
            <text:p>3.2109</text:p>
          </table:table-cell>
          <table:table-cell office:value-type="float" office:value="3.1233">
            <text:p>3.1233</text:p>
          </table:table-cell>
          <table:table-cell office:value-type="float" office:value="3.0732">
            <text:p>3.0732</text:p>
          </table:table-cell>
          <table:table-cell office:value-type="float" office:value="3.7414">
            <text:p>3.7414</text:p>
          </table:table-cell>
          <table:table-cell office:value-type="float" office:value="4.1064">
            <text:p>4.1064</text:p>
          </table:table-cell>
          <table:table-cell office:value-type="float" office:value="4.0633">
            <text:p>4.0633</text:p>
          </table:table-cell>
          <table:table-cell office:value-type="float" office:value="3.3473">
            <text:p>3.3473</text:p>
          </table:table-cell>
          <table:table-cell office:value-type="float" office:value="3.7538">
            <text:p>3.7538</text:p>
          </table:table-cell>
          <table:table-cell office:value-type="float" office:value="3.8744">
            <text:p>3.8744</text:p>
          </table:table-cell>
          <table:table-cell office:value-type="float" office:value="3.7576">
            <text:p>3.7576</text:p>
          </table:table-cell>
          <table:table-cell office:value-type="float" office:value="4.0853">
            <text:p>4.0853</text:p>
          </table:table-cell>
          <table:table-cell table:formula="of:=AVERAGE([.T31:.Y31])" office:value-type="float" office:value="3.81361666666667">
            <text:p>3.81361666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8-01</text:p>
          </table:table-cell>
          <table:table-cell office:value-type="float" office:value="4.2545">
            <text:p>4.2545</text:p>
          </table:table-cell>
          <table:table-cell office:value-type="float" office:value="4.1989">
            <text:p>4.1989</text:p>
          </table:table-cell>
          <table:table-cell office:value-type="float" office:value="4.1913">
            <text:p>4.1913</text:p>
          </table:table-cell>
          <table:table-cell office:value-type="float" office:value="4.2365">
            <text:p>4.2365</text:p>
          </table:table-cell>
          <table:table-cell office:value-type="float" office:value="4.4534">
            <text:p>4.4534</text:p>
          </table:table-cell>
          <table:table-cell office:value-type="float" office:value="4.331">
            <text:p>4.331</text:p>
          </table:table-cell>
          <table:table-cell office:value-type="float" office:value="4.1436">
            <text:p>4.1436</text:p>
          </table:table-cell>
          <table:table-cell office:value-type="float" office:value="4.2861">
            <text:p>4.2861</text:p>
          </table:table-cell>
          <table:table-cell office:value-type="float" office:value="4.2731">
            <text:p>4.2731</text:p>
          </table:table-cell>
          <table:table-cell office:value-type="float" office:value="4.5471">
            <text:p>4.5471</text:p>
          </table:table-cell>
          <table:table-cell office:value-type="float" office:value="4.5755">
            <text:p>4.5755</text:p>
          </table:table-cell>
          <table:table-cell table:formula="of:=AVERAGE([.H32:.M32])" office:value-type="float" office:value="4.3594">
            <text:p>4.3594</text:p>
          </table:table-cell>
          <table:table-cell office:value-type="float" office:value="3.2452">
            <text:p>3.2452</text:p>
          </table:table-cell>
          <table:table-cell office:value-type="float" office:value="3.1233">
            <text:p>3.1233</text:p>
          </table:table-cell>
          <table:table-cell office:value-type="float" office:value="3.0708">
            <text:p>3.0708</text:p>
          </table:table-cell>
          <table:table-cell office:value-type="float" office:value="3.7346">
            <text:p>3.7346</text:p>
          </table:table-cell>
          <table:table-cell office:value-type="float" office:value="4.0846">
            <text:p>4.0846</text:p>
          </table:table-cell>
          <table:table-cell office:value-type="float" office:value="4.0743">
            <text:p>4.0743</text:p>
          </table:table-cell>
          <table:table-cell office:value-type="float" office:value="3.3473">
            <text:p>3.3473</text:p>
          </table:table-cell>
          <table:table-cell office:value-type="float" office:value="3.7538">
            <text:p>3.7538</text:p>
          </table:table-cell>
          <table:table-cell office:value-type="float" office:value="3.8829">
            <text:p>3.8829</text:p>
          </table:table-cell>
          <table:table-cell office:value-type="float" office:value="3.7607">
            <text:p>3.7607</text:p>
          </table:table-cell>
          <table:table-cell office:value-type="float" office:value="4.108">
            <text:p>4.108</text:p>
          </table:table-cell>
          <table:table-cell table:formula="of:=AVERAGE([.T32:.Y32])" office:value-type="float" office:value="3.82116666666667">
            <text:p>3.82116666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9-01</text:p>
          </table:table-cell>
          <table:table-cell office:value-type="float" office:value="4.2545">
            <text:p>4.2545</text:p>
          </table:table-cell>
          <table:table-cell office:value-type="float" office:value="4.209">
            <text:p>4.209</text:p>
          </table:table-cell>
          <table:table-cell office:value-type="float" office:value="4.213">
            <text:p>4.213</text:p>
          </table:table-cell>
          <table:table-cell office:value-type="float" office:value="4.2324">
            <text:p>4.2324</text:p>
          </table:table-cell>
          <table:table-cell office:value-type="float" office:value="4.4398">
            <text:p>4.4398</text:p>
          </table:table-cell>
          <table:table-cell office:value-type="float" office:value="4.331">
            <text:p>4.331</text:p>
          </table:table-cell>
          <table:table-cell office:value-type="float" office:value="4.1436">
            <text:p>4.1436</text:p>
          </table:table-cell>
          <table:table-cell office:value-type="float" office:value="4.2976">
            <text:p>4.2976</text:p>
          </table:table-cell>
          <table:table-cell office:value-type="float" office:value="4.2837">
            <text:p>4.2837</text:p>
          </table:table-cell>
          <table:table-cell office:value-type="float" office:value="4.5304">
            <text:p>4.5304</text:p>
          </table:table-cell>
          <table:table-cell office:value-type="float" office:value="4.5892">
            <text:p>4.5892</text:p>
          </table:table-cell>
          <table:table-cell table:formula="of:=AVERAGE([.H33:.M33])" office:value-type="float" office:value="4.36258333333333">
            <text:p>4.3625833333</text:p>
          </table:table-cell>
          <table:table-cell office:value-type="float" office:value="3.2452">
            <text:p>3.2452</text:p>
          </table:table-cell>
          <table:table-cell office:value-type="float" office:value="3.1333">
            <text:p>3.1333</text:p>
          </table:table-cell>
          <table:table-cell office:value-type="float" office:value="3.096">
            <text:p>3.096</text:p>
          </table:table-cell>
          <table:table-cell office:value-type="float" office:value="3.7405">
            <text:p>3.7405</text:p>
          </table:table-cell>
          <table:table-cell office:value-type="float" office:value="4.0658">
            <text:p>4.0658</text:p>
          </table:table-cell>
          <table:table-cell office:value-type="float" office:value="4.0743">
            <text:p>4.0743</text:p>
          </table:table-cell>
          <table:table-cell office:value-type="string">
            <text:p>S</text:p>
          </table:table-cell>
          <table:table-cell office:value-type="float" office:value="3.7626">
            <text:p>3.7626</text:p>
          </table:table-cell>
          <table:table-cell office:value-type="float" office:value="3.8939">
            <text:p>3.8939</text:p>
          </table:table-cell>
          <table:table-cell office:value-type="float" office:value="3.733">
            <text:p>3.733</text:p>
          </table:table-cell>
          <table:table-cell office:value-type="float" office:value="4.1137">
            <text:p>4.1137</text:p>
          </table:table-cell>
          <table:table-cell table:formula="of:=AVERAGE([.T33:.Y33])" office:value-type="float" office:value="3.9155">
            <text:p>3.915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30-01</text:p>
          </table:table-cell>
          <table:table-cell office:value-type="float" office:value="4.2545">
            <text:p>4.2545</text:p>
          </table:table-cell>
          <table:table-cell office:value-type="float" office:value="4.1988">
            <text:p>4.1988</text:p>
          </table:table-cell>
          <table:table-cell office:value-type="float" office:value="4.2312">
            <text:p>4.2312</text:p>
          </table:table-cell>
          <table:table-cell office:value-type="float" office:value="4.2075">
            <text:p>4.2075</text:p>
          </table:table-cell>
          <table:table-cell office:value-type="float" office:value="4.3952">
            <text:p>4.3952</text:p>
          </table:table-cell>
          <table:table-cell office:value-type="float" office:value="4.331">
            <text:p>4.331</text:p>
          </table:table-cell>
          <table:table-cell office:value-type="float" office:value="4.1449">
            <text:p>4.1449</text:p>
          </table:table-cell>
          <table:table-cell office:value-type="float" office:value="4.2905">
            <text:p>4.2905</text:p>
          </table:table-cell>
          <table:table-cell office:value-type="float" office:value="4.2873">
            <text:p>4.2873</text:p>
          </table:table-cell>
          <table:table-cell office:value-type="float" office:value="4.508">
            <text:p>4.508</text:p>
          </table:table-cell>
          <table:table-cell office:value-type="float" office:value="4.5892">
            <text:p>4.5892</text:p>
          </table:table-cell>
          <table:table-cell table:formula="of:=AVERAGE([.H34:.M34])" office:value-type="float" office:value="4.35848333333333">
            <text:p>4.3584833333</text:p>
          </table:table-cell>
          <table:table-cell office:value-type="float" office:value="3.2452">
            <text:p>3.2452</text:p>
          </table:table-cell>
          <table:table-cell office:value-type="float" office:value="3.1008">
            <text:p>3.1008</text:p>
          </table:table-cell>
          <table:table-cell office:value-type="float" office:value="3.1171">
            <text:p>3.1171</text:p>
          </table:table-cell>
          <table:table-cell office:value-type="float" office:value="3.7218">
            <text:p>3.7218</text:p>
          </table:table-cell>
          <table:table-cell office:value-type="float" office:value="4.0382">
            <text:p>4.0382</text:p>
          </table:table-cell>
          <table:table-cell office:value-type="float" office:value="4.0743">
            <text:p>4.0743</text:p>
          </table:table-cell>
          <table:table-cell office:value-type="float" office:value="3.337">
            <text:p>3.337</text:p>
          </table:table-cell>
          <table:table-cell office:value-type="float" office:value="3.754">
            <text:p>3.754</text:p>
          </table:table-cell>
          <table:table-cell office:value-type="float" office:value="3.8873">
            <text:p>3.8873</text:p>
          </table:table-cell>
          <table:table-cell office:value-type="float" office:value="3.7306">
            <text:p>3.7306</text:p>
          </table:table-cell>
          <table:table-cell office:value-type="float" office:value="4.1137">
            <text:p>4.1137</text:p>
          </table:table-cell>
          <table:table-cell table:formula="of:=AVERAGE([.T34:.Y34])" office:value-type="float" office:value="3.81615">
            <text:p>3.816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1-01</text:p>
          </table:table-cell>
          <table:table-cell office:value-type="float" office:value="4.2243">
            <text:p>4.2243</text:p>
          </table:table-cell>
          <table:table-cell office:value-type="float" office:value="4.1945">
            <text:p>4.1945</text:p>
          </table:table-cell>
          <table:table-cell office:value-type="float" office:value="4.2488">
            <text:p>4.2488</text:p>
          </table:table-cell>
          <table:table-cell office:value-type="float" office:value="4.1771">
            <text:p>4.1771</text:p>
          </table:table-cell>
          <table:table-cell office:value-type="float" office:value="4.3952">
            <text:p>4.3952</text:p>
          </table:table-cell>
          <table:table-cell office:value-type="float" office:value="4.3239">
            <text:p>4.3239</text:p>
          </table:table-cell>
          <table:table-cell office:value-type="float" office:value="4.1503">
            <text:p>4.1503</text:p>
          </table:table-cell>
          <table:table-cell office:value-type="float" office:value="4.2736">
            <text:p>4.2736</text:p>
          </table:table-cell>
          <table:table-cell office:value-type="float" office:value="4.3009">
            <text:p>4.3009</text:p>
          </table:table-cell>
          <table:table-cell office:value-type="float" office:value="4.508">
            <text:p>4.508</text:p>
          </table:table-cell>
          <table:table-cell office:value-type="float" office:value="4.5892">
            <text:p>4.5892</text:p>
          </table:table-cell>
          <table:table-cell table:formula="of:=AVERAGE([.H35:.M35])" office:value-type="float" office:value="4.35765">
            <text:p>4.35765</text:p>
          </table:table-cell>
          <table:table-cell office:value-type="float" office:value="3.2061">
            <text:p>3.2061</text:p>
          </table:table-cell>
          <table:table-cell office:value-type="float" office:value="3.0956">
            <text:p>3.0956</text:p>
          </table:table-cell>
          <table:table-cell office:value-type="float" office:value="3.1435">
            <text:p>3.1435</text:p>
          </table:table-cell>
          <table:table-cell office:value-type="float" office:value="3.6933">
            <text:p>3.6933</text:p>
          </table:table-cell>
          <table:table-cell office:value-type="float" office:value="4.0382">
            <text:p>4.0382</text:p>
          </table:table-cell>
          <table:table-cell office:value-type="float" office:value="4.0204">
            <text:p>4.0204</text:p>
          </table:table-cell>
          <table:table-cell office:value-type="float" office:value="3.3317">
            <text:p>3.3317</text:p>
          </table:table-cell>
          <table:table-cell office:value-type="float" office:value="3.7201">
            <text:p>3.7201</text:p>
          </table:table-cell>
          <table:table-cell office:value-type="float" office:value="3.8915">
            <text:p>3.8915</text:p>
          </table:table-cell>
          <table:table-cell office:value-type="float" office:value="3.7306">
            <text:p>3.7306</text:p>
          </table:table-cell>
          <table:table-cell office:value-type="float" office:value="4.1137">
            <text:p>4.1137</text:p>
          </table:table-cell>
          <table:table-cell table:formula="of:=AVERAGE([.T35:.Y35])" office:value-type="float" office:value="3.80133333333333">
            <text:p>3.80133333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1-02</text:p>
          </table:table-cell>
          <table:table-cell office:value-type="float" office:value="4.2005">
            <text:p>4.2005</text:p>
          </table:table-cell>
          <table:table-cell office:value-type="float" office:value="4.1792">
            <text:p>4.1792</text:p>
          </table:table-cell>
          <table:table-cell office:value-type="float" office:value="4.2242">
            <text:p>4.2242</text:p>
          </table:table-cell>
          <table:table-cell office:value-type="float" office:value="4.1771">
            <text:p>4.1771</text:p>
          </table:table-cell>
          <table:table-cell office:value-type="float" office:value="4.3952">
            <text:p>4.3952</text:p>
          </table:table-cell>
          <table:table-cell office:value-type="float" office:value="4.3186">
            <text:p>4.3186</text:p>
          </table:table-cell>
          <table:table-cell office:value-type="float" office:value="4.1543">
            <text:p>4.1543</text:p>
          </table:table-cell>
          <table:table-cell office:value-type="float" office:value="4.2739">
            <text:p>4.2739</text:p>
          </table:table-cell>
          <table:table-cell office:value-type="float" office:value="4.2968">
            <text:p>4.2968</text:p>
          </table:table-cell>
          <table:table-cell office:value-type="float" office:value="4.508">
            <text:p>4.508</text:p>
          </table:table-cell>
          <table:table-cell office:value-type="float" office:value="4.5804">
            <text:p>4.5804</text:p>
          </table:table-cell>
          <table:table-cell table:formula="of:=AVERAGE([.H36:.M36])" office:value-type="float" office:value="4.35533333333333">
            <text:p>4.3553333333</text:p>
          </table:table-cell>
          <table:table-cell office:value-type="float" office:value="3.1882">
            <text:p>3.1882</text:p>
          </table:table-cell>
          <table:table-cell office:value-type="float" office:value="3.063">
            <text:p>3.063</text:p>
          </table:table-cell>
          <table:table-cell office:value-type="float" office:value="3.1295">
            <text:p>3.1295</text:p>
          </table:table-cell>
          <table:table-cell office:value-type="float" office:value="3.6933">
            <text:p>3.6933</text:p>
          </table:table-cell>
          <table:table-cell office:value-type="float" office:value="4.0382">
            <text:p>4.0382</text:p>
          </table:table-cell>
          <table:table-cell office:value-type="float" office:value="4.0024">
            <text:p>4.0024</text:p>
          </table:table-cell>
          <table:table-cell office:value-type="float" office:value="3.3344">
            <text:p>3.3344</text:p>
          </table:table-cell>
          <table:table-cell office:value-type="float" office:value="3.7258">
            <text:p>3.7258</text:p>
          </table:table-cell>
          <table:table-cell office:value-type="float" office:value="3.8829">
            <text:p>3.8829</text:p>
          </table:table-cell>
          <table:table-cell office:value-type="float" office:value="3.7306">
            <text:p>3.7306</text:p>
          </table:table-cell>
          <table:table-cell office:value-type="float" office:value="4.0679">
            <text:p>4.0679</text:p>
          </table:table-cell>
          <table:table-cell table:formula="of:=AVERAGE([.T36:.Y36])" office:value-type="float" office:value="3.79066666666667">
            <text:p>3.79066666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2-02</text:p>
          </table:table-cell>
          <table:table-cell office:value-type="float" office:value="4.1997">
            <text:p>4.1997</text:p>
          </table:table-cell>
          <table:table-cell office:value-type="float" office:value="4.164">
            <text:p>4.164</text:p>
          </table:table-cell>
          <table:table-cell office:value-type="float" office:value="4.2242">
            <text:p>4.2242</text:p>
          </table:table-cell>
          <table:table-cell office:value-type="float" office:value="4.1771">
            <text:p>4.1771</text:p>
          </table:table-cell>
          <table:table-cell office:value-type="float" office:value="4.4055">
            <text:p>4.4055</text:p>
          </table:table-cell>
          <table:table-cell office:value-type="float" office:value="4.3071">
            <text:p>4.3071</text:p>
          </table:table-cell>
          <table:table-cell office:value-type="float" office:value="4.1541">
            <text:p>4.1541</text:p>
          </table:table-cell>
          <table:table-cell office:value-type="float" office:value="4.2816">
            <text:p>4.2816</text:p>
          </table:table-cell>
          <table:table-cell office:value-type="float" office:value="4.2968">
            <text:p>4.2968</text:p>
          </table:table-cell>
          <table:table-cell office:value-type="float" office:value="4.4953">
            <text:p>4.4953</text:p>
          </table:table-cell>
          <table:table-cell office:value-type="float" office:value="4.5449">
            <text:p>4.5449</text:p>
          </table:table-cell>
          <table:table-cell table:formula="of:=AVERAGE([.H37:.M37])" office:value-type="float" office:value="4.34663333333333">
            <text:p>4.3466333333</text:p>
          </table:table-cell>
          <table:table-cell office:value-type="float" office:value="3.2073">
            <text:p>3.2073</text:p>
          </table:table-cell>
          <table:table-cell office:value-type="float" office:value="3.0726">
            <text:p>3.0726</text:p>
          </table:table-cell>
          <table:table-cell office:value-type="float" office:value="3.1295">
            <text:p>3.1295</text:p>
          </table:table-cell>
          <table:table-cell office:value-type="float" office:value="3.6933">
            <text:p>3.6933</text:p>
          </table:table-cell>
          <table:table-cell office:value-type="float" office:value="4.0347">
            <text:p>4.0347</text:p>
          </table:table-cell>
          <table:table-cell office:value-type="float" office:value="3.9851">
            <text:p>3.9851</text:p>
          </table:table-cell>
          <table:table-cell office:value-type="float" office:value="3.3254">
            <text:p>3.3254</text:p>
          </table:table-cell>
          <table:table-cell office:value-type="float" office:value="3.741">
            <text:p>3.741</text:p>
          </table:table-cell>
          <table:table-cell office:value-type="float" office:value="3.8829">
            <text:p>3.8829</text:p>
          </table:table-cell>
          <table:table-cell office:value-type="float" office:value="3.7324">
            <text:p>3.7324</text:p>
          </table:table-cell>
          <table:table-cell office:value-type="float" office:value="4.0139">
            <text:p>4.0139</text:p>
          </table:table-cell>
          <table:table-cell table:formula="of:=AVERAGE([.T37:.Y37])" office:value-type="float" office:value="3.78011666666667">
            <text:p>3.78011666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3-02</text:p>
          </table:table-cell>
          <table:table-cell office:value-type="float" office:value="4.1932">
            <text:p>4.1932</text:p>
          </table:table-cell>
          <table:table-cell office:value-type="float" office:value="4.164">
            <text:p>4.164</text:p>
          </table:table-cell>
          <table:table-cell office:value-type="float" office:value="4.2242">
            <text:p>4.2242</text:p>
            <draw:frame table:end-cell-address="Arkusz1.P63" table:end-x="1.346cm" table:end-y="0.359cm" draw:z-index="0" draw:style-name="gr1" draw:text-style-name="P1" svg:width="18.271cm" svg:height="11.22cm" svg:x="1.355cm" svg:y="0.429cm">
              <draw:object draw:notify-on-update-of-ranges="Arkusz1.B5:Arkusz1.B369 Arkusz1.H4:Arkusz1.H4 Arkusz1.H5:Arkusz1.H369 Arkusz1.B5:Arkusz1.B369 Arkusz1.I4:Arkusz1.I4 Arkusz1.I5:Arkusz1.I369 Arkusz1.B5:Arkusz1.B369 Arkusz1.J4:Arkusz1.J4 Arkusz1.J5:Arkusz1.J369 Arkusz1.B5:Arkusz1.B369 Arkusz1.K4:Arkusz1.K4 Arkusz1.K5:Arkusz1.K369 Arkusz1.B5:Arkusz1.B369 Arkusz1.L4:Arkusz1.L4 Arkusz1.L5:Arkusz1.L369 Arkusz1.B5:Arkusz1.B369 Arkusz1.M4:Arkusz1.M4 Arkusz1.M5:Arkusz1.M369 Arkusz1.B5:Arkusz1.B369 Arkusz1.N4:Arkusz1.N4 Arkusz1.N5:Arkusz1.N3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4.162">
            <text:p>4.162</text:p>
          </table:table-cell>
          <table:table-cell office:value-type="float" office:value="4.3982">
            <text:p>4.3982</text:p>
          </table:table-cell>
          <table:table-cell office:value-type="float" office:value="4.2972">
            <text:p>4.2972</text:p>
          </table:table-cell>
          <table:table-cell office:value-type="float" office:value="4.1585">
            <text:p>4.1585</text:p>
          </table:table-cell>
          <table:table-cell office:value-type="float" office:value="4.2816">
            <text:p>4.2816</text:p>
          </table:table-cell>
          <table:table-cell office:value-type="float" office:value="4.2968">
            <text:p>4.2968</text:p>
          </table:table-cell>
          <table:table-cell office:value-type="float" office:value="4.4917">
            <text:p>4.4917</text:p>
          </table:table-cell>
          <table:table-cell office:value-type="float" office:value="4.5315">
            <text:p>4.5315</text:p>
          </table:table-cell>
          <table:table-cell table:formula="of:=AVERAGE([.H38:.M38])" office:value-type="float" office:value="4.34288333333333">
            <text:p>4.3428833333</text:p>
          </table:table-cell>
          <table:table-cell office:value-type="float" office:value="3.1863">
            <text:p>3.1863</text:p>
          </table:table-cell>
          <table:table-cell office:value-type="float" office:value="3.0726">
            <text:p>3.0726</text:p>
          </table:table-cell>
          <table:table-cell office:value-type="float" office:value="3.1295">
            <text:p>3.1295</text:p>
          </table:table-cell>
          <table:table-cell office:value-type="float" office:value="3.6586">
            <text:p>3.6586</text:p>
          </table:table-cell>
          <table:table-cell office:value-type="float" office:value="4.0229">
            <text:p>4.0229</text:p>
          </table:table-cell>
          <table:table-cell office:value-type="float" office:value="4.0007">
            <text:p>4.0007</text:p>
          </table:table-cell>
          <table:table-cell office:value-type="float" office:value="3.3428">
            <text:p>3.3428</text:p>
          </table:table-cell>
          <table:table-cell office:value-type="float" office:value="3.741">
            <text:p>3.741</text:p>
          </table:table-cell>
          <table:table-cell office:value-type="float" office:value="3.8829">
            <text:p>3.8829</text:p>
          </table:table-cell>
          <table:table-cell office:value-type="float" office:value="3.7378">
            <text:p>3.7378</text:p>
          </table:table-cell>
          <table:table-cell office:value-type="float" office:value="4.0152">
            <text:p>4.0152</text:p>
          </table:table-cell>
          <table:table-cell table:formula="of:=AVERAGE([.T38:.Y38])" office:value-type="float" office:value="3.78673333333333">
            <text:p>3.786733333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4-02</text:p>
          </table:table-cell>
          <table:table-cell office:value-type="float" office:value="4.177">
            <text:p>4.177</text:p>
          </table:table-cell>
          <table:table-cell office:value-type="float" office:value="4.164">
            <text:p>4.164</text:p>
          </table:table-cell>
          <table:table-cell office:value-type="float" office:value="4.2045">
            <text:p>4.2045</text:p>
          </table:table-cell>
          <table:table-cell office:value-type="float" office:value="4.1607">
            <text:p>4.1607</text:p>
          </table:table-cell>
          <table:table-cell office:value-type="float" office:value="4.4152">
            <text:p>4.4152</text:p>
          </table:table-cell>
          <table:table-cell office:value-type="float" office:value="4.2767">
            <text:p>4.2767</text:p>
          </table:table-cell>
          <table:table-cell office:value-type="float" office:value="4.1585">
            <text:p>4.1585</text:p>
          </table:table-cell>
          <table:table-cell office:value-type="float" office:value="4.2816">
            <text:p>4.2816</text:p>
          </table:table-cell>
          <table:table-cell office:value-type="float" office:value="4.2753">
            <text:p>4.2753</text:p>
          </table:table-cell>
          <table:table-cell office:value-type="float" office:value="4.4941">
            <text:p>4.4941</text:p>
          </table:table-cell>
          <table:table-cell office:value-type="float" office:value="4.5474">
            <text:p>4.5474</text:p>
          </table:table-cell>
          <table:table-cell table:formula="of:=AVERAGE([.H39:.M39])" office:value-type="float" office:value="4.33893333333333">
            <text:p>4.3389333333</text:p>
          </table:table-cell>
          <table:table-cell office:value-type="float" office:value="3.2027">
            <text:p>3.2027</text:p>
          </table:table-cell>
          <table:table-cell office:value-type="float" office:value="3.0726">
            <text:p>3.0726</text:p>
          </table:table-cell>
          <table:table-cell office:value-type="float" office:value="3.1101">
            <text:p>3.1101</text:p>
          </table:table-cell>
          <table:table-cell office:value-type="float" office:value="3.6351">
            <text:p>3.6351</text:p>
          </table:table-cell>
          <table:table-cell office:value-type="float" office:value="3.94">
            <text:p>3.94</text:p>
          </table:table-cell>
          <table:table-cell office:value-type="float" office:value="3.9924">
            <text:p>3.9924</text:p>
          </table:table-cell>
          <table:table-cell office:value-type="float" office:value="3.3428">
            <text:p>3.3428</text:p>
          </table:table-cell>
          <table:table-cell office:value-type="float" office:value="3.741">
            <text:p>3.741</text:p>
          </table:table-cell>
          <table:table-cell office:value-type="float" office:value="3.8698">
            <text:p>3.8698</text:p>
          </table:table-cell>
          <table:table-cell office:value-type="float" office:value="3.7463">
            <text:p>3.7463</text:p>
          </table:table-cell>
          <table:table-cell office:value-type="float" office:value="3.9667">
            <text:p>3.9667</text:p>
          </table:table-cell>
          <table:table-cell table:formula="of:=AVERAGE([.T39:.Y39])" office:value-type="float" office:value="3.7765">
            <text:p>3.776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5-02</text:p>
          </table:table-cell>
          <table:table-cell office:value-type="float" office:value="4.177">
            <text:p>4.177</text:p>
          </table:table-cell>
          <table:table-cell office:value-type="float" office:value="4.1815">
            <text:p>4.1815</text:p>
          </table:table-cell>
          <table:table-cell office:value-type="float" office:value="4.1944">
            <text:p>4.1944</text:p>
          </table:table-cell>
          <table:table-cell office:value-type="float" office:value="4.1655">
            <text:p>4.1655</text:p>
          </table:table-cell>
          <table:table-cell office:value-type="float" office:value="4.4134">
            <text:p>4.4134</text:p>
          </table:table-cell>
          <table:table-cell office:value-type="float" office:value="4.2767">
            <text:p>4.2767</text:p>
          </table:table-cell>
          <table:table-cell office:value-type="float" office:value="4.1585">
            <text:p>4.1585</text:p>
          </table:table-cell>
          <table:table-cell office:value-type="float" office:value="4.2872">
            <text:p>4.2872</text:p>
          </table:table-cell>
          <table:table-cell office:value-type="float" office:value="4.2491">
            <text:p>4.2491</text:p>
          </table:table-cell>
          <table:table-cell office:value-type="float" office:value="4.5023">
            <text:p>4.5023</text:p>
          </table:table-cell>
          <table:table-cell office:value-type="float" office:value="4.5432">
            <text:p>4.5432</text:p>
          </table:table-cell>
          <table:table-cell table:formula="of:=AVERAGE([.H40:.M40])" office:value-type="float" office:value="4.33616666666667">
            <text:p>4.3361666667</text:p>
          </table:table-cell>
          <table:table-cell office:value-type="float" office:value="3.2027">
            <text:p>3.2027</text:p>
          </table:table-cell>
          <table:table-cell office:value-type="float" office:value="3.0889">
            <text:p>3.0889</text:p>
          </table:table-cell>
          <table:table-cell office:value-type="float" office:value="3.0971">
            <text:p>3.0971</text:p>
          </table:table-cell>
          <table:table-cell office:value-type="float" office:value="3.6507">
            <text:p>3.6507</text:p>
          </table:table-cell>
          <table:table-cell office:value-type="float" office:value="3.9398">
            <text:p>3.9398</text:p>
          </table:table-cell>
          <table:table-cell office:value-type="float" office:value="3.9924">
            <text:p>3.9924</text:p>
          </table:table-cell>
          <table:table-cell office:value-type="float" office:value="3.3428">
            <text:p>3.3428</text:p>
          </table:table-cell>
          <table:table-cell office:value-type="float" office:value="3.7531">
            <text:p>3.7531</text:p>
          </table:table-cell>
          <table:table-cell office:value-type="float" office:value="3.8548">
            <text:p>3.8548</text:p>
          </table:table-cell>
          <table:table-cell office:value-type="float" office:value="3.7572">
            <text:p>3.7572</text:p>
          </table:table-cell>
          <table:table-cell office:value-type="float" office:value="3.9689">
            <text:p>3.9689</text:p>
          </table:table-cell>
          <table:table-cell table:formula="of:=AVERAGE([.T40:.Y40])" office:value-type="float" office:value="3.7782">
            <text:p>3.778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6-02</text:p>
          </table:table-cell>
          <table:table-cell office:value-type="float" office:value="4.177">
            <text:p>4.177</text:p>
          </table:table-cell>
          <table:table-cell office:value-type="float" office:value="4.1868">
            <text:p>4.1868</text:p>
          </table:table-cell>
          <table:table-cell office:value-type="float" office:value="4.188">
            <text:p>4.188</text:p>
          </table:table-cell>
          <table:table-cell office:value-type="float" office:value="4.165">
            <text:p>4.165</text:p>
          </table:table-cell>
          <table:table-cell office:value-type="float" office:value="4.4352">
            <text:p>4.4352</text:p>
          </table:table-cell>
          <table:table-cell office:value-type="float" office:value="4.2767">
            <text:p>4.2767</text:p>
          </table:table-cell>
          <table:table-cell office:value-type="float" office:value="4.1644">
            <text:p>4.1644</text:p>
          </table:table-cell>
          <table:table-cell office:value-type="float" office:value="4.2923">
            <text:p>4.2923</text:p>
          </table:table-cell>
          <table:table-cell office:value-type="float" office:value="4.2451">
            <text:p>4.2451</text:p>
          </table:table-cell>
          <table:table-cell office:value-type="float" office:value="4.4824">
            <text:p>4.4824</text:p>
          </table:table-cell>
          <table:table-cell office:value-type="float" office:value="4.5432">
            <text:p>4.5432</text:p>
          </table:table-cell>
          <table:table-cell table:formula="of:=AVERAGE([.H41:.M41])" office:value-type="float" office:value="4.33401666666667">
            <text:p>4.3340166667</text:p>
          </table:table-cell>
          <table:table-cell office:value-type="float" office:value="3.2027">
            <text:p>3.2027</text:p>
          </table:table-cell>
          <table:table-cell office:value-type="float" office:value="3.0974">
            <text:p>3.0974</text:p>
          </table:table-cell>
          <table:table-cell office:value-type="float" office:value="3.1034">
            <text:p>3.1034</text:p>
          </table:table-cell>
          <table:table-cell office:value-type="float" office:value="3.6385">
            <text:p>3.6385</text:p>
          </table:table-cell>
          <table:table-cell office:value-type="float" office:value="3.9953">
            <text:p>3.9953</text:p>
          </table:table-cell>
          <table:table-cell office:value-type="float" office:value="3.9924">
            <text:p>3.9924</text:p>
          </table:table-cell>
          <table:table-cell office:value-type="float" office:value="3.3777">
            <text:p>3.3777</text:p>
          </table:table-cell>
          <table:table-cell office:value-type="float" office:value="3.7672">
            <text:p>3.7672</text:p>
          </table:table-cell>
          <table:table-cell office:value-type="float" office:value="3.8581">
            <text:p>3.8581</text:p>
          </table:table-cell>
          <table:table-cell office:value-type="float" office:value="3.7276">
            <text:p>3.7276</text:p>
          </table:table-cell>
          <table:table-cell office:value-type="float" office:value="3.9689">
            <text:p>3.9689</text:p>
          </table:table-cell>
          <table:table-cell table:formula="of:=AVERAGE([.T41:.Y41])" office:value-type="float" office:value="3.78198333333333">
            <text:p>3.781983333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7-02</text:p>
          </table:table-cell>
          <table:table-cell office:value-type="float" office:value="4.1783">
            <text:p>4.1783</text:p>
          </table:table-cell>
          <table:table-cell office:value-type="float" office:value="4.1885">
            <text:p>4.1885</text:p>
          </table:table-cell>
          <table:table-cell office:value-type="float" office:value="4.1875">
            <text:p>4.1875</text:p>
          </table:table-cell>
          <table:table-cell office:value-type="float" office:value="4.1822">
            <text:p>4.1822</text:p>
          </table:table-cell>
          <table:table-cell office:value-type="float" office:value="4.4352">
            <text:p>4.4352</text:p>
          </table:table-cell>
          <table:table-cell office:value-type="float" office:value="4.3035">
            <text:p>4.3035</text:p>
          </table:table-cell>
          <table:table-cell office:value-type="float" office:value="4.1595">
            <text:p>4.1595</text:p>
          </table:table-cell>
          <table:table-cell office:value-type="float" office:value="4.3022">
            <text:p>4.3022</text:p>
          </table:table-cell>
          <table:table-cell office:value-type="float" office:value="4.2653">
            <text:p>4.2653</text:p>
          </table:table-cell>
          <table:table-cell office:value-type="float" office:value="4.4824">
            <text:p>4.4824</text:p>
          </table:table-cell>
          <table:table-cell office:value-type="float" office:value="4.5432">
            <text:p>4.5432</text:p>
          </table:table-cell>
          <table:table-cell table:formula="of:=AVERAGE([.H42:.M42])" office:value-type="float" office:value="4.34268333333333">
            <text:p>4.3426833333</text:p>
          </table:table-cell>
          <table:table-cell office:value-type="float" office:value="3.1864">
            <text:p>3.1864</text:p>
          </table:table-cell>
          <table:table-cell office:value-type="float" office:value="3.0921">
            <text:p>3.0921</text:p>
          </table:table-cell>
          <table:table-cell office:value-type="float" office:value="3.0849">
            <text:p>3.0849</text:p>
          </table:table-cell>
          <table:table-cell office:value-type="float" office:value="3.7093">
            <text:p>3.7093</text:p>
          </table:table-cell>
          <table:table-cell office:value-type="float" office:value="3.9953">
            <text:p>3.9953</text:p>
          </table:table-cell>
          <table:table-cell office:value-type="float" office:value="4.0314">
            <text:p>4.0314</text:p>
          </table:table-cell>
          <table:table-cell office:value-type="float" office:value="3.3713">
            <text:p>3.3713</text:p>
          </table:table-cell>
          <table:table-cell office:value-type="float" office:value="3.7922">
            <text:p>3.7922</text:p>
          </table:table-cell>
          <table:table-cell office:value-type="float" office:value="3.8885">
            <text:p>3.8885</text:p>
          </table:table-cell>
          <table:table-cell office:value-type="float" office:value="3.7276">
            <text:p>3.7276</text:p>
          </table:table-cell>
          <table:table-cell office:value-type="float" office:value="3.9689">
            <text:p>3.9689</text:p>
          </table:table-cell>
          <table:table-cell table:formula="of:=AVERAGE([.T42:.Y42])" office:value-type="float" office:value="3.79665">
            <text:p>3.7966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8-02</text:p>
          </table:table-cell>
          <table:table-cell office:value-type="float" office:value="4.1773">
            <text:p>4.1773</text:p>
          </table:table-cell>
          <table:table-cell office:value-type="float" office:value="4.1592">
            <text:p>4.1592</text:p>
          </table:table-cell>
          <table:table-cell office:value-type="float" office:value="4.1803">
            <text:p>4.1803</text:p>
          </table:table-cell>
          <table:table-cell office:value-type="float" office:value="4.1822">
            <text:p>4.1822</text:p>
          </table:table-cell>
          <table:table-cell office:value-type="float" office:value="4.4352">
            <text:p>4.4352</text:p>
          </table:table-cell>
          <table:table-cell office:value-type="float" office:value="4.3118">
            <text:p>4.3118</text:p>
          </table:table-cell>
          <table:table-cell office:value-type="float" office:value="4.1695">
            <text:p>4.1695</text:p>
          </table:table-cell>
          <table:table-cell office:value-type="float" office:value="4.3064">
            <text:p>4.3064</text:p>
          </table:table-cell>
          <table:table-cell office:value-type="float" office:value="4.2656">
            <text:p>4.2656</text:p>
          </table:table-cell>
          <table:table-cell office:value-type="float" office:value="4.4824">
            <text:p>4.4824</text:p>
          </table:table-cell>
          <table:table-cell office:value-type="float" office:value="4.5312">
            <text:p>4.5312</text:p>
          </table:table-cell>
          <table:table-cell table:formula="of:=AVERAGE([.H43:.M43])" office:value-type="float" office:value="4.34448333333333">
            <text:p>4.3444833333</text:p>
          </table:table-cell>
          <table:table-cell office:value-type="float" office:value="3.147">
            <text:p>3.147</text:p>
          </table:table-cell>
          <table:table-cell office:value-type="float" office:value="3.1099">
            <text:p>3.1099</text:p>
          </table:table-cell>
          <table:table-cell office:value-type="float" office:value="3.0652">
            <text:p>3.0652</text:p>
          </table:table-cell>
          <table:table-cell office:value-type="float" office:value="3.7093">
            <text:p>3.7093</text:p>
          </table:table-cell>
          <table:table-cell office:value-type="float" office:value="3.9953">
            <text:p>3.9953</text:p>
          </table:table-cell>
          <table:table-cell office:value-type="float" office:value="4.0429">
            <text:p>4.0429</text:p>
          </table:table-cell>
          <table:table-cell office:value-type="float" office:value="3.4031">
            <text:p>3.4031</text:p>
          </table:table-cell>
          <table:table-cell office:value-type="float" office:value="3.7955">
            <text:p>3.7955</text:p>
          </table:table-cell>
          <table:table-cell office:value-type="float" office:value="3.8952">
            <text:p>3.8952</text:p>
          </table:table-cell>
          <table:table-cell office:value-type="float" office:value="3.7276">
            <text:p>3.7276</text:p>
          </table:table-cell>
          <table:table-cell office:value-type="float" office:value="3.9719">
            <text:p>3.9719</text:p>
          </table:table-cell>
          <table:table-cell table:formula="of:=AVERAGE([.T43:.Y43])" office:value-type="float" office:value="3.80603333333333">
            <text:p>3.806033333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9-02</text:p>
          </table:table-cell>
          <table:table-cell office:value-type="float" office:value="4.1971">
            <text:p>4.1971</text:p>
          </table:table-cell>
          <table:table-cell office:value-type="float" office:value="4.1537">
            <text:p>4.1537</text:p>
          </table:table-cell>
          <table:table-cell office:value-type="float" office:value="4.1803">
            <text:p>4.1803</text:p>
          </table:table-cell>
          <table:table-cell office:value-type="float" office:value="4.1822">
            <text:p>4.1822</text:p>
          </table:table-cell>
          <table:table-cell office:value-type="float" office:value="4.453">
            <text:p>4.453</text:p>
          </table:table-cell>
          <table:table-cell office:value-type="float" office:value="4.3096">
            <text:p>4.3096</text:p>
          </table:table-cell>
          <table:table-cell office:value-type="float" office:value="4.1903">
            <text:p>4.1903</text:p>
          </table:table-cell>
          <table:table-cell office:value-type="float" office:value="4.3158">
            <text:p>4.3158</text:p>
          </table:table-cell>
          <table:table-cell office:value-type="float" office:value="4.2656">
            <text:p>4.2656</text:p>
          </table:table-cell>
          <table:table-cell office:value-type="float" office:value="4.4761">
            <text:p>4.4761</text:p>
          </table:table-cell>
          <table:table-cell office:value-type="float" office:value="4.5135">
            <text:p>4.5135</text:p>
          </table:table-cell>
          <table:table-cell table:formula="of:=AVERAGE([.H44:.M44])" office:value-type="float" office:value="4.34515">
            <text:p>4.34515</text:p>
          </table:table-cell>
          <table:table-cell office:value-type="float" office:value="3.1586">
            <text:p>3.1586</text:p>
          </table:table-cell>
          <table:table-cell office:value-type="float" office:value="3.1019">
            <text:p>3.1019</text:p>
          </table:table-cell>
          <table:table-cell office:value-type="float" office:value="3.0652">
            <text:p>3.0652</text:p>
          </table:table-cell>
          <table:table-cell office:value-type="float" office:value="3.7093">
            <text:p>3.7093</text:p>
          </table:table-cell>
          <table:table-cell office:value-type="float" office:value="3.9632">
            <text:p>3.9632</text:p>
          </table:table-cell>
          <table:table-cell office:value-type="float" office:value="4.0307">
            <text:p>4.0307</text:p>
          </table:table-cell>
          <table:table-cell office:value-type="float" office:value="3.4142">
            <text:p>3.4142</text:p>
          </table:table-cell>
          <table:table-cell office:value-type="float" office:value="3.8163">
            <text:p>3.8163</text:p>
          </table:table-cell>
          <table:table-cell office:value-type="float" office:value="3.8952">
            <text:p>3.8952</text:p>
          </table:table-cell>
          <table:table-cell office:value-type="float" office:value="3.698">
            <text:p>3.698</text:p>
          </table:table-cell>
          <table:table-cell office:value-type="float" office:value="3.9471">
            <text:p>3.9471</text:p>
          </table:table-cell>
          <table:table-cell table:formula="of:=AVERAGE([.T44:.Y44])" office:value-type="float" office:value="3.80025">
            <text:p>3.800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0-02</text:p>
          </table:table-cell>
          <table:table-cell office:value-type="float" office:value="4.2188">
            <text:p>4.2188</text:p>
          </table:table-cell>
          <table:table-cell office:value-type="float" office:value="4.1537">
            <text:p>4.1537</text:p>
          </table:table-cell>
          <table:table-cell office:value-type="float" office:value="4.1803">
            <text:p>4.1803</text:p>
          </table:table-cell>
          <table:table-cell office:value-type="float" office:value="4.2008">
            <text:p>4.2008</text:p>
          </table:table-cell>
          <table:table-cell office:value-type="float" office:value="4.4289">
            <text:p>4.4289</text:p>
          </table:table-cell>
          <table:table-cell office:value-type="float" office:value="4.2953">
            <text:p>4.2953</text:p>
          </table:table-cell>
          <table:table-cell office:value-type="float" office:value="4.1748">
            <text:p>4.1748</text:p>
          </table:table-cell>
          <table:table-cell office:value-type="float" office:value="4.3158">
            <text:p>4.3158</text:p>
          </table:table-cell>
          <table:table-cell office:value-type="float" office:value="4.2656">
            <text:p>4.2656</text:p>
          </table:table-cell>
          <table:table-cell office:value-type="float" office:value="4.4819">
            <text:p>4.4819</text:p>
          </table:table-cell>
          <table:table-cell office:value-type="float" office:value="4.4921">
            <text:p>4.4921</text:p>
          </table:table-cell>
          <table:table-cell table:formula="of:=AVERAGE([.H45:.M45])" office:value-type="float" office:value="4.33758333333333">
            <text:p>4.3375833333</text:p>
          </table:table-cell>
          <table:table-cell office:value-type="float" office:value="3.1987">
            <text:p>3.1987</text:p>
          </table:table-cell>
          <table:table-cell office:value-type="float" office:value="3.1019">
            <text:p>3.1019</text:p>
          </table:table-cell>
          <table:table-cell office:value-type="float" office:value="3.0652">
            <text:p>3.0652</text:p>
          </table:table-cell>
          <table:table-cell office:value-type="float" office:value="3.7185">
            <text:p>3.7185</text:p>
          </table:table-cell>
          <table:table-cell office:value-type="float" office:value="3.9344">
            <text:p>3.9344</text:p>
          </table:table-cell>
          <table:table-cell office:value-type="float" office:value="4.0411">
            <text:p>4.0411</text:p>
          </table:table-cell>
          <table:table-cell office:value-type="float" office:value="3.4044">
            <text:p>3.4044</text:p>
          </table:table-cell>
          <table:table-cell office:value-type="float" office:value="3.8163">
            <text:p>3.8163</text:p>
          </table:table-cell>
          <table:table-cell office:value-type="float" office:value="3.8952">
            <text:p>3.8952</text:p>
          </table:table-cell>
          <table:table-cell office:value-type="float" office:value="3.6958">
            <text:p>3.6958</text:p>
          </table:table-cell>
          <table:table-cell office:value-type="float" office:value="3.927">
            <text:p>3.927</text:p>
          </table:table-cell>
          <table:table-cell table:formula="of:=AVERAGE([.T45:.Y45])" office:value-type="float" office:value="3.79663333333333">
            <text:p>3.796633333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11-02</text:p>
          </table:table-cell>
          <table:table-cell office:value-type="float" office:value="4.1942">
            <text:p>4.1942</text:p>
          </table:table-cell>
          <table:table-cell office:value-type="float" office:value="4.1537">
            <text:p>4.1537</text:p>
          </table:table-cell>
          <table:table-cell office:value-type="float" office:value="4.1825">
            <text:p>4.1825</text:p>
          </table:table-cell>
          <table:table-cell office:value-type="float" office:value="4.218">
            <text:p>4.218</text:p>
          </table:table-cell>
          <table:table-cell office:value-type="float" office:value="4.4485">
            <text:p>4.4485</text:p>
          </table:table-cell>
          <table:table-cell office:value-type="float" office:value="4.3137">
            <text:p>4.3137</text:p>
          </table:table-cell>
          <table:table-cell office:value-type="float" office:value="4.1748">
            <text:p>4.1748</text:p>
          </table:table-cell>
          <table:table-cell office:value-type="float" office:value="4.3158">
            <text:p>4.3158</text:p>
          </table:table-cell>
          <table:table-cell office:value-type="float" office:value="4.2569">
            <text:p>4.2569</text:p>
          </table:table-cell>
          <table:table-cell office:value-type="float" office:value="4.4975">
            <text:p>4.4975</text:p>
          </table:table-cell>
          <table:table-cell office:value-type="float" office:value="4.5204">
            <text:p>4.5204</text:p>
          </table:table-cell>
          <table:table-cell table:formula="of:=AVERAGE([.H46:.M46])" office:value-type="float" office:value="4.34651666666667">
            <text:p>4.3465166667</text:p>
          </table:table-cell>
          <table:table-cell office:value-type="float" office:value="3.1645">
            <text:p>3.1645</text:p>
          </table:table-cell>
          <table:table-cell office:value-type="float" office:value="3.1019">
            <text:p>3.1019</text:p>
          </table:table-cell>
          <table:table-cell office:value-type="float" office:value="3.0583">
            <text:p>3.0583</text:p>
          </table:table-cell>
          <table:table-cell office:value-type="float" office:value="3.7281">
            <text:p>3.7281</text:p>
          </table:table-cell>
          <table:table-cell office:value-type="float" office:value="3.9204">
            <text:p>3.9204</text:p>
          </table:table-cell>
          <table:table-cell office:value-type="float" office:value="4.0584">
            <text:p>4.0584</text:p>
          </table:table-cell>
          <table:table-cell office:value-type="float" office:value="3.4044">
            <text:p>3.4044</text:p>
          </table:table-cell>
          <table:table-cell office:value-type="float" office:value="3.8163">
            <text:p>3.8163</text:p>
          </table:table-cell>
          <table:table-cell office:value-type="float" office:value="3.9051">
            <text:p>3.9051</text:p>
          </table:table-cell>
          <table:table-cell office:value-type="float" office:value="3.7026">
            <text:p>3.7026</text:p>
          </table:table-cell>
          <table:table-cell office:value-type="float" office:value="3.9594">
            <text:p>3.9594</text:p>
          </table:table-cell>
          <table:table-cell table:formula="of:=AVERAGE([.T46:.Y46])" office:value-type="float" office:value="3.8077">
            <text:p>3.807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12-02</text:p>
          </table:table-cell>
          <table:table-cell office:value-type="float" office:value="4.1942">
            <text:p>4.1942</text:p>
          </table:table-cell>
          <table:table-cell office:value-type="float" office:value="4.176">
            <text:p>4.176</text:p>
          </table:table-cell>
          <table:table-cell office:value-type="float" office:value="4.1658">
            <text:p>4.1658</text:p>
          </table:table-cell>
          <table:table-cell office:value-type="float" office:value="4.1916">
            <text:p>4.1916</text:p>
          </table:table-cell>
          <table:table-cell office:value-type="float" office:value="4.4109">
            <text:p>4.4109</text:p>
          </table:table-cell>
          <table:table-cell office:value-type="float" office:value="4.3137">
            <text:p>4.3137</text:p>
          </table:table-cell>
          <table:table-cell office:value-type="float" office:value="4.1748">
            <text:p>4.1748</text:p>
          </table:table-cell>
          <table:table-cell office:value-type="float" office:value="4.3259">
            <text:p>4.3259</text:p>
          </table:table-cell>
          <table:table-cell office:value-type="float" office:value="4.2554">
            <text:p>4.2554</text:p>
          </table:table-cell>
          <table:table-cell office:value-type="float" office:value="4.4999">
            <text:p>4.4999</text:p>
          </table:table-cell>
          <table:table-cell office:value-type="float" office:value="4.54">
            <text:p>4.54</text:p>
          </table:table-cell>
          <table:table-cell table:formula="of:=AVERAGE([.H47:.M47])" office:value-type="float" office:value="4.35161666666667">
            <text:p>4.3516166667</text:p>
          </table:table-cell>
          <table:table-cell office:value-type="float" office:value="3.1645">
            <text:p>3.1645</text:p>
          </table:table-cell>
          <table:table-cell office:value-type="float" office:value="3.1076">
            <text:p>3.1076</text:p>
          </table:table-cell>
          <table:table-cell office:value-type="float" office:value="3.0692">
            <text:p>3.0692</text:p>
          </table:table-cell>
          <table:table-cell office:value-type="float" office:value="3.7002">
            <text:p>3.7002</text:p>
          </table:table-cell>
          <table:table-cell office:value-type="float" office:value="3.9121">
            <text:p>3.9121</text:p>
          </table:table-cell>
          <table:table-cell office:value-type="float" office:value="4.0584">
            <text:p>4.0584</text:p>
          </table:table-cell>
          <table:table-cell office:value-type="float" office:value="3.4044">
            <text:p>3.4044</text:p>
          </table:table-cell>
          <table:table-cell office:value-type="float" office:value="3.8296">
            <text:p>3.8296</text:p>
          </table:table-cell>
          <table:table-cell office:value-type="float" office:value="3.899">
            <text:p>3.899</text:p>
          </table:table-cell>
          <table:table-cell office:value-type="float" office:value="3.7165">
            <text:p>3.7165</text:p>
          </table:table-cell>
          <table:table-cell office:value-type="float" office:value="4.012">
            <text:p>4.012</text:p>
          </table:table-cell>
          <table:table-cell table:formula="of:=AVERAGE([.T47:.Y47])" office:value-type="float" office:value="3.81998333333333">
            <text:p>3.81998333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13-02</text:p>
          </table:table-cell>
          <table:table-cell office:value-type="float" office:value="4.1942">
            <text:p>4.1942</text:p>
          </table:table-cell>
          <table:table-cell office:value-type="float" office:value="4.1718">
            <text:p>4.1718</text:p>
          </table:table-cell>
          <table:table-cell office:value-type="float" office:value="4.1675">
            <text:p>4.1675</text:p>
          </table:table-cell>
          <table:table-cell office:value-type="float" office:value="4.1768">
            <text:p>4.1768</text:p>
          </table:table-cell>
          <table:table-cell office:value-type="float" office:value="4.3945">
            <text:p>4.3945</text:p>
          </table:table-cell>
          <table:table-cell office:value-type="float" office:value="4.3137">
            <text:p>4.3137</text:p>
          </table:table-cell>
          <table:table-cell office:value-type="float" office:value="4.1781">
            <text:p>4.1781</text:p>
          </table:table-cell>
          <table:table-cell office:value-type="float" office:value="4.3285">
            <text:p>4.3285</text:p>
          </table:table-cell>
          <table:table-cell office:value-type="float" office:value="4.2513">
            <text:p>4.2513</text:p>
          </table:table-cell>
          <table:table-cell office:value-type="float" office:value="4.4864">
            <text:p>4.4864</text:p>
          </table:table-cell>
          <table:table-cell office:value-type="float" office:value="4.54">
            <text:p>4.54</text:p>
          </table:table-cell>
          <table:table-cell table:formula="of:=AVERAGE([.H48:.M48])" office:value-type="float" office:value="4.34966666666667">
            <text:p>4.3496666667</text:p>
          </table:table-cell>
          <table:table-cell office:value-type="float" office:value="3.1645">
            <text:p>3.1645</text:p>
          </table:table-cell>
          <table:table-cell office:value-type="float" office:value="3.0948">
            <text:p>3.0948</text:p>
          </table:table-cell>
          <table:table-cell office:value-type="float" office:value="3.0475">
            <text:p>3.0475</text:p>
          </table:table-cell>
          <table:table-cell office:value-type="float" office:value="3.67">
            <text:p>3.67</text:p>
          </table:table-cell>
          <table:table-cell office:value-type="float" office:value="3.9307">
            <text:p>3.9307</text:p>
          </table:table-cell>
          <table:table-cell office:value-type="float" office:value="4.0584">
            <text:p>4.0584</text:p>
          </table:table-cell>
          <table:table-cell office:value-type="float" office:value="3.3877">
            <text:p>3.3877</text:p>
          </table:table-cell>
          <table:table-cell office:value-type="float" office:value="3.8288">
            <text:p>3.8288</text:p>
          </table:table-cell>
          <table:table-cell office:value-type="float" office:value="3.9121">
            <text:p>3.9121</text:p>
          </table:table-cell>
          <table:table-cell office:value-type="float" office:value="3.6989">
            <text:p>3.6989</text:p>
          </table:table-cell>
          <table:table-cell office:value-type="float" office:value="4.012">
            <text:p>4.012</text:p>
          </table:table-cell>
          <table:table-cell table:formula="of:=AVERAGE([.T48:.Y48])" office:value-type="float" office:value="3.81631666666667">
            <text:p>3.816316666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14-02</text:p>
          </table:table-cell>
          <table:table-cell office:value-type="float" office:value="4.191">
            <text:p>4.191</text:p>
          </table:table-cell>
          <table:table-cell office:value-type="float" office:value="4.1765">
            <text:p>4.1765</text:p>
          </table:table-cell>
          <table:table-cell office:value-type="float" office:value="4.1495">
            <text:p>4.1495</text:p>
          </table:table-cell>
          <table:table-cell office:value-type="float" office:value="4.1832">
            <text:p>4.1832</text:p>
          </table:table-cell>
          <table:table-cell office:value-type="float" office:value="4.3945">
            <text:p>4.3945</text:p>
          </table:table-cell>
          <table:table-cell office:value-type="float" office:value="4.3012">
            <text:p>4.3012</text:p>
          </table:table-cell>
          <table:table-cell office:value-type="float" office:value="4.1719">
            <text:p>4.1719</text:p>
          </table:table-cell>
          <table:table-cell office:value-type="float" office:value="4.3382">
            <text:p>4.3382</text:p>
          </table:table-cell>
          <table:table-cell office:value-type="float" office:value="4.249">
            <text:p>4.249</text:p>
          </table:table-cell>
          <table:table-cell office:value-type="float" office:value="4.4864">
            <text:p>4.4864</text:p>
          </table:table-cell>
          <table:table-cell office:value-type="float" office:value="4.54">
            <text:p>4.54</text:p>
          </table:table-cell>
          <table:table-cell table:formula="of:=AVERAGE([.H49:.M49])" office:value-type="float" office:value="4.34778333333333">
            <text:p>4.3477833333</text:p>
          </table:table-cell>
          <table:table-cell office:value-type="float" office:value="3.1825">
            <text:p>3.1825</text:p>
          </table:table-cell>
          <table:table-cell office:value-type="float" office:value="3.1339">
            <text:p>3.1339</text:p>
          </table:table-cell>
          <table:table-cell office:value-type="float" office:value="3.0273">
            <text:p>3.0273</text:p>
          </table:table-cell>
          <table:table-cell office:value-type="float" office:value="3.6669">
            <text:p>3.6669</text:p>
          </table:table-cell>
          <table:table-cell office:value-type="float" office:value="3.9307">
            <text:p>3.9307</text:p>
          </table:table-cell>
          <table:table-cell office:value-type="float" office:value="4.049">
            <text:p>4.049</text:p>
          </table:table-cell>
          <table:table-cell office:value-type="float" office:value="3.3786">
            <text:p>3.3786</text:p>
          </table:table-cell>
          <table:table-cell office:value-type="float" office:value="3.85">
            <text:p>3.85</text:p>
          </table:table-cell>
          <table:table-cell office:value-type="float" office:value="3.919">
            <text:p>3.919</text:p>
          </table:table-cell>
          <table:table-cell office:value-type="float" office:value="3.6989">
            <text:p>3.6989</text:p>
          </table:table-cell>
          <table:table-cell office:value-type="float" office:value="4.012">
            <text:p>4.012</text:p>
          </table:table-cell>
          <table:table-cell table:formula="of:=AVERAGE([.T49:.Y49])" office:value-type="float" office:value="3.81791666666667">
            <text:p>3.81791666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5-02</text:p>
          </table:table-cell>
          <table:table-cell office:value-type="float" office:value="4.1875">
            <text:p>4.1875</text:p>
          </table:table-cell>
          <table:table-cell office:value-type="float" office:value="4.1906">
            <text:p>4.1906</text:p>
          </table:table-cell>
          <table:table-cell office:value-type="float" office:value="4.1471">
            <text:p>4.1471</text:p>
          </table:table-cell>
          <table:table-cell office:value-type="float" office:value="4.1832">
            <text:p>4.1832</text:p>
          </table:table-cell>
          <table:table-cell office:value-type="float" office:value="4.3945">
            <text:p>4.3945</text:p>
          </table:table-cell>
          <table:table-cell office:value-type="float" office:value="4.3015">
            <text:p>4.3015</text:p>
          </table:table-cell>
          <table:table-cell office:value-type="float" office:value="4.1532">
            <text:p>4.1532</text:p>
          </table:table-cell>
          <table:table-cell office:value-type="float" office:value="4.3307">
            <text:p>4.3307</text:p>
          </table:table-cell>
          <table:table-cell office:value-type="float" office:value="4.262">
            <text:p>4.262</text:p>
          </table:table-cell>
          <table:table-cell office:value-type="float" office:value="4.4864">
            <text:p>4.4864</text:p>
          </table:table-cell>
          <table:table-cell office:value-type="float" office:value="4.5036">
            <text:p>4.5036</text:p>
          </table:table-cell>
          <table:table-cell table:formula="of:=AVERAGE([.H50:.M50])" office:value-type="float" office:value="4.33956666666667">
            <text:p>4.3395666667</text:p>
          </table:table-cell>
          <table:table-cell office:value-type="float" office:value="3.1985">
            <text:p>3.1985</text:p>
          </table:table-cell>
          <table:table-cell office:value-type="float" office:value="3.1449">
            <text:p>3.1449</text:p>
          </table:table-cell>
          <table:table-cell office:value-type="float" office:value="3.0273">
            <text:p>3.0273</text:p>
          </table:table-cell>
          <table:table-cell office:value-type="float" office:value="3.6669">
            <text:p>3.6669</text:p>
          </table:table-cell>
          <table:table-cell office:value-type="float" office:value="3.9307">
            <text:p>3.9307</text:p>
          </table:table-cell>
          <table:table-cell office:value-type="float" office:value="4.0753">
            <text:p>4.0753</text:p>
          </table:table-cell>
          <table:table-cell office:value-type="float" office:value="3.3244">
            <text:p>3.3244</text:p>
          </table:table-cell>
          <table:table-cell office:value-type="float" office:value="3.8461">
            <text:p>3.8461</text:p>
          </table:table-cell>
          <table:table-cell office:value-type="float" office:value="3.9335">
            <text:p>3.9335</text:p>
          </table:table-cell>
          <table:table-cell office:value-type="float" office:value="3.6989">
            <text:p>3.6989</text:p>
          </table:table-cell>
          <table:table-cell office:value-type="float" office:value="3.9697">
            <text:p>3.9697</text:p>
          </table:table-cell>
          <table:table-cell table:formula="of:=AVERAGE([.T50:.Y50])" office:value-type="float" office:value="3.80798333333333">
            <text:p>3.807983333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6-02</text:p>
          </table:table-cell>
          <table:table-cell office:value-type="float" office:value="4.236">
            <text:p>4.236</text:p>
          </table:table-cell>
          <table:table-cell office:value-type="float" office:value="4.1891">
            <text:p>4.1891</text:p>
          </table:table-cell>
          <table:table-cell office:value-type="float" office:value="4.1471">
            <text:p>4.1471</text:p>
          </table:table-cell>
          <table:table-cell office:value-type="float" office:value="4.1832">
            <text:p>4.1832</text:p>
          </table:table-cell>
          <table:table-cell office:value-type="float" office:value="4.4062">
            <text:p>4.4062</text:p>
          </table:table-cell>
          <table:table-cell office:value-type="float" office:value="4.3176">
            <text:p>4.3176</text:p>
          </table:table-cell>
          <table:table-cell office:value-type="float" office:value="4.1597">
            <text:p>4.1597</text:p>
          </table:table-cell>
          <table:table-cell office:value-type="float" office:value="4.3292">
            <text:p>4.3292</text:p>
          </table:table-cell>
          <table:table-cell office:value-type="float" office:value="4.262">
            <text:p>4.262</text:p>
          </table:table-cell>
          <table:table-cell office:value-type="float" office:value="4.4942">
            <text:p>4.4942</text:p>
          </table:table-cell>
          <table:table-cell office:value-type="float" office:value="4.4961">
            <text:p>4.4961</text:p>
          </table:table-cell>
          <table:table-cell table:formula="of:=AVERAGE([.H51:.M51])" office:value-type="float" office:value="4.34313333333333">
            <text:p>4.3431333333</text:p>
          </table:table-cell>
          <table:table-cell office:value-type="float" office:value="3.263">
            <text:p>3.263</text:p>
          </table:table-cell>
          <table:table-cell office:value-type="float" office:value="3.1374">
            <text:p>3.1374</text:p>
          </table:table-cell>
          <table:table-cell office:value-type="float" office:value="3.0273">
            <text:p>3.0273</text:p>
          </table:table-cell>
          <table:table-cell office:value-type="float" office:value="3.6669">
            <text:p>3.6669</text:p>
          </table:table-cell>
          <table:table-cell office:value-type="float" office:value="3.9461">
            <text:p>3.9461</text:p>
          </table:table-cell>
          <table:table-cell office:value-type="float" office:value="4.0533">
            <text:p>4.0533</text:p>
          </table:table-cell>
          <table:table-cell office:value-type="float" office:value="3.3374">
            <text:p>3.3374</text:p>
          </table:table-cell>
          <table:table-cell office:value-type="float" office:value="3.8217">
            <text:p>3.8217</text:p>
          </table:table-cell>
          <table:table-cell office:value-type="float" office:value="3.9335">
            <text:p>3.9335</text:p>
          </table:table-cell>
          <table:table-cell office:value-type="float" office:value="3.7011">
            <text:p>3.7011</text:p>
          </table:table-cell>
          <table:table-cell office:value-type="float" office:value="3.9537">
            <text:p>3.9537</text:p>
          </table:table-cell>
          <table:table-cell table:formula="of:=AVERAGE([.T51:.Y51])" office:value-type="float" office:value="3.80011666666667">
            <text:p>3.800116666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7-02</text:p>
          </table:table-cell>
          <table:table-cell office:value-type="float" office:value="4.1816">
            <text:p>4.1816</text:p>
          </table:table-cell>
          <table:table-cell office:value-type="float" office:value="4.1891">
            <text:p>4.1891</text:p>
          </table:table-cell>
          <table:table-cell office:value-type="float" office:value="4.1471">
            <text:p>4.1471</text:p>
          </table:table-cell>
          <table:table-cell office:value-type="float" office:value="4.1872">
            <text:p>4.1872</text:p>
          </table:table-cell>
          <table:table-cell office:value-type="float" office:value="4.3979">
            <text:p>4.3979</text:p>
          </table:table-cell>
          <table:table-cell office:value-type="float" office:value="4.3305">
            <text:p>4.3305</text:p>
          </table:table-cell>
          <table:table-cell office:value-type="float" office:value="4.146">
            <text:p>4.146</text:p>
          </table:table-cell>
          <table:table-cell office:value-type="float" office:value="4.3292">
            <text:p>4.3292</text:p>
          </table:table-cell>
          <table:table-cell office:value-type="float" office:value="4.262">
            <text:p>4.262</text:p>
          </table:table-cell>
          <table:table-cell office:value-type="float" office:value="4.5012">
            <text:p>4.5012</text:p>
          </table:table-cell>
          <table:table-cell office:value-type="float" office:value="4.5065">
            <text:p>4.5065</text:p>
          </table:table-cell>
          <table:table-cell table:formula="of:=AVERAGE([.H52:.M52])" office:value-type="float" office:value="4.3459">
            <text:p>4.3459</text:p>
          </table:table-cell>
          <table:table-cell office:value-type="float" office:value="3.1777">
            <text:p>3.1777</text:p>
          </table:table-cell>
          <table:table-cell office:value-type="float" office:value="3.1374">
            <text:p>3.1374</text:p>
          </table:table-cell>
          <table:table-cell office:value-type="float" office:value="3.0273">
            <text:p>3.0273</text:p>
          </table:table-cell>
          <table:table-cell office:value-type="float" office:value="3.6682">
            <text:p>3.6682</text:p>
          </table:table-cell>
          <table:table-cell office:value-type="float" office:value="3.9493">
            <text:p>3.9493</text:p>
          </table:table-cell>
          <table:table-cell office:value-type="float" office:value="4.0662">
            <text:p>4.0662</text:p>
          </table:table-cell>
          <table:table-cell office:value-type="float" office:value="3.3409">
            <text:p>3.3409</text:p>
          </table:table-cell>
          <table:table-cell office:value-type="float" office:value="3.8217">
            <text:p>3.8217</text:p>
          </table:table-cell>
          <table:table-cell office:value-type="float" office:value="3.9335">
            <text:p>3.9335</text:p>
          </table:table-cell>
          <table:table-cell office:value-type="float" office:value="3.7323">
            <text:p>3.7323</text:p>
          </table:table-cell>
          <table:table-cell office:value-type="float" office:value="3.9635">
            <text:p>3.9635</text:p>
          </table:table-cell>
          <table:table-cell table:formula="of:=AVERAGE([.T52:.Y52])" office:value-type="float" office:value="3.80968333333333">
            <text:p>3.80968333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18-02</text:p>
          </table:table-cell>
          <table:table-cell office:value-type="float" office:value="4.168">
            <text:p>4.168</text:p>
          </table:table-cell>
          <table:table-cell office:value-type="float" office:value="4.1891">
            <text:p>4.1891</text:p>
          </table:table-cell>
          <table:table-cell office:value-type="float" office:value="4.1538">
            <text:p>4.1538</text:p>
          </table:table-cell>
          <table:table-cell office:value-type="float" office:value="4.1909">
            <text:p>4.1909</text:p>
          </table:table-cell>
          <table:table-cell office:value-type="float" office:value="4.3817">
            <text:p>4.3817</text:p>
          </table:table-cell>
          <table:table-cell office:value-type="float" office:value="4.3246">
            <text:p>4.3246</text:p>
          </table:table-cell>
          <table:table-cell office:value-type="float" office:value="4.146">
            <text:p>4.146</text:p>
          </table:table-cell>
          <table:table-cell office:value-type="float" office:value="4.3292">
            <text:p>4.3292</text:p>
          </table:table-cell>
          <table:table-cell office:value-type="float" office:value="4.2746">
            <text:p>4.2746</text:p>
          </table:table-cell>
          <table:table-cell office:value-type="float" office:value="4.4888">
            <text:p>4.4888</text:p>
          </table:table-cell>
          <table:table-cell office:value-type="float" office:value="4.5201">
            <text:p>4.5201</text:p>
          </table:table-cell>
          <table:table-cell table:formula="of:=AVERAGE([.H53:.M53])" office:value-type="float" office:value="4.34721666666667">
            <text:p>4.3472166667</text:p>
          </table:table-cell>
          <table:table-cell office:value-type="float" office:value="3.1419">
            <text:p>3.1419</text:p>
          </table:table-cell>
          <table:table-cell office:value-type="float" office:value="3.1374">
            <text:p>3.1374</text:p>
          </table:table-cell>
          <table:table-cell office:value-type="float" office:value="3.0251">
            <text:p>3.0251</text:p>
          </table:table-cell>
          <table:table-cell office:value-type="float" office:value="3.6853">
            <text:p>3.6853</text:p>
          </table:table-cell>
          <table:table-cell office:value-type="float" office:value="3.9532">
            <text:p>3.9532</text:p>
          </table:table-cell>
          <table:table-cell office:value-type="float" office:value="4.0737">
            <text:p>4.0737</text:p>
          </table:table-cell>
          <table:table-cell office:value-type="float" office:value="3.3409">
            <text:p>3.3409</text:p>
          </table:table-cell>
          <table:table-cell office:value-type="float" office:value="3.8217">
            <text:p>3.8217</text:p>
          </table:table-cell>
          <table:table-cell office:value-type="float" office:value="3.9521">
            <text:p>3.9521</text:p>
          </table:table-cell>
          <table:table-cell office:value-type="float" office:value="3.7147">
            <text:p>3.7147</text:p>
          </table:table-cell>
          <table:table-cell office:value-type="float" office:value="3.9811">
            <text:p>3.9811</text:p>
          </table:table-cell>
          <table:table-cell table:formula="of:=AVERAGE([.T53:.Y53])" office:value-type="float" office:value="3.81403333333333">
            <text:p>3.81403333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19-02</text:p>
          </table:table-cell>
          <table:table-cell office:value-type="float" office:value="4.168">
            <text:p>4.168</text:p>
          </table:table-cell>
          <table:table-cell office:value-type="float" office:value="4.1679">
            <text:p>4.1679</text:p>
          </table:table-cell>
          <table:table-cell office:value-type="float" office:value="4.1734">
            <text:p>4.1734</text:p>
          </table:table-cell>
          <table:table-cell office:value-type="float" office:value="4.1695">
            <text:p>4.1695</text:p>
          </table:table-cell>
          <table:table-cell office:value-type="float" office:value="4.3777">
            <text:p>4.3777</text:p>
          </table:table-cell>
          <table:table-cell office:value-type="float" office:value="4.3246">
            <text:p>4.3246</text:p>
          </table:table-cell>
          <table:table-cell office:value-type="float" office:value="4.146">
            <text:p>4.146</text:p>
          </table:table-cell>
          <table:table-cell office:value-type="float" office:value="4.3347">
            <text:p>4.3347</text:p>
          </table:table-cell>
          <table:table-cell office:value-type="float" office:value="4.2712">
            <text:p>4.2712</text:p>
          </table:table-cell>
          <table:table-cell office:value-type="float" office:value="4.483">
            <text:p>4.483</text:p>
          </table:table-cell>
          <table:table-cell office:value-type="float" office:value="4.5351">
            <text:p>4.5351</text:p>
          </table:table-cell>
          <table:table-cell table:formula="of:=AVERAGE([.H54:.M54])" office:value-type="float" office:value="4.3491">
            <text:p>4.3491</text:p>
          </table:table-cell>
          <table:table-cell office:value-type="float" office:value="3.1419">
            <text:p>3.1419</text:p>
          </table:table-cell>
          <table:table-cell office:value-type="float" office:value="3.1223">
            <text:p>3.1223</text:p>
          </table:table-cell>
          <table:table-cell office:value-type="float" office:value="3.0363">
            <text:p>3.0363</text:p>
          </table:table-cell>
          <table:table-cell office:value-type="float" office:value="3.6616">
            <text:p>3.6616</text:p>
          </table:table-cell>
          <table:table-cell office:value-type="float" office:value="3.9453">
            <text:p>3.9453</text:p>
          </table:table-cell>
          <table:table-cell office:value-type="float" office:value="4.0737">
            <text:p>4.0737</text:p>
          </table:table-cell>
          <table:table-cell office:value-type="float" office:value="3.3409">
            <text:p>3.3409</text:p>
          </table:table-cell>
          <table:table-cell office:value-type="float" office:value="3.8381">
            <text:p>3.8381</text:p>
          </table:table-cell>
          <table:table-cell office:value-type="float" office:value="3.9548">
            <text:p>3.9548</text:p>
          </table:table-cell>
          <table:table-cell office:value-type="float" office:value="3.6931">
            <text:p>3.6931</text:p>
          </table:table-cell>
          <table:table-cell office:value-type="float" office:value="3.9999">
            <text:p>3.9999</text:p>
          </table:table-cell>
          <table:table-cell table:formula="of:=AVERAGE([.T54:.Y54])" office:value-type="float" office:value="3.81675">
            <text:p>3.816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0-02</text:p>
          </table:table-cell>
          <table:table-cell office:value-type="float" office:value="4.168">
            <text:p>4.168</text:p>
          </table:table-cell>
          <table:table-cell office:value-type="float" office:value="4.1569">
            <text:p>4.1569</text:p>
          </table:table-cell>
          <table:table-cell office:value-type="float" office:value="4.1801">
            <text:p>4.1801</text:p>
          </table:table-cell>
          <table:table-cell office:value-type="float" office:value="4.1812">
            <text:p>4.1812</text:p>
          </table:table-cell>
          <table:table-cell office:value-type="float" office:value="4.3646">
            <text:p>4.3646</text:p>
          </table:table-cell>
          <table:table-cell office:value-type="float" office:value="4.3246">
            <text:p>4.3246</text:p>
          </table:table-cell>
          <table:table-cell office:value-type="float" office:value="4.1467">
            <text:p>4.1467</text:p>
          </table:table-cell>
          <table:table-cell office:value-type="float" office:value="4.3445">
            <text:p>4.3445</text:p>
          </table:table-cell>
          <table:table-cell office:value-type="float" office:value="4.2825">
            <text:p>4.2825</text:p>
          </table:table-cell>
          <table:table-cell office:value-type="float" office:value="4.4982">
            <text:p>4.4982</text:p>
          </table:table-cell>
          <table:table-cell office:value-type="float" office:value="4.5351">
            <text:p>4.5351</text:p>
          </table:table-cell>
          <table:table-cell table:formula="of:=AVERAGE([.H55:.M55])" office:value-type="float" office:value="4.35526666666667">
            <text:p>4.3552666667</text:p>
          </table:table-cell>
          <table:table-cell office:value-type="float" office:value="3.1419">
            <text:p>3.1419</text:p>
          </table:table-cell>
          <table:table-cell office:value-type="float" office:value="3.1091">
            <text:p>3.1091</text:p>
          </table:table-cell>
          <table:table-cell office:value-type="float" office:value="3.0498">
            <text:p>3.0498</text:p>
          </table:table-cell>
          <table:table-cell office:value-type="float" office:value="3.7008">
            <text:p>3.7008</text:p>
          </table:table-cell>
          <table:table-cell office:value-type="float" office:value="3.9585">
            <text:p>3.9585</text:p>
          </table:table-cell>
          <table:table-cell office:value-type="float" office:value="4.0737">
            <text:p>4.0737</text:p>
          </table:table-cell>
          <table:table-cell office:value-type="float" office:value="3.3604">
            <text:p>3.3604</text:p>
          </table:table-cell>
          <table:table-cell office:value-type="float" office:value="3.8305">
            <text:p>3.8305</text:p>
          </table:table-cell>
          <table:table-cell office:value-type="float" office:value="3.969">
            <text:p>3.969</text:p>
          </table:table-cell>
          <table:table-cell office:value-type="float" office:value="3.7074">
            <text:p>3.7074</text:p>
          </table:table-cell>
          <table:table-cell office:value-type="float" office:value="3.9999">
            <text:p>3.9999</text:p>
          </table:table-cell>
          <table:table-cell table:formula="of:=AVERAGE([.T55:.Y55])" office:value-type="float" office:value="3.82348333333333">
            <text:p>3.8234833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1-02</text:p>
          </table:table-cell>
          <table:table-cell office:value-type="float" office:value="4.1837">
            <text:p>4.1837</text:p>
          </table:table-cell>
          <table:table-cell office:value-type="float" office:value="4.1735">
            <text:p>4.1735</text:p>
          </table:table-cell>
          <table:table-cell office:value-type="float" office:value="4.1661">
            <text:p>4.1661</text:p>
          </table:table-cell>
          <table:table-cell office:value-type="float" office:value="4.1746">
            <text:p>4.1746</text:p>
          </table:table-cell>
          <table:table-cell office:value-type="float" office:value="4.3646">
            <text:p>4.3646</text:p>
          </table:table-cell>
          <table:table-cell office:value-type="float" office:value="4.3064">
            <text:p>4.3064</text:p>
          </table:table-cell>
          <table:table-cell office:value-type="float" office:value="4.1589">
            <text:p>4.1589</text:p>
          </table:table-cell>
          <table:table-cell office:value-type="float" office:value="4.3346">
            <text:p>4.3346</text:p>
          </table:table-cell>
          <table:table-cell office:value-type="float" office:value="4.2835">
            <text:p>4.2835</text:p>
          </table:table-cell>
          <table:table-cell office:value-type="float" office:value="4.4982">
            <text:p>4.4982</text:p>
          </table:table-cell>
          <table:table-cell office:value-type="float" office:value="4.5351">
            <text:p>4.5351</text:p>
          </table:table-cell>
          <table:table-cell table:formula="of:=AVERAGE([.H56:.M56])" office:value-type="float" office:value="4.35278333333333">
            <text:p>4.3527833333</text:p>
          </table:table-cell>
          <table:table-cell office:value-type="float" office:value="3.1642">
            <text:p>3.1642</text:p>
          </table:table-cell>
          <table:table-cell office:value-type="float" office:value="3.1651">
            <text:p>3.1651</text:p>
          </table:table-cell>
          <table:table-cell office:value-type="float" office:value="3.0394">
            <text:p>3.0394</text:p>
          </table:table-cell>
          <table:table-cell office:value-type="float" office:value="3.695">
            <text:p>3.695</text:p>
          </table:table-cell>
          <table:table-cell office:value-type="float" office:value="3.9585">
            <text:p>3.9585</text:p>
          </table:table-cell>
          <table:table-cell office:value-type="float" office:value="4.0869">
            <text:p>4.0869</text:p>
          </table:table-cell>
          <table:table-cell office:value-type="float" office:value="3.3779">
            <text:p>3.3779</text:p>
          </table:table-cell>
          <table:table-cell office:value-type="float" office:value="3.8177">
            <text:p>3.8177</text:p>
          </table:table-cell>
          <table:table-cell office:value-type="float" office:value="3.9658">
            <text:p>3.9658</text:p>
          </table:table-cell>
          <table:table-cell office:value-type="float" office:value="3.7074">
            <text:p>3.7074</text:p>
          </table:table-cell>
          <table:table-cell office:value-type="float" office:value="3.9999">
            <text:p>3.9999</text:p>
          </table:table-cell>
          <table:table-cell table:formula="of:=AVERAGE([.T56:.Y56])" office:value-type="float" office:value="3.82593333333333">
            <text:p>3.825933333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2-02</text:p>
          </table:table-cell>
          <table:table-cell office:value-type="float" office:value="4.1866">
            <text:p>4.1866</text:p>
          </table:table-cell>
          <table:table-cell office:value-type="float" office:value="4.1539">
            <text:p>4.1539</text:p>
          </table:table-cell>
          <table:table-cell office:value-type="float" office:value="4.1578">
            <text:p>4.1578</text:p>
          </table:table-cell>
          <table:table-cell office:value-type="float" office:value="4.1746">
            <text:p>4.1746</text:p>
          </table:table-cell>
          <table:table-cell office:value-type="float" office:value="4.3646">
            <text:p>4.3646</text:p>
          </table:table-cell>
          <table:table-cell office:value-type="float" office:value="4.2987">
            <text:p>4.2987</text:p>
          </table:table-cell>
          <table:table-cell office:value-type="float" office:value="4.1819">
            <text:p>4.1819</text:p>
          </table:table-cell>
          <table:table-cell office:value-type="float" office:value="4.337">
            <text:p>4.337</text:p>
          </table:table-cell>
          <table:table-cell office:value-type="float" office:value="4.2989">
            <text:p>4.2989</text:p>
          </table:table-cell>
          <table:table-cell office:value-type="float" office:value="4.4982">
            <text:p>4.4982</text:p>
          </table:table-cell>
          <table:table-cell office:value-type="float" office:value="4.5447">
            <text:p>4.5447</text:p>
          </table:table-cell>
          <table:table-cell table:formula="of:=AVERAGE([.H57:.M57])" office:value-type="float" office:value="4.3599">
            <text:p>4.3599</text:p>
          </table:table-cell>
          <table:table-cell office:value-type="float" office:value="3.1645">
            <text:p>3.1645</text:p>
          </table:table-cell>
          <table:table-cell office:value-type="float" office:value="3.1502">
            <text:p>3.1502</text:p>
          </table:table-cell>
          <table:table-cell office:value-type="float" office:value="3.0272">
            <text:p>3.0272</text:p>
          </table:table-cell>
          <table:table-cell office:value-type="float" office:value="3.695">
            <text:p>3.695</text:p>
          </table:table-cell>
          <table:table-cell office:value-type="float" office:value="3.9585">
            <text:p>3.9585</text:p>
          </table:table-cell>
          <table:table-cell office:value-type="float" office:value="4.0889">
            <text:p>4.0889</text:p>
          </table:table-cell>
          <table:table-cell office:value-type="float" office:value="3.4066">
            <text:p>3.4066</text:p>
          </table:table-cell>
          <table:table-cell office:value-type="float" office:value="3.8296">
            <text:p>3.8296</text:p>
          </table:table-cell>
          <table:table-cell office:value-type="float" office:value="3.9738">
            <text:p>3.9738</text:p>
          </table:table-cell>
          <table:table-cell office:value-type="float" office:value="3.7074">
            <text:p>3.7074</text:p>
          </table:table-cell>
          <table:table-cell office:value-type="float" office:value="4.007">
            <text:p>4.007</text:p>
          </table:table-cell>
          <table:table-cell table:formula="of:=AVERAGE([.T57:.Y57])" office:value-type="float" office:value="3.83555">
            <text:p>3.8355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3-02</text:p>
          </table:table-cell>
          <table:table-cell office:value-type="float" office:value="4.1803">
            <text:p>4.1803</text:p>
          </table:table-cell>
          <table:table-cell office:value-type="float" office:value="4.147">
            <text:p>4.147</text:p>
          </table:table-cell>
          <table:table-cell office:value-type="float" office:value="4.1578">
            <text:p>4.1578</text:p>
          </table:table-cell>
          <table:table-cell office:value-type="float" office:value="4.1746">
            <text:p>4.1746</text:p>
          </table:table-cell>
          <table:table-cell office:value-type="float" office:value="4.3668">
            <text:p>4.3668</text:p>
          </table:table-cell>
          <table:table-cell office:value-type="float" office:value="4.308">
            <text:p>4.308</text:p>
          </table:table-cell>
          <table:table-cell office:value-type="float" office:value="4.1698">
            <text:p>4.1698</text:p>
          </table:table-cell>
          <table:table-cell office:value-type="float" office:value="4.336">
            <text:p>4.336</text:p>
          </table:table-cell>
          <table:table-cell office:value-type="float" office:value="4.2989">
            <text:p>4.2989</text:p>
          </table:table-cell>
          <table:table-cell office:value-type="float" office:value="4.5066">
            <text:p>4.5066</text:p>
          </table:table-cell>
          <table:table-cell office:value-type="float" office:value="4.5481">
            <text:p>4.5481</text:p>
          </table:table-cell>
          <table:table-cell table:formula="of:=AVERAGE([.H58:.M58])" office:value-type="float" office:value="4.36123333333333">
            <text:p>4.3612333333</text:p>
          </table:table-cell>
          <table:table-cell office:value-type="float" office:value="3.1431">
            <text:p>3.1431</text:p>
          </table:table-cell>
          <table:table-cell office:value-type="float" office:value="3.1171">
            <text:p>3.1171</text:p>
          </table:table-cell>
          <table:table-cell office:value-type="float" office:value="3.0272">
            <text:p>3.0272</text:p>
          </table:table-cell>
          <table:table-cell office:value-type="float" office:value="3.695">
            <text:p>3.695</text:p>
          </table:table-cell>
          <table:table-cell office:value-type="float" office:value="3.9691">
            <text:p>3.9691</text:p>
          </table:table-cell>
          <table:table-cell office:value-type="float" office:value="4.0745">
            <text:p>4.0745</text:p>
          </table:table-cell>
          <table:table-cell office:value-type="float" office:value="3.3904">
            <text:p>3.3904</text:p>
          </table:table-cell>
          <table:table-cell office:value-type="float" office:value="3.8186">
            <text:p>3.8186</text:p>
          </table:table-cell>
          <table:table-cell office:value-type="float" office:value="3.9738">
            <text:p>3.9738</text:p>
          </table:table-cell>
          <table:table-cell office:value-type="float" office:value="3.7113">
            <text:p>3.7113</text:p>
          </table:table-cell>
          <table:table-cell office:value-type="float" office:value="4.0093">
            <text:p>4.0093</text:p>
          </table:table-cell>
          <table:table-cell table:formula="of:=AVERAGE([.T58:.Y58])" office:value-type="float" office:value="3.82965">
            <text:p>3.8296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4-02</text:p>
          </table:table-cell>
          <table:table-cell office:value-type="float" office:value="4.1665">
            <text:p>4.1665</text:p>
          </table:table-cell>
          <table:table-cell office:value-type="float" office:value="4.147">
            <text:p>4.147</text:p>
          </table:table-cell>
          <table:table-cell office:value-type="float" office:value="4.1578">
            <text:p>4.1578</text:p>
          </table:table-cell>
          <table:table-cell office:value-type="float" office:value="4.1662">
            <text:p>4.1662</text:p>
          </table:table-cell>
          <table:table-cell office:value-type="float" office:value="4.368">
            <text:p>4.368</text:p>
          </table:table-cell>
          <table:table-cell office:value-type="float" office:value="4.3107">
            <text:p>4.3107</text:p>
          </table:table-cell>
          <table:table-cell office:value-type="float" office:value="4.1697">
            <text:p>4.1697</text:p>
          </table:table-cell>
          <table:table-cell office:value-type="float" office:value="4.336">
            <text:p>4.336</text:p>
          </table:table-cell>
          <table:table-cell office:value-type="float" office:value="4.2989">
            <text:p>4.2989</text:p>
          </table:table-cell>
          <table:table-cell office:value-type="float" office:value="4.5178">
            <text:p>4.5178</text:p>
          </table:table-cell>
          <table:table-cell office:value-type="float" office:value="4.6554">
            <text:p>4.6554</text:p>
          </table:table-cell>
          <table:table-cell table:formula="of:=AVERAGE([.H59:.M59])" office:value-type="float" office:value="4.38141666666667">
            <text:p>4.3814166667</text:p>
          </table:table-cell>
          <table:table-cell office:value-type="float" office:value="3.1065">
            <text:p>3.1065</text:p>
          </table:table-cell>
          <table:table-cell office:value-type="float" office:value="3.1171">
            <text:p>3.1171</text:p>
          </table:table-cell>
          <table:table-cell office:value-type="float" office:value="3.0272">
            <text:p>3.0272</text:p>
          </table:table-cell>
          <table:table-cell office:value-type="float" office:value="3.6778">
            <text:p>3.6778</text:p>
          </table:table-cell>
          <table:table-cell office:value-type="float" office:value="3.9778">
            <text:p>3.9778</text:p>
          </table:table-cell>
          <table:table-cell office:value-type="float" office:value="4.0632">
            <text:p>4.0632</text:p>
          </table:table-cell>
          <table:table-cell office:value-type="float" office:value="3.3845">
            <text:p>3.3845</text:p>
          </table:table-cell>
          <table:table-cell office:value-type="float" office:value="3.8186">
            <text:p>3.8186</text:p>
          </table:table-cell>
          <table:table-cell office:value-type="float" office:value="3.9738">
            <text:p>3.9738</text:p>
          </table:table-cell>
          <table:table-cell office:value-type="float" office:value="3.7196">
            <text:p>3.7196</text:p>
          </table:table-cell>
          <table:table-cell office:value-type="float" office:value="4.1704">
            <text:p>4.1704</text:p>
          </table:table-cell>
          <table:table-cell table:formula="of:=AVERAGE([.T59:.Y59])" office:value-type="float" office:value="3.85501666666667">
            <text:p>3.855016666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5-02</text:p>
          </table:table-cell>
          <table:table-cell office:value-type="float" office:value="4.1738">
            <text:p>4.1738</text:p>
          </table:table-cell>
          <table:table-cell office:value-type="float" office:value="4.147">
            <text:p>4.147</text:p>
          </table:table-cell>
          <table:table-cell office:value-type="float" office:value="4.1525">
            <text:p>4.1525</text:p>
          </table:table-cell>
          <table:table-cell office:value-type="float" office:value="4.1615">
            <text:p>4.1615</text:p>
          </table:table-cell>
          <table:table-cell office:value-type="float" office:value="4.3581">
            <text:p>4.3581</text:p>
          </table:table-cell>
          <table:table-cell office:value-type="float" office:value="4.3148">
            <text:p>4.3148</text:p>
          </table:table-cell>
          <table:table-cell office:value-type="float" office:value="4.1697">
            <text:p>4.1697</text:p>
          </table:table-cell>
          <table:table-cell office:value-type="float" office:value="4.336">
            <text:p>4.336</text:p>
          </table:table-cell>
          <table:table-cell office:value-type="float" office:value="4.3012">
            <text:p>4.3012</text:p>
          </table:table-cell>
          <table:table-cell office:value-type="float" office:value="4.5122">
            <text:p>4.5122</text:p>
          </table:table-cell>
          <table:table-cell office:value-type="float" office:value="4.6369">
            <text:p>4.6369</text:p>
          </table:table-cell>
          <table:table-cell table:formula="of:=AVERAGE([.H60:.M60])" office:value-type="float" office:value="4.37846666666667">
            <text:p>4.3784666667</text:p>
          </table:table-cell>
          <table:table-cell office:value-type="float" office:value="3.1176">
            <text:p>3.1176</text:p>
          </table:table-cell>
          <table:table-cell office:value-type="float" office:value="3.1171">
            <text:p>3.1171</text:p>
          </table:table-cell>
          <table:table-cell office:value-type="float" office:value="3.0191">
            <text:p>3.0191</text:p>
          </table:table-cell>
          <table:table-cell office:value-type="float" office:value="3.6678">
            <text:p>3.6678</text:p>
          </table:table-cell>
          <table:table-cell office:value-type="float" office:value="3.9522">
            <text:p>3.9522</text:p>
          </table:table-cell>
          <table:table-cell office:value-type="float" office:value="4.0756">
            <text:p>4.0756</text:p>
          </table:table-cell>
          <table:table-cell office:value-type="float" office:value="3.3845">
            <text:p>3.3845</text:p>
          </table:table-cell>
          <table:table-cell office:value-type="float" office:value="3.8186">
            <text:p>3.8186</text:p>
          </table:table-cell>
          <table:table-cell office:value-type="float" office:value="3.9679">
            <text:p>3.9679</text:p>
          </table:table-cell>
          <table:table-cell office:value-type="float" office:value="3.691">
            <text:p>3.691</text:p>
          </table:table-cell>
          <table:table-cell office:value-type="float" office:value="4.1342">
            <text:p>4.1342</text:p>
          </table:table-cell>
          <table:table-cell table:formula="of:=AVERAGE([.T60:.Y60])" office:value-type="float" office:value="3.8453">
            <text:p>3.845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6-02</text:p>
          </table:table-cell>
          <table:table-cell office:value-type="float" office:value="4.1738">
            <text:p>4.1738</text:p>
          </table:table-cell>
          <table:table-cell office:value-type="float" office:value="4.1678">
            <text:p>4.1678</text:p>
          </table:table-cell>
          <table:table-cell office:value-type="float" office:value="4.1611">
            <text:p>4.1611</text:p>
          </table:table-cell>
          <table:table-cell office:value-type="float" office:value="4.1535">
            <text:p>4.1535</text:p>
          </table:table-cell>
          <table:table-cell office:value-type="float" office:value="4.3631">
            <text:p>4.3631</text:p>
          </table:table-cell>
          <table:table-cell office:value-type="float" office:value="4.3148">
            <text:p>4.3148</text:p>
          </table:table-cell>
          <table:table-cell office:value-type="float" office:value="4.1697">
            <text:p>4.1697</text:p>
          </table:table-cell>
          <table:table-cell office:value-type="float" office:value="4.3282">
            <text:p>4.3282</text:p>
          </table:table-cell>
          <table:table-cell office:value-type="float" office:value="4.3094">
            <text:p>4.3094</text:p>
          </table:table-cell>
          <table:table-cell office:value-type="float" office:value="4.5186">
            <text:p>4.5186</text:p>
          </table:table-cell>
          <table:table-cell office:value-type="float" office:value="4.6835">
            <text:p>4.6835</text:p>
          </table:table-cell>
          <table:table-cell table:formula="of:=AVERAGE([.H61:.M61])" office:value-type="float" office:value="4.38736666666667">
            <text:p>4.3873666667</text:p>
          </table:table-cell>
          <table:table-cell office:value-type="float" office:value="3.1176">
            <text:p>3.1176</text:p>
          </table:table-cell>
          <table:table-cell office:value-type="float" office:value="3.1871">
            <text:p>3.1871</text:p>
          </table:table-cell>
          <table:table-cell office:value-type="float" office:value="3.0315">
            <text:p>3.0315</text:p>
          </table:table-cell>
          <table:table-cell office:value-type="float" office:value="3.6701">
            <text:p>3.6701</text:p>
          </table:table-cell>
          <table:table-cell office:value-type="float" office:value="3.9643">
            <text:p>3.9643</text:p>
          </table:table-cell>
          <table:table-cell office:value-type="float" office:value="4.0756">
            <text:p>4.0756</text:p>
          </table:table-cell>
          <table:table-cell office:value-type="float" office:value="3.3845">
            <text:p>3.3845</text:p>
          </table:table-cell>
          <table:table-cell office:value-type="float" office:value="3.8097">
            <text:p>3.8097</text:p>
          </table:table-cell>
          <table:table-cell office:value-type="float" office:value="3.9627">
            <text:p>3.9627</text:p>
          </table:table-cell>
          <table:table-cell office:value-type="float" office:value="3.7279">
            <text:p>3.7279</text:p>
          </table:table-cell>
          <table:table-cell office:value-type="float" office:value="4.1821">
            <text:p>4.1821</text:p>
          </table:table-cell>
          <table:table-cell table:formula="of:=AVERAGE([.T61:.Y61])" office:value-type="float" office:value="3.85708333333333">
            <text:p>3.857083333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7-02</text:p>
          </table:table-cell>
          <table:table-cell office:value-type="float" office:value="4.1738">
            <text:p>4.1738</text:p>
          </table:table-cell>
          <table:table-cell office:value-type="float" office:value="4.1648">
            <text:p>4.1648</text:p>
          </table:table-cell>
          <table:table-cell office:value-type="float" office:value="4.1779">
            <text:p>4.1779</text:p>
          </table:table-cell>
          <table:table-cell office:value-type="float" office:value="4.1524">
            <text:p>4.1524</text:p>
          </table:table-cell>
          <table:table-cell office:value-type="float" office:value="4.3468">
            <text:p>4.3468</text:p>
          </table:table-cell>
          <table:table-cell office:value-type="float" office:value="4.3148">
            <text:p>4.3148</text:p>
          </table:table-cell>
          <table:table-cell office:value-type="float" office:value="4.167">
            <text:p>4.167</text:p>
          </table:table-cell>
          <table:table-cell office:value-type="float" office:value="4.3146">
            <text:p>4.3146</text:p>
          </table:table-cell>
          <table:table-cell office:value-type="float" office:value="4.3124">
            <text:p>4.3124</text:p>
          </table:table-cell>
          <table:table-cell office:value-type="float" office:value="4.5263">
            <text:p>4.5263</text:p>
          </table:table-cell>
          <table:table-cell office:value-type="float" office:value="4.6835">
            <text:p>4.6835</text:p>
          </table:table-cell>
          <table:table-cell table:formula="of:=AVERAGE([.H62:.M62])" office:value-type="float" office:value="4.38643333333333">
            <text:p>4.3864333333</text:p>
          </table:table-cell>
          <table:table-cell office:value-type="float" office:value="3.1176">
            <text:p>3.1176</text:p>
          </table:table-cell>
          <table:table-cell office:value-type="float" office:value="3.18">
            <text:p>3.18</text:p>
          </table:table-cell>
          <table:table-cell office:value-type="float" office:value="3.0594">
            <text:p>3.0594</text:p>
          </table:table-cell>
          <table:table-cell office:value-type="float" office:value="3.6943">
            <text:p>3.6943</text:p>
          </table:table-cell>
          <table:table-cell office:value-type="float" office:value="3.9982">
            <text:p>3.9982</text:p>
          </table:table-cell>
          <table:table-cell office:value-type="float" office:value="4.0756">
            <text:p>4.0756</text:p>
          </table:table-cell>
          <table:table-cell office:value-type="float" office:value="3.3875">
            <text:p>3.3875</text:p>
          </table:table-cell>
          <table:table-cell office:value-type="float" office:value="3.7894">
            <text:p>3.7894</text:p>
          </table:table-cell>
          <table:table-cell office:value-type="float" office:value="3.9332">
            <text:p>3.9332</text:p>
          </table:table-cell>
          <table:table-cell office:value-type="float" office:value="3.7553">
            <text:p>3.7553</text:p>
          </table:table-cell>
          <table:table-cell office:value-type="float" office:value="4.1821">
            <text:p>4.1821</text:p>
          </table:table-cell>
          <table:table-cell table:formula="of:=AVERAGE([.T62:.Y62])" office:value-type="float" office:value="3.85385">
            <text:p>3.8538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8-02</text:p>
          </table:table-cell>
          <table:table-cell office:value-type="float" office:value="4.141">
            <text:p>4.141</text:p>
          </table:table-cell>
          <table:table-cell office:value-type="float" office:value="4.1515">
            <text:p>4.1515</text:p>
          </table:table-cell>
          <table:table-cell office:value-type="float" office:value="4.1676">
            <text:p>4.1676</text:p>
          </table:table-cell>
          <table:table-cell office:value-type="float" office:value="4.1563">
            <text:p>4.1563</text:p>
          </table:table-cell>
          <table:table-cell office:value-type="float" office:value="4.3468">
            <text:p>4.3468</text:p>
          </table:table-cell>
          <table:table-cell office:value-type="float" office:value="4.3148">
            <text:p>4.3148</text:p>
          </table:table-cell>
          <table:table-cell office:value-type="float" office:value="4.1781">
            <text:p>4.1781</text:p>
          </table:table-cell>
          <table:table-cell office:value-type="float" office:value="4.3089">
            <text:p>4.3089</text:p>
          </table:table-cell>
          <table:table-cell office:value-type="float" office:value="4.3259">
            <text:p>4.3259</text:p>
          </table:table-cell>
          <table:table-cell office:value-type="float" office:value="4.5263">
            <text:p>4.5263</text:p>
          </table:table-cell>
          <table:table-cell office:value-type="float" office:value="4.6835">
            <text:p>4.6835</text:p>
          </table:table-cell>
          <table:table-cell table:formula="of:=AVERAGE([.H63:.M63])" office:value-type="float" office:value="4.38958333333333">
            <text:p>4.3895833333</text:p>
          </table:table-cell>
          <table:table-cell office:value-type="float" office:value="3.0779">
            <text:p>3.0779</text:p>
          </table:table-cell>
          <table:table-cell office:value-type="float" office:value="3.1621">
            <text:p>3.1621</text:p>
          </table:table-cell>
          <table:table-cell office:value-type="float" office:value="3.0172">
            <text:p>3.0172</text:p>
          </table:table-cell>
          <table:table-cell office:value-type="float" office:value="3.7021">
            <text:p>3.7021</text:p>
          </table:table-cell>
          <table:table-cell office:value-type="float" office:value="3.9982">
            <text:p>3.9982</text:p>
          </table:table-cell>
          <table:table-cell office:value-type="float" office:value="4.0717">
            <text:p>4.0717</text:p>
          </table:table-cell>
          <table:table-cell office:value-type="float" office:value="3.4207">
            <text:p>3.4207</text:p>
          </table:table-cell>
          <table:table-cell office:value-type="float" office:value="3.7744">
            <text:p>3.7744</text:p>
          </table:table-cell>
          <table:table-cell office:value-type="float" office:value="3.9409">
            <text:p>3.9409</text:p>
          </table:table-cell>
          <table:table-cell office:value-type="float" office:value="3.7553">
            <text:p>3.7553</text:p>
          </table:table-cell>
          <table:table-cell office:value-type="float" office:value="4.1821">
            <text:p>4.1821</text:p>
          </table:table-cell>
          <table:table-cell table:formula="of:=AVERAGE([.T63:.Y63])" office:value-type="float" office:value="3.85751666666667">
            <text:p>3.857516666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1-03</text:p>
          </table:table-cell>
          <table:table-cell office:value-type="float" office:value="4.1152">
            <text:p>4.1152</text:p>
          </table:table-cell>
          <table:table-cell office:value-type="float" office:value="4.1477">
            <text:p>4.1477</text:p>
          </table:table-cell>
          <table:table-cell office:value-type="float" office:value="4.1928">
            <text:p>4.1928</text:p>
          </table:table-cell>
          <table:table-cell office:value-type="float" office:value="4.1563">
            <text:p>4.1563</text:p>
          </table:table-cell>
          <table:table-cell office:value-type="float" office:value="4.3468">
            <text:p>4.3468</text:p>
          </table:table-cell>
          <table:table-cell office:value-type="float" office:value="4.2958">
            <text:p>4.2958</text:p>
          </table:table-cell>
          <table:table-cell office:value-type="float" office:value="4.1853">
            <text:p>4.1853</text:p>
          </table:table-cell>
          <table:table-cell office:value-type="float" office:value="4.3096">
            <text:p>4.3096</text:p>
          </table:table-cell>
          <table:table-cell office:value-type="float" office:value="4.3276">
            <text:p>4.3276</text:p>
          </table:table-cell>
          <table:table-cell office:value-type="float" office:value="4.5263">
            <text:p>4.5263</text:p>
          </table:table-cell>
          <table:table-cell office:value-type="float" office:value="4.7947">
            <text:p>4.7947</text:p>
          </table:table-cell>
          <table:table-cell table:formula="of:=AVERAGE([.H64:.M64])" office:value-type="float" office:value="4.40655">
            <text:p>4.40655</text:p>
          </table:table-cell>
          <table:table-cell office:value-type="float" office:value="3.0913">
            <text:p>3.0913</text:p>
          </table:table-cell>
          <table:table-cell office:value-type="float" office:value="3.1905">
            <text:p>3.1905</text:p>
          </table:table-cell>
          <table:table-cell office:value-type="float" office:value="3.0453">
            <text:p>3.0453</text:p>
          </table:table-cell>
          <table:table-cell office:value-type="float" office:value="3.7021">
            <text:p>3.7021</text:p>
          </table:table-cell>
          <table:table-cell office:value-type="float" office:value="3.9982">
            <text:p>3.9982</text:p>
          </table:table-cell>
          <table:table-cell office:value-type="float" office:value="4.0784">
            <text:p>4.0784</text:p>
          </table:table-cell>
          <table:table-cell office:value-type="float" office:value="3.4387">
            <text:p>3.4387</text:p>
          </table:table-cell>
          <table:table-cell office:value-type="float" office:value="3.786">
            <text:p>3.786</text:p>
          </table:table-cell>
          <table:table-cell office:value-type="float" office:value="3.891">
            <text:p>3.891</text:p>
          </table:table-cell>
          <table:table-cell office:value-type="float" office:value="3.7553">
            <text:p>3.7553</text:p>
          </table:table-cell>
          <table:table-cell office:value-type="float" office:value="4.2956">
            <text:p>4.2956</text:p>
          </table:table-cell>
          <table:table-cell table:formula="of:=AVERAGE([.T64:.Y64])" office:value-type="float" office:value="3.87416666666667">
            <text:p>3.874166666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2-03</text:p>
          </table:table-cell>
          <table:table-cell office:value-type="float" office:value="4.1074">
            <text:p>4.1074</text:p>
          </table:table-cell>
          <table:table-cell office:value-type="float" office:value="4.1398">
            <text:p>4.1398</text:p>
          </table:table-cell>
          <table:table-cell office:value-type="float" office:value="4.1928">
            <text:p>4.1928</text:p>
          </table:table-cell>
          <table:table-cell office:value-type="float" office:value="4.1563">
            <text:p>4.1563</text:p>
          </table:table-cell>
          <table:table-cell office:value-type="float" office:value="4.3297">
            <text:p>4.3297</text:p>
          </table:table-cell>
          <table:table-cell office:value-type="float" office:value="4.2941">
            <text:p>4.2941</text:p>
          </table:table-cell>
          <table:table-cell office:value-type="float" office:value="4.1944">
            <text:p>4.1944</text:p>
          </table:table-cell>
          <table:table-cell office:value-type="float" office:value="4.2989">
            <text:p>4.2989</text:p>
          </table:table-cell>
          <table:table-cell office:value-type="float" office:value="4.3276">
            <text:p>4.3276</text:p>
          </table:table-cell>
          <table:table-cell office:value-type="float" office:value="4.5322">
            <text:p>4.5322</text:p>
          </table:table-cell>
          <table:table-cell office:value-type="float" office:value="4.8021">
            <text:p>4.8021</text:p>
          </table:table-cell>
          <table:table-cell table:formula="of:=AVERAGE([.H65:.M65])" office:value-type="float" office:value="4.40821666666667">
            <text:p>4.4082166667</text:p>
          </table:table-cell>
          <table:table-cell office:value-type="float" office:value="3.1077">
            <text:p>3.1077</text:p>
          </table:table-cell>
          <table:table-cell office:value-type="float" office:value="3.1827">
            <text:p>3.1827</text:p>
          </table:table-cell>
          <table:table-cell office:value-type="float" office:value="3.0453">
            <text:p>3.0453</text:p>
          </table:table-cell>
          <table:table-cell office:value-type="float" office:value="3.7021">
            <text:p>3.7021</text:p>
          </table:table-cell>
          <table:table-cell office:value-type="float" office:value="3.9883">
            <text:p>3.9883</text:p>
          </table:table-cell>
          <table:table-cell office:value-type="float" office:value="4.0842">
            <text:p>4.0842</text:p>
          </table:table-cell>
          <table:table-cell office:value-type="float" office:value="3.4068">
            <text:p>3.4068</text:p>
          </table:table-cell>
          <table:table-cell office:value-type="float" office:value="3.7919">
            <text:p>3.7919</text:p>
          </table:table-cell>
          <table:table-cell office:value-type="float" office:value="3.891">
            <text:p>3.891</text:p>
          </table:table-cell>
          <table:table-cell office:value-type="float" office:value="3.768">
            <text:p>3.768</text:p>
          </table:table-cell>
          <table:table-cell office:value-type="float" office:value="4.3239">
            <text:p>4.3239</text:p>
          </table:table-cell>
          <table:table-cell table:formula="of:=AVERAGE([.T65:.Y65])" office:value-type="float" office:value="3.87763333333333">
            <text:p>3.877633333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03-03</text:p>
          </table:table-cell>
          <table:table-cell office:value-type="float" office:value="4.126">
            <text:p>4.126</text:p>
          </table:table-cell>
          <table:table-cell office:value-type="float" office:value="4.1398">
            <text:p>4.1398</text:p>
          </table:table-cell>
          <table:table-cell office:value-type="float" office:value="4.1928">
            <text:p>4.1928</text:p>
          </table:table-cell>
          <table:table-cell office:value-type="float" office:value="4.1582">
            <text:p>4.1582</text:p>
          </table:table-cell>
          <table:table-cell office:value-type="float" office:value="4.3339">
            <text:p>4.3339</text:p>
          </table:table-cell>
          <table:table-cell office:value-type="float" office:value="4.3007">
            <text:p>4.3007</text:p>
          </table:table-cell>
          <table:table-cell office:value-type="float" office:value="4.1909">
            <text:p>4.1909</text:p>
          </table:table-cell>
          <table:table-cell office:value-type="float" office:value="4.2989">
            <text:p>4.2989</text:p>
          </table:table-cell>
          <table:table-cell office:value-type="float" office:value="4.3166">
            <text:p>4.3166</text:p>
          </table:table-cell>
          <table:table-cell office:value-type="float" office:value="4.5336">
            <text:p>4.5336</text:p>
          </table:table-cell>
          <table:table-cell office:value-type="float" office:value="4.7691">
            <text:p>4.7691</text:p>
          </table:table-cell>
          <table:table-cell table:formula="of:=AVERAGE([.H66:.M66])" office:value-type="float" office:value="4.40163333333333">
            <text:p>4.4016333333</text:p>
          </table:table-cell>
          <table:table-cell office:value-type="float" office:value="3.121">
            <text:p>3.121</text:p>
          </table:table-cell>
          <table:table-cell office:value-type="float" office:value="3.1827">
            <text:p>3.1827</text:p>
          </table:table-cell>
          <table:table-cell office:value-type="float" office:value="3.0453">
            <text:p>3.0453</text:p>
          </table:table-cell>
          <table:table-cell office:value-type="float" office:value="3.7233">
            <text:p>3.7233</text:p>
          </table:table-cell>
          <table:table-cell office:value-type="float" office:value="3.9757">
            <text:p>3.9757</text:p>
          </table:table-cell>
          <table:table-cell office:value-type="float" office:value="4.0707">
            <text:p>4.0707</text:p>
          </table:table-cell>
          <table:table-cell office:value-type="float" office:value="3.4053">
            <text:p>3.4053</text:p>
          </table:table-cell>
          <table:table-cell office:value-type="float" office:value="3.7919">
            <text:p>3.7919</text:p>
          </table:table-cell>
          <table:table-cell office:value-type="float" office:value="3.8829">
            <text:p>3.8829</text:p>
          </table:table-cell>
          <table:table-cell office:value-type="float" office:value="3.7629">
            <text:p>3.7629</text:p>
          </table:table-cell>
          <table:table-cell office:value-type="float" office:value="4.3058">
            <text:p>4.3058</text:p>
          </table:table-cell>
          <table:table-cell table:formula="of:=AVERAGE([.T66:.Y66])" office:value-type="float" office:value="3.86991666666667">
            <text:p>3.869916666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4-03</text:p>
          </table:table-cell>
          <table:table-cell office:value-type="float" office:value="4.126">
            <text:p>4.126</text:p>
          </table:table-cell>
          <table:table-cell office:value-type="float" office:value="4.1398">
            <text:p>4.1398</text:p>
          </table:table-cell>
          <table:table-cell office:value-type="float" office:value="4.1865">
            <text:p>4.1865</text:p>
          </table:table-cell>
          <table:table-cell office:value-type="float" office:value="4.1727">
            <text:p>4.1727</text:p>
          </table:table-cell>
          <table:table-cell office:value-type="float" office:value="4.3313">
            <text:p>4.3313</text:p>
          </table:table-cell>
          <table:table-cell office:value-type="float" office:value="4.3091">
            <text:p>4.3091</text:p>
          </table:table-cell>
          <table:table-cell office:value-type="float" office:value="4.1909">
            <text:p>4.1909</text:p>
          </table:table-cell>
          <table:table-cell office:value-type="float" office:value="4.2989">
            <text:p>4.2989</text:p>
          </table:table-cell>
          <table:table-cell office:value-type="float" office:value="4.2968">
            <text:p>4.2968</text:p>
          </table:table-cell>
          <table:table-cell office:value-type="float" office:value="4.5529">
            <text:p>4.5529</text:p>
          </table:table-cell>
          <table:table-cell office:value-type="float" office:value="4.853">
            <text:p>4.853</text:p>
          </table:table-cell>
          <table:table-cell table:formula="of:=AVERAGE([.H67:.M67])" office:value-type="float" office:value="4.41693333333333">
            <text:p>4.4169333333</text:p>
          </table:table-cell>
          <table:table-cell office:value-type="float" office:value="3.121">
            <text:p>3.121</text:p>
          </table:table-cell>
          <table:table-cell office:value-type="float" office:value="3.1827">
            <text:p>3.1827</text:p>
          </table:table-cell>
          <table:table-cell office:value-type="float" office:value="3.0407">
            <text:p>3.0407</text:p>
          </table:table-cell>
          <table:table-cell office:value-type="float" office:value="3.7511">
            <text:p>3.7511</text:p>
          </table:table-cell>
          <table:table-cell office:value-type="float" office:value="3.9483">
            <text:p>3.9483</text:p>
          </table:table-cell>
          <table:table-cell office:value-type="float" office:value="4.0683">
            <text:p>4.0683</text:p>
          </table:table-cell>
          <table:table-cell office:value-type="float" office:value="3.4053">
            <text:p>3.4053</text:p>
          </table:table-cell>
          <table:table-cell office:value-type="float" office:value="3.7919">
            <text:p>3.7919</text:p>
          </table:table-cell>
          <table:table-cell office:value-type="float" office:value="3.8623">
            <text:p>3.8623</text:p>
          </table:table-cell>
          <table:table-cell office:value-type="float" office:value="3.7834">
            <text:p>3.7834</text:p>
          </table:table-cell>
          <table:table-cell office:value-type="float" office:value="4.4405">
            <text:p>4.4405</text:p>
          </table:table-cell>
          <table:table-cell table:formula="of:=AVERAGE([.T67:.Y67])" office:value-type="float" office:value="3.89195">
            <text:p>3.8919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05-03</text:p>
          </table:table-cell>
          <table:table-cell office:value-type="float" office:value="4.126">
            <text:p>4.126</text:p>
          </table:table-cell>
          <table:table-cell office:value-type="float" office:value="4.131">
            <text:p>4.131</text:p>
          </table:table-cell>
          <table:table-cell office:value-type="float" office:value="4.1795">
            <text:p>4.1795</text:p>
          </table:table-cell>
          <table:table-cell office:value-type="float" office:value="4.1397">
            <text:p>4.1397</text:p>
          </table:table-cell>
          <table:table-cell office:value-type="float" office:value="4.3279">
            <text:p>4.3279</text:p>
          </table:table-cell>
          <table:table-cell office:value-type="float" office:value="4.3091">
            <text:p>4.3091</text:p>
          </table:table-cell>
          <table:table-cell office:value-type="float" office:value="4.1909">
            <text:p>4.1909</text:p>
          </table:table-cell>
          <table:table-cell office:value-type="float" office:value="4.3016">
            <text:p>4.3016</text:p>
          </table:table-cell>
          <table:table-cell office:value-type="float" office:value="4.3029">
            <text:p>4.3029</text:p>
          </table:table-cell>
          <table:table-cell office:value-type="float" office:value="4.5748">
            <text:p>4.5748</text:p>
          </table:table-cell>
          <table:table-cell office:value-type="float" office:value="4.9525">
            <text:p>4.9525</text:p>
          </table:table-cell>
          <table:table-cell table:formula="of:=AVERAGE([.H68:.M68])" office:value-type="float" office:value="4.43863333333333">
            <text:p>4.4386333333</text:p>
          </table:table-cell>
          <table:table-cell office:value-type="float" office:value="3.121">
            <text:p>3.121</text:p>
          </table:table-cell>
          <table:table-cell office:value-type="float" office:value="3.1694">
            <text:p>3.1694</text:p>
          </table:table-cell>
          <table:table-cell office:value-type="float" office:value="3.0436">
            <text:p>3.0436</text:p>
          </table:table-cell>
          <table:table-cell office:value-type="float" office:value="3.7399">
            <text:p>3.7399</text:p>
          </table:table-cell>
          <table:table-cell office:value-type="float" office:value="3.9513">
            <text:p>3.9513</text:p>
          </table:table-cell>
          <table:table-cell office:value-type="float" office:value="4.0683">
            <text:p>4.0683</text:p>
          </table:table-cell>
          <table:table-cell office:value-type="float" office:value="3.4053">
            <text:p>3.4053</text:p>
          </table:table-cell>
          <table:table-cell office:value-type="float" office:value="3.797">
            <text:p>3.797</text:p>
          </table:table-cell>
          <table:table-cell office:value-type="float" office:value="3.8463">
            <text:p>3.8463</text:p>
          </table:table-cell>
          <table:table-cell office:value-type="float" office:value="3.8321">
            <text:p>3.8321</text:p>
          </table:table-cell>
          <table:table-cell office:value-type="float" office:value="4.5457">
            <text:p>4.5457</text:p>
          </table:table-cell>
          <table:table-cell table:formula="of:=AVERAGE([.T68:.Y68])" office:value-type="float" office:value="3.91578333333333">
            <text:p>3.915783333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6-03</text:p>
          </table:table-cell>
          <table:table-cell table:number-columns-repeated="2" office:value-type="float" office:value="4.1495">
            <text:p>4.1495</text:p>
          </table:table-cell>
          <table:table-cell office:value-type="float" office:value="4.1845">
            <text:p>4.1845</text:p>
          </table:table-cell>
          <table:table-cell office:value-type="float" office:value="4.1178">
            <text:p>4.1178</text:p>
          </table:table-cell>
          <table:table-cell office:value-type="float" office:value="4.3279">
            <text:p>4.3279</text:p>
          </table:table-cell>
          <table:table-cell office:value-type="float" office:value="4.3091">
            <text:p>4.3091</text:p>
          </table:table-cell>
          <table:table-cell office:value-type="float" office:value="4.1815">
            <text:p>4.1815</text:p>
          </table:table-cell>
          <table:table-cell office:value-type="float" office:value="4.2996">
            <text:p>4.2996</text:p>
          </table:table-cell>
          <table:table-cell office:value-type="float" office:value="4.3042">
            <text:p>4.3042</text:p>
          </table:table-cell>
          <table:table-cell office:value-type="float" office:value="4.6002">
            <text:p>4.6002</text:p>
          </table:table-cell>
          <table:table-cell office:value-type="float" office:value="4.9525">
            <text:p>4.9525</text:p>
          </table:table-cell>
          <table:table-cell table:formula="of:=AVERAGE([.H69:.M69])" office:value-type="float" office:value="4.44118333333333">
            <text:p>4.4411833333</text:p>
          </table:table-cell>
          <table:table-cell office:value-type="float" office:value="3.1548">
            <text:p>3.1548</text:p>
          </table:table-cell>
          <table:table-cell office:value-type="float" office:value="3.1834">
            <text:p>3.1834</text:p>
          </table:table-cell>
          <table:table-cell office:value-type="float" office:value="3.0444">
            <text:p>3.0444</text:p>
          </table:table-cell>
          <table:table-cell office:value-type="float" office:value="3.7561">
            <text:p>3.7561</text:p>
          </table:table-cell>
          <table:table-cell office:value-type="float" office:value="3.9513">
            <text:p>3.9513</text:p>
          </table:table-cell>
          <table:table-cell office:value-type="float" office:value="4.0683">
            <text:p>4.0683</text:p>
          </table:table-cell>
          <table:table-cell office:value-type="float" office:value="3.3692">
            <text:p>3.3692</text:p>
          </table:table-cell>
          <table:table-cell office:value-type="float" office:value="3.8033">
            <text:p>3.8033</text:p>
          </table:table-cell>
          <table:table-cell office:value-type="float" office:value="3.7969">
            <text:p>3.7969</text:p>
          </table:table-cell>
          <table:table-cell office:value-type="float" office:value="3.8768">
            <text:p>3.8768</text:p>
          </table:table-cell>
          <table:table-cell office:value-type="float" office:value="4.5457">
            <text:p>4.5457</text:p>
          </table:table-cell>
          <table:table-cell table:formula="of:=AVERAGE([.T69:.Y69])" office:value-type="float" office:value="3.91003333333333">
            <text:p>3.910033333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7-03</text:p>
          </table:table-cell>
          <table:table-cell office:value-type="float" office:value="4.1644">
            <text:p>4.1644</text:p>
          </table:table-cell>
          <table:table-cell office:value-type="float" office:value="4.1512">
            <text:p>4.1512</text:p>
          </table:table-cell>
          <table:table-cell office:value-type="float" office:value="4.192">
            <text:p>4.192</text:p>
          </table:table-cell>
          <table:table-cell office:value-type="float" office:value="4.1181">
            <text:p>4.1181</text:p>
          </table:table-cell>
          <table:table-cell office:value-type="float" office:value="4.3279">
            <text:p>4.3279</text:p>
          </table:table-cell>
          <table:table-cell office:value-type="float" office:value="4.3075">
            <text:p>4.3075</text:p>
          </table:table-cell>
          <table:table-cell office:value-type="float" office:value="4.1939">
            <text:p>4.1939</text:p>
          </table:table-cell>
          <table:table-cell office:value-type="float" office:value="4.2991">
            <text:p>4.2991</text:p>
          </table:table-cell>
          <table:table-cell office:value-type="float" office:value="4.3132">
            <text:p>4.3132</text:p>
          </table:table-cell>
          <table:table-cell office:value-type="float" office:value="4.6002">
            <text:p>4.6002</text:p>
          </table:table-cell>
          <table:table-cell office:value-type="float" office:value="4.9525">
            <text:p>4.9525</text:p>
          </table:table-cell>
          <table:table-cell table:formula="of:=AVERAGE([.H70:.M70])" office:value-type="float" office:value="4.4444">
            <text:p>4.4444</text:p>
          </table:table-cell>
          <table:table-cell office:value-type="float" office:value="3.1741">
            <text:p>3.1741</text:p>
          </table:table-cell>
          <table:table-cell office:value-type="float" office:value="3.1908">
            <text:p>3.1908</text:p>
          </table:table-cell>
          <table:table-cell office:value-type="float" office:value="3.0171">
            <text:p>3.0171</text:p>
          </table:table-cell>
          <table:table-cell office:value-type="float" office:value="3.792">
            <text:p>3.792</text:p>
          </table:table-cell>
          <table:table-cell office:value-type="float" office:value="3.9513">
            <text:p>3.9513</text:p>
          </table:table-cell>
          <table:table-cell office:value-type="float" office:value="4.0729">
            <text:p>4.0729</text:p>
          </table:table-cell>
          <table:table-cell office:value-type="float" office:value="3.3775">
            <text:p>3.3775</text:p>
          </table:table-cell>
          <table:table-cell office:value-type="float" office:value="3.8143">
            <text:p>3.8143</text:p>
          </table:table-cell>
          <table:table-cell office:value-type="float" office:value="3.765">
            <text:p>3.765</text:p>
          </table:table-cell>
          <table:table-cell office:value-type="float" office:value="3.8768">
            <text:p>3.8768</text:p>
          </table:table-cell>
          <table:table-cell office:value-type="float" office:value="4.5457">
            <text:p>4.5457</text:p>
          </table:table-cell>
          <table:table-cell table:formula="of:=AVERAGE([.T70:.Y70])" office:value-type="float" office:value="3.9087">
            <text:p>3.908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8-03</text:p>
          </table:table-cell>
          <table:table-cell office:value-type="float" office:value="4.1135">
            <text:p>4.1135</text:p>
          </table:table-cell>
          <table:table-cell office:value-type="float" office:value="4.138">
            <text:p>4.138</text:p>
          </table:table-cell>
          <table:table-cell office:value-type="float" office:value="4.2012">
            <text:p>4.2012</text:p>
          </table:table-cell>
          <table:table-cell office:value-type="float" office:value="4.1181">
            <text:p>4.1181</text:p>
          </table:table-cell>
          <table:table-cell office:value-type="float" office:value="4.3275">
            <text:p>4.3275</text:p>
          </table:table-cell>
          <table:table-cell office:value-type="float" office:value="4.313">
            <text:p>4.313</text:p>
          </table:table-cell>
          <table:table-cell office:value-type="float" office:value="4.2042">
            <text:p>4.2042</text:p>
          </table:table-cell>
          <table:table-cell office:value-type="float" office:value="4.3002">
            <text:p>4.3002</text:p>
          </table:table-cell>
          <table:table-cell office:value-type="float" office:value="4.3132">
            <text:p>4.3132</text:p>
          </table:table-cell>
          <table:table-cell office:value-type="float" office:value="4.6002">
            <text:p>4.6002</text:p>
          </table:table-cell>
          <table:table-cell office:value-type="float" office:value="4.9103">
            <text:p>4.9103</text:p>
          </table:table-cell>
          <table:table-cell table:formula="of:=AVERAGE([.H71:.M71])" office:value-type="float" office:value="4.44018333333333">
            <text:p>4.4401833333</text:p>
          </table:table-cell>
          <table:table-cell office:value-type="float" office:value="3.1064">
            <text:p>3.1064</text:p>
          </table:table-cell>
          <table:table-cell office:value-type="float" office:value="3.1612">
            <text:p>3.1612</text:p>
          </table:table-cell>
          <table:table-cell office:value-type="float" office:value="3.0266">
            <text:p>3.0266</text:p>
          </table:table-cell>
          <table:table-cell office:value-type="float" office:value="3.792">
            <text:p>3.792</text:p>
          </table:table-cell>
          <table:table-cell office:value-type="float" office:value="3.9241">
            <text:p>3.9241</text:p>
          </table:table-cell>
          <table:table-cell office:value-type="float" office:value="4.0858">
            <text:p>4.0858</text:p>
          </table:table-cell>
          <table:table-cell office:value-type="float" office:value="3.3848">
            <text:p>3.3848</text:p>
          </table:table-cell>
          <table:table-cell office:value-type="float" office:value="3.8319">
            <text:p>3.8319</text:p>
          </table:table-cell>
          <table:table-cell office:value-type="float" office:value="3.765">
            <text:p>3.765</text:p>
          </table:table-cell>
          <table:table-cell office:value-type="float" office:value="3.8768">
            <text:p>3.8768</text:p>
          </table:table-cell>
          <table:table-cell office:value-type="float" office:value="4.5082">
            <text:p>4.5082</text:p>
          </table:table-cell>
          <table:table-cell table:formula="of:=AVERAGE([.T71:.Y71])" office:value-type="float" office:value="3.90875">
            <text:p>3.9087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09-03</text:p>
          </table:table-cell>
          <table:table-cell office:value-type="float" office:value="4.0992">
            <text:p>4.0992</text:p>
            <draw:frame table:end-cell-address="Arkusz1.S105" table:end-x="0.897cm" table:end-y="0.286cm" draw:z-index="1" draw:style-name="gr1" draw:text-style-name="P1" svg:width="24.86cm" svg:height="15.184cm" svg:x="3.405cm" svg:y="0.006cm">
              <draw:object draw:notify-on-update-of-ranges="Arkusz1.B5:Arkusz1.B369 Arkusz1.T4:Arkusz1.T4 Arkusz1.T5:Arkusz1.T369 Arkusz1.U4:Arkusz1.U4 Arkusz1.U5:Arkusz1.U369 Arkusz1.V4:Arkusz1.V4 Arkusz1.V5:Arkusz1.V369 Arkusz1.W4:Arkusz1.W4 Arkusz1.W5:Arkusz1.W369 Arkusz1.X4:Arkusz1.X4 Arkusz1.X5:Arkusz1.X369 Arkusz1.Y4:Arkusz1.Y4 Arkusz1.Y5:Arkusz1.Y369 Arkusz1.Z4:Arkusz1.Z4 Arkusz1.Z5:Arkusz1.Z36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4.1472">
            <text:p>4.1472</text:p>
          </table:table-cell>
          <table:table-cell office:value-type="float" office:value="4.2012">
            <text:p>4.2012</text:p>
          </table:table-cell>
          <table:table-cell office:value-type="float" office:value="4.1181">
            <text:p>4.1181</text:p>
          </table:table-cell>
          <table:table-cell office:value-type="float" office:value="4.3149">
            <text:p>4.3149</text:p>
          </table:table-cell>
          <table:table-cell office:value-type="float" office:value="4.3171">
            <text:p>4.3171</text:p>
          </table:table-cell>
          <table:table-cell office:value-type="float" office:value="4.2018">
            <text:p>4.2018</text:p>
          </table:table-cell>
          <table:table-cell office:value-type="float" office:value="4.2994">
            <text:p>4.2994</text:p>
          </table:table-cell>
          <table:table-cell office:value-type="float" office:value="4.3132">
            <text:p>4.3132</text:p>
          </table:table-cell>
          <table:table-cell office:value-type="float" office:value="4.5843">
            <text:p>4.5843</text:p>
          </table:table-cell>
          <table:table-cell office:value-type="float" office:value="4.8196">
            <text:p>4.8196</text:p>
          </table:table-cell>
          <table:table-cell table:formula="of:=AVERAGE([.H72:.M72])" office:value-type="float" office:value="4.42256666666667">
            <text:p>4.4225666667</text:p>
          </table:table-cell>
          <table:table-cell office:value-type="float" office:value="3.1076">
            <text:p>3.1076</text:p>
          </table:table-cell>
          <table:table-cell office:value-type="float" office:value="3.1916">
            <text:p>3.1916</text:p>
          </table:table-cell>
          <table:table-cell office:value-type="float" office:value="3.0266">
            <text:p>3.0266</text:p>
          </table:table-cell>
          <table:table-cell office:value-type="float" office:value="3.792">
            <text:p>3.792</text:p>
          </table:table-cell>
          <table:table-cell office:value-type="float" office:value="3.9323">
            <text:p>3.9323</text:p>
          </table:table-cell>
          <table:table-cell office:value-type="float" office:value="4.0917">
            <text:p>4.0917</text:p>
          </table:table-cell>
          <table:table-cell office:value-type="float" office:value="3.4186">
            <text:p>3.4186</text:p>
          </table:table-cell>
          <table:table-cell office:value-type="float" office:value="3.8237">
            <text:p>3.8237</text:p>
          </table:table-cell>
          <table:table-cell office:value-type="float" office:value="3.765">
            <text:p>3.765</text:p>
          </table:table-cell>
          <table:table-cell office:value-type="float" office:value="3.8543">
            <text:p>3.8543</text:p>
          </table:table-cell>
          <table:table-cell office:value-type="float" office:value="4.3842">
            <text:p>4.3842</text:p>
          </table:table-cell>
          <table:table-cell table:formula="of:=AVERAGE([.T72:.Y72])" office:value-type="float" office:value="3.88958333333333">
            <text:p>3.88958333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0-03</text:p>
          </table:table-cell>
          <table:table-cell office:value-type="float" office:value="4.1095">
            <text:p>4.1095</text:p>
          </table:table-cell>
          <table:table-cell office:value-type="float" office:value="4.1472">
            <text:p>4.1472</text:p>
          </table:table-cell>
          <table:table-cell office:value-type="float" office:value="4.2012">
            <text:p>4.2012</text:p>
          </table:table-cell>
          <table:table-cell office:value-type="float" office:value="4.1368">
            <text:p>4.1368</text:p>
          </table:table-cell>
          <table:table-cell office:value-type="float" office:value="4.2921">
            <text:p>4.2921</text:p>
          </table:table-cell>
          <table:table-cell office:value-type="float" office:value="4.3259">
            <text:p>4.3259</text:p>
          </table:table-cell>
          <table:table-cell office:value-type="float" office:value="4.2013">
            <text:p>4.2013</text:p>
          </table:table-cell>
          <table:table-cell office:value-type="float" office:value="4.2994">
            <text:p>4.2994</text:p>
          </table:table-cell>
          <table:table-cell office:value-type="float" office:value="4.326">
            <text:p>4.326</text:p>
          </table:table-cell>
          <table:table-cell office:value-type="float" office:value="4.5752">
            <text:p>4.5752</text:p>
          </table:table-cell>
          <table:table-cell office:value-type="float" office:value="4.8239">
            <text:p>4.8239</text:p>
          </table:table-cell>
          <table:table-cell table:formula="of:=AVERAGE([.H73:.M73])" office:value-type="float" office:value="4.42528333333333">
            <text:p>4.4252833333</text:p>
          </table:table-cell>
          <table:table-cell office:value-type="float" office:value="3.1325">
            <text:p>3.1325</text:p>
          </table:table-cell>
          <table:table-cell office:value-type="float" office:value="3.1916">
            <text:p>3.1916</text:p>
          </table:table-cell>
          <table:table-cell office:value-type="float" office:value="3.0266">
            <text:p>3.0266</text:p>
          </table:table-cell>
          <table:table-cell office:value-type="float" office:value="3.8525">
            <text:p>3.8525</text:p>
          </table:table-cell>
          <table:table-cell office:value-type="float" office:value="3.9533">
            <text:p>3.9533</text:p>
          </table:table-cell>
          <table:table-cell office:value-type="float" office:value="4.0787">
            <text:p>4.0787</text:p>
          </table:table-cell>
          <table:table-cell office:value-type="float" office:value="3.4151">
            <text:p>3.4151</text:p>
          </table:table-cell>
          <table:table-cell office:value-type="float" office:value="3.8237">
            <text:p>3.8237</text:p>
          </table:table-cell>
          <table:table-cell office:value-type="float" office:value="3.7981">
            <text:p>3.7981</text:p>
          </table:table-cell>
          <table:table-cell office:value-type="float" office:value="3.8473">
            <text:p>3.8473</text:p>
          </table:table-cell>
          <table:table-cell office:value-type="float" office:value="4.3521">
            <text:p>4.3521</text:p>
          </table:table-cell>
          <table:table-cell table:formula="of:=AVERAGE([.T73:.Y73])" office:value-type="float" office:value="3.88583333333333">
            <text:p>3.885833333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1-03</text:p>
          </table:table-cell>
          <table:table-cell office:value-type="float" office:value="4.1095">
            <text:p>4.1095</text:p>
          </table:table-cell>
          <table:table-cell office:value-type="float" office:value="4.1472">
            <text:p>4.1472</text:p>
          </table:table-cell>
          <table:table-cell office:value-type="float" office:value="4.217">
            <text:p>4.217</text:p>
          </table:table-cell>
          <table:table-cell office:value-type="float" office:value="4.1365">
            <text:p>4.1365</text:p>
          </table:table-cell>
          <table:table-cell office:value-type="float" office:value="4.3099">
            <text:p>4.3099</text:p>
          </table:table-cell>
          <table:table-cell office:value-type="float" office:value="4.3376">
            <text:p>4.3376</text:p>
          </table:table-cell>
          <table:table-cell office:value-type="float" office:value="4.2013">
            <text:p>4.2013</text:p>
          </table:table-cell>
          <table:table-cell office:value-type="float" office:value="4.2994">
            <text:p>4.2994</text:p>
          </table:table-cell>
          <table:table-cell office:value-type="float" office:value="4.318">
            <text:p>4.318</text:p>
          </table:table-cell>
          <table:table-cell office:value-type="float" office:value="4.576">
            <text:p>4.576</text:p>
          </table:table-cell>
          <table:table-cell office:value-type="float" office:value="4.782">
            <text:p>4.782</text:p>
          </table:table-cell>
          <table:table-cell table:formula="of:=AVERAGE([.H74:.M74])" office:value-type="float" office:value="4.41905">
            <text:p>4.41905</text:p>
          </table:table-cell>
          <table:table-cell office:value-type="float" office:value="3.1325">
            <text:p>3.1325</text:p>
          </table:table-cell>
          <table:table-cell office:value-type="float" office:value="3.1916">
            <text:p>3.1916</text:p>
          </table:table-cell>
          <table:table-cell office:value-type="float" office:value="3.0448">
            <text:p>3.0448</text:p>
          </table:table-cell>
          <table:table-cell office:value-type="float" office:value="3.9105">
            <text:p>3.9105</text:p>
          </table:table-cell>
          <table:table-cell office:value-type="float" office:value="3.8863">
            <text:p>3.8863</text:p>
          </table:table-cell>
          <table:table-cell office:value-type="float" office:value="4.0679">
            <text:p>4.0679</text:p>
          </table:table-cell>
          <table:table-cell office:value-type="float" office:value="3.4151">
            <text:p>3.4151</text:p>
          </table:table-cell>
          <table:table-cell office:value-type="float" office:value="3.8237">
            <text:p>3.8237</text:p>
          </table:table-cell>
          <table:table-cell office:value-type="float" office:value="3.8091">
            <text:p>3.8091</text:p>
          </table:table-cell>
          <table:table-cell office:value-type="float" office:value="3.8232">
            <text:p>3.8232</text:p>
          </table:table-cell>
          <table:table-cell office:value-type="float" office:value="4.3512">
            <text:p>4.3512</text:p>
          </table:table-cell>
          <table:table-cell table:formula="of:=AVERAGE([.T74:.Y74])" office:value-type="float" office:value="3.8817">
            <text:p>3.88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2-03</text:p>
          </table:table-cell>
          <table:table-cell office:value-type="float" office:value="4.1095">
            <text:p>4.1095</text:p>
          </table:table-cell>
          <table:table-cell office:value-type="float" office:value="4.145">
            <text:p>4.145</text:p>
          </table:table-cell>
          <table:table-cell office:value-type="float" office:value="4.2272">
            <text:p>4.2272</text:p>
          </table:table-cell>
          <table:table-cell office:value-type="float" office:value="4.1371">
            <text:p>4.1371</text:p>
          </table:table-cell>
          <table:table-cell office:value-type="float" office:value="4.2837">
            <text:p>4.2837</text:p>
          </table:table-cell>
          <table:table-cell office:value-type="float" office:value="4.3376">
            <text:p>4.3376</text:p>
          </table:table-cell>
          <table:table-cell office:value-type="float" office:value="4.2013">
            <text:p>4.2013</text:p>
          </table:table-cell>
          <table:table-cell office:value-type="float" office:value="4.2994">
            <text:p>4.2994</text:p>
          </table:table-cell>
          <table:table-cell office:value-type="float" office:value="4.3599">
            <text:p>4.3599</text:p>
          </table:table-cell>
          <table:table-cell office:value-type="float" office:value="4.5867">
            <text:p>4.5867</text:p>
          </table:table-cell>
          <table:table-cell office:value-type="float" office:value="4.7218">
            <text:p>4.7218</text:p>
          </table:table-cell>
          <table:table-cell table:formula="of:=AVERAGE([.H75:.M75])" office:value-type="float" office:value="4.41778333333333">
            <text:p>4.4177833333</text:p>
          </table:table-cell>
          <table:table-cell office:value-type="float" office:value="3.1325">
            <text:p>3.1325</text:p>
          </table:table-cell>
          <table:table-cell office:value-type="float" office:value="3.1755">
            <text:p>3.1755</text:p>
          </table:table-cell>
          <table:table-cell office:value-type="float" office:value="3.044">
            <text:p>3.044</text:p>
          </table:table-cell>
          <table:table-cell office:value-type="float" office:value="3.8981">
            <text:p>3.8981</text:p>
          </table:table-cell>
          <table:table-cell office:value-type="float" office:value="3.8526">
            <text:p>3.8526</text:p>
          </table:table-cell>
          <table:table-cell office:value-type="float" office:value="4.0679">
            <text:p>4.0679</text:p>
          </table:table-cell>
          <table:table-cell office:value-type="float" office:value="3.4151">
            <text:p>3.4151</text:p>
          </table:table-cell>
          <table:table-cell office:value-type="float" office:value="3.8132">
            <text:p>3.8132</text:p>
          </table:table-cell>
          <table:table-cell office:value-type="float" office:value="3.8789">
            <text:p>3.8789</text:p>
          </table:table-cell>
          <table:table-cell office:value-type="float" office:value="3.8437">
            <text:p>3.8437</text:p>
          </table:table-cell>
          <table:table-cell office:value-type="float" office:value="4.3082">
            <text:p>4.3082</text:p>
          </table:table-cell>
          <table:table-cell table:formula="of:=AVERAGE([.T75:.Y75])" office:value-type="float" office:value="3.88783333333333">
            <text:p>3.887833333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13-03</text:p>
          </table:table-cell>
          <table:table-cell office:value-type="float" office:value="4.1243">
            <text:p>4.1243</text:p>
          </table:table-cell>
          <table:table-cell office:value-type="float" office:value="4.1385">
            <text:p>4.1385</text:p>
          </table:table-cell>
          <table:table-cell office:value-type="float" office:value="4.2231">
            <text:p>4.2231</text:p>
          </table:table-cell>
          <table:table-cell office:value-type="float" office:value="4.1539">
            <text:p>4.1539</text:p>
          </table:table-cell>
          <table:table-cell office:value-type="float" office:value="4.2837">
            <text:p>4.2837</text:p>
          </table:table-cell>
          <table:table-cell office:value-type="float" office:value="4.3376">
            <text:p>4.3376</text:p>
          </table:table-cell>
          <table:table-cell office:value-type="float" office:value="4.2119">
            <text:p>4.2119</text:p>
          </table:table-cell>
          <table:table-cell office:value-type="float" office:value="4.2993">
            <text:p>4.2993</text:p>
          </table:table-cell>
          <table:table-cell office:value-type="float" office:value="4.357">
            <text:p>4.357</text:p>
          </table:table-cell>
          <table:table-cell office:value-type="float" office:value="4.5914">
            <text:p>4.5914</text:p>
          </table:table-cell>
          <table:table-cell office:value-type="float" office:value="4.7218">
            <text:p>4.7218</text:p>
          </table:table-cell>
          <table:table-cell table:formula="of:=AVERAGE([.H76:.M76])" office:value-type="float" office:value="4.41983333333333">
            <text:p>4.4198333333</text:p>
          </table:table-cell>
          <table:table-cell office:value-type="float" office:value="3.1587">
            <text:p>3.1587</text:p>
          </table:table-cell>
          <table:table-cell office:value-type="float" office:value="3.1881">
            <text:p>3.1881</text:p>
          </table:table-cell>
          <table:table-cell office:value-type="float" office:value="3.029">
            <text:p>3.029</text:p>
          </table:table-cell>
          <table:table-cell office:value-type="float" office:value="3.9292">
            <text:p>3.9292</text:p>
          </table:table-cell>
          <table:table-cell office:value-type="float" office:value="3.8526">
            <text:p>3.8526</text:p>
          </table:table-cell>
          <table:table-cell office:value-type="float" office:value="4.0679">
            <text:p>4.0679</text:p>
          </table:table-cell>
          <table:table-cell office:value-type="float" office:value="3.4027">
            <text:p>3.4027</text:p>
          </table:table-cell>
          <table:table-cell office:value-type="float" office:value="3.8037">
            <text:p>3.8037</text:p>
          </table:table-cell>
          <table:table-cell office:value-type="float" office:value="3.9238">
            <text:p>3.9238</text:p>
          </table:table-cell>
          <table:table-cell office:value-type="float" office:value="3.8518">
            <text:p>3.8518</text:p>
          </table:table-cell>
          <table:table-cell office:value-type="float" office:value="4.3082">
            <text:p>4.3082</text:p>
          </table:table-cell>
          <table:table-cell table:formula="of:=AVERAGE([.T76:.Y76])" office:value-type="float" office:value="3.89301666666667">
            <text:p>3.893016666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14-03</text:p>
          </table:table-cell>
          <table:table-cell office:value-type="float" office:value="4.1545">
            <text:p>4.1545</text:p>
          </table:table-cell>
          <table:table-cell office:value-type="float" office:value="4.1549">
            <text:p>4.1549</text:p>
          </table:table-cell>
          <table:table-cell office:value-type="float" office:value="4.2423">
            <text:p>4.2423</text:p>
          </table:table-cell>
          <table:table-cell office:value-type="float" office:value="4.1281">
            <text:p>4.1281</text:p>
          </table:table-cell>
          <table:table-cell office:value-type="float" office:value="4.2837">
            <text:p>4.2837</text:p>
          </table:table-cell>
          <table:table-cell office:value-type="float" office:value="4.3221">
            <text:p>4.3221</text:p>
          </table:table-cell>
          <table:table-cell office:value-type="float" office:value="4.2023">
            <text:p>4.2023</text:p>
          </table:table-cell>
          <table:table-cell office:value-type="float" office:value="4.3032">
            <text:p>4.3032</text:p>
          </table:table-cell>
          <table:table-cell office:value-type="float" office:value="4.407">
            <text:p>4.407</text:p>
          </table:table-cell>
          <table:table-cell office:value-type="float" office:value="4.5914">
            <text:p>4.5914</text:p>
          </table:table-cell>
          <table:table-cell office:value-type="float" office:value="4.7218">
            <text:p>4.7218</text:p>
          </table:table-cell>
          <table:table-cell table:formula="of:=AVERAGE([.H77:.M77])" office:value-type="float" office:value="4.42463333333333">
            <text:p>4.4246333333</text:p>
          </table:table-cell>
          <table:table-cell office:value-type="float" office:value="3.1806">
            <text:p>3.1806</text:p>
          </table:table-cell>
          <table:table-cell office:value-type="float" office:value="3.2116">
            <text:p>3.2116</text:p>
          </table:table-cell>
          <table:table-cell office:value-type="float" office:value="3.0555">
            <text:p>3.0555</text:p>
          </table:table-cell>
          <table:table-cell office:value-type="float" office:value="3.9103">
            <text:p>3.9103</text:p>
          </table:table-cell>
          <table:table-cell office:value-type="float" office:value="3.8526">
            <text:p>3.8526</text:p>
          </table:table-cell>
          <table:table-cell office:value-type="float" office:value="4.0656">
            <text:p>4.0656</text:p>
          </table:table-cell>
          <table:table-cell office:value-type="float" office:value="3.3974">
            <text:p>3.3974</text:p>
          </table:table-cell>
          <table:table-cell office:value-type="float" office:value="3.8098">
            <text:p>3.8098</text:p>
          </table:table-cell>
          <table:table-cell office:value-type="float" office:value="3.95">
            <text:p>3.95</text:p>
          </table:table-cell>
          <table:table-cell office:value-type="float" office:value="3.8518">
            <text:p>3.8518</text:p>
          </table:table-cell>
          <table:table-cell office:value-type="float" office:value="4.3082">
            <text:p>4.3082</text:p>
          </table:table-cell>
          <table:table-cell table:formula="of:=AVERAGE([.T77:.Y77])" office:value-type="float" office:value="3.89713333333333">
            <text:p>3.89713333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15-03</text:p>
          </table:table-cell>
          <table:table-cell office:value-type="float" office:value="4.1393">
            <text:p>4.1393</text:p>
          </table:table-cell>
          <table:table-cell office:value-type="float" office:value="4.1505">
            <text:p>4.1505</text:p>
          </table:table-cell>
          <table:table-cell office:value-type="float" office:value="4.222">
            <text:p>4.222</text:p>
          </table:table-cell>
          <table:table-cell office:value-type="float" office:value="4.1281">
            <text:p>4.1281</text:p>
          </table:table-cell>
          <table:table-cell office:value-type="float" office:value="4.2889">
            <text:p>4.2889</text:p>
          </table:table-cell>
          <table:table-cell office:value-type="float" office:value="4.3206">
            <text:p>4.3206</text:p>
          </table:table-cell>
          <table:table-cell office:value-type="float" office:value="4.2122">
            <text:p>4.2122</text:p>
          </table:table-cell>
          <table:table-cell office:value-type="float" office:value="4.3049">
            <text:p>4.3049</text:p>
          </table:table-cell>
          <table:table-cell office:value-type="float" office:value="4.407">
            <text:p>4.407</text:p>
          </table:table-cell>
          <table:table-cell office:value-type="float" office:value="4.5914">
            <text:p>4.5914</text:p>
          </table:table-cell>
          <table:table-cell office:value-type="float" office:value="4.7355">
            <text:p>4.7355</text:p>
          </table:table-cell>
          <table:table-cell table:formula="of:=AVERAGE([.H78:.M78])" office:value-type="float" office:value="4.4286">
            <text:p>4.4286</text:p>
          </table:table-cell>
          <table:table-cell office:value-type="float" office:value="3.1702">
            <text:p>3.1702</text:p>
          </table:table-cell>
          <table:table-cell office:value-type="float" office:value="3.1717">
            <text:p>3.1717</text:p>
          </table:table-cell>
          <table:table-cell office:value-type="float" office:value="3.0361">
            <text:p>3.0361</text:p>
          </table:table-cell>
          <table:table-cell office:value-type="float" office:value="3.9103">
            <text:p>3.9103</text:p>
          </table:table-cell>
          <table:table-cell office:value-type="float" office:value="3.8607">
            <text:p>3.8607</text:p>
          </table:table-cell>
          <table:table-cell office:value-type="float" office:value="4.0676">
            <text:p>4.0676</text:p>
          </table:table-cell>
          <table:table-cell office:value-type="float" office:value="3.4132">
            <text:p>3.4132</text:p>
          </table:table-cell>
          <table:table-cell office:value-type="float" office:value="3.807">
            <text:p>3.807</text:p>
          </table:table-cell>
          <table:table-cell office:value-type="float" office:value="3.95">
            <text:p>3.95</text:p>
          </table:table-cell>
          <table:table-cell office:value-type="float" office:value="3.8518">
            <text:p>3.8518</text:p>
          </table:table-cell>
          <table:table-cell office:value-type="float" office:value="4.3085">
            <text:p>4.3085</text:p>
          </table:table-cell>
          <table:table-cell table:formula="of:=AVERAGE([.T78:.Y78])" office:value-type="float" office:value="3.89968333333333">
            <text:p>3.89968333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16-03</text:p>
          </table:table-cell>
          <table:table-cell office:value-type="float" office:value="4.13">
            <text:p>4.13</text:p>
          </table:table-cell>
          <table:table-cell office:value-type="float" office:value="4.1565">
            <text:p>4.1565</text:p>
          </table:table-cell>
          <table:table-cell office:value-type="float" office:value="4.222">
            <text:p>4.222</text:p>
          </table:table-cell>
          <table:table-cell office:value-type="float" office:value="4.1281">
            <text:p>4.1281</text:p>
          </table:table-cell>
          <table:table-cell office:value-type="float" office:value="4.3023">
            <text:p>4.3023</text:p>
          </table:table-cell>
          <table:table-cell office:value-type="float" office:value="4.2974">
            <text:p>4.2974</text:p>
          </table:table-cell>
          <table:table-cell office:value-type="float" office:value="4.2173">
            <text:p>4.2173</text:p>
          </table:table-cell>
          <table:table-cell office:value-type="float" office:value="4.2979">
            <text:p>4.2979</text:p>
          </table:table-cell>
          <table:table-cell office:value-type="float" office:value="4.407">
            <text:p>4.407</text:p>
          </table:table-cell>
          <table:table-cell office:value-type="float" office:value="4.5933">
            <text:p>4.5933</text:p>
          </table:table-cell>
          <table:table-cell office:value-type="float" office:value="4.6765">
            <text:p>4.6765</text:p>
          </table:table-cell>
          <table:table-cell table:formula="of:=AVERAGE([.H79:.M79])" office:value-type="float" office:value="4.4149">
            <text:p>4.4149</text:p>
          </table:table-cell>
          <table:table-cell office:value-type="float" office:value="3.1488">
            <text:p>3.1488</text:p>
          </table:table-cell>
          <table:table-cell office:value-type="float" office:value="3.2149">
            <text:p>3.2149</text:p>
          </table:table-cell>
          <table:table-cell office:value-type="float" office:value="3.0361">
            <text:p>3.0361</text:p>
          </table:table-cell>
          <table:table-cell office:value-type="float" office:value="3.9103">
            <text:p>3.9103</text:p>
          </table:table-cell>
          <table:table-cell office:value-type="float" office:value="3.8886">
            <text:p>3.8886</text:p>
          </table:table-cell>
          <table:table-cell office:value-type="float" office:value="4.0065">
            <text:p>4.0065</text:p>
          </table:table-cell>
          <table:table-cell office:value-type="float" office:value="3.4284">
            <text:p>3.4284</text:p>
          </table:table-cell>
          <table:table-cell office:value-type="float" office:value="3.787">
            <text:p>3.787</text:p>
          </table:table-cell>
          <table:table-cell office:value-type="float" office:value="3.95">
            <text:p>3.95</text:p>
          </table:table-cell>
          <table:table-cell office:value-type="float" office:value="3.8515">
            <text:p>3.8515</text:p>
          </table:table-cell>
          <table:table-cell office:value-type="float" office:value="4.2537">
            <text:p>4.2537</text:p>
          </table:table-cell>
          <table:table-cell table:formula="of:=AVERAGE([.T79:.Y79])" office:value-type="float" office:value="3.87951666666667">
            <text:p>3.879516666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17-03</text:p>
          </table:table-cell>
          <table:table-cell office:value-type="float" office:value="4.1255">
            <text:p>4.1255</text:p>
          </table:table-cell>
          <table:table-cell office:value-type="float" office:value="4.1565">
            <text:p>4.1565</text:p>
          </table:table-cell>
          <table:table-cell office:value-type="float" office:value="4.222">
            <text:p>4.222</text:p>
          </table:table-cell>
          <table:table-cell office:value-type="float" office:value="4.1392">
            <text:p>4.1392</text:p>
          </table:table-cell>
          <table:table-cell office:value-type="float" office:value="4.2895">
            <text:p>4.2895</text:p>
          </table:table-cell>
          <table:table-cell office:value-type="float" office:value="4.2982">
            <text:p>4.2982</text:p>
          </table:table-cell>
          <table:table-cell office:value-type="float" office:value="4.2171">
            <text:p>4.2171</text:p>
          </table:table-cell>
          <table:table-cell office:value-type="float" office:value="4.2979">
            <text:p>4.2979</text:p>
          </table:table-cell>
          <table:table-cell office:value-type="float" office:value="4.4628">
            <text:p>4.4628</text:p>
          </table:table-cell>
          <table:table-cell office:value-type="float" office:value="4.6136">
            <text:p>4.6136</text:p>
          </table:table-cell>
          <table:table-cell office:value-type="float" office:value="4.6889">
            <text:p>4.6889</text:p>
          </table:table-cell>
          <table:table-cell table:formula="of:=AVERAGE([.H80:.M80])" office:value-type="float" office:value="4.42975">
            <text:p>4.42975</text:p>
          </table:table-cell>
          <table:table-cell office:value-type="float" office:value="3.1373">
            <text:p>3.1373</text:p>
          </table:table-cell>
          <table:table-cell office:value-type="float" office:value="3.2149">
            <text:p>3.2149</text:p>
          </table:table-cell>
          <table:table-cell office:value-type="float" office:value="3.0361">
            <text:p>3.0361</text:p>
          </table:table-cell>
          <table:table-cell office:value-type="float" office:value="3.8921">
            <text:p>3.8921</text:p>
          </table:table-cell>
          <table:table-cell office:value-type="float" office:value="3.7923">
            <text:p>3.7923</text:p>
          </table:table-cell>
          <table:table-cell office:value-type="float" office:value="4.0032">
            <text:p>4.0032</text:p>
          </table:table-cell>
          <table:table-cell office:value-type="float" office:value="3.426">
            <text:p>3.426</text:p>
          </table:table-cell>
          <table:table-cell office:value-type="float" office:value="3.787">
            <text:p>3.787</text:p>
          </table:table-cell>
          <table:table-cell office:value-type="float" office:value="4.0637">
            <text:p>4.0637</text:p>
          </table:table-cell>
          <table:table-cell office:value-type="float" office:value="3.8747">
            <text:p>3.8747</text:p>
          </table:table-cell>
          <table:table-cell office:value-type="float" office:value="4.243">
            <text:p>4.243</text:p>
          </table:table-cell>
          <table:table-cell table:formula="of:=AVERAGE([.T80:.Y80])" office:value-type="float" office:value="3.8996">
            <text:p>3.899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18-03</text:p>
          </table:table-cell>
          <table:table-cell office:value-type="float" office:value="4.1255">
            <text:p>4.1255</text:p>
          </table:table-cell>
          <table:table-cell office:value-type="float" office:value="4.1565">
            <text:p>4.1565</text:p>
          </table:table-cell>
          <table:table-cell office:value-type="float" office:value="4.2092">
            <text:p>4.2092</text:p>
          </table:table-cell>
          <table:table-cell office:value-type="float" office:value="4.1466">
            <text:p>4.1466</text:p>
          </table:table-cell>
          <table:table-cell office:value-type="float" office:value="4.2625">
            <text:p>4.2625</text:p>
          </table:table-cell>
          <table:table-cell office:value-type="float" office:value="4.282">
            <text:p>4.282</text:p>
          </table:table-cell>
          <table:table-cell office:value-type="float" office:value="4.2171">
            <text:p>4.2171</text:p>
          </table:table-cell>
          <table:table-cell office:value-type="float" office:value="4.2979">
            <text:p>4.2979</text:p>
          </table:table-cell>
          <table:table-cell office:value-type="float" office:value="4.501">
            <text:p>4.501</text:p>
          </table:table-cell>
          <table:table-cell office:value-type="float" office:value="4.6253">
            <text:p>4.6253</text:p>
          </table:table-cell>
          <table:table-cell office:value-type="float" office:value="4.7135">
            <text:p>4.7135</text:p>
          </table:table-cell>
          <table:table-cell table:formula="of:=AVERAGE([.H81:.M81])" office:value-type="float" office:value="4.43946666666667">
            <text:p>4.4394666667</text:p>
          </table:table-cell>
          <table:table-cell office:value-type="float" office:value="3.1373">
            <text:p>3.1373</text:p>
          </table:table-cell>
          <table:table-cell office:value-type="float" office:value="3.2149">
            <text:p>3.2149</text:p>
          </table:table-cell>
          <table:table-cell office:value-type="float" office:value="3.0278">
            <text:p>3.0278</text:p>
          </table:table-cell>
          <table:table-cell office:value-type="float" office:value="3.9148">
            <text:p>3.9148</text:p>
          </table:table-cell>
          <table:table-cell office:value-type="float" office:value="3.7791">
            <text:p>3.7791</text:p>
          </table:table-cell>
          <table:table-cell office:value-type="float" office:value="3.9825">
            <text:p>3.9825</text:p>
          </table:table-cell>
          <table:table-cell office:value-type="float" office:value="3.426">
            <text:p>3.426</text:p>
          </table:table-cell>
          <table:table-cell office:value-type="float" office:value="3.787">
            <text:p>3.787</text:p>
          </table:table-cell>
          <table:table-cell office:value-type="float" office:value="4.1165">
            <text:p>4.1165</text:p>
          </table:table-cell>
          <table:table-cell office:value-type="float" office:value="3.8829">
            <text:p>3.8829</text:p>
          </table:table-cell>
          <table:table-cell office:value-type="float" office:value="4.2819">
            <text:p>4.2819</text:p>
          </table:table-cell>
          <table:table-cell table:formula="of:=AVERAGE([.T81:.Y81])" office:value-type="float" office:value="3.9128">
            <text:p>3.91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9-03</text:p>
          </table:table-cell>
          <table:table-cell office:value-type="float" office:value="4.1255">
            <text:p>4.1255</text:p>
          </table:table-cell>
          <table:table-cell office:value-type="float" office:value="4.1548">
            <text:p>4.1548</text:p>
          </table:table-cell>
          <table:table-cell office:value-type="float" office:value="4.1982">
            <text:p>4.1982</text:p>
          </table:table-cell>
          <table:table-cell office:value-type="float" office:value="4.1288">
            <text:p>4.1288</text:p>
          </table:table-cell>
          <table:table-cell office:value-type="float" office:value="4.2581">
            <text:p>4.2581</text:p>
          </table:table-cell>
          <table:table-cell office:value-type="float" office:value="4.282">
            <text:p>4.282</text:p>
          </table:table-cell>
          <table:table-cell office:value-type="float" office:value="4.2171">
            <text:p>4.2171</text:p>
          </table:table-cell>
          <table:table-cell office:value-type="float" office:value="4.2879">
            <text:p>4.2879</text:p>
          </table:table-cell>
          <table:table-cell office:value-type="float" office:value="4.5604">
            <text:p>4.5604</text:p>
          </table:table-cell>
          <table:table-cell office:value-type="float" office:value="4.62">
            <text:p>4.62</text:p>
          </table:table-cell>
          <table:table-cell office:value-type="float" office:value="4.696">
            <text:p>4.696</text:p>
          </table:table-cell>
          <table:table-cell table:formula="of:=AVERAGE([.H82:.M82])" office:value-type="float" office:value="4.4439">
            <text:p>4.4439</text:p>
          </table:table-cell>
          <table:table-cell office:value-type="float" office:value="3.1373">
            <text:p>3.1373</text:p>
          </table:table-cell>
          <table:table-cell office:value-type="float" office:value="3.2098">
            <text:p>3.2098</text:p>
          </table:table-cell>
          <table:table-cell office:value-type="float" office:value="3.0175">
            <text:p>3.0175</text:p>
          </table:table-cell>
          <table:table-cell office:value-type="float" office:value="3.867">
            <text:p>3.867</text:p>
          </table:table-cell>
          <table:table-cell office:value-type="float" office:value="3.7779">
            <text:p>3.7779</text:p>
          </table:table-cell>
          <table:table-cell office:value-type="float" office:value="3.9825">
            <text:p>3.9825</text:p>
          </table:table-cell>
          <table:table-cell office:value-type="float" office:value="3.426">
            <text:p>3.426</text:p>
          </table:table-cell>
          <table:table-cell office:value-type="float" office:value="3.7752">
            <text:p>3.7752</text:p>
          </table:table-cell>
          <table:table-cell office:value-type="float" office:value="4.2222">
            <text:p>4.2222</text:p>
          </table:table-cell>
          <table:table-cell office:value-type="float" office:value="3.8853">
            <text:p>3.8853</text:p>
          </table:table-cell>
          <table:table-cell office:value-type="float" office:value="4.2544">
            <text:p>4.2544</text:p>
          </table:table-cell>
          <table:table-cell table:formula="of:=AVERAGE([.T82:.Y82])" office:value-type="float" office:value="3.92426666666667">
            <text:p>3.92426666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-03</text:p>
          </table:table-cell>
          <table:table-cell office:value-type="float" office:value="4.127">
            <text:p>4.127</text:p>
          </table:table-cell>
          <table:table-cell office:value-type="float" office:value="4.1609">
            <text:p>4.1609</text:p>
          </table:table-cell>
          <table:table-cell office:value-type="float" office:value="4.2026">
            <text:p>4.2026</text:p>
          </table:table-cell>
          <table:table-cell office:value-type="float" office:value="4.1272">
            <text:p>4.1272</text:p>
          </table:table-cell>
          <table:table-cell office:value-type="float" office:value="4.2581">
            <text:p>4.2581</text:p>
          </table:table-cell>
          <table:table-cell office:value-type="float" office:value="4.282">
            <text:p>4.282</text:p>
          </table:table-cell>
          <table:table-cell office:value-type="float" office:value="4.2277">
            <text:p>4.2277</text:p>
          </table:table-cell>
          <table:table-cell office:value-type="float" office:value="4.2834">
            <text:p>4.2834</text:p>
          </table:table-cell>
          <table:table-cell office:value-type="float" office:value="4.5315">
            <text:p>4.5315</text:p>
          </table:table-cell>
          <table:table-cell office:value-type="float" office:value="4.6017">
            <text:p>4.6017</text:p>
          </table:table-cell>
          <table:table-cell office:value-type="float" office:value="4.696">
            <text:p>4.696</text:p>
          </table:table-cell>
          <table:table-cell table:formula="of:=AVERAGE([.H83:.M83])" office:value-type="float" office:value="4.43705">
            <text:p>4.43705</text:p>
          </table:table-cell>
          <table:table-cell office:value-type="float" office:value="3.127">
            <text:p>3.127</text:p>
          </table:table-cell>
          <table:table-cell office:value-type="float" office:value="3.2143">
            <text:p>3.2143</text:p>
          </table:table-cell>
          <table:table-cell office:value-type="float" office:value="3.0538">
            <text:p>3.0538</text:p>
          </table:table-cell>
          <table:table-cell office:value-type="float" office:value="3.83">
            <text:p>3.83</text:p>
          </table:table-cell>
          <table:table-cell office:value-type="float" office:value="3.7779">
            <text:p>3.7779</text:p>
          </table:table-cell>
          <table:table-cell office:value-type="float" office:value="3.9825">
            <text:p>3.9825</text:p>
          </table:table-cell>
          <table:table-cell office:value-type="float" office:value="3.4439">
            <text:p>3.4439</text:p>
          </table:table-cell>
          <table:table-cell office:value-type="float" office:value="3.7726">
            <text:p>3.7726</text:p>
          </table:table-cell>
          <table:table-cell office:value-type="float" office:value="4.2323">
            <text:p>4.2323</text:p>
          </table:table-cell>
          <table:table-cell office:value-type="float" office:value="3.8585">
            <text:p>3.8585</text:p>
          </table:table-cell>
          <table:table-cell office:value-type="float" office:value="4.2544">
            <text:p>4.2544</text:p>
          </table:table-cell>
          <table:table-cell table:formula="of:=AVERAGE([.T83:.Y83])" office:value-type="float" office:value="3.92403333333333">
            <text:p>3.92403333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1-03</text:p>
          </table:table-cell>
          <table:table-cell office:value-type="float" office:value="4.1525">
            <text:p>4.1525</text:p>
          </table:table-cell>
          <table:table-cell office:value-type="float" office:value="4.1828">
            <text:p>4.1828</text:p>
          </table:table-cell>
          <table:table-cell office:value-type="float" office:value="4.1975">
            <text:p>4.1975</text:p>
          </table:table-cell>
          <table:table-cell office:value-type="float" office:value="4.1215">
            <text:p>4.1215</text:p>
          </table:table-cell>
          <table:table-cell office:value-type="float" office:value="4.2581">
            <text:p>4.2581</text:p>
          </table:table-cell>
          <table:table-cell office:value-type="float" office:value="4.2628">
            <text:p>4.2628</text:p>
          </table:table-cell>
          <table:table-cell office:value-type="float" office:value="4.2364">
            <text:p>4.2364</text:p>
          </table:table-cell>
          <table:table-cell office:value-type="float" office:value="4.2807">
            <text:p>4.2807</text:p>
          </table:table-cell>
          <table:table-cell office:value-type="float" office:value="4.6056">
            <text:p>4.6056</text:p>
          </table:table-cell>
          <table:table-cell office:value-type="float" office:value="4.6017">
            <text:p>4.6017</text:p>
          </table:table-cell>
          <table:table-cell office:value-type="float" office:value="4.696">
            <text:p>4.696</text:p>
          </table:table-cell>
          <table:table-cell table:formula="of:=AVERAGE([.H84:.M84])" office:value-type="float" office:value="4.4472">
            <text:p>4.4472</text:p>
          </table:table-cell>
          <table:table-cell office:value-type="float" office:value="3.1399">
            <text:p>3.1399</text:p>
          </table:table-cell>
          <table:table-cell office:value-type="float" office:value="3.24">
            <text:p>3.24</text:p>
          </table:table-cell>
          <table:table-cell office:value-type="float" office:value="3.0461">
            <text:p>3.0461</text:p>
          </table:table-cell>
          <table:table-cell office:value-type="float" office:value="3.777">
            <text:p>3.777</text:p>
          </table:table-cell>
          <table:table-cell office:value-type="float" office:value="3.7779">
            <text:p>3.7779</text:p>
          </table:table-cell>
          <table:table-cell office:value-type="float" office:value="3.9463">
            <text:p>3.9463</text:p>
          </table:table-cell>
          <table:table-cell office:value-type="float" office:value="3.4482">
            <text:p>3.4482</text:p>
          </table:table-cell>
          <table:table-cell office:value-type="float" office:value="3.7593">
            <text:p>3.7593</text:p>
          </table:table-cell>
          <table:table-cell office:value-type="float" office:value="4.2712">
            <text:p>4.2712</text:p>
          </table:table-cell>
          <table:table-cell office:value-type="float" office:value="3.8585">
            <text:p>3.8585</text:p>
          </table:table-cell>
          <table:table-cell office:value-type="float" office:value="4.2544">
            <text:p>4.2544</text:p>
          </table:table-cell>
          <table:table-cell table:formula="of:=AVERAGE([.T84:.Y84])" office:value-type="float" office:value="3.92298333333333">
            <text:p>3.92298333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2-03</text:p>
          </table:table-cell>
          <table:table-cell office:value-type="float" office:value="4.1645">
            <text:p>4.1645</text:p>
          </table:table-cell>
          <table:table-cell office:value-type="float" office:value="4.1803">
            <text:p>4.1803</text:p>
          </table:table-cell>
          <table:table-cell office:value-type="float" office:value="4.1925">
            <text:p>4.1925</text:p>
          </table:table-cell>
          <table:table-cell office:value-type="float" office:value="4.1215">
            <text:p>4.1215</text:p>
          </table:table-cell>
          <table:table-cell office:value-type="float" office:value="4.2612">
            <text:p>4.2612</text:p>
          </table:table-cell>
          <table:table-cell office:value-type="float" office:value="4.2816">
            <text:p>4.2816</text:p>
          </table:table-cell>
          <table:table-cell office:value-type="float" office:value="4.2217">
            <text:p>4.2217</text:p>
          </table:table-cell>
          <table:table-cell office:value-type="float" office:value="4.2913">
            <text:p>4.2913</text:p>
          </table:table-cell>
          <table:table-cell office:value-type="float" office:value="4.6056">
            <text:p>4.6056</text:p>
          </table:table-cell>
          <table:table-cell office:value-type="float" office:value="4.6017">
            <text:p>4.6017</text:p>
          </table:table-cell>
          <table:table-cell office:value-type="float" office:value="4.6851">
            <text:p>4.6851</text:p>
          </table:table-cell>
          <table:table-cell table:formula="of:=AVERAGE([.H85:.M85])" office:value-type="float" office:value="4.44783333333333">
            <text:p>4.4478333333</text:p>
          </table:table-cell>
          <table:table-cell office:value-type="float" office:value="3.1628">
            <text:p>3.1628</text:p>
          </table:table-cell>
          <table:table-cell office:value-type="float" office:value="3.2285">
            <text:p>3.2285</text:p>
          </table:table-cell>
          <table:table-cell office:value-type="float" office:value="3.0438">
            <text:p>3.0438</text:p>
          </table:table-cell>
          <table:table-cell office:value-type="float" office:value="3.777">
            <text:p>3.777</text:p>
          </table:table-cell>
          <table:table-cell office:value-type="float" office:value="3.8006">
            <text:p>3.8006</text:p>
          </table:table-cell>
          <table:table-cell office:value-type="float" office:value="3.9619">
            <text:p>3.9619</text:p>
          </table:table-cell>
          <table:table-cell office:value-type="float" office:value="3.4278">
            <text:p>3.4278</text:p>
          </table:table-cell>
          <table:table-cell office:value-type="float" office:value="3.7969">
            <text:p>3.7969</text:p>
          </table:table-cell>
          <table:table-cell office:value-type="float" office:value="4.2712">
            <text:p>4.2712</text:p>
          </table:table-cell>
          <table:table-cell office:value-type="float" office:value="3.8585">
            <text:p>3.8585</text:p>
          </table:table-cell>
          <table:table-cell office:value-type="float" office:value="4.2499">
            <text:p>4.2499</text:p>
          </table:table-cell>
          <table:table-cell table:formula="of:=AVERAGE([.T85:.Y85])" office:value-type="float" office:value="3.9277">
            <text:p>3.927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3-03</text:p>
          </table:table-cell>
          <table:table-cell office:value-type="float" office:value="4.1682">
            <text:p>4.1682</text:p>
          </table:table-cell>
          <table:table-cell office:value-type="float" office:value="4.1607">
            <text:p>4.1607</text:p>
          </table:table-cell>
          <table:table-cell office:value-type="float" office:value="4.1925">
            <text:p>4.1925</text:p>
          </table:table-cell>
          <table:table-cell office:value-type="float" office:value="4.1215">
            <text:p>4.1215</text:p>
          </table:table-cell>
          <table:table-cell office:value-type="float" office:value="4.2563">
            <text:p>4.2563</text:p>
          </table:table-cell>
          <table:table-cell office:value-type="float" office:value="4.2685">
            <text:p>4.2685</text:p>
          </table:table-cell>
          <table:table-cell office:value-type="float" office:value="4.2262">
            <text:p>4.2262</text:p>
          </table:table-cell>
          <table:table-cell office:value-type="float" office:value="4.2953">
            <text:p>4.2953</text:p>
          </table:table-cell>
          <table:table-cell office:value-type="float" office:value="4.6056">
            <text:p>4.6056</text:p>
          </table:table-cell>
          <table:table-cell office:value-type="float" office:value="4.6191">
            <text:p>4.6191</text:p>
          </table:table-cell>
          <table:table-cell office:value-type="float" office:value="4.7052">
            <text:p>4.7052</text:p>
          </table:table-cell>
          <table:table-cell table:formula="of:=AVERAGE([.H86:.M86])" office:value-type="float" office:value="4.45331666666667">
            <text:p>4.4533166667</text:p>
          </table:table-cell>
          <table:table-cell office:value-type="float" office:value="3.1477">
            <text:p>3.1477</text:p>
          </table:table-cell>
          <table:table-cell office:value-type="float" office:value="3.2166">
            <text:p>3.2166</text:p>
          </table:table-cell>
          <table:table-cell office:value-type="float" office:value="3.0438">
            <text:p>3.0438</text:p>
          </table:table-cell>
          <table:table-cell office:value-type="float" office:value="3.777">
            <text:p>3.777</text:p>
          </table:table-cell>
          <table:table-cell office:value-type="float" office:value="3.8101">
            <text:p>3.8101</text:p>
          </table:table-cell>
          <table:table-cell office:value-type="float" office:value="3.9574">
            <text:p>3.9574</text:p>
          </table:table-cell>
          <table:table-cell office:value-type="float" office:value="3.4231">
            <text:p>3.4231</text:p>
          </table:table-cell>
          <table:table-cell office:value-type="float" office:value="3.7928">
            <text:p>3.7928</text:p>
          </table:table-cell>
          <table:table-cell office:value-type="float" office:value="4.2712">
            <text:p>4.2712</text:p>
          </table:table-cell>
          <table:table-cell office:value-type="float" office:value="3.8871">
            <text:p>3.8871</text:p>
          </table:table-cell>
          <table:table-cell office:value-type="float" office:value="4.2833">
            <text:p>4.2833</text:p>
          </table:table-cell>
          <table:table-cell table:formula="of:=AVERAGE([.T86:.Y86])" office:value-type="float" office:value="3.93581666666667">
            <text:p>3.935816666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4-03</text:p>
          </table:table-cell>
          <table:table-cell office:value-type="float" office:value="4.1376">
            <text:p>4.1376</text:p>
          </table:table-cell>
          <table:table-cell office:value-type="float" office:value="4.1607">
            <text:p>4.1607</text:p>
          </table:table-cell>
          <table:table-cell office:value-type="float" office:value="4.1925">
            <text:p>4.1925</text:p>
          </table:table-cell>
          <table:table-cell office:value-type="float" office:value="4.1131">
            <text:p>4.1131</text:p>
          </table:table-cell>
          <table:table-cell office:value-type="float" office:value="4.2788">
            <text:p>4.2788</text:p>
          </table:table-cell>
          <table:table-cell office:value-type="float" office:value="4.2695">
            <text:p>4.2695</text:p>
          </table:table-cell>
          <table:table-cell office:value-type="float" office:value="4.23">
            <text:p>4.23</text:p>
          </table:table-cell>
          <table:table-cell office:value-type="float" office:value="4.2953">
            <text:p>4.2953</text:p>
          </table:table-cell>
          <table:table-cell office:value-type="float" office:value="4.6146">
            <text:p>4.6146</text:p>
          </table:table-cell>
          <table:table-cell office:value-type="float" office:value="4.628">
            <text:p>4.628</text:p>
          </table:table-cell>
          <table:table-cell office:value-type="float" office:value="4.7421">
            <text:p>4.7421</text:p>
          </table:table-cell>
          <table:table-cell table:formula="of:=AVERAGE([.H87:.M87])" office:value-type="float" office:value="4.46325">
            <text:p>4.46325</text:p>
          </table:table-cell>
          <table:table-cell office:value-type="float" office:value="3.1166">
            <text:p>3.1166</text:p>
          </table:table-cell>
          <table:table-cell office:value-type="float" office:value="3.2166">
            <text:p>3.2166</text:p>
          </table:table-cell>
          <table:table-cell office:value-type="float" office:value="3.0438">
            <text:p>3.0438</text:p>
          </table:table-cell>
          <table:table-cell office:value-type="float" office:value="3.7563">
            <text:p>3.7563</text:p>
          </table:table-cell>
          <table:table-cell office:value-type="float" office:value="3.8361">
            <text:p>3.8361</text:p>
          </table:table-cell>
          <table:table-cell office:value-type="float" office:value="3.9514">
            <text:p>3.9514</text:p>
          </table:table-cell>
          <table:table-cell office:value-type="float" office:value="3.4083">
            <text:p>3.4083</text:p>
          </table:table-cell>
          <table:table-cell office:value-type="float" office:value="3.7928">
            <text:p>3.7928</text:p>
          </table:table-cell>
          <table:table-cell office:value-type="float" office:value="4.2558">
            <text:p>4.2558</text:p>
          </table:table-cell>
          <table:table-cell office:value-type="float" office:value="3.9137">
            <text:p>3.9137</text:p>
          </table:table-cell>
          <table:table-cell office:value-type="float" office:value="4.3196">
            <text:p>4.3196</text:p>
          </table:table-cell>
          <table:table-cell table:formula="of:=AVERAGE([.T87:.Y87])" office:value-type="float" office:value="3.94026666666667">
            <text:p>3.940266666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5-03</text:p>
          </table:table-cell>
          <table:table-cell office:value-type="float" office:value="4.1376">
            <text:p>4.1376</text:p>
          </table:table-cell>
          <table:table-cell office:value-type="float" office:value="4.1607">
            <text:p>4.1607</text:p>
          </table:table-cell>
          <table:table-cell office:value-type="float" office:value="4.1983">
            <text:p>4.1983</text:p>
          </table:table-cell>
          <table:table-cell office:value-type="float" office:value="4.0858">
            <text:p>4.0858</text:p>
          </table:table-cell>
          <table:table-cell office:value-type="float" office:value="4.2498">
            <text:p>4.2498</text:p>
          </table:table-cell>
          <table:table-cell office:value-type="float" office:value="4.2641">
            <text:p>4.2641</text:p>
          </table:table-cell>
          <table:table-cell office:value-type="float" office:value="4.23">
            <text:p>4.23</text:p>
          </table:table-cell>
          <table:table-cell office:value-type="float" office:value="4.2953">
            <text:p>4.2953</text:p>
          </table:table-cell>
          <table:table-cell office:value-type="float" office:value="4.5817">
            <text:p>4.5817</text:p>
          </table:table-cell>
          <table:table-cell office:value-type="float" office:value="4.6399">
            <text:p>4.6399</text:p>
          </table:table-cell>
          <table:table-cell office:value-type="float" office:value="4.7307">
            <text:p>4.7307</text:p>
          </table:table-cell>
          <table:table-cell table:formula="of:=AVERAGE([.H88:.M88])" office:value-type="float" office:value="4.45695">
            <text:p>4.45695</text:p>
          </table:table-cell>
          <table:table-cell office:value-type="float" office:value="3.1166">
            <text:p>3.1166</text:p>
          </table:table-cell>
          <table:table-cell office:value-type="float" office:value="3.2166">
            <text:p>3.2166</text:p>
          </table:table-cell>
          <table:table-cell office:value-type="float" office:value="3.0447">
            <text:p>3.0447</text:p>
          </table:table-cell>
          <table:table-cell office:value-type="float" office:value="3.7194">
            <text:p>3.7194</text:p>
          </table:table-cell>
          <table:table-cell office:value-type="float" office:value="3.7965">
            <text:p>3.7965</text:p>
          </table:table-cell>
          <table:table-cell office:value-type="float" office:value="3.916">
            <text:p>3.916</text:p>
          </table:table-cell>
          <table:table-cell office:value-type="float" office:value="3.4083">
            <text:p>3.4083</text:p>
          </table:table-cell>
          <table:table-cell office:value-type="float" office:value="3.7928">
            <text:p>3.7928</text:p>
          </table:table-cell>
          <table:table-cell office:value-type="float" office:value="4.2317">
            <text:p>4.2317</text:p>
          </table:table-cell>
          <table:table-cell office:value-type="float" office:value="3.9315">
            <text:p>3.9315</text:p>
          </table:table-cell>
          <table:table-cell office:value-type="float" office:value="4.2999">
            <text:p>4.2999</text:p>
          </table:table-cell>
          <table:table-cell table:formula="of:=AVERAGE([.T88:.Y88])" office:value-type="float" office:value="3.93003333333333">
            <text:p>3.93003333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6-03</text:p>
          </table:table-cell>
          <table:table-cell office:value-type="float" office:value="4.1376">
            <text:p>4.1376</text:p>
          </table:table-cell>
          <table:table-cell office:value-type="float" office:value="4.1775">
            <text:p>4.1775</text:p>
          </table:table-cell>
          <table:table-cell office:value-type="float" office:value="4.1803">
            <text:p>4.1803</text:p>
          </table:table-cell>
          <table:table-cell office:value-type="float" office:value="4.0763">
            <text:p>4.0763</text:p>
          </table:table-cell>
          <table:table-cell office:value-type="float" office:value="4.2498">
            <text:p>4.2498</text:p>
          </table:table-cell>
          <table:table-cell office:value-type="float" office:value="4.2641">
            <text:p>4.2641</text:p>
          </table:table-cell>
          <table:table-cell office:value-type="float" office:value="4.23">
            <text:p>4.23</text:p>
          </table:table-cell>
          <table:table-cell office:value-type="float" office:value="4.2934">
            <text:p>4.2934</text:p>
          </table:table-cell>
          <table:table-cell office:value-type="float" office:value="4.5748">
            <text:p>4.5748</text:p>
          </table:table-cell>
          <table:table-cell office:value-type="float" office:value="4.6493">
            <text:p>4.6493</text:p>
          </table:table-cell>
          <table:table-cell office:value-type="float" office:value="4.718">
            <text:p>4.718</text:p>
          </table:table-cell>
          <table:table-cell table:formula="of:=AVERAGE([.H89:.M89])" office:value-type="float" office:value="4.45493333333333">
            <text:p>4.4549333333</text:p>
          </table:table-cell>
          <table:table-cell office:value-type="float" office:value="3.1166">
            <text:p>3.1166</text:p>
          </table:table-cell>
          <table:table-cell office:value-type="float" office:value="3.2482">
            <text:p>3.2482</text:p>
          </table:table-cell>
          <table:table-cell office:value-type="float" office:value="3.0312">
            <text:p>3.0312</text:p>
          </table:table-cell>
          <table:table-cell office:value-type="float" office:value="3.7148">
            <text:p>3.7148</text:p>
          </table:table-cell>
          <table:table-cell office:value-type="float" office:value="3.7965">
            <text:p>3.7965</text:p>
          </table:table-cell>
          <table:table-cell office:value-type="float" office:value="3.916">
            <text:p>3.916</text:p>
          </table:table-cell>
          <table:table-cell office:value-type="float" office:value="3.4083">
            <text:p>3.4083</text:p>
          </table:table-cell>
          <table:table-cell office:value-type="float" office:value="3.8025">
            <text:p>3.8025</text:p>
          </table:table-cell>
          <table:table-cell office:value-type="float" office:value="4.1661">
            <text:p>4.1661</text:p>
          </table:table-cell>
          <table:table-cell office:value-type="float" office:value="3.9461">
            <text:p>3.9461</text:p>
          </table:table-cell>
          <table:table-cell office:value-type="float" office:value="4.3024">
            <text:p>4.3024</text:p>
          </table:table-cell>
          <table:table-cell table:formula="of:=AVERAGE([.T89:.Y89])" office:value-type="float" office:value="3.92356666666667">
            <text:p>3.92356666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7-03</text:p>
          </table:table-cell>
          <table:table-cell office:value-type="float" office:value="4.1367">
            <text:p>4.1367</text:p>
          </table:table-cell>
          <table:table-cell office:value-type="float" office:value="4.1818">
            <text:p>4.1818</text:p>
          </table:table-cell>
          <table:table-cell office:value-type="float" office:value="4.1795">
            <text:p>4.1795</text:p>
          </table:table-cell>
          <table:table-cell office:value-type="float" office:value="4.0978">
            <text:p>4.0978</text:p>
          </table:table-cell>
          <table:table-cell office:value-type="float" office:value="4.2498">
            <text:p>4.2498</text:p>
          </table:table-cell>
          <table:table-cell office:value-type="float" office:value="4.2641">
            <text:p>4.2641</text:p>
          </table:table-cell>
          <table:table-cell office:value-type="float" office:value="4.2196">
            <text:p>4.2196</text:p>
          </table:table-cell>
          <table:table-cell office:value-type="float" office:value="4.2936">
            <text:p>4.2936</text:p>
          </table:table-cell>
          <table:table-cell office:value-type="float" office:value="4.5306">
            <text:p>4.5306</text:p>
          </table:table-cell>
          <table:table-cell office:value-type="float" office:value="4.6457">
            <text:p>4.6457</text:p>
          </table:table-cell>
          <table:table-cell office:value-type="float" office:value="4.718">
            <text:p>4.718</text:p>
          </table:table-cell>
          <table:table-cell table:formula="of:=AVERAGE([.H90:.M90])" office:value-type="float" office:value="4.44526666666667">
            <text:p>4.4452666667</text:p>
          </table:table-cell>
          <table:table-cell office:value-type="float" office:value="3.1026">
            <text:p>3.1026</text:p>
          </table:table-cell>
          <table:table-cell office:value-type="float" office:value="3.2752">
            <text:p>3.2752</text:p>
          </table:table-cell>
          <table:table-cell office:value-type="float" office:value="3.0379">
            <text:p>3.0379</text:p>
          </table:table-cell>
          <table:table-cell office:value-type="float" office:value="3.7747">
            <text:p>3.7747</text:p>
          </table:table-cell>
          <table:table-cell office:value-type="float" office:value="3.7965">
            <text:p>3.7965</text:p>
          </table:table-cell>
          <table:table-cell office:value-type="float" office:value="3.916">
            <text:p>3.916</text:p>
          </table:table-cell>
          <table:table-cell office:value-type="float" office:value="3.4095">
            <text:p>3.4095</text:p>
          </table:table-cell>
          <table:table-cell office:value-type="float" office:value="3.8128">
            <text:p>3.8128</text:p>
          </table:table-cell>
          <table:table-cell office:value-type="float" office:value="4.1274">
            <text:p>4.1274</text:p>
          </table:table-cell>
          <table:table-cell office:value-type="float" office:value="3.9424">
            <text:p>3.9424</text:p>
          </table:table-cell>
          <table:table-cell office:value-type="float" office:value="4.3024">
            <text:p>4.3024</text:p>
          </table:table-cell>
          <table:table-cell table:formula="of:=AVERAGE([.T90:.Y90])" office:value-type="float" office:value="3.91841666666667">
            <text:p>3.91841666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8-03</text:p>
          </table:table-cell>
          <table:table-cell office:value-type="float" office:value="4.1568">
            <text:p>4.1568</text:p>
          </table:table-cell>
          <table:table-cell office:value-type="float" office:value="4.1804">
            <text:p>4.1804</text:p>
          </table:table-cell>
          <table:table-cell office:value-type="float" office:value="4.1739">
            <text:p>4.1739</text:p>
          </table:table-cell>
          <table:table-cell office:value-type="float" office:value="4.0938">
            <text:p>4.0938</text:p>
          </table:table-cell>
          <table:table-cell office:value-type="float" office:value="4.2498">
            <text:p>4.2498</text:p>
          </table:table-cell>
          <table:table-cell office:value-type="float" office:value="4.247">
            <text:p>4.247</text:p>
          </table:table-cell>
          <table:table-cell office:value-type="float" office:value="4.2072">
            <text:p>4.2072</text:p>
          </table:table-cell>
          <table:table-cell office:value-type="float" office:value="4.295">
            <text:p>4.295</text:p>
          </table:table-cell>
          <table:table-cell office:value-type="float" office:value="4.5509">
            <text:p>4.5509</text:p>
          </table:table-cell>
          <table:table-cell office:value-type="float" office:value="4.6457">
            <text:p>4.6457</text:p>
          </table:table-cell>
          <table:table-cell office:value-type="float" office:value="4.718">
            <text:p>4.718</text:p>
          </table:table-cell>
          <table:table-cell table:formula="of:=AVERAGE([.H91:.M91])" office:value-type="float" office:value="4.44396666666667">
            <text:p>4.4439666667</text:p>
          </table:table-cell>
          <table:table-cell office:value-type="float" office:value="3.1167">
            <text:p>3.1167</text:p>
          </table:table-cell>
          <table:table-cell office:value-type="float" office:value="3.2647">
            <text:p>3.2647</text:p>
          </table:table-cell>
          <table:table-cell office:value-type="float" office:value="3.0336">
            <text:p>3.0336</text:p>
          </table:table-cell>
          <table:table-cell office:value-type="float" office:value="3.7748">
            <text:p>3.7748</text:p>
          </table:table-cell>
          <table:table-cell office:value-type="float" office:value="3.7965">
            <text:p>3.7965</text:p>
          </table:table-cell>
          <table:table-cell office:value-type="float" office:value="3.911">
            <text:p>3.911</text:p>
          </table:table-cell>
          <table:table-cell office:value-type="float" office:value="3.3935">
            <text:p>3.3935</text:p>
          </table:table-cell>
          <table:table-cell office:value-type="float" office:value="3.8287">
            <text:p>3.8287</text:p>
          </table:table-cell>
          <table:table-cell office:value-type="float" office:value="4.1244">
            <text:p>4.1244</text:p>
          </table:table-cell>
          <table:table-cell office:value-type="float" office:value="3.9424">
            <text:p>3.9424</text:p>
          </table:table-cell>
          <table:table-cell office:value-type="float" office:value="4.3024">
            <text:p>4.3024</text:p>
          </table:table-cell>
          <table:table-cell table:formula="of:=AVERAGE([.T91:.Y91])" office:value-type="float" office:value="3.91706666666667">
            <text:p>3.917066666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9-03</text:p>
          </table:table-cell>
          <table:table-cell office:value-type="float" office:value="4.1612">
            <text:p>4.1612</text:p>
          </table:table-cell>
          <table:table-cell office:value-type="float" office:value="4.1846">
            <text:p>4.1846</text:p>
          </table:table-cell>
          <table:table-cell office:value-type="float" office:value="4.1719">
            <text:p>4.1719</text:p>
          </table:table-cell>
          <table:table-cell office:value-type="float" office:value="4.0938">
            <text:p>4.0938</text:p>
          </table:table-cell>
          <table:table-cell office:value-type="float" office:value="4.2498">
            <text:p>4.2498</text:p>
          </table:table-cell>
          <table:table-cell office:value-type="float" office:value="4.2389">
            <text:p>4.2389</text:p>
          </table:table-cell>
          <table:table-cell office:value-type="float" office:value="4.2106">
            <text:p>4.2106</text:p>
          </table:table-cell>
          <table:table-cell office:value-type="float" office:value="4.3006">
            <text:p>4.3006</text:p>
          </table:table-cell>
          <table:table-cell office:value-type="float" office:value="4.5509">
            <text:p>4.5509</text:p>
          </table:table-cell>
          <table:table-cell office:value-type="float" office:value="4.6457">
            <text:p>4.6457</text:p>
          </table:table-cell>
          <table:table-cell office:value-type="float" office:value="4.6594">
            <text:p>4.6594</text:p>
          </table:table-cell>
          <table:table-cell table:formula="of:=AVERAGE([.H92:.M92])" office:value-type="float" office:value="4.43435">
            <text:p>4.43435</text:p>
          </table:table-cell>
          <table:table-cell office:value-type="float" office:value="3.1353">
            <text:p>3.1353</text:p>
          </table:table-cell>
          <table:table-cell office:value-type="float" office:value="3.259">
            <text:p>3.259</text:p>
          </table:table-cell>
          <table:table-cell office:value-type="float" office:value="3.0257">
            <text:p>3.0257</text:p>
          </table:table-cell>
          <table:table-cell office:value-type="float" office:value="3.7748">
            <text:p>3.7748</text:p>
          </table:table-cell>
          <table:table-cell office:value-type="float" office:value="3.7965">
            <text:p>3.7965</text:p>
          </table:table-cell>
          <table:table-cell office:value-type="float" office:value="3.9439">
            <text:p>3.9439</text:p>
          </table:table-cell>
          <table:table-cell office:value-type="float" office:value="3.4174">
            <text:p>3.4174</text:p>
          </table:table-cell>
          <table:table-cell office:value-type="float" office:value="3.8279">
            <text:p>3.8279</text:p>
          </table:table-cell>
          <table:table-cell office:value-type="float" office:value="4.1244">
            <text:p>4.1244</text:p>
          </table:table-cell>
          <table:table-cell office:value-type="float" office:value="3.9424">
            <text:p>3.9424</text:p>
          </table:table-cell>
          <table:table-cell office:value-type="float" office:value="4.2033">
            <text:p>4.2033</text:p>
          </table:table-cell>
          <table:table-cell table:formula="of:=AVERAGE([.T92:.Y92])" office:value-type="float" office:value="3.90988333333333">
            <text:p>3.909883333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30-03</text:p>
          </table:table-cell>
          <table:table-cell office:value-type="float" office:value="4.1522">
            <text:p>4.1522</text:p>
          </table:table-cell>
          <table:table-cell office:value-type="float" office:value="4.1846">
            <text:p>4.1846</text:p>
          </table:table-cell>
          <table:table-cell office:value-type="float" office:value="4.1719">
            <text:p>4.1719</text:p>
          </table:table-cell>
          <table:table-cell office:value-type="float" office:value="4.0938">
            <text:p>4.0938</text:p>
          </table:table-cell>
          <table:table-cell office:value-type="float" office:value="4.2538">
            <text:p>4.2538</text:p>
          </table:table-cell>
          <table:table-cell office:value-type="float" office:value="4.2233">
            <text:p>4.2233</text:p>
          </table:table-cell>
          <table:table-cell office:value-type="float" office:value="4.2087">
            <text:p>4.2087</text:p>
          </table:table-cell>
          <table:table-cell office:value-type="float" office:value="4.299">
            <text:p>4.299</text:p>
          </table:table-cell>
          <table:table-cell office:value-type="float" office:value="4.5509">
            <text:p>4.5509</text:p>
          </table:table-cell>
          <table:table-cell office:value-type="float" office:value="4.6582">
            <text:p>4.6582</text:p>
          </table:table-cell>
          <table:table-cell office:value-type="float" office:value="4.6679">
            <text:p>4.6679</text:p>
          </table:table-cell>
          <table:table-cell table:formula="of:=AVERAGE([.H93:.M93])" office:value-type="float" office:value="4.43466666666667">
            <text:p>4.4346666667</text:p>
          </table:table-cell>
          <table:table-cell office:value-type="float" office:value="3.1089">
            <text:p>3.1089</text:p>
          </table:table-cell>
          <table:table-cell office:value-type="float" office:value="3.259">
            <text:p>3.259</text:p>
          </table:table-cell>
          <table:table-cell office:value-type="float" office:value="3.0257">
            <text:p>3.0257</text:p>
          </table:table-cell>
          <table:table-cell office:value-type="float" office:value="3.7748">
            <text:p>3.7748</text:p>
          </table:table-cell>
          <table:table-cell office:value-type="float" office:value="3.7564">
            <text:p>3.7564</text:p>
          </table:table-cell>
          <table:table-cell office:value-type="float" office:value="3.9334">
            <text:p>3.9334</text:p>
          </table:table-cell>
          <table:table-cell office:value-type="float" office:value="3.4195">
            <text:p>3.4195</text:p>
          </table:table-cell>
          <table:table-cell office:value-type="float" office:value="3.8261">
            <text:p>3.8261</text:p>
          </table:table-cell>
          <table:table-cell office:value-type="float" office:value="4.1244">
            <text:p>4.1244</text:p>
          </table:table-cell>
          <table:table-cell office:value-type="float" office:value="3.9675">
            <text:p>3.9675</text:p>
          </table:table-cell>
          <table:table-cell office:value-type="float" office:value="4.1955">
            <text:p>4.1955</text:p>
          </table:table-cell>
          <table:table-cell table:formula="of:=AVERAGE([.T93:.Y93])" office:value-type="float" office:value="3.91106666666667">
            <text:p>3.911066666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31-03</text:p>
          </table:table-cell>
          <table:table-cell office:value-type="float" office:value="4.1445">
            <text:p>4.1445</text:p>
          </table:table-cell>
          <table:table-cell office:value-type="float" office:value="4.1846">
            <text:p>4.1846</text:p>
          </table:table-cell>
          <table:table-cell office:value-type="float" office:value="4.1719">
            <text:p>4.1719</text:p>
          </table:table-cell>
          <table:table-cell office:value-type="float" office:value="4.0854">
            <text:p>4.0854</text:p>
          </table:table-cell>
          <table:table-cell office:value-type="float" office:value="4.2576">
            <text:p>4.2576</text:p>
          </table:table-cell>
          <table:table-cell office:value-type="float" office:value="4.2265">
            <text:p>4.2265</text:p>
          </table:table-cell>
          <table:table-cell office:value-type="float" office:value="4.2087">
            <text:p>4.2087</text:p>
          </table:table-cell>
          <table:table-cell office:value-type="float" office:value="4.299">
            <text:p>4.299</text:p>
          </table:table-cell>
          <table:table-cell office:value-type="float" office:value="4.5506">
            <text:p>4.5506</text:p>
          </table:table-cell>
          <table:table-cell office:value-type="float" office:value="4.6508">
            <text:p>4.6508</text:p>
          </table:table-cell>
          <table:table-cell office:value-type="float" office:value="4.6531">
            <text:p>4.6531</text:p>
          </table:table-cell>
          <table:table-cell table:formula="of:=AVERAGE([.H94:.M94])" office:value-type="float" office:value="4.43145">
            <text:p>4.43145</text:p>
          </table:table-cell>
          <table:table-cell office:value-type="float" office:value="3.1117">
            <text:p>3.1117</text:p>
          </table:table-cell>
          <table:table-cell office:value-type="float" office:value="3.259">
            <text:p>3.259</text:p>
          </table:table-cell>
          <table:table-cell office:value-type="float" office:value="3.0257">
            <text:p>3.0257</text:p>
          </table:table-cell>
          <table:table-cell office:value-type="float" office:value="3.7972">
            <text:p>3.7972</text:p>
          </table:table-cell>
          <table:table-cell office:value-type="float" office:value="3.7397">
            <text:p>3.7397</text:p>
          </table:table-cell>
          <table:table-cell office:value-type="float" office:value="3.9533">
            <text:p>3.9533</text:p>
          </table:table-cell>
          <table:table-cell office:value-type="float" office:value="3.4195">
            <text:p>3.4195</text:p>
          </table:table-cell>
          <table:table-cell office:value-type="float" office:value="3.8261">
            <text:p>3.8261</text:p>
          </table:table-cell>
          <table:table-cell office:value-type="float" office:value="4.1535">
            <text:p>4.1535</text:p>
          </table:table-cell>
          <table:table-cell office:value-type="float" office:value="3.9666">
            <text:p>3.9666</text:p>
          </table:table-cell>
          <table:table-cell office:value-type="float" office:value="4.1916">
            <text:p>4.1916</text:p>
          </table:table-cell>
          <table:table-cell table:formula="of:=AVERAGE([.T94:.Y94])" office:value-type="float" office:value="3.91843333333333">
            <text:p>3.91843333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01-04</text:p>
          </table:table-cell>
          <table:table-cell office:value-type="float" office:value="4.1445">
            <text:p>4.1445</text:p>
          </table:table-cell>
          <table:table-cell office:value-type="float" office:value="4.1846">
            <text:p>4.1846</text:p>
          </table:table-cell>
          <table:table-cell office:value-type="float" office:value="4.1779">
            <text:p>4.1779</text:p>
          </table:table-cell>
          <table:table-cell office:value-type="float" office:value="4.0608">
            <text:p>4.0608</text:p>
          </table:table-cell>
          <table:table-cell office:value-type="float" office:value="4.244">
            <text:p>4.244</text:p>
          </table:table-cell>
          <table:table-cell office:value-type="float" office:value="4.2279">
            <text:p>4.2279</text:p>
          </table:table-cell>
          <table:table-cell office:value-type="float" office:value="4.2087">
            <text:p>4.2087</text:p>
          </table:table-cell>
          <table:table-cell office:value-type="float" office:value="4.299">
            <text:p>4.299</text:p>
          </table:table-cell>
          <table:table-cell office:value-type="float" office:value="4.5815">
            <text:p>4.5815</text:p>
          </table:table-cell>
          <table:table-cell office:value-type="float" office:value="4.6089">
            <text:p>4.6089</text:p>
          </table:table-cell>
          <table:table-cell office:value-type="float" office:value="4.6401">
            <text:p>4.6401</text:p>
          </table:table-cell>
          <table:table-cell table:formula="of:=AVERAGE([.H95:.M95])" office:value-type="float" office:value="4.42768333333333">
            <text:p>4.4276833333</text:p>
          </table:table-cell>
          <table:table-cell office:value-type="float" office:value="3.1117">
            <text:p>3.1117</text:p>
          </table:table-cell>
          <table:table-cell office:value-type="float" office:value="3.259">
            <text:p>3.259</text:p>
          </table:table-cell>
          <table:table-cell office:value-type="float" office:value="3.0297">
            <text:p>3.0297</text:p>
          </table:table-cell>
          <table:table-cell office:value-type="float" office:value="3.7757">
            <text:p>3.7757</text:p>
          </table:table-cell>
          <table:table-cell office:value-type="float" office:value="3.7124">
            <text:p>3.7124</text:p>
          </table:table-cell>
          <table:table-cell office:value-type="float" office:value="3.9658">
            <text:p>3.9658</text:p>
          </table:table-cell>
          <table:table-cell office:value-type="float" office:value="3.4195">
            <text:p>3.4195</text:p>
          </table:table-cell>
          <table:table-cell office:value-type="float" office:value="3.8261">
            <text:p>3.8261</text:p>
          </table:table-cell>
          <table:table-cell office:value-type="float" office:value="4.1894">
            <text:p>4.1894</text:p>
          </table:table-cell>
          <table:table-cell office:value-type="float" office:value="3.9238">
            <text:p>3.9238</text:p>
          </table:table-cell>
          <table:table-cell office:value-type="float" office:value="4.1984">
            <text:p>4.1984</text:p>
          </table:table-cell>
          <table:table-cell table:formula="of:=AVERAGE([.T95:.Y95])" office:value-type="float" office:value="3.9205">
            <text:p>3.920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02-04</text:p>
          </table:table-cell>
          <table:table-cell office:value-type="float" office:value="4.1445">
            <text:p>4.1445</text:p>
          </table:table-cell>
          <table:table-cell office:value-type="float" office:value="4.1846">
            <text:p>4.1846</text:p>
          </table:table-cell>
          <table:table-cell office:value-type="float" office:value="4.1768">
            <text:p>4.1768</text:p>
          </table:table-cell>
          <table:table-cell office:value-type="float" office:value="4.0647">
            <text:p>4.0647</text:p>
          </table:table-cell>
          <table:table-cell office:value-type="float" office:value="4.234">
            <text:p>4.234</text:p>
          </table:table-cell>
          <table:table-cell office:value-type="float" office:value="4.2279">
            <text:p>4.2279</text:p>
          </table:table-cell>
          <table:table-cell office:value-type="float" office:value="4.2087">
            <text:p>4.2087</text:p>
          </table:table-cell>
          <table:table-cell office:value-type="float" office:value="4.2953">
            <text:p>4.2953</text:p>
          </table:table-cell>
          <table:table-cell office:value-type="float" office:value="4.5697">
            <text:p>4.5697</text:p>
          </table:table-cell>
          <table:table-cell office:value-type="float" office:value="4.5914">
            <text:p>4.5914</text:p>
          </table:table-cell>
          <table:table-cell office:value-type="float" office:value="4.6375">
            <text:p>4.6375</text:p>
          </table:table-cell>
          <table:table-cell table:formula="of:=AVERAGE([.H96:.M96])" office:value-type="float" office:value="4.42175">
            <text:p>4.42175</text:p>
          </table:table-cell>
          <table:table-cell office:value-type="float" office:value="3.1117">
            <text:p>3.1117</text:p>
          </table:table-cell>
          <table:table-cell office:value-type="float" office:value="3.259">
            <text:p>3.259</text:p>
          </table:table-cell>
          <table:table-cell office:value-type="float" office:value="3.0278">
            <text:p>3.0278</text:p>
          </table:table-cell>
          <table:table-cell office:value-type="float" office:value="3.7532">
            <text:p>3.7532</text:p>
          </table:table-cell>
          <table:table-cell office:value-type="float" office:value="3.7206">
            <text:p>3.7206</text:p>
          </table:table-cell>
          <table:table-cell office:value-type="float" office:value="3.9658">
            <text:p>3.9658</text:p>
          </table:table-cell>
          <table:table-cell office:value-type="float" office:value="3.4195">
            <text:p>3.4195</text:p>
          </table:table-cell>
          <table:table-cell office:value-type="float" office:value="3.8351">
            <text:p>3.8351</text:p>
          </table:table-cell>
          <table:table-cell office:value-type="float" office:value="4.1901">
            <text:p>4.1901</text:p>
          </table:table-cell>
          <table:table-cell office:value-type="float" office:value="3.8871">
            <text:p>3.8871</text:p>
          </table:table-cell>
          <table:table-cell office:value-type="float" office:value="4.214">
            <text:p>4.214</text:p>
          </table:table-cell>
          <table:table-cell table:formula="of:=AVERAGE([.T96:.Y96])" office:value-type="float" office:value="3.9186">
            <text:p>3.918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03-04</text:p>
          </table:table-cell>
          <table:table-cell office:value-type="float" office:value="4.1357">
            <text:p>4.1357</text:p>
          </table:table-cell>
          <table:table-cell office:value-type="float" office:value="4.1908">
            <text:p>4.1908</text:p>
          </table:table-cell>
          <table:table-cell office:value-type="float" office:value="4.1727">
            <text:p>4.1727</text:p>
          </table:table-cell>
          <table:table-cell office:value-type="float" office:value="4.0578">
            <text:p>4.0578</text:p>
          </table:table-cell>
          <table:table-cell office:value-type="float" office:value="4.234">
            <text:p>4.234</text:p>
          </table:table-cell>
          <table:table-cell office:value-type="float" office:value="4.2279">
            <text:p>4.2279</text:p>
          </table:table-cell>
          <table:table-cell office:value-type="float" office:value="4.2087">
            <text:p>4.2087</text:p>
          </table:table-cell>
          <table:table-cell office:value-type="float" office:value="4.293">
            <text:p>4.293</text:p>
          </table:table-cell>
          <table:table-cell office:value-type="float" office:value="4.5765">
            <text:p>4.5765</text:p>
          </table:table-cell>
          <table:table-cell office:value-type="float" office:value="4.5914">
            <text:p>4.5914</text:p>
          </table:table-cell>
          <table:table-cell office:value-type="float" office:value="4.6375">
            <text:p>4.6375</text:p>
          </table:table-cell>
          <table:table-cell table:formula="of:=AVERAGE([.H97:.M97])" office:value-type="float" office:value="4.4225">
            <text:p>4.4225</text:p>
          </table:table-cell>
          <table:table-cell office:value-type="float" office:value="3.106">
            <text:p>3.106</text:p>
          </table:table-cell>
          <table:table-cell office:value-type="float" office:value="3.2669">
            <text:p>3.2669</text:p>
          </table:table-cell>
          <table:table-cell office:value-type="float" office:value="3.0301">
            <text:p>3.0301</text:p>
          </table:table-cell>
          <table:table-cell office:value-type="float" office:value="3.7409">
            <text:p>3.7409</text:p>
          </table:table-cell>
          <table:table-cell office:value-type="float" office:value="3.7206">
            <text:p>3.7206</text:p>
          </table:table-cell>
          <table:table-cell office:value-type="float" office:value="3.9658">
            <text:p>3.9658</text:p>
          </table:table-cell>
          <table:table-cell office:value-type="float" office:value="3.4195">
            <text:p>3.4195</text:p>
          </table:table-cell>
          <table:table-cell office:value-type="float" office:value="3.8184">
            <text:p>3.8184</text:p>
          </table:table-cell>
          <table:table-cell office:value-type="float" office:value="4.2434">
            <text:p>4.2434</text:p>
          </table:table-cell>
          <table:table-cell office:value-type="float" office:value="3.8871">
            <text:p>3.8871</text:p>
          </table:table-cell>
          <table:table-cell office:value-type="float" office:value="4.214">
            <text:p>4.214</text:p>
          </table:table-cell>
          <table:table-cell table:formula="of:=AVERAGE([.T97:.Y97])" office:value-type="float" office:value="3.9247">
            <text:p>3.924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04-04</text:p>
          </table:table-cell>
          <table:table-cell office:value-type="float" office:value="4.1548">
            <text:p>4.1548</text:p>
          </table:table-cell>
          <table:table-cell office:value-type="float" office:value="4.1887">
            <text:p>4.1887</text:p>
          </table:table-cell>
          <table:table-cell office:value-type="float" office:value="4.165">
            <text:p>4.165</text:p>
          </table:table-cell>
          <table:table-cell office:value-type="float" office:value="4.0578">
            <text:p>4.0578</text:p>
          </table:table-cell>
          <table:table-cell office:value-type="float" office:value="4.234">
            <text:p>4.234</text:p>
          </table:table-cell>
          <table:table-cell office:value-type="float" office:value="4.2571">
            <text:p>4.2571</text:p>
          </table:table-cell>
          <table:table-cell office:value-type="float" office:value="4.2035">
            <text:p>4.2035</text:p>
          </table:table-cell>
          <table:table-cell office:value-type="float" office:value="4.2892">
            <text:p>4.2892</text:p>
          </table:table-cell>
          <table:table-cell office:value-type="float" office:value="4.5643">
            <text:p>4.5643</text:p>
          </table:table-cell>
          <table:table-cell office:value-type="float" office:value="4.5914">
            <text:p>4.5914</text:p>
          </table:table-cell>
          <table:table-cell office:value-type="float" office:value="4.6375">
            <text:p>4.6375</text:p>
          </table:table-cell>
          <table:table-cell table:formula="of:=AVERAGE([.H98:.M98])" office:value-type="float" office:value="4.42383333333333">
            <text:p>4.4238333333</text:p>
          </table:table-cell>
          <table:table-cell office:value-type="float" office:value="3.1615">
            <text:p>3.1615</text:p>
          </table:table-cell>
          <table:table-cell office:value-type="float" office:value="3.2678">
            <text:p>3.2678</text:p>
          </table:table-cell>
          <table:table-cell office:value-type="float" office:value="3.0401">
            <text:p>3.0401</text:p>
          </table:table-cell>
          <table:table-cell office:value-type="float" office:value="3.7409">
            <text:p>3.7409</text:p>
          </table:table-cell>
          <table:table-cell office:value-type="float" office:value="3.7206">
            <text:p>3.7206</text:p>
          </table:table-cell>
          <table:table-cell office:value-type="float" office:value="3.9969">
            <text:p>3.9969</text:p>
          </table:table-cell>
          <table:table-cell office:value-type="float" office:value="3.4242">
            <text:p>3.4242</text:p>
          </table:table-cell>
          <table:table-cell office:value-type="float" office:value="3.8232">
            <text:p>3.8232</text:p>
          </table:table-cell>
          <table:table-cell office:value-type="float" office:value="4.2297">
            <text:p>4.2297</text:p>
          </table:table-cell>
          <table:table-cell office:value-type="float" office:value="3.8871">
            <text:p>3.8871</text:p>
          </table:table-cell>
          <table:table-cell office:value-type="float" office:value="4.214">
            <text:p>4.214</text:p>
          </table:table-cell>
          <table:table-cell table:formula="of:=AVERAGE([.T98:.Y98])" office:value-type="float" office:value="3.92918333333333">
            <text:p>3.92918333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05-04</text:p>
          </table:table-cell>
          <table:table-cell office:value-type="float" office:value="4.1707">
            <text:p>4.1707</text:p>
          </table:table-cell>
          <table:table-cell office:value-type="float" office:value="4.1738">
            <text:p>4.1738</text:p>
          </table:table-cell>
          <table:table-cell office:value-type="float" office:value="4.1746">
            <text:p>4.1746</text:p>
          </table:table-cell>
          <table:table-cell office:value-type="float" office:value="4.0578">
            <text:p>4.0578</text:p>
          </table:table-cell>
          <table:table-cell office:value-type="float" office:value="4.2448">
            <text:p>4.2448</text:p>
          </table:table-cell>
          <table:table-cell office:value-type="float" office:value="4.2315">
            <text:p>4.2315</text:p>
          </table:table-cell>
          <table:table-cell office:value-type="float" office:value="4.2041">
            <text:p>4.2041</text:p>
          </table:table-cell>
          <table:table-cell office:value-type="float" office:value="4.2897">
            <text:p>4.2897</text:p>
          </table:table-cell>
          <table:table-cell office:value-type="float" office:value="4.5643">
            <text:p>4.5643</text:p>
          </table:table-cell>
          <table:table-cell office:value-type="float" office:value="4.5914">
            <text:p>4.5914</text:p>
          </table:table-cell>
          <table:table-cell office:value-type="float" office:value="4.6265">
            <text:p>4.6265</text:p>
          </table:table-cell>
          <table:table-cell table:formula="of:=AVERAGE([.H99:.M99])" office:value-type="float" office:value="4.41791666666667">
            <text:p>4.4179166667</text:p>
          </table:table-cell>
          <table:table-cell office:value-type="float" office:value="3.1915">
            <text:p>3.1915</text:p>
          </table:table-cell>
          <table:table-cell office:value-type="float" office:value="3.2245">
            <text:p>3.2245</text:p>
          </table:table-cell>
          <table:table-cell office:value-type="float" office:value="3.042">
            <text:p>3.042</text:p>
          </table:table-cell>
          <table:table-cell office:value-type="float" office:value="3.7409">
            <text:p>3.7409</text:p>
          </table:table-cell>
          <table:table-cell office:value-type="float" office:value="3.7343">
            <text:p>3.7343</text:p>
          </table:table-cell>
          <table:table-cell office:value-type="float" office:value="3.9628">
            <text:p>3.9628</text:p>
          </table:table-cell>
          <table:table-cell office:value-type="float" office:value="3.4291">
            <text:p>3.4291</text:p>
          </table:table-cell>
          <table:table-cell office:value-type="float" office:value="3.8188">
            <text:p>3.8188</text:p>
          </table:table-cell>
          <table:table-cell office:value-type="float" office:value="4.2297">
            <text:p>4.2297</text:p>
          </table:table-cell>
          <table:table-cell office:value-type="float" office:value="3.8871">
            <text:p>3.8871</text:p>
          </table:table-cell>
          <table:table-cell office:value-type="float" office:value="4.2178">
            <text:p>4.2178</text:p>
          </table:table-cell>
          <table:table-cell table:formula="of:=AVERAGE([.T99:.Y99])" office:value-type="float" office:value="3.92421666666667">
            <text:p>3.92421666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06-04</text:p>
          </table:table-cell>
          <table:table-cell office:value-type="float" office:value="4.1706">
            <text:p>4.1706</text:p>
          </table:table-cell>
          <table:table-cell office:value-type="float" office:value="4.1283">
            <text:p>4.1283</text:p>
          </table:table-cell>
          <table:table-cell office:value-type="float" office:value="4.1746">
            <text:p>4.1746</text:p>
          </table:table-cell>
          <table:table-cell office:value-type="float" office:value="4.0578">
            <text:p>4.0578</text:p>
          </table:table-cell>
          <table:table-cell office:value-type="float" office:value="4.2636">
            <text:p>4.2636</text:p>
          </table:table-cell>
          <table:table-cell office:value-type="float" office:value="4.2271">
            <text:p>4.2271</text:p>
          </table:table-cell>
          <table:table-cell office:value-type="float" office:value="4.1983">
            <text:p>4.1983</text:p>
          </table:table-cell>
          <table:table-cell office:value-type="float" office:value="4.2887">
            <text:p>4.2887</text:p>
          </table:table-cell>
          <table:table-cell office:value-type="float" office:value="4.5643">
            <text:p>4.5643</text:p>
          </table:table-cell>
          <table:table-cell office:value-type="float" office:value="4.5914">
            <text:p>4.5914</text:p>
          </table:table-cell>
          <table:table-cell office:value-type="float" office:value="4.6328">
            <text:p>4.6328</text:p>
          </table:table-cell>
          <table:table-cell table:formula="of:=AVERAGE([.H100:.M100])" office:value-type="float" office:value="4.4171">
            <text:p>4.4171</text:p>
          </table:table-cell>
          <table:table-cell office:value-type="float" office:value="3.1803">
            <text:p>3.1803</text:p>
          </table:table-cell>
          <table:table-cell office:value-type="float" office:value="3.17">
            <text:p>3.17</text:p>
          </table:table-cell>
          <table:table-cell office:value-type="float" office:value="3.042">
            <text:p>3.042</text:p>
          </table:table-cell>
          <table:table-cell office:value-type="float" office:value="3.7409">
            <text:p>3.7409</text:p>
          </table:table-cell>
          <table:table-cell office:value-type="float" office:value="3.7611">
            <text:p>3.7611</text:p>
          </table:table-cell>
          <table:table-cell office:value-type="float" office:value="3.9632">
            <text:p>3.9632</text:p>
          </table:table-cell>
          <table:table-cell office:value-type="float" office:value="3.4317">
            <text:p>3.4317</text:p>
          </table:table-cell>
          <table:table-cell office:value-type="float" office:value="3.8135">
            <text:p>3.8135</text:p>
          </table:table-cell>
          <table:table-cell office:value-type="float" office:value="4.2297">
            <text:p>4.2297</text:p>
          </table:table-cell>
          <table:table-cell office:value-type="float" office:value="3.8871">
            <text:p>3.8871</text:p>
          </table:table-cell>
          <table:table-cell office:value-type="float" office:value="4.2413">
            <text:p>4.2413</text:p>
          </table:table-cell>
          <table:table-cell table:formula="of:=AVERAGE([.T100:.Y100])" office:value-type="float" office:value="3.92775">
            <text:p>3.9277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07-04</text:p>
          </table:table-cell>
          <table:table-cell office:value-type="float" office:value="4.1706">
            <text:p>4.1706</text:p>
          </table:table-cell>
          <table:table-cell office:value-type="float" office:value="4.1283">
            <text:p>4.1283</text:p>
          </table:table-cell>
          <table:table-cell office:value-type="float" office:value="4.1746">
            <text:p>4.1746</text:p>
          </table:table-cell>
          <table:table-cell office:value-type="float" office:value="4.0578">
            <text:p>4.0578</text:p>
          </table:table-cell>
          <table:table-cell office:value-type="float" office:value="4.2833">
            <text:p>4.2833</text:p>
          </table:table-cell>
          <table:table-cell office:value-type="float" office:value="4.2249">
            <text:p>4.2249</text:p>
          </table:table-cell>
          <table:table-cell office:value-type="float" office:value="4.1952">
            <text:p>4.1952</text:p>
          </table:table-cell>
          <table:table-cell office:value-type="float" office:value="4.2887">
            <text:p>4.2887</text:p>
          </table:table-cell>
          <table:table-cell office:value-type="float" office:value="4.5356">
            <text:p>4.5356</text:p>
          </table:table-cell>
          <table:table-cell office:value-type="float" office:value="4.5756">
            <text:p>4.5756</text:p>
          </table:table-cell>
          <table:table-cell office:value-type="float" office:value="4.637">
            <text:p>4.637</text:p>
          </table:table-cell>
          <table:table-cell table:formula="of:=AVERAGE([.H101:.M101])" office:value-type="float" office:value="4.4095">
            <text:p>4.4095</text:p>
          </table:table-cell>
          <table:table-cell office:value-type="float" office:value="3.1803">
            <text:p>3.1803</text:p>
          </table:table-cell>
          <table:table-cell office:value-type="float" office:value="3.17">
            <text:p>3.17</text:p>
          </table:table-cell>
          <table:table-cell office:value-type="float" office:value="3.042">
            <text:p>3.042</text:p>
          </table:table-cell>
          <table:table-cell office:value-type="float" office:value="3.7409">
            <text:p>3.7409</text:p>
          </table:table-cell>
          <table:table-cell office:value-type="float" office:value="3.7692">
            <text:p>3.7692</text:p>
          </table:table-cell>
          <table:table-cell office:value-type="float" office:value="3.9745">
            <text:p>3.9745</text:p>
          </table:table-cell>
          <table:table-cell office:value-type="float" office:value="3.4096">
            <text:p>3.4096</text:p>
          </table:table-cell>
          <table:table-cell office:value-type="float" office:value="3.8135">
            <text:p>3.8135</text:p>
          </table:table-cell>
          <table:table-cell office:value-type="float" office:value="4.1668">
            <text:p>4.1668</text:p>
          </table:table-cell>
          <table:table-cell office:value-type="float" office:value="3.8502">
            <text:p>3.8502</text:p>
          </table:table-cell>
          <table:table-cell office:value-type="float" office:value="4.2479">
            <text:p>4.2479</text:p>
          </table:table-cell>
          <table:table-cell table:formula="of:=AVERAGE([.T101:.Y101])" office:value-type="float" office:value="3.91041666666667">
            <text:p>3.91041666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08-04</text:p>
          </table:table-cell>
          <table:table-cell office:value-type="float" office:value="4.1706">
            <text:p>4.1706</text:p>
          </table:table-cell>
          <table:table-cell office:value-type="float" office:value="4.1283">
            <text:p>4.1283</text:p>
          </table:table-cell>
          <table:table-cell office:value-type="float" office:value="4.1704">
            <text:p>4.1704</text:p>
          </table:table-cell>
          <table:table-cell office:value-type="float" office:value="4.0171">
            <text:p>4.0171</text:p>
          </table:table-cell>
          <table:table-cell office:value-type="float" office:value="4.2953">
            <text:p>4.2953</text:p>
          </table:table-cell>
          <table:table-cell office:value-type="float" office:value="4.2296">
            <text:p>4.2296</text:p>
          </table:table-cell>
          <table:table-cell office:value-type="float" office:value="4.1952">
            <text:p>4.1952</text:p>
          </table:table-cell>
          <table:table-cell office:value-type="float" office:value="4.2887">
            <text:p>4.2887</text:p>
          </table:table-cell>
          <table:table-cell office:value-type="float" office:value="4.5442">
            <text:p>4.5442</text:p>
          </table:table-cell>
          <table:table-cell office:value-type="float" office:value="4.5513">
            <text:p>4.5513</text:p>
          </table:table-cell>
          <table:table-cell office:value-type="float" office:value="4.6437">
            <text:p>4.6437</text:p>
          </table:table-cell>
          <table:table-cell table:formula="of:=AVERAGE([.H102:.M102])" office:value-type="float" office:value="4.40878333333333">
            <text:p>4.4087833333</text:p>
          </table:table-cell>
          <table:table-cell office:value-type="float" office:value="3.1803">
            <text:p>3.1803</text:p>
          </table:table-cell>
          <table:table-cell office:value-type="float" office:value="3.17">
            <text:p>3.17</text:p>
          </table:table-cell>
          <table:table-cell office:value-type="float" office:value="3.0277">
            <text:p>3.0277</text:p>
          </table:table-cell>
          <table:table-cell office:value-type="float" office:value="3.6983">
            <text:p>3.6983</text:p>
          </table:table-cell>
          <table:table-cell office:value-type="float" office:value="3.7801">
            <text:p>3.7801</text:p>
          </table:table-cell>
          <table:table-cell office:value-type="float" office:value="3.9985">
            <text:p>3.9985</text:p>
          </table:table-cell>
          <table:table-cell office:value-type="float" office:value="3.4096">
            <text:p>3.4096</text:p>
          </table:table-cell>
          <table:table-cell office:value-type="float" office:value="3.8135">
            <text:p>3.8135</text:p>
          </table:table-cell>
          <table:table-cell office:value-type="float" office:value="4.1801">
            <text:p>4.1801</text:p>
          </table:table-cell>
          <table:table-cell office:value-type="float" office:value="3.8333">
            <text:p>3.8333</text:p>
          </table:table-cell>
          <table:table-cell office:value-type="float" office:value="4.2756">
            <text:p>4.2756</text:p>
          </table:table-cell>
          <table:table-cell table:formula="of:=AVERAGE([.T102:.Y102])" office:value-type="float" office:value="3.91843333333333">
            <text:p>3.918433333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09-04</text:p>
          </table:table-cell>
          <table:table-cell office:value-type="float" office:value="4.1706">
            <text:p>4.1706</text:p>
          </table:table-cell>
          <table:table-cell office:value-type="float" office:value="4.1304">
            <text:p>4.1304</text:p>
          </table:table-cell>
          <table:table-cell office:value-type="float" office:value="4.1708">
            <text:p>4.1708</text:p>
          </table:table-cell>
          <table:table-cell office:value-type="float" office:value="4.0167">
            <text:p>4.0167</text:p>
          </table:table-cell>
          <table:table-cell office:value-type="float" office:value="4.2793">
            <text:p>4.2793</text:p>
          </table:table-cell>
          <table:table-cell office:value-type="float" office:value="4.2296">
            <text:p>4.2296</text:p>
          </table:table-cell>
          <table:table-cell office:value-type="float" office:value="4.1952">
            <text:p>4.1952</text:p>
          </table:table-cell>
          <table:table-cell office:value-type="float" office:value="4.287">
            <text:p>4.287</text:p>
          </table:table-cell>
          <table:table-cell office:value-type="float" office:value="4.5586">
            <text:p>4.5586</text:p>
          </table:table-cell>
          <table:table-cell office:value-type="float" office:value="4.5392">
            <text:p>4.5392</text:p>
          </table:table-cell>
          <table:table-cell office:value-type="float" office:value="4.6456">
            <text:p>4.6456</text:p>
          </table:table-cell>
          <table:table-cell table:formula="of:=AVERAGE([.H103:.M103])" office:value-type="float" office:value="4.4092">
            <text:p>4.4092</text:p>
          </table:table-cell>
          <table:table-cell office:value-type="float" office:value="3.1803">
            <text:p>3.1803</text:p>
          </table:table-cell>
          <table:table-cell office:value-type="float" office:value="3.1675">
            <text:p>3.1675</text:p>
          </table:table-cell>
          <table:table-cell office:value-type="float" office:value="3.0236">
            <text:p>3.0236</text:p>
          </table:table-cell>
          <table:table-cell office:value-type="float" office:value="3.7281">
            <text:p>3.7281</text:p>
          </table:table-cell>
          <table:table-cell office:value-type="float" office:value="3.7571">
            <text:p>3.7571</text:p>
          </table:table-cell>
          <table:table-cell office:value-type="float" office:value="3.9985">
            <text:p>3.9985</text:p>
          </table:table-cell>
          <table:table-cell office:value-type="float" office:value="3.4096">
            <text:p>3.4096</text:p>
          </table:table-cell>
          <table:table-cell office:value-type="float" office:value="3.8015">
            <text:p>3.8015</text:p>
          </table:table-cell>
          <table:table-cell office:value-type="float" office:value="4.1949">
            <text:p>4.1949</text:p>
          </table:table-cell>
          <table:table-cell office:value-type="float" office:value="3.8183">
            <text:p>3.8183</text:p>
          </table:table-cell>
          <table:table-cell office:value-type="float" office:value="4.262">
            <text:p>4.262</text:p>
          </table:table-cell>
          <table:table-cell table:formula="of:=AVERAGE([.T103:.Y103])" office:value-type="float" office:value="3.91413333333333">
            <text:p>3.91413333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10-04</text:p>
          </table:table-cell>
          <table:table-cell office:value-type="float" office:value="4.1706">
            <text:p>4.1706</text:p>
          </table:table-cell>
          <table:table-cell office:value-type="float" office:value="4.116">
            <text:p>4.116</text:p>
          </table:table-cell>
          <table:table-cell office:value-type="float" office:value="4.1698">
            <text:p>4.1698</text:p>
          </table:table-cell>
          <table:table-cell office:value-type="float" office:value="4.0181">
            <text:p>4.0181</text:p>
          </table:table-cell>
          <table:table-cell office:value-type="float" office:value="4.2793">
            <text:p>4.2793</text:p>
          </table:table-cell>
          <table:table-cell office:value-type="float" office:value="4.2296">
            <text:p>4.2296</text:p>
          </table:table-cell>
          <table:table-cell office:value-type="float" office:value="4.193">
            <text:p>4.193</text:p>
          </table:table-cell>
          <table:table-cell office:value-type="float" office:value="4.2833">
            <text:p>4.2833</text:p>
          </table:table-cell>
          <table:table-cell office:value-type="float" office:value="4.5473">
            <text:p>4.5473</text:p>
          </table:table-cell>
          <table:table-cell office:value-type="float" office:value="4.5246">
            <text:p>4.5246</text:p>
          </table:table-cell>
          <table:table-cell office:value-type="float" office:value="4.6456">
            <text:p>4.6456</text:p>
          </table:table-cell>
          <table:table-cell table:formula="of:=AVERAGE([.H104:.M104])" office:value-type="float" office:value="4.4039">
            <text:p>4.4039</text:p>
          </table:table-cell>
          <table:table-cell office:value-type="float" office:value="3.1803">
            <text:p>3.1803</text:p>
          </table:table-cell>
          <table:table-cell office:value-type="float" office:value="3.1453">
            <text:p>3.1453</text:p>
          </table:table-cell>
          <table:table-cell office:value-type="float" office:value="3.007">
            <text:p>3.007</text:p>
          </table:table-cell>
          <table:table-cell office:value-type="float" office:value="3.8014">
            <text:p>3.8014</text:p>
          </table:table-cell>
          <table:table-cell office:value-type="float" office:value="3.7571">
            <text:p>3.7571</text:p>
          </table:table-cell>
          <table:table-cell office:value-type="float" office:value="3.9985">
            <text:p>3.9985</text:p>
          </table:table-cell>
          <table:table-cell office:value-type="float" office:value="3.3921">
            <text:p>3.3921</text:p>
          </table:table-cell>
          <table:table-cell office:value-type="float" office:value="3.7976">
            <text:p>3.7976</text:p>
          </table:table-cell>
          <table:table-cell office:value-type="float" office:value="4.1479">
            <text:p>4.1479</text:p>
          </table:table-cell>
          <table:table-cell office:value-type="float" office:value="3.8009">
            <text:p>3.8009</text:p>
          </table:table-cell>
          <table:table-cell office:value-type="float" office:value="4.262">
            <text:p>4.262</text:p>
          </table:table-cell>
          <table:table-cell table:formula="of:=AVERAGE([.T104:.Y104])" office:value-type="float" office:value="3.89983333333333">
            <text:p>3.89983333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1-04</text:p>
          </table:table-cell>
          <table:table-cell office:value-type="float" office:value="4.1937">
            <text:p>4.1937</text:p>
          </table:table-cell>
          <table:table-cell office:value-type="float" office:value="4.1124">
            <text:p>4.1124</text:p>
          </table:table-cell>
          <table:table-cell office:value-type="float" office:value="4.1837">
            <text:p>4.1837</text:p>
          </table:table-cell>
          <table:table-cell office:value-type="float" office:value="4.0136">
            <text:p>4.0136</text:p>
          </table:table-cell>
          <table:table-cell office:value-type="float" office:value="4.2793">
            <text:p>4.2793</text:p>
          </table:table-cell>
          <table:table-cell office:value-type="float" office:value="4.2414">
            <text:p>4.2414</text:p>
          </table:table-cell>
          <table:table-cell office:value-type="float" office:value="4.1915">
            <text:p>4.1915</text:p>
          </table:table-cell>
          <table:table-cell office:value-type="float" office:value="4.283">
            <text:p>4.283</text:p>
          </table:table-cell>
          <table:table-cell office:value-type="float" office:value="4.5473">
            <text:p>4.5473</text:p>
          </table:table-cell>
          <table:table-cell office:value-type="float" office:value="4.5246">
            <text:p>4.5246</text:p>
          </table:table-cell>
          <table:table-cell office:value-type="float" office:value="4.6456">
            <text:p>4.6456</text:p>
          </table:table-cell>
          <table:table-cell table:formula="of:=AVERAGE([.H105:.M105])" office:value-type="float" office:value="4.40556666666667">
            <text:p>4.4055666667</text:p>
          </table:table-cell>
          <table:table-cell office:value-type="float" office:value="3.1937">
            <text:p>3.1937</text:p>
          </table:table-cell>
          <table:table-cell office:value-type="float" office:value="3.1347">
            <text:p>3.1347</text:p>
          </table:table-cell>
          <table:table-cell office:value-type="float" office:value="3.0159">
            <text:p>3.0159</text:p>
          </table:table-cell>
          <table:table-cell office:value-type="float" office:value="3.8036">
            <text:p>3.8036</text:p>
          </table:table-cell>
          <table:table-cell office:value-type="float" office:value="3.7571">
            <text:p>3.7571</text:p>
          </table:table-cell>
          <table:table-cell office:value-type="float" office:value="3.9953">
            <text:p>3.9953</text:p>
          </table:table-cell>
          <table:table-cell office:value-type="float" office:value="3.3846">
            <text:p>3.3846</text:p>
          </table:table-cell>
          <table:table-cell office:value-type="float" office:value="3.8024">
            <text:p>3.8024</text:p>
          </table:table-cell>
          <table:table-cell office:value-type="float" office:value="4.1479">
            <text:p>4.1479</text:p>
          </table:table-cell>
          <table:table-cell office:value-type="float" office:value="3.8009">
            <text:p>3.8009</text:p>
          </table:table-cell>
          <table:table-cell office:value-type="float" office:value="4.262">
            <text:p>4.262</text:p>
          </table:table-cell>
          <table:table-cell table:formula="of:=AVERAGE([.T105:.Y105])" office:value-type="float" office:value="3.89885">
            <text:p>3.8988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2-04</text:p>
          </table:table-cell>
          <table:table-cell office:value-type="float" office:value="4.1802">
            <text:p>4.1802</text:p>
          </table:table-cell>
          <table:table-cell office:value-type="float" office:value="4.104">
            <text:p>4.104</text:p>
          </table:table-cell>
          <table:table-cell office:value-type="float" office:value="4.1824">
            <text:p>4.1824</text:p>
          </table:table-cell>
          <table:table-cell office:value-type="float" office:value="4.0136">
            <text:p>4.0136</text:p>
          </table:table-cell>
          <table:table-cell office:value-type="float" office:value="4.2923">
            <text:p>4.2923</text:p>
          </table:table-cell>
          <table:table-cell office:value-type="float" office:value="4.2485">
            <text:p>4.2485</text:p>
          </table:table-cell>
          <table:table-cell office:value-type="float" office:value="4.1844">
            <text:p>4.1844</text:p>
          </table:table-cell>
          <table:table-cell office:value-type="float" office:value="4.2796">
            <text:p>4.2796</text:p>
          </table:table-cell>
          <table:table-cell office:value-type="float" office:value="4.5473">
            <text:p>4.5473</text:p>
          </table:table-cell>
          <table:table-cell office:value-type="float" office:value="4.5246">
            <text:p>4.5246</text:p>
          </table:table-cell>
          <table:table-cell office:value-type="float" office:value="4.6552">
            <text:p>4.6552</text:p>
          </table:table-cell>
          <table:table-cell table:formula="of:=AVERAGE([.H106:.M106])" office:value-type="float" office:value="4.4066">
            <text:p>4.4066</text:p>
          </table:table-cell>
          <table:table-cell office:value-type="float" office:value="3.1781">
            <text:p>3.1781</text:p>
          </table:table-cell>
          <table:table-cell office:value-type="float" office:value="3.1443">
            <text:p>3.1443</text:p>
          </table:table-cell>
          <table:table-cell office:value-type="float" office:value="3.0248">
            <text:p>3.0248</text:p>
          </table:table-cell>
          <table:table-cell office:value-type="float" office:value="3.8036">
            <text:p>3.8036</text:p>
          </table:table-cell>
          <table:table-cell office:value-type="float" office:value="3.7665">
            <text:p>3.7665</text:p>
          </table:table-cell>
          <table:table-cell office:value-type="float" office:value="4.0061">
            <text:p>4.0061</text:p>
          </table:table-cell>
          <table:table-cell office:value-type="float" office:value="3.3956">
            <text:p>3.3956</text:p>
          </table:table-cell>
          <table:table-cell office:value-type="float" office:value="3.7802">
            <text:p>3.7802</text:p>
          </table:table-cell>
          <table:table-cell office:value-type="float" office:value="4.1479">
            <text:p>4.1479</text:p>
          </table:table-cell>
          <table:table-cell office:value-type="float" office:value="3.8009">
            <text:p>3.8009</text:p>
          </table:table-cell>
          <table:table-cell office:value-type="float" office:value="4.2862">
            <text:p>4.2862</text:p>
          </table:table-cell>
          <table:table-cell table:formula="of:=AVERAGE([.T106:.Y106])" office:value-type="float" office:value="3.90281666666667">
            <text:p>3.90281666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13-04</text:p>
          </table:table-cell>
          <table:table-cell office:value-type="float" office:value="4.1808">
            <text:p>4.1808</text:p>
            <draw:frame table:end-cell-address="Arkusz1.S141" table:end-x="0.187cm" table:end-y="0.116cm" draw:z-index="2" draw:style-name="gr1" draw:text-style-name="P1" svg:width="24.86cm" svg:height="15.184cm" svg:x="2.695cm" svg:y="0.287cm">
              <draw:object draw:notify-on-update-of-ranges="Arkusz1.B5:Arkusz1.B369 Arkusz1.Z5:Arkusz1.Z36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4.1132">
            <text:p>4.1132</text:p>
          </table:table-cell>
          <table:table-cell office:value-type="float" office:value="4.1824">
            <text:p>4.1824</text:p>
          </table:table-cell>
          <table:table-cell office:value-type="float" office:value="4.0136">
            <text:p>4.0136</text:p>
          </table:table-cell>
          <table:table-cell office:value-type="float" office:value="4.2869">
            <text:p>4.2869</text:p>
          </table:table-cell>
          <table:table-cell office:value-type="float" office:value="4.245">
            <text:p>4.245</text:p>
          </table:table-cell>
          <table:table-cell office:value-type="float" office:value="4.1763">
            <text:p>4.1763</text:p>
          </table:table-cell>
          <table:table-cell office:value-type="float" office:value="4.2742">
            <text:p>4.2742</text:p>
          </table:table-cell>
          <table:table-cell office:value-type="float" office:value="4.5473">
            <text:p>4.5473</text:p>
          </table:table-cell>
          <table:table-cell office:value-type="float" office:value="4.5668">
            <text:p>4.5668</text:p>
          </table:table-cell>
          <table:table-cell office:value-type="float" office:value="4.6453">
            <text:p>4.6453</text:p>
          </table:table-cell>
          <table:table-cell table:formula="of:=AVERAGE([.H107:.M107])" office:value-type="float" office:value="4.40915">
            <text:p>4.40915</text:p>
          </table:table-cell>
          <table:table-cell office:value-type="float" office:value="3.1798">
            <text:p>3.1798</text:p>
          </table:table-cell>
          <table:table-cell office:value-type="float" office:value="3.1444">
            <text:p>3.1444</text:p>
          </table:table-cell>
          <table:table-cell office:value-type="float" office:value="3.0248">
            <text:p>3.0248</text:p>
          </table:table-cell>
          <table:table-cell office:value-type="float" office:value="3.8036">
            <text:p>3.8036</text:p>
          </table:table-cell>
          <table:table-cell office:value-type="float" office:value="3.7944">
            <text:p>3.7944</text:p>
          </table:table-cell>
          <table:table-cell office:value-type="float" office:value="3.9934">
            <text:p>3.9934</text:p>
          </table:table-cell>
          <table:table-cell office:value-type="float" office:value="3.3907">
            <text:p>3.3907</text:p>
          </table:table-cell>
          <table:table-cell office:value-type="float" office:value="3.7781">
            <text:p>3.7781</text:p>
          </table:table-cell>
          <table:table-cell office:value-type="float" office:value="4.1479">
            <text:p>4.1479</text:p>
          </table:table-cell>
          <table:table-cell office:value-type="float" office:value="3.8389">
            <text:p>3.8389</text:p>
          </table:table-cell>
          <table:table-cell office:value-type="float" office:value="4.2909">
            <text:p>4.2909</text:p>
          </table:table-cell>
          <table:table-cell table:formula="of:=AVERAGE([.T107:.Y107])" office:value-type="float" office:value="3.90665">
            <text:p>3.9066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14-04</text:p>
          </table:table-cell>
          <table:table-cell office:value-type="float" office:value="4.194">
            <text:p>4.194</text:p>
          </table:table-cell>
          <table:table-cell office:value-type="float" office:value="4.1132">
            <text:p>4.1132</text:p>
          </table:table-cell>
          <table:table-cell office:value-type="float" office:value="4.1824">
            <text:p>4.1824</text:p>
          </table:table-cell>
          <table:table-cell office:value-type="float" office:value="4.0105">
            <text:p>4.0105</text:p>
          </table:table-cell>
          <table:table-cell office:value-type="float" office:value="4.2992">
            <text:p>4.2992</text:p>
          </table:table-cell>
          <table:table-cell office:value-type="float" office:value="4.2363">
            <text:p>4.2363</text:p>
          </table:table-cell>
          <table:table-cell office:value-type="float" office:value="4.1627">
            <text:p>4.1627</text:p>
          </table:table-cell>
          <table:table-cell office:value-type="float" office:value="4.2742">
            <text:p>4.2742</text:p>
          </table:table-cell>
          <table:table-cell office:value-type="float" office:value="4.5473">
            <text:p>4.5473</text:p>
          </table:table-cell>
          <table:table-cell office:value-type="float" office:value="4.5537">
            <text:p>4.5537</text:p>
          </table:table-cell>
          <table:table-cell office:value-type="float" office:value="4.6478">
            <text:p>4.6478</text:p>
          </table:table-cell>
          <table:table-cell table:formula="of:=AVERAGE([.H108:.M108])" office:value-type="float" office:value="4.40366666666667">
            <text:p>4.4036666667</text:p>
          </table:table-cell>
          <table:table-cell office:value-type="float" office:value="3.2202">
            <text:p>3.2202</text:p>
          </table:table-cell>
          <table:table-cell office:value-type="float" office:value="3.1444">
            <text:p>3.1444</text:p>
          </table:table-cell>
          <table:table-cell office:value-type="float" office:value="3.0248">
            <text:p>3.0248</text:p>
          </table:table-cell>
          <table:table-cell office:value-type="float" office:value="3.7964">
            <text:p>3.7964</text:p>
          </table:table-cell>
          <table:table-cell office:value-type="float" office:value="3.8208">
            <text:p>3.8208</text:p>
          </table:table-cell>
          <table:table-cell office:value-type="float" office:value="3.9658">
            <text:p>3.9658</text:p>
          </table:table-cell>
          <table:table-cell office:value-type="float" office:value="3.3652">
            <text:p>3.3652</text:p>
          </table:table-cell>
          <table:table-cell office:value-type="float" office:value="3.7781">
            <text:p>3.7781</text:p>
          </table:table-cell>
          <table:table-cell office:value-type="float" office:value="4.1479">
            <text:p>4.1479</text:p>
          </table:table-cell>
          <table:table-cell office:value-type="float" office:value="3.8062">
            <text:p>3.8062</text:p>
          </table:table-cell>
          <table:table-cell office:value-type="float" office:value="4.2727">
            <text:p>4.2727</text:p>
          </table:table-cell>
          <table:table-cell table:formula="of:=AVERAGE([.T108:.Y108])" office:value-type="float" office:value="3.88931666666667">
            <text:p>3.88931666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15-04</text:p>
          </table:table-cell>
          <table:table-cell office:value-type="float" office:value="4.194">
            <text:p>4.194</text:p>
          </table:table-cell>
          <table:table-cell office:value-type="float" office:value="4.1132">
            <text:p>4.1132</text:p>
          </table:table-cell>
          <table:table-cell office:value-type="float" office:value="4.1868">
            <text:p>4.1868</text:p>
          </table:table-cell>
          <table:table-cell office:value-type="float" office:value="4.0178">
            <text:p>4.0178</text:p>
          </table:table-cell>
          <table:table-cell office:value-type="float" office:value="4.2967">
            <text:p>4.2967</text:p>
          </table:table-cell>
          <table:table-cell office:value-type="float" office:value="4.2363">
            <text:p>4.2363</text:p>
          </table:table-cell>
          <table:table-cell office:value-type="float" office:value="4.1627">
            <text:p>4.1627</text:p>
          </table:table-cell>
          <table:table-cell office:value-type="float" office:value="4.2742">
            <text:p>4.2742</text:p>
          </table:table-cell>
          <table:table-cell office:value-type="float" office:value="4.5381">
            <text:p>4.5381</text:p>
          </table:table-cell>
          <table:table-cell office:value-type="float" office:value="4.5554">
            <text:p>4.5554</text:p>
          </table:table-cell>
          <table:table-cell office:value-type="float" office:value="4.6553">
            <text:p>4.6553</text:p>
          </table:table-cell>
          <table:table-cell table:formula="of:=AVERAGE([.H109:.M109])" office:value-type="float" office:value="4.40366666666667">
            <text:p>4.4036666667</text:p>
          </table:table-cell>
          <table:table-cell office:value-type="float" office:value="3.2202">
            <text:p>3.2202</text:p>
          </table:table-cell>
          <table:table-cell office:value-type="float" office:value="3.1444">
            <text:p>3.1444</text:p>
          </table:table-cell>
          <table:table-cell office:value-type="float" office:value="3.0333">
            <text:p>3.0333</text:p>
          </table:table-cell>
          <table:table-cell office:value-type="float" office:value="3.7979">
            <text:p>3.7979</text:p>
          </table:table-cell>
          <table:table-cell office:value-type="float" office:value="3.8078">
            <text:p>3.8078</text:p>
          </table:table-cell>
          <table:table-cell office:value-type="float" office:value="3.9658">
            <text:p>3.9658</text:p>
          </table:table-cell>
          <table:table-cell office:value-type="float" office:value="3.3652">
            <text:p>3.3652</text:p>
          </table:table-cell>
          <table:table-cell office:value-type="float" office:value="3.7781">
            <text:p>3.7781</text:p>
          </table:table-cell>
          <table:table-cell office:value-type="float" office:value="4.1622">
            <text:p>4.1622</text:p>
          </table:table-cell>
          <table:table-cell office:value-type="float" office:value="3.8057">
            <text:p>3.8057</text:p>
          </table:table-cell>
          <table:table-cell office:value-type="float" office:value="4.3093">
            <text:p>4.3093</text:p>
          </table:table-cell>
          <table:table-cell table:formula="of:=AVERAGE([.T109:.Y109])" office:value-type="float" office:value="3.89771666666667">
            <text:p>3.89771666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6-04</text:p>
          </table:table-cell>
          <table:table-cell office:value-type="float" office:value="4.194">
            <text:p>4.194</text:p>
          </table:table-cell>
          <table:table-cell office:value-type="float" office:value="4.1161">
            <text:p>4.1161</text:p>
          </table:table-cell>
          <table:table-cell office:value-type="float" office:value="4.1956">
            <text:p>4.1956</text:p>
          </table:table-cell>
          <table:table-cell office:value-type="float" office:value="4.031">
            <text:p>4.031</text:p>
          </table:table-cell>
          <table:table-cell office:value-type="float" office:value="4.3059">
            <text:p>4.3059</text:p>
          </table:table-cell>
          <table:table-cell office:value-type="float" office:value="4.2363">
            <text:p>4.2363</text:p>
          </table:table-cell>
          <table:table-cell office:value-type="float" office:value="4.1627">
            <text:p>4.1627</text:p>
          </table:table-cell>
          <table:table-cell office:value-type="float" office:value="4.2744">
            <text:p>4.2744</text:p>
          </table:table-cell>
          <table:table-cell office:value-type="float" office:value="4.5288">
            <text:p>4.5288</text:p>
          </table:table-cell>
          <table:table-cell office:value-type="float" office:value="4.5509">
            <text:p>4.5509</text:p>
          </table:table-cell>
          <table:table-cell office:value-type="float" office:value="4.6553">
            <text:p>4.6553</text:p>
          </table:table-cell>
          <table:table-cell table:formula="of:=AVERAGE([.H110:.M110])" office:value-type="float" office:value="4.4014">
            <text:p>4.4014</text:p>
          </table:table-cell>
          <table:table-cell office:value-type="float" office:value="3.2202">
            <text:p>3.2202</text:p>
          </table:table-cell>
          <table:table-cell office:value-type="float" office:value="3.1351">
            <text:p>3.1351</text:p>
          </table:table-cell>
          <table:table-cell office:value-type="float" office:value="3.0315">
            <text:p>3.0315</text:p>
          </table:table-cell>
          <table:table-cell office:value-type="float" office:value="3.7634">
            <text:p>3.7634</text:p>
          </table:table-cell>
          <table:table-cell office:value-type="float" office:value="3.8085">
            <text:p>3.8085</text:p>
          </table:table-cell>
          <table:table-cell office:value-type="float" office:value="3.9658">
            <text:p>3.9658</text:p>
          </table:table-cell>
          <table:table-cell office:value-type="float" office:value="3.3652">
            <text:p>3.3652</text:p>
          </table:table-cell>
          <table:table-cell office:value-type="float" office:value="3.781">
            <text:p>3.781</text:p>
          </table:table-cell>
          <table:table-cell office:value-type="float" office:value="4.1594">
            <text:p>4.1594</text:p>
          </table:table-cell>
          <table:table-cell office:value-type="float" office:value="3.7968">
            <text:p>3.7968</text:p>
          </table:table-cell>
          <table:table-cell office:value-type="float" office:value="4.3093">
            <text:p>4.3093</text:p>
          </table:table-cell>
          <table:table-cell table:formula="of:=AVERAGE([.T110:.Y110])" office:value-type="float" office:value="3.89625">
            <text:p>3.8962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7-04</text:p>
          </table:table-cell>
          <table:table-cell office:value-type="float" office:value="4.1905">
            <text:p>4.1905</text:p>
          </table:table-cell>
          <table:table-cell office:value-type="float" office:value="4.1145">
            <text:p>4.1145</text:p>
          </table:table-cell>
          <table:table-cell office:value-type="float" office:value="4.1937">
            <text:p>4.1937</text:p>
          </table:table-cell>
          <table:table-cell office:value-type="float" office:value="4.0187">
            <text:p>4.0187</text:p>
          </table:table-cell>
          <table:table-cell office:value-type="float" office:value="4.3059">
            <text:p>4.3059</text:p>
          </table:table-cell>
          <table:table-cell office:value-type="float" office:value="4.2363">
            <text:p>4.2363</text:p>
          </table:table-cell>
          <table:table-cell office:value-type="float" office:value="4.1602">
            <text:p>4.1602</text:p>
          </table:table-cell>
          <table:table-cell office:value-type="float" office:value="4.2731">
            <text:p>4.2731</text:p>
          </table:table-cell>
          <table:table-cell office:value-type="float" office:value="4.5185">
            <text:p>4.5185</text:p>
          </table:table-cell>
          <table:table-cell office:value-type="float" office:value="4.5473">
            <text:p>4.5473</text:p>
          </table:table-cell>
          <table:table-cell office:value-type="float" office:value="4.6553">
            <text:p>4.6553</text:p>
          </table:table-cell>
          <table:table-cell table:formula="of:=AVERAGE([.H111:.M111])" office:value-type="float" office:value="4.39845">
            <text:p>4.39845</text:p>
          </table:table-cell>
          <table:table-cell office:value-type="float" office:value="3.1911">
            <text:p>3.1911</text:p>
          </table:table-cell>
          <table:table-cell office:value-type="float" office:value="3.1339">
            <text:p>3.1339</text:p>
          </table:table-cell>
          <table:table-cell office:value-type="float" office:value="3.0268">
            <text:p>3.0268</text:p>
          </table:table-cell>
          <table:table-cell office:value-type="float" office:value="3.7162">
            <text:p>3.7162</text:p>
          </table:table-cell>
          <table:table-cell office:value-type="float" office:value="3.8085">
            <text:p>3.8085</text:p>
          </table:table-cell>
          <table:table-cell office:value-type="float" office:value="3.9658">
            <text:p>3.9658</text:p>
          </table:table-cell>
          <table:table-cell office:value-type="float" office:value="3.3667">
            <text:p>3.3667</text:p>
          </table:table-cell>
          <table:table-cell office:value-type="float" office:value="3.7812">
            <text:p>3.7812</text:p>
          </table:table-cell>
          <table:table-cell office:value-type="float" office:value="4.1607">
            <text:p>4.1607</text:p>
          </table:table-cell>
          <table:table-cell office:value-type="float" office:value="3.7784">
            <text:p>3.7784</text:p>
          </table:table-cell>
          <table:table-cell office:value-type="float" office:value="4.3093">
            <text:p>4.3093</text:p>
          </table:table-cell>
          <table:table-cell table:formula="of:=AVERAGE([.T111:.Y111])" office:value-type="float" office:value="3.89368333333333">
            <text:p>3.89368333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18-04</text:p>
          </table:table-cell>
          <table:table-cell office:value-type="float" office:value="4.1804">
            <text:p>4.1804</text:p>
          </table:table-cell>
          <table:table-cell office:value-type="float" office:value="4.1147">
            <text:p>4.1147</text:p>
          </table:table-cell>
          <table:table-cell office:value-type="float" office:value="4.1906">
            <text:p>4.1906</text:p>
          </table:table-cell>
          <table:table-cell office:value-type="float" office:value="3.9891">
            <text:p>3.9891</text:p>
          </table:table-cell>
          <table:table-cell office:value-type="float" office:value="4.3059">
            <text:p>4.3059</text:p>
          </table:table-cell>
          <table:table-cell office:value-type="float" office:value="4.2363">
            <text:p>4.2363</text:p>
          </table:table-cell>
          <table:table-cell office:value-type="float" office:value="4.1697">
            <text:p>4.1697</text:p>
          </table:table-cell>
          <table:table-cell office:value-type="float" office:value="4.2786">
            <text:p>4.2786</text:p>
          </table:table-cell>
          <table:table-cell office:value-type="float" office:value="4.5272">
            <text:p>4.5272</text:p>
          </table:table-cell>
          <table:table-cell office:value-type="float" office:value="4.5473">
            <text:p>4.5473</text:p>
          </table:table-cell>
          <table:table-cell office:value-type="float" office:value="4.6553">
            <text:p>4.6553</text:p>
          </table:table-cell>
          <table:table-cell table:formula="of:=AVERAGE([.H112:.M112])" office:value-type="float" office:value="4.4024">
            <text:p>4.4024</text:p>
          </table:table-cell>
          <table:table-cell office:value-type="float" office:value="3.1929">
            <text:p>3.1929</text:p>
          </table:table-cell>
          <table:table-cell office:value-type="float" office:value="3.1542">
            <text:p>3.1542</text:p>
          </table:table-cell>
          <table:table-cell office:value-type="float" office:value="3.0329">
            <text:p>3.0329</text:p>
          </table:table-cell>
          <table:table-cell office:value-type="float" office:value="3.7201">
            <text:p>3.7201</text:p>
          </table:table-cell>
          <table:table-cell office:value-type="float" office:value="3.8085">
            <text:p>3.8085</text:p>
          </table:table-cell>
          <table:table-cell office:value-type="float" office:value="3.9658">
            <text:p>3.9658</text:p>
          </table:table-cell>
          <table:table-cell office:value-type="float" office:value="3.3659">
            <text:p>3.3659</text:p>
          </table:table-cell>
          <table:table-cell office:value-type="float" office:value="3.8032">
            <text:p>3.8032</text:p>
          </table:table-cell>
          <table:table-cell office:value-type="float" office:value="4.1687">
            <text:p>4.1687</text:p>
          </table:table-cell>
          <table:table-cell office:value-type="float" office:value="3.7784">
            <text:p>3.7784</text:p>
          </table:table-cell>
          <table:table-cell office:value-type="float" office:value="4.3093">
            <text:p>4.3093</text:p>
          </table:table-cell>
          <table:table-cell table:formula="of:=AVERAGE([.T112:.Y112])" office:value-type="float" office:value="3.89855">
            <text:p>3.8985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19-04</text:p>
          </table:table-cell>
          <table:table-cell office:value-type="float" office:value="4.187">
            <text:p>4.187</text:p>
          </table:table-cell>
          <table:table-cell office:value-type="float" office:value="4.1003">
            <text:p>4.1003</text:p>
          </table:table-cell>
          <table:table-cell office:value-type="float" office:value="4.1906">
            <text:p>4.1906</text:p>
          </table:table-cell>
          <table:table-cell office:value-type="float" office:value="3.9891">
            <text:p>3.9891</text:p>
          </table:table-cell>
          <table:table-cell office:value-type="float" office:value="4.3027">
            <text:p>4.3027</text:p>
          </table:table-cell>
          <table:table-cell office:value-type="float" office:value="4.2358">
            <text:p>4.2358</text:p>
          </table:table-cell>
          <table:table-cell office:value-type="float" office:value="4.1664">
            <text:p>4.1664</text:p>
          </table:table-cell>
          <table:table-cell office:value-type="float" office:value="4.2864">
            <text:p>4.2864</text:p>
          </table:table-cell>
          <table:table-cell office:value-type="float" office:value="4.5272">
            <text:p>4.5272</text:p>
          </table:table-cell>
          <table:table-cell office:value-type="float" office:value="4.5473">
            <text:p>4.5473</text:p>
          </table:table-cell>
          <table:table-cell office:value-type="float" office:value="4.6553">
            <text:p>4.6553</text:p>
          </table:table-cell>
          <table:table-cell table:formula="of:=AVERAGE([.H113:.M113])" office:value-type="float" office:value="4.40306666666667">
            <text:p>4.4030666667</text:p>
          </table:table-cell>
          <table:table-cell office:value-type="float" office:value="3.1996">
            <text:p>3.1996</text:p>
          </table:table-cell>
          <table:table-cell office:value-type="float" office:value="3.1264">
            <text:p>3.1264</text:p>
          </table:table-cell>
          <table:table-cell office:value-type="float" office:value="3.0329">
            <text:p>3.0329</text:p>
          </table:table-cell>
          <table:table-cell office:value-type="float" office:value="3.7201">
            <text:p>3.7201</text:p>
          </table:table-cell>
          <table:table-cell office:value-type="float" office:value="3.7933">
            <text:p>3.7933</text:p>
          </table:table-cell>
          <table:table-cell office:value-type="float" office:value="3.9495">
            <text:p>3.9495</text:p>
          </table:table-cell>
          <table:table-cell office:value-type="float" office:value="3.3649">
            <text:p>3.3649</text:p>
          </table:table-cell>
          <table:table-cell office:value-type="float" office:value="3.8118">
            <text:p>3.8118</text:p>
          </table:table-cell>
          <table:table-cell office:value-type="float" office:value="4.1687">
            <text:p>4.1687</text:p>
          </table:table-cell>
          <table:table-cell office:value-type="float" office:value="3.7784">
            <text:p>3.7784</text:p>
          </table:table-cell>
          <table:table-cell office:value-type="float" office:value="4.3093">
            <text:p>4.3093</text:p>
          </table:table-cell>
          <table:table-cell table:formula="of:=AVERAGE([.T113:.Y113])" office:value-type="float" office:value="3.8971">
            <text:p>3.897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-04</text:p>
          </table:table-cell>
          <table:table-cell office:value-type="float" office:value="4.192">
            <text:p>4.192</text:p>
          </table:table-cell>
          <table:table-cell office:value-type="float" office:value="4.1079">
            <text:p>4.1079</text:p>
          </table:table-cell>
          <table:table-cell office:value-type="float" office:value="4.1906">
            <text:p>4.1906</text:p>
          </table:table-cell>
          <table:table-cell office:value-type="float" office:value="3.9891">
            <text:p>3.9891</text:p>
          </table:table-cell>
          <table:table-cell office:value-type="float" office:value="4.2875">
            <text:p>4.2875</text:p>
          </table:table-cell>
          <table:table-cell office:value-type="float" office:value="4.2588">
            <text:p>4.2588</text:p>
          </table:table-cell>
          <table:table-cell office:value-type="float" office:value="4.1677">
            <text:p>4.1677</text:p>
          </table:table-cell>
          <table:table-cell office:value-type="float" office:value="4.2864">
            <text:p>4.2864</text:p>
          </table:table-cell>
          <table:table-cell office:value-type="float" office:value="4.5272">
            <text:p>4.5272</text:p>
          </table:table-cell>
          <table:table-cell office:value-type="float" office:value="4.5525">
            <text:p>4.5525</text:p>
          </table:table-cell>
          <table:table-cell office:value-type="float" office:value="4.6338">
            <text:p>4.6338</text:p>
          </table:table-cell>
          <table:table-cell table:formula="of:=AVERAGE([.H114:.M114])" office:value-type="float" office:value="4.4044">
            <text:p>4.4044</text:p>
          </table:table-cell>
          <table:table-cell office:value-type="float" office:value="3.1777">
            <text:p>3.1777</text:p>
          </table:table-cell>
          <table:table-cell office:value-type="float" office:value="3.151">
            <text:p>3.151</text:p>
          </table:table-cell>
          <table:table-cell office:value-type="float" office:value="3.0329">
            <text:p>3.0329</text:p>
          </table:table-cell>
          <table:table-cell office:value-type="float" office:value="3.7201">
            <text:p>3.7201</text:p>
          </table:table-cell>
          <table:table-cell office:value-type="float" office:value="3.7679">
            <text:p>3.7679</text:p>
          </table:table-cell>
          <table:table-cell office:value-type="float" office:value="3.9635">
            <text:p>3.9635</text:p>
          </table:table-cell>
          <table:table-cell office:value-type="float" office:value="3.3859">
            <text:p>3.3859</text:p>
          </table:table-cell>
          <table:table-cell office:value-type="float" office:value="3.8118">
            <text:p>3.8118</text:p>
          </table:table-cell>
          <table:table-cell office:value-type="float" office:value="4.1687">
            <text:p>4.1687</text:p>
          </table:table-cell>
          <table:table-cell office:value-type="float" office:value="3.7777">
            <text:p>3.7777</text:p>
          </table:table-cell>
          <table:table-cell office:value-type="float" office:value="4.2787">
            <text:p>4.2787</text:p>
          </table:table-cell>
          <table:table-cell table:formula="of:=AVERAGE([.T114:.Y114])" office:value-type="float" office:value="3.89771666666667">
            <text:p>3.89771666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1-04</text:p>
          </table:table-cell>
          <table:table-cell office:value-type="float" office:value="4.2045">
            <text:p>4.2045</text:p>
          </table:table-cell>
          <table:table-cell office:value-type="float" office:value="4.1079">
            <text:p>4.1079</text:p>
          </table:table-cell>
          <table:table-cell office:value-type="float" office:value="4.1906">
            <text:p>4.1906</text:p>
          </table:table-cell>
          <table:table-cell office:value-type="float" office:value="3.9683">
            <text:p>3.9683</text:p>
          </table:table-cell>
          <table:table-cell office:value-type="float" office:value="4.3085">
            <text:p>4.3085</text:p>
          </table:table-cell>
          <table:table-cell office:value-type="float" office:value="4.2727">
            <text:p>4.2727</text:p>
          </table:table-cell>
          <table:table-cell office:value-type="float" office:value="4.1893">
            <text:p>4.1893</text:p>
          </table:table-cell>
          <table:table-cell office:value-type="float" office:value="4.2864">
            <text:p>4.2864</text:p>
          </table:table-cell>
          <table:table-cell office:value-type="float" office:value="4.5291">
            <text:p>4.5291</text:p>
          </table:table-cell>
          <table:table-cell office:value-type="float" office:value="4.5561">
            <text:p>4.5561</text:p>
          </table:table-cell>
          <table:table-cell office:value-type="float" office:value="4.63">
            <text:p>4.63</text:p>
          </table:table-cell>
          <table:table-cell table:formula="of:=AVERAGE([.H115:.M115])" office:value-type="float" office:value="4.4106">
            <text:p>4.4106</text:p>
          </table:table-cell>
          <table:table-cell office:value-type="float" office:value="3.202">
            <text:p>3.202</text:p>
          </table:table-cell>
          <table:table-cell office:value-type="float" office:value="3.151">
            <text:p>3.151</text:p>
          </table:table-cell>
          <table:table-cell office:value-type="float" office:value="3.0329">
            <text:p>3.0329</text:p>
          </table:table-cell>
          <table:table-cell office:value-type="float" office:value="3.7087">
            <text:p>3.7087</text:p>
          </table:table-cell>
          <table:table-cell office:value-type="float" office:value="3.7944">
            <text:p>3.7944</text:p>
          </table:table-cell>
          <table:table-cell office:value-type="float" office:value="3.9939">
            <text:p>3.9939</text:p>
          </table:table-cell>
          <table:table-cell office:value-type="float" office:value="3.4232">
            <text:p>3.4232</text:p>
          </table:table-cell>
          <table:table-cell office:value-type="float" office:value="3.8118">
            <text:p>3.8118</text:p>
          </table:table-cell>
          <table:table-cell office:value-type="float" office:value="4.1793">
            <text:p>4.1793</text:p>
          </table:table-cell>
          <table:table-cell office:value-type="float" office:value="3.7945">
            <text:p>3.7945</text:p>
          </table:table-cell>
          <table:table-cell office:value-type="float" office:value="4.2528">
            <text:p>4.2528</text:p>
          </table:table-cell>
          <table:table-cell table:formula="of:=AVERAGE([.T115:.Y115])" office:value-type="float" office:value="3.90925">
            <text:p>3.9092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2-04</text:p>
          </table:table-cell>
          <table:table-cell office:value-type="float" office:value="4.2045">
            <text:p>4.2045</text:p>
          </table:table-cell>
          <table:table-cell office:value-type="float" office:value="4.1079">
            <text:p>4.1079</text:p>
          </table:table-cell>
          <table:table-cell office:value-type="float" office:value="4.1906">
            <text:p>4.1906</text:p>
          </table:table-cell>
          <table:table-cell office:value-type="float" office:value="4.0022">
            <text:p>4.0022</text:p>
          </table:table-cell>
          <table:table-cell office:value-type="float" office:value="4.3506">
            <text:p>4.3506</text:p>
          </table:table-cell>
          <table:table-cell office:value-type="float" office:value="4.242">
            <text:p>4.242</text:p>
          </table:table-cell>
          <table:table-cell office:value-type="float" office:value="4.1893">
            <text:p>4.1893</text:p>
          </table:table-cell>
          <table:table-cell office:value-type="float" office:value="4.2864">
            <text:p>4.2864</text:p>
          </table:table-cell>
          <table:table-cell office:value-type="float" office:value="4.5349">
            <text:p>4.5349</text:p>
          </table:table-cell>
          <table:table-cell office:value-type="float" office:value="4.5567">
            <text:p>4.5567</text:p>
          </table:table-cell>
          <table:table-cell office:value-type="float" office:value="4.6336">
            <text:p>4.6336</text:p>
          </table:table-cell>
          <table:table-cell table:formula="of:=AVERAGE([.H116:.M116])" office:value-type="float" office:value="4.40715">
            <text:p>4.40715</text:p>
          </table:table-cell>
          <table:table-cell office:value-type="float" office:value="3.202">
            <text:p>3.202</text:p>
          </table:table-cell>
          <table:table-cell office:value-type="float" office:value="3.151">
            <text:p>3.151</text:p>
          </table:table-cell>
          <table:table-cell office:value-type="float" office:value="3.0329">
            <text:p>3.0329</text:p>
          </table:table-cell>
          <table:table-cell office:value-type="float" office:value="3.7254">
            <text:p>3.7254</text:p>
          </table:table-cell>
          <table:table-cell office:value-type="float" office:value="3.8627">
            <text:p>3.8627</text:p>
          </table:table-cell>
          <table:table-cell office:value-type="float" office:value="3.9104">
            <text:p>3.9104</text:p>
          </table:table-cell>
          <table:table-cell office:value-type="float" office:value="3.4232">
            <text:p>3.4232</text:p>
          </table:table-cell>
          <table:table-cell office:value-type="float" office:value="3.8118">
            <text:p>3.8118</text:p>
          </table:table-cell>
          <table:table-cell office:value-type="float" office:value="4.1731">
            <text:p>4.1731</text:p>
          </table:table-cell>
          <table:table-cell office:value-type="float" office:value="3.7827">
            <text:p>3.7827</text:p>
          </table:table-cell>
          <table:table-cell office:value-type="float" office:value="4.2836">
            <text:p>4.2836</text:p>
          </table:table-cell>
          <table:table-cell table:formula="of:=AVERAGE([.T116:.Y116])" office:value-type="float" office:value="3.89746666666667">
            <text:p>3.89746666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3-04</text:p>
          </table:table-cell>
          <table:table-cell office:value-type="float" office:value="4.2045">
            <text:p>4.2045</text:p>
          </table:table-cell>
          <table:table-cell office:value-type="float" office:value="4.1342">
            <text:p>4.1342</text:p>
          </table:table-cell>
          <table:table-cell office:value-type="float" office:value="4.1926">
            <text:p>4.1926</text:p>
          </table:table-cell>
          <table:table-cell office:value-type="float" office:value="4.0185">
            <text:p>4.0185</text:p>
          </table:table-cell>
          <table:table-cell office:value-type="float" office:value="4.3911">
            <text:p>4.3911</text:p>
          </table:table-cell>
          <table:table-cell office:value-type="float" office:value="4.242">
            <text:p>4.242</text:p>
          </table:table-cell>
          <table:table-cell office:value-type="float" office:value="4.1893">
            <text:p>4.1893</text:p>
          </table:table-cell>
          <table:table-cell office:value-type="float" office:value="4.2864">
            <text:p>4.2864</text:p>
          </table:table-cell>
          <table:table-cell office:value-type="float" office:value="4.5379">
            <text:p>4.5379</text:p>
          </table:table-cell>
          <table:table-cell office:value-type="float" office:value="4.5623">
            <text:p>4.5623</text:p>
          </table:table-cell>
          <table:table-cell office:value-type="float" office:value="4.6398">
            <text:p>4.6398</text:p>
          </table:table-cell>
          <table:table-cell table:formula="of:=AVERAGE([.H117:.M117])" office:value-type="float" office:value="4.40961666666667">
            <text:p>4.4096166667</text:p>
          </table:table-cell>
          <table:table-cell office:value-type="float" office:value="3.202">
            <text:p>3.202</text:p>
          </table:table-cell>
          <table:table-cell office:value-type="float" office:value="3.1826">
            <text:p>3.1826</text:p>
          </table:table-cell>
          <table:table-cell office:value-type="float" office:value="3.0306">
            <text:p>3.0306</text:p>
          </table:table-cell>
          <table:table-cell office:value-type="float" office:value="3.7305">
            <text:p>3.7305</text:p>
          </table:table-cell>
          <table:table-cell office:value-type="float" office:value="3.8983">
            <text:p>3.8983</text:p>
          </table:table-cell>
          <table:table-cell office:value-type="float" office:value="3.9104">
            <text:p>3.9104</text:p>
          </table:table-cell>
          <table:table-cell office:value-type="float" office:value="3.4232">
            <text:p>3.4232</text:p>
          </table:table-cell>
          <table:table-cell office:value-type="float" office:value="3.8118">
            <text:p>3.8118</text:p>
          </table:table-cell>
          <table:table-cell office:value-type="float" office:value="4.2127">
            <text:p>4.2127</text:p>
          </table:table-cell>
          <table:table-cell office:value-type="float" office:value="3.7811">
            <text:p>3.7811</text:p>
          </table:table-cell>
          <table:table-cell office:value-type="float" office:value="4.3177">
            <text:p>4.3177</text:p>
          </table:table-cell>
          <table:table-cell table:formula="of:=AVERAGE([.T117:.Y117])" office:value-type="float" office:value="3.90948333333333">
            <text:p>3.909483333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4-04</text:p>
          </table:table-cell>
          <table:table-cell office:value-type="float" office:value="4.2003">
            <text:p>4.2003</text:p>
          </table:table-cell>
          <table:table-cell office:value-type="float" office:value="4.1367">
            <text:p>4.1367</text:p>
          </table:table-cell>
          <table:table-cell office:value-type="float" office:value="4.1914">
            <text:p>4.1914</text:p>
          </table:table-cell>
          <table:table-cell office:value-type="float" office:value="4.0131">
            <text:p>4.0131</text:p>
          </table:table-cell>
          <table:table-cell office:value-type="float" office:value="4.3911">
            <text:p>4.3911</text:p>
          </table:table-cell>
          <table:table-cell office:value-type="float" office:value="4.242">
            <text:p>4.242</text:p>
          </table:table-cell>
          <table:table-cell office:value-type="float" office:value="4.1996">
            <text:p>4.1996</text:p>
          </table:table-cell>
          <table:table-cell office:value-type="float" office:value="4.2896">
            <text:p>4.2896</text:p>
          </table:table-cell>
          <table:table-cell office:value-type="float" office:value="4.5284">
            <text:p>4.5284</text:p>
          </table:table-cell>
          <table:table-cell office:value-type="float" office:value="4.5571">
            <text:p>4.5571</text:p>
          </table:table-cell>
          <table:table-cell office:value-type="float" office:value="4.6398">
            <text:p>4.6398</text:p>
          </table:table-cell>
          <table:table-cell table:formula="of:=AVERAGE([.H118:.M118])" office:value-type="float" office:value="4.40941666666667">
            <text:p>4.4094166667</text:p>
          </table:table-cell>
          <table:table-cell office:value-type="float" office:value="3.1915">
            <text:p>3.1915</text:p>
          </table:table-cell>
          <table:table-cell office:value-type="float" office:value="3.1806">
            <text:p>3.1806</text:p>
          </table:table-cell>
          <table:table-cell office:value-type="float" office:value="3.0329">
            <text:p>3.0329</text:p>
          </table:table-cell>
          <table:table-cell office:value-type="float" office:value="3.7076">
            <text:p>3.7076</text:p>
          </table:table-cell>
          <table:table-cell office:value-type="float" office:value="3.8983">
            <text:p>3.8983</text:p>
          </table:table-cell>
          <table:table-cell office:value-type="float" office:value="3.9104">
            <text:p>3.9104</text:p>
          </table:table-cell>
          <table:table-cell office:value-type="float" office:value="3.4386">
            <text:p>3.4386</text:p>
          </table:table-cell>
          <table:table-cell office:value-type="float" office:value="3.8269">
            <text:p>3.8269</text:p>
          </table:table-cell>
          <table:table-cell office:value-type="float" office:value="4.193">
            <text:p>4.193</text:p>
          </table:table-cell>
          <table:table-cell office:value-type="float" office:value="3.7709">
            <text:p>3.7709</text:p>
          </table:table-cell>
          <table:table-cell office:value-type="float" office:value="4.3177">
            <text:p>4.3177</text:p>
          </table:table-cell>
          <table:table-cell table:formula="of:=AVERAGE([.T118:.Y118])" office:value-type="float" office:value="3.90958333333333">
            <text:p>3.909583333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5-04</text:p>
          </table:table-cell>
          <table:table-cell office:value-type="float" office:value="4.1738">
            <text:p>4.1738</text:p>
          </table:table-cell>
          <table:table-cell office:value-type="float" office:value="4.1467">
            <text:p>4.1467</text:p>
          </table:table-cell>
          <table:table-cell office:value-type="float" office:value="4.2028">
            <text:p>4.2028</text:p>
          </table:table-cell>
          <table:table-cell office:value-type="float" office:value="4.0037">
            <text:p>4.0037</text:p>
          </table:table-cell>
          <table:table-cell office:value-type="float" office:value="4.3911">
            <text:p>4.3911</text:p>
          </table:table-cell>
          <table:table-cell office:value-type="float" office:value="4.2273">
            <text:p>4.2273</text:p>
          </table:table-cell>
          <table:table-cell office:value-type="float" office:value="4.2241">
            <text:p>4.2241</text:p>
          </table:table-cell>
          <table:table-cell office:value-type="float" office:value="4.295">
            <text:p>4.295</text:p>
          </table:table-cell>
          <table:table-cell office:value-type="float" office:value="4.5287">
            <text:p>4.5287</text:p>
          </table:table-cell>
          <table:table-cell office:value-type="float" office:value="4.5571">
            <text:p>4.5571</text:p>
          </table:table-cell>
          <table:table-cell office:value-type="float" office:value="4.6398">
            <text:p>4.6398</text:p>
          </table:table-cell>
          <table:table-cell table:formula="of:=AVERAGE([.H119:.M119])" office:value-type="float" office:value="4.412">
            <text:p>4.412</text:p>
          </table:table-cell>
          <table:table-cell office:value-type="float" office:value="3.1605">
            <text:p>3.1605</text:p>
          </table:table-cell>
          <table:table-cell office:value-type="float" office:value="3.1703">
            <text:p>3.1703</text:p>
          </table:table-cell>
          <table:table-cell office:value-type="float" office:value="3.0387">
            <text:p>3.0387</text:p>
          </table:table-cell>
          <table:table-cell office:value-type="float" office:value="3.6996">
            <text:p>3.6996</text:p>
          </table:table-cell>
          <table:table-cell office:value-type="float" office:value="3.8983">
            <text:p>3.8983</text:p>
          </table:table-cell>
          <table:table-cell office:value-type="float" office:value="3.8815">
            <text:p>3.8815</text:p>
          </table:table-cell>
          <table:table-cell office:value-type="float" office:value="3.4666">
            <text:p>3.4666</text:p>
          </table:table-cell>
          <table:table-cell office:value-type="float" office:value="3.8614">
            <text:p>3.8614</text:p>
          </table:table-cell>
          <table:table-cell office:value-type="float" office:value="4.1731">
            <text:p>4.1731</text:p>
          </table:table-cell>
          <table:table-cell office:value-type="float" office:value="3.7709">
            <text:p>3.7709</text:p>
          </table:table-cell>
          <table:table-cell office:value-type="float" office:value="4.3177">
            <text:p>4.3177</text:p>
          </table:table-cell>
          <table:table-cell table:formula="of:=AVERAGE([.T119:.Y119])" office:value-type="float" office:value="3.91186666666667">
            <text:p>3.911866666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6-04</text:p>
          </table:table-cell>
          <table:table-cell office:value-type="float" office:value="4.182">
            <text:p>4.182</text:p>
          </table:table-cell>
          <table:table-cell office:value-type="float" office:value="4.159">
            <text:p>4.159</text:p>
          </table:table-cell>
          <table:table-cell office:value-type="float" office:value="4.2069">
            <text:p>4.2069</text:p>
          </table:table-cell>
          <table:table-cell office:value-type="float" office:value="4.0037">
            <text:p>4.0037</text:p>
          </table:table-cell>
          <table:table-cell office:value-type="float" office:value="4.3799">
            <text:p>4.3799</text:p>
          </table:table-cell>
          <table:table-cell office:value-type="float" office:value="4.2241">
            <text:p>4.2241</text:p>
          </table:table-cell>
          <table:table-cell office:value-type="float" office:value="4.236">
            <text:p>4.236</text:p>
          </table:table-cell>
          <table:table-cell office:value-type="float" office:value="4.2878">
            <text:p>4.2878</text:p>
          </table:table-cell>
          <table:table-cell office:value-type="float" office:value="4.5287">
            <text:p>4.5287</text:p>
          </table:table-cell>
          <table:table-cell office:value-type="float" office:value="4.5571">
            <text:p>4.5571</text:p>
          </table:table-cell>
          <table:table-cell office:value-type="float" office:value="4.6466">
            <text:p>4.6466</text:p>
          </table:table-cell>
          <table:table-cell table:formula="of:=AVERAGE([.H120:.M120])" office:value-type="float" office:value="4.41338333333333">
            <text:p>4.4133833333</text:p>
          </table:table-cell>
          <table:table-cell office:value-type="float" office:value="3.1646">
            <text:p>3.1646</text:p>
          </table:table-cell>
          <table:table-cell office:value-type="float" office:value="3.1995">
            <text:p>3.1995</text:p>
          </table:table-cell>
          <table:table-cell office:value-type="float" office:value="3.0351">
            <text:p>3.0351</text:p>
          </table:table-cell>
          <table:table-cell office:value-type="float" office:value="3.6996">
            <text:p>3.6996</text:p>
          </table:table-cell>
          <table:table-cell office:value-type="float" office:value="3.8805">
            <text:p>3.8805</text:p>
          </table:table-cell>
          <table:table-cell office:value-type="float" office:value="3.8778">
            <text:p>3.8778</text:p>
          </table:table-cell>
          <table:table-cell office:value-type="float" office:value="3.4813">
            <text:p>3.4813</text:p>
          </table:table-cell>
          <table:table-cell office:value-type="float" office:value="3.8514">
            <text:p>3.8514</text:p>
          </table:table-cell>
          <table:table-cell office:value-type="float" office:value="4.1731">
            <text:p>4.1731</text:p>
          </table:table-cell>
          <table:table-cell office:value-type="float" office:value="3.7709">
            <text:p>3.7709</text:p>
          </table:table-cell>
          <table:table-cell office:value-type="float" office:value="4.3532">
            <text:p>4.3532</text:p>
          </table:table-cell>
          <table:table-cell table:formula="of:=AVERAGE([.T120:.Y120])" office:value-type="float" office:value="3.91795">
            <text:p>3.9179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27-04</text:p>
          </table:table-cell>
          <table:table-cell office:value-type="float" office:value="4.1788">
            <text:p>4.1788</text:p>
          </table:table-cell>
          <table:table-cell office:value-type="float" office:value="4.1309">
            <text:p>4.1309</text:p>
          </table:table-cell>
          <table:table-cell office:value-type="float" office:value="4.2069">
            <text:p>4.2069</text:p>
          </table:table-cell>
          <table:table-cell office:value-type="float" office:value="4.0037">
            <text:p>4.0037</text:p>
          </table:table-cell>
          <table:table-cell office:value-type="float" office:value="4.3918">
            <text:p>4.3918</text:p>
          </table:table-cell>
          <table:table-cell office:value-type="float" office:value="4.2216">
            <text:p>4.2216</text:p>
          </table:table-cell>
          <table:table-cell office:value-type="float" office:value="4.2161">
            <text:p>4.2161</text:p>
          </table:table-cell>
          <table:table-cell office:value-type="float" office:value="4.2944">
            <text:p>4.2944</text:p>
          </table:table-cell>
          <table:table-cell office:value-type="float" office:value="4.5287">
            <text:p>4.5287</text:p>
          </table:table-cell>
          <table:table-cell office:value-type="float" office:value="4.5644">
            <text:p>4.5644</text:p>
          </table:table-cell>
          <table:table-cell office:value-type="float" office:value="4.7043">
            <text:p>4.7043</text:p>
          </table:table-cell>
          <table:table-cell table:formula="of:=AVERAGE([.H121:.M121])" office:value-type="float" office:value="4.42158333333333">
            <text:p>4.4215833333</text:p>
          </table:table-cell>
          <table:table-cell office:value-type="float" office:value="3.1588">
            <text:p>3.1588</text:p>
          </table:table-cell>
          <table:table-cell office:value-type="float" office:value="3.1502">
            <text:p>3.1502</text:p>
          </table:table-cell>
          <table:table-cell office:value-type="float" office:value="3.0351">
            <text:p>3.0351</text:p>
          </table:table-cell>
          <table:table-cell office:value-type="float" office:value="3.6996">
            <text:p>3.6996</text:p>
          </table:table-cell>
          <table:table-cell office:value-type="float" office:value="3.8855">
            <text:p>3.8855</text:p>
          </table:table-cell>
          <table:table-cell office:value-type="float" office:value="3.8798">
            <text:p>3.8798</text:p>
          </table:table-cell>
          <table:table-cell office:value-type="float" office:value="3.493">
            <text:p>3.493</text:p>
          </table:table-cell>
          <table:table-cell office:value-type="float" office:value="3.8515">
            <text:p>3.8515</text:p>
          </table:table-cell>
          <table:table-cell office:value-type="float" office:value="4.1731">
            <text:p>4.1731</text:p>
          </table:table-cell>
          <table:table-cell office:value-type="float" office:value="3.776">
            <text:p>3.776</text:p>
          </table:table-cell>
          <table:table-cell office:value-type="float" office:value="4.4451">
            <text:p>4.4451</text:p>
          </table:table-cell>
          <table:table-cell table:formula="of:=AVERAGE([.T121:.Y121])" office:value-type="float" office:value="3.93641666666667">
            <text:p>3.936416666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8-04</text:p>
          </table:table-cell>
          <table:table-cell office:value-type="float" office:value="4.1709">
            <text:p>4.1709</text:p>
          </table:table-cell>
          <table:table-cell office:value-type="float" office:value="4.1309">
            <text:p>4.1309</text:p>
          </table:table-cell>
          <table:table-cell office:value-type="float" office:value="4.2069">
            <text:p>4.2069</text:p>
          </table:table-cell>
          <table:table-cell office:value-type="float" office:value="4.0015">
            <text:p>4.0015</text:p>
          </table:table-cell>
          <table:table-cell office:value-type="float" office:value="4.388">
            <text:p>4.388</text:p>
          </table:table-cell>
          <table:table-cell office:value-type="float" office:value="4.2224">
            <text:p>4.2224</text:p>
          </table:table-cell>
          <table:table-cell office:value-type="float" office:value="4.2264">
            <text:p>4.2264</text:p>
          </table:table-cell>
          <table:table-cell office:value-type="float" office:value="4.2944">
            <text:p>4.2944</text:p>
          </table:table-cell>
          <table:table-cell office:value-type="float" office:value="4.5468">
            <text:p>4.5468</text:p>
          </table:table-cell>
          <table:table-cell office:value-type="float" office:value="4.5859">
            <text:p>4.5859</text:p>
          </table:table-cell>
          <table:table-cell office:value-type="float" office:value="4.6891">
            <text:p>4.6891</text:p>
          </table:table-cell>
          <table:table-cell table:formula="of:=AVERAGE([.H122:.M122])" office:value-type="float" office:value="4.4275">
            <text:p>4.4275</text:p>
          </table:table-cell>
          <table:table-cell office:value-type="float" office:value="3.1564">
            <text:p>3.1564</text:p>
          </table:table-cell>
          <table:table-cell office:value-type="float" office:value="3.1502">
            <text:p>3.1502</text:p>
          </table:table-cell>
          <table:table-cell office:value-type="float" office:value="3.0351">
            <text:p>3.0351</text:p>
          </table:table-cell>
          <table:table-cell office:value-type="float" office:value="3.662">
            <text:p>3.662</text:p>
          </table:table-cell>
          <table:table-cell office:value-type="float" office:value="3.8634">
            <text:p>3.8634</text:p>
          </table:table-cell>
          <table:table-cell office:value-type="float" office:value="3.8631">
            <text:p>3.8631</text:p>
          </table:table-cell>
          <table:table-cell office:value-type="float" office:value="3.499">
            <text:p>3.499</text:p>
          </table:table-cell>
          <table:table-cell office:value-type="float" office:value="3.8515">
            <text:p>3.8515</text:p>
          </table:table-cell>
          <table:table-cell office:value-type="float" office:value="4.1802">
            <text:p>4.1802</text:p>
          </table:table-cell>
          <table:table-cell office:value-type="float" office:value="3.7994">
            <text:p>3.7994</text:p>
          </table:table-cell>
          <table:table-cell office:value-type="float" office:value="4.4722">
            <text:p>4.4722</text:p>
          </table:table-cell>
          <table:table-cell table:formula="of:=AVERAGE([.T122:.Y122])" office:value-type="float" office:value="3.94423333333333">
            <text:p>3.944233333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9-04</text:p>
          </table:table-cell>
          <table:table-cell office:value-type="float" office:value="4.1709">
            <text:p>4.1709</text:p>
          </table:table-cell>
          <table:table-cell office:value-type="float" office:value="4.1309">
            <text:p>4.1309</text:p>
          </table:table-cell>
          <table:table-cell office:value-type="float" office:value="4.1994">
            <text:p>4.1994</text:p>
          </table:table-cell>
          <table:table-cell office:value-type="float" office:value="4.012">
            <text:p>4.012</text:p>
          </table:table-cell>
          <table:table-cell office:value-type="float" office:value="4.3965">
            <text:p>4.3965</text:p>
          </table:table-cell>
          <table:table-cell office:value-type="float" office:value="4.2088">
            <text:p>4.2088</text:p>
          </table:table-cell>
          <table:table-cell office:value-type="float" office:value="4.2264">
            <text:p>4.2264</text:p>
          </table:table-cell>
          <table:table-cell office:value-type="float" office:value="4.2944">
            <text:p>4.2944</text:p>
          </table:table-cell>
          <table:table-cell office:value-type="float" office:value="4.5442">
            <text:p>4.5442</text:p>
          </table:table-cell>
          <table:table-cell office:value-type="float" office:value="4.5654">
            <text:p>4.5654</text:p>
          </table:table-cell>
          <table:table-cell office:value-type="float" office:value="4.678">
            <text:p>4.678</text:p>
          </table:table-cell>
          <table:table-cell table:formula="of:=AVERAGE([.H123:.M123])" office:value-type="float" office:value="4.41953333333333">
            <text:p>4.4195333333</text:p>
          </table:table-cell>
          <table:table-cell office:value-type="float" office:value="3.1564">
            <text:p>3.1564</text:p>
          </table:table-cell>
          <table:table-cell office:value-type="float" office:value="3.1502">
            <text:p>3.1502</text:p>
          </table:table-cell>
          <table:table-cell office:value-type="float" office:value="3.0373">
            <text:p>3.0373</text:p>
          </table:table-cell>
          <table:table-cell office:value-type="float" office:value="3.6466">
            <text:p>3.6466</text:p>
          </table:table-cell>
          <table:table-cell office:value-type="float" office:value="3.8556">
            <text:p>3.8556</text:p>
          </table:table-cell>
          <table:table-cell office:value-type="float" office:value="3.856">
            <text:p>3.856</text:p>
          </table:table-cell>
          <table:table-cell office:value-type="float" office:value="3.499">
            <text:p>3.499</text:p>
          </table:table-cell>
          <table:table-cell office:value-type="float" office:value="3.8515">
            <text:p>3.8515</text:p>
          </table:table-cell>
          <table:table-cell office:value-type="float" office:value="4.1913">
            <text:p>4.1913</text:p>
          </table:table-cell>
          <table:table-cell office:value-type="float" office:value="3.764">
            <text:p>3.764</text:p>
          </table:table-cell>
          <table:table-cell office:value-type="float" office:value="4.4383">
            <text:p>4.4383</text:p>
          </table:table-cell>
          <table:table-cell table:formula="of:=AVERAGE([.T123:.Y123])" office:value-type="float" office:value="3.93335">
            <text:p>3.9333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30-04</text:p>
          </table:table-cell>
          <table:table-cell office:value-type="float" office:value="4.1709">
            <text:p>4.1709</text:p>
          </table:table-cell>
          <table:table-cell office:value-type="float" office:value="4.1504">
            <text:p>4.1504</text:p>
          </table:table-cell>
          <table:table-cell office:value-type="float" office:value="4.2024">
            <text:p>4.2024</text:p>
          </table:table-cell>
          <table:table-cell office:value-type="float" office:value="4.025">
            <text:p>4.025</text:p>
          </table:table-cell>
          <table:table-cell office:value-type="float" office:value="4.3833">
            <text:p>4.3833</text:p>
          </table:table-cell>
          <table:table-cell office:value-type="float" office:value="4.2088">
            <text:p>4.2088</text:p>
          </table:table-cell>
          <table:table-cell office:value-type="float" office:value="4.2264">
            <text:p>4.2264</text:p>
          </table:table-cell>
          <table:table-cell office:value-type="float" office:value="4.2868">
            <text:p>4.2868</text:p>
          </table:table-cell>
          <table:table-cell office:value-type="float" office:value="4.5336">
            <text:p>4.5336</text:p>
          </table:table-cell>
          <table:table-cell office:value-type="float" office:value="4.5635">
            <text:p>4.5635</text:p>
          </table:table-cell>
          <table:table-cell office:value-type="float" office:value="4.685">
            <text:p>4.685</text:p>
          </table:table-cell>
          <table:table-cell table:formula="of:=AVERAGE([.H124:.M124])" office:value-type="float" office:value="4.41735">
            <text:p>4.41735</text:p>
          </table:table-cell>
          <table:table-cell office:value-type="float" office:value="3.1564">
            <text:p>3.1564</text:p>
          </table:table-cell>
          <table:table-cell office:value-type="float" office:value="3.175">
            <text:p>3.175</text:p>
          </table:table-cell>
          <table:table-cell office:value-type="float" office:value="3.0342">
            <text:p>3.0342</text:p>
          </table:table-cell>
          <table:table-cell office:value-type="float" office:value="3.5889">
            <text:p>3.5889</text:p>
          </table:table-cell>
          <table:table-cell office:value-type="float" office:value="3.8139">
            <text:p>3.8139</text:p>
          </table:table-cell>
          <table:table-cell office:value-type="float" office:value="3.856">
            <text:p>3.856</text:p>
          </table:table-cell>
          <table:table-cell office:value-type="float" office:value="3.499">
            <text:p>3.499</text:p>
          </table:table-cell>
          <table:table-cell office:value-type="float" office:value="3.8214">
            <text:p>3.8214</text:p>
          </table:table-cell>
          <table:table-cell office:value-type="float" office:value="4.1684">
            <text:p>4.1684</text:p>
          </table:table-cell>
          <table:table-cell office:value-type="float" office:value="3.7771">
            <text:p>3.7771</text:p>
          </table:table-cell>
          <table:table-cell office:value-type="float" office:value="4.4517">
            <text:p>4.4517</text:p>
          </table:table-cell>
          <table:table-cell table:formula="of:=AVERAGE([.T124:.Y124])" office:value-type="float" office:value="3.92893333333333">
            <text:p>3.92893333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01-05</text:p>
          </table:table-cell>
          <table:table-cell office:value-type="float" office:value="4.1693">
            <text:p>4.1693</text:p>
          </table:table-cell>
          <table:table-cell office:value-type="float" office:value="4.1465">
            <text:p>4.1465</text:p>
          </table:table-cell>
          <table:table-cell office:value-type="float" office:value="4.2035">
            <text:p>4.2035</text:p>
          </table:table-cell>
          <table:table-cell office:value-type="float" office:value="4.048">
            <text:p>4.048</text:p>
          </table:table-cell>
          <table:table-cell office:value-type="float" office:value="4.3833">
            <text:p>4.3833</text:p>
          </table:table-cell>
          <table:table-cell office:value-type="float" office:value="4.2088">
            <text:p>4.2088</text:p>
          </table:table-cell>
          <table:table-cell office:value-type="float" office:value="4.2755">
            <text:p>4.2755</text:p>
          </table:table-cell>
          <table:table-cell office:value-type="float" office:value="4.28">
            <text:p>4.28</text:p>
          </table:table-cell>
          <table:table-cell office:value-type="float" office:value="4.5668">
            <text:p>4.5668</text:p>
          </table:table-cell>
          <table:table-cell office:value-type="float" office:value="4.5518">
            <text:p>4.5518</text:p>
          </table:table-cell>
          <table:table-cell office:value-type="float" office:value="4.685">
            <text:p>4.685</text:p>
          </table:table-cell>
          <table:table-cell table:formula="of:=AVERAGE([.H125:.M125])" office:value-type="float" office:value="4.42798333333333">
            <text:p>4.4279833333</text:p>
          </table:table-cell>
          <table:table-cell office:value-type="float" office:value="3.1752">
            <text:p>3.1752</text:p>
          </table:table-cell>
          <table:table-cell office:value-type="float" office:value="3.1434">
            <text:p>3.1434</text:p>
          </table:table-cell>
          <table:table-cell office:value-type="float" office:value="3.0324">
            <text:p>3.0324</text:p>
          </table:table-cell>
          <table:table-cell office:value-type="float" office:value="3.6298">
            <text:p>3.6298</text:p>
          </table:table-cell>
          <table:table-cell office:value-type="float" office:value="3.8139">
            <text:p>3.8139</text:p>
          </table:table-cell>
          <table:table-cell office:value-type="float" office:value="3.856">
            <text:p>3.856</text:p>
          </table:table-cell>
          <table:table-cell office:value-type="float" office:value="3.5608">
            <text:p>3.5608</text:p>
          </table:table-cell>
          <table:table-cell office:value-type="float" office:value="3.8173">
            <text:p>3.8173</text:p>
          </table:table-cell>
          <table:table-cell office:value-type="float" office:value="4.1736">
            <text:p>4.1736</text:p>
          </table:table-cell>
          <table:table-cell office:value-type="float" office:value="3.7793">
            <text:p>3.7793</text:p>
          </table:table-cell>
          <table:table-cell office:value-type="float" office:value="4.4517">
            <text:p>4.4517</text:p>
          </table:table-cell>
          <table:table-cell table:formula="of:=AVERAGE([.T125:.Y125])" office:value-type="float" office:value="3.93978333333333">
            <text:p>3.939783333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02-05</text:p>
          </table:table-cell>
          <table:table-cell office:value-type="float" office:value="4.1693">
            <text:p>4.1693</text:p>
          </table:table-cell>
          <table:table-cell office:value-type="float" office:value="4.1465">
            <text:p>4.1465</text:p>
          </table:table-cell>
          <table:table-cell office:value-type="float" office:value="4.2035">
            <text:p>4.2035</text:p>
          </table:table-cell>
          <table:table-cell office:value-type="float" office:value="4.048">
            <text:p>4.048</text:p>
          </table:table-cell>
          <table:table-cell office:value-type="float" office:value="4.3833">
            <text:p>4.3833</text:p>
          </table:table-cell>
          <table:table-cell office:value-type="float" office:value="4.2088">
            <text:p>4.2088</text:p>
          </table:table-cell>
          <table:table-cell office:value-type="float" office:value="4.2755">
            <text:p>4.2755</text:p>
          </table:table-cell>
          <table:table-cell office:value-type="float" office:value="4.28">
            <text:p>4.28</text:p>
          </table:table-cell>
          <table:table-cell office:value-type="float" office:value="4.5668">
            <text:p>4.5668</text:p>
          </table:table-cell>
          <table:table-cell office:value-type="float" office:value="4.5518">
            <text:p>4.5518</text:p>
          </table:table-cell>
          <table:table-cell office:value-type="float" office:value="4.685">
            <text:p>4.685</text:p>
          </table:table-cell>
          <table:table-cell table:formula="of:=AVERAGE([.H126:.M126])" office:value-type="float" office:value="4.42798333333333">
            <text:p>4.4279833333</text:p>
          </table:table-cell>
          <table:table-cell office:value-type="float" office:value="3.1752">
            <text:p>3.1752</text:p>
          </table:table-cell>
          <table:table-cell office:value-type="float" office:value="3.1434">
            <text:p>3.1434</text:p>
          </table:table-cell>
          <table:table-cell office:value-type="float" office:value="3.0324">
            <text:p>3.0324</text:p>
          </table:table-cell>
          <table:table-cell office:value-type="float" office:value="3.6298">
            <text:p>3.6298</text:p>
          </table:table-cell>
          <table:table-cell office:value-type="float" office:value="3.8139">
            <text:p>3.8139</text:p>
          </table:table-cell>
          <table:table-cell office:value-type="float" office:value="3.856">
            <text:p>3.856</text:p>
          </table:table-cell>
          <table:table-cell office:value-type="float" office:value="3.5608">
            <text:p>3.5608</text:p>
          </table:table-cell>
          <table:table-cell office:value-type="float" office:value="3.8173">
            <text:p>3.8173</text:p>
          </table:table-cell>
          <table:table-cell office:value-type="float" office:value="4.1736">
            <text:p>4.1736</text:p>
          </table:table-cell>
          <table:table-cell office:value-type="float" office:value="3.7793">
            <text:p>3.7793</text:p>
          </table:table-cell>
          <table:table-cell office:value-type="float" office:value="4.4517">
            <text:p>4.4517</text:p>
          </table:table-cell>
          <table:table-cell table:formula="of:=AVERAGE([.T126:.Y126])" office:value-type="float" office:value="3.93978333333333">
            <text:p>3.939783333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03-05</text:p>
          </table:table-cell>
          <table:table-cell office:value-type="float" office:value="4.1629">
            <text:p>4.1629</text:p>
          </table:table-cell>
          <table:table-cell office:value-type="float" office:value="4.1407">
            <text:p>4.1407</text:p>
          </table:table-cell>
          <table:table-cell office:value-type="float" office:value="4.2087">
            <text:p>4.2087</text:p>
          </table:table-cell>
          <table:table-cell office:value-type="float" office:value="4.048">
            <text:p>4.048</text:p>
          </table:table-cell>
          <table:table-cell office:value-type="float" office:value="4.3844">
            <text:p>4.3844</text:p>
          </table:table-cell>
          <table:table-cell office:value-type="float" office:value="4.1913">
            <text:p>4.1913</text:p>
          </table:table-cell>
          <table:table-cell office:value-type="float" office:value="4.2628">
            <text:p>4.2628</text:p>
          </table:table-cell>
          <table:table-cell office:value-type="float" office:value="4.2853">
            <text:p>4.2853</text:p>
          </table:table-cell>
          <table:table-cell office:value-type="float" office:value="4.5668">
            <text:p>4.5668</text:p>
          </table:table-cell>
          <table:table-cell office:value-type="float" office:value="4.5518">
            <text:p>4.5518</text:p>
          </table:table-cell>
          <table:table-cell office:value-type="float" office:value="4.6925">
            <text:p>4.6925</text:p>
          </table:table-cell>
          <table:table-cell table:formula="of:=AVERAGE([.H127:.M127])" office:value-type="float" office:value="4.42508333333333">
            <text:p>4.4250833333</text:p>
          </table:table-cell>
          <table:table-cell office:value-type="float" office:value="3.1722">
            <text:p>3.1722</text:p>
          </table:table-cell>
          <table:table-cell office:value-type="float" office:value="3.1575">
            <text:p>3.1575</text:p>
          </table:table-cell>
          <table:table-cell office:value-type="float" office:value="3.0335">
            <text:p>3.0335</text:p>
          </table:table-cell>
          <table:table-cell office:value-type="float" office:value="3.6298">
            <text:p>3.6298</text:p>
          </table:table-cell>
          <table:table-cell office:value-type="float" office:value="3.7898">
            <text:p>3.7898</text:p>
          </table:table-cell>
          <table:table-cell office:value-type="float" office:value="3.8385">
            <text:p>3.8385</text:p>
          </table:table-cell>
          <table:table-cell office:value-type="float" office:value="3.5547">
            <text:p>3.5547</text:p>
          </table:table-cell>
          <table:table-cell office:value-type="float" office:value="3.8416">
            <text:p>3.8416</text:p>
          </table:table-cell>
          <table:table-cell office:value-type="float" office:value="4.1736">
            <text:p>4.1736</text:p>
          </table:table-cell>
          <table:table-cell office:value-type="float" office:value="3.7793">
            <text:p>3.7793</text:p>
          </table:table-cell>
          <table:table-cell office:value-type="float" office:value="4.4453">
            <text:p>4.4453</text:p>
          </table:table-cell>
          <table:table-cell table:formula="of:=AVERAGE([.T127:.Y127])" office:value-type="float" office:value="3.93883333333333">
            <text:p>3.938833333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04-05</text:p>
          </table:table-cell>
          <table:table-cell office:value-type="float" office:value="4.1848">
            <text:p>4.1848</text:p>
          </table:table-cell>
          <table:table-cell office:value-type="float" office:value="4.1515">
            <text:p>4.1515</text:p>
          </table:table-cell>
          <table:table-cell office:value-type="float" office:value="4.2087">
            <text:p>4.2087</text:p>
          </table:table-cell>
          <table:table-cell office:value-type="float" office:value="4.048">
            <text:p>4.048</text:p>
          </table:table-cell>
          <table:table-cell office:value-type="float" office:value="4.3936">
            <text:p>4.3936</text:p>
          </table:table-cell>
          <table:table-cell office:value-type="float" office:value="4.2107">
            <text:p>4.2107</text:p>
          </table:table-cell>
          <table:table-cell office:value-type="float" office:value="4.2543">
            <text:p>4.2543</text:p>
          </table:table-cell>
          <table:table-cell office:value-type="float" office:value="4.2832">
            <text:p>4.2832</text:p>
          </table:table-cell>
          <table:table-cell office:value-type="float" office:value="4.5668">
            <text:p>4.5668</text:p>
          </table:table-cell>
          <table:table-cell office:value-type="float" office:value="4.5584">
            <text:p>4.5584</text:p>
          </table:table-cell>
          <table:table-cell office:value-type="float" office:value="4.6875">
            <text:p>4.6875</text:p>
          </table:table-cell>
          <table:table-cell table:formula="of:=AVERAGE([.H128:.M128])" office:value-type="float" office:value="4.42681666666667">
            <text:p>4.4268166667</text:p>
          </table:table-cell>
          <table:table-cell office:value-type="float" office:value="3.1867">
            <text:p>3.1867</text:p>
          </table:table-cell>
          <table:table-cell office:value-type="float" office:value="3.1674">
            <text:p>3.1674</text:p>
          </table:table-cell>
          <table:table-cell office:value-type="float" office:value="3.0335">
            <text:p>3.0335</text:p>
          </table:table-cell>
          <table:table-cell office:value-type="float" office:value="3.6298">
            <text:p>3.6298</text:p>
          </table:table-cell>
          <table:table-cell office:value-type="float" office:value="3.8189">
            <text:p>3.8189</text:p>
          </table:table-cell>
          <table:table-cell office:value-type="float" office:value="3.8535">
            <text:p>3.8535</text:p>
          </table:table-cell>
          <table:table-cell office:value-type="float" office:value="3.5544">
            <text:p>3.5544</text:p>
          </table:table-cell>
          <table:table-cell office:value-type="float" office:value="3.8246">
            <text:p>3.8246</text:p>
          </table:table-cell>
          <table:table-cell office:value-type="float" office:value="4.1736">
            <text:p>4.1736</text:p>
          </table:table-cell>
          <table:table-cell office:value-type="float" office:value="3.792">
            <text:p>3.792</text:p>
          </table:table-cell>
          <table:table-cell office:value-type="float" office:value="4.4511">
            <text:p>4.4511</text:p>
          </table:table-cell>
          <table:table-cell table:formula="of:=AVERAGE([.T128:.Y128])" office:value-type="float" office:value="3.94153333333333">
            <text:p>3.941533333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05-05</text:p>
          </table:table-cell>
          <table:table-cell office:value-type="float" office:value="4.1958">
            <text:p>4.1958</text:p>
          </table:table-cell>
          <table:table-cell office:value-type="float" office:value="4.1515">
            <text:p>4.1515</text:p>
          </table:table-cell>
          <table:table-cell office:value-type="float" office:value="4.2087">
            <text:p>4.2087</text:p>
          </table:table-cell>
          <table:table-cell office:value-type="float" office:value="4.0182">
            <text:p>4.0182</text:p>
          </table:table-cell>
          <table:table-cell office:value-type="float" office:value="4.4234">
            <text:p>4.4234</text:p>
          </table:table-cell>
          <table:table-cell office:value-type="float" office:value="4.2173">
            <text:p>4.2173</text:p>
          </table:table-cell>
          <table:table-cell office:value-type="float" office:value="4.2537">
            <text:p>4.2537</text:p>
          </table:table-cell>
          <table:table-cell office:value-type="float" office:value="4.2832">
            <text:p>4.2832</text:p>
          </table:table-cell>
          <table:table-cell office:value-type="float" office:value="4.5316">
            <text:p>4.5316</text:p>
          </table:table-cell>
          <table:table-cell office:value-type="float" office:value="4.5778">
            <text:p>4.5778</text:p>
          </table:table-cell>
          <table:table-cell office:value-type="float" office:value="4.6673">
            <text:p>4.6673</text:p>
          </table:table-cell>
          <table:table-cell table:formula="of:=AVERAGE([.H129:.M129])" office:value-type="float" office:value="4.42181666666667">
            <text:p>4.4218166667</text:p>
          </table:table-cell>
          <table:table-cell office:value-type="float" office:value="3.2194">
            <text:p>3.2194</text:p>
          </table:table-cell>
          <table:table-cell office:value-type="float" office:value="3.1674">
            <text:p>3.1674</text:p>
          </table:table-cell>
          <table:table-cell office:value-type="float" office:value="3.0335">
            <text:p>3.0335</text:p>
          </table:table-cell>
          <table:table-cell office:value-type="float" office:value="3.6145">
            <text:p>3.6145</text:p>
          </table:table-cell>
          <table:table-cell office:value-type="float" office:value="3.8669">
            <text:p>3.8669</text:p>
          </table:table-cell>
          <table:table-cell office:value-type="float" office:value="3.8476">
            <text:p>3.8476</text:p>
          </table:table-cell>
          <table:table-cell office:value-type="float" office:value="3.5739">
            <text:p>3.5739</text:p>
          </table:table-cell>
          <table:table-cell office:value-type="float" office:value="3.8246">
            <text:p>3.8246</text:p>
          </table:table-cell>
          <table:table-cell office:value-type="float" office:value="4.1793">
            <text:p>4.1793</text:p>
          </table:table-cell>
          <table:table-cell office:value-type="float" office:value="3.8132">
            <text:p>3.8132</text:p>
          </table:table-cell>
          <table:table-cell office:value-type="float" office:value="4.4164">
            <text:p>4.4164</text:p>
          </table:table-cell>
          <table:table-cell table:formula="of:=AVERAGE([.T129:.Y129])" office:value-type="float" office:value="3.9425">
            <text:p>3.94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06-05</text:p>
          </table:table-cell>
          <table:table-cell office:value-type="float" office:value="4.1958">
            <text:p>4.1958</text:p>
          </table:table-cell>
          <table:table-cell office:value-type="float" office:value="4.1515">
            <text:p>4.1515</text:p>
          </table:table-cell>
          <table:table-cell office:value-type="float" office:value="4.2019">
            <text:p>4.2019</text:p>
          </table:table-cell>
          <table:table-cell office:value-type="float" office:value="4.0483">
            <text:p>4.0483</text:p>
          </table:table-cell>
          <table:table-cell office:value-type="float" office:value="4.4198">
            <text:p>4.4198</text:p>
          </table:table-cell>
          <table:table-cell office:value-type="float" office:value="4.2011">
            <text:p>4.2011</text:p>
          </table:table-cell>
          <table:table-cell office:value-type="float" office:value="4.2537">
            <text:p>4.2537</text:p>
          </table:table-cell>
          <table:table-cell office:value-type="float" office:value="4.2832">
            <text:p>4.2832</text:p>
          </table:table-cell>
          <table:table-cell office:value-type="float" office:value="4.5394">
            <text:p>4.5394</text:p>
          </table:table-cell>
          <table:table-cell office:value-type="float" office:value="4.5868">
            <text:p>4.5868</text:p>
          </table:table-cell>
          <table:table-cell office:value-type="float" office:value="4.7028">
            <text:p>4.7028</text:p>
          </table:table-cell>
          <table:table-cell table:formula="of:=AVERAGE([.H130:.M130])" office:value-type="float" office:value="4.42783333333333">
            <text:p>4.4278333333</text:p>
          </table:table-cell>
          <table:table-cell office:value-type="float" office:value="3.2194">
            <text:p>3.2194</text:p>
          </table:table-cell>
          <table:table-cell office:value-type="float" office:value="3.1674">
            <text:p>3.1674</text:p>
          </table:table-cell>
          <table:table-cell office:value-type="float" office:value="3.0132">
            <text:p>3.0132</text:p>
          </table:table-cell>
          <table:table-cell office:value-type="float" office:value="3.6049">
            <text:p>3.6049</text:p>
          </table:table-cell>
          <table:table-cell office:value-type="float" office:value="3.8679">
            <text:p>3.8679</text:p>
          </table:table-cell>
          <table:table-cell office:value-type="float" office:value="3.8408">
            <text:p>3.8408</text:p>
          </table:table-cell>
          <table:table-cell office:value-type="float" office:value="3.5739">
            <text:p>3.5739</text:p>
          </table:table-cell>
          <table:table-cell office:value-type="float" office:value="3.8246">
            <text:p>3.8246</text:p>
          </table:table-cell>
          <table:table-cell office:value-type="float" office:value="4.2004">
            <text:p>4.2004</text:p>
          </table:table-cell>
          <table:table-cell office:value-type="float" office:value="3.8033">
            <text:p>3.8033</text:p>
          </table:table-cell>
          <table:table-cell office:value-type="float" office:value="4.4492">
            <text:p>4.4492</text:p>
          </table:table-cell>
          <table:table-cell table:formula="of:=AVERAGE([.T130:.Y130])" office:value-type="float" office:value="3.9487">
            <text:p>3.948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07-05</text:p>
          </table:table-cell>
          <table:table-cell office:value-type="float" office:value="4.1958">
            <text:p>4.1958</text:p>
          </table:table-cell>
          <table:table-cell office:value-type="float" office:value="4.152">
            <text:p>4.152</text:p>
          </table:table-cell>
          <table:table-cell office:value-type="float" office:value="4.1998">
            <text:p>4.1998</text:p>
          </table:table-cell>
          <table:table-cell office:value-type="float" office:value="4.0461">
            <text:p>4.0461</text:p>
          </table:table-cell>
          <table:table-cell office:value-type="float" office:value="4.4142">
            <text:p>4.4142</text:p>
          </table:table-cell>
          <table:table-cell office:value-type="float" office:value="4.2011">
            <text:p>4.2011</text:p>
          </table:table-cell>
          <table:table-cell office:value-type="float" office:value="4.2537">
            <text:p>4.2537</text:p>
          </table:table-cell>
          <table:table-cell office:value-type="float" office:value="4.2862">
            <text:p>4.2862</text:p>
          </table:table-cell>
          <table:table-cell office:value-type="float" office:value="4.5467">
            <text:p>4.5467</text:p>
          </table:table-cell>
          <table:table-cell office:value-type="float" office:value="4.5754">
            <text:p>4.5754</text:p>
          </table:table-cell>
          <table:table-cell office:value-type="float" office:value="4.6985">
            <text:p>4.6985</text:p>
          </table:table-cell>
          <table:table-cell table:formula="of:=AVERAGE([.H131:.M131])" office:value-type="float" office:value="4.42693333333333">
            <text:p>4.4269333333</text:p>
          </table:table-cell>
          <table:table-cell office:value-type="float" office:value="3.2194">
            <text:p>3.2194</text:p>
          </table:table-cell>
          <table:table-cell office:value-type="float" office:value="3.1678">
            <text:p>3.1678</text:p>
          </table:table-cell>
          <table:table-cell office:value-type="float" office:value="3.0156">
            <text:p>3.0156</text:p>
          </table:table-cell>
          <table:table-cell office:value-type="float" office:value="3.579">
            <text:p>3.579</text:p>
          </table:table-cell>
          <table:table-cell office:value-type="float" office:value="3.8738">
            <text:p>3.8738</text:p>
          </table:table-cell>
          <table:table-cell office:value-type="float" office:value="3.8408">
            <text:p>3.8408</text:p>
          </table:table-cell>
          <table:table-cell office:value-type="float" office:value="3.5739">
            <text:p>3.5739</text:p>
          </table:table-cell>
          <table:table-cell office:value-type="float" office:value="3.8321">
            <text:p>3.8321</text:p>
          </table:table-cell>
          <table:table-cell office:value-type="float" office:value="4.2165">
            <text:p>4.2165</text:p>
          </table:table-cell>
          <table:table-cell office:value-type="float" office:value="3.7942">
            <text:p>3.7942</text:p>
          </table:table-cell>
          <table:table-cell office:value-type="float" office:value="4.4498">
            <text:p>4.4498</text:p>
          </table:table-cell>
          <table:table-cell table:formula="of:=AVERAGE([.T131:.Y131])" office:value-type="float" office:value="3.95121666666667">
            <text:p>3.951216666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08-05</text:p>
          </table:table-cell>
          <table:table-cell office:value-type="float" office:value="4.1905">
            <text:p>4.1905</text:p>
          </table:table-cell>
          <table:table-cell office:value-type="float" office:value="4.1361">
            <text:p>4.1361</text:p>
          </table:table-cell>
          <table:table-cell office:value-type="float" office:value="4.1932">
            <text:p>4.1932</text:p>
          </table:table-cell>
          <table:table-cell office:value-type="float" office:value="4.0679">
            <text:p>4.0679</text:p>
          </table:table-cell>
          <table:table-cell office:value-type="float" office:value="4.4142">
            <text:p>4.4142</text:p>
          </table:table-cell>
          <table:table-cell office:value-type="float" office:value="4.2011">
            <text:p>4.2011</text:p>
          </table:table-cell>
          <table:table-cell office:value-type="float" office:value="4.2792">
            <text:p>4.2792</text:p>
          </table:table-cell>
          <table:table-cell office:value-type="float" office:value="4.2912">
            <text:p>4.2912</text:p>
          </table:table-cell>
          <table:table-cell office:value-type="float" office:value="4.5482">
            <text:p>4.5482</text:p>
          </table:table-cell>
          <table:table-cell office:value-type="float" office:value="4.5631">
            <text:p>4.5631</text:p>
          </table:table-cell>
          <table:table-cell office:value-type="float" office:value="4.6985">
            <text:p>4.6985</text:p>
          </table:table-cell>
          <table:table-cell table:formula="of:=AVERAGE([.H132:.M132])" office:value-type="float" office:value="4.43021666666667">
            <text:p>4.4302166667</text:p>
          </table:table-cell>
          <table:table-cell office:value-type="float" office:value="3.2173">
            <text:p>3.2173</text:p>
          </table:table-cell>
          <table:table-cell office:value-type="float" office:value="3.1489">
            <text:p>3.1489</text:p>
          </table:table-cell>
          <table:table-cell office:value-type="float" office:value="3.0052">
            <text:p>3.0052</text:p>
          </table:table-cell>
          <table:table-cell office:value-type="float" office:value="3.6253">
            <text:p>3.6253</text:p>
          </table:table-cell>
          <table:table-cell office:value-type="float" office:value="3.8738">
            <text:p>3.8738</text:p>
          </table:table-cell>
          <table:table-cell office:value-type="float" office:value="3.8408">
            <text:p>3.8408</text:p>
          </table:table-cell>
          <table:table-cell office:value-type="float" office:value="3.6051">
            <text:p>3.6051</text:p>
          </table:table-cell>
          <table:table-cell office:value-type="float" office:value="3.8307">
            <text:p>3.8307</text:p>
          </table:table-cell>
          <table:table-cell office:value-type="float" office:value="4.1946">
            <text:p>4.1946</text:p>
          </table:table-cell>
          <table:table-cell office:value-type="float" office:value="3.7498">
            <text:p>3.7498</text:p>
          </table:table-cell>
          <table:table-cell office:value-type="float" office:value="4.4498">
            <text:p>4.4498</text:p>
          </table:table-cell>
          <table:table-cell table:formula="of:=AVERAGE([.T132:.Y132])" office:value-type="float" office:value="3.94513333333333">
            <text:p>3.945133333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09-05</text:p>
          </table:table-cell>
          <table:table-cell office:value-type="float" office:value="4.2154">
            <text:p>4.2154</text:p>
          </table:table-cell>
          <table:table-cell office:value-type="float" office:value="4.1262">
            <text:p>4.1262</text:p>
          </table:table-cell>
          <table:table-cell office:value-type="float" office:value="4.1823">
            <text:p>4.1823</text:p>
          </table:table-cell>
          <table:table-cell office:value-type="float" office:value="4.0668">
            <text:p>4.0668</text:p>
          </table:table-cell>
          <table:table-cell office:value-type="float" office:value="4.4142">
            <text:p>4.4142</text:p>
          </table:table-cell>
          <table:table-cell office:value-type="float" office:value="4.2223">
            <text:p>4.2223</text:p>
          </table:table-cell>
          <table:table-cell office:value-type="float" office:value="4.2656">
            <text:p>4.2656</text:p>
          </table:table-cell>
          <table:table-cell office:value-type="float" office:value="4.2934">
            <text:p>4.2934</text:p>
          </table:table-cell>
          <table:table-cell office:value-type="float" office:value="4.5591">
            <text:p>4.5591</text:p>
          </table:table-cell>
          <table:table-cell office:value-type="float" office:value="4.5631">
            <text:p>4.5631</text:p>
          </table:table-cell>
          <table:table-cell office:value-type="float" office:value="4.6985">
            <text:p>4.6985</text:p>
          </table:table-cell>
          <table:table-cell table:formula="of:=AVERAGE([.H133:.M133])" office:value-type="float" office:value="4.43366666666667">
            <text:p>4.4336666667</text:p>
          </table:table-cell>
          <table:table-cell office:value-type="float" office:value="3.2551">
            <text:p>3.2551</text:p>
          </table:table-cell>
          <table:table-cell office:value-type="float" office:value="3.1397">
            <text:p>3.1397</text:p>
          </table:table-cell>
          <table:table-cell office:value-type="float" office:value="3.0348">
            <text:p>3.0348</text:p>
          </table:table-cell>
          <table:table-cell office:value-type="float" office:value="3.65">
            <text:p>3.65</text:p>
          </table:table-cell>
          <table:table-cell office:value-type="float" office:value="3.8738">
            <text:p>3.8738</text:p>
          </table:table-cell>
          <table:table-cell office:value-type="float" office:value="3.8779">
            <text:p>3.8779</text:p>
          </table:table-cell>
          <table:table-cell office:value-type="float" office:value="3.5909">
            <text:p>3.5909</text:p>
          </table:table-cell>
          <table:table-cell office:value-type="float" office:value="3.8358">
            <text:p>3.8358</text:p>
          </table:table-cell>
          <table:table-cell office:value-type="float" office:value="4.212">
            <text:p>4.212</text:p>
          </table:table-cell>
          <table:table-cell office:value-type="float" office:value="3.7498">
            <text:p>3.7498</text:p>
          </table:table-cell>
          <table:table-cell office:value-type="float" office:value="4.4498">
            <text:p>4.4498</text:p>
          </table:table-cell>
          <table:table-cell table:formula="of:=AVERAGE([.T133:.Y133])" office:value-type="float" office:value="3.9527">
            <text:p>3.952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10-05</text:p>
          </table:table-cell>
          <table:table-cell office:value-type="float" office:value="4.2292">
            <text:p>4.2292</text:p>
          </table:table-cell>
          <table:table-cell office:value-type="float" office:value="4.1435">
            <text:p>4.1435</text:p>
          </table:table-cell>
          <table:table-cell office:value-type="float" office:value="4.1818">
            <text:p>4.1818</text:p>
          </table:table-cell>
          <table:table-cell office:value-type="float" office:value="4.0668">
            <text:p>4.0668</text:p>
          </table:table-cell>
          <table:table-cell office:value-type="float" office:value="4.4201">
            <text:p>4.4201</text:p>
          </table:table-cell>
          <table:table-cell office:value-type="float" office:value="4.218">
            <text:p>4.218</text:p>
          </table:table-cell>
          <table:table-cell office:value-type="float" office:value="4.2443">
            <text:p>4.2443</text:p>
          </table:table-cell>
          <table:table-cell office:value-type="float" office:value="4.296">
            <text:p>4.296</text:p>
          </table:table-cell>
          <table:table-cell office:value-type="float" office:value="4.5591">
            <text:p>4.5591</text:p>
          </table:table-cell>
          <table:table-cell office:value-type="float" office:value="4.5631">
            <text:p>4.5631</text:p>
          </table:table-cell>
          <table:table-cell office:value-type="float" office:value="4.6763">
            <text:p>4.6763</text:p>
          </table:table-cell>
          <table:table-cell table:formula="of:=AVERAGE([.H134:.M134])" office:value-type="float" office:value="4.42613333333333">
            <text:p>4.4261333333</text:p>
          </table:table-cell>
          <table:table-cell office:value-type="float" office:value="3.263">
            <text:p>3.263</text:p>
          </table:table-cell>
          <table:table-cell office:value-type="float" office:value="3.1903">
            <text:p>3.1903</text:p>
          </table:table-cell>
          <table:table-cell office:value-type="float" office:value="3.038">
            <text:p>3.038</text:p>
          </table:table-cell>
          <table:table-cell office:value-type="float" office:value="3.65">
            <text:p>3.65</text:p>
          </table:table-cell>
          <table:table-cell office:value-type="float" office:value="3.8858">
            <text:p>3.8858</text:p>
          </table:table-cell>
          <table:table-cell office:value-type="float" office:value="3.8761">
            <text:p>3.8761</text:p>
          </table:table-cell>
          <table:table-cell office:value-type="float" office:value="3.5732">
            <text:p>3.5732</text:p>
          </table:table-cell>
          <table:table-cell office:value-type="float" office:value="3.8255">
            <text:p>3.8255</text:p>
          </table:table-cell>
          <table:table-cell office:value-type="float" office:value="4.212">
            <text:p>4.212</text:p>
          </table:table-cell>
          <table:table-cell office:value-type="float" office:value="3.7498">
            <text:p>3.7498</text:p>
          </table:table-cell>
          <table:table-cell office:value-type="float" office:value="4.4308">
            <text:p>4.4308</text:p>
          </table:table-cell>
          <table:table-cell table:formula="of:=AVERAGE([.T134:.Y134])" office:value-type="float" office:value="3.94456666666667">
            <text:p>3.944566666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11-05</text:p>
          </table:table-cell>
          <table:table-cell office:value-type="float" office:value="4.2434">
            <text:p>4.2434</text:p>
          </table:table-cell>
          <table:table-cell office:value-type="float" office:value="4.1555">
            <text:p>4.1555</text:p>
          </table:table-cell>
          <table:table-cell office:value-type="float" office:value="4.1818">
            <text:p>4.1818</text:p>
          </table:table-cell>
          <table:table-cell office:value-type="float" office:value="4.0668">
            <text:p>4.0668</text:p>
          </table:table-cell>
          <table:table-cell office:value-type="float" office:value="4.4244">
            <text:p>4.4244</text:p>
          </table:table-cell>
          <table:table-cell office:value-type="float" office:value="4.2242">
            <text:p>4.2242</text:p>
          </table:table-cell>
          <table:table-cell office:value-type="float" office:value="4.2584">
            <text:p>4.2584</text:p>
          </table:table-cell>
          <table:table-cell office:value-type="float" office:value="4.3048">
            <text:p>4.3048</text:p>
          </table:table-cell>
          <table:table-cell office:value-type="float" office:value="4.5591">
            <text:p>4.5591</text:p>
          </table:table-cell>
          <table:table-cell office:value-type="float" office:value="4.5522">
            <text:p>4.5522</text:p>
          </table:table-cell>
          <table:table-cell office:value-type="float" office:value="4.6575">
            <text:p>4.6575</text:p>
          </table:table-cell>
          <table:table-cell table:formula="of:=AVERAGE([.H135:.M135])" office:value-type="float" office:value="4.42603333333333">
            <text:p>4.4260333333</text:p>
          </table:table-cell>
          <table:table-cell office:value-type="float" office:value="3.2783">
            <text:p>3.2783</text:p>
          </table:table-cell>
          <table:table-cell office:value-type="float" office:value="3.2032">
            <text:p>3.2032</text:p>
          </table:table-cell>
          <table:table-cell office:value-type="float" office:value="3.038">
            <text:p>3.038</text:p>
          </table:table-cell>
          <table:table-cell office:value-type="float" office:value="3.65">
            <text:p>3.65</text:p>
          </table:table-cell>
          <table:table-cell office:value-type="float" office:value="3.878">
            <text:p>3.878</text:p>
          </table:table-cell>
          <table:table-cell office:value-type="float" office:value="3.8897">
            <text:p>3.8897</text:p>
          </table:table-cell>
          <table:table-cell office:value-type="float" office:value="3.5683">
            <text:p>3.5683</text:p>
          </table:table-cell>
          <table:table-cell office:value-type="float" office:value="3.8282">
            <text:p>3.8282</text:p>
          </table:table-cell>
          <table:table-cell office:value-type="float" office:value="4.212">
            <text:p>4.212</text:p>
          </table:table-cell>
          <table:table-cell office:value-type="float" office:value="3.7405">
            <text:p>3.7405</text:p>
          </table:table-cell>
          <table:table-cell office:value-type="float" office:value="4.4134">
            <text:p>4.4134</text:p>
          </table:table-cell>
          <table:table-cell table:formula="of:=AVERAGE([.T135:.Y135])" office:value-type="float" office:value="3.94201666666667">
            <text:p>3.942016666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12-05</text:p>
          </table:table-cell>
          <table:table-cell office:value-type="float" office:value="4.302">
            <text:p>4.302</text:p>
          </table:table-cell>
          <table:table-cell office:value-type="float" office:value="4.1555">
            <text:p>4.1555</text:p>
          </table:table-cell>
          <table:table-cell office:value-type="float" office:value="4.1818">
            <text:p>4.1818</text:p>
          </table:table-cell>
          <table:table-cell office:value-type="float" office:value="4.1028">
            <text:p>4.1028</text:p>
          </table:table-cell>
          <table:table-cell office:value-type="float" office:value="4.4193">
            <text:p>4.4193</text:p>
          </table:table-cell>
          <table:table-cell office:value-type="float" office:value="4.217">
            <text:p>4.217</text:p>
          </table:table-cell>
          <table:table-cell office:value-type="float" office:value="4.2629">
            <text:p>4.2629</text:p>
          </table:table-cell>
          <table:table-cell office:value-type="float" office:value="4.3048">
            <text:p>4.3048</text:p>
          </table:table-cell>
          <table:table-cell office:value-type="float" office:value="4.5449">
            <text:p>4.5449</text:p>
          </table:table-cell>
          <table:table-cell office:value-type="float" office:value="4.5438">
            <text:p>4.5438</text:p>
          </table:table-cell>
          <table:table-cell office:value-type="float" office:value="4.668">
            <text:p>4.668</text:p>
          </table:table-cell>
          <table:table-cell table:formula="of:=AVERAGE([.H136:.M136])" office:value-type="float" office:value="4.42356666666667">
            <text:p>4.4235666667</text:p>
          </table:table-cell>
          <table:table-cell office:value-type="float" office:value="3.3445">
            <text:p>3.3445</text:p>
          </table:table-cell>
          <table:table-cell office:value-type="float" office:value="3.2032">
            <text:p>3.2032</text:p>
          </table:table-cell>
          <table:table-cell office:value-type="float" office:value="3.038">
            <text:p>3.038</text:p>
          </table:table-cell>
          <table:table-cell office:value-type="float" office:value="3.6505">
            <text:p>3.6505</text:p>
          </table:table-cell>
          <table:table-cell office:value-type="float" office:value="3.8803">
            <text:p>3.8803</text:p>
          </table:table-cell>
          <table:table-cell office:value-type="float" office:value="3.8773">
            <text:p>3.8773</text:p>
          </table:table-cell>
          <table:table-cell office:value-type="float" office:value="3.556">
            <text:p>3.556</text:p>
          </table:table-cell>
          <table:table-cell office:value-type="float" office:value="3.8282">
            <text:p>3.8282</text:p>
          </table:table-cell>
          <table:table-cell office:value-type="float" office:value="4.1858">
            <text:p>4.1858</text:p>
          </table:table-cell>
          <table:table-cell office:value-type="float" office:value="3.7496">
            <text:p>3.7496</text:p>
          </table:table-cell>
          <table:table-cell office:value-type="float" office:value="4.485">
            <text:p>4.485</text:p>
          </table:table-cell>
          <table:table-cell table:formula="of:=AVERAGE([.T136:.Y136])" office:value-type="float" office:value="3.94698333333333">
            <text:p>3.94698333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13-05</text:p>
          </table:table-cell>
          <table:table-cell office:value-type="float" office:value="4.302">
            <text:p>4.302</text:p>
          </table:table-cell>
          <table:table-cell office:value-type="float" office:value="4.1555">
            <text:p>4.1555</text:p>
          </table:table-cell>
          <table:table-cell office:value-type="float" office:value="4.1854">
            <text:p>4.1854</text:p>
          </table:table-cell>
          <table:table-cell office:value-type="float" office:value="4.0872">
            <text:p>4.0872</text:p>
          </table:table-cell>
          <table:table-cell office:value-type="float" office:value="4.3929">
            <text:p>4.3929</text:p>
          </table:table-cell>
          <table:table-cell office:value-type="float" office:value="4.2089">
            <text:p>4.2089</text:p>
          </table:table-cell>
          <table:table-cell office:value-type="float" office:value="4.2629">
            <text:p>4.2629</text:p>
          </table:table-cell>
          <table:table-cell office:value-type="float" office:value="4.3048">
            <text:p>4.3048</text:p>
          </table:table-cell>
          <table:table-cell office:value-type="float" office:value="4.5636">
            <text:p>4.5636</text:p>
          </table:table-cell>
          <table:table-cell office:value-type="float" office:value="4.5467">
            <text:p>4.5467</text:p>
          </table:table-cell>
          <table:table-cell office:value-type="float" office:value="4.6883">
            <text:p>4.6883</text:p>
          </table:table-cell>
          <table:table-cell table:formula="of:=AVERAGE([.H137:.M137])" office:value-type="float" office:value="4.4292">
            <text:p>4.4292</text:p>
          </table:table-cell>
          <table:table-cell office:value-type="float" office:value="3.3445">
            <text:p>3.3445</text:p>
          </table:table-cell>
          <table:table-cell office:value-type="float" office:value="3.2032">
            <text:p>3.2032</text:p>
          </table:table-cell>
          <table:table-cell office:value-type="float" office:value="3.0544">
            <text:p>3.0544</text:p>
          </table:table-cell>
          <table:table-cell office:value-type="float" office:value="3.6425">
            <text:p>3.6425</text:p>
          </table:table-cell>
          <table:table-cell office:value-type="float" office:value="3.8711">
            <text:p>3.8711</text:p>
          </table:table-cell>
          <table:table-cell office:value-type="float" office:value="3.836">
            <text:p>3.836</text:p>
          </table:table-cell>
          <table:table-cell office:value-type="float" office:value="3.556">
            <text:p>3.556</text:p>
          </table:table-cell>
          <table:table-cell office:value-type="float" office:value="3.8282">
            <text:p>3.8282</text:p>
          </table:table-cell>
          <table:table-cell office:value-type="float" office:value="4.1964">
            <text:p>4.1964</text:p>
          </table:table-cell>
          <table:table-cell office:value-type="float" office:value="3.7635">
            <text:p>3.7635</text:p>
          </table:table-cell>
          <table:table-cell office:value-type="float" office:value="4.5145">
            <text:p>4.5145</text:p>
          </table:table-cell>
          <table:table-cell table:formula="of:=AVERAGE([.T137:.Y137])" office:value-type="float" office:value="3.9491">
            <text:p>3.949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14-05</text:p>
          </table:table-cell>
          <table:table-cell office:value-type="float" office:value="4.302">
            <text:p>4.302</text:p>
          </table:table-cell>
          <table:table-cell office:value-type="float" office:value="4.1665">
            <text:p>4.1665</text:p>
          </table:table-cell>
          <table:table-cell office:value-type="float" office:value="4.1884">
            <text:p>4.1884</text:p>
          </table:table-cell>
          <table:table-cell office:value-type="float" office:value="4.0827">
            <text:p>4.0827</text:p>
          </table:table-cell>
          <table:table-cell office:value-type="float" office:value="4.3718">
            <text:p>4.3718</text:p>
          </table:table-cell>
          <table:table-cell office:value-type="float" office:value="4.2089">
            <text:p>4.2089</text:p>
          </table:table-cell>
          <table:table-cell office:value-type="float" office:value="4.2629">
            <text:p>4.2629</text:p>
          </table:table-cell>
          <table:table-cell office:value-type="float" office:value="4.3061">
            <text:p>4.3061</text:p>
          </table:table-cell>
          <table:table-cell office:value-type="float" office:value="4.5666">
            <text:p>4.5666</text:p>
          </table:table-cell>
          <table:table-cell office:value-type="float" office:value="4.5218">
            <text:p>4.5218</text:p>
          </table:table-cell>
          <table:table-cell office:value-type="float" office:value="4.6675">
            <text:p>4.6675</text:p>
          </table:table-cell>
          <table:table-cell table:formula="of:=AVERAGE([.H138:.M138])" office:value-type="float" office:value="4.4223">
            <text:p>4.4223</text:p>
          </table:table-cell>
          <table:table-cell office:value-type="float" office:value="3.3445">
            <text:p>3.3445</text:p>
          </table:table-cell>
          <table:table-cell office:value-type="float" office:value="3.2107">
            <text:p>3.2107</text:p>
          </table:table-cell>
          <table:table-cell office:value-type="float" office:value="3.053">
            <text:p>3.053</text:p>
          </table:table-cell>
          <table:table-cell office:value-type="float" office:value="3.5754">
            <text:p>3.5754</text:p>
          </table:table-cell>
          <table:table-cell office:value-type="float" office:value="3.8606">
            <text:p>3.8606</text:p>
          </table:table-cell>
          <table:table-cell office:value-type="float" office:value="3.836">
            <text:p>3.836</text:p>
          </table:table-cell>
          <table:table-cell office:value-type="float" office:value="3.556">
            <text:p>3.556</text:p>
          </table:table-cell>
          <table:table-cell office:value-type="float" office:value="3.8358">
            <text:p>3.8358</text:p>
          </table:table-cell>
          <table:table-cell office:value-type="float" office:value="4.2315">
            <text:p>4.2315</text:p>
          </table:table-cell>
          <table:table-cell office:value-type="float" office:value="3.7299">
            <text:p>3.7299</text:p>
          </table:table-cell>
          <table:table-cell office:value-type="float" office:value="4.4785">
            <text:p>4.4785</text:p>
          </table:table-cell>
          <table:table-cell table:formula="of:=AVERAGE([.T138:.Y138])" office:value-type="float" office:value="3.94461666666667">
            <text:p>3.944616666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15-05</text:p>
          </table:table-cell>
          <table:table-cell office:value-type="float" office:value="4.3225">
            <text:p>4.3225</text:p>
          </table:table-cell>
          <table:table-cell office:value-type="float" office:value="4.1827">
            <text:p>4.1827</text:p>
          </table:table-cell>
          <table:table-cell office:value-type="float" office:value="4.1792">
            <text:p>4.1792</text:p>
          </table:table-cell>
          <table:table-cell office:value-type="float" office:value="4.0432">
            <text:p>4.0432</text:p>
          </table:table-cell>
          <table:table-cell office:value-type="float" office:value="4.3718">
            <text:p>4.3718</text:p>
          </table:table-cell>
          <table:table-cell office:value-type="float" office:value="4.2089">
            <text:p>4.2089</text:p>
          </table:table-cell>
          <table:table-cell office:value-type="float" office:value="4.2837">
            <text:p>4.2837</text:p>
          </table:table-cell>
          <table:table-cell office:value-type="float" office:value="4.3094">
            <text:p>4.3094</text:p>
          </table:table-cell>
          <table:table-cell office:value-type="float" office:value="4.565">
            <text:p>4.565</text:p>
          </table:table-cell>
          <table:table-cell office:value-type="float" office:value="4.5428">
            <text:p>4.5428</text:p>
          </table:table-cell>
          <table:table-cell office:value-type="float" office:value="4.6675">
            <text:p>4.6675</text:p>
          </table:table-cell>
          <table:table-cell table:formula="of:=AVERAGE([.H139:.M139])" office:value-type="float" office:value="4.42955">
            <text:p>4.42955</text:p>
          </table:table-cell>
          <table:table-cell office:value-type="float" office:value="3.3656">
            <text:p>3.3656</text:p>
          </table:table-cell>
          <table:table-cell office:value-type="float" office:value="3.2515">
            <text:p>3.2515</text:p>
          </table:table-cell>
          <table:table-cell office:value-type="float" office:value="3.0597">
            <text:p>3.0597</text:p>
          </table:table-cell>
          <table:table-cell office:value-type="float" office:value="3.5692">
            <text:p>3.5692</text:p>
          </table:table-cell>
          <table:table-cell office:value-type="float" office:value="3.8606">
            <text:p>3.8606</text:p>
          </table:table-cell>
          <table:table-cell office:value-type="float" office:value="3.836">
            <text:p>3.836</text:p>
          </table:table-cell>
          <table:table-cell office:value-type="float" office:value="3.6049">
            <text:p>3.6049</text:p>
          </table:table-cell>
          <table:table-cell office:value-type="float" office:value="3.8535">
            <text:p>3.8535</text:p>
          </table:table-cell>
          <table:table-cell office:value-type="float" office:value="4.2276">
            <text:p>4.2276</text:p>
          </table:table-cell>
          <table:table-cell office:value-type="float" office:value="3.7411">
            <text:p>3.7411</text:p>
          </table:table-cell>
          <table:table-cell office:value-type="float" office:value="4.4785">
            <text:p>4.4785</text:p>
          </table:table-cell>
          <table:table-cell table:formula="of:=AVERAGE([.T139:.Y139])" office:value-type="float" office:value="3.95693333333333">
            <text:p>3.956933333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16-05</text:p>
          </table:table-cell>
          <table:table-cell office:value-type="float" office:value="4.35">
            <text:p>4.35</text:p>
          </table:table-cell>
          <table:table-cell office:value-type="float" office:value="4.1827">
            <text:p>4.1827</text:p>
          </table:table-cell>
          <table:table-cell office:value-type="float" office:value="4.1904">
            <text:p>4.1904</text:p>
          </table:table-cell>
          <table:table-cell office:value-type="float" office:value="4.0615">
            <text:p>4.0615</text:p>
          </table:table-cell>
          <table:table-cell office:value-type="float" office:value="4.3718">
            <text:p>4.3718</text:p>
          </table:table-cell>
          <table:table-cell office:value-type="float" office:value="4.1984">
            <text:p>4.1984</text:p>
          </table:table-cell>
          <table:table-cell office:value-type="float" office:value="4.2889">
            <text:p>4.2889</text:p>
          </table:table-cell>
          <table:table-cell office:value-type="float" office:value="4.2962">
            <text:p>4.2962</text:p>
          </table:table-cell>
          <table:table-cell office:value-type="float" office:value="4.5596">
            <text:p>4.5596</text:p>
          </table:table-cell>
          <table:table-cell office:value-type="float" office:value="4.5428">
            <text:p>4.5428</text:p>
          </table:table-cell>
          <table:table-cell office:value-type="float" office:value="4.6675">
            <text:p>4.6675</text:p>
          </table:table-cell>
          <table:table-cell table:formula="of:=AVERAGE([.H140:.M140])" office:value-type="float" office:value="4.42556666666667">
            <text:p>4.4255666667</text:p>
          </table:table-cell>
          <table:table-cell office:value-type="float" office:value="3.415">
            <text:p>3.415</text:p>
          </table:table-cell>
          <table:table-cell office:value-type="float" office:value="3.2449">
            <text:p>3.2449</text:p>
          </table:table-cell>
          <table:table-cell office:value-type="float" office:value="3.0596">
            <text:p>3.0596</text:p>
          </table:table-cell>
          <table:table-cell office:value-type="float" office:value="3.5662">
            <text:p>3.5662</text:p>
          </table:table-cell>
          <table:table-cell office:value-type="float" office:value="3.8606">
            <text:p>3.8606</text:p>
          </table:table-cell>
          <table:table-cell office:value-type="float" office:value="3.7964">
            <text:p>3.7964</text:p>
          </table:table-cell>
          <table:table-cell office:value-type="float" office:value="3.6396">
            <text:p>3.6396</text:p>
          </table:table-cell>
          <table:table-cell office:value-type="float" office:value="3.8349">
            <text:p>3.8349</text:p>
          </table:table-cell>
          <table:table-cell office:value-type="float" office:value="4.2094">
            <text:p>4.2094</text:p>
          </table:table-cell>
          <table:table-cell office:value-type="float" office:value="3.7411">
            <text:p>3.7411</text:p>
          </table:table-cell>
          <table:table-cell office:value-type="float" office:value="4.4785">
            <text:p>4.4785</text:p>
          </table:table-cell>
          <table:table-cell table:formula="of:=AVERAGE([.T140:.Y140])" office:value-type="float" office:value="3.94998333333333">
            <text:p>3.949983333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17-05</text:p>
          </table:table-cell>
          <table:table-cell office:value-type="float" office:value="4.3484">
            <text:p>4.3484</text:p>
          </table:table-cell>
          <table:table-cell office:value-type="float" office:value="4.1704">
            <text:p>4.1704</text:p>
          </table:table-cell>
          <table:table-cell office:value-type="float" office:value="4.1868">
            <text:p>4.1868</text:p>
          </table:table-cell>
          <table:table-cell office:value-type="float" office:value="4.0615">
            <text:p>4.0615</text:p>
          </table:table-cell>
          <table:table-cell office:value-type="float" office:value="4.3621">
            <text:p>4.3621</text:p>
          </table:table-cell>
          <table:table-cell office:value-type="float" office:value="4.1867">
            <text:p>4.1867</text:p>
          </table:table-cell>
          <table:table-cell office:value-type="float" office:value="4.2899">
            <text:p>4.2899</text:p>
          </table:table-cell>
          <table:table-cell office:value-type="float" office:value="4.3031">
            <text:p>4.3031</text:p>
          </table:table-cell>
          <table:table-cell office:value-type="float" office:value="4.5596">
            <text:p>4.5596</text:p>
          </table:table-cell>
          <table:table-cell office:value-type="float" office:value="4.5428">
            <text:p>4.5428</text:p>
          </table:table-cell>
          <table:table-cell office:value-type="float" office:value="4.6488">
            <text:p>4.6488</text:p>
          </table:table-cell>
          <table:table-cell table:formula="of:=AVERAGE([.H141:.M141])" office:value-type="float" office:value="4.42181666666667">
            <text:p>4.4218166667</text:p>
          </table:table-cell>
          <table:table-cell office:value-type="float" office:value="3.4288">
            <text:p>3.4288</text:p>
          </table:table-cell>
          <table:table-cell office:value-type="float" office:value="3.2407">
            <text:p>3.2407</text:p>
          </table:table-cell>
          <table:table-cell office:value-type="float" office:value="3.0527">
            <text:p>3.0527</text:p>
          </table:table-cell>
          <table:table-cell office:value-type="float" office:value="3.5662">
            <text:p>3.5662</text:p>
          </table:table-cell>
          <table:table-cell office:value-type="float" office:value="3.8541">
            <text:p>3.8541</text:p>
          </table:table-cell>
          <table:table-cell office:value-type="float" office:value="3.766">
            <text:p>3.766</text:p>
          </table:table-cell>
          <table:table-cell office:value-type="float" office:value="3.634">
            <text:p>3.634</text:p>
          </table:table-cell>
          <table:table-cell office:value-type="float" office:value="3.8517">
            <text:p>3.8517</text:p>
          </table:table-cell>
          <table:table-cell office:value-type="float" office:value="4.2094">
            <text:p>4.2094</text:p>
          </table:table-cell>
          <table:table-cell office:value-type="float" office:value="3.7411">
            <text:p>3.7411</text:p>
          </table:table-cell>
          <table:table-cell office:value-type="float" office:value="4.4102">
            <text:p>4.4102</text:p>
          </table:table-cell>
          <table:table-cell table:formula="of:=AVERAGE([.T141:.Y141])" office:value-type="float" office:value="3.9354">
            <text:p>3.935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18-05</text:p>
          </table:table-cell>
          <table:table-cell office:value-type="float" office:value="4.336">
            <text:p>4.336</text:p>
          </table:table-cell>
          <table:table-cell office:value-type="float" office:value="4.1821">
            <text:p>4.1821</text:p>
          </table:table-cell>
          <table:table-cell office:value-type="float" office:value="4.1868">
            <text:p>4.1868</text:p>
          </table:table-cell>
          <table:table-cell office:value-type="float" office:value="4.0615">
            <text:p>4.0615</text:p>
          </table:table-cell>
          <table:table-cell office:value-type="float" office:value="4.3885">
            <text:p>4.3885</text:p>
          </table:table-cell>
          <table:table-cell office:value-type="float" office:value="4.2232">
            <text:p>4.2232</text:p>
          </table:table-cell>
          <table:table-cell office:value-type="float" office:value="4.295">
            <text:p>4.295</text:p>
          </table:table-cell>
          <table:table-cell office:value-type="float" office:value="4.2968">
            <text:p>4.2968</text:p>
          </table:table-cell>
          <table:table-cell office:value-type="float" office:value="4.5596">
            <text:p>4.5596</text:p>
          </table:table-cell>
          <table:table-cell office:value-type="float" office:value="4.5243">
            <text:p>4.5243</text:p>
          </table:table-cell>
          <table:table-cell office:value-type="float" office:value="4.6443">
            <text:p>4.6443</text:p>
          </table:table-cell>
          <table:table-cell table:formula="of:=AVERAGE([.H142:.M142])" office:value-type="float" office:value="4.42386666666667">
            <text:p>4.4238666667</text:p>
          </table:table-cell>
          <table:table-cell office:value-type="float" office:value="3.4085">
            <text:p>3.4085</text:p>
          </table:table-cell>
          <table:table-cell office:value-type="float" office:value="3.2538">
            <text:p>3.2538</text:p>
          </table:table-cell>
          <table:table-cell office:value-type="float" office:value="3.0527">
            <text:p>3.0527</text:p>
          </table:table-cell>
          <table:table-cell office:value-type="float" office:value="3.5662">
            <text:p>3.5662</text:p>
          </table:table-cell>
          <table:table-cell office:value-type="float" office:value="3.8909">
            <text:p>3.8909</text:p>
          </table:table-cell>
          <table:table-cell office:value-type="float" office:value="3.7948">
            <text:p>3.7948</text:p>
          </table:table-cell>
          <table:table-cell office:value-type="float" office:value="3.6457">
            <text:p>3.6457</text:p>
          </table:table-cell>
          <table:table-cell office:value-type="float" office:value="3.8478">
            <text:p>3.8478</text:p>
          </table:table-cell>
          <table:table-cell office:value-type="float" office:value="4.2094">
            <text:p>4.2094</text:p>
          </table:table-cell>
          <table:table-cell office:value-type="float" office:value="3.7018">
            <text:p>3.7018</text:p>
          </table:table-cell>
          <table:table-cell office:value-type="float" office:value="4.4135">
            <text:p>4.4135</text:p>
          </table:table-cell>
          <table:table-cell table:formula="of:=AVERAGE([.T142:.Y142])" office:value-type="float" office:value="3.9355">
            <text:p>3.935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19-05</text:p>
          </table:table-cell>
          <table:table-cell office:value-type="float" office:value="4.333">
            <text:p>4.333</text:p>
          </table:table-cell>
          <table:table-cell office:value-type="float" office:value="4.1821">
            <text:p>4.1821</text:p>
          </table:table-cell>
          <table:table-cell office:value-type="float" office:value="4.1868">
            <text:p>4.1868</text:p>
          </table:table-cell>
          <table:table-cell office:value-type="float" office:value="4.0486">
            <text:p>4.0486</text:p>
          </table:table-cell>
          <table:table-cell office:value-type="float" office:value="4.3928">
            <text:p>4.3928</text:p>
          </table:table-cell>
          <table:table-cell office:value-type="float" office:value="4.2005">
            <text:p>4.2005</text:p>
          </table:table-cell>
          <table:table-cell office:value-type="float" office:value="4.3138">
            <text:p>4.3138</text:p>
          </table:table-cell>
          <table:table-cell office:value-type="float" office:value="4.2968">
            <text:p>4.2968</text:p>
          </table:table-cell>
          <table:table-cell office:value-type="float" office:value="4.551">
            <text:p>4.551</text:p>
          </table:table-cell>
          <table:table-cell office:value-type="float" office:value="4.5188">
            <text:p>4.5188</text:p>
          </table:table-cell>
          <table:table-cell office:value-type="float" office:value="4.6423">
            <text:p>4.6423</text:p>
          </table:table-cell>
          <table:table-cell table:formula="of:=AVERAGE([.H143:.M143])" office:value-type="float" office:value="4.42053333333333">
            <text:p>4.4205333333</text:p>
          </table:table-cell>
          <table:table-cell office:value-type="float" office:value="3.3984">
            <text:p>3.3984</text:p>
          </table:table-cell>
          <table:table-cell office:value-type="float" office:value="3.2538">
            <text:p>3.2538</text:p>
          </table:table-cell>
          <table:table-cell office:value-type="float" office:value="3.0527">
            <text:p>3.0527</text:p>
          </table:table-cell>
          <table:table-cell office:value-type="float" office:value="3.6213">
            <text:p>3.6213</text:p>
          </table:table-cell>
          <table:table-cell office:value-type="float" office:value="3.9232">
            <text:p>3.9232</text:p>
          </table:table-cell>
          <table:table-cell office:value-type="float" office:value="3.7575">
            <text:p>3.7575</text:p>
          </table:table-cell>
          <table:table-cell office:value-type="float" office:value="3.6685">
            <text:p>3.6685</text:p>
          </table:table-cell>
          <table:table-cell office:value-type="float" office:value="3.8478">
            <text:p>3.8478</text:p>
          </table:table-cell>
          <table:table-cell office:value-type="float" office:value="4.1562">
            <text:p>4.1562</text:p>
          </table:table-cell>
          <table:table-cell office:value-type="float" office:value="3.7003">
            <text:p>3.7003</text:p>
          </table:table-cell>
          <table:table-cell office:value-type="float" office:value="4.4107">
            <text:p>4.4107</text:p>
          </table:table-cell>
          <table:table-cell table:formula="of:=AVERAGE([.T143:.Y143])" office:value-type="float" office:value="3.9235">
            <text:p>3.923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-05</text:p>
          </table:table-cell>
          <table:table-cell office:value-type="float" office:value="4.333">
            <text:p>4.333</text:p>
          </table:table-cell>
          <table:table-cell office:value-type="float" office:value="4.1821">
            <text:p>4.1821</text:p>
          </table:table-cell>
          <table:table-cell office:value-type="float" office:value="4.1893">
            <text:p>4.1893</text:p>
          </table:table-cell>
          <table:table-cell office:value-type="float" office:value="4.0653">
            <text:p>4.0653</text:p>
          </table:table-cell>
          <table:table-cell office:value-type="float" office:value="4.4203">
            <text:p>4.4203</text:p>
          </table:table-cell>
          <table:table-cell office:value-type="float" office:value="4.1927">
            <text:p>4.1927</text:p>
          </table:table-cell>
          <table:table-cell office:value-type="float" office:value="4.3138">
            <text:p>4.3138</text:p>
          </table:table-cell>
          <table:table-cell office:value-type="float" office:value="4.2968">
            <text:p>4.2968</text:p>
          </table:table-cell>
          <table:table-cell office:value-type="float" office:value="4.5441">
            <text:p>4.5441</text:p>
          </table:table-cell>
          <table:table-cell office:value-type="float" office:value="4.5153">
            <text:p>4.5153</text:p>
          </table:table-cell>
          <table:table-cell office:value-type="float" office:value="4.6365">
            <text:p>4.6365</text:p>
          </table:table-cell>
          <table:table-cell table:formula="of:=AVERAGE([.H144:.M144])" office:value-type="float" office:value="4.41653333333333">
            <text:p>4.4165333333</text:p>
          </table:table-cell>
          <table:table-cell office:value-type="float" office:value="3.3984">
            <text:p>3.3984</text:p>
          </table:table-cell>
          <table:table-cell office:value-type="float" office:value="3.2538">
            <text:p>3.2538</text:p>
          </table:table-cell>
          <table:table-cell office:value-type="float" office:value="3.0574">
            <text:p>3.0574</text:p>
          </table:table-cell>
          <table:table-cell office:value-type="float" office:value="3.6565">
            <text:p>3.6565</text:p>
          </table:table-cell>
          <table:table-cell office:value-type="float" office:value="3.94">
            <text:p>3.94</text:p>
          </table:table-cell>
          <table:table-cell office:value-type="float" office:value="3.7292">
            <text:p>3.7292</text:p>
          </table:table-cell>
          <table:table-cell office:value-type="float" office:value="3.6685">
            <text:p>3.6685</text:p>
          </table:table-cell>
          <table:table-cell office:value-type="float" office:value="3.8478">
            <text:p>3.8478</text:p>
          </table:table-cell>
          <table:table-cell office:value-type="float" office:value="4.1468">
            <text:p>4.1468</text:p>
          </table:table-cell>
          <table:table-cell office:value-type="float" office:value="3.7002">
            <text:p>3.7002</text:p>
          </table:table-cell>
          <table:table-cell office:value-type="float" office:value="4.3836">
            <text:p>4.3836</text:p>
          </table:table-cell>
          <table:table-cell table:formula="of:=AVERAGE([.T144:.Y144])" office:value-type="float" office:value="3.91268333333333">
            <text:p>3.912683333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1-05</text:p>
          </table:table-cell>
          <table:table-cell office:value-type="float" office:value="4.333">
            <text:p>4.333</text:p>
          </table:table-cell>
          <table:table-cell office:value-type="float" office:value="4.1898">
            <text:p>4.1898</text:p>
          </table:table-cell>
          <table:table-cell office:value-type="float" office:value="4.1888">
            <text:p>4.1888</text:p>
          </table:table-cell>
          <table:table-cell office:value-type="float" office:value="4.0959">
            <text:p>4.0959</text:p>
          </table:table-cell>
          <table:table-cell office:value-type="float" office:value="4.4367">
            <text:p>4.4367</text:p>
          </table:table-cell>
          <table:table-cell office:value-type="float" office:value="4.1927">
            <text:p>4.1927</text:p>
          </table:table-cell>
          <table:table-cell office:value-type="float" office:value="4.3138">
            <text:p>4.3138</text:p>
          </table:table-cell>
          <table:table-cell office:value-type="float" office:value="4.306">
            <text:p>4.306</text:p>
          </table:table-cell>
          <table:table-cell office:value-type="float" office:value="4.5298">
            <text:p>4.5298</text:p>
          </table:table-cell>
          <table:table-cell office:value-type="float" office:value="4.4892">
            <text:p>4.4892</text:p>
          </table:table-cell>
          <table:table-cell office:value-type="float" office:value="4.621">
            <text:p>4.621</text:p>
          </table:table-cell>
          <table:table-cell table:formula="of:=AVERAGE([.H145:.M145])" office:value-type="float" office:value="4.40875">
            <text:p>4.40875</text:p>
          </table:table-cell>
          <table:table-cell office:value-type="float" office:value="3.3984">
            <text:p>3.3984</text:p>
          </table:table-cell>
          <table:table-cell office:value-type="float" office:value="3.2565">
            <text:p>3.2565</text:p>
          </table:table-cell>
          <table:table-cell office:value-type="float" office:value="3.0629">
            <text:p>3.0629</text:p>
          </table:table-cell>
          <table:table-cell office:value-type="float" office:value="3.6791">
            <text:p>3.6791</text:p>
          </table:table-cell>
          <table:table-cell office:value-type="float" office:value="3.956">
            <text:p>3.956</text:p>
          </table:table-cell>
          <table:table-cell office:value-type="float" office:value="3.7292">
            <text:p>3.7292</text:p>
          </table:table-cell>
          <table:table-cell office:value-type="float" office:value="3.6685">
            <text:p>3.6685</text:p>
          </table:table-cell>
          <table:table-cell office:value-type="float" office:value="3.8581">
            <text:p>3.8581</text:p>
          </table:table-cell>
          <table:table-cell office:value-type="float" office:value="4.118">
            <text:p>4.118</text:p>
          </table:table-cell>
          <table:table-cell office:value-type="float" office:value="3.6833">
            <text:p>3.6833</text:p>
          </table:table-cell>
          <table:table-cell office:value-type="float" office:value="4.3353">
            <text:p>4.3353</text:p>
          </table:table-cell>
          <table:table-cell table:formula="of:=AVERAGE([.T145:.Y145])" office:value-type="float" office:value="3.89873333333333">
            <text:p>3.89873333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22-05</text:p>
          </table:table-cell>
          <table:table-cell office:value-type="float" office:value="4.3296">
            <text:p>4.3296</text:p>
          </table:table-cell>
          <table:table-cell office:value-type="float" office:value="4.1784">
            <text:p>4.1784</text:p>
          </table:table-cell>
          <table:table-cell office:value-type="float" office:value="4.1765">
            <text:p>4.1765</text:p>
          </table:table-cell>
          <table:table-cell office:value-type="float" office:value="4.1003">
            <text:p>4.1003</text:p>
          </table:table-cell>
          <table:table-cell office:value-type="float" office:value="4.4367">
            <text:p>4.4367</text:p>
          </table:table-cell>
          <table:table-cell office:value-type="float" office:value="4.1927">
            <text:p>4.1927</text:p>
          </table:table-cell>
          <table:table-cell office:value-type="float" office:value="4.2862">
            <text:p>4.2862</text:p>
          </table:table-cell>
          <table:table-cell office:value-type="float" office:value="4.3038">
            <text:p>4.3038</text:p>
          </table:table-cell>
          <table:table-cell office:value-type="float" office:value="4.5209">
            <text:p>4.5209</text:p>
          </table:table-cell>
          <table:table-cell office:value-type="float" office:value="4.485">
            <text:p>4.485</text:p>
          </table:table-cell>
          <table:table-cell office:value-type="float" office:value="4.621">
            <text:p>4.621</text:p>
          </table:table-cell>
          <table:table-cell table:formula="of:=AVERAGE([.H146:.M146])" office:value-type="float" office:value="4.4016">
            <text:p>4.4016</text:p>
          </table:table-cell>
          <table:table-cell office:value-type="float" office:value="3.391">
            <text:p>3.391</text:p>
          </table:table-cell>
          <table:table-cell office:value-type="float" office:value="3.2333">
            <text:p>3.2333</text:p>
          </table:table-cell>
          <table:table-cell office:value-type="float" office:value="3.0557">
            <text:p>3.0557</text:p>
          </table:table-cell>
          <table:table-cell office:value-type="float" office:value="3.6728">
            <text:p>3.6728</text:p>
          </table:table-cell>
          <table:table-cell office:value-type="float" office:value="3.956">
            <text:p>3.956</text:p>
          </table:table-cell>
          <table:table-cell office:value-type="float" office:value="3.7292">
            <text:p>3.7292</text:p>
          </table:table-cell>
          <table:table-cell office:value-type="float" office:value="3.6342">
            <text:p>3.6342</text:p>
          </table:table-cell>
          <table:table-cell office:value-type="float" office:value="3.8527">
            <text:p>3.8527</text:p>
          </table:table-cell>
          <table:table-cell office:value-type="float" office:value="4.1461">
            <text:p>4.1461</text:p>
          </table:table-cell>
          <table:table-cell office:value-type="float" office:value="3.6726">
            <text:p>3.6726</text:p>
          </table:table-cell>
          <table:table-cell office:value-type="float" office:value="4.3353">
            <text:p>4.3353</text:p>
          </table:table-cell>
          <table:table-cell table:formula="of:=AVERAGE([.T146:.Y146])" office:value-type="float" office:value="3.89501666666667">
            <text:p>3.895016666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3-05</text:p>
          </table:table-cell>
          <table:table-cell office:value-type="float" office:value="4.367">
            <text:p>4.367</text:p>
          </table:table-cell>
          <table:table-cell office:value-type="float" office:value="4.2092">
            <text:p>4.2092</text:p>
          </table:table-cell>
          <table:table-cell office:value-type="float" office:value="4.1631">
            <text:p>4.1631</text:p>
          </table:table-cell>
          <table:table-cell office:value-type="float" office:value="4.1075">
            <text:p>4.1075</text:p>
          </table:table-cell>
          <table:table-cell office:value-type="float" office:value="4.4367">
            <text:p>4.4367</text:p>
          </table:table-cell>
          <table:table-cell office:value-type="float" office:value="4.198">
            <text:p>4.198</text:p>
          </table:table-cell>
          <table:table-cell office:value-type="float" office:value="4.3088">
            <text:p>4.3088</text:p>
          </table:table-cell>
          <table:table-cell office:value-type="float" office:value="4.3064">
            <text:p>4.3064</text:p>
          </table:table-cell>
          <table:table-cell office:value-type="float" office:value="4.5031">
            <text:p>4.5031</text:p>
          </table:table-cell>
          <table:table-cell office:value-type="float" office:value="4.485">
            <text:p>4.485</text:p>
          </table:table-cell>
          <table:table-cell office:value-type="float" office:value="4.621">
            <text:p>4.621</text:p>
          </table:table-cell>
          <table:table-cell table:formula="of:=AVERAGE([.H147:.M147])" office:value-type="float" office:value="4.40371666666667">
            <text:p>4.4037166667</text:p>
          </table:table-cell>
          <table:table-cell office:value-type="float" office:value="3.4497">
            <text:p>3.4497</text:p>
          </table:table-cell>
          <table:table-cell office:value-type="float" office:value="3.266">
            <text:p>3.266</text:p>
          </table:table-cell>
          <table:table-cell office:value-type="float" office:value="3.0544">
            <text:p>3.0544</text:p>
          </table:table-cell>
          <table:table-cell office:value-type="float" office:value="3.7416">
            <text:p>3.7416</text:p>
          </table:table-cell>
          <table:table-cell office:value-type="float" office:value="3.956">
            <text:p>3.956</text:p>
          </table:table-cell>
          <table:table-cell office:value-type="float" office:value="3.7432">
            <text:p>3.7432</text:p>
          </table:table-cell>
          <table:table-cell office:value-type="float" office:value="3.6802">
            <text:p>3.6802</text:p>
          </table:table-cell>
          <table:table-cell office:value-type="float" office:value="3.8661">
            <text:p>3.8661</text:p>
          </table:table-cell>
          <table:table-cell office:value-type="float" office:value="4.1275">
            <text:p>4.1275</text:p>
          </table:table-cell>
          <table:table-cell office:value-type="float" office:value="3.6726">
            <text:p>3.6726</text:p>
          </table:table-cell>
          <table:table-cell office:value-type="float" office:value="4.3353">
            <text:p>4.3353</text:p>
          </table:table-cell>
          <table:table-cell table:formula="of:=AVERAGE([.T147:.Y147])" office:value-type="float" office:value="3.90415">
            <text:p>3.9041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4-05</text:p>
          </table:table-cell>
          <table:table-cell office:value-type="float" office:value="4.3483">
            <text:p>4.3483</text:p>
          </table:table-cell>
          <table:table-cell office:value-type="float" office:value="4.1982">
            <text:p>4.1982</text:p>
          </table:table-cell>
          <table:table-cell office:value-type="float" office:value="4.155">
            <text:p>4.155</text:p>
          </table:table-cell>
          <table:table-cell office:value-type="float" office:value="4.1075">
            <text:p>4.1075</text:p>
          </table:table-cell>
          <table:table-cell office:value-type="float" office:value="4.4358">
            <text:p>4.4358</text:p>
          </table:table-cell>
          <table:table-cell office:value-type="float" office:value="4.1867">
            <text:p>4.1867</text:p>
          </table:table-cell>
          <table:table-cell office:value-type="float" office:value="4.3031">
            <text:p>4.3031</text:p>
          </table:table-cell>
          <table:table-cell office:value-type="float" office:value="4.2974">
            <text:p>4.2974</text:p>
          </table:table-cell>
          <table:table-cell office:value-type="float" office:value="4.5031">
            <text:p>4.5031</text:p>
          </table:table-cell>
          <table:table-cell office:value-type="float" office:value="4.485">
            <text:p>4.485</text:p>
          </table:table-cell>
          <table:table-cell office:value-type="float" office:value="4.6015">
            <text:p>4.6015</text:p>
          </table:table-cell>
          <table:table-cell table:formula="of:=AVERAGE([.H148:.M148])" office:value-type="float" office:value="4.39613333333333">
            <text:p>4.3961333333</text:p>
          </table:table-cell>
          <table:table-cell office:value-type="float" office:value="3.4628">
            <text:p>3.4628</text:p>
          </table:table-cell>
          <table:table-cell office:value-type="float" office:value="3.2446">
            <text:p>3.2446</text:p>
          </table:table-cell>
          <table:table-cell office:value-type="float" office:value="3.0473">
            <text:p>3.0473</text:p>
          </table:table-cell>
          <table:table-cell office:value-type="float" office:value="3.7416">
            <text:p>3.7416</text:p>
          </table:table-cell>
          <table:table-cell office:value-type="float" office:value="3.9719">
            <text:p>3.9719</text:p>
          </table:table-cell>
          <table:table-cell office:value-type="float" office:value="3.7405">
            <text:p>3.7405</text:p>
          </table:table-cell>
          <table:table-cell office:value-type="float" office:value="3.6691">
            <text:p>3.6691</text:p>
          </table:table-cell>
          <table:table-cell office:value-type="float" office:value="3.8414">
            <text:p>3.8414</text:p>
          </table:table-cell>
          <table:table-cell office:value-type="float" office:value="4.1275">
            <text:p>4.1275</text:p>
          </table:table-cell>
          <table:table-cell office:value-type="float" office:value="3.6726">
            <text:p>3.6726</text:p>
          </table:table-cell>
          <table:table-cell office:value-type="float" office:value="4.2924">
            <text:p>4.2924</text:p>
          </table:table-cell>
          <table:table-cell table:formula="of:=AVERAGE([.T148:.Y148])" office:value-type="float" office:value="3.89058333333333">
            <text:p>3.890583333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25-05</text:p>
          </table:table-cell>
          <table:table-cell office:value-type="float" office:value="4.353">
            <text:p>4.353</text:p>
          </table:table-cell>
          <table:table-cell office:value-type="float" office:value="4.1935">
            <text:p>4.1935</text:p>
          </table:table-cell>
          <table:table-cell office:value-type="float" office:value="4.155">
            <text:p>4.155</text:p>
          </table:table-cell>
          <table:table-cell office:value-type="float" office:value="4.1075">
            <text:p>4.1075</text:p>
          </table:table-cell>
          <table:table-cell office:value-type="float" office:value="4.4205">
            <text:p>4.4205</text:p>
          </table:table-cell>
          <table:table-cell office:value-type="float" office:value="4.1793">
            <text:p>4.1793</text:p>
          </table:table-cell>
          <table:table-cell office:value-type="float" office:value="4.309">
            <text:p>4.309</text:p>
          </table:table-cell>
          <table:table-cell office:value-type="float" office:value="4.2935">
            <text:p>4.2935</text:p>
          </table:table-cell>
          <table:table-cell office:value-type="float" office:value="4.5031">
            <text:p>4.5031</text:p>
          </table:table-cell>
          <table:table-cell office:value-type="float" office:value="4.4839">
            <text:p>4.4839</text:p>
          </table:table-cell>
          <table:table-cell office:value-type="float" office:value="4.621">
            <text:p>4.621</text:p>
          </table:table-cell>
          <table:table-cell table:formula="of:=AVERAGE([.H149:.M149])" office:value-type="float" office:value="4.3983">
            <text:p>4.3983</text:p>
          </table:table-cell>
          <table:table-cell office:value-type="float" office:value="3.4696">
            <text:p>3.4696</text:p>
          </table:table-cell>
          <table:table-cell office:value-type="float" office:value="3.241">
            <text:p>3.241</text:p>
          </table:table-cell>
          <table:table-cell office:value-type="float" office:value="3.0473">
            <text:p>3.0473</text:p>
          </table:table-cell>
          <table:table-cell office:value-type="float" office:value="3.7416">
            <text:p>3.7416</text:p>
          </table:table-cell>
          <table:table-cell office:value-type="float" office:value="3.966">
            <text:p>3.966</text:p>
          </table:table-cell>
          <table:table-cell office:value-type="float" office:value="3.7269">
            <text:p>3.7269</text:p>
          </table:table-cell>
          <table:table-cell office:value-type="float" office:value="3.6908">
            <text:p>3.6908</text:p>
          </table:table-cell>
          <table:table-cell office:value-type="float" office:value="3.8342">
            <text:p>3.8342</text:p>
          </table:table-cell>
          <table:table-cell office:value-type="float" office:value="4.1275">
            <text:p>4.1275</text:p>
          </table:table-cell>
          <table:table-cell office:value-type="float" office:value="3.6561">
            <text:p>3.6561</text:p>
          </table:table-cell>
          <table:table-cell office:value-type="float" office:value="4.3365">
            <text:p>4.3365</text:p>
          </table:table-cell>
          <table:table-cell table:formula="of:=AVERAGE([.T149:.Y149])" office:value-type="float" office:value="3.89533333333333">
            <text:p>3.895333333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6-05</text:p>
          </table:table-cell>
          <table:table-cell office:value-type="float" office:value="4.3394">
            <text:p>4.3394</text:p>
          </table:table-cell>
          <table:table-cell office:value-type="float" office:value="4.1935">
            <text:p>4.1935</text:p>
          </table:table-cell>
          <table:table-cell office:value-type="float" office:value="4.155">
            <text:p>4.155</text:p>
          </table:table-cell>
          <table:table-cell office:value-type="float" office:value="4.1391">
            <text:p>4.1391</text:p>
          </table:table-cell>
          <table:table-cell office:value-type="float" office:value="4.4108">
            <text:p>4.4108</text:p>
          </table:table-cell>
          <table:table-cell office:value-type="float" office:value="4.183">
            <text:p>4.183</text:p>
          </table:table-cell>
          <table:table-cell office:value-type="float" office:value="4.3053">
            <text:p>4.3053</text:p>
          </table:table-cell>
          <table:table-cell office:value-type="float" office:value="4.2935">
            <text:p>4.2935</text:p>
          </table:table-cell>
          <table:table-cell office:value-type="float" office:value="4.4506">
            <text:p>4.4506</text:p>
          </table:table-cell>
          <table:table-cell office:value-type="float" office:value="4.4971">
            <text:p>4.4971</text:p>
          </table:table-cell>
          <table:table-cell office:value-type="float" office:value="4.6083">
            <text:p>4.6083</text:p>
          </table:table-cell>
          <table:table-cell table:formula="of:=AVERAGE([.H150:.M150])" office:value-type="float" office:value="4.38963333333333">
            <text:p>4.3896333333</text:p>
          </table:table-cell>
          <table:table-cell office:value-type="float" office:value="3.4533">
            <text:p>3.4533</text:p>
          </table:table-cell>
          <table:table-cell office:value-type="float" office:value="3.241">
            <text:p>3.241</text:p>
          </table:table-cell>
          <table:table-cell office:value-type="float" office:value="3.0473">
            <text:p>3.0473</text:p>
          </table:table-cell>
          <table:table-cell office:value-type="float" office:value="3.7883">
            <text:p>3.7883</text:p>
          </table:table-cell>
          <table:table-cell office:value-type="float" office:value="3.9495">
            <text:p>3.9495</text:p>
          </table:table-cell>
          <table:table-cell office:value-type="float" office:value="3.7362">
            <text:p>3.7362</text:p>
          </table:table-cell>
          <table:table-cell office:value-type="float" office:value="3.6974">
            <text:p>3.6974</text:p>
          </table:table-cell>
          <table:table-cell office:value-type="float" office:value="3.8342">
            <text:p>3.8342</text:p>
          </table:table-cell>
          <table:table-cell office:value-type="float" office:value="4.0552">
            <text:p>4.0552</text:p>
          </table:table-cell>
          <table:table-cell office:value-type="float" office:value="3.6774">
            <text:p>3.6774</text:p>
          </table:table-cell>
          <table:table-cell office:value-type="float" office:value="4.308">
            <text:p>4.308</text:p>
          </table:table-cell>
          <table:table-cell table:formula="of:=AVERAGE([.T150:.Y150])" office:value-type="float" office:value="3.88473333333333">
            <text:p>3.884733333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7-05</text:p>
          </table:table-cell>
          <table:table-cell office:value-type="float" office:value="4.3394">
            <text:p>4.3394</text:p>
          </table:table-cell>
          <table:table-cell office:value-type="float" office:value="4.1935">
            <text:p>4.1935</text:p>
          </table:table-cell>
          <table:table-cell office:value-type="float" office:value="4.1637">
            <text:p>4.1637</text:p>
          </table:table-cell>
          <table:table-cell office:value-type="float" office:value="4.1335">
            <text:p>4.1335</text:p>
          </table:table-cell>
          <table:table-cell office:value-type="float" office:value="4.3912">
            <text:p>4.3912</text:p>
          </table:table-cell>
          <table:table-cell office:value-type="float" office:value="4.1797">
            <text:p>4.1797</text:p>
          </table:table-cell>
          <table:table-cell office:value-type="float" office:value="4.3053">
            <text:p>4.3053</text:p>
          </table:table-cell>
          <table:table-cell office:value-type="float" office:value="4.2935">
            <text:p>4.2935</text:p>
          </table:table-cell>
          <table:table-cell office:value-type="float" office:value="4.4372">
            <text:p>4.4372</text:p>
          </table:table-cell>
          <table:table-cell office:value-type="float" office:value="4.4837">
            <text:p>4.4837</text:p>
          </table:table-cell>
          <table:table-cell office:value-type="float" office:value="4.5858">
            <text:p>4.5858</text:p>
          </table:table-cell>
          <table:table-cell table:formula="of:=AVERAGE([.H151:.M151])" office:value-type="float" office:value="4.38086666666667">
            <text:p>4.3808666667</text:p>
          </table:table-cell>
          <table:table-cell office:value-type="float" office:value="3.4533">
            <text:p>3.4533</text:p>
          </table:table-cell>
          <table:table-cell office:value-type="float" office:value="3.241">
            <text:p>3.241</text:p>
          </table:table-cell>
          <table:table-cell office:value-type="float" office:value="3.053">
            <text:p>3.053</text:p>
          </table:table-cell>
          <table:table-cell office:value-type="float" office:value="3.8051">
            <text:p>3.8051</text:p>
          </table:table-cell>
          <table:table-cell office:value-type="float" office:value="3.9319">
            <text:p>3.9319</text:p>
          </table:table-cell>
          <table:table-cell office:value-type="float" office:value="3.7359">
            <text:p>3.7359</text:p>
          </table:table-cell>
          <table:table-cell office:value-type="float" office:value="3.6974">
            <text:p>3.6974</text:p>
          </table:table-cell>
          <table:table-cell office:value-type="float" office:value="3.8342">
            <text:p>3.8342</text:p>
          </table:table-cell>
          <table:table-cell office:value-type="float" office:value="4.0371">
            <text:p>4.0371</text:p>
          </table:table-cell>
          <table:table-cell office:value-type="float" office:value="3.6758">
            <text:p>3.6758</text:p>
          </table:table-cell>
          <table:table-cell office:value-type="float" office:value="4.277">
            <text:p>4.277</text:p>
          </table:table-cell>
          <table:table-cell table:formula="of:=AVERAGE([.T151:.Y151])" office:value-type="float" office:value="3.87623333333333">
            <text:p>3.876233333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8-05</text:p>
          </table:table-cell>
          <table:table-cell office:value-type="float" office:value="4.3394">
            <text:p>4.3394</text:p>
          </table:table-cell>
          <table:table-cell office:value-type="float" office:value="4.1805">
            <text:p>4.1805</text:p>
          </table:table-cell>
          <table:table-cell office:value-type="float" office:value="4.1564">
            <text:p>4.1564</text:p>
          </table:table-cell>
          <table:table-cell office:value-type="float" office:value="4.1289">
            <text:p>4.1289</text:p>
          </table:table-cell>
          <table:table-cell office:value-type="float" office:value="4.394">
            <text:p>4.394</text:p>
          </table:table-cell>
          <table:table-cell office:value-type="float" office:value="4.1797">
            <text:p>4.1797</text:p>
          </table:table-cell>
          <table:table-cell office:value-type="float" office:value="4.3053">
            <text:p>4.3053</text:p>
          </table:table-cell>
          <table:table-cell office:value-type="float" office:value="4.2951">
            <text:p>4.2951</text:p>
          </table:table-cell>
          <table:table-cell office:value-type="float" office:value="4.4242">
            <text:p>4.4242</text:p>
          </table:table-cell>
          <table:table-cell office:value-type="float" office:value="4.4865">
            <text:p>4.4865</text:p>
          </table:table-cell>
          <table:table-cell office:value-type="float" office:value="4.5855">
            <text:p>4.5855</text:p>
          </table:table-cell>
          <table:table-cell table:formula="of:=AVERAGE([.H152:.M152])" office:value-type="float" office:value="4.37938333333333">
            <text:p>4.3793833333</text:p>
          </table:table-cell>
          <table:table-cell office:value-type="float" office:value="3.4533">
            <text:p>3.4533</text:p>
          </table:table-cell>
          <table:table-cell office:value-type="float" office:value="3.2312">
            <text:p>3.2312</text:p>
          </table:table-cell>
          <table:table-cell office:value-type="float" office:value="3.0544">
            <text:p>3.0544</text:p>
          </table:table-cell>
          <table:table-cell office:value-type="float" office:value="3.7894">
            <text:p>3.7894</text:p>
          </table:table-cell>
          <table:table-cell office:value-type="float" office:value="3.9447">
            <text:p>3.9447</text:p>
          </table:table-cell>
          <table:table-cell office:value-type="float" office:value="3.7359">
            <text:p>3.7359</text:p>
          </table:table-cell>
          <table:table-cell office:value-type="float" office:value="3.6974">
            <text:p>3.6974</text:p>
          </table:table-cell>
          <table:table-cell office:value-type="float" office:value="3.8377">
            <text:p>3.8377</text:p>
          </table:table-cell>
          <table:table-cell office:value-type="float" office:value="4.0162">
            <text:p>4.0162</text:p>
          </table:table-cell>
          <table:table-cell office:value-type="float" office:value="3.695">
            <text:p>3.695</text:p>
          </table:table-cell>
          <table:table-cell office:value-type="float" office:value="4.26">
            <text:p>4.26</text:p>
          </table:table-cell>
          <table:table-cell table:formula="of:=AVERAGE([.T152:.Y152])" office:value-type="float" office:value="3.8737">
            <text:p>3.873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9-05</text:p>
          </table:table-cell>
          <table:table-cell office:value-type="float" office:value="4.361">
            <text:p>4.361</text:p>
          </table:table-cell>
          <table:table-cell office:value-type="float" office:value="4.225">
            <text:p>4.225</text:p>
          </table:table-cell>
          <table:table-cell office:value-type="float" office:value="4.1446">
            <text:p>4.1446</text:p>
          </table:table-cell>
          <table:table-cell office:value-type="float" office:value="4.1298">
            <text:p>4.1298</text:p>
          </table:table-cell>
          <table:table-cell office:value-type="float" office:value="4.394">
            <text:p>4.394</text:p>
          </table:table-cell>
          <table:table-cell office:value-type="float" office:value="4.1797">
            <text:p>4.1797</text:p>
          </table:table-cell>
          <table:table-cell office:value-type="float" office:value="4.311">
            <text:p>4.311</text:p>
          </table:table-cell>
          <table:table-cell office:value-type="float" office:value="4.2998">
            <text:p>4.2998</text:p>
          </table:table-cell>
          <table:table-cell office:value-type="float" office:value="4.4495">
            <text:p>4.4495</text:p>
          </table:table-cell>
          <table:table-cell office:value-type="float" office:value="4.4856">
            <text:p>4.4856</text:p>
          </table:table-cell>
          <table:table-cell office:value-type="float" office:value="4.5855">
            <text:p>4.5855</text:p>
          </table:table-cell>
          <table:table-cell table:formula="of:=AVERAGE([.H153:.M153])" office:value-type="float" office:value="4.38518333333333">
            <text:p>4.3851833333</text:p>
          </table:table-cell>
          <table:table-cell office:value-type="float" office:value="3.4824">
            <text:p>3.4824</text:p>
          </table:table-cell>
          <table:table-cell office:value-type="float" office:value="3.262">
            <text:p>3.262</text:p>
          </table:table-cell>
          <table:table-cell office:value-type="float" office:value="3.0448">
            <text:p>3.0448</text:p>
          </table:table-cell>
          <table:table-cell office:value-type="float" office:value="3.7646">
            <text:p>3.7646</text:p>
          </table:table-cell>
          <table:table-cell office:value-type="float" office:value="3.9447">
            <text:p>3.9447</text:p>
          </table:table-cell>
          <table:table-cell office:value-type="float" office:value="3.7359">
            <text:p>3.7359</text:p>
          </table:table-cell>
          <table:table-cell office:value-type="float" office:value="3.7299">
            <text:p>3.7299</text:p>
          </table:table-cell>
          <table:table-cell office:value-type="float" office:value="3.8542">
            <text:p>3.8542</text:p>
          </table:table-cell>
          <table:table-cell office:value-type="float" office:value="3.9956">
            <text:p>3.9956</text:p>
          </table:table-cell>
          <table:table-cell office:value-type="float" office:value="3.6764">
            <text:p>3.6764</text:p>
          </table:table-cell>
          <table:table-cell office:value-type="float" office:value="4.26">
            <text:p>4.26</text:p>
          </table:table-cell>
          <table:table-cell table:formula="of:=AVERAGE([.T153:.Y153])" office:value-type="float" office:value="3.87533333333333">
            <text:p>3.875333333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30-05</text:p>
          </table:table-cell>
          <table:table-cell office:value-type="float" office:value="4.3873">
            <text:p>4.3873</text:p>
          </table:table-cell>
          <table:table-cell office:value-type="float" office:value="4.2667">
            <text:p>4.2667</text:p>
          </table:table-cell>
          <table:table-cell office:value-type="float" office:value="4.1411">
            <text:p>4.1411</text:p>
          </table:table-cell>
          <table:table-cell office:value-type="float" office:value="4.1335">
            <text:p>4.1335</text:p>
          </table:table-cell>
          <table:table-cell office:value-type="float" office:value="4.394">
            <text:p>4.394</text:p>
          </table:table-cell>
          <table:table-cell office:value-type="float" office:value="4.176">
            <text:p>4.176</text:p>
          </table:table-cell>
          <table:table-cell office:value-type="float" office:value="4.3135">
            <text:p>4.3135</text:p>
          </table:table-cell>
          <table:table-cell office:value-type="float" office:value="4.2887">
            <text:p>4.2887</text:p>
          </table:table-cell>
          <table:table-cell office:value-type="float" office:value="4.4278">
            <text:p>4.4278</text:p>
          </table:table-cell>
          <table:table-cell office:value-type="float" office:value="4.4856">
            <text:p>4.4856</text:p>
          </table:table-cell>
          <table:table-cell office:value-type="float" office:value="4.5855">
            <text:p>4.5855</text:p>
          </table:table-cell>
          <table:table-cell table:formula="of:=AVERAGE([.H154:.M154])" office:value-type="float" office:value="4.37951666666667">
            <text:p>4.3795166667</text:p>
          </table:table-cell>
          <table:table-cell office:value-type="float" office:value="3.5273">
            <text:p>3.5273</text:p>
          </table:table-cell>
          <table:table-cell office:value-type="float" office:value="3.2963">
            <text:p>3.2963</text:p>
          </table:table-cell>
          <table:table-cell office:value-type="float" office:value="3.0434">
            <text:p>3.0434</text:p>
          </table:table-cell>
          <table:table-cell office:value-type="float" office:value="3.777">
            <text:p>3.777</text:p>
          </table:table-cell>
          <table:table-cell office:value-type="float" office:value="3.9447">
            <text:p>3.9447</text:p>
          </table:table-cell>
          <table:table-cell office:value-type="float" office:value="3.7376">
            <text:p>3.7376</text:p>
          </table:table-cell>
          <table:table-cell office:value-type="float" office:value="3.7083">
            <text:p>3.7083</text:p>
          </table:table-cell>
          <table:table-cell office:value-type="float" office:value="3.8519">
            <text:p>3.8519</text:p>
          </table:table-cell>
          <table:table-cell office:value-type="float" office:value="3.9833">
            <text:p>3.9833</text:p>
          </table:table-cell>
          <table:table-cell office:value-type="float" office:value="3.6764">
            <text:p>3.6764</text:p>
          </table:table-cell>
          <table:table-cell office:value-type="float" office:value="4.26">
            <text:p>4.26</text:p>
          </table:table-cell>
          <table:table-cell table:formula="of:=AVERAGE([.T154:.Y154])" office:value-type="float" office:value="3.86958333333333">
            <text:p>3.869583333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31-05</text:p>
          </table:table-cell>
          <table:table-cell office:value-type="float" office:value="4.3915">
            <text:p>4.3915</text:p>
          </table:table-cell>
          <table:table-cell office:value-type="float" office:value="4.2792">
            <text:p>4.2792</text:p>
          </table:table-cell>
          <table:table-cell office:value-type="float" office:value="4.1393">
            <text:p>4.1393</text:p>
          </table:table-cell>
          <table:table-cell office:value-type="float" office:value="4.1335">
            <text:p>4.1335</text:p>
          </table:table-cell>
          <table:table-cell office:value-type="float" office:value="4.3865">
            <text:p>4.3865</text:p>
          </table:table-cell>
          <table:table-cell office:value-type="float" office:value="4.1712">
            <text:p>4.1712</text:p>
          </table:table-cell>
          <table:table-cell office:value-type="float" office:value="4.3058">
            <text:p>4.3058</text:p>
          </table:table-cell>
          <table:table-cell office:value-type="float" office:value="4.2843">
            <text:p>4.2843</text:p>
          </table:table-cell>
          <table:table-cell office:value-type="float" office:value="4.4278">
            <text:p>4.4278</text:p>
          </table:table-cell>
          <table:table-cell office:value-type="float" office:value="4.4856">
            <text:p>4.4856</text:p>
          </table:table-cell>
          <table:table-cell office:value-type="float" office:value="4.5805">
            <text:p>4.5805</text:p>
          </table:table-cell>
          <table:table-cell table:formula="of:=AVERAGE([.H155:.M155])" office:value-type="float" office:value="4.37586666666667">
            <text:p>4.3758666667</text:p>
          </table:table-cell>
          <table:table-cell office:value-type="float" office:value="3.5407">
            <text:p>3.5407</text:p>
          </table:table-cell>
          <table:table-cell office:value-type="float" office:value="3.2902">
            <text:p>3.2902</text:p>
          </table:table-cell>
          <table:table-cell office:value-type="float" office:value="3.0411">
            <text:p>3.0411</text:p>
          </table:table-cell>
          <table:table-cell office:value-type="float" office:value="3.777">
            <text:p>3.777</text:p>
          </table:table-cell>
          <table:table-cell office:value-type="float" office:value="3.9327">
            <text:p>3.9327</text:p>
          </table:table-cell>
          <table:table-cell office:value-type="float" office:value="3.7173">
            <text:p>3.7173</text:p>
          </table:table-cell>
          <table:table-cell office:value-type="float" office:value="3.6805">
            <text:p>3.6805</text:p>
          </table:table-cell>
          <table:table-cell office:value-type="float" office:value="3.8421">
            <text:p>3.8421</text:p>
          </table:table-cell>
          <table:table-cell office:value-type="float" office:value="3.9833">
            <text:p>3.9833</text:p>
          </table:table-cell>
          <table:table-cell office:value-type="float" office:value="3.6764">
            <text:p>3.6764</text:p>
          </table:table-cell>
          <table:table-cell office:value-type="float" office:value="4.2756">
            <text:p>4.2756</text:p>
          </table:table-cell>
          <table:table-cell table:formula="of:=AVERAGE([.T155:.Y155])" office:value-type="float" office:value="3.86253333333333">
            <text:p>3.862533333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01-06</text:p>
          </table:table-cell>
          <table:table-cell office:value-type="float" office:value="4.4125">
            <text:p>4.4125</text:p>
          </table:table-cell>
          <table:table-cell office:value-type="float" office:value="4.2666">
            <text:p>4.2666</text:p>
          </table:table-cell>
          <table:table-cell office:value-type="float" office:value="4.1393">
            <text:p>4.1393</text:p>
          </table:table-cell>
          <table:table-cell office:value-type="float" office:value="4.1335">
            <text:p>4.1335</text:p>
          </table:table-cell>
          <table:table-cell office:value-type="float" office:value="4.3978">
            <text:p>4.3978</text:p>
          </table:table-cell>
          <table:table-cell office:value-type="float" office:value="4.183">
            <text:p>4.183</text:p>
          </table:table-cell>
          <table:table-cell office:value-type="float" office:value="4.3162">
            <text:p>4.3162</text:p>
          </table:table-cell>
          <table:table-cell office:value-type="float" office:value="4.2833">
            <text:p>4.2833</text:p>
          </table:table-cell>
          <table:table-cell office:value-type="float" office:value="4.4278">
            <text:p>4.4278</text:p>
          </table:table-cell>
          <table:table-cell office:value-type="float" office:value="4.4661">
            <text:p>4.4661</text:p>
          </table:table-cell>
          <table:table-cell office:value-type="float" office:value="4.5913">
            <text:p>4.5913</text:p>
          </table:table-cell>
          <table:table-cell table:formula="of:=AVERAGE([.H156:.M156])" office:value-type="float" office:value="4.37795">
            <text:p>4.37795</text:p>
          </table:table-cell>
          <table:table-cell office:value-type="float" office:value="3.581">
            <text:p>3.581</text:p>
          </table:table-cell>
          <table:table-cell office:value-type="float" office:value="3.28">
            <text:p>3.28</text:p>
          </table:table-cell>
          <table:table-cell office:value-type="float" office:value="3.0411">
            <text:p>3.0411</text:p>
          </table:table-cell>
          <table:table-cell office:value-type="float" office:value="3.777">
            <text:p>3.777</text:p>
          </table:table-cell>
          <table:table-cell office:value-type="float" office:value="3.9357">
            <text:p>3.9357</text:p>
          </table:table-cell>
          <table:table-cell office:value-type="float" office:value="3.7285">
            <text:p>3.7285</text:p>
          </table:table-cell>
          <table:table-cell office:value-type="float" office:value="3.6989">
            <text:p>3.6989</text:p>
          </table:table-cell>
          <table:table-cell office:value-type="float" office:value="3.8295">
            <text:p>3.8295</text:p>
          </table:table-cell>
          <table:table-cell office:value-type="float" office:value="3.9833">
            <text:p>3.9833</text:p>
          </table:table-cell>
          <table:table-cell office:value-type="float" office:value="3.6533">
            <text:p>3.6533</text:p>
          </table:table-cell>
          <table:table-cell office:value-type="float" office:value="4.2861">
            <text:p>4.2861</text:p>
          </table:table-cell>
          <table:table-cell table:formula="of:=AVERAGE([.T156:.Y156])" office:value-type="float" office:value="3.86326666666667">
            <text:p>3.863266666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02-06</text:p>
          </table:table-cell>
          <table:table-cell office:value-type="float" office:value="4.399">
            <text:p>4.399</text:p>
          </table:table-cell>
          <table:table-cell office:value-type="float" office:value="4.2666">
            <text:p>4.2666</text:p>
          </table:table-cell>
          <table:table-cell office:value-type="float" office:value="4.1393">
            <text:p>4.1393</text:p>
          </table:table-cell>
          <table:table-cell office:value-type="float" office:value="4.1288">
            <text:p>4.1288</text:p>
          </table:table-cell>
          <table:table-cell office:value-type="float" office:value="4.3903">
            <text:p>4.3903</text:p>
          </table:table-cell>
          <table:table-cell office:value-type="float" office:value="4.1925">
            <text:p>4.1925</text:p>
          </table:table-cell>
          <table:table-cell office:value-type="float" office:value="4.2848">
            <text:p>4.2848</text:p>
          </table:table-cell>
          <table:table-cell office:value-type="float" office:value="4.2833">
            <text:p>4.2833</text:p>
          </table:table-cell>
          <table:table-cell office:value-type="float" office:value="4.3993">
            <text:p>4.3993</text:p>
          </table:table-cell>
          <table:table-cell office:value-type="float" office:value="4.4653">
            <text:p>4.4653</text:p>
          </table:table-cell>
          <table:table-cell office:value-type="float" office:value="4.5787">
            <text:p>4.5787</text:p>
          </table:table-cell>
          <table:table-cell table:formula="of:=AVERAGE([.H157:.M157])" office:value-type="float" office:value="4.36731666666667">
            <text:p>4.3673166667</text:p>
          </table:table-cell>
          <table:table-cell office:value-type="float" office:value="3.537">
            <text:p>3.537</text:p>
          </table:table-cell>
          <table:table-cell office:value-type="float" office:value="3.28">
            <text:p>3.28</text:p>
          </table:table-cell>
          <table:table-cell office:value-type="float" office:value="3.0411">
            <text:p>3.0411</text:p>
          </table:table-cell>
          <table:table-cell office:value-type="float" office:value="3.7436">
            <text:p>3.7436</text:p>
          </table:table-cell>
          <table:table-cell office:value-type="float" office:value="3.9241">
            <text:p>3.9241</text:p>
          </table:table-cell>
          <table:table-cell office:value-type="float" office:value="3.7376">
            <text:p>3.7376</text:p>
          </table:table-cell>
          <table:table-cell office:value-type="float" office:value="3.6507">
            <text:p>3.6507</text:p>
          </table:table-cell>
          <table:table-cell office:value-type="float" office:value="3.8295">
            <text:p>3.8295</text:p>
          </table:table-cell>
          <table:table-cell office:value-type="float" office:value="3.9371">
            <text:p>3.9371</text:p>
          </table:table-cell>
          <table:table-cell office:value-type="float" office:value="3.6643">
            <text:p>3.6643</text:p>
          </table:table-cell>
          <table:table-cell office:value-type="float" office:value="4.2824">
            <text:p>4.2824</text:p>
          </table:table-cell>
          <table:table-cell table:formula="of:=AVERAGE([.T157:.Y157])" office:value-type="float" office:value="3.85026666666667">
            <text:p>3.850266666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03-06</text:p>
          </table:table-cell>
          <table:table-cell office:value-type="float" office:value="4.399">
            <text:p>4.399</text:p>
          </table:table-cell>
          <table:table-cell office:value-type="float" office:value="4.2666">
            <text:p>4.2666</text:p>
          </table:table-cell>
          <table:table-cell office:value-type="float" office:value="4.148">
            <text:p>4.148</text:p>
          </table:table-cell>
          <table:table-cell office:value-type="float" office:value="4.1261">
            <text:p>4.1261</text:p>
          </table:table-cell>
          <table:table-cell office:value-type="float" office:value="4.3861">
            <text:p>4.3861</text:p>
          </table:table-cell>
          <table:table-cell office:value-type="float" office:value="4.1838">
            <text:p>4.1838</text:p>
          </table:table-cell>
          <table:table-cell office:value-type="float" office:value="4.2848">
            <text:p>4.2848</text:p>
          </table:table-cell>
          <table:table-cell office:value-type="float" office:value="4.2833">
            <text:p>4.2833</text:p>
          </table:table-cell>
          <table:table-cell office:value-type="float" office:value="4.4135">
            <text:p>4.4135</text:p>
          </table:table-cell>
          <table:table-cell office:value-type="float" office:value="4.452">
            <text:p>4.452</text:p>
          </table:table-cell>
          <table:table-cell office:value-type="float" office:value="4.5955">
            <text:p>4.5955</text:p>
          </table:table-cell>
          <table:table-cell table:formula="of:=AVERAGE([.H158:.M158])" office:value-type="float" office:value="4.36881666666667">
            <text:p>4.3688166667</text:p>
          </table:table-cell>
          <table:table-cell office:value-type="float" office:value="3.537">
            <text:p>3.537</text:p>
          </table:table-cell>
          <table:table-cell office:value-type="float" office:value="3.28">
            <text:p>3.28</text:p>
          </table:table-cell>
          <table:table-cell office:value-type="float" office:value="3.0399">
            <text:p>3.0399</text:p>
          </table:table-cell>
          <table:table-cell office:value-type="float" office:value="3.7059">
            <text:p>3.7059</text:p>
          </table:table-cell>
          <table:table-cell office:value-type="float" office:value="3.9323">
            <text:p>3.9323</text:p>
          </table:table-cell>
          <table:table-cell office:value-type="float" office:value="3.7193">
            <text:p>3.7193</text:p>
          </table:table-cell>
          <table:table-cell office:value-type="float" office:value="3.6507">
            <text:p>3.6507</text:p>
          </table:table-cell>
          <table:table-cell office:value-type="float" office:value="3.8295">
            <text:p>3.8295</text:p>
          </table:table-cell>
          <table:table-cell office:value-type="float" office:value="3.9427">
            <text:p>3.9427</text:p>
          </table:table-cell>
          <table:table-cell office:value-type="float" office:value="3.6531">
            <text:p>3.6531</text:p>
          </table:table-cell>
          <table:table-cell office:value-type="float" office:value="4.2829">
            <text:p>4.2829</text:p>
          </table:table-cell>
          <table:table-cell table:formula="of:=AVERAGE([.T158:.Y158])" office:value-type="float" office:value="3.84636666666667">
            <text:p>3.846366666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04-06</text:p>
          </table:table-cell>
          <table:table-cell office:value-type="float" office:value="4.399">
            <text:p>4.399</text:p>
          </table:table-cell>
          <table:table-cell office:value-type="float" office:value="4.2365">
            <text:p>4.2365</text:p>
          </table:table-cell>
          <table:table-cell office:value-type="float" office:value="4.1454">
            <text:p>4.1454</text:p>
          </table:table-cell>
          <table:table-cell office:value-type="float" office:value="4.1692">
            <text:p>4.1692</text:p>
          </table:table-cell>
          <table:table-cell office:value-type="float" office:value="4.3776">
            <text:p>4.3776</text:p>
          </table:table-cell>
          <table:table-cell office:value-type="float" office:value="4.1838">
            <text:p>4.1838</text:p>
          </table:table-cell>
          <table:table-cell office:value-type="float" office:value="4.2848">
            <text:p>4.2848</text:p>
          </table:table-cell>
          <table:table-cell office:value-type="float" office:value="4.2802">
            <text:p>4.2802</text:p>
          </table:table-cell>
          <table:table-cell office:value-type="float" office:value="4.4372">
            <text:p>4.4372</text:p>
          </table:table-cell>
          <table:table-cell office:value-type="float" office:value="4.4703">
            <text:p>4.4703</text:p>
          </table:table-cell>
          <table:table-cell office:value-type="float" office:value="4.5808">
            <text:p>4.5808</text:p>
          </table:table-cell>
          <table:table-cell table:formula="of:=AVERAGE([.H159:.M159])" office:value-type="float" office:value="4.37285">
            <text:p>4.37285</text:p>
          </table:table-cell>
          <table:table-cell office:value-type="float" office:value="3.537">
            <text:p>3.537</text:p>
          </table:table-cell>
          <table:table-cell office:value-type="float" office:value="3.2359">
            <text:p>3.2359</text:p>
          </table:table-cell>
          <table:table-cell office:value-type="float" office:value="3.042">
            <text:p>3.042</text:p>
          </table:table-cell>
          <table:table-cell office:value-type="float" office:value="3.684">
            <text:p>3.684</text:p>
          </table:table-cell>
          <table:table-cell office:value-type="float" office:value="3.8573">
            <text:p>3.8573</text:p>
          </table:table-cell>
          <table:table-cell office:value-type="float" office:value="3.7193">
            <text:p>3.7193</text:p>
          </table:table-cell>
          <table:table-cell office:value-type="float" office:value="3.6507">
            <text:p>3.6507</text:p>
          </table:table-cell>
          <table:table-cell office:value-type="float" office:value="3.8067">
            <text:p>3.8067</text:p>
          </table:table-cell>
          <table:table-cell office:value-type="float" office:value="3.9442">
            <text:p>3.9442</text:p>
          </table:table-cell>
          <table:table-cell office:value-type="float" office:value="3.6893">
            <text:p>3.6893</text:p>
          </table:table-cell>
          <table:table-cell office:value-type="float" office:value="4.2707">
            <text:p>4.2707</text:p>
          </table:table-cell>
          <table:table-cell table:formula="of:=AVERAGE([.T159:.Y159])" office:value-type="float" office:value="3.84681666666667">
            <text:p>3.846816666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05-06</text:p>
          </table:table-cell>
          <table:table-cell office:value-type="float" office:value="4.3816">
            <text:p>4.3816</text:p>
          </table:table-cell>
          <table:table-cell office:value-type="float" office:value="4.2452">
            <text:p>4.2452</text:p>
          </table:table-cell>
          <table:table-cell office:value-type="float" office:value="4.1181">
            <text:p>4.1181</text:p>
          </table:table-cell>
          <table:table-cell office:value-type="float" office:value="4.1441">
            <text:p>4.1441</text:p>
          </table:table-cell>
          <table:table-cell office:value-type="float" office:value="4.3776">
            <text:p>4.3776</text:p>
          </table:table-cell>
          <table:table-cell office:value-type="float" office:value="4.1838">
            <text:p>4.1838</text:p>
          </table:table-cell>
          <table:table-cell office:value-type="float" office:value="4.2886">
            <text:p>4.2886</text:p>
          </table:table-cell>
          <table:table-cell office:value-type="float" office:value="4.2778">
            <text:p>4.2778</text:p>
          </table:table-cell>
          <table:table-cell office:value-type="float" office:value="4.4425">
            <text:p>4.4425</text:p>
          </table:table-cell>
          <table:table-cell office:value-type="float" office:value="4.4662">
            <text:p>4.4662</text:p>
          </table:table-cell>
          <table:table-cell office:value-type="float" office:value="4.5808">
            <text:p>4.5808</text:p>
          </table:table-cell>
          <table:table-cell table:formula="of:=AVERAGE([.H160:.M160])" office:value-type="float" office:value="4.37328333333333">
            <text:p>4.3732833333</text:p>
          </table:table-cell>
          <table:table-cell office:value-type="float" office:value="3.5253">
            <text:p>3.5253</text:p>
          </table:table-cell>
          <table:table-cell office:value-type="float" office:value="3.2488">
            <text:p>3.2488</text:p>
          </table:table-cell>
          <table:table-cell office:value-type="float" office:value="3.0354">
            <text:p>3.0354</text:p>
          </table:table-cell>
          <table:table-cell office:value-type="float" office:value="3.6942">
            <text:p>3.6942</text:p>
          </table:table-cell>
          <table:table-cell office:value-type="float" office:value="3.8573">
            <text:p>3.8573</text:p>
          </table:table-cell>
          <table:table-cell office:value-type="float" office:value="3.7193">
            <text:p>3.7193</text:p>
          </table:table-cell>
          <table:table-cell office:value-type="float" office:value="3.6733">
            <text:p>3.6733</text:p>
          </table:table-cell>
          <table:table-cell office:value-type="float" office:value="3.8001">
            <text:p>3.8001</text:p>
          </table:table-cell>
          <table:table-cell office:value-type="float" office:value="3.921">
            <text:p>3.921</text:p>
          </table:table-cell>
          <table:table-cell office:value-type="float" office:value="3.6723">
            <text:p>3.6723</text:p>
          </table:table-cell>
          <table:table-cell office:value-type="float" office:value="4.2707">
            <text:p>4.2707</text:p>
          </table:table-cell>
          <table:table-cell table:formula="of:=AVERAGE([.T160:.Y160])" office:value-type="float" office:value="3.84278333333333">
            <text:p>3.842783333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06-06</text:p>
          </table:table-cell>
          <table:table-cell office:value-type="float" office:value="4.3498">
            <text:p>4.3498</text:p>
          </table:table-cell>
          <table:table-cell office:value-type="float" office:value="4.2759">
            <text:p>4.2759</text:p>
          </table:table-cell>
          <table:table-cell office:value-type="float" office:value="4.1153">
            <text:p>4.1153</text:p>
          </table:table-cell>
          <table:table-cell office:value-type="float" office:value="4.1551">
            <text:p>4.1551</text:p>
          </table:table-cell>
          <table:table-cell office:value-type="float" office:value="4.3776">
            <text:p>4.3776</text:p>
          </table:table-cell>
          <table:table-cell office:value-type="float" office:value="4.1992">
            <text:p>4.1992</text:p>
          </table:table-cell>
          <table:table-cell office:value-type="float" office:value="4.2753">
            <text:p>4.2753</text:p>
          </table:table-cell>
          <table:table-cell office:value-type="float" office:value="4.2788">
            <text:p>4.2788</text:p>
          </table:table-cell>
          <table:table-cell office:value-type="float" office:value="4.4333">
            <text:p>4.4333</text:p>
          </table:table-cell>
          <table:table-cell office:value-type="float" office:value="4.4662">
            <text:p>4.4662</text:p>
          </table:table-cell>
          <table:table-cell office:value-type="float" office:value="4.5808">
            <text:p>4.5808</text:p>
          </table:table-cell>
          <table:table-cell table:formula="of:=AVERAGE([.H161:.M161])" office:value-type="float" office:value="4.37226666666667">
            <text:p>4.3722666667</text:p>
          </table:table-cell>
          <table:table-cell office:value-type="float" office:value="3.484">
            <text:p>3.484</text:p>
          </table:table-cell>
          <table:table-cell office:value-type="float" office:value="3.2596">
            <text:p>3.2596</text:p>
          </table:table-cell>
          <table:table-cell office:value-type="float" office:value="3.0166">
            <text:p>3.0166</text:p>
          </table:table-cell>
          <table:table-cell office:value-type="float" office:value="3.7225">
            <text:p>3.7225</text:p>
          </table:table-cell>
          <table:table-cell office:value-type="float" office:value="3.8573">
            <text:p>3.8573</text:p>
          </table:table-cell>
          <table:table-cell office:value-type="float" office:value="3.73">
            <text:p>3.73</text:p>
          </table:table-cell>
          <table:table-cell office:value-type="float" office:value="3.6339">
            <text:p>3.6339</text:p>
          </table:table-cell>
          <table:table-cell office:value-type="float" office:value="3.798">
            <text:p>3.798</text:p>
          </table:table-cell>
          <table:table-cell office:value-type="float" office:value="3.9285">
            <text:p>3.9285</text:p>
          </table:table-cell>
          <table:table-cell office:value-type="float" office:value="3.6723">
            <text:p>3.6723</text:p>
          </table:table-cell>
          <table:table-cell office:value-type="float" office:value="4.2707">
            <text:p>4.2707</text:p>
          </table:table-cell>
          <table:table-cell table:formula="of:=AVERAGE([.T161:.Y161])" office:value-type="float" office:value="3.8389">
            <text:p>3.838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07-06</text:p>
          </table:table-cell>
          <table:table-cell office:value-type="float" office:value="4.27">
            <text:p>4.27</text:p>
          </table:table-cell>
          <table:table-cell office:value-type="float" office:value="4.3058">
            <text:p>4.3058</text:p>
          </table:table-cell>
          <table:table-cell office:value-type="float" office:value="4.0997">
            <text:p>4.0997</text:p>
          </table:table-cell>
          <table:table-cell office:value-type="float" office:value="4.1551">
            <text:p>4.1551</text:p>
          </table:table-cell>
          <table:table-cell office:value-type="float" office:value="4.3486">
            <text:p>4.3486</text:p>
          </table:table-cell>
          <table:table-cell office:value-type="float" office:value="4.1913">
            <text:p>4.1913</text:p>
          </table:table-cell>
          <table:table-cell office:value-type="float" office:value="4.2603">
            <text:p>4.2603</text:p>
          </table:table-cell>
          <table:table-cell office:value-type="float" office:value="4.2714">
            <text:p>4.2714</text:p>
          </table:table-cell>
          <table:table-cell office:value-type="float" office:value="4.4333">
            <text:p>4.4333</text:p>
          </table:table-cell>
          <table:table-cell office:value-type="float" office:value="4.4662">
            <text:p>4.4662</text:p>
          </table:table-cell>
          <table:table-cell office:value-type="float" office:value="4.5813">
            <text:p>4.5813</text:p>
          </table:table-cell>
          <table:table-cell table:formula="of:=AVERAGE([.H162:.M162])" office:value-type="float" office:value="4.3673">
            <text:p>4.3673</text:p>
          </table:table-cell>
          <table:table-cell office:value-type="float" office:value="3.3902">
            <text:p>3.3902</text:p>
          </table:table-cell>
          <table:table-cell office:value-type="float" office:value="3.2472">
            <text:p>3.2472</text:p>
          </table:table-cell>
          <table:table-cell office:value-type="float" office:value="3.0127">
            <text:p>3.0127</text:p>
          </table:table-cell>
          <table:table-cell office:value-type="float" office:value="3.7225">
            <text:p>3.7225</text:p>
          </table:table-cell>
          <table:table-cell office:value-type="float" office:value="3.832">
            <text:p>3.832</text:p>
          </table:table-cell>
          <table:table-cell office:value-type="float" office:value="3.7366">
            <text:p>3.7366</text:p>
          </table:table-cell>
          <table:table-cell office:value-type="float" office:value="3.5994">
            <text:p>3.5994</text:p>
          </table:table-cell>
          <table:table-cell office:value-type="float" office:value="3.7891">
            <text:p>3.7891</text:p>
          </table:table-cell>
          <table:table-cell office:value-type="float" office:value="3.9285">
            <text:p>3.9285</text:p>
          </table:table-cell>
          <table:table-cell office:value-type="float" office:value="3.6723">
            <text:p>3.6723</text:p>
          </table:table-cell>
          <table:table-cell office:value-type="float" office:value="4.2968">
            <text:p>4.2968</text:p>
          </table:table-cell>
          <table:table-cell table:formula="of:=AVERAGE([.T162:.Y162])" office:value-type="float" office:value="3.83711666666667">
            <text:p>3.837116666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08-06</text:p>
          </table:table-cell>
          <table:table-cell office:value-type="float" office:value="4.296">
            <text:p>4.296</text:p>
          </table:table-cell>
          <table:table-cell office:value-type="float" office:value="4.2532">
            <text:p>4.2532</text:p>
          </table:table-cell>
          <table:table-cell office:value-type="float" office:value="4.0997">
            <text:p>4.0997</text:p>
          </table:table-cell>
          <table:table-cell office:value-type="float" office:value="4.1551">
            <text:p>4.1551</text:p>
          </table:table-cell>
          <table:table-cell office:value-type="float" office:value="4.3228">
            <text:p>4.3228</text:p>
          </table:table-cell>
          <table:table-cell office:value-type="float" office:value="4.2065">
            <text:p>4.2065</text:p>
          </table:table-cell>
          <table:table-cell office:value-type="float" office:value="4.2793">
            <text:p>4.2793</text:p>
          </table:table-cell>
          <table:table-cell office:value-type="float" office:value="4.2639">
            <text:p>4.2639</text:p>
          </table:table-cell>
          <table:table-cell office:value-type="float" office:value="4.4333">
            <text:p>4.4333</text:p>
          </table:table-cell>
          <table:table-cell office:value-type="float" office:value="4.4698">
            <text:p>4.4698</text:p>
          </table:table-cell>
          <table:table-cell office:value-type="float" office:value="4.5698">
            <text:p>4.5698</text:p>
          </table:table-cell>
          <table:table-cell table:formula="of:=AVERAGE([.H163:.M163])" office:value-type="float" office:value="4.37043333333333">
            <text:p>4.3704333333</text:p>
          </table:table-cell>
          <table:table-cell office:value-type="float" office:value="3.4456">
            <text:p>3.4456</text:p>
          </table:table-cell>
          <table:table-cell office:value-type="float" office:value="3.2199">
            <text:p>3.2199</text:p>
          </table:table-cell>
          <table:table-cell office:value-type="float" office:value="3.0127">
            <text:p>3.0127</text:p>
          </table:table-cell>
          <table:table-cell office:value-type="float" office:value="3.7225">
            <text:p>3.7225</text:p>
          </table:table-cell>
          <table:table-cell office:value-type="float" office:value="3.7993">
            <text:p>3.7993</text:p>
          </table:table-cell>
          <table:table-cell office:value-type="float" office:value="3.7461">
            <text:p>3.7461</text:p>
          </table:table-cell>
          <table:table-cell office:value-type="float" office:value="3.6407">
            <text:p>3.6407</text:p>
          </table:table-cell>
          <table:table-cell office:value-type="float" office:value="3.773">
            <text:p>3.773</text:p>
          </table:table-cell>
          <table:table-cell office:value-type="float" office:value="3.9285">
            <text:p>3.9285</text:p>
          </table:table-cell>
          <table:table-cell office:value-type="float" office:value="3.6692">
            <text:p>3.6692</text:p>
          </table:table-cell>
          <table:table-cell office:value-type="float" office:value="4.2553">
            <text:p>4.2553</text:p>
          </table:table-cell>
          <table:table-cell table:formula="of:=AVERAGE([.T163:.Y163])" office:value-type="float" office:value="3.83546666666667">
            <text:p>3.835466666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09-06</text:p>
          </table:table-cell>
          <table:table-cell office:value-type="float" office:value="4.2953">
            <text:p>4.2953</text:p>
          </table:table-cell>
          <table:table-cell office:value-type="float" office:value="4.2532">
            <text:p>4.2532</text:p>
          </table:table-cell>
          <table:table-cell office:value-type="float" office:value="4.0997">
            <text:p>4.0997</text:p>
          </table:table-cell>
          <table:table-cell office:value-type="float" office:value="4.1657">
            <text:p>4.1657</text:p>
          </table:table-cell>
          <table:table-cell office:value-type="float" office:value="4.3321">
            <text:p>4.3321</text:p>
          </table:table-cell>
          <table:table-cell office:value-type="float" office:value="4.1903">
            <text:p>4.1903</text:p>
          </table:table-cell>
          <table:table-cell office:value-type="float" office:value="4.2669">
            <text:p>4.2669</text:p>
          </table:table-cell>
          <table:table-cell office:value-type="float" office:value="4.2639">
            <text:p>4.2639</text:p>
          </table:table-cell>
          <table:table-cell office:value-type="float" office:value="4.4464">
            <text:p>4.4464</text:p>
          </table:table-cell>
          <table:table-cell office:value-type="float" office:value="4.456">
            <text:p>4.456</text:p>
          </table:table-cell>
          <table:table-cell office:value-type="float" office:value="4.5925">
            <text:p>4.5925</text:p>
          </table:table-cell>
          <table:table-cell table:formula="of:=AVERAGE([.H164:.M164])" office:value-type="float" office:value="4.36933333333333">
            <text:p>4.3693333333</text:p>
          </table:table-cell>
          <table:table-cell office:value-type="float" office:value="3.4242">
            <text:p>3.4242</text:p>
          </table:table-cell>
          <table:table-cell office:value-type="float" office:value="3.2199">
            <text:p>3.2199</text:p>
          </table:table-cell>
          <table:table-cell office:value-type="float" office:value="3.0127">
            <text:p>3.0127</text:p>
          </table:table-cell>
          <table:table-cell office:value-type="float" office:value="3.7032">
            <text:p>3.7032</text:p>
          </table:table-cell>
          <table:table-cell office:value-type="float" office:value="3.8192">
            <text:p>3.8192</text:p>
          </table:table-cell>
          <table:table-cell office:value-type="float" office:value="3.7494">
            <text:p>3.7494</text:p>
          </table:table-cell>
          <table:table-cell office:value-type="float" office:value="3.6191">
            <text:p>3.6191</text:p>
          </table:table-cell>
          <table:table-cell office:value-type="float" office:value="3.773">
            <text:p>3.773</text:p>
          </table:table-cell>
          <table:table-cell office:value-type="float" office:value="3.937">
            <text:p>3.937</text:p>
          </table:table-cell>
          <table:table-cell office:value-type="float" office:value="3.654">
            <text:p>3.654</text:p>
          </table:table-cell>
          <table:table-cell office:value-type="float" office:value="4.2749">
            <text:p>4.2749</text:p>
          </table:table-cell>
          <table:table-cell table:formula="of:=AVERAGE([.T164:.Y164])" office:value-type="float" office:value="3.83456666666667">
            <text:p>3.834566666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10-06</text:p>
          </table:table-cell>
          <table:table-cell office:value-type="float" office:value="4.2953">
            <text:p>4.2953</text:p>
          </table:table-cell>
          <table:table-cell office:value-type="float" office:value="4.2532">
            <text:p>4.2532</text:p>
          </table:table-cell>
          <table:table-cell office:value-type="float" office:value="4.1058">
            <text:p>4.1058</text:p>
          </table:table-cell>
          <table:table-cell office:value-type="float" office:value="4.15">
            <text:p>4.15</text:p>
          </table:table-cell>
          <table:table-cell office:value-type="float" office:value="4.3591">
            <text:p>4.3591</text:p>
          </table:table-cell>
          <table:table-cell office:value-type="float" office:value="4.1899">
            <text:p>4.1899</text:p>
          </table:table-cell>
          <table:table-cell office:value-type="float" office:value="4.2669">
            <text:p>4.2669</text:p>
          </table:table-cell>
          <table:table-cell office:value-type="float" office:value="4.2639">
            <text:p>4.2639</text:p>
          </table:table-cell>
          <table:table-cell office:value-type="float" office:value="4.4524">
            <text:p>4.4524</text:p>
          </table:table-cell>
          <table:table-cell office:value-type="float" office:value="4.4818">
            <text:p>4.4818</text:p>
          </table:table-cell>
          <table:table-cell office:value-type="float" office:value="4.6053">
            <text:p>4.6053</text:p>
          </table:table-cell>
          <table:table-cell table:formula="of:=AVERAGE([.H165:.M165])" office:value-type="float" office:value="4.3767">
            <text:p>4.3767</text:p>
          </table:table-cell>
          <table:table-cell office:value-type="float" office:value="3.4242">
            <text:p>3.4242</text:p>
          </table:table-cell>
          <table:table-cell office:value-type="float" office:value="3.2199">
            <text:p>3.2199</text:p>
          </table:table-cell>
          <table:table-cell office:value-type="float" office:value="3.0308">
            <text:p>3.0308</text:p>
          </table:table-cell>
          <table:table-cell office:value-type="float" office:value="3.6794">
            <text:p>3.6794</text:p>
          </table:table-cell>
          <table:table-cell office:value-type="float" office:value="3.8562">
            <text:p>3.8562</text:p>
          </table:table-cell>
          <table:table-cell office:value-type="float" office:value="3.734">
            <text:p>3.734</text:p>
          </table:table-cell>
          <table:table-cell office:value-type="float" office:value="3.6191">
            <text:p>3.6191</text:p>
          </table:table-cell>
          <table:table-cell office:value-type="float" office:value="3.773">
            <text:p>3.773</text:p>
          </table:table-cell>
          <table:table-cell office:value-type="float" office:value="3.9142">
            <text:p>3.9142</text:p>
          </table:table-cell>
          <table:table-cell office:value-type="float" office:value="3.6815">
            <text:p>3.6815</text:p>
          </table:table-cell>
          <table:table-cell office:value-type="float" office:value="4.3537">
            <text:p>4.3537</text:p>
          </table:table-cell>
          <table:table-cell table:formula="of:=AVERAGE([.T165:.Y165])" office:value-type="float" office:value="3.84591666666667">
            <text:p>3.845916666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11-06</text:p>
          </table:table-cell>
          <table:table-cell office:value-type="float" office:value="4.2953">
            <text:p>4.2953</text:p>
          </table:table-cell>
          <table:table-cell office:value-type="float" office:value="4.2789">
            <text:p>4.2789</text:p>
          </table:table-cell>
          <table:table-cell office:value-type="float" office:value="4.1138">
            <text:p>4.1138</text:p>
          </table:table-cell>
          <table:table-cell office:value-type="float" office:value="4.1405">
            <text:p>4.1405</text:p>
          </table:table-cell>
          <table:table-cell office:value-type="float" office:value="4.3884">
            <text:p>4.3884</text:p>
          </table:table-cell>
          <table:table-cell office:value-type="float" office:value="4.1899">
            <text:p>4.1899</text:p>
          </table:table-cell>
          <table:table-cell office:value-type="float" office:value="4.2669">
            <text:p>4.2669</text:p>
          </table:table-cell>
          <table:table-cell office:value-type="float" office:value="4.2678">
            <text:p>4.2678</text:p>
          </table:table-cell>
          <table:table-cell office:value-type="float" office:value="4.4729">
            <text:p>4.4729</text:p>
          </table:table-cell>
          <table:table-cell office:value-type="float" office:value="4.4695">
            <text:p>4.4695</text:p>
          </table:table-cell>
          <table:table-cell office:value-type="float" office:value="4.6373">
            <text:p>4.6373</text:p>
          </table:table-cell>
          <table:table-cell table:formula="of:=AVERAGE([.H166:.M166])" office:value-type="float" office:value="4.38405">
            <text:p>4.38405</text:p>
          </table:table-cell>
          <table:table-cell office:value-type="float" office:value="3.4242">
            <text:p>3.4242</text:p>
          </table:table-cell>
          <table:table-cell office:value-type="float" office:value="3.2238">
            <text:p>3.2238</text:p>
          </table:table-cell>
          <table:table-cell office:value-type="float" office:value="3.0367">
            <text:p>3.0367</text:p>
          </table:table-cell>
          <table:table-cell office:value-type="float" office:value="3.6863">
            <text:p>3.6863</text:p>
          </table:table-cell>
          <table:table-cell office:value-type="float" office:value="3.8946">
            <text:p>3.8946</text:p>
          </table:table-cell>
          <table:table-cell office:value-type="float" office:value="3.734">
            <text:p>3.734</text:p>
          </table:table-cell>
          <table:table-cell office:value-type="float" office:value="3.6191">
            <text:p>3.6191</text:p>
          </table:table-cell>
          <table:table-cell office:value-type="float" office:value="3.7701">
            <text:p>3.7701</text:p>
          </table:table-cell>
          <table:table-cell office:value-type="float" office:value="3.9416">
            <text:p>3.9416</text:p>
          </table:table-cell>
          <table:table-cell office:value-type="float" office:value="3.6862">
            <text:p>3.6862</text:p>
          </table:table-cell>
          <table:table-cell office:value-type="float" office:value="4.4355">
            <text:p>4.4355</text:p>
          </table:table-cell>
          <table:table-cell table:formula="of:=AVERAGE([.T166:.Y166])" office:value-type="float" office:value="3.86441666666667">
            <text:p>3.864416666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12-06</text:p>
          </table:table-cell>
          <table:table-cell office:value-type="float" office:value="4.3283">
            <text:p>4.3283</text:p>
          </table:table-cell>
          <table:table-cell office:value-type="float" office:value="4.2532">
            <text:p>4.2532</text:p>
          </table:table-cell>
          <table:table-cell office:value-type="float" office:value="4.104">
            <text:p>4.104</text:p>
          </table:table-cell>
          <table:table-cell office:value-type="float" office:value="4.1497">
            <text:p>4.1497</text:p>
          </table:table-cell>
          <table:table-cell office:value-type="float" office:value="4.3884">
            <text:p>4.3884</text:p>
          </table:table-cell>
          <table:table-cell office:value-type="float" office:value="4.1899">
            <text:p>4.1899</text:p>
          </table:table-cell>
          <table:table-cell office:value-type="float" office:value="4.2754">
            <text:p>4.2754</text:p>
          </table:table-cell>
          <table:table-cell office:value-type="float" office:value="4.2608">
            <text:p>4.2608</text:p>
          </table:table-cell>
          <table:table-cell office:value-type="float" office:value="4.4484">
            <text:p>4.4484</text:p>
          </table:table-cell>
          <table:table-cell office:value-type="float" office:value="4.5152">
            <text:p>4.5152</text:p>
          </table:table-cell>
          <table:table-cell office:value-type="float" office:value="4.6373">
            <text:p>4.6373</text:p>
          </table:table-cell>
          <table:table-cell table:formula="of:=AVERAGE([.H167:.M167])" office:value-type="float" office:value="4.38783333333333">
            <text:p>4.3878333333</text:p>
          </table:table-cell>
          <table:table-cell office:value-type="float" office:value="3.4649">
            <text:p>3.4649</text:p>
          </table:table-cell>
          <table:table-cell office:value-type="float" office:value="3.2034">
            <text:p>3.2034</text:p>
          </table:table-cell>
          <table:table-cell office:value-type="float" office:value="3.0337">
            <text:p>3.0337</text:p>
          </table:table-cell>
          <table:table-cell office:value-type="float" office:value="3.6985">
            <text:p>3.6985</text:p>
          </table:table-cell>
          <table:table-cell office:value-type="float" office:value="3.8946">
            <text:p>3.8946</text:p>
          </table:table-cell>
          <table:table-cell office:value-type="float" office:value="3.734">
            <text:p>3.734</text:p>
          </table:table-cell>
          <table:table-cell office:value-type="float" office:value="3.6269">
            <text:p>3.6269</text:p>
          </table:table-cell>
          <table:table-cell office:value-type="float" office:value="3.763">
            <text:p>3.763</text:p>
          </table:table-cell>
          <table:table-cell office:value-type="float" office:value="3.9352">
            <text:p>3.9352</text:p>
          </table:table-cell>
          <table:table-cell office:value-type="float" office:value="3.7279">
            <text:p>3.7279</text:p>
          </table:table-cell>
          <table:table-cell office:value-type="float" office:value="4.4355">
            <text:p>4.4355</text:p>
          </table:table-cell>
          <table:table-cell table:formula="of:=AVERAGE([.T167:.Y167])" office:value-type="float" office:value="3.87041666666667">
            <text:p>3.8704166667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13-06</text:p>
          </table:table-cell>
          <table:table-cell office:value-type="float" office:value="4.324">
            <text:p>4.324</text:p>
          </table:table-cell>
          <table:table-cell office:value-type="float" office:value="4.2645">
            <text:p>4.2645</text:p>
          </table:table-cell>
          <table:table-cell office:value-type="float" office:value="4.1265">
            <text:p>4.1265</text:p>
          </table:table-cell>
          <table:table-cell office:value-type="float" office:value="4.1573">
            <text:p>4.1573</text:p>
          </table:table-cell>
          <table:table-cell office:value-type="float" office:value="4.3884">
            <text:p>4.3884</text:p>
          </table:table-cell>
          <table:table-cell office:value-type="float" office:value="4.1936">
            <text:p>4.1936</text:p>
          </table:table-cell>
          <table:table-cell office:value-type="float" office:value="4.2766">
            <text:p>4.2766</text:p>
          </table:table-cell>
          <table:table-cell office:value-type="float" office:value="4.2574">
            <text:p>4.2574</text:p>
          </table:table-cell>
          <table:table-cell office:value-type="float" office:value="4.4352">
            <text:p>4.4352</text:p>
          </table:table-cell>
          <table:table-cell office:value-type="float" office:value="4.5152">
            <text:p>4.5152</text:p>
          </table:table-cell>
          <table:table-cell office:value-type="float" office:value="4.6373">
            <text:p>4.6373</text:p>
          </table:table-cell>
          <table:table-cell table:formula="of:=AVERAGE([.H168:.M168])" office:value-type="float" office:value="4.38588333333333">
            <text:p>4.3858833333</text:p>
          </table:table-cell>
          <table:table-cell office:value-type="float" office:value="3.4498">
            <text:p>3.4498</text:p>
          </table:table-cell>
          <table:table-cell office:value-type="float" office:value="3.2028">
            <text:p>3.2028</text:p>
          </table:table-cell>
          <table:table-cell office:value-type="float" office:value="3.049">
            <text:p>3.049</text:p>
          </table:table-cell>
          <table:table-cell office:value-type="float" office:value="3.7059">
            <text:p>3.7059</text:p>
          </table:table-cell>
          <table:table-cell office:value-type="float" office:value="3.8946">
            <text:p>3.8946</text:p>
          </table:table-cell>
          <table:table-cell office:value-type="float" office:value="3.7386">
            <text:p>3.7386</text:p>
          </table:table-cell>
          <table:table-cell office:value-type="float" office:value="3.6353">
            <text:p>3.6353</text:p>
          </table:table-cell>
          <table:table-cell office:value-type="float" office:value="3.7713">
            <text:p>3.7713</text:p>
          </table:table-cell>
          <table:table-cell office:value-type="float" office:value="3.9413">
            <text:p>3.9413</text:p>
          </table:table-cell>
          <table:table-cell office:value-type="float" office:value="3.7279">
            <text:p>3.7279</text:p>
          </table:table-cell>
          <table:table-cell office:value-type="float" office:value="4.4355">
            <text:p>4.4355</text:p>
          </table:table-cell>
          <table:table-cell table:formula="of:=AVERAGE([.T168:.Y168])" office:value-type="float" office:value="3.87498333333333">
            <text:p>3.874983333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14-06</text:p>
          </table:table-cell>
          <table:table-cell office:value-type="float" office:value="4.315">
            <text:p>4.315</text:p>
          </table:table-cell>
          <table:table-cell office:value-type="float" office:value="4.2347">
            <text:p>4.2347</text:p>
          </table:table-cell>
          <table:table-cell office:value-type="float" office:value="4.1425">
            <text:p>4.1425</text:p>
          </table:table-cell>
          <table:table-cell office:value-type="float" office:value="4.1573">
            <text:p>4.1573</text:p>
          </table:table-cell>
          <table:table-cell office:value-type="float" office:value="4.4332">
            <text:p>4.4332</text:p>
          </table:table-cell>
          <table:table-cell office:value-type="float" office:value="4.1967">
            <text:p>4.1967</text:p>
          </table:table-cell>
          <table:table-cell office:value-type="float" office:value="4.2671">
            <text:p>4.2671</text:p>
          </table:table-cell>
          <table:table-cell office:value-type="float" office:value="4.2534">
            <text:p>4.2534</text:p>
          </table:table-cell>
          <table:table-cell office:value-type="float" office:value="4.4352">
            <text:p>4.4352</text:p>
          </table:table-cell>
          <table:table-cell office:value-type="float" office:value="4.5152">
            <text:p>4.5152</text:p>
          </table:table-cell>
          <table:table-cell office:value-type="float" office:value="4.6563">
            <text:p>4.6563</text:p>
          </table:table-cell>
          <table:table-cell table:formula="of:=AVERAGE([.H169:.M169])" office:value-type="float" office:value="4.38731666666667">
            <text:p>4.3873166667</text:p>
          </table:table-cell>
          <table:table-cell office:value-type="float" office:value="3.438">
            <text:p>3.438</text:p>
          </table:table-cell>
          <table:table-cell office:value-type="float" office:value="3.1833">
            <text:p>3.1833</text:p>
          </table:table-cell>
          <table:table-cell office:value-type="float" office:value="3.0613">
            <text:p>3.0613</text:p>
          </table:table-cell>
          <table:table-cell office:value-type="float" office:value="3.7059">
            <text:p>3.7059</text:p>
          </table:table-cell>
          <table:table-cell office:value-type="float" office:value="3.9494">
            <text:p>3.9494</text:p>
          </table:table-cell>
          <table:table-cell office:value-type="float" office:value="3.7461">
            <text:p>3.7461</text:p>
          </table:table-cell>
          <table:table-cell office:value-type="float" office:value="3.6378">
            <text:p>3.6378</text:p>
          </table:table-cell>
          <table:table-cell office:value-type="float" office:value="3.7758">
            <text:p>3.7758</text:p>
          </table:table-cell>
          <table:table-cell office:value-type="float" office:value="3.9413">
            <text:p>3.9413</text:p>
          </table:table-cell>
          <table:table-cell office:value-type="float" office:value="3.7279">
            <text:p>3.7279</text:p>
          </table:table-cell>
          <table:table-cell office:value-type="float" office:value="4.4549">
            <text:p>4.4549</text:p>
          </table:table-cell>
          <table:table-cell table:formula="of:=AVERAGE([.T169:.Y169])" office:value-type="float" office:value="3.88063333333333">
            <text:p>3.880633333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15-06</text:p>
          </table:table-cell>
          <table:table-cell office:value-type="float" office:value="4.2984">
            <text:p>4.2984</text:p>
          </table:table-cell>
          <table:table-cell office:value-type="float" office:value="4.2296">
            <text:p>4.2296</text:p>
          </table:table-cell>
          <table:table-cell office:value-type="float" office:value="4.1425">
            <text:p>4.1425</text:p>
          </table:table-cell>
          <table:table-cell office:value-type="float" office:value="4.1573">
            <text:p>4.1573</text:p>
          </table:table-cell>
          <table:table-cell office:value-type="float" office:value="4.4119">
            <text:p>4.4119</text:p>
          </table:table-cell>
          <table:table-cell office:value-type="float" office:value="4.2122">
            <text:p>4.2122</text:p>
          </table:table-cell>
          <table:table-cell office:value-type="float" office:value="4.2807">
            <text:p>4.2807</text:p>
          </table:table-cell>
          <table:table-cell office:value-type="float" office:value="4.2605">
            <text:p>4.2605</text:p>
          </table:table-cell>
          <table:table-cell office:value-type="float" office:value="4.4352">
            <text:p>4.4352</text:p>
          </table:table-cell>
          <table:table-cell office:value-type="float" office:value="4.5235">
            <text:p>4.5235</text:p>
          </table:table-cell>
          <table:table-cell office:value-type="float" office:value="4.669">
            <text:p>4.669</text:p>
          </table:table-cell>
          <table:table-cell table:formula="of:=AVERAGE([.H170:.M170])" office:value-type="float" office:value="4.39685">
            <text:p>4.39685</text:p>
          </table:table-cell>
          <table:table-cell office:value-type="float" office:value="3.4125">
            <text:p>3.4125</text:p>
          </table:table-cell>
          <table:table-cell office:value-type="float" office:value="3.1713">
            <text:p>3.1713</text:p>
          </table:table-cell>
          <table:table-cell office:value-type="float" office:value="3.0613">
            <text:p>3.0613</text:p>
          </table:table-cell>
          <table:table-cell office:value-type="float" office:value="3.7059">
            <text:p>3.7059</text:p>
          </table:table-cell>
          <table:table-cell office:value-type="float" office:value="3.9287">
            <text:p>3.9287</text:p>
          </table:table-cell>
          <table:table-cell office:value-type="float" office:value="3.7723">
            <text:p>3.7723</text:p>
          </table:table-cell>
          <table:table-cell office:value-type="float" office:value="3.6915">
            <text:p>3.6915</text:p>
          </table:table-cell>
          <table:table-cell office:value-type="float" office:value="3.7925">
            <text:p>3.7925</text:p>
          </table:table-cell>
          <table:table-cell office:value-type="float" office:value="3.9413">
            <text:p>3.9413</text:p>
          </table:table-cell>
          <table:table-cell office:value-type="float" office:value="3.736">
            <text:p>3.736</text:p>
          </table:table-cell>
          <table:table-cell office:value-type="float" office:value="4.4761">
            <text:p>4.4761</text:p>
          </table:table-cell>
          <table:table-cell table:formula="of:=AVERAGE([.T170:.Y170])" office:value-type="float" office:value="3.90161666666667">
            <text:p>3.901616666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6-06</text:p>
          </table:table-cell>
          <table:table-cell office:value-type="float" office:value="4.2807">
            <text:p>4.2807</text:p>
          </table:table-cell>
          <table:table-cell office:value-type="float" office:value="4.2296">
            <text:p>4.2296</text:p>
          </table:table-cell>
          <table:table-cell office:value-type="float" office:value="4.1425">
            <text:p>4.1425</text:p>
          </table:table-cell>
          <table:table-cell office:value-type="float" office:value="4.1448">
            <text:p>4.1448</text:p>
          </table:table-cell>
          <table:table-cell office:value-type="float" office:value="4.449">
            <text:p>4.449</text:p>
          </table:table-cell>
          <table:table-cell office:value-type="float" office:value="4.2184">
            <text:p>4.2184</text:p>
          </table:table-cell>
          <table:table-cell office:value-type="float" office:value="4.2876">
            <text:p>4.2876</text:p>
          </table:table-cell>
          <table:table-cell office:value-type="float" office:value="4.2605">
            <text:p>4.2605</text:p>
          </table:table-cell>
          <table:table-cell office:value-type="float" office:value="4.4272">
            <text:p>4.4272</text:p>
          </table:table-cell>
          <table:table-cell office:value-type="float" office:value="4.5166">
            <text:p>4.5166</text:p>
          </table:table-cell>
          <table:table-cell office:value-type="float" office:value="4.7138">
            <text:p>4.7138</text:p>
          </table:table-cell>
          <table:table-cell table:formula="of:=AVERAGE([.H171:.M171])" office:value-type="float" office:value="4.40401666666667">
            <text:p>4.4040166667</text:p>
          </table:table-cell>
          <table:table-cell office:value-type="float" office:value="3.3925">
            <text:p>3.3925</text:p>
          </table:table-cell>
          <table:table-cell office:value-type="float" office:value="3.1713">
            <text:p>3.1713</text:p>
          </table:table-cell>
          <table:table-cell office:value-type="float" office:value="3.0613">
            <text:p>3.0613</text:p>
          </table:table-cell>
          <table:table-cell office:value-type="float" office:value="3.6958">
            <text:p>3.6958</text:p>
          </table:table-cell>
          <table:table-cell office:value-type="float" office:value="3.9816">
            <text:p>3.9816</text:p>
          </table:table-cell>
          <table:table-cell office:value-type="float" office:value="3.7776">
            <text:p>3.7776</text:p>
          </table:table-cell>
          <table:table-cell office:value-type="float" office:value="3.6921">
            <text:p>3.6921</text:p>
          </table:table-cell>
          <table:table-cell office:value-type="float" office:value="3.7925">
            <text:p>3.7925</text:p>
          </table:table-cell>
          <table:table-cell office:value-type="float" office:value="3.9151">
            <text:p>3.9151</text:p>
          </table:table-cell>
          <table:table-cell office:value-type="float" office:value="3.7253">
            <text:p>3.7253</text:p>
          </table:table-cell>
          <table:table-cell office:value-type="float" office:value="4.5325">
            <text:p>4.5325</text:p>
          </table:table-cell>
          <table:table-cell table:formula="of:=AVERAGE([.T171:.Y171])" office:value-type="float" office:value="3.90585">
            <text:p>3.9058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17-06</text:p>
          </table:table-cell>
          <table:table-cell office:value-type="float" office:value="4.2807">
            <text:p>4.2807</text:p>
          </table:table-cell>
          <table:table-cell office:value-type="float" office:value="4.2296">
            <text:p>4.2296</text:p>
          </table:table-cell>
          <table:table-cell office:value-type="float" office:value="4.1371">
            <text:p>4.1371</text:p>
          </table:table-cell>
          <table:table-cell office:value-type="float" office:value="4.1576">
            <text:p>4.1576</text:p>
          </table:table-cell>
          <table:table-cell office:value-type="float" office:value="4.4463">
            <text:p>4.4463</text:p>
          </table:table-cell>
          <table:table-cell office:value-type="float" office:value="4.2125">
            <text:p>4.2125</text:p>
          </table:table-cell>
          <table:table-cell office:value-type="float" office:value="4.2876">
            <text:p>4.2876</text:p>
          </table:table-cell>
          <table:table-cell office:value-type="float" office:value="4.2605">
            <text:p>4.2605</text:p>
          </table:table-cell>
          <table:table-cell office:value-type="float" office:value="4.4467">
            <text:p>4.4467</text:p>
          </table:table-cell>
          <table:table-cell office:value-type="float" office:value="4.5375">
            <text:p>4.5375</text:p>
          </table:table-cell>
          <table:table-cell office:value-type="float" office:value="4.7003">
            <text:p>4.7003</text:p>
          </table:table-cell>
          <table:table-cell table:formula="of:=AVERAGE([.H172:.M172])" office:value-type="float" office:value="4.40751666666667">
            <text:p>4.4075166667</text:p>
          </table:table-cell>
          <table:table-cell office:value-type="float" office:value="3.3925">
            <text:p>3.3925</text:p>
          </table:table-cell>
          <table:table-cell office:value-type="float" office:value="3.1713">
            <text:p>3.1713</text:p>
          </table:table-cell>
          <table:table-cell office:value-type="float" office:value="3.0492">
            <text:p>3.0492</text:p>
          </table:table-cell>
          <table:table-cell office:value-type="float" office:value="3.6861">
            <text:p>3.6861</text:p>
          </table:table-cell>
          <table:table-cell office:value-type="float" office:value="3.9509">
            <text:p>3.9509</text:p>
          </table:table-cell>
          <table:table-cell office:value-type="float" office:value="3.7615">
            <text:p>3.7615</text:p>
          </table:table-cell>
          <table:table-cell office:value-type="float" office:value="3.6921">
            <text:p>3.6921</text:p>
          </table:table-cell>
          <table:table-cell office:value-type="float" office:value="3.7925">
            <text:p>3.7925</text:p>
          </table:table-cell>
          <table:table-cell office:value-type="float" office:value="3.959">
            <text:p>3.959</text:p>
          </table:table-cell>
          <table:table-cell office:value-type="float" office:value="3.8012">
            <text:p>3.8012</text:p>
          </table:table-cell>
          <table:table-cell office:value-type="float" office:value="4.4825">
            <text:p>4.4825</text:p>
          </table:table-cell>
          <table:table-cell table:formula="of:=AVERAGE([.T172:.Y172])" office:value-type="float" office:value="3.9148">
            <text:p>3.914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18-06</text:p>
          </table:table-cell>
          <table:table-cell office:value-type="float" office:value="4.2807">
            <text:p>4.2807</text:p>
          </table:table-cell>
          <table:table-cell office:value-type="float" office:value="4.2554">
            <text:p>4.2554</text:p>
          </table:table-cell>
          <table:table-cell office:value-type="float" office:value="4.1444">
            <text:p>4.1444</text:p>
          </table:table-cell>
          <table:table-cell office:value-type="float" office:value="4.1667">
            <text:p>4.1667</text:p>
          </table:table-cell>
          <table:table-cell office:value-type="float" office:value="4.3925">
            <text:p>4.3925</text:p>
          </table:table-cell>
          <table:table-cell office:value-type="float" office:value="4.2125">
            <text:p>4.2125</text:p>
          </table:table-cell>
          <table:table-cell office:value-type="float" office:value="4.2876">
            <text:p>4.2876</text:p>
          </table:table-cell>
          <table:table-cell office:value-type="float" office:value="4.2592">
            <text:p>4.2592</text:p>
          </table:table-cell>
          <table:table-cell office:value-type="float" office:value="4.4647">
            <text:p>4.4647</text:p>
          </table:table-cell>
          <table:table-cell office:value-type="float" office:value="4.5492">
            <text:p>4.5492</text:p>
          </table:table-cell>
          <table:table-cell office:value-type="float" office:value="4.652">
            <text:p>4.652</text:p>
          </table:table-cell>
          <table:table-cell table:formula="of:=AVERAGE([.H173:.M173])" office:value-type="float" office:value="4.4042">
            <text:p>4.4042</text:p>
          </table:table-cell>
          <table:table-cell office:value-type="float" office:value="3.3925">
            <text:p>3.3925</text:p>
          </table:table-cell>
          <table:table-cell office:value-type="float" office:value="3.1818">
            <text:p>3.1818</text:p>
          </table:table-cell>
          <table:table-cell office:value-type="float" office:value="3.0557">
            <text:p>3.0557</text:p>
          </table:table-cell>
          <table:table-cell office:value-type="float" office:value="3.6537">
            <text:p>3.6537</text:p>
          </table:table-cell>
          <table:table-cell office:value-type="float" office:value="3.8762">
            <text:p>3.8762</text:p>
          </table:table-cell>
          <table:table-cell office:value-type="float" office:value="3.7615">
            <text:p>3.7615</text:p>
          </table:table-cell>
          <table:table-cell office:value-type="float" office:value="3.6921">
            <text:p>3.6921</text:p>
          </table:table-cell>
          <table:table-cell office:value-type="float" office:value="3.8073">
            <text:p>3.8073</text:p>
          </table:table-cell>
          <table:table-cell office:value-type="float" office:value="3.9785">
            <text:p>3.9785</text:p>
          </table:table-cell>
          <table:table-cell office:value-type="float" office:value="3.8235">
            <text:p>3.8235</text:p>
          </table:table-cell>
          <table:table-cell office:value-type="float" office:value="4.4233">
            <text:p>4.4233</text:p>
          </table:table-cell>
          <table:table-cell table:formula="of:=AVERAGE([.T173:.Y173])" office:value-type="float" office:value="3.91436666666667">
            <text:p>3.914366666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9-06</text:p>
          </table:table-cell>
          <table:table-cell office:value-type="float" office:value="4.253">
            <text:p>4.253</text:p>
          </table:table-cell>
          <table:table-cell office:value-type="float" office:value="4.2598">
            <text:p>4.2598</text:p>
          </table:table-cell>
          <table:table-cell office:value-type="float" office:value="4.1326">
            <text:p>4.1326</text:p>
          </table:table-cell>
          <table:table-cell office:value-type="float" office:value="4.1729">
            <text:p>4.1729</text:p>
          </table:table-cell>
          <table:table-cell office:value-type="float" office:value="4.3925">
            <text:p>4.3925</text:p>
          </table:table-cell>
          <table:table-cell office:value-type="float" office:value="4.2125">
            <text:p>4.2125</text:p>
          </table:table-cell>
          <table:table-cell office:value-type="float" office:value="4.3143">
            <text:p>4.3143</text:p>
          </table:table-cell>
          <table:table-cell office:value-type="float" office:value="4.267">
            <text:p>4.267</text:p>
          </table:table-cell>
          <table:table-cell office:value-type="float" office:value="4.4516">
            <text:p>4.4516</text:p>
          </table:table-cell>
          <table:table-cell office:value-type="float" office:value="4.5329">
            <text:p>4.5329</text:p>
          </table:table-cell>
          <table:table-cell office:value-type="float" office:value="4.652">
            <text:p>4.652</text:p>
          </table:table-cell>
          <table:table-cell table:formula="of:=AVERAGE([.H174:.M174])" office:value-type="float" office:value="4.40505">
            <text:p>4.40505</text:p>
          </table:table-cell>
          <table:table-cell office:value-type="float" office:value="3.3703">
            <text:p>3.3703</text:p>
          </table:table-cell>
          <table:table-cell office:value-type="float" office:value="3.1775">
            <text:p>3.1775</text:p>
          </table:table-cell>
          <table:table-cell office:value-type="float" office:value="3.0342">
            <text:p>3.0342</text:p>
          </table:table-cell>
          <table:table-cell office:value-type="float" office:value="3.6932">
            <text:p>3.6932</text:p>
          </table:table-cell>
          <table:table-cell office:value-type="float" office:value="3.8762">
            <text:p>3.8762</text:p>
          </table:table-cell>
          <table:table-cell office:value-type="float" office:value="3.7615">
            <text:p>3.7615</text:p>
          </table:table-cell>
          <table:table-cell office:value-type="float" office:value="3.7405">
            <text:p>3.7405</text:p>
          </table:table-cell>
          <table:table-cell office:value-type="float" office:value="3.8074">
            <text:p>3.8074</text:p>
          </table:table-cell>
          <table:table-cell office:value-type="float" office:value="3.9711">
            <text:p>3.9711</text:p>
          </table:table-cell>
          <table:table-cell office:value-type="float" office:value="3.812">
            <text:p>3.812</text:p>
          </table:table-cell>
          <table:table-cell office:value-type="float" office:value="4.4233">
            <text:p>4.4233</text:p>
          </table:table-cell>
          <table:table-cell table:formula="of:=AVERAGE([.T174:.Y174])" office:value-type="float" office:value="3.9193">
            <text:p>3.919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-06</text:p>
          </table:table-cell>
          <table:table-cell office:value-type="float" office:value="4.2393">
            <text:p>4.2393</text:p>
          </table:table-cell>
          <table:table-cell office:value-type="float" office:value="4.3183">
            <text:p>4.3183</text:p>
          </table:table-cell>
          <table:table-cell office:value-type="float" office:value="4.1606">
            <text:p>4.1606</text:p>
          </table:table-cell>
          <table:table-cell office:value-type="float" office:value="4.1625">
            <text:p>4.1625</text:p>
          </table:table-cell>
          <table:table-cell office:value-type="float" office:value="4.3925">
            <text:p>4.3925</text:p>
          </table:table-cell>
          <table:table-cell office:value-type="float" office:value="4.2306">
            <text:p>4.2306</text:p>
          </table:table-cell>
          <table:table-cell office:value-type="float" office:value="4.3152">
            <text:p>4.3152</text:p>
          </table:table-cell>
          <table:table-cell office:value-type="float" office:value="4.2556">
            <text:p>4.2556</text:p>
          </table:table-cell>
          <table:table-cell office:value-type="float" office:value="4.4493">
            <text:p>4.4493</text:p>
          </table:table-cell>
          <table:table-cell office:value-type="float" office:value="4.5329">
            <text:p>4.5329</text:p>
          </table:table-cell>
          <table:table-cell office:value-type="float" office:value="4.652">
            <text:p>4.652</text:p>
          </table:table-cell>
          <table:table-cell table:formula="of:=AVERAGE([.H175:.M175])" office:value-type="float" office:value="4.40593333333333">
            <text:p>4.4059333333</text:p>
          </table:table-cell>
          <table:table-cell office:value-type="float" office:value="3.337">
            <text:p>3.337</text:p>
          </table:table-cell>
          <table:table-cell office:value-type="float" office:value="3.2714">
            <text:p>3.2714</text:p>
          </table:table-cell>
          <table:table-cell office:value-type="float" office:value="3.062">
            <text:p>3.062</text:p>
          </table:table-cell>
          <table:table-cell office:value-type="float" office:value="3.669">
            <text:p>3.669</text:p>
          </table:table-cell>
          <table:table-cell office:value-type="float" office:value="3.8762">
            <text:p>3.8762</text:p>
          </table:table-cell>
          <table:table-cell office:value-type="float" office:value="3.7922">
            <text:p>3.7922</text:p>
          </table:table-cell>
          <table:table-cell office:value-type="float" office:value="3.7271">
            <text:p>3.7271</text:p>
          </table:table-cell>
          <table:table-cell office:value-type="float" office:value="3.7637">
            <text:p>3.7637</text:p>
          </table:table-cell>
          <table:table-cell office:value-type="float" office:value="3.968">
            <text:p>3.968</text:p>
          </table:table-cell>
          <table:table-cell office:value-type="float" office:value="3.812">
            <text:p>3.812</text:p>
          </table:table-cell>
          <table:table-cell office:value-type="float" office:value="4.4233">
            <text:p>4.4233</text:p>
          </table:table-cell>
          <table:table-cell table:formula="of:=AVERAGE([.T175:.Y175])" office:value-type="float" office:value="3.91438333333333">
            <text:p>3.914383333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1-06</text:p>
          </table:table-cell>
          <table:table-cell office:value-type="float" office:value="4.2537">
            <text:p>4.2537</text:p>
          </table:table-cell>
          <table:table-cell office:value-type="float" office:value="4.3289">
            <text:p>4.3289</text:p>
          </table:table-cell>
          <table:table-cell office:value-type="float" office:value="4.1498">
            <text:p>4.1498</text:p>
          </table:table-cell>
          <table:table-cell office:value-type="float" office:value="4.1625">
            <text:p>4.1625</text:p>
          </table:table-cell>
          <table:table-cell office:value-type="float" office:value="4.3991">
            <text:p>4.3991</text:p>
          </table:table-cell>
          <table:table-cell office:value-type="float" office:value="4.2368">
            <text:p>4.2368</text:p>
          </table:table-cell>
          <table:table-cell office:value-type="float" office:value="4.3256">
            <text:p>4.3256</text:p>
          </table:table-cell>
          <table:table-cell office:value-type="float" office:value="4.2584">
            <text:p>4.2584</text:p>
          </table:table-cell>
          <table:table-cell office:value-type="float" office:value="4.4493">
            <text:p>4.4493</text:p>
          </table:table-cell>
          <table:table-cell office:value-type="float" office:value="4.5329">
            <text:p>4.5329</text:p>
          </table:table-cell>
          <table:table-cell office:value-type="float" office:value="4.6435">
            <text:p>4.6435</text:p>
          </table:table-cell>
          <table:table-cell table:formula="of:=AVERAGE([.H176:.M176])" office:value-type="float" office:value="4.40775">
            <text:p>4.40775</text:p>
          </table:table-cell>
          <table:table-cell office:value-type="float" office:value="3.3573">
            <text:p>3.3573</text:p>
          </table:table-cell>
          <table:table-cell office:value-type="float" office:value="3.2844">
            <text:p>3.2844</text:p>
          </table:table-cell>
          <table:table-cell office:value-type="float" office:value="3.0522">
            <text:p>3.0522</text:p>
          </table:table-cell>
          <table:table-cell office:value-type="float" office:value="3.669">
            <text:p>3.669</text:p>
          </table:table-cell>
          <table:table-cell office:value-type="float" office:value="3.8882">
            <text:p>3.8882</text:p>
          </table:table-cell>
          <table:table-cell office:value-type="float" office:value="3.8008">
            <text:p>3.8008</text:p>
          </table:table-cell>
          <table:table-cell office:value-type="float" office:value="3.749">
            <text:p>3.749</text:p>
          </table:table-cell>
          <table:table-cell office:value-type="float" office:value="3.7632">
            <text:p>3.7632</text:p>
          </table:table-cell>
          <table:table-cell office:value-type="float" office:value="3.968">
            <text:p>3.968</text:p>
          </table:table-cell>
          <table:table-cell office:value-type="float" office:value="3.812">
            <text:p>3.812</text:p>
          </table:table-cell>
          <table:table-cell office:value-type="float" office:value="4.4014">
            <text:p>4.4014</text:p>
          </table:table-cell>
          <table:table-cell table:formula="of:=AVERAGE([.T176:.Y176])" office:value-type="float" office:value="3.91573333333333">
            <text:p>3.915733333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22-06</text:p>
          </table:table-cell>
          <table:table-cell office:value-type="float" office:value="4.2563">
            <text:p>4.2563</text:p>
          </table:table-cell>
          <table:table-cell office:value-type="float" office:value="4.35">
            <text:p>4.35</text:p>
          </table:table-cell>
          <table:table-cell office:value-type="float" office:value="4.1498">
            <text:p>4.1498</text:p>
          </table:table-cell>
          <table:table-cell office:value-type="float" office:value="4.1625">
            <text:p>4.1625</text:p>
          </table:table-cell>
          <table:table-cell office:value-type="float" office:value="4.3785">
            <text:p>4.3785</text:p>
          </table:table-cell>
          <table:table-cell office:value-type="float" office:value="4.2402">
            <text:p>4.2402</text:p>
          </table:table-cell>
          <table:table-cell office:value-type="float" office:value="4.3148">
            <text:p>4.3148</text:p>
          </table:table-cell>
          <table:table-cell office:value-type="float" office:value="4.2545">
            <text:p>4.2545</text:p>
          </table:table-cell>
          <table:table-cell office:value-type="float" office:value="4.4493">
            <text:p>4.4493</text:p>
          </table:table-cell>
          <table:table-cell office:value-type="float" office:value="4.5328">
            <text:p>4.5328</text:p>
          </table:table-cell>
          <table:table-cell office:value-type="float" office:value="4.6905">
            <text:p>4.6905</text:p>
          </table:table-cell>
          <table:table-cell table:formula="of:=AVERAGE([.H177:.M177])" office:value-type="float" office:value="4.41368333333333">
            <text:p>4.4136833333</text:p>
          </table:table-cell>
          <table:table-cell office:value-type="float" office:value="3.3944">
            <text:p>3.3944</text:p>
          </table:table-cell>
          <table:table-cell office:value-type="float" office:value="3.3242">
            <text:p>3.3242</text:p>
          </table:table-cell>
          <table:table-cell office:value-type="float" office:value="3.0522">
            <text:p>3.0522</text:p>
          </table:table-cell>
          <table:table-cell office:value-type="float" office:value="3.669">
            <text:p>3.669</text:p>
          </table:table-cell>
          <table:table-cell office:value-type="float" office:value="3.8806">
            <text:p>3.8806</text:p>
          </table:table-cell>
          <table:table-cell office:value-type="float" office:value="3.7964">
            <text:p>3.7964</text:p>
          </table:table-cell>
          <table:table-cell office:value-type="float" office:value="3.7043">
            <text:p>3.7043</text:p>
          </table:table-cell>
          <table:table-cell office:value-type="float" office:value="3.734">
            <text:p>3.734</text:p>
          </table:table-cell>
          <table:table-cell office:value-type="float" office:value="3.968">
            <text:p>3.968</text:p>
          </table:table-cell>
          <table:table-cell office:value-type="float" office:value="3.811">
            <text:p>3.811</text:p>
          </table:table-cell>
          <table:table-cell office:value-type="float" office:value="4.4582">
            <text:p>4.4582</text:p>
          </table:table-cell>
          <table:table-cell table:formula="of:=AVERAGE([.T177:.Y177])" office:value-type="float" office:value="3.91198333333333">
            <text:p>3.911983333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23-06</text:p>
          </table:table-cell>
          <table:table-cell office:value-type="float" office:value="4.2548">
            <text:p>4.2548</text:p>
          </table:table-cell>
          <table:table-cell office:value-type="float" office:value="4.35">
            <text:p>4.35</text:p>
          </table:table-cell>
          <table:table-cell office:value-type="float" office:value="4.1498">
            <text:p>4.1498</text:p>
          </table:table-cell>
          <table:table-cell office:value-type="float" office:value="4.1697">
            <text:p>4.1697</text:p>
          </table:table-cell>
          <table:table-cell office:value-type="float" office:value="4.3571">
            <text:p>4.3571</text:p>
          </table:table-cell>
          <table:table-cell office:value-type="float" office:value="4.232">
            <text:p>4.232</text:p>
          </table:table-cell>
          <table:table-cell office:value-type="float" office:value="4.337">
            <text:p>4.337</text:p>
          </table:table-cell>
          <table:table-cell office:value-type="float" office:value="4.2545">
            <text:p>4.2545</text:p>
          </table:table-cell>
          <table:table-cell office:value-type="float" office:value="4.4371">
            <text:p>4.4371</text:p>
          </table:table-cell>
          <table:table-cell office:value-type="float" office:value="4.5227">
            <text:p>4.5227</text:p>
          </table:table-cell>
          <table:table-cell office:value-type="float" office:value="4.7085">
            <text:p>4.7085</text:p>
          </table:table-cell>
          <table:table-cell table:formula="of:=AVERAGE([.H178:.M178])" office:value-type="float" office:value="4.4153">
            <text:p>4.4153</text:p>
          </table:table-cell>
          <table:table-cell office:value-type="float" office:value="3.4071">
            <text:p>3.4071</text:p>
          </table:table-cell>
          <table:table-cell office:value-type="float" office:value="3.3242">
            <text:p>3.3242</text:p>
          </table:table-cell>
          <table:table-cell office:value-type="float" office:value="3.0522">
            <text:p>3.0522</text:p>
          </table:table-cell>
          <table:table-cell office:value-type="float" office:value="3.7216">
            <text:p>3.7216</text:p>
          </table:table-cell>
          <table:table-cell office:value-type="float" office:value="3.8257">
            <text:p>3.8257</text:p>
          </table:table-cell>
          <table:table-cell office:value-type="float" office:value="3.7877">
            <text:p>3.7877</text:p>
          </table:table-cell>
          <table:table-cell office:value-type="float" office:value="3.7068">
            <text:p>3.7068</text:p>
          </table:table-cell>
          <table:table-cell office:value-type="float" office:value="3.734">
            <text:p>3.734</text:p>
          </table:table-cell>
          <table:table-cell office:value-type="float" office:value="3.9204">
            <text:p>3.9204</text:p>
          </table:table-cell>
          <table:table-cell office:value-type="float" office:value="3.7844">
            <text:p>3.7844</text:p>
          </table:table-cell>
          <table:table-cell office:value-type="float" office:value="4.4873">
            <text:p>4.4873</text:p>
          </table:table-cell>
          <table:table-cell table:formula="of:=AVERAGE([.T178:.Y178])" office:value-type="float" office:value="3.90343333333333">
            <text:p>3.9034333333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4-06</text:p>
          </table:table-cell>
          <table:table-cell office:value-type="float" office:value="4.2548">
            <text:p>4.2548</text:p>
          </table:table-cell>
          <table:table-cell office:value-type="float" office:value="4.35">
            <text:p>4.35</text:p>
          </table:table-cell>
          <table:table-cell office:value-type="float" office:value="4.154">
            <text:p>4.154</text:p>
          </table:table-cell>
          <table:table-cell office:value-type="float" office:value="4.1671">
            <text:p>4.1671</text:p>
          </table:table-cell>
          <table:table-cell office:value-type="float" office:value="4.455">
            <text:p>4.455</text:p>
          </table:table-cell>
          <table:table-cell office:value-type="float" office:value="4.2108">
            <text:p>4.2108</text:p>
          </table:table-cell>
          <table:table-cell office:value-type="float" office:value="4.337">
            <text:p>4.337</text:p>
          </table:table-cell>
          <table:table-cell office:value-type="float" office:value="4.2545">
            <text:p>4.2545</text:p>
          </table:table-cell>
          <table:table-cell office:value-type="float" office:value="4.448">
            <text:p>4.448</text:p>
          </table:table-cell>
          <table:table-cell office:value-type="float" office:value="4.5245">
            <text:p>4.5245</text:p>
          </table:table-cell>
          <table:table-cell office:value-type="float" office:value="4.7023">
            <text:p>4.7023</text:p>
          </table:table-cell>
          <table:table-cell table:formula="of:=AVERAGE([.H179:.M179])" office:value-type="float" office:value="4.41285">
            <text:p>4.41285</text:p>
          </table:table-cell>
          <table:table-cell office:value-type="float" office:value="3.4071">
            <text:p>3.4071</text:p>
          </table:table-cell>
          <table:table-cell office:value-type="float" office:value="3.3242">
            <text:p>3.3242</text:p>
          </table:table-cell>
          <table:table-cell office:value-type="float" office:value="3.0504">
            <text:p>3.0504</text:p>
          </table:table-cell>
          <table:table-cell office:value-type="float" office:value="3.7163">
            <text:p>3.7163</text:p>
          </table:table-cell>
          <table:table-cell office:value-type="float" office:value="4.0258">
            <text:p>4.0258</text:p>
          </table:table-cell>
          <table:table-cell office:value-type="float" office:value="3.764">
            <text:p>3.764</text:p>
          </table:table-cell>
          <table:table-cell office:value-type="float" office:value="3.7068">
            <text:p>3.7068</text:p>
          </table:table-cell>
          <table:table-cell office:value-type="float" office:value="3.734">
            <text:p>3.734</text:p>
          </table:table-cell>
          <table:table-cell office:value-type="float" office:value="3.9433">
            <text:p>3.9433</text:p>
          </table:table-cell>
          <table:table-cell office:value-type="float" office:value="3.7906">
            <text:p>3.7906</text:p>
          </table:table-cell>
          <table:table-cell office:value-type="float" office:value="4.4682">
            <text:p>4.4682</text:p>
          </table:table-cell>
          <table:table-cell table:formula="of:=AVERAGE([.T179:.Y179])" office:value-type="float" office:value="3.90115">
            <text:p>3.9011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5-06</text:p>
          </table:table-cell>
          <table:table-cell office:value-type="float" office:value="4.2548">
            <text:p>4.2548</text:p>
          </table:table-cell>
          <table:table-cell office:value-type="float" office:value="4.319">
            <text:p>4.319</text:p>
          </table:table-cell>
          <table:table-cell office:value-type="float" office:value="4.1504">
            <text:p>4.1504</text:p>
          </table:table-cell>
          <table:table-cell office:value-type="float" office:value="4.1727">
            <text:p>4.1727</text:p>
          </table:table-cell>
          <table:table-cell office:value-type="float" office:value="4.4619">
            <text:p>4.4619</text:p>
          </table:table-cell>
          <table:table-cell office:value-type="float" office:value="4.2108">
            <text:p>4.2108</text:p>
          </table:table-cell>
          <table:table-cell office:value-type="float" office:value="4.337">
            <text:p>4.337</text:p>
          </table:table-cell>
          <table:table-cell office:value-type="float" office:value="4.2563">
            <text:p>4.2563</text:p>
          </table:table-cell>
          <table:table-cell office:value-type="float" office:value="4.4653">
            <text:p>4.4653</text:p>
          </table:table-cell>
          <table:table-cell office:value-type="float" office:value="4.5132">
            <text:p>4.5132</text:p>
          </table:table-cell>
          <table:table-cell office:value-type="float" office:value="4.699">
            <text:p>4.699</text:p>
          </table:table-cell>
          <table:table-cell table:formula="of:=AVERAGE([.H180:.M180])" office:value-type="float" office:value="4.4136">
            <text:p>4.4136</text:p>
          </table:table-cell>
          <table:table-cell office:value-type="float" office:value="3.4071">
            <text:p>3.4071</text:p>
          </table:table-cell>
          <table:table-cell office:value-type="float" office:value="3.2884">
            <text:p>3.2884</text:p>
          </table:table-cell>
          <table:table-cell office:value-type="float" office:value="3.0484">
            <text:p>3.0484</text:p>
          </table:table-cell>
          <table:table-cell office:value-type="float" office:value="3.7236">
            <text:p>3.7236</text:p>
          </table:table-cell>
          <table:table-cell office:value-type="float" office:value="4.057">
            <text:p>4.057</text:p>
          </table:table-cell>
          <table:table-cell office:value-type="float" office:value="3.764">
            <text:p>3.764</text:p>
          </table:table-cell>
          <table:table-cell office:value-type="float" office:value="3.7068">
            <text:p>3.7068</text:p>
          </table:table-cell>
          <table:table-cell office:value-type="float" office:value="3.7375">
            <text:p>3.7375</text:p>
          </table:table-cell>
          <table:table-cell office:value-type="float" office:value="3.9869">
            <text:p>3.9869</text:p>
          </table:table-cell>
          <table:table-cell office:value-type="float" office:value="3.7767">
            <text:p>3.7767</text:p>
          </table:table-cell>
          <table:table-cell office:value-type="float" office:value="4.4448">
            <text:p>4.4448</text:p>
          </table:table-cell>
          <table:table-cell table:formula="of:=AVERAGE([.T180:.Y180])" office:value-type="float" office:value="3.90278333333333">
            <text:p>3.90278333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6-06</text:p>
          </table:table-cell>
          <table:table-cell office:value-type="float" office:value="4.248">
            <text:p>4.248</text:p>
          </table:table-cell>
          <table:table-cell office:value-type="float" office:value="4.3445">
            <text:p>4.3445</text:p>
          </table:table-cell>
          <table:table-cell office:value-type="float" office:value="4.1431">
            <text:p>4.1431</text:p>
          </table:table-cell>
          <table:table-cell office:value-type="float" office:value="4.1757">
            <text:p>4.1757</text:p>
          </table:table-cell>
          <table:table-cell office:value-type="float" office:value="4.4619">
            <text:p>4.4619</text:p>
          </table:table-cell>
          <table:table-cell office:value-type="float" office:value="4.2108">
            <text:p>4.2108</text:p>
          </table:table-cell>
          <table:table-cell office:value-type="float" office:value="4.341">
            <text:p>4.341</text:p>
          </table:table-cell>
          <table:table-cell office:value-type="float" office:value="4.2627">
            <text:p>4.2627</text:p>
          </table:table-cell>
          <table:table-cell office:value-type="float" office:value="4.4684">
            <text:p>4.4684</text:p>
          </table:table-cell>
          <table:table-cell office:value-type="float" office:value="4.507">
            <text:p>4.507</text:p>
          </table:table-cell>
          <table:table-cell office:value-type="float" office:value="4.699">
            <text:p>4.699</text:p>
          </table:table-cell>
          <table:table-cell table:formula="of:=AVERAGE([.H181:.M181])" office:value-type="float" office:value="4.41481666666667">
            <text:p>4.4148166667</text:p>
          </table:table-cell>
          <table:table-cell office:value-type="float" office:value="3.4052">
            <text:p>3.4052</text:p>
          </table:table-cell>
          <table:table-cell office:value-type="float" office:value="3.3358">
            <text:p>3.3358</text:p>
          </table:table-cell>
          <table:table-cell office:value-type="float" office:value="3.0451">
            <text:p>3.0451</text:p>
          </table:table-cell>
          <table:table-cell office:value-type="float" office:value="3.7276">
            <text:p>3.7276</text:p>
          </table:table-cell>
          <table:table-cell office:value-type="float" office:value="4.057">
            <text:p>4.057</text:p>
          </table:table-cell>
          <table:table-cell office:value-type="float" office:value="3.764">
            <text:p>3.764</text:p>
          </table:table-cell>
          <table:table-cell office:value-type="float" office:value="3.7192">
            <text:p>3.7192</text:p>
          </table:table-cell>
          <table:table-cell office:value-type="float" office:value="3.7517">
            <text:p>3.7517</text:p>
          </table:table-cell>
          <table:table-cell office:value-type="float" office:value="3.985">
            <text:p>3.985</text:p>
          </table:table-cell>
          <table:table-cell office:value-type="float" office:value="3.7842">
            <text:p>3.7842</text:p>
          </table:table-cell>
          <table:table-cell office:value-type="float" office:value="4.4448">
            <text:p>4.4448</text:p>
          </table:table-cell>
          <table:table-cell table:formula="of:=AVERAGE([.T181:.Y181])" office:value-type="float" office:value="3.90815">
            <text:p>3.9081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27-06</text:p>
          </table:table-cell>
          <table:table-cell office:value-type="float" office:value="4.2515">
            <text:p>4.2515</text:p>
          </table:table-cell>
          <table:table-cell office:value-type="float" office:value="4.3203">
            <text:p>4.3203</text:p>
          </table:table-cell>
          <table:table-cell office:value-type="float" office:value="4.1522">
            <text:p>4.1522</text:p>
          </table:table-cell>
          <table:table-cell office:value-type="float" office:value="4.1893">
            <text:p>4.1893</text:p>
          </table:table-cell>
          <table:table-cell office:value-type="float" office:value="4.4619">
            <text:p>4.4619</text:p>
          </table:table-cell>
          <table:table-cell office:value-type="float" office:value="4.2151">
            <text:p>4.2151</text:p>
          </table:table-cell>
          <table:table-cell office:value-type="float" office:value="4.3363">
            <text:p>4.3363</text:p>
          </table:table-cell>
          <table:table-cell office:value-type="float" office:value="4.2515">
            <text:p>4.2515</text:p>
          </table:table-cell>
          <table:table-cell office:value-type="float" office:value="4.4664">
            <text:p>4.4664</text:p>
          </table:table-cell>
          <table:table-cell office:value-type="float" office:value="4.507">
            <text:p>4.507</text:p>
          </table:table-cell>
          <table:table-cell office:value-type="float" office:value="4.699">
            <text:p>4.699</text:p>
          </table:table-cell>
          <table:table-cell table:formula="of:=AVERAGE([.H182:.M182])" office:value-type="float" office:value="4.41255">
            <text:p>4.41255</text:p>
          </table:table-cell>
          <table:table-cell office:value-type="float" office:value="3.4072">
            <text:p>3.4072</text:p>
          </table:table-cell>
          <table:table-cell office:value-type="float" office:value="3.3151">
            <text:p>3.3151</text:p>
          </table:table-cell>
          <table:table-cell office:value-type="float" office:value="3.0486">
            <text:p>3.0486</text:p>
          </table:table-cell>
          <table:table-cell office:value-type="float" office:value="3.763">
            <text:p>3.763</text:p>
          </table:table-cell>
          <table:table-cell office:value-type="float" office:value="4.057">
            <text:p>4.057</text:p>
          </table:table-cell>
          <table:table-cell office:value-type="float" office:value="3.7375">
            <text:p>3.7375</text:p>
          </table:table-cell>
          <table:table-cell office:value-type="float" office:value="3.733">
            <text:p>3.733</text:p>
          </table:table-cell>
          <table:table-cell office:value-type="float" office:value="3.7392">
            <text:p>3.7392</text:p>
          </table:table-cell>
          <table:table-cell office:value-type="float" office:value="3.9582">
            <text:p>3.9582</text:p>
          </table:table-cell>
          <table:table-cell office:value-type="float" office:value="3.7842">
            <text:p>3.7842</text:p>
          </table:table-cell>
          <table:table-cell office:value-type="float" office:value="4.4448">
            <text:p>4.4448</text:p>
          </table:table-cell>
          <table:table-cell table:formula="of:=AVERAGE([.T182:.Y182])" office:value-type="float" office:value="3.89948333333333">
            <text:p>3.899483333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28-06</text:p>
          </table:table-cell>
          <table:table-cell office:value-type="float" office:value="4.2872">
            <text:p>4.2872</text:p>
          </table:table-cell>
          <table:table-cell office:value-type="float" office:value="4.3376">
            <text:p>4.3376</text:p>
          </table:table-cell>
          <table:table-cell office:value-type="float" office:value="4.1568">
            <text:p>4.1568</text:p>
          </table:table-cell>
          <table:table-cell office:value-type="float" office:value="4.1893">
            <text:p>4.1893</text:p>
          </table:table-cell>
          <table:table-cell office:value-type="float" office:value="4.4413">
            <text:p>4.4413</text:p>
          </table:table-cell>
          <table:table-cell office:value-type="float" office:value="4.2375">
            <text:p>4.2375</text:p>
          </table:table-cell>
          <table:table-cell office:value-type="float" office:value="4.3631">
            <text:p>4.3631</text:p>
          </table:table-cell>
          <table:table-cell office:value-type="float" office:value="4.2496">
            <text:p>4.2496</text:p>
          </table:table-cell>
          <table:table-cell office:value-type="float" office:value="4.4664">
            <text:p>4.4664</text:p>
          </table:table-cell>
          <table:table-cell office:value-type="float" office:value="4.507">
            <text:p>4.507</text:p>
          </table:table-cell>
          <table:table-cell office:value-type="float" office:value="4.6905">
            <text:p>4.6905</text:p>
          </table:table-cell>
          <table:table-cell table:formula="of:=AVERAGE([.H183:.M183])" office:value-type="float" office:value="4.41901666666667">
            <text:p>4.4190166667</text:p>
          </table:table-cell>
          <table:table-cell office:value-type="float" office:value="3.4524">
            <text:p>3.4524</text:p>
          </table:table-cell>
          <table:table-cell office:value-type="float" office:value="3.3162">
            <text:p>3.3162</text:p>
          </table:table-cell>
          <table:table-cell office:value-type="float" office:value="3.0435">
            <text:p>3.0435</text:p>
          </table:table-cell>
          <table:table-cell office:value-type="float" office:value="3.763">
            <text:p>3.763</text:p>
          </table:table-cell>
          <table:table-cell office:value-type="float" office:value="4.0109">
            <text:p>4.0109</text:p>
          </table:table-cell>
          <table:table-cell office:value-type="float" office:value="3.7253">
            <text:p>3.7253</text:p>
          </table:table-cell>
          <table:table-cell office:value-type="float" office:value="3.7668">
            <text:p>3.7668</text:p>
          </table:table-cell>
          <table:table-cell office:value-type="float" office:value="3.7343">
            <text:p>3.7343</text:p>
          </table:table-cell>
          <table:table-cell office:value-type="float" office:value="3.9582">
            <text:p>3.9582</text:p>
          </table:table-cell>
          <table:table-cell office:value-type="float" office:value="3.7842">
            <text:p>3.7842</text:p>
          </table:table-cell>
          <table:table-cell office:value-type="float" office:value="4.4413">
            <text:p>4.4413</text:p>
          </table:table-cell>
          <table:table-cell table:formula="of:=AVERAGE([.T183:.Y183])" office:value-type="float" office:value="3.90168333333333">
            <text:p>3.901683333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9-06</text:p>
          </table:table-cell>
          <table:table-cell office:value-type="float" office:value="4.2488">
            <text:p>4.2488</text:p>
          </table:table-cell>
          <table:table-cell office:value-type="float" office:value="4.3329">
            <text:p>4.3329</text:p>
          </table:table-cell>
          <table:table-cell office:value-type="float" office:value="4.1568">
            <text:p>4.1568</text:p>
          </table:table-cell>
          <table:table-cell office:value-type="float" office:value="4.1893">
            <text:p>4.1893</text:p>
          </table:table-cell>
          <table:table-cell office:value-type="float" office:value="4.4261">
            <text:p>4.4261</text:p>
          </table:table-cell>
          <table:table-cell office:value-type="float" office:value="4.2489">
            <text:p>4.2489</text:p>
          </table:table-cell>
          <table:table-cell office:value-type="float" office:value="4.3732">
            <text:p>4.3732</text:p>
          </table:table-cell>
          <table:table-cell office:value-type="float" office:value="4.2427">
            <text:p>4.2427</text:p>
          </table:table-cell>
          <table:table-cell office:value-type="float" office:value="4.4664">
            <text:p>4.4664</text:p>
          </table:table-cell>
          <table:table-cell office:value-type="float" office:value="4.5193">
            <text:p>4.5193</text:p>
          </table:table-cell>
          <table:table-cell office:value-type="float" office:value="4.6869">
            <text:p>4.6869</text:p>
          </table:table-cell>
          <table:table-cell table:formula="of:=AVERAGE([.H184:.M184])" office:value-type="float" office:value="4.4229">
            <text:p>4.4229</text:p>
          </table:table-cell>
          <table:table-cell office:value-type="float" office:value="3.3747">
            <text:p>3.3747</text:p>
          </table:table-cell>
          <table:table-cell office:value-type="float" office:value="3.3235">
            <text:p>3.3235</text:p>
          </table:table-cell>
          <table:table-cell office:value-type="float" office:value="3.0435">
            <text:p>3.0435</text:p>
          </table:table-cell>
          <table:table-cell office:value-type="float" office:value="3.763">
            <text:p>3.763</text:p>
          </table:table-cell>
          <table:table-cell office:value-type="float" office:value="3.9911">
            <text:p>3.9911</text:p>
          </table:table-cell>
          <table:table-cell office:value-type="float" office:value="3.7229">
            <text:p>3.7229</text:p>
          </table:table-cell>
          <table:table-cell office:value-type="float" office:value="3.7512">
            <text:p>3.7512</text:p>
          </table:table-cell>
          <table:table-cell office:value-type="float" office:value="3.7384">
            <text:p>3.7384</text:p>
          </table:table-cell>
          <table:table-cell office:value-type="float" office:value="3.9582">
            <text:p>3.9582</text:p>
          </table:table-cell>
          <table:table-cell office:value-type="float" office:value="3.8016">
            <text:p>3.8016</text:p>
          </table:table-cell>
          <table:table-cell office:value-type="float" office:value="4.4565">
            <text:p>4.4565</text:p>
          </table:table-cell>
          <table:table-cell table:formula="of:=AVERAGE([.T184:.Y184])" office:value-type="float" office:value="3.9048">
            <text:p>3.904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30-06</text:p>
          </table:table-cell>
          <table:table-cell office:value-type="float" office:value="4.2205">
            <text:p>4.2205</text:p>
          </table:table-cell>
          <table:table-cell office:value-type="float" office:value="4.3329">
            <text:p>4.3329</text:p>
          </table:table-cell>
          <table:table-cell office:value-type="float" office:value="4.1568">
            <text:p>4.1568</text:p>
          </table:table-cell>
          <table:table-cell office:value-type="float" office:value="4.1911">
            <text:p>4.1911</text:p>
          </table:table-cell>
          <table:table-cell office:value-type="float" office:value="4.4362">
            <text:p>4.4362</text:p>
          </table:table-cell>
          <table:table-cell office:value-type="float" office:value="4.2259">
            <text:p>4.2259</text:p>
          </table:table-cell>
          <table:table-cell office:value-type="float" office:value="4.3893">
            <text:p>4.3893</text:p>
          </table:table-cell>
          <table:table-cell office:value-type="float" office:value="4.2427">
            <text:p>4.2427</text:p>
          </table:table-cell>
          <table:table-cell office:value-type="float" office:value="4.456">
            <text:p>4.456</text:p>
          </table:table-cell>
          <table:table-cell office:value-type="float" office:value="4.5201">
            <text:p>4.5201</text:p>
          </table:table-cell>
          <table:table-cell office:value-type="float" office:value="4.6904">
            <text:p>4.6904</text:p>
          </table:table-cell>
          <table:table-cell table:formula="of:=AVERAGE([.H185:.M185])" office:value-type="float" office:value="4.42073333333333">
            <text:p>4.4207333333</text:p>
          </table:table-cell>
          <table:table-cell office:value-type="float" office:value="3.3515">
            <text:p>3.3515</text:p>
          </table:table-cell>
          <table:table-cell office:value-type="float" office:value="3.3235">
            <text:p>3.3235</text:p>
          </table:table-cell>
          <table:table-cell office:value-type="float" office:value="3.0435">
            <text:p>3.0435</text:p>
          </table:table-cell>
          <table:table-cell office:value-type="float" office:value="3.7457">
            <text:p>3.7457</text:p>
          </table:table-cell>
          <table:table-cell office:value-type="float" office:value="3.9959">
            <text:p>3.9959</text:p>
          </table:table-cell>
          <table:table-cell office:value-type="float" office:value="3.703">
            <text:p>3.703</text:p>
          </table:table-cell>
          <table:table-cell office:value-type="float" office:value="3.7712">
            <text:p>3.7712</text:p>
          </table:table-cell>
          <table:table-cell office:value-type="float" office:value="3.7384">
            <text:p>3.7384</text:p>
          </table:table-cell>
          <table:table-cell office:value-type="float" office:value="3.9793">
            <text:p>3.9793</text:p>
          </table:table-cell>
          <table:table-cell office:value-type="float" office:value="3.8035">
            <text:p>3.8035</text:p>
          </table:table-cell>
          <table:table-cell office:value-type="float" office:value="4.5156">
            <text:p>4.5156</text:p>
          </table:table-cell>
          <table:table-cell table:formula="of:=AVERAGE([.T185:.Y185])" office:value-type="float" office:value="3.9185">
            <text:p>3.918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01-07</text:p>
          </table:table-cell>
          <table:table-cell office:value-type="float" office:value="4.2205">
            <text:p>4.2205</text:p>
          </table:table-cell>
          <table:table-cell office:value-type="float" office:value="4.3329">
            <text:p>4.3329</text:p>
          </table:table-cell>
          <table:table-cell office:value-type="float" office:value="4.1582">
            <text:p>4.1582</text:p>
          </table:table-cell>
          <table:table-cell office:value-type="float" office:value="4.1901">
            <text:p>4.1901</text:p>
          </table:table-cell>
          <table:table-cell office:value-type="float" office:value="4.3966">
            <text:p>4.3966</text:p>
          </table:table-cell>
          <table:table-cell office:value-type="float" office:value="4.2355">
            <text:p>4.2355</text:p>
          </table:table-cell>
          <table:table-cell office:value-type="float" office:value="4.3893">
            <text:p>4.3893</text:p>
          </table:table-cell>
          <table:table-cell office:value-type="float" office:value="4.2427">
            <text:p>4.2427</text:p>
          </table:table-cell>
          <table:table-cell office:value-type="float" office:value="4.4583">
            <text:p>4.4583</text:p>
          </table:table-cell>
          <table:table-cell office:value-type="float" office:value="4.5164">
            <text:p>4.5164</text:p>
          </table:table-cell>
          <table:table-cell office:value-type="float" office:value="4.7168">
            <text:p>4.7168</text:p>
          </table:table-cell>
          <table:table-cell table:formula="of:=AVERAGE([.H186:.M186])" office:value-type="float" office:value="4.4265">
            <text:p>4.4265</text:p>
          </table:table-cell>
          <table:table-cell office:value-type="float" office:value="3.3515">
            <text:p>3.3515</text:p>
          </table:table-cell>
          <table:table-cell office:value-type="float" office:value="3.3235">
            <text:p>3.3235</text:p>
          </table:table-cell>
          <table:table-cell office:value-type="float" office:value="3.0378">
            <text:p>3.0378</text:p>
          </table:table-cell>
          <table:table-cell office:value-type="float" office:value="3.7749">
            <text:p>3.7749</text:p>
          </table:table-cell>
          <table:table-cell office:value-type="float" office:value="3.9485">
            <text:p>3.9485</text:p>
          </table:table-cell>
          <table:table-cell office:value-type="float" office:value="3.7255">
            <text:p>3.7255</text:p>
          </table:table-cell>
          <table:table-cell office:value-type="float" office:value="3.7712">
            <text:p>3.7712</text:p>
          </table:table-cell>
          <table:table-cell office:value-type="float" office:value="3.7384">
            <text:p>3.7384</text:p>
          </table:table-cell>
          <table:table-cell office:value-type="float" office:value="3.9806">
            <text:p>3.9806</text:p>
          </table:table-cell>
          <table:table-cell office:value-type="float" office:value="3.8004">
            <text:p>3.8004</text:p>
          </table:table-cell>
          <table:table-cell office:value-type="float" office:value="4.5245">
            <text:p>4.5245</text:p>
          </table:table-cell>
          <table:table-cell table:formula="of:=AVERAGE([.T186:.Y186])" office:value-type="float" office:value="3.92343333333333">
            <text:p>3.923433333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02-07</text:p>
          </table:table-cell>
          <table:table-cell office:value-type="float" office:value="4.2205">
            <text:p>4.2205</text:p>
          </table:table-cell>
          <table:table-cell office:value-type="float" office:value="4.3329">
            <text:p>4.3329</text:p>
          </table:table-cell>
          <table:table-cell office:value-type="float" office:value="4.1456">
            <text:p>4.1456</text:p>
          </table:table-cell>
          <table:table-cell office:value-type="float" office:value="4.1927">
            <text:p>4.1927</text:p>
          </table:table-cell>
          <table:table-cell office:value-type="float" office:value="4.4304">
            <text:p>4.4304</text:p>
          </table:table-cell>
          <table:table-cell office:value-type="float" office:value="4.2355">
            <text:p>4.2355</text:p>
          </table:table-cell>
          <table:table-cell office:value-type="float" office:value="4.3893">
            <text:p>4.3893</text:p>
          </table:table-cell>
          <table:table-cell office:value-type="float" office:value="4.2429">
            <text:p>4.2429</text:p>
          </table:table-cell>
          <table:table-cell office:value-type="float" office:value="4.474">
            <text:p>4.474</text:p>
          </table:table-cell>
          <table:table-cell office:value-type="float" office:value="4.5264">
            <text:p>4.5264</text:p>
          </table:table-cell>
          <table:table-cell office:value-type="float" office:value="4.71">
            <text:p>4.71</text:p>
          </table:table-cell>
          <table:table-cell table:formula="of:=AVERAGE([.H187:.M187])" office:value-type="float" office:value="4.42968333333333">
            <text:p>4.4296833333</text:p>
          </table:table-cell>
          <table:table-cell office:value-type="float" office:value="3.3515">
            <text:p>3.3515</text:p>
          </table:table-cell>
          <table:table-cell office:value-type="float" office:value="3.3286">
            <text:p>3.3286</text:p>
          </table:table-cell>
          <table:table-cell office:value-type="float" office:value="3.0357">
            <text:p>3.0357</text:p>
          </table:table-cell>
          <table:table-cell office:value-type="float" office:value="3.7888">
            <text:p>3.7888</text:p>
          </table:table-cell>
          <table:table-cell office:value-type="float" office:value="3.9777">
            <text:p>3.9777</text:p>
          </table:table-cell>
          <table:table-cell office:value-type="float" office:value="3.7255">
            <text:p>3.7255</text:p>
          </table:table-cell>
          <table:table-cell office:value-type="float" office:value="3.7712">
            <text:p>3.7712</text:p>
          </table:table-cell>
          <table:table-cell office:value-type="float" office:value="3.7544">
            <text:p>3.7544</text:p>
          </table:table-cell>
          <table:table-cell office:value-type="float" office:value="3.9642">
            <text:p>3.9642</text:p>
          </table:table-cell>
          <table:table-cell office:value-type="float" office:value="3.8285">
            <text:p>3.8285</text:p>
          </table:table-cell>
          <table:table-cell office:value-type="float" office:value="4.505">
            <text:p>4.505</text:p>
          </table:table-cell>
          <table:table-cell table:formula="of:=AVERAGE([.T187:.Y187])" office:value-type="float" office:value="3.9248">
            <text:p>3.924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03-07</text:p>
          </table:table-cell>
          <table:table-cell office:value-type="float" office:value="4.21">
            <text:p>4.21</text:p>
          </table:table-cell>
          <table:table-cell office:value-type="float" office:value="4.3365">
            <text:p>4.3365</text:p>
          </table:table-cell>
          <table:table-cell office:value-type="float" office:value="4.1471">
            <text:p>4.1471</text:p>
          </table:table-cell>
          <table:table-cell office:value-type="float" office:value="4.1955">
            <text:p>4.1955</text:p>
          </table:table-cell>
          <table:table-cell office:value-type="float" office:value="4.4304">
            <text:p>4.4304</text:p>
          </table:table-cell>
          <table:table-cell office:value-type="float" office:value="4.2355">
            <text:p>4.2355</text:p>
          </table:table-cell>
          <table:table-cell office:value-type="float" office:value="4.3915">
            <text:p>4.3915</text:p>
          </table:table-cell>
          <table:table-cell office:value-type="float" office:value="4.2428">
            <text:p>4.2428</text:p>
          </table:table-cell>
          <table:table-cell office:value-type="float" office:value="4.4687">
            <text:p>4.4687</text:p>
          </table:table-cell>
          <table:table-cell office:value-type="float" office:value="4.5059">
            <text:p>4.5059</text:p>
          </table:table-cell>
          <table:table-cell office:value-type="float" office:value="4.71">
            <text:p>4.71</text:p>
          </table:table-cell>
          <table:table-cell table:formula="of:=AVERAGE([.H188:.M188])" office:value-type="float" office:value="4.42573333333333">
            <text:p>4.4257333333</text:p>
          </table:table-cell>
          <table:table-cell office:value-type="float" office:value="3.3479">
            <text:p>3.3479</text:p>
          </table:table-cell>
          <table:table-cell office:value-type="float" office:value="3.3463">
            <text:p>3.3463</text:p>
          </table:table-cell>
          <table:table-cell office:value-type="float" office:value="3.0391">
            <text:p>3.0391</text:p>
          </table:table-cell>
          <table:table-cell office:value-type="float" office:value="3.7811">
            <text:p>3.7811</text:p>
          </table:table-cell>
          <table:table-cell office:value-type="float" office:value="3.9777">
            <text:p>3.9777</text:p>
          </table:table-cell>
          <table:table-cell office:value-type="float" office:value="3.7255">
            <text:p>3.7255</text:p>
          </table:table-cell>
          <table:table-cell office:value-type="float" office:value="3.7647">
            <text:p>3.7647</text:p>
          </table:table-cell>
          <table:table-cell office:value-type="float" office:value="3.757">
            <text:p>3.757</text:p>
          </table:table-cell>
          <table:table-cell office:value-type="float" office:value="3.9814">
            <text:p>3.9814</text:p>
          </table:table-cell>
          <table:table-cell office:value-type="float" office:value="3.7973">
            <text:p>3.7973</text:p>
          </table:table-cell>
          <table:table-cell office:value-type="float" office:value="4.505">
            <text:p>4.505</text:p>
          </table:table-cell>
          <table:table-cell table:formula="of:=AVERAGE([.T188:.Y188])" office:value-type="float" office:value="3.92181666666667">
            <text:p>3.921816666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04-07</text:p>
          </table:table-cell>
          <table:table-cell office:value-type="float" office:value="4.2066">
            <text:p>4.2066</text:p>
          </table:table-cell>
          <table:table-cell office:value-type="float" office:value="4.3083">
            <text:p>4.3083</text:p>
          </table:table-cell>
          <table:table-cell office:value-type="float" office:value="4.1394">
            <text:p>4.1394</text:p>
          </table:table-cell>
          <table:table-cell office:value-type="float" office:value="4.2005">
            <text:p>4.2005</text:p>
          </table:table-cell>
          <table:table-cell office:value-type="float" office:value="4.4304">
            <text:p>4.4304</text:p>
          </table:table-cell>
          <table:table-cell office:value-type="float" office:value="4.2426">
            <text:p>4.2426</text:p>
          </table:table-cell>
          <table:table-cell office:value-type="float" office:value="4.379">
            <text:p>4.379</text:p>
          </table:table-cell>
          <table:table-cell office:value-type="float" office:value="4.2439">
            <text:p>4.2439</text:p>
          </table:table-cell>
          <table:table-cell office:value-type="float" office:value="4.4689">
            <text:p>4.4689</text:p>
          </table:table-cell>
          <table:table-cell office:value-type="float" office:value="4.5059">
            <text:p>4.5059</text:p>
          </table:table-cell>
          <table:table-cell office:value-type="float" office:value="4.71">
            <text:p>4.71</text:p>
          </table:table-cell>
          <table:table-cell table:formula="of:=AVERAGE([.H189:.M189])" office:value-type="float" office:value="4.42505">
            <text:p>4.42505</text:p>
          </table:table-cell>
          <table:table-cell office:value-type="float" office:value="3.3492">
            <text:p>3.3492</text:p>
          </table:table-cell>
          <table:table-cell office:value-type="float" office:value="3.3182">
            <text:p>3.3182</text:p>
          </table:table-cell>
          <table:table-cell office:value-type="float" office:value="3.0464">
            <text:p>3.0464</text:p>
          </table:table-cell>
          <table:table-cell office:value-type="float" office:value="3.8159">
            <text:p>3.8159</text:p>
          </table:table-cell>
          <table:table-cell office:value-type="float" office:value="3.9777">
            <text:p>3.9777</text:p>
          </table:table-cell>
          <table:table-cell office:value-type="float" office:value="3.737">
            <text:p>3.737</text:p>
          </table:table-cell>
          <table:table-cell office:value-type="float" office:value="3.7614">
            <text:p>3.7614</text:p>
          </table:table-cell>
          <table:table-cell office:value-type="float" office:value="3.7597">
            <text:p>3.7597</text:p>
          </table:table-cell>
          <table:table-cell office:value-type="float" office:value="3.946">
            <text:p>3.946</text:p>
          </table:table-cell>
          <table:table-cell office:value-type="float" office:value="3.7973">
            <text:p>3.7973</text:p>
          </table:table-cell>
          <table:table-cell office:value-type="float" office:value="4.505">
            <text:p>4.505</text:p>
          </table:table-cell>
          <table:table-cell table:formula="of:=AVERAGE([.T189:.Y189])" office:value-type="float" office:value="3.91773333333333">
            <text:p>3.917733333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05-07</text:p>
          </table:table-cell>
          <table:table-cell office:value-type="float" office:value="4.206">
            <text:p>4.206</text:p>
          </table:table-cell>
          <table:table-cell office:value-type="float" office:value="4.2847">
            <text:p>4.2847</text:p>
          </table:table-cell>
          <table:table-cell office:value-type="float" office:value="4.1432">
            <text:p>4.1432</text:p>
          </table:table-cell>
          <table:table-cell office:value-type="float" office:value="4.2005">
            <text:p>4.2005</text:p>
          </table:table-cell>
          <table:table-cell office:value-type="float" office:value="4.4457">
            <text:p>4.4457</text:p>
          </table:table-cell>
          <table:table-cell office:value-type="float" office:value="4.2463">
            <text:p>4.2463</text:p>
          </table:table-cell>
          <table:table-cell office:value-type="float" office:value="4.3577">
            <text:p>4.3577</text:p>
          </table:table-cell>
          <table:table-cell office:value-type="float" office:value="4.2449">
            <text:p>4.2449</text:p>
          </table:table-cell>
          <table:table-cell office:value-type="float" office:value="4.4689">
            <text:p>4.4689</text:p>
          </table:table-cell>
          <table:table-cell office:value-type="float" office:value="4.5059">
            <text:p>4.5059</text:p>
          </table:table-cell>
          <table:table-cell office:value-type="float" office:value="4.7448">
            <text:p>4.7448</text:p>
          </table:table-cell>
          <table:table-cell table:formula="of:=AVERAGE([.H190:.M190])" office:value-type="float" office:value="4.42808333333333">
            <text:p>4.4280833333</text:p>
          </table:table-cell>
          <table:table-cell office:value-type="float" office:value="3.3848">
            <text:p>3.3848</text:p>
          </table:table-cell>
          <table:table-cell office:value-type="float" office:value="3.3259">
            <text:p>3.3259</text:p>
          </table:table-cell>
          <table:table-cell office:value-type="float" office:value="3.0483">
            <text:p>3.0483</text:p>
          </table:table-cell>
          <table:table-cell office:value-type="float" office:value="3.8159">
            <text:p>3.8159</text:p>
          </table:table-cell>
          <table:table-cell office:value-type="float" office:value="3.9886">
            <text:p>3.9886</text:p>
          </table:table-cell>
          <table:table-cell office:value-type="float" office:value="3.7482">
            <text:p>3.7482</text:p>
          </table:table-cell>
          <table:table-cell office:value-type="float" office:value="3.7217">
            <text:p>3.7217</text:p>
          </table:table-cell>
          <table:table-cell office:value-type="float" office:value="3.7699">
            <text:p>3.7699</text:p>
          </table:table-cell>
          <table:table-cell office:value-type="float" office:value="3.946">
            <text:p>3.946</text:p>
          </table:table-cell>
          <table:table-cell office:value-type="float" office:value="3.7973">
            <text:p>3.7973</text:p>
          </table:table-cell>
          <table:table-cell office:value-type="float" office:value="4.6111">
            <text:p>4.6111</text:p>
          </table:table-cell>
          <table:table-cell table:formula="of:=AVERAGE([.T190:.Y190])" office:value-type="float" office:value="3.93236666666667">
            <text:p>3.932366666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06-07</text:p>
          </table:table-cell>
          <table:table-cell office:value-type="float" office:value="4.2139">
            <text:p>4.2139</text:p>
          </table:table-cell>
          <table:table-cell office:value-type="float" office:value="4.2959">
            <text:p>4.2959</text:p>
          </table:table-cell>
          <table:table-cell office:value-type="float" office:value="4.1432">
            <text:p>4.1432</text:p>
          </table:table-cell>
          <table:table-cell office:value-type="float" office:value="4.2005">
            <text:p>4.2005</text:p>
          </table:table-cell>
          <table:table-cell office:value-type="float" office:value="4.4562">
            <text:p>4.4562</text:p>
          </table:table-cell>
          <table:table-cell office:value-type="float" office:value="4.2478">
            <text:p>4.2478</text:p>
          </table:table-cell>
          <table:table-cell office:value-type="float" office:value="4.3675">
            <text:p>4.3675</text:p>
          </table:table-cell>
          <table:table-cell office:value-type="float" office:value="4.253">
            <text:p>4.253</text:p>
          </table:table-cell>
          <table:table-cell office:value-type="float" office:value="4.4689">
            <text:p>4.4689</text:p>
          </table:table-cell>
          <table:table-cell office:value-type="float" office:value="4.4941">
            <text:p>4.4941</text:p>
          </table:table-cell>
          <table:table-cell office:value-type="float" office:value="4.771">
            <text:p>4.771</text:p>
          </table:table-cell>
          <table:table-cell table:formula="of:=AVERAGE([.H191:.M191])" office:value-type="float" office:value="4.43371666666667">
            <text:p>4.4337166667</text:p>
          </table:table-cell>
          <table:table-cell office:value-type="float" office:value="3.4046">
            <text:p>3.4046</text:p>
          </table:table-cell>
          <table:table-cell office:value-type="float" office:value="3.3431">
            <text:p>3.3431</text:p>
          </table:table-cell>
          <table:table-cell office:value-type="float" office:value="3.0483">
            <text:p>3.0483</text:p>
          </table:table-cell>
          <table:table-cell office:value-type="float" office:value="3.8159">
            <text:p>3.8159</text:p>
          </table:table-cell>
          <table:table-cell office:value-type="float" office:value="4.0258">
            <text:p>4.0258</text:p>
          </table:table-cell>
          <table:table-cell office:value-type="float" office:value="3.731">
            <text:p>3.731</text:p>
          </table:table-cell>
          <table:table-cell office:value-type="float" office:value="3.7253">
            <text:p>3.7253</text:p>
          </table:table-cell>
          <table:table-cell office:value-type="float" office:value="3.7922">
            <text:p>3.7922</text:p>
          </table:table-cell>
          <table:table-cell office:value-type="float" office:value="3.946">
            <text:p>3.946</text:p>
          </table:table-cell>
          <table:table-cell office:value-type="float" office:value="3.7963">
            <text:p>3.7963</text:p>
          </table:table-cell>
          <table:table-cell office:value-type="float" office:value="4.688">
            <text:p>4.688</text:p>
          </table:table-cell>
          <table:table-cell table:formula="of:=AVERAGE([.T191:.Y191])" office:value-type="float" office:value="3.94646666666667">
            <text:p>3.94646666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07-07</text:p>
          </table:table-cell>
          <table:table-cell office:value-type="float" office:value="4.2333">
            <text:p>4.2333</text:p>
          </table:table-cell>
          <table:table-cell office:value-type="float" office:value="4.2959">
            <text:p>4.2959</text:p>
          </table:table-cell>
          <table:table-cell office:value-type="float" office:value="4.1432">
            <text:p>4.1432</text:p>
          </table:table-cell>
          <table:table-cell office:value-type="float" office:value="4.1949">
            <text:p>4.1949</text:p>
          </table:table-cell>
          <table:table-cell office:value-type="float" office:value="4.4275">
            <text:p>4.4275</text:p>
          </table:table-cell>
          <table:table-cell office:value-type="float" office:value="4.2322">
            <text:p>4.2322</text:p>
          </table:table-cell>
          <table:table-cell office:value-type="float" office:value="4.3204">
            <text:p>4.3204</text:p>
          </table:table-cell>
          <table:table-cell office:value-type="float" office:value="4.253">
            <text:p>4.253</text:p>
          </table:table-cell>
          <table:table-cell office:value-type="float" office:value="4.4683">
            <text:p>4.4683</text:p>
          </table:table-cell>
          <table:table-cell office:value-type="float" office:value="4.5192">
            <text:p>4.5192</text:p>
          </table:table-cell>
          <table:table-cell office:value-type="float" office:value="4.7721">
            <text:p>4.7721</text:p>
          </table:table-cell>
          <table:table-cell table:formula="of:=AVERAGE([.H192:.M192])" office:value-type="float" office:value="4.42753333333333">
            <text:p>4.4275333333</text:p>
          </table:table-cell>
          <table:table-cell office:value-type="float" office:value="3.4437">
            <text:p>3.4437</text:p>
          </table:table-cell>
          <table:table-cell office:value-type="float" office:value="3.3431">
            <text:p>3.3431</text:p>
          </table:table-cell>
          <table:table-cell office:value-type="float" office:value="3.0483">
            <text:p>3.0483</text:p>
          </table:table-cell>
          <table:table-cell office:value-type="float" office:value="3.8376">
            <text:p>3.8376</text:p>
          </table:table-cell>
          <table:table-cell office:value-type="float" office:value="3.9959">
            <text:p>3.9959</text:p>
          </table:table-cell>
          <table:table-cell office:value-type="float" office:value="3.7086">
            <text:p>3.7086</text:p>
          </table:table-cell>
          <table:table-cell office:value-type="float" office:value="3.6648">
            <text:p>3.6648</text:p>
          </table:table-cell>
          <table:table-cell office:value-type="float" office:value="3.7922">
            <text:p>3.7922</text:p>
          </table:table-cell>
          <table:table-cell office:value-type="float" office:value="3.9578">
            <text:p>3.9578</text:p>
          </table:table-cell>
          <table:table-cell office:value-type="float" office:value="3.8198">
            <text:p>3.8198</text:p>
          </table:table-cell>
          <table:table-cell office:value-type="float" office:value="4.6877">
            <text:p>4.6877</text:p>
          </table:table-cell>
          <table:table-cell table:formula="of:=AVERAGE([.T192:.Y192])" office:value-type="float" office:value="3.93848333333333">
            <text:p>3.938483333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08-07</text:p>
          </table:table-cell>
          <table:table-cell office:value-type="float" office:value="4.2333">
            <text:p>4.2333</text:p>
          </table:table-cell>
          <table:table-cell office:value-type="float" office:value="4.2959">
            <text:p>4.2959</text:p>
          </table:table-cell>
          <table:table-cell office:value-type="float" office:value="4.1344">
            <text:p>4.1344</text:p>
          </table:table-cell>
          <table:table-cell office:value-type="float" office:value="4.2237">
            <text:p>4.2237</text:p>
          </table:table-cell>
          <table:table-cell office:value-type="float" office:value="4.4278">
            <text:p>4.4278</text:p>
          </table:table-cell>
          <table:table-cell office:value-type="float" office:value="4.234">
            <text:p>4.234</text:p>
          </table:table-cell>
          <table:table-cell office:value-type="float" office:value="4.3204">
            <text:p>4.3204</text:p>
          </table:table-cell>
          <table:table-cell office:value-type="float" office:value="4.253">
            <text:p>4.253</text:p>
          </table:table-cell>
          <table:table-cell office:value-type="float" office:value="4.4765">
            <text:p>4.4765</text:p>
          </table:table-cell>
          <table:table-cell office:value-type="float" office:value="4.5504">
            <text:p>4.5504</text:p>
          </table:table-cell>
          <table:table-cell office:value-type="float" office:value="4.763">
            <text:p>4.763</text:p>
          </table:table-cell>
          <table:table-cell table:formula="of:=AVERAGE([.H193:.M193])" office:value-type="float" office:value="4.43288333333333">
            <text:p>4.4328833333</text:p>
          </table:table-cell>
          <table:table-cell office:value-type="float" office:value="3.4437">
            <text:p>3.4437</text:p>
          </table:table-cell>
          <table:table-cell office:value-type="float" office:value="3.3431">
            <text:p>3.3431</text:p>
          </table:table-cell>
          <table:table-cell office:value-type="float" office:value="3.0425">
            <text:p>3.0425</text:p>
          </table:table-cell>
          <table:table-cell office:value-type="float" office:value="3.8314">
            <text:p>3.8314</text:p>
          </table:table-cell>
          <table:table-cell office:value-type="float" office:value="3.9998">
            <text:p>3.9998</text:p>
          </table:table-cell>
          <table:table-cell office:value-type="float" office:value="3.7183">
            <text:p>3.7183</text:p>
          </table:table-cell>
          <table:table-cell office:value-type="float" office:value="3.6648">
            <text:p>3.6648</text:p>
          </table:table-cell>
          <table:table-cell office:value-type="float" office:value="3.7922">
            <text:p>3.7922</text:p>
          </table:table-cell>
          <table:table-cell office:value-type="float" office:value="3.9664">
            <text:p>3.9664</text:p>
          </table:table-cell>
          <table:table-cell office:value-type="float" office:value="3.8439">
            <text:p>3.8439</text:p>
          </table:table-cell>
          <table:table-cell office:value-type="float" office:value="4.6866">
            <text:p>4.6866</text:p>
          </table:table-cell>
          <table:table-cell table:formula="of:=AVERAGE([.T193:.Y193])" office:value-type="float" office:value="3.94536666666667">
            <text:p>3.945366666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09-07</text:p>
          </table:table-cell>
          <table:table-cell office:value-type="float" office:value="4.2333">
            <text:p>4.2333</text:p>
          </table:table-cell>
          <table:table-cell office:value-type="float" office:value="4.3263">
            <text:p>4.3263</text:p>
          </table:table-cell>
          <table:table-cell office:value-type="float" office:value="4.1284">
            <text:p>4.1284</text:p>
          </table:table-cell>
          <table:table-cell office:value-type="float" office:value="4.2132">
            <text:p>4.2132</text:p>
          </table:table-cell>
          <table:table-cell office:value-type="float" office:value="4.421">
            <text:p>4.421</text:p>
          </table:table-cell>
          <table:table-cell office:value-type="float" office:value="4.234">
            <text:p>4.234</text:p>
          </table:table-cell>
          <table:table-cell office:value-type="float" office:value="4.3204">
            <text:p>4.3204</text:p>
          </table:table-cell>
          <table:table-cell office:value-type="float" office:value="4.263">
            <text:p>4.263</text:p>
          </table:table-cell>
          <table:table-cell office:value-type="float" office:value="4.4655">
            <text:p>4.4655</text:p>
          </table:table-cell>
          <table:table-cell office:value-type="float" office:value="4.5497">
            <text:p>4.5497</text:p>
          </table:table-cell>
          <table:table-cell office:value-type="float" office:value="4.7968">
            <text:p>4.7968</text:p>
          </table:table-cell>
          <table:table-cell table:formula="of:=AVERAGE([.H194:.M194])" office:value-type="float" office:value="4.43823333333333">
            <text:p>4.4382333333</text:p>
          </table:table-cell>
          <table:table-cell office:value-type="float" office:value="3.4437">
            <text:p>3.4437</text:p>
          </table:table-cell>
          <table:table-cell office:value-type="float" office:value="3.3649">
            <text:p>3.3649</text:p>
          </table:table-cell>
          <table:table-cell office:value-type="float" office:value="3.0349">
            <text:p>3.0349</text:p>
          </table:table-cell>
          <table:table-cell office:value-type="float" office:value="3.8115">
            <text:p>3.8115</text:p>
          </table:table-cell>
          <table:table-cell office:value-type="float" office:value="4.0013">
            <text:p>4.0013</text:p>
          </table:table-cell>
          <table:table-cell office:value-type="float" office:value="3.7183">
            <text:p>3.7183</text:p>
          </table:table-cell>
          <table:table-cell office:value-type="float" office:value="3.6648">
            <text:p>3.6648</text:p>
          </table:table-cell>
          <table:table-cell office:value-type="float" office:value="3.8046">
            <text:p>3.8046</text:p>
          </table:table-cell>
          <table:table-cell office:value-type="float" office:value="3.9371">
            <text:p>3.9371</text:p>
          </table:table-cell>
          <table:table-cell office:value-type="float" office:value="3.8368">
            <text:p>3.8368</text:p>
          </table:table-cell>
          <table:table-cell office:value-type="float" office:value="4.7502">
            <text:p>4.7502</text:p>
          </table:table-cell>
          <table:table-cell table:formula="of:=AVERAGE([.T194:.Y194])" office:value-type="float" office:value="3.95196666666667">
            <text:p>3.951966666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10-07</text:p>
          </table:table-cell>
          <table:table-cell office:value-type="float" office:value="4.1982">
            <text:p>4.1982</text:p>
          </table:table-cell>
          <table:table-cell office:value-type="float" office:value="4.3325">
            <text:p>4.3325</text:p>
          </table:table-cell>
          <table:table-cell office:value-type="float" office:value="4.142">
            <text:p>4.142</text:p>
          </table:table-cell>
          <table:table-cell office:value-type="float" office:value="4.1756">
            <text:p>4.1756</text:p>
          </table:table-cell>
          <table:table-cell office:value-type="float" office:value="4.421">
            <text:p>4.421</text:p>
          </table:table-cell>
          <table:table-cell office:value-type="float" office:value="4.234">
            <text:p>4.234</text:p>
          </table:table-cell>
          <table:table-cell office:value-type="float" office:value="4.3208">
            <text:p>4.3208</text:p>
          </table:table-cell>
          <table:table-cell office:value-type="float" office:value="4.2738">
            <text:p>4.2738</text:p>
          </table:table-cell>
          <table:table-cell office:value-type="float" office:value="4.4743">
            <text:p>4.4743</text:p>
          </table:table-cell>
          <table:table-cell office:value-type="float" office:value="4.5542">
            <text:p>4.5542</text:p>
          </table:table-cell>
          <table:table-cell office:value-type="float" office:value="4.7968">
            <text:p>4.7968</text:p>
          </table:table-cell>
          <table:table-cell table:formula="of:=AVERAGE([.H195:.M195])" office:value-type="float" office:value="4.44231666666667">
            <text:p>4.4423166667</text:p>
          </table:table-cell>
          <table:table-cell office:value-type="float" office:value="3.4173">
            <text:p>3.4173</text:p>
          </table:table-cell>
          <table:table-cell office:value-type="float" office:value="3.3813">
            <text:p>3.3813</text:p>
          </table:table-cell>
          <table:table-cell office:value-type="float" office:value="3.0447">
            <text:p>3.0447</text:p>
          </table:table-cell>
          <table:table-cell office:value-type="float" office:value="3.7332">
            <text:p>3.7332</text:p>
          </table:table-cell>
          <table:table-cell office:value-type="float" office:value="4.0013">
            <text:p>4.0013</text:p>
          </table:table-cell>
          <table:table-cell office:value-type="float" office:value="3.7183">
            <text:p>3.7183</text:p>
          </table:table-cell>
          <table:table-cell office:value-type="float" office:value="3.6889">
            <text:p>3.6889</text:p>
          </table:table-cell>
          <table:table-cell office:value-type="float" office:value="3.8091">
            <text:p>3.8091</text:p>
          </table:table-cell>
          <table:table-cell office:value-type="float" office:value="3.968">
            <text:p>3.968</text:p>
          </table:table-cell>
          <table:table-cell office:value-type="float" office:value="3.8426">
            <text:p>3.8426</text:p>
          </table:table-cell>
          <table:table-cell office:value-type="float" office:value="4.7502">
            <text:p>4.7502</text:p>
          </table:table-cell>
          <table:table-cell table:formula="of:=AVERAGE([.T195:.Y195])" office:value-type="float" office:value="3.96285">
            <text:p>3.9628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11-07</text:p>
          </table:table-cell>
          <table:table-cell office:value-type="float" office:value="4.1697">
            <text:p>4.1697</text:p>
          </table:table-cell>
          <table:table-cell office:value-type="float" office:value="4.3349">
            <text:p>4.3349</text:p>
          </table:table-cell>
          <table:table-cell office:value-type="float" office:value="4.1427">
            <text:p>4.1427</text:p>
          </table:table-cell>
          <table:table-cell office:value-type="float" office:value="4.1469">
            <text:p>4.1469</text:p>
          </table:table-cell>
          <table:table-cell office:value-type="float" office:value="4.421">
            <text:p>4.421</text:p>
          </table:table-cell>
          <table:table-cell office:value-type="float" office:value="4.246">
            <text:p>4.246</text:p>
          </table:table-cell>
          <table:table-cell office:value-type="float" office:value="4.3214">
            <text:p>4.3214</text:p>
          </table:table-cell>
          <table:table-cell office:value-type="float" office:value="4.2681">
            <text:p>4.2681</text:p>
          </table:table-cell>
          <table:table-cell office:value-type="float" office:value="4.4758">
            <text:p>4.4758</text:p>
          </table:table-cell>
          <table:table-cell office:value-type="float" office:value="4.5542">
            <text:p>4.5542</text:p>
          </table:table-cell>
          <table:table-cell office:value-type="float" office:value="4.7968">
            <text:p>4.7968</text:p>
          </table:table-cell>
          <table:table-cell table:formula="of:=AVERAGE([.H196:.M196])" office:value-type="float" office:value="4.44371666666667">
            <text:p>4.4437166667</text:p>
          </table:table-cell>
          <table:table-cell office:value-type="float" office:value="3.4011">
            <text:p>3.4011</text:p>
          </table:table-cell>
          <table:table-cell office:value-type="float" office:value="3.3233">
            <text:p>3.3233</text:p>
          </table:table-cell>
          <table:table-cell office:value-type="float" office:value="3.0472">
            <text:p>3.0472</text:p>
          </table:table-cell>
          <table:table-cell office:value-type="float" office:value="3.7532">
            <text:p>3.7532</text:p>
          </table:table-cell>
          <table:table-cell office:value-type="float" office:value="4.0013">
            <text:p>4.0013</text:p>
          </table:table-cell>
          <table:table-cell office:value-type="float" office:value="3.7229">
            <text:p>3.7229</text:p>
          </table:table-cell>
          <table:table-cell office:value-type="float" office:value="3.6825">
            <text:p>3.6825</text:p>
          </table:table-cell>
          <table:table-cell office:value-type="float" office:value="3.7821">
            <text:p>3.7821</text:p>
          </table:table-cell>
          <table:table-cell office:value-type="float" office:value="3.9507">
            <text:p>3.9507</text:p>
          </table:table-cell>
          <table:table-cell office:value-type="float" office:value="3.8426">
            <text:p>3.8426</text:p>
          </table:table-cell>
          <table:table-cell office:value-type="float" office:value="4.7502">
            <text:p>4.7502</text:p>
          </table:table-cell>
          <table:table-cell table:formula="of:=AVERAGE([.T196:.Y196])" office:value-type="float" office:value="3.95516666666667">
            <text:p>3.955166666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12-07</text:p>
          </table:table-cell>
          <table:table-cell office:value-type="float" office:value="4.2081">
            <text:p>4.2081</text:p>
          </table:table-cell>
          <table:table-cell office:value-type="float" office:value="4.3193">
            <text:p>4.3193</text:p>
          </table:table-cell>
          <table:table-cell office:value-type="float" office:value="4.1388">
            <text:p>4.1388</text:p>
          </table:table-cell>
          <table:table-cell office:value-type="float" office:value="4.1469">
            <text:p>4.1469</text:p>
          </table:table-cell>
          <table:table-cell office:value-type="float" office:value="4.4171">
            <text:p>4.4171</text:p>
          </table:table-cell>
          <table:table-cell office:value-type="float" office:value="4.2444">
            <text:p>4.2444</text:p>
          </table:table-cell>
          <table:table-cell office:value-type="float" office:value="4.3272">
            <text:p>4.3272</text:p>
          </table:table-cell>
          <table:table-cell office:value-type="float" office:value="4.2675">
            <text:p>4.2675</text:p>
          </table:table-cell>
          <table:table-cell office:value-type="float" office:value="4.4758">
            <text:p>4.4758</text:p>
          </table:table-cell>
          <table:table-cell office:value-type="float" office:value="4.5542">
            <text:p>4.5542</text:p>
          </table:table-cell>
          <table:table-cell office:value-type="float" office:value="4.819">
            <text:p>4.819</text:p>
          </table:table-cell>
          <table:table-cell table:formula="of:=AVERAGE([.H197:.M197])" office:value-type="float" office:value="4.44801666666667">
            <text:p>4.4480166667</text:p>
          </table:table-cell>
          <table:table-cell office:value-type="float" office:value="3.4555">
            <text:p>3.4555</text:p>
          </table:table-cell>
          <table:table-cell office:value-type="float" office:value="3.3139">
            <text:p>3.3139</text:p>
          </table:table-cell>
          <table:table-cell office:value-type="float" office:value="3.0372">
            <text:p>3.0372</text:p>
          </table:table-cell>
          <table:table-cell office:value-type="float" office:value="3.7532">
            <text:p>3.7532</text:p>
          </table:table-cell>
          <table:table-cell office:value-type="float" office:value="3.9822">
            <text:p>3.9822</text:p>
          </table:table-cell>
          <table:table-cell office:value-type="float" office:value="3.7072">
            <text:p>3.7072</text:p>
          </table:table-cell>
          <table:table-cell office:value-type="float" office:value="3.7118">
            <text:p>3.7118</text:p>
          </table:table-cell>
          <table:table-cell office:value-type="float" office:value="3.7923">
            <text:p>3.7923</text:p>
          </table:table-cell>
          <table:table-cell office:value-type="float" office:value="3.9507">
            <text:p>3.9507</text:p>
          </table:table-cell>
          <table:table-cell office:value-type="float" office:value="3.8426">
            <text:p>3.8426</text:p>
          </table:table-cell>
          <table:table-cell office:value-type="float" office:value="4.7988">
            <text:p>4.7988</text:p>
          </table:table-cell>
          <table:table-cell table:formula="of:=AVERAGE([.T197:.Y197])" office:value-type="float" office:value="3.96723333333333">
            <text:p>3.967233333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13-07</text:p>
          </table:table-cell>
          <table:table-cell office:value-type="float" office:value="4.2113">
            <text:p>4.2113</text:p>
          </table:table-cell>
          <table:table-cell office:value-type="float" office:value="4.2855">
            <text:p>4.2855</text:p>
          </table:table-cell>
          <table:table-cell office:value-type="float" office:value="4.1388">
            <text:p>4.1388</text:p>
          </table:table-cell>
          <table:table-cell office:value-type="float" office:value="4.1469">
            <text:p>4.1469</text:p>
          </table:table-cell>
          <table:table-cell office:value-type="float" office:value="4.4055">
            <text:p>4.4055</text:p>
          </table:table-cell>
          <table:table-cell office:value-type="float" office:value="4.2332">
            <text:p>4.2332</text:p>
          </table:table-cell>
          <table:table-cell office:value-type="float" office:value="4.321">
            <text:p>4.321</text:p>
          </table:table-cell>
          <table:table-cell office:value-type="float" office:value="4.2622">
            <text:p>4.2622</text:p>
          </table:table-cell>
          <table:table-cell office:value-type="float" office:value="4.4758">
            <text:p>4.4758</text:p>
          </table:table-cell>
          <table:table-cell office:value-type="float" office:value="4.5687">
            <text:p>4.5687</text:p>
          </table:table-cell>
          <table:table-cell office:value-type="float" office:value="4.824">
            <text:p>4.824</text:p>
          </table:table-cell>
          <table:table-cell table:formula="of:=AVERAGE([.H198:.M198])" office:value-type="float" office:value="4.44748333333333">
            <text:p>4.4474833333</text:p>
          </table:table-cell>
          <table:table-cell office:value-type="float" office:value="3.4561">
            <text:p>3.4561</text:p>
          </table:table-cell>
          <table:table-cell office:value-type="float" office:value="3.2935">
            <text:p>3.2935</text:p>
          </table:table-cell>
          <table:table-cell office:value-type="float" office:value="3.0372">
            <text:p>3.0372</text:p>
          </table:table-cell>
          <table:table-cell office:value-type="float" office:value="3.7532">
            <text:p>3.7532</text:p>
          </table:table-cell>
          <table:table-cell office:value-type="float" office:value="3.979">
            <text:p>3.979</text:p>
          </table:table-cell>
          <table:table-cell office:value-type="float" office:value="3.7078">
            <text:p>3.7078</text:p>
          </table:table-cell>
          <table:table-cell office:value-type="float" office:value="3.7112">
            <text:p>3.7112</text:p>
          </table:table-cell>
          <table:table-cell office:value-type="float" office:value="3.7822">
            <text:p>3.7822</text:p>
          </table:table-cell>
          <table:table-cell office:value-type="float" office:value="3.9507">
            <text:p>3.9507</text:p>
          </table:table-cell>
          <table:table-cell office:value-type="float" office:value="3.8574">
            <text:p>3.8574</text:p>
          </table:table-cell>
          <table:table-cell office:value-type="float" office:value="4.7919">
            <text:p>4.7919</text:p>
          </table:table-cell>
          <table:table-cell table:formula="of:=AVERAGE([.T198:.Y198])" office:value-type="float" office:value="3.96686666666667">
            <text:p>3.966866666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14-07</text:p>
          </table:table-cell>
          <table:table-cell office:value-type="float" office:value="4.1844">
            <text:p>4.1844</text:p>
          </table:table-cell>
          <table:table-cell office:value-type="float" office:value="4.2855">
            <text:p>4.2855</text:p>
          </table:table-cell>
          <table:table-cell office:value-type="float" office:value="4.1388">
            <text:p>4.1388</text:p>
          </table:table-cell>
          <table:table-cell office:value-type="float" office:value="4.15">
            <text:p>4.15</text:p>
          </table:table-cell>
          <table:table-cell office:value-type="float" office:value="4.4115">
            <text:p>4.4115</text:p>
          </table:table-cell>
          <table:table-cell office:value-type="float" office:value="4.2172">
            <text:p>4.2172</text:p>
          </table:table-cell>
          <table:table-cell office:value-type="float" office:value="4.3013">
            <text:p>4.3013</text:p>
          </table:table-cell>
          <table:table-cell office:value-type="float" office:value="4.2622">
            <text:p>4.2622</text:p>
          </table:table-cell>
          <table:table-cell office:value-type="float" office:value="4.4781">
            <text:p>4.4781</text:p>
          </table:table-cell>
          <table:table-cell office:value-type="float" office:value="4.5736">
            <text:p>4.5736</text:p>
          </table:table-cell>
          <table:table-cell office:value-type="float" office:value="4.8146">
            <text:p>4.8146</text:p>
          </table:table-cell>
          <table:table-cell table:formula="of:=AVERAGE([.H199:.M199])" office:value-type="float" office:value="4.44116666666667">
            <text:p>4.4411666667</text:p>
          </table:table-cell>
          <table:table-cell office:value-type="float" office:value="3.4363">
            <text:p>3.4363</text:p>
          </table:table-cell>
          <table:table-cell office:value-type="float" office:value="3.2935">
            <text:p>3.2935</text:p>
          </table:table-cell>
          <table:table-cell office:value-type="float" office:value="3.0372">
            <text:p>3.0372</text:p>
          </table:table-cell>
          <table:table-cell office:value-type="float" office:value="3.7621">
            <text:p>3.7621</text:p>
          </table:table-cell>
          <table:table-cell office:value-type="float" office:value="3.954">
            <text:p>3.954</text:p>
          </table:table-cell>
          <table:table-cell office:value-type="float" office:value="3.6944">
            <text:p>3.6944</text:p>
          </table:table-cell>
          <table:table-cell office:value-type="float" office:value="3.6701">
            <text:p>3.6701</text:p>
          </table:table-cell>
          <table:table-cell office:value-type="float" office:value="3.7822">
            <text:p>3.7822</text:p>
          </table:table-cell>
          <table:table-cell office:value-type="float" office:value="3.9368">
            <text:p>3.9368</text:p>
          </table:table-cell>
          <table:table-cell office:value-type="float" office:value="3.872">
            <text:p>3.872</text:p>
          </table:table-cell>
          <table:table-cell office:value-type="float" office:value="4.8122">
            <text:p>4.8122</text:p>
          </table:table-cell>
          <table:table-cell table:formula="of:=AVERAGE([.T199:.Y199])" office:value-type="float" office:value="3.96128333333333">
            <text:p>3.961283333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15-07</text:p>
          </table:table-cell>
          <table:table-cell office:value-type="float" office:value="4.1844">
            <text:p>4.1844</text:p>
          </table:table-cell>
          <table:table-cell office:value-type="float" office:value="4.2855">
            <text:p>4.2855</text:p>
          </table:table-cell>
          <table:table-cell office:value-type="float" office:value="4.1408">
            <text:p>4.1408</text:p>
          </table:table-cell>
          <table:table-cell office:value-type="float" office:value="4.129">
            <text:p>4.129</text:p>
          </table:table-cell>
          <table:table-cell office:value-type="float" office:value="4.4099">
            <text:p>4.4099</text:p>
          </table:table-cell>
          <table:table-cell office:value-type="float" office:value="4.208">
            <text:p>4.208</text:p>
          </table:table-cell>
          <table:table-cell office:value-type="float" office:value="4.3013">
            <text:p>4.3013</text:p>
          </table:table-cell>
          <table:table-cell office:value-type="float" office:value="4.2622">
            <text:p>4.2622</text:p>
          </table:table-cell>
          <table:table-cell office:value-type="float" office:value="4.4688">
            <text:p>4.4688</text:p>
          </table:table-cell>
          <table:table-cell office:value-type="float" office:value="4.5748">
            <text:p>4.5748</text:p>
          </table:table-cell>
          <table:table-cell office:value-type="float" office:value="4.7953">
            <text:p>4.7953</text:p>
          </table:table-cell>
          <table:table-cell table:formula="of:=AVERAGE([.H200:.M200])" office:value-type="float" office:value="4.43506666666667">
            <text:p>4.4350666667</text:p>
          </table:table-cell>
          <table:table-cell office:value-type="float" office:value="3.4363">
            <text:p>3.4363</text:p>
          </table:table-cell>
          <table:table-cell office:value-type="float" office:value="3.2935">
            <text:p>3.2935</text:p>
          </table:table-cell>
          <table:table-cell office:value-type="float" office:value="3.0418">
            <text:p>3.0418</text:p>
          </table:table-cell>
          <table:table-cell office:value-type="float" office:value="3.7506">
            <text:p>3.7506</text:p>
          </table:table-cell>
          <table:table-cell office:value-type="float" office:value="3.9629">
            <text:p>3.9629</text:p>
          </table:table-cell>
          <table:table-cell office:value-type="float" office:value="3.6713">
            <text:p>3.6713</text:p>
          </table:table-cell>
          <table:table-cell office:value-type="float" office:value="3.6701">
            <text:p>3.6701</text:p>
          </table:table-cell>
          <table:table-cell office:value-type="float" office:value="3.7822">
            <text:p>3.7822</text:p>
          </table:table-cell>
          <table:table-cell office:value-type="float" office:value="3.9049">
            <text:p>3.9049</text:p>
          </table:table-cell>
          <table:table-cell office:value-type="float" office:value="3.874">
            <text:p>3.874</text:p>
          </table:table-cell>
          <table:table-cell office:value-type="float" office:value="4.7672">
            <text:p>4.7672</text:p>
          </table:table-cell>
          <table:table-cell table:formula="of:=AVERAGE([.T200:.Y200])" office:value-type="float" office:value="3.94495">
            <text:p>3.9449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16-07</text:p>
          </table:table-cell>
          <table:table-cell office:value-type="float" office:value="4.1844">
            <text:p>4.1844</text:p>
          </table:table-cell>
          <table:table-cell office:value-type="float" office:value="4.256">
            <text:p>4.256</text:p>
          </table:table-cell>
          <table:table-cell office:value-type="float" office:value="4.1373">
            <text:p>4.1373</text:p>
          </table:table-cell>
          <table:table-cell office:value-type="float" office:value="4.1084">
            <text:p>4.1084</text:p>
          </table:table-cell>
          <table:table-cell office:value-type="float" office:value="4.3805">
            <text:p>4.3805</text:p>
          </table:table-cell>
          <table:table-cell office:value-type="float" office:value="4.208">
            <text:p>4.208</text:p>
          </table:table-cell>
          <table:table-cell office:value-type="float" office:value="4.3013">
            <text:p>4.3013</text:p>
          </table:table-cell>
          <table:table-cell office:value-type="float" office:value="4.2555">
            <text:p>4.2555</text:p>
          </table:table-cell>
          <table:table-cell office:value-type="float" office:value="4.4928">
            <text:p>4.4928</text:p>
          </table:table-cell>
          <table:table-cell office:value-type="float" office:value="4.5867">
            <text:p>4.5867</text:p>
          </table:table-cell>
          <table:table-cell office:value-type="float" office:value="4.776">
            <text:p>4.776</text:p>
          </table:table-cell>
          <table:table-cell table:formula="of:=AVERAGE([.H201:.M201])" office:value-type="float" office:value="4.43671666666667">
            <text:p>4.4367166667</text:p>
          </table:table-cell>
          <table:table-cell office:value-type="float" office:value="3.4363">
            <text:p>3.4363</text:p>
          </table:table-cell>
          <table:table-cell office:value-type="float" office:value="3.2444">
            <text:p>3.2444</text:p>
          </table:table-cell>
          <table:table-cell office:value-type="float" office:value="3.0574">
            <text:p>3.0574</text:p>
          </table:table-cell>
          <table:table-cell office:value-type="float" office:value="3.7806">
            <text:p>3.7806</text:p>
          </table:table-cell>
          <table:table-cell office:value-type="float" office:value="3.9632">
            <text:p>3.9632</text:p>
          </table:table-cell>
          <table:table-cell office:value-type="float" office:value="3.6713">
            <text:p>3.6713</text:p>
          </table:table-cell>
          <table:table-cell office:value-type="float" office:value="3.6701">
            <text:p>3.6701</text:p>
          </table:table-cell>
          <table:table-cell office:value-type="float" office:value="3.7918">
            <text:p>3.7918</text:p>
          </table:table-cell>
          <table:table-cell office:value-type="float" office:value="3.9362">
            <text:p>3.9362</text:p>
          </table:table-cell>
          <table:table-cell office:value-type="float" office:value="3.8864">
            <text:p>3.8864</text:p>
          </table:table-cell>
          <table:table-cell office:value-type="float" office:value="4.7142">
            <text:p>4.7142</text:p>
          </table:table-cell>
          <table:table-cell table:formula="of:=AVERAGE([.T201:.Y201])" office:value-type="float" office:value="3.945">
            <text:p>3.94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17-07</text:p>
          </table:table-cell>
          <table:table-cell office:value-type="float" office:value="4.1705">
            <text:p>4.1705</text:p>
          </table:table-cell>
          <table:table-cell office:value-type="float" office:value="4.261">
            <text:p>4.261</text:p>
          </table:table-cell>
          <table:table-cell office:value-type="float" office:value="4.144">
            <text:p>4.144</text:p>
          </table:table-cell>
          <table:table-cell office:value-type="float" office:value="4.1053">
            <text:p>4.1053</text:p>
          </table:table-cell>
          <table:table-cell office:value-type="float" office:value="4.3805">
            <text:p>4.3805</text:p>
          </table:table-cell>
          <table:table-cell office:value-type="float" office:value="4.208">
            <text:p>4.208</text:p>
          </table:table-cell>
          <table:table-cell office:value-type="float" office:value="4.3007">
            <text:p>4.3007</text:p>
          </table:table-cell>
          <table:table-cell office:value-type="float" office:value="4.2641">
            <text:p>4.2641</text:p>
          </table:table-cell>
          <table:table-cell office:value-type="float" office:value="4.4827">
            <text:p>4.4827</text:p>
          </table:table-cell>
          <table:table-cell office:value-type="float" office:value="4.5885">
            <text:p>4.5885</text:p>
          </table:table-cell>
          <table:table-cell office:value-type="float" office:value="4.776">
            <text:p>4.776</text:p>
          </table:table-cell>
          <table:table-cell table:formula="of:=AVERAGE([.H202:.M202])" office:value-type="float" office:value="4.43666666666667">
            <text:p>4.4366666667</text:p>
          </table:table-cell>
          <table:table-cell office:value-type="float" office:value="3.3959">
            <text:p>3.3959</text:p>
          </table:table-cell>
          <table:table-cell office:value-type="float" office:value="3.2438">
            <text:p>3.2438</text:p>
          </table:table-cell>
          <table:table-cell office:value-type="float" office:value="3.064">
            <text:p>3.064</text:p>
          </table:table-cell>
          <table:table-cell office:value-type="float" office:value="3.7701">
            <text:p>3.7701</text:p>
          </table:table-cell>
          <table:table-cell office:value-type="float" office:value="3.9632">
            <text:p>3.9632</text:p>
          </table:table-cell>
          <table:table-cell office:value-type="float" office:value="3.6713">
            <text:p>3.6713</text:p>
          </table:table-cell>
          <table:table-cell office:value-type="float" office:value="3.6736">
            <text:p>3.6736</text:p>
          </table:table-cell>
          <table:table-cell office:value-type="float" office:value="3.8021">
            <text:p>3.8021</text:p>
          </table:table-cell>
          <table:table-cell office:value-type="float" office:value="3.9226">
            <text:p>3.9226</text:p>
          </table:table-cell>
          <table:table-cell office:value-type="float" office:value="3.8998">
            <text:p>3.8998</text:p>
          </table:table-cell>
          <table:table-cell office:value-type="float" office:value="4.7142">
            <text:p>4.7142</text:p>
          </table:table-cell>
          <table:table-cell table:formula="of:=AVERAGE([.T202:.Y202])" office:value-type="float" office:value="3.94726666666667">
            <text:p>3.947266666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18-07</text:p>
          </table:table-cell>
          <table:table-cell office:value-type="float" office:value="4.1795">
            <text:p>4.1795</text:p>
          </table:table-cell>
          <table:table-cell office:value-type="float" office:value="4.249">
            <text:p>4.249</text:p>
          </table:table-cell>
          <table:table-cell office:value-type="float" office:value="4.1476">
            <text:p>4.1476</text:p>
          </table:table-cell>
          <table:table-cell office:value-type="float" office:value="4.1173">
            <text:p>4.1173</text:p>
          </table:table-cell>
          <table:table-cell office:value-type="float" office:value="4.3805">
            <text:p>4.3805</text:p>
          </table:table-cell>
          <table:table-cell office:value-type="float" office:value="4.2029">
            <text:p>4.2029</text:p>
          </table:table-cell>
          <table:table-cell office:value-type="float" office:value="4.3103">
            <text:p>4.3103</text:p>
          </table:table-cell>
          <table:table-cell office:value-type="float" office:value="4.2596">
            <text:p>4.2596</text:p>
          </table:table-cell>
          <table:table-cell office:value-type="float" office:value="4.4592">
            <text:p>4.4592</text:p>
          </table:table-cell>
          <table:table-cell office:value-type="float" office:value="4.5885">
            <text:p>4.5885</text:p>
          </table:table-cell>
          <table:table-cell office:value-type="float" office:value="4.776">
            <text:p>4.776</text:p>
          </table:table-cell>
          <table:table-cell table:formula="of:=AVERAGE([.H203:.M203])" office:value-type="float" office:value="4.43275">
            <text:p>4.43275</text:p>
          </table:table-cell>
          <table:table-cell office:value-type="float" office:value="3.4163">
            <text:p>3.4163</text:p>
          </table:table-cell>
          <table:table-cell office:value-type="float" office:value="3.2452">
            <text:p>3.2452</text:p>
          </table:table-cell>
          <table:table-cell office:value-type="float" office:value="3.0666">
            <text:p>3.0666</text:p>
          </table:table-cell>
          <table:table-cell office:value-type="float" office:value="3.794">
            <text:p>3.794</text:p>
          </table:table-cell>
          <table:table-cell office:value-type="float" office:value="3.9632">
            <text:p>3.9632</text:p>
          </table:table-cell>
          <table:table-cell office:value-type="float" office:value="3.6373">
            <text:p>3.6373</text:p>
          </table:table-cell>
          <table:table-cell office:value-type="float" office:value="3.7123">
            <text:p>3.7123</text:p>
          </table:table-cell>
          <table:table-cell office:value-type="float" office:value="3.7978">
            <text:p>3.7978</text:p>
          </table:table-cell>
          <table:table-cell office:value-type="float" office:value="3.8952">
            <text:p>3.8952</text:p>
          </table:table-cell>
          <table:table-cell office:value-type="float" office:value="3.8998">
            <text:p>3.8998</text:p>
          </table:table-cell>
          <table:table-cell office:value-type="float" office:value="4.7142">
            <text:p>4.7142</text:p>
          </table:table-cell>
          <table:table-cell table:formula="of:=AVERAGE([.T203:.Y203])" office:value-type="float" office:value="3.94276666666667">
            <text:p>3.942766666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19-07</text:p>
          </table:table-cell>
          <table:table-cell office:value-type="float" office:value="4.1584">
            <text:p>4.1584</text:p>
          </table:table-cell>
          <table:table-cell office:value-type="float" office:value="4.2468">
            <text:p>4.2468</text:p>
          </table:table-cell>
          <table:table-cell office:value-type="float" office:value="4.1511">
            <text:p>4.1511</text:p>
          </table:table-cell>
          <table:table-cell office:value-type="float" office:value="4.1173">
            <text:p>4.1173</text:p>
          </table:table-cell>
          <table:table-cell office:value-type="float" office:value="4.3729">
            <text:p>4.3729</text:p>
          </table:table-cell>
          <table:table-cell office:value-type="float" office:value="4.2127">
            <text:p>4.2127</text:p>
          </table:table-cell>
          <table:table-cell office:value-type="float" office:value="4.328">
            <text:p>4.328</text:p>
          </table:table-cell>
          <table:table-cell office:value-type="float" office:value="4.2571">
            <text:p>4.2571</text:p>
          </table:table-cell>
          <table:table-cell office:value-type="float" office:value="4.4592">
            <text:p>4.4592</text:p>
          </table:table-cell>
          <table:table-cell office:value-type="float" office:value="4.5885">
            <text:p>4.5885</text:p>
          </table:table-cell>
          <table:table-cell office:value-type="float" office:value="4.7598">
            <text:p>4.7598</text:p>
          </table:table-cell>
          <table:table-cell table:formula="of:=AVERAGE([.H204:.M204])" office:value-type="float" office:value="4.43421666666667">
            <text:p>4.4342166667</text:p>
          </table:table-cell>
          <table:table-cell office:value-type="float" office:value="3.3844">
            <text:p>3.3844</text:p>
          </table:table-cell>
          <table:table-cell office:value-type="float" office:value="3.2362">
            <text:p>3.2362</text:p>
          </table:table-cell>
          <table:table-cell office:value-type="float" office:value="3.0708">
            <text:p>3.0708</text:p>
          </table:table-cell>
          <table:table-cell office:value-type="float" office:value="3.794">
            <text:p>3.794</text:p>
          </table:table-cell>
          <table:table-cell office:value-type="float" office:value="3.9628">
            <text:p>3.9628</text:p>
          </table:table-cell>
          <table:table-cell office:value-type="float" office:value="3.6527">
            <text:p>3.6527</text:p>
          </table:table-cell>
          <table:table-cell office:value-type="float" office:value="3.7349">
            <text:p>3.7349</text:p>
          </table:table-cell>
          <table:table-cell office:value-type="float" office:value="3.7922">
            <text:p>3.7922</text:p>
          </table:table-cell>
          <table:table-cell office:value-type="float" office:value="3.8952">
            <text:p>3.8952</text:p>
          </table:table-cell>
          <table:table-cell office:value-type="float" office:value="3.8998">
            <text:p>3.8998</text:p>
          </table:table-cell>
          <table:table-cell office:value-type="float" office:value="4.646">
            <text:p>4.646</text:p>
          </table:table-cell>
          <table:table-cell table:formula="of:=AVERAGE([.T204:.Y204])" office:value-type="float" office:value="3.9368">
            <text:p>3.936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-07</text:p>
          </table:table-cell>
          <table:table-cell office:value-type="float" office:value="4.1626">
            <text:p>4.1626</text:p>
          </table:table-cell>
          <table:table-cell office:value-type="float" office:value="4.2175">
            <text:p>4.2175</text:p>
          </table:table-cell>
          <table:table-cell office:value-type="float" office:value="4.1511">
            <text:p>4.1511</text:p>
          </table:table-cell>
          <table:table-cell office:value-type="float" office:value="4.1173">
            <text:p>4.1173</text:p>
          </table:table-cell>
          <table:table-cell office:value-type="float" office:value="4.3758">
            <text:p>4.3758</text:p>
          </table:table-cell>
          <table:table-cell office:value-type="float" office:value="4.21">
            <text:p>4.21</text:p>
          </table:table-cell>
          <table:table-cell office:value-type="float" office:value="4.3229">
            <text:p>4.3229</text:p>
          </table:table-cell>
          <table:table-cell office:value-type="float" office:value="4.248">
            <text:p>4.248</text:p>
          </table:table-cell>
          <table:table-cell office:value-type="float" office:value="4.4592">
            <text:p>4.4592</text:p>
          </table:table-cell>
          <table:table-cell office:value-type="float" office:value="4.5954">
            <text:p>4.5954</text:p>
          </table:table-cell>
          <table:table-cell office:value-type="float" office:value="4.782">
            <text:p>4.782</text:p>
          </table:table-cell>
          <table:table-cell table:formula="of:=AVERAGE([.H205:.M205])" office:value-type="float" office:value="4.43625">
            <text:p>4.43625</text:p>
          </table:table-cell>
          <table:table-cell office:value-type="float" office:value="3.412">
            <text:p>3.412</text:p>
          </table:table-cell>
          <table:table-cell office:value-type="float" office:value="3.2033">
            <text:p>3.2033</text:p>
          </table:table-cell>
          <table:table-cell office:value-type="float" office:value="3.0708">
            <text:p>3.0708</text:p>
          </table:table-cell>
          <table:table-cell office:value-type="float" office:value="3.794">
            <text:p>3.794</text:p>
          </table:table-cell>
          <table:table-cell office:value-type="float" office:value="3.9733">
            <text:p>3.9733</text:p>
          </table:table-cell>
          <table:table-cell office:value-type="float" office:value="3.6657">
            <text:p>3.6657</text:p>
          </table:table-cell>
          <table:table-cell office:value-type="float" office:value="3.7043">
            <text:p>3.7043</text:p>
          </table:table-cell>
          <table:table-cell office:value-type="float" office:value="3.7878">
            <text:p>3.7878</text:p>
          </table:table-cell>
          <table:table-cell office:value-type="float" office:value="3.8952">
            <text:p>3.8952</text:p>
          </table:table-cell>
          <table:table-cell office:value-type="float" office:value="3.9027">
            <text:p>3.9027</text:p>
          </table:table-cell>
          <table:table-cell office:value-type="float" office:value="4.6887">
            <text:p>4.6887</text:p>
          </table:table-cell>
          <table:table-cell table:formula="of:=AVERAGE([.T205:.Y205])" office:value-type="float" office:value="3.94073333333333">
            <text:p>3.940733333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1-07</text:p>
          </table:table-cell>
          <table:table-cell office:value-type="float" office:value="4.1968">
            <text:p>4.1968</text:p>
          </table:table-cell>
          <table:table-cell office:value-type="float" office:value="4.2175">
            <text:p>4.2175</text:p>
          </table:table-cell>
          <table:table-cell office:value-type="float" office:value="4.1511">
            <text:p>4.1511</text:p>
          </table:table-cell>
          <table:table-cell office:value-type="float" office:value="4.1138">
            <text:p>4.1138</text:p>
          </table:table-cell>
          <table:table-cell office:value-type="float" office:value="4.3692">
            <text:p>4.3692</text:p>
          </table:table-cell>
          <table:table-cell office:value-type="float" office:value="4.2364">
            <text:p>4.2364</text:p>
          </table:table-cell>
          <table:table-cell office:value-type="float" office:value="4.32">
            <text:p>4.32</text:p>
          </table:table-cell>
          <table:table-cell office:value-type="float" office:value="4.248">
            <text:p>4.248</text:p>
          </table:table-cell>
          <table:table-cell office:value-type="float" office:value="4.4362">
            <text:p>4.4362</text:p>
          </table:table-cell>
          <table:table-cell office:value-type="float" office:value="4.5987">
            <text:p>4.5987</text:p>
          </table:table-cell>
          <table:table-cell office:value-type="float" office:value="4.761">
            <text:p>4.761</text:p>
          </table:table-cell>
          <table:table-cell table:formula="of:=AVERAGE([.H206:.M206])" office:value-type="float" office:value="4.43338333333333">
            <text:p>4.4333833333</text:p>
          </table:table-cell>
          <table:table-cell office:value-type="float" office:value="3.467">
            <text:p>3.467</text:p>
          </table:table-cell>
          <table:table-cell office:value-type="float" office:value="3.2033">
            <text:p>3.2033</text:p>
          </table:table-cell>
          <table:table-cell office:value-type="float" office:value="3.0708">
            <text:p>3.0708</text:p>
          </table:table-cell>
          <table:table-cell office:value-type="float" office:value="3.7856">
            <text:p>3.7856</text:p>
          </table:table-cell>
          <table:table-cell office:value-type="float" office:value="3.9666">
            <text:p>3.9666</text:p>
          </table:table-cell>
          <table:table-cell office:value-type="float" office:value="3.6389">
            <text:p>3.6389</text:p>
          </table:table-cell>
          <table:table-cell office:value-type="float" office:value="3.6873">
            <text:p>3.6873</text:p>
          </table:table-cell>
          <table:table-cell office:value-type="float" office:value="3.7878">
            <text:p>3.7878</text:p>
          </table:table-cell>
          <table:table-cell office:value-type="float" office:value="3.8768">
            <text:p>3.8768</text:p>
          </table:table-cell>
          <table:table-cell office:value-type="float" office:value="3.9065">
            <text:p>3.9065</text:p>
          </table:table-cell>
          <table:table-cell office:value-type="float" office:value="4.6681">
            <text:p>4.6681</text:p>
          </table:table-cell>
          <table:table-cell table:formula="of:=AVERAGE([.T206:.Y206])" office:value-type="float" office:value="3.92756666666667">
            <text:p>3.927566666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2-07</text:p>
          </table:table-cell>
          <table:table-cell office:value-type="float" office:value="4.1968">
            <text:p>4.1968</text:p>
          </table:table-cell>
          <table:table-cell office:value-type="float" office:value="4.2175">
            <text:p>4.2175</text:p>
          </table:table-cell>
          <table:table-cell office:value-type="float" office:value="4.1473">
            <text:p>4.1473</text:p>
          </table:table-cell>
          <table:table-cell office:value-type="float" office:value="4.1208">
            <text:p>4.1208</text:p>
          </table:table-cell>
          <table:table-cell office:value-type="float" office:value="4.3554">
            <text:p>4.3554</text:p>
          </table:table-cell>
          <table:table-cell office:value-type="float" office:value="4.2408">
            <text:p>4.2408</text:p>
          </table:table-cell>
          <table:table-cell office:value-type="float" office:value="4.32">
            <text:p>4.32</text:p>
          </table:table-cell>
          <table:table-cell office:value-type="float" office:value="4.248">
            <text:p>4.248</text:p>
          </table:table-cell>
          <table:table-cell office:value-type="float" office:value="4.4288">
            <text:p>4.4288</text:p>
          </table:table-cell>
          <table:table-cell office:value-type="float" office:value="4.5661">
            <text:p>4.5661</text:p>
          </table:table-cell>
          <table:table-cell office:value-type="float" office:value="4.7508">
            <text:p>4.7508</text:p>
          </table:table-cell>
          <table:table-cell table:formula="of:=AVERAGE([.H207:.M207])" office:value-type="float" office:value="4.42575">
            <text:p>4.42575</text:p>
          </table:table-cell>
          <table:table-cell office:value-type="float" office:value="3.467">
            <text:p>3.467</text:p>
          </table:table-cell>
          <table:table-cell office:value-type="float" office:value="3.2033">
            <text:p>3.2033</text:p>
          </table:table-cell>
          <table:table-cell office:value-type="float" office:value="3.0764">
            <text:p>3.0764</text:p>
          </table:table-cell>
          <table:table-cell office:value-type="float" office:value="3.7799">
            <text:p>3.7799</text:p>
          </table:table-cell>
          <table:table-cell office:value-type="float" office:value="3.9544">
            <text:p>3.9544</text:p>
          </table:table-cell>
          <table:table-cell office:value-type="float" office:value="3.6408">
            <text:p>3.6408</text:p>
          </table:table-cell>
          <table:table-cell office:value-type="float" office:value="3.6873">
            <text:p>3.6873</text:p>
          </table:table-cell>
          <table:table-cell office:value-type="float" office:value="3.7878">
            <text:p>3.7878</text:p>
          </table:table-cell>
          <table:table-cell office:value-type="float" office:value="3.8252">
            <text:p>3.8252</text:p>
          </table:table-cell>
          <table:table-cell office:value-type="float" office:value="3.8778">
            <text:p>3.8778</text:p>
          </table:table-cell>
          <table:table-cell office:value-type="float" office:value="4.6622">
            <text:p>4.6622</text:p>
          </table:table-cell>
          <table:table-cell table:formula="of:=AVERAGE([.T207:.Y207])" office:value-type="float" office:value="3.91351666666667">
            <text:p>3.913516666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3-07</text:p>
          </table:table-cell>
          <table:table-cell office:value-type="float" office:value="4.1968">
            <text:p>4.1968</text:p>
          </table:table-cell>
          <table:table-cell office:value-type="float" office:value="4.2147">
            <text:p>4.2147</text:p>
          </table:table-cell>
          <table:table-cell office:value-type="float" office:value="4.134">
            <text:p>4.134</text:p>
          </table:table-cell>
          <table:table-cell office:value-type="float" office:value="4.1229">
            <text:p>4.1229</text:p>
          </table:table-cell>
          <table:table-cell office:value-type="float" office:value="4.3578">
            <text:p>4.3578</text:p>
          </table:table-cell>
          <table:table-cell office:value-type="float" office:value="4.2408">
            <text:p>4.2408</text:p>
          </table:table-cell>
          <table:table-cell office:value-type="float" office:value="4.32">
            <text:p>4.32</text:p>
          </table:table-cell>
          <table:table-cell office:value-type="float" office:value="4.2497">
            <text:p>4.2497</text:p>
          </table:table-cell>
          <table:table-cell office:value-type="float" office:value="4.4141">
            <text:p>4.4141</text:p>
          </table:table-cell>
          <table:table-cell office:value-type="float" office:value="4.5691">
            <text:p>4.5691</text:p>
          </table:table-cell>
          <table:table-cell office:value-type="float" office:value="4.708">
            <text:p>4.708</text:p>
          </table:table-cell>
          <table:table-cell table:formula="of:=AVERAGE([.H208:.M208])" office:value-type="float" office:value="4.41695">
            <text:p>4.41695</text:p>
          </table:table-cell>
          <table:table-cell office:value-type="float" office:value="3.467">
            <text:p>3.467</text:p>
          </table:table-cell>
          <table:table-cell office:value-type="float" office:value="3.1978">
            <text:p>3.1978</text:p>
          </table:table-cell>
          <table:table-cell office:value-type="float" office:value="3.0702">
            <text:p>3.0702</text:p>
          </table:table-cell>
          <table:table-cell office:value-type="float" office:value="3.7484">
            <text:p>3.7484</text:p>
          </table:table-cell>
          <table:table-cell office:value-type="float" office:value="3.9681">
            <text:p>3.9681</text:p>
          </table:table-cell>
          <table:table-cell office:value-type="float" office:value="3.6408">
            <text:p>3.6408</text:p>
          </table:table-cell>
          <table:table-cell office:value-type="float" office:value="3.6873">
            <text:p>3.6873</text:p>
          </table:table-cell>
          <table:table-cell office:value-type="float" office:value="3.8035">
            <text:p>3.8035</text:p>
          </table:table-cell>
          <table:table-cell office:value-type="float" office:value="3.8155">
            <text:p>3.8155</text:p>
          </table:table-cell>
          <table:table-cell office:value-type="float" office:value="3.883">
            <text:p>3.883</text:p>
          </table:table-cell>
          <table:table-cell office:value-type="float" office:value="4.5995">
            <text:p>4.5995</text:p>
          </table:table-cell>
          <table:table-cell table:formula="of:=AVERAGE([.T208:.Y208])" office:value-type="float" office:value="3.90493333333333">
            <text:p>3.904933333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4-07</text:p>
          </table:table-cell>
          <table:table-cell office:value-type="float" office:value="4.2133">
            <text:p>4.2133</text:p>
          </table:table-cell>
          <table:table-cell office:value-type="float" office:value="4.2075">
            <text:p>4.2075</text:p>
          </table:table-cell>
          <table:table-cell office:value-type="float" office:value="4.1408">
            <text:p>4.1408</text:p>
          </table:table-cell>
          <table:table-cell office:value-type="float" office:value="4.1286">
            <text:p>4.1286</text:p>
          </table:table-cell>
          <table:table-cell office:value-type="float" office:value="4.3578">
            <text:p>4.3578</text:p>
          </table:table-cell>
          <table:table-cell office:value-type="float" office:value="4.2408">
            <text:p>4.2408</text:p>
          </table:table-cell>
          <table:table-cell office:value-type="float" office:value="4.3179">
            <text:p>4.3179</text:p>
          </table:table-cell>
          <table:table-cell office:value-type="float" office:value="4.2547">
            <text:p>4.2547</text:p>
          </table:table-cell>
          <table:table-cell office:value-type="float" office:value="4.4046">
            <text:p>4.4046</text:p>
          </table:table-cell>
          <table:table-cell office:value-type="float" office:value="4.5888">
            <text:p>4.5888</text:p>
          </table:table-cell>
          <table:table-cell office:value-type="float" office:value="4.708">
            <text:p>4.708</text:p>
          </table:table-cell>
          <table:table-cell table:formula="of:=AVERAGE([.H209:.M209])" office:value-type="float" office:value="4.41913333333333">
            <text:p>4.4191333333</text:p>
          </table:table-cell>
          <table:table-cell office:value-type="float" office:value="3.4852">
            <text:p>3.4852</text:p>
          </table:table-cell>
          <table:table-cell office:value-type="float" office:value="3.1764">
            <text:p>3.1764</text:p>
          </table:table-cell>
          <table:table-cell office:value-type="float" office:value="3.0736">
            <text:p>3.0736</text:p>
          </table:table-cell>
          <table:table-cell office:value-type="float" office:value="3.7742">
            <text:p>3.7742</text:p>
          </table:table-cell>
          <table:table-cell office:value-type="float" office:value="3.9681">
            <text:p>3.9681</text:p>
          </table:table-cell>
          <table:table-cell office:value-type="float" office:value="3.6408">
            <text:p>3.6408</text:p>
          </table:table-cell>
          <table:table-cell office:value-type="float" office:value="3.6886">
            <text:p>3.6886</text:p>
          </table:table-cell>
          <table:table-cell office:value-type="float" office:value="3.8193">
            <text:p>3.8193</text:p>
          </table:table-cell>
          <table:table-cell office:value-type="float" office:value="3.7945">
            <text:p>3.7945</text:p>
          </table:table-cell>
          <table:table-cell office:value-type="float" office:value="3.8931">
            <text:p>3.8931</text:p>
          </table:table-cell>
          <table:table-cell office:value-type="float" office:value="4.5995">
            <text:p>4.5995</text:p>
          </table:table-cell>
          <table:table-cell table:formula="of:=AVERAGE([.T209:.Y209])" office:value-type="float" office:value="3.90596666666667">
            <text:p>3.90596666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5-07</text:p>
          </table:table-cell>
          <table:table-cell office:value-type="float" office:value="4.1936">
            <text:p>4.1936</text:p>
          </table:table-cell>
          <table:table-cell office:value-type="float" office:value="4.2433">
            <text:p>4.2433</text:p>
          </table:table-cell>
          <table:table-cell office:value-type="float" office:value="4.1435">
            <text:p>4.1435</text:p>
          </table:table-cell>
          <table:table-cell office:value-type="float" office:value="4.1285">
            <text:p>4.1285</text:p>
          </table:table-cell>
          <table:table-cell office:value-type="float" office:value="4.3578">
            <text:p>4.3578</text:p>
          </table:table-cell>
          <table:table-cell office:value-type="float" office:value="4.2571">
            <text:p>4.2571</text:p>
          </table:table-cell>
          <table:table-cell office:value-type="float" office:value="4.2996">
            <text:p>4.2996</text:p>
          </table:table-cell>
          <table:table-cell office:value-type="float" office:value="4.2472">
            <text:p>4.2472</text:p>
          </table:table-cell>
          <table:table-cell office:value-type="float" office:value="4.4016">
            <text:p>4.4016</text:p>
          </table:table-cell>
          <table:table-cell office:value-type="float" office:value="4.5888">
            <text:p>4.5888</text:p>
          </table:table-cell>
          <table:table-cell office:value-type="float" office:value="4.708">
            <text:p>4.708</text:p>
          </table:table-cell>
          <table:table-cell table:formula="of:=AVERAGE([.H210:.M210])" office:value-type="float" office:value="4.41705">
            <text:p>4.41705</text:p>
          </table:table-cell>
          <table:table-cell office:value-type="float" office:value="3.4561">
            <text:p>3.4561</text:p>
          </table:table-cell>
          <table:table-cell office:value-type="float" office:value="3.2141">
            <text:p>3.2141</text:p>
          </table:table-cell>
          <table:table-cell office:value-type="float" office:value="3.083">
            <text:p>3.083</text:p>
          </table:table-cell>
          <table:table-cell office:value-type="float" office:value="3.7335">
            <text:p>3.7335</text:p>
          </table:table-cell>
          <table:table-cell office:value-type="float" office:value="3.9681">
            <text:p>3.9681</text:p>
          </table:table-cell>
          <table:table-cell office:value-type="float" office:value="3.6404">
            <text:p>3.6404</text:p>
          </table:table-cell>
          <table:table-cell office:value-type="float" office:value="3.678">
            <text:p>3.678</text:p>
          </table:table-cell>
          <table:table-cell office:value-type="float" office:value="3.8211">
            <text:p>3.8211</text:p>
          </table:table-cell>
          <table:table-cell office:value-type="float" office:value="3.7429">
            <text:p>3.7429</text:p>
          </table:table-cell>
          <table:table-cell office:value-type="float" office:value="3.8931">
            <text:p>3.8931</text:p>
          </table:table-cell>
          <table:table-cell office:value-type="float" office:value="4.5995">
            <text:p>4.5995</text:p>
          </table:table-cell>
          <table:table-cell table:formula="of:=AVERAGE([.T210:.Y210])" office:value-type="float" office:value="3.89583333333333">
            <text:p>3.895833333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6-07</text:p>
          </table:table-cell>
          <table:table-cell office:value-type="float" office:value="4.1506">
            <text:p>4.1506</text:p>
          </table:table-cell>
          <table:table-cell office:value-type="float" office:value="4.2375">
            <text:p>4.2375</text:p>
          </table:table-cell>
          <table:table-cell office:value-type="float" office:value="4.1437">
            <text:p>4.1437</text:p>
          </table:table-cell>
          <table:table-cell office:value-type="float" office:value="4.1285">
            <text:p>4.1285</text:p>
          </table:table-cell>
          <table:table-cell office:value-type="float" office:value="4.3629">
            <text:p>4.3629</text:p>
          </table:table-cell>
          <table:table-cell office:value-type="float" office:value="4.2613">
            <text:p>4.2613</text:p>
          </table:table-cell>
          <table:table-cell office:value-type="float" office:value="4.2835">
            <text:p>4.2835</text:p>
          </table:table-cell>
          <table:table-cell office:value-type="float" office:value="4.267">
            <text:p>4.267</text:p>
          </table:table-cell>
          <table:table-cell office:value-type="float" office:value="4.4016">
            <text:p>4.4016</text:p>
          </table:table-cell>
          <table:table-cell office:value-type="float" office:value="4.5888">
            <text:p>4.5888</text:p>
          </table:table-cell>
          <table:table-cell office:value-type="float" office:value="4.742">
            <text:p>4.742</text:p>
          </table:table-cell>
          <table:table-cell table:formula="of:=AVERAGE([.H211:.M211])" office:value-type="float" office:value="4.42403333333333">
            <text:p>4.4240333333</text:p>
          </table:table-cell>
          <table:table-cell office:value-type="float" office:value="3.3855">
            <text:p>3.3855</text:p>
          </table:table-cell>
          <table:table-cell office:value-type="float" office:value="3.1957">
            <text:p>3.1957</text:p>
          </table:table-cell>
          <table:table-cell office:value-type="float" office:value="3.0847">
            <text:p>3.0847</text:p>
          </table:table-cell>
          <table:table-cell office:value-type="float" office:value="3.7335">
            <text:p>3.7335</text:p>
          </table:table-cell>
          <table:table-cell office:value-type="float" office:value="3.9674">
            <text:p>3.9674</text:p>
          </table:table-cell>
          <table:table-cell office:value-type="float" office:value="3.6597">
            <text:p>3.6597</text:p>
          </table:table-cell>
          <table:table-cell office:value-type="float" office:value="3.6561">
            <text:p>3.6561</text:p>
          </table:table-cell>
          <table:table-cell office:value-type="float" office:value="3.831">
            <text:p>3.831</text:p>
          </table:table-cell>
          <table:table-cell office:value-type="float" office:value="3.7429">
            <text:p>3.7429</text:p>
          </table:table-cell>
          <table:table-cell office:value-type="float" office:value="3.8931">
            <text:p>3.8931</text:p>
          </table:table-cell>
          <table:table-cell office:value-type="float" office:value="4.6839">
            <text:p>4.6839</text:p>
          </table:table-cell>
          <table:table-cell table:formula="of:=AVERAGE([.T211:.Y211])" office:value-type="float" office:value="3.91111666666667">
            <text:p>3.911116666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7-07</text:p>
          </table:table-cell>
          <table:table-cell office:value-type="float" office:value="4.1275">
            <text:p>4.1275</text:p>
          </table:table-cell>
          <table:table-cell office:value-type="float" office:value="4.2294">
            <text:p>4.2294</text:p>
          </table:table-cell>
          <table:table-cell office:value-type="float" office:value="4.1437">
            <text:p>4.1437</text:p>
          </table:table-cell>
          <table:table-cell office:value-type="float" office:value="4.1285">
            <text:p>4.1285</text:p>
          </table:table-cell>
          <table:table-cell office:value-type="float" office:value="4.3733">
            <text:p>4.3733</text:p>
          </table:table-cell>
          <table:table-cell office:value-type="float" office:value="4.2541">
            <text:p>4.2541</text:p>
          </table:table-cell>
          <table:table-cell office:value-type="float" office:value="4.2918">
            <text:p>4.2918</text:p>
          </table:table-cell>
          <table:table-cell office:value-type="float" office:value="4.2806">
            <text:p>4.2806</text:p>
          </table:table-cell>
          <table:table-cell office:value-type="float" office:value="4.4016">
            <text:p>4.4016</text:p>
          </table:table-cell>
          <table:table-cell office:value-type="float" office:value="4.5906">
            <text:p>4.5906</text:p>
          </table:table-cell>
          <table:table-cell office:value-type="float" office:value="4.7978">
            <text:p>4.7978</text:p>
          </table:table-cell>
          <table:table-cell table:formula="of:=AVERAGE([.H212:.M212])" office:value-type="float" office:value="4.43608333333333">
            <text:p>4.4360833333</text:p>
          </table:table-cell>
          <table:table-cell office:value-type="float" office:value="3.3511">
            <text:p>3.3511</text:p>
          </table:table-cell>
          <table:table-cell office:value-type="float" office:value="3.1872">
            <text:p>3.1872</text:p>
          </table:table-cell>
          <table:table-cell office:value-type="float" office:value="3.0847">
            <text:p>3.0847</text:p>
          </table:table-cell>
          <table:table-cell office:value-type="float" office:value="3.7335">
            <text:p>3.7335</text:p>
          </table:table-cell>
          <table:table-cell office:value-type="float" office:value="3.979">
            <text:p>3.979</text:p>
          </table:table-cell>
          <table:table-cell office:value-type="float" office:value="3.6378">
            <text:p>3.6378</text:p>
          </table:table-cell>
          <table:table-cell office:value-type="float" office:value="3.6919">
            <text:p>3.6919</text:p>
          </table:table-cell>
          <table:table-cell office:value-type="float" office:value="3.8498">
            <text:p>3.8498</text:p>
          </table:table-cell>
          <table:table-cell office:value-type="float" office:value="3.7429">
            <text:p>3.7429</text:p>
          </table:table-cell>
          <table:table-cell office:value-type="float" office:value="3.887">
            <text:p>3.887</text:p>
          </table:table-cell>
          <table:table-cell office:value-type="float" office:value="4.726">
            <text:p>4.726</text:p>
          </table:table-cell>
          <table:table-cell table:formula="of:=AVERAGE([.T212:.Y212])" office:value-type="float" office:value="3.92256666666667">
            <text:p>3.922566666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8-07</text:p>
          </table:table-cell>
          <table:table-cell office:value-type="float" office:value="4.1207">
            <text:p>4.1207</text:p>
          </table:table-cell>
          <table:table-cell office:value-type="float" office:value="4.2294">
            <text:p>4.2294</text:p>
          </table:table-cell>
          <table:table-cell office:value-type="float" office:value="4.1437">
            <text:p>4.1437</text:p>
          </table:table-cell>
          <table:table-cell office:value-type="float" office:value="4.1216">
            <text:p>4.1216</text:p>
          </table:table-cell>
          <table:table-cell office:value-type="float" office:value="4.3636">
            <text:p>4.3636</text:p>
          </table:table-cell>
          <table:table-cell office:value-type="float" office:value="4.2493">
            <text:p>4.2493</text:p>
          </table:table-cell>
          <table:table-cell office:value-type="float" office:value="4.2773">
            <text:p>4.2773</text:p>
          </table:table-cell>
          <table:table-cell office:value-type="float" office:value="4.2806">
            <text:p>4.2806</text:p>
          </table:table-cell>
          <table:table-cell office:value-type="float" office:value="4.4054">
            <text:p>4.4054</text:p>
          </table:table-cell>
          <table:table-cell office:value-type="float" office:value="4.5965">
            <text:p>4.5965</text:p>
          </table:table-cell>
          <table:table-cell office:value-type="float" office:value="4.7908">
            <text:p>4.7908</text:p>
          </table:table-cell>
          <table:table-cell table:formula="of:=AVERAGE([.H213:.M213])" office:value-type="float" office:value="4.43331666666667">
            <text:p>4.4333166667</text:p>
          </table:table-cell>
          <table:table-cell office:value-type="float" office:value="3.3649">
            <text:p>3.3649</text:p>
          </table:table-cell>
          <table:table-cell office:value-type="float" office:value="3.1872">
            <text:p>3.1872</text:p>
          </table:table-cell>
          <table:table-cell office:value-type="float" office:value="3.0847">
            <text:p>3.0847</text:p>
          </table:table-cell>
          <table:table-cell office:value-type="float" office:value="3.7384">
            <text:p>3.7384</text:p>
          </table:table-cell>
          <table:table-cell office:value-type="float" office:value="3.9347">
            <text:p>3.9347</text:p>
          </table:table-cell>
          <table:table-cell office:value-type="float" office:value="3.6229">
            <text:p>3.6229</text:p>
          </table:table-cell>
          <table:table-cell office:value-type="float" office:value="3.6608">
            <text:p>3.6608</text:p>
          </table:table-cell>
          <table:table-cell office:value-type="float" office:value="3.8498">
            <text:p>3.8498</text:p>
          </table:table-cell>
          <table:table-cell office:value-type="float" office:value="3.7598">
            <text:p>3.7598</text:p>
          </table:table-cell>
          <table:table-cell office:value-type="float" office:value="3.893">
            <text:p>3.893</text:p>
          </table:table-cell>
          <table:table-cell office:value-type="float" office:value="4.7331">
            <text:p>4.7331</text:p>
          </table:table-cell>
          <table:table-cell table:formula="of:=AVERAGE([.T213:.Y213])" office:value-type="float" office:value="3.9199">
            <text:p>3.919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9-07</text:p>
          </table:table-cell>
          <table:table-cell office:value-type="float" office:value="4.1207">
            <text:p>4.1207</text:p>
          </table:table-cell>
          <table:table-cell office:value-type="float" office:value="4.2294">
            <text:p>4.2294</text:p>
          </table:table-cell>
          <table:table-cell office:value-type="float" office:value="4.1516">
            <text:p>4.1516</text:p>
          </table:table-cell>
          <table:table-cell office:value-type="float" office:value="4.1392">
            <text:p>4.1392</text:p>
          </table:table-cell>
          <table:table-cell office:value-type="float" office:value="4.363">
            <text:p>4.363</text:p>
          </table:table-cell>
          <table:table-cell office:value-type="float" office:value="4.2493">
            <text:p>4.2493</text:p>
          </table:table-cell>
          <table:table-cell office:value-type="float" office:value="4.2773">
            <text:p>4.2773</text:p>
          </table:table-cell>
          <table:table-cell office:value-type="float" office:value="4.2806">
            <text:p>4.2806</text:p>
          </table:table-cell>
          <table:table-cell office:value-type="float" office:value="4.4194">
            <text:p>4.4194</text:p>
          </table:table-cell>
          <table:table-cell office:value-type="float" office:value="4.5782">
            <text:p>4.5782</text:p>
          </table:table-cell>
          <table:table-cell office:value-type="float" office:value="4.7375">
            <text:p>4.7375</text:p>
          </table:table-cell>
          <table:table-cell table:formula="of:=AVERAGE([.H214:.M214])" office:value-type="float" office:value="4.42371666666667">
            <text:p>4.4237166667</text:p>
          </table:table-cell>
          <table:table-cell office:value-type="float" office:value="3.3649">
            <text:p>3.3649</text:p>
          </table:table-cell>
          <table:table-cell office:value-type="float" office:value="3.1872">
            <text:p>3.1872</text:p>
          </table:table-cell>
          <table:table-cell office:value-type="float" office:value="3.0915">
            <text:p>3.0915</text:p>
          </table:table-cell>
          <table:table-cell office:value-type="float" office:value="3.7527">
            <text:p>3.7527</text:p>
          </table:table-cell>
          <table:table-cell office:value-type="float" office:value="3.926">
            <text:p>3.926</text:p>
          </table:table-cell>
          <table:table-cell office:value-type="float" office:value="3.6235">
            <text:p>3.6235</text:p>
          </table:table-cell>
          <table:table-cell office:value-type="float" office:value="3.6608">
            <text:p>3.6608</text:p>
          </table:table-cell>
          <table:table-cell office:value-type="float" office:value="3.8498">
            <text:p>3.8498</text:p>
          </table:table-cell>
          <table:table-cell office:value-type="float" office:value="3.7692">
            <text:p>3.7692</text:p>
          </table:table-cell>
          <table:table-cell office:value-type="float" office:value="3.856">
            <text:p>3.856</text:p>
          </table:table-cell>
          <table:table-cell office:value-type="float" office:value="4.6455">
            <text:p>4.6455</text:p>
          </table:table-cell>
          <table:table-cell table:formula="of:=AVERAGE([.T214:.Y214])" office:value-type="float" office:value="3.9008">
            <text:p>3.900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30-07</text:p>
          </table:table-cell>
          <table:table-cell office:value-type="float" office:value="4.1207">
            <text:p>4.1207</text:p>
          </table:table-cell>
          <table:table-cell office:value-type="float" office:value="4.2252">
            <text:p>4.2252</text:p>
          </table:table-cell>
          <table:table-cell office:value-type="float" office:value="4.1516">
            <text:p>4.1516</text:p>
          </table:table-cell>
          <table:table-cell office:value-type="float" office:value="4.1426">
            <text:p>4.1426</text:p>
          </table:table-cell>
          <table:table-cell office:value-type="float" office:value="4.351">
            <text:p>4.351</text:p>
          </table:table-cell>
          <table:table-cell office:value-type="float" office:value="4.2493">
            <text:p>4.2493</text:p>
          </table:table-cell>
          <table:table-cell office:value-type="float" office:value="4.2773">
            <text:p>4.2773</text:p>
          </table:table-cell>
          <table:table-cell office:value-type="float" office:value="4.2912">
            <text:p>4.2912</text:p>
          </table:table-cell>
          <table:table-cell office:value-type="float" office:value="4.408">
            <text:p>4.408</text:p>
          </table:table-cell>
          <table:table-cell office:value-type="float" office:value="4.5636">
            <text:p>4.5636</text:p>
          </table:table-cell>
          <table:table-cell office:value-type="float" office:value="4.734">
            <text:p>4.734</text:p>
          </table:table-cell>
          <table:table-cell table:formula="of:=AVERAGE([.H215:.M215])" office:value-type="float" office:value="4.42056666666667">
            <text:p>4.4205666667</text:p>
          </table:table-cell>
          <table:table-cell office:value-type="float" office:value="3.3649">
            <text:p>3.3649</text:p>
          </table:table-cell>
          <table:table-cell office:value-type="float" office:value="3.1807">
            <text:p>3.1807</text:p>
          </table:table-cell>
          <table:table-cell office:value-type="float" office:value="3.098">
            <text:p>3.098</text:p>
          </table:table-cell>
          <table:table-cell office:value-type="float" office:value="3.7815">
            <text:p>3.7815</text:p>
          </table:table-cell>
          <table:table-cell office:value-type="float" office:value="3.8973">
            <text:p>3.8973</text:p>
          </table:table-cell>
          <table:table-cell office:value-type="float" office:value="3.6235">
            <text:p>3.6235</text:p>
          </table:table-cell>
          <table:table-cell office:value-type="float" office:value="3.6608">
            <text:p>3.6608</text:p>
          </table:table-cell>
          <table:table-cell office:value-type="float" office:value="3.8472">
            <text:p>3.8472</text:p>
          </table:table-cell>
          <table:table-cell office:value-type="float" office:value="3.7537">
            <text:p>3.7537</text:p>
          </table:table-cell>
          <table:table-cell office:value-type="float" office:value="3.8379">
            <text:p>3.8379</text:p>
          </table:table-cell>
          <table:table-cell office:value-type="float" office:value="4.6262">
            <text:p>4.6262</text:p>
          </table:table-cell>
          <table:table-cell table:formula="of:=AVERAGE([.T215:.Y215])" office:value-type="float" office:value="3.89155">
            <text:p>3.89155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31-07</text:p>
          </table:table-cell>
          <table:table-cell office:value-type="float" office:value="4.105">
            <text:p>4.105</text:p>
          </table:table-cell>
          <table:table-cell office:value-type="float" office:value="4.237">
            <text:p>4.237</text:p>
          </table:table-cell>
          <table:table-cell office:value-type="float" office:value="4.1691">
            <text:p>4.1691</text:p>
          </table:table-cell>
          <table:table-cell office:value-type="float" office:value="4.1435">
            <text:p>4.1435</text:p>
          </table:table-cell>
          <table:table-cell office:value-type="float" office:value="4.351">
            <text:p>4.351</text:p>
          </table:table-cell>
          <table:table-cell office:value-type="float" office:value="4.2493">
            <text:p>4.2493</text:p>
          </table:table-cell>
          <table:table-cell office:value-type="float" office:value="4.277">
            <text:p>4.277</text:p>
          </table:table-cell>
          <table:table-cell office:value-type="float" office:value="4.2912">
            <text:p>4.2912</text:p>
          </table:table-cell>
          <table:table-cell office:value-type="float" office:value="4.4034">
            <text:p>4.4034</text:p>
          </table:table-cell>
          <table:table-cell office:value-type="float" office:value="4.5562">
            <text:p>4.5562</text:p>
          </table:table-cell>
          <table:table-cell office:value-type="float" office:value="4.734">
            <text:p>4.734</text:p>
          </table:table-cell>
          <table:table-cell table:formula="of:=AVERAGE([.H216:.M216])" office:value-type="float" office:value="4.41851666666667">
            <text:p>4.4185166667</text:p>
          </table:table-cell>
          <table:table-cell office:value-type="float" office:value="3.3417">
            <text:p>3.3417</text:p>
          </table:table-cell>
          <table:table-cell office:value-type="float" office:value="3.1917">
            <text:p>3.1917</text:p>
          </table:table-cell>
          <table:table-cell office:value-type="float" office:value="3.1162">
            <text:p>3.1162</text:p>
          </table:table-cell>
          <table:table-cell office:value-type="float" office:value="3.7782">
            <text:p>3.7782</text:p>
          </table:table-cell>
          <table:table-cell office:value-type="float" office:value="3.8973">
            <text:p>3.8973</text:p>
          </table:table-cell>
          <table:table-cell office:value-type="float" office:value="3.6235">
            <text:p>3.6235</text:p>
          </table:table-cell>
          <table:table-cell office:value-type="float" office:value="3.6443">
            <text:p>3.6443</text:p>
          </table:table-cell>
          <table:table-cell office:value-type="float" office:value="3.8483">
            <text:p>3.8483</text:p>
          </table:table-cell>
          <table:table-cell office:value-type="float" office:value="3.7166">
            <text:p>3.7166</text:p>
          </table:table-cell>
          <table:table-cell office:value-type="float" office:value="3.8332">
            <text:p>3.8332</text:p>
          </table:table-cell>
          <table:table-cell office:value-type="float" office:value="4.6262">
            <text:p>4.6262</text:p>
          </table:table-cell>
          <table:table-cell table:formula="of:=AVERAGE([.T216:.Y216])" office:value-type="float" office:value="3.88201666666667">
            <text:p>3.882016666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01-08</text:p>
          </table:table-cell>
          <table:table-cell office:value-type="float" office:value="4.1058">
            <text:p>4.1058</text:p>
          </table:table-cell>
          <table:table-cell office:value-type="float" office:value="4.2346">
            <text:p>4.2346</text:p>
          </table:table-cell>
          <table:table-cell office:value-type="float" office:value="4.1888">
            <text:p>4.1888</text:p>
          </table:table-cell>
          <table:table-cell office:value-type="float" office:value="4.1498">
            <text:p>4.1498</text:p>
          </table:table-cell>
          <table:table-cell office:value-type="float" office:value="4.351">
            <text:p>4.351</text:p>
          </table:table-cell>
          <table:table-cell office:value-type="float" office:value="4.2563">
            <text:p>4.2563</text:p>
          </table:table-cell>
          <table:table-cell office:value-type="float" office:value="4.272">
            <text:p>4.272</text:p>
          </table:table-cell>
          <table:table-cell office:value-type="float" office:value="4.2979">
            <text:p>4.2979</text:p>
          </table:table-cell>
          <table:table-cell office:value-type="float" office:value="4.4201">
            <text:p>4.4201</text:p>
          </table:table-cell>
          <table:table-cell office:value-type="float" office:value="4.5562">
            <text:p>4.5562</text:p>
          </table:table-cell>
          <table:table-cell office:value-type="float" office:value="4.734">
            <text:p>4.734</text:p>
          </table:table-cell>
          <table:table-cell table:formula="of:=AVERAGE([.H217:.M217])" office:value-type="float" office:value="4.42275">
            <text:p>4.42275</text:p>
          </table:table-cell>
          <table:table-cell office:value-type="float" office:value="3.3386">
            <text:p>3.3386</text:p>
          </table:table-cell>
          <table:table-cell office:value-type="float" office:value="3.1993">
            <text:p>3.1993</text:p>
          </table:table-cell>
          <table:table-cell office:value-type="float" office:value="3.1271">
            <text:p>3.1271</text:p>
          </table:table-cell>
          <table:table-cell office:value-type="float" office:value="3.7894">
            <text:p>3.7894</text:p>
          </table:table-cell>
          <table:table-cell office:value-type="float" office:value="3.8973">
            <text:p>3.8973</text:p>
          </table:table-cell>
          <table:table-cell office:value-type="float" office:value="3.6034">
            <text:p>3.6034</text:p>
          </table:table-cell>
          <table:table-cell office:value-type="float" office:value="3.6525">
            <text:p>3.6525</text:p>
          </table:table-cell>
          <table:table-cell office:value-type="float" office:value="3.8941">
            <text:p>3.8941</text:p>
          </table:table-cell>
          <table:table-cell office:value-type="float" office:value="3.7695">
            <text:p>3.7695</text:p>
          </table:table-cell>
          <table:table-cell office:value-type="float" office:value="3.8332">
            <text:p>3.8332</text:p>
          </table:table-cell>
          <table:table-cell office:value-type="float" office:value="4.6262">
            <text:p>4.6262</text:p>
          </table:table-cell>
          <table:table-cell table:formula="of:=AVERAGE([.T217:.Y217])" office:value-type="float" office:value="3.89648333333333">
            <text:p>3.896483333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02-08</text:p>
          </table:table-cell>
          <table:table-cell office:value-type="float" office:value="4.1031">
            <text:p>4.1031</text:p>
          </table:table-cell>
          <table:table-cell office:value-type="float" office:value="4.255">
            <text:p>4.255</text:p>
          </table:table-cell>
          <table:table-cell office:value-type="float" office:value="4.1716">
            <text:p>4.1716</text:p>
          </table:table-cell>
          <table:table-cell office:value-type="float" office:value="4.1498">
            <text:p>4.1498</text:p>
          </table:table-cell>
          <table:table-cell office:value-type="float" office:value="4.3241">
            <text:p>4.3241</text:p>
          </table:table-cell>
          <table:table-cell office:value-type="float" office:value="4.254">
            <text:p>4.254</text:p>
          </table:table-cell>
          <table:table-cell office:value-type="float" office:value="4.282">
            <text:p>4.282</text:p>
          </table:table-cell>
          <table:table-cell office:value-type="float" office:value="4.3014">
            <text:p>4.3014</text:p>
          </table:table-cell>
          <table:table-cell office:value-type="float" office:value="4.4201">
            <text:p>4.4201</text:p>
          </table:table-cell>
          <table:table-cell office:value-type="float" office:value="4.5562">
            <text:p>4.5562</text:p>
          </table:table-cell>
          <table:table-cell office:value-type="float" office:value="4.7063">
            <text:p>4.7063</text:p>
          </table:table-cell>
          <table:table-cell table:formula="of:=AVERAGE([.H218:.M218])" office:value-type="float" office:value="4.42">
            <text:p>4.42</text:p>
          </table:table-cell>
          <table:table-cell office:value-type="float" office:value="3.3234">
            <text:p>3.3234</text:p>
          </table:table-cell>
          <table:table-cell office:value-type="float" office:value="3.2228">
            <text:p>3.2228</text:p>
          </table:table-cell>
          <table:table-cell office:value-type="float" office:value="3.108">
            <text:p>3.108</text:p>
          </table:table-cell>
          <table:table-cell office:value-type="float" office:value="3.7894">
            <text:p>3.7894</text:p>
          </table:table-cell>
          <table:table-cell office:value-type="float" office:value="3.8632">
            <text:p>3.8632</text:p>
          </table:table-cell>
          <table:table-cell office:value-type="float" office:value="3.5962">
            <text:p>3.5962</text:p>
          </table:table-cell>
          <table:table-cell office:value-type="float" office:value="3.686">
            <text:p>3.686</text:p>
          </table:table-cell>
          <table:table-cell office:value-type="float" office:value="3.873">
            <text:p>3.873</text:p>
          </table:table-cell>
          <table:table-cell office:value-type="float" office:value="3.7695">
            <text:p>3.7695</text:p>
          </table:table-cell>
          <table:table-cell office:value-type="float" office:value="3.8332">
            <text:p>3.8332</text:p>
          </table:table-cell>
          <table:table-cell office:value-type="float" office:value="4.6032">
            <text:p>4.6032</text:p>
          </table:table-cell>
          <table:table-cell table:formula="of:=AVERAGE([.T218:.Y218])" office:value-type="float" office:value="3.89351666666667">
            <text:p>3.8935166667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03-08</text:p>
          </table:table-cell>
          <table:table-cell office:value-type="float" office:value="4.0892">
            <text:p>4.0892</text:p>
          </table:table-cell>
          <table:table-cell office:value-type="float" office:value="4.2192">
            <text:p>4.2192</text:p>
          </table:table-cell>
          <table:table-cell office:value-type="float" office:value="4.1716">
            <text:p>4.1716</text:p>
          </table:table-cell>
          <table:table-cell office:value-type="float" office:value="4.1498">
            <text:p>4.1498</text:p>
          </table:table-cell>
          <table:table-cell office:value-type="float" office:value="4.313">
            <text:p>4.313</text:p>
          </table:table-cell>
          <table:table-cell office:value-type="float" office:value="4.2526">
            <text:p>4.2526</text:p>
          </table:table-cell>
          <table:table-cell office:value-type="float" office:value="4.2612">
            <text:p>4.2612</text:p>
          </table:table-cell>
          <table:table-cell office:value-type="float" office:value="4.3142">
            <text:p>4.3142</text:p>
          </table:table-cell>
          <table:table-cell office:value-type="float" office:value="4.4201">
            <text:p>4.4201</text:p>
          </table:table-cell>
          <table:table-cell office:value-type="float" office:value="4.5562">
            <text:p>4.5562</text:p>
          </table:table-cell>
          <table:table-cell office:value-type="float" office:value="4.691">
            <text:p>4.691</text:p>
          </table:table-cell>
          <table:table-cell table:formula="of:=AVERAGE([.H219:.M219])" office:value-type="float" office:value="4.41588333333333">
            <text:p>4.4158833333</text:p>
          </table:table-cell>
          <table:table-cell office:value-type="float" office:value="3.3395">
            <text:p>3.3395</text:p>
          </table:table-cell>
          <table:table-cell office:value-type="float" office:value="3.1826">
            <text:p>3.1826</text:p>
          </table:table-cell>
          <table:table-cell office:value-type="float" office:value="3.108">
            <text:p>3.108</text:p>
          </table:table-cell>
          <table:table-cell office:value-type="float" office:value="3.7894">
            <text:p>3.7894</text:p>
          </table:table-cell>
          <table:table-cell office:value-type="float" office:value="3.8509">
            <text:p>3.8509</text:p>
          </table:table-cell>
          <table:table-cell office:value-type="float" office:value="3.5857">
            <text:p>3.5857</text:p>
          </table:table-cell>
          <table:table-cell office:value-type="float" office:value="3.6773">
            <text:p>3.6773</text:p>
          </table:table-cell>
          <table:table-cell office:value-type="float" office:value="3.8582">
            <text:p>3.8582</text:p>
          </table:table-cell>
          <table:table-cell office:value-type="float" office:value="3.7695">
            <text:p>3.7695</text:p>
          </table:table-cell>
          <table:table-cell office:value-type="float" office:value="3.8336">
            <text:p>3.8336</text:p>
          </table:table-cell>
          <table:table-cell office:value-type="float" office:value="4.6017">
            <text:p>4.6017</text:p>
          </table:table-cell>
          <table:table-cell table:formula="of:=AVERAGE([.T219:.Y219])" office:value-type="float" office:value="3.88766666666667">
            <text:p>3.887666666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04-08</text:p>
          </table:table-cell>
          <table:table-cell office:value-type="float" office:value="4.0345">
            <text:p>4.0345</text:p>
          </table:table-cell>
          <table:table-cell office:value-type="float" office:value="4.2192">
            <text:p>4.2192</text:p>
          </table:table-cell>
          <table:table-cell office:value-type="float" office:value="4.1716">
            <text:p>4.1716</text:p>
          </table:table-cell>
          <table:table-cell office:value-type="float" office:value="4.1498">
            <text:p>4.1498</text:p>
          </table:table-cell>
          <table:table-cell office:value-type="float" office:value="4.294">
            <text:p>4.294</text:p>
          </table:table-cell>
          <table:table-cell office:value-type="float" office:value="4.241">
            <text:p>4.241</text:p>
          </table:table-cell>
          <table:table-cell office:value-type="float" office:value="4.2731">
            <text:p>4.2731</text:p>
          </table:table-cell>
          <table:table-cell office:value-type="float" office:value="4.3142">
            <text:p>4.3142</text:p>
          </table:table-cell>
          <table:table-cell office:value-type="float" office:value="4.4055">
            <text:p>4.4055</text:p>
          </table:table-cell>
          <table:table-cell office:value-type="float" office:value="4.5438">
            <text:p>4.5438</text:p>
          </table:table-cell>
          <table:table-cell office:value-type="float" office:value="4.7233">
            <text:p>4.7233</text:p>
          </table:table-cell>
          <table:table-cell table:formula="of:=AVERAGE([.H220:.M220])" office:value-type="float" office:value="4.41681666666667">
            <text:p>4.4168166667</text:p>
          </table:table-cell>
          <table:table-cell office:value-type="float" office:value="3.2591">
            <text:p>3.2591</text:p>
          </table:table-cell>
          <table:table-cell office:value-type="float" office:value="3.1826">
            <text:p>3.1826</text:p>
          </table:table-cell>
          <table:table-cell office:value-type="float" office:value="3.108">
            <text:p>3.108</text:p>
          </table:table-cell>
          <table:table-cell office:value-type="float" office:value="3.7818">
            <text:p>3.7818</text:p>
          </table:table-cell>
          <table:table-cell office:value-type="float" office:value="3.856">
            <text:p>3.856</text:p>
          </table:table-cell>
          <table:table-cell office:value-type="float" office:value="3.5735">
            <text:p>3.5735</text:p>
          </table:table-cell>
          <table:table-cell office:value-type="float" office:value="3.7019">
            <text:p>3.7019</text:p>
          </table:table-cell>
          <table:table-cell office:value-type="float" office:value="3.8582">
            <text:p>3.8582</text:p>
          </table:table-cell>
          <table:table-cell office:value-type="float" office:value="3.7446">
            <text:p>3.7446</text:p>
          </table:table-cell>
          <table:table-cell office:value-type="float" office:value="3.8309">
            <text:p>3.8309</text:p>
          </table:table-cell>
          <table:table-cell office:value-type="float" office:value="4.6393">
            <text:p>4.6393</text:p>
          </table:table-cell>
          <table:table-cell table:formula="of:=AVERAGE([.T220:.Y220])" office:value-type="float" office:value="3.8914">
            <text:p>3.891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05-08</text:p>
          </table:table-cell>
          <table:table-cell office:value-type="float" office:value="4.0345">
            <text:p>4.0345</text:p>
          </table:table-cell>
          <table:table-cell office:value-type="float" office:value="4.2192">
            <text:p>4.2192</text:p>
          </table:table-cell>
          <table:table-cell office:value-type="float" office:value="4.1747">
            <text:p>4.1747</text:p>
          </table:table-cell>
          <table:table-cell office:value-type="float" office:value="4.1697">
            <text:p>4.1697</text:p>
          </table:table-cell>
          <table:table-cell office:value-type="float" office:value="4.2841">
            <text:p>4.2841</text:p>
          </table:table-cell>
          <table:table-cell office:value-type="float" office:value="4.2518">
            <text:p>4.2518</text:p>
          </table:table-cell>
          <table:table-cell office:value-type="float" office:value="4.2731">
            <text:p>4.2731</text:p>
          </table:table-cell>
          <table:table-cell office:value-type="float" office:value="4.3142">
            <text:p>4.3142</text:p>
          </table:table-cell>
          <table:table-cell office:value-type="float" office:value="4.3935">
            <text:p>4.3935</text:p>
          </table:table-cell>
          <table:table-cell office:value-type="float" office:value="4.548">
            <text:p>4.548</text:p>
          </table:table-cell>
          <table:table-cell office:value-type="float" office:value="4.7085">
            <text:p>4.7085</text:p>
          </table:table-cell>
          <table:table-cell table:formula="of:=AVERAGE([.H221:.M221])" office:value-type="float" office:value="4.41485">
            <text:p>4.41485</text:p>
          </table:table-cell>
          <table:table-cell office:value-type="float" office:value="3.2591">
            <text:p>3.2591</text:p>
          </table:table-cell>
          <table:table-cell office:value-type="float" office:value="3.1826">
            <text:p>3.1826</text:p>
          </table:table-cell>
          <table:table-cell office:value-type="float" office:value="3.1196">
            <text:p>3.1196</text:p>
          </table:table-cell>
          <table:table-cell office:value-type="float" office:value="3.8314">
            <text:p>3.8314</text:p>
          </table:table-cell>
          <table:table-cell office:value-type="float" office:value="3.8402">
            <text:p>3.8402</text:p>
          </table:table-cell>
          <table:table-cell office:value-type="float" office:value="3.6041">
            <text:p>3.6041</text:p>
          </table:table-cell>
          <table:table-cell office:value-type="float" office:value="3.7019">
            <text:p>3.7019</text:p>
          </table:table-cell>
          <table:table-cell office:value-type="float" office:value="3.8582">
            <text:p>3.8582</text:p>
          </table:table-cell>
          <table:table-cell office:value-type="float" office:value="3.7063">
            <text:p>3.7063</text:p>
          </table:table-cell>
          <table:table-cell office:value-type="float" office:value="3.838">
            <text:p>3.838</text:p>
          </table:table-cell>
          <table:table-cell office:value-type="float" office:value="4.6013">
            <text:p>4.6013</text:p>
          </table:table-cell>
          <table:table-cell table:formula="of:=AVERAGE([.T221:.Y221])" office:value-type="float" office:value="3.88496666666667">
            <text:p>3.884966666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06-08</text:p>
          </table:table-cell>
          <table:table-cell office:value-type="float" office:value="4.0345">
            <text:p>4.0345</text:p>
          </table:table-cell>
          <table:table-cell office:value-type="float" office:value="4.2144">
            <text:p>4.2144</text:p>
          </table:table-cell>
          <table:table-cell office:value-type="float" office:value="4.2045">
            <text:p>4.2045</text:p>
          </table:table-cell>
          <table:table-cell office:value-type="float" office:value="4.1846">
            <text:p>4.1846</text:p>
          </table:table-cell>
          <table:table-cell office:value-type="float" office:value="4.2786">
            <text:p>4.2786</text:p>
          </table:table-cell>
          <table:table-cell office:value-type="float" office:value="4.2518">
            <text:p>4.2518</text:p>
          </table:table-cell>
          <table:table-cell office:value-type="float" office:value="4.2731">
            <text:p>4.2731</text:p>
          </table:table-cell>
          <table:table-cell office:value-type="float" office:value="4.3119">
            <text:p>4.3119</text:p>
          </table:table-cell>
          <table:table-cell office:value-type="float" office:value="4.4073">
            <text:p>4.4073</text:p>
          </table:table-cell>
          <table:table-cell office:value-type="float" office:value="4.5563">
            <text:p>4.5563</text:p>
          </table:table-cell>
          <table:table-cell office:value-type="float" office:value="4.7043">
            <text:p>4.7043</text:p>
          </table:table-cell>
          <table:table-cell table:formula="of:=AVERAGE([.H222:.M222])" office:value-type="float" office:value="4.41745">
            <text:p>4.41745</text:p>
          </table:table-cell>
          <table:table-cell office:value-type="float" office:value="3.2591">
            <text:p>3.2591</text:p>
          </table:table-cell>
          <table:table-cell office:value-type="float" office:value="3.1735">
            <text:p>3.1735</text:p>
          </table:table-cell>
          <table:table-cell office:value-type="float" office:value="3.1506">
            <text:p>3.1506</text:p>
          </table:table-cell>
          <table:table-cell office:value-type="float" office:value="3.8444">
            <text:p>3.8444</text:p>
          </table:table-cell>
          <table:table-cell office:value-type="float" office:value="3.8591">
            <text:p>3.8591</text:p>
          </table:table-cell>
          <table:table-cell office:value-type="float" office:value="3.6041">
            <text:p>3.6041</text:p>
          </table:table-cell>
          <table:table-cell office:value-type="float" office:value="3.7019">
            <text:p>3.7019</text:p>
          </table:table-cell>
          <table:table-cell office:value-type="float" office:value="3.8544">
            <text:p>3.8544</text:p>
          </table:table-cell>
          <table:table-cell office:value-type="float" office:value="3.7214">
            <text:p>3.7214</text:p>
          </table:table-cell>
          <table:table-cell office:value-type="float" office:value="3.859">
            <text:p>3.859</text:p>
          </table:table-cell>
          <table:table-cell office:value-type="float" office:value="4.6125">
            <text:p>4.6125</text:p>
          </table:table-cell>
          <table:table-cell table:formula="of:=AVERAGE([.T222:.Y222])" office:value-type="float" office:value="3.89221666666667">
            <text:p>3.892216666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07-08</text:p>
          </table:table-cell>
          <table:table-cell office:value-type="float" office:value="4.0506">
            <text:p>4.0506</text:p>
          </table:table-cell>
          <table:table-cell office:value-type="float" office:value="4.217">
            <text:p>4.217</text:p>
          </table:table-cell>
          <table:table-cell office:value-type="float" office:value="4.2038">
            <text:p>4.2038</text:p>
          </table:table-cell>
          <table:table-cell office:value-type="float" office:value="4.1853">
            <text:p>4.1853</text:p>
          </table:table-cell>
          <table:table-cell office:value-type="float" office:value="4.2786">
            <text:p>4.2786</text:p>
          </table:table-cell>
          <table:table-cell office:value-type="float" office:value="4.2518">
            <text:p>4.2518</text:p>
          </table:table-cell>
          <table:table-cell office:value-type="float" office:value="4.2523">
            <text:p>4.2523</text:p>
          </table:table-cell>
          <table:table-cell office:value-type="float" office:value="4.3174">
            <text:p>4.3174</text:p>
          </table:table-cell>
          <table:table-cell office:value-type="float" office:value="4.4081">
            <text:p>4.4081</text:p>
          </table:table-cell>
          <table:table-cell office:value-type="float" office:value="4.5645">
            <text:p>4.5645</text:p>
          </table:table-cell>
          <table:table-cell office:value-type="float" office:value="4.7043">
            <text:p>4.7043</text:p>
          </table:table-cell>
          <table:table-cell table:formula="of:=AVERAGE([.H223:.M223])" office:value-type="float" office:value="4.4164">
            <text:p>4.4164</text:p>
          </table:table-cell>
          <table:table-cell office:value-type="float" office:value="3.2572">
            <text:p>3.2572</text:p>
          </table:table-cell>
          <table:table-cell office:value-type="float" office:value="3.1695">
            <text:p>3.1695</text:p>
          </table:table-cell>
          <table:table-cell office:value-type="float" office:value="3.1447">
            <text:p>3.1447</text:p>
          </table:table-cell>
          <table:table-cell office:value-type="float" office:value="3.8253">
            <text:p>3.8253</text:p>
          </table:table-cell>
          <table:table-cell office:value-type="float" office:value="3.8591">
            <text:p>3.8591</text:p>
          </table:table-cell>
          <table:table-cell office:value-type="float" office:value="3.6041">
            <text:p>3.6041</text:p>
          </table:table-cell>
          <table:table-cell office:value-type="float" office:value="3.6651">
            <text:p>3.6651</text:p>
          </table:table-cell>
          <table:table-cell office:value-type="float" office:value="3.8541">
            <text:p>3.8541</text:p>
          </table:table-cell>
          <table:table-cell office:value-type="float" office:value="3.7303">
            <text:p>3.7303</text:p>
          </table:table-cell>
          <table:table-cell office:value-type="float" office:value="3.881">
            <text:p>3.881</text:p>
          </table:table-cell>
          <table:table-cell office:value-type="float" office:value="4.6125">
            <text:p>4.6125</text:p>
          </table:table-cell>
          <table:table-cell table:formula="of:=AVERAGE([.T223:.Y223])" office:value-type="float" office:value="3.89118333333333">
            <text:p>3.891183333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08-08</text:p>
          </table:table-cell>
          <table:table-cell office:value-type="float" office:value="4.0905">
            <text:p>4.0905</text:p>
          </table:table-cell>
          <table:table-cell office:value-type="float" office:value="4.2066">
            <text:p>4.2066</text:p>
          </table:table-cell>
          <table:table-cell office:value-type="float" office:value="4.201">
            <text:p>4.201</text:p>
          </table:table-cell>
          <table:table-cell office:value-type="float" office:value="4.1968">
            <text:p>4.1968</text:p>
          </table:table-cell>
          <table:table-cell office:value-type="float" office:value="4.2786">
            <text:p>4.2786</text:p>
          </table:table-cell>
          <table:table-cell office:value-type="float" office:value="4.2554">
            <text:p>4.2554</text:p>
          </table:table-cell>
          <table:table-cell office:value-type="float" office:value="4.2597">
            <text:p>4.2597</text:p>
          </table:table-cell>
          <table:table-cell office:value-type="float" office:value="4.3227">
            <text:p>4.3227</text:p>
          </table:table-cell>
          <table:table-cell office:value-type="float" office:value="4.4021">
            <text:p>4.4021</text:p>
          </table:table-cell>
          <table:table-cell office:value-type="float" office:value="4.5645">
            <text:p>4.5645</text:p>
          </table:table-cell>
          <table:table-cell office:value-type="float" office:value="4.7043">
            <text:p>4.7043</text:p>
          </table:table-cell>
          <table:table-cell table:formula="of:=AVERAGE([.H224:.M224])" office:value-type="float" office:value="4.41811666666667">
            <text:p>4.4181166667</text:p>
          </table:table-cell>
          <table:table-cell office:value-type="float" office:value="3.3159">
            <text:p>3.3159</text:p>
          </table:table-cell>
          <table:table-cell office:value-type="float" office:value="3.1487">
            <text:p>3.1487</text:p>
          </table:table-cell>
          <table:table-cell office:value-type="float" office:value="3.1379">
            <text:p>3.1379</text:p>
          </table:table-cell>
          <table:table-cell office:value-type="float" office:value="3.8292">
            <text:p>3.8292</text:p>
          </table:table-cell>
          <table:table-cell office:value-type="float" office:value="3.8591">
            <text:p>3.8591</text:p>
          </table:table-cell>
          <table:table-cell office:value-type="float" office:value="3.602">
            <text:p>3.602</text:p>
          </table:table-cell>
          <table:table-cell office:value-type="float" office:value="3.6756">
            <text:p>3.6756</text:p>
          </table:table-cell>
          <table:table-cell office:value-type="float" office:value="3.862">
            <text:p>3.862</text:p>
          </table:table-cell>
          <table:table-cell office:value-type="float" office:value="3.7423">
            <text:p>3.7423</text:p>
          </table:table-cell>
          <table:table-cell office:value-type="float" office:value="3.881">
            <text:p>3.881</text:p>
          </table:table-cell>
          <table:table-cell office:value-type="float" office:value="4.6125">
            <text:p>4.6125</text:p>
          </table:table-cell>
          <table:table-cell table:formula="of:=AVERAGE([.T224:.Y224])" office:value-type="float" office:value="3.8959">
            <text:p>3.8959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09-08</text:p>
          </table:table-cell>
          <table:table-cell office:value-type="float" office:value="4.0678">
            <text:p>4.0678</text:p>
          </table:table-cell>
          <table:table-cell office:value-type="float" office:value="4.1877">
            <text:p>4.1877</text:p>
          </table:table-cell>
          <table:table-cell office:value-type="float" office:value="4.1991">
            <text:p>4.1991</text:p>
          </table:table-cell>
          <table:table-cell office:value-type="float" office:value="4.1968">
            <text:p>4.1968</text:p>
          </table:table-cell>
          <table:table-cell office:value-type="float" office:value="4.2669">
            <text:p>4.2669</text:p>
          </table:table-cell>
          <table:table-cell office:value-type="float" office:value="4.267">
            <text:p>4.267</text:p>
          </table:table-cell>
          <table:table-cell office:value-type="float" office:value="4.2739">
            <text:p>4.2739</text:p>
          </table:table-cell>
          <table:table-cell office:value-type="float" office:value="4.3191">
            <text:p>4.3191</text:p>
          </table:table-cell>
          <table:table-cell office:value-type="float" office:value="4.4021">
            <text:p>4.4021</text:p>
          </table:table-cell>
          <table:table-cell office:value-type="float" office:value="4.5645">
            <text:p>4.5645</text:p>
          </table:table-cell>
          <table:table-cell office:value-type="float" office:value="4.7085">
            <text:p>4.7085</text:p>
          </table:table-cell>
          <table:table-cell table:formula="of:=AVERAGE([.H225:.M225])" office:value-type="float" office:value="4.42251666666667">
            <text:p>4.4225166667</text:p>
          </table:table-cell>
          <table:table-cell office:value-type="float" office:value="3.3069">
            <text:p>3.3069</text:p>
          </table:table-cell>
          <table:table-cell office:value-type="float" office:value="3.1315">
            <text:p>3.1315</text:p>
          </table:table-cell>
          <table:table-cell office:value-type="float" office:value="3.1369">
            <text:p>3.1369</text:p>
          </table:table-cell>
          <table:table-cell office:value-type="float" office:value="3.8292">
            <text:p>3.8292</text:p>
          </table:table-cell>
          <table:table-cell office:value-type="float" office:value="3.8517">
            <text:p>3.8517</text:p>
          </table:table-cell>
          <table:table-cell office:value-type="float" office:value="3.6374">
            <text:p>3.6374</text:p>
          </table:table-cell>
          <table:table-cell office:value-type="float" office:value="3.6866">
            <text:p>3.6866</text:p>
          </table:table-cell>
          <table:table-cell office:value-type="float" office:value="3.857">
            <text:p>3.857</text:p>
          </table:table-cell>
          <table:table-cell office:value-type="float" office:value="3.7423">
            <text:p>3.7423</text:p>
          </table:table-cell>
          <table:table-cell office:value-type="float" office:value="3.881">
            <text:p>3.881</text:p>
          </table:table-cell>
          <table:table-cell office:value-type="float" office:value="4.6008">
            <text:p>4.6008</text:p>
          </table:table-cell>
          <table:table-cell table:formula="of:=AVERAGE([.T225:.Y225])" office:value-type="float" office:value="3.90085">
            <text:p>3.900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10-08</text:p>
          </table:table-cell>
          <table:table-cell office:value-type="float" office:value="4.0961">
            <text:p>4.0961</text:p>
          </table:table-cell>
          <table:table-cell office:value-type="float" office:value="4.1888">
            <text:p>4.1888</text:p>
          </table:table-cell>
          <table:table-cell office:value-type="float" office:value="4.1991">
            <text:p>4.1991</text:p>
          </table:table-cell>
          <table:table-cell office:value-type="float" office:value="4.1968">
            <text:p>4.1968</text:p>
          </table:table-cell>
          <table:table-cell office:value-type="float" office:value="4.2684">
            <text:p>4.2684</text:p>
          </table:table-cell>
          <table:table-cell office:value-type="float" office:value="4.2717">
            <text:p>4.2717</text:p>
          </table:table-cell>
          <table:table-cell office:value-type="float" office:value="4.2911">
            <text:p>4.2911</text:p>
          </table:table-cell>
          <table:table-cell office:value-type="float" office:value="4.3275">
            <text:p>4.3275</text:p>
          </table:table-cell>
          <table:table-cell office:value-type="float" office:value="4.4021">
            <text:p>4.4021</text:p>
          </table:table-cell>
          <table:table-cell office:value-type="float" office:value="4.5755">
            <text:p>4.5755</text:p>
          </table:table-cell>
          <table:table-cell office:value-type="float" office:value="4.7063">
            <text:p>4.7063</text:p>
          </table:table-cell>
          <table:table-cell table:formula="of:=AVERAGE([.H226:.M226])" office:value-type="float" office:value="4.42903333333333">
            <text:p>4.4290333333</text:p>
          </table:table-cell>
          <table:table-cell office:value-type="float" office:value="3.3405">
            <text:p>3.3405</text:p>
          </table:table-cell>
          <table:table-cell office:value-type="float" office:value="3.1542">
            <text:p>3.1542</text:p>
          </table:table-cell>
          <table:table-cell office:value-type="float" office:value="3.1369">
            <text:p>3.1369</text:p>
          </table:table-cell>
          <table:table-cell office:value-type="float" office:value="3.8292">
            <text:p>3.8292</text:p>
          </table:table-cell>
          <table:table-cell office:value-type="float" office:value="3.8165">
            <text:p>3.8165</text:p>
          </table:table-cell>
          <table:table-cell office:value-type="float" office:value="3.6411">
            <text:p>3.6411</text:p>
          </table:table-cell>
          <table:table-cell office:value-type="float" office:value="3.7457">
            <text:p>3.7457</text:p>
          </table:table-cell>
          <table:table-cell office:value-type="float" office:value="3.8659">
            <text:p>3.8659</text:p>
          </table:table-cell>
          <table:table-cell office:value-type="float" office:value="3.7423">
            <text:p>3.7423</text:p>
          </table:table-cell>
          <table:table-cell office:value-type="float" office:value="3.9033">
            <text:p>3.9033</text:p>
          </table:table-cell>
          <table:table-cell office:value-type="float" office:value="4.5906">
            <text:p>4.5906</text:p>
          </table:table-cell>
          <table:table-cell table:formula="of:=AVERAGE([.T226:.Y226])" office:value-type="float" office:value="3.91481666666667">
            <text:p>3.914816666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11-08</text:p>
          </table:table-cell>
          <table:table-cell office:value-type="float" office:value="4.082">
            <text:p>4.082</text:p>
          </table:table-cell>
          <table:table-cell office:value-type="float" office:value="4.1888">
            <text:p>4.1888</text:p>
          </table:table-cell>
          <table:table-cell office:value-type="float" office:value="4.1991">
            <text:p>4.1991</text:p>
          </table:table-cell>
          <table:table-cell office:value-type="float" office:value="4.1973">
            <text:p>4.1973</text:p>
          </table:table-cell>
          <table:table-cell office:value-type="float" office:value="4.2604">
            <text:p>4.2604</text:p>
          </table:table-cell>
          <table:table-cell office:value-type="float" office:value="4.2888">
            <text:p>4.2888</text:p>
          </table:table-cell>
          <table:table-cell office:value-type="float" office:value="4.2965">
            <text:p>4.2965</text:p>
          </table:table-cell>
          <table:table-cell office:value-type="float" office:value="4.3275">
            <text:p>4.3275</text:p>
          </table:table-cell>
          <table:table-cell office:value-type="float" office:value="4.4018">
            <text:p>4.4018</text:p>
          </table:table-cell>
          <table:table-cell office:value-type="float" office:value="4.5858">
            <text:p>4.5858</text:p>
          </table:table-cell>
          <table:table-cell office:value-type="float" office:value="4.6828">
            <text:p>4.6828</text:p>
          </table:table-cell>
          <table:table-cell table:formula="of:=AVERAGE([.H227:.M227])" office:value-type="float" office:value="4.43053333333333">
            <text:p>4.4305333333</text:p>
          </table:table-cell>
          <table:table-cell office:value-type="float" office:value="3.3082">
            <text:p>3.3082</text:p>
          </table:table-cell>
          <table:table-cell office:value-type="float" office:value="3.1542">
            <text:p>3.1542</text:p>
          </table:table-cell>
          <table:table-cell office:value-type="float" office:value="3.1369">
            <text:p>3.1369</text:p>
          </table:table-cell>
          <table:table-cell office:value-type="float" office:value="3.7967">
            <text:p>3.7967</text:p>
          </table:table-cell>
          <table:table-cell office:value-type="float" office:value="3.82">
            <text:p>3.82</text:p>
          </table:table-cell>
          <table:table-cell office:value-type="float" office:value="3.6454">
            <text:p>3.6454</text:p>
          </table:table-cell>
          <table:table-cell office:value-type="float" office:value="3.7679">
            <text:p>3.7679</text:p>
          </table:table-cell>
          <table:table-cell office:value-type="float" office:value="3.8659">
            <text:p>3.8659</text:p>
          </table:table-cell>
          <table:table-cell office:value-type="float" office:value="3.7357">
            <text:p>3.7357</text:p>
          </table:table-cell>
          <table:table-cell office:value-type="float" office:value="3.9135">
            <text:p>3.9135</text:p>
          </table:table-cell>
          <table:table-cell office:value-type="float" office:value="4.5297">
            <text:p>4.5297</text:p>
          </table:table-cell>
          <table:table-cell table:formula="of:=AVERAGE([.T227:.Y227])" office:value-type="float" office:value="3.90968333333333">
            <text:p>3.909683333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12-08</text:p>
          </table:table-cell>
          <table:table-cell office:value-type="float" office:value="4.082">
            <text:p>4.082</text:p>
          </table:table-cell>
          <table:table-cell office:value-type="float" office:value="4.1888">
            <text:p>4.1888</text:p>
          </table:table-cell>
          <table:table-cell office:value-type="float" office:value="4.206">
            <text:p>4.206</text:p>
          </table:table-cell>
          <table:table-cell office:value-type="float" office:value="4.1889">
            <text:p>4.1889</text:p>
          </table:table-cell>
          <table:table-cell office:value-type="float" office:value="4.2658">
            <text:p>4.2658</text:p>
          </table:table-cell>
          <table:table-cell office:value-type="float" office:value="4.2816">
            <text:p>4.2816</text:p>
          </table:table-cell>
          <table:table-cell office:value-type="float" office:value="4.2965">
            <text:p>4.2965</text:p>
          </table:table-cell>
          <table:table-cell office:value-type="float" office:value="4.3275">
            <text:p>4.3275</text:p>
          </table:table-cell>
          <table:table-cell office:value-type="float" office:value="4.4033">
            <text:p>4.4033</text:p>
          </table:table-cell>
          <table:table-cell office:value-type="float" office:value="4.5876">
            <text:p>4.5876</text:p>
          </table:table-cell>
          <table:table-cell office:value-type="float" office:value="4.6773">
            <text:p>4.6773</text:p>
          </table:table-cell>
          <table:table-cell table:formula="of:=AVERAGE([.H228:.M228])" office:value-type="float" office:value="4.42896666666667">
            <text:p>4.4289666667</text:p>
          </table:table-cell>
          <table:table-cell office:value-type="float" office:value="3.3082">
            <text:p>3.3082</text:p>
          </table:table-cell>
          <table:table-cell office:value-type="float" office:value="3.1542">
            <text:p>3.1542</text:p>
          </table:table-cell>
          <table:table-cell office:value-type="float" office:value="3.1515">
            <text:p>3.1515</text:p>
          </table:table-cell>
          <table:table-cell office:value-type="float" office:value="3.7552">
            <text:p>3.7552</text:p>
          </table:table-cell>
          <table:table-cell office:value-type="float" office:value="3.8231">
            <text:p>3.8231</text:p>
          </table:table-cell>
          <table:table-cell office:value-type="float" office:value="3.6294">
            <text:p>3.6294</text:p>
          </table:table-cell>
          <table:table-cell office:value-type="float" office:value="3.7679">
            <text:p>3.7679</text:p>
          </table:table-cell>
          <table:table-cell office:value-type="float" office:value="3.8659">
            <text:p>3.8659</text:p>
          </table:table-cell>
          <table:table-cell office:value-type="float" office:value="3.7408">
            <text:p>3.7408</text:p>
          </table:table-cell>
          <table:table-cell office:value-type="float" office:value="3.908">
            <text:p>3.908</text:p>
          </table:table-cell>
          <table:table-cell office:value-type="float" office:value="4.5477">
            <text:p>4.5477</text:p>
          </table:table-cell>
          <table:table-cell table:formula="of:=AVERAGE([.T228:.Y228])" office:value-type="float" office:value="3.90995">
            <text:p>3.9099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13-08</text:p>
          </table:table-cell>
          <table:table-cell office:value-type="float" office:value="4.082">
            <text:p>4.082</text:p>
          </table:table-cell>
          <table:table-cell office:value-type="float" office:value="4.1913">
            <text:p>4.1913</text:p>
          </table:table-cell>
          <table:table-cell office:value-type="float" office:value="4.1945">
            <text:p>4.1945</text:p>
          </table:table-cell>
          <table:table-cell office:value-type="float" office:value="4.1882">
            <text:p>4.1882</text:p>
          </table:table-cell>
          <table:table-cell office:value-type="float" office:value="4.2695">
            <text:p>4.2695</text:p>
          </table:table-cell>
          <table:table-cell office:value-type="float" office:value="4.2816">
            <text:p>4.2816</text:p>
          </table:table-cell>
          <table:table-cell office:value-type="float" office:value="4.2965">
            <text:p>4.2965</text:p>
          </table:table-cell>
          <table:table-cell office:value-type="float" office:value="4.3372">
            <text:p>4.3372</text:p>
          </table:table-cell>
          <table:table-cell office:value-type="float" office:value="4.3968">
            <text:p>4.3968</text:p>
          </table:table-cell>
          <table:table-cell office:value-type="float" office:value="4.574">
            <text:p>4.574</text:p>
          </table:table-cell>
          <table:table-cell office:value-type="float" office:value="4.6858">
            <text:p>4.6858</text:p>
          </table:table-cell>
          <table:table-cell table:formula="of:=AVERAGE([.H229:.M229])" office:value-type="float" office:value="4.42865">
            <text:p>4.42865</text:p>
          </table:table-cell>
          <table:table-cell office:value-type="float" office:value="3.3082">
            <text:p>3.3082</text:p>
          </table:table-cell>
          <table:table-cell office:value-type="float" office:value="3.1537">
            <text:p>3.1537</text:p>
          </table:table-cell>
          <table:table-cell office:value-type="float" office:value="3.1396">
            <text:p>3.1396</text:p>
          </table:table-cell>
          <table:table-cell office:value-type="float" office:value="3.7701">
            <text:p>3.7701</text:p>
          </table:table-cell>
          <table:table-cell office:value-type="float" office:value="3.8189">
            <text:p>3.8189</text:p>
          </table:table-cell>
          <table:table-cell office:value-type="float" office:value="3.6294">
            <text:p>3.6294</text:p>
          </table:table-cell>
          <table:table-cell office:value-type="float" office:value="3.7679">
            <text:p>3.7679</text:p>
          </table:table-cell>
          <table:table-cell office:value-type="float" office:value="3.8649">
            <text:p>3.8649</text:p>
          </table:table-cell>
          <table:table-cell office:value-type="float" office:value="3.7157">
            <text:p>3.7157</text:p>
          </table:table-cell>
          <table:table-cell office:value-type="float" office:value="3.8878">
            <text:p>3.8878</text:p>
          </table:table-cell>
          <table:table-cell office:value-type="float" office:value="4.5962">
            <text:p>4.5962</text:p>
          </table:table-cell>
          <table:table-cell table:formula="of:=AVERAGE([.T229:.Y229])" office:value-type="float" office:value="3.91031666666667">
            <text:p>3.910316666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14-08</text:p>
          </table:table-cell>
          <table:table-cell office:value-type="float" office:value="4.0833">
            <text:p>4.0833</text:p>
          </table:table-cell>
          <table:table-cell office:value-type="float" office:value="4.2037">
            <text:p>4.2037</text:p>
          </table:table-cell>
          <table:table-cell office:value-type="float" office:value="4.1799">
            <text:p>4.1799</text:p>
          </table:table-cell>
          <table:table-cell office:value-type="float" office:value="4.1862">
            <text:p>4.1862</text:p>
          </table:table-cell>
          <table:table-cell office:value-type="float" office:value="4.2695">
            <text:p>4.2695</text:p>
          </table:table-cell>
          <table:table-cell office:value-type="float" office:value="4.2816">
            <text:p>4.2816</text:p>
          </table:table-cell>
          <table:table-cell office:value-type="float" office:value="4.2993">
            <text:p>4.2993</text:p>
          </table:table-cell>
          <table:table-cell office:value-type="float" office:value="4.372">
            <text:p>4.372</text:p>
          </table:table-cell>
          <table:table-cell office:value-type="float" office:value="4.3984">
            <text:p>4.3984</text:p>
          </table:table-cell>
          <table:table-cell office:value-type="float" office:value="4.5653">
            <text:p>4.5653</text:p>
          </table:table-cell>
          <table:table-cell office:value-type="float" office:value="4.6858">
            <text:p>4.6858</text:p>
          </table:table-cell>
          <table:table-cell table:formula="of:=AVERAGE([.H230:.M230])" office:value-type="float" office:value="4.43373333333333">
            <text:p>4.4337333333</text:p>
          </table:table-cell>
          <table:table-cell office:value-type="float" office:value="3.3058">
            <text:p>3.3058</text:p>
          </table:table-cell>
          <table:table-cell office:value-type="float" office:value="3.1743">
            <text:p>3.1743</text:p>
          </table:table-cell>
          <table:table-cell office:value-type="float" office:value="3.1256">
            <text:p>3.1256</text:p>
          </table:table-cell>
          <table:table-cell office:value-type="float" office:value="3.7474">
            <text:p>3.7474</text:p>
          </table:table-cell>
          <table:table-cell office:value-type="float" office:value="3.8189">
            <text:p>3.8189</text:p>
          </table:table-cell>
          <table:table-cell office:value-type="float" office:value="3.6294">
            <text:p>3.6294</text:p>
          </table:table-cell>
          <table:table-cell office:value-type="float" office:value="3.7693">
            <text:p>3.7693</text:p>
          </table:table-cell>
          <table:table-cell office:value-type="float" office:value="3.9078">
            <text:p>3.9078</text:p>
          </table:table-cell>
          <table:table-cell office:value-type="float" office:value="3.7234">
            <text:p>3.7234</text:p>
          </table:table-cell>
          <table:table-cell office:value-type="float" office:value="3.8781">
            <text:p>3.8781</text:p>
          </table:table-cell>
          <table:table-cell office:value-type="float" office:value="4.5962">
            <text:p>4.5962</text:p>
          </table:table-cell>
          <table:table-cell table:formula="of:=AVERAGE([.T230:.Y230])" office:value-type="float" office:value="3.91736666666667">
            <text:p>3.917366666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15-08</text:p>
          </table:table-cell>
          <table:table-cell office:value-type="float" office:value="4.0875">
            <text:p>4.0875</text:p>
          </table:table-cell>
          <table:table-cell office:value-type="float" office:value="4.2062">
            <text:p>4.2062</text:p>
          </table:table-cell>
          <table:table-cell office:value-type="float" office:value="4.1805">
            <text:p>4.1805</text:p>
          </table:table-cell>
          <table:table-cell office:value-type="float" office:value="4.1708">
            <text:p>4.1708</text:p>
          </table:table-cell>
          <table:table-cell office:value-type="float" office:value="4.2695">
            <text:p>4.2695</text:p>
          </table:table-cell>
          <table:table-cell office:value-type="float" office:value="4.2791">
            <text:p>4.2791</text:p>
          </table:table-cell>
          <table:table-cell office:value-type="float" office:value="4.3284">
            <text:p>4.3284</text:p>
          </table:table-cell>
          <table:table-cell office:value-type="float" office:value="4.3878">
            <text:p>4.3878</text:p>
          </table:table-cell>
          <table:table-cell office:value-type="float" office:value="4.3966">
            <text:p>4.3966</text:p>
          </table:table-cell>
          <table:table-cell office:value-type="float" office:value="4.5653">
            <text:p>4.5653</text:p>
          </table:table-cell>
          <table:table-cell office:value-type="float" office:value="4.6858">
            <text:p>4.6858</text:p>
          </table:table-cell>
          <table:table-cell table:formula="of:=AVERAGE([.H231:.M231])" office:value-type="float" office:value="4.4405">
            <text:p>4.4405</text:p>
          </table:table-cell>
          <table:table-cell office:value-type="float" office:value="3.3297">
            <text:p>3.3297</text:p>
          </table:table-cell>
          <table:table-cell office:value-type="float" office:value="3.1633">
            <text:p>3.1633</text:p>
          </table:table-cell>
          <table:table-cell office:value-type="float" office:value="3.1226">
            <text:p>3.1226</text:p>
          </table:table-cell>
          <table:table-cell office:value-type="float" office:value="3.7575">
            <text:p>3.7575</text:p>
          </table:table-cell>
          <table:table-cell office:value-type="float" office:value="3.8189">
            <text:p>3.8189</text:p>
          </table:table-cell>
          <table:table-cell office:value-type="float" office:value="3.6436">
            <text:p>3.6436</text:p>
          </table:table-cell>
          <table:table-cell office:value-type="float" office:value="3.8233">
            <text:p>3.8233</text:p>
          </table:table-cell>
          <table:table-cell office:value-type="float" office:value="3.9352">
            <text:p>3.9352</text:p>
          </table:table-cell>
          <table:table-cell office:value-type="float" office:value="3.7093">
            <text:p>3.7093</text:p>
          </table:table-cell>
          <table:table-cell office:value-type="float" office:value="3.8781">
            <text:p>3.8781</text:p>
          </table:table-cell>
          <table:table-cell office:value-type="float" office:value="4.5962">
            <text:p>4.5962</text:p>
          </table:table-cell>
          <table:table-cell table:formula="of:=AVERAGE([.T231:.Y231])" office:value-type="float" office:value="3.93095">
            <text:p>3.9309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16-08</text:p>
          </table:table-cell>
          <table:table-cell office:value-type="float" office:value="4.0771">
            <text:p>4.0771</text:p>
          </table:table-cell>
          <table:table-cell office:value-type="float" office:value="4.2281">
            <text:p>4.2281</text:p>
          </table:table-cell>
          <table:table-cell office:value-type="float" office:value="4.1883">
            <text:p>4.1883</text:p>
          </table:table-cell>
          <table:table-cell office:value-type="float" office:value="4.1708">
            <text:p>4.1708</text:p>
          </table:table-cell>
          <table:table-cell office:value-type="float" office:value="4.2696">
            <text:p>4.2696</text:p>
          </table:table-cell>
          <table:table-cell office:value-type="float" office:value="4.2749">
            <text:p>4.2749</text:p>
          </table:table-cell>
          <table:table-cell office:value-type="float" office:value="4.3142">
            <text:p>4.3142</text:p>
          </table:table-cell>
          <table:table-cell office:value-type="float" office:value="4.3381">
            <text:p>4.3381</text:p>
          </table:table-cell>
          <table:table-cell office:value-type="float" office:value="4.3966">
            <text:p>4.3966</text:p>
          </table:table-cell>
          <table:table-cell office:value-type="float" office:value="4.5653">
            <text:p>4.5653</text:p>
          </table:table-cell>
          <table:table-cell office:value-type="float" office:value="4.7043">
            <text:p>4.7043</text:p>
          </table:table-cell>
          <table:table-cell table:formula="of:=AVERAGE([.H232:.M232])" office:value-type="float" office:value="4.43223333333333">
            <text:p>4.4322333333</text:p>
          </table:table-cell>
          <table:table-cell office:value-type="float" office:value="3.3204">
            <text:p>3.3204</text:p>
          </table:table-cell>
          <table:table-cell office:value-type="float" office:value="3.1695">
            <text:p>3.1695</text:p>
          </table:table-cell>
          <table:table-cell office:value-type="float" office:value="3.1296">
            <text:p>3.1296</text:p>
          </table:table-cell>
          <table:table-cell office:value-type="float" office:value="3.7575">
            <text:p>3.7575</text:p>
          </table:table-cell>
          <table:table-cell office:value-type="float" office:value="3.7801">
            <text:p>3.7801</text:p>
          </table:table-cell>
          <table:table-cell office:value-type="float" office:value="3.6506">
            <text:p>3.6506</text:p>
          </table:table-cell>
          <table:table-cell office:value-type="float" office:value="3.7944">
            <text:p>3.7944</text:p>
          </table:table-cell>
          <table:table-cell office:value-type="float" office:value="3.9167">
            <text:p>3.9167</text:p>
          </table:table-cell>
          <table:table-cell office:value-type="float" office:value="3.7093">
            <text:p>3.7093</text:p>
          </table:table-cell>
          <table:table-cell office:value-type="float" office:value="3.8781">
            <text:p>3.8781</text:p>
          </table:table-cell>
          <table:table-cell office:value-type="float" office:value="4.6435">
            <text:p>4.6435</text:p>
          </table:table-cell>
          <table:table-cell table:formula="of:=AVERAGE([.T232:.Y232])" office:value-type="float" office:value="3.9321">
            <text:p>3.932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17-08</text:p>
          </table:table-cell>
          <table:table-cell office:value-type="float" office:value="4.0806">
            <text:p>4.0806</text:p>
          </table:table-cell>
          <table:table-cell office:value-type="float" office:value="4.2503">
            <text:p>4.2503</text:p>
          </table:table-cell>
          <table:table-cell office:value-type="float" office:value="4.1883">
            <text:p>4.1883</text:p>
          </table:table-cell>
          <table:table-cell office:value-type="float" office:value="4.1708">
            <text:p>4.1708</text:p>
          </table:table-cell>
          <table:table-cell office:value-type="float" office:value="4.2907">
            <text:p>4.2907</text:p>
          </table:table-cell>
          <table:table-cell office:value-type="float" office:value="4.2575">
            <text:p>4.2575</text:p>
          </table:table-cell>
          <table:table-cell office:value-type="float" office:value="4.3115">
            <text:p>4.3115</text:p>
          </table:table-cell>
          <table:table-cell office:value-type="float" office:value="4.3702">
            <text:p>4.3702</text:p>
          </table:table-cell>
          <table:table-cell office:value-type="float" office:value="4.3966">
            <text:p>4.3966</text:p>
          </table:table-cell>
          <table:table-cell office:value-type="float" office:value="4.5605">
            <text:p>4.5605</text:p>
          </table:table-cell>
          <table:table-cell office:value-type="float" office:value="4.7078">
            <text:p>4.7078</text:p>
          </table:table-cell>
          <table:table-cell table:formula="of:=AVERAGE([.H233:.M233])" office:value-type="float" office:value="4.43401666666667">
            <text:p>4.4340166667</text:p>
          </table:table-cell>
          <table:table-cell office:value-type="float" office:value="3.3076">
            <text:p>3.3076</text:p>
          </table:table-cell>
          <table:table-cell office:value-type="float" office:value="3.1852">
            <text:p>3.1852</text:p>
          </table:table-cell>
          <table:table-cell office:value-type="float" office:value="3.1296">
            <text:p>3.1296</text:p>
          </table:table-cell>
          <table:table-cell office:value-type="float" office:value="3.7575">
            <text:p>3.7575</text:p>
          </table:table-cell>
          <table:table-cell office:value-type="float" office:value="3.8052">
            <text:p>3.8052</text:p>
          </table:table-cell>
          <table:table-cell office:value-type="float" office:value="3.6398">
            <text:p>3.6398</text:p>
          </table:table-cell>
          <table:table-cell office:value-type="float" office:value="3.785">
            <text:p>3.785</text:p>
          </table:table-cell>
          <table:table-cell office:value-type="float" office:value="3.9361">
            <text:p>3.9361</text:p>
          </table:table-cell>
          <table:table-cell office:value-type="float" office:value="3.7093">
            <text:p>3.7093</text:p>
          </table:table-cell>
          <table:table-cell office:value-type="float" office:value="3.8757">
            <text:p>3.8757</text:p>
          </table:table-cell>
          <table:table-cell office:value-type="float" office:value="4.6318">
            <text:p>4.6318</text:p>
          </table:table-cell>
          <table:table-cell table:formula="of:=AVERAGE([.T233:.Y233])" office:value-type="float" office:value="3.92961666666667">
            <text:p>3.929616666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18-08</text:p>
          </table:table-cell>
          <table:table-cell office:value-type="float" office:value="4.0697">
            <text:p>4.0697</text:p>
          </table:table-cell>
          <table:table-cell office:value-type="float" office:value="4.2503">
            <text:p>4.2503</text:p>
          </table:table-cell>
          <table:table-cell office:value-type="float" office:value="4.1883">
            <text:p>4.1883</text:p>
          </table:table-cell>
          <table:table-cell office:value-type="float" office:value="4.1626">
            <text:p>4.1626</text:p>
          </table:table-cell>
          <table:table-cell office:value-type="float" office:value="4.2925">
            <text:p>4.2925</text:p>
          </table:table-cell>
          <table:table-cell office:value-type="float" office:value="4.2807">
            <text:p>4.2807</text:p>
          </table:table-cell>
          <table:table-cell office:value-type="float" office:value="4.3037">
            <text:p>4.3037</text:p>
          </table:table-cell>
          <table:table-cell office:value-type="float" office:value="4.3702">
            <text:p>4.3702</text:p>
          </table:table-cell>
          <table:table-cell office:value-type="float" office:value="4.387">
            <text:p>4.387</text:p>
          </table:table-cell>
          <table:table-cell office:value-type="float" office:value="4.5634">
            <text:p>4.5634</text:p>
          </table:table-cell>
          <table:table-cell office:value-type="float" office:value="4.724">
            <text:p>4.724</text:p>
          </table:table-cell>
          <table:table-cell table:formula="of:=AVERAGE([.H234:.M234])" office:value-type="float" office:value="4.43816666666667">
            <text:p>4.4381666667</text:p>
          </table:table-cell>
          <table:table-cell office:value-type="float" office:value="3.3087">
            <text:p>3.3087</text:p>
          </table:table-cell>
          <table:table-cell office:value-type="float" office:value="3.1852">
            <text:p>3.1852</text:p>
          </table:table-cell>
          <table:table-cell office:value-type="float" office:value="3.1296">
            <text:p>3.1296</text:p>
          </table:table-cell>
          <table:table-cell office:value-type="float" office:value="3.7637">
            <text:p>3.7637</text:p>
          </table:table-cell>
          <table:table-cell office:value-type="float" office:value="3.7916">
            <text:p>3.7916</text:p>
          </table:table-cell>
          <table:table-cell office:value-type="float" office:value="3.6463">
            <text:p>3.6463</text:p>
          </table:table-cell>
          <table:table-cell office:value-type="float" office:value="3.7686">
            <text:p>3.7686</text:p>
          </table:table-cell>
          <table:table-cell office:value-type="float" office:value="3.9361">
            <text:p>3.9361</text:p>
          </table:table-cell>
          <table:table-cell office:value-type="float" office:value="3.6847">
            <text:p>3.6847</text:p>
          </table:table-cell>
          <table:table-cell office:value-type="float" office:value="3.8927">
            <text:p>3.8927</text:p>
          </table:table-cell>
          <table:table-cell office:value-type="float" office:value="4.6414">
            <text:p>4.6414</text:p>
          </table:table-cell>
          <table:table-cell table:formula="of:=AVERAGE([.T234:.Y234])" office:value-type="float" office:value="3.9283">
            <text:p>3.92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19-08</text:p>
          </table:table-cell>
          <table:table-cell office:value-type="float" office:value="4.0697">
            <text:p>4.0697</text:p>
          </table:table-cell>
          <table:table-cell office:value-type="float" office:value="4.2503">
            <text:p>4.2503</text:p>
          </table:table-cell>
          <table:table-cell office:value-type="float" office:value="4.1893">
            <text:p>4.1893</text:p>
          </table:table-cell>
          <table:table-cell office:value-type="float" office:value="4.1731">
            <text:p>4.1731</text:p>
          </table:table-cell>
          <table:table-cell office:value-type="float" office:value="4.2992">
            <text:p>4.2992</text:p>
          </table:table-cell>
          <table:table-cell office:value-type="float" office:value="4.2738">
            <text:p>4.2738</text:p>
          </table:table-cell>
          <table:table-cell office:value-type="float" office:value="4.3037">
            <text:p>4.3037</text:p>
          </table:table-cell>
          <table:table-cell office:value-type="float" office:value="4.3702">
            <text:p>4.3702</text:p>
          </table:table-cell>
          <table:table-cell office:value-type="float" office:value="4.3942">
            <text:p>4.3942</text:p>
          </table:table-cell>
          <table:table-cell office:value-type="float" office:value="4.5832">
            <text:p>4.5832</text:p>
          </table:table-cell>
          <table:table-cell office:value-type="float" office:value="4.751">
            <text:p>4.751</text:p>
          </table:table-cell>
          <table:table-cell table:formula="of:=AVERAGE([.H235:.M235])" office:value-type="float" office:value="4.44601666666667">
            <text:p>4.4460166667</text:p>
          </table:table-cell>
          <table:table-cell office:value-type="float" office:value="3.3087">
            <text:p>3.3087</text:p>
          </table:table-cell>
          <table:table-cell office:value-type="float" office:value="3.1852">
            <text:p>3.1852</text:p>
          </table:table-cell>
          <table:table-cell office:value-type="float" office:value="3.1371">
            <text:p>3.1371</text:p>
          </table:table-cell>
          <table:table-cell office:value-type="float" office:value="3.7796">
            <text:p>3.7796</text:p>
          </table:table-cell>
          <table:table-cell office:value-type="float" office:value="3.7959">
            <text:p>3.7959</text:p>
          </table:table-cell>
          <table:table-cell office:value-type="float" office:value="3.6339">
            <text:p>3.6339</text:p>
          </table:table-cell>
          <table:table-cell office:value-type="float" office:value="3.7686">
            <text:p>3.7686</text:p>
          </table:table-cell>
          <table:table-cell office:value-type="float" office:value="3.9361">
            <text:p>3.9361</text:p>
          </table:table-cell>
          <table:table-cell office:value-type="float" office:value="3.6824">
            <text:p>3.6824</text:p>
          </table:table-cell>
          <table:table-cell office:value-type="float" office:value="3.9186">
            <text:p>3.9186</text:p>
          </table:table-cell>
          <table:table-cell office:value-type="float" office:value="4.7255">
            <text:p>4.7255</text:p>
          </table:table-cell>
          <table:table-cell table:formula="of:=AVERAGE([.T235:.Y235])" office:value-type="float" office:value="3.94418333333333">
            <text:p>3.944183333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-08</text:p>
          </table:table-cell>
          <table:table-cell office:value-type="float" office:value="4.0697">
            <text:p>4.0697</text:p>
          </table:table-cell>
          <table:table-cell office:value-type="float" office:value="4.2267">
            <text:p>4.2267</text:p>
          </table:table-cell>
          <table:table-cell office:value-type="float" office:value="4.1828">
            <text:p>4.1828</text:p>
          </table:table-cell>
          <table:table-cell office:value-type="float" office:value="4.1904">
            <text:p>4.1904</text:p>
          </table:table-cell>
          <table:table-cell office:value-type="float" office:value="4.3019">
            <text:p>4.3019</text:p>
          </table:table-cell>
          <table:table-cell office:value-type="float" office:value="4.2738">
            <text:p>4.2738</text:p>
          </table:table-cell>
          <table:table-cell office:value-type="float" office:value="4.3037">
            <text:p>4.3037</text:p>
          </table:table-cell>
          <table:table-cell office:value-type="float" office:value="4.3552">
            <text:p>4.3552</text:p>
          </table:table-cell>
          <table:table-cell office:value-type="float" office:value="4.3914">
            <text:p>4.3914</text:p>
          </table:table-cell>
          <table:table-cell office:value-type="float" office:value="4.5895">
            <text:p>4.5895</text:p>
          </table:table-cell>
          <table:table-cell office:value-type="float" office:value="4.764">
            <text:p>4.764</text:p>
          </table:table-cell>
          <table:table-cell table:formula="of:=AVERAGE([.H236:.M236])" office:value-type="float" office:value="4.44626666666667">
            <text:p>4.4462666667</text:p>
          </table:table-cell>
          <table:table-cell office:value-type="float" office:value="3.3087">
            <text:p>3.3087</text:p>
          </table:table-cell>
          <table:table-cell office:value-type="float" office:value="3.1561">
            <text:p>3.1561</text:p>
          </table:table-cell>
          <table:table-cell office:value-type="float" office:value="3.1488">
            <text:p>3.1488</text:p>
          </table:table-cell>
          <table:table-cell office:value-type="float" office:value="3.7471">
            <text:p>3.7471</text:p>
          </table:table-cell>
          <table:table-cell office:value-type="float" office:value="3.805">
            <text:p>3.805</text:p>
          </table:table-cell>
          <table:table-cell office:value-type="float" office:value="3.6339">
            <text:p>3.6339</text:p>
          </table:table-cell>
          <table:table-cell office:value-type="float" office:value="3.7686">
            <text:p>3.7686</text:p>
          </table:table-cell>
          <table:table-cell office:value-type="float" office:value="3.9321">
            <text:p>3.9321</text:p>
          </table:table-cell>
          <table:table-cell office:value-type="float" office:value="3.7058">
            <text:p>3.7058</text:p>
          </table:table-cell>
          <table:table-cell office:value-type="float" office:value="3.9324">
            <text:p>3.9324</text:p>
          </table:table-cell>
          <table:table-cell office:value-type="float" office:value="4.7635">
            <text:p>4.7635</text:p>
          </table:table-cell>
          <table:table-cell table:formula="of:=AVERAGE([.T236:.Y236])" office:value-type="float" office:value="3.95605">
            <text:p>3.9560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1-08</text:p>
          </table:table-cell>
          <table:table-cell office:value-type="float" office:value="4.0624">
            <text:p>4.0624</text:p>
          </table:table-cell>
          <table:table-cell office:value-type="float" office:value="4.2403">
            <text:p>4.2403</text:p>
          </table:table-cell>
          <table:table-cell office:value-type="float" office:value="4.1891">
            <text:p>4.1891</text:p>
          </table:table-cell>
          <table:table-cell office:value-type="float" office:value="4.2038">
            <text:p>4.2038</text:p>
          </table:table-cell>
          <table:table-cell office:value-type="float" office:value="4.3019">
            <text:p>4.3019</text:p>
          </table:table-cell>
          <table:table-cell office:value-type="float" office:value="4.2738">
            <text:p>4.2738</text:p>
          </table:table-cell>
          <table:table-cell office:value-type="float" office:value="4.3081">
            <text:p>4.3081</text:p>
          </table:table-cell>
          <table:table-cell office:value-type="float" office:value="4.3529">
            <text:p>4.3529</text:p>
          </table:table-cell>
          <table:table-cell office:value-type="float" office:value="4.3979">
            <text:p>4.3979</text:p>
          </table:table-cell>
          <table:table-cell office:value-type="float" office:value="4.5868">
            <text:p>4.5868</text:p>
          </table:table-cell>
          <table:table-cell office:value-type="float" office:value="4.764">
            <text:p>4.764</text:p>
          </table:table-cell>
          <table:table-cell table:formula="of:=AVERAGE([.H237:.M237])" office:value-type="float" office:value="4.44725">
            <text:p>4.44725</text:p>
          </table:table-cell>
          <table:table-cell office:value-type="float" office:value="3.2687">
            <text:p>3.2687</text:p>
          </table:table-cell>
          <table:table-cell office:value-type="float" office:value="3.1682">
            <text:p>3.1682</text:p>
          </table:table-cell>
          <table:table-cell office:value-type="float" office:value="3.1587">
            <text:p>3.1587</text:p>
          </table:table-cell>
          <table:table-cell office:value-type="float" office:value="3.7264">
            <text:p>3.7264</text:p>
          </table:table-cell>
          <table:table-cell office:value-type="float" office:value="3.805">
            <text:p>3.805</text:p>
          </table:table-cell>
          <table:table-cell office:value-type="float" office:value="3.6339">
            <text:p>3.6339</text:p>
          </table:table-cell>
          <table:table-cell office:value-type="float" office:value="3.7455">
            <text:p>3.7455</text:p>
          </table:table-cell>
          <table:table-cell office:value-type="float" office:value="3.9201">
            <text:p>3.9201</text:p>
          </table:table-cell>
          <table:table-cell office:value-type="float" office:value="3.7369">
            <text:p>3.7369</text:p>
          </table:table-cell>
          <table:table-cell office:value-type="float" office:value="3.9143">
            <text:p>3.9143</text:p>
          </table:table-cell>
          <table:table-cell office:value-type="float" office:value="4.7635">
            <text:p>4.7635</text:p>
          </table:table-cell>
          <table:table-cell table:formula="of:=AVERAGE([.T237:.Y237])" office:value-type="float" office:value="3.95236666666667">
            <text:p>3.952366666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2-08</text:p>
          </table:table-cell>
          <table:table-cell office:value-type="float" office:value="4.0761">
            <text:p>4.0761</text:p>
          </table:table-cell>
          <table:table-cell office:value-type="float" office:value="4.2416">
            <text:p>4.2416</text:p>
          </table:table-cell>
          <table:table-cell office:value-type="float" office:value="4.1863">
            <text:p>4.1863</text:p>
          </table:table-cell>
          <table:table-cell office:value-type="float" office:value="4.2428">
            <text:p>4.2428</text:p>
          </table:table-cell>
          <table:table-cell office:value-type="float" office:value="4.3019">
            <text:p>4.3019</text:p>
          </table:table-cell>
          <table:table-cell office:value-type="float" office:value="4.2818">
            <text:p>4.2818</text:p>
          </table:table-cell>
          <table:table-cell office:value-type="float" office:value="4.2821">
            <text:p>4.2821</text:p>
          </table:table-cell>
          <table:table-cell office:value-type="float" office:value="4.3643">
            <text:p>4.3643</text:p>
          </table:table-cell>
          <table:table-cell office:value-type="float" office:value="4.3986">
            <text:p>4.3986</text:p>
          </table:table-cell>
          <table:table-cell office:value-type="float" office:value="4.5868">
            <text:p>4.5868</text:p>
          </table:table-cell>
          <table:table-cell office:value-type="float" office:value="4.764">
            <text:p>4.764</text:p>
          </table:table-cell>
          <table:table-cell table:formula="of:=AVERAGE([.H238:.M238])" office:value-type="float" office:value="4.44626666666667">
            <text:p>4.4462666667</text:p>
          </table:table-cell>
          <table:table-cell office:value-type="float" office:value="3.2745">
            <text:p>3.2745</text:p>
          </table:table-cell>
          <table:table-cell office:value-type="float" office:value="3.1837">
            <text:p>3.1837</text:p>
          </table:table-cell>
          <table:table-cell office:value-type="float" office:value="3.1554">
            <text:p>3.1554</text:p>
          </table:table-cell>
          <table:table-cell office:value-type="float" office:value="3.6904">
            <text:p>3.6904</text:p>
          </table:table-cell>
          <table:table-cell office:value-type="float" office:value="3.805">
            <text:p>3.805</text:p>
          </table:table-cell>
          <table:table-cell office:value-type="float" office:value="3.6376">
            <text:p>3.6376</text:p>
          </table:table-cell>
          <table:table-cell office:value-type="float" office:value="3.6864">
            <text:p>3.6864</text:p>
          </table:table-cell>
          <table:table-cell office:value-type="float" office:value="3.9378">
            <text:p>3.9378</text:p>
          </table:table-cell>
          <table:table-cell office:value-type="float" office:value="3.7128">
            <text:p>3.7128</text:p>
          </table:table-cell>
          <table:table-cell office:value-type="float" office:value="3.9143">
            <text:p>3.9143</text:p>
          </table:table-cell>
          <table:table-cell office:value-type="float" office:value="4.7635">
            <text:p>4.7635</text:p>
          </table:table-cell>
          <table:table-cell table:formula="of:=AVERAGE([.T238:.Y238])" office:value-type="float" office:value="3.94206666666667">
            <text:p>3.942066666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23-08</text:p>
          </table:table-cell>
          <table:table-cell office:value-type="float" office:value="4.0808">
            <text:p>4.0808</text:p>
          </table:table-cell>
          <table:table-cell office:value-type="float" office:value="4.2323">
            <text:p>4.2323</text:p>
          </table:table-cell>
          <table:table-cell office:value-type="float" office:value="4.1785">
            <text:p>4.1785</text:p>
          </table:table-cell>
          <table:table-cell office:value-type="float" office:value="4.2428">
            <text:p>4.2428</text:p>
          </table:table-cell>
          <table:table-cell office:value-type="float" office:value="4.3126">
            <text:p>4.3126</text:p>
          </table:table-cell>
          <table:table-cell office:value-type="float" office:value="4.2848">
            <text:p>4.2848</text:p>
          </table:table-cell>
          <table:table-cell office:value-type="float" office:value="4.2782">
            <text:p>4.2782</text:p>
          </table:table-cell>
          <table:table-cell office:value-type="float" office:value="4.355">
            <text:p>4.355</text:p>
          </table:table-cell>
          <table:table-cell office:value-type="float" office:value="4.3986">
            <text:p>4.3986</text:p>
          </table:table-cell>
          <table:table-cell office:value-type="float" office:value="4.5868">
            <text:p>4.5868</text:p>
          </table:table-cell>
          <table:table-cell office:value-type="float" office:value="4.7788">
            <text:p>4.7788</text:p>
          </table:table-cell>
          <table:table-cell table:formula="of:=AVERAGE([.H239:.M239])" office:value-type="float" office:value="4.44703333333333">
            <text:p>4.4470333333</text:p>
          </table:table-cell>
          <table:table-cell office:value-type="float" office:value="3.2511">
            <text:p>3.2511</text:p>
          </table:table-cell>
          <table:table-cell office:value-type="float" office:value="3.1691">
            <text:p>3.1691</text:p>
          </table:table-cell>
          <table:table-cell office:value-type="float" office:value="3.1655">
            <text:p>3.1655</text:p>
          </table:table-cell>
          <table:table-cell office:value-type="float" office:value="3.6904">
            <text:p>3.6904</text:p>
          </table:table-cell>
          <table:table-cell office:value-type="float" office:value="3.8033">
            <text:p>3.8033</text:p>
          </table:table-cell>
          <table:table-cell office:value-type="float" office:value="3.6315">
            <text:p>3.6315</text:p>
          </table:table-cell>
          <table:table-cell office:value-type="float" office:value="3.6948">
            <text:p>3.6948</text:p>
          </table:table-cell>
          <table:table-cell office:value-type="float" office:value="3.9358">
            <text:p>3.9358</text:p>
          </table:table-cell>
          <table:table-cell office:value-type="float" office:value="3.7128">
            <text:p>3.7128</text:p>
          </table:table-cell>
          <table:table-cell office:value-type="float" office:value="3.9143">
            <text:p>3.9143</text:p>
          </table:table-cell>
          <table:table-cell office:value-type="float" office:value="4.8139">
            <text:p>4.8139</text:p>
          </table:table-cell>
          <table:table-cell table:formula="of:=AVERAGE([.T239:.Y239])" office:value-type="float" office:value="3.95051666666667">
            <text:p>3.950516666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4-08</text:p>
          </table:table-cell>
          <table:table-cell office:value-type="float" office:value="4.1022">
            <text:p>4.1022</text:p>
          </table:table-cell>
          <table:table-cell office:value-type="float" office:value="4.2285">
            <text:p>4.2285</text:p>
          </table:table-cell>
          <table:table-cell office:value-type="float" office:value="4.1785">
            <text:p>4.1785</text:p>
          </table:table-cell>
          <table:table-cell office:value-type="float" office:value="4.2428">
            <text:p>4.2428</text:p>
          </table:table-cell>
          <table:table-cell office:value-type="float" office:value="4.3039">
            <text:p>4.3039</text:p>
          </table:table-cell>
          <table:table-cell office:value-type="float" office:value="4.2754">
            <text:p>4.2754</text:p>
          </table:table-cell>
          <table:table-cell office:value-type="float" office:value="4.2788">
            <text:p>4.2788</text:p>
          </table:table-cell>
          <table:table-cell office:value-type="float" office:value="4.3622">
            <text:p>4.3622</text:p>
          </table:table-cell>
          <table:table-cell office:value-type="float" office:value="4.3986">
            <text:p>4.3986</text:p>
          </table:table-cell>
          <table:table-cell office:value-type="float" office:value="4.5792">
            <text:p>4.5792</text:p>
          </table:table-cell>
          <table:table-cell office:value-type="float" office:value="4.7668">
            <text:p>4.7668</text:p>
          </table:table-cell>
          <table:table-cell table:formula="of:=AVERAGE([.H240:.M240])" office:value-type="float" office:value="4.4435">
            <text:p>4.4435</text:p>
          </table:table-cell>
          <table:table-cell office:value-type="float" office:value="3.2799">
            <text:p>3.2799</text:p>
          </table:table-cell>
          <table:table-cell office:value-type="float" office:value="3.1648">
            <text:p>3.1648</text:p>
          </table:table-cell>
          <table:table-cell office:value-type="float" office:value="3.1655">
            <text:p>3.1655</text:p>
          </table:table-cell>
          <table:table-cell office:value-type="float" office:value="3.6904">
            <text:p>3.6904</text:p>
          </table:table-cell>
          <table:table-cell office:value-type="float" office:value="3.8196">
            <text:p>3.8196</text:p>
          </table:table-cell>
          <table:table-cell office:value-type="float" office:value="3.6214">
            <text:p>3.6214</text:p>
          </table:table-cell>
          <table:table-cell office:value-type="float" office:value="3.6924">
            <text:p>3.6924</text:p>
          </table:table-cell>
          <table:table-cell office:value-type="float" office:value="3.9243">
            <text:p>3.9243</text:p>
          </table:table-cell>
          <table:table-cell office:value-type="float" office:value="3.7128">
            <text:p>3.7128</text:p>
          </table:table-cell>
          <table:table-cell office:value-type="float" office:value="3.9005">
            <text:p>3.9005</text:p>
          </table:table-cell>
          <table:table-cell office:value-type="float" office:value="4.7985">
            <text:p>4.7985</text:p>
          </table:table-cell>
          <table:table-cell table:formula="of:=AVERAGE([.T240:.Y240])" office:value-type="float" office:value="3.94165">
            <text:p>3.9416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5-08</text:p>
          </table:table-cell>
          <table:table-cell office:value-type="float" office:value="4.078">
            <text:p>4.078</text:p>
          </table:table-cell>
          <table:table-cell office:value-type="float" office:value="4.2285">
            <text:p>4.2285</text:p>
          </table:table-cell>
          <table:table-cell office:value-type="float" office:value="4.1785">
            <text:p>4.1785</text:p>
          </table:table-cell>
          <table:table-cell office:value-type="float" office:value="4.2242">
            <text:p>4.2242</text:p>
          </table:table-cell>
          <table:table-cell office:value-type="float" office:value="4.3123">
            <text:p>4.3123</text:p>
          </table:table-cell>
          <table:table-cell office:value-type="float" office:value="4.2598">
            <text:p>4.2598</text:p>
          </table:table-cell>
          <table:table-cell office:value-type="float" office:value="4.271">
            <text:p>4.271</text:p>
          </table:table-cell>
          <table:table-cell office:value-type="float" office:value="4.3622">
            <text:p>4.3622</text:p>
          </table:table-cell>
          <table:table-cell office:value-type="float" office:value="4.3919">
            <text:p>4.3919</text:p>
          </table:table-cell>
          <table:table-cell office:value-type="float" office:value="4.5779">
            <text:p>4.5779</text:p>
          </table:table-cell>
          <table:table-cell office:value-type="float" office:value="4.7578">
            <text:p>4.7578</text:p>
          </table:table-cell>
          <table:table-cell table:formula="of:=AVERAGE([.H241:.M241])" office:value-type="float" office:value="4.43676666666667">
            <text:p>4.4367666667</text:p>
          </table:table-cell>
          <table:table-cell office:value-type="float" office:value="3.2546">
            <text:p>3.2546</text:p>
          </table:table-cell>
          <table:table-cell office:value-type="float" office:value="3.1648">
            <text:p>3.1648</text:p>
          </table:table-cell>
          <table:table-cell office:value-type="float" office:value="3.1655">
            <text:p>3.1655</text:p>
          </table:table-cell>
          <table:table-cell office:value-type="float" office:value="3.6713">
            <text:p>3.6713</text:p>
          </table:table-cell>
          <table:table-cell office:value-type="float" office:value="3.8196">
            <text:p>3.8196</text:p>
          </table:table-cell>
          <table:table-cell office:value-type="float" office:value="3.6076">
            <text:p>3.6076</text:p>
          </table:table-cell>
          <table:table-cell office:value-type="float" office:value="3.6715">
            <text:p>3.6715</text:p>
          </table:table-cell>
          <table:table-cell office:value-type="float" office:value="3.9243">
            <text:p>3.9243</text:p>
          </table:table-cell>
          <table:table-cell office:value-type="float" office:value="3.7175">
            <text:p>3.7175</text:p>
          </table:table-cell>
          <table:table-cell office:value-type="float" office:value="3.9007">
            <text:p>3.9007</text:p>
          </table:table-cell>
          <table:table-cell office:value-type="float" office:value="4.7721">
            <text:p>4.7721</text:p>
          </table:table-cell>
          <table:table-cell table:formula="of:=AVERAGE([.T241:.Y241])" office:value-type="float" office:value="3.93228333333333">
            <text:p>3.932283333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6-08</text:p>
          </table:table-cell>
          <table:table-cell office:value-type="float" office:value="4.078">
            <text:p>4.078</text:p>
          </table:table-cell>
          <table:table-cell office:value-type="float" office:value="4.2285">
            <text:p>4.2285</text:p>
          </table:table-cell>
          <table:table-cell office:value-type="float" office:value="4.1828">
            <text:p>4.1828</text:p>
          </table:table-cell>
          <table:table-cell office:value-type="float" office:value="4.231">
            <text:p>4.231</text:p>
          </table:table-cell>
          <table:table-cell office:value-type="float" office:value="4.3244">
            <text:p>4.3244</text:p>
          </table:table-cell>
          <table:table-cell office:value-type="float" office:value="4.2581">
            <text:p>4.2581</text:p>
          </table:table-cell>
          <table:table-cell office:value-type="float" office:value="4.271">
            <text:p>4.271</text:p>
          </table:table-cell>
          <table:table-cell office:value-type="float" office:value="4.3622">
            <text:p>4.3622</text:p>
          </table:table-cell>
          <table:table-cell office:value-type="float" office:value="4.4074">
            <text:p>4.4074</text:p>
          </table:table-cell>
          <table:table-cell office:value-type="float" office:value="4.5779">
            <text:p>4.5779</text:p>
          </table:table-cell>
          <table:table-cell office:value-type="float" office:value="4.7485">
            <text:p>4.7485</text:p>
          </table:table-cell>
          <table:table-cell table:formula="of:=AVERAGE([.H242:.M242])" office:value-type="float" office:value="4.43751666666667">
            <text:p>4.4375166667</text:p>
          </table:table-cell>
          <table:table-cell office:value-type="float" office:value="3.2546">
            <text:p>3.2546</text:p>
          </table:table-cell>
          <table:table-cell office:value-type="float" office:value="3.1648">
            <text:p>3.1648</text:p>
          </table:table-cell>
          <table:table-cell office:value-type="float" office:value="3.1707">
            <text:p>3.1707</text:p>
          </table:table-cell>
          <table:table-cell office:value-type="float" office:value="3.7108">
            <text:p>3.7108</text:p>
          </table:table-cell>
          <table:table-cell office:value-type="float" office:value="3.8303">
            <text:p>3.8303</text:p>
          </table:table-cell>
          <table:table-cell office:value-type="float" office:value="3.5707">
            <text:p>3.5707</text:p>
          </table:table-cell>
          <table:table-cell office:value-type="float" office:value="3.6715">
            <text:p>3.6715</text:p>
          </table:table-cell>
          <table:table-cell office:value-type="float" office:value="3.9243">
            <text:p>3.9243</text:p>
          </table:table-cell>
          <table:table-cell office:value-type="float" office:value="3.7386">
            <text:p>3.7386</text:p>
          </table:table-cell>
          <table:table-cell office:value-type="float" office:value="3.8905">
            <text:p>3.8905</text:p>
          </table:table-cell>
          <table:table-cell office:value-type="float" office:value="4.7452">
            <text:p>4.7452</text:p>
          </table:table-cell>
          <table:table-cell table:formula="of:=AVERAGE([.T242:.Y242])" office:value-type="float" office:value="3.92346666666667">
            <text:p>3.923466666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7-08</text:p>
          </table:table-cell>
          <table:table-cell office:value-type="float" office:value="4.078">
            <text:p>4.078</text:p>
          </table:table-cell>
          <table:table-cell office:value-type="float" office:value="4.246">
            <text:p>4.246</text:p>
          </table:table-cell>
          <table:table-cell office:value-type="float" office:value="4.1967">
            <text:p>4.1967</text:p>
          </table:table-cell>
          <table:table-cell office:value-type="float" office:value="4.2357">
            <text:p>4.2357</text:p>
          </table:table-cell>
          <table:table-cell office:value-type="float" office:value="4.3314">
            <text:p>4.3314</text:p>
          </table:table-cell>
          <table:table-cell office:value-type="float" office:value="4.2581">
            <text:p>4.2581</text:p>
          </table:table-cell>
          <table:table-cell office:value-type="float" office:value="4.271">
            <text:p>4.271</text:p>
          </table:table-cell>
          <table:table-cell office:value-type="float" office:value="4.3696">
            <text:p>4.3696</text:p>
          </table:table-cell>
          <table:table-cell office:value-type="float" office:value="4.3993">
            <text:p>4.3993</text:p>
          </table:table-cell>
          <table:table-cell office:value-type="float" office:value="4.5827">
            <text:p>4.5827</text:p>
          </table:table-cell>
          <table:table-cell office:value-type="float" office:value="4.745">
            <text:p>4.745</text:p>
          </table:table-cell>
          <table:table-cell table:formula="of:=AVERAGE([.H243:.M243])" office:value-type="float" office:value="4.43761666666667">
            <text:p>4.4376166667</text:p>
          </table:table-cell>
          <table:table-cell office:value-type="float" office:value="3.2546">
            <text:p>3.2546</text:p>
          </table:table-cell>
          <table:table-cell office:value-type="float" office:value="3.1834">
            <text:p>3.1834</text:p>
          </table:table-cell>
          <table:table-cell office:value-type="float" office:value="3.1849">
            <text:p>3.1849</text:p>
          </table:table-cell>
          <table:table-cell office:value-type="float" office:value="3.7537">
            <text:p>3.7537</text:p>
          </table:table-cell>
          <table:table-cell office:value-type="float" office:value="3.8777">
            <text:p>3.8777</text:p>
          </table:table-cell>
          <table:table-cell office:value-type="float" office:value="3.5707">
            <text:p>3.5707</text:p>
          </table:table-cell>
          <table:table-cell office:value-type="float" office:value="3.6715">
            <text:p>3.6715</text:p>
          </table:table-cell>
          <table:table-cell office:value-type="float" office:value="3.9352">
            <text:p>3.9352</text:p>
          </table:table-cell>
          <table:table-cell office:value-type="float" office:value="3.7263">
            <text:p>3.7263</text:p>
          </table:table-cell>
          <table:table-cell office:value-type="float" office:value="3.8965">
            <text:p>3.8965</text:p>
          </table:table-cell>
          <table:table-cell office:value-type="float" office:value="4.7517">
            <text:p>4.7517</text:p>
          </table:table-cell>
          <table:table-cell table:formula="of:=AVERAGE([.T243:.Y243])" office:value-type="float" office:value="3.92531666666667">
            <text:p>3.925316666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8-08</text:p>
          </table:table-cell>
          <table:table-cell office:value-type="float" office:value="4.1012">
            <text:p>4.1012</text:p>
          </table:table-cell>
          <table:table-cell office:value-type="float" office:value="4.293">
            <text:p>4.293</text:p>
          </table:table-cell>
          <table:table-cell office:value-type="float" office:value="4.2145">
            <text:p>4.2145</text:p>
          </table:table-cell>
          <table:table-cell office:value-type="float" office:value="4.2405">
            <text:p>4.2405</text:p>
          </table:table-cell>
          <table:table-cell office:value-type="float" office:value="4.3314">
            <text:p>4.3314</text:p>
          </table:table-cell>
          <table:table-cell office:value-type="float" office:value="4.2581">
            <text:p>4.2581</text:p>
          </table:table-cell>
          <table:table-cell office:value-type="float" office:value="4.2723">
            <text:p>4.2723</text:p>
          </table:table-cell>
          <table:table-cell office:value-type="float" office:value="4.3874">
            <text:p>4.3874</text:p>
          </table:table-cell>
          <table:table-cell office:value-type="float" office:value="4.3921">
            <text:p>4.3921</text:p>
          </table:table-cell>
          <table:table-cell office:value-type="float" office:value="4.5678">
            <text:p>4.5678</text:p>
          </table:table-cell>
          <table:table-cell office:value-type="float" office:value="4.745">
            <text:p>4.745</text:p>
          </table:table-cell>
          <table:table-cell table:formula="of:=AVERAGE([.H244:.M244])" office:value-type="float" office:value="4.43711666666667">
            <text:p>4.4371166667</text:p>
          </table:table-cell>
          <table:table-cell office:value-type="float" office:value="3.2684">
            <text:p>3.2684</text:p>
          </table:table-cell>
          <table:table-cell office:value-type="float" office:value="3.2165">
            <text:p>3.2165</text:p>
          </table:table-cell>
          <table:table-cell office:value-type="float" office:value="3.1981">
            <text:p>3.1981</text:p>
          </table:table-cell>
          <table:table-cell office:value-type="float" office:value="3.7633">
            <text:p>3.7633</text:p>
          </table:table-cell>
          <table:table-cell office:value-type="float" office:value="3.8777">
            <text:p>3.8777</text:p>
          </table:table-cell>
          <table:table-cell office:value-type="float" office:value="3.5707">
            <text:p>3.5707</text:p>
          </table:table-cell>
          <table:table-cell office:value-type="float" office:value="3.6484">
            <text:p>3.6484</text:p>
          </table:table-cell>
          <table:table-cell office:value-type="float" office:value="3.9587">
            <text:p>3.9587</text:p>
          </table:table-cell>
          <table:table-cell office:value-type="float" office:value="3.6862">
            <text:p>3.6862</text:p>
          </table:table-cell>
          <table:table-cell office:value-type="float" office:value="3.8707">
            <text:p>3.8707</text:p>
          </table:table-cell>
          <table:table-cell office:value-type="float" office:value="4.7517">
            <text:p>4.7517</text:p>
          </table:table-cell>
          <table:table-cell table:formula="of:=AVERAGE([.T244:.Y244])" office:value-type="float" office:value="3.9144">
            <text:p>3.914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9-08</text:p>
          </table:table-cell>
          <table:table-cell office:value-type="float" office:value="4.1555">
            <text:p>4.1555</text:p>
          </table:table-cell>
          <table:table-cell office:value-type="float" office:value="4.2825">
            <text:p>4.2825</text:p>
          </table:table-cell>
          <table:table-cell office:value-type="float" office:value="4.2171">
            <text:p>4.2171</text:p>
          </table:table-cell>
          <table:table-cell office:value-type="float" office:value="4.2289">
            <text:p>4.2289</text:p>
          </table:table-cell>
          <table:table-cell office:value-type="float" office:value="4.3314">
            <text:p>4.3314</text:p>
          </table:table-cell>
          <table:table-cell office:value-type="float" office:value="4.2676">
            <text:p>4.2676</text:p>
          </table:table-cell>
          <table:table-cell office:value-type="float" office:value="4.2838">
            <text:p>4.2838</text:p>
          </table:table-cell>
          <table:table-cell office:value-type="float" office:value="4.3809">
            <text:p>4.3809</text:p>
          </table:table-cell>
          <table:table-cell office:value-type="float" office:value="4.3971">
            <text:p>4.3971</text:p>
          </table:table-cell>
          <table:table-cell office:value-type="float" office:value="4.5678">
            <text:p>4.5678</text:p>
          </table:table-cell>
          <table:table-cell office:value-type="float" office:value="4.745">
            <text:p>4.745</text:p>
          </table:table-cell>
          <table:table-cell table:formula="of:=AVERAGE([.H245:.M245])" office:value-type="float" office:value="4.44036666666667">
            <text:p>4.4403666667</text:p>
          </table:table-cell>
          <table:table-cell office:value-type="float" office:value="3.3125">
            <text:p>3.3125</text:p>
          </table:table-cell>
          <table:table-cell office:value-type="float" office:value="3.2282">
            <text:p>3.2282</text:p>
          </table:table-cell>
          <table:table-cell office:value-type="float" office:value="3.1977">
            <text:p>3.1977</text:p>
          </table:table-cell>
          <table:table-cell office:value-type="float" office:value="3.7708">
            <text:p>3.7708</text:p>
          </table:table-cell>
          <table:table-cell office:value-type="float" office:value="3.8777">
            <text:p>3.8777</text:p>
          </table:table-cell>
          <table:table-cell office:value-type="float" office:value="3.5422">
            <text:p>3.5422</text:p>
          </table:table-cell>
          <table:table-cell office:value-type="float" office:value="3.6739">
            <text:p>3.6739</text:p>
          </table:table-cell>
          <table:table-cell office:value-type="float" office:value="3.9567">
            <text:p>3.9567</text:p>
          </table:table-cell>
          <table:table-cell office:value-type="float" office:value="3.6827">
            <text:p>3.6827</text:p>
          </table:table-cell>
          <table:table-cell office:value-type="float" office:value="3.8707">
            <text:p>3.8707</text:p>
          </table:table-cell>
          <table:table-cell office:value-type="float" office:value="4.7517">
            <text:p>4.7517</text:p>
          </table:table-cell>
          <table:table-cell table:formula="of:=AVERAGE([.T245:.Y245])" office:value-type="float" office:value="3.91298333333333">
            <text:p>3.912983333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30-08</text:p>
          </table:table-cell>
          <table:table-cell office:value-type="float" office:value="4.1968">
            <text:p>4.1968</text:p>
          </table:table-cell>
          <table:table-cell office:value-type="float" office:value="4.2633">
            <text:p>4.2633</text:p>
          </table:table-cell>
          <table:table-cell office:value-type="float" office:value="4.2082">
            <text:p>4.2082</text:p>
          </table:table-cell>
          <table:table-cell office:value-type="float" office:value="4.2289">
            <text:p>4.2289</text:p>
          </table:table-cell>
          <table:table-cell office:value-type="float" office:value="4.3436">
            <text:p>4.3436</text:p>
          </table:table-cell>
          <table:table-cell office:value-type="float" office:value="4.2598">
            <text:p>4.2598</text:p>
          </table:table-cell>
          <table:table-cell office:value-type="float" office:value="4.2882">
            <text:p>4.2882</text:p>
          </table:table-cell>
          <table:table-cell office:value-type="float" office:value="4.3812">
            <text:p>4.3812</text:p>
          </table:table-cell>
          <table:table-cell office:value-type="float" office:value="4.3971">
            <text:p>4.3971</text:p>
          </table:table-cell>
          <table:table-cell office:value-type="float" office:value="4.5678">
            <text:p>4.5678</text:p>
          </table:table-cell>
          <table:table-cell office:value-type="float" office:value="4.7323">
            <text:p>4.7323</text:p>
          </table:table-cell>
          <table:table-cell table:formula="of:=AVERAGE([.H246:.M246])" office:value-type="float" office:value="4.43773333333333">
            <text:p>4.4377333333</text:p>
          </table:table-cell>
          <table:table-cell office:value-type="float" office:value="3.3457">
            <text:p>3.3457</text:p>
          </table:table-cell>
          <table:table-cell office:value-type="float" office:value="3.2212">
            <text:p>3.2212</text:p>
          </table:table-cell>
          <table:table-cell office:value-type="float" office:value="3.2043">
            <text:p>3.2043</text:p>
          </table:table-cell>
          <table:table-cell office:value-type="float" office:value="3.7708">
            <text:p>3.7708</text:p>
          </table:table-cell>
          <table:table-cell office:value-type="float" office:value="3.8893">
            <text:p>3.8893</text:p>
          </table:table-cell>
          <table:table-cell office:value-type="float" office:value="3.5749">
            <text:p>3.5749</text:p>
          </table:table-cell>
          <table:table-cell office:value-type="float" office:value="3.6676">
            <text:p>3.6676</text:p>
          </table:table-cell>
          <table:table-cell office:value-type="float" office:value="3.9699">
            <text:p>3.9699</text:p>
          </table:table-cell>
          <table:table-cell office:value-type="float" office:value="3.6827">
            <text:p>3.6827</text:p>
          </table:table-cell>
          <table:table-cell office:value-type="float" office:value="3.8707">
            <text:p>3.8707</text:p>
          </table:table-cell>
          <table:table-cell office:value-type="float" office:value="4.7163">
            <text:p>4.7163</text:p>
          </table:table-cell>
          <table:table-cell table:formula="of:=AVERAGE([.T246:.Y246])" office:value-type="float" office:value="3.91368333333333">
            <text:p>3.913683333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31-08</text:p>
          </table:table-cell>
          <table:table-cell office:value-type="float" office:value="4.1765">
            <text:p>4.1765</text:p>
          </table:table-cell>
          <table:table-cell office:value-type="float" office:value="4.2548">
            <text:p>4.2548</text:p>
          </table:table-cell>
          <table:table-cell office:value-type="float" office:value="4.2082">
            <text:p>4.2082</text:p>
          </table:table-cell>
          <table:table-cell office:value-type="float" office:value="4.2289">
            <text:p>4.2289</text:p>
          </table:table-cell>
          <table:table-cell office:value-type="float" office:value="4.3533">
            <text:p>4.3533</text:p>
          </table:table-cell>
          <table:table-cell office:value-type="float" office:value="4.2582">
            <text:p>4.2582</text:p>
          </table:table-cell>
          <table:table-cell office:value-type="float" office:value="4.2913">
            <text:p>4.2913</text:p>
          </table:table-cell>
          <table:table-cell office:value-type="float" office:value="4.3691">
            <text:p>4.3691</text:p>
          </table:table-cell>
          <table:table-cell office:value-type="float" office:value="4.3971">
            <text:p>4.3971</text:p>
          </table:table-cell>
          <table:table-cell office:value-type="float" office:value="4.5296">
            <text:p>4.5296</text:p>
          </table:table-cell>
          <table:table-cell office:value-type="float" office:value="4.7283">
            <text:p>4.7283</text:p>
          </table:table-cell>
          <table:table-cell table:formula="of:=AVERAGE([.H247:.M247])" office:value-type="float" office:value="4.42893333333333">
            <text:p>4.4289333333</text:p>
          </table:table-cell>
          <table:table-cell office:value-type="float" office:value="3.3118">
            <text:p>3.3118</text:p>
          </table:table-cell>
          <table:table-cell office:value-type="float" office:value="3.2216">
            <text:p>3.2216</text:p>
          </table:table-cell>
          <table:table-cell office:value-type="float" office:value="3.2043">
            <text:p>3.2043</text:p>
          </table:table-cell>
          <table:table-cell office:value-type="float" office:value="3.7708">
            <text:p>3.7708</text:p>
          </table:table-cell>
          <table:table-cell office:value-type="float" office:value="3.9106">
            <text:p>3.9106</text:p>
          </table:table-cell>
          <table:table-cell office:value-type="float" office:value="3.601">
            <text:p>3.601</text:p>
          </table:table-cell>
          <table:table-cell office:value-type="float" office:value="3.6832">
            <text:p>3.6832</text:p>
          </table:table-cell>
          <table:table-cell office:value-type="float" office:value="3.9835">
            <text:p>3.9835</text:p>
          </table:table-cell>
          <table:table-cell office:value-type="float" office:value="3.6827">
            <text:p>3.6827</text:p>
          </table:table-cell>
          <table:table-cell office:value-type="float" office:value="3.8276">
            <text:p>3.8276</text:p>
          </table:table-cell>
          <table:table-cell office:value-type="float" office:value="4.7283">
            <text:p>4.7283</text:p>
          </table:table-cell>
          <table:table-cell table:formula="of:=AVERAGE([.T247:.Y247])" office:value-type="float" office:value="3.91771666666667">
            <text:p>3.917716666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01-09</text:p>
          </table:table-cell>
          <table:table-cell office:value-type="float" office:value="4.1933">
            <text:p>4.1933</text:p>
          </table:table-cell>
          <table:table-cell office:value-type="float" office:value="4.2548">
            <text:p>4.2548</text:p>
          </table:table-cell>
          <table:table-cell office:value-type="float" office:value="4.2082">
            <text:p>4.2082</text:p>
          </table:table-cell>
          <table:table-cell office:value-type="float" office:value="4.2375">
            <text:p>4.2375</text:p>
          </table:table-cell>
          <table:table-cell office:value-type="float" office:value="4.3645">
            <text:p>4.3645</text:p>
          </table:table-cell>
          <table:table-cell office:value-type="float" office:value="4.2406">
            <text:p>4.2406</text:p>
          </table:table-cell>
          <table:table-cell office:value-type="float" office:value="4.2952">
            <text:p>4.2952</text:p>
          </table:table-cell>
          <table:table-cell office:value-type="float" office:value="4.3691">
            <text:p>4.3691</text:p>
          </table:table-cell>
          <table:table-cell office:value-type="float" office:value="4.3925">
            <text:p>4.3925</text:p>
          </table:table-cell>
          <table:table-cell office:value-type="float" office:value="4.5078">
            <text:p>4.5078</text:p>
          </table:table-cell>
          <table:table-cell office:value-type="float" office:value="4.7128">
            <text:p>4.7128</text:p>
          </table:table-cell>
          <table:table-cell table:formula="of:=AVERAGE([.H248:.M248])" office:value-type="float" office:value="4.41966666666667">
            <text:p>4.4196666667</text:p>
          </table:table-cell>
          <table:table-cell office:value-type="float" office:value="3.3365">
            <text:p>3.3365</text:p>
          </table:table-cell>
          <table:table-cell office:value-type="float" office:value="3.2216">
            <text:p>3.2216</text:p>
          </table:table-cell>
          <table:table-cell office:value-type="float" office:value="3.2043">
            <text:p>3.2043</text:p>
          </table:table-cell>
          <table:table-cell office:value-type="float" office:value="3.7714">
            <text:p>3.7714</text:p>
          </table:table-cell>
          <table:table-cell office:value-type="float" office:value="3.9158">
            <text:p>3.9158</text:p>
          </table:table-cell>
          <table:table-cell office:value-type="float" office:value="3.5576">
            <text:p>3.5576</text:p>
          </table:table-cell>
          <table:table-cell office:value-type="float" office:value="3.6999">
            <text:p>3.6999</text:p>
          </table:table-cell>
          <table:table-cell office:value-type="float" office:value="3.9835">
            <text:p>3.9835</text:p>
          </table:table-cell>
          <table:table-cell office:value-type="float" office:value="3.6644">
            <text:p>3.6644</text:p>
          </table:table-cell>
          <table:table-cell office:value-type="float" office:value="3.8147">
            <text:p>3.8147</text:p>
          </table:table-cell>
          <table:table-cell office:value-type="float" office:value="4.7109">
            <text:p>4.7109</text:p>
          </table:table-cell>
          <table:table-cell table:formula="of:=AVERAGE([.T248:.Y248])" office:value-type="float" office:value="3.90516666666667">
            <text:p>3.905166666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02-09</text:p>
          </table:table-cell>
          <table:table-cell office:value-type="float" office:value="4.1933">
            <text:p>4.1933</text:p>
          </table:table-cell>
          <table:table-cell office:value-type="float" office:value="4.2548">
            <text:p>4.2548</text:p>
          </table:table-cell>
          <table:table-cell office:value-type="float" office:value="4.2141">
            <text:p>4.2141</text:p>
          </table:table-cell>
          <table:table-cell office:value-type="float" office:value="4.2359">
            <text:p>4.2359</text:p>
          </table:table-cell>
          <table:table-cell office:value-type="float" office:value="4.3914">
            <text:p>4.3914</text:p>
          </table:table-cell>
          <table:table-cell office:value-type="float" office:value="4.2406">
            <text:p>4.2406</text:p>
          </table:table-cell>
          <table:table-cell office:value-type="float" office:value="4.2952">
            <text:p>4.2952</text:p>
          </table:table-cell>
          <table:table-cell office:value-type="float" office:value="4.3691">
            <text:p>4.3691</text:p>
          </table:table-cell>
          <table:table-cell office:value-type="float" office:value="4.4186">
            <text:p>4.4186</text:p>
          </table:table-cell>
          <table:table-cell office:value-type="float" office:value="4.5069">
            <text:p>4.5069</text:p>
          </table:table-cell>
          <table:table-cell office:value-type="float" office:value="4.7063">
            <text:p>4.7063</text:p>
          </table:table-cell>
          <table:table-cell table:formula="of:=AVERAGE([.H249:.M249])" office:value-type="float" office:value="4.42278333333333">
            <text:p>4.4227833333</text:p>
          </table:table-cell>
          <table:table-cell office:value-type="float" office:value="3.3365">
            <text:p>3.3365</text:p>
          </table:table-cell>
          <table:table-cell office:value-type="float" office:value="3.2216">
            <text:p>3.2216</text:p>
          </table:table-cell>
          <table:table-cell office:value-type="float" office:value="3.2132">
            <text:p>3.2132</text:p>
          </table:table-cell>
          <table:table-cell office:value-type="float" office:value="3.7636">
            <text:p>3.7636</text:p>
          </table:table-cell>
          <table:table-cell office:value-type="float" office:value="3.9233">
            <text:p>3.9233</text:p>
          </table:table-cell>
          <table:table-cell office:value-type="float" office:value="3.562">
            <text:p>3.562</text:p>
          </table:table-cell>
          <table:table-cell office:value-type="float" office:value="3.6999">
            <text:p>3.6999</text:p>
          </table:table-cell>
          <table:table-cell office:value-type="float" office:value="3.9835">
            <text:p>3.9835</text:p>
          </table:table-cell>
          <table:table-cell office:value-type="float" office:value="3.7253">
            <text:p>3.7253</text:p>
          </table:table-cell>
          <table:table-cell office:value-type="float" office:value="3.8046">
            <text:p>3.8046</text:p>
          </table:table-cell>
          <table:table-cell office:value-type="float" office:value="4.7096">
            <text:p>4.7096</text:p>
          </table:table-cell>
          <table:table-cell table:formula="of:=AVERAGE([.T249:.Y249])" office:value-type="float" office:value="3.91415">
            <text:p>3.9141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03-09</text:p>
          </table:table-cell>
          <table:table-cell office:value-type="float" office:value="4.1933">
            <text:p>4.1933</text:p>
          </table:table-cell>
          <table:table-cell office:value-type="float" office:value="4.2707">
            <text:p>4.2707</text:p>
          </table:table-cell>
          <table:table-cell office:value-type="float" office:value="4.1905">
            <text:p>4.1905</text:p>
          </table:table-cell>
          <table:table-cell office:value-type="float" office:value="4.233">
            <text:p>4.233</text:p>
          </table:table-cell>
          <table:table-cell office:value-type="float" office:value="4.3541">
            <text:p>4.3541</text:p>
          </table:table-cell>
          <table:table-cell office:value-type="float" office:value="4.2406">
            <text:p>4.2406</text:p>
          </table:table-cell>
          <table:table-cell office:value-type="float" office:value="4.2952">
            <text:p>4.2952</text:p>
          </table:table-cell>
          <table:table-cell office:value-type="float" office:value="4.3663">
            <text:p>4.3663</text:p>
          </table:table-cell>
          <table:table-cell office:value-type="float" office:value="4.4269">
            <text:p>4.4269</text:p>
          </table:table-cell>
          <table:table-cell office:value-type="float" office:value="4.5088">
            <text:p>4.5088</text:p>
          </table:table-cell>
          <table:table-cell office:value-type="float" office:value="4.736">
            <text:p>4.736</text:p>
          </table:table-cell>
          <table:table-cell table:formula="of:=AVERAGE([.H250:.M250])" office:value-type="float" office:value="4.42896666666667">
            <text:p>4.4289666667</text:p>
          </table:table-cell>
          <table:table-cell office:value-type="float" office:value="3.3365">
            <text:p>3.3365</text:p>
          </table:table-cell>
          <table:table-cell office:value-type="float" office:value="3.2423">
            <text:p>3.2423</text:p>
          </table:table-cell>
          <table:table-cell office:value-type="float" office:value="3.1864">
            <text:p>3.1864</text:p>
          </table:table-cell>
          <table:table-cell office:value-type="float" office:value="3.7697">
            <text:p>3.7697</text:p>
          </table:table-cell>
          <table:table-cell office:value-type="float" office:value="3.9029">
            <text:p>3.9029</text:p>
          </table:table-cell>
          <table:table-cell office:value-type="float" office:value="3.562">
            <text:p>3.562</text:p>
          </table:table-cell>
          <table:table-cell office:value-type="float" office:value="3.6999">
            <text:p>3.6999</text:p>
          </table:table-cell>
          <table:table-cell office:value-type="float" office:value="3.9922">
            <text:p>3.9922</text:p>
          </table:table-cell>
          <table:table-cell office:value-type="float" office:value="3.7475">
            <text:p>3.7475</text:p>
          </table:table-cell>
          <table:table-cell office:value-type="float" office:value="3.7978">
            <text:p>3.7978</text:p>
          </table:table-cell>
          <table:table-cell office:value-type="float" office:value="4.7742">
            <text:p>4.7742</text:p>
          </table:table-cell>
          <table:table-cell table:formula="of:=AVERAGE([.T250:.Y250])" office:value-type="float" office:value="3.92893333333333">
            <text:p>3.928933333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04-09</text:p>
          </table:table-cell>
          <table:table-cell office:value-type="float" office:value="4.1973">
            <text:p>4.1973</text:p>
          </table:table-cell>
          <table:table-cell office:value-type="float" office:value="4.2663">
            <text:p>4.2663</text:p>
          </table:table-cell>
          <table:table-cell office:value-type="float" office:value="4.1854">
            <text:p>4.1854</text:p>
          </table:table-cell>
          <table:table-cell office:value-type="float" office:value="4.2281">
            <text:p>4.2281</text:p>
          </table:table-cell>
          <table:table-cell office:value-type="float" office:value="4.3541">
            <text:p>4.3541</text:p>
          </table:table-cell>
          <table:table-cell office:value-type="float" office:value="4.2406">
            <text:p>4.2406</text:p>
          </table:table-cell>
          <table:table-cell office:value-type="float" office:value="4.3046">
            <text:p>4.3046</text:p>
          </table:table-cell>
          <table:table-cell office:value-type="float" office:value="4.3395">
            <text:p>4.3395</text:p>
          </table:table-cell>
          <table:table-cell office:value-type="float" office:value="4.4514">
            <text:p>4.4514</text:p>
          </table:table-cell>
          <table:table-cell office:value-type="float" office:value="4.5208">
            <text:p>4.5208</text:p>
          </table:table-cell>
          <table:table-cell office:value-type="float" office:value="4.736">
            <text:p>4.736</text:p>
          </table:table-cell>
          <table:table-cell table:formula="of:=AVERAGE([.H251:.M251])" office:value-type="float" office:value="4.43215">
            <text:p>4.43215</text:p>
          </table:table-cell>
          <table:table-cell office:value-type="float" office:value="3.3368">
            <text:p>3.3368</text:p>
          </table:table-cell>
          <table:table-cell office:value-type="float" office:value="3.2392">
            <text:p>3.2392</text:p>
          </table:table-cell>
          <table:table-cell office:value-type="float" office:value="3.2158">
            <text:p>3.2158</text:p>
          </table:table-cell>
          <table:table-cell office:value-type="float" office:value="3.7961">
            <text:p>3.7961</text:p>
          </table:table-cell>
          <table:table-cell office:value-type="float" office:value="3.9029">
            <text:p>3.9029</text:p>
          </table:table-cell>
          <table:table-cell office:value-type="float" office:value="3.562">
            <text:p>3.562</text:p>
          </table:table-cell>
          <table:table-cell office:value-type="float" office:value="3.7231">
            <text:p>3.7231</text:p>
          </table:table-cell>
          <table:table-cell office:value-type="float" office:value="3.9386">
            <text:p>3.9386</text:p>
          </table:table-cell>
          <table:table-cell office:value-type="float" office:value="3.759">
            <text:p>3.759</text:p>
          </table:table-cell>
          <table:table-cell office:value-type="float" office:value="3.8105">
            <text:p>3.8105</text:p>
          </table:table-cell>
          <table:table-cell office:value-type="float" office:value="4.7742">
            <text:p>4.7742</text:p>
          </table:table-cell>
          <table:table-cell table:formula="of:=AVERAGE([.T251:.Y251])" office:value-type="float" office:value="3.9279">
            <text:p>3.927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05-09</text:p>
          </table:table-cell>
          <table:table-cell office:value-type="float" office:value="4.2009">
            <text:p>4.2009</text:p>
          </table:table-cell>
          <table:table-cell office:value-type="float" office:value="4.2867">
            <text:p>4.2867</text:p>
          </table:table-cell>
          <table:table-cell office:value-type="float" office:value="4.1932">
            <text:p>4.1932</text:p>
          </table:table-cell>
          <table:table-cell office:value-type="float" office:value="4.2298">
            <text:p>4.2298</text:p>
          </table:table-cell>
          <table:table-cell office:value-type="float" office:value="4.3541">
            <text:p>4.3541</text:p>
          </table:table-cell>
          <table:table-cell office:value-type="float" office:value="4.2361">
            <text:p>4.2361</text:p>
          </table:table-cell>
          <table:table-cell office:value-type="float" office:value="4.3249">
            <text:p>4.3249</text:p>
          </table:table-cell>
          <table:table-cell office:value-type="float" office:value="4.3399">
            <text:p>4.3399</text:p>
          </table:table-cell>
          <table:table-cell office:value-type="float" office:value="4.4504">
            <text:p>4.4504</text:p>
          </table:table-cell>
          <table:table-cell office:value-type="float" office:value="4.5208">
            <text:p>4.5208</text:p>
          </table:table-cell>
          <table:table-cell office:value-type="float" office:value="4.736">
            <text:p>4.736</text:p>
          </table:table-cell>
          <table:table-cell table:formula="of:=AVERAGE([.H252:.M252])" office:value-type="float" office:value="4.43468333333333">
            <text:p>4.4346833333</text:p>
          </table:table-cell>
          <table:table-cell office:value-type="float" office:value="3.3399">
            <text:p>3.3399</text:p>
          </table:table-cell>
          <table:table-cell office:value-type="float" office:value="3.247">
            <text:p>3.247</text:p>
          </table:table-cell>
          <table:table-cell office:value-type="float" office:value="3.2385">
            <text:p>3.2385</text:p>
          </table:table-cell>
          <table:table-cell office:value-type="float" office:value="3.7949">
            <text:p>3.7949</text:p>
          </table:table-cell>
          <table:table-cell office:value-type="float" office:value="3.9029">
            <text:p>3.9029</text:p>
          </table:table-cell>
          <table:table-cell office:value-type="float" office:value="3.5627">
            <text:p>3.5627</text:p>
          </table:table-cell>
          <table:table-cell office:value-type="float" office:value="3.7342">
            <text:p>3.7342</text:p>
          </table:table-cell>
          <table:table-cell office:value-type="float" office:value="3.9247">
            <text:p>3.9247</text:p>
          </table:table-cell>
          <table:table-cell office:value-type="float" office:value="3.7639">
            <text:p>3.7639</text:p>
          </table:table-cell>
          <table:table-cell office:value-type="float" office:value="3.8105">
            <text:p>3.8105</text:p>
          </table:table-cell>
          <table:table-cell office:value-type="float" office:value="4.7742">
            <text:p>4.7742</text:p>
          </table:table-cell>
          <table:table-cell table:formula="of:=AVERAGE([.T252:.Y252])" office:value-type="float" office:value="3.92836666666667">
            <text:p>3.928366666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06-09</text:p>
          </table:table-cell>
          <table:table-cell office:value-type="float" office:value="4.1594">
            <text:p>4.1594</text:p>
          </table:table-cell>
          <table:table-cell office:value-type="float" office:value="4.295">
            <text:p>4.295</text:p>
          </table:table-cell>
          <table:table-cell office:value-type="float" office:value="4.177">
            <text:p>4.177</text:p>
          </table:table-cell>
          <table:table-cell office:value-type="float" office:value="4.2298">
            <text:p>4.2298</text:p>
          </table:table-cell>
          <table:table-cell office:value-type="float" office:value="4.3388">
            <text:p>4.3388</text:p>
          </table:table-cell>
          <table:table-cell office:value-type="float" office:value="4.2415">
            <text:p>4.2415</text:p>
          </table:table-cell>
          <table:table-cell office:value-type="float" office:value="4.3183">
            <text:p>4.3183</text:p>
          </table:table-cell>
          <table:table-cell office:value-type="float" office:value="4.3394">
            <text:p>4.3394</text:p>
          </table:table-cell>
          <table:table-cell office:value-type="float" office:value="4.4504">
            <text:p>4.4504</text:p>
          </table:table-cell>
          <table:table-cell office:value-type="float" office:value="4.5208">
            <text:p>4.5208</text:p>
          </table:table-cell>
          <table:table-cell office:value-type="float" office:value="4.7068">
            <text:p>4.7068</text:p>
          </table:table-cell>
          <table:table-cell table:formula="of:=AVERAGE([.H253:.M253])" office:value-type="float" office:value="4.42953333333333">
            <text:p>4.4295333333</text:p>
          </table:table-cell>
          <table:table-cell office:value-type="float" office:value="3.2912">
            <text:p>3.2912</text:p>
          </table:table-cell>
          <table:table-cell office:value-type="float" office:value="3.2744">
            <text:p>3.2744</text:p>
          </table:table-cell>
          <table:table-cell office:value-type="float" office:value="3.2262">
            <text:p>3.2262</text:p>
          </table:table-cell>
          <table:table-cell office:value-type="float" office:value="3.7949">
            <text:p>3.7949</text:p>
          </table:table-cell>
          <table:table-cell office:value-type="float" office:value="3.8882">
            <text:p>3.8882</text:p>
          </table:table-cell>
          <table:table-cell office:value-type="float" office:value="3.555">
            <text:p>3.555</text:p>
          </table:table-cell>
          <table:table-cell office:value-type="float" office:value="3.7118">
            <text:p>3.7118</text:p>
          </table:table-cell>
          <table:table-cell office:value-type="float" office:value="3.9352">
            <text:p>3.9352</text:p>
          </table:table-cell>
          <table:table-cell office:value-type="float" office:value="3.7639">
            <text:p>3.7639</text:p>
          </table:table-cell>
          <table:table-cell office:value-type="float" office:value="3.8105">
            <text:p>3.8105</text:p>
          </table:table-cell>
          <table:table-cell office:value-type="float" office:value="4.7409">
            <text:p>4.7409</text:p>
          </table:table-cell>
          <table:table-cell table:formula="of:=AVERAGE([.T253:.Y253])" office:value-type="float" office:value="3.91955">
            <text:p>3.9195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07-09</text:p>
          </table:table-cell>
          <table:table-cell office:value-type="float" office:value="4.1224">
            <text:p>4.1224</text:p>
          </table:table-cell>
          <table:table-cell office:value-type="float" office:value="4.273">
            <text:p>4.273</text:p>
          </table:table-cell>
          <table:table-cell office:value-type="float" office:value="4.177">
            <text:p>4.177</text:p>
          </table:table-cell>
          <table:table-cell office:value-type="float" office:value="4.2298">
            <text:p>4.2298</text:p>
          </table:table-cell>
          <table:table-cell office:value-type="float" office:value="4.3186">
            <text:p>4.3186</text:p>
          </table:table-cell>
          <table:table-cell office:value-type="float" office:value="4.2433">
            <text:p>4.2433</text:p>
          </table:table-cell>
          <table:table-cell office:value-type="float" office:value="4.3081">
            <text:p>4.3081</text:p>
          </table:table-cell>
          <table:table-cell office:value-type="float" office:value="4.3335">
            <text:p>4.3335</text:p>
          </table:table-cell>
          <table:table-cell office:value-type="float" office:value="4.4504">
            <text:p>4.4504</text:p>
          </table:table-cell>
          <table:table-cell office:value-type="float" office:value="4.518">
            <text:p>4.518</text:p>
          </table:table-cell>
          <table:table-cell office:value-type="float" office:value="4.729">
            <text:p>4.729</text:p>
          </table:table-cell>
          <table:table-cell table:formula="of:=AVERAGE([.H254:.M254])" office:value-type="float" office:value="4.43038333333333">
            <text:p>4.4303833333</text:p>
          </table:table-cell>
          <table:table-cell office:value-type="float" office:value="3.2445">
            <text:p>3.2445</text:p>
          </table:table-cell>
          <table:table-cell office:value-type="float" office:value="3.2386">
            <text:p>3.2386</text:p>
          </table:table-cell>
          <table:table-cell office:value-type="float" office:value="3.2262">
            <text:p>3.2262</text:p>
          </table:table-cell>
          <table:table-cell office:value-type="float" office:value="3.7949">
            <text:p>3.7949</text:p>
          </table:table-cell>
          <table:table-cell office:value-type="float" office:value="3.8432">
            <text:p>3.8432</text:p>
          </table:table-cell>
          <table:table-cell office:value-type="float" office:value="3.5446">
            <text:p>3.5446</text:p>
          </table:table-cell>
          <table:table-cell office:value-type="float" office:value="3.7091">
            <text:p>3.7091</text:p>
          </table:table-cell>
          <table:table-cell office:value-type="float" office:value="3.9278">
            <text:p>3.9278</text:p>
          </table:table-cell>
          <table:table-cell office:value-type="float" office:value="3.7639">
            <text:p>3.7639</text:p>
          </table:table-cell>
          <table:table-cell office:value-type="float" office:value="3.8094">
            <text:p>3.8094</text:p>
          </table:table-cell>
          <table:table-cell office:value-type="float" office:value="4.784">
            <text:p>4.784</text:p>
          </table:table-cell>
          <table:table-cell table:formula="of:=AVERAGE([.T254:.Y254])" office:value-type="float" office:value="3.92313333333333">
            <text:p>3.923133333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08-09</text:p>
          </table:table-cell>
          <table:table-cell office:value-type="float" office:value="4.1129">
            <text:p>4.1129</text:p>
          </table:table-cell>
          <table:table-cell office:value-type="float" office:value="4.273">
            <text:p>4.273</text:p>
          </table:table-cell>
          <table:table-cell office:value-type="float" office:value="4.177">
            <text:p>4.177</text:p>
          </table:table-cell>
          <table:table-cell office:value-type="float" office:value="4.2268">
            <text:p>4.2268</text:p>
          </table:table-cell>
          <table:table-cell office:value-type="float" office:value="4.3103">
            <text:p>4.3103</text:p>
          </table:table-cell>
          <table:table-cell office:value-type="float" office:value="4.2534">
            <text:p>4.2534</text:p>
          </table:table-cell>
          <table:table-cell office:value-type="float" office:value="4.3169">
            <text:p>4.3169</text:p>
          </table:table-cell>
          <table:table-cell office:value-type="float" office:value="4.3335">
            <text:p>4.3335</text:p>
          </table:table-cell>
          <table:table-cell office:value-type="float" office:value="4.4483">
            <text:p>4.4483</text:p>
          </table:table-cell>
          <table:table-cell office:value-type="float" office:value="4.5178">
            <text:p>4.5178</text:p>
          </table:table-cell>
          <table:table-cell office:value-type="float" office:value="4.7155">
            <text:p>4.7155</text:p>
          </table:table-cell>
          <table:table-cell table:formula="of:=AVERAGE([.H255:.M255])" office:value-type="float" office:value="4.4309">
            <text:p>4.4309</text:p>
          </table:table-cell>
          <table:table-cell office:value-type="float" office:value="3.2192">
            <text:p>3.2192</text:p>
          </table:table-cell>
          <table:table-cell office:value-type="float" office:value="3.2386">
            <text:p>3.2386</text:p>
          </table:table-cell>
          <table:table-cell office:value-type="float" office:value="3.2262">
            <text:p>3.2262</text:p>
          </table:table-cell>
          <table:table-cell office:value-type="float" office:value="3.7868">
            <text:p>3.7868</text:p>
          </table:table-cell>
          <table:table-cell office:value-type="float" office:value="3.8158">
            <text:p>3.8158</text:p>
          </table:table-cell>
          <table:table-cell office:value-type="float" office:value="3.5269">
            <text:p>3.5269</text:p>
          </table:table-cell>
          <table:table-cell office:value-type="float" office:value="3.7308">
            <text:p>3.7308</text:p>
          </table:table-cell>
          <table:table-cell office:value-type="float" office:value="3.9278">
            <text:p>3.9278</text:p>
          </table:table-cell>
          <table:table-cell office:value-type="float" office:value="3.7745">
            <text:p>3.7745</text:p>
          </table:table-cell>
          <table:table-cell office:value-type="float" office:value="3.8199">
            <text:p>3.8199</text:p>
          </table:table-cell>
          <table:table-cell office:value-type="float" office:value="4.7113">
            <text:p>4.7113</text:p>
          </table:table-cell>
          <table:table-cell table:formula="of:=AVERAGE([.T255:.Y255])" office:value-type="float" office:value="3.9152">
            <text:p>3.915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09-09</text:p>
          </table:table-cell>
          <table:table-cell office:value-type="float" office:value="4.1129">
            <text:p>4.1129</text:p>
          </table:table-cell>
          <table:table-cell office:value-type="float" office:value="4.273">
            <text:p>4.273</text:p>
          </table:table-cell>
          <table:table-cell office:value-type="float" office:value="4.203">
            <text:p>4.203</text:p>
          </table:table-cell>
          <table:table-cell office:value-type="float" office:value="4.2067">
            <text:p>4.2067</text:p>
          </table:table-cell>
          <table:table-cell office:value-type="float" office:value="4.3345">
            <text:p>4.3345</text:p>
          </table:table-cell>
          <table:table-cell office:value-type="float" office:value="4.244">
            <text:p>4.244</text:p>
          </table:table-cell>
          <table:table-cell office:value-type="float" office:value="4.3169">
            <text:p>4.3169</text:p>
          </table:table-cell>
          <table:table-cell office:value-type="float" office:value="4.3335">
            <text:p>4.3335</text:p>
          </table:table-cell>
          <table:table-cell office:value-type="float" office:value="4.4498">
            <text:p>4.4498</text:p>
          </table:table-cell>
          <table:table-cell office:value-type="float" office:value="4.5335">
            <text:p>4.5335</text:p>
          </table:table-cell>
          <table:table-cell office:value-type="float" office:value="4.721">
            <text:p>4.721</text:p>
          </table:table-cell>
          <table:table-cell table:formula="of:=AVERAGE([.H256:.M256])" office:value-type="float" office:value="4.43311666666667">
            <text:p>4.4331166667</text:p>
          </table:table-cell>
          <table:table-cell office:value-type="float" office:value="3.2192">
            <text:p>3.2192</text:p>
          </table:table-cell>
          <table:table-cell office:value-type="float" office:value="3.2386">
            <text:p>3.2386</text:p>
          </table:table-cell>
          <table:table-cell office:value-type="float" office:value="3.2576">
            <text:p>3.2576</text:p>
          </table:table-cell>
          <table:table-cell office:value-type="float" office:value="3.7766">
            <text:p>3.7766</text:p>
          </table:table-cell>
          <table:table-cell office:value-type="float" office:value="3.8467">
            <text:p>3.8467</text:p>
          </table:table-cell>
          <table:table-cell office:value-type="float" office:value="3.5376">
            <text:p>3.5376</text:p>
          </table:table-cell>
          <table:table-cell office:value-type="float" office:value="3.7308">
            <text:p>3.7308</text:p>
          </table:table-cell>
          <table:table-cell office:value-type="float" office:value="3.9278">
            <text:p>3.9278</text:p>
          </table:table-cell>
          <table:table-cell office:value-type="float" office:value="3.7797">
            <text:p>3.7797</text:p>
          </table:table-cell>
          <table:table-cell office:value-type="float" office:value="3.8296">
            <text:p>3.8296</text:p>
          </table:table-cell>
          <table:table-cell office:value-type="float" office:value="4.698">
            <text:p>4.698</text:p>
          </table:table-cell>
          <table:table-cell table:formula="of:=AVERAGE([.T256:.Y256])" office:value-type="float" office:value="3.91725">
            <text:p>3.9172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10-09</text:p>
          </table:table-cell>
          <table:table-cell office:value-type="float" office:value="4.1129">
            <text:p>4.1129</text:p>
          </table:table-cell>
          <table:table-cell office:value-type="float" office:value="4.2595">
            <text:p>4.2595</text:p>
          </table:table-cell>
          <table:table-cell office:value-type="float" office:value="4.2032">
            <text:p>4.2032</text:p>
          </table:table-cell>
          <table:table-cell office:value-type="float" office:value="4.2125">
            <text:p>4.2125</text:p>
          </table:table-cell>
          <table:table-cell office:value-type="float" office:value="4.3494">
            <text:p>4.3494</text:p>
          </table:table-cell>
          <table:table-cell office:value-type="float" office:value="4.244">
            <text:p>4.244</text:p>
          </table:table-cell>
          <table:table-cell office:value-type="float" office:value="4.3169">
            <text:p>4.3169</text:p>
          </table:table-cell>
          <table:table-cell office:value-type="float" office:value="4.3339">
            <text:p>4.3339</text:p>
          </table:table-cell>
          <table:table-cell office:value-type="float" office:value="4.4525">
            <text:p>4.4525</text:p>
          </table:table-cell>
          <table:table-cell office:value-type="float" office:value="4.5417">
            <text:p>4.5417</text:p>
          </table:table-cell>
          <table:table-cell office:value-type="float" office:value="4.6965">
            <text:p>4.6965</text:p>
          </table:table-cell>
          <table:table-cell table:formula="of:=AVERAGE([.H257:.M257])" office:value-type="float" office:value="4.43091666666667">
            <text:p>4.4309166667</text:p>
          </table:table-cell>
          <table:table-cell office:value-type="float" office:value="3.2192">
            <text:p>3.2192</text:p>
          </table:table-cell>
          <table:table-cell office:value-type="float" office:value="3.2171">
            <text:p>3.2171</text:p>
          </table:table-cell>
          <table:table-cell office:value-type="float" office:value="3.251">
            <text:p>3.251</text:p>
          </table:table-cell>
          <table:table-cell office:value-type="float" office:value="3.7662">
            <text:p>3.7662</text:p>
          </table:table-cell>
          <table:table-cell office:value-type="float" office:value="3.8744">
            <text:p>3.8744</text:p>
          </table:table-cell>
          <table:table-cell office:value-type="float" office:value="3.5376">
            <text:p>3.5376</text:p>
          </table:table-cell>
          <table:table-cell office:value-type="float" office:value="3.7308">
            <text:p>3.7308</text:p>
          </table:table-cell>
          <table:table-cell office:value-type="float" office:value="3.9256">
            <text:p>3.9256</text:p>
          </table:table-cell>
          <table:table-cell office:value-type="float" office:value="3.7577">
            <text:p>3.7577</text:p>
          </table:table-cell>
          <table:table-cell office:value-type="float" office:value="3.8356">
            <text:p>3.8356</text:p>
          </table:table-cell>
          <table:table-cell office:value-type="float" office:value="4.6248">
            <text:p>4.6248</text:p>
          </table:table-cell>
          <table:table-cell table:formula="of:=AVERAGE([.T257:.Y257])" office:value-type="float" office:value="3.90201666666667">
            <text:p>3.902016666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11-09</text:p>
          </table:table-cell>
          <table:table-cell office:value-type="float" office:value="4.1082">
            <text:p>4.1082</text:p>
          </table:table-cell>
          <table:table-cell office:value-type="float" office:value="4.2333">
            <text:p>4.2333</text:p>
          </table:table-cell>
          <table:table-cell office:value-type="float" office:value="4.1986">
            <text:p>4.1986</text:p>
          </table:table-cell>
          <table:table-cell office:value-type="float" office:value="4.208">
            <text:p>4.208</text:p>
          </table:table-cell>
          <table:table-cell office:value-type="float" office:value="4.3494">
            <text:p>4.3494</text:p>
          </table:table-cell>
          <table:table-cell office:value-type="float" office:value="4.244">
            <text:p>4.244</text:p>
          </table:table-cell>
          <table:table-cell office:value-type="float" office:value="4.3094">
            <text:p>4.3094</text:p>
          </table:table-cell>
          <table:table-cell office:value-type="float" office:value="4.3335">
            <text:p>4.3335</text:p>
          </table:table-cell>
          <table:table-cell office:value-type="float" office:value="4.4467">
            <text:p>4.4467</text:p>
          </table:table-cell>
          <table:table-cell office:value-type="float" office:value="4.5518">
            <text:p>4.5518</text:p>
          </table:table-cell>
          <table:table-cell office:value-type="float" office:value="4.6965">
            <text:p>4.6965</text:p>
          </table:table-cell>
          <table:table-cell table:formula="of:=AVERAGE([.H258:.M258])" office:value-type="float" office:value="4.43031666666667">
            <text:p>4.4303166667</text:p>
          </table:table-cell>
          <table:table-cell office:value-type="float" office:value="3.2128">
            <text:p>3.2128</text:p>
          </table:table-cell>
          <table:table-cell office:value-type="float" office:value="3.1906">
            <text:p>3.1906</text:p>
          </table:table-cell>
          <table:table-cell office:value-type="float" office:value="3.2477">
            <text:p>3.2477</text:p>
          </table:table-cell>
          <table:table-cell office:value-type="float" office:value="3.7345">
            <text:p>3.7345</text:p>
          </table:table-cell>
          <table:table-cell office:value-type="float" office:value="3.8744">
            <text:p>3.8744</text:p>
          </table:table-cell>
          <table:table-cell office:value-type="float" office:value="3.5376">
            <text:p>3.5376</text:p>
          </table:table-cell>
          <table:table-cell office:value-type="float" office:value="3.7233">
            <text:p>3.7233</text:p>
          </table:table-cell>
          <table:table-cell office:value-type="float" office:value="3.9385">
            <text:p>3.9385</text:p>
          </table:table-cell>
          <table:table-cell office:value-type="float" office:value="3.7512">
            <text:p>3.7512</text:p>
          </table:table-cell>
          <table:table-cell office:value-type="float" office:value="3.864">
            <text:p>3.864</text:p>
          </table:table-cell>
          <table:table-cell office:value-type="float" office:value="4.6248">
            <text:p>4.6248</text:p>
          </table:table-cell>
          <table:table-cell table:formula="of:=AVERAGE([.T258:.Y258])" office:value-type="float" office:value="3.90656666666667">
            <text:p>3.906566666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12-09</text:p>
          </table:table-cell>
          <table:table-cell office:value-type="float" office:value="4.0927">
            <text:p>4.0927</text:p>
          </table:table-cell>
          <table:table-cell office:value-type="float" office:value="4.2131">
            <text:p>4.2131</text:p>
          </table:table-cell>
          <table:table-cell office:value-type="float" office:value="4.1977">
            <text:p>4.1977</text:p>
          </table:table-cell>
          <table:table-cell office:value-type="float" office:value="4.2097">
            <text:p>4.2097</text:p>
          </table:table-cell>
          <table:table-cell office:value-type="float" office:value="4.3494">
            <text:p>4.3494</text:p>
          </table:table-cell>
          <table:table-cell office:value-type="float" office:value="4.2549">
            <text:p>4.2549</text:p>
          </table:table-cell>
          <table:table-cell office:value-type="float" office:value="4.3099">
            <text:p>4.3099</text:p>
          </table:table-cell>
          <table:table-cell office:value-type="float" office:value="4.3304">
            <text:p>4.3304</text:p>
          </table:table-cell>
          <table:table-cell office:value-type="float" office:value="4.4504">
            <text:p>4.4504</text:p>
          </table:table-cell>
          <table:table-cell office:value-type="float" office:value="4.5518">
            <text:p>4.5518</text:p>
          </table:table-cell>
          <table:table-cell office:value-type="float" office:value="4.6965">
            <text:p>4.6965</text:p>
          </table:table-cell>
          <table:table-cell table:formula="of:=AVERAGE([.H259:.M259])" office:value-type="float" office:value="4.43231666666667">
            <text:p>4.4323166667</text:p>
          </table:table-cell>
          <table:table-cell office:value-type="float" office:value="3.1736">
            <text:p>3.1736</text:p>
          </table:table-cell>
          <table:table-cell office:value-type="float" office:value="3.1701">
            <text:p>3.1701</text:p>
          </table:table-cell>
          <table:table-cell office:value-type="float" office:value="3.2462">
            <text:p>3.2462</text:p>
          </table:table-cell>
          <table:table-cell office:value-type="float" office:value="3.7238">
            <text:p>3.7238</text:p>
          </table:table-cell>
          <table:table-cell office:value-type="float" office:value="3.8744">
            <text:p>3.8744</text:p>
          </table:table-cell>
          <table:table-cell office:value-type="float" office:value="3.5657">
            <text:p>3.5657</text:p>
          </table:table-cell>
          <table:table-cell office:value-type="float" office:value="3.7202">
            <text:p>3.7202</text:p>
          </table:table-cell>
          <table:table-cell office:value-type="float" office:value="3.95">
            <text:p>3.95</text:p>
          </table:table-cell>
          <table:table-cell office:value-type="float" office:value="3.7474">
            <text:p>3.7474</text:p>
          </table:table-cell>
          <table:table-cell office:value-type="float" office:value="3.864">
            <text:p>3.864</text:p>
          </table:table-cell>
          <table:table-cell office:value-type="float" office:value="4.6248">
            <text:p>4.6248</text:p>
          </table:table-cell>
          <table:table-cell table:formula="of:=AVERAGE([.T259:.Y259])" office:value-type="float" office:value="3.91201666666667">
            <text:p>3.912016666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13-09</text:p>
          </table:table-cell>
          <table:table-cell office:value-type="float" office:value="4.1059">
            <text:p>4.1059</text:p>
          </table:table-cell>
          <table:table-cell office:value-type="float" office:value="4.212">
            <text:p>4.212</text:p>
          </table:table-cell>
          <table:table-cell office:value-type="float" office:value="4.198">
            <text:p>4.198</text:p>
          </table:table-cell>
          <table:table-cell office:value-type="float" office:value="4.2097">
            <text:p>4.2097</text:p>
          </table:table-cell>
          <table:table-cell office:value-type="float" office:value="4.3478">
            <text:p>4.3478</text:p>
          </table:table-cell>
          <table:table-cell office:value-type="float" office:value="4.2798">
            <text:p>4.2798</text:p>
          </table:table-cell>
          <table:table-cell office:value-type="float" office:value="4.3098">
            <text:p>4.3098</text:p>
          </table:table-cell>
          <table:table-cell office:value-type="float" office:value="4.3248">
            <text:p>4.3248</text:p>
          </table:table-cell>
          <table:table-cell office:value-type="float" office:value="4.4504">
            <text:p>4.4504</text:p>
          </table:table-cell>
          <table:table-cell office:value-type="float" office:value="4.5518">
            <text:p>4.5518</text:p>
          </table:table-cell>
          <table:table-cell office:value-type="float" office:value="4.705">
            <text:p>4.705</text:p>
          </table:table-cell>
          <table:table-cell table:formula="of:=AVERAGE([.H260:.M260])" office:value-type="float" office:value="4.43693333333333">
            <text:p>4.4369333333</text:p>
          </table:table-cell>
          <table:table-cell office:value-type="float" office:value="3.1804">
            <text:p>3.1804</text:p>
          </table:table-cell>
          <table:table-cell office:value-type="float" office:value="3.1681">
            <text:p>3.1681</text:p>
          </table:table-cell>
          <table:table-cell office:value-type="float" office:value="3.2515">
            <text:p>3.2515</text:p>
          </table:table-cell>
          <table:table-cell office:value-type="float" office:value="3.7238">
            <text:p>3.7238</text:p>
          </table:table-cell>
          <table:table-cell office:value-type="float" office:value="3.8657">
            <text:p>3.8657</text:p>
          </table:table-cell>
          <table:table-cell office:value-type="float" office:value="3.5728">
            <text:p>3.5728</text:p>
          </table:table-cell>
          <table:table-cell office:value-type="float" office:value="3.709">
            <text:p>3.709</text:p>
          </table:table-cell>
          <table:table-cell office:value-type="float" office:value="3.8976">
            <text:p>3.8976</text:p>
          </table:table-cell>
          <table:table-cell office:value-type="float" office:value="3.7474">
            <text:p>3.7474</text:p>
          </table:table-cell>
          <table:table-cell office:value-type="float" office:value="3.864">
            <text:p>3.864</text:p>
          </table:table-cell>
          <table:table-cell office:value-type="float" office:value="4.6241">
            <text:p>4.6241</text:p>
          </table:table-cell>
          <table:table-cell table:formula="of:=AVERAGE([.T260:.Y260])" office:value-type="float" office:value="3.90248333333333">
            <text:p>3.902483333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4-09</text:p>
          </table:table-cell>
          <table:table-cell office:value-type="float" office:value="4.0602">
            <text:p>4.0602</text:p>
          </table:table-cell>
          <table:table-cell office:value-type="float" office:value="4.1944">
            <text:p>4.1944</text:p>
          </table:table-cell>
          <table:table-cell office:value-type="float" office:value="4.198">
            <text:p>4.198</text:p>
          </table:table-cell>
          <table:table-cell office:value-type="float" office:value="4.2097">
            <text:p>4.2097</text:p>
          </table:table-cell>
          <table:table-cell office:value-type="float" office:value="4.342">
            <text:p>4.342</text:p>
          </table:table-cell>
          <table:table-cell office:value-type="float" office:value="4.2843">
            <text:p>4.2843</text:p>
          </table:table-cell>
          <table:table-cell office:value-type="float" office:value="4.3049">
            <text:p>4.3049</text:p>
          </table:table-cell>
          <table:table-cell office:value-type="float" office:value="4.3241">
            <text:p>4.3241</text:p>
          </table:table-cell>
          <table:table-cell office:value-type="float" office:value="4.4504">
            <text:p>4.4504</text:p>
          </table:table-cell>
          <table:table-cell office:value-type="float" office:value="4.5542">
            <text:p>4.5542</text:p>
          </table:table-cell>
          <table:table-cell office:value-type="float" office:value="4.7163">
            <text:p>4.7163</text:p>
          </table:table-cell>
          <table:table-cell table:formula="of:=AVERAGE([.H261:.M261])" office:value-type="float" office:value="4.43903333333333">
            <text:p>4.4390333333</text:p>
          </table:table-cell>
          <table:table-cell office:value-type="float" office:value="3.1006">
            <text:p>3.1006</text:p>
          </table:table-cell>
          <table:table-cell office:value-type="float" office:value="3.1402">
            <text:p>3.1402</text:p>
          </table:table-cell>
          <table:table-cell office:value-type="float" office:value="3.2515">
            <text:p>3.2515</text:p>
          </table:table-cell>
          <table:table-cell office:value-type="float" office:value="3.7238">
            <text:p>3.7238</text:p>
          </table:table-cell>
          <table:table-cell office:value-type="float" office:value="3.8706">
            <text:p>3.8706</text:p>
          </table:table-cell>
          <table:table-cell office:value-type="float" office:value="3.6048">
            <text:p>3.6048</text:p>
          </table:table-cell>
          <table:table-cell office:value-type="float" office:value="3.6829">
            <text:p>3.6829</text:p>
          </table:table-cell>
          <table:table-cell office:value-type="float" office:value="3.92">
            <text:p>3.92</text:p>
          </table:table-cell>
          <table:table-cell office:value-type="float" office:value="3.7474">
            <text:p>3.7474</text:p>
          </table:table-cell>
          <table:table-cell office:value-type="float" office:value="3.8549">
            <text:p>3.8549</text:p>
          </table:table-cell>
          <table:table-cell office:value-type="float" office:value="4.721">
            <text:p>4.721</text:p>
          </table:table-cell>
          <table:table-cell table:formula="of:=AVERAGE([.T261:.Y261])" office:value-type="float" office:value="3.92183333333333">
            <text:p>3.921833333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15-09</text:p>
          </table:table-cell>
          <table:table-cell office:value-type="float" office:value="4.1034">
            <text:p>4.1034</text:p>
          </table:table-cell>
          <table:table-cell office:value-type="float" office:value="4.1944">
            <text:p>4.1944</text:p>
          </table:table-cell>
          <table:table-cell office:value-type="float" office:value="4.198">
            <text:p>4.198</text:p>
          </table:table-cell>
          <table:table-cell office:value-type="float" office:value="4.2011">
            <text:p>4.2011</text:p>
          </table:table-cell>
          <table:table-cell office:value-type="float" office:value="4.3254">
            <text:p>4.3254</text:p>
          </table:table-cell>
          <table:table-cell office:value-type="float" office:value="4.2761">
            <text:p>4.2761</text:p>
          </table:table-cell>
          <table:table-cell office:value-type="float" office:value="4.2955">
            <text:p>4.2955</text:p>
          </table:table-cell>
          <table:table-cell office:value-type="float" office:value="4.3241">
            <text:p>4.3241</text:p>
          </table:table-cell>
          <table:table-cell office:value-type="float" office:value="4.4461">
            <text:p>4.4461</text:p>
          </table:table-cell>
          <table:table-cell office:value-type="float" office:value="4.5501">
            <text:p>4.5501</text:p>
          </table:table-cell>
          <table:table-cell office:value-type="float" office:value="4.7273">
            <text:p>4.7273</text:p>
          </table:table-cell>
          <table:table-cell table:formula="of:=AVERAGE([.H262:.M262])" office:value-type="float" office:value="4.43653333333333">
            <text:p>4.4365333333</text:p>
          </table:table-cell>
          <table:table-cell office:value-type="float" office:value="3.1357">
            <text:p>3.1357</text:p>
          </table:table-cell>
          <table:table-cell office:value-type="float" office:value="3.1402">
            <text:p>3.1402</text:p>
          </table:table-cell>
          <table:table-cell office:value-type="float" office:value="3.2515">
            <text:p>3.2515</text:p>
          </table:table-cell>
          <table:table-cell office:value-type="float" office:value="3.7112">
            <text:p>3.7112</text:p>
          </table:table-cell>
          <table:table-cell office:value-type="float" office:value="3.8434">
            <text:p>3.8434</text:p>
          </table:table-cell>
          <table:table-cell office:value-type="float" office:value="3.5744">
            <text:p>3.5744</text:p>
          </table:table-cell>
          <table:table-cell office:value-type="float" office:value="3.6805">
            <text:p>3.6805</text:p>
          </table:table-cell>
          <table:table-cell office:value-type="float" office:value="3.92">
            <text:p>3.92</text:p>
          </table:table-cell>
          <table:table-cell office:value-type="float" office:value="3.7387">
            <text:p>3.7387</text:p>
          </table:table-cell>
          <table:table-cell office:value-type="float" office:value="3.8482">
            <text:p>3.8482</text:p>
          </table:table-cell>
          <table:table-cell office:value-type="float" office:value="4.7311">
            <text:p>4.7311</text:p>
          </table:table-cell>
          <table:table-cell table:formula="of:=AVERAGE([.T262:.Y262])" office:value-type="float" office:value="3.91548333333333">
            <text:p>3.915483333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16-09</text:p>
          </table:table-cell>
          <table:table-cell office:value-type="float" office:value="4.1034">
            <text:p>4.1034</text:p>
          </table:table-cell>
          <table:table-cell office:value-type="float" office:value="4.1944">
            <text:p>4.1944</text:p>
          </table:table-cell>
          <table:table-cell office:value-type="float" office:value="4.1956">
            <text:p>4.1956</text:p>
          </table:table-cell>
          <table:table-cell office:value-type="float" office:value="4.197">
            <text:p>4.197</text:p>
          </table:table-cell>
          <table:table-cell office:value-type="float" office:value="4.3167">
            <text:p>4.3167</text:p>
          </table:table-cell>
          <table:table-cell office:value-type="float" office:value="4.2884">
            <text:p>4.2884</text:p>
          </table:table-cell>
          <table:table-cell office:value-type="float" office:value="4.2955">
            <text:p>4.2955</text:p>
          </table:table-cell>
          <table:table-cell office:value-type="float" office:value="4.3241">
            <text:p>4.3241</text:p>
          </table:table-cell>
          <table:table-cell office:value-type="float" office:value="4.4466">
            <text:p>4.4466</text:p>
          </table:table-cell>
          <table:table-cell office:value-type="float" office:value="4.5763">
            <text:p>4.5763</text:p>
          </table:table-cell>
          <table:table-cell office:value-type="float" office:value="4.7143">
            <text:p>4.7143</text:p>
          </table:table-cell>
          <table:table-cell table:formula="of:=AVERAGE([.H263:.M263])" office:value-type="float" office:value="4.44086666666667">
            <text:p>4.4408666667</text:p>
          </table:table-cell>
          <table:table-cell office:value-type="float" office:value="3.1357">
            <text:p>3.1357</text:p>
          </table:table-cell>
          <table:table-cell office:value-type="float" office:value="3.1402">
            <text:p>3.1402</text:p>
          </table:table-cell>
          <table:table-cell office:value-type="float" office:value="3.2401">
            <text:p>3.2401</text:p>
          </table:table-cell>
          <table:table-cell office:value-type="float" office:value="3.738">
            <text:p>3.738</text:p>
          </table:table-cell>
          <table:table-cell office:value-type="float" office:value="3.8453">
            <text:p>3.8453</text:p>
          </table:table-cell>
          <table:table-cell office:value-type="float" office:value="3.5892">
            <text:p>3.5892</text:p>
          </table:table-cell>
          <table:table-cell office:value-type="float" office:value="3.6805">
            <text:p>3.6805</text:p>
          </table:table-cell>
          <table:table-cell office:value-type="float" office:value="3.92">
            <text:p>3.92</text:p>
          </table:table-cell>
          <table:table-cell office:value-type="float" office:value="3.7464">
            <text:p>3.7464</text:p>
          </table:table-cell>
          <table:table-cell office:value-type="float" office:value="3.8904">
            <text:p>3.8904</text:p>
          </table:table-cell>
          <table:table-cell office:value-type="float" office:value="4.7361">
            <text:p>4.7361</text:p>
          </table:table-cell>
          <table:table-cell table:formula="of:=AVERAGE([.T263:.Y263])" office:value-type="float" office:value="3.9271">
            <text:p>3.927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17-09</text:p>
          </table:table-cell>
          <table:table-cell office:value-type="float" office:value="4.1034">
            <text:p>4.1034</text:p>
          </table:table-cell>
          <table:table-cell office:value-type="float" office:value="4.2208">
            <text:p>4.2208</text:p>
          </table:table-cell>
          <table:table-cell office:value-type="float" office:value="4.1876">
            <text:p>4.1876</text:p>
          </table:table-cell>
          <table:table-cell office:value-type="float" office:value="4.2036">
            <text:p>4.2036</text:p>
          </table:table-cell>
          <table:table-cell office:value-type="float" office:value="4.2925">
            <text:p>4.2925</text:p>
          </table:table-cell>
          <table:table-cell office:value-type="float" office:value="4.2884">
            <text:p>4.2884</text:p>
          </table:table-cell>
          <table:table-cell office:value-type="float" office:value="4.2955">
            <text:p>4.2955</text:p>
          </table:table-cell>
          <table:table-cell office:value-type="float" office:value="4.3416">
            <text:p>4.3416</text:p>
          </table:table-cell>
          <table:table-cell office:value-type="float" office:value="4.4579">
            <text:p>4.4579</text:p>
          </table:table-cell>
          <table:table-cell office:value-type="float" office:value="4.5804">
            <text:p>4.5804</text:p>
          </table:table-cell>
          <table:table-cell office:value-type="float" office:value="4.7058">
            <text:p>4.7058</text:p>
          </table:table-cell>
          <table:table-cell table:formula="of:=AVERAGE([.H264:.M264])" office:value-type="float" office:value="4.44493333333333">
            <text:p>4.4449333333</text:p>
          </table:table-cell>
          <table:table-cell office:value-type="float" office:value="3.1357">
            <text:p>3.1357</text:p>
          </table:table-cell>
          <table:table-cell office:value-type="float" office:value="3.1602">
            <text:p>3.1602</text:p>
          </table:table-cell>
          <table:table-cell office:value-type="float" office:value="3.2322">
            <text:p>3.2322</text:p>
          </table:table-cell>
          <table:table-cell office:value-type="float" office:value="3.7161">
            <text:p>3.7161</text:p>
          </table:table-cell>
          <table:table-cell office:value-type="float" office:value="3.8446">
            <text:p>3.8446</text:p>
          </table:table-cell>
          <table:table-cell office:value-type="float" office:value="3.5892">
            <text:p>3.5892</text:p>
          </table:table-cell>
          <table:table-cell office:value-type="float" office:value="3.6805">
            <text:p>3.6805</text:p>
          </table:table-cell>
          <table:table-cell office:value-type="float" office:value="3.9376">
            <text:p>3.9376</text:p>
          </table:table-cell>
          <table:table-cell office:value-type="float" office:value="3.7788">
            <text:p>3.7788</text:p>
          </table:table-cell>
          <table:table-cell office:value-type="float" office:value="3.8883">
            <text:p>3.8883</text:p>
          </table:table-cell>
          <table:table-cell office:value-type="float" office:value="4.7105">
            <text:p>4.7105</text:p>
          </table:table-cell>
          <table:table-cell table:formula="of:=AVERAGE([.T264:.Y264])" office:value-type="float" office:value="3.93081666666667">
            <text:p>3.93081666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18-09</text:p>
          </table:table-cell>
          <table:table-cell office:value-type="float" office:value="4.1139">
            <text:p>4.1139</text:p>
          </table:table-cell>
          <table:table-cell office:value-type="float" office:value="4.2328">
            <text:p>4.2328</text:p>
          </table:table-cell>
          <table:table-cell office:value-type="float" office:value="4.193">
            <text:p>4.193</text:p>
          </table:table-cell>
          <table:table-cell office:value-type="float" office:value="4.203">
            <text:p>4.203</text:p>
          </table:table-cell>
          <table:table-cell office:value-type="float" office:value="4.2925">
            <text:p>4.2925</text:p>
          </table:table-cell>
          <table:table-cell office:value-type="float" office:value="4.2884">
            <text:p>4.2884</text:p>
          </table:table-cell>
          <table:table-cell office:value-type="float" office:value="4.3008">
            <text:p>4.3008</text:p>
          </table:table-cell>
          <table:table-cell office:value-type="float" office:value="4.337">
            <text:p>4.337</text:p>
          </table:table-cell>
          <table:table-cell office:value-type="float" office:value="4.4602">
            <text:p>4.4602</text:p>
          </table:table-cell>
          <table:table-cell office:value-type="float" office:value="4.5997">
            <text:p>4.5997</text:p>
          </table:table-cell>
          <table:table-cell office:value-type="float" office:value="4.7058">
            <text:p>4.7058</text:p>
          </table:table-cell>
          <table:table-cell table:formula="of:=AVERAGE([.H265:.M265])" office:value-type="float" office:value="4.44865">
            <text:p>4.44865</text:p>
          </table:table-cell>
          <table:table-cell office:value-type="float" office:value="3.1514">
            <text:p>3.1514</text:p>
          </table:table-cell>
          <table:table-cell office:value-type="float" office:value="3.1702">
            <text:p>3.1702</text:p>
          </table:table-cell>
          <table:table-cell office:value-type="float" office:value="3.2575">
            <text:p>3.2575</text:p>
          </table:table-cell>
          <table:table-cell office:value-type="float" office:value="3.6807">
            <text:p>3.6807</text:p>
          </table:table-cell>
          <table:table-cell office:value-type="float" office:value="3.8446">
            <text:p>3.8446</text:p>
          </table:table-cell>
          <table:table-cell office:value-type="float" office:value="3.5892">
            <text:p>3.5892</text:p>
          </table:table-cell>
          <table:table-cell office:value-type="float" office:value="3.6768">
            <text:p>3.6768</text:p>
          </table:table-cell>
          <table:table-cell office:value-type="float" office:value="3.9238">
            <text:p>3.9238</text:p>
          </table:table-cell>
          <table:table-cell office:value-type="float" office:value="3.7693">
            <text:p>3.7693</text:p>
          </table:table-cell>
          <table:table-cell office:value-type="float" office:value="3.9277">
            <text:p>3.9277</text:p>
          </table:table-cell>
          <table:table-cell office:value-type="float" office:value="4.7105">
            <text:p>4.7105</text:p>
          </table:table-cell>
          <table:table-cell table:formula="of:=AVERAGE([.T265:.Y265])" office:value-type="float" office:value="3.93288333333333">
            <text:p>3.932883333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19-09</text:p>
          </table:table-cell>
          <table:table-cell office:value-type="float" office:value="4.1353">
            <text:p>4.1353</text:p>
          </table:table-cell>
          <table:table-cell office:value-type="float" office:value="4.1828">
            <text:p>4.1828</text:p>
          </table:table-cell>
          <table:table-cell office:value-type="float" office:value="4.1877">
            <text:p>4.1877</text:p>
          </table:table-cell>
          <table:table-cell office:value-type="float" office:value="4.1866">
            <text:p>4.1866</text:p>
          </table:table-cell>
          <table:table-cell office:value-type="float" office:value="4.2925">
            <text:p>4.2925</text:p>
          </table:table-cell>
          <table:table-cell office:value-type="float" office:value="4.2785">
            <text:p>4.2785</text:p>
          </table:table-cell>
          <table:table-cell office:value-type="float" office:value="4.2951">
            <text:p>4.2951</text:p>
          </table:table-cell>
          <table:table-cell office:value-type="float" office:value="4.3386">
            <text:p>4.3386</text:p>
          </table:table-cell>
          <table:table-cell office:value-type="float" office:value="4.4837">
            <text:p>4.4837</text:p>
          </table:table-cell>
          <table:table-cell office:value-type="float" office:value="4.5997">
            <text:p>4.5997</text:p>
          </table:table-cell>
          <table:table-cell office:value-type="float" office:value="4.7058">
            <text:p>4.7058</text:p>
          </table:table-cell>
          <table:table-cell table:formula="of:=AVERAGE([.H266:.M266])" office:value-type="float" office:value="4.45023333333333">
            <text:p>4.4502333333</text:p>
          </table:table-cell>
          <table:table-cell office:value-type="float" office:value="3.1805">
            <text:p>3.1805</text:p>
          </table:table-cell>
          <table:table-cell office:value-type="float" office:value="3.0881">
            <text:p>3.0881</text:p>
          </table:table-cell>
          <table:table-cell office:value-type="float" office:value="3.2584">
            <text:p>3.2584</text:p>
          </table:table-cell>
          <table:table-cell office:value-type="float" office:value="3.7214">
            <text:p>3.7214</text:p>
          </table:table-cell>
          <table:table-cell office:value-type="float" office:value="3.8446">
            <text:p>3.8446</text:p>
          </table:table-cell>
          <table:table-cell office:value-type="float" office:value="3.5738">
            <text:p>3.5738</text:p>
          </table:table-cell>
          <table:table-cell office:value-type="float" office:value="3.6814">
            <text:p>3.6814</text:p>
          </table:table-cell>
          <table:table-cell office:value-type="float" office:value="3.9203">
            <text:p>3.9203</text:p>
          </table:table-cell>
          <table:table-cell office:value-type="float" office:value="3.8039">
            <text:p>3.8039</text:p>
          </table:table-cell>
          <table:table-cell office:value-type="float" office:value="3.9277">
            <text:p>3.9277</text:p>
          </table:table-cell>
          <table:table-cell office:value-type="float" office:value="4.7105">
            <text:p>4.7105</text:p>
          </table:table-cell>
          <table:table-cell table:formula="of:=AVERAGE([.T266:.Y266])" office:value-type="float" office:value="3.93626666666667">
            <text:p>3.936266666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-09</text:p>
          </table:table-cell>
          <table:table-cell office:value-type="float" office:value="4.1645">
            <text:p>4.1645</text:p>
          </table:table-cell>
          <table:table-cell office:value-type="float" office:value="4.2298">
            <text:p>4.2298</text:p>
          </table:table-cell>
          <table:table-cell office:value-type="float" office:value="4.1816">
            <text:p>4.1816</text:p>
          </table:table-cell>
          <table:table-cell office:value-type="float" office:value="4.1866">
            <text:p>4.1866</text:p>
          </table:table-cell>
          <table:table-cell office:value-type="float" office:value="4.2975">
            <text:p>4.2975</text:p>
          </table:table-cell>
          <table:table-cell office:value-type="float" office:value="4.2774">
            <text:p>4.2774</text:p>
          </table:table-cell>
          <table:table-cell office:value-type="float" office:value="4.2925">
            <text:p>4.2925</text:p>
          </table:table-cell>
          <table:table-cell office:value-type="float" office:value="4.3575">
            <text:p>4.3575</text:p>
          </table:table-cell>
          <table:table-cell office:value-type="float" office:value="4.4837">
            <text:p>4.4837</text:p>
          </table:table-cell>
          <table:table-cell office:value-type="float" office:value="4.5997">
            <text:p>4.5997</text:p>
          </table:table-cell>
          <table:table-cell office:value-type="float" office:value="4.7208">
            <text:p>4.7208</text:p>
          </table:table-cell>
          <table:table-cell table:formula="of:=AVERAGE([.H267:.M267])" office:value-type="float" office:value="4.45526666666667">
            <text:p>4.4552666667</text:p>
          </table:table-cell>
          <table:table-cell office:value-type="float" office:value="3.2148">
            <text:p>3.2148</text:p>
          </table:table-cell>
          <table:table-cell office:value-type="float" office:value="3.1299">
            <text:p>3.1299</text:p>
          </table:table-cell>
          <table:table-cell office:value-type="float" office:value="3.2554">
            <text:p>3.2554</text:p>
          </table:table-cell>
          <table:table-cell office:value-type="float" office:value="3.7214">
            <text:p>3.7214</text:p>
          </table:table-cell>
          <table:table-cell office:value-type="float" office:value="3.8425">
            <text:p>3.8425</text:p>
          </table:table-cell>
          <table:table-cell office:value-type="float" office:value="3.5624">
            <text:p>3.5624</text:p>
          </table:table-cell>
          <table:table-cell office:value-type="float" office:value="3.6473">
            <text:p>3.6473</text:p>
          </table:table-cell>
          <table:table-cell office:value-type="float" office:value="3.9506">
            <text:p>3.9506</text:p>
          </table:table-cell>
          <table:table-cell office:value-type="float" office:value="3.8039">
            <text:p>3.8039</text:p>
          </table:table-cell>
          <table:table-cell office:value-type="float" office:value="3.9277">
            <text:p>3.9277</text:p>
          </table:table-cell>
          <table:table-cell office:value-type="float" office:value="4.7274">
            <text:p>4.7274</text:p>
          </table:table-cell>
          <table:table-cell table:formula="of:=AVERAGE([.T267:.Y267])" office:value-type="float" office:value="3.93655">
            <text:p>3.9365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1-09</text:p>
          </table:table-cell>
          <table:table-cell office:value-type="float" office:value="4.1297">
            <text:p>4.1297</text:p>
          </table:table-cell>
          <table:table-cell office:value-type="float" office:value="4.2265">
            <text:p>4.2265</text:p>
          </table:table-cell>
          <table:table-cell office:value-type="float" office:value="4.1816">
            <text:p>4.1816</text:p>
          </table:table-cell>
          <table:table-cell office:value-type="float" office:value="4.1866">
            <text:p>4.1866</text:p>
          </table:table-cell>
          <table:table-cell office:value-type="float" office:value="4.2915">
            <text:p>4.2915</text:p>
          </table:table-cell>
          <table:table-cell office:value-type="float" office:value="4.2805">
            <text:p>4.2805</text:p>
          </table:table-cell>
          <table:table-cell office:value-type="float" office:value="4.2946">
            <text:p>4.2946</text:p>
          </table:table-cell>
          <table:table-cell office:value-type="float" office:value="4.382">
            <text:p>4.382</text:p>
          </table:table-cell>
          <table:table-cell office:value-type="float" office:value="4.4837">
            <text:p>4.4837</text:p>
          </table:table-cell>
          <table:table-cell office:value-type="float" office:value="4.6261">
            <text:p>4.6261</text:p>
          </table:table-cell>
          <table:table-cell office:value-type="float" office:value="4.7505">
            <text:p>4.7505</text:p>
          </table:table-cell>
          <table:table-cell table:formula="of:=AVERAGE([.H268:.M268])" office:value-type="float" office:value="4.46956666666667">
            <text:p>4.4695666667</text:p>
          </table:table-cell>
          <table:table-cell office:value-type="float" office:value="3.1796">
            <text:p>3.1796</text:p>
          </table:table-cell>
          <table:table-cell office:value-type="float" office:value="3.1289">
            <text:p>3.1289</text:p>
          </table:table-cell>
          <table:table-cell office:value-type="float" office:value="3.2554">
            <text:p>3.2554</text:p>
          </table:table-cell>
          <table:table-cell office:value-type="float" office:value="3.7214">
            <text:p>3.7214</text:p>
          </table:table-cell>
          <table:table-cell office:value-type="float" office:value="3.8489">
            <text:p>3.8489</text:p>
          </table:table-cell>
          <table:table-cell office:value-type="float" office:value="3.5955">
            <text:p>3.5955</text:p>
          </table:table-cell>
          <table:table-cell office:value-type="float" office:value="3.6522">
            <text:p>3.6522</text:p>
          </table:table-cell>
          <table:table-cell office:value-type="float" office:value="3.9891">
            <text:p>3.9891</text:p>
          </table:table-cell>
          <table:table-cell office:value-type="float" office:value="3.8039">
            <text:p>3.8039</text:p>
          </table:table-cell>
          <table:table-cell office:value-type="float" office:value="3.9411">
            <text:p>3.9411</text:p>
          </table:table-cell>
          <table:table-cell office:value-type="float" office:value="4.7956">
            <text:p>4.7956</text:p>
          </table:table-cell>
          <table:table-cell table:formula="of:=AVERAGE([.T268:.Y268])" office:value-type="float" office:value="3.9629">
            <text:p>3.962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22-09</text:p>
          </table:table-cell>
          <table:table-cell office:value-type="float" office:value="4.154">
            <text:p>4.154</text:p>
          </table:table-cell>
          <table:table-cell office:value-type="float" office:value="4.2265">
            <text:p>4.2265</text:p>
          </table:table-cell>
          <table:table-cell office:value-type="float" office:value="4.1816">
            <text:p>4.1816</text:p>
          </table:table-cell>
          <table:table-cell office:value-type="float" office:value="4.197">
            <text:p>4.197</text:p>
          </table:table-cell>
          <table:table-cell office:value-type="float" office:value="4.2852">
            <text:p>4.2852</text:p>
          </table:table-cell>
          <table:table-cell office:value-type="float" office:value="4.2672">
            <text:p>4.2672</text:p>
          </table:table-cell>
          <table:table-cell office:value-type="float" office:value="4.3009">
            <text:p>4.3009</text:p>
          </table:table-cell>
          <table:table-cell office:value-type="float" office:value="4.382">
            <text:p>4.382</text:p>
          </table:table-cell>
          <table:table-cell office:value-type="float" office:value="4.4934">
            <text:p>4.4934</text:p>
          </table:table-cell>
          <table:table-cell office:value-type="float" office:value="4.6325">
            <text:p>4.6325</text:p>
          </table:table-cell>
          <table:table-cell office:value-type="float" office:value="4.7592">
            <text:p>4.7592</text:p>
          </table:table-cell>
          <table:table-cell table:formula="of:=AVERAGE([.H269:.M269])" office:value-type="float" office:value="4.47253333333333">
            <text:p>4.4725333333</text:p>
          </table:table-cell>
          <table:table-cell office:value-type="float" office:value="3.2162">
            <text:p>3.2162</text:p>
          </table:table-cell>
          <table:table-cell office:value-type="float" office:value="3.1289">
            <text:p>3.1289</text:p>
          </table:table-cell>
          <table:table-cell office:value-type="float" office:value="3.2554">
            <text:p>3.2554</text:p>
          </table:table-cell>
          <table:table-cell office:value-type="float" office:value="3.7624">
            <text:p>3.7624</text:p>
          </table:table-cell>
          <table:table-cell office:value-type="float" office:value="3.8131">
            <text:p>3.8131</text:p>
          </table:table-cell>
          <table:table-cell office:value-type="float" office:value="3.5676">
            <text:p>3.5676</text:p>
          </table:table-cell>
          <table:table-cell office:value-type="float" office:value="3.6532">
            <text:p>3.6532</text:p>
          </table:table-cell>
          <table:table-cell office:value-type="float" office:value="3.9891">
            <text:p>3.9891</text:p>
          </table:table-cell>
          <table:table-cell office:value-type="float" office:value="3.8274">
            <text:p>3.8274</text:p>
          </table:table-cell>
          <table:table-cell office:value-type="float" office:value="3.9496">
            <text:p>3.9496</text:p>
          </table:table-cell>
          <table:table-cell office:value-type="float" office:value="4.8151">
            <text:p>4.8151</text:p>
          </table:table-cell>
          <table:table-cell table:formula="of:=AVERAGE([.T269:.Y269])" office:value-type="float" office:value="3.967">
            <text:p>3.9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3-09</text:p>
          </table:table-cell>
          <table:table-cell office:value-type="float" office:value="4.154">
            <text:p>4.154</text:p>
          </table:table-cell>
          <table:table-cell office:value-type="float" office:value="4.2265">
            <text:p>4.2265</text:p>
          </table:table-cell>
          <table:table-cell office:value-type="float" office:value="4.1754">
            <text:p>4.1754</text:p>
          </table:table-cell>
          <table:table-cell office:value-type="float" office:value="4.2036">
            <text:p>4.2036</text:p>
          </table:table-cell>
          <table:table-cell office:value-type="float" office:value="4.2869">
            <text:p>4.2869</text:p>
          </table:table-cell>
          <table:table-cell office:value-type="float" office:value="4.2681">
            <text:p>4.2681</text:p>
          </table:table-cell>
          <table:table-cell office:value-type="float" office:value="4.3009">
            <text:p>4.3009</text:p>
          </table:table-cell>
          <table:table-cell office:value-type="float" office:value="4.382">
            <text:p>4.382</text:p>
          </table:table-cell>
          <table:table-cell office:value-type="float" office:value="4.5001">
            <text:p>4.5001</text:p>
          </table:table-cell>
          <table:table-cell office:value-type="float" office:value="4.6077">
            <text:p>4.6077</text:p>
          </table:table-cell>
          <table:table-cell office:value-type="float" office:value="4.7543">
            <text:p>4.7543</text:p>
          </table:table-cell>
          <table:table-cell table:formula="of:=AVERAGE([.H270:.M270])" office:value-type="float" office:value="4.46885">
            <text:p>4.46885</text:p>
          </table:table-cell>
          <table:table-cell office:value-type="float" office:value="3.2162">
            <text:p>3.2162</text:p>
          </table:table-cell>
          <table:table-cell office:value-type="float" office:value="3.1289">
            <text:p>3.1289</text:p>
          </table:table-cell>
          <table:table-cell office:value-type="float" office:value="3.2388">
            <text:p>3.2388</text:p>
          </table:table-cell>
          <table:table-cell office:value-type="float" office:value="3.77">
            <text:p>3.77</text:p>
          </table:table-cell>
          <table:table-cell office:value-type="float" office:value="3.8228">
            <text:p>3.8228</text:p>
          </table:table-cell>
          <table:table-cell office:value-type="float" office:value="3.5966">
            <text:p>3.5966</text:p>
          </table:table-cell>
          <table:table-cell office:value-type="float" office:value="3.6532">
            <text:p>3.6532</text:p>
          </table:table-cell>
          <table:table-cell office:value-type="float" office:value="3.9891">
            <text:p>3.9891</text:p>
          </table:table-cell>
          <table:table-cell office:value-type="float" office:value="3.8489">
            <text:p>3.8489</text:p>
          </table:table-cell>
          <table:table-cell office:value-type="float" office:value="3.9332">
            <text:p>3.9332</text:p>
          </table:table-cell>
          <table:table-cell office:value-type="float" office:value="4.8742">
            <text:p>4.8742</text:p>
          </table:table-cell>
          <table:table-cell table:formula="of:=AVERAGE([.T270:.Y270])" office:value-type="float" office:value="3.98253333333333">
            <text:p>3.982533333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4-09</text:p>
          </table:table-cell>
          <table:table-cell office:value-type="float" office:value="4.154">
            <text:p>4.154</text:p>
          </table:table-cell>
          <table:table-cell office:value-type="float" office:value="4.2269">
            <text:p>4.2269</text:p>
          </table:table-cell>
          <table:table-cell office:value-type="float" office:value="4.1695">
            <text:p>4.1695</text:p>
          </table:table-cell>
          <table:table-cell office:value-type="float" office:value="4.23">
            <text:p>4.23</text:p>
          </table:table-cell>
          <table:table-cell office:value-type="float" office:value="4.3045">
            <text:p>4.3045</text:p>
          </table:table-cell>
          <table:table-cell office:value-type="float" office:value="4.2681">
            <text:p>4.2681</text:p>
          </table:table-cell>
          <table:table-cell office:value-type="float" office:value="4.3009">
            <text:p>4.3009</text:p>
          </table:table-cell>
          <table:table-cell office:value-type="float" office:value="4.3813">
            <text:p>4.3813</text:p>
          </table:table-cell>
          <table:table-cell office:value-type="float" office:value="4.5293">
            <text:p>4.5293</text:p>
          </table:table-cell>
          <table:table-cell office:value-type="float" office:value="4.6047">
            <text:p>4.6047</text:p>
          </table:table-cell>
          <table:table-cell office:value-type="float" office:value="4.7608">
            <text:p>4.7608</text:p>
          </table:table-cell>
          <table:table-cell table:formula="of:=AVERAGE([.H271:.M271])" office:value-type="float" office:value="4.47418333333333">
            <text:p>4.4741833333</text:p>
          </table:table-cell>
          <table:table-cell office:value-type="float" office:value="3.2162">
            <text:p>3.2162</text:p>
          </table:table-cell>
          <table:table-cell office:value-type="float" office:value="3.1373">
            <text:p>3.1373</text:p>
          </table:table-cell>
          <table:table-cell office:value-type="float" office:value="3.2508">
            <text:p>3.2508</text:p>
          </table:table-cell>
          <table:table-cell office:value-type="float" office:value="3.763">
            <text:p>3.763</text:p>
          </table:table-cell>
          <table:table-cell office:value-type="float" office:value="3.8221">
            <text:p>3.8221</text:p>
          </table:table-cell>
          <table:table-cell office:value-type="float" office:value="3.5966">
            <text:p>3.5966</text:p>
          </table:table-cell>
          <table:table-cell office:value-type="float" office:value="3.6532">
            <text:p>3.6532</text:p>
          </table:table-cell>
          <table:table-cell office:value-type="float" office:value="3.9819">
            <text:p>3.9819</text:p>
          </table:table-cell>
          <table:table-cell office:value-type="float" office:value="3.8895">
            <text:p>3.8895</text:p>
          </table:table-cell>
          <table:table-cell office:value-type="float" office:value="3.9293">
            <text:p>3.9293</text:p>
          </table:table-cell>
          <table:table-cell office:value-type="float" office:value="4.9355">
            <text:p>4.9355</text:p>
          </table:table-cell>
          <table:table-cell table:formula="of:=AVERAGE([.T271:.Y271])" office:value-type="float" office:value="3.99766666666667">
            <text:p>3.997666666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5-09</text:p>
          </table:table-cell>
          <table:table-cell office:value-type="float" office:value="4.138">
            <text:p>4.138</text:p>
          </table:table-cell>
          <table:table-cell office:value-type="float" office:value="4.2165">
            <text:p>4.2165</text:p>
          </table:table-cell>
          <table:table-cell office:value-type="float" office:value="4.1771">
            <text:p>4.1771</text:p>
          </table:table-cell>
          <table:table-cell office:value-type="float" office:value="4.2218">
            <text:p>4.2218</text:p>
          </table:table-cell>
          <table:table-cell office:value-type="float" office:value="4.3045">
            <text:p>4.3045</text:p>
          </table:table-cell>
          <table:table-cell office:value-type="float" office:value="4.2681">
            <text:p>4.2681</text:p>
          </table:table-cell>
          <table:table-cell office:value-type="float" office:value="4.293">
            <text:p>4.293</text:p>
          </table:table-cell>
          <table:table-cell office:value-type="float" office:value="4.3915">
            <text:p>4.3915</text:p>
          </table:table-cell>
          <table:table-cell office:value-type="float" office:value="4.5557">
            <text:p>4.5557</text:p>
          </table:table-cell>
          <table:table-cell office:value-type="float" office:value="4.5955">
            <text:p>4.5955</text:p>
          </table:table-cell>
          <table:table-cell office:value-type="float" office:value="4.7608">
            <text:p>4.7608</text:p>
          </table:table-cell>
          <table:table-cell table:formula="of:=AVERAGE([.H272:.M272])" office:value-type="float" office:value="4.47743333333333">
            <text:p>4.4774333333</text:p>
          </table:table-cell>
          <table:table-cell office:value-type="float" office:value="3.1998">
            <text:p>3.1998</text:p>
          </table:table-cell>
          <table:table-cell office:value-type="float" office:value="3.1224">
            <text:p>3.1224</text:p>
          </table:table-cell>
          <table:table-cell office:value-type="float" office:value="3.286">
            <text:p>3.286</text:p>
          </table:table-cell>
          <table:table-cell office:value-type="float" office:value="3.786">
            <text:p>3.786</text:p>
          </table:table-cell>
          <table:table-cell office:value-type="float" office:value="3.8221">
            <text:p>3.8221</text:p>
          </table:table-cell>
          <table:table-cell office:value-type="float" office:value="3.5966">
            <text:p>3.5966</text:p>
          </table:table-cell>
          <table:table-cell office:value-type="float" office:value="3.6452">
            <text:p>3.6452</text:p>
          </table:table-cell>
          <table:table-cell office:value-type="float" office:value="3.9988">
            <text:p>3.9988</text:p>
          </table:table-cell>
          <table:table-cell office:value-type="float" office:value="3.9159">
            <text:p>3.9159</text:p>
          </table:table-cell>
          <table:table-cell office:value-type="float" office:value="3.9284">
            <text:p>3.9284</text:p>
          </table:table-cell>
          <table:table-cell office:value-type="float" office:value="4.9355">
            <text:p>4.9355</text:p>
          </table:table-cell>
          <table:table-cell table:formula="of:=AVERAGE([.T272:.Y272])" office:value-type="float" office:value="4.0034">
            <text:p>4.003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6-09</text:p>
          </table:table-cell>
          <table:table-cell office:value-type="float" office:value="4.1511">
            <text:p>4.1511</text:p>
          </table:table-cell>
          <table:table-cell office:value-type="float" office:value="4.228">
            <text:p>4.228</text:p>
          </table:table-cell>
          <table:table-cell office:value-type="float" office:value="4.1805">
            <text:p>4.1805</text:p>
          </table:table-cell>
          <table:table-cell office:value-type="float" office:value="4.2343">
            <text:p>4.2343</text:p>
          </table:table-cell>
          <table:table-cell office:value-type="float" office:value="4.3045">
            <text:p>4.3045</text:p>
          </table:table-cell>
          <table:table-cell office:value-type="float" office:value="4.2824">
            <text:p>4.2824</text:p>
          </table:table-cell>
          <table:table-cell office:value-type="float" office:value="4.2826">
            <text:p>4.2826</text:p>
          </table:table-cell>
          <table:table-cell office:value-type="float" office:value="4.3871">
            <text:p>4.3871</text:p>
          </table:table-cell>
          <table:table-cell office:value-type="float" office:value="4.5502">
            <text:p>4.5502</text:p>
          </table:table-cell>
          <table:table-cell office:value-type="float" office:value="4.5955">
            <text:p>4.5955</text:p>
          </table:table-cell>
          <table:table-cell office:value-type="float" office:value="4.7608">
            <text:p>4.7608</text:p>
          </table:table-cell>
          <table:table-cell table:formula="of:=AVERAGE([.H273:.M273])" office:value-type="float" office:value="4.47643333333333">
            <text:p>4.4764333333</text:p>
          </table:table-cell>
          <table:table-cell office:value-type="float" office:value="3.2317">
            <text:p>3.2317</text:p>
          </table:table-cell>
          <table:table-cell office:value-type="float" office:value="3.1321">
            <text:p>3.1321</text:p>
          </table:table-cell>
          <table:table-cell office:value-type="float" office:value="3.2835">
            <text:p>3.2835</text:p>
          </table:table-cell>
          <table:table-cell office:value-type="float" office:value="3.7908">
            <text:p>3.7908</text:p>
          </table:table-cell>
          <table:table-cell office:value-type="float" office:value="3.8221">
            <text:p>3.8221</text:p>
          </table:table-cell>
          <table:table-cell office:value-type="float" office:value="3.6332">
            <text:p>3.6332</text:p>
          </table:table-cell>
          <table:table-cell office:value-type="float" office:value="3.6488">
            <text:p>3.6488</text:p>
          </table:table-cell>
          <table:table-cell office:value-type="float" office:value="4.0109">
            <text:p>4.0109</text:p>
          </table:table-cell>
          <table:table-cell office:value-type="float" office:value="3.8991">
            <text:p>3.8991</text:p>
          </table:table-cell>
          <table:table-cell office:value-type="float" office:value="3.9284">
            <text:p>3.9284</text:p>
          </table:table-cell>
          <table:table-cell office:value-type="float" office:value="4.9355">
            <text:p>4.9355</text:p>
          </table:table-cell>
          <table:table-cell table:formula="of:=AVERAGE([.T273:.Y273])" office:value-type="float" office:value="4.00931666666667">
            <text:p>4.00931666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7-09</text:p>
          </table:table-cell>
          <table:table-cell office:value-type="float" office:value="4.1436">
            <text:p>4.1436</text:p>
          </table:table-cell>
          <table:table-cell office:value-type="float" office:value="4.228">
            <text:p>4.228</text:p>
          </table:table-cell>
          <table:table-cell office:value-type="float" office:value="4.1827">
            <text:p>4.1827</text:p>
          </table:table-cell>
          <table:table-cell office:value-type="float" office:value="4.2343">
            <text:p>4.2343</text:p>
          </table:table-cell>
          <table:table-cell office:value-type="float" office:value="4.2887">
            <text:p>4.2887</text:p>
          </table:table-cell>
          <table:table-cell office:value-type="float" office:value="4.3027">
            <text:p>4.3027</text:p>
          </table:table-cell>
          <table:table-cell office:value-type="float" office:value="4.2779">
            <text:p>4.2779</text:p>
          </table:table-cell>
          <table:table-cell office:value-type="float" office:value="4.3865">
            <text:p>4.3865</text:p>
          </table:table-cell>
          <table:table-cell office:value-type="float" office:value="4.5502">
            <text:p>4.5502</text:p>
          </table:table-cell>
          <table:table-cell office:value-type="float" office:value="4.5955">
            <text:p>4.5955</text:p>
          </table:table-cell>
          <table:table-cell office:value-type="float" office:value="4.764">
            <text:p>4.764</text:p>
          </table:table-cell>
          <table:table-cell table:formula="of:=AVERAGE([.H274:.M274])" office:value-type="float" office:value="4.47946666666667">
            <text:p>4.4794666667</text:p>
          </table:table-cell>
          <table:table-cell office:value-type="float" office:value="3.2186">
            <text:p>3.2186</text:p>
          </table:table-cell>
          <table:table-cell office:value-type="float" office:value="3.1233">
            <text:p>3.1233</text:p>
          </table:table-cell>
          <table:table-cell office:value-type="float" office:value="3.2932">
            <text:p>3.2932</text:p>
          </table:table-cell>
          <table:table-cell office:value-type="float" office:value="3.7908">
            <text:p>3.7908</text:p>
          </table:table-cell>
          <table:table-cell office:value-type="float" office:value="3.8224">
            <text:p>3.8224</text:p>
          </table:table-cell>
          <table:table-cell office:value-type="float" office:value="3.6647">
            <text:p>3.6647</text:p>
          </table:table-cell>
          <table:table-cell office:value-type="float" office:value="3.6541">
            <text:p>3.6541</text:p>
          </table:table-cell>
          <table:table-cell office:value-type="float" office:value="4.0114">
            <text:p>4.0114</text:p>
          </table:table-cell>
          <table:table-cell office:value-type="float" office:value="3.8991">
            <text:p>3.8991</text:p>
          </table:table-cell>
          <table:table-cell office:value-type="float" office:value="3.9284">
            <text:p>3.9284</text:p>
          </table:table-cell>
          <table:table-cell office:value-type="float" office:value="4.9399">
            <text:p>4.9399</text:p>
          </table:table-cell>
          <table:table-cell table:formula="of:=AVERAGE([.T274:.Y274])" office:value-type="float" office:value="4.01626666666667">
            <text:p>4.016266666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8-09</text:p>
          </table:table-cell>
          <table:table-cell office:value-type="float" office:value="4.1038">
            <text:p>4.1038</text:p>
          </table:table-cell>
          <table:table-cell office:value-type="float" office:value="4.2288">
            <text:p>4.2288</text:p>
          </table:table-cell>
          <table:table-cell office:value-type="float" office:value="4.1827">
            <text:p>4.1827</text:p>
          </table:table-cell>
          <table:table-cell office:value-type="float" office:value="4.2343">
            <text:p>4.2343</text:p>
          </table:table-cell>
          <table:table-cell office:value-type="float" office:value="4.2893">
            <text:p>4.2893</text:p>
          </table:table-cell>
          <table:table-cell office:value-type="float" office:value="4.3122">
            <text:p>4.3122</text:p>
          </table:table-cell>
          <table:table-cell office:value-type="float" office:value="4.2774">
            <text:p>4.2774</text:p>
          </table:table-cell>
          <table:table-cell office:value-type="float" office:value="4.3782">
            <text:p>4.3782</text:p>
          </table:table-cell>
          <table:table-cell office:value-type="float" office:value="4.5502">
            <text:p>4.5502</text:p>
          </table:table-cell>
          <table:table-cell office:value-type="float" office:value="4.6176">
            <text:p>4.6176</text:p>
          </table:table-cell>
          <table:table-cell office:value-type="float" office:value="4.8043">
            <text:p>4.8043</text:p>
          </table:table-cell>
          <table:table-cell table:formula="of:=AVERAGE([.H275:.M275])" office:value-type="float" office:value="4.48998333333333">
            <text:p>4.4899833333</text:p>
          </table:table-cell>
          <table:table-cell office:value-type="float" office:value="3.1739">
            <text:p>3.1739</text:p>
          </table:table-cell>
          <table:table-cell office:value-type="float" office:value="3.1313">
            <text:p>3.1313</text:p>
          </table:table-cell>
          <table:table-cell office:value-type="float" office:value="3.2932">
            <text:p>3.2932</text:p>
          </table:table-cell>
          <table:table-cell office:value-type="float" office:value="3.7908">
            <text:p>3.7908</text:p>
          </table:table-cell>
          <table:table-cell office:value-type="float" office:value="3.8212">
            <text:p>3.8212</text:p>
          </table:table-cell>
          <table:table-cell office:value-type="float" office:value="3.6612">
            <text:p>3.6612</text:p>
          </table:table-cell>
          <table:table-cell office:value-type="float" office:value="3.6951">
            <text:p>3.6951</text:p>
          </table:table-cell>
          <table:table-cell office:value-type="float" office:value="4.0208">
            <text:p>4.0208</text:p>
          </table:table-cell>
          <table:table-cell office:value-type="float" office:value="3.8991">
            <text:p>3.8991</text:p>
          </table:table-cell>
          <table:table-cell office:value-type="float" office:value="3.9541">
            <text:p>3.9541</text:p>
          </table:table-cell>
          <table:table-cell office:value-type="float" office:value="5.0228">
            <text:p>5.0228</text:p>
          </table:table-cell>
          <table:table-cell table:formula="of:=AVERAGE([.T275:.Y275])" office:value-type="float" office:value="4.04218333333333">
            <text:p>4.042183333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29-09</text:p>
          </table:table-cell>
          <table:table-cell office:value-type="float" office:value="4.1057">
            <text:p>4.1057</text:p>
          </table:table-cell>
          <table:table-cell office:value-type="float" office:value="4.2288">
            <text:p>4.2288</text:p>
          </table:table-cell>
          <table:table-cell office:value-type="float" office:value="4.1827">
            <text:p>4.1827</text:p>
          </table:table-cell>
          <table:table-cell office:value-type="float" office:value="4.2356">
            <text:p>4.2356</text:p>
          </table:table-cell>
          <table:table-cell office:value-type="float" office:value="4.3065">
            <text:p>4.3065</text:p>
          </table:table-cell>
          <table:table-cell office:value-type="float" office:value="4.3042">
            <text:p>4.3042</text:p>
          </table:table-cell>
          <table:table-cell office:value-type="float" office:value="4.2796">
            <text:p>4.2796</text:p>
          </table:table-cell>
          <table:table-cell office:value-type="float" office:value="4.3782">
            <text:p>4.3782</text:p>
          </table:table-cell>
          <table:table-cell office:value-type="float" office:value="4.5435">
            <text:p>4.5435</text:p>
          </table:table-cell>
          <table:table-cell office:value-type="float" office:value="4.626">
            <text:p>4.626</text:p>
          </table:table-cell>
          <table:table-cell office:value-type="float" office:value="4.857">
            <text:p>4.857</text:p>
          </table:table-cell>
          <table:table-cell table:formula="of:=AVERAGE([.H276:.M276])" office:value-type="float" office:value="4.49808333333333">
            <text:p>4.4980833333</text:p>
          </table:table-cell>
          <table:table-cell office:value-type="float" office:value="3.1884">
            <text:p>3.1884</text:p>
          </table:table-cell>
          <table:table-cell office:value-type="float" office:value="3.1313">
            <text:p>3.1313</text:p>
          </table:table-cell>
          <table:table-cell office:value-type="float" office:value="3.2932">
            <text:p>3.2932</text:p>
          </table:table-cell>
          <table:table-cell office:value-type="float" office:value="3.7804">
            <text:p>3.7804</text:p>
          </table:table-cell>
          <table:table-cell office:value-type="float" office:value="3.8379">
            <text:p>3.8379</text:p>
          </table:table-cell>
          <table:table-cell office:value-type="float" office:value="3.6458">
            <text:p>3.6458</text:p>
          </table:table-cell>
          <table:table-cell office:value-type="float" office:value="3.6874">
            <text:p>3.6874</text:p>
          </table:table-cell>
          <table:table-cell office:value-type="float" office:value="4.0208">
            <text:p>4.0208</text:p>
          </table:table-cell>
          <table:table-cell office:value-type="float" office:value="3.8827">
            <text:p>3.8827</text:p>
          </table:table-cell>
          <table:table-cell office:value-type="float" office:value="3.9695">
            <text:p>3.9695</text:p>
          </table:table-cell>
          <table:table-cell office:value-type="float" office:value="5.0041">
            <text:p>5.0041</text:p>
          </table:table-cell>
          <table:table-cell table:formula="of:=AVERAGE([.T276:.Y276])" office:value-type="float" office:value="4.03505">
            <text:p>4.0350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30-09</text:p>
          </table:table-cell>
          <table:table-cell office:value-type="float" office:value="4.1057">
            <text:p>4.1057</text:p>
          </table:table-cell>
          <table:table-cell office:value-type="float" office:value="4.2288">
            <text:p>4.2288</text:p>
          </table:table-cell>
          <table:table-cell office:value-type="float" office:value="4.1776">
            <text:p>4.1776</text:p>
          </table:table-cell>
          <table:table-cell office:value-type="float" office:value="4.2448">
            <text:p>4.2448</text:p>
          </table:table-cell>
          <table:table-cell office:value-type="float" office:value="4.3192">
            <text:p>4.3192</text:p>
          </table:table-cell>
          <table:table-cell office:value-type="float" office:value="4.3132">
            <text:p>4.3132</text:p>
          </table:table-cell>
          <table:table-cell office:value-type="float" office:value="4.2796">
            <text:p>4.2796</text:p>
          </table:table-cell>
          <table:table-cell office:value-type="float" office:value="4.3782">
            <text:p>4.3782</text:p>
          </table:table-cell>
          <table:table-cell office:value-type="float" office:value="4.5462">
            <text:p>4.5462</text:p>
          </table:table-cell>
          <table:table-cell office:value-type="float" office:value="4.6197">
            <text:p>4.6197</text:p>
          </table:table-cell>
          <table:table-cell office:value-type="float" office:value="4.8483">
            <text:p>4.8483</text:p>
          </table:table-cell>
          <table:table-cell table:formula="of:=AVERAGE([.H277:.M277])" office:value-type="float" office:value="4.49753333333333">
            <text:p>4.4975333333</text:p>
          </table:table-cell>
          <table:table-cell office:value-type="float" office:value="3.1884">
            <text:p>3.1884</text:p>
          </table:table-cell>
          <table:table-cell office:value-type="float" office:value="3.1313">
            <text:p>3.1313</text:p>
          </table:table-cell>
          <table:table-cell office:value-type="float" office:value="3.32">
            <text:p>3.32</text:p>
          </table:table-cell>
          <table:table-cell office:value-type="float" office:value="3.789">
            <text:p>3.789</text:p>
          </table:table-cell>
          <table:table-cell office:value-type="float" office:value="3.8699">
            <text:p>3.8699</text:p>
          </table:table-cell>
          <table:table-cell office:value-type="float" office:value="3.6727">
            <text:p>3.6727</text:p>
          </table:table-cell>
          <table:table-cell office:value-type="float" office:value="3.6874">
            <text:p>3.6874</text:p>
          </table:table-cell>
          <table:table-cell office:value-type="float" office:value="4.0208">
            <text:p>4.0208</text:p>
          </table:table-cell>
          <table:table-cell office:value-type="float" office:value="3.883">
            <text:p>3.883</text:p>
          </table:table-cell>
          <table:table-cell office:value-type="float" office:value="3.9897">
            <text:p>3.9897</text:p>
          </table:table-cell>
          <table:table-cell office:value-type="float" office:value="4.9736">
            <text:p>4.9736</text:p>
          </table:table-cell>
          <table:table-cell table:formula="of:=AVERAGE([.T277:.Y277])" office:value-type="float" office:value="4.03786666666667">
            <text:p>4.037866666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01-10</text:p>
          </table:table-cell>
          <table:table-cell office:value-type="float" office:value="4.1057">
            <text:p>4.1057</text:p>
          </table:table-cell>
          <table:table-cell office:value-type="float" office:value="4.2308">
            <text:p>4.2308</text:p>
          </table:table-cell>
          <table:table-cell office:value-type="float" office:value="4.1815">
            <text:p>4.1815</text:p>
          </table:table-cell>
          <table:table-cell office:value-type="float" office:value="4.2459">
            <text:p>4.2459</text:p>
          </table:table-cell>
          <table:table-cell office:value-type="float" office:value="4.2933">
            <text:p>4.2933</text:p>
          </table:table-cell>
          <table:table-cell office:value-type="float" office:value="4.3132">
            <text:p>4.3132</text:p>
          </table:table-cell>
          <table:table-cell office:value-type="float" office:value="4.2796">
            <text:p>4.2796</text:p>
          </table:table-cell>
          <table:table-cell office:value-type="float" office:value="4.3774">
            <text:p>4.3774</text:p>
          </table:table-cell>
          <table:table-cell office:value-type="float" office:value="4.4935">
            <text:p>4.4935</text:p>
          </table:table-cell>
          <table:table-cell office:value-type="float" office:value="4.5826">
            <text:p>4.5826</text:p>
          </table:table-cell>
          <table:table-cell office:value-type="float" office:value="4.832">
            <text:p>4.832</text:p>
          </table:table-cell>
          <table:table-cell table:formula="of:=AVERAGE([.H278:.M278])" office:value-type="float" office:value="4.47971666666667">
            <text:p>4.4797166667</text:p>
          </table:table-cell>
          <table:table-cell office:value-type="float" office:value="3.1884">
            <text:p>3.1884</text:p>
          </table:table-cell>
          <table:table-cell office:value-type="float" office:value="3.1214">
            <text:p>3.1214</text:p>
          </table:table-cell>
          <table:table-cell office:value-type="float" office:value="3.3179">
            <text:p>3.3179</text:p>
          </table:table-cell>
          <table:table-cell office:value-type="float" office:value="3.807">
            <text:p>3.807</text:p>
          </table:table-cell>
          <table:table-cell office:value-type="float" office:value="3.821">
            <text:p>3.821</text:p>
          </table:table-cell>
          <table:table-cell office:value-type="float" office:value="3.6727">
            <text:p>3.6727</text:p>
          </table:table-cell>
          <table:table-cell office:value-type="float" office:value="3.6874">
            <text:p>3.6874</text:p>
          </table:table-cell>
          <table:table-cell office:value-type="float" office:value="4.0167">
            <text:p>4.0167</text:p>
          </table:table-cell>
          <table:table-cell office:value-type="float" office:value="3.8236">
            <text:p>3.8236</text:p>
          </table:table-cell>
          <table:table-cell office:value-type="float" office:value="3.9505">
            <text:p>3.9505</text:p>
          </table:table-cell>
          <table:table-cell office:value-type="float" office:value="4.9488">
            <text:p>4.9488</text:p>
          </table:table-cell>
          <table:table-cell table:formula="of:=AVERAGE([.T278:.Y278])" office:value-type="float" office:value="4.01661666666667">
            <text:p>4.0166166667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02-10</text:p>
          </table:table-cell>
          <table:table-cell office:value-type="float" office:value="4.1031">
            <text:p>4.1031</text:p>
          </table:table-cell>
          <table:table-cell office:value-type="float" office:value="4.219">
            <text:p>4.219</text:p>
          </table:table-cell>
          <table:table-cell office:value-type="float" office:value="4.1761">
            <text:p>4.1761</text:p>
          </table:table-cell>
          <table:table-cell office:value-type="float" office:value="4.2452">
            <text:p>4.2452</text:p>
          </table:table-cell>
          <table:table-cell office:value-type="float" office:value="4.2933">
            <text:p>4.2933</text:p>
          </table:table-cell>
          <table:table-cell office:value-type="float" office:value="4.3132">
            <text:p>4.3132</text:p>
          </table:table-cell>
          <table:table-cell office:value-type="float" office:value="4.2907">
            <text:p>4.2907</text:p>
          </table:table-cell>
          <table:table-cell office:value-type="float" office:value="4.3698">
            <text:p>4.3698</text:p>
          </table:table-cell>
          <table:table-cell office:value-type="float" office:value="4.4944">
            <text:p>4.4944</text:p>
          </table:table-cell>
          <table:table-cell office:value-type="float" office:value="4.5685">
            <text:p>4.5685</text:p>
          </table:table-cell>
          <table:table-cell office:value-type="float" office:value="4.832">
            <text:p>4.832</text:p>
          </table:table-cell>
          <table:table-cell table:formula="of:=AVERAGE([.H279:.M279])" office:value-type="float" office:value="4.4781">
            <text:p>4.4781</text:p>
          </table:table-cell>
          <table:table-cell office:value-type="float" office:value="3.1733">
            <text:p>3.1733</text:p>
          </table:table-cell>
          <table:table-cell office:value-type="float" office:value="3.1217">
            <text:p>3.1217</text:p>
          </table:table-cell>
          <table:table-cell office:value-type="float" office:value="3.3062">
            <text:p>3.3062</text:p>
          </table:table-cell>
          <table:table-cell office:value-type="float" office:value="3.8039">
            <text:p>3.8039</text:p>
          </table:table-cell>
          <table:table-cell office:value-type="float" office:value="3.821">
            <text:p>3.821</text:p>
          </table:table-cell>
          <table:table-cell office:value-type="float" office:value="3.6727">
            <text:p>3.6727</text:p>
          </table:table-cell>
          <table:table-cell office:value-type="float" office:value="3.7171">
            <text:p>3.7171</text:p>
          </table:table-cell>
          <table:table-cell office:value-type="float" office:value="3.9998">
            <text:p>3.9998</text:p>
          </table:table-cell>
          <table:table-cell office:value-type="float" office:value="3.8315">
            <text:p>3.8315</text:p>
          </table:table-cell>
          <table:table-cell office:value-type="float" office:value="3.9262">
            <text:p>3.9262</text:p>
          </table:table-cell>
          <table:table-cell office:value-type="float" office:value="4.9488">
            <text:p>4.9488</text:p>
          </table:table-cell>
          <table:table-cell table:formula="of:=AVERAGE([.T279:.Y279])" office:value-type="float" office:value="4.01601666666667">
            <text:p>4.016016666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03-10</text:p>
          </table:table-cell>
          <table:table-cell office:value-type="float" office:value="4.0909">
            <text:p>4.0909</text:p>
          </table:table-cell>
          <table:table-cell office:value-type="float" office:value="4.2053">
            <text:p>4.2053</text:p>
          </table:table-cell>
          <table:table-cell office:value-type="float" office:value="4.1789">
            <text:p>4.1789</text:p>
          </table:table-cell>
          <table:table-cell office:value-type="float" office:value="4.2449">
            <text:p>4.2449</text:p>
          </table:table-cell>
          <table:table-cell office:value-type="float" office:value="4.2933">
            <text:p>4.2933</text:p>
          </table:table-cell>
          <table:table-cell office:value-type="float" office:value="4.3102">
            <text:p>4.3102</text:p>
          </table:table-cell>
          <table:table-cell office:value-type="float" office:value="4.2956">
            <text:p>4.2956</text:p>
          </table:table-cell>
          <table:table-cell office:value-type="float" office:value="4.34">
            <text:p>4.34</text:p>
          </table:table-cell>
          <table:table-cell office:value-type="float" office:value="4.498">
            <text:p>4.498</text:p>
          </table:table-cell>
          <table:table-cell office:value-type="float" office:value="4.5685">
            <text:p>4.5685</text:p>
          </table:table-cell>
          <table:table-cell office:value-type="float" office:value="4.832">
            <text:p>4.832</text:p>
          </table:table-cell>
          <table:table-cell table:formula="of:=AVERAGE([.H280:.M280])" office:value-type="float" office:value="4.47405">
            <text:p>4.47405</text:p>
          </table:table-cell>
          <table:table-cell office:value-type="float" office:value="3.1703">
            <text:p>3.1703</text:p>
          </table:table-cell>
          <table:table-cell office:value-type="float" office:value="3.0935">
            <text:p>3.0935</text:p>
          </table:table-cell>
          <table:table-cell office:value-type="float" office:value="3.3124">
            <text:p>3.3124</text:p>
          </table:table-cell>
          <table:table-cell office:value-type="float" office:value="3.7779">
            <text:p>3.7779</text:p>
          </table:table-cell>
          <table:table-cell office:value-type="float" office:value="3.821">
            <text:p>3.821</text:p>
          </table:table-cell>
          <table:table-cell office:value-type="float" office:value="3.6673">
            <text:p>3.6673</text:p>
          </table:table-cell>
          <table:table-cell office:value-type="float" office:value="3.7198">
            <text:p>3.7198</text:p>
          </table:table-cell>
          <table:table-cell office:value-type="float" office:value="3.9631">
            <text:p>3.9631</text:p>
          </table:table-cell>
          <table:table-cell office:value-type="float" office:value="3.8222">
            <text:p>3.8222</text:p>
          </table:table-cell>
          <table:table-cell office:value-type="float" office:value="3.9262">
            <text:p>3.9262</text:p>
          </table:table-cell>
          <table:table-cell office:value-type="float" office:value="4.9488">
            <text:p>4.9488</text:p>
          </table:table-cell>
          <table:table-cell table:formula="of:=AVERAGE([.T280:.Y280])" office:value-type="float" office:value="4.0079">
            <text:p>4.007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04-10</text:p>
          </table:table-cell>
          <table:table-cell office:value-type="float" office:value="4.0866">
            <text:p>4.0866</text:p>
          </table:table-cell>
          <table:table-cell office:value-type="float" office:value="4.2045">
            <text:p>4.2045</text:p>
          </table:table-cell>
          <table:table-cell office:value-type="float" office:value="4.1844">
            <text:p>4.1844</text:p>
          </table:table-cell>
          <table:table-cell office:value-type="float" office:value="4.2449">
            <text:p>4.2449</text:p>
          </table:table-cell>
          <table:table-cell office:value-type="float" office:value="4.2936">
            <text:p>4.2936</text:p>
          </table:table-cell>
          <table:table-cell office:value-type="float" office:value="4.2971">
            <text:p>4.2971</text:p>
          </table:table-cell>
          <table:table-cell office:value-type="float" office:value="4.3071">
            <text:p>4.3071</text:p>
          </table:table-cell>
          <table:table-cell office:value-type="float" office:value="4.3245">
            <text:p>4.3245</text:p>
          </table:table-cell>
          <table:table-cell office:value-type="float" office:value="4.498">
            <text:p>4.498</text:p>
          </table:table-cell>
          <table:table-cell office:value-type="float" office:value="4.5685">
            <text:p>4.5685</text:p>
          </table:table-cell>
          <table:table-cell office:value-type="float" office:value="4.8193">
            <text:p>4.8193</text:p>
          </table:table-cell>
          <table:table-cell table:formula="of:=AVERAGE([.H281:.M281])" office:value-type="float" office:value="4.46908333333333">
            <text:p>4.4690833333</text:p>
          </table:table-cell>
          <table:table-cell office:value-type="float" office:value="3.1554">
            <text:p>3.1554</text:p>
          </table:table-cell>
          <table:table-cell office:value-type="float" office:value="3.0931">
            <text:p>3.0931</text:p>
          </table:table-cell>
          <table:table-cell office:value-type="float" office:value="3.3302">
            <text:p>3.3302</text:p>
          </table:table-cell>
          <table:table-cell office:value-type="float" office:value="3.7779">
            <text:p>3.7779</text:p>
          </table:table-cell>
          <table:table-cell office:value-type="float" office:value="3.847">
            <text:p>3.847</text:p>
          </table:table-cell>
          <table:table-cell office:value-type="float" office:value="3.6456">
            <text:p>3.6456</text:p>
          </table:table-cell>
          <table:table-cell office:value-type="float" office:value="3.7447">
            <text:p>3.7447</text:p>
          </table:table-cell>
          <table:table-cell office:value-type="float" office:value="3.9389">
            <text:p>3.9389</text:p>
          </table:table-cell>
          <table:table-cell office:value-type="float" office:value="3.8222">
            <text:p>3.8222</text:p>
          </table:table-cell>
          <table:table-cell office:value-type="float" office:value="3.9262">
            <text:p>3.9262</text:p>
          </table:table-cell>
          <table:table-cell office:value-type="float" office:value="4.8724">
            <text:p>4.8724</text:p>
          </table:table-cell>
          <table:table-cell table:formula="of:=AVERAGE([.T281:.Y281])" office:value-type="float" office:value="3.99166666666667">
            <text:p>3.991666666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05-10</text:p>
          </table:table-cell>
          <table:table-cell office:value-type="float" office:value="4.0735">
            <text:p>4.0735</text:p>
          </table:table-cell>
          <table:table-cell office:value-type="float" office:value="4.1951">
            <text:p>4.1951</text:p>
          </table:table-cell>
          <table:table-cell office:value-type="float" office:value="4.1844">
            <text:p>4.1844</text:p>
          </table:table-cell>
          <table:table-cell office:value-type="float" office:value="4.2449">
            <text:p>4.2449</text:p>
          </table:table-cell>
          <table:table-cell office:value-type="float" office:value="4.2941">
            <text:p>4.2941</text:p>
          </table:table-cell>
          <table:table-cell office:value-type="float" office:value="4.3">
            <text:p>4.3</text:p>
          </table:table-cell>
          <table:table-cell office:value-type="float" office:value="4.3045">
            <text:p>4.3045</text:p>
          </table:table-cell>
          <table:table-cell office:value-type="float" office:value="4.3317">
            <text:p>4.3317</text:p>
          </table:table-cell>
          <table:table-cell office:value-type="float" office:value="4.498">
            <text:p>4.498</text:p>
          </table:table-cell>
          <table:table-cell office:value-type="float" office:value="4.5998">
            <text:p>4.5998</text:p>
          </table:table-cell>
          <table:table-cell office:value-type="float" office:value="4.791">
            <text:p>4.791</text:p>
          </table:table-cell>
          <table:table-cell table:formula="of:=AVERAGE([.H282:.M282])" office:value-type="float" office:value="4.47083333333333">
            <text:p>4.4708333333</text:p>
          </table:table-cell>
          <table:table-cell office:value-type="float" office:value="3.133">
            <text:p>3.133</text:p>
          </table:table-cell>
          <table:table-cell office:value-type="float" office:value="3.091">
            <text:p>3.091</text:p>
          </table:table-cell>
          <table:table-cell office:value-type="float" office:value="3.3302">
            <text:p>3.3302</text:p>
          </table:table-cell>
          <table:table-cell office:value-type="float" office:value="3.7779">
            <text:p>3.7779</text:p>
          </table:table-cell>
          <table:table-cell office:value-type="float" office:value="3.8303">
            <text:p>3.8303</text:p>
          </table:table-cell>
          <table:table-cell office:value-type="float" office:value="3.6621">
            <text:p>3.6621</text:p>
          </table:table-cell>
          <table:table-cell office:value-type="float" office:value="3.7411">
            <text:p>3.7411</text:p>
          </table:table-cell>
          <table:table-cell office:value-type="float" office:value="3.9404">
            <text:p>3.9404</text:p>
          </table:table-cell>
          <table:table-cell office:value-type="float" office:value="3.8222">
            <text:p>3.8222</text:p>
          </table:table-cell>
          <table:table-cell office:value-type="float" office:value="3.9647">
            <text:p>3.9647</text:p>
          </table:table-cell>
          <table:table-cell office:value-type="float" office:value="4.8321">
            <text:p>4.8321</text:p>
          </table:table-cell>
          <table:table-cell table:formula="of:=AVERAGE([.T282:.Y282])" office:value-type="float" office:value="3.99376666666667">
            <text:p>3.993766666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06-10</text:p>
          </table:table-cell>
          <table:table-cell office:value-type="float" office:value="4.078">
            <text:p>4.078</text:p>
          </table:table-cell>
          <table:table-cell office:value-type="float" office:value="4.1951">
            <text:p>4.1951</text:p>
          </table:table-cell>
          <table:table-cell office:value-type="float" office:value="4.1844">
            <text:p>4.1844</text:p>
          </table:table-cell>
          <table:table-cell office:value-type="float" office:value="4.2487">
            <text:p>4.2487</text:p>
          </table:table-cell>
          <table:table-cell office:value-type="float" office:value="4.2928">
            <text:p>4.2928</text:p>
          </table:table-cell>
          <table:table-cell office:value-type="float" office:value="4.3039">
            <text:p>4.3039</text:p>
          </table:table-cell>
          <table:table-cell office:value-type="float" office:value="4.3081">
            <text:p>4.3081</text:p>
          </table:table-cell>
          <table:table-cell office:value-type="float" office:value="4.3317">
            <text:p>4.3317</text:p>
          </table:table-cell>
          <table:table-cell office:value-type="float" office:value="4.4872">
            <text:p>4.4872</text:p>
          </table:table-cell>
          <table:table-cell office:value-type="float" office:value="4.5925">
            <text:p>4.5925</text:p>
          </table:table-cell>
          <table:table-cell office:value-type="float" office:value="4.8505">
            <text:p>4.8505</text:p>
          </table:table-cell>
          <table:table-cell table:formula="of:=AVERAGE([.H283:.M283])" office:value-type="float" office:value="4.47898333333333">
            <text:p>4.4789833333</text:p>
          </table:table-cell>
          <table:table-cell office:value-type="float" office:value="3.1471">
            <text:p>3.1471</text:p>
          </table:table-cell>
          <table:table-cell office:value-type="float" office:value="3.091">
            <text:p>3.091</text:p>
          </table:table-cell>
          <table:table-cell office:value-type="float" office:value="3.3302">
            <text:p>3.3302</text:p>
          </table:table-cell>
          <table:table-cell office:value-type="float" office:value="3.7854">
            <text:p>3.7854</text:p>
          </table:table-cell>
          <table:table-cell office:value-type="float" office:value="3.838">
            <text:p>3.838</text:p>
          </table:table-cell>
          <table:table-cell office:value-type="float" office:value="3.6763">
            <text:p>3.6763</text:p>
          </table:table-cell>
          <table:table-cell office:value-type="float" office:value="3.7534">
            <text:p>3.7534</text:p>
          </table:table-cell>
          <table:table-cell office:value-type="float" office:value="3.9404">
            <text:p>3.9404</text:p>
          </table:table-cell>
          <table:table-cell office:value-type="float" office:value="3.8043">
            <text:p>3.8043</text:p>
          </table:table-cell>
          <table:table-cell office:value-type="float" office:value="3.9789">
            <text:p>3.9789</text:p>
          </table:table-cell>
          <table:table-cell office:value-type="float" office:value="4.9194">
            <text:p>4.9194</text:p>
          </table:table-cell>
          <table:table-cell table:formula="of:=AVERAGE([.T283:.Y283])" office:value-type="float" office:value="4.01211666666667">
            <text:p>4.012116666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07-10</text:p>
          </table:table-cell>
          <table:table-cell office:value-type="float" office:value="4.078">
            <text:p>4.078</text:p>
          </table:table-cell>
          <table:table-cell office:value-type="float" office:value="4.1951">
            <text:p>4.1951</text:p>
          </table:table-cell>
          <table:table-cell office:value-type="float" office:value="4.184">
            <text:p>4.184</text:p>
          </table:table-cell>
          <table:table-cell office:value-type="float" office:value="4.23">
            <text:p>4.23</text:p>
          </table:table-cell>
          <table:table-cell office:value-type="float" office:value="4.2813">
            <text:p>4.2813</text:p>
          </table:table-cell>
          <table:table-cell office:value-type="float" office:value="4.3077">
            <text:p>4.3077</text:p>
          </table:table-cell>
          <table:table-cell office:value-type="float" office:value="4.3081">
            <text:p>4.3081</text:p>
          </table:table-cell>
          <table:table-cell office:value-type="float" office:value="4.3317">
            <text:p>4.3317</text:p>
          </table:table-cell>
          <table:table-cell office:value-type="float" office:value="4.4862">
            <text:p>4.4862</text:p>
          </table:table-cell>
          <table:table-cell office:value-type="float" office:value="4.5458">
            <text:p>4.5458</text:p>
          </table:table-cell>
          <table:table-cell office:value-type="float" office:value="4.8595">
            <text:p>4.8595</text:p>
          </table:table-cell>
          <table:table-cell table:formula="of:=AVERAGE([.H284:.M284])" office:value-type="float" office:value="4.47316666666667">
            <text:p>4.4731666667</text:p>
          </table:table-cell>
          <table:table-cell office:value-type="float" office:value="3.1471">
            <text:p>3.1471</text:p>
          </table:table-cell>
          <table:table-cell office:value-type="float" office:value="3.091">
            <text:p>3.091</text:p>
          </table:table-cell>
          <table:table-cell office:value-type="float" office:value="3.3188">
            <text:p>3.3188</text:p>
          </table:table-cell>
          <table:table-cell office:value-type="float" office:value="3.7547">
            <text:p>3.7547</text:p>
          </table:table-cell>
          <table:table-cell office:value-type="float" office:value="3.8432">
            <text:p>3.8432</text:p>
          </table:table-cell>
          <table:table-cell office:value-type="float" office:value="3.6674">
            <text:p>3.6674</text:p>
          </table:table-cell>
          <table:table-cell office:value-type="float" office:value="3.7534">
            <text:p>3.7534</text:p>
          </table:table-cell>
          <table:table-cell office:value-type="float" office:value="3.9404">
            <text:p>3.9404</text:p>
          </table:table-cell>
          <table:table-cell office:value-type="float" office:value="3.8116">
            <text:p>3.8116</text:p>
          </table:table-cell>
          <table:table-cell office:value-type="float" office:value="3.9317">
            <text:p>3.9317</text:p>
          </table:table-cell>
          <table:table-cell office:value-type="float" office:value="4.9602">
            <text:p>4.9602</text:p>
          </table:table-cell>
          <table:table-cell table:formula="of:=AVERAGE([.T284:.Y284])" office:value-type="float" office:value="4.01078333333333">
            <text:p>4.010783333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08-10</text:p>
          </table:table-cell>
          <table:table-cell office:value-type="float" office:value="4.078">
            <text:p>4.078</text:p>
          </table:table-cell>
          <table:table-cell office:value-type="float" office:value="4.1931">
            <text:p>4.1931</text:p>
          </table:table-cell>
          <table:table-cell office:value-type="float" office:value="4.1919">
            <text:p>4.1919</text:p>
          </table:table-cell>
          <table:table-cell office:value-type="float" office:value="4.2321">
            <text:p>4.2321</text:p>
          </table:table-cell>
          <table:table-cell office:value-type="float" office:value="4.2821">
            <text:p>4.2821</text:p>
          </table:table-cell>
          <table:table-cell office:value-type="float" office:value="4.3077">
            <text:p>4.3077</text:p>
          </table:table-cell>
          <table:table-cell office:value-type="float" office:value="4.3081">
            <text:p>4.3081</text:p>
          </table:table-cell>
          <table:table-cell office:value-type="float" office:value="4.3326">
            <text:p>4.3326</text:p>
          </table:table-cell>
          <table:table-cell office:value-type="float" office:value="4.4843">
            <text:p>4.4843</text:p>
          </table:table-cell>
          <table:table-cell office:value-type="float" office:value="4.6182">
            <text:p>4.6182</text:p>
          </table:table-cell>
          <table:table-cell office:value-type="float" office:value="4.8655">
            <text:p>4.8655</text:p>
          </table:table-cell>
          <table:table-cell table:formula="of:=AVERAGE([.H285:.M285])" office:value-type="float" office:value="4.48606666666667">
            <text:p>4.4860666667</text:p>
          </table:table-cell>
          <table:table-cell office:value-type="float" office:value="3.1471">
            <text:p>3.1471</text:p>
          </table:table-cell>
          <table:table-cell office:value-type="float" office:value="3.0886">
            <text:p>3.0886</text:p>
          </table:table-cell>
          <table:table-cell office:value-type="float" office:value="3.3151">
            <text:p>3.3151</text:p>
          </table:table-cell>
          <table:table-cell office:value-type="float" office:value="3.7605">
            <text:p>3.7605</text:p>
          </table:table-cell>
          <table:table-cell office:value-type="float" office:value="3.837">
            <text:p>3.837</text:p>
          </table:table-cell>
          <table:table-cell office:value-type="float" office:value="3.6674">
            <text:p>3.6674</text:p>
          </table:table-cell>
          <table:table-cell office:value-type="float" office:value="3.7534">
            <text:p>3.7534</text:p>
          </table:table-cell>
          <table:table-cell office:value-type="float" office:value="3.9437">
            <text:p>3.9437</text:p>
          </table:table-cell>
          <table:table-cell office:value-type="float" office:value="3.8116">
            <text:p>3.8116</text:p>
          </table:table-cell>
          <table:table-cell office:value-type="float" office:value="3.9919">
            <text:p>3.9919</text:p>
          </table:table-cell>
          <table:table-cell office:value-type="float" office:value="5.0175">
            <text:p>5.0175</text:p>
          </table:table-cell>
          <table:table-cell table:formula="of:=AVERAGE([.T285:.Y285])" office:value-type="float" office:value="4.03091666666667">
            <text:p>4.030916666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09-10</text:p>
          </table:table-cell>
          <table:table-cell office:value-type="float" office:value="4.0777">
            <text:p>4.0777</text:p>
          </table:table-cell>
          <table:table-cell office:value-type="float" office:value="4.1995">
            <text:p>4.1995</text:p>
          </table:table-cell>
          <table:table-cell office:value-type="float" office:value="4.1758">
            <text:p>4.1758</text:p>
          </table:table-cell>
          <table:table-cell office:value-type="float" office:value="4.217">
            <text:p>4.217</text:p>
          </table:table-cell>
          <table:table-cell office:value-type="float" office:value="4.2821">
            <text:p>4.2821</text:p>
          </table:table-cell>
          <table:table-cell office:value-type="float" office:value="4.3077">
            <text:p>4.3077</text:p>
          </table:table-cell>
          <table:table-cell office:value-type="float" office:value="4.3155">
            <text:p>4.3155</text:p>
          </table:table-cell>
          <table:table-cell office:value-type="float" office:value="4.3236">
            <text:p>4.3236</text:p>
          </table:table-cell>
          <table:table-cell office:value-type="float" office:value="4.4702">
            <text:p>4.4702</text:p>
          </table:table-cell>
          <table:table-cell office:value-type="float" office:value="4.5913">
            <text:p>4.5913</text:p>
          </table:table-cell>
          <table:table-cell office:value-type="float" office:value="4.8655">
            <text:p>4.8655</text:p>
          </table:table-cell>
          <table:table-cell table:formula="of:=AVERAGE([.H286:.M286])" office:value-type="float" office:value="4.47896666666667">
            <text:p>4.4789666667</text:p>
          </table:table-cell>
          <table:table-cell office:value-type="float" office:value="3.1481">
            <text:p>3.1481</text:p>
          </table:table-cell>
          <table:table-cell office:value-type="float" office:value="3.1073">
            <text:p>3.1073</text:p>
          </table:table-cell>
          <table:table-cell office:value-type="float" office:value="3.2718">
            <text:p>3.2718</text:p>
          </table:table-cell>
          <table:table-cell office:value-type="float" office:value="3.7115">
            <text:p>3.7115</text:p>
          </table:table-cell>
          <table:table-cell office:value-type="float" office:value="3.837">
            <text:p>3.837</text:p>
          </table:table-cell>
          <table:table-cell office:value-type="float" office:value="3.6674">
            <text:p>3.6674</text:p>
          </table:table-cell>
          <table:table-cell office:value-type="float" office:value="3.7739">
            <text:p>3.7739</text:p>
          </table:table-cell>
          <table:table-cell office:value-type="float" office:value="3.9373">
            <text:p>3.9373</text:p>
          </table:table-cell>
          <table:table-cell office:value-type="float" office:value="3.7899">
            <text:p>3.7899</text:p>
          </table:table-cell>
          <table:table-cell office:value-type="float" office:value="3.9669">
            <text:p>3.9669</text:p>
          </table:table-cell>
          <table:table-cell office:value-type="float" office:value="5.0175">
            <text:p>5.0175</text:p>
          </table:table-cell>
          <table:table-cell table:formula="of:=AVERAGE([.T286:.Y286])" office:value-type="float" office:value="4.02548333333333">
            <text:p>4.025483333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10-10</text:p>
          </table:table-cell>
          <table:table-cell office:value-type="float" office:value="4.0825">
            <text:p>4.0825</text:p>
          </table:table-cell>
          <table:table-cell office:value-type="float" office:value="4.1958">
            <text:p>4.1958</text:p>
          </table:table-cell>
          <table:table-cell office:value-type="float" office:value="4.1835">
            <text:p>4.1835</text:p>
          </table:table-cell>
          <table:table-cell office:value-type="float" office:value="4.2246">
            <text:p>4.2246</text:p>
          </table:table-cell>
          <table:table-cell office:value-type="float" office:value="4.2821">
            <text:p>4.2821</text:p>
          </table:table-cell>
          <table:table-cell office:value-type="float" office:value="4.2931">
            <text:p>4.2931</text:p>
          </table:table-cell>
          <table:table-cell office:value-type="float" office:value="4.3096">
            <text:p>4.3096</text:p>
          </table:table-cell>
          <table:table-cell office:value-type="float" office:value="4.3183">
            <text:p>4.3183</text:p>
          </table:table-cell>
          <table:table-cell office:value-type="float" office:value="4.481">
            <text:p>4.481</text:p>
          </table:table-cell>
          <table:table-cell office:value-type="float" office:value="4.5913">
            <text:p>4.5913</text:p>
          </table:table-cell>
          <table:table-cell office:value-type="float" office:value="4.8655">
            <text:p>4.8655</text:p>
          </table:table-cell>
          <table:table-cell table:formula="of:=AVERAGE([.H287:.M287])" office:value-type="float" office:value="4.47646666666667">
            <text:p>4.4764666667</text:p>
          </table:table-cell>
          <table:table-cell office:value-type="float" office:value="3.1674">
            <text:p>3.1674</text:p>
          </table:table-cell>
          <table:table-cell office:value-type="float" office:value="3.1007">
            <text:p>3.1007</text:p>
          </table:table-cell>
          <table:table-cell office:value-type="float" office:value="3.3103">
            <text:p>3.3103</text:p>
          </table:table-cell>
          <table:table-cell office:value-type="float" office:value="3.7146">
            <text:p>3.7146</text:p>
          </table:table-cell>
          <table:table-cell office:value-type="float" office:value="3.837">
            <text:p>3.837</text:p>
          </table:table-cell>
          <table:table-cell office:value-type="float" office:value="3.6391">
            <text:p>3.6391</text:p>
          </table:table-cell>
          <table:table-cell office:value-type="float" office:value="3.7475">
            <text:p>3.7475</text:p>
          </table:table-cell>
          <table:table-cell office:value-type="float" office:value="3.915">
            <text:p>3.915</text:p>
          </table:table-cell>
          <table:table-cell office:value-type="float" office:value="3.7978">
            <text:p>3.7978</text:p>
          </table:table-cell>
          <table:table-cell office:value-type="float" office:value="3.9669">
            <text:p>3.9669</text:p>
          </table:table-cell>
          <table:table-cell office:value-type="float" office:value="5.0175">
            <text:p>5.0175</text:p>
          </table:table-cell>
          <table:table-cell table:formula="of:=AVERAGE([.T287:.Y287])" office:value-type="float" office:value="4.01396666666667">
            <text:p>4.013966666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11-10</text:p>
          </table:table-cell>
          <table:table-cell office:value-type="float" office:value="4.091">
            <text:p>4.091</text:p>
          </table:table-cell>
          <table:table-cell office:value-type="float" office:value="4.1932">
            <text:p>4.1932</text:p>
          </table:table-cell>
          <table:table-cell office:value-type="float" office:value="4.1916">
            <text:p>4.1916</text:p>
          </table:table-cell>
          <table:table-cell office:value-type="float" office:value="4.2246">
            <text:p>4.2246</text:p>
          </table:table-cell>
          <table:table-cell office:value-type="float" office:value="4.2712">
            <text:p>4.2712</text:p>
          </table:table-cell>
          <table:table-cell office:value-type="float" office:value="4.2851">
            <text:p>4.2851</text:p>
          </table:table-cell>
          <table:table-cell office:value-type="float" office:value="4.3167">
            <text:p>4.3167</text:p>
          </table:table-cell>
          <table:table-cell office:value-type="float" office:value="4.3057">
            <text:p>4.3057</text:p>
          </table:table-cell>
          <table:table-cell office:value-type="float" office:value="4.481">
            <text:p>4.481</text:p>
          </table:table-cell>
          <table:table-cell office:value-type="float" office:value="4.5913">
            <text:p>4.5913</text:p>
          </table:table-cell>
          <table:table-cell office:value-type="float" office:value="4.869">
            <text:p>4.869</text:p>
          </table:table-cell>
          <table:table-cell table:formula="of:=AVERAGE([.H288:.M288])" office:value-type="float" office:value="4.4748">
            <text:p>4.4748</text:p>
          </table:table-cell>
          <table:table-cell office:value-type="float" office:value="3.1669">
            <text:p>3.1669</text:p>
          </table:table-cell>
          <table:table-cell office:value-type="float" office:value="3.091">
            <text:p>3.091</text:p>
          </table:table-cell>
          <table:table-cell office:value-type="float" office:value="3.3059">
            <text:p>3.3059</text:p>
          </table:table-cell>
          <table:table-cell office:value-type="float" office:value="3.7146">
            <text:p>3.7146</text:p>
          </table:table-cell>
          <table:table-cell office:value-type="float" office:value="3.8552">
            <text:p>3.8552</text:p>
          </table:table-cell>
          <table:table-cell office:value-type="float" office:value="3.6222">
            <text:p>3.6222</text:p>
          </table:table-cell>
          <table:table-cell office:value-type="float" office:value="3.7293">
            <text:p>3.7293</text:p>
          </table:table-cell>
          <table:table-cell office:value-type="float" office:value="3.899">
            <text:p>3.899</text:p>
          </table:table-cell>
          <table:table-cell office:value-type="float" office:value="3.7978">
            <text:p>3.7978</text:p>
          </table:table-cell>
          <table:table-cell office:value-type="float" office:value="3.9669">
            <text:p>3.9669</text:p>
          </table:table-cell>
          <table:table-cell office:value-type="float" office:value="5.0077">
            <text:p>5.0077</text:p>
          </table:table-cell>
          <table:table-cell table:formula="of:=AVERAGE([.T288:.Y288])" office:value-type="float" office:value="4.00381666666667">
            <text:p>4.003816666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12-10</text:p>
          </table:table-cell>
          <table:table-cell office:value-type="float" office:value="4.0978">
            <text:p>4.0978</text:p>
          </table:table-cell>
          <table:table-cell office:value-type="float" office:value="4.1828">
            <text:p>4.1828</text:p>
          </table:table-cell>
          <table:table-cell office:value-type="float" office:value="4.1916">
            <text:p>4.1916</text:p>
          </table:table-cell>
          <table:table-cell office:value-type="float" office:value="4.2246">
            <text:p>4.2246</text:p>
          </table:table-cell>
          <table:table-cell office:value-type="float" office:value="4.2974">
            <text:p>4.2974</text:p>
          </table:table-cell>
          <table:table-cell office:value-type="float" office:value="4.273">
            <text:p>4.273</text:p>
          </table:table-cell>
          <table:table-cell office:value-type="float" office:value="4.2936">
            <text:p>4.2936</text:p>
          </table:table-cell>
          <table:table-cell office:value-type="float" office:value="4.2931">
            <text:p>4.2931</text:p>
          </table:table-cell>
          <table:table-cell office:value-type="float" office:value="4.481">
            <text:p>4.481</text:p>
          </table:table-cell>
          <table:table-cell office:value-type="float" office:value="4.5805">
            <text:p>4.5805</text:p>
          </table:table-cell>
          <table:table-cell office:value-type="float" office:value="4.8495">
            <text:p>4.8495</text:p>
          </table:table-cell>
          <table:table-cell table:formula="of:=AVERAGE([.H289:.M289])" office:value-type="float" office:value="4.46178333333333">
            <text:p>4.4617833333</text:p>
          </table:table-cell>
          <table:table-cell office:value-type="float" office:value="3.1594">
            <text:p>3.1594</text:p>
          </table:table-cell>
          <table:table-cell office:value-type="float" office:value="3.0838">
            <text:p>3.0838</text:p>
          </table:table-cell>
          <table:table-cell office:value-type="float" office:value="3.3059">
            <text:p>3.3059</text:p>
          </table:table-cell>
          <table:table-cell office:value-type="float" office:value="3.7146">
            <text:p>3.7146</text:p>
          </table:table-cell>
          <table:table-cell office:value-type="float" office:value="3.8996">
            <text:p>3.8996</text:p>
          </table:table-cell>
          <table:table-cell office:value-type="float" office:value="3.6041">
            <text:p>3.6041</text:p>
          </table:table-cell>
          <table:table-cell office:value-type="float" office:value="3.7097">
            <text:p>3.7097</text:p>
          </table:table-cell>
          <table:table-cell office:value-type="float" office:value="3.8919">
            <text:p>3.8919</text:p>
          </table:table-cell>
          <table:table-cell office:value-type="float" office:value="3.7978">
            <text:p>3.7978</text:p>
          </table:table-cell>
          <table:table-cell office:value-type="float" office:value="3.9641">
            <text:p>3.9641</text:p>
          </table:table-cell>
          <table:table-cell office:value-type="float" office:value="4.9964">
            <text:p>4.9964</text:p>
          </table:table-cell>
          <table:table-cell table:formula="of:=AVERAGE([.T289:.Y289])" office:value-type="float" office:value="3.994">
            <text:p>3.99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13-10</text:p>
          </table:table-cell>
          <table:table-cell office:value-type="float" office:value="4.0868">
            <text:p>4.0868</text:p>
          </table:table-cell>
          <table:table-cell office:value-type="float" office:value="4.1828">
            <text:p>4.1828</text:p>
          </table:table-cell>
          <table:table-cell office:value-type="float" office:value="4.1916">
            <text:p>4.1916</text:p>
          </table:table-cell>
          <table:table-cell office:value-type="float" office:value="4.2391">
            <text:p>4.2391</text:p>
          </table:table-cell>
          <table:table-cell office:value-type="float" office:value="4.302">
            <text:p>4.302</text:p>
          </table:table-cell>
          <table:table-cell office:value-type="float" office:value="4.2555">
            <text:p>4.2555</text:p>
          </table:table-cell>
          <table:table-cell office:value-type="float" office:value="4.2942">
            <text:p>4.2942</text:p>
          </table:table-cell>
          <table:table-cell office:value-type="float" office:value="4.2931">
            <text:p>4.2931</text:p>
          </table:table-cell>
          <table:table-cell office:value-type="float" office:value="4.4851">
            <text:p>4.4851</text:p>
          </table:table-cell>
          <table:table-cell office:value-type="float" office:value="4.5772">
            <text:p>4.5772</text:p>
          </table:table-cell>
          <table:table-cell office:value-type="float" office:value="4.8303">
            <text:p>4.8303</text:p>
          </table:table-cell>
          <table:table-cell table:formula="of:=AVERAGE([.H290:.M290])" office:value-type="float" office:value="4.4559">
            <text:p>4.4559</text:p>
          </table:table-cell>
          <table:table-cell office:value-type="float" office:value="3.1507">
            <text:p>3.1507</text:p>
          </table:table-cell>
          <table:table-cell office:value-type="float" office:value="3.0838">
            <text:p>3.0838</text:p>
          </table:table-cell>
          <table:table-cell office:value-type="float" office:value="3.3059">
            <text:p>3.3059</text:p>
          </table:table-cell>
          <table:table-cell office:value-type="float" office:value="3.727">
            <text:p>3.727</text:p>
          </table:table-cell>
          <table:table-cell office:value-type="float" office:value="3.8974">
            <text:p>3.8974</text:p>
          </table:table-cell>
          <table:table-cell office:value-type="float" office:value="3.6033">
            <text:p>3.6033</text:p>
          </table:table-cell>
          <table:table-cell office:value-type="float" office:value="3.708">
            <text:p>3.708</text:p>
          </table:table-cell>
          <table:table-cell office:value-type="float" office:value="3.8919">
            <text:p>3.8919</text:p>
          </table:table-cell>
          <table:table-cell office:value-type="float" office:value="3.8051">
            <text:p>3.8051</text:p>
          </table:table-cell>
          <table:table-cell office:value-type="float" office:value="3.9588">
            <text:p>3.9588</text:p>
          </table:table-cell>
          <table:table-cell office:value-type="float" office:value="4.9597">
            <text:p>4.9597</text:p>
          </table:table-cell>
          <table:table-cell table:formula="of:=AVERAGE([.T290:.Y290])" office:value-type="float" office:value="3.9878">
            <text:p>3.987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14-10</text:p>
          </table:table-cell>
          <table:table-cell office:value-type="float" office:value="4.0868">
            <text:p>4.0868</text:p>
          </table:table-cell>
          <table:table-cell office:value-type="float" office:value="4.1828">
            <text:p>4.1828</text:p>
          </table:table-cell>
          <table:table-cell office:value-type="float" office:value="4.2032">
            <text:p>4.2032</text:p>
          </table:table-cell>
          <table:table-cell office:value-type="float" office:value="4.2378">
            <text:p>4.2378</text:p>
          </table:table-cell>
          <table:table-cell office:value-type="float" office:value="4.302">
            <text:p>4.302</text:p>
          </table:table-cell>
          <table:table-cell office:value-type="float" office:value="4.2378">
            <text:p>4.2378</text:p>
          </table:table-cell>
          <table:table-cell office:value-type="float" office:value="4.2942">
            <text:p>4.2942</text:p>
          </table:table-cell>
          <table:table-cell office:value-type="float" office:value="4.2931">
            <text:p>4.2931</text:p>
          </table:table-cell>
          <table:table-cell office:value-type="float" office:value="4.5073">
            <text:p>4.5073</text:p>
          </table:table-cell>
          <table:table-cell office:value-type="float" office:value="4.5693">
            <text:p>4.5693</text:p>
          </table:table-cell>
          <table:table-cell office:value-type="float" office:value="4.8328">
            <text:p>4.8328</text:p>
          </table:table-cell>
          <table:table-cell table:formula="of:=AVERAGE([.H291:.M291])" office:value-type="float" office:value="4.45575">
            <text:p>4.45575</text:p>
          </table:table-cell>
          <table:table-cell office:value-type="float" office:value="3.1507">
            <text:p>3.1507</text:p>
          </table:table-cell>
          <table:table-cell office:value-type="float" office:value="3.0838">
            <text:p>3.0838</text:p>
          </table:table-cell>
          <table:table-cell office:value-type="float" office:value="3.3237">
            <text:p>3.3237</text:p>
          </table:table-cell>
          <table:table-cell office:value-type="float" office:value="3.7141">
            <text:p>3.7141</text:p>
          </table:table-cell>
          <table:table-cell office:value-type="float" office:value="3.9102">
            <text:p>3.9102</text:p>
          </table:table-cell>
          <table:table-cell office:value-type="float" office:value="3.5904">
            <text:p>3.5904</text:p>
          </table:table-cell>
          <table:table-cell office:value-type="float" office:value="3.708">
            <text:p>3.708</text:p>
          </table:table-cell>
          <table:table-cell office:value-type="float" office:value="3.8919">
            <text:p>3.8919</text:p>
          </table:table-cell>
          <table:table-cell office:value-type="float" office:value="3.836">
            <text:p>3.836</text:p>
          </table:table-cell>
          <table:table-cell office:value-type="float" office:value="3.9384">
            <text:p>3.9384</text:p>
          </table:table-cell>
          <table:table-cell office:value-type="float" office:value="4.9736">
            <text:p>4.9736</text:p>
          </table:table-cell>
          <table:table-cell table:formula="of:=AVERAGE([.T291:.Y291])" office:value-type="float" office:value="3.98971666666667">
            <text:p>3.989716666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15-10</text:p>
          </table:table-cell>
          <table:table-cell office:value-type="float" office:value="4.0868">
            <text:p>4.0868</text:p>
          </table:table-cell>
          <table:table-cell office:value-type="float" office:value="4.1811">
            <text:p>4.1811</text:p>
          </table:table-cell>
          <table:table-cell office:value-type="float" office:value="4.2081">
            <text:p>4.2081</text:p>
          </table:table-cell>
          <table:table-cell office:value-type="float" office:value="4.2291">
            <text:p>4.2291</text:p>
          </table:table-cell>
          <table:table-cell office:value-type="float" office:value="4.3281">
            <text:p>4.3281</text:p>
          </table:table-cell>
          <table:table-cell office:value-type="float" office:value="4.2378">
            <text:p>4.2378</text:p>
          </table:table-cell>
          <table:table-cell office:value-type="float" office:value="4.2942">
            <text:p>4.2942</text:p>
          </table:table-cell>
          <table:table-cell office:value-type="float" office:value="4.2956">
            <text:p>4.2956</text:p>
          </table:table-cell>
          <table:table-cell office:value-type="float" office:value="4.5518">
            <text:p>4.5518</text:p>
          </table:table-cell>
          <table:table-cell office:value-type="float" office:value="4.5644">
            <text:p>4.5644</text:p>
          </table:table-cell>
          <table:table-cell office:value-type="float" office:value="4.8143">
            <text:p>4.8143</text:p>
          </table:table-cell>
          <table:table-cell table:formula="of:=AVERAGE([.H292:.M292])" office:value-type="float" office:value="4.45968333333333">
            <text:p>4.4596833333</text:p>
          </table:table-cell>
          <table:table-cell office:value-type="float" office:value="3.1507">
            <text:p>3.1507</text:p>
          </table:table-cell>
          <table:table-cell office:value-type="float" office:value="3.0987">
            <text:p>3.0987</text:p>
          </table:table-cell>
          <table:table-cell office:value-type="float" office:value="3.3224">
            <text:p>3.3224</text:p>
          </table:table-cell>
          <table:table-cell office:value-type="float" office:value="3.6971">
            <text:p>3.6971</text:p>
          </table:table-cell>
          <table:table-cell office:value-type="float" office:value="3.9368">
            <text:p>3.9368</text:p>
          </table:table-cell>
          <table:table-cell office:value-type="float" office:value="3.5904">
            <text:p>3.5904</text:p>
          </table:table-cell>
          <table:table-cell office:value-type="float" office:value="3.708">
            <text:p>3.708</text:p>
          </table:table-cell>
          <table:table-cell office:value-type="float" office:value="3.9026">
            <text:p>3.9026</text:p>
          </table:table-cell>
          <table:table-cell office:value-type="float" office:value="3.8911">
            <text:p>3.8911</text:p>
          </table:table-cell>
          <table:table-cell office:value-type="float" office:value="3.9341">
            <text:p>3.9341</text:p>
          </table:table-cell>
          <table:table-cell office:value-type="float" office:value="4.9433">
            <text:p>4.9433</text:p>
          </table:table-cell>
          <table:table-cell table:formula="of:=AVERAGE([.T292:.Y292])" office:value-type="float" office:value="3.99491666666667">
            <text:p>3.994916666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16-10</text:p>
          </table:table-cell>
          <table:table-cell office:value-type="float" office:value="4.092">
            <text:p>4.092</text:p>
          </table:table-cell>
          <table:table-cell office:value-type="float" office:value="4.1765">
            <text:p>4.1765</text:p>
          </table:table-cell>
          <table:table-cell office:value-type="float" office:value="4.2286">
            <text:p>4.2286</text:p>
          </table:table-cell>
          <table:table-cell office:value-type="float" office:value="4.2383">
            <text:p>4.2383</text:p>
          </table:table-cell>
          <table:table-cell office:value-type="float" office:value="4.3281">
            <text:p>4.3281</text:p>
          </table:table-cell>
          <table:table-cell office:value-type="float" office:value="4.2378">
            <text:p>4.2378</text:p>
          </table:table-cell>
          <table:table-cell office:value-type="float" office:value="4.289">
            <text:p>4.289</text:p>
          </table:table-cell>
          <table:table-cell office:value-type="float" office:value="4.2955">
            <text:p>4.2955</text:p>
          </table:table-cell>
          <table:table-cell office:value-type="float" office:value="4.5558">
            <text:p>4.5558</text:p>
          </table:table-cell>
          <table:table-cell office:value-type="float" office:value="4.5787">
            <text:p>4.5787</text:p>
          </table:table-cell>
          <table:table-cell office:value-type="float" office:value="4.8143">
            <text:p>4.8143</text:p>
          </table:table-cell>
          <table:table-cell table:formula="of:=AVERAGE([.H293:.M293])" office:value-type="float" office:value="4.46185">
            <text:p>4.46185</text:p>
          </table:table-cell>
          <table:table-cell office:value-type="float" office:value="3.1366">
            <text:p>3.1366</text:p>
          </table:table-cell>
          <table:table-cell office:value-type="float" office:value="3.0798">
            <text:p>3.0798</text:p>
          </table:table-cell>
          <table:table-cell office:value-type="float" office:value="3.3168">
            <text:p>3.3168</text:p>
          </table:table-cell>
          <table:table-cell office:value-type="float" office:value="3.7309">
            <text:p>3.7309</text:p>
          </table:table-cell>
          <table:table-cell office:value-type="float" office:value="3.9368">
            <text:p>3.9368</text:p>
          </table:table-cell>
          <table:table-cell office:value-type="float" office:value="3.5904">
            <text:p>3.5904</text:p>
          </table:table-cell>
          <table:table-cell office:value-type="float" office:value="3.7016">
            <text:p>3.7016</text:p>
          </table:table-cell>
          <table:table-cell office:value-type="float" office:value="3.8961">
            <text:p>3.8961</text:p>
          </table:table-cell>
          <table:table-cell office:value-type="float" office:value="3.8802">
            <text:p>3.8802</text:p>
          </table:table-cell>
          <table:table-cell office:value-type="float" office:value="3.9458">
            <text:p>3.9458</text:p>
          </table:table-cell>
          <table:table-cell office:value-type="float" office:value="4.9433">
            <text:p>4.9433</text:p>
          </table:table-cell>
          <table:table-cell table:formula="of:=AVERAGE([.T293:.Y293])" office:value-type="float" office:value="3.9929">
            <text:p>3.992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17-10</text:p>
          </table:table-cell>
          <table:table-cell office:value-type="float" office:value="4.1029">
            <text:p>4.1029</text:p>
          </table:table-cell>
          <table:table-cell office:value-type="float" office:value="4.1744">
            <text:p>4.1744</text:p>
          </table:table-cell>
          <table:table-cell office:value-type="float" office:value="4.2318">
            <text:p>4.2318</text:p>
          </table:table-cell>
          <table:table-cell office:value-type="float" office:value="4.2367">
            <text:p>4.2367</text:p>
          </table:table-cell>
          <table:table-cell office:value-type="float" office:value="4.3281">
            <text:p>4.3281</text:p>
          </table:table-cell>
          <table:table-cell office:value-type="float" office:value="4.2298">
            <text:p>4.2298</text:p>
          </table:table-cell>
          <table:table-cell office:value-type="float" office:value="4.294">
            <text:p>4.294</text:p>
          </table:table-cell>
          <table:table-cell office:value-type="float" office:value="4.2855">
            <text:p>4.2855</text:p>
          </table:table-cell>
          <table:table-cell office:value-type="float" office:value="4.5723">
            <text:p>4.5723</text:p>
          </table:table-cell>
          <table:table-cell office:value-type="float" office:value="4.5787">
            <text:p>4.5787</text:p>
          </table:table-cell>
          <table:table-cell office:value-type="float" office:value="4.8143">
            <text:p>4.8143</text:p>
          </table:table-cell>
          <table:table-cell table:formula="of:=AVERAGE([.H294:.M294])" office:value-type="float" office:value="4.46243333333333">
            <text:p>4.4624333333</text:p>
          </table:table-cell>
          <table:table-cell office:value-type="float" office:value="3.1272">
            <text:p>3.1272</text:p>
          </table:table-cell>
          <table:table-cell office:value-type="float" office:value="3.0555">
            <text:p>3.0555</text:p>
          </table:table-cell>
          <table:table-cell office:value-type="float" office:value="3.3002">
            <text:p>3.3002</text:p>
          </table:table-cell>
          <table:table-cell office:value-type="float" office:value="3.7384">
            <text:p>3.7384</text:p>
          </table:table-cell>
          <table:table-cell office:value-type="float" office:value="3.9368">
            <text:p>3.9368</text:p>
          </table:table-cell>
          <table:table-cell office:value-type="float" office:value="3.5971">
            <text:p>3.5971</text:p>
          </table:table-cell>
          <table:table-cell office:value-type="float" office:value="3.7242">
            <text:p>3.7242</text:p>
          </table:table-cell>
          <table:table-cell office:value-type="float" office:value="3.8563">
            <text:p>3.8563</text:p>
          </table:table-cell>
          <table:table-cell office:value-type="float" office:value="3.8798">
            <text:p>3.8798</text:p>
          </table:table-cell>
          <table:table-cell office:value-type="float" office:value="3.9458">
            <text:p>3.9458</text:p>
          </table:table-cell>
          <table:table-cell office:value-type="float" office:value="4.9433">
            <text:p>4.9433</text:p>
          </table:table-cell>
          <table:table-cell table:formula="of:=AVERAGE([.T294:.Y294])" office:value-type="float" office:value="3.99108333333333">
            <text:p>3.991083333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18-10</text:p>
          </table:table-cell>
          <table:table-cell office:value-type="float" office:value="4.1027">
            <text:p>4.1027</text:p>
          </table:table-cell>
          <table:table-cell office:value-type="float" office:value="4.1808">
            <text:p>4.1808</text:p>
          </table:table-cell>
          <table:table-cell office:value-type="float" office:value="4.2227">
            <text:p>4.2227</text:p>
          </table:table-cell>
          <table:table-cell office:value-type="float" office:value="4.2367">
            <text:p>4.2367</text:p>
          </table:table-cell>
          <table:table-cell office:value-type="float" office:value="4.3184">
            <text:p>4.3184</text:p>
          </table:table-cell>
          <table:table-cell office:value-type="float" office:value="4.2277">
            <text:p>4.2277</text:p>
          </table:table-cell>
          <table:table-cell office:value-type="float" office:value="4.2989">
            <text:p>4.2989</text:p>
          </table:table-cell>
          <table:table-cell office:value-type="float" office:value="4.2843">
            <text:p>4.2843</text:p>
          </table:table-cell>
          <table:table-cell office:value-type="float" office:value="4.5723">
            <text:p>4.5723</text:p>
          </table:table-cell>
          <table:table-cell office:value-type="float" office:value="4.5787">
            <text:p>4.5787</text:p>
          </table:table-cell>
          <table:table-cell office:value-type="float" office:value="4.804">
            <text:p>4.804</text:p>
          </table:table-cell>
          <table:table-cell table:formula="of:=AVERAGE([.H295:.M295])" office:value-type="float" office:value="4.46098333333333">
            <text:p>4.4609833333</text:p>
          </table:table-cell>
          <table:table-cell office:value-type="float" office:value="3.1275">
            <text:p>3.1275</text:p>
          </table:table-cell>
          <table:table-cell office:value-type="float" office:value="3.0552">
            <text:p>3.0552</text:p>
          </table:table-cell>
          <table:table-cell office:value-type="float" office:value="3.306">
            <text:p>3.306</text:p>
          </table:table-cell>
          <table:table-cell office:value-type="float" office:value="3.7384">
            <text:p>3.7384</text:p>
          </table:table-cell>
          <table:table-cell office:value-type="float" office:value="3.9283">
            <text:p>3.9283</text:p>
          </table:table-cell>
          <table:table-cell office:value-type="float" office:value="3.5983">
            <text:p>3.5983</text:p>
          </table:table-cell>
          <table:table-cell office:value-type="float" office:value="3.7365">
            <text:p>3.7365</text:p>
          </table:table-cell>
          <table:table-cell office:value-type="float" office:value="3.8445">
            <text:p>3.8445</text:p>
          </table:table-cell>
          <table:table-cell office:value-type="float" office:value="3.8798">
            <text:p>3.8798</text:p>
          </table:table-cell>
          <table:table-cell office:value-type="float" office:value="3.9458">
            <text:p>3.9458</text:p>
          </table:table-cell>
          <table:table-cell office:value-type="float" office:value="4.8846">
            <text:p>4.8846</text:p>
          </table:table-cell>
          <table:table-cell table:formula="of:=AVERAGE([.T295:.Y295])" office:value-type="float" office:value="3.98158333333333">
            <text:p>3.981583333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19-10</text:p>
          </table:table-cell>
          <table:table-cell office:value-type="float" office:value="4.107">
            <text:p>4.107</text:p>
          </table:table-cell>
          <table:table-cell office:value-type="float" office:value="4.1824">
            <text:p>4.1824</text:p>
          </table:table-cell>
          <table:table-cell office:value-type="float" office:value="4.2227">
            <text:p>4.2227</text:p>
          </table:table-cell>
          <table:table-cell office:value-type="float" office:value="4.2367">
            <text:p>4.2367</text:p>
          </table:table-cell>
          <table:table-cell office:value-type="float" office:value="4.318">
            <text:p>4.318</text:p>
          </table:table-cell>
          <table:table-cell office:value-type="float" office:value="4.2392">
            <text:p>4.2392</text:p>
          </table:table-cell>
          <table:table-cell office:value-type="float" office:value="4.3017">
            <text:p>4.3017</text:p>
          </table:table-cell>
          <table:table-cell office:value-type="float" office:value="4.2788">
            <text:p>4.2788</text:p>
          </table:table-cell>
          <table:table-cell office:value-type="float" office:value="4.5723">
            <text:p>4.5723</text:p>
          </table:table-cell>
          <table:table-cell office:value-type="float" office:value="4.5729">
            <text:p>4.5729</text:p>
          </table:table-cell>
          <table:table-cell office:value-type="float" office:value="4.7878">
            <text:p>4.7878</text:p>
          </table:table-cell>
          <table:table-cell table:formula="of:=AVERAGE([.H296:.M296])" office:value-type="float" office:value="4.45878333333333">
            <text:p>4.4587833333</text:p>
          </table:table-cell>
          <table:table-cell office:value-type="float" office:value="3.1507">
            <text:p>3.1507</text:p>
          </table:table-cell>
          <table:table-cell office:value-type="float" office:value="3.0602">
            <text:p>3.0602</text:p>
          </table:table-cell>
          <table:table-cell office:value-type="float" office:value="3.306">
            <text:p>3.306</text:p>
          </table:table-cell>
          <table:table-cell office:value-type="float" office:value="3.7384">
            <text:p>3.7384</text:p>
          </table:table-cell>
          <table:table-cell office:value-type="float" office:value="3.933">
            <text:p>3.933</text:p>
          </table:table-cell>
          <table:table-cell office:value-type="float" office:value="3.5822">
            <text:p>3.5822</text:p>
          </table:table-cell>
          <table:table-cell office:value-type="float" office:value="3.7504">
            <text:p>3.7504</text:p>
          </table:table-cell>
          <table:table-cell office:value-type="float" office:value="3.8296">
            <text:p>3.8296</text:p>
          </table:table-cell>
          <table:table-cell office:value-type="float" office:value="3.8798">
            <text:p>3.8798</text:p>
          </table:table-cell>
          <table:table-cell office:value-type="float" office:value="3.9236">
            <text:p>3.9236</text:p>
          </table:table-cell>
          <table:table-cell office:value-type="float" office:value="4.8965">
            <text:p>4.8965</text:p>
          </table:table-cell>
          <table:table-cell table:formula="of:=AVERAGE([.T296:.Y296])" office:value-type="float" office:value="3.97701666666667">
            <text:p>3.977016666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-10</text:p>
          </table:table-cell>
          <table:table-cell office:value-type="float" office:value="4.1058">
            <text:p>4.1058</text:p>
          </table:table-cell>
          <table:table-cell office:value-type="float" office:value="4.1824">
            <text:p>4.1824</text:p>
          </table:table-cell>
          <table:table-cell office:value-type="float" office:value="4.2227">
            <text:p>4.2227</text:p>
          </table:table-cell>
          <table:table-cell office:value-type="float" office:value="4.2466">
            <text:p>4.2466</text:p>
          </table:table-cell>
          <table:table-cell office:value-type="float" office:value="4.3282">
            <text:p>4.3282</text:p>
          </table:table-cell>
          <table:table-cell office:value-type="float" office:value="4.2363">
            <text:p>4.2363</text:p>
          </table:table-cell>
          <table:table-cell office:value-type="float" office:value="4.2905">
            <text:p>4.2905</text:p>
          </table:table-cell>
          <table:table-cell office:value-type="float" office:value="4.2788">
            <text:p>4.2788</text:p>
          </table:table-cell>
          <table:table-cell office:value-type="float" office:value="4.5809">
            <text:p>4.5809</text:p>
          </table:table-cell>
          <table:table-cell office:value-type="float" office:value="4.585">
            <text:p>4.585</text:p>
          </table:table-cell>
          <table:table-cell office:value-type="float" office:value="4.7728">
            <text:p>4.7728</text:p>
          </table:table-cell>
          <table:table-cell table:formula="of:=AVERAGE([.H297:.M297])" office:value-type="float" office:value="4.45738333333333">
            <text:p>4.4573833333</text:p>
          </table:table-cell>
          <table:table-cell office:value-type="float" office:value="3.1431">
            <text:p>3.1431</text:p>
          </table:table-cell>
          <table:table-cell office:value-type="float" office:value="3.0602">
            <text:p>3.0602</text:p>
          </table:table-cell>
          <table:table-cell office:value-type="float" office:value="3.306">
            <text:p>3.306</text:p>
          </table:table-cell>
          <table:table-cell office:value-type="float" office:value="3.7339">
            <text:p>3.7339</text:p>
          </table:table-cell>
          <table:table-cell office:value-type="float" office:value="3.9419">
            <text:p>3.9419</text:p>
          </table:table-cell>
          <table:table-cell office:value-type="float" office:value="3.5846">
            <text:p>3.5846</text:p>
          </table:table-cell>
          <table:table-cell office:value-type="float" office:value="3.7328">
            <text:p>3.7328</text:p>
          </table:table-cell>
          <table:table-cell office:value-type="float" office:value="3.8296">
            <text:p>3.8296</text:p>
          </table:table-cell>
          <table:table-cell office:value-type="float" office:value="3.8788">
            <text:p>3.8788</text:p>
          </table:table-cell>
          <table:table-cell office:value-type="float" office:value="3.9448">
            <text:p>3.9448</text:p>
          </table:table-cell>
          <table:table-cell office:value-type="float" office:value="4.8647">
            <text:p>4.8647</text:p>
          </table:table-cell>
          <table:table-cell table:formula="of:=AVERAGE([.T297:.Y297])" office:value-type="float" office:value="3.97255">
            <text:p>3.9725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1-10</text:p>
          </table:table-cell>
          <table:table-cell office:value-type="float" office:value="4.1058">
            <text:p>4.1058</text:p>
          </table:table-cell>
          <table:table-cell office:value-type="float" office:value="4.1824">
            <text:p>4.1824</text:p>
          </table:table-cell>
          <table:table-cell office:value-type="float" office:value="4.2184">
            <text:p>4.2184</text:p>
          </table:table-cell>
          <table:table-cell office:value-type="float" office:value="4.2757">
            <text:p>4.2757</text:p>
          </table:table-cell>
          <table:table-cell office:value-type="float" office:value="4.3251">
            <text:p>4.3251</text:p>
          </table:table-cell>
          <table:table-cell office:value-type="float" office:value="4.2266">
            <text:p>4.2266</text:p>
          </table:table-cell>
          <table:table-cell office:value-type="float" office:value="4.2905">
            <text:p>4.2905</text:p>
          </table:table-cell>
          <table:table-cell office:value-type="float" office:value="4.2788">
            <text:p>4.2788</text:p>
          </table:table-cell>
          <table:table-cell office:value-type="float" office:value="4.574">
            <text:p>4.574</text:p>
          </table:table-cell>
          <table:table-cell office:value-type="float" office:value="4.603">
            <text:p>4.603</text:p>
          </table:table-cell>
          <table:table-cell office:value-type="float" office:value="4.7885">
            <text:p>4.7885</text:p>
          </table:table-cell>
          <table:table-cell table:formula="of:=AVERAGE([.H298:.M298])" office:value-type="float" office:value="4.46023333333333">
            <text:p>4.4602333333</text:p>
          </table:table-cell>
          <table:table-cell office:value-type="float" office:value="3.1431">
            <text:p>3.1431</text:p>
          </table:table-cell>
          <table:table-cell office:value-type="float" office:value="3.0602">
            <text:p>3.0602</text:p>
          </table:table-cell>
          <table:table-cell office:value-type="float" office:value="3.3054">
            <text:p>3.3054</text:p>
          </table:table-cell>
          <table:table-cell office:value-type="float" office:value="3.7658">
            <text:p>3.7658</text:p>
          </table:table-cell>
          <table:table-cell office:value-type="float" office:value="3.9731">
            <text:p>3.9731</text:p>
          </table:table-cell>
          <table:table-cell office:value-type="float" office:value="3.6002">
            <text:p>3.6002</text:p>
          </table:table-cell>
          <table:table-cell office:value-type="float" office:value="3.7328">
            <text:p>3.7328</text:p>
          </table:table-cell>
          <table:table-cell office:value-type="float" office:value="3.8296">
            <text:p>3.8296</text:p>
          </table:table-cell>
          <table:table-cell office:value-type="float" office:value="3.8593">
            <text:p>3.8593</text:p>
          </table:table-cell>
          <table:table-cell office:value-type="float" office:value="3.9555">
            <text:p>3.9555</text:p>
          </table:table-cell>
          <table:table-cell office:value-type="float" office:value="4.9214">
            <text:p>4.9214</text:p>
          </table:table-cell>
          <table:table-cell table:formula="of:=AVERAGE([.T298:.Y298])" office:value-type="float" office:value="3.98313333333333">
            <text:p>3.983133333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2-10</text:p>
          </table:table-cell>
          <table:table-cell office:value-type="float" office:value="4.1058">
            <text:p>4.1058</text:p>
          </table:table-cell>
          <table:table-cell office:value-type="float" office:value="4.182">
            <text:p>4.182</text:p>
          </table:table-cell>
          <table:table-cell office:value-type="float" office:value="4.2246">
            <text:p>4.2246</text:p>
          </table:table-cell>
          <table:table-cell office:value-type="float" office:value="4.2849">
            <text:p>4.2849</text:p>
          </table:table-cell>
          <table:table-cell office:value-type="float" office:value="4.3166">
            <text:p>4.3166</text:p>
          </table:table-cell>
          <table:table-cell office:value-type="float" office:value="4.2266">
            <text:p>4.2266</text:p>
          </table:table-cell>
          <table:table-cell office:value-type="float" office:value="4.2905">
            <text:p>4.2905</text:p>
          </table:table-cell>
          <table:table-cell office:value-type="float" office:value="4.2778">
            <text:p>4.2778</text:p>
          </table:table-cell>
          <table:table-cell office:value-type="float" office:value="4.5783">
            <text:p>4.5783</text:p>
          </table:table-cell>
          <table:table-cell office:value-type="float" office:value="4.5975">
            <text:p>4.5975</text:p>
          </table:table-cell>
          <table:table-cell office:value-type="float" office:value="4.7908">
            <text:p>4.7908</text:p>
          </table:table-cell>
          <table:table-cell table:formula="of:=AVERAGE([.H299:.M299])" office:value-type="float" office:value="4.46025">
            <text:p>4.46025</text:p>
          </table:table-cell>
          <table:table-cell office:value-type="float" office:value="3.1431">
            <text:p>3.1431</text:p>
          </table:table-cell>
          <table:table-cell office:value-type="float" office:value="3.0584">
            <text:p>3.0584</text:p>
          </table:table-cell>
          <table:table-cell office:value-type="float" office:value="3.3283">
            <text:p>3.3283</text:p>
          </table:table-cell>
          <table:table-cell office:value-type="float" office:value="3.7876">
            <text:p>3.7876</text:p>
          </table:table-cell>
          <table:table-cell office:value-type="float" office:value="3.9635">
            <text:p>3.9635</text:p>
          </table:table-cell>
          <table:table-cell office:value-type="float" office:value="3.6002">
            <text:p>3.6002</text:p>
          </table:table-cell>
          <table:table-cell office:value-type="float" office:value="3.7328">
            <text:p>3.7328</text:p>
          </table:table-cell>
          <table:table-cell office:value-type="float" office:value="3.8435">
            <text:p>3.8435</text:p>
          </table:table-cell>
          <table:table-cell office:value-type="float" office:value="3.873">
            <text:p>3.873</text:p>
          </table:table-cell>
          <table:table-cell office:value-type="float" office:value="3.9531">
            <text:p>3.9531</text:p>
          </table:table-cell>
          <table:table-cell office:value-type="float" office:value="4.8633">
            <text:p>4.8633</text:p>
          </table:table-cell>
          <table:table-cell table:formula="of:=AVERAGE([.T299:.Y299])" office:value-type="float" office:value="3.97765">
            <text:p>3.9776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3-10</text:p>
          </table:table-cell>
          <table:table-cell office:value-type="float" office:value="4.1342">
            <text:p>4.1342</text:p>
          </table:table-cell>
          <table:table-cell office:value-type="float" office:value="4.1783">
            <text:p>4.1783</text:p>
          </table:table-cell>
          <table:table-cell office:value-type="float" office:value="4.229">
            <text:p>4.229</text:p>
          </table:table-cell>
          <table:table-cell office:value-type="float" office:value="4.2529">
            <text:p>4.2529</text:p>
          </table:table-cell>
          <table:table-cell office:value-type="float" office:value="4.3166">
            <text:p>4.3166</text:p>
          </table:table-cell>
          <table:table-cell office:value-type="float" office:value="4.2266">
            <text:p>4.2266</text:p>
          </table:table-cell>
          <table:table-cell office:value-type="float" office:value="4.296">
            <text:p>4.296</text:p>
          </table:table-cell>
          <table:table-cell office:value-type="float" office:value="4.2786">
            <text:p>4.2786</text:p>
          </table:table-cell>
          <table:table-cell office:value-type="float" office:value="4.5823">
            <text:p>4.5823</text:p>
          </table:table-cell>
          <table:table-cell office:value-type="float" office:value="4.6187">
            <text:p>4.6187</text:p>
          </table:table-cell>
          <table:table-cell office:value-type="float" office:value="4.7908">
            <text:p>4.7908</text:p>
          </table:table-cell>
          <table:table-cell table:formula="of:=AVERAGE([.H300:.M300])" office:value-type="float" office:value="4.4655">
            <text:p>4.4655</text:p>
          </table:table-cell>
          <table:table-cell office:value-type="float" office:value="3.1789">
            <text:p>3.1789</text:p>
          </table:table-cell>
          <table:table-cell office:value-type="float" office:value="3.0383">
            <text:p>3.0383</text:p>
          </table:table-cell>
          <table:table-cell office:value-type="float" office:value="3.3381">
            <text:p>3.3381</text:p>
          </table:table-cell>
          <table:table-cell office:value-type="float" office:value="3.837">
            <text:p>3.837</text:p>
          </table:table-cell>
          <table:table-cell office:value-type="float" office:value="3.9635">
            <text:p>3.9635</text:p>
          </table:table-cell>
          <table:table-cell office:value-type="float" office:value="3.6002">
            <text:p>3.6002</text:p>
          </table:table-cell>
          <table:table-cell office:value-type="float" office:value="3.7428">
            <text:p>3.7428</text:p>
          </table:table-cell>
          <table:table-cell office:value-type="float" office:value="3.8466">
            <text:p>3.8466</text:p>
          </table:table-cell>
          <table:table-cell office:value-type="float" office:value="3.865">
            <text:p>3.865</text:p>
          </table:table-cell>
          <table:table-cell office:value-type="float" office:value="3.9806">
            <text:p>3.9806</text:p>
          </table:table-cell>
          <table:table-cell office:value-type="float" office:value="4.8633">
            <text:p>4.8633</text:p>
          </table:table-cell>
          <table:table-cell table:formula="of:=AVERAGE([.T300:.Y300])" office:value-type="float" office:value="3.98308333333333">
            <text:p>3.983083333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4-10</text:p>
          </table:table-cell>
          <table:table-cell office:value-type="float" office:value="4.1357">
            <text:p>4.1357</text:p>
          </table:table-cell>
          <table:table-cell office:value-type="float" office:value="4.1861">
            <text:p>4.1861</text:p>
          </table:table-cell>
          <table:table-cell office:value-type="float" office:value="4.2235">
            <text:p>4.2235</text:p>
          </table:table-cell>
          <table:table-cell office:value-type="float" office:value="4.2678">
            <text:p>4.2678</text:p>
          </table:table-cell>
          <table:table-cell office:value-type="float" office:value="4.3166">
            <text:p>4.3166</text:p>
          </table:table-cell>
          <table:table-cell office:value-type="float" office:value="4.2403">
            <text:p>4.2403</text:p>
          </table:table-cell>
          <table:table-cell office:value-type="float" office:value="4.3053">
            <text:p>4.3053</text:p>
          </table:table-cell>
          <table:table-cell office:value-type="float" office:value="4.277">
            <text:p>4.277</text:p>
          </table:table-cell>
          <table:table-cell office:value-type="float" office:value="4.5799">
            <text:p>4.5799</text:p>
          </table:table-cell>
          <table:table-cell office:value-type="float" office:value="4.6187">
            <text:p>4.6187</text:p>
          </table:table-cell>
          <table:table-cell office:value-type="float" office:value="4.7908">
            <text:p>4.7908</text:p>
          </table:table-cell>
          <table:table-cell table:formula="of:=AVERAGE([.H301:.M301])" office:value-type="float" office:value="4.46866666666667">
            <text:p>4.4686666667</text:p>
          </table:table-cell>
          <table:table-cell office:value-type="float" office:value="3.1956">
            <text:p>3.1956</text:p>
          </table:table-cell>
          <table:table-cell office:value-type="float" office:value="3.0323">
            <text:p>3.0323</text:p>
          </table:table-cell>
          <table:table-cell office:value-type="float" office:value="3.3364">
            <text:p>3.3364</text:p>
          </table:table-cell>
          <table:table-cell office:value-type="float" office:value="3.8759">
            <text:p>3.8759</text:p>
          </table:table-cell>
          <table:table-cell office:value-type="float" office:value="3.9635">
            <text:p>3.9635</text:p>
          </table:table-cell>
          <table:table-cell office:value-type="float" office:value="3.6054">
            <text:p>3.6054</text:p>
          </table:table-cell>
          <table:table-cell office:value-type="float" office:value="3.7802">
            <text:p>3.7802</text:p>
          </table:table-cell>
          <table:table-cell office:value-type="float" office:value="3.8435">
            <text:p>3.8435</text:p>
          </table:table-cell>
          <table:table-cell office:value-type="float" office:value="3.875">
            <text:p>3.875</text:p>
          </table:table-cell>
          <table:table-cell office:value-type="float" office:value="3.9806">
            <text:p>3.9806</text:p>
          </table:table-cell>
          <table:table-cell office:value-type="float" office:value="4.8633">
            <text:p>4.8633</text:p>
          </table:table-cell>
          <table:table-cell table:formula="of:=AVERAGE([.T301:.Y301])" office:value-type="float" office:value="3.99133333333333">
            <text:p>3.991333333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5-10</text:p>
          </table:table-cell>
          <table:table-cell office:value-type="float" office:value="4.14">
            <text:p>4.14</text:p>
          </table:table-cell>
          <table:table-cell office:value-type="float" office:value="4.1858">
            <text:p>4.1858</text:p>
          </table:table-cell>
          <table:table-cell office:value-type="float" office:value="4.2236">
            <text:p>4.2236</text:p>
          </table:table-cell>
          <table:table-cell office:value-type="float" office:value="4.2678">
            <text:p>4.2678</text:p>
          </table:table-cell>
          <table:table-cell office:value-type="float" office:value="4.3042">
            <text:p>4.3042</text:p>
          </table:table-cell>
          <table:table-cell office:value-type="float" office:value="4.2355">
            <text:p>4.2355</text:p>
          </table:table-cell>
          <table:table-cell office:value-type="float" office:value="4.3094">
            <text:p>4.3094</text:p>
          </table:table-cell>
          <table:table-cell office:value-type="float" office:value="4.2777">
            <text:p>4.2777</text:p>
          </table:table-cell>
          <table:table-cell office:value-type="float" office:value="4.5799">
            <text:p>4.5799</text:p>
          </table:table-cell>
          <table:table-cell office:value-type="float" office:value="4.6187">
            <text:p>4.6187</text:p>
          </table:table-cell>
          <table:table-cell office:value-type="float" office:value="4.777">
            <text:p>4.777</text:p>
          </table:table-cell>
          <table:table-cell table:formula="of:=AVERAGE([.H302:.M302])" office:value-type="float" office:value="4.46636666666667">
            <text:p>4.4663666667</text:p>
          </table:table-cell>
          <table:table-cell office:value-type="float" office:value="3.1863">
            <text:p>3.1863</text:p>
          </table:table-cell>
          <table:table-cell office:value-type="float" office:value="3.0383">
            <text:p>3.0383</text:p>
          </table:table-cell>
          <table:table-cell office:value-type="float" office:value="3.3312">
            <text:p>3.3312</text:p>
          </table:table-cell>
          <table:table-cell office:value-type="float" office:value="3.8759">
            <text:p>3.8759</text:p>
          </table:table-cell>
          <table:table-cell office:value-type="float" office:value="3.959">
            <text:p>3.959</text:p>
          </table:table-cell>
          <table:table-cell office:value-type="float" office:value="3.594">
            <text:p>3.594</text:p>
          </table:table-cell>
          <table:table-cell office:value-type="float" office:value="3.7749">
            <text:p>3.7749</text:p>
          </table:table-cell>
          <table:table-cell office:value-type="float" office:value="3.8514">
            <text:p>3.8514</text:p>
          </table:table-cell>
          <table:table-cell office:value-type="float" office:value="3.875">
            <text:p>3.875</text:p>
          </table:table-cell>
          <table:table-cell office:value-type="float" office:value="3.9806">
            <text:p>3.9806</text:p>
          </table:table-cell>
          <table:table-cell office:value-type="float" office:value="4.8443">
            <text:p>4.8443</text:p>
          </table:table-cell>
          <table:table-cell table:formula="of:=AVERAGE([.T302:.Y302])" office:value-type="float" office:value="3.9867">
            <text:p>3.986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26-10</text:p>
          </table:table-cell>
          <table:table-cell office:value-type="float" office:value="4.1503">
            <text:p>4.1503</text:p>
          </table:table-cell>
          <table:table-cell office:value-type="float" office:value="4.1855">
            <text:p>4.1855</text:p>
          </table:table-cell>
          <table:table-cell office:value-type="float" office:value="4.2236">
            <text:p>4.2236</text:p>
          </table:table-cell>
          <table:table-cell office:value-type="float" office:value="4.2678">
            <text:p>4.2678</text:p>
          </table:table-cell>
          <table:table-cell office:value-type="float" office:value="4.3245">
            <text:p>4.3245</text:p>
          </table:table-cell>
          <table:table-cell office:value-type="float" office:value="4.235">
            <text:p>4.235</text:p>
          </table:table-cell>
          <table:table-cell office:value-type="float" office:value="4.3177">
            <text:p>4.3177</text:p>
          </table:table-cell>
          <table:table-cell office:value-type="float" office:value="4.2715">
            <text:p>4.2715</text:p>
          </table:table-cell>
          <table:table-cell office:value-type="float" office:value="4.5799">
            <text:p>4.5799</text:p>
          </table:table-cell>
          <table:table-cell office:value-type="float" office:value="4.6009">
            <text:p>4.6009</text:p>
          </table:table-cell>
          <table:table-cell office:value-type="float" office:value="4.7548">
            <text:p>4.7548</text:p>
          </table:table-cell>
          <table:table-cell table:formula="of:=AVERAGE([.H303:.M303])" office:value-type="float" office:value="4.45996666666667">
            <text:p>4.4599666667</text:p>
          </table:table-cell>
          <table:table-cell office:value-type="float" office:value="3.2153">
            <text:p>3.2153</text:p>
          </table:table-cell>
          <table:table-cell office:value-type="float" office:value="3.0365">
            <text:p>3.0365</text:p>
          </table:table-cell>
          <table:table-cell office:value-type="float" office:value="3.3312">
            <text:p>3.3312</text:p>
          </table:table-cell>
          <table:table-cell office:value-type="float" office:value="3.8759">
            <text:p>3.8759</text:p>
          </table:table-cell>
          <table:table-cell office:value-type="float" office:value="3.9584">
            <text:p>3.9584</text:p>
          </table:table-cell>
          <table:table-cell office:value-type="float" office:value="3.6033">
            <text:p>3.6033</text:p>
          </table:table-cell>
          <table:table-cell office:value-type="float" office:value="3.8058">
            <text:p>3.8058</text:p>
          </table:table-cell>
          <table:table-cell office:value-type="float" office:value="3.8527">
            <text:p>3.8527</text:p>
          </table:table-cell>
          <table:table-cell office:value-type="float" office:value="3.875">
            <text:p>3.875</text:p>
          </table:table-cell>
          <table:table-cell office:value-type="float" office:value="3.9601">
            <text:p>3.9601</text:p>
          </table:table-cell>
          <table:table-cell office:value-type="float" office:value="4.7439">
            <text:p>4.7439</text:p>
          </table:table-cell>
          <table:table-cell table:formula="of:=AVERAGE([.T303:.Y303])" office:value-type="float" office:value="3.97346666666667">
            <text:p>3.973466666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7-10</text:p>
          </table:table-cell>
          <table:table-cell office:value-type="float" office:value="4.1489">
            <text:p>4.1489</text:p>
          </table:table-cell>
          <table:table-cell office:value-type="float" office:value="4.1855">
            <text:p>4.1855</text:p>
          </table:table-cell>
          <table:table-cell office:value-type="float" office:value="4.2236">
            <text:p>4.2236</text:p>
          </table:table-cell>
          <table:table-cell office:value-type="float" office:value="4.2919">
            <text:p>4.2919</text:p>
          </table:table-cell>
          <table:table-cell office:value-type="float" office:value="4.3292">
            <text:p>4.3292</text:p>
          </table:table-cell>
          <table:table-cell office:value-type="float" office:value="4.2462">
            <text:p>4.2462</text:p>
          </table:table-cell>
          <table:table-cell office:value-type="float" office:value="4.3182">
            <text:p>4.3182</text:p>
          </table:table-cell>
          <table:table-cell office:value-type="float" office:value="4.2715">
            <text:p>4.2715</text:p>
          </table:table-cell>
          <table:table-cell office:value-type="float" office:value="4.5842">
            <text:p>4.5842</text:p>
          </table:table-cell>
          <table:table-cell office:value-type="float" office:value="4.6207">
            <text:p>4.6207</text:p>
          </table:table-cell>
          <table:table-cell office:value-type="float" office:value="4.7585">
            <text:p>4.7585</text:p>
          </table:table-cell>
          <table:table-cell table:formula="of:=AVERAGE([.H304:.M304])" office:value-type="float" office:value="4.46655">
            <text:p>4.46655</text:p>
          </table:table-cell>
          <table:table-cell office:value-type="float" office:value="3.2167">
            <text:p>3.2167</text:p>
          </table:table-cell>
          <table:table-cell office:value-type="float" office:value="3.0365">
            <text:p>3.0365</text:p>
          </table:table-cell>
          <table:table-cell office:value-type="float" office:value="3.3312">
            <text:p>3.3312</text:p>
          </table:table-cell>
          <table:table-cell office:value-type="float" office:value="3.8802">
            <text:p>3.8802</text:p>
          </table:table-cell>
          <table:table-cell office:value-type="float" office:value="3.9619">
            <text:p>3.9619</text:p>
          </table:table-cell>
          <table:table-cell office:value-type="float" office:value="3.6589">
            <text:p>3.6589</text:p>
          </table:table-cell>
          <table:table-cell office:value-type="float" office:value="3.7942">
            <text:p>3.7942</text:p>
          </table:table-cell>
          <table:table-cell office:value-type="float" office:value="3.8527">
            <text:p>3.8527</text:p>
          </table:table-cell>
          <table:table-cell office:value-type="float" office:value="3.8744">
            <text:p>3.8744</text:p>
          </table:table-cell>
          <table:table-cell office:value-type="float" office:value="3.9775">
            <text:p>3.9775</text:p>
          </table:table-cell>
          <table:table-cell office:value-type="float" office:value="4.741">
            <text:p>4.741</text:p>
          </table:table-cell>
          <table:table-cell table:formula="of:=AVERAGE([.T304:.Y304])" office:value-type="float" office:value="3.98311666666667">
            <text:p>3.983116666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8-10</text:p>
          </table:table-cell>
          <table:table-cell office:value-type="float" office:value="4.1489">
            <text:p>4.1489</text:p>
          </table:table-cell>
          <table:table-cell office:value-type="float" office:value="4.1855">
            <text:p>4.1855</text:p>
          </table:table-cell>
          <table:table-cell office:value-type="float" office:value="4.2318">
            <text:p>4.2318</text:p>
          </table:table-cell>
          <table:table-cell office:value-type="float" office:value="4.2936">
            <text:p>4.2936</text:p>
          </table:table-cell>
          <table:table-cell office:value-type="float" office:value="4.3307">
            <text:p>4.3307</text:p>
          </table:table-cell>
          <table:table-cell office:value-type="float" office:value="4.2432">
            <text:p>4.2432</text:p>
          </table:table-cell>
          <table:table-cell office:value-type="float" office:value="4.3182">
            <text:p>4.3182</text:p>
          </table:table-cell>
          <table:table-cell office:value-type="float" office:value="4.2715">
            <text:p>4.2715</text:p>
          </table:table-cell>
          <table:table-cell office:value-type="float" office:value="4.6202">
            <text:p>4.6202</text:p>
          </table:table-cell>
          <table:table-cell office:value-type="float" office:value="4.6192">
            <text:p>4.6192</text:p>
          </table:table-cell>
          <table:table-cell office:value-type="float" office:value="4.7275">
            <text:p>4.7275</text:p>
          </table:table-cell>
          <table:table-cell table:formula="of:=AVERAGE([.H305:.M305])" office:value-type="float" office:value="4.46663333333333">
            <text:p>4.4666333333</text:p>
          </table:table-cell>
          <table:table-cell office:value-type="float" office:value="3.2167">
            <text:p>3.2167</text:p>
          </table:table-cell>
          <table:table-cell office:value-type="float" office:value="3.0365">
            <text:p>3.0365</text:p>
          </table:table-cell>
          <table:table-cell office:value-type="float" office:value="3.3196">
            <text:p>3.3196</text:p>
          </table:table-cell>
          <table:table-cell office:value-type="float" office:value="3.8733">
            <text:p>3.8733</text:p>
          </table:table-cell>
          <table:table-cell office:value-type="float" office:value="3.9651">
            <text:p>3.9651</text:p>
          </table:table-cell>
          <table:table-cell office:value-type="float" office:value="3.6542">
            <text:p>3.6542</text:p>
          </table:table-cell>
          <table:table-cell office:value-type="float" office:value="3.7942">
            <text:p>3.7942</text:p>
          </table:table-cell>
          <table:table-cell office:value-type="float" office:value="3.8527">
            <text:p>3.8527</text:p>
          </table:table-cell>
          <table:table-cell office:value-type="float" office:value="3.9398">
            <text:p>3.9398</text:p>
          </table:table-cell>
          <table:table-cell office:value-type="float" office:value="3.9845">
            <text:p>3.9845</text:p>
          </table:table-cell>
          <table:table-cell office:value-type="float" office:value="4.7508">
            <text:p>4.7508</text:p>
          </table:table-cell>
          <table:table-cell table:formula="of:=AVERAGE([.T305:.Y305])" office:value-type="float" office:value="3.99603333333333">
            <text:p>3.996033333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29-10</text:p>
          </table:table-cell>
          <table:table-cell office:value-type="float" office:value="4.1489">
            <text:p>4.1489</text:p>
          </table:table-cell>
          <table:table-cell office:value-type="float" office:value="4.1838">
            <text:p>4.1838</text:p>
          </table:table-cell>
          <table:table-cell office:value-type="float" office:value="4.2252">
            <text:p>4.2252</text:p>
          </table:table-cell>
          <table:table-cell office:value-type="float" office:value="4.2699">
            <text:p>4.2699</text:p>
          </table:table-cell>
          <table:table-cell office:value-type="float" office:value="4.3278">
            <text:p>4.3278</text:p>
          </table:table-cell>
          <table:table-cell office:value-type="float" office:value="4.2432">
            <text:p>4.2432</text:p>
          </table:table-cell>
          <table:table-cell office:value-type="float" office:value="4.3182">
            <text:p>4.3182</text:p>
          </table:table-cell>
          <table:table-cell office:value-type="float" office:value="4.2693">
            <text:p>4.2693</text:p>
          </table:table-cell>
          <table:table-cell office:value-type="float" office:value="4.6225">
            <text:p>4.6225</text:p>
          </table:table-cell>
          <table:table-cell office:value-type="float" office:value="4.6215">
            <text:p>4.6215</text:p>
          </table:table-cell>
          <table:table-cell office:value-type="float" office:value="4.7085">
            <text:p>4.7085</text:p>
          </table:table-cell>
          <table:table-cell table:formula="of:=AVERAGE([.H306:.M306])" office:value-type="float" office:value="4.46386666666667">
            <text:p>4.4638666667</text:p>
          </table:table-cell>
          <table:table-cell office:value-type="float" office:value="3.2167">
            <text:p>3.2167</text:p>
          </table:table-cell>
          <table:table-cell office:value-type="float" office:value="3.0388">
            <text:p>3.0388</text:p>
          </table:table-cell>
          <table:table-cell office:value-type="float" office:value="3.3173">
            <text:p>3.3173</text:p>
          </table:table-cell>
          <table:table-cell office:value-type="float" office:value="3.9066">
            <text:p>3.9066</text:p>
          </table:table-cell>
          <table:table-cell office:value-type="float" office:value="3.9538">
            <text:p>3.9538</text:p>
          </table:table-cell>
          <table:table-cell office:value-type="float" office:value="3.6542">
            <text:p>3.6542</text:p>
          </table:table-cell>
          <table:table-cell office:value-type="float" office:value="3.7942">
            <text:p>3.7942</text:p>
          </table:table-cell>
          <table:table-cell office:value-type="float" office:value="3.8479">
            <text:p>3.8479</text:p>
          </table:table-cell>
          <table:table-cell office:value-type="float" office:value="3.9495">
            <text:p>3.9495</text:p>
          </table:table-cell>
          <table:table-cell office:value-type="float" office:value="3.9687">
            <text:p>3.9687</text:p>
          </table:table-cell>
          <table:table-cell office:value-type="float" office:value="4.7493">
            <text:p>4.7493</text:p>
          </table:table-cell>
          <table:table-cell table:formula="of:=AVERAGE([.T306:.Y306])" office:value-type="float" office:value="3.99396666666667">
            <text:p>3.993966666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30-10</text:p>
          </table:table-cell>
          <table:table-cell office:value-type="float" office:value="4.1305">
            <text:p>4.1305</text:p>
          </table:table-cell>
          <table:table-cell office:value-type="float" office:value="4.1801">
            <text:p>4.1801</text:p>
          </table:table-cell>
          <table:table-cell office:value-type="float" office:value="4.2168">
            <text:p>4.2168</text:p>
          </table:table-cell>
          <table:table-cell office:value-type="float" office:value="4.2644">
            <text:p>4.2644</text:p>
          </table:table-cell>
          <table:table-cell office:value-type="float" office:value="4.3278">
            <text:p>4.3278</text:p>
          </table:table-cell>
          <table:table-cell office:value-type="float" office:value="4.2432">
            <text:p>4.2432</text:p>
          </table:table-cell>
          <table:table-cell office:value-type="float" office:value="4.3307">
            <text:p>4.3307</text:p>
          </table:table-cell>
          <table:table-cell office:value-type="float" office:value="4.2629">
            <text:p>4.2629</text:p>
          </table:table-cell>
          <table:table-cell office:value-type="float" office:value="4.6222">
            <text:p>4.6222</text:p>
          </table:table-cell>
          <table:table-cell office:value-type="float" office:value="4.6225">
            <text:p>4.6225</text:p>
          </table:table-cell>
          <table:table-cell office:value-type="float" office:value="4.7085">
            <text:p>4.7085</text:p>
          </table:table-cell>
          <table:table-cell table:formula="of:=AVERAGE([.H307:.M307])" office:value-type="float" office:value="4.465">
            <text:p>4.465</text:p>
          </table:table-cell>
          <table:table-cell office:value-type="float" office:value="3.1866">
            <text:p>3.1866</text:p>
          </table:table-cell>
          <table:table-cell office:value-type="float" office:value="3.039">
            <text:p>3.039</text:p>
          </table:table-cell>
          <table:table-cell office:value-type="float" office:value="3.3472">
            <text:p>3.3472</text:p>
          </table:table-cell>
          <table:table-cell office:value-type="float" office:value="3.8707">
            <text:p>3.8707</text:p>
          </table:table-cell>
          <table:table-cell office:value-type="float" office:value="3.9538">
            <text:p>3.9538</text:p>
          </table:table-cell>
          <table:table-cell office:value-type="float" office:value="3.6542">
            <text:p>3.6542</text:p>
          </table:table-cell>
          <table:table-cell office:value-type="float" office:value="3.8082">
            <text:p>3.8082</text:p>
          </table:table-cell>
          <table:table-cell office:value-type="float" office:value="3.8384">
            <text:p>3.8384</text:p>
          </table:table-cell>
          <table:table-cell office:value-type="float" office:value="3.9513">
            <text:p>3.9513</text:p>
          </table:table-cell>
          <table:table-cell office:value-type="float" office:value="3.9925">
            <text:p>3.9925</text:p>
          </table:table-cell>
          <table:table-cell office:value-type="float" office:value="4.7493">
            <text:p>4.7493</text:p>
          </table:table-cell>
          <table:table-cell table:formula="of:=AVERAGE([.T307:.Y307])" office:value-type="float" office:value="3.99898333333333">
            <text:p>3.998983333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31-10</text:p>
          </table:table-cell>
          <table:table-cell office:value-type="float" office:value="4.139">
            <text:p>4.139</text:p>
          </table:table-cell>
          <table:table-cell office:value-type="float" office:value="4.1783">
            <text:p>4.1783</text:p>
          </table:table-cell>
          <table:table-cell office:value-type="float" office:value="4.2177">
            <text:p>4.2177</text:p>
          </table:table-cell>
          <table:table-cell office:value-type="float" office:value="4.2532">
            <text:p>4.2532</text:p>
          </table:table-cell>
          <table:table-cell office:value-type="float" office:value="4.3278">
            <text:p>4.3278</text:p>
          </table:table-cell>
          <table:table-cell office:value-type="float" office:value="4.244">
            <text:p>4.244</text:p>
          </table:table-cell>
          <table:table-cell office:value-type="float" office:value="4.3392">
            <text:p>4.3392</text:p>
          </table:table-cell>
          <table:table-cell office:value-type="float" office:value="4.2581">
            <text:p>4.2581</text:p>
          </table:table-cell>
          <table:table-cell office:value-type="float" office:value="4.6018">
            <text:p>4.6018</text:p>
          </table:table-cell>
          <table:table-cell office:value-type="float" office:value="4.6225">
            <text:p>4.6225</text:p>
          </table:table-cell>
          <table:table-cell office:value-type="float" office:value="4.7085">
            <text:p>4.7085</text:p>
          </table:table-cell>
          <table:table-cell table:formula="of:=AVERAGE([.H308:.M308])" office:value-type="float" office:value="4.46235">
            <text:p>4.46235</text:p>
          </table:table-cell>
          <table:table-cell office:value-type="float" office:value="3.1856">
            <text:p>3.1856</text:p>
          </table:table-cell>
          <table:table-cell office:value-type="float" office:value="3.063">
            <text:p>3.063</text:p>
          </table:table-cell>
          <table:table-cell office:value-type="float" office:value="3.3677">
            <text:p>3.3677</text:p>
          </table:table-cell>
          <table:table-cell office:value-type="float" office:value="3.8553">
            <text:p>3.8553</text:p>
          </table:table-cell>
          <table:table-cell office:value-type="float" office:value="3.9538">
            <text:p>3.9538</text:p>
          </table:table-cell>
          <table:table-cell office:value-type="float" office:value="3.6467">
            <text:p>3.6467</text:p>
          </table:table-cell>
          <table:table-cell office:value-type="float" office:value="3.8339">
            <text:p>3.8339</text:p>
          </table:table-cell>
          <table:table-cell office:value-type="float" office:value="3.8176">
            <text:p>3.8176</text:p>
          </table:table-cell>
          <table:table-cell office:value-type="float" office:value="3.9494">
            <text:p>3.9494</text:p>
          </table:table-cell>
          <table:table-cell office:value-type="float" office:value="3.9925">
            <text:p>3.9925</text:p>
          </table:table-cell>
          <table:table-cell office:value-type="float" office:value="4.7493">
            <text:p>4.7493</text:p>
          </table:table-cell>
          <table:table-cell table:formula="of:=AVERAGE([.T308:.Y308])" office:value-type="float" office:value="3.99823333333333">
            <text:p>3.998233333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01-11</text:p>
          </table:table-cell>
          <table:table-cell office:value-type="float" office:value="4.127">
            <text:p>4.127</text:p>
          </table:table-cell>
          <table:table-cell office:value-type="float" office:value="4.1875">
            <text:p>4.1875</text:p>
          </table:table-cell>
          <table:table-cell office:value-type="float" office:value="4.2188">
            <text:p>4.2188</text:p>
          </table:table-cell>
          <table:table-cell office:value-type="float" office:value="4.2532">
            <text:p>4.2532</text:p>
          </table:table-cell>
          <table:table-cell office:value-type="float" office:value="4.3085">
            <text:p>4.3085</text:p>
          </table:table-cell>
          <table:table-cell office:value-type="float" office:value="4.2338">
            <text:p>4.2338</text:p>
          </table:table-cell>
          <table:table-cell office:value-type="float" office:value="4.3269">
            <text:p>4.3269</text:p>
          </table:table-cell>
          <table:table-cell office:value-type="float" office:value="4.2535">
            <text:p>4.2535</text:p>
          </table:table-cell>
          <table:table-cell office:value-type="float" office:value="4.6018">
            <text:p>4.6018</text:p>
          </table:table-cell>
          <table:table-cell office:value-type="float" office:value="4.6225">
            <text:p>4.6225</text:p>
          </table:table-cell>
          <table:table-cell office:value-type="float" office:value="4.7053">
            <text:p>4.7053</text:p>
          </table:table-cell>
          <table:table-cell table:formula="of:=AVERAGE([.H309:.M309])" office:value-type="float" office:value="4.4573">
            <text:p>4.4573</text:p>
          </table:table-cell>
          <table:table-cell office:value-type="float" office:value="3.1807">
            <text:p>3.1807</text:p>
          </table:table-cell>
          <table:table-cell office:value-type="float" office:value="3.1007">
            <text:p>3.1007</text:p>
          </table:table-cell>
          <table:table-cell office:value-type="float" office:value="3.3769">
            <text:p>3.3769</text:p>
          </table:table-cell>
          <table:table-cell office:value-type="float" office:value="3.8553">
            <text:p>3.8553</text:p>
          </table:table-cell>
          <table:table-cell office:value-type="float" office:value="3.9079">
            <text:p>3.9079</text:p>
          </table:table-cell>
          <table:table-cell office:value-type="float" office:value="3.6461">
            <text:p>3.6461</text:p>
          </table:table-cell>
          <table:table-cell office:value-type="float" office:value="3.7979">
            <text:p>3.7979</text:p>
          </table:table-cell>
          <table:table-cell office:value-type="float" office:value="3.8186">
            <text:p>3.8186</text:p>
          </table:table-cell>
          <table:table-cell office:value-type="float" office:value="3.9494">
            <text:p>3.9494</text:p>
          </table:table-cell>
          <table:table-cell office:value-type="float" office:value="3.9925">
            <text:p>3.9925</text:p>
          </table:table-cell>
          <table:table-cell office:value-type="float" office:value="4.7304">
            <text:p>4.7304</text:p>
          </table:table-cell>
          <table:table-cell table:formula="of:=AVERAGE([.T309:.Y309])" office:value-type="float" office:value="3.98915">
            <text:p>3.9891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02-11</text:p>
          </table:table-cell>
          <table:table-cell office:value-type="float" office:value="4.1088">
            <text:p>4.1088</text:p>
          </table:table-cell>
          <table:table-cell office:value-type="float" office:value="4.1778">
            <text:p>4.1778</text:p>
          </table:table-cell>
          <table:table-cell office:value-type="float" office:value="4.2188">
            <text:p>4.2188</text:p>
          </table:table-cell>
          <table:table-cell office:value-type="float" office:value="4.2532">
            <text:p>4.2532</text:p>
          </table:table-cell>
          <table:table-cell office:value-type="float" office:value="4.3255">
            <text:p>4.3255</text:p>
          </table:table-cell>
          <table:table-cell office:value-type="float" office:value="4.2376">
            <text:p>4.2376</text:p>
          </table:table-cell>
          <table:table-cell office:value-type="float" office:value="4.3202">
            <text:p>4.3202</text:p>
          </table:table-cell>
          <table:table-cell office:value-type="float" office:value="4.2588">
            <text:p>4.2588</text:p>
          </table:table-cell>
          <table:table-cell office:value-type="float" office:value="4.6018">
            <text:p>4.6018</text:p>
          </table:table-cell>
          <table:table-cell office:value-type="float" office:value="4.6078">
            <text:p>4.6078</text:p>
          </table:table-cell>
          <table:table-cell office:value-type="float" office:value="4.7035">
            <text:p>4.7035</text:p>
          </table:table-cell>
          <table:table-cell table:formula="of:=AVERAGE([.H310:.M310])" office:value-type="float" office:value="4.45495">
            <text:p>4.45495</text:p>
          </table:table-cell>
          <table:table-cell office:value-type="float" office:value="3.1975">
            <text:p>3.1975</text:p>
          </table:table-cell>
          <table:table-cell office:value-type="float" office:value="3.0933">
            <text:p>3.0933</text:p>
          </table:table-cell>
          <table:table-cell office:value-type="float" office:value="3.3769">
            <text:p>3.3769</text:p>
          </table:table-cell>
          <table:table-cell office:value-type="float" office:value="3.8553">
            <text:p>3.8553</text:p>
          </table:table-cell>
          <table:table-cell office:value-type="float" office:value="3.8986">
            <text:p>3.8986</text:p>
          </table:table-cell>
          <table:table-cell office:value-type="float" office:value="3.639">
            <text:p>3.639</text:p>
          </table:table-cell>
          <table:table-cell office:value-type="float" office:value="3.784">
            <text:p>3.784</text:p>
          </table:table-cell>
          <table:table-cell office:value-type="float" office:value="3.8168">
            <text:p>3.8168</text:p>
          </table:table-cell>
          <table:table-cell office:value-type="float" office:value="3.9494">
            <text:p>3.9494</text:p>
          </table:table-cell>
          <table:table-cell office:value-type="float" office:value="3.9712">
            <text:p>3.9712</text:p>
          </table:table-cell>
          <table:table-cell office:value-type="float" office:value="4.7472">
            <text:p>4.7472</text:p>
          </table:table-cell>
          <table:table-cell table:formula="of:=AVERAGE([.T310:.Y310])" office:value-type="float" office:value="3.9846">
            <text:p>3.984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03-11</text:p>
          </table:table-cell>
          <table:table-cell office:value-type="float" office:value="4.1226">
            <text:p>4.1226</text:p>
          </table:table-cell>
          <table:table-cell office:value-type="float" office:value="4.1778">
            <text:p>4.1778</text:p>
          </table:table-cell>
          <table:table-cell office:value-type="float" office:value="4.2188">
            <text:p>4.2188</text:p>
          </table:table-cell>
          <table:table-cell office:value-type="float" office:value="4.254">
            <text:p>4.254</text:p>
          </table:table-cell>
          <table:table-cell office:value-type="float" office:value="4.3186">
            <text:p>4.3186</text:p>
          </table:table-cell>
          <table:table-cell office:value-type="float" office:value="4.2383">
            <text:p>4.2383</text:p>
          </table:table-cell>
          <table:table-cell office:value-type="float" office:value="4.3126">
            <text:p>4.3126</text:p>
          </table:table-cell>
          <table:table-cell office:value-type="float" office:value="4.2588">
            <text:p>4.2588</text:p>
          </table:table-cell>
          <table:table-cell office:value-type="float" office:value="4.568">
            <text:p>4.568</text:p>
          </table:table-cell>
          <table:table-cell office:value-type="float" office:value="4.5875">
            <text:p>4.5875</text:p>
          </table:table-cell>
          <table:table-cell office:value-type="float" office:value="4.709">
            <text:p>4.709</text:p>
          </table:table-cell>
          <table:table-cell table:formula="of:=AVERAGE([.H311:.M311])" office:value-type="float" office:value="4.4457">
            <text:p>4.4457</text:p>
          </table:table-cell>
          <table:table-cell office:value-type="float" office:value="3.2266">
            <text:p>3.2266</text:p>
          </table:table-cell>
          <table:table-cell office:value-type="float" office:value="3.0933">
            <text:p>3.0933</text:p>
          </table:table-cell>
          <table:table-cell office:value-type="float" office:value="3.3769">
            <text:p>3.3769</text:p>
          </table:table-cell>
          <table:table-cell office:value-type="float" office:value="3.8757">
            <text:p>3.8757</text:p>
          </table:table-cell>
          <table:table-cell office:value-type="float" office:value="3.9033">
            <text:p>3.9033</text:p>
          </table:table-cell>
          <table:table-cell office:value-type="float" office:value="3.6358">
            <text:p>3.6358</text:p>
          </table:table-cell>
          <table:table-cell office:value-type="float" office:value="3.793">
            <text:p>3.793</text:p>
          </table:table-cell>
          <table:table-cell office:value-type="float" office:value="3.8168">
            <text:p>3.8168</text:p>
          </table:table-cell>
          <table:table-cell office:value-type="float" office:value="3.9036">
            <text:p>3.9036</text:p>
          </table:table-cell>
          <table:table-cell office:value-type="float" office:value="3.9623">
            <text:p>3.9623</text:p>
          </table:table-cell>
          <table:table-cell office:value-type="float" office:value="4.8283">
            <text:p>4.8283</text:p>
          </table:table-cell>
          <table:table-cell table:formula="of:=AVERAGE([.T311:.Y311])" office:value-type="float" office:value="3.98996666666667">
            <text:p>3.9899666667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04-11</text:p>
          </table:table-cell>
          <table:table-cell office:value-type="float" office:value="4.1226">
            <text:p>4.1226</text:p>
          </table:table-cell>
          <table:table-cell office:value-type="float" office:value="4.1778">
            <text:p>4.1778</text:p>
          </table:table-cell>
          <table:table-cell office:value-type="float" office:value="4.2248">
            <text:p>4.2248</text:p>
          </table:table-cell>
          <table:table-cell office:value-type="float" office:value="4.2377">
            <text:p>4.2377</text:p>
          </table:table-cell>
          <table:table-cell office:value-type="float" office:value="4.3188">
            <text:p>4.3188</text:p>
          </table:table-cell>
          <table:table-cell office:value-type="float" office:value="4.2408">
            <text:p>4.2408</text:p>
          </table:table-cell>
          <table:table-cell office:value-type="float" office:value="4.3126">
            <text:p>4.3126</text:p>
          </table:table-cell>
          <table:table-cell office:value-type="float" office:value="4.2588">
            <text:p>4.2588</text:p>
          </table:table-cell>
          <table:table-cell office:value-type="float" office:value="4.5368">
            <text:p>4.5368</text:p>
          </table:table-cell>
          <table:table-cell office:value-type="float" office:value="4.6067">
            <text:p>4.6067</text:p>
          </table:table-cell>
          <table:table-cell office:value-type="float" office:value="4.6825">
            <text:p>4.6825</text:p>
          </table:table-cell>
          <table:table-cell table:formula="of:=AVERAGE([.H312:.M312])" office:value-type="float" office:value="4.4397">
            <text:p>4.4397</text:p>
          </table:table-cell>
          <table:table-cell office:value-type="float" office:value="3.2266">
            <text:p>3.2266</text:p>
          </table:table-cell>
          <table:table-cell office:value-type="float" office:value="3.0933">
            <text:p>3.0933</text:p>
          </table:table-cell>
          <table:table-cell office:value-type="float" office:value="3.3761">
            <text:p>3.3761</text:p>
          </table:table-cell>
          <table:table-cell office:value-type="float" office:value="3.8754">
            <text:p>3.8754</text:p>
          </table:table-cell>
          <table:table-cell office:value-type="float" office:value="3.8933">
            <text:p>3.8933</text:p>
          </table:table-cell>
          <table:table-cell office:value-type="float" office:value="3.659">
            <text:p>3.659</text:p>
          </table:table-cell>
          <table:table-cell office:value-type="float" office:value="3.793">
            <text:p>3.793</text:p>
          </table:table-cell>
          <table:table-cell office:value-type="float" office:value="3.8168">
            <text:p>3.8168</text:p>
          </table:table-cell>
          <table:table-cell office:value-type="float" office:value="3.8707">
            <text:p>3.8707</text:p>
          </table:table-cell>
          <table:table-cell office:value-type="float" office:value="3.9819">
            <text:p>3.9819</text:p>
          </table:table-cell>
          <table:table-cell office:value-type="float" office:value="4.7432">
            <text:p>4.7432</text:p>
          </table:table-cell>
          <table:table-cell table:formula="of:=AVERAGE([.T312:.Y312])" office:value-type="float" office:value="3.97743333333333">
            <text:p>3.97743333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05-11</text:p>
          </table:table-cell>
          <table:table-cell office:value-type="float" office:value="4.1226">
            <text:p>4.1226</text:p>
          </table:table-cell>
          <table:table-cell office:value-type="float" office:value="4.1802">
            <text:p>4.1802</text:p>
          </table:table-cell>
          <table:table-cell office:value-type="float" office:value="4.2336">
            <text:p>4.2336</text:p>
          </table:table-cell>
          <table:table-cell office:value-type="float" office:value="4.2392">
            <text:p>4.2392</text:p>
          </table:table-cell>
          <table:table-cell office:value-type="float" office:value="4.3301">
            <text:p>4.3301</text:p>
          </table:table-cell>
          <table:table-cell office:value-type="float" office:value="4.2408">
            <text:p>4.2408</text:p>
          </table:table-cell>
          <table:table-cell office:value-type="float" office:value="4.3126">
            <text:p>4.3126</text:p>
          </table:table-cell>
          <table:table-cell office:value-type="float" office:value="4.2643">
            <text:p>4.2643</text:p>
          </table:table-cell>
          <table:table-cell office:value-type="float" office:value="4.5134">
            <text:p>4.5134</text:p>
          </table:table-cell>
          <table:table-cell office:value-type="float" office:value="4.6037">
            <text:p>4.6037</text:p>
          </table:table-cell>
          <table:table-cell office:value-type="float" office:value="4.6865">
            <text:p>4.6865</text:p>
          </table:table-cell>
          <table:table-cell table:formula="of:=AVERAGE([.H313:.M313])" office:value-type="float" office:value="4.43688333333333">
            <text:p>4.4368833333</text:p>
          </table:table-cell>
          <table:table-cell office:value-type="float" office:value="3.2266">
            <text:p>3.2266</text:p>
          </table:table-cell>
          <table:table-cell office:value-type="float" office:value="3.0978">
            <text:p>3.0978</text:p>
          </table:table-cell>
          <table:table-cell office:value-type="float" office:value="3.3923">
            <text:p>3.3923</text:p>
          </table:table-cell>
          <table:table-cell office:value-type="float" office:value="3.8952">
            <text:p>3.8952</text:p>
          </table:table-cell>
          <table:table-cell office:value-type="float" office:value="3.9144">
            <text:p>3.9144</text:p>
          </table:table-cell>
          <table:table-cell office:value-type="float" office:value="3.659">
            <text:p>3.659</text:p>
          </table:table-cell>
          <table:table-cell office:value-type="float" office:value="3.793">
            <text:p>3.793</text:p>
          </table:table-cell>
          <table:table-cell office:value-type="float" office:value="3.8386">
            <text:p>3.8386</text:p>
          </table:table-cell>
          <table:table-cell office:value-type="float" office:value="3.8072">
            <text:p>3.8072</text:p>
          </table:table-cell>
          <table:table-cell office:value-type="float" office:value="3.9966">
            <text:p>3.9966</text:p>
          </table:table-cell>
          <table:table-cell office:value-type="float" office:value="4.6898">
            <text:p>4.6898</text:p>
          </table:table-cell>
          <table:table-cell table:formula="of:=AVERAGE([.T313:.Y313])" office:value-type="float" office:value="3.96403333333333">
            <text:p>3.964033333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06-11</text:p>
          </table:table-cell>
          <table:table-cell office:value-type="float" office:value="4.121">
            <text:p>4.121</text:p>
          </table:table-cell>
          <table:table-cell office:value-type="float" office:value="4.1677">
            <text:p>4.1677</text:p>
          </table:table-cell>
          <table:table-cell office:value-type="float" office:value="4.2214">
            <text:p>4.2214</text:p>
          </table:table-cell>
          <table:table-cell office:value-type="float" office:value="4.2544">
            <text:p>4.2544</text:p>
          </table:table-cell>
          <table:table-cell office:value-type="float" office:value="4.3301">
            <text:p>4.3301</text:p>
          </table:table-cell>
          <table:table-cell office:value-type="float" office:value="4.2408">
            <text:p>4.2408</text:p>
          </table:table-cell>
          <table:table-cell office:value-type="float" office:value="4.3088">
            <text:p>4.3088</text:p>
          </table:table-cell>
          <table:table-cell office:value-type="float" office:value="4.2693">
            <text:p>4.2693</text:p>
          </table:table-cell>
          <table:table-cell office:value-type="float" office:value="4.5263">
            <text:p>4.5263</text:p>
          </table:table-cell>
          <table:table-cell office:value-type="float" office:value="4.5956">
            <text:p>4.5956</text:p>
          </table:table-cell>
          <table:table-cell office:value-type="float" office:value="4.6865">
            <text:p>4.6865</text:p>
          </table:table-cell>
          <table:table-cell table:formula="of:=AVERAGE([.H314:.M314])" office:value-type="float" office:value="4.43788333333333">
            <text:p>4.4378833333</text:p>
          </table:table-cell>
          <table:table-cell office:value-type="float" office:value="3.2195">
            <text:p>3.2195</text:p>
          </table:table-cell>
          <table:table-cell office:value-type="float" office:value="3.0833">
            <text:p>3.0833</text:p>
          </table:table-cell>
          <table:table-cell office:value-type="float" office:value="3.3725">
            <text:p>3.3725</text:p>
          </table:table-cell>
          <table:table-cell office:value-type="float" office:value="3.9161">
            <text:p>3.9161</text:p>
          </table:table-cell>
          <table:table-cell office:value-type="float" office:value="3.9144">
            <text:p>3.9144</text:p>
          </table:table-cell>
          <table:table-cell office:value-type="float" office:value="3.659">
            <text:p>3.659</text:p>
          </table:table-cell>
          <table:table-cell office:value-type="float" office:value="3.7704">
            <text:p>3.7704</text:p>
          </table:table-cell>
          <table:table-cell office:value-type="float" office:value="3.8497">
            <text:p>3.8497</text:p>
          </table:table-cell>
          <table:table-cell office:value-type="float" office:value="3.8132">
            <text:p>3.8132</text:p>
          </table:table-cell>
          <table:table-cell office:value-type="float" office:value="3.9689">
            <text:p>3.9689</text:p>
          </table:table-cell>
          <table:table-cell office:value-type="float" office:value="4.6898">
            <text:p>4.6898</text:p>
          </table:table-cell>
          <table:table-cell table:formula="of:=AVERAGE([.T314:.Y314])" office:value-type="float" office:value="3.9585">
            <text:p>3.958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07-11</text:p>
          </table:table-cell>
          <table:table-cell office:value-type="float" office:value="4.1131">
            <text:p>4.1131</text:p>
          </table:table-cell>
          <table:table-cell office:value-type="float" office:value="4.1623">
            <text:p>4.1623</text:p>
          </table:table-cell>
          <table:table-cell office:value-type="float" office:value="4.2284">
            <text:p>4.2284</text:p>
          </table:table-cell>
          <table:table-cell office:value-type="float" office:value="4.263">
            <text:p>4.263</text:p>
          </table:table-cell>
          <table:table-cell office:value-type="float" office:value="4.3301">
            <text:p>4.3301</text:p>
          </table:table-cell>
          <table:table-cell office:value-type="float" office:value="4.2396">
            <text:p>4.2396</text:p>
          </table:table-cell>
          <table:table-cell office:value-type="float" office:value="4.294">
            <text:p>4.294</text:p>
          </table:table-cell>
          <table:table-cell office:value-type="float" office:value="4.2653">
            <text:p>4.2653</text:p>
          </table:table-cell>
          <table:table-cell office:value-type="float" office:value="4.467">
            <text:p>4.467</text:p>
          </table:table-cell>
          <table:table-cell office:value-type="float" office:value="4.5956">
            <text:p>4.5956</text:p>
          </table:table-cell>
          <table:table-cell office:value-type="float" office:value="4.6865">
            <text:p>4.6865</text:p>
          </table:table-cell>
          <table:table-cell table:formula="of:=AVERAGE([.H315:.M315])" office:value-type="float" office:value="4.42466666666667">
            <text:p>4.4246666667</text:p>
          </table:table-cell>
          <table:table-cell office:value-type="float" office:value="3.227">
            <text:p>3.227</text:p>
          </table:table-cell>
          <table:table-cell office:value-type="float" office:value="3.1143">
            <text:p>3.1143</text:p>
          </table:table-cell>
          <table:table-cell office:value-type="float" office:value="3.4119">
            <text:p>3.4119</text:p>
          </table:table-cell>
          <table:table-cell office:value-type="float" office:value="3.956">
            <text:p>3.956</text:p>
          </table:table-cell>
          <table:table-cell office:value-type="float" office:value="3.9144">
            <text:p>3.9144</text:p>
          </table:table-cell>
          <table:table-cell office:value-type="float" office:value="3.6668">
            <text:p>3.6668</text:p>
          </table:table-cell>
          <table:table-cell office:value-type="float" office:value="3.7381">
            <text:p>3.7381</text:p>
          </table:table-cell>
          <table:table-cell office:value-type="float" office:value="3.8506">
            <text:p>3.8506</text:p>
          </table:table-cell>
          <table:table-cell office:value-type="float" office:value="3.7592">
            <text:p>3.7592</text:p>
          </table:table-cell>
          <table:table-cell office:value-type="float" office:value="3.9689">
            <text:p>3.9689</text:p>
          </table:table-cell>
          <table:table-cell office:value-type="float" office:value="4.6898">
            <text:p>4.6898</text:p>
          </table:table-cell>
          <table:table-cell table:formula="of:=AVERAGE([.T315:.Y315])" office:value-type="float" office:value="3.94556666666667">
            <text:p>3.945566666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08-11</text:p>
          </table:table-cell>
          <table:table-cell office:value-type="float" office:value="4.1645">
            <text:p>4.1645</text:p>
          </table:table-cell>
          <table:table-cell office:value-type="float" office:value="4.1801">
            <text:p>4.1801</text:p>
          </table:table-cell>
          <table:table-cell office:value-type="float" office:value="4.2147">
            <text:p>4.2147</text:p>
          </table:table-cell>
          <table:table-cell office:value-type="float" office:value="4.263">
            <text:p>4.263</text:p>
          </table:table-cell>
          <table:table-cell office:value-type="float" office:value="4.3283">
            <text:p>4.3283</text:p>
          </table:table-cell>
          <table:table-cell office:value-type="float" office:value="4.2341">
            <text:p>4.2341</text:p>
          </table:table-cell>
          <table:table-cell office:value-type="float" office:value="4.2915">
            <text:p>4.2915</text:p>
          </table:table-cell>
          <table:table-cell office:value-type="float" office:value="4.261">
            <text:p>4.261</text:p>
          </table:table-cell>
          <table:table-cell office:value-type="float" office:value="4.467">
            <text:p>4.467</text:p>
          </table:table-cell>
          <table:table-cell office:value-type="float" office:value="4.5956">
            <text:p>4.5956</text:p>
          </table:table-cell>
          <table:table-cell office:value-type="float" office:value="4.6918">
            <text:p>4.6918</text:p>
          </table:table-cell>
          <table:table-cell table:formula="of:=AVERAGE([.H316:.M316])" office:value-type="float" office:value="4.4235">
            <text:p>4.4235</text:p>
          </table:table-cell>
          <table:table-cell office:value-type="float" office:value="3.2699">
            <text:p>3.2699</text:p>
          </table:table-cell>
          <table:table-cell office:value-type="float" office:value="3.1123">
            <text:p>3.1123</text:p>
          </table:table-cell>
          <table:table-cell office:value-type="float" office:value="3.3755">
            <text:p>3.3755</text:p>
          </table:table-cell>
          <table:table-cell office:value-type="float" office:value="3.956">
            <text:p>3.956</text:p>
          </table:table-cell>
          <table:table-cell office:value-type="float" office:value="3.9213">
            <text:p>3.9213</text:p>
          </table:table-cell>
          <table:table-cell office:value-type="float" office:value="3.6532">
            <text:p>3.6532</text:p>
          </table:table-cell>
          <table:table-cell office:value-type="float" office:value="3.7566">
            <text:p>3.7566</text:p>
          </table:table-cell>
          <table:table-cell office:value-type="float" office:value="3.8617">
            <text:p>3.8617</text:p>
          </table:table-cell>
          <table:table-cell office:value-type="float" office:value="3.7592">
            <text:p>3.7592</text:p>
          </table:table-cell>
          <table:table-cell office:value-type="float" office:value="3.9689">
            <text:p>3.9689</text:p>
          </table:table-cell>
          <table:table-cell office:value-type="float" office:value="4.6937">
            <text:p>4.6937</text:p>
          </table:table-cell>
          <table:table-cell table:formula="of:=AVERAGE([.T316:.Y316])" office:value-type="float" office:value="3.94888333333333">
            <text:p>3.948883333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09-11</text:p>
          </table:table-cell>
          <table:table-cell office:value-type="float" office:value="4.1714">
            <text:p>4.1714</text:p>
          </table:table-cell>
          <table:table-cell office:value-type="float" office:value="4.2045">
            <text:p>4.2045</text:p>
          </table:table-cell>
          <table:table-cell office:value-type="float" office:value="4.2147">
            <text:p>4.2147</text:p>
          </table:table-cell>
          <table:table-cell office:value-type="float" office:value="4.263">
            <text:p>4.263</text:p>
          </table:table-cell>
          <table:table-cell office:value-type="float" office:value="4.3388">
            <text:p>4.3388</text:p>
          </table:table-cell>
          <table:table-cell office:value-type="float" office:value="4.2346">
            <text:p>4.2346</text:p>
          </table:table-cell>
          <table:table-cell office:value-type="float" office:value="4.288">
            <text:p>4.288</text:p>
          </table:table-cell>
          <table:table-cell office:value-type="float" office:value="4.2737">
            <text:p>4.2737</text:p>
          </table:table-cell>
          <table:table-cell office:value-type="float" office:value="4.467">
            <text:p>4.467</text:p>
          </table:table-cell>
          <table:table-cell office:value-type="float" office:value="4.5926">
            <text:p>4.5926</text:p>
          </table:table-cell>
          <table:table-cell office:value-type="float" office:value="4.701">
            <text:p>4.701</text:p>
          </table:table-cell>
          <table:table-cell table:formula="of:=AVERAGE([.H317:.M317])" office:value-type="float" office:value="4.42615">
            <text:p>4.42615</text:p>
          </table:table-cell>
          <table:table-cell office:value-type="float" office:value="3.2861">
            <text:p>3.2861</text:p>
          </table:table-cell>
          <table:table-cell office:value-type="float" office:value="3.1391">
            <text:p>3.1391</text:p>
          </table:table-cell>
          <table:table-cell office:value-type="float" office:value="3.3755">
            <text:p>3.3755</text:p>
          </table:table-cell>
          <table:table-cell office:value-type="float" office:value="3.956">
            <text:p>3.956</text:p>
          </table:table-cell>
          <table:table-cell office:value-type="float" office:value="3.9365">
            <text:p>3.9365</text:p>
          </table:table-cell>
          <table:table-cell office:value-type="float" office:value="3.6411">
            <text:p>3.6411</text:p>
          </table:table-cell>
          <table:table-cell office:value-type="float" office:value="3.7793">
            <text:p>3.7793</text:p>
          </table:table-cell>
          <table:table-cell office:value-type="float" office:value="3.8708">
            <text:p>3.8708</text:p>
          </table:table-cell>
          <table:table-cell office:value-type="float" office:value="3.7592">
            <text:p>3.7592</text:p>
          </table:table-cell>
          <table:table-cell office:value-type="float" office:value="3.967">
            <text:p>3.967</text:p>
          </table:table-cell>
          <table:table-cell office:value-type="float" office:value="4.6827">
            <text:p>4.6827</text:p>
          </table:table-cell>
          <table:table-cell table:formula="of:=AVERAGE([.T317:.Y317])" office:value-type="float" office:value="3.95001666666667">
            <text:p>3.950016666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10-11</text:p>
          </table:table-cell>
          <table:table-cell office:value-type="float" office:value="4.1706">
            <text:p>4.1706</text:p>
          </table:table-cell>
          <table:table-cell office:value-type="float" office:value="4.2045">
            <text:p>4.2045</text:p>
          </table:table-cell>
          <table:table-cell office:value-type="float" office:value="4.2147">
            <text:p>4.2147</text:p>
          </table:table-cell>
          <table:table-cell office:value-type="float" office:value="4.2432">
            <text:p>4.2432</text:p>
          </table:table-cell>
          <table:table-cell office:value-type="float" office:value="4.3588">
            <text:p>4.3588</text:p>
          </table:table-cell>
          <table:table-cell office:value-type="float" office:value="4.2308">
            <text:p>4.2308</text:p>
          </table:table-cell>
          <table:table-cell office:value-type="float" office:value="4.2968">
            <text:p>4.2968</text:p>
          </table:table-cell>
          <table:table-cell office:value-type="float" office:value="4.2737">
            <text:p>4.2737</text:p>
          </table:table-cell>
          <table:table-cell office:value-type="float" office:value="4.499">
            <text:p>4.499</text:p>
          </table:table-cell>
          <table:table-cell office:value-type="float" office:value="4.6121">
            <text:p>4.6121</text:p>
          </table:table-cell>
          <table:table-cell office:value-type="float" office:value="4.706">
            <text:p>4.706</text:p>
          </table:table-cell>
          <table:table-cell table:formula="of:=AVERAGE([.H318:.M318])" office:value-type="float" office:value="4.4364">
            <text:p>4.4364</text:p>
          </table:table-cell>
          <table:table-cell office:value-type="float" office:value="3.2749">
            <text:p>3.2749</text:p>
          </table:table-cell>
          <table:table-cell office:value-type="float" office:value="3.1391">
            <text:p>3.1391</text:p>
          </table:table-cell>
          <table:table-cell office:value-type="float" office:value="3.3755">
            <text:p>3.3755</text:p>
          </table:table-cell>
          <table:table-cell office:value-type="float" office:value="3.9615">
            <text:p>3.9615</text:p>
          </table:table-cell>
          <table:table-cell office:value-type="float" office:value="4.0007">
            <text:p>4.0007</text:p>
          </table:table-cell>
          <table:table-cell office:value-type="float" office:value="3.6303">
            <text:p>3.6303</text:p>
          </table:table-cell>
          <table:table-cell office:value-type="float" office:value="3.8143">
            <text:p>3.8143</text:p>
          </table:table-cell>
          <table:table-cell office:value-type="float" office:value="3.8708">
            <text:p>3.8708</text:p>
          </table:table-cell>
          <table:table-cell office:value-type="float" office:value="3.8101">
            <text:p>3.8101</text:p>
          </table:table-cell>
          <table:table-cell office:value-type="float" office:value="3.9904">
            <text:p>3.9904</text:p>
          </table:table-cell>
          <table:table-cell office:value-type="float" office:value="4.7277">
            <text:p>4.7277</text:p>
          </table:table-cell>
          <table:table-cell table:formula="of:=AVERAGE([.T318:.Y318])" office:value-type="float" office:value="3.97393333333333">
            <text:p>3.973933333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11-11</text:p>
          </table:table-cell>
          <table:table-cell office:value-type="float" office:value="4.1706">
            <text:p>4.1706</text:p>
          </table:table-cell>
          <table:table-cell office:value-type="float" office:value="4.2045">
            <text:p>4.2045</text:p>
          </table:table-cell>
          <table:table-cell office:value-type="float" office:value="4.2235">
            <text:p>4.2235</text:p>
          </table:table-cell>
          <table:table-cell office:value-type="float" office:value="4.2215">
            <text:p>4.2215</text:p>
          </table:table-cell>
          <table:table-cell office:value-type="float" office:value="4.4081">
            <text:p>4.4081</text:p>
          </table:table-cell>
          <table:table-cell office:value-type="float" office:value="4.2349">
            <text:p>4.2349</text:p>
          </table:table-cell>
          <table:table-cell office:value-type="float" office:value="4.2968">
            <text:p>4.2968</text:p>
          </table:table-cell>
          <table:table-cell office:value-type="float" office:value="4.2737">
            <text:p>4.2737</text:p>
          </table:table-cell>
          <table:table-cell office:value-type="float" office:value="4.4873">
            <text:p>4.4873</text:p>
          </table:table-cell>
          <table:table-cell office:value-type="float" office:value="4.6296">
            <text:p>4.6296</text:p>
          </table:table-cell>
          <table:table-cell office:value-type="float" office:value="4.6765">
            <text:p>4.6765</text:p>
          </table:table-cell>
          <table:table-cell table:formula="of:=AVERAGE([.H319:.M319])" office:value-type="float" office:value="4.43313333333333">
            <text:p>4.4331333333</text:p>
          </table:table-cell>
          <table:table-cell office:value-type="float" office:value="3.2749">
            <text:p>3.2749</text:p>
          </table:table-cell>
          <table:table-cell office:value-type="float" office:value="3.1391">
            <text:p>3.1391</text:p>
          </table:table-cell>
          <table:table-cell office:value-type="float" office:value="3.3995">
            <text:p>3.3995</text:p>
          </table:table-cell>
          <table:table-cell office:value-type="float" office:value="3.9394">
            <text:p>3.9394</text:p>
          </table:table-cell>
          <table:table-cell office:value-type="float" office:value="4.0426">
            <text:p>4.0426</text:p>
          </table:table-cell>
          <table:table-cell office:value-type="float" office:value="3.6332">
            <text:p>3.6332</text:p>
          </table:table-cell>
          <table:table-cell office:value-type="float" office:value="3.8143">
            <text:p>3.8143</text:p>
          </table:table-cell>
          <table:table-cell office:value-type="float" office:value="3.8708">
            <text:p>3.8708</text:p>
          </table:table-cell>
          <table:table-cell office:value-type="float" office:value="3.8138">
            <text:p>3.8138</text:p>
          </table:table-cell>
          <table:table-cell office:value-type="float" office:value="4.0398">
            <text:p>4.0398</text:p>
          </table:table-cell>
          <table:table-cell office:value-type="float" office:value="4.5368">
            <text:p>4.5368</text:p>
          </table:table-cell>
          <table:table-cell table:formula="of:=AVERAGE([.T319:.Y319])" office:value-type="float" office:value="3.95145">
            <text:p>3.9514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2-11</text:p>
          </table:table-cell>
          <table:table-cell office:value-type="float" office:value="4.1706">
            <text:p>4.1706</text:p>
          </table:table-cell>
          <table:table-cell office:value-type="float" office:value="4.2035">
            <text:p>4.2035</text:p>
          </table:table-cell>
          <table:table-cell office:value-type="float" office:value="4.2192">
            <text:p>4.2192</text:p>
          </table:table-cell>
          <table:table-cell office:value-type="float" office:value="4.227">
            <text:p>4.227</text:p>
          </table:table-cell>
          <table:table-cell office:value-type="float" office:value="4.406">
            <text:p>4.406</text:p>
          </table:table-cell>
          <table:table-cell office:value-type="float" office:value="4.2349">
            <text:p>4.2349</text:p>
          </table:table-cell>
          <table:table-cell office:value-type="float" office:value="4.2968">
            <text:p>4.2968</text:p>
          </table:table-cell>
          <table:table-cell office:value-type="float" office:value="4.2747">
            <text:p>4.2747</text:p>
          </table:table-cell>
          <table:table-cell office:value-type="float" office:value="4.4886">
            <text:p>4.4886</text:p>
          </table:table-cell>
          <table:table-cell office:value-type="float" office:value="4.6428">
            <text:p>4.6428</text:p>
          </table:table-cell>
          <table:table-cell office:value-type="float" office:value="4.6898">
            <text:p>4.6898</text:p>
          </table:table-cell>
          <table:table-cell table:formula="of:=AVERAGE([.H320:.M320])" office:value-type="float" office:value="4.43793333333333">
            <text:p>4.4379333333</text:p>
          </table:table-cell>
          <table:table-cell office:value-type="float" office:value="3.2749">
            <text:p>3.2749</text:p>
          </table:table-cell>
          <table:table-cell office:value-type="float" office:value="3.1295">
            <text:p>3.1295</text:p>
          </table:table-cell>
          <table:table-cell office:value-type="float" office:value="3.3843">
            <text:p>3.3843</text:p>
          </table:table-cell>
          <table:table-cell office:value-type="float" office:value="3.9409">
            <text:p>3.9409</text:p>
          </table:table-cell>
          <table:table-cell office:value-type="float" office:value="4.0883">
            <text:p>4.0883</text:p>
          </table:table-cell>
          <table:table-cell office:value-type="float" office:value="3.6332">
            <text:p>3.6332</text:p>
          </table:table-cell>
          <table:table-cell office:value-type="float" office:value="3.8143">
            <text:p>3.8143</text:p>
          </table:table-cell>
          <table:table-cell office:value-type="float" office:value="3.8808">
            <text:p>3.8808</text:p>
          </table:table-cell>
          <table:table-cell office:value-type="float" office:value="3.8068">
            <text:p>3.8068</text:p>
          </table:table-cell>
          <table:table-cell office:value-type="float" office:value="4.0556">
            <text:p>4.0556</text:p>
          </table:table-cell>
          <table:table-cell office:value-type="float" office:value="4.5448">
            <text:p>4.5448</text:p>
          </table:table-cell>
          <table:table-cell table:formula="of:=AVERAGE([.T320:.Y320])" office:value-type="float" office:value="3.95591666666667">
            <text:p>3.9559166667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13-11</text:p>
          </table:table-cell>
          <table:table-cell office:value-type="float" office:value="4.1785">
            <text:p>4.1785</text:p>
          </table:table-cell>
          <table:table-cell office:value-type="float" office:value="4.202">
            <text:p>4.202</text:p>
          </table:table-cell>
          <table:table-cell office:value-type="float" office:value="4.2282">
            <text:p>4.2282</text:p>
          </table:table-cell>
          <table:table-cell office:value-type="float" office:value="4.2429">
            <text:p>4.2429</text:p>
          </table:table-cell>
          <table:table-cell office:value-type="float" office:value="4.406">
            <text:p>4.406</text:p>
          </table:table-cell>
          <table:table-cell office:value-type="float" office:value="4.2349">
            <text:p>4.2349</text:p>
          </table:table-cell>
          <table:table-cell office:value-type="float" office:value="4.2992">
            <text:p>4.2992</text:p>
          </table:table-cell>
          <table:table-cell office:value-type="float" office:value="4.2874">
            <text:p>4.2874</text:p>
          </table:table-cell>
          <table:table-cell office:value-type="float" office:value="4.4888">
            <text:p>4.4888</text:p>
          </table:table-cell>
          <table:table-cell office:value-type="float" office:value="4.6374">
            <text:p>4.6374</text:p>
          </table:table-cell>
          <table:table-cell office:value-type="float" office:value="4.6898">
            <text:p>4.6898</text:p>
          </table:table-cell>
          <table:table-cell table:formula="of:=AVERAGE([.H321:.M321])" office:value-type="float" office:value="4.43958333333333">
            <text:p>4.4395833333</text:p>
          </table:table-cell>
          <table:table-cell office:value-type="float" office:value="3.2912">
            <text:p>3.2912</text:p>
          </table:table-cell>
          <table:table-cell office:value-type="float" office:value="3.1323">
            <text:p>3.1323</text:p>
          </table:table-cell>
          <table:table-cell office:value-type="float" office:value="3.3945">
            <text:p>3.3945</text:p>
          </table:table-cell>
          <table:table-cell office:value-type="float" office:value="3.9418">
            <text:p>3.9418</text:p>
          </table:table-cell>
          <table:table-cell office:value-type="float" office:value="4.0883">
            <text:p>4.0883</text:p>
          </table:table-cell>
          <table:table-cell office:value-type="float" office:value="3.6332">
            <text:p>3.6332</text:p>
          </table:table-cell>
          <table:table-cell office:value-type="float" office:value="3.8178">
            <text:p>3.8178</text:p>
          </table:table-cell>
          <table:table-cell office:value-type="float" office:value="3.8955">
            <text:p>3.8955</text:p>
          </table:table-cell>
          <table:table-cell office:value-type="float" office:value="3.7992">
            <text:p>3.7992</text:p>
          </table:table-cell>
          <table:table-cell office:value-type="float" office:value="4.0523">
            <text:p>4.0523</text:p>
          </table:table-cell>
          <table:table-cell office:value-type="float" office:value="4.5448">
            <text:p>4.5448</text:p>
          </table:table-cell>
          <table:table-cell table:formula="of:=AVERAGE([.T321:.Y321])" office:value-type="float" office:value="3.95713333333333">
            <text:p>3.957133333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14-11</text:p>
          </table:table-cell>
          <table:table-cell office:value-type="float" office:value="4.1775">
            <text:p>4.1775</text:p>
          </table:table-cell>
          <table:table-cell office:value-type="float" office:value="4.1855">
            <text:p>4.1855</text:p>
          </table:table-cell>
          <table:table-cell office:value-type="float" office:value="4.2295">
            <text:p>4.2295</text:p>
          </table:table-cell>
          <table:table-cell office:value-type="float" office:value="4.2408">
            <text:p>4.2408</text:p>
          </table:table-cell>
          <table:table-cell office:value-type="float" office:value="4.406">
            <text:p>4.406</text:p>
          </table:table-cell>
          <table:table-cell office:value-type="float" office:value="4.2381">
            <text:p>4.2381</text:p>
          </table:table-cell>
          <table:table-cell office:value-type="float" office:value="4.2911">
            <text:p>4.2911</text:p>
          </table:table-cell>
          <table:table-cell office:value-type="float" office:value="4.2926">
            <text:p>4.2926</text:p>
          </table:table-cell>
          <table:table-cell office:value-type="float" office:value="4.4692">
            <text:p>4.4692</text:p>
          </table:table-cell>
          <table:table-cell office:value-type="float" office:value="4.6374">
            <text:p>4.6374</text:p>
          </table:table-cell>
          <table:table-cell office:value-type="float" office:value="4.6898">
            <text:p>4.6898</text:p>
          </table:table-cell>
          <table:table-cell table:formula="of:=AVERAGE([.H322:.M322])" office:value-type="float" office:value="4.43636666666667">
            <text:p>4.4363666667</text:p>
          </table:table-cell>
          <table:table-cell office:value-type="float" office:value="3.2826">
            <text:p>3.2826</text:p>
          </table:table-cell>
          <table:table-cell office:value-type="float" office:value="3.1151">
            <text:p>3.1151</text:p>
          </table:table-cell>
          <table:table-cell office:value-type="float" office:value="3.401">
            <text:p>3.401</text:p>
          </table:table-cell>
          <table:table-cell office:value-type="float" office:value="3.9549">
            <text:p>3.9549</text:p>
          </table:table-cell>
          <table:table-cell office:value-type="float" office:value="4.0883">
            <text:p>4.0883</text:p>
          </table:table-cell>
          <table:table-cell office:value-type="float" office:value="3.6084">
            <text:p>3.6084</text:p>
          </table:table-cell>
          <table:table-cell office:value-type="float" office:value="3.7988">
            <text:p>3.7988</text:p>
          </table:table-cell>
          <table:table-cell office:value-type="float" office:value="3.9034">
            <text:p>3.9034</text:p>
          </table:table-cell>
          <table:table-cell office:value-type="float" office:value="3.7779">
            <text:p>3.7779</text:p>
          </table:table-cell>
          <table:table-cell office:value-type="float" office:value="4.0523">
            <text:p>4.0523</text:p>
          </table:table-cell>
          <table:table-cell office:value-type="float" office:value="4.5448">
            <text:p>4.5448</text:p>
          </table:table-cell>
          <table:table-cell table:formula="of:=AVERAGE([.T322:.Y322])" office:value-type="float" office:value="3.9476">
            <text:p>3.947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15-11</text:p>
          </table:table-cell>
          <table:table-cell office:value-type="float" office:value="4.16">
            <text:p>4.16</text:p>
          </table:table-cell>
          <table:table-cell office:value-type="float" office:value="4.1829">
            <text:p>4.1829</text:p>
          </table:table-cell>
          <table:table-cell office:value-type="float" office:value="4.2238">
            <text:p>4.2238</text:p>
          </table:table-cell>
          <table:table-cell office:value-type="float" office:value="4.2408">
            <text:p>4.2408</text:p>
          </table:table-cell>
          <table:table-cell office:value-type="float" office:value="4.4245">
            <text:p>4.4245</text:p>
          </table:table-cell>
          <table:table-cell office:value-type="float" office:value="4.2473">
            <text:p>4.2473</text:p>
          </table:table-cell>
          <table:table-cell office:value-type="float" office:value="4.2933">
            <text:p>4.2933</text:p>
          </table:table-cell>
          <table:table-cell office:value-type="float" office:value="4.2785">
            <text:p>4.2785</text:p>
          </table:table-cell>
          <table:table-cell office:value-type="float" office:value="4.4692">
            <text:p>4.4692</text:p>
          </table:table-cell>
          <table:table-cell office:value-type="float" office:value="4.6374">
            <text:p>4.6374</text:p>
          </table:table-cell>
          <table:table-cell office:value-type="float" office:value="4.7073">
            <text:p>4.7073</text:p>
          </table:table-cell>
          <table:table-cell table:formula="of:=AVERAGE([.H323:.M323])" office:value-type="float" office:value="4.43883333333333">
            <text:p>4.4388333333</text:p>
          </table:table-cell>
          <table:table-cell office:value-type="float" office:value="3.2612">
            <text:p>3.2612</text:p>
          </table:table-cell>
          <table:table-cell office:value-type="float" office:value="3.1077">
            <text:p>3.1077</text:p>
          </table:table-cell>
          <table:table-cell office:value-type="float" office:value="3.3801">
            <text:p>3.3801</text:p>
          </table:table-cell>
          <table:table-cell office:value-type="float" office:value="3.9549">
            <text:p>3.9549</text:p>
          </table:table-cell>
          <table:table-cell office:value-type="float" office:value="4.1101">
            <text:p>4.1101</text:p>
          </table:table-cell>
          <table:table-cell office:value-type="float" office:value="3.5872">
            <text:p>3.5872</text:p>
          </table:table-cell>
          <table:table-cell office:value-type="float" office:value="3.7977">
            <text:p>3.7977</text:p>
          </table:table-cell>
          <table:table-cell office:value-type="float" office:value="3.8776">
            <text:p>3.8776</text:p>
          </table:table-cell>
          <table:table-cell office:value-type="float" office:value="3.7779">
            <text:p>3.7779</text:p>
          </table:table-cell>
          <table:table-cell office:value-type="float" office:value="4.0523">
            <text:p>4.0523</text:p>
          </table:table-cell>
          <table:table-cell office:value-type="float" office:value="4.5245">
            <text:p>4.5245</text:p>
          </table:table-cell>
          <table:table-cell table:formula="of:=AVERAGE([.T323:.Y323])" office:value-type="float" office:value="3.9362">
            <text:p>3.936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16-11</text:p>
          </table:table-cell>
          <table:table-cell office:value-type="float" office:value="4.1615">
            <text:p>4.1615</text:p>
          </table:table-cell>
          <table:table-cell office:value-type="float" office:value="4.1756">
            <text:p>4.1756</text:p>
          </table:table-cell>
          <table:table-cell office:value-type="float" office:value="4.2238">
            <text:p>4.2238</text:p>
          </table:table-cell>
          <table:table-cell office:value-type="float" office:value="4.2408">
            <text:p>4.2408</text:p>
          </table:table-cell>
          <table:table-cell office:value-type="float" office:value="4.4433">
            <text:p>4.4433</text:p>
          </table:table-cell>
          <table:table-cell office:value-type="float" office:value="4.234">
            <text:p>4.234</text:p>
          </table:table-cell>
          <table:table-cell office:value-type="float" office:value="4.3154">
            <text:p>4.3154</text:p>
          </table:table-cell>
          <table:table-cell office:value-type="float" office:value="4.2915">
            <text:p>4.2915</text:p>
          </table:table-cell>
          <table:table-cell office:value-type="float" office:value="4.4692">
            <text:p>4.4692</text:p>
          </table:table-cell>
          <table:table-cell office:value-type="float" office:value="4.6545">
            <text:p>4.6545</text:p>
          </table:table-cell>
          <table:table-cell office:value-type="float" office:value="4.7065">
            <text:p>4.7065</text:p>
          </table:table-cell>
          <table:table-cell table:formula="of:=AVERAGE([.H324:.M324])" office:value-type="float" office:value="4.44518333333333">
            <text:p>4.4451833333</text:p>
          </table:table-cell>
          <table:table-cell office:value-type="float" office:value="3.2652">
            <text:p>3.2652</text:p>
          </table:table-cell>
          <table:table-cell office:value-type="float" office:value="3.0891">
            <text:p>3.0891</text:p>
          </table:table-cell>
          <table:table-cell office:value-type="float" office:value="3.3801">
            <text:p>3.3801</text:p>
          </table:table-cell>
          <table:table-cell office:value-type="float" office:value="3.9549">
            <text:p>3.9549</text:p>
          </table:table-cell>
          <table:table-cell office:value-type="float" office:value="4.1518">
            <text:p>4.1518</text:p>
          </table:table-cell>
          <table:table-cell office:value-type="float" office:value="3.597">
            <text:p>3.597</text:p>
          </table:table-cell>
          <table:table-cell office:value-type="float" office:value="3.8035">
            <text:p>3.8035</text:p>
          </table:table-cell>
          <table:table-cell office:value-type="float" office:value="3.8798">
            <text:p>3.8798</text:p>
          </table:table-cell>
          <table:table-cell office:value-type="float" office:value="3.7779">
            <text:p>3.7779</text:p>
          </table:table-cell>
          <table:table-cell office:value-type="float" office:value="4.0944">
            <text:p>4.0944</text:p>
          </table:table-cell>
          <table:table-cell office:value-type="float" office:value="4.5203">
            <text:p>4.5203</text:p>
          </table:table-cell>
          <table:table-cell table:formula="of:=AVERAGE([.T324:.Y324])" office:value-type="float" office:value="3.94548333333333">
            <text:p>3.945483333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17-11</text:p>
          </table:table-cell>
          <table:table-cell office:value-type="float" office:value="4.1458">
            <text:p>4.1458</text:p>
          </table:table-cell>
          <table:table-cell office:value-type="float" office:value="4.1756">
            <text:p>4.1756</text:p>
          </table:table-cell>
          <table:table-cell office:value-type="float" office:value="4.2238">
            <text:p>4.2238</text:p>
          </table:table-cell>
          <table:table-cell office:value-type="float" office:value="4.2475">
            <text:p>4.2475</text:p>
          </table:table-cell>
          <table:table-cell office:value-type="float" office:value="4.4448">
            <text:p>4.4448</text:p>
          </table:table-cell>
          <table:table-cell office:value-type="float" office:value="4.2342">
            <text:p>4.2342</text:p>
          </table:table-cell>
          <table:table-cell office:value-type="float" office:value="4.3293">
            <text:p>4.3293</text:p>
          </table:table-cell>
          <table:table-cell office:value-type="float" office:value="4.2915">
            <text:p>4.2915</text:p>
          </table:table-cell>
          <table:table-cell office:value-type="float" office:value="4.4964">
            <text:p>4.4964</text:p>
          </table:table-cell>
          <table:table-cell office:value-type="float" office:value="4.6571">
            <text:p>4.6571</text:p>
          </table:table-cell>
          <table:table-cell office:value-type="float" office:value="4.7153">
            <text:p>4.7153</text:p>
          </table:table-cell>
          <table:table-cell table:formula="of:=AVERAGE([.H325:.M325])" office:value-type="float" office:value="4.45396666666667">
            <text:p>4.4539666667</text:p>
          </table:table-cell>
          <table:table-cell office:value-type="float" office:value="3.2486">
            <text:p>3.2486</text:p>
          </table:table-cell>
          <table:table-cell office:value-type="float" office:value="3.0891">
            <text:p>3.0891</text:p>
          </table:table-cell>
          <table:table-cell office:value-type="float" office:value="3.3801">
            <text:p>3.3801</text:p>
          </table:table-cell>
          <table:table-cell office:value-type="float" office:value="3.9808">
            <text:p>3.9808</text:p>
          </table:table-cell>
          <table:table-cell office:value-type="float" office:value="4.1474">
            <text:p>4.1474</text:p>
          </table:table-cell>
          <table:table-cell office:value-type="float" office:value="3.5898">
            <text:p>3.5898</text:p>
          </table:table-cell>
          <table:table-cell office:value-type="float" office:value="3.7887">
            <text:p>3.7887</text:p>
          </table:table-cell>
          <table:table-cell office:value-type="float" office:value="3.8798">
            <text:p>3.8798</text:p>
          </table:table-cell>
          <table:table-cell office:value-type="float" office:value="3.7842">
            <text:p>3.7842</text:p>
          </table:table-cell>
          <table:table-cell office:value-type="float" office:value="4.1155">
            <text:p>4.1155</text:p>
          </table:table-cell>
          <table:table-cell office:value-type="float" office:value="4.5695">
            <text:p>4.5695</text:p>
          </table:table-cell>
          <table:table-cell table:formula="of:=AVERAGE([.T325:.Y325])" office:value-type="float" office:value="3.95458333333333">
            <text:p>3.954583333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18-11</text:p>
          </table:table-cell>
          <table:table-cell office:value-type="float" office:value="4.1458">
            <text:p>4.1458</text:p>
          </table:table-cell>
          <table:table-cell office:value-type="float" office:value="4.1756">
            <text:p>4.1756</text:p>
          </table:table-cell>
          <table:table-cell office:value-type="float" office:value="4.2141">
            <text:p>4.2141</text:p>
          </table:table-cell>
          <table:table-cell office:value-type="float" office:value="4.254">
            <text:p>4.254</text:p>
          </table:table-cell>
          <table:table-cell office:value-type="float" office:value="4.4429">
            <text:p>4.4429</text:p>
          </table:table-cell>
          <table:table-cell office:value-type="float" office:value="4.2311">
            <text:p>4.2311</text:p>
          </table:table-cell>
          <table:table-cell office:value-type="float" office:value="4.3293">
            <text:p>4.3293</text:p>
          </table:table-cell>
          <table:table-cell office:value-type="float" office:value="4.2915">
            <text:p>4.2915</text:p>
          </table:table-cell>
          <table:table-cell office:value-type="float" office:value="4.4694">
            <text:p>4.4694</text:p>
          </table:table-cell>
          <table:table-cell office:value-type="float" office:value="4.6565">
            <text:p>4.6565</text:p>
          </table:table-cell>
          <table:table-cell office:value-type="float" office:value="4.7033">
            <text:p>4.7033</text:p>
          </table:table-cell>
          <table:table-cell table:formula="of:=AVERAGE([.H326:.M326])" office:value-type="float" office:value="4.44685">
            <text:p>4.44685</text:p>
          </table:table-cell>
          <table:table-cell office:value-type="float" office:value="3.2486">
            <text:p>3.2486</text:p>
          </table:table-cell>
          <table:table-cell office:value-type="float" office:value="3.0891">
            <text:p>3.0891</text:p>
          </table:table-cell>
          <table:table-cell office:value-type="float" office:value="3.3675">
            <text:p>3.3675</text:p>
          </table:table-cell>
          <table:table-cell office:value-type="float" office:value="3.9884">
            <text:p>3.9884</text:p>
          </table:table-cell>
          <table:table-cell office:value-type="float" office:value="4.18">
            <text:p>4.18</text:p>
          </table:table-cell>
          <table:table-cell office:value-type="float" office:value="3.5915">
            <text:p>3.5915</text:p>
          </table:table-cell>
          <table:table-cell office:value-type="float" office:value="3.7887">
            <text:p>3.7887</text:p>
          </table:table-cell>
          <table:table-cell office:value-type="float" office:value="3.8798">
            <text:p>3.8798</text:p>
          </table:table-cell>
          <table:table-cell office:value-type="float" office:value="3.7659">
            <text:p>3.7659</text:p>
          </table:table-cell>
          <table:table-cell office:value-type="float" office:value="4.1045">
            <text:p>4.1045</text:p>
          </table:table-cell>
          <table:table-cell office:value-type="float" office:value="4.5372">
            <text:p>4.5372</text:p>
          </table:table-cell>
          <table:table-cell table:formula="of:=AVERAGE([.T326:.Y326])" office:value-type="float" office:value="3.9446">
            <text:p>3.944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19-11</text:p>
          </table:table-cell>
          <table:table-cell office:value-type="float" office:value="4.1458">
            <text:p>4.1458</text:p>
          </table:table-cell>
          <table:table-cell office:value-type="float" office:value="4.1829">
            <text:p>4.1829</text:p>
          </table:table-cell>
          <table:table-cell office:value-type="float" office:value="4.2184">
            <text:p>4.2184</text:p>
          </table:table-cell>
          <table:table-cell office:value-type="float" office:value="4.25">
            <text:p>4.25</text:p>
          </table:table-cell>
          <table:table-cell office:value-type="float" office:value="4.4307">
            <text:p>4.4307</text:p>
          </table:table-cell>
          <table:table-cell office:value-type="float" office:value="4.2311">
            <text:p>4.2311</text:p>
          </table:table-cell>
          <table:table-cell office:value-type="float" office:value="4.3293">
            <text:p>4.3293</text:p>
          </table:table-cell>
          <table:table-cell office:value-type="float" office:value="4.2877">
            <text:p>4.2877</text:p>
          </table:table-cell>
          <table:table-cell office:value-type="float" office:value="4.4714">
            <text:p>4.4714</text:p>
          </table:table-cell>
          <table:table-cell office:value-type="float" office:value="4.6818">
            <text:p>4.6818</text:p>
          </table:table-cell>
          <table:table-cell office:value-type="float" office:value="4.7075">
            <text:p>4.7075</text:p>
          </table:table-cell>
          <table:table-cell table:formula="of:=AVERAGE([.H327:.M327])" office:value-type="float" office:value="4.45146666666667">
            <text:p>4.4514666667</text:p>
          </table:table-cell>
          <table:table-cell office:value-type="float" office:value="3.2486">
            <text:p>3.2486</text:p>
          </table:table-cell>
          <table:table-cell office:value-type="float" office:value="3.098">
            <text:p>3.098</text:p>
          </table:table-cell>
          <table:table-cell office:value-type="float" office:value="3.3653">
            <text:p>3.3653</text:p>
          </table:table-cell>
          <table:table-cell office:value-type="float" office:value="3.9768">
            <text:p>3.9768</text:p>
          </table:table-cell>
          <table:table-cell office:value-type="float" office:value="4.1677">
            <text:p>4.1677</text:p>
          </table:table-cell>
          <table:table-cell office:value-type="float" office:value="3.5915">
            <text:p>3.5915</text:p>
          </table:table-cell>
          <table:table-cell office:value-type="float" office:value="3.7887">
            <text:p>3.7887</text:p>
          </table:table-cell>
          <table:table-cell office:value-type="float" office:value="3.8708">
            <text:p>3.8708</text:p>
          </table:table-cell>
          <table:table-cell office:value-type="float" office:value="3.7791">
            <text:p>3.7791</text:p>
          </table:table-cell>
          <table:table-cell office:value-type="float" office:value="4.1538">
            <text:p>4.1538</text:p>
          </table:table-cell>
          <table:table-cell office:value-type="float" office:value="4.5945">
            <text:p>4.5945</text:p>
          </table:table-cell>
          <table:table-cell table:formula="of:=AVERAGE([.T327:.Y327])" office:value-type="float" office:value="3.96306666666667">
            <text:p>3.963066666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-11</text:p>
          </table:table-cell>
          <table:table-cell office:value-type="float" office:value="4.1278">
            <text:p>4.1278</text:p>
          </table:table-cell>
          <table:table-cell office:value-type="float" office:value="4.1867">
            <text:p>4.1867</text:p>
          </table:table-cell>
          <table:table-cell office:value-type="float" office:value="4.214">
            <text:p>4.214</text:p>
          </table:table-cell>
          <table:table-cell office:value-type="float" office:value="4.2411">
            <text:p>4.2411</text:p>
          </table:table-cell>
          <table:table-cell office:value-type="float" office:value="4.4307">
            <text:p>4.4307</text:p>
          </table:table-cell>
          <table:table-cell office:value-type="float" office:value="4.2311">
            <text:p>4.2311</text:p>
          </table:table-cell>
          <table:table-cell office:value-type="float" office:value="4.3177">
            <text:p>4.3177</text:p>
          </table:table-cell>
          <table:table-cell office:value-type="float" office:value="4.2932">
            <text:p>4.2932</text:p>
          </table:table-cell>
          <table:table-cell office:value-type="float" office:value="4.4639">
            <text:p>4.4639</text:p>
          </table:table-cell>
          <table:table-cell office:value-type="float" office:value="4.6984">
            <text:p>4.6984</text:p>
          </table:table-cell>
          <table:table-cell office:value-type="float" office:value="4.7075">
            <text:p>4.7075</text:p>
          </table:table-cell>
          <table:table-cell table:formula="of:=AVERAGE([.H328:.M328])" office:value-type="float" office:value="4.45196666666667">
            <text:p>4.4519666667</text:p>
          </table:table-cell>
          <table:table-cell office:value-type="float" office:value="3.2226">
            <text:p>3.2226</text:p>
          </table:table-cell>
          <table:table-cell office:value-type="float" office:value="3.0951">
            <text:p>3.0951</text:p>
          </table:table-cell>
          <table:table-cell office:value-type="float" office:value="3.3607">
            <text:p>3.3607</text:p>
          </table:table-cell>
          <table:table-cell office:value-type="float" office:value="3.9681">
            <text:p>3.9681</text:p>
          </table:table-cell>
          <table:table-cell office:value-type="float" office:value="4.1677">
            <text:p>4.1677</text:p>
          </table:table-cell>
          <table:table-cell office:value-type="float" office:value="3.5915">
            <text:p>3.5915</text:p>
          </table:table-cell>
          <table:table-cell office:value-type="float" office:value="3.7805">
            <text:p>3.7805</text:p>
          </table:table-cell>
          <table:table-cell office:value-type="float" office:value="3.8821">
            <text:p>3.8821</text:p>
          </table:table-cell>
          <table:table-cell office:value-type="float" office:value="3.7629">
            <text:p>3.7629</text:p>
          </table:table-cell>
          <table:table-cell office:value-type="float" office:value="4.166">
            <text:p>4.166</text:p>
          </table:table-cell>
          <table:table-cell office:value-type="float" office:value="4.5945">
            <text:p>4.5945</text:p>
          </table:table-cell>
          <table:table-cell table:formula="of:=AVERAGE([.T328:.Y328])" office:value-type="float" office:value="3.96291666666667">
            <text:p>3.962916666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1-11</text:p>
          </table:table-cell>
          <table:table-cell office:value-type="float" office:value="4.1249">
            <text:p>4.1249</text:p>
          </table:table-cell>
          <table:table-cell office:value-type="float" office:value="4.1923">
            <text:p>4.1923</text:p>
          </table:table-cell>
          <table:table-cell office:value-type="float" office:value="4.2047">
            <text:p>4.2047</text:p>
          </table:table-cell>
          <table:table-cell office:value-type="float" office:value="4.2403">
            <text:p>4.2403</text:p>
          </table:table-cell>
          <table:table-cell office:value-type="float" office:value="4.4307">
            <text:p>4.4307</text:p>
          </table:table-cell>
          <table:table-cell office:value-type="float" office:value="4.229">
            <text:p>4.229</text:p>
          </table:table-cell>
          <table:table-cell office:value-type="float" office:value="4.2995">
            <text:p>4.2995</text:p>
          </table:table-cell>
          <table:table-cell office:value-type="float" office:value="4.297">
            <text:p>4.297</text:p>
          </table:table-cell>
          <table:table-cell office:value-type="float" office:value="4.4735">
            <text:p>4.4735</text:p>
          </table:table-cell>
          <table:table-cell office:value-type="float" office:value="4.6984">
            <text:p>4.6984</text:p>
          </table:table-cell>
          <table:table-cell office:value-type="float" office:value="4.7075">
            <text:p>4.7075</text:p>
          </table:table-cell>
          <table:table-cell table:formula="of:=AVERAGE([.H329:.M329])" office:value-type="float" office:value="4.45081666666667">
            <text:p>4.4508166667</text:p>
          </table:table-cell>
          <table:table-cell office:value-type="float" office:value="3.2213">
            <text:p>3.2213</text:p>
          </table:table-cell>
          <table:table-cell office:value-type="float" office:value="3.1119">
            <text:p>3.1119</text:p>
          </table:table-cell>
          <table:table-cell office:value-type="float" office:value="3.3849">
            <text:p>3.3849</text:p>
          </table:table-cell>
          <table:table-cell office:value-type="float" office:value="3.9886">
            <text:p>3.9886</text:p>
          </table:table-cell>
          <table:table-cell office:value-type="float" office:value="4.1677">
            <text:p>4.1677</text:p>
          </table:table-cell>
          <table:table-cell office:value-type="float" office:value="3.609">
            <text:p>3.609</text:p>
          </table:table-cell>
          <table:table-cell office:value-type="float" office:value="3.7685">
            <text:p>3.7685</text:p>
          </table:table-cell>
          <table:table-cell office:value-type="float" office:value="3.8743">
            <text:p>3.8743</text:p>
          </table:table-cell>
          <table:table-cell office:value-type="float" office:value="3.7589">
            <text:p>3.7589</text:p>
          </table:table-cell>
          <table:table-cell office:value-type="float" office:value="4.166">
            <text:p>4.166</text:p>
          </table:table-cell>
          <table:table-cell office:value-type="float" office:value="4.5945">
            <text:p>4.5945</text:p>
          </table:table-cell>
          <table:table-cell table:formula="of:=AVERAGE([.T329:.Y329])" office:value-type="float" office:value="3.96186666666667">
            <text:p>3.961866666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2-11</text:p>
          </table:table-cell>
          <table:table-cell office:value-type="float" office:value="4.1092">
            <text:p>4.1092</text:p>
          </table:table-cell>
          <table:table-cell office:value-type="float" office:value="4.1978">
            <text:p>4.1978</text:p>
          </table:table-cell>
          <table:table-cell office:value-type="float" office:value="4.1943">
            <text:p>4.1943</text:p>
          </table:table-cell>
          <table:table-cell office:value-type="float" office:value="4.2403">
            <text:p>4.2403</text:p>
          </table:table-cell>
          <table:table-cell office:value-type="float" office:value="4.4205">
            <text:p>4.4205</text:p>
          </table:table-cell>
          <table:table-cell office:value-type="float" office:value="4.2155">
            <text:p>4.2155</text:p>
          </table:table-cell>
          <table:table-cell office:value-type="float" office:value="4.3004">
            <text:p>4.3004</text:p>
          </table:table-cell>
          <table:table-cell office:value-type="float" office:value="4.2977">
            <text:p>4.2977</text:p>
          </table:table-cell>
          <table:table-cell office:value-type="float" office:value="4.4735">
            <text:p>4.4735</text:p>
          </table:table-cell>
          <table:table-cell office:value-type="float" office:value="4.6984">
            <text:p>4.6984</text:p>
          </table:table-cell>
          <table:table-cell office:value-type="float" office:value="4.7125">
            <text:p>4.7125</text:p>
          </table:table-cell>
          <table:table-cell table:formula="of:=AVERAGE([.H330:.M330])" office:value-type="float" office:value="4.44966666666667">
            <text:p>4.4496666667</text:p>
          </table:table-cell>
          <table:table-cell office:value-type="float" office:value="3.1872">
            <text:p>3.1872</text:p>
          </table:table-cell>
          <table:table-cell office:value-type="float" office:value="3.1053">
            <text:p>3.1053</text:p>
          </table:table-cell>
          <table:table-cell office:value-type="float" office:value="3.3798">
            <text:p>3.3798</text:p>
          </table:table-cell>
          <table:table-cell office:value-type="float" office:value="3.9886">
            <text:p>3.9886</text:p>
          </table:table-cell>
          <table:table-cell office:value-type="float" office:value="4.1636">
            <text:p>4.1636</text:p>
          </table:table-cell>
          <table:table-cell office:value-type="float" office:value="3.588">
            <text:p>3.588</text:p>
          </table:table-cell>
          <table:table-cell office:value-type="float" office:value="3.7713">
            <text:p>3.7713</text:p>
          </table:table-cell>
          <table:table-cell office:value-type="float" office:value="3.8865">
            <text:p>3.8865</text:p>
          </table:table-cell>
          <table:table-cell office:value-type="float" office:value="3.7589">
            <text:p>3.7589</text:p>
          </table:table-cell>
          <table:table-cell office:value-type="float" office:value="4.166">
            <text:p>4.166</text:p>
          </table:table-cell>
          <table:table-cell office:value-type="float" office:value="4.5868">
            <text:p>4.5868</text:p>
          </table:table-cell>
          <table:table-cell table:formula="of:=AVERAGE([.T330:.Y330])" office:value-type="float" office:value="3.95958333333333">
            <text:p>3.959583333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3-11</text:p>
          </table:table-cell>
          <table:table-cell office:value-type="float" office:value="4.1192">
            <text:p>4.1192</text:p>
          </table:table-cell>
          <table:table-cell office:value-type="float" office:value="4.1916">
            <text:p>4.1916</text:p>
          </table:table-cell>
          <table:table-cell office:value-type="float" office:value="4.1943">
            <text:p>4.1943</text:p>
          </table:table-cell>
          <table:table-cell office:value-type="float" office:value="4.2403">
            <text:p>4.2403</text:p>
          </table:table-cell>
          <table:table-cell office:value-type="float" office:value="4.4154">
            <text:p>4.4154</text:p>
          </table:table-cell>
          <table:table-cell office:value-type="float" office:value="4.2124">
            <text:p>4.2124</text:p>
          </table:table-cell>
          <table:table-cell office:value-type="float" office:value="4.2949">
            <text:p>4.2949</text:p>
          </table:table-cell>
          <table:table-cell office:value-type="float" office:value="4.2965">
            <text:p>4.2965</text:p>
          </table:table-cell>
          <table:table-cell office:value-type="float" office:value="4.4735">
            <text:p>4.4735</text:p>
          </table:table-cell>
          <table:table-cell office:value-type="float" office:value="4.7119">
            <text:p>4.7119</text:p>
          </table:table-cell>
          <table:table-cell office:value-type="float" office:value="4.7033">
            <text:p>4.7033</text:p>
          </table:table-cell>
          <table:table-cell table:formula="of:=AVERAGE([.H331:.M331])" office:value-type="float" office:value="4.44875">
            <text:p>4.44875</text:p>
          </table:table-cell>
          <table:table-cell office:value-type="float" office:value="3.191">
            <text:p>3.191</text:p>
          </table:table-cell>
          <table:table-cell office:value-type="float" office:value="3.1017">
            <text:p>3.1017</text:p>
          </table:table-cell>
          <table:table-cell office:value-type="float" office:value="3.3798">
            <text:p>3.3798</text:p>
          </table:table-cell>
          <table:table-cell office:value-type="float" office:value="3.9886">
            <text:p>3.9886</text:p>
          </table:table-cell>
          <table:table-cell office:value-type="float" office:value="4.1647">
            <text:p>4.1647</text:p>
          </table:table-cell>
          <table:table-cell office:value-type="float" office:value="3.5554">
            <text:p>3.5554</text:p>
          </table:table-cell>
          <table:table-cell office:value-type="float" office:value="3.7834">
            <text:p>3.7834</text:p>
          </table:table-cell>
          <table:table-cell office:value-type="float" office:value="3.9031">
            <text:p>3.9031</text:p>
          </table:table-cell>
          <table:table-cell office:value-type="float" office:value="3.7589">
            <text:p>3.7589</text:p>
          </table:table-cell>
          <table:table-cell office:value-type="float" office:value="4.185">
            <text:p>4.185</text:p>
          </table:table-cell>
          <table:table-cell office:value-type="float" office:value="4.5553">
            <text:p>4.5553</text:p>
          </table:table-cell>
          <table:table-cell table:formula="of:=AVERAGE([.T331:.Y331])" office:value-type="float" office:value="3.95685">
            <text:p>3.9568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4-11</text:p>
          </table:table-cell>
          <table:table-cell office:value-type="float" office:value="4.1032">
            <text:p>4.1032</text:p>
          </table:table-cell>
          <table:table-cell office:value-type="float" office:value="4.1916">
            <text:p>4.1916</text:p>
          </table:table-cell>
          <table:table-cell office:value-type="float" office:value="4.1943">
            <text:p>4.1943</text:p>
          </table:table-cell>
          <table:table-cell office:value-type="float" office:value="4.2607">
            <text:p>4.2607</text:p>
          </table:table-cell>
          <table:table-cell office:value-type="float" office:value="4.4239">
            <text:p>4.4239</text:p>
          </table:table-cell>
          <table:table-cell office:value-type="float" office:value="4.2109">
            <text:p>4.2109</text:p>
          </table:table-cell>
          <table:table-cell office:value-type="float" office:value="4.292">
            <text:p>4.292</text:p>
          </table:table-cell>
          <table:table-cell office:value-type="float" office:value="4.2965">
            <text:p>4.2965</text:p>
          </table:table-cell>
          <table:table-cell office:value-type="float" office:value="4.4666">
            <text:p>4.4666</text:p>
          </table:table-cell>
          <table:table-cell office:value-type="float" office:value="4.6802">
            <text:p>4.6802</text:p>
          </table:table-cell>
          <table:table-cell office:value-type="float" office:value="4.6958">
            <text:p>4.6958</text:p>
          </table:table-cell>
          <table:table-cell table:formula="of:=AVERAGE([.H332:.M332])" office:value-type="float" office:value="4.44033333333333">
            <text:p>4.4403333333</text:p>
          </table:table-cell>
          <table:table-cell office:value-type="float" office:value="3.1651">
            <text:p>3.1651</text:p>
          </table:table-cell>
          <table:table-cell office:value-type="float" office:value="3.1017">
            <text:p>3.1017</text:p>
          </table:table-cell>
          <table:table-cell office:value-type="float" office:value="3.3798">
            <text:p>3.3798</text:p>
          </table:table-cell>
          <table:table-cell office:value-type="float" office:value="4.0003">
            <text:p>4.0003</text:p>
          </table:table-cell>
          <table:table-cell office:value-type="float" office:value="4.1941">
            <text:p>4.1941</text:p>
          </table:table-cell>
          <table:table-cell office:value-type="float" office:value="3.5454">
            <text:p>3.5454</text:p>
          </table:table-cell>
          <table:table-cell office:value-type="float" office:value="3.7772">
            <text:p>3.7772</text:p>
          </table:table-cell>
          <table:table-cell office:value-type="float" office:value="3.9031">
            <text:p>3.9031</text:p>
          </table:table-cell>
          <table:table-cell office:value-type="float" office:value="3.7645">
            <text:p>3.7645</text:p>
          </table:table-cell>
          <table:table-cell office:value-type="float" office:value="4.1765">
            <text:p>4.1765</text:p>
          </table:table-cell>
          <table:table-cell office:value-type="float" office:value="4.5096">
            <text:p>4.5096</text:p>
          </table:table-cell>
          <table:table-cell table:formula="of:=AVERAGE([.T332:.Y332])" office:value-type="float" office:value="3.94605">
            <text:p>3.946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25-11</text:p>
          </table:table-cell>
          <table:table-cell office:value-type="float" office:value="4.1032">
            <text:p>4.1032</text:p>
          </table:table-cell>
          <table:table-cell office:value-type="float" office:value="4.1916">
            <text:p>4.1916</text:p>
          </table:table-cell>
          <table:table-cell office:value-type="float" office:value="4.1868">
            <text:p>4.1868</text:p>
          </table:table-cell>
          <table:table-cell office:value-type="float" office:value="4.2603">
            <text:p>4.2603</text:p>
          </table:table-cell>
          <table:table-cell office:value-type="float" office:value="4.419">
            <text:p>4.419</text:p>
          </table:table-cell>
          <table:table-cell office:value-type="float" office:value="4.2087">
            <text:p>4.2087</text:p>
          </table:table-cell>
          <table:table-cell office:value-type="float" office:value="4.292">
            <text:p>4.292</text:p>
          </table:table-cell>
          <table:table-cell office:value-type="float" office:value="4.2965">
            <text:p>4.2965</text:p>
          </table:table-cell>
          <table:table-cell office:value-type="float" office:value="4.4679">
            <text:p>4.4679</text:p>
          </table:table-cell>
          <table:table-cell office:value-type="float" office:value="4.6661">
            <text:p>4.6661</text:p>
          </table:table-cell>
          <table:table-cell office:value-type="float" office:value="4.6875">
            <text:p>4.6875</text:p>
          </table:table-cell>
          <table:table-cell table:formula="of:=AVERAGE([.H333:.M333])" office:value-type="float" office:value="4.43645">
            <text:p>4.43645</text:p>
          </table:table-cell>
          <table:table-cell office:value-type="float" office:value="3.1651">
            <text:p>3.1651</text:p>
          </table:table-cell>
          <table:table-cell office:value-type="float" office:value="3.1017">
            <text:p>3.1017</text:p>
          </table:table-cell>
          <table:table-cell office:value-type="float" office:value="3.3699">
            <text:p>3.3699</text:p>
          </table:table-cell>
          <table:table-cell office:value-type="float" office:value="4.0245">
            <text:p>4.0245</text:p>
          </table:table-cell>
          <table:table-cell office:value-type="float" office:value="4.172">
            <text:p>4.172</text:p>
          </table:table-cell>
          <table:table-cell office:value-type="float" office:value="3.5213">
            <text:p>3.5213</text:p>
          </table:table-cell>
          <table:table-cell office:value-type="float" office:value="3.7772">
            <text:p>3.7772</text:p>
          </table:table-cell>
          <table:table-cell office:value-type="float" office:value="3.9031">
            <text:p>3.9031</text:p>
          </table:table-cell>
          <table:table-cell office:value-type="float" office:value="3.7577">
            <text:p>3.7577</text:p>
          </table:table-cell>
          <table:table-cell office:value-type="float" office:value="4.1576">
            <text:p>4.1576</text:p>
          </table:table-cell>
          <table:table-cell office:value-type="float" office:value="4.5181">
            <text:p>4.5181</text:p>
          </table:table-cell>
          <table:table-cell table:formula="of:=AVERAGE([.T333:.Y333])" office:value-type="float" office:value="3.93916666666667">
            <text:p>3.939166666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6-11</text:p>
          </table:table-cell>
          <table:table-cell office:value-type="float" office:value="4.1032">
            <text:p>4.1032</text:p>
          </table:table-cell>
          <table:table-cell office:value-type="float" office:value="4.1987">
            <text:p>4.1987</text:p>
          </table:table-cell>
          <table:table-cell office:value-type="float" office:value="4.1801">
            <text:p>4.1801</text:p>
          </table:table-cell>
          <table:table-cell office:value-type="float" office:value="4.2724">
            <text:p>4.2724</text:p>
          </table:table-cell>
          <table:table-cell office:value-type="float" office:value="4.4194">
            <text:p>4.4194</text:p>
          </table:table-cell>
          <table:table-cell office:value-type="float" office:value="4.2087">
            <text:p>4.2087</text:p>
          </table:table-cell>
          <table:table-cell office:value-type="float" office:value="4.292">
            <text:p>4.292</text:p>
          </table:table-cell>
          <table:table-cell office:value-type="float" office:value="4.3015">
            <text:p>4.3015</text:p>
          </table:table-cell>
          <table:table-cell office:value-type="float" office:value="4.4749">
            <text:p>4.4749</text:p>
          </table:table-cell>
          <table:table-cell office:value-type="float" office:value="4.7117">
            <text:p>4.7117</text:p>
          </table:table-cell>
          <table:table-cell office:value-type="float" office:value="4.6938">
            <text:p>4.6938</text:p>
          </table:table-cell>
          <table:table-cell table:formula="of:=AVERAGE([.H334:.M334])" office:value-type="float" office:value="4.4471">
            <text:p>4.4471</text:p>
          </table:table-cell>
          <table:table-cell office:value-type="float" office:value="3.1651">
            <text:p>3.1651</text:p>
          </table:table-cell>
          <table:table-cell office:value-type="float" office:value="3.0994">
            <text:p>3.0994</text:p>
          </table:table-cell>
          <table:table-cell office:value-type="float" office:value="3.3508">
            <text:p>3.3508</text:p>
          </table:table-cell>
          <table:table-cell office:value-type="float" office:value="4.026">
            <text:p>4.026</text:p>
          </table:table-cell>
          <table:table-cell office:value-type="float" office:value="4.174">
            <text:p>4.174</text:p>
          </table:table-cell>
          <table:table-cell office:value-type="float" office:value="3.5213">
            <text:p>3.5213</text:p>
          </table:table-cell>
          <table:table-cell office:value-type="float" office:value="3.7772">
            <text:p>3.7772</text:p>
          </table:table-cell>
          <table:table-cell office:value-type="float" office:value="3.9034">
            <text:p>3.9034</text:p>
          </table:table-cell>
          <table:table-cell office:value-type="float" office:value="3.7604">
            <text:p>3.7604</text:p>
          </table:table-cell>
          <table:table-cell office:value-type="float" office:value="4.173">
            <text:p>4.173</text:p>
          </table:table-cell>
          <table:table-cell office:value-type="float" office:value="4.4861">
            <text:p>4.4861</text:p>
          </table:table-cell>
          <table:table-cell table:formula="of:=AVERAGE([.T334:.Y334])" office:value-type="float" office:value="3.9369">
            <text:p>3.936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7-11</text:p>
          </table:table-cell>
          <table:table-cell office:value-type="float" office:value="4.0905">
            <text:p>4.0905</text:p>
          </table:table-cell>
          <table:table-cell office:value-type="float" office:value="4.2036">
            <text:p>4.2036</text:p>
          </table:table-cell>
          <table:table-cell office:value-type="float" office:value="4.1798">
            <text:p>4.1798</text:p>
          </table:table-cell>
          <table:table-cell office:value-type="float" office:value="4.2631">
            <text:p>4.2631</text:p>
          </table:table-cell>
          <table:table-cell office:value-type="float" office:value="4.4194">
            <text:p>4.4194</text:p>
          </table:table-cell>
          <table:table-cell office:value-type="float" office:value="4.2087">
            <text:p>4.2087</text:p>
          </table:table-cell>
          <table:table-cell office:value-type="float" office:value="4.2902">
            <text:p>4.2902</text:p>
          </table:table-cell>
          <table:table-cell office:value-type="float" office:value="4.3109">
            <text:p>4.3109</text:p>
          </table:table-cell>
          <table:table-cell office:value-type="float" office:value="4.4907">
            <text:p>4.4907</text:p>
          </table:table-cell>
          <table:table-cell office:value-type="float" office:value="4.6962">
            <text:p>4.6962</text:p>
          </table:table-cell>
          <table:table-cell office:value-type="float" office:value="4.6938">
            <text:p>4.6938</text:p>
          </table:table-cell>
          <table:table-cell table:formula="of:=AVERAGE([.H335:.M335])" office:value-type="float" office:value="4.44841666666667">
            <text:p>4.4484166667</text:p>
          </table:table-cell>
          <table:table-cell office:value-type="float" office:value="3.156">
            <text:p>3.156</text:p>
          </table:table-cell>
          <table:table-cell office:value-type="float" office:value="3.0918">
            <text:p>3.0918</text:p>
          </table:table-cell>
          <table:table-cell office:value-type="float" office:value="3.3492">
            <text:p>3.3492</text:p>
          </table:table-cell>
          <table:table-cell office:value-type="float" office:value="4.0294">
            <text:p>4.0294</text:p>
          </table:table-cell>
          <table:table-cell office:value-type="float" office:value="4.174">
            <text:p>4.174</text:p>
          </table:table-cell>
          <table:table-cell office:value-type="float" office:value="3.5213">
            <text:p>3.5213</text:p>
          </table:table-cell>
          <table:table-cell office:value-type="float" office:value="3.7873">
            <text:p>3.7873</text:p>
          </table:table-cell>
          <table:table-cell office:value-type="float" office:value="3.9158">
            <text:p>3.9158</text:p>
          </table:table-cell>
          <table:table-cell office:value-type="float" office:value="3.7667">
            <text:p>3.7667</text:p>
          </table:table-cell>
          <table:table-cell office:value-type="float" office:value="4.1648">
            <text:p>4.1648</text:p>
          </table:table-cell>
          <table:table-cell office:value-type="float" office:value="4.4861">
            <text:p>4.4861</text:p>
          </table:table-cell>
          <table:table-cell table:formula="of:=AVERAGE([.T335:.Y335])" office:value-type="float" office:value="3.94033333333333">
            <text:p>3.940333333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8-11</text:p>
          </table:table-cell>
          <table:table-cell office:value-type="float" office:value="4.1076">
            <text:p>4.1076</text:p>
          </table:table-cell>
          <table:table-cell office:value-type="float" office:value="4.1942">
            <text:p>4.1942</text:p>
            <draw:frame table:end-cell-address="Arkusz1.O356" table:end-x="0.858cm" table:end-y="0.138cm" draw:z-index="3" draw:style-name="gr1" draw:text-style-name="P1" svg:width="15.999cm" svg:height="8.999cm" svg:x="0.982cm" svg:y="0.172cm">
              <draw:object draw:notify-on-update-of-ranges="Arkusz1.B4:Arkusz1.B4 Arkusz1.B5:Arkusz1.B369 Arkusz1.D3:Arkusz1.D3 Arkusz1.N5:Arkusz1.N369 Arkusz1.P3:Arkusz1.P3 Arkusz1.Z5:Arkusz1.Z36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4.1839">
            <text:p>4.1839</text:p>
          </table:table-cell>
          <table:table-cell office:value-type="float" office:value="4.2721">
            <text:p>4.2721</text:p>
          </table:table-cell>
          <table:table-cell office:value-type="float" office:value="4.4194">
            <text:p>4.4194</text:p>
          </table:table-cell>
          <table:table-cell office:value-type="float" office:value="4.2069">
            <text:p>4.2069</text:p>
          </table:table-cell>
          <table:table-cell office:value-type="float" office:value="4.2953">
            <text:p>4.2953</text:p>
          </table:table-cell>
          <table:table-cell office:value-type="float" office:value="4.3212">
            <text:p>4.3212</text:p>
          </table:table-cell>
          <table:table-cell office:value-type="float" office:value="4.471">
            <text:p>4.471</text:p>
          </table:table-cell>
          <table:table-cell office:value-type="float" office:value="4.6962">
            <text:p>4.6962</text:p>
          </table:table-cell>
          <table:table-cell office:value-type="float" office:value="4.6938">
            <text:p>4.6938</text:p>
          </table:table-cell>
          <table:table-cell table:formula="of:=AVERAGE([.H336:.M336])" office:value-type="float" office:value="4.4474">
            <text:p>4.4474</text:p>
          </table:table-cell>
          <table:table-cell office:value-type="float" office:value="3.1864">
            <text:p>3.1864</text:p>
          </table:table-cell>
          <table:table-cell office:value-type="float" office:value="3.0858">
            <text:p>3.0858</text:p>
          </table:table-cell>
          <table:table-cell office:value-type="float" office:value="3.3517">
            <text:p>3.3517</text:p>
          </table:table-cell>
          <table:table-cell office:value-type="float" office:value="4.0383">
            <text:p>4.0383</text:p>
          </table:table-cell>
          <table:table-cell office:value-type="float" office:value="4.174">
            <text:p>4.174</text:p>
          </table:table-cell>
          <table:table-cell office:value-type="float" office:value="3.5388">
            <text:p>3.5388</text:p>
          </table:table-cell>
          <table:table-cell office:value-type="float" office:value="3.8065">
            <text:p>3.8065</text:p>
          </table:table-cell>
          <table:table-cell office:value-type="float" office:value="3.9266">
            <text:p>3.9266</text:p>
          </table:table-cell>
          <table:table-cell office:value-type="float" office:value="3.7321">
            <text:p>3.7321</text:p>
          </table:table-cell>
          <table:table-cell office:value-type="float" office:value="4.1648">
            <text:p>4.1648</text:p>
          </table:table-cell>
          <table:table-cell office:value-type="float" office:value="4.4861">
            <text:p>4.4861</text:p>
          </table:table-cell>
          <table:table-cell table:formula="of:=AVERAGE([.T336:.Y336])" office:value-type="float" office:value="3.94248333333333">
            <text:p>3.942483333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29-11</text:p>
          </table:table-cell>
          <table:table-cell office:value-type="float" office:value="4.0968">
            <text:p>4.0968</text:p>
          </table:table-cell>
          <table:table-cell office:value-type="float" office:value="4.206">
            <text:p>4.206</text:p>
          </table:table-cell>
          <table:table-cell office:value-type="float" office:value="4.1782">
            <text:p>4.1782</text:p>
          </table:table-cell>
          <table:table-cell office:value-type="float" office:value="4.2721">
            <text:p>4.2721</text:p>
          </table:table-cell>
          <table:table-cell office:value-type="float" office:value="4.4299">
            <text:p>4.4299</text:p>
          </table:table-cell>
          <table:table-cell office:value-type="float" office:value="4.2006">
            <text:p>4.2006</text:p>
          </table:table-cell>
          <table:table-cell office:value-type="float" office:value="4.2916">
            <text:p>4.2916</text:p>
          </table:table-cell>
          <table:table-cell office:value-type="float" office:value="4.3185">
            <text:p>4.3185</text:p>
          </table:table-cell>
          <table:table-cell office:value-type="float" office:value="4.471">
            <text:p>4.471</text:p>
          </table:table-cell>
          <table:table-cell office:value-type="float" office:value="4.6962">
            <text:p>4.6962</text:p>
          </table:table-cell>
          <table:table-cell office:value-type="float" office:value="4.673">
            <text:p>4.673</text:p>
          </table:table-cell>
          <table:table-cell table:formula="of:=AVERAGE([.H337:.M337])" office:value-type="float" office:value="4.44181666666667">
            <text:p>4.4418166667</text:p>
          </table:table-cell>
          <table:table-cell office:value-type="float" office:value="3.1528">
            <text:p>3.1528</text:p>
          </table:table-cell>
          <table:table-cell office:value-type="float" office:value="3.0901">
            <text:p>3.0901</text:p>
          </table:table-cell>
          <table:table-cell office:value-type="float" office:value="3.3509">
            <text:p>3.3509</text:p>
          </table:table-cell>
          <table:table-cell office:value-type="float" office:value="4.0383">
            <text:p>4.0383</text:p>
          </table:table-cell>
          <table:table-cell office:value-type="float" office:value="4.1886">
            <text:p>4.1886</text:p>
          </table:table-cell>
          <table:table-cell office:value-type="float" office:value="3.5517">
            <text:p>3.5517</text:p>
          </table:table-cell>
          <table:table-cell office:value-type="float" office:value="3.7689">
            <text:p>3.7689</text:p>
          </table:table-cell>
          <table:table-cell office:value-type="float" office:value="3.9323">
            <text:p>3.9323</text:p>
          </table:table-cell>
          <table:table-cell office:value-type="float" office:value="3.7321">
            <text:p>3.7321</text:p>
          </table:table-cell>
          <table:table-cell office:value-type="float" office:value="4.1648">
            <text:p>4.1648</text:p>
          </table:table-cell>
          <table:table-cell office:value-type="float" office:value="4.508">
            <text:p>4.508</text:p>
          </table:table-cell>
          <table:table-cell table:formula="of:=AVERAGE([.T337:.Y337])" office:value-type="float" office:value="3.94296666666667">
            <text:p>3.942966666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30-11</text:p>
          </table:table-cell>
          <table:table-cell office:value-type="float" office:value="4.1052">
            <text:p>4.1052</text:p>
          </table:table-cell>
          <table:table-cell office:value-type="float" office:value="4.1928">
            <text:p>4.1928</text:p>
          </table:table-cell>
          <table:table-cell office:value-type="float" office:value="4.1782">
            <text:p>4.1782</text:p>
          </table:table-cell>
          <table:table-cell office:value-type="float" office:value="4.2721">
            <text:p>4.2721</text:p>
          </table:table-cell>
          <table:table-cell office:value-type="float" office:value="4.4483">
            <text:p>4.4483</text:p>
          </table:table-cell>
          <table:table-cell office:value-type="float" office:value="4.1955">
            <text:p>4.1955</text:p>
          </table:table-cell>
          <table:table-cell office:value-type="float" office:value="4.29">
            <text:p>4.29</text:p>
          </table:table-cell>
          <table:table-cell office:value-type="float" office:value="4.3001">
            <text:p>4.3001</text:p>
          </table:table-cell>
          <table:table-cell office:value-type="float" office:value="4.471">
            <text:p>4.471</text:p>
          </table:table-cell>
          <table:table-cell office:value-type="float" office:value="4.6639">
            <text:p>4.6639</text:p>
          </table:table-cell>
          <table:table-cell office:value-type="float" office:value="4.6635">
            <text:p>4.6635</text:p>
          </table:table-cell>
          <table:table-cell table:formula="of:=AVERAGE([.H338:.M338])" office:value-type="float" office:value="4.43066666666667">
            <text:p>4.4306666667</text:p>
          </table:table-cell>
          <table:table-cell office:value-type="float" office:value="3.1613">
            <text:p>3.1613</text:p>
          </table:table-cell>
          <table:table-cell office:value-type="float" office:value="3.0975">
            <text:p>3.0975</text:p>
          </table:table-cell>
          <table:table-cell office:value-type="float" office:value="3.3509">
            <text:p>3.3509</text:p>
          </table:table-cell>
          <table:table-cell office:value-type="float" office:value="4.0383">
            <text:p>4.0383</text:p>
          </table:table-cell>
          <table:table-cell office:value-type="float" office:value="4.1827">
            <text:p>4.1827</text:p>
          </table:table-cell>
          <table:table-cell office:value-type="float" office:value="3.5408">
            <text:p>3.5408</text:p>
          </table:table-cell>
          <table:table-cell office:value-type="float" office:value="3.7767">
            <text:p>3.7767</text:p>
          </table:table-cell>
          <table:table-cell office:value-type="float" office:value="3.901">
            <text:p>3.901</text:p>
          </table:table-cell>
          <table:table-cell office:value-type="float" office:value="3.7321">
            <text:p>3.7321</text:p>
          </table:table-cell>
          <table:table-cell office:value-type="float" office:value="4.1045">
            <text:p>4.1045</text:p>
          </table:table-cell>
          <table:table-cell office:value-type="float" office:value="4.4945">
            <text:p>4.4945</text:p>
          </table:table-cell>
          <table:table-cell table:formula="of:=AVERAGE([.T338:.Y338])" office:value-type="float" office:value="3.92493333333333">
            <text:p>3.924933333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01-12</text:p>
          </table:table-cell>
          <table:table-cell office:value-type="float" office:value="4.1116">
            <text:p>4.1116</text:p>
          </table:table-cell>
          <table:table-cell office:value-type="float" office:value="4.1928">
            <text:p>4.1928</text:p>
          </table:table-cell>
          <table:table-cell office:value-type="float" office:value="4.1782">
            <text:p>4.1782</text:p>
          </table:table-cell>
          <table:table-cell office:value-type="float" office:value="4.2679">
            <text:p>4.2679</text:p>
          </table:table-cell>
          <table:table-cell office:value-type="float" office:value="4.4676">
            <text:p>4.4676</text:p>
          </table:table-cell>
          <table:table-cell office:value-type="float" office:value="4.2129">
            <text:p>4.2129</text:p>
          </table:table-cell>
          <table:table-cell office:value-type="float" office:value="4.2809">
            <text:p>4.2809</text:p>
          </table:table-cell>
          <table:table-cell office:value-type="float" office:value="4.3001">
            <text:p>4.3001</text:p>
          </table:table-cell>
          <table:table-cell office:value-type="float" office:value="4.4788">
            <text:p>4.4788</text:p>
          </table:table-cell>
          <table:table-cell office:value-type="float" office:value="4.6283">
            <text:p>4.6283</text:p>
          </table:table-cell>
          <table:table-cell office:value-type="float" office:value="4.6998">
            <text:p>4.6998</text:p>
          </table:table-cell>
          <table:table-cell table:formula="of:=AVERAGE([.H339:.M339])" office:value-type="float" office:value="4.43346666666667">
            <text:p>4.4334666667</text:p>
          </table:table-cell>
          <table:table-cell office:value-type="float" office:value="3.149">
            <text:p>3.149</text:p>
          </table:table-cell>
          <table:table-cell office:value-type="float" office:value="3.0975">
            <text:p>3.0975</text:p>
          </table:table-cell>
          <table:table-cell office:value-type="float" office:value="3.3509">
            <text:p>3.3509</text:p>
          </table:table-cell>
          <table:table-cell office:value-type="float" office:value="4.0263">
            <text:p>4.0263</text:p>
          </table:table-cell>
          <table:table-cell office:value-type="float" office:value="4.204">
            <text:p>4.204</text:p>
          </table:table-cell>
          <table:table-cell office:value-type="float" office:value="3.5447">
            <text:p>3.5447</text:p>
          </table:table-cell>
          <table:table-cell office:value-type="float" office:value="3.7777">
            <text:p>3.7777</text:p>
          </table:table-cell>
          <table:table-cell office:value-type="float" office:value="3.901">
            <text:p>3.901</text:p>
          </table:table-cell>
          <table:table-cell office:value-type="float" office:value="3.7423">
            <text:p>3.7423</text:p>
          </table:table-cell>
          <table:table-cell office:value-type="float" office:value="4.0908">
            <text:p>4.0908</text:p>
          </table:table-cell>
          <table:table-cell office:value-type="float" office:value="4.4957">
            <text:p>4.4957</text:p>
          </table:table-cell>
          <table:table-cell table:formula="of:=AVERAGE([.T339:.Y339])" office:value-type="float" office:value="3.92536666666667">
            <text:p>3.925366666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02-12</text:p>
          </table:table-cell>
          <table:table-cell office:value-type="float" office:value="4.1116">
            <text:p>4.1116</text:p>
          </table:table-cell>
          <table:table-cell office:value-type="float" office:value="4.1928">
            <text:p>4.1928</text:p>
          </table:table-cell>
          <table:table-cell office:value-type="float" office:value="4.1637">
            <text:p>4.1637</text:p>
          </table:table-cell>
          <table:table-cell office:value-type="float" office:value="4.2728">
            <text:p>4.2728</text:p>
          </table:table-cell>
          <table:table-cell office:value-type="float" office:value="4.4892">
            <text:p>4.4892</text:p>
          </table:table-cell>
          <table:table-cell office:value-type="float" office:value="4.2026">
            <text:p>4.2026</text:p>
          </table:table-cell>
          <table:table-cell office:value-type="float" office:value="4.2809">
            <text:p>4.2809</text:p>
          </table:table-cell>
          <table:table-cell office:value-type="float" office:value="4.3001">
            <text:p>4.3001</text:p>
          </table:table-cell>
          <table:table-cell office:value-type="float" office:value="4.4783">
            <text:p>4.4783</text:p>
          </table:table-cell>
          <table:table-cell office:value-type="float" office:value="4.5953">
            <text:p>4.5953</text:p>
          </table:table-cell>
          <table:table-cell office:value-type="float" office:value="4.684">
            <text:p>4.684</text:p>
          </table:table-cell>
          <table:table-cell table:formula="of:=AVERAGE([.H340:.M340])" office:value-type="float" office:value="4.42353333333333">
            <text:p>4.4235333333</text:p>
          </table:table-cell>
          <table:table-cell office:value-type="float" office:value="3.149">
            <text:p>3.149</text:p>
          </table:table-cell>
          <table:table-cell office:value-type="float" office:value="3.0975">
            <text:p>3.0975</text:p>
          </table:table-cell>
          <table:table-cell office:value-type="float" office:value="3.3513">
            <text:p>3.3513</text:p>
          </table:table-cell>
          <table:table-cell office:value-type="float" office:value="4.0264">
            <text:p>4.0264</text:p>
          </table:table-cell>
          <table:table-cell office:value-type="float" office:value="4.2184">
            <text:p>4.2184</text:p>
          </table:table-cell>
          <table:table-cell office:value-type="float" office:value="3.542">
            <text:p>3.542</text:p>
          </table:table-cell>
          <table:table-cell office:value-type="float" office:value="3.7777">
            <text:p>3.7777</text:p>
          </table:table-cell>
          <table:table-cell office:value-type="float" office:value="3.901">
            <text:p>3.901</text:p>
          </table:table-cell>
          <table:table-cell office:value-type="float" office:value="3.7115">
            <text:p>3.7115</text:p>
          </table:table-cell>
          <table:table-cell office:value-type="float" office:value="4.0527">
            <text:p>4.0527</text:p>
          </table:table-cell>
          <table:table-cell office:value-type="float" office:value="4.4449">
            <text:p>4.4449</text:p>
          </table:table-cell>
          <table:table-cell table:formula="of:=AVERAGE([.T340:.Y340])" office:value-type="float" office:value="3.90496666666667">
            <text:p>3.904966666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03-12</text:p>
          </table:table-cell>
          <table:table-cell office:value-type="float" office:value="4.1116">
            <text:p>4.1116</text:p>
          </table:table-cell>
          <table:table-cell office:value-type="float" office:value="4.2032">
            <text:p>4.2032</text:p>
          </table:table-cell>
          <table:table-cell office:value-type="float" office:value="4.1598">
            <text:p>4.1598</text:p>
          </table:table-cell>
          <table:table-cell office:value-type="float" office:value="4.2859">
            <text:p>4.2859</text:p>
          </table:table-cell>
          <table:table-cell office:value-type="float" office:value="4.5005">
            <text:p>4.5005</text:p>
          </table:table-cell>
          <table:table-cell office:value-type="float" office:value="4.2026">
            <text:p>4.2026</text:p>
          </table:table-cell>
          <table:table-cell office:value-type="float" office:value="4.2809">
            <text:p>4.2809</text:p>
          </table:table-cell>
          <table:table-cell office:value-type="float" office:value="4.2845">
            <text:p>4.2845</text:p>
          </table:table-cell>
          <table:table-cell office:value-type="float" office:value="4.4733">
            <text:p>4.4733</text:p>
          </table:table-cell>
          <table:table-cell office:value-type="float" office:value="4.5923">
            <text:p>4.5923</text:p>
          </table:table-cell>
          <table:table-cell office:value-type="float" office:value="4.695">
            <text:p>4.695</text:p>
          </table:table-cell>
          <table:table-cell table:formula="of:=AVERAGE([.H341:.M341])" office:value-type="float" office:value="4.42143333333333">
            <text:p>4.4214333333</text:p>
          </table:table-cell>
          <table:table-cell office:value-type="float" office:value="3.149">
            <text:p>3.149</text:p>
          </table:table-cell>
          <table:table-cell office:value-type="float" office:value="3.0956">
            <text:p>3.0956</text:p>
          </table:table-cell>
          <table:table-cell office:value-type="float" office:value="3.3734">
            <text:p>3.3734</text:p>
          </table:table-cell>
          <table:table-cell office:value-type="float" office:value="4.0164">
            <text:p>4.0164</text:p>
          </table:table-cell>
          <table:table-cell office:value-type="float" office:value="4.2053">
            <text:p>4.2053</text:p>
          </table:table-cell>
          <table:table-cell office:value-type="float" office:value="3.542">
            <text:p>3.542</text:p>
          </table:table-cell>
          <table:table-cell office:value-type="float" office:value="3.7777">
            <text:p>3.7777</text:p>
          </table:table-cell>
          <table:table-cell office:value-type="float" office:value="3.87">
            <text:p>3.87</text:p>
          </table:table-cell>
          <table:table-cell office:value-type="float" office:value="3.6814">
            <text:p>3.6814</text:p>
          </table:table-cell>
          <table:table-cell office:value-type="float" office:value="4.0672">
            <text:p>4.0672</text:p>
          </table:table-cell>
          <table:table-cell office:value-type="float" office:value="4.4347">
            <text:p>4.4347</text:p>
          </table:table-cell>
          <table:table-cell table:formula="of:=AVERAGE([.T341:.Y341])" office:value-type="float" office:value="3.8955">
            <text:p>3.895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04-12</text:p>
          </table:table-cell>
          <table:table-cell office:value-type="float" office:value="4.1291">
            <text:p>4.1291</text:p>
          </table:table-cell>
          <table:table-cell office:value-type="float" office:value="4.1983">
            <text:p>4.1983</text:p>
          </table:table-cell>
          <table:table-cell office:value-type="float" office:value="4.1614">
            <text:p>4.1614</text:p>
          </table:table-cell>
          <table:table-cell office:value-type="float" office:value="4.3131">
            <text:p>4.3131</text:p>
          </table:table-cell>
          <table:table-cell office:value-type="float" office:value="4.5005">
            <text:p>4.5005</text:p>
          </table:table-cell>
          <table:table-cell office:value-type="float" office:value="4.2026">
            <text:p>4.2026</text:p>
          </table:table-cell>
          <table:table-cell office:value-type="float" office:value="4.2823">
            <text:p>4.2823</text:p>
          </table:table-cell>
          <table:table-cell office:value-type="float" office:value="4.2792">
            <text:p>4.2792</text:p>
          </table:table-cell>
          <table:table-cell office:value-type="float" office:value="4.4769">
            <text:p>4.4769</text:p>
          </table:table-cell>
          <table:table-cell office:value-type="float" office:value="4.5924">
            <text:p>4.5924</text:p>
          </table:table-cell>
          <table:table-cell office:value-type="float" office:value="4.695">
            <text:p>4.695</text:p>
          </table:table-cell>
          <table:table-cell table:formula="of:=AVERAGE([.H342:.M342])" office:value-type="float" office:value="4.4214">
            <text:p>4.4214</text:p>
          </table:table-cell>
          <table:table-cell office:value-type="float" office:value="3.1539">
            <text:p>3.1539</text:p>
          </table:table-cell>
          <table:table-cell office:value-type="float" office:value="3.0888">
            <text:p>3.0888</text:p>
          </table:table-cell>
          <table:table-cell office:value-type="float" office:value="3.3802">
            <text:p>3.3802</text:p>
          </table:table-cell>
          <table:table-cell office:value-type="float" office:value="3.9562">
            <text:p>3.9562</text:p>
          </table:table-cell>
          <table:table-cell office:value-type="float" office:value="4.2053">
            <text:p>4.2053</text:p>
          </table:table-cell>
          <table:table-cell office:value-type="float" office:value="3.542">
            <text:p>3.542</text:p>
          </table:table-cell>
          <table:table-cell office:value-type="float" office:value="3.7534">
            <text:p>3.7534</text:p>
          </table:table-cell>
          <table:table-cell office:value-type="float" office:value="3.8617">
            <text:p>3.8617</text:p>
          </table:table-cell>
          <table:table-cell office:value-type="float" office:value="3.682">
            <text:p>3.682</text:p>
          </table:table-cell>
          <table:table-cell office:value-type="float" office:value="4.0688">
            <text:p>4.0688</text:p>
          </table:table-cell>
          <table:table-cell office:value-type="float" office:value="4.4347">
            <text:p>4.4347</text:p>
          </table:table-cell>
          <table:table-cell table:formula="of:=AVERAGE([.T342:.Y342])" office:value-type="float" office:value="3.89043333333333">
            <text:p>3.890433333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05-12</text:p>
          </table:table-cell>
          <table:table-cell office:value-type="float" office:value="4.1198">
            <text:p>4.1198</text:p>
          </table:table-cell>
          <table:table-cell office:value-type="float" office:value="4.1894">
            <text:p>4.1894</text:p>
          </table:table-cell>
          <table:table-cell office:value-type="float" office:value="4.1628">
            <text:p>4.1628</text:p>
          </table:table-cell>
          <table:table-cell office:value-type="float" office:value="4.3133">
            <text:p>4.3133</text:p>
          </table:table-cell>
          <table:table-cell office:value-type="float" office:value="4.5005">
            <text:p>4.5005</text:p>
          </table:table-cell>
          <table:table-cell office:value-type="float" office:value="4.202">
            <text:p>4.202</text:p>
          </table:table-cell>
          <table:table-cell office:value-type="float" office:value="4.2826">
            <text:p>4.2826</text:p>
          </table:table-cell>
          <table:table-cell office:value-type="float" office:value="4.2753">
            <text:p>4.2753</text:p>
          </table:table-cell>
          <table:table-cell office:value-type="float" office:value="4.467">
            <text:p>4.467</text:p>
          </table:table-cell>
          <table:table-cell office:value-type="float" office:value="4.5924">
            <text:p>4.5924</text:p>
          </table:table-cell>
          <table:table-cell office:value-type="float" office:value="4.695">
            <text:p>4.695</text:p>
          </table:table-cell>
          <table:table-cell table:formula="of:=AVERAGE([.H343:.M343])" office:value-type="float" office:value="4.41905">
            <text:p>4.41905</text:p>
          </table:table-cell>
          <table:table-cell office:value-type="float" office:value="3.1533">
            <text:p>3.1533</text:p>
          </table:table-cell>
          <table:table-cell office:value-type="float" office:value="3.0818">
            <text:p>3.0818</text:p>
          </table:table-cell>
          <table:table-cell office:value-type="float" office:value="3.3674">
            <text:p>3.3674</text:p>
          </table:table-cell>
          <table:table-cell office:value-type="float" office:value="3.9905">
            <text:p>3.9905</text:p>
          </table:table-cell>
          <table:table-cell office:value-type="float" office:value="4.2053">
            <text:p>4.2053</text:p>
          </table:table-cell>
          <table:table-cell office:value-type="float" office:value="3.5469">
            <text:p>3.5469</text:p>
          </table:table-cell>
          <table:table-cell office:value-type="float" office:value="3.7719">
            <text:p>3.7719</text:p>
          </table:table-cell>
          <table:table-cell office:value-type="float" office:value="3.8537">
            <text:p>3.8537</text:p>
          </table:table-cell>
          <table:table-cell office:value-type="float" office:value="3.6832">
            <text:p>3.6832</text:p>
          </table:table-cell>
          <table:table-cell office:value-type="float" office:value="4.0688">
            <text:p>4.0688</text:p>
          </table:table-cell>
          <table:table-cell office:value-type="float" office:value="4.4347">
            <text:p>4.4347</text:p>
          </table:table-cell>
          <table:table-cell table:formula="of:=AVERAGE([.T343:.Y343])" office:value-type="float" office:value="3.8932">
            <text:p>3.893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06-12</text:p>
          </table:table-cell>
          <table:table-cell office:value-type="float" office:value="4.134">
            <text:p>4.134</text:p>
          </table:table-cell>
          <table:table-cell office:value-type="float" office:value="4.1938">
            <text:p>4.1938</text:p>
          </table:table-cell>
          <table:table-cell office:value-type="float" office:value="4.1611">
            <text:p>4.1611</text:p>
          </table:table-cell>
          <table:table-cell office:value-type="float" office:value="4.3133">
            <text:p>4.3133</text:p>
          </table:table-cell>
          <table:table-cell office:value-type="float" office:value="4.478">
            <text:p>4.478</text:p>
          </table:table-cell>
          <table:table-cell office:value-type="float" office:value="4.2142">
            <text:p>4.2142</text:p>
          </table:table-cell>
          <table:table-cell office:value-type="float" office:value="4.2881">
            <text:p>4.2881</text:p>
          </table:table-cell>
          <table:table-cell office:value-type="float" office:value="4.2772">
            <text:p>4.2772</text:p>
          </table:table-cell>
          <table:table-cell office:value-type="float" office:value="4.467">
            <text:p>4.467</text:p>
          </table:table-cell>
          <table:table-cell office:value-type="float" office:value="4.5924">
            <text:p>4.5924</text:p>
          </table:table-cell>
          <table:table-cell office:value-type="float" office:value="4.6975">
            <text:p>4.6975</text:p>
          </table:table-cell>
          <table:table-cell table:formula="of:=AVERAGE([.H344:.M344])" office:value-type="float" office:value="4.42273333333333">
            <text:p>4.4227333333</text:p>
          </table:table-cell>
          <table:table-cell office:value-type="float" office:value="3.1625">
            <text:p>3.1625</text:p>
          </table:table-cell>
          <table:table-cell office:value-type="float" office:value="3.0699">
            <text:p>3.0699</text:p>
          </table:table-cell>
          <table:table-cell office:value-type="float" office:value="3.3946">
            <text:p>3.3946</text:p>
          </table:table-cell>
          <table:table-cell office:value-type="float" office:value="3.9905">
            <text:p>3.9905</text:p>
          </table:table-cell>
          <table:table-cell office:value-type="float" office:value="4.1718">
            <text:p>4.1718</text:p>
          </table:table-cell>
          <table:table-cell office:value-type="float" office:value="3.5662">
            <text:p>3.5662</text:p>
          </table:table-cell>
          <table:table-cell office:value-type="float" office:value="3.7777">
            <text:p>3.7777</text:p>
          </table:table-cell>
          <table:table-cell office:value-type="float" office:value="3.8554">
            <text:p>3.8554</text:p>
          </table:table-cell>
          <table:table-cell office:value-type="float" office:value="3.6832">
            <text:p>3.6832</text:p>
          </table:table-cell>
          <table:table-cell office:value-type="float" office:value="4.0688">
            <text:p>4.0688</text:p>
          </table:table-cell>
          <table:table-cell office:value-type="float" office:value="4.467">
            <text:p>4.467</text:p>
          </table:table-cell>
          <table:table-cell table:formula="of:=AVERAGE([.T344:.Y344])" office:value-type="float" office:value="3.90305">
            <text:p>3.9030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07-12</text:p>
          </table:table-cell>
          <table:table-cell office:value-type="float" office:value="4.1312">
            <text:p>4.1312</text:p>
          </table:table-cell>
          <table:table-cell office:value-type="float" office:value="4.1867">
            <text:p>4.1867</text:p>
          </table:table-cell>
          <table:table-cell office:value-type="float" office:value="4.1611">
            <text:p>4.1611</text:p>
          </table:table-cell>
          <table:table-cell office:value-type="float" office:value="4.3133">
            <text:p>4.3133</text:p>
          </table:table-cell>
          <table:table-cell office:value-type="float" office:value="4.428">
            <text:p>4.428</text:p>
          </table:table-cell>
          <table:table-cell office:value-type="float" office:value="4.2129">
            <text:p>4.2129</text:p>
          </table:table-cell>
          <table:table-cell office:value-type="float" office:value="4.2895">
            <text:p>4.2895</text:p>
          </table:table-cell>
          <table:table-cell office:value-type="float" office:value="4.2837">
            <text:p>4.2837</text:p>
          </table:table-cell>
          <table:table-cell office:value-type="float" office:value="4.467">
            <text:p>4.467</text:p>
          </table:table-cell>
          <table:table-cell office:value-type="float" office:value="4.5942">
            <text:p>4.5942</text:p>
          </table:table-cell>
          <table:table-cell office:value-type="float" office:value="4.7003">
            <text:p>4.7003</text:p>
          </table:table-cell>
          <table:table-cell table:formula="of:=AVERAGE([.H345:.M345])" office:value-type="float" office:value="4.4246">
            <text:p>4.4246</text:p>
          </table:table-cell>
          <table:table-cell office:value-type="float" office:value="3.2012">
            <text:p>3.2012</text:p>
          </table:table-cell>
          <table:table-cell office:value-type="float" office:value="3.0511">
            <text:p>3.0511</text:p>
          </table:table-cell>
          <table:table-cell office:value-type="float" office:value="3.3946">
            <text:p>3.3946</text:p>
          </table:table-cell>
          <table:table-cell office:value-type="float" office:value="3.9905">
            <text:p>3.9905</text:p>
          </table:table-cell>
          <table:table-cell office:value-type="float" office:value="4.1267">
            <text:p>4.1267</text:p>
          </table:table-cell>
          <table:table-cell office:value-type="float" office:value="3.5745">
            <text:p>3.5745</text:p>
          </table:table-cell>
          <table:table-cell office:value-type="float" office:value="3.7723">
            <text:p>3.7723</text:p>
          </table:table-cell>
          <table:table-cell office:value-type="float" office:value="3.8679">
            <text:p>3.8679</text:p>
          </table:table-cell>
          <table:table-cell office:value-type="float" office:value="3.6832">
            <text:p>3.6832</text:p>
          </table:table-cell>
          <table:table-cell office:value-type="float" office:value="4.0816">
            <text:p>4.0816</text:p>
          </table:table-cell>
          <table:table-cell office:value-type="float" office:value="4.4641">
            <text:p>4.4641</text:p>
          </table:table-cell>
          <table:table-cell table:formula="of:=AVERAGE([.T345:.Y345])" office:value-type="float" office:value="3.90726666666667">
            <text:p>3.907266666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08-12</text:p>
          </table:table-cell>
          <table:table-cell office:value-type="float" office:value="4.1235">
            <text:p>4.1235</text:p>
          </table:table-cell>
          <table:table-cell office:value-type="float" office:value="4.1867">
            <text:p>4.1867</text:p>
          </table:table-cell>
          <table:table-cell office:value-type="float" office:value="4.1611">
            <text:p>4.1611</text:p>
          </table:table-cell>
          <table:table-cell office:value-type="float" office:value="4.3357">
            <text:p>4.3357</text:p>
          </table:table-cell>
          <table:table-cell office:value-type="float" office:value="4.454">
            <text:p>4.454</text:p>
          </table:table-cell>
          <table:table-cell office:value-type="float" office:value="4.202">
            <text:p>4.202</text:p>
          </table:table-cell>
          <table:table-cell office:value-type="float" office:value="4.2921">
            <text:p>4.2921</text:p>
          </table:table-cell>
          <table:table-cell office:value-type="float" office:value="4.2837">
            <text:p>4.2837</text:p>
          </table:table-cell>
          <table:table-cell office:value-type="float" office:value="4.4663">
            <text:p>4.4663</text:p>
          </table:table-cell>
          <table:table-cell office:value-type="float" office:value="4.5962">
            <text:p>4.5962</text:p>
          </table:table-cell>
          <table:table-cell office:value-type="float" office:value="4.6853">
            <text:p>4.6853</text:p>
          </table:table-cell>
          <table:table-cell table:formula="of:=AVERAGE([.H346:.M346])" office:value-type="float" office:value="4.42093333333333">
            <text:p>4.4209333333</text:p>
          </table:table-cell>
          <table:table-cell office:value-type="float" office:value="3.1891">
            <text:p>3.1891</text:p>
          </table:table-cell>
          <table:table-cell office:value-type="float" office:value="3.0511">
            <text:p>3.0511</text:p>
          </table:table-cell>
          <table:table-cell office:value-type="float" office:value="3.3946">
            <text:p>3.3946</text:p>
          </table:table-cell>
          <table:table-cell office:value-type="float" office:value="3.9869">
            <text:p>3.9869</text:p>
          </table:table-cell>
          <table:table-cell office:value-type="float" office:value="4.1386">
            <text:p>4.1386</text:p>
          </table:table-cell>
          <table:table-cell office:value-type="float" office:value="3.5786">
            <text:p>3.5786</text:p>
          </table:table-cell>
          <table:table-cell office:value-type="float" office:value="3.7568">
            <text:p>3.7568</text:p>
          </table:table-cell>
          <table:table-cell office:value-type="float" office:value="3.8679">
            <text:p>3.8679</text:p>
          </table:table-cell>
          <table:table-cell office:value-type="float" office:value="3.6869">
            <text:p>3.6869</text:p>
          </table:table-cell>
          <table:table-cell office:value-type="float" office:value="4.0678">
            <text:p>4.0678</text:p>
          </table:table-cell>
          <table:table-cell office:value-type="float" office:value="4.4541">
            <text:p>4.4541</text:p>
          </table:table-cell>
          <table:table-cell table:formula="of:=AVERAGE([.T346:.Y346])" office:value-type="float" office:value="3.90201666666667">
            <text:p>3.902016666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09-12</text:p>
          </table:table-cell>
          <table:table-cell office:value-type="float" office:value="4.1235">
            <text:p>4.1235</text:p>
          </table:table-cell>
          <table:table-cell office:value-type="float" office:value="4.1867">
            <text:p>4.1867</text:p>
          </table:table-cell>
          <table:table-cell office:value-type="float" office:value="4.1602">
            <text:p>4.1602</text:p>
          </table:table-cell>
          <table:table-cell office:value-type="float" office:value="4.3404">
            <text:p>4.3404</text:p>
          </table:table-cell>
          <table:table-cell office:value-type="float" office:value="4.4454">
            <text:p>4.4454</text:p>
          </table:table-cell>
          <table:table-cell office:value-type="float" office:value="4.2033">
            <text:p>4.2033</text:p>
          </table:table-cell>
          <table:table-cell office:value-type="float" office:value="4.2921">
            <text:p>4.2921</text:p>
          </table:table-cell>
          <table:table-cell office:value-type="float" office:value="4.2837">
            <text:p>4.2837</text:p>
          </table:table-cell>
          <table:table-cell office:value-type="float" office:value="4.4246">
            <text:p>4.4246</text:p>
          </table:table-cell>
          <table:table-cell office:value-type="float" office:value="4.6045">
            <text:p>4.6045</text:p>
          </table:table-cell>
          <table:table-cell office:value-type="float" office:value="4.6869">
            <text:p>4.6869</text:p>
          </table:table-cell>
          <table:table-cell table:formula="of:=AVERAGE([.H347:.M347])" office:value-type="float" office:value="4.41585">
            <text:p>4.41585</text:p>
          </table:table-cell>
          <table:table-cell office:value-type="float" office:value="3.1891">
            <text:p>3.1891</text:p>
          </table:table-cell>
          <table:table-cell office:value-type="float" office:value="3.0511">
            <text:p>3.0511</text:p>
          </table:table-cell>
          <table:table-cell office:value-type="float" office:value="3.3634">
            <text:p>3.3634</text:p>
          </table:table-cell>
          <table:table-cell office:value-type="float" office:value="3.9671">
            <text:p>3.9671</text:p>
          </table:table-cell>
          <table:table-cell office:value-type="float" office:value="4.2101">
            <text:p>4.2101</text:p>
          </table:table-cell>
          <table:table-cell office:value-type="float" office:value="3.5633">
            <text:p>3.5633</text:p>
          </table:table-cell>
          <table:table-cell office:value-type="float" office:value="3.7568">
            <text:p>3.7568</text:p>
          </table:table-cell>
          <table:table-cell office:value-type="float" office:value="3.8679">
            <text:p>3.8679</text:p>
          </table:table-cell>
          <table:table-cell office:value-type="float" office:value="3.654">
            <text:p>3.654</text:p>
          </table:table-cell>
          <table:table-cell office:value-type="float" office:value="4.0708">
            <text:p>4.0708</text:p>
          </table:table-cell>
          <table:table-cell office:value-type="float" office:value="4.4388">
            <text:p>4.4388</text:p>
          </table:table-cell>
          <table:table-cell table:formula="of:=AVERAGE([.T347:.Y347])" office:value-type="float" office:value="3.89193333333333">
            <text:p>3.891933333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10-12</text:p>
          </table:table-cell>
          <table:table-cell office:value-type="float" office:value="4.1235">
            <text:p>4.1235</text:p>
          </table:table-cell>
          <table:table-cell office:value-type="float" office:value="4.1825">
            <text:p>4.1825</text:p>
          </table:table-cell>
          <table:table-cell office:value-type="float" office:value="4.1619">
            <text:p>4.1619</text:p>
          </table:table-cell>
          <table:table-cell office:value-type="float" office:value="4.3389">
            <text:p>4.3389</text:p>
          </table:table-cell>
          <table:table-cell office:value-type="float" office:value="4.453">
            <text:p>4.453</text:p>
          </table:table-cell>
          <table:table-cell office:value-type="float" office:value="4.2033">
            <text:p>4.2033</text:p>
          </table:table-cell>
          <table:table-cell office:value-type="float" office:value="4.2921">
            <text:p>4.2921</text:p>
          </table:table-cell>
          <table:table-cell office:value-type="float" office:value="4.2903">
            <text:p>4.2903</text:p>
          </table:table-cell>
          <table:table-cell office:value-type="float" office:value="4.4268">
            <text:p>4.4268</text:p>
          </table:table-cell>
          <table:table-cell office:value-type="float" office:value="4.6123">
            <text:p>4.6123</text:p>
          </table:table-cell>
          <table:table-cell office:value-type="float" office:value="4.6923">
            <text:p>4.6923</text:p>
          </table:table-cell>
          <table:table-cell table:formula="of:=AVERAGE([.H348:.M348])" office:value-type="float" office:value="4.41951666666667">
            <text:p>4.4195166667</text:p>
          </table:table-cell>
          <table:table-cell office:value-type="float" office:value="3.1891">
            <text:p>3.1891</text:p>
          </table:table-cell>
          <table:table-cell office:value-type="float" office:value="3.0418">
            <text:p>3.0418</text:p>
          </table:table-cell>
          <table:table-cell office:value-type="float" office:value="3.3585">
            <text:p>3.3585</text:p>
          </table:table-cell>
          <table:table-cell office:value-type="float" office:value="3.965">
            <text:p>3.965</text:p>
          </table:table-cell>
          <table:table-cell office:value-type="float" office:value="4.2025">
            <text:p>4.2025</text:p>
          </table:table-cell>
          <table:table-cell office:value-type="float" office:value="3.5633">
            <text:p>3.5633</text:p>
          </table:table-cell>
          <table:table-cell office:value-type="float" office:value="3.7568">
            <text:p>3.7568</text:p>
          </table:table-cell>
          <table:table-cell office:value-type="float" office:value="3.8732">
            <text:p>3.8732</text:p>
          </table:table-cell>
          <table:table-cell office:value-type="float" office:value="3.654">
            <text:p>3.654</text:p>
          </table:table-cell>
          <table:table-cell office:value-type="float" office:value="4.0915">
            <text:p>4.0915</text:p>
          </table:table-cell>
          <table:table-cell office:value-type="float" office:value="4.4426">
            <text:p>4.4426</text:p>
          </table:table-cell>
          <table:table-cell table:formula="of:=AVERAGE([.T348:.Y348])" office:value-type="float" office:value="3.8969">
            <text:p>3.896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11-12</text:p>
          </table:table-cell>
          <table:table-cell office:value-type="float" office:value="4.0921">
            <text:p>4.0921</text:p>
          </table:table-cell>
          <table:table-cell office:value-type="float" office:value="4.1831">
            <text:p>4.1831</text:p>
          </table:table-cell>
          <table:table-cell office:value-type="float" office:value="4.1798">
            <text:p>4.1798</text:p>
          </table:table-cell>
          <table:table-cell office:value-type="float" office:value="4.3456">
            <text:p>4.3456</text:p>
          </table:table-cell>
          <table:table-cell office:value-type="float" office:value="4.453">
            <text:p>4.453</text:p>
          </table:table-cell>
          <table:table-cell office:value-type="float" office:value="4.2033">
            <text:p>4.2033</text:p>
          </table:table-cell>
          <table:table-cell office:value-type="float" office:value="4.2983">
            <text:p>4.2983</text:p>
          </table:table-cell>
          <table:table-cell office:value-type="float" office:value="4.2869">
            <text:p>4.2869</text:p>
          </table:table-cell>
          <table:table-cell office:value-type="float" office:value="4.4358">
            <text:p>4.4358</text:p>
          </table:table-cell>
          <table:table-cell office:value-type="float" office:value="4.6221">
            <text:p>4.6221</text:p>
          </table:table-cell>
          <table:table-cell office:value-type="float" office:value="4.6923">
            <text:p>4.6923</text:p>
          </table:table-cell>
          <table:table-cell table:formula="of:=AVERAGE([.H349:.M349])" office:value-type="float" office:value="4.42311666666667">
            <text:p>4.4231166667</text:p>
          </table:table-cell>
          <table:table-cell office:value-type="float" office:value="3.1495">
            <text:p>3.1495</text:p>
          </table:table-cell>
          <table:table-cell office:value-type="float" office:value="3.0385">
            <text:p>3.0385</text:p>
          </table:table-cell>
          <table:table-cell office:value-type="float" office:value="3.3632">
            <text:p>3.3632</text:p>
          </table:table-cell>
          <table:table-cell office:value-type="float" office:value="3.9686">
            <text:p>3.9686</text:p>
          </table:table-cell>
          <table:table-cell office:value-type="float" office:value="4.2025">
            <text:p>4.2025</text:p>
          </table:table-cell>
          <table:table-cell office:value-type="float" office:value="3.5633">
            <text:p>3.5633</text:p>
          </table:table-cell>
          <table:table-cell office:value-type="float" office:value="3.7774">
            <text:p>3.7774</text:p>
          </table:table-cell>
          <table:table-cell office:value-type="float" office:value="3.8708">
            <text:p>3.8708</text:p>
          </table:table-cell>
          <table:table-cell office:value-type="float" office:value="3.6578">
            <text:p>3.6578</text:p>
          </table:table-cell>
          <table:table-cell office:value-type="float" office:value="4.0983">
            <text:p>4.0983</text:p>
          </table:table-cell>
          <table:table-cell office:value-type="float" office:value="4.4426">
            <text:p>4.4426</text:p>
          </table:table-cell>
          <table:table-cell table:formula="of:=AVERAGE([.T349:.Y349])" office:value-type="float" office:value="3.9017">
            <text:p>3.901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12-12</text:p>
          </table:table-cell>
          <table:table-cell office:value-type="float" office:value="4.0969">
            <text:p>4.0969</text:p>
          </table:table-cell>
          <table:table-cell office:value-type="float" office:value="4.1823">
            <text:p>4.1823</text:p>
          </table:table-cell>
          <table:table-cell office:value-type="float" office:value="4.1735">
            <text:p>4.1735</text:p>
          </table:table-cell>
          <table:table-cell office:value-type="float" office:value="4.3658">
            <text:p>4.3658</text:p>
          </table:table-cell>
          <table:table-cell office:value-type="float" office:value="4.453">
            <text:p>4.453</text:p>
          </table:table-cell>
          <table:table-cell office:value-type="float" office:value="4.2044">
            <text:p>4.2044</text:p>
          </table:table-cell>
          <table:table-cell office:value-type="float" office:value="4.2986">
            <text:p>4.2986</text:p>
          </table:table-cell>
          <table:table-cell office:value-type="float" office:value="4.2836">
            <text:p>4.2836</text:p>
          </table:table-cell>
          <table:table-cell office:value-type="float" office:value="4.4373">
            <text:p>4.4373</text:p>
          </table:table-cell>
          <table:table-cell office:value-type="float" office:value="4.6221">
            <text:p>4.6221</text:p>
          </table:table-cell>
          <table:table-cell office:value-type="float" office:value="4.6923">
            <text:p>4.6923</text:p>
          </table:table-cell>
          <table:table-cell table:formula="of:=AVERAGE([.H350:.M350])" office:value-type="float" office:value="4.42305">
            <text:p>4.42305</text:p>
          </table:table-cell>
          <table:table-cell office:value-type="float" office:value="3.1418">
            <text:p>3.1418</text:p>
          </table:table-cell>
          <table:table-cell office:value-type="float" office:value="3.0362">
            <text:p>3.0362</text:p>
          </table:table-cell>
          <table:table-cell office:value-type="float" office:value="3.3522">
            <text:p>3.3522</text:p>
          </table:table-cell>
          <table:table-cell office:value-type="float" office:value="3.9751">
            <text:p>3.9751</text:p>
          </table:table-cell>
          <table:table-cell office:value-type="float" office:value="4.2025">
            <text:p>4.2025</text:p>
          </table:table-cell>
          <table:table-cell office:value-type="float" office:value="3.5733">
            <text:p>3.5733</text:p>
          </table:table-cell>
          <table:table-cell office:value-type="float" office:value="3.7886">
            <text:p>3.7886</text:p>
          </table:table-cell>
          <table:table-cell office:value-type="float" office:value="3.8463">
            <text:p>3.8463</text:p>
          </table:table-cell>
          <table:table-cell office:value-type="float" office:value="3.6485">
            <text:p>3.6485</text:p>
          </table:table-cell>
          <table:table-cell office:value-type="float" office:value="4.0983">
            <text:p>4.0983</text:p>
          </table:table-cell>
          <table:table-cell office:value-type="float" office:value="4.4426">
            <text:p>4.4426</text:p>
          </table:table-cell>
          <table:table-cell table:formula="of:=AVERAGE([.T350:.Y350])" office:value-type="float" office:value="3.8996">
            <text:p>3.899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13-12</text:p>
          </table:table-cell>
          <table:table-cell office:value-type="float" office:value="4.0933">
            <text:p>4.0933</text:p>
          </table:table-cell>
          <table:table-cell office:value-type="float" office:value="4.1796">
            <text:p>4.1796</text:p>
          </table:table-cell>
          <table:table-cell office:value-type="float" office:value="4.1782">
            <text:p>4.1782</text:p>
          </table:table-cell>
          <table:table-cell office:value-type="float" office:value="4.3658">
            <text:p>4.3658</text:p>
          </table:table-cell>
          <table:table-cell office:value-type="float" office:value="4.4442">
            <text:p>4.4442</text:p>
          </table:table-cell>
          <table:table-cell office:value-type="float" office:value="4.2146">
            <text:p>4.2146</text:p>
          </table:table-cell>
          <table:table-cell office:value-type="float" office:value="4.2925">
            <text:p>4.2925</text:p>
          </table:table-cell>
          <table:table-cell office:value-type="float" office:value="4.2726">
            <text:p>4.2726</text:p>
          </table:table-cell>
          <table:table-cell office:value-type="float" office:value="4.4373">
            <text:p>4.4373</text:p>
          </table:table-cell>
          <table:table-cell office:value-type="float" office:value="4.6221">
            <text:p>4.6221</text:p>
          </table:table-cell>
          <table:table-cell office:value-type="float" office:value="4.6938">
            <text:p>4.6938</text:p>
          </table:table-cell>
          <table:table-cell table:formula="of:=AVERAGE([.H351:.M351])" office:value-type="float" office:value="4.42215">
            <text:p>4.42215</text:p>
          </table:table-cell>
          <table:table-cell office:value-type="float" office:value="3.1302">
            <text:p>3.1302</text:p>
          </table:table-cell>
          <table:table-cell office:value-type="float" office:value="3.0448">
            <text:p>3.0448</text:p>
          </table:table-cell>
          <table:table-cell office:value-type="float" office:value="3.3625">
            <text:p>3.3625</text:p>
          </table:table-cell>
          <table:table-cell office:value-type="float" office:value="3.9751">
            <text:p>3.9751</text:p>
          </table:table-cell>
          <table:table-cell office:value-type="float" office:value="4.1887">
            <text:p>4.1887</text:p>
          </table:table-cell>
          <table:table-cell office:value-type="float" office:value="3.5912">
            <text:p>3.5912</text:p>
          </table:table-cell>
          <table:table-cell office:value-type="float" office:value="3.775">
            <text:p>3.775</text:p>
          </table:table-cell>
          <table:table-cell office:value-type="float" office:value="3.8237">
            <text:p>3.8237</text:p>
          </table:table-cell>
          <table:table-cell office:value-type="float" office:value="3.6485">
            <text:p>3.6485</text:p>
          </table:table-cell>
          <table:table-cell office:value-type="float" office:value="4.0983">
            <text:p>4.0983</text:p>
          </table:table-cell>
          <table:table-cell office:value-type="float" office:value="4.4512">
            <text:p>4.4512</text:p>
          </table:table-cell>
          <table:table-cell table:formula="of:=AVERAGE([.T351:.Y351])" office:value-type="float" office:value="3.89798333333333">
            <text:p>3.897983333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14-12</text:p>
          </table:table-cell>
          <table:table-cell office:value-type="float" office:value="4.0861">
            <text:p>4.0861</text:p>
          </table:table-cell>
          <table:table-cell office:value-type="float" office:value="4.1758">
            <text:p>4.1758</text:p>
          </table:table-cell>
          <table:table-cell office:value-type="float" office:value="4.1782">
            <text:p>4.1782</text:p>
          </table:table-cell>
          <table:table-cell office:value-type="float" office:value="4.3658">
            <text:p>4.3658</text:p>
          </table:table-cell>
          <table:table-cell office:value-type="float" office:value="4.4402">
            <text:p>4.4402</text:p>
          </table:table-cell>
          <table:table-cell office:value-type="float" office:value="4.222">
            <text:p>4.222</text:p>
          </table:table-cell>
          <table:table-cell office:value-type="float" office:value="4.2974">
            <text:p>4.2974</text:p>
          </table:table-cell>
          <table:table-cell office:value-type="float" office:value="4.2657">
            <text:p>4.2657</text:p>
          </table:table-cell>
          <table:table-cell office:value-type="float" office:value="4.4373">
            <text:p>4.4373</text:p>
          </table:table-cell>
          <table:table-cell office:value-type="float" office:value="4.63">
            <text:p>4.63</text:p>
          </table:table-cell>
          <table:table-cell office:value-type="float" office:value="4.681">
            <text:p>4.681</text:p>
          </table:table-cell>
          <table:table-cell table:formula="of:=AVERAGE([.H352:.M352])" office:value-type="float" office:value="4.42223333333333">
            <text:p>4.4222333333</text:p>
          </table:table-cell>
          <table:table-cell office:value-type="float" office:value="3.1237">
            <text:p>3.1237</text:p>
          </table:table-cell>
          <table:table-cell office:value-type="float" office:value="3.0312">
            <text:p>3.0312</text:p>
          </table:table-cell>
          <table:table-cell office:value-type="float" office:value="3.3625">
            <text:p>3.3625</text:p>
          </table:table-cell>
          <table:table-cell office:value-type="float" office:value="3.9751">
            <text:p>3.9751</text:p>
          </table:table-cell>
          <table:table-cell office:value-type="float" office:value="4.1716">
            <text:p>4.1716</text:p>
          </table:table-cell>
          <table:table-cell office:value-type="float" office:value="3.5644">
            <text:p>3.5644</text:p>
          </table:table-cell>
          <table:table-cell office:value-type="float" office:value="3.8081">
            <text:p>3.8081</text:p>
          </table:table-cell>
          <table:table-cell office:value-type="float" office:value="3.8271">
            <text:p>3.8271</text:p>
          </table:table-cell>
          <table:table-cell office:value-type="float" office:value="3.6485">
            <text:p>3.6485</text:p>
          </table:table-cell>
          <table:table-cell office:value-type="float" office:value="4.0941">
            <text:p>4.0941</text:p>
          </table:table-cell>
          <table:table-cell office:value-type="float" office:value="4.3957">
            <text:p>4.3957</text:p>
          </table:table-cell>
          <table:table-cell table:formula="of:=AVERAGE([.T352:.Y352])" office:value-type="float" office:value="3.88965">
            <text:p>3.8896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15-12</text:p>
          </table:table-cell>
          <table:table-cell office:value-type="float" office:value="4.089">
            <text:p>4.089</text:p>
          </table:table-cell>
          <table:table-cell office:value-type="float" office:value="4.1758">
            <text:p>4.1758</text:p>
          </table:table-cell>
          <table:table-cell office:value-type="float" office:value="4.1782">
            <text:p>4.1782</text:p>
          </table:table-cell>
          <table:table-cell office:value-type="float" office:value="4.3537">
            <text:p>4.3537</text:p>
          </table:table-cell>
          <table:table-cell office:value-type="float" office:value="4.445">
            <text:p>4.445</text:p>
          </table:table-cell>
          <table:table-cell office:value-type="float" office:value="4.2167">
            <text:p>4.2167</text:p>
          </table:table-cell>
          <table:table-cell office:value-type="float" office:value="4.2835">
            <text:p>4.2835</text:p>
          </table:table-cell>
          <table:table-cell office:value-type="float" office:value="4.2657">
            <text:p>4.2657</text:p>
          </table:table-cell>
          <table:table-cell office:value-type="float" office:value="4.4426">
            <text:p>4.4426</text:p>
          </table:table-cell>
          <table:table-cell office:value-type="float" office:value="4.6272">
            <text:p>4.6272</text:p>
          </table:table-cell>
          <table:table-cell office:value-type="float" office:value="4.689">
            <text:p>4.689</text:p>
          </table:table-cell>
          <table:table-cell table:formula="of:=AVERAGE([.H353:.M353])" office:value-type="float" office:value="4.42078333333333">
            <text:p>4.4207833333</text:p>
          </table:table-cell>
          <table:table-cell office:value-type="float" office:value="3.1071">
            <text:p>3.1071</text:p>
          </table:table-cell>
          <table:table-cell office:value-type="float" office:value="3.0312">
            <text:p>3.0312</text:p>
          </table:table-cell>
          <table:table-cell office:value-type="float" office:value="3.3625">
            <text:p>3.3625</text:p>
          </table:table-cell>
          <table:table-cell office:value-type="float" office:value="3.9615">
            <text:p>3.9615</text:p>
          </table:table-cell>
          <table:table-cell office:value-type="float" office:value="4.2662">
            <text:p>4.2662</text:p>
          </table:table-cell>
          <table:table-cell office:value-type="float" office:value="3.5717">
            <text:p>3.5717</text:p>
          </table:table-cell>
          <table:table-cell office:value-type="float" office:value="3.777">
            <text:p>3.777</text:p>
          </table:table-cell>
          <table:table-cell office:value-type="float" office:value="3.8271">
            <text:p>3.8271</text:p>
          </table:table-cell>
          <table:table-cell office:value-type="float" office:value="3.6595">
            <text:p>3.6595</text:p>
          </table:table-cell>
          <table:table-cell office:value-type="float" office:value="4.1087">
            <text:p>4.1087</text:p>
          </table:table-cell>
          <table:table-cell office:value-type="float" office:value="4.4148">
            <text:p>4.4148</text:p>
          </table:table-cell>
          <table:table-cell table:formula="of:=AVERAGE([.T353:.Y353])" office:value-type="float" office:value="3.89313333333333">
            <text:p>3.893133333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16-12</text:p>
          </table:table-cell>
          <table:table-cell office:value-type="float" office:value="4.089">
            <text:p>4.089</text:p>
          </table:table-cell>
          <table:table-cell office:value-type="float" office:value="4.1758">
            <text:p>4.1758</text:p>
          </table:table-cell>
          <table:table-cell office:value-type="float" office:value="4.2061">
            <text:p>4.2061</text:p>
          </table:table-cell>
          <table:table-cell office:value-type="float" office:value="4.3186">
            <text:p>4.3186</text:p>
          </table:table-cell>
          <table:table-cell office:value-type="float" office:value="4.42">
            <text:p>4.42</text:p>
          </table:table-cell>
          <table:table-cell office:value-type="float" office:value="4.207">
            <text:p>4.207</text:p>
          </table:table-cell>
          <table:table-cell office:value-type="float" office:value="4.2835">
            <text:p>4.2835</text:p>
          </table:table-cell>
          <table:table-cell office:value-type="float" office:value="4.2657">
            <text:p>4.2657</text:p>
          </table:table-cell>
          <table:table-cell office:value-type="float" office:value="4.4354">
            <text:p>4.4354</text:p>
          </table:table-cell>
          <table:table-cell office:value-type="float" office:value="4.6278">
            <text:p>4.6278</text:p>
          </table:table-cell>
          <table:table-cell office:value-type="float" office:value="4.6925">
            <text:p>4.6925</text:p>
          </table:table-cell>
          <table:table-cell table:formula="of:=AVERAGE([.H354:.M354])" office:value-type="float" office:value="4.41865">
            <text:p>4.41865</text:p>
          </table:table-cell>
          <table:table-cell office:value-type="float" office:value="3.1071">
            <text:p>3.1071</text:p>
          </table:table-cell>
          <table:table-cell office:value-type="float" office:value="3.0312">
            <text:p>3.0312</text:p>
          </table:table-cell>
          <table:table-cell office:value-type="float" office:value="3.3549">
            <text:p>3.3549</text:p>
          </table:table-cell>
          <table:table-cell office:value-type="float" office:value="3.9501">
            <text:p>3.9501</text:p>
          </table:table-cell>
          <table:table-cell office:value-type="float" office:value="4.2341">
            <text:p>4.2341</text:p>
          </table:table-cell>
          <table:table-cell office:value-type="float" office:value="3.5668">
            <text:p>3.5668</text:p>
          </table:table-cell>
          <table:table-cell office:value-type="float" office:value="3.777">
            <text:p>3.777</text:p>
          </table:table-cell>
          <table:table-cell office:value-type="float" office:value="3.8271">
            <text:p>3.8271</text:p>
          </table:table-cell>
          <table:table-cell office:value-type="float" office:value="3.6389">
            <text:p>3.6389</text:p>
          </table:table-cell>
          <table:table-cell office:value-type="float" office:value="4.0824">
            <text:p>4.0824</text:p>
          </table:table-cell>
          <table:table-cell office:value-type="float" office:value="4.419">
            <text:p>4.419</text:p>
          </table:table-cell>
          <table:table-cell table:formula="of:=AVERAGE([.T354:.Y354])" office:value-type="float" office:value="3.8852">
            <text:p>3.885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17-12</text:p>
          </table:table-cell>
          <table:table-cell office:value-type="float" office:value="4.089">
            <text:p>4.089</text:p>
          </table:table-cell>
          <table:table-cell office:value-type="float" office:value="4.179">
            <text:p>4.179</text:p>
          </table:table-cell>
          <table:table-cell office:value-type="float" office:value="4.2258">
            <text:p>4.2258</text:p>
          </table:table-cell>
          <table:table-cell office:value-type="float" office:value="4.2959">
            <text:p>4.2959</text:p>
          </table:table-cell>
          <table:table-cell office:value-type="float" office:value="4.411">
            <text:p>4.411</text:p>
          </table:table-cell>
          <table:table-cell office:value-type="float" office:value="4.207">
            <text:p>4.207</text:p>
          </table:table-cell>
          <table:table-cell office:value-type="float" office:value="4.2835">
            <text:p>4.2835</text:p>
          </table:table-cell>
          <table:table-cell office:value-type="float" office:value="4.2595">
            <text:p>4.2595</text:p>
          </table:table-cell>
          <table:table-cell office:value-type="float" office:value="4.4423">
            <text:p>4.4423</text:p>
          </table:table-cell>
          <table:table-cell office:value-type="float" office:value="4.6336">
            <text:p>4.6336</text:p>
          </table:table-cell>
          <table:table-cell office:value-type="float" office:value="4.6853">
            <text:p>4.6853</text:p>
          </table:table-cell>
          <table:table-cell table:formula="of:=AVERAGE([.H355:.M355])" office:value-type="float" office:value="4.41853333333333">
            <text:p>4.4185333333</text:p>
          </table:table-cell>
          <table:table-cell office:value-type="float" office:value="3.1071">
            <text:p>3.1071</text:p>
          </table:table-cell>
          <table:table-cell office:value-type="float" office:value="3.0395">
            <text:p>3.0395</text:p>
          </table:table-cell>
          <table:table-cell office:value-type="float" office:value="3.3948">
            <text:p>3.3948</text:p>
          </table:table-cell>
          <table:table-cell office:value-type="float" office:value="3.9626">
            <text:p>3.9626</text:p>
          </table:table-cell>
          <table:table-cell office:value-type="float" office:value="4.2324">
            <text:p>4.2324</text:p>
          </table:table-cell>
          <table:table-cell office:value-type="float" office:value="3.5668">
            <text:p>3.5668</text:p>
          </table:table-cell>
          <table:table-cell office:value-type="float" office:value="3.777">
            <text:p>3.777</text:p>
          </table:table-cell>
          <table:table-cell office:value-type="float" office:value="3.8161">
            <text:p>3.8161</text:p>
          </table:table-cell>
          <table:table-cell office:value-type="float" office:value="3.6276">
            <text:p>3.6276</text:p>
          </table:table-cell>
          <table:table-cell office:value-type="float" office:value="4.0897">
            <text:p>4.0897</text:p>
          </table:table-cell>
          <table:table-cell office:value-type="float" office:value="4.4209">
            <text:p>4.4209</text:p>
          </table:table-cell>
          <table:table-cell table:formula="of:=AVERAGE([.T355:.Y355])" office:value-type="float" office:value="3.88301666666667">
            <text:p>3.883016666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18-12</text:p>
          </table:table-cell>
          <table:table-cell office:value-type="float" office:value="4.0928">
            <text:p>4.0928</text:p>
          </table:table-cell>
          <table:table-cell office:value-type="float" office:value="4.1783">
            <text:p>4.1783</text:p>
          </table:table-cell>
          <table:table-cell office:value-type="float" office:value="4.2422">
            <text:p>4.2422</text:p>
          </table:table-cell>
          <table:table-cell office:value-type="float" office:value="4.2806">
            <text:p>4.2806</text:p>
          </table:table-cell>
          <table:table-cell office:value-type="float" office:value="4.411">
            <text:p>4.411</text:p>
          </table:table-cell>
          <table:table-cell office:value-type="float" office:value="4.207">
            <text:p>4.207</text:p>
          </table:table-cell>
          <table:table-cell office:value-type="float" office:value="4.2848">
            <text:p>4.2848</text:p>
          </table:table-cell>
          <table:table-cell office:value-type="float" office:value="4.2706">
            <text:p>4.2706</text:p>
          </table:table-cell>
          <table:table-cell office:value-type="float" office:value="4.4779">
            <text:p>4.4779</text:p>
          </table:table-cell>
          <table:table-cell office:value-type="float" office:value="4.6337">
            <text:p>4.6337</text:p>
          </table:table-cell>
          <table:table-cell office:value-type="float" office:value="4.6853">
            <text:p>4.6853</text:p>
          </table:table-cell>
          <table:table-cell table:formula="of:=AVERAGE([.H356:.M356])" office:value-type="float" office:value="4.42655">
            <text:p>4.42655</text:p>
          </table:table-cell>
          <table:table-cell office:value-type="float" office:value="3.1058">
            <text:p>3.1058</text:p>
          </table:table-cell>
          <table:table-cell office:value-type="float" office:value="3.039">
            <text:p>3.039</text:p>
          </table:table-cell>
          <table:table-cell office:value-type="float" office:value="3.4532">
            <text:p>3.4532</text:p>
          </table:table-cell>
          <table:table-cell office:value-type="float" office:value="3.9504">
            <text:p>3.9504</text:p>
          </table:table-cell>
          <table:table-cell office:value-type="float" office:value="4.2324">
            <text:p>4.2324</text:p>
          </table:table-cell>
          <table:table-cell office:value-type="float" office:value="3.5668">
            <text:p>3.5668</text:p>
          </table:table-cell>
          <table:table-cell office:value-type="float" office:value="3.7662">
            <text:p>3.7662</text:p>
          </table:table-cell>
          <table:table-cell office:value-type="float" office:value="3.8422">
            <text:p>3.8422</text:p>
          </table:table-cell>
          <table:table-cell office:value-type="float" office:value="3.6527">
            <text:p>3.6527</text:p>
          </table:table-cell>
          <table:table-cell office:value-type="float" office:value="4.1104">
            <text:p>4.1104</text:p>
          </table:table-cell>
          <table:table-cell office:value-type="float" office:value="4.4209">
            <text:p>4.4209</text:p>
          </table:table-cell>
          <table:table-cell table:formula="of:=AVERAGE([.T356:.Y356])" office:value-type="float" office:value="3.8932">
            <text:p>3.893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19-12</text:p>
          </table:table-cell>
          <table:table-cell office:value-type="float" office:value="4.0736">
            <text:p>4.0736</text:p>
          </table:table-cell>
          <table:table-cell office:value-type="float" office:value="4.1739">
            <text:p>4.1739</text:p>
          </table:table-cell>
          <table:table-cell office:value-type="float" office:value="4.2738">
            <text:p>4.2738</text:p>
          </table:table-cell>
          <table:table-cell office:value-type="float" office:value="4.2402">
            <text:p>4.2402</text:p>
          </table:table-cell>
          <table:table-cell office:value-type="float" office:value="4.411">
            <text:p>4.411</text:p>
          </table:table-cell>
          <table:table-cell office:value-type="float" office:value="4.1993">
            <text:p>4.1993</text:p>
          </table:table-cell>
          <table:table-cell office:value-type="float" office:value="4.2833">
            <text:p>4.2833</text:p>
          </table:table-cell>
          <table:table-cell office:value-type="float" office:value="4.2617">
            <text:p>4.2617</text:p>
          </table:table-cell>
          <table:table-cell office:value-type="float" office:value="4.5111">
            <text:p>4.5111</text:p>
          </table:table-cell>
          <table:table-cell office:value-type="float" office:value="4.6337">
            <text:p>4.6337</text:p>
          </table:table-cell>
          <table:table-cell office:value-type="float" office:value="4.6853">
            <text:p>4.6853</text:p>
          </table:table-cell>
          <table:table-cell table:formula="of:=AVERAGE([.H357:.M357])" office:value-type="float" office:value="4.42906666666667">
            <text:p>4.4290666667</text:p>
          </table:table-cell>
          <table:table-cell office:value-type="float" office:value="3.0624">
            <text:p>3.0624</text:p>
          </table:table-cell>
          <table:table-cell office:value-type="float" office:value="3.054">
            <text:p>3.054</text:p>
          </table:table-cell>
          <table:table-cell office:value-type="float" office:value="3.4806">
            <text:p>3.4806</text:p>
          </table:table-cell>
          <table:table-cell office:value-type="float" office:value="3.9008">
            <text:p>3.9008</text:p>
          </table:table-cell>
          <table:table-cell office:value-type="float" office:value="4.2324">
            <text:p>4.2324</text:p>
          </table:table-cell>
          <table:table-cell office:value-type="float" office:value="3.5518">
            <text:p>3.5518</text:p>
          </table:table-cell>
          <table:table-cell office:value-type="float" office:value="3.7556">
            <text:p>3.7556</text:p>
          </table:table-cell>
          <table:table-cell office:value-type="float" office:value="3.8335">
            <text:p>3.8335</text:p>
          </table:table-cell>
          <table:table-cell office:value-type="float" office:value="3.7058">
            <text:p>3.7058</text:p>
          </table:table-cell>
          <table:table-cell office:value-type="float" office:value="4.1104">
            <text:p>4.1104</text:p>
          </table:table-cell>
          <table:table-cell office:value-type="float" office:value="4.4209">
            <text:p>4.4209</text:p>
          </table:table-cell>
          <table:table-cell table:formula="of:=AVERAGE([.T357:.Y357])" office:value-type="float" office:value="3.89633333333333">
            <text:p>3.896333333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-12</text:p>
          </table:table-cell>
          <table:table-cell office:value-type="float" office:value="4.073">
            <text:p>4.073</text:p>
          </table:table-cell>
          <table:table-cell office:value-type="float" office:value="4.1653">
            <text:p>4.1653</text:p>
          </table:table-cell>
          <table:table-cell office:value-type="float" office:value="4.2665">
            <text:p>4.2665</text:p>
          </table:table-cell>
          <table:table-cell office:value-type="float" office:value="4.2402">
            <text:p>4.2402</text:p>
          </table:table-cell>
          <table:table-cell office:value-type="float" office:value="4.4095">
            <text:p>4.4095</text:p>
          </table:table-cell>
          <table:table-cell office:value-type="float" office:value="4.2041">
            <text:p>4.2041</text:p>
          </table:table-cell>
          <table:table-cell office:value-type="float" office:value="4.2876">
            <text:p>4.2876</text:p>
          </table:table-cell>
          <table:table-cell office:value-type="float" office:value="4.2593">
            <text:p>4.2593</text:p>
          </table:table-cell>
          <table:table-cell office:value-type="float" office:value="4.5111">
            <text:p>4.5111</text:p>
          </table:table-cell>
          <table:table-cell office:value-type="float" office:value="4.6337">
            <text:p>4.6337</text:p>
          </table:table-cell>
          <table:table-cell office:value-type="float" office:value="4.6757">
            <text:p>4.6757</text:p>
          </table:table-cell>
          <table:table-cell table:formula="of:=AVERAGE([.H358:.M358])" office:value-type="float" office:value="4.42858333333333">
            <text:p>4.4285833333</text:p>
          </table:table-cell>
          <table:table-cell office:value-type="float" office:value="3.0749">
            <text:p>3.0749</text:p>
          </table:table-cell>
          <table:table-cell office:value-type="float" office:value="3.0504">
            <text:p>3.0504</text:p>
          </table:table-cell>
          <table:table-cell office:value-type="float" office:value="3.4803">
            <text:p>3.4803</text:p>
          </table:table-cell>
          <table:table-cell office:value-type="float" office:value="3.9008">
            <text:p>3.9008</text:p>
          </table:table-cell>
          <table:table-cell office:value-type="float" office:value="4.2546">
            <text:p>4.2546</text:p>
          </table:table-cell>
          <table:table-cell office:value-type="float" office:value="3.5493">
            <text:p>3.5493</text:p>
          </table:table-cell>
          <table:table-cell office:value-type="float" office:value="3.7443">
            <text:p>3.7443</text:p>
          </table:table-cell>
          <table:table-cell office:value-type="float" office:value="3.8382">
            <text:p>3.8382</text:p>
          </table:table-cell>
          <table:table-cell office:value-type="float" office:value="3.7058">
            <text:p>3.7058</text:p>
          </table:table-cell>
          <table:table-cell office:value-type="float" office:value="4.1104">
            <text:p>4.1104</text:p>
          </table:table-cell>
          <table:table-cell office:value-type="float" office:value="4.4115">
            <text:p>4.4115</text:p>
          </table:table-cell>
          <table:table-cell table:formula="of:=AVERAGE([.T358:.Y358])" office:value-type="float" office:value="3.89325">
            <text:p>3.8932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21-12</text:p>
          </table:table-cell>
          <table:table-cell office:value-type="float" office:value="4.0645">
            <text:p>4.0645</text:p>
          </table:table-cell>
          <table:table-cell office:value-type="float" office:value="4.1597">
            <text:p>4.1597</text:p>
          </table:table-cell>
          <table:table-cell office:value-type="float" office:value="4.2665">
            <text:p>4.2665</text:p>
          </table:table-cell>
          <table:table-cell office:value-type="float" office:value="4.2402">
            <text:p>4.2402</text:p>
          </table:table-cell>
          <table:table-cell office:value-type="float" office:value="4.4082">
            <text:p>4.4082</text:p>
          </table:table-cell>
          <table:table-cell office:value-type="float" office:value="4.1998">
            <text:p>4.1998</text:p>
          </table:table-cell>
          <table:table-cell office:value-type="float" office:value="4.2851">
            <text:p>4.2851</text:p>
          </table:table-cell>
          <table:table-cell office:value-type="float" office:value="4.2609">
            <text:p>4.2609</text:p>
          </table:table-cell>
          <table:table-cell office:value-type="float" office:value="4.5111">
            <text:p>4.5111</text:p>
          </table:table-cell>
          <table:table-cell office:value-type="float" office:value="4.6375">
            <text:p>4.6375</text:p>
          </table:table-cell>
          <table:table-cell office:value-type="float" office:value="4.6665">
            <text:p>4.6665</text:p>
          </table:table-cell>
          <table:table-cell table:formula="of:=AVERAGE([.H359:.M359])" office:value-type="float" office:value="4.42681666666667">
            <text:p>4.4268166667</text:p>
          </table:table-cell>
          <table:table-cell office:value-type="float" office:value="3.0771">
            <text:p>3.0771</text:p>
          </table:table-cell>
          <table:table-cell office:value-type="float" office:value="3.0358">
            <text:p>3.0358</text:p>
          </table:table-cell>
          <table:table-cell office:value-type="float" office:value="3.4803">
            <text:p>3.4803</text:p>
          </table:table-cell>
          <table:table-cell office:value-type="float" office:value="3.9008">
            <text:p>3.9008</text:p>
          </table:table-cell>
          <table:table-cell office:value-type="float" office:value="4.2301">
            <text:p>4.2301</text:p>
          </table:table-cell>
          <table:table-cell office:value-type="float" office:value="3.5414">
            <text:p>3.5414</text:p>
          </table:table-cell>
          <table:table-cell office:value-type="float" office:value="3.7542">
            <text:p>3.7542</text:p>
          </table:table-cell>
          <table:table-cell office:value-type="float" office:value="3.8473">
            <text:p>3.8473</text:p>
          </table:table-cell>
          <table:table-cell office:value-type="float" office:value="3.7058">
            <text:p>3.7058</text:p>
          </table:table-cell>
          <table:table-cell office:value-type="float" office:value="4.1058">
            <text:p>4.1058</text:p>
          </table:table-cell>
          <table:table-cell office:value-type="float" office:value="4.3875">
            <text:p>4.3875</text:p>
          </table:table-cell>
          <table:table-cell table:formula="of:=AVERAGE([.T359:.Y359])" office:value-type="float" office:value="3.89033333333333">
            <text:p>3.890333333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22-12</text:p>
          </table:table-cell>
          <table:table-cell office:value-type="float" office:value="4.0816">
            <text:p>4.0816</text:p>
          </table:table-cell>
          <table:table-cell office:value-type="float" office:value="4.1597">
            <text:p>4.1597</text:p>
          </table:table-cell>
          <table:table-cell office:value-type="float" office:value="4.2665">
            <text:p>4.2665</text:p>
          </table:table-cell>
          <table:table-cell office:value-type="float" office:value="4.2377">
            <text:p>4.2377</text:p>
          </table:table-cell>
          <table:table-cell office:value-type="float" office:value="4.4096">
            <text:p>4.4096</text:p>
          </table:table-cell>
          <table:table-cell office:value-type="float" office:value="4.1975">
            <text:p>4.1975</text:p>
          </table:table-cell>
          <table:table-cell office:value-type="float" office:value="4.2848">
            <text:p>4.2848</text:p>
          </table:table-cell>
          <table:table-cell office:value-type="float" office:value="4.2609">
            <text:p>4.2609</text:p>
          </table:table-cell>
          <table:table-cell office:value-type="float" office:value="4.5116">
            <text:p>4.5116</text:p>
          </table:table-cell>
          <table:table-cell office:value-type="float" office:value="4.632">
            <text:p>4.632</text:p>
          </table:table-cell>
          <table:table-cell office:value-type="float" office:value="4.6443">
            <text:p>4.6443</text:p>
          </table:table-cell>
          <table:table-cell table:formula="of:=AVERAGE([.H360:.M360])" office:value-type="float" office:value="4.42185">
            <text:p>4.42185</text:p>
          </table:table-cell>
          <table:table-cell office:value-type="float" office:value="3.0879">
            <text:p>3.0879</text:p>
          </table:table-cell>
          <table:table-cell office:value-type="float" office:value="3.0358">
            <text:p>3.0358</text:p>
          </table:table-cell>
          <table:table-cell office:value-type="float" office:value="3.4803">
            <text:p>3.4803</text:p>
          </table:table-cell>
          <table:table-cell office:value-type="float" office:value="3.8693">
            <text:p>3.8693</text:p>
          </table:table-cell>
          <table:table-cell office:value-type="float" office:value="4.2221">
            <text:p>4.2221</text:p>
          </table:table-cell>
          <table:table-cell office:value-type="float" office:value="3.5413">
            <text:p>3.5413</text:p>
          </table:table-cell>
          <table:table-cell office:value-type="float" office:value="3.756">
            <text:p>3.756</text:p>
          </table:table-cell>
          <table:table-cell office:value-type="float" office:value="3.8473">
            <text:p>3.8473</text:p>
          </table:table-cell>
          <table:table-cell office:value-type="float" office:value="3.6862">
            <text:p>3.6862</text:p>
          </table:table-cell>
          <table:table-cell office:value-type="float" office:value="4.0988">
            <text:p>4.0988</text:p>
          </table:table-cell>
          <table:table-cell office:value-type="float" office:value="4.3678">
            <text:p>4.3678</text:p>
          </table:table-cell>
          <table:table-cell table:formula="of:=AVERAGE([.T360:.Y360])" office:value-type="float" office:value="3.8829">
            <text:p>3.882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3-12</text:p>
          </table:table-cell>
          <table:table-cell office:value-type="float" office:value="4.0816">
            <text:p>4.0816</text:p>
          </table:table-cell>
          <table:table-cell office:value-type="float" office:value="4.1597">
            <text:p>4.1597</text:p>
          </table:table-cell>
          <table:table-cell office:value-type="float" office:value="4.2765">
            <text:p>4.2765</text:p>
          </table:table-cell>
          <table:table-cell office:value-type="float" office:value="4.2469">
            <text:p>4.2469</text:p>
          </table:table-cell>
          <table:table-cell office:value-type="float" office:value="4.4098">
            <text:p>4.4098</text:p>
          </table:table-cell>
          <table:table-cell office:value-type="float" office:value="4.1884">
            <text:p>4.1884</text:p>
          </table:table-cell>
          <table:table-cell office:value-type="float" office:value="4.2848">
            <text:p>4.2848</text:p>
          </table:table-cell>
          <table:table-cell office:value-type="float" office:value="4.2609">
            <text:p>4.2609</text:p>
          </table:table-cell>
          <table:table-cell office:value-type="float" office:value="4.5025">
            <text:p>4.5025</text:p>
          </table:table-cell>
          <table:table-cell office:value-type="float" office:value="4.628">
            <text:p>4.628</text:p>
          </table:table-cell>
          <table:table-cell office:value-type="float" office:value="4.6423">
            <text:p>4.6423</text:p>
          </table:table-cell>
          <table:table-cell table:formula="of:=AVERAGE([.H361:.M361])" office:value-type="float" office:value="4.41781666666667">
            <text:p>4.4178166667</text:p>
          </table:table-cell>
          <table:table-cell office:value-type="float" office:value="3.0879">
            <text:p>3.0879</text:p>
          </table:table-cell>
          <table:table-cell office:value-type="float" office:value="3.0358">
            <text:p>3.0358</text:p>
          </table:table-cell>
          <table:table-cell office:value-type="float" office:value="3.5016">
            <text:p>3.5016</text:p>
          </table:table-cell>
          <table:table-cell office:value-type="float" office:value="3.8905">
            <text:p>3.8905</text:p>
          </table:table-cell>
          <table:table-cell office:value-type="float" office:value="4.2215">
            <text:p>4.2215</text:p>
          </table:table-cell>
          <table:table-cell office:value-type="float" office:value="3.5211">
            <text:p>3.5211</text:p>
          </table:table-cell>
          <table:table-cell office:value-type="float" office:value="3.756">
            <text:p>3.756</text:p>
          </table:table-cell>
          <table:table-cell office:value-type="float" office:value="3.8473">
            <text:p>3.8473</text:p>
          </table:table-cell>
          <table:table-cell office:value-type="float" office:value="3.7009">
            <text:p>3.7009</text:p>
          </table:table-cell>
          <table:table-cell office:value-type="float" office:value="4.092">
            <text:p>4.092</text:p>
          </table:table-cell>
          <table:table-cell office:value-type="float" office:value="4.3705">
            <text:p>4.3705</text:p>
          </table:table-cell>
          <table:table-cell table:formula="of:=AVERAGE([.T361:.Y361])" office:value-type="float" office:value="3.8813">
            <text:p>3.881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24-12</text:p>
          </table:table-cell>
          <table:table-cell office:value-type="float" office:value="4.0816">
            <text:p>4.0816</text:p>
          </table:table-cell>
          <table:table-cell office:value-type="float" office:value="4.1422">
            <text:p>4.1422</text:p>
          </table:table-cell>
          <table:table-cell office:value-type="float" office:value="4.3078">
            <text:p>4.3078</text:p>
          </table:table-cell>
          <table:table-cell office:value-type="float" office:value="4.2412">
            <text:p>4.2412</text:p>
          </table:table-cell>
          <table:table-cell office:value-type="float" office:value="4.409">
            <text:p>4.409</text:p>
          </table:table-cell>
          <table:table-cell office:value-type="float" office:value="4.1884">
            <text:p>4.1884</text:p>
          </table:table-cell>
          <table:table-cell office:value-type="float" office:value="4.2848">
            <text:p>4.2848</text:p>
          </table:table-cell>
          <table:table-cell office:value-type="float" office:value="4.2598">
            <text:p>4.2598</text:p>
          </table:table-cell>
          <table:table-cell office:value-type="float" office:value="4.5022">
            <text:p>4.5022</text:p>
          </table:table-cell>
          <table:table-cell office:value-type="float" office:value="4.619">
            <text:p>4.619</text:p>
          </table:table-cell>
          <table:table-cell office:value-type="float" office:value="4.6683">
            <text:p>4.6683</text:p>
          </table:table-cell>
          <table:table-cell table:formula="of:=AVERAGE([.H362:.M362])" office:value-type="float" office:value="4.42041666666667">
            <text:p>4.4204166667</text:p>
          </table:table-cell>
          <table:table-cell office:value-type="float" office:value="3.0879">
            <text:p>3.0879</text:p>
          </table:table-cell>
          <table:table-cell office:value-type="float" office:value="3.027">
            <text:p>3.027</text:p>
          </table:table-cell>
          <table:table-cell office:value-type="float" office:value="3.5255">
            <text:p>3.5255</text:p>
          </table:table-cell>
          <table:table-cell office:value-type="float" office:value="3.8743">
            <text:p>3.8743</text:p>
          </table:table-cell>
          <table:table-cell office:value-type="float" office:value="4.2212">
            <text:p>4.2212</text:p>
          </table:table-cell>
          <table:table-cell office:value-type="float" office:value="3.5211">
            <text:p>3.5211</text:p>
          </table:table-cell>
          <table:table-cell office:value-type="float" office:value="3.756">
            <text:p>3.756</text:p>
          </table:table-cell>
          <table:table-cell office:value-type="float" office:value="3.8446">
            <text:p>3.8446</text:p>
          </table:table-cell>
          <table:table-cell office:value-type="float" office:value="3.6924">
            <text:p>3.6924</text:p>
          </table:table-cell>
          <table:table-cell office:value-type="float" office:value="4.0815">
            <text:p>4.0815</text:p>
          </table:table-cell>
          <table:table-cell office:value-type="float" office:value="4.3941">
            <text:p>4.3941</text:p>
          </table:table-cell>
          <table:table-cell table:formula="of:=AVERAGE([.T362:.Y362])" office:value-type="float" office:value="3.88161666666667">
            <text:p>3.881616666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5-12</text:p>
          </table:table-cell>
          <table:table-cell office:value-type="float" office:value="4.0688">
            <text:p>4.0688</text:p>
          </table:table-cell>
          <table:table-cell office:value-type="float" office:value="4.1515">
            <text:p>4.1515</text:p>
          </table:table-cell>
          <table:table-cell office:value-type="float" office:value="4.3023">
            <text:p>4.3023</text:p>
          </table:table-cell>
          <table:table-cell office:value-type="float" office:value="4.2455">
            <text:p>4.2455</text:p>
          </table:table-cell>
          <table:table-cell office:value-type="float" office:value="4.409">
            <text:p>4.409</text:p>
          </table:table-cell>
          <table:table-cell office:value-type="float" office:value="4.1884">
            <text:p>4.1884</text:p>
          </table:table-cell>
          <table:table-cell office:value-type="float" office:value="4.2945">
            <text:p>4.2945</text:p>
          </table:table-cell>
          <table:table-cell office:value-type="float" office:value="4.2671">
            <text:p>4.2671</text:p>
          </table:table-cell>
          <table:table-cell office:value-type="float" office:value="4.4907">
            <text:p>4.4907</text:p>
          </table:table-cell>
          <table:table-cell office:value-type="float" office:value="4.605">
            <text:p>4.605</text:p>
          </table:table-cell>
          <table:table-cell office:value-type="float" office:value="4.6683">
            <text:p>4.6683</text:p>
          </table:table-cell>
          <table:table-cell table:formula="of:=AVERAGE([.H363:.M363])" office:value-type="float" office:value="4.419">
            <text:p>4.419</text:p>
          </table:table-cell>
          <table:table-cell office:value-type="float" office:value="3.0671">
            <text:p>3.0671</text:p>
          </table:table-cell>
          <table:table-cell office:value-type="float" office:value="3.0053">
            <text:p>3.0053</text:p>
          </table:table-cell>
          <table:table-cell office:value-type="float" office:value="3.5273">
            <text:p>3.5273</text:p>
          </table:table-cell>
          <table:table-cell office:value-type="float" office:value="3.8729">
            <text:p>3.8729</text:p>
          </table:table-cell>
          <table:table-cell office:value-type="float" office:value="4.2212">
            <text:p>4.2212</text:p>
          </table:table-cell>
          <table:table-cell office:value-type="float" office:value="3.5211">
            <text:p>3.5211</text:p>
          </table:table-cell>
          <table:table-cell office:value-type="float" office:value="3.7747">
            <text:p>3.7747</text:p>
          </table:table-cell>
          <table:table-cell office:value-type="float" office:value="3.826">
            <text:p>3.826</text:p>
          </table:table-cell>
          <table:table-cell office:value-type="float" office:value="3.6752">
            <text:p>3.6752</text:p>
          </table:table-cell>
          <table:table-cell office:value-type="float" office:value="4.0709">
            <text:p>4.0709</text:p>
          </table:table-cell>
          <table:table-cell office:value-type="float" office:value="4.3941">
            <text:p>4.3941</text:p>
          </table:table-cell>
          <table:table-cell table:formula="of:=AVERAGE([.T363:.Y363])" office:value-type="float" office:value="3.877">
            <text:p>3.87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6-12</text:p>
          </table:table-cell>
          <table:table-cell office:value-type="float" office:value="4.0688">
            <text:p>4.0688</text:p>
          </table:table-cell>
          <table:table-cell office:value-type="float" office:value="4.1515">
            <text:p>4.1515</text:p>
          </table:table-cell>
          <table:table-cell office:value-type="float" office:value="4.3023">
            <text:p>4.3023</text:p>
          </table:table-cell>
          <table:table-cell office:value-type="float" office:value="4.2455">
            <text:p>4.2455</text:p>
          </table:table-cell>
          <table:table-cell office:value-type="float" office:value="4.409">
            <text:p>4.409</text:p>
          </table:table-cell>
          <table:table-cell office:value-type="float" office:value="4.1884">
            <text:p>4.1884</text:p>
          </table:table-cell>
          <table:table-cell office:value-type="float" office:value="4.2945">
            <text:p>4.2945</text:p>
          </table:table-cell>
          <table:table-cell office:value-type="float" office:value="4.2671">
            <text:p>4.2671</text:p>
          </table:table-cell>
          <table:table-cell office:value-type="float" office:value="4.4907">
            <text:p>4.4907</text:p>
          </table:table-cell>
          <table:table-cell office:value-type="float" office:value="4.605">
            <text:p>4.605</text:p>
          </table:table-cell>
          <table:table-cell office:value-type="float" office:value="4.6683">
            <text:p>4.6683</text:p>
          </table:table-cell>
          <table:table-cell table:formula="of:=AVERAGE([.H364:.M364])" office:value-type="float" office:value="4.419">
            <text:p>4.419</text:p>
          </table:table-cell>
          <table:table-cell office:value-type="float" office:value="3.0671">
            <text:p>3.0671</text:p>
          </table:table-cell>
          <table:table-cell office:value-type="float" office:value="3.0053">
            <text:p>3.0053</text:p>
          </table:table-cell>
          <table:table-cell office:value-type="float" office:value="3.5273">
            <text:p>3.5273</text:p>
          </table:table-cell>
          <table:table-cell office:value-type="float" office:value="3.8729">
            <text:p>3.8729</text:p>
          </table:table-cell>
          <table:table-cell office:value-type="float" office:value="4.2212">
            <text:p>4.2212</text:p>
          </table:table-cell>
          <table:table-cell office:value-type="float" office:value="3.5211">
            <text:p>3.5211</text:p>
          </table:table-cell>
          <table:table-cell office:value-type="float" office:value="3.7747">
            <text:p>3.7747</text:p>
          </table:table-cell>
          <table:table-cell office:value-type="float" office:value="3.826">
            <text:p>3.826</text:p>
          </table:table-cell>
          <table:table-cell office:value-type="float" office:value="3.6752">
            <text:p>3.6752</text:p>
          </table:table-cell>
          <table:table-cell office:value-type="float" office:value="4.0709">
            <text:p>4.0709</text:p>
          </table:table-cell>
          <table:table-cell office:value-type="float" office:value="4.3941">
            <text:p>4.3941</text:p>
          </table:table-cell>
          <table:table-cell table:formula="of:=AVERAGE([.T364:.Y364])" office:value-type="float" office:value="3.877">
            <text:p>3.87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7-12</text:p>
          </table:table-cell>
          <table:table-cell office:value-type="float" office:value="4.0688">
            <text:p>4.0688</text:p>
          </table:table-cell>
          <table:table-cell office:value-type="float" office:value="4.1515">
            <text:p>4.1515</text:p>
          </table:table-cell>
          <table:table-cell office:value-type="float" office:value="4.3023">
            <text:p>4.3023</text:p>
          </table:table-cell>
          <table:table-cell office:value-type="float" office:value="4.2455">
            <text:p>4.2455</text:p>
          </table:table-cell>
          <table:table-cell office:value-type="float" office:value="4.409">
            <text:p>4.409</text:p>
          </table:table-cell>
          <table:table-cell office:value-type="float" office:value="4.1884">
            <text:p>4.1884</text:p>
          </table:table-cell>
          <table:table-cell office:value-type="float" office:value="4.2945">
            <text:p>4.2945</text:p>
          </table:table-cell>
          <table:table-cell office:value-type="float" office:value="4.2671">
            <text:p>4.2671</text:p>
          </table:table-cell>
          <table:table-cell office:value-type="float" office:value="4.4907">
            <text:p>4.4907</text:p>
          </table:table-cell>
          <table:table-cell office:value-type="float" office:value="4.605">
            <text:p>4.605</text:p>
          </table:table-cell>
          <table:table-cell office:value-type="float" office:value="4.6683">
            <text:p>4.6683</text:p>
          </table:table-cell>
          <table:table-cell table:formula="of:=AVERAGE([.H365:.M365])" office:value-type="float" office:value="4.419">
            <text:p>4.419</text:p>
          </table:table-cell>
          <table:table-cell office:value-type="float" office:value="3.0671">
            <text:p>3.0671</text:p>
          </table:table-cell>
          <table:table-cell office:value-type="float" office:value="3.0053">
            <text:p>3.0053</text:p>
          </table:table-cell>
          <table:table-cell office:value-type="float" office:value="3.5273">
            <text:p>3.5273</text:p>
          </table:table-cell>
          <table:table-cell office:value-type="float" office:value="3.8729">
            <text:p>3.8729</text:p>
          </table:table-cell>
          <table:table-cell office:value-type="float" office:value="4.2212">
            <text:p>4.2212</text:p>
          </table:table-cell>
          <table:table-cell office:value-type="float" office:value="3.5211">
            <text:p>3.5211</text:p>
          </table:table-cell>
          <table:table-cell office:value-type="float" office:value="3.7747">
            <text:p>3.7747</text:p>
          </table:table-cell>
          <table:table-cell office:value-type="float" office:value="3.826">
            <text:p>3.826</text:p>
          </table:table-cell>
          <table:table-cell office:value-type="float" office:value="3.6752">
            <text:p>3.6752</text:p>
          </table:table-cell>
          <table:table-cell office:value-type="float" office:value="4.0709">
            <text:p>4.0709</text:p>
          </table:table-cell>
          <table:table-cell office:value-type="float" office:value="4.3941">
            <text:p>4.3941</text:p>
          </table:table-cell>
          <table:table-cell table:formula="of:=AVERAGE([.T365:.Y365])" office:value-type="float" office:value="3.877">
            <text:p>3.87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28-12</text:p>
          </table:table-cell>
          <table:table-cell office:value-type="float" office:value="4.0809">
            <text:p>4.0809</text:p>
          </table:table-cell>
          <table:table-cell office:value-type="float" office:value="4.1487">
            <text:p>4.1487</text:p>
          </table:table-cell>
          <table:table-cell office:value-type="float" office:value="4.3023">
            <text:p>4.3023</text:p>
          </table:table-cell>
          <table:table-cell office:value-type="float" office:value="4.2455">
            <text:p>4.2455</text:p>
          </table:table-cell>
          <table:table-cell office:value-type="float" office:value="4.4028">
            <text:p>4.4028</text:p>
          </table:table-cell>
          <table:table-cell office:value-type="float" office:value="4.1808">
            <text:p>4.1808</text:p>
          </table:table-cell>
          <table:table-cell office:value-type="float" office:value="4.3028">
            <text:p>4.3028</text:p>
          </table:table-cell>
          <table:table-cell office:value-type="float" office:value="4.2567">
            <text:p>4.2567</text:p>
          </table:table-cell>
          <table:table-cell office:value-type="float" office:value="4.4907">
            <text:p>4.4907</text:p>
          </table:table-cell>
          <table:table-cell office:value-type="float" office:value="4.6063">
            <text:p>4.6063</text:p>
          </table:table-cell>
          <table:table-cell office:value-type="float" office:value="4.7008">
            <text:p>4.7008</text:p>
          </table:table-cell>
          <table:table-cell table:formula="of:=AVERAGE([.H366:.M366])" office:value-type="float" office:value="4.42301666666667">
            <text:p>4.4230166667</text:p>
          </table:table-cell>
          <table:table-cell office:value-type="float" office:value="3.0956">
            <text:p>3.0956</text:p>
          </table:table-cell>
          <table:table-cell office:value-type="float" office:value="3.01">
            <text:p>3.01</text:p>
          </table:table-cell>
          <table:table-cell office:value-type="float" office:value="3.5273">
            <text:p>3.5273</text:p>
          </table:table-cell>
          <table:table-cell office:value-type="float" office:value="3.8729">
            <text:p>3.8729</text:p>
          </table:table-cell>
          <table:table-cell office:value-type="float" office:value="4.2331">
            <text:p>4.2331</text:p>
          </table:table-cell>
          <table:table-cell office:value-type="float" office:value="3.5033">
            <text:p>3.5033</text:p>
          </table:table-cell>
          <table:table-cell office:value-type="float" office:value="3.7566">
            <text:p>3.7566</text:p>
          </table:table-cell>
          <table:table-cell office:value-type="float" office:value="3.8044">
            <text:p>3.8044</text:p>
          </table:table-cell>
          <table:table-cell office:value-type="float" office:value="3.6752">
            <text:p>3.6752</text:p>
          </table:table-cell>
          <table:table-cell office:value-type="float" office:value="4.0652">
            <text:p>4.0652</text:p>
          </table:table-cell>
          <table:table-cell office:value-type="float" office:value="4.418">
            <text:p>4.418</text:p>
          </table:table-cell>
          <table:table-cell table:formula="of:=AVERAGE([.T366:.Y366])" office:value-type="float" office:value="3.87045">
            <text:p>3.8704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29-12</text:p>
          </table:table-cell>
          <table:table-cell office:value-type="float" office:value="4.074">
            <text:p>4.074</text:p>
          </table:table-cell>
          <table:table-cell office:value-type="float" office:value="4.1487">
            <text:p>4.1487</text:p>
          </table:table-cell>
          <table:table-cell office:value-type="float" office:value="4.3023">
            <text:p>4.3023</text:p>
          </table:table-cell>
          <table:table-cell office:value-type="float" office:value="4.2364">
            <text:p>4.2364</text:p>
          </table:table-cell>
          <table:table-cell office:value-type="float" office:value="4.4141">
            <text:p>4.4141</text:p>
          </table:table-cell>
          <table:table-cell office:value-type="float" office:value="4.177">
            <text:p>4.177</text:p>
          </table:table-cell>
          <table:table-cell office:value-type="float" office:value="4.3014">
            <text:p>4.3014</text:p>
          </table:table-cell>
          <table:table-cell office:value-type="float" office:value="4.2567">
            <text:p>4.2567</text:p>
          </table:table-cell>
          <table:table-cell office:value-type="float" office:value="4.5308">
            <text:p>4.5308</text:p>
          </table:table-cell>
          <table:table-cell office:value-type="float" office:value="4.6037">
            <text:p>4.6037</text:p>
          </table:table-cell>
          <table:table-cell office:value-type="float" office:value="4.6855">
            <text:p>4.6855</text:p>
          </table:table-cell>
          <table:table-cell table:formula="of:=AVERAGE([.H367:.M367])" office:value-type="float" office:value="4.42585">
            <text:p>4.42585</text:p>
          </table:table-cell>
          <table:table-cell office:value-type="float" office:value="3.0878">
            <text:p>3.0878</text:p>
          </table:table-cell>
          <table:table-cell office:value-type="float" office:value="3.01">
            <text:p>3.01</text:p>
          </table:table-cell>
          <table:table-cell office:value-type="float" office:value="3.5273">
            <text:p>3.5273</text:p>
          </table:table-cell>
          <table:table-cell office:value-type="float" office:value="3.8682">
            <text:p>3.8682</text:p>
          </table:table-cell>
          <table:table-cell office:value-type="float" office:value="4.2228">
            <text:p>4.2228</text:p>
          </table:table-cell>
          <table:table-cell office:value-type="float" office:value="3.4829">
            <text:p>3.4829</text:p>
          </table:table-cell>
          <table:table-cell office:value-type="float" office:value="3.7567">
            <text:p>3.7567</text:p>
          </table:table-cell>
          <table:table-cell office:value-type="float" office:value="3.8044">
            <text:p>3.8044</text:p>
          </table:table-cell>
          <table:table-cell office:value-type="float" office:value="3.6959">
            <text:p>3.6959</text:p>
          </table:table-cell>
          <table:table-cell office:value-type="float" office:value="4.073">
            <text:p>4.073</text:p>
          </table:table-cell>
          <table:table-cell office:value-type="float" office:value="4.3999">
            <text:p>4.3999</text:p>
          </table:table-cell>
          <table:table-cell table:formula="of:=AVERAGE([.T367:.Y367])" office:value-type="float" office:value="3.8688">
            <text:p>3.8688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30-12</text:p>
          </table:table-cell>
          <table:table-cell office:value-type="float" office:value="4.074">
            <text:p>4.074</text:p>
          </table:table-cell>
          <table:table-cell office:value-type="float" office:value="4.1487">
            <text:p>4.1487</text:p>
          </table:table-cell>
          <table:table-cell office:value-type="float" office:value="4.3103">
            <text:p>4.3103</text:p>
          </table:table-cell>
          <table:table-cell office:value-type="float" office:value="4.24">
            <text:p>4.24</text:p>
          </table:table-cell>
          <table:table-cell office:value-type="float" office:value="4.4103">
            <text:p>4.4103</text:p>
          </table:table-cell>
          <table:table-cell office:value-type="float" office:value="4.177">
            <text:p>4.177</text:p>
          </table:table-cell>
          <table:table-cell office:value-type="float" office:value="4.3014">
            <text:p>4.3014</text:p>
          </table:table-cell>
          <table:table-cell office:value-type="float" office:value="4.2567">
            <text:p>4.2567</text:p>
          </table:table-cell>
          <table:table-cell office:value-type="float" office:value="4.5565">
            <text:p>4.5565</text:p>
          </table:table-cell>
          <table:table-cell office:value-type="float" office:value="4.596">
            <text:p>4.596</text:p>
          </table:table-cell>
          <table:table-cell office:value-type="float" office:value="4.6808">
            <text:p>4.6808</text:p>
          </table:table-cell>
          <table:table-cell table:formula="of:=AVERAGE([.H368:.M368])" office:value-type="float" office:value="4.42806666666667">
            <text:p>4.4280666667</text:p>
          </table:table-cell>
          <table:table-cell office:value-type="float" office:value="3.0878">
            <text:p>3.0878</text:p>
          </table:table-cell>
          <table:table-cell office:value-type="float" office:value="3.01">
            <text:p>3.01</text:p>
          </table:table-cell>
          <table:table-cell office:value-type="float" office:value="3.5447">
            <text:p>3.5447</text:p>
          </table:table-cell>
          <table:table-cell office:value-type="float" office:value="3.8807">
            <text:p>3.8807</text:p>
          </table:table-cell>
          <table:table-cell office:value-type="float" office:value="4.1839">
            <text:p>4.1839</text:p>
          </table:table-cell>
          <table:table-cell office:value-type="float" office:value="3.4829">
            <text:p>3.4829</text:p>
          </table:table-cell>
          <table:table-cell office:value-type="float" office:value="3.7567">
            <text:p>3.7567</text:p>
          </table:table-cell>
          <table:table-cell office:value-type="float" office:value="3.8044">
            <text:p>3.8044</text:p>
          </table:table-cell>
          <table:table-cell office:value-type="float" office:value="3.7102">
            <text:p>3.7102</text:p>
          </table:table-cell>
          <table:table-cell office:value-type="float" office:value="4.0551">
            <text:p>4.0551</text:p>
          </table:table-cell>
          <table:table-cell office:value-type="float" office:value="4.3885">
            <text:p>4.3885</text:p>
          </table:table-cell>
          <table:table-cell table:formula="of:=AVERAGE([.T368:.Y368])" office:value-type="float" office:value="3.8663">
            <text:p>3.866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31-12</text:p>
          </table:table-cell>
          <table:table-cell office:value-type="float" office:value="4.074">
            <text:p>4.074</text:p>
          </table:table-cell>
          <table:table-cell office:value-type="float" office:value="4.1543">
            <text:p>4.1543</text:p>
          </table:table-cell>
          <table:table-cell office:value-type="float" office:value="4.2732">
            <text:p>4.2732</text:p>
          </table:table-cell>
          <table:table-cell office:value-type="float" office:value="4.2639">
            <text:p>4.2639</text:p>
          </table:table-cell>
          <table:table-cell office:value-type="float" office:value="4.4103">
            <text:p>4.4103</text:p>
          </table:table-cell>
          <table:table-cell office:value-type="float" office:value="4.177">
            <text:p>4.177</text:p>
          </table:table-cell>
          <table:table-cell office:value-type="float" office:value="4.3014">
            <text:p>4.3014</text:p>
          </table:table-cell>
          <table:table-cell office:value-type="float" office:value="4.2568">
            <text:p>4.2568</text:p>
          </table:table-cell>
          <table:table-cell office:value-type="float" office:value="4.5597">
            <text:p>4.5597</text:p>
          </table:table-cell>
          <table:table-cell office:value-type="float" office:value="4.5969">
            <text:p>4.5969</text:p>
          </table:table-cell>
          <table:table-cell office:value-type="float" office:value="4.6808">
            <text:p>4.6808</text:p>
          </table:table-cell>
          <table:table-cell table:formula="of:=AVERAGE([.H369:.M369])" office:value-type="float" office:value="4.42876666666667">
            <text:p>4.4287666667</text:p>
          </table:table-cell>
          <table:table-cell office:value-type="float" office:value="3.0878">
            <text:p>3.0878</text:p>
          </table:table-cell>
          <table:table-cell office:value-type="float" office:value="3.0123">
            <text:p>3.0123</text:p>
          </table:table-cell>
          <table:table-cell office:value-type="float" office:value="3.5196">
            <text:p>3.5196</text:p>
          </table:table-cell>
          <table:table-cell office:value-type="float" office:value="3.9165">
            <text:p>3.9165</text:p>
          </table:table-cell>
          <table:table-cell office:value-type="float" office:value="4.1839">
            <text:p>4.1839</text:p>
          </table:table-cell>
          <table:table-cell office:value-type="float" office:value="3.4829">
            <text:p>3.4829</text:p>
          </table:table-cell>
          <table:table-cell office:value-type="float" office:value="3.7567">
            <text:p>3.7567</text:p>
          </table:table-cell>
          <table:table-cell office:value-type="float" office:value="3.7892">
            <text:p>3.7892</text:p>
          </table:table-cell>
          <table:table-cell office:value-type="float" office:value="3.7158">
            <text:p>3.7158</text:p>
          </table:table-cell>
          <table:table-cell office:value-type="float" office:value="4.0587">
            <text:p>4.0587</text:p>
          </table:table-cell>
          <table:table-cell office:value-type="float" office:value="4.3885">
            <text:p>4.3885</text:p>
          </table:table-cell>
          <table:table-cell table:formula="of:=AVERAGE([.T369:.Y369])" office:value-type="float" office:value="3.8653">
            <text:p>3.8653</text:p>
          </table:table-cell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3"/>
          <table:table-cell table:style-name="ce2"/>
          <table:table-cell table:number-columns-repeated="22"/>
        </table:table-row>
        <table:table-row table:style-name="ro1" table:number-rows-repeated="1048198">
          <table:table-cell table:number-columns-repeated="26"/>
        </table:table-row>
        <table:table-row table:style-name="ro1"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6">06/03/2023</text:date>, <text:time>20:14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06T20:14:28.14</dc:date>
    <dc:creator>kkkk </dc:creator>
    <meta:generator>OpenOffice/4.1.2$Win32 OpenOffice.org_project/412m3$Build-9782</meta:generator>
    <meta:editing-duration>PT34M50S</meta:editing-duration>
    <meta:editing-cycles>2</meta:editing-cycles>
    <meta:document-statistic meta:table-count="1" meta:cell-count="95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39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3cm" chart:symbol-height="0.03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03cm" chart:symbol-height="0.03cm"/>
    </style:style>
    <style:style style:name="ch10" style:family="chart" style:data-style-name="N0">
      <style:chart-properties chart:symbol-type="named-symbol" chart:symbol-name="diamond" chart:symbol-width="0.03cm" chart:symbol-height="0.03cm">
        <chart:symbol-image xlink:href="Pictures/2000000D000000DD000000DD8384ABF7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3cm" chart:symbol-height="0.0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03cm" chart:symbol-height="0.03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03cm" chart:symbol-height="0.03cm">
        <chart:symbol-image xlink:href="Pictures/2000000D000000DD000000DD81B0075E.svm" xlink:type="simple" xlink:actuate="onLoad"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03cm" chart:symbol-height="0.03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03cm" chart:symbol-height="0.03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72cm" svg:height="11.221cm" xlink:href=".." xlink:type="simple" chart:class="chart:scatter" chart:style-name="ch1">
        <chart:title svg:x="8.14cm" svg:y="0.36cm" chart:style-name="ch2">
          <text:p>EUR/PLN</text:p>
        </chart:title>
        <chart:legend chart:legend-position="end" svg:x="15.711cm" svg:y="3.726cm" style:legend-expansion="high" chart:style-name="ch3"/>
        <chart:plot-area chart:style-name="ch4" table:cell-range-address="Arkusz1.B5:Arkusz1.B369 Arkusz1.H4:Arkusz1.N369" chart:data-source-has-labels="row" svg:x="0.815cm" svg:y="1.811cm" svg:width="14.166cm" svg:height="8.766cm">
          <chartooo:coordinate-region svg:x="1.542cm" svg:y="2.023cm" svg:width="13.439cm" svg:height="7.8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H5:Arkusz1.H369" chart:label-cell-address="Arkusz1.H4:Arkusz1.H4" chart:class="chart:scatter">
            <chart:domain table:cell-range-address="Arkusz1.B5:Arkusz1.B369"/>
            <chart:data-point chart:repeated="80"/>
            <chart:data-point chart:style-name="ch9"/>
            <chart:data-point chart:repeated="284"/>
          </chart:series>
          <chart:series chart:style-name="ch10" chart:values-cell-range-address="Arkusz1.I5:Arkusz1.I369" chart:label-cell-address="Arkusz1.I4:Arkusz1.I4" chart:class="chart:scatter">
            <chart:data-point chart:repeated="365"/>
          </chart:series>
          <chart:series chart:style-name="ch11" chart:values-cell-range-address="Arkusz1.J5:Arkusz1.J369" chart:label-cell-address="Arkusz1.J4:Arkusz1.J4" chart:class="chart:scatter">
            <chart:data-point chart:repeated="365"/>
          </chart:series>
          <chart:series chart:style-name="ch12" chart:values-cell-range-address="Arkusz1.K5:Arkusz1.K369" chart:label-cell-address="Arkusz1.K4:Arkusz1.K4" chart:class="chart:scatter">
            <chart:data-point chart:repeated="365"/>
          </chart:series>
          <chart:series chart:style-name="ch13" chart:values-cell-range-address="Arkusz1.L5:Arkusz1.L369" chart:label-cell-address="Arkusz1.L4:Arkusz1.L4" chart:class="chart:scatter">
            <chart:data-point chart:repeated="365"/>
          </chart:series>
          <chart:series chart:style-name="ch14" chart:values-cell-range-address="Arkusz1.M5:Arkusz1.M369" chart:label-cell-address="Arkusz1.M4:Arkusz1.M4" chart:class="chart:scatter">
            <chart:data-point chart:repeated="365"/>
          </chart:series>
          <chart:series chart:style-name="ch15" chart:values-cell-range-address="Arkusz1.N5:Arkusz1.N369" chart:label-cell-address="Arkusz1.N4:Arkusz1.N4" chart:class="chart:scatter">
            <chart:data-point chart:repeated="36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2017</text:p>
                <draw:g>
                  <svg:desc>Arkusz1.H4:Arkusz1.H4</svg:desc>
                </draw:g>
              </table:table-cell>
              <table:table-cell office:value-type="string">
                <text:p>2018</text:p>
                <draw:g>
                  <svg:desc>Arkusz1.I4:Arkusz1.I4</svg:desc>
                </draw:g>
              </table:table-cell>
              <table:table-cell office:value-type="string">
                <text:p>2019</text:p>
                <draw:g>
                  <svg:desc>Arkusz1.J4:Arkusz1.J4</svg:desc>
                </draw:g>
              </table:table-cell>
              <table:table-cell office:value-type="string">
                <text:p>2020</text:p>
                <draw:g>
                  <svg:desc>Arkusz1.K4:Arkusz1.K4</svg:desc>
                </draw:g>
              </table:table-cell>
              <table:table-cell office:value-type="string">
                <text:p>2021</text:p>
                <draw:g>
                  <svg:desc>Arkusz1.L4:Arkusz1.L4</svg:desc>
                </draw:g>
              </table:table-cell>
              <table:table-cell office:value-type="string">
                <text:p>2022</text:p>
                <draw:g>
                  <svg:desc>Arkusz1.M4:Arkusz1.M4</svg:desc>
                </draw:g>
              </table:table-cell>
              <table:table-cell office:value-type="string">
                <text:p>Average</text:p>
                <draw:g>
                  <svg:desc>Arkusz1.N4:Arkusz1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B5:Arkusz1.B369</svg:desc>
                </draw:g>
              </table:table-cell>
              <table:table-cell office:value-type="float" office:value="4.4123">
                <text:p>4.4123</text:p>
                <draw:g>
                  <svg:desc>Arkusz1.H5:Arkusz1.H369</svg:desc>
                </draw:g>
              </table:table-cell>
              <table:table-cell office:value-type="float" office:value="4.1633">
                <text:p>4.1633</text:p>
                <draw:g>
                  <svg:desc>Arkusz1.I5:Arkusz1.I369</svg:desc>
                </draw:g>
              </table:table-cell>
              <table:table-cell office:value-type="float" office:value="4.2964">
                <text:p>4.2964</text:p>
                <draw:g>
                  <svg:desc>Arkusz1.J5:Arkusz1.J369</svg:desc>
                </draw:g>
              </table:table-cell>
              <table:table-cell office:value-type="float" office:value="4.2544">
                <text:p>4.2544</text:p>
                <draw:g>
                  <svg:desc>Arkusz1.K5:Arkusz1.K369</svg:desc>
                </draw:g>
              </table:table-cell>
              <table:table-cell office:value-type="float" office:value="4.5475">
                <text:p>4.5475</text:p>
                <draw:g>
                  <svg:desc>Arkusz1.L5:Arkusz1.L369</svg:desc>
                </draw:g>
              </table:table-cell>
              <table:table-cell office:value-type="float" office:value="4.5895">
                <text:p>4.5895</text:p>
                <draw:g>
                  <svg:desc>Arkusz1.M5:Arkusz1.M369</svg:desc>
                </draw:g>
              </table:table-cell>
              <table:table-cell office:value-type="float" office:value="4.37723333333333">
                <text:p>4.37723333333333</text:p>
                <draw:g>
                  <svg:desc>Arkusz1.N5:Arkusz1.N3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4123">
                <text:p>4.4123</text:p>
              </table:table-cell>
              <table:table-cell office:value-type="float" office:value="4.1633">
                <text:p>4.1633</text:p>
              </table:table-cell>
              <table:table-cell office:value-type="float" office:value="4.2964">
                <text:p>4.2964</text:p>
              </table:table-cell>
              <table:table-cell office:value-type="float" office:value="4.2544">
                <text:p>4.2544</text:p>
              </table:table-cell>
              <table:table-cell office:value-type="float" office:value="4.5475">
                <text:p>4.5475</text:p>
              </table:table-cell>
              <table:table-cell office:value-type="float" office:value="4.5895">
                <text:p>4.5895</text:p>
              </table:table-cell>
              <table:table-cell office:value-type="float" office:value="4.37723333333333">
                <text:p>4.3772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3934">
                <text:p>4.3934</text:p>
              </table:table-cell>
              <table:table-cell office:value-type="float" office:value="4.1652">
                <text:p>4.1652</text:p>
              </table:table-cell>
              <table:table-cell office:value-type="float" office:value="4.2975">
                <text:p>4.2975</text:p>
              </table:table-cell>
              <table:table-cell office:value-type="float" office:value="4.2493">
                <text:p>4.2493</text:p>
              </table:table-cell>
              <table:table-cell office:value-type="float" office:value="4.5475">
                <text:p>4.5475</text:p>
              </table:table-cell>
              <table:table-cell office:value-type="float" office:value="4.5895">
                <text:p>4.5895</text:p>
              </table:table-cell>
              <table:table-cell office:value-type="float" office:value="4.37373333333333">
                <text:p>4.3737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3778">
                <text:p>4.3778</text:p>
              </table:table-cell>
              <table:table-cell office:value-type="float" office:value="4.1555">
                <text:p>4.1555</text:p>
              </table:table-cell>
              <table:table-cell office:value-type="float" office:value="4.2957">
                <text:p>4.2957</text:p>
              </table:table-cell>
              <table:table-cell office:value-type="float" office:value="4.2415">
                <text:p>4.2415</text:p>
              </table:table-cell>
              <table:table-cell office:value-type="float" office:value="4.5475">
                <text:p>4.5475</text:p>
              </table:table-cell>
              <table:table-cell office:value-type="float" office:value="4.5667">
                <text:p>4.5667</text:p>
              </table:table-cell>
              <table:table-cell office:value-type="float" office:value="4.36411666666667">
                <text:p>4.3641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68">
                <text:p>4.368</text:p>
              </table:table-cell>
              <table:table-cell office:value-type="float" office:value="4.1554">
                <text:p>4.1554</text:p>
              </table:table-cell>
              <table:table-cell office:value-type="float" office:value="4.2908">
                <text:p>4.2908</text:p>
              </table:table-cell>
              <table:table-cell office:value-type="float" office:value="4.2415">
                <text:p>4.2415</text:p>
              </table:table-cell>
              <table:table-cell office:value-type="float" office:value="4.5473">
                <text:p>4.5473</text:p>
              </table:table-cell>
              <table:table-cell office:value-type="float" office:value="4.5666">
                <text:p>4.5666</text:p>
              </table:table-cell>
              <table:table-cell office:value-type="float" office:value="4.3616">
                <text:p>4.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3552">
                <text:p>4.3552</text:p>
              </table:table-cell>
              <table:table-cell office:value-type="float" office:value="4.1663">
                <text:p>4.1663</text:p>
              </table:table-cell>
              <table:table-cell office:value-type="float" office:value="4.2908">
                <text:p>4.2908</text:p>
              </table:table-cell>
              <table:table-cell office:value-type="float" office:value="4.2415">
                <text:p>4.2415</text:p>
              </table:table-cell>
              <table:table-cell office:value-type="float" office:value="4.516">
                <text:p>4.516</text:p>
              </table:table-cell>
              <table:table-cell office:value-type="float" office:value="4.5614">
                <text:p>4.5614</text:p>
              </table:table-cell>
              <table:table-cell office:value-type="float" office:value="4.3552">
                <text:p>4.3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3777">
                <text:p>4.3777</text:p>
              </table:table-cell>
              <table:table-cell office:value-type="float" office:value="4.1663">
                <text:p>4.1663</text:p>
              </table:table-cell>
              <table:table-cell office:value-type="float" office:value="4.2908">
                <text:p>4.2908</text:p>
              </table:table-cell>
              <table:table-cell office:value-type="float" office:value="4.2457">
                <text:p>4.2457</text:p>
              </table:table-cell>
              <table:table-cell office:value-type="float" office:value="4.4998">
                <text:p>4.4998</text:p>
              </table:table-cell>
              <table:table-cell office:value-type="float" office:value="4.5496">
                <text:p>4.5496</text:p>
              </table:table-cell>
              <table:table-cell office:value-type="float" office:value="4.35498333333333">
                <text:p>4.35498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777">
                <text:p>4.3777</text:p>
              </table:table-cell>
              <table:table-cell office:value-type="float" office:value="4.1663">
                <text:p>4.1663</text:p>
              </table:table-cell>
              <table:table-cell office:value-type="float" office:value="4.3055">
                <text:p>4.3055</text:p>
              </table:table-cell>
              <table:table-cell office:value-type="float" office:value="4.2429">
                <text:p>4.2429</text:p>
              </table:table-cell>
              <table:table-cell office:value-type="float" office:value="4.5113">
                <text:p>4.5113</text:p>
              </table:table-cell>
              <table:table-cell office:value-type="float" office:value="4.5334">
                <text:p>4.5334</text:p>
              </table:table-cell>
              <table:table-cell office:value-type="float" office:value="4.35618333333333">
                <text:p>4.3561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3777">
                <text:p>4.3777</text:p>
              </table:table-cell>
              <table:table-cell office:value-type="float" office:value="4.1795">
                <text:p>4.1795</text:p>
              </table:table-cell>
              <table:table-cell office:value-type="float" office:value="4.2968">
                <text:p>4.2968</text:p>
              </table:table-cell>
              <table:table-cell office:value-type="float" office:value="4.2422">
                <text:p>4.2422</text:p>
              </table:table-cell>
              <table:table-cell office:value-type="float" office:value="4.5294">
                <text:p>4.5294</text:p>
              </table:table-cell>
              <table:table-cell office:value-type="float" office:value="4.5334">
                <text:p>4.5334</text:p>
              </table:table-cell>
              <table:table-cell office:value-type="float" office:value="4.35983333333333">
                <text:p>4.359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3721">
                <text:p>4.3721</text:p>
              </table:table-cell>
              <table:table-cell office:value-type="float" office:value="4.1814">
                <text:p>4.1814</text:p>
              </table:table-cell>
              <table:table-cell office:value-type="float" office:value="4.2959">
                <text:p>4.2959</text:p>
              </table:table-cell>
              <table:table-cell office:value-type="float" office:value="4.2462">
                <text:p>4.2462</text:p>
              </table:table-cell>
              <table:table-cell office:value-type="float" office:value="4.5294">
                <text:p>4.5294</text:p>
              </table:table-cell>
              <table:table-cell office:value-type="float" office:value="4.5334">
                <text:p>4.5334</text:p>
              </table:table-cell>
              <table:table-cell office:value-type="float" office:value="4.35973333333333">
                <text:p>4.3597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3703">
                <text:p>4.3703</text:p>
              </table:table-cell>
              <table:table-cell office:value-type="float" office:value="4.1785">
                <text:p>4.1785</text:p>
              </table:table-cell>
              <table:table-cell office:value-type="float" office:value="4.2973">
                <text:p>4.2973</text:p>
              </table:table-cell>
              <table:table-cell office:value-type="float" office:value="4.2348">
                <text:p>4.2348</text:p>
              </table:table-cell>
              <table:table-cell office:value-type="float" office:value="4.5294">
                <text:p>4.5294</text:p>
              </table:table-cell>
              <table:table-cell office:value-type="float" office:value="4.5438">
                <text:p>4.5438</text:p>
              </table:table-cell>
              <table:table-cell office:value-type="float" office:value="4.35901666666667">
                <text:p>4.3590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3765">
                <text:p>4.3765</text:p>
              </table:table-cell>
              <table:table-cell office:value-type="float" office:value="4.1722">
                <text:p>4.1722</text:p>
              </table:table-cell>
              <table:table-cell office:value-type="float" office:value="4.2925">
                <text:p>4.2925</text:p>
              </table:table-cell>
              <table:table-cell office:value-type="float" office:value="4.2348">
                <text:p>4.2348</text:p>
              </table:table-cell>
              <table:table-cell office:value-type="float" office:value="4.5248">
                <text:p>4.5248</text:p>
              </table:table-cell>
              <table:table-cell office:value-type="float" office:value="4.5359">
                <text:p>4.5359</text:p>
              </table:table-cell>
              <table:table-cell office:value-type="float" office:value="4.35611666666667">
                <text:p>4.3561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3739">
                <text:p>4.3739</text:p>
              </table:table-cell>
              <table:table-cell office:value-type="float" office:value="4.1686">
                <text:p>4.1686</text:p>
              </table:table-cell>
              <table:table-cell office:value-type="float" office:value="4.2925">
                <text:p>4.2925</text:p>
              </table:table-cell>
              <table:table-cell office:value-type="float" office:value="4.2348">
                <text:p>4.2348</text:p>
              </table:table-cell>
              <table:table-cell office:value-type="float" office:value="4.5253">
                <text:p>4.5253</text:p>
              </table:table-cell>
              <table:table-cell office:value-type="float" office:value="4.5361">
                <text:p>4.5361</text:p>
              </table:table-cell>
              <table:table-cell office:value-type="float" office:value="4.3552">
                <text:p>4.3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729">
                <text:p>4.3729</text:p>
              </table:table-cell>
              <table:table-cell office:value-type="float" office:value="4.1686">
                <text:p>4.1686</text:p>
              </table:table-cell>
              <table:table-cell office:value-type="float" office:value="4.2925">
                <text:p>4.2925</text:p>
              </table:table-cell>
              <table:table-cell office:value-type="float" office:value="4.2219">
                <text:p>4.2219</text:p>
              </table:table-cell>
              <table:table-cell office:value-type="float" office:value="4.5379">
                <text:p>4.5379</text:p>
              </table:table-cell>
              <table:table-cell office:value-type="float" office:value="4.5414">
                <text:p>4.5414</text:p>
              </table:table-cell>
              <table:table-cell office:value-type="float" office:value="4.35586666666667">
                <text:p>4.3558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3729">
                <text:p>4.3729</text:p>
              </table:table-cell>
              <table:table-cell office:value-type="float" office:value="4.1686">
                <text:p>4.1686</text:p>
              </table:table-cell>
              <table:table-cell office:value-type="float" office:value="4.293">
                <text:p>4.293</text:p>
              </table:table-cell>
              <table:table-cell office:value-type="float" office:value="4.2265">
                <text:p>4.2265</text:p>
              </table:table-cell>
              <table:table-cell office:value-type="float" office:value="4.5375">
                <text:p>4.5375</text:p>
              </table:table-cell>
              <table:table-cell office:value-type="float" office:value="4.5256">
                <text:p>4.5256</text:p>
              </table:table-cell>
              <table:table-cell office:value-type="float" office:value="4.35401666666667">
                <text:p>4.35401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3729">
                <text:p>4.3729</text:p>
              </table:table-cell>
              <table:table-cell office:value-type="float" office:value="4.1713">
                <text:p>4.1713</text:p>
              </table:table-cell>
              <table:table-cell office:value-type="float" office:value="4.2877">
                <text:p>4.2877</text:p>
              </table:table-cell>
              <table:table-cell office:value-type="float" office:value="4.2324">
                <text:p>4.2324</text:p>
              </table:table-cell>
              <table:table-cell office:value-type="float" office:value="4.5389">
                <text:p>4.5389</text:p>
              </table:table-cell>
              <table:table-cell office:value-type="float" office:value="4.5256">
                <text:p>4.5256</text:p>
              </table:table-cell>
              <table:table-cell office:value-type="float" office:value="4.3548">
                <text:p>4.3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3693">
                <text:p>4.3693</text:p>
              </table:table-cell>
              <table:table-cell office:value-type="float" office:value="4.1713">
                <text:p>4.1713</text:p>
              </table:table-cell>
              <table:table-cell office:value-type="float" office:value="4.2835">
                <text:p>4.2835</text:p>
              </table:table-cell>
              <table:table-cell office:value-type="float" office:value="4.2367">
                <text:p>4.2367</text:p>
              </table:table-cell>
              <table:table-cell office:value-type="float" office:value="4.5389">
                <text:p>4.5389</text:p>
              </table:table-cell>
              <table:table-cell office:value-type="float" office:value="4.5256">
                <text:p>4.5256</text:p>
              </table:table-cell>
              <table:table-cell office:value-type="float" office:value="4.35421666666667">
                <text:p>4.35421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3673">
                <text:p>4.3673</text:p>
              </table:table-cell>
              <table:table-cell office:value-type="float" office:value="4.1665">
                <text:p>4.1665</text:p>
              </table:table-cell>
              <table:table-cell office:value-type="float" office:value="4.2931">
                <text:p>4.2931</text:p>
              </table:table-cell>
              <table:table-cell office:value-type="float" office:value="4.2433">
                <text:p>4.2433</text:p>
              </table:table-cell>
              <table:table-cell office:value-type="float" office:value="4.5389">
                <text:p>4.5389</text:p>
              </table:table-cell>
              <table:table-cell office:value-type="float" office:value="4.526">
                <text:p>4.526</text:p>
              </table:table-cell>
              <table:table-cell office:value-type="float" office:value="4.35585">
                <text:p>4.35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3728">
                <text:p>4.3728</text:p>
              </table:table-cell>
              <table:table-cell office:value-type="float" office:value="4.1716">
                <text:p>4.1716</text:p>
              </table:table-cell>
              <table:table-cell office:value-type="float" office:value="4.2911">
                <text:p>4.2911</text:p>
              </table:table-cell>
              <table:table-cell office:value-type="float" office:value="4.2433">
                <text:p>4.2433</text:p>
              </table:table-cell>
              <table:table-cell office:value-type="float" office:value="4.5352">
                <text:p>4.5352</text:p>
              </table:table-cell>
              <table:table-cell office:value-type="float" office:value="4.5229">
                <text:p>4.5229</text:p>
              </table:table-cell>
              <table:table-cell office:value-type="float" office:value="4.35615">
                <text:p>4.35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3699">
                <text:p>4.3699</text:p>
              </table:table-cell>
              <table:table-cell office:value-type="float" office:value="4.1707">
                <text:p>4.1707</text:p>
              </table:table-cell>
              <table:table-cell office:value-type="float" office:value="4.2911">
                <text:p>4.2911</text:p>
              </table:table-cell>
              <table:table-cell office:value-type="float" office:value="4.2433">
                <text:p>4.2433</text:p>
              </table:table-cell>
              <table:table-cell office:value-type="float" office:value="4.5322">
                <text:p>4.5322</text:p>
              </table:table-cell>
              <table:table-cell office:value-type="float" office:value="4.5228">
                <text:p>4.5228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3719">
                <text:p>4.3719</text:p>
              </table:table-cell>
              <table:table-cell office:value-type="float" office:value="4.1707">
                <text:p>4.1707</text:p>
              </table:table-cell>
              <table:table-cell office:value-type="float" office:value="4.2911">
                <text:p>4.2911</text:p>
              </table:table-cell>
              <table:table-cell office:value-type="float" office:value="4.2438">
                <text:p>4.2438</text:p>
              </table:table-cell>
              <table:table-cell office:value-type="float" office:value="4.5284">
                <text:p>4.5284</text:p>
              </table:table-cell>
              <table:table-cell office:value-type="float" office:value="4.5318">
                <text:p>4.5318</text:p>
              </table:table-cell>
              <table:table-cell office:value-type="float" office:value="4.35628333333333">
                <text:p>4.35628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3719">
                <text:p>4.3719</text:p>
              </table:table-cell>
              <table:table-cell office:value-type="float" office:value="4.1707">
                <text:p>4.1707</text:p>
              </table:table-cell>
              <table:table-cell office:value-type="float" office:value="4.2827">
                <text:p>4.2827</text:p>
              </table:table-cell>
              <table:table-cell office:value-type="float" office:value="4.2378">
                <text:p>4.2378</text:p>
              </table:table-cell>
              <table:table-cell office:value-type="float" office:value="4.5385">
                <text:p>4.5385</text:p>
              </table:table-cell>
              <table:table-cell office:value-type="float" office:value="4.5572">
                <text:p>4.5572</text:p>
              </table:table-cell>
              <table:table-cell office:value-type="float" office:value="4.3598">
                <text:p>4.3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.3719">
                <text:p>4.3719</text:p>
              </table:table-cell>
              <table:table-cell office:value-type="float" office:value="4.1696">
                <text:p>4.1696</text:p>
              </table:table-cell>
              <table:table-cell office:value-type="float" office:value="4.2887">
                <text:p>4.2887</text:p>
              </table:table-cell>
              <table:table-cell office:value-type="float" office:value="4.2439">
                <text:p>4.2439</text:p>
              </table:table-cell>
              <table:table-cell office:value-type="float" office:value="4.5409">
                <text:p>4.5409</text:p>
              </table:table-cell>
              <table:table-cell office:value-type="float" office:value="4.5572">
                <text:p>4.5572</text:p>
              </table:table-cell>
              <table:table-cell office:value-type="float" office:value="4.36203333333333">
                <text:p>4.3620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.3725">
                <text:p>4.3725</text:p>
              </table:table-cell>
              <table:table-cell office:value-type="float" office:value="4.1563">
                <text:p>4.1563</text:p>
              </table:table-cell>
              <table:table-cell office:value-type="float" office:value="4.2881">
                <text:p>4.2881</text:p>
              </table:table-cell>
              <table:table-cell office:value-type="float" office:value="4.2565">
                <text:p>4.2565</text:p>
              </table:table-cell>
              <table:table-cell office:value-type="float" office:value="4.5409">
                <text:p>4.5409</text:p>
              </table:table-cell>
              <table:table-cell office:value-type="float" office:value="4.5572">
                <text:p>4.5572</text:p>
              </table:table-cell>
              <table:table-cell office:value-type="float" office:value="4.36191666666667">
                <text:p>4.3619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.3641">
                <text:p>4.3641</text:p>
              </table:table-cell>
              <table:table-cell office:value-type="float" office:value="4.1469">
                <text:p>4.1469</text:p>
              </table:table-cell>
              <table:table-cell office:value-type="float" office:value="4.291">
                <text:p>4.291</text:p>
              </table:table-cell>
              <table:table-cell office:value-type="float" office:value="4.2715">
                <text:p>4.2715</text:p>
              </table:table-cell>
              <table:table-cell office:value-type="float" office:value="4.5409">
                <text:p>4.5409</text:p>
              </table:table-cell>
              <table:table-cell office:value-type="float" office:value="4.5751">
                <text:p>4.5751</text:p>
              </table:table-cell>
              <table:table-cell office:value-type="float" office:value="4.36491666666667">
                <text:p>4.36491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.3435">
                <text:p>4.3435</text:p>
              </table:table-cell>
              <table:table-cell office:value-type="float" office:value="4.1422">
                <text:p>4.1422</text:p>
              </table:table-cell>
              <table:table-cell office:value-type="float" office:value="4.2861">
                <text:p>4.2861</text:p>
              </table:table-cell>
              <table:table-cell office:value-type="float" office:value="4.2715">
                <text:p>4.2715</text:p>
              </table:table-cell>
              <table:table-cell office:value-type="float" office:value="4.5465">
                <text:p>4.5465</text:p>
              </table:table-cell>
              <table:table-cell office:value-type="float" office:value="4.5864">
                <text:p>4.5864</text:p>
              </table:table-cell>
              <table:table-cell office:value-type="float" office:value="4.3627">
                <text:p>4.36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.34">
                <text:p>4.34</text:p>
              </table:table-cell>
              <table:table-cell office:value-type="float" office:value="4.1436">
                <text:p>4.1436</text:p>
              </table:table-cell>
              <table:table-cell office:value-type="float" office:value="4.2861">
                <text:p>4.2861</text:p>
              </table:table-cell>
              <table:table-cell office:value-type="float" office:value="4.2715">
                <text:p>4.2715</text:p>
              </table:table-cell>
              <table:table-cell office:value-type="float" office:value="4.552">
                <text:p>4.552</text:p>
              </table:table-cell>
              <table:table-cell office:value-type="float" office:value="4.5592">
                <text:p>4.5592</text:p>
              </table:table-cell>
              <table:table-cell office:value-type="float" office:value="4.35873333333333">
                <text:p>4.3587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.331">
                <text:p>4.331</text:p>
              </table:table-cell>
              <table:table-cell office:value-type="float" office:value="4.1436">
                <text:p>4.1436</text:p>
              </table:table-cell>
              <table:table-cell office:value-type="float" office:value="4.2861">
                <text:p>4.2861</text:p>
              </table:table-cell>
              <table:table-cell office:value-type="float" office:value="4.2731">
                <text:p>4.2731</text:p>
              </table:table-cell>
              <table:table-cell office:value-type="float" office:value="4.5471">
                <text:p>4.5471</text:p>
              </table:table-cell>
              <table:table-cell office:value-type="float" office:value="4.5755">
                <text:p>4.5755</text:p>
              </table:table-cell>
              <table:table-cell office:value-type="float" office:value="4.3594">
                <text:p>4.3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.331">
                <text:p>4.331</text:p>
              </table:table-cell>
              <table:table-cell office:value-type="float" office:value="4.1436">
                <text:p>4.1436</text:p>
              </table:table-cell>
              <table:table-cell office:value-type="float" office:value="4.2976">
                <text:p>4.2976</text:p>
              </table:table-cell>
              <table:table-cell office:value-type="float" office:value="4.2837">
                <text:p>4.2837</text:p>
              </table:table-cell>
              <table:table-cell office:value-type="float" office:value="4.5304">
                <text:p>4.5304</text:p>
              </table:table-cell>
              <table:table-cell office:value-type="float" office:value="4.5892">
                <text:p>4.5892</text:p>
              </table:table-cell>
              <table:table-cell office:value-type="float" office:value="4.36258333333333">
                <text:p>4.36258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331">
                <text:p>4.331</text:p>
              </table:table-cell>
              <table:table-cell office:value-type="float" office:value="4.1449">
                <text:p>4.1449</text:p>
              </table:table-cell>
              <table:table-cell office:value-type="float" office:value="4.2905">
                <text:p>4.2905</text:p>
              </table:table-cell>
              <table:table-cell office:value-type="float" office:value="4.2873">
                <text:p>4.2873</text:p>
              </table:table-cell>
              <table:table-cell office:value-type="float" office:value="4.508">
                <text:p>4.508</text:p>
              </table:table-cell>
              <table:table-cell office:value-type="float" office:value="4.5892">
                <text:p>4.5892</text:p>
              </table:table-cell>
              <table:table-cell office:value-type="float" office:value="4.35848333333333">
                <text:p>4.35848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3239">
                <text:p>4.3239</text:p>
              </table:table-cell>
              <table:table-cell office:value-type="float" office:value="4.1503">
                <text:p>4.1503</text:p>
              </table:table-cell>
              <table:table-cell office:value-type="float" office:value="4.2736">
                <text:p>4.2736</text:p>
              </table:table-cell>
              <table:table-cell office:value-type="float" office:value="4.3009">
                <text:p>4.3009</text:p>
              </table:table-cell>
              <table:table-cell office:value-type="float" office:value="4.508">
                <text:p>4.508</text:p>
              </table:table-cell>
              <table:table-cell office:value-type="float" office:value="4.5892">
                <text:p>4.5892</text:p>
              </table:table-cell>
              <table:table-cell office:value-type="float" office:value="4.35765">
                <text:p>4.357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3186">
                <text:p>4.3186</text:p>
              </table:table-cell>
              <table:table-cell office:value-type="float" office:value="4.1543">
                <text:p>4.1543</text:p>
              </table:table-cell>
              <table:table-cell office:value-type="float" office:value="4.2739">
                <text:p>4.2739</text:p>
              </table:table-cell>
              <table:table-cell office:value-type="float" office:value="4.2968">
                <text:p>4.2968</text:p>
              </table:table-cell>
              <table:table-cell office:value-type="float" office:value="4.508">
                <text:p>4.508</text:p>
              </table:table-cell>
              <table:table-cell office:value-type="float" office:value="4.5804">
                <text:p>4.5804</text:p>
              </table:table-cell>
              <table:table-cell office:value-type="float" office:value="4.35533333333333">
                <text:p>4.355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.3071">
                <text:p>4.3071</text:p>
              </table:table-cell>
              <table:table-cell office:value-type="float" office:value="4.1541">
                <text:p>4.1541</text:p>
              </table:table-cell>
              <table:table-cell office:value-type="float" office:value="4.2816">
                <text:p>4.2816</text:p>
              </table:table-cell>
              <table:table-cell office:value-type="float" office:value="4.2968">
                <text:p>4.2968</text:p>
              </table:table-cell>
              <table:table-cell office:value-type="float" office:value="4.4953">
                <text:p>4.4953</text:p>
              </table:table-cell>
              <table:table-cell office:value-type="float" office:value="4.5449">
                <text:p>4.5449</text:p>
              </table:table-cell>
              <table:table-cell office:value-type="float" office:value="4.34663333333333">
                <text:p>4.3466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.2972">
                <text:p>4.2972</text:p>
              </table:table-cell>
              <table:table-cell office:value-type="float" office:value="4.1585">
                <text:p>4.1585</text:p>
              </table:table-cell>
              <table:table-cell office:value-type="float" office:value="4.2816">
                <text:p>4.2816</text:p>
              </table:table-cell>
              <table:table-cell office:value-type="float" office:value="4.2968">
                <text:p>4.2968</text:p>
              </table:table-cell>
              <table:table-cell office:value-type="float" office:value="4.4917">
                <text:p>4.4917</text:p>
              </table:table-cell>
              <table:table-cell office:value-type="float" office:value="4.5315">
                <text:p>4.5315</text:p>
              </table:table-cell>
              <table:table-cell office:value-type="float" office:value="4.34288333333333">
                <text:p>4.3428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.2767">
                <text:p>4.2767</text:p>
              </table:table-cell>
              <table:table-cell office:value-type="float" office:value="4.1585">
                <text:p>4.1585</text:p>
              </table:table-cell>
              <table:table-cell office:value-type="float" office:value="4.2816">
                <text:p>4.2816</text:p>
              </table:table-cell>
              <table:table-cell office:value-type="float" office:value="4.2753">
                <text:p>4.2753</text:p>
              </table:table-cell>
              <table:table-cell office:value-type="float" office:value="4.4941">
                <text:p>4.4941</text:p>
              </table:table-cell>
              <table:table-cell office:value-type="float" office:value="4.5474">
                <text:p>4.5474</text:p>
              </table:table-cell>
              <table:table-cell office:value-type="float" office:value="4.33893333333333">
                <text:p>4.3389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.2767">
                <text:p>4.2767</text:p>
              </table:table-cell>
              <table:table-cell office:value-type="float" office:value="4.1585">
                <text:p>4.1585</text:p>
              </table:table-cell>
              <table:table-cell office:value-type="float" office:value="4.2872">
                <text:p>4.2872</text:p>
              </table:table-cell>
              <table:table-cell office:value-type="float" office:value="4.2491">
                <text:p>4.2491</text:p>
              </table:table-cell>
              <table:table-cell office:value-type="float" office:value="4.5023">
                <text:p>4.5023</text:p>
              </table:table-cell>
              <table:table-cell office:value-type="float" office:value="4.5432">
                <text:p>4.5432</text:p>
              </table:table-cell>
              <table:table-cell office:value-type="float" office:value="4.33616666666667">
                <text:p>4.336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.2767">
                <text:p>4.2767</text:p>
              </table:table-cell>
              <table:table-cell office:value-type="float" office:value="4.1644">
                <text:p>4.1644</text:p>
              </table:table-cell>
              <table:table-cell office:value-type="float" office:value="4.2923">
                <text:p>4.2923</text:p>
              </table:table-cell>
              <table:table-cell office:value-type="float" office:value="4.2451">
                <text:p>4.2451</text:p>
              </table:table-cell>
              <table:table-cell office:value-type="float" office:value="4.4824">
                <text:p>4.4824</text:p>
              </table:table-cell>
              <table:table-cell office:value-type="float" office:value="4.5432">
                <text:p>4.5432</text:p>
              </table:table-cell>
              <table:table-cell office:value-type="float" office:value="4.33401666666667">
                <text:p>4.3340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.3035">
                <text:p>4.3035</text:p>
              </table:table-cell>
              <table:table-cell office:value-type="float" office:value="4.1595">
                <text:p>4.1595</text:p>
              </table:table-cell>
              <table:table-cell office:value-type="float" office:value="4.3022">
                <text:p>4.3022</text:p>
              </table:table-cell>
              <table:table-cell office:value-type="float" office:value="4.2653">
                <text:p>4.2653</text:p>
              </table:table-cell>
              <table:table-cell office:value-type="float" office:value="4.4824">
                <text:p>4.4824</text:p>
              </table:table-cell>
              <table:table-cell office:value-type="float" office:value="4.5432">
                <text:p>4.5432</text:p>
              </table:table-cell>
              <table:table-cell office:value-type="float" office:value="4.34268333333333">
                <text:p>4.34268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3118">
                <text:p>4.3118</text:p>
              </table:table-cell>
              <table:table-cell office:value-type="float" office:value="4.1695">
                <text:p>4.1695</text:p>
              </table:table-cell>
              <table:table-cell office:value-type="float" office:value="4.3064">
                <text:p>4.3064</text:p>
              </table:table-cell>
              <table:table-cell office:value-type="float" office:value="4.2656">
                <text:p>4.2656</text:p>
              </table:table-cell>
              <table:table-cell office:value-type="float" office:value="4.4824">
                <text:p>4.4824</text:p>
              </table:table-cell>
              <table:table-cell office:value-type="float" office:value="4.5312">
                <text:p>4.5312</text:p>
              </table:table-cell>
              <table:table-cell office:value-type="float" office:value="4.34448333333333">
                <text:p>4.34448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3096">
                <text:p>4.3096</text:p>
              </table:table-cell>
              <table:table-cell office:value-type="float" office:value="4.1903">
                <text:p>4.1903</text:p>
              </table:table-cell>
              <table:table-cell office:value-type="float" office:value="4.3158">
                <text:p>4.3158</text:p>
              </table:table-cell>
              <table:table-cell office:value-type="float" office:value="4.2656">
                <text:p>4.2656</text:p>
              </table:table-cell>
              <table:table-cell office:value-type="float" office:value="4.4761">
                <text:p>4.4761</text:p>
              </table:table-cell>
              <table:table-cell office:value-type="float" office:value="4.5135">
                <text:p>4.5135</text:p>
              </table:table-cell>
              <table:table-cell office:value-type="float" office:value="4.34515">
                <text:p>4.34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.2953">
                <text:p>4.2953</text:p>
              </table:table-cell>
              <table:table-cell office:value-type="float" office:value="4.1748">
                <text:p>4.1748</text:p>
              </table:table-cell>
              <table:table-cell office:value-type="float" office:value="4.3158">
                <text:p>4.3158</text:p>
              </table:table-cell>
              <table:table-cell office:value-type="float" office:value="4.2656">
                <text:p>4.2656</text:p>
              </table:table-cell>
              <table:table-cell office:value-type="float" office:value="4.4819">
                <text:p>4.4819</text:p>
              </table:table-cell>
              <table:table-cell office:value-type="float" office:value="4.4921">
                <text:p>4.4921</text:p>
              </table:table-cell>
              <table:table-cell office:value-type="float" office:value="4.33758333333333">
                <text:p>4.3375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.3137">
                <text:p>4.3137</text:p>
              </table:table-cell>
              <table:table-cell office:value-type="float" office:value="4.1748">
                <text:p>4.1748</text:p>
              </table:table-cell>
              <table:table-cell office:value-type="float" office:value="4.3158">
                <text:p>4.3158</text:p>
              </table:table-cell>
              <table:table-cell office:value-type="float" office:value="4.2569">
                <text:p>4.2569</text:p>
              </table:table-cell>
              <table:table-cell office:value-type="float" office:value="4.4975">
                <text:p>4.4975</text:p>
              </table:table-cell>
              <table:table-cell office:value-type="float" office:value="4.5204">
                <text:p>4.5204</text:p>
              </table:table-cell>
              <table:table-cell office:value-type="float" office:value="4.34651666666667">
                <text:p>4.34651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3137">
                <text:p>4.3137</text:p>
              </table:table-cell>
              <table:table-cell office:value-type="float" office:value="4.1748">
                <text:p>4.1748</text:p>
              </table:table-cell>
              <table:table-cell office:value-type="float" office:value="4.3259">
                <text:p>4.3259</text:p>
              </table:table-cell>
              <table:table-cell office:value-type="float" office:value="4.2554">
                <text:p>4.2554</text:p>
              </table:table-cell>
              <table:table-cell office:value-type="float" office:value="4.4999">
                <text:p>4.4999</text:p>
              </table:table-cell>
              <table:table-cell office:value-type="float" office:value="4.54">
                <text:p>4.54</text:p>
              </table:table-cell>
              <table:table-cell office:value-type="float" office:value="4.35161666666667">
                <text:p>4.35161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3137">
                <text:p>4.3137</text:p>
              </table:table-cell>
              <table:table-cell office:value-type="float" office:value="4.1781">
                <text:p>4.1781</text:p>
              </table:table-cell>
              <table:table-cell office:value-type="float" office:value="4.3285">
                <text:p>4.3285</text:p>
              </table:table-cell>
              <table:table-cell office:value-type="float" office:value="4.2513">
                <text:p>4.2513</text:p>
              </table:table-cell>
              <table:table-cell office:value-type="float" office:value="4.4864">
                <text:p>4.4864</text:p>
              </table:table-cell>
              <table:table-cell office:value-type="float" office:value="4.54">
                <text:p>4.54</text:p>
              </table:table-cell>
              <table:table-cell office:value-type="float" office:value="4.34966666666667">
                <text:p>4.349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3012">
                <text:p>4.3012</text:p>
              </table:table-cell>
              <table:table-cell office:value-type="float" office:value="4.1719">
                <text:p>4.1719</text:p>
              </table:table-cell>
              <table:table-cell office:value-type="float" office:value="4.3382">
                <text:p>4.3382</text:p>
              </table:table-cell>
              <table:table-cell office:value-type="float" office:value="4.249">
                <text:p>4.249</text:p>
              </table:table-cell>
              <table:table-cell office:value-type="float" office:value="4.4864">
                <text:p>4.4864</text:p>
              </table:table-cell>
              <table:table-cell office:value-type="float" office:value="4.54">
                <text:p>4.54</text:p>
              </table:table-cell>
              <table:table-cell office:value-type="float" office:value="4.34778333333333">
                <text:p>4.34778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3015">
                <text:p>4.3015</text:p>
              </table:table-cell>
              <table:table-cell office:value-type="float" office:value="4.1532">
                <text:p>4.1532</text:p>
              </table:table-cell>
              <table:table-cell office:value-type="float" office:value="4.3307">
                <text:p>4.3307</text:p>
              </table:table-cell>
              <table:table-cell office:value-type="float" office:value="4.262">
                <text:p>4.262</text:p>
              </table:table-cell>
              <table:table-cell office:value-type="float" office:value="4.4864">
                <text:p>4.4864</text:p>
              </table:table-cell>
              <table:table-cell office:value-type="float" office:value="4.5036">
                <text:p>4.5036</text:p>
              </table:table-cell>
              <table:table-cell office:value-type="float" office:value="4.33956666666667">
                <text:p>4.3395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3176">
                <text:p>4.3176</text:p>
              </table:table-cell>
              <table:table-cell office:value-type="float" office:value="4.1597">
                <text:p>4.1597</text:p>
              </table:table-cell>
              <table:table-cell office:value-type="float" office:value="4.3292">
                <text:p>4.3292</text:p>
              </table:table-cell>
              <table:table-cell office:value-type="float" office:value="4.262">
                <text:p>4.262</text:p>
              </table:table-cell>
              <table:table-cell office:value-type="float" office:value="4.4942">
                <text:p>4.4942</text:p>
              </table:table-cell>
              <table:table-cell office:value-type="float" office:value="4.4961">
                <text:p>4.4961</text:p>
              </table:table-cell>
              <table:table-cell office:value-type="float" office:value="4.34313333333333">
                <text:p>4.3431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3305">
                <text:p>4.3305</text:p>
              </table:table-cell>
              <table:table-cell office:value-type="float" office:value="4.146">
                <text:p>4.146</text:p>
              </table:table-cell>
              <table:table-cell office:value-type="float" office:value="4.3292">
                <text:p>4.3292</text:p>
              </table:table-cell>
              <table:table-cell office:value-type="float" office:value="4.262">
                <text:p>4.262</text:p>
              </table:table-cell>
              <table:table-cell office:value-type="float" office:value="4.5012">
                <text:p>4.5012</text:p>
              </table:table-cell>
              <table:table-cell office:value-type="float" office:value="4.5065">
                <text:p>4.5065</text:p>
              </table:table-cell>
              <table:table-cell office:value-type="float" office:value="4.3459">
                <text:p>4.3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3246">
                <text:p>4.3246</text:p>
              </table:table-cell>
              <table:table-cell office:value-type="float" office:value="4.146">
                <text:p>4.146</text:p>
              </table:table-cell>
              <table:table-cell office:value-type="float" office:value="4.3292">
                <text:p>4.3292</text:p>
              </table:table-cell>
              <table:table-cell office:value-type="float" office:value="4.2746">
                <text:p>4.2746</text:p>
              </table:table-cell>
              <table:table-cell office:value-type="float" office:value="4.4888">
                <text:p>4.4888</text:p>
              </table:table-cell>
              <table:table-cell office:value-type="float" office:value="4.5201">
                <text:p>4.5201</text:p>
              </table:table-cell>
              <table:table-cell office:value-type="float" office:value="4.34721666666667">
                <text:p>4.34721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3246">
                <text:p>4.3246</text:p>
              </table:table-cell>
              <table:table-cell office:value-type="float" office:value="4.146">
                <text:p>4.146</text:p>
              </table:table-cell>
              <table:table-cell office:value-type="float" office:value="4.3347">
                <text:p>4.3347</text:p>
              </table:table-cell>
              <table:table-cell office:value-type="float" office:value="4.2712">
                <text:p>4.2712</text:p>
              </table:table-cell>
              <table:table-cell office:value-type="float" office:value="4.483">
                <text:p>4.483</text:p>
              </table:table-cell>
              <table:table-cell office:value-type="float" office:value="4.5351">
                <text:p>4.5351</text:p>
              </table:table-cell>
              <table:table-cell office:value-type="float" office:value="4.3491">
                <text:p>4.3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3246">
                <text:p>4.3246</text:p>
              </table:table-cell>
              <table:table-cell office:value-type="float" office:value="4.1467">
                <text:p>4.1467</text:p>
              </table:table-cell>
              <table:table-cell office:value-type="float" office:value="4.3445">
                <text:p>4.3445</text:p>
              </table:table-cell>
              <table:table-cell office:value-type="float" office:value="4.2825">
                <text:p>4.2825</text:p>
              </table:table-cell>
              <table:table-cell office:value-type="float" office:value="4.4982">
                <text:p>4.4982</text:p>
              </table:table-cell>
              <table:table-cell office:value-type="float" office:value="4.5351">
                <text:p>4.5351</text:p>
              </table:table-cell>
              <table:table-cell office:value-type="float" office:value="4.35526666666667">
                <text:p>4.3552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3064">
                <text:p>4.3064</text:p>
              </table:table-cell>
              <table:table-cell office:value-type="float" office:value="4.1589">
                <text:p>4.1589</text:p>
              </table:table-cell>
              <table:table-cell office:value-type="float" office:value="4.3346">
                <text:p>4.3346</text:p>
              </table:table-cell>
              <table:table-cell office:value-type="float" office:value="4.2835">
                <text:p>4.2835</text:p>
              </table:table-cell>
              <table:table-cell office:value-type="float" office:value="4.4982">
                <text:p>4.4982</text:p>
              </table:table-cell>
              <table:table-cell office:value-type="float" office:value="4.5351">
                <text:p>4.5351</text:p>
              </table:table-cell>
              <table:table-cell office:value-type="float" office:value="4.35278333333333">
                <text:p>4.35278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2987">
                <text:p>4.2987</text:p>
              </table:table-cell>
              <table:table-cell office:value-type="float" office:value="4.1819">
                <text:p>4.1819</text:p>
              </table:table-cell>
              <table:table-cell office:value-type="float" office:value="4.337">
                <text:p>4.337</text:p>
              </table:table-cell>
              <table:table-cell office:value-type="float" office:value="4.2989">
                <text:p>4.2989</text:p>
              </table:table-cell>
              <table:table-cell office:value-type="float" office:value="4.4982">
                <text:p>4.4982</text:p>
              </table:table-cell>
              <table:table-cell office:value-type="float" office:value="4.5447">
                <text:p>4.5447</text:p>
              </table:table-cell>
              <table:table-cell office:value-type="float" office:value="4.3599">
                <text:p>4.3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308">
                <text:p>4.308</text:p>
              </table:table-cell>
              <table:table-cell office:value-type="float" office:value="4.1698">
                <text:p>4.1698</text:p>
              </table:table-cell>
              <table:table-cell office:value-type="float" office:value="4.336">
                <text:p>4.336</text:p>
              </table:table-cell>
              <table:table-cell office:value-type="float" office:value="4.2989">
                <text:p>4.2989</text:p>
              </table:table-cell>
              <table:table-cell office:value-type="float" office:value="4.5066">
                <text:p>4.5066</text:p>
              </table:table-cell>
              <table:table-cell office:value-type="float" office:value="4.5481">
                <text:p>4.5481</text:p>
              </table:table-cell>
              <table:table-cell office:value-type="float" office:value="4.36123333333333">
                <text:p>4.3612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3107">
                <text:p>4.3107</text:p>
              </table:table-cell>
              <table:table-cell office:value-type="float" office:value="4.1697">
                <text:p>4.1697</text:p>
              </table:table-cell>
              <table:table-cell office:value-type="float" office:value="4.336">
                <text:p>4.336</text:p>
              </table:table-cell>
              <table:table-cell office:value-type="float" office:value="4.2989">
                <text:p>4.2989</text:p>
              </table:table-cell>
              <table:table-cell office:value-type="float" office:value="4.5178">
                <text:p>4.5178</text:p>
              </table:table-cell>
              <table:table-cell office:value-type="float" office:value="4.6554">
                <text:p>4.6554</text:p>
              </table:table-cell>
              <table:table-cell office:value-type="float" office:value="4.38141666666667">
                <text:p>4.38141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3148">
                <text:p>4.3148</text:p>
              </table:table-cell>
              <table:table-cell office:value-type="float" office:value="4.1697">
                <text:p>4.1697</text:p>
              </table:table-cell>
              <table:table-cell office:value-type="float" office:value="4.336">
                <text:p>4.336</text:p>
              </table:table-cell>
              <table:table-cell office:value-type="float" office:value="4.3012">
                <text:p>4.3012</text:p>
              </table:table-cell>
              <table:table-cell office:value-type="float" office:value="4.5122">
                <text:p>4.5122</text:p>
              </table:table-cell>
              <table:table-cell office:value-type="float" office:value="4.6369">
                <text:p>4.6369</text:p>
              </table:table-cell>
              <table:table-cell office:value-type="float" office:value="4.37846666666667">
                <text:p>4.3784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.3148">
                <text:p>4.3148</text:p>
              </table:table-cell>
              <table:table-cell office:value-type="float" office:value="4.1697">
                <text:p>4.1697</text:p>
              </table:table-cell>
              <table:table-cell office:value-type="float" office:value="4.3282">
                <text:p>4.3282</text:p>
              </table:table-cell>
              <table:table-cell office:value-type="float" office:value="4.3094">
                <text:p>4.3094</text:p>
              </table:table-cell>
              <table:table-cell office:value-type="float" office:value="4.5186">
                <text:p>4.5186</text:p>
              </table:table-cell>
              <table:table-cell office:value-type="float" office:value="4.6835">
                <text:p>4.6835</text:p>
              </table:table-cell>
              <table:table-cell office:value-type="float" office:value="4.38736666666667">
                <text:p>4.3873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.3148">
                <text:p>4.3148</text:p>
              </table:table-cell>
              <table:table-cell office:value-type="float" office:value="4.167">
                <text:p>4.167</text:p>
              </table:table-cell>
              <table:table-cell office:value-type="float" office:value="4.3146">
                <text:p>4.3146</text:p>
              </table:table-cell>
              <table:table-cell office:value-type="float" office:value="4.3124">
                <text:p>4.3124</text:p>
              </table:table-cell>
              <table:table-cell office:value-type="float" office:value="4.5263">
                <text:p>4.5263</text:p>
              </table:table-cell>
              <table:table-cell office:value-type="float" office:value="4.6835">
                <text:p>4.6835</text:p>
              </table:table-cell>
              <table:table-cell office:value-type="float" office:value="4.38643333333333">
                <text:p>4.3864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.3148">
                <text:p>4.3148</text:p>
              </table:table-cell>
              <table:table-cell office:value-type="float" office:value="4.1781">
                <text:p>4.1781</text:p>
              </table:table-cell>
              <table:table-cell office:value-type="float" office:value="4.3089">
                <text:p>4.3089</text:p>
              </table:table-cell>
              <table:table-cell office:value-type="float" office:value="4.3259">
                <text:p>4.3259</text:p>
              </table:table-cell>
              <table:table-cell office:value-type="float" office:value="4.5263">
                <text:p>4.5263</text:p>
              </table:table-cell>
              <table:table-cell office:value-type="float" office:value="4.6835">
                <text:p>4.6835</text:p>
              </table:table-cell>
              <table:table-cell office:value-type="float" office:value="4.38958333333333">
                <text:p>4.38958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2958">
                <text:p>4.2958</text:p>
              </table:table-cell>
              <table:table-cell office:value-type="float" office:value="4.1853">
                <text:p>4.1853</text:p>
              </table:table-cell>
              <table:table-cell office:value-type="float" office:value="4.3096">
                <text:p>4.3096</text:p>
              </table:table-cell>
              <table:table-cell office:value-type="float" office:value="4.3276">
                <text:p>4.3276</text:p>
              </table:table-cell>
              <table:table-cell office:value-type="float" office:value="4.5263">
                <text:p>4.5263</text:p>
              </table:table-cell>
              <table:table-cell office:value-type="float" office:value="4.7947">
                <text:p>4.7947</text:p>
              </table:table-cell>
              <table:table-cell office:value-type="float" office:value="4.40655">
                <text:p>4.406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.2941">
                <text:p>4.2941</text:p>
              </table:table-cell>
              <table:table-cell office:value-type="float" office:value="4.1944">
                <text:p>4.1944</text:p>
              </table:table-cell>
              <table:table-cell office:value-type="float" office:value="4.2989">
                <text:p>4.2989</text:p>
              </table:table-cell>
              <table:table-cell office:value-type="float" office:value="4.3276">
                <text:p>4.3276</text:p>
              </table:table-cell>
              <table:table-cell office:value-type="float" office:value="4.5322">
                <text:p>4.5322</text:p>
              </table:table-cell>
              <table:table-cell office:value-type="float" office:value="4.8021">
                <text:p>4.8021</text:p>
              </table:table-cell>
              <table:table-cell office:value-type="float" office:value="4.40821666666667">
                <text:p>4.40821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.3007">
                <text:p>4.3007</text:p>
              </table:table-cell>
              <table:table-cell office:value-type="float" office:value="4.1909">
                <text:p>4.1909</text:p>
              </table:table-cell>
              <table:table-cell office:value-type="float" office:value="4.2989">
                <text:p>4.2989</text:p>
              </table:table-cell>
              <table:table-cell office:value-type="float" office:value="4.3166">
                <text:p>4.3166</text:p>
              </table:table-cell>
              <table:table-cell office:value-type="float" office:value="4.5336">
                <text:p>4.5336</text:p>
              </table:table-cell>
              <table:table-cell office:value-type="float" office:value="4.7691">
                <text:p>4.7691</text:p>
              </table:table-cell>
              <table:table-cell office:value-type="float" office:value="4.40163333333333">
                <text:p>4.4016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3091">
                <text:p>4.3091</text:p>
              </table:table-cell>
              <table:table-cell office:value-type="float" office:value="4.1909">
                <text:p>4.1909</text:p>
              </table:table-cell>
              <table:table-cell office:value-type="float" office:value="4.2989">
                <text:p>4.2989</text:p>
              </table:table-cell>
              <table:table-cell office:value-type="float" office:value="4.2968">
                <text:p>4.2968</text:p>
              </table:table-cell>
              <table:table-cell office:value-type="float" office:value="4.5529">
                <text:p>4.5529</text:p>
              </table:table-cell>
              <table:table-cell office:value-type="float" office:value="4.853">
                <text:p>4.853</text:p>
              </table:table-cell>
              <table:table-cell office:value-type="float" office:value="4.41693333333333">
                <text:p>4.4169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.3091">
                <text:p>4.3091</text:p>
              </table:table-cell>
              <table:table-cell office:value-type="float" office:value="4.1909">
                <text:p>4.1909</text:p>
              </table:table-cell>
              <table:table-cell office:value-type="float" office:value="4.3016">
                <text:p>4.3016</text:p>
              </table:table-cell>
              <table:table-cell office:value-type="float" office:value="4.3029">
                <text:p>4.3029</text:p>
              </table:table-cell>
              <table:table-cell office:value-type="float" office:value="4.5748">
                <text:p>4.5748</text:p>
              </table:table-cell>
              <table:table-cell office:value-type="float" office:value="4.9525">
                <text:p>4.9525</text:p>
              </table:table-cell>
              <table:table-cell office:value-type="float" office:value="4.43863333333333">
                <text:p>4.4386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.3091">
                <text:p>4.3091</text:p>
              </table:table-cell>
              <table:table-cell office:value-type="float" office:value="4.1815">
                <text:p>4.1815</text:p>
              </table:table-cell>
              <table:table-cell office:value-type="float" office:value="4.2996">
                <text:p>4.2996</text:p>
              </table:table-cell>
              <table:table-cell office:value-type="float" office:value="4.3042">
                <text:p>4.3042</text:p>
              </table:table-cell>
              <table:table-cell office:value-type="float" office:value="4.6002">
                <text:p>4.6002</text:p>
              </table:table-cell>
              <table:table-cell office:value-type="float" office:value="4.9525">
                <text:p>4.9525</text:p>
              </table:table-cell>
              <table:table-cell office:value-type="float" office:value="4.44118333333333">
                <text:p>4.44118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.3075">
                <text:p>4.3075</text:p>
              </table:table-cell>
              <table:table-cell office:value-type="float" office:value="4.1939">
                <text:p>4.1939</text:p>
              </table:table-cell>
              <table:table-cell office:value-type="float" office:value="4.2991">
                <text:p>4.2991</text:p>
              </table:table-cell>
              <table:table-cell office:value-type="float" office:value="4.3132">
                <text:p>4.3132</text:p>
              </table:table-cell>
              <table:table-cell office:value-type="float" office:value="4.6002">
                <text:p>4.6002</text:p>
              </table:table-cell>
              <table:table-cell office:value-type="float" office:value="4.9525">
                <text:p>4.9525</text:p>
              </table:table-cell>
              <table:table-cell office:value-type="float" office:value="4.4444">
                <text:p>4.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4.313">
                <text:p>4.313</text:p>
              </table:table-cell>
              <table:table-cell office:value-type="float" office:value="4.2042">
                <text:p>4.2042</text:p>
              </table:table-cell>
              <table:table-cell office:value-type="float" office:value="4.3002">
                <text:p>4.3002</text:p>
              </table:table-cell>
              <table:table-cell office:value-type="float" office:value="4.3132">
                <text:p>4.3132</text:p>
              </table:table-cell>
              <table:table-cell office:value-type="float" office:value="4.6002">
                <text:p>4.6002</text:p>
              </table:table-cell>
              <table:table-cell office:value-type="float" office:value="4.9103">
                <text:p>4.9103</text:p>
              </table:table-cell>
              <table:table-cell office:value-type="float" office:value="4.44018333333333">
                <text:p>4.44018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.3171">
                <text:p>4.3171</text:p>
              </table:table-cell>
              <table:table-cell office:value-type="float" office:value="4.2018">
                <text:p>4.2018</text:p>
              </table:table-cell>
              <table:table-cell office:value-type="float" office:value="4.2994">
                <text:p>4.2994</text:p>
              </table:table-cell>
              <table:table-cell office:value-type="float" office:value="4.3132">
                <text:p>4.3132</text:p>
              </table:table-cell>
              <table:table-cell office:value-type="float" office:value="4.5843">
                <text:p>4.5843</text:p>
              </table:table-cell>
              <table:table-cell office:value-type="float" office:value="4.8196">
                <text:p>4.8196</text:p>
              </table:table-cell>
              <table:table-cell office:value-type="float" office:value="4.42256666666667">
                <text:p>4.4225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.3259">
                <text:p>4.3259</text:p>
              </table:table-cell>
              <table:table-cell office:value-type="float" office:value="4.2013">
                <text:p>4.2013</text:p>
              </table:table-cell>
              <table:table-cell office:value-type="float" office:value="4.2994">
                <text:p>4.2994</text:p>
              </table:table-cell>
              <table:table-cell office:value-type="float" office:value="4.326">
                <text:p>4.326</text:p>
              </table:table-cell>
              <table:table-cell office:value-type="float" office:value="4.5752">
                <text:p>4.5752</text:p>
              </table:table-cell>
              <table:table-cell office:value-type="float" office:value="4.8239">
                <text:p>4.8239</text:p>
              </table:table-cell>
              <table:table-cell office:value-type="float" office:value="4.42528333333333">
                <text:p>4.42528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3376">
                <text:p>4.3376</text:p>
              </table:table-cell>
              <table:table-cell office:value-type="float" office:value="4.2013">
                <text:p>4.2013</text:p>
              </table:table-cell>
              <table:table-cell office:value-type="float" office:value="4.2994">
                <text:p>4.2994</text:p>
              </table:table-cell>
              <table:table-cell office:value-type="float" office:value="4.318">
                <text:p>4.318</text:p>
              </table:table-cell>
              <table:table-cell office:value-type="float" office:value="4.576">
                <text:p>4.576</text:p>
              </table:table-cell>
              <table:table-cell office:value-type="float" office:value="4.782">
                <text:p>4.782</text:p>
              </table:table-cell>
              <table:table-cell office:value-type="float" office:value="4.41905">
                <text:p>4.41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4.3376">
                <text:p>4.3376</text:p>
              </table:table-cell>
              <table:table-cell office:value-type="float" office:value="4.2013">
                <text:p>4.2013</text:p>
              </table:table-cell>
              <table:table-cell office:value-type="float" office:value="4.2994">
                <text:p>4.2994</text:p>
              </table:table-cell>
              <table:table-cell office:value-type="float" office:value="4.3599">
                <text:p>4.3599</text:p>
              </table:table-cell>
              <table:table-cell office:value-type="float" office:value="4.5867">
                <text:p>4.5867</text:p>
              </table:table-cell>
              <table:table-cell office:value-type="float" office:value="4.7218">
                <text:p>4.7218</text:p>
              </table:table-cell>
              <table:table-cell office:value-type="float" office:value="4.41778333333333">
                <text:p>4.41778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.3376">
                <text:p>4.3376</text:p>
              </table:table-cell>
              <table:table-cell office:value-type="float" office:value="4.2119">
                <text:p>4.2119</text:p>
              </table:table-cell>
              <table:table-cell office:value-type="float" office:value="4.2993">
                <text:p>4.2993</text:p>
              </table:table-cell>
              <table:table-cell office:value-type="float" office:value="4.357">
                <text:p>4.357</text:p>
              </table:table-cell>
              <table:table-cell office:value-type="float" office:value="4.5914">
                <text:p>4.5914</text:p>
              </table:table-cell>
              <table:table-cell office:value-type="float" office:value="4.7218">
                <text:p>4.7218</text:p>
              </table:table-cell>
              <table:table-cell office:value-type="float" office:value="4.41983333333333">
                <text:p>4.4198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.3221">
                <text:p>4.3221</text:p>
              </table:table-cell>
              <table:table-cell office:value-type="float" office:value="4.2023">
                <text:p>4.2023</text:p>
              </table:table-cell>
              <table:table-cell office:value-type="float" office:value="4.3032">
                <text:p>4.3032</text:p>
              </table:table-cell>
              <table:table-cell office:value-type="float" office:value="4.407">
                <text:p>4.407</text:p>
              </table:table-cell>
              <table:table-cell office:value-type="float" office:value="4.5914">
                <text:p>4.5914</text:p>
              </table:table-cell>
              <table:table-cell office:value-type="float" office:value="4.7218">
                <text:p>4.7218</text:p>
              </table:table-cell>
              <table:table-cell office:value-type="float" office:value="4.42463333333333">
                <text:p>4.4246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3206">
                <text:p>4.3206</text:p>
              </table:table-cell>
              <table:table-cell office:value-type="float" office:value="4.2122">
                <text:p>4.2122</text:p>
              </table:table-cell>
              <table:table-cell office:value-type="float" office:value="4.3049">
                <text:p>4.3049</text:p>
              </table:table-cell>
              <table:table-cell office:value-type="float" office:value="4.407">
                <text:p>4.407</text:p>
              </table:table-cell>
              <table:table-cell office:value-type="float" office:value="4.5914">
                <text:p>4.5914</text:p>
              </table:table-cell>
              <table:table-cell office:value-type="float" office:value="4.7355">
                <text:p>4.7355</text:p>
              </table:table-cell>
              <table:table-cell office:value-type="float" office:value="4.4286">
                <text:p>4.42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2974">
                <text:p>4.2974</text:p>
              </table:table-cell>
              <table:table-cell office:value-type="float" office:value="4.2173">
                <text:p>4.2173</text:p>
              </table:table-cell>
              <table:table-cell office:value-type="float" office:value="4.2979">
                <text:p>4.2979</text:p>
              </table:table-cell>
              <table:table-cell office:value-type="float" office:value="4.407">
                <text:p>4.407</text:p>
              </table:table-cell>
              <table:table-cell office:value-type="float" office:value="4.5933">
                <text:p>4.5933</text:p>
              </table:table-cell>
              <table:table-cell office:value-type="float" office:value="4.6765">
                <text:p>4.6765</text:p>
              </table:table-cell>
              <table:table-cell office:value-type="float" office:value="4.4149">
                <text:p>4.41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2982">
                <text:p>4.2982</text:p>
              </table:table-cell>
              <table:table-cell office:value-type="float" office:value="4.2171">
                <text:p>4.2171</text:p>
              </table:table-cell>
              <table:table-cell office:value-type="float" office:value="4.2979">
                <text:p>4.2979</text:p>
              </table:table-cell>
              <table:table-cell office:value-type="float" office:value="4.4628">
                <text:p>4.4628</text:p>
              </table:table-cell>
              <table:table-cell office:value-type="float" office:value="4.6136">
                <text:p>4.6136</text:p>
              </table:table-cell>
              <table:table-cell office:value-type="float" office:value="4.6889">
                <text:p>4.6889</text:p>
              </table:table-cell>
              <table:table-cell office:value-type="float" office:value="4.42975">
                <text:p>4.42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282">
                <text:p>4.282</text:p>
              </table:table-cell>
              <table:table-cell office:value-type="float" office:value="4.2171">
                <text:p>4.2171</text:p>
              </table:table-cell>
              <table:table-cell office:value-type="float" office:value="4.2979">
                <text:p>4.2979</text:p>
              </table:table-cell>
              <table:table-cell office:value-type="float" office:value="4.501">
                <text:p>4.501</text:p>
              </table:table-cell>
              <table:table-cell office:value-type="float" office:value="4.6253">
                <text:p>4.6253</text:p>
              </table:table-cell>
              <table:table-cell office:value-type="float" office:value="4.7135">
                <text:p>4.7135</text:p>
              </table:table-cell>
              <table:table-cell office:value-type="float" office:value="4.43946666666667">
                <text:p>4.4394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282">
                <text:p>4.282</text:p>
              </table:table-cell>
              <table:table-cell office:value-type="float" office:value="4.2171">
                <text:p>4.2171</text:p>
              </table:table-cell>
              <table:table-cell office:value-type="float" office:value="4.2879">
                <text:p>4.2879</text:p>
              </table:table-cell>
              <table:table-cell office:value-type="float" office:value="4.5604">
                <text:p>4.5604</text:p>
              </table:table-cell>
              <table:table-cell office:value-type="float" office:value="4.62">
                <text:p>4.62</text:p>
              </table:table-cell>
              <table:table-cell office:value-type="float" office:value="4.696">
                <text:p>4.696</text:p>
              </table:table-cell>
              <table:table-cell office:value-type="float" office:value="4.4439">
                <text:p>4.4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282">
                <text:p>4.282</text:p>
              </table:table-cell>
              <table:table-cell office:value-type="float" office:value="4.2277">
                <text:p>4.2277</text:p>
              </table:table-cell>
              <table:table-cell office:value-type="float" office:value="4.2834">
                <text:p>4.2834</text:p>
              </table:table-cell>
              <table:table-cell office:value-type="float" office:value="4.5315">
                <text:p>4.5315</text:p>
              </table:table-cell>
              <table:table-cell office:value-type="float" office:value="4.6017">
                <text:p>4.6017</text:p>
              </table:table-cell>
              <table:table-cell office:value-type="float" office:value="4.696">
                <text:p>4.696</text:p>
              </table:table-cell>
              <table:table-cell office:value-type="float" office:value="4.43705">
                <text:p>4.43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2628">
                <text:p>4.2628</text:p>
              </table:table-cell>
              <table:table-cell office:value-type="float" office:value="4.2364">
                <text:p>4.2364</text:p>
              </table:table-cell>
              <table:table-cell office:value-type="float" office:value="4.2807">
                <text:p>4.2807</text:p>
              </table:table-cell>
              <table:table-cell office:value-type="float" office:value="4.6056">
                <text:p>4.6056</text:p>
              </table:table-cell>
              <table:table-cell office:value-type="float" office:value="4.6017">
                <text:p>4.6017</text:p>
              </table:table-cell>
              <table:table-cell office:value-type="float" office:value="4.696">
                <text:p>4.696</text:p>
              </table:table-cell>
              <table:table-cell office:value-type="float" office:value="4.4472">
                <text:p>4.4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2816">
                <text:p>4.2816</text:p>
              </table:table-cell>
              <table:table-cell office:value-type="float" office:value="4.2217">
                <text:p>4.2217</text:p>
              </table:table-cell>
              <table:table-cell office:value-type="float" office:value="4.2913">
                <text:p>4.2913</text:p>
              </table:table-cell>
              <table:table-cell office:value-type="float" office:value="4.6056">
                <text:p>4.6056</text:p>
              </table:table-cell>
              <table:table-cell office:value-type="float" office:value="4.6017">
                <text:p>4.6017</text:p>
              </table:table-cell>
              <table:table-cell office:value-type="float" office:value="4.6851">
                <text:p>4.6851</text:p>
              </table:table-cell>
              <table:table-cell office:value-type="float" office:value="4.44783333333333">
                <text:p>4.447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.2685">
                <text:p>4.2685</text:p>
              </table:table-cell>
              <table:table-cell office:value-type="float" office:value="4.2262">
                <text:p>4.2262</text:p>
              </table:table-cell>
              <table:table-cell office:value-type="float" office:value="4.2953">
                <text:p>4.2953</text:p>
              </table:table-cell>
              <table:table-cell office:value-type="float" office:value="4.6056">
                <text:p>4.6056</text:p>
              </table:table-cell>
              <table:table-cell office:value-type="float" office:value="4.6191">
                <text:p>4.6191</text:p>
              </table:table-cell>
              <table:table-cell office:value-type="float" office:value="4.7052">
                <text:p>4.7052</text:p>
              </table:table-cell>
              <table:table-cell office:value-type="float" office:value="4.45331666666667">
                <text:p>4.45331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.2695">
                <text:p>4.2695</text:p>
              </table:table-cell>
              <table:table-cell office:value-type="float" office:value="4.23">
                <text:p>4.23</text:p>
              </table:table-cell>
              <table:table-cell office:value-type="float" office:value="4.2953">
                <text:p>4.2953</text:p>
              </table:table-cell>
              <table:table-cell office:value-type="float" office:value="4.6146">
                <text:p>4.6146</text:p>
              </table:table-cell>
              <table:table-cell office:value-type="float" office:value="4.628">
                <text:p>4.628</text:p>
              </table:table-cell>
              <table:table-cell office:value-type="float" office:value="4.7421">
                <text:p>4.7421</text:p>
              </table:table-cell>
              <table:table-cell office:value-type="float" office:value="4.46325">
                <text:p>4.46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2641">
                <text:p>4.2641</text:p>
              </table:table-cell>
              <table:table-cell office:value-type="float" office:value="4.23">
                <text:p>4.23</text:p>
              </table:table-cell>
              <table:table-cell office:value-type="float" office:value="4.2953">
                <text:p>4.2953</text:p>
              </table:table-cell>
              <table:table-cell office:value-type="float" office:value="4.5817">
                <text:p>4.5817</text:p>
              </table:table-cell>
              <table:table-cell office:value-type="float" office:value="4.6399">
                <text:p>4.6399</text:p>
              </table:table-cell>
              <table:table-cell office:value-type="float" office:value="4.7307">
                <text:p>4.7307</text:p>
              </table:table-cell>
              <table:table-cell office:value-type="float" office:value="4.45695">
                <text:p>4.456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2641">
                <text:p>4.2641</text:p>
              </table:table-cell>
              <table:table-cell office:value-type="float" office:value="4.23">
                <text:p>4.23</text:p>
              </table:table-cell>
              <table:table-cell office:value-type="float" office:value="4.2934">
                <text:p>4.2934</text:p>
              </table:table-cell>
              <table:table-cell office:value-type="float" office:value="4.5748">
                <text:p>4.5748</text:p>
              </table:table-cell>
              <table:table-cell office:value-type="float" office:value="4.6493">
                <text:p>4.6493</text:p>
              </table:table-cell>
              <table:table-cell office:value-type="float" office:value="4.718">
                <text:p>4.718</text:p>
              </table:table-cell>
              <table:table-cell office:value-type="float" office:value="4.45493333333333">
                <text:p>4.4549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2641">
                <text:p>4.2641</text:p>
              </table:table-cell>
              <table:table-cell office:value-type="float" office:value="4.2196">
                <text:p>4.2196</text:p>
              </table:table-cell>
              <table:table-cell office:value-type="float" office:value="4.2936">
                <text:p>4.2936</text:p>
              </table:table-cell>
              <table:table-cell office:value-type="float" office:value="4.5306">
                <text:p>4.5306</text:p>
              </table:table-cell>
              <table:table-cell office:value-type="float" office:value="4.6457">
                <text:p>4.6457</text:p>
              </table:table-cell>
              <table:table-cell office:value-type="float" office:value="4.718">
                <text:p>4.718</text:p>
              </table:table-cell>
              <table:table-cell office:value-type="float" office:value="4.44526666666667">
                <text:p>4.4452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247">
                <text:p>4.247</text:p>
              </table:table-cell>
              <table:table-cell office:value-type="float" office:value="4.2072">
                <text:p>4.2072</text:p>
              </table:table-cell>
              <table:table-cell office:value-type="float" office:value="4.295">
                <text:p>4.295</text:p>
              </table:table-cell>
              <table:table-cell office:value-type="float" office:value="4.5509">
                <text:p>4.5509</text:p>
              </table:table-cell>
              <table:table-cell office:value-type="float" office:value="4.6457">
                <text:p>4.6457</text:p>
              </table:table-cell>
              <table:table-cell office:value-type="float" office:value="4.718">
                <text:p>4.718</text:p>
              </table:table-cell>
              <table:table-cell office:value-type="float" office:value="4.44396666666667">
                <text:p>4.4439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2389">
                <text:p>4.2389</text:p>
              </table:table-cell>
              <table:table-cell office:value-type="float" office:value="4.2106">
                <text:p>4.2106</text:p>
              </table:table-cell>
              <table:table-cell office:value-type="float" office:value="4.3006">
                <text:p>4.3006</text:p>
              </table:table-cell>
              <table:table-cell office:value-type="float" office:value="4.5509">
                <text:p>4.5509</text:p>
              </table:table-cell>
              <table:table-cell office:value-type="float" office:value="4.6457">
                <text:p>4.6457</text:p>
              </table:table-cell>
              <table:table-cell office:value-type="float" office:value="4.6594">
                <text:p>4.6594</text:p>
              </table:table-cell>
              <table:table-cell office:value-type="float" office:value="4.43435">
                <text:p>4.43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2233">
                <text:p>4.2233</text:p>
              </table:table-cell>
              <table:table-cell office:value-type="float" office:value="4.2087">
                <text:p>4.2087</text:p>
              </table:table-cell>
              <table:table-cell office:value-type="float" office:value="4.299">
                <text:p>4.299</text:p>
              </table:table-cell>
              <table:table-cell office:value-type="float" office:value="4.5509">
                <text:p>4.5509</text:p>
              </table:table-cell>
              <table:table-cell office:value-type="float" office:value="4.6582">
                <text:p>4.6582</text:p>
              </table:table-cell>
              <table:table-cell office:value-type="float" office:value="4.6679">
                <text:p>4.6679</text:p>
              </table:table-cell>
              <table:table-cell office:value-type="float" office:value="4.43466666666667">
                <text:p>4.434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2265">
                <text:p>4.2265</text:p>
              </table:table-cell>
              <table:table-cell office:value-type="float" office:value="4.2087">
                <text:p>4.2087</text:p>
              </table:table-cell>
              <table:table-cell office:value-type="float" office:value="4.299">
                <text:p>4.299</text:p>
              </table:table-cell>
              <table:table-cell office:value-type="float" office:value="4.5506">
                <text:p>4.5506</text:p>
              </table:table-cell>
              <table:table-cell office:value-type="float" office:value="4.6508">
                <text:p>4.6508</text:p>
              </table:table-cell>
              <table:table-cell office:value-type="float" office:value="4.6531">
                <text:p>4.6531</text:p>
              </table:table-cell>
              <table:table-cell office:value-type="float" office:value="4.43145">
                <text:p>4.43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.2279">
                <text:p>4.2279</text:p>
              </table:table-cell>
              <table:table-cell office:value-type="float" office:value="4.2087">
                <text:p>4.2087</text:p>
              </table:table-cell>
              <table:table-cell office:value-type="float" office:value="4.299">
                <text:p>4.299</text:p>
              </table:table-cell>
              <table:table-cell office:value-type="float" office:value="4.5815">
                <text:p>4.5815</text:p>
              </table:table-cell>
              <table:table-cell office:value-type="float" office:value="4.6089">
                <text:p>4.6089</text:p>
              </table:table-cell>
              <table:table-cell office:value-type="float" office:value="4.6401">
                <text:p>4.6401</text:p>
              </table:table-cell>
              <table:table-cell office:value-type="float" office:value="4.42768333333333">
                <text:p>4.42768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.2279">
                <text:p>4.2279</text:p>
              </table:table-cell>
              <table:table-cell office:value-type="float" office:value="4.2087">
                <text:p>4.2087</text:p>
              </table:table-cell>
              <table:table-cell office:value-type="float" office:value="4.2953">
                <text:p>4.2953</text:p>
              </table:table-cell>
              <table:table-cell office:value-type="float" office:value="4.5697">
                <text:p>4.5697</text:p>
              </table:table-cell>
              <table:table-cell office:value-type="float" office:value="4.5914">
                <text:p>4.5914</text:p>
              </table:table-cell>
              <table:table-cell office:value-type="float" office:value="4.6375">
                <text:p>4.6375</text:p>
              </table:table-cell>
              <table:table-cell office:value-type="float" office:value="4.42175">
                <text:p>4.42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.2279">
                <text:p>4.2279</text:p>
              </table:table-cell>
              <table:table-cell office:value-type="float" office:value="4.2087">
                <text:p>4.2087</text:p>
              </table:table-cell>
              <table:table-cell office:value-type="float" office:value="4.293">
                <text:p>4.293</text:p>
              </table:table-cell>
              <table:table-cell office:value-type="float" office:value="4.5765">
                <text:p>4.5765</text:p>
              </table:table-cell>
              <table:table-cell office:value-type="float" office:value="4.5914">
                <text:p>4.5914</text:p>
              </table:table-cell>
              <table:table-cell office:value-type="float" office:value="4.6375">
                <text:p>4.6375</text:p>
              </table:table-cell>
              <table:table-cell office:value-type="float" office:value="4.4225">
                <text:p>4.4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2571">
                <text:p>4.2571</text:p>
              </table:table-cell>
              <table:table-cell office:value-type="float" office:value="4.2035">
                <text:p>4.2035</text:p>
              </table:table-cell>
              <table:table-cell office:value-type="float" office:value="4.2892">
                <text:p>4.2892</text:p>
              </table:table-cell>
              <table:table-cell office:value-type="float" office:value="4.5643">
                <text:p>4.5643</text:p>
              </table:table-cell>
              <table:table-cell office:value-type="float" office:value="4.5914">
                <text:p>4.5914</text:p>
              </table:table-cell>
              <table:table-cell office:value-type="float" office:value="4.6375">
                <text:p>4.6375</text:p>
              </table:table-cell>
              <table:table-cell office:value-type="float" office:value="4.42383333333333">
                <text:p>4.4238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2315">
                <text:p>4.2315</text:p>
              </table:table-cell>
              <table:table-cell office:value-type="float" office:value="4.2041">
                <text:p>4.2041</text:p>
              </table:table-cell>
              <table:table-cell office:value-type="float" office:value="4.2897">
                <text:p>4.2897</text:p>
              </table:table-cell>
              <table:table-cell office:value-type="float" office:value="4.5643">
                <text:p>4.5643</text:p>
              </table:table-cell>
              <table:table-cell office:value-type="float" office:value="4.5914">
                <text:p>4.5914</text:p>
              </table:table-cell>
              <table:table-cell office:value-type="float" office:value="4.6265">
                <text:p>4.6265</text:p>
              </table:table-cell>
              <table:table-cell office:value-type="float" office:value="4.41791666666667">
                <text:p>4.417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2271">
                <text:p>4.2271</text:p>
              </table:table-cell>
              <table:table-cell office:value-type="float" office:value="4.1983">
                <text:p>4.1983</text:p>
              </table:table-cell>
              <table:table-cell office:value-type="float" office:value="4.2887">
                <text:p>4.2887</text:p>
              </table:table-cell>
              <table:table-cell office:value-type="float" office:value="4.5643">
                <text:p>4.5643</text:p>
              </table:table-cell>
              <table:table-cell office:value-type="float" office:value="4.5914">
                <text:p>4.5914</text:p>
              </table:table-cell>
              <table:table-cell office:value-type="float" office:value="4.6328">
                <text:p>4.6328</text:p>
              </table:table-cell>
              <table:table-cell office:value-type="float" office:value="4.4171">
                <text:p>4.41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.2249">
                <text:p>4.2249</text:p>
              </table:table-cell>
              <table:table-cell office:value-type="float" office:value="4.1952">
                <text:p>4.1952</text:p>
              </table:table-cell>
              <table:table-cell office:value-type="float" office:value="4.2887">
                <text:p>4.2887</text:p>
              </table:table-cell>
              <table:table-cell office:value-type="float" office:value="4.5356">
                <text:p>4.5356</text:p>
              </table:table-cell>
              <table:table-cell office:value-type="float" office:value="4.5756">
                <text:p>4.5756</text:p>
              </table:table-cell>
              <table:table-cell office:value-type="float" office:value="4.637">
                <text:p>4.637</text:p>
              </table:table-cell>
              <table:table-cell office:value-type="float" office:value="4.4095">
                <text:p>4.4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.2296">
                <text:p>4.2296</text:p>
              </table:table-cell>
              <table:table-cell office:value-type="float" office:value="4.1952">
                <text:p>4.1952</text:p>
              </table:table-cell>
              <table:table-cell office:value-type="float" office:value="4.2887">
                <text:p>4.2887</text:p>
              </table:table-cell>
              <table:table-cell office:value-type="float" office:value="4.5442">
                <text:p>4.5442</text:p>
              </table:table-cell>
              <table:table-cell office:value-type="float" office:value="4.5513">
                <text:p>4.5513</text:p>
              </table:table-cell>
              <table:table-cell office:value-type="float" office:value="4.6437">
                <text:p>4.6437</text:p>
              </table:table-cell>
              <table:table-cell office:value-type="float" office:value="4.40878333333333">
                <text:p>4.40878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2296">
                <text:p>4.2296</text:p>
              </table:table-cell>
              <table:table-cell office:value-type="float" office:value="4.1952">
                <text:p>4.1952</text:p>
              </table:table-cell>
              <table:table-cell office:value-type="float" office:value="4.287">
                <text:p>4.287</text:p>
              </table:table-cell>
              <table:table-cell office:value-type="float" office:value="4.5586">
                <text:p>4.5586</text:p>
              </table:table-cell>
              <table:table-cell office:value-type="float" office:value="4.5392">
                <text:p>4.5392</text:p>
              </table:table-cell>
              <table:table-cell office:value-type="float" office:value="4.6456">
                <text:p>4.6456</text:p>
              </table:table-cell>
              <table:table-cell office:value-type="float" office:value="4.4092">
                <text:p>4.4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2296">
                <text:p>4.2296</text:p>
              </table:table-cell>
              <table:table-cell office:value-type="float" office:value="4.193">
                <text:p>4.193</text:p>
              </table:table-cell>
              <table:table-cell office:value-type="float" office:value="4.2833">
                <text:p>4.2833</text:p>
              </table:table-cell>
              <table:table-cell office:value-type="float" office:value="4.5473">
                <text:p>4.5473</text:p>
              </table:table-cell>
              <table:table-cell office:value-type="float" office:value="4.5246">
                <text:p>4.5246</text:p>
              </table:table-cell>
              <table:table-cell office:value-type="float" office:value="4.6456">
                <text:p>4.6456</text:p>
              </table:table-cell>
              <table:table-cell office:value-type="float" office:value="4.4039">
                <text:p>4.40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.2414">
                <text:p>4.2414</text:p>
              </table:table-cell>
              <table:table-cell office:value-type="float" office:value="4.1915">
                <text:p>4.1915</text:p>
              </table:table-cell>
              <table:table-cell office:value-type="float" office:value="4.283">
                <text:p>4.283</text:p>
              </table:table-cell>
              <table:table-cell office:value-type="float" office:value="4.5473">
                <text:p>4.5473</text:p>
              </table:table-cell>
              <table:table-cell office:value-type="float" office:value="4.5246">
                <text:p>4.5246</text:p>
              </table:table-cell>
              <table:table-cell office:value-type="float" office:value="4.6456">
                <text:p>4.6456</text:p>
              </table:table-cell>
              <table:table-cell office:value-type="float" office:value="4.40556666666667">
                <text:p>4.4055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.2485">
                <text:p>4.2485</text:p>
              </table:table-cell>
              <table:table-cell office:value-type="float" office:value="4.1844">
                <text:p>4.1844</text:p>
              </table:table-cell>
              <table:table-cell office:value-type="float" office:value="4.2796">
                <text:p>4.2796</text:p>
              </table:table-cell>
              <table:table-cell office:value-type="float" office:value="4.5473">
                <text:p>4.5473</text:p>
              </table:table-cell>
              <table:table-cell office:value-type="float" office:value="4.5246">
                <text:p>4.5246</text:p>
              </table:table-cell>
              <table:table-cell office:value-type="float" office:value="4.6552">
                <text:p>4.6552</text:p>
              </table:table-cell>
              <table:table-cell office:value-type="float" office:value="4.4066">
                <text:p>4.4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.245">
                <text:p>4.245</text:p>
              </table:table-cell>
              <table:table-cell office:value-type="float" office:value="4.1763">
                <text:p>4.1763</text:p>
              </table:table-cell>
              <table:table-cell office:value-type="float" office:value="4.2742">
                <text:p>4.2742</text:p>
              </table:table-cell>
              <table:table-cell office:value-type="float" office:value="4.5473">
                <text:p>4.5473</text:p>
              </table:table-cell>
              <table:table-cell office:value-type="float" office:value="4.5668">
                <text:p>4.5668</text:p>
              </table:table-cell>
              <table:table-cell office:value-type="float" office:value="4.6453">
                <text:p>4.6453</text:p>
              </table:table-cell>
              <table:table-cell office:value-type="float" office:value="4.40915">
                <text:p>4.40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2363">
                <text:p>4.2363</text:p>
              </table:table-cell>
              <table:table-cell office:value-type="float" office:value="4.1627">
                <text:p>4.1627</text:p>
              </table:table-cell>
              <table:table-cell office:value-type="float" office:value="4.2742">
                <text:p>4.2742</text:p>
              </table:table-cell>
              <table:table-cell office:value-type="float" office:value="4.5473">
                <text:p>4.5473</text:p>
              </table:table-cell>
              <table:table-cell office:value-type="float" office:value="4.5537">
                <text:p>4.5537</text:p>
              </table:table-cell>
              <table:table-cell office:value-type="float" office:value="4.6478">
                <text:p>4.6478</text:p>
              </table:table-cell>
              <table:table-cell office:value-type="float" office:value="4.40366666666667">
                <text:p>4.403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2363">
                <text:p>4.2363</text:p>
              </table:table-cell>
              <table:table-cell office:value-type="float" office:value="4.1627">
                <text:p>4.1627</text:p>
              </table:table-cell>
              <table:table-cell office:value-type="float" office:value="4.2742">
                <text:p>4.2742</text:p>
              </table:table-cell>
              <table:table-cell office:value-type="float" office:value="4.5381">
                <text:p>4.5381</text:p>
              </table:table-cell>
              <table:table-cell office:value-type="float" office:value="4.5554">
                <text:p>4.5554</text:p>
              </table:table-cell>
              <table:table-cell office:value-type="float" office:value="4.6553">
                <text:p>4.6553</text:p>
              </table:table-cell>
              <table:table-cell office:value-type="float" office:value="4.40366666666667">
                <text:p>4.403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2363">
                <text:p>4.2363</text:p>
              </table:table-cell>
              <table:table-cell office:value-type="float" office:value="4.1627">
                <text:p>4.1627</text:p>
              </table:table-cell>
              <table:table-cell office:value-type="float" office:value="4.2744">
                <text:p>4.2744</text:p>
              </table:table-cell>
              <table:table-cell office:value-type="float" office:value="4.5288">
                <text:p>4.5288</text:p>
              </table:table-cell>
              <table:table-cell office:value-type="float" office:value="4.5509">
                <text:p>4.5509</text:p>
              </table:table-cell>
              <table:table-cell office:value-type="float" office:value="4.6553">
                <text:p>4.6553</text:p>
              </table:table-cell>
              <table:table-cell office:value-type="float" office:value="4.4014">
                <text:p>4.4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2363">
                <text:p>4.2363</text:p>
              </table:table-cell>
              <table:table-cell office:value-type="float" office:value="4.1602">
                <text:p>4.1602</text:p>
              </table:table-cell>
              <table:table-cell office:value-type="float" office:value="4.2731">
                <text:p>4.2731</text:p>
              </table:table-cell>
              <table:table-cell office:value-type="float" office:value="4.5185">
                <text:p>4.5185</text:p>
              </table:table-cell>
              <table:table-cell office:value-type="float" office:value="4.5473">
                <text:p>4.5473</text:p>
              </table:table-cell>
              <table:table-cell office:value-type="float" office:value="4.6553">
                <text:p>4.6553</text:p>
              </table:table-cell>
              <table:table-cell office:value-type="float" office:value="4.39845">
                <text:p>4.398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2363">
                <text:p>4.2363</text:p>
              </table:table-cell>
              <table:table-cell office:value-type="float" office:value="4.1697">
                <text:p>4.1697</text:p>
              </table:table-cell>
              <table:table-cell office:value-type="float" office:value="4.2786">
                <text:p>4.2786</text:p>
              </table:table-cell>
              <table:table-cell office:value-type="float" office:value="4.5272">
                <text:p>4.5272</text:p>
              </table:table-cell>
              <table:table-cell office:value-type="float" office:value="4.5473">
                <text:p>4.5473</text:p>
              </table:table-cell>
              <table:table-cell office:value-type="float" office:value="4.6553">
                <text:p>4.6553</text:p>
              </table:table-cell>
              <table:table-cell office:value-type="float" office:value="4.4024">
                <text:p>4.40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2358">
                <text:p>4.2358</text:p>
              </table:table-cell>
              <table:table-cell office:value-type="float" office:value="4.1664">
                <text:p>4.1664</text:p>
              </table:table-cell>
              <table:table-cell office:value-type="float" office:value="4.2864">
                <text:p>4.2864</text:p>
              </table:table-cell>
              <table:table-cell office:value-type="float" office:value="4.5272">
                <text:p>4.5272</text:p>
              </table:table-cell>
              <table:table-cell office:value-type="float" office:value="4.5473">
                <text:p>4.5473</text:p>
              </table:table-cell>
              <table:table-cell office:value-type="float" office:value="4.6553">
                <text:p>4.6553</text:p>
              </table:table-cell>
              <table:table-cell office:value-type="float" office:value="4.40306666666667">
                <text:p>4.4030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2588">
                <text:p>4.2588</text:p>
              </table:table-cell>
              <table:table-cell office:value-type="float" office:value="4.1677">
                <text:p>4.1677</text:p>
              </table:table-cell>
              <table:table-cell office:value-type="float" office:value="4.2864">
                <text:p>4.2864</text:p>
              </table:table-cell>
              <table:table-cell office:value-type="float" office:value="4.5272">
                <text:p>4.5272</text:p>
              </table:table-cell>
              <table:table-cell office:value-type="float" office:value="4.5525">
                <text:p>4.5525</text:p>
              </table:table-cell>
              <table:table-cell office:value-type="float" office:value="4.6338">
                <text:p>4.6338</text:p>
              </table:table-cell>
              <table:table-cell office:value-type="float" office:value="4.4044">
                <text:p>4.4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4.2727">
                <text:p>4.2727</text:p>
              </table:table-cell>
              <table:table-cell office:value-type="float" office:value="4.1893">
                <text:p>4.1893</text:p>
              </table:table-cell>
              <table:table-cell office:value-type="float" office:value="4.2864">
                <text:p>4.2864</text:p>
              </table:table-cell>
              <table:table-cell office:value-type="float" office:value="4.5291">
                <text:p>4.5291</text:p>
              </table:table-cell>
              <table:table-cell office:value-type="float" office:value="4.5561">
                <text:p>4.5561</text:p>
              </table:table-cell>
              <table:table-cell office:value-type="float" office:value="4.63">
                <text:p>4.63</text:p>
              </table:table-cell>
              <table:table-cell office:value-type="float" office:value="4.4106">
                <text:p>4.41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242">
                <text:p>4.242</text:p>
              </table:table-cell>
              <table:table-cell office:value-type="float" office:value="4.1893">
                <text:p>4.1893</text:p>
              </table:table-cell>
              <table:table-cell office:value-type="float" office:value="4.2864">
                <text:p>4.2864</text:p>
              </table:table-cell>
              <table:table-cell office:value-type="float" office:value="4.5349">
                <text:p>4.5349</text:p>
              </table:table-cell>
              <table:table-cell office:value-type="float" office:value="4.5567">
                <text:p>4.5567</text:p>
              </table:table-cell>
              <table:table-cell office:value-type="float" office:value="4.6336">
                <text:p>4.6336</text:p>
              </table:table-cell>
              <table:table-cell office:value-type="float" office:value="4.40715">
                <text:p>4.40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4.242">
                <text:p>4.242</text:p>
              </table:table-cell>
              <table:table-cell office:value-type="float" office:value="4.1893">
                <text:p>4.1893</text:p>
              </table:table-cell>
              <table:table-cell office:value-type="float" office:value="4.2864">
                <text:p>4.2864</text:p>
              </table:table-cell>
              <table:table-cell office:value-type="float" office:value="4.5379">
                <text:p>4.5379</text:p>
              </table:table-cell>
              <table:table-cell office:value-type="float" office:value="4.5623">
                <text:p>4.5623</text:p>
              </table:table-cell>
              <table:table-cell office:value-type="float" office:value="4.6398">
                <text:p>4.6398</text:p>
              </table:table-cell>
              <table:table-cell office:value-type="float" office:value="4.40961666666667">
                <text:p>4.40961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.242">
                <text:p>4.242</text:p>
              </table:table-cell>
              <table:table-cell office:value-type="float" office:value="4.1996">
                <text:p>4.1996</text:p>
              </table:table-cell>
              <table:table-cell office:value-type="float" office:value="4.2896">
                <text:p>4.2896</text:p>
              </table:table-cell>
              <table:table-cell office:value-type="float" office:value="4.5284">
                <text:p>4.5284</text:p>
              </table:table-cell>
              <table:table-cell office:value-type="float" office:value="4.5571">
                <text:p>4.5571</text:p>
              </table:table-cell>
              <table:table-cell office:value-type="float" office:value="4.6398">
                <text:p>4.6398</text:p>
              </table:table-cell>
              <table:table-cell office:value-type="float" office:value="4.40941666666667">
                <text:p>4.40941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2273">
                <text:p>4.2273</text:p>
              </table:table-cell>
              <table:table-cell office:value-type="float" office:value="4.2241">
                <text:p>4.2241</text:p>
              </table:table-cell>
              <table:table-cell office:value-type="float" office:value="4.295">
                <text:p>4.295</text:p>
              </table:table-cell>
              <table:table-cell office:value-type="float" office:value="4.5287">
                <text:p>4.5287</text:p>
              </table:table-cell>
              <table:table-cell office:value-type="float" office:value="4.5571">
                <text:p>4.5571</text:p>
              </table:table-cell>
              <table:table-cell office:value-type="float" office:value="4.6398">
                <text:p>4.6398</text:p>
              </table:table-cell>
              <table:table-cell office:value-type="float" office:value="4.412">
                <text:p>4.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2241">
                <text:p>4.2241</text:p>
              </table:table-cell>
              <table:table-cell office:value-type="float" office:value="4.236">
                <text:p>4.236</text:p>
              </table:table-cell>
              <table:table-cell office:value-type="float" office:value="4.2878">
                <text:p>4.2878</text:p>
              </table:table-cell>
              <table:table-cell office:value-type="float" office:value="4.5287">
                <text:p>4.5287</text:p>
              </table:table-cell>
              <table:table-cell office:value-type="float" office:value="4.5571">
                <text:p>4.5571</text:p>
              </table:table-cell>
              <table:table-cell office:value-type="float" office:value="4.6466">
                <text:p>4.6466</text:p>
              </table:table-cell>
              <table:table-cell office:value-type="float" office:value="4.41338333333333">
                <text:p>4.41338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2216">
                <text:p>4.2216</text:p>
              </table:table-cell>
              <table:table-cell office:value-type="float" office:value="4.2161">
                <text:p>4.2161</text:p>
              </table:table-cell>
              <table:table-cell office:value-type="float" office:value="4.2944">
                <text:p>4.2944</text:p>
              </table:table-cell>
              <table:table-cell office:value-type="float" office:value="4.5287">
                <text:p>4.5287</text:p>
              </table:table-cell>
              <table:table-cell office:value-type="float" office:value="4.5644">
                <text:p>4.5644</text:p>
              </table:table-cell>
              <table:table-cell office:value-type="float" office:value="4.7043">
                <text:p>4.7043</text:p>
              </table:table-cell>
              <table:table-cell office:value-type="float" office:value="4.42158333333333">
                <text:p>4.42158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2224">
                <text:p>4.2224</text:p>
              </table:table-cell>
              <table:table-cell office:value-type="float" office:value="4.2264">
                <text:p>4.2264</text:p>
              </table:table-cell>
              <table:table-cell office:value-type="float" office:value="4.2944">
                <text:p>4.2944</text:p>
              </table:table-cell>
              <table:table-cell office:value-type="float" office:value="4.5468">
                <text:p>4.5468</text:p>
              </table:table-cell>
              <table:table-cell office:value-type="float" office:value="4.5859">
                <text:p>4.5859</text:p>
              </table:table-cell>
              <table:table-cell office:value-type="float" office:value="4.6891">
                <text:p>4.6891</text:p>
              </table:table-cell>
              <table:table-cell office:value-type="float" office:value="4.4275">
                <text:p>4.42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4.2088">
                <text:p>4.2088</text:p>
              </table:table-cell>
              <table:table-cell office:value-type="float" office:value="4.2264">
                <text:p>4.2264</text:p>
              </table:table-cell>
              <table:table-cell office:value-type="float" office:value="4.2944">
                <text:p>4.2944</text:p>
              </table:table-cell>
              <table:table-cell office:value-type="float" office:value="4.5442">
                <text:p>4.5442</text:p>
              </table:table-cell>
              <table:table-cell office:value-type="float" office:value="4.5654">
                <text:p>4.5654</text:p>
              </table:table-cell>
              <table:table-cell office:value-type="float" office:value="4.678">
                <text:p>4.678</text:p>
              </table:table-cell>
              <table:table-cell office:value-type="float" office:value="4.41953333333333">
                <text:p>4.4195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2088">
                <text:p>4.2088</text:p>
              </table:table-cell>
              <table:table-cell office:value-type="float" office:value="4.2264">
                <text:p>4.2264</text:p>
              </table:table-cell>
              <table:table-cell office:value-type="float" office:value="4.2868">
                <text:p>4.2868</text:p>
              </table:table-cell>
              <table:table-cell office:value-type="float" office:value="4.5336">
                <text:p>4.5336</text:p>
              </table:table-cell>
              <table:table-cell office:value-type="float" office:value="4.5635">
                <text:p>4.5635</text:p>
              </table:table-cell>
              <table:table-cell office:value-type="float" office:value="4.685">
                <text:p>4.685</text:p>
              </table:table-cell>
              <table:table-cell office:value-type="float" office:value="4.41735">
                <text:p>4.417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.2088">
                <text:p>4.2088</text:p>
              </table:table-cell>
              <table:table-cell office:value-type="float" office:value="4.2755">
                <text:p>4.2755</text:p>
              </table:table-cell>
              <table:table-cell office:value-type="float" office:value="4.28">
                <text:p>4.28</text:p>
              </table:table-cell>
              <table:table-cell office:value-type="float" office:value="4.5668">
                <text:p>4.5668</text:p>
              </table:table-cell>
              <table:table-cell office:value-type="float" office:value="4.5518">
                <text:p>4.5518</text:p>
              </table:table-cell>
              <table:table-cell office:value-type="float" office:value="4.685">
                <text:p>4.685</text:p>
              </table:table-cell>
              <table:table-cell office:value-type="float" office:value="4.42798333333333">
                <text:p>4.4279833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.2088">
                <text:p>4.2088</text:p>
              </table:table-cell>
              <table:table-cell office:value-type="float" office:value="4.2755">
                <text:p>4.2755</text:p>
              </table:table-cell>
              <table:table-cell office:value-type="float" office:value="4.28">
                <text:p>4.28</text:p>
              </table:table-cell>
              <table:table-cell office:value-type="float" office:value="4.5668">
                <text:p>4.5668</text:p>
              </table:table-cell>
              <table:table-cell office:value-type="float" office:value="4.5518">
                <text:p>4.5518</text:p>
              </table:table-cell>
              <table:table-cell office:value-type="float" office:value="4.685">
                <text:p>4.685</text:p>
              </table:table-cell>
              <table:table-cell office:value-type="float" office:value="4.42798333333333">
                <text:p>4.42798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.1913">
                <text:p>4.1913</text:p>
              </table:table-cell>
              <table:table-cell office:value-type="float" office:value="4.2628">
                <text:p>4.2628</text:p>
              </table:table-cell>
              <table:table-cell office:value-type="float" office:value="4.2853">
                <text:p>4.2853</text:p>
              </table:table-cell>
              <table:table-cell office:value-type="float" office:value="4.5668">
                <text:p>4.5668</text:p>
              </table:table-cell>
              <table:table-cell office:value-type="float" office:value="4.5518">
                <text:p>4.5518</text:p>
              </table:table-cell>
              <table:table-cell office:value-type="float" office:value="4.6925">
                <text:p>4.6925</text:p>
              </table:table-cell>
              <table:table-cell office:value-type="float" office:value="4.42508333333333">
                <text:p>4.42508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.2107">
                <text:p>4.2107</text:p>
              </table:table-cell>
              <table:table-cell office:value-type="float" office:value="4.2543">
                <text:p>4.2543</text:p>
              </table:table-cell>
              <table:table-cell office:value-type="float" office:value="4.2832">
                <text:p>4.2832</text:p>
              </table:table-cell>
              <table:table-cell office:value-type="float" office:value="4.5668">
                <text:p>4.5668</text:p>
              </table:table-cell>
              <table:table-cell office:value-type="float" office:value="4.5584">
                <text:p>4.5584</text:p>
              </table:table-cell>
              <table:table-cell office:value-type="float" office:value="4.6875">
                <text:p>4.6875</text:p>
              </table:table-cell>
              <table:table-cell office:value-type="float" office:value="4.42681666666667">
                <text:p>4.42681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4.2173">
                <text:p>4.2173</text:p>
              </table:table-cell>
              <table:table-cell office:value-type="float" office:value="4.2537">
                <text:p>4.2537</text:p>
              </table:table-cell>
              <table:table-cell office:value-type="float" office:value="4.2832">
                <text:p>4.2832</text:p>
              </table:table-cell>
              <table:table-cell office:value-type="float" office:value="4.5316">
                <text:p>4.5316</text:p>
              </table:table-cell>
              <table:table-cell office:value-type="float" office:value="4.5778">
                <text:p>4.5778</text:p>
              </table:table-cell>
              <table:table-cell office:value-type="float" office:value="4.6673">
                <text:p>4.6673</text:p>
              </table:table-cell>
              <table:table-cell office:value-type="float" office:value="4.42181666666667">
                <text:p>4.42181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.2011">
                <text:p>4.2011</text:p>
              </table:table-cell>
              <table:table-cell office:value-type="float" office:value="4.2537">
                <text:p>4.2537</text:p>
              </table:table-cell>
              <table:table-cell office:value-type="float" office:value="4.2832">
                <text:p>4.2832</text:p>
              </table:table-cell>
              <table:table-cell office:value-type="float" office:value="4.5394">
                <text:p>4.5394</text:p>
              </table:table-cell>
              <table:table-cell office:value-type="float" office:value="4.5868">
                <text:p>4.5868</text:p>
              </table:table-cell>
              <table:table-cell office:value-type="float" office:value="4.7028">
                <text:p>4.7028</text:p>
              </table:table-cell>
              <table:table-cell office:value-type="float" office:value="4.42783333333333">
                <text:p>4.4278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.2011">
                <text:p>4.2011</text:p>
              </table:table-cell>
              <table:table-cell office:value-type="float" office:value="4.2537">
                <text:p>4.2537</text:p>
              </table:table-cell>
              <table:table-cell office:value-type="float" office:value="4.2862">
                <text:p>4.2862</text:p>
              </table:table-cell>
              <table:table-cell office:value-type="float" office:value="4.5467">
                <text:p>4.5467</text:p>
              </table:table-cell>
              <table:table-cell office:value-type="float" office:value="4.5754">
                <text:p>4.5754</text:p>
              </table:table-cell>
              <table:table-cell office:value-type="float" office:value="4.6985">
                <text:p>4.6985</text:p>
              </table:table-cell>
              <table:table-cell office:value-type="float" office:value="4.42693333333333">
                <text:p>4.4269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2011">
                <text:p>4.2011</text:p>
              </table:table-cell>
              <table:table-cell office:value-type="float" office:value="4.2792">
                <text:p>4.2792</text:p>
              </table:table-cell>
              <table:table-cell office:value-type="float" office:value="4.2912">
                <text:p>4.2912</text:p>
              </table:table-cell>
              <table:table-cell office:value-type="float" office:value="4.5482">
                <text:p>4.5482</text:p>
              </table:table-cell>
              <table:table-cell office:value-type="float" office:value="4.5631">
                <text:p>4.5631</text:p>
              </table:table-cell>
              <table:table-cell office:value-type="float" office:value="4.6985">
                <text:p>4.6985</text:p>
              </table:table-cell>
              <table:table-cell office:value-type="float" office:value="4.43021666666667">
                <text:p>4.43021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4.2223">
                <text:p>4.2223</text:p>
              </table:table-cell>
              <table:table-cell office:value-type="float" office:value="4.2656">
                <text:p>4.2656</text:p>
              </table:table-cell>
              <table:table-cell office:value-type="float" office:value="4.2934">
                <text:p>4.2934</text:p>
              </table:table-cell>
              <table:table-cell office:value-type="float" office:value="4.5591">
                <text:p>4.5591</text:p>
              </table:table-cell>
              <table:table-cell office:value-type="float" office:value="4.5631">
                <text:p>4.5631</text:p>
              </table:table-cell>
              <table:table-cell office:value-type="float" office:value="4.6985">
                <text:p>4.6985</text:p>
              </table:table-cell>
              <table:table-cell office:value-type="float" office:value="4.43366666666667">
                <text:p>4.433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218">
                <text:p>4.218</text:p>
              </table:table-cell>
              <table:table-cell office:value-type="float" office:value="4.2443">
                <text:p>4.2443</text:p>
              </table:table-cell>
              <table:table-cell office:value-type="float" office:value="4.296">
                <text:p>4.296</text:p>
              </table:table-cell>
              <table:table-cell office:value-type="float" office:value="4.5591">
                <text:p>4.5591</text:p>
              </table:table-cell>
              <table:table-cell office:value-type="float" office:value="4.5631">
                <text:p>4.5631</text:p>
              </table:table-cell>
              <table:table-cell office:value-type="float" office:value="4.6763">
                <text:p>4.6763</text:p>
              </table:table-cell>
              <table:table-cell office:value-type="float" office:value="4.42613333333333">
                <text:p>4.4261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4.2242">
                <text:p>4.2242</text:p>
              </table:table-cell>
              <table:table-cell office:value-type="float" office:value="4.2584">
                <text:p>4.2584</text:p>
              </table:table-cell>
              <table:table-cell office:value-type="float" office:value="4.3048">
                <text:p>4.3048</text:p>
              </table:table-cell>
              <table:table-cell office:value-type="float" office:value="4.5591">
                <text:p>4.5591</text:p>
              </table:table-cell>
              <table:table-cell office:value-type="float" office:value="4.5522">
                <text:p>4.5522</text:p>
              </table:table-cell>
              <table:table-cell office:value-type="float" office:value="4.6575">
                <text:p>4.6575</text:p>
              </table:table-cell>
              <table:table-cell office:value-type="float" office:value="4.42603333333333">
                <text:p>4.4260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4.217">
                <text:p>4.217</text:p>
              </table:table-cell>
              <table:table-cell office:value-type="float" office:value="4.2629">
                <text:p>4.2629</text:p>
              </table:table-cell>
              <table:table-cell office:value-type="float" office:value="4.3048">
                <text:p>4.3048</text:p>
              </table:table-cell>
              <table:table-cell office:value-type="float" office:value="4.5449">
                <text:p>4.5449</text:p>
              </table:table-cell>
              <table:table-cell office:value-type="float" office:value="4.5438">
                <text:p>4.5438</text:p>
              </table:table-cell>
              <table:table-cell office:value-type="float" office:value="4.668">
                <text:p>4.668</text:p>
              </table:table-cell>
              <table:table-cell office:value-type="float" office:value="4.42356666666667">
                <text:p>4.4235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.2089">
                <text:p>4.2089</text:p>
              </table:table-cell>
              <table:table-cell office:value-type="float" office:value="4.2629">
                <text:p>4.2629</text:p>
              </table:table-cell>
              <table:table-cell office:value-type="float" office:value="4.3048">
                <text:p>4.3048</text:p>
              </table:table-cell>
              <table:table-cell office:value-type="float" office:value="4.5636">
                <text:p>4.5636</text:p>
              </table:table-cell>
              <table:table-cell office:value-type="float" office:value="4.5467">
                <text:p>4.5467</text:p>
              </table:table-cell>
              <table:table-cell office:value-type="float" office:value="4.6883">
                <text:p>4.6883</text:p>
              </table:table-cell>
              <table:table-cell office:value-type="float" office:value="4.4292">
                <text:p>4.42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4.2089">
                <text:p>4.2089</text:p>
              </table:table-cell>
              <table:table-cell office:value-type="float" office:value="4.2629">
                <text:p>4.2629</text:p>
              </table:table-cell>
              <table:table-cell office:value-type="float" office:value="4.3061">
                <text:p>4.3061</text:p>
              </table:table-cell>
              <table:table-cell office:value-type="float" office:value="4.5666">
                <text:p>4.5666</text:p>
              </table:table-cell>
              <table:table-cell office:value-type="float" office:value="4.5218">
                <text:p>4.5218</text:p>
              </table:table-cell>
              <table:table-cell office:value-type="float" office:value="4.6675">
                <text:p>4.6675</text:p>
              </table:table-cell>
              <table:table-cell office:value-type="float" office:value="4.4223">
                <text:p>4.42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4.2089">
                <text:p>4.2089</text:p>
              </table:table-cell>
              <table:table-cell office:value-type="float" office:value="4.2837">
                <text:p>4.2837</text:p>
              </table:table-cell>
              <table:table-cell office:value-type="float" office:value="4.3094">
                <text:p>4.3094</text:p>
              </table:table-cell>
              <table:table-cell office:value-type="float" office:value="4.565">
                <text:p>4.565</text:p>
              </table:table-cell>
              <table:table-cell office:value-type="float" office:value="4.5428">
                <text:p>4.5428</text:p>
              </table:table-cell>
              <table:table-cell office:value-type="float" office:value="4.6675">
                <text:p>4.6675</text:p>
              </table:table-cell>
              <table:table-cell office:value-type="float" office:value="4.42955">
                <text:p>4.429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1984">
                <text:p>4.1984</text:p>
              </table:table-cell>
              <table:table-cell office:value-type="float" office:value="4.2889">
                <text:p>4.2889</text:p>
              </table:table-cell>
              <table:table-cell office:value-type="float" office:value="4.2962">
                <text:p>4.2962</text:p>
              </table:table-cell>
              <table:table-cell office:value-type="float" office:value="4.5596">
                <text:p>4.5596</text:p>
              </table:table-cell>
              <table:table-cell office:value-type="float" office:value="4.5428">
                <text:p>4.5428</text:p>
              </table:table-cell>
              <table:table-cell office:value-type="float" office:value="4.6675">
                <text:p>4.6675</text:p>
              </table:table-cell>
              <table:table-cell office:value-type="float" office:value="4.42556666666667">
                <text:p>4.4255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.1867">
                <text:p>4.1867</text:p>
              </table:table-cell>
              <table:table-cell office:value-type="float" office:value="4.2899">
                <text:p>4.2899</text:p>
              </table:table-cell>
              <table:table-cell office:value-type="float" office:value="4.3031">
                <text:p>4.3031</text:p>
              </table:table-cell>
              <table:table-cell office:value-type="float" office:value="4.5596">
                <text:p>4.5596</text:p>
              </table:table-cell>
              <table:table-cell office:value-type="float" office:value="4.5428">
                <text:p>4.5428</text:p>
              </table:table-cell>
              <table:table-cell office:value-type="float" office:value="4.6488">
                <text:p>4.6488</text:p>
              </table:table-cell>
              <table:table-cell office:value-type="float" office:value="4.42181666666667">
                <text:p>4.42181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2232">
                <text:p>4.2232</text:p>
              </table:table-cell>
              <table:table-cell office:value-type="float" office:value="4.295">
                <text:p>4.295</text:p>
              </table:table-cell>
              <table:table-cell office:value-type="float" office:value="4.2968">
                <text:p>4.2968</text:p>
              </table:table-cell>
              <table:table-cell office:value-type="float" office:value="4.5596">
                <text:p>4.5596</text:p>
              </table:table-cell>
              <table:table-cell office:value-type="float" office:value="4.5243">
                <text:p>4.5243</text:p>
              </table:table-cell>
              <table:table-cell office:value-type="float" office:value="4.6443">
                <text:p>4.6443</text:p>
              </table:table-cell>
              <table:table-cell office:value-type="float" office:value="4.42386666666667">
                <text:p>4.4238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4.2005">
                <text:p>4.2005</text:p>
              </table:table-cell>
              <table:table-cell office:value-type="float" office:value="4.3138">
                <text:p>4.3138</text:p>
              </table:table-cell>
              <table:table-cell office:value-type="float" office:value="4.2968">
                <text:p>4.2968</text:p>
              </table:table-cell>
              <table:table-cell office:value-type="float" office:value="4.551">
                <text:p>4.551</text:p>
              </table:table-cell>
              <table:table-cell office:value-type="float" office:value="4.5188">
                <text:p>4.5188</text:p>
              </table:table-cell>
              <table:table-cell office:value-type="float" office:value="4.6423">
                <text:p>4.6423</text:p>
              </table:table-cell>
              <table:table-cell office:value-type="float" office:value="4.42053333333333">
                <text:p>4.4205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1927">
                <text:p>4.1927</text:p>
              </table:table-cell>
              <table:table-cell office:value-type="float" office:value="4.3138">
                <text:p>4.3138</text:p>
              </table:table-cell>
              <table:table-cell office:value-type="float" office:value="4.2968">
                <text:p>4.2968</text:p>
              </table:table-cell>
              <table:table-cell office:value-type="float" office:value="4.5441">
                <text:p>4.5441</text:p>
              </table:table-cell>
              <table:table-cell office:value-type="float" office:value="4.5153">
                <text:p>4.5153</text:p>
              </table:table-cell>
              <table:table-cell office:value-type="float" office:value="4.6365">
                <text:p>4.6365</text:p>
              </table:table-cell>
              <table:table-cell office:value-type="float" office:value="4.41653333333333">
                <text:p>4.4165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4.1927">
                <text:p>4.1927</text:p>
              </table:table-cell>
              <table:table-cell office:value-type="float" office:value="4.3138">
                <text:p>4.3138</text:p>
              </table:table-cell>
              <table:table-cell office:value-type="float" office:value="4.306">
                <text:p>4.306</text:p>
              </table:table-cell>
              <table:table-cell office:value-type="float" office:value="4.5298">
                <text:p>4.5298</text:p>
              </table:table-cell>
              <table:table-cell office:value-type="float" office:value="4.4892">
                <text:p>4.4892</text:p>
              </table:table-cell>
              <table:table-cell office:value-type="float" office:value="4.621">
                <text:p>4.621</text:p>
              </table:table-cell>
              <table:table-cell office:value-type="float" office:value="4.40875">
                <text:p>4.40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1927">
                <text:p>4.1927</text:p>
              </table:table-cell>
              <table:table-cell office:value-type="float" office:value="4.2862">
                <text:p>4.2862</text:p>
              </table:table-cell>
              <table:table-cell office:value-type="float" office:value="4.3038">
                <text:p>4.3038</text:p>
              </table:table-cell>
              <table:table-cell office:value-type="float" office:value="4.5209">
                <text:p>4.5209</text:p>
              </table:table-cell>
              <table:table-cell office:value-type="float" office:value="4.485">
                <text:p>4.485</text:p>
              </table:table-cell>
              <table:table-cell office:value-type="float" office:value="4.621">
                <text:p>4.621</text:p>
              </table:table-cell>
              <table:table-cell office:value-type="float" office:value="4.4016">
                <text:p>4.4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4.198">
                <text:p>4.198</text:p>
              </table:table-cell>
              <table:table-cell office:value-type="float" office:value="4.3088">
                <text:p>4.3088</text:p>
              </table:table-cell>
              <table:table-cell office:value-type="float" office:value="4.3064">
                <text:p>4.3064</text:p>
              </table:table-cell>
              <table:table-cell office:value-type="float" office:value="4.5031">
                <text:p>4.5031</text:p>
              </table:table-cell>
              <table:table-cell office:value-type="float" office:value="4.485">
                <text:p>4.485</text:p>
              </table:table-cell>
              <table:table-cell office:value-type="float" office:value="4.621">
                <text:p>4.621</text:p>
              </table:table-cell>
              <table:table-cell office:value-type="float" office:value="4.40371666666667">
                <text:p>4.40371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1867">
                <text:p>4.1867</text:p>
              </table:table-cell>
              <table:table-cell office:value-type="float" office:value="4.3031">
                <text:p>4.3031</text:p>
              </table:table-cell>
              <table:table-cell office:value-type="float" office:value="4.2974">
                <text:p>4.2974</text:p>
              </table:table-cell>
              <table:table-cell office:value-type="float" office:value="4.5031">
                <text:p>4.5031</text:p>
              </table:table-cell>
              <table:table-cell office:value-type="float" office:value="4.485">
                <text:p>4.485</text:p>
              </table:table-cell>
              <table:table-cell office:value-type="float" office:value="4.6015">
                <text:p>4.6015</text:p>
              </table:table-cell>
              <table:table-cell office:value-type="float" office:value="4.39613333333333">
                <text:p>4.3961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4.1793">
                <text:p>4.1793</text:p>
              </table:table-cell>
              <table:table-cell office:value-type="float" office:value="4.309">
                <text:p>4.309</text:p>
              </table:table-cell>
              <table:table-cell office:value-type="float" office:value="4.2935">
                <text:p>4.2935</text:p>
              </table:table-cell>
              <table:table-cell office:value-type="float" office:value="4.5031">
                <text:p>4.5031</text:p>
              </table:table-cell>
              <table:table-cell office:value-type="float" office:value="4.4839">
                <text:p>4.4839</text:p>
              </table:table-cell>
              <table:table-cell office:value-type="float" office:value="4.621">
                <text:p>4.621</text:p>
              </table:table-cell>
              <table:table-cell office:value-type="float" office:value="4.3983">
                <text:p>4.39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183">
                <text:p>4.183</text:p>
              </table:table-cell>
              <table:table-cell office:value-type="float" office:value="4.3053">
                <text:p>4.3053</text:p>
              </table:table-cell>
              <table:table-cell office:value-type="float" office:value="4.2935">
                <text:p>4.2935</text:p>
              </table:table-cell>
              <table:table-cell office:value-type="float" office:value="4.4506">
                <text:p>4.4506</text:p>
              </table:table-cell>
              <table:table-cell office:value-type="float" office:value="4.4971">
                <text:p>4.4971</text:p>
              </table:table-cell>
              <table:table-cell office:value-type="float" office:value="4.6083">
                <text:p>4.6083</text:p>
              </table:table-cell>
              <table:table-cell office:value-type="float" office:value="4.38963333333333">
                <text:p>4.3896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4.1797">
                <text:p>4.1797</text:p>
              </table:table-cell>
              <table:table-cell office:value-type="float" office:value="4.3053">
                <text:p>4.3053</text:p>
              </table:table-cell>
              <table:table-cell office:value-type="float" office:value="4.2935">
                <text:p>4.2935</text:p>
              </table:table-cell>
              <table:table-cell office:value-type="float" office:value="4.4372">
                <text:p>4.4372</text:p>
              </table:table-cell>
              <table:table-cell office:value-type="float" office:value="4.4837">
                <text:p>4.4837</text:p>
              </table:table-cell>
              <table:table-cell office:value-type="float" office:value="4.5858">
                <text:p>4.5858</text:p>
              </table:table-cell>
              <table:table-cell office:value-type="float" office:value="4.38086666666667">
                <text:p>4.380866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1797">
                <text:p>4.1797</text:p>
              </table:table-cell>
              <table:table-cell office:value-type="float" office:value="4.3053">
                <text:p>4.3053</text:p>
              </table:table-cell>
              <table:table-cell office:value-type="float" office:value="4.2951">
                <text:p>4.2951</text:p>
              </table:table-cell>
              <table:table-cell office:value-type="float" office:value="4.4242">
                <text:p>4.4242</text:p>
              </table:table-cell>
              <table:table-cell office:value-type="float" office:value="4.4865">
                <text:p>4.4865</text:p>
              </table:table-cell>
              <table:table-cell office:value-type="float" office:value="4.5855">
                <text:p>4.5855</text:p>
              </table:table-cell>
              <table:table-cell office:value-type="float" office:value="4.37938333333333">
                <text:p>4.37938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.1797">
                <text:p>4.1797</text:p>
              </table:table-cell>
              <table:table-cell office:value-type="float" office:value="4.311">
                <text:p>4.311</text:p>
              </table:table-cell>
              <table:table-cell office:value-type="float" office:value="4.2998">
                <text:p>4.2998</text:p>
              </table:table-cell>
              <table:table-cell office:value-type="float" office:value="4.4495">
                <text:p>4.4495</text:p>
              </table:table-cell>
              <table:table-cell office:value-type="float" office:value="4.4856">
                <text:p>4.4856</text:p>
              </table:table-cell>
              <table:table-cell office:value-type="float" office:value="4.5855">
                <text:p>4.5855</text:p>
              </table:table-cell>
              <table:table-cell office:value-type="float" office:value="4.38518333333333">
                <text:p>4.38518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176">
                <text:p>4.176</text:p>
              </table:table-cell>
              <table:table-cell office:value-type="float" office:value="4.3135">
                <text:p>4.3135</text:p>
              </table:table-cell>
              <table:table-cell office:value-type="float" office:value="4.2887">
                <text:p>4.2887</text:p>
              </table:table-cell>
              <table:table-cell office:value-type="float" office:value="4.4278">
                <text:p>4.4278</text:p>
              </table:table-cell>
              <table:table-cell office:value-type="float" office:value="4.4856">
                <text:p>4.4856</text:p>
              </table:table-cell>
              <table:table-cell office:value-type="float" office:value="4.5855">
                <text:p>4.5855</text:p>
              </table:table-cell>
              <table:table-cell office:value-type="float" office:value="4.37951666666667">
                <text:p>4.37951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.1712">
                <text:p>4.1712</text:p>
              </table:table-cell>
              <table:table-cell office:value-type="float" office:value="4.3058">
                <text:p>4.3058</text:p>
              </table:table-cell>
              <table:table-cell office:value-type="float" office:value="4.2843">
                <text:p>4.2843</text:p>
              </table:table-cell>
              <table:table-cell office:value-type="float" office:value="4.4278">
                <text:p>4.4278</text:p>
              </table:table-cell>
              <table:table-cell office:value-type="float" office:value="4.4856">
                <text:p>4.4856</text:p>
              </table:table-cell>
              <table:table-cell office:value-type="float" office:value="4.5805">
                <text:p>4.5805</text:p>
              </table:table-cell>
              <table:table-cell office:value-type="float" office:value="4.37586666666667">
                <text:p>4.3758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4.183">
                <text:p>4.183</text:p>
              </table:table-cell>
              <table:table-cell office:value-type="float" office:value="4.3162">
                <text:p>4.3162</text:p>
              </table:table-cell>
              <table:table-cell office:value-type="float" office:value="4.2833">
                <text:p>4.2833</text:p>
              </table:table-cell>
              <table:table-cell office:value-type="float" office:value="4.4278">
                <text:p>4.4278</text:p>
              </table:table-cell>
              <table:table-cell office:value-type="float" office:value="4.4661">
                <text:p>4.4661</text:p>
              </table:table-cell>
              <table:table-cell office:value-type="float" office:value="4.5913">
                <text:p>4.5913</text:p>
              </table:table-cell>
              <table:table-cell office:value-type="float" office:value="4.37795">
                <text:p>4.377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4.1925">
                <text:p>4.1925</text:p>
              </table:table-cell>
              <table:table-cell office:value-type="float" office:value="4.2848">
                <text:p>4.2848</text:p>
              </table:table-cell>
              <table:table-cell office:value-type="float" office:value="4.2833">
                <text:p>4.2833</text:p>
              </table:table-cell>
              <table:table-cell office:value-type="float" office:value="4.3993">
                <text:p>4.3993</text:p>
              </table:table-cell>
              <table:table-cell office:value-type="float" office:value="4.4653">
                <text:p>4.4653</text:p>
              </table:table-cell>
              <table:table-cell office:value-type="float" office:value="4.5787">
                <text:p>4.5787</text:p>
              </table:table-cell>
              <table:table-cell office:value-type="float" office:value="4.36731666666667">
                <text:p>4.36731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.1838">
                <text:p>4.1838</text:p>
              </table:table-cell>
              <table:table-cell office:value-type="float" office:value="4.2848">
                <text:p>4.2848</text:p>
              </table:table-cell>
              <table:table-cell office:value-type="float" office:value="4.2833">
                <text:p>4.2833</text:p>
              </table:table-cell>
              <table:table-cell office:value-type="float" office:value="4.4135">
                <text:p>4.4135</text:p>
              </table:table-cell>
              <table:table-cell office:value-type="float" office:value="4.452">
                <text:p>4.452</text:p>
              </table:table-cell>
              <table:table-cell office:value-type="float" office:value="4.5955">
                <text:p>4.5955</text:p>
              </table:table-cell>
              <table:table-cell office:value-type="float" office:value="4.36881666666667">
                <text:p>4.36881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4.1838">
                <text:p>4.1838</text:p>
              </table:table-cell>
              <table:table-cell office:value-type="float" office:value="4.2848">
                <text:p>4.2848</text:p>
              </table:table-cell>
              <table:table-cell office:value-type="float" office:value="4.2802">
                <text:p>4.2802</text:p>
              </table:table-cell>
              <table:table-cell office:value-type="float" office:value="4.4372">
                <text:p>4.4372</text:p>
              </table:table-cell>
              <table:table-cell office:value-type="float" office:value="4.4703">
                <text:p>4.4703</text:p>
              </table:table-cell>
              <table:table-cell office:value-type="float" office:value="4.5808">
                <text:p>4.5808</text:p>
              </table:table-cell>
              <table:table-cell office:value-type="float" office:value="4.37285">
                <text:p>4.372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4.1838">
                <text:p>4.1838</text:p>
              </table:table-cell>
              <table:table-cell office:value-type="float" office:value="4.2886">
                <text:p>4.2886</text:p>
              </table:table-cell>
              <table:table-cell office:value-type="float" office:value="4.2778">
                <text:p>4.2778</text:p>
              </table:table-cell>
              <table:table-cell office:value-type="float" office:value="4.4425">
                <text:p>4.4425</text:p>
              </table:table-cell>
              <table:table-cell office:value-type="float" office:value="4.4662">
                <text:p>4.4662</text:p>
              </table:table-cell>
              <table:table-cell office:value-type="float" office:value="4.5808">
                <text:p>4.5808</text:p>
              </table:table-cell>
              <table:table-cell office:value-type="float" office:value="4.37328333333333">
                <text:p>4.37328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1992">
                <text:p>4.1992</text:p>
              </table:table-cell>
              <table:table-cell office:value-type="float" office:value="4.2753">
                <text:p>4.2753</text:p>
              </table:table-cell>
              <table:table-cell office:value-type="float" office:value="4.2788">
                <text:p>4.2788</text:p>
              </table:table-cell>
              <table:table-cell office:value-type="float" office:value="4.4333">
                <text:p>4.4333</text:p>
              </table:table-cell>
              <table:table-cell office:value-type="float" office:value="4.4662">
                <text:p>4.4662</text:p>
              </table:table-cell>
              <table:table-cell office:value-type="float" office:value="4.5808">
                <text:p>4.5808</text:p>
              </table:table-cell>
              <table:table-cell office:value-type="float" office:value="4.37226666666667">
                <text:p>4.3722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1913">
                <text:p>4.1913</text:p>
              </table:table-cell>
              <table:table-cell office:value-type="float" office:value="4.2603">
                <text:p>4.2603</text:p>
              </table:table-cell>
              <table:table-cell office:value-type="float" office:value="4.2714">
                <text:p>4.2714</text:p>
              </table:table-cell>
              <table:table-cell office:value-type="float" office:value="4.4333">
                <text:p>4.4333</text:p>
              </table:table-cell>
              <table:table-cell office:value-type="float" office:value="4.4662">
                <text:p>4.4662</text:p>
              </table:table-cell>
              <table:table-cell office:value-type="float" office:value="4.5813">
                <text:p>4.5813</text:p>
              </table:table-cell>
              <table:table-cell office:value-type="float" office:value="4.3673">
                <text:p>4.36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2065">
                <text:p>4.2065</text:p>
              </table:table-cell>
              <table:table-cell office:value-type="float" office:value="4.2793">
                <text:p>4.2793</text:p>
              </table:table-cell>
              <table:table-cell office:value-type="float" office:value="4.2639">
                <text:p>4.2639</text:p>
              </table:table-cell>
              <table:table-cell office:value-type="float" office:value="4.4333">
                <text:p>4.4333</text:p>
              </table:table-cell>
              <table:table-cell office:value-type="float" office:value="4.4698">
                <text:p>4.4698</text:p>
              </table:table-cell>
              <table:table-cell office:value-type="float" office:value="4.5698">
                <text:p>4.5698</text:p>
              </table:table-cell>
              <table:table-cell office:value-type="float" office:value="4.37043333333333">
                <text:p>4.3704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1903">
                <text:p>4.1903</text:p>
              </table:table-cell>
              <table:table-cell office:value-type="float" office:value="4.2669">
                <text:p>4.2669</text:p>
              </table:table-cell>
              <table:table-cell office:value-type="float" office:value="4.2639">
                <text:p>4.2639</text:p>
              </table:table-cell>
              <table:table-cell office:value-type="float" office:value="4.4464">
                <text:p>4.4464</text:p>
              </table:table-cell>
              <table:table-cell office:value-type="float" office:value="4.456">
                <text:p>4.456</text:p>
              </table:table-cell>
              <table:table-cell office:value-type="float" office:value="4.5925">
                <text:p>4.5925</text:p>
              </table:table-cell>
              <table:table-cell office:value-type="float" office:value="4.36933333333333">
                <text:p>4.369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1899">
                <text:p>4.1899</text:p>
              </table:table-cell>
              <table:table-cell office:value-type="float" office:value="4.2669">
                <text:p>4.2669</text:p>
              </table:table-cell>
              <table:table-cell office:value-type="float" office:value="4.2639">
                <text:p>4.2639</text:p>
              </table:table-cell>
              <table:table-cell office:value-type="float" office:value="4.4524">
                <text:p>4.4524</text:p>
              </table:table-cell>
              <table:table-cell office:value-type="float" office:value="4.4818">
                <text:p>4.4818</text:p>
              </table:table-cell>
              <table:table-cell office:value-type="float" office:value="4.6053">
                <text:p>4.6053</text:p>
              </table:table-cell>
              <table:table-cell office:value-type="float" office:value="4.3767">
                <text:p>4.3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4.1899">
                <text:p>4.1899</text:p>
              </table:table-cell>
              <table:table-cell office:value-type="float" office:value="4.2669">
                <text:p>4.2669</text:p>
              </table:table-cell>
              <table:table-cell office:value-type="float" office:value="4.2678">
                <text:p>4.2678</text:p>
              </table:table-cell>
              <table:table-cell office:value-type="float" office:value="4.4729">
                <text:p>4.4729</text:p>
              </table:table-cell>
              <table:table-cell office:value-type="float" office:value="4.4695">
                <text:p>4.4695</text:p>
              </table:table-cell>
              <table:table-cell office:value-type="float" office:value="4.6373">
                <text:p>4.6373</text:p>
              </table:table-cell>
              <table:table-cell office:value-type="float" office:value="4.38405">
                <text:p>4.384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.1899">
                <text:p>4.1899</text:p>
              </table:table-cell>
              <table:table-cell office:value-type="float" office:value="4.2754">
                <text:p>4.2754</text:p>
              </table:table-cell>
              <table:table-cell office:value-type="float" office:value="4.2608">
                <text:p>4.2608</text:p>
              </table:table-cell>
              <table:table-cell office:value-type="float" office:value="4.4484">
                <text:p>4.4484</text:p>
              </table:table-cell>
              <table:table-cell office:value-type="float" office:value="4.5152">
                <text:p>4.5152</text:p>
              </table:table-cell>
              <table:table-cell office:value-type="float" office:value="4.6373">
                <text:p>4.6373</text:p>
              </table:table-cell>
              <table:table-cell office:value-type="float" office:value="4.38783333333333">
                <text:p>4.3878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1936">
                <text:p>4.1936</text:p>
              </table:table-cell>
              <table:table-cell office:value-type="float" office:value="4.2766">
                <text:p>4.2766</text:p>
              </table:table-cell>
              <table:table-cell office:value-type="float" office:value="4.2574">
                <text:p>4.2574</text:p>
              </table:table-cell>
              <table:table-cell office:value-type="float" office:value="4.4352">
                <text:p>4.4352</text:p>
              </table:table-cell>
              <table:table-cell office:value-type="float" office:value="4.5152">
                <text:p>4.5152</text:p>
              </table:table-cell>
              <table:table-cell office:value-type="float" office:value="4.6373">
                <text:p>4.6373</text:p>
              </table:table-cell>
              <table:table-cell office:value-type="float" office:value="4.38588333333333">
                <text:p>4.3858833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.1967">
                <text:p>4.1967</text:p>
              </table:table-cell>
              <table:table-cell office:value-type="float" office:value="4.2671">
                <text:p>4.2671</text:p>
              </table:table-cell>
              <table:table-cell office:value-type="float" office:value="4.2534">
                <text:p>4.2534</text:p>
              </table:table-cell>
              <table:table-cell office:value-type="float" office:value="4.4352">
                <text:p>4.4352</text:p>
              </table:table-cell>
              <table:table-cell office:value-type="float" office:value="4.5152">
                <text:p>4.5152</text:p>
              </table:table-cell>
              <table:table-cell office:value-type="float" office:value="4.6563">
                <text:p>4.6563</text:p>
              </table:table-cell>
              <table:table-cell office:value-type="float" office:value="4.38731666666667">
                <text:p>4.38731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2122">
                <text:p>4.2122</text:p>
              </table:table-cell>
              <table:table-cell office:value-type="float" office:value="4.2807">
                <text:p>4.2807</text:p>
              </table:table-cell>
              <table:table-cell office:value-type="float" office:value="4.2605">
                <text:p>4.2605</text:p>
              </table:table-cell>
              <table:table-cell office:value-type="float" office:value="4.4352">
                <text:p>4.4352</text:p>
              </table:table-cell>
              <table:table-cell office:value-type="float" office:value="4.5235">
                <text:p>4.5235</text:p>
              </table:table-cell>
              <table:table-cell office:value-type="float" office:value="4.669">
                <text:p>4.669</text:p>
              </table:table-cell>
              <table:table-cell office:value-type="float" office:value="4.39685">
                <text:p>4.396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2184">
                <text:p>4.2184</text:p>
              </table:table-cell>
              <table:table-cell office:value-type="float" office:value="4.2876">
                <text:p>4.2876</text:p>
              </table:table-cell>
              <table:table-cell office:value-type="float" office:value="4.2605">
                <text:p>4.2605</text:p>
              </table:table-cell>
              <table:table-cell office:value-type="float" office:value="4.4272">
                <text:p>4.4272</text:p>
              </table:table-cell>
              <table:table-cell office:value-type="float" office:value="4.5166">
                <text:p>4.5166</text:p>
              </table:table-cell>
              <table:table-cell office:value-type="float" office:value="4.7138">
                <text:p>4.7138</text:p>
              </table:table-cell>
              <table:table-cell office:value-type="float" office:value="4.40401666666667">
                <text:p>4.40401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2125">
                <text:p>4.2125</text:p>
              </table:table-cell>
              <table:table-cell office:value-type="float" office:value="4.2876">
                <text:p>4.2876</text:p>
              </table:table-cell>
              <table:table-cell office:value-type="float" office:value="4.2605">
                <text:p>4.2605</text:p>
              </table:table-cell>
              <table:table-cell office:value-type="float" office:value="4.4467">
                <text:p>4.4467</text:p>
              </table:table-cell>
              <table:table-cell office:value-type="float" office:value="4.5375">
                <text:p>4.5375</text:p>
              </table:table-cell>
              <table:table-cell office:value-type="float" office:value="4.7003">
                <text:p>4.7003</text:p>
              </table:table-cell>
              <table:table-cell office:value-type="float" office:value="4.40751666666667">
                <text:p>4.40751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2125">
                <text:p>4.2125</text:p>
              </table:table-cell>
              <table:table-cell office:value-type="float" office:value="4.2876">
                <text:p>4.2876</text:p>
              </table:table-cell>
              <table:table-cell office:value-type="float" office:value="4.2592">
                <text:p>4.2592</text:p>
              </table:table-cell>
              <table:table-cell office:value-type="float" office:value="4.4647">
                <text:p>4.4647</text:p>
              </table:table-cell>
              <table:table-cell office:value-type="float" office:value="4.5492">
                <text:p>4.5492</text:p>
              </table:table-cell>
              <table:table-cell office:value-type="float" office:value="4.652">
                <text:p>4.652</text:p>
              </table:table-cell>
              <table:table-cell office:value-type="float" office:value="4.4042">
                <text:p>4.40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2125">
                <text:p>4.2125</text:p>
              </table:table-cell>
              <table:table-cell office:value-type="float" office:value="4.3143">
                <text:p>4.3143</text:p>
              </table:table-cell>
              <table:table-cell office:value-type="float" office:value="4.267">
                <text:p>4.267</text:p>
              </table:table-cell>
              <table:table-cell office:value-type="float" office:value="4.4516">
                <text:p>4.4516</text:p>
              </table:table-cell>
              <table:table-cell office:value-type="float" office:value="4.5329">
                <text:p>4.5329</text:p>
              </table:table-cell>
              <table:table-cell office:value-type="float" office:value="4.652">
                <text:p>4.652</text:p>
              </table:table-cell>
              <table:table-cell office:value-type="float" office:value="4.40505">
                <text:p>4.405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2306">
                <text:p>4.2306</text:p>
              </table:table-cell>
              <table:table-cell office:value-type="float" office:value="4.3152">
                <text:p>4.3152</text:p>
              </table:table-cell>
              <table:table-cell office:value-type="float" office:value="4.2556">
                <text:p>4.2556</text:p>
              </table:table-cell>
              <table:table-cell office:value-type="float" office:value="4.4493">
                <text:p>4.4493</text:p>
              </table:table-cell>
              <table:table-cell office:value-type="float" office:value="4.5329">
                <text:p>4.5329</text:p>
              </table:table-cell>
              <table:table-cell office:value-type="float" office:value="4.652">
                <text:p>4.652</text:p>
              </table:table-cell>
              <table:table-cell office:value-type="float" office:value="4.40593333333333">
                <text:p>4.4059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2368">
                <text:p>4.2368</text:p>
              </table:table-cell>
              <table:table-cell office:value-type="float" office:value="4.3256">
                <text:p>4.3256</text:p>
              </table:table-cell>
              <table:table-cell office:value-type="float" office:value="4.2584">
                <text:p>4.2584</text:p>
              </table:table-cell>
              <table:table-cell office:value-type="float" office:value="4.4493">
                <text:p>4.4493</text:p>
              </table:table-cell>
              <table:table-cell office:value-type="float" office:value="4.5329">
                <text:p>4.5329</text:p>
              </table:table-cell>
              <table:table-cell office:value-type="float" office:value="4.6435">
                <text:p>4.6435</text:p>
              </table:table-cell>
              <table:table-cell office:value-type="float" office:value="4.40775">
                <text:p>4.40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2402">
                <text:p>4.2402</text:p>
              </table:table-cell>
              <table:table-cell office:value-type="float" office:value="4.3148">
                <text:p>4.3148</text:p>
              </table:table-cell>
              <table:table-cell office:value-type="float" office:value="4.2545">
                <text:p>4.2545</text:p>
              </table:table-cell>
              <table:table-cell office:value-type="float" office:value="4.4493">
                <text:p>4.4493</text:p>
              </table:table-cell>
              <table:table-cell office:value-type="float" office:value="4.5328">
                <text:p>4.5328</text:p>
              </table:table-cell>
              <table:table-cell office:value-type="float" office:value="4.6905">
                <text:p>4.6905</text:p>
              </table:table-cell>
              <table:table-cell office:value-type="float" office:value="4.41368333333333">
                <text:p>4.41368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.232">
                <text:p>4.232</text:p>
              </table:table-cell>
              <table:table-cell office:value-type="float" office:value="4.337">
                <text:p>4.337</text:p>
              </table:table-cell>
              <table:table-cell office:value-type="float" office:value="4.2545">
                <text:p>4.2545</text:p>
              </table:table-cell>
              <table:table-cell office:value-type="float" office:value="4.4371">
                <text:p>4.4371</text:p>
              </table:table-cell>
              <table:table-cell office:value-type="float" office:value="4.5227">
                <text:p>4.5227</text:p>
              </table:table-cell>
              <table:table-cell office:value-type="float" office:value="4.7085">
                <text:p>4.7085</text:p>
              </table:table-cell>
              <table:table-cell office:value-type="float" office:value="4.4153">
                <text:p>4.4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.2108">
                <text:p>4.2108</text:p>
              </table:table-cell>
              <table:table-cell office:value-type="float" office:value="4.337">
                <text:p>4.337</text:p>
              </table:table-cell>
              <table:table-cell office:value-type="float" office:value="4.2545">
                <text:p>4.2545</text:p>
              </table:table-cell>
              <table:table-cell office:value-type="float" office:value="4.448">
                <text:p>4.448</text:p>
              </table:table-cell>
              <table:table-cell office:value-type="float" office:value="4.5245">
                <text:p>4.5245</text:p>
              </table:table-cell>
              <table:table-cell office:value-type="float" office:value="4.7023">
                <text:p>4.7023</text:p>
              </table:table-cell>
              <table:table-cell office:value-type="float" office:value="4.41285">
                <text:p>4.41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.2108">
                <text:p>4.2108</text:p>
              </table:table-cell>
              <table:table-cell office:value-type="float" office:value="4.337">
                <text:p>4.337</text:p>
              </table:table-cell>
              <table:table-cell office:value-type="float" office:value="4.2563">
                <text:p>4.2563</text:p>
              </table:table-cell>
              <table:table-cell office:value-type="float" office:value="4.4653">
                <text:p>4.4653</text:p>
              </table:table-cell>
              <table:table-cell office:value-type="float" office:value="4.5132">
                <text:p>4.5132</text:p>
              </table:table-cell>
              <table:table-cell office:value-type="float" office:value="4.699">
                <text:p>4.699</text:p>
              </table:table-cell>
              <table:table-cell office:value-type="float" office:value="4.4136">
                <text:p>4.41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.2108">
                <text:p>4.2108</text:p>
              </table:table-cell>
              <table:table-cell office:value-type="float" office:value="4.341">
                <text:p>4.341</text:p>
              </table:table-cell>
              <table:table-cell office:value-type="float" office:value="4.2627">
                <text:p>4.2627</text:p>
              </table:table-cell>
              <table:table-cell office:value-type="float" office:value="4.4684">
                <text:p>4.4684</text:p>
              </table:table-cell>
              <table:table-cell office:value-type="float" office:value="4.507">
                <text:p>4.507</text:p>
              </table:table-cell>
              <table:table-cell office:value-type="float" office:value="4.699">
                <text:p>4.699</text:p>
              </table:table-cell>
              <table:table-cell office:value-type="float" office:value="4.41481666666667">
                <text:p>4.41481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.2151">
                <text:p>4.2151</text:p>
              </table:table-cell>
              <table:table-cell office:value-type="float" office:value="4.3363">
                <text:p>4.3363</text:p>
              </table:table-cell>
              <table:table-cell office:value-type="float" office:value="4.2515">
                <text:p>4.2515</text:p>
              </table:table-cell>
              <table:table-cell office:value-type="float" office:value="4.4664">
                <text:p>4.4664</text:p>
              </table:table-cell>
              <table:table-cell office:value-type="float" office:value="4.507">
                <text:p>4.507</text:p>
              </table:table-cell>
              <table:table-cell office:value-type="float" office:value="4.699">
                <text:p>4.699</text:p>
              </table:table-cell>
              <table:table-cell office:value-type="float" office:value="4.41255">
                <text:p>4.412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.2375">
                <text:p>4.2375</text:p>
              </table:table-cell>
              <table:table-cell office:value-type="float" office:value="4.3631">
                <text:p>4.3631</text:p>
              </table:table-cell>
              <table:table-cell office:value-type="float" office:value="4.2496">
                <text:p>4.2496</text:p>
              </table:table-cell>
              <table:table-cell office:value-type="float" office:value="4.4664">
                <text:p>4.4664</text:p>
              </table:table-cell>
              <table:table-cell office:value-type="float" office:value="4.507">
                <text:p>4.507</text:p>
              </table:table-cell>
              <table:table-cell office:value-type="float" office:value="4.6905">
                <text:p>4.6905</text:p>
              </table:table-cell>
              <table:table-cell office:value-type="float" office:value="4.41901666666667">
                <text:p>4.41901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.2489">
                <text:p>4.2489</text:p>
              </table:table-cell>
              <table:table-cell office:value-type="float" office:value="4.3732">
                <text:p>4.3732</text:p>
              </table:table-cell>
              <table:table-cell office:value-type="float" office:value="4.2427">
                <text:p>4.2427</text:p>
              </table:table-cell>
              <table:table-cell office:value-type="float" office:value="4.4664">
                <text:p>4.4664</text:p>
              </table:table-cell>
              <table:table-cell office:value-type="float" office:value="4.5193">
                <text:p>4.5193</text:p>
              </table:table-cell>
              <table:table-cell office:value-type="float" office:value="4.6869">
                <text:p>4.6869</text:p>
              </table:table-cell>
              <table:table-cell office:value-type="float" office:value="4.4229">
                <text:p>4.4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.2259">
                <text:p>4.2259</text:p>
              </table:table-cell>
              <table:table-cell office:value-type="float" office:value="4.3893">
                <text:p>4.3893</text:p>
              </table:table-cell>
              <table:table-cell office:value-type="float" office:value="4.2427">
                <text:p>4.2427</text:p>
              </table:table-cell>
              <table:table-cell office:value-type="float" office:value="4.456">
                <text:p>4.456</text:p>
              </table:table-cell>
              <table:table-cell office:value-type="float" office:value="4.5201">
                <text:p>4.5201</text:p>
              </table:table-cell>
              <table:table-cell office:value-type="float" office:value="4.6904">
                <text:p>4.6904</text:p>
              </table:table-cell>
              <table:table-cell office:value-type="float" office:value="4.42073333333333">
                <text:p>4.4207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.2355">
                <text:p>4.2355</text:p>
              </table:table-cell>
              <table:table-cell office:value-type="float" office:value="4.3893">
                <text:p>4.3893</text:p>
              </table:table-cell>
              <table:table-cell office:value-type="float" office:value="4.2427">
                <text:p>4.2427</text:p>
              </table:table-cell>
              <table:table-cell office:value-type="float" office:value="4.4583">
                <text:p>4.4583</text:p>
              </table:table-cell>
              <table:table-cell office:value-type="float" office:value="4.5164">
                <text:p>4.5164</text:p>
              </table:table-cell>
              <table:table-cell office:value-type="float" office:value="4.7168">
                <text:p>4.7168</text:p>
              </table:table-cell>
              <table:table-cell office:value-type="float" office:value="4.4265">
                <text:p>4.4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.2355">
                <text:p>4.2355</text:p>
              </table:table-cell>
              <table:table-cell office:value-type="float" office:value="4.3893">
                <text:p>4.3893</text:p>
              </table:table-cell>
              <table:table-cell office:value-type="float" office:value="4.2429">
                <text:p>4.2429</text:p>
              </table:table-cell>
              <table:table-cell office:value-type="float" office:value="4.474">
                <text:p>4.474</text:p>
              </table:table-cell>
              <table:table-cell office:value-type="float" office:value="4.5264">
                <text:p>4.5264</text:p>
              </table:table-cell>
              <table:table-cell office:value-type="float" office:value="4.71">
                <text:p>4.71</text:p>
              </table:table-cell>
              <table:table-cell office:value-type="float" office:value="4.42968333333333">
                <text:p>4.42968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.2355">
                <text:p>4.2355</text:p>
              </table:table-cell>
              <table:table-cell office:value-type="float" office:value="4.3915">
                <text:p>4.3915</text:p>
              </table:table-cell>
              <table:table-cell office:value-type="float" office:value="4.2428">
                <text:p>4.2428</text:p>
              </table:table-cell>
              <table:table-cell office:value-type="float" office:value="4.4687">
                <text:p>4.4687</text:p>
              </table:table-cell>
              <table:table-cell office:value-type="float" office:value="4.5059">
                <text:p>4.5059</text:p>
              </table:table-cell>
              <table:table-cell office:value-type="float" office:value="4.71">
                <text:p>4.71</text:p>
              </table:table-cell>
              <table:table-cell office:value-type="float" office:value="4.42573333333333">
                <text:p>4.4257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.2426">
                <text:p>4.2426</text:p>
              </table:table-cell>
              <table:table-cell office:value-type="float" office:value="4.379">
                <text:p>4.379</text:p>
              </table:table-cell>
              <table:table-cell office:value-type="float" office:value="4.2439">
                <text:p>4.2439</text:p>
              </table:table-cell>
              <table:table-cell office:value-type="float" office:value="4.4689">
                <text:p>4.4689</text:p>
              </table:table-cell>
              <table:table-cell office:value-type="float" office:value="4.5059">
                <text:p>4.5059</text:p>
              </table:table-cell>
              <table:table-cell office:value-type="float" office:value="4.71">
                <text:p>4.71</text:p>
              </table:table-cell>
              <table:table-cell office:value-type="float" office:value="4.42505">
                <text:p>4.425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.2463">
                <text:p>4.2463</text:p>
              </table:table-cell>
              <table:table-cell office:value-type="float" office:value="4.3577">
                <text:p>4.3577</text:p>
              </table:table-cell>
              <table:table-cell office:value-type="float" office:value="4.2449">
                <text:p>4.2449</text:p>
              </table:table-cell>
              <table:table-cell office:value-type="float" office:value="4.4689">
                <text:p>4.4689</text:p>
              </table:table-cell>
              <table:table-cell office:value-type="float" office:value="4.5059">
                <text:p>4.5059</text:p>
              </table:table-cell>
              <table:table-cell office:value-type="float" office:value="4.7448">
                <text:p>4.7448</text:p>
              </table:table-cell>
              <table:table-cell office:value-type="float" office:value="4.42808333333333">
                <text:p>4.42808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.2478">
                <text:p>4.2478</text:p>
              </table:table-cell>
              <table:table-cell office:value-type="float" office:value="4.3675">
                <text:p>4.3675</text:p>
              </table:table-cell>
              <table:table-cell office:value-type="float" office:value="4.253">
                <text:p>4.253</text:p>
              </table:table-cell>
              <table:table-cell office:value-type="float" office:value="4.4689">
                <text:p>4.4689</text:p>
              </table:table-cell>
              <table:table-cell office:value-type="float" office:value="4.4941">
                <text:p>4.4941</text:p>
              </table:table-cell>
              <table:table-cell office:value-type="float" office:value="4.771">
                <text:p>4.771</text:p>
              </table:table-cell>
              <table:table-cell office:value-type="float" office:value="4.43371666666667">
                <text:p>4.43371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.2322">
                <text:p>4.2322</text:p>
              </table:table-cell>
              <table:table-cell office:value-type="float" office:value="4.3204">
                <text:p>4.3204</text:p>
              </table:table-cell>
              <table:table-cell office:value-type="float" office:value="4.253">
                <text:p>4.253</text:p>
              </table:table-cell>
              <table:table-cell office:value-type="float" office:value="4.4683">
                <text:p>4.4683</text:p>
              </table:table-cell>
              <table:table-cell office:value-type="float" office:value="4.5192">
                <text:p>4.5192</text:p>
              </table:table-cell>
              <table:table-cell office:value-type="float" office:value="4.7721">
                <text:p>4.7721</text:p>
              </table:table-cell>
              <table:table-cell office:value-type="float" office:value="4.42753333333333">
                <text:p>4.4275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.234">
                <text:p>4.234</text:p>
              </table:table-cell>
              <table:table-cell office:value-type="float" office:value="4.3204">
                <text:p>4.3204</text:p>
              </table:table-cell>
              <table:table-cell office:value-type="float" office:value="4.253">
                <text:p>4.253</text:p>
              </table:table-cell>
              <table:table-cell office:value-type="float" office:value="4.4765">
                <text:p>4.4765</text:p>
              </table:table-cell>
              <table:table-cell office:value-type="float" office:value="4.5504">
                <text:p>4.5504</text:p>
              </table:table-cell>
              <table:table-cell office:value-type="float" office:value="4.763">
                <text:p>4.763</text:p>
              </table:table-cell>
              <table:table-cell office:value-type="float" office:value="4.43288333333333">
                <text:p>4.43288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.234">
                <text:p>4.234</text:p>
              </table:table-cell>
              <table:table-cell office:value-type="float" office:value="4.3204">
                <text:p>4.3204</text:p>
              </table:table-cell>
              <table:table-cell office:value-type="float" office:value="4.263">
                <text:p>4.263</text:p>
              </table:table-cell>
              <table:table-cell office:value-type="float" office:value="4.4655">
                <text:p>4.4655</text:p>
              </table:table-cell>
              <table:table-cell office:value-type="float" office:value="4.5497">
                <text:p>4.5497</text:p>
              </table:table-cell>
              <table:table-cell office:value-type="float" office:value="4.7968">
                <text:p>4.7968</text:p>
              </table:table-cell>
              <table:table-cell office:value-type="float" office:value="4.43823333333333">
                <text:p>4.4382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.234">
                <text:p>4.234</text:p>
              </table:table-cell>
              <table:table-cell office:value-type="float" office:value="4.3208">
                <text:p>4.3208</text:p>
              </table:table-cell>
              <table:table-cell office:value-type="float" office:value="4.2738">
                <text:p>4.2738</text:p>
              </table:table-cell>
              <table:table-cell office:value-type="float" office:value="4.4743">
                <text:p>4.4743</text:p>
              </table:table-cell>
              <table:table-cell office:value-type="float" office:value="4.5542">
                <text:p>4.5542</text:p>
              </table:table-cell>
              <table:table-cell office:value-type="float" office:value="4.7968">
                <text:p>4.7968</text:p>
              </table:table-cell>
              <table:table-cell office:value-type="float" office:value="4.44231666666667">
                <text:p>4.44231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.246">
                <text:p>4.246</text:p>
              </table:table-cell>
              <table:table-cell office:value-type="float" office:value="4.3214">
                <text:p>4.3214</text:p>
              </table:table-cell>
              <table:table-cell office:value-type="float" office:value="4.2681">
                <text:p>4.2681</text:p>
              </table:table-cell>
              <table:table-cell office:value-type="float" office:value="4.4758">
                <text:p>4.4758</text:p>
              </table:table-cell>
              <table:table-cell office:value-type="float" office:value="4.5542">
                <text:p>4.5542</text:p>
              </table:table-cell>
              <table:table-cell office:value-type="float" office:value="4.7968">
                <text:p>4.7968</text:p>
              </table:table-cell>
              <table:table-cell office:value-type="float" office:value="4.44371666666667">
                <text:p>4.44371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.2444">
                <text:p>4.2444</text:p>
              </table:table-cell>
              <table:table-cell office:value-type="float" office:value="4.3272">
                <text:p>4.3272</text:p>
              </table:table-cell>
              <table:table-cell office:value-type="float" office:value="4.2675">
                <text:p>4.2675</text:p>
              </table:table-cell>
              <table:table-cell office:value-type="float" office:value="4.4758">
                <text:p>4.4758</text:p>
              </table:table-cell>
              <table:table-cell office:value-type="float" office:value="4.5542">
                <text:p>4.5542</text:p>
              </table:table-cell>
              <table:table-cell office:value-type="float" office:value="4.819">
                <text:p>4.819</text:p>
              </table:table-cell>
              <table:table-cell office:value-type="float" office:value="4.44801666666667">
                <text:p>4.44801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.2332">
                <text:p>4.2332</text:p>
              </table:table-cell>
              <table:table-cell office:value-type="float" office:value="4.321">
                <text:p>4.321</text:p>
              </table:table-cell>
              <table:table-cell office:value-type="float" office:value="4.2622">
                <text:p>4.2622</text:p>
              </table:table-cell>
              <table:table-cell office:value-type="float" office:value="4.4758">
                <text:p>4.4758</text:p>
              </table:table-cell>
              <table:table-cell office:value-type="float" office:value="4.5687">
                <text:p>4.5687</text:p>
              </table:table-cell>
              <table:table-cell office:value-type="float" office:value="4.824">
                <text:p>4.824</text:p>
              </table:table-cell>
              <table:table-cell office:value-type="float" office:value="4.44748333333333">
                <text:p>4.4474833333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.2172">
                <text:p>4.2172</text:p>
              </table:table-cell>
              <table:table-cell office:value-type="float" office:value="4.3013">
                <text:p>4.3013</text:p>
              </table:table-cell>
              <table:table-cell office:value-type="float" office:value="4.2622">
                <text:p>4.2622</text:p>
              </table:table-cell>
              <table:table-cell office:value-type="float" office:value="4.4781">
                <text:p>4.4781</text:p>
              </table:table-cell>
              <table:table-cell office:value-type="float" office:value="4.5736">
                <text:p>4.5736</text:p>
              </table:table-cell>
              <table:table-cell office:value-type="float" office:value="4.8146">
                <text:p>4.8146</text:p>
              </table:table-cell>
              <table:table-cell office:value-type="float" office:value="4.44116666666667">
                <text:p>4.4411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.208">
                <text:p>4.208</text:p>
              </table:table-cell>
              <table:table-cell office:value-type="float" office:value="4.3013">
                <text:p>4.3013</text:p>
              </table:table-cell>
              <table:table-cell office:value-type="float" office:value="4.2622">
                <text:p>4.2622</text:p>
              </table:table-cell>
              <table:table-cell office:value-type="float" office:value="4.4688">
                <text:p>4.4688</text:p>
              </table:table-cell>
              <table:table-cell office:value-type="float" office:value="4.5748">
                <text:p>4.5748</text:p>
              </table:table-cell>
              <table:table-cell office:value-type="float" office:value="4.7953">
                <text:p>4.7953</text:p>
              </table:table-cell>
              <table:table-cell office:value-type="float" office:value="4.43506666666667">
                <text:p>4.4350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.208">
                <text:p>4.208</text:p>
              </table:table-cell>
              <table:table-cell office:value-type="float" office:value="4.3013">
                <text:p>4.3013</text:p>
              </table:table-cell>
              <table:table-cell office:value-type="float" office:value="4.2555">
                <text:p>4.2555</text:p>
              </table:table-cell>
              <table:table-cell office:value-type="float" office:value="4.4928">
                <text:p>4.4928</text:p>
              </table:table-cell>
              <table:table-cell office:value-type="float" office:value="4.5867">
                <text:p>4.5867</text:p>
              </table:table-cell>
              <table:table-cell office:value-type="float" office:value="4.776">
                <text:p>4.776</text:p>
              </table:table-cell>
              <table:table-cell office:value-type="float" office:value="4.43671666666667">
                <text:p>4.43671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.208">
                <text:p>4.208</text:p>
              </table:table-cell>
              <table:table-cell office:value-type="float" office:value="4.3007">
                <text:p>4.3007</text:p>
              </table:table-cell>
              <table:table-cell office:value-type="float" office:value="4.2641">
                <text:p>4.2641</text:p>
              </table:table-cell>
              <table:table-cell office:value-type="float" office:value="4.4827">
                <text:p>4.4827</text:p>
              </table:table-cell>
              <table:table-cell office:value-type="float" office:value="4.5885">
                <text:p>4.5885</text:p>
              </table:table-cell>
              <table:table-cell office:value-type="float" office:value="4.776">
                <text:p>4.776</text:p>
              </table:table-cell>
              <table:table-cell office:value-type="float" office:value="4.43666666666667">
                <text:p>4.436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.2029">
                <text:p>4.2029</text:p>
              </table:table-cell>
              <table:table-cell office:value-type="float" office:value="4.3103">
                <text:p>4.3103</text:p>
              </table:table-cell>
              <table:table-cell office:value-type="float" office:value="4.2596">
                <text:p>4.2596</text:p>
              </table:table-cell>
              <table:table-cell office:value-type="float" office:value="4.4592">
                <text:p>4.4592</text:p>
              </table:table-cell>
              <table:table-cell office:value-type="float" office:value="4.5885">
                <text:p>4.5885</text:p>
              </table:table-cell>
              <table:table-cell office:value-type="float" office:value="4.776">
                <text:p>4.776</text:p>
              </table:table-cell>
              <table:table-cell office:value-type="float" office:value="4.43275">
                <text:p>4.432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.2127">
                <text:p>4.2127</text:p>
              </table:table-cell>
              <table:table-cell office:value-type="float" office:value="4.328">
                <text:p>4.328</text:p>
              </table:table-cell>
              <table:table-cell office:value-type="float" office:value="4.2571">
                <text:p>4.2571</text:p>
              </table:table-cell>
              <table:table-cell office:value-type="float" office:value="4.4592">
                <text:p>4.4592</text:p>
              </table:table-cell>
              <table:table-cell office:value-type="float" office:value="4.5885">
                <text:p>4.5885</text:p>
              </table:table-cell>
              <table:table-cell office:value-type="float" office:value="4.7598">
                <text:p>4.7598</text:p>
              </table:table-cell>
              <table:table-cell office:value-type="float" office:value="4.43421666666667">
                <text:p>4.43421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.21">
                <text:p>4.21</text:p>
              </table:table-cell>
              <table:table-cell office:value-type="float" office:value="4.3229">
                <text:p>4.3229</text:p>
              </table:table-cell>
              <table:table-cell office:value-type="float" office:value="4.248">
                <text:p>4.248</text:p>
              </table:table-cell>
              <table:table-cell office:value-type="float" office:value="4.4592">
                <text:p>4.4592</text:p>
              </table:table-cell>
              <table:table-cell office:value-type="float" office:value="4.5954">
                <text:p>4.5954</text:p>
              </table:table-cell>
              <table:table-cell office:value-type="float" office:value="4.782">
                <text:p>4.782</text:p>
              </table:table-cell>
              <table:table-cell office:value-type="float" office:value="4.43625">
                <text:p>4.43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.2364">
                <text:p>4.2364</text:p>
              </table:table-cell>
              <table:table-cell office:value-type="float" office:value="4.32">
                <text:p>4.32</text:p>
              </table:table-cell>
              <table:table-cell office:value-type="float" office:value="4.248">
                <text:p>4.248</text:p>
              </table:table-cell>
              <table:table-cell office:value-type="float" office:value="4.4362">
                <text:p>4.4362</text:p>
              </table:table-cell>
              <table:table-cell office:value-type="float" office:value="4.5987">
                <text:p>4.5987</text:p>
              </table:table-cell>
              <table:table-cell office:value-type="float" office:value="4.761">
                <text:p>4.761</text:p>
              </table:table-cell>
              <table:table-cell office:value-type="float" office:value="4.43338333333333">
                <text:p>4.43338333333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.2408">
                <text:p>4.2408</text:p>
              </table:table-cell>
              <table:table-cell office:value-type="float" office:value="4.32">
                <text:p>4.32</text:p>
              </table:table-cell>
              <table:table-cell office:value-type="float" office:value="4.248">
                <text:p>4.248</text:p>
              </table:table-cell>
              <table:table-cell office:value-type="float" office:value="4.4288">
                <text:p>4.4288</text:p>
              </table:table-cell>
              <table:table-cell office:value-type="float" office:value="4.5661">
                <text:p>4.5661</text:p>
              </table:table-cell>
              <table:table-cell office:value-type="float" office:value="4.7508">
                <text:p>4.7508</text:p>
              </table:table-cell>
              <table:table-cell office:value-type="float" office:value="4.42575">
                <text:p>4.425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.2408">
                <text:p>4.2408</text:p>
              </table:table-cell>
              <table:table-cell office:value-type="float" office:value="4.32">
                <text:p>4.32</text:p>
              </table:table-cell>
              <table:table-cell office:value-type="float" office:value="4.2497">
                <text:p>4.2497</text:p>
              </table:table-cell>
              <table:table-cell office:value-type="float" office:value="4.4141">
                <text:p>4.4141</text:p>
              </table:table-cell>
              <table:table-cell office:value-type="float" office:value="4.5691">
                <text:p>4.5691</text:p>
              </table:table-cell>
              <table:table-cell office:value-type="float" office:value="4.708">
                <text:p>4.708</text:p>
              </table:table-cell>
              <table:table-cell office:value-type="float" office:value="4.41695">
                <text:p>4.4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.2408">
                <text:p>4.2408</text:p>
              </table:table-cell>
              <table:table-cell office:value-type="float" office:value="4.3179">
                <text:p>4.3179</text:p>
              </table:table-cell>
              <table:table-cell office:value-type="float" office:value="4.2547">
                <text:p>4.2547</text:p>
              </table:table-cell>
              <table:table-cell office:value-type="float" office:value="4.4046">
                <text:p>4.4046</text:p>
              </table:table-cell>
              <table:table-cell office:value-type="float" office:value="4.5888">
                <text:p>4.5888</text:p>
              </table:table-cell>
              <table:table-cell office:value-type="float" office:value="4.708">
                <text:p>4.708</text:p>
              </table:table-cell>
              <table:table-cell office:value-type="float" office:value="4.41913333333333">
                <text:p>4.4191333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.2571">
                <text:p>4.2571</text:p>
              </table:table-cell>
              <table:table-cell office:value-type="float" office:value="4.2996">
                <text:p>4.2996</text:p>
              </table:table-cell>
              <table:table-cell office:value-type="float" office:value="4.2472">
                <text:p>4.2472</text:p>
              </table:table-cell>
              <table:table-cell office:value-type="float" office:value="4.4016">
                <text:p>4.4016</text:p>
              </table:table-cell>
              <table:table-cell office:value-type="float" office:value="4.5888">
                <text:p>4.5888</text:p>
              </table:table-cell>
              <table:table-cell office:value-type="float" office:value="4.708">
                <text:p>4.708</text:p>
              </table:table-cell>
              <table:table-cell office:value-type="float" office:value="4.41705">
                <text:p>4.417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.2613">
                <text:p>4.2613</text:p>
              </table:table-cell>
              <table:table-cell office:value-type="float" office:value="4.2835">
                <text:p>4.2835</text:p>
              </table:table-cell>
              <table:table-cell office:value-type="float" office:value="4.267">
                <text:p>4.267</text:p>
              </table:table-cell>
              <table:table-cell office:value-type="float" office:value="4.4016">
                <text:p>4.4016</text:p>
              </table:table-cell>
              <table:table-cell office:value-type="float" office:value="4.5888">
                <text:p>4.5888</text:p>
              </table:table-cell>
              <table:table-cell office:value-type="float" office:value="4.742">
                <text:p>4.742</text:p>
              </table:table-cell>
              <table:table-cell office:value-type="float" office:value="4.42403333333333">
                <text:p>4.4240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2541">
                <text:p>4.2541</text:p>
              </table:table-cell>
              <table:table-cell office:value-type="float" office:value="4.2918">
                <text:p>4.2918</text:p>
              </table:table-cell>
              <table:table-cell office:value-type="float" office:value="4.2806">
                <text:p>4.2806</text:p>
              </table:table-cell>
              <table:table-cell office:value-type="float" office:value="4.4016">
                <text:p>4.4016</text:p>
              </table:table-cell>
              <table:table-cell office:value-type="float" office:value="4.5906">
                <text:p>4.5906</text:p>
              </table:table-cell>
              <table:table-cell office:value-type="float" office:value="4.7978">
                <text:p>4.7978</text:p>
              </table:table-cell>
              <table:table-cell office:value-type="float" office:value="4.43608333333333">
                <text:p>4.43608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2493">
                <text:p>4.2493</text:p>
              </table:table-cell>
              <table:table-cell office:value-type="float" office:value="4.2773">
                <text:p>4.2773</text:p>
              </table:table-cell>
              <table:table-cell office:value-type="float" office:value="4.2806">
                <text:p>4.2806</text:p>
              </table:table-cell>
              <table:table-cell office:value-type="float" office:value="4.4054">
                <text:p>4.4054</text:p>
              </table:table-cell>
              <table:table-cell office:value-type="float" office:value="4.5965">
                <text:p>4.5965</text:p>
              </table:table-cell>
              <table:table-cell office:value-type="float" office:value="4.7908">
                <text:p>4.7908</text:p>
              </table:table-cell>
              <table:table-cell office:value-type="float" office:value="4.43331666666667">
                <text:p>4.43331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2493">
                <text:p>4.2493</text:p>
              </table:table-cell>
              <table:table-cell office:value-type="float" office:value="4.2773">
                <text:p>4.2773</text:p>
              </table:table-cell>
              <table:table-cell office:value-type="float" office:value="4.2806">
                <text:p>4.2806</text:p>
              </table:table-cell>
              <table:table-cell office:value-type="float" office:value="4.4194">
                <text:p>4.4194</text:p>
              </table:table-cell>
              <table:table-cell office:value-type="float" office:value="4.5782">
                <text:p>4.5782</text:p>
              </table:table-cell>
              <table:table-cell office:value-type="float" office:value="4.7375">
                <text:p>4.7375</text:p>
              </table:table-cell>
              <table:table-cell office:value-type="float" office:value="4.42371666666667">
                <text:p>4.42371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.2493">
                <text:p>4.2493</text:p>
              </table:table-cell>
              <table:table-cell office:value-type="float" office:value="4.2773">
                <text:p>4.2773</text:p>
              </table:table-cell>
              <table:table-cell office:value-type="float" office:value="4.2912">
                <text:p>4.2912</text:p>
              </table:table-cell>
              <table:table-cell office:value-type="float" office:value="4.408">
                <text:p>4.408</text:p>
              </table:table-cell>
              <table:table-cell office:value-type="float" office:value="4.5636">
                <text:p>4.5636</text:p>
              </table:table-cell>
              <table:table-cell office:value-type="float" office:value="4.734">
                <text:p>4.734</text:p>
              </table:table-cell>
              <table:table-cell office:value-type="float" office:value="4.42056666666667">
                <text:p>4.4205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.2493">
                <text:p>4.2493</text:p>
              </table:table-cell>
              <table:table-cell office:value-type="float" office:value="4.277">
                <text:p>4.277</text:p>
              </table:table-cell>
              <table:table-cell office:value-type="float" office:value="4.2912">
                <text:p>4.2912</text:p>
              </table:table-cell>
              <table:table-cell office:value-type="float" office:value="4.4034">
                <text:p>4.4034</text:p>
              </table:table-cell>
              <table:table-cell office:value-type="float" office:value="4.5562">
                <text:p>4.5562</text:p>
              </table:table-cell>
              <table:table-cell office:value-type="float" office:value="4.734">
                <text:p>4.734</text:p>
              </table:table-cell>
              <table:table-cell office:value-type="float" office:value="4.41851666666667">
                <text:p>4.41851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.2563">
                <text:p>4.2563</text:p>
              </table:table-cell>
              <table:table-cell office:value-type="float" office:value="4.272">
                <text:p>4.272</text:p>
              </table:table-cell>
              <table:table-cell office:value-type="float" office:value="4.2979">
                <text:p>4.2979</text:p>
              </table:table-cell>
              <table:table-cell office:value-type="float" office:value="4.4201">
                <text:p>4.4201</text:p>
              </table:table-cell>
              <table:table-cell office:value-type="float" office:value="4.5562">
                <text:p>4.5562</text:p>
              </table:table-cell>
              <table:table-cell office:value-type="float" office:value="4.734">
                <text:p>4.734</text:p>
              </table:table-cell>
              <table:table-cell office:value-type="float" office:value="4.42275">
                <text:p>4.42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.254">
                <text:p>4.254</text:p>
              </table:table-cell>
              <table:table-cell office:value-type="float" office:value="4.282">
                <text:p>4.282</text:p>
              </table:table-cell>
              <table:table-cell office:value-type="float" office:value="4.3014">
                <text:p>4.3014</text:p>
              </table:table-cell>
              <table:table-cell office:value-type="float" office:value="4.4201">
                <text:p>4.4201</text:p>
              </table:table-cell>
              <table:table-cell office:value-type="float" office:value="4.5562">
                <text:p>4.5562</text:p>
              </table:table-cell>
              <table:table-cell office:value-type="float" office:value="4.7063">
                <text:p>4.7063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2526">
                <text:p>4.2526</text:p>
              </table:table-cell>
              <table:table-cell office:value-type="float" office:value="4.2612">
                <text:p>4.2612</text:p>
              </table:table-cell>
              <table:table-cell office:value-type="float" office:value="4.3142">
                <text:p>4.3142</text:p>
              </table:table-cell>
              <table:table-cell office:value-type="float" office:value="4.4201">
                <text:p>4.4201</text:p>
              </table:table-cell>
              <table:table-cell office:value-type="float" office:value="4.5562">
                <text:p>4.5562</text:p>
              </table:table-cell>
              <table:table-cell office:value-type="float" office:value="4.691">
                <text:p>4.691</text:p>
              </table:table-cell>
              <table:table-cell office:value-type="float" office:value="4.41588333333333">
                <text:p>4.41588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.241">
                <text:p>4.241</text:p>
              </table:table-cell>
              <table:table-cell office:value-type="float" office:value="4.2731">
                <text:p>4.2731</text:p>
              </table:table-cell>
              <table:table-cell office:value-type="float" office:value="4.3142">
                <text:p>4.3142</text:p>
              </table:table-cell>
              <table:table-cell office:value-type="float" office:value="4.4055">
                <text:p>4.4055</text:p>
              </table:table-cell>
              <table:table-cell office:value-type="float" office:value="4.5438">
                <text:p>4.5438</text:p>
              </table:table-cell>
              <table:table-cell office:value-type="float" office:value="4.7233">
                <text:p>4.7233</text:p>
              </table:table-cell>
              <table:table-cell office:value-type="float" office:value="4.41681666666667">
                <text:p>4.41681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.2518">
                <text:p>4.2518</text:p>
              </table:table-cell>
              <table:table-cell office:value-type="float" office:value="4.2731">
                <text:p>4.2731</text:p>
              </table:table-cell>
              <table:table-cell office:value-type="float" office:value="4.3142">
                <text:p>4.3142</text:p>
              </table:table-cell>
              <table:table-cell office:value-type="float" office:value="4.3935">
                <text:p>4.3935</text:p>
              </table:table-cell>
              <table:table-cell office:value-type="float" office:value="4.548">
                <text:p>4.548</text:p>
              </table:table-cell>
              <table:table-cell office:value-type="float" office:value="4.7085">
                <text:p>4.7085</text:p>
              </table:table-cell>
              <table:table-cell office:value-type="float" office:value="4.41485">
                <text:p>4.414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.2518">
                <text:p>4.2518</text:p>
              </table:table-cell>
              <table:table-cell office:value-type="float" office:value="4.2731">
                <text:p>4.2731</text:p>
              </table:table-cell>
              <table:table-cell office:value-type="float" office:value="4.3119">
                <text:p>4.3119</text:p>
              </table:table-cell>
              <table:table-cell office:value-type="float" office:value="4.4073">
                <text:p>4.4073</text:p>
              </table:table-cell>
              <table:table-cell office:value-type="float" office:value="4.5563">
                <text:p>4.5563</text:p>
              </table:table-cell>
              <table:table-cell office:value-type="float" office:value="4.7043">
                <text:p>4.7043</text:p>
              </table:table-cell>
              <table:table-cell office:value-type="float" office:value="4.41745">
                <text:p>4.417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.2518">
                <text:p>4.2518</text:p>
              </table:table-cell>
              <table:table-cell office:value-type="float" office:value="4.2523">
                <text:p>4.2523</text:p>
              </table:table-cell>
              <table:table-cell office:value-type="float" office:value="4.3174">
                <text:p>4.3174</text:p>
              </table:table-cell>
              <table:table-cell office:value-type="float" office:value="4.4081">
                <text:p>4.4081</text:p>
              </table:table-cell>
              <table:table-cell office:value-type="float" office:value="4.5645">
                <text:p>4.5645</text:p>
              </table:table-cell>
              <table:table-cell office:value-type="float" office:value="4.7043">
                <text:p>4.7043</text:p>
              </table:table-cell>
              <table:table-cell office:value-type="float" office:value="4.4164">
                <text:p>4.41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2554">
                <text:p>4.2554</text:p>
              </table:table-cell>
              <table:table-cell office:value-type="float" office:value="4.2597">
                <text:p>4.2597</text:p>
              </table:table-cell>
              <table:table-cell office:value-type="float" office:value="4.3227">
                <text:p>4.3227</text:p>
              </table:table-cell>
              <table:table-cell office:value-type="float" office:value="4.4021">
                <text:p>4.4021</text:p>
              </table:table-cell>
              <table:table-cell office:value-type="float" office:value="4.5645">
                <text:p>4.5645</text:p>
              </table:table-cell>
              <table:table-cell office:value-type="float" office:value="4.7043">
                <text:p>4.7043</text:p>
              </table:table-cell>
              <table:table-cell office:value-type="float" office:value="4.41811666666667">
                <text:p>4.41811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.267">
                <text:p>4.267</text:p>
              </table:table-cell>
              <table:table-cell office:value-type="float" office:value="4.2739">
                <text:p>4.2739</text:p>
              </table:table-cell>
              <table:table-cell office:value-type="float" office:value="4.3191">
                <text:p>4.3191</text:p>
              </table:table-cell>
              <table:table-cell office:value-type="float" office:value="4.4021">
                <text:p>4.4021</text:p>
              </table:table-cell>
              <table:table-cell office:value-type="float" office:value="4.5645">
                <text:p>4.5645</text:p>
              </table:table-cell>
              <table:table-cell office:value-type="float" office:value="4.7085">
                <text:p>4.7085</text:p>
              </table:table-cell>
              <table:table-cell office:value-type="float" office:value="4.42251666666667">
                <text:p>4.42251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.2717">
                <text:p>4.2717</text:p>
              </table:table-cell>
              <table:table-cell office:value-type="float" office:value="4.2911">
                <text:p>4.2911</text:p>
              </table:table-cell>
              <table:table-cell office:value-type="float" office:value="4.3275">
                <text:p>4.3275</text:p>
              </table:table-cell>
              <table:table-cell office:value-type="float" office:value="4.4021">
                <text:p>4.4021</text:p>
              </table:table-cell>
              <table:table-cell office:value-type="float" office:value="4.5755">
                <text:p>4.5755</text:p>
              </table:table-cell>
              <table:table-cell office:value-type="float" office:value="4.7063">
                <text:p>4.7063</text:p>
              </table:table-cell>
              <table:table-cell office:value-type="float" office:value="4.42903333333333">
                <text:p>4.4290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.2888">
                <text:p>4.2888</text:p>
              </table:table-cell>
              <table:table-cell office:value-type="float" office:value="4.2965">
                <text:p>4.2965</text:p>
              </table:table-cell>
              <table:table-cell office:value-type="float" office:value="4.3275">
                <text:p>4.3275</text:p>
              </table:table-cell>
              <table:table-cell office:value-type="float" office:value="4.4018">
                <text:p>4.4018</text:p>
              </table:table-cell>
              <table:table-cell office:value-type="float" office:value="4.5858">
                <text:p>4.5858</text:p>
              </table:table-cell>
              <table:table-cell office:value-type="float" office:value="4.6828">
                <text:p>4.6828</text:p>
              </table:table-cell>
              <table:table-cell office:value-type="float" office:value="4.43053333333333">
                <text:p>4.4305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.2816">
                <text:p>4.2816</text:p>
              </table:table-cell>
              <table:table-cell office:value-type="float" office:value="4.2965">
                <text:p>4.2965</text:p>
              </table:table-cell>
              <table:table-cell office:value-type="float" office:value="4.3275">
                <text:p>4.3275</text:p>
              </table:table-cell>
              <table:table-cell office:value-type="float" office:value="4.4033">
                <text:p>4.4033</text:p>
              </table:table-cell>
              <table:table-cell office:value-type="float" office:value="4.5876">
                <text:p>4.5876</text:p>
              </table:table-cell>
              <table:table-cell office:value-type="float" office:value="4.6773">
                <text:p>4.6773</text:p>
              </table:table-cell>
              <table:table-cell office:value-type="float" office:value="4.42896666666667">
                <text:p>4.4289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.2816">
                <text:p>4.2816</text:p>
              </table:table-cell>
              <table:table-cell office:value-type="float" office:value="4.2965">
                <text:p>4.2965</text:p>
              </table:table-cell>
              <table:table-cell office:value-type="float" office:value="4.3372">
                <text:p>4.3372</text:p>
              </table:table-cell>
              <table:table-cell office:value-type="float" office:value="4.3968">
                <text:p>4.3968</text:p>
              </table:table-cell>
              <table:table-cell office:value-type="float" office:value="4.574">
                <text:p>4.574</text:p>
              </table:table-cell>
              <table:table-cell office:value-type="float" office:value="4.6858">
                <text:p>4.6858</text:p>
              </table:table-cell>
              <table:table-cell office:value-type="float" office:value="4.42865">
                <text:p>4.428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.2816">
                <text:p>4.2816</text:p>
              </table:table-cell>
              <table:table-cell office:value-type="float" office:value="4.2993">
                <text:p>4.2993</text:p>
              </table:table-cell>
              <table:table-cell office:value-type="float" office:value="4.372">
                <text:p>4.372</text:p>
              </table:table-cell>
              <table:table-cell office:value-type="float" office:value="4.3984">
                <text:p>4.3984</text:p>
              </table:table-cell>
              <table:table-cell office:value-type="float" office:value="4.5653">
                <text:p>4.5653</text:p>
              </table:table-cell>
              <table:table-cell office:value-type="float" office:value="4.6858">
                <text:p>4.6858</text:p>
              </table:table-cell>
              <table:table-cell office:value-type="float" office:value="4.43373333333333">
                <text:p>4.4337333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.2791">
                <text:p>4.2791</text:p>
              </table:table-cell>
              <table:table-cell office:value-type="float" office:value="4.3284">
                <text:p>4.3284</text:p>
              </table:table-cell>
              <table:table-cell office:value-type="float" office:value="4.3878">
                <text:p>4.3878</text:p>
              </table:table-cell>
              <table:table-cell office:value-type="float" office:value="4.3966">
                <text:p>4.3966</text:p>
              </table:table-cell>
              <table:table-cell office:value-type="float" office:value="4.5653">
                <text:p>4.5653</text:p>
              </table:table-cell>
              <table:table-cell office:value-type="float" office:value="4.6858">
                <text:p>4.6858</text:p>
              </table:table-cell>
              <table:table-cell office:value-type="float" office:value="4.4405">
                <text:p>4.44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.2749">
                <text:p>4.2749</text:p>
              </table:table-cell>
              <table:table-cell office:value-type="float" office:value="4.3142">
                <text:p>4.3142</text:p>
              </table:table-cell>
              <table:table-cell office:value-type="float" office:value="4.3381">
                <text:p>4.3381</text:p>
              </table:table-cell>
              <table:table-cell office:value-type="float" office:value="4.3966">
                <text:p>4.3966</text:p>
              </table:table-cell>
              <table:table-cell office:value-type="float" office:value="4.5653">
                <text:p>4.5653</text:p>
              </table:table-cell>
              <table:table-cell office:value-type="float" office:value="4.7043">
                <text:p>4.7043</text:p>
              </table:table-cell>
              <table:table-cell office:value-type="float" office:value="4.43223333333333">
                <text:p>4.4322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.2575">
                <text:p>4.2575</text:p>
              </table:table-cell>
              <table:table-cell office:value-type="float" office:value="4.3115">
                <text:p>4.3115</text:p>
              </table:table-cell>
              <table:table-cell office:value-type="float" office:value="4.3702">
                <text:p>4.3702</text:p>
              </table:table-cell>
              <table:table-cell office:value-type="float" office:value="4.3966">
                <text:p>4.3966</text:p>
              </table:table-cell>
              <table:table-cell office:value-type="float" office:value="4.5605">
                <text:p>4.5605</text:p>
              </table:table-cell>
              <table:table-cell office:value-type="float" office:value="4.7078">
                <text:p>4.7078</text:p>
              </table:table-cell>
              <table:table-cell office:value-type="float" office:value="4.43401666666667">
                <text:p>4.43401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.2807">
                <text:p>4.2807</text:p>
              </table:table-cell>
              <table:table-cell office:value-type="float" office:value="4.3037">
                <text:p>4.3037</text:p>
              </table:table-cell>
              <table:table-cell office:value-type="float" office:value="4.3702">
                <text:p>4.3702</text:p>
              </table:table-cell>
              <table:table-cell office:value-type="float" office:value="4.387">
                <text:p>4.387</text:p>
              </table:table-cell>
              <table:table-cell office:value-type="float" office:value="4.5634">
                <text:p>4.5634</text:p>
              </table:table-cell>
              <table:table-cell office:value-type="float" office:value="4.724">
                <text:p>4.724</text:p>
              </table:table-cell>
              <table:table-cell office:value-type="float" office:value="4.43816666666667">
                <text:p>4.4381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.2738">
                <text:p>4.2738</text:p>
              </table:table-cell>
              <table:table-cell office:value-type="float" office:value="4.3037">
                <text:p>4.3037</text:p>
              </table:table-cell>
              <table:table-cell office:value-type="float" office:value="4.3702">
                <text:p>4.3702</text:p>
              </table:table-cell>
              <table:table-cell office:value-type="float" office:value="4.3942">
                <text:p>4.3942</text:p>
              </table:table-cell>
              <table:table-cell office:value-type="float" office:value="4.5832">
                <text:p>4.5832</text:p>
              </table:table-cell>
              <table:table-cell office:value-type="float" office:value="4.751">
                <text:p>4.751</text:p>
              </table:table-cell>
              <table:table-cell office:value-type="float" office:value="4.44601666666667">
                <text:p>4.44601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.2738">
                <text:p>4.2738</text:p>
              </table:table-cell>
              <table:table-cell office:value-type="float" office:value="4.3037">
                <text:p>4.3037</text:p>
              </table:table-cell>
              <table:table-cell office:value-type="float" office:value="4.3552">
                <text:p>4.3552</text:p>
              </table:table-cell>
              <table:table-cell office:value-type="float" office:value="4.3914">
                <text:p>4.3914</text:p>
              </table:table-cell>
              <table:table-cell office:value-type="float" office:value="4.5895">
                <text:p>4.5895</text:p>
              </table:table-cell>
              <table:table-cell office:value-type="float" office:value="4.764">
                <text:p>4.764</text:p>
              </table:table-cell>
              <table:table-cell office:value-type="float" office:value="4.44626666666667">
                <text:p>4.4462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.2738">
                <text:p>4.2738</text:p>
              </table:table-cell>
              <table:table-cell office:value-type="float" office:value="4.3081">
                <text:p>4.3081</text:p>
              </table:table-cell>
              <table:table-cell office:value-type="float" office:value="4.3529">
                <text:p>4.3529</text:p>
              </table:table-cell>
              <table:table-cell office:value-type="float" office:value="4.3979">
                <text:p>4.3979</text:p>
              </table:table-cell>
              <table:table-cell office:value-type="float" office:value="4.5868">
                <text:p>4.5868</text:p>
              </table:table-cell>
              <table:table-cell office:value-type="float" office:value="4.764">
                <text:p>4.764</text:p>
              </table:table-cell>
              <table:table-cell office:value-type="float" office:value="4.44725">
                <text:p>4.447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.2818">
                <text:p>4.2818</text:p>
              </table:table-cell>
              <table:table-cell office:value-type="float" office:value="4.2821">
                <text:p>4.2821</text:p>
              </table:table-cell>
              <table:table-cell office:value-type="float" office:value="4.3643">
                <text:p>4.3643</text:p>
              </table:table-cell>
              <table:table-cell office:value-type="float" office:value="4.3986">
                <text:p>4.3986</text:p>
              </table:table-cell>
              <table:table-cell office:value-type="float" office:value="4.5868">
                <text:p>4.5868</text:p>
              </table:table-cell>
              <table:table-cell office:value-type="float" office:value="4.764">
                <text:p>4.764</text:p>
              </table:table-cell>
              <table:table-cell office:value-type="float" office:value="4.44626666666667">
                <text:p>4.4462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.2848">
                <text:p>4.2848</text:p>
              </table:table-cell>
              <table:table-cell office:value-type="float" office:value="4.2782">
                <text:p>4.2782</text:p>
              </table:table-cell>
              <table:table-cell office:value-type="float" office:value="4.355">
                <text:p>4.355</text:p>
              </table:table-cell>
              <table:table-cell office:value-type="float" office:value="4.3986">
                <text:p>4.3986</text:p>
              </table:table-cell>
              <table:table-cell office:value-type="float" office:value="4.5868">
                <text:p>4.5868</text:p>
              </table:table-cell>
              <table:table-cell office:value-type="float" office:value="4.7788">
                <text:p>4.7788</text:p>
              </table:table-cell>
              <table:table-cell office:value-type="float" office:value="4.44703333333333">
                <text:p>4.4470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.2754">
                <text:p>4.2754</text:p>
              </table:table-cell>
              <table:table-cell office:value-type="float" office:value="4.2788">
                <text:p>4.2788</text:p>
              </table:table-cell>
              <table:table-cell office:value-type="float" office:value="4.3622">
                <text:p>4.3622</text:p>
              </table:table-cell>
              <table:table-cell office:value-type="float" office:value="4.3986">
                <text:p>4.3986</text:p>
              </table:table-cell>
              <table:table-cell office:value-type="float" office:value="4.5792">
                <text:p>4.5792</text:p>
              </table:table-cell>
              <table:table-cell office:value-type="float" office:value="4.7668">
                <text:p>4.7668</text:p>
              </table:table-cell>
              <table:table-cell office:value-type="float" office:value="4.4435">
                <text:p>4.44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2598">
                <text:p>4.2598</text:p>
              </table:table-cell>
              <table:table-cell office:value-type="float" office:value="4.271">
                <text:p>4.271</text:p>
              </table:table-cell>
              <table:table-cell office:value-type="float" office:value="4.3622">
                <text:p>4.3622</text:p>
              </table:table-cell>
              <table:table-cell office:value-type="float" office:value="4.3919">
                <text:p>4.3919</text:p>
              </table:table-cell>
              <table:table-cell office:value-type="float" office:value="4.5779">
                <text:p>4.5779</text:p>
              </table:table-cell>
              <table:table-cell office:value-type="float" office:value="4.7578">
                <text:p>4.7578</text:p>
              </table:table-cell>
              <table:table-cell office:value-type="float" office:value="4.43676666666667">
                <text:p>4.4367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.2581">
                <text:p>4.2581</text:p>
              </table:table-cell>
              <table:table-cell office:value-type="float" office:value="4.271">
                <text:p>4.271</text:p>
              </table:table-cell>
              <table:table-cell office:value-type="float" office:value="4.3622">
                <text:p>4.3622</text:p>
              </table:table-cell>
              <table:table-cell office:value-type="float" office:value="4.4074">
                <text:p>4.4074</text:p>
              </table:table-cell>
              <table:table-cell office:value-type="float" office:value="4.5779">
                <text:p>4.5779</text:p>
              </table:table-cell>
              <table:table-cell office:value-type="float" office:value="4.7485">
                <text:p>4.7485</text:p>
              </table:table-cell>
              <table:table-cell office:value-type="float" office:value="4.43751666666667">
                <text:p>4.43751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.2581">
                <text:p>4.2581</text:p>
              </table:table-cell>
              <table:table-cell office:value-type="float" office:value="4.271">
                <text:p>4.271</text:p>
              </table:table-cell>
              <table:table-cell office:value-type="float" office:value="4.3696">
                <text:p>4.3696</text:p>
              </table:table-cell>
              <table:table-cell office:value-type="float" office:value="4.3993">
                <text:p>4.3993</text:p>
              </table:table-cell>
              <table:table-cell office:value-type="float" office:value="4.5827">
                <text:p>4.5827</text:p>
              </table:table-cell>
              <table:table-cell office:value-type="float" office:value="4.745">
                <text:p>4.745</text:p>
              </table:table-cell>
              <table:table-cell office:value-type="float" office:value="4.43761666666667">
                <text:p>4.43761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.2581">
                <text:p>4.2581</text:p>
              </table:table-cell>
              <table:table-cell office:value-type="float" office:value="4.2723">
                <text:p>4.2723</text:p>
              </table:table-cell>
              <table:table-cell office:value-type="float" office:value="4.3874">
                <text:p>4.3874</text:p>
              </table:table-cell>
              <table:table-cell office:value-type="float" office:value="4.3921">
                <text:p>4.3921</text:p>
              </table:table-cell>
              <table:table-cell office:value-type="float" office:value="4.5678">
                <text:p>4.5678</text:p>
              </table:table-cell>
              <table:table-cell office:value-type="float" office:value="4.745">
                <text:p>4.745</text:p>
              </table:table-cell>
              <table:table-cell office:value-type="float" office:value="4.43711666666667">
                <text:p>4.43711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.2676">
                <text:p>4.2676</text:p>
              </table:table-cell>
              <table:table-cell office:value-type="float" office:value="4.2838">
                <text:p>4.2838</text:p>
              </table:table-cell>
              <table:table-cell office:value-type="float" office:value="4.3809">
                <text:p>4.3809</text:p>
              </table:table-cell>
              <table:table-cell office:value-type="float" office:value="4.3971">
                <text:p>4.3971</text:p>
              </table:table-cell>
              <table:table-cell office:value-type="float" office:value="4.5678">
                <text:p>4.5678</text:p>
              </table:table-cell>
              <table:table-cell office:value-type="float" office:value="4.745">
                <text:p>4.745</text:p>
              </table:table-cell>
              <table:table-cell office:value-type="float" office:value="4.44036666666667">
                <text:p>4.4403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.2598">
                <text:p>4.2598</text:p>
              </table:table-cell>
              <table:table-cell office:value-type="float" office:value="4.2882">
                <text:p>4.2882</text:p>
              </table:table-cell>
              <table:table-cell office:value-type="float" office:value="4.3812">
                <text:p>4.3812</text:p>
              </table:table-cell>
              <table:table-cell office:value-type="float" office:value="4.3971">
                <text:p>4.3971</text:p>
              </table:table-cell>
              <table:table-cell office:value-type="float" office:value="4.5678">
                <text:p>4.5678</text:p>
              </table:table-cell>
              <table:table-cell office:value-type="float" office:value="4.7323">
                <text:p>4.7323</text:p>
              </table:table-cell>
              <table:table-cell office:value-type="float" office:value="4.43773333333333">
                <text:p>4.4377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.2582">
                <text:p>4.2582</text:p>
              </table:table-cell>
              <table:table-cell office:value-type="float" office:value="4.2913">
                <text:p>4.2913</text:p>
              </table:table-cell>
              <table:table-cell office:value-type="float" office:value="4.3691">
                <text:p>4.3691</text:p>
              </table:table-cell>
              <table:table-cell office:value-type="float" office:value="4.3971">
                <text:p>4.3971</text:p>
              </table:table-cell>
              <table:table-cell office:value-type="float" office:value="4.5296">
                <text:p>4.5296</text:p>
              </table:table-cell>
              <table:table-cell office:value-type="float" office:value="4.7283">
                <text:p>4.7283</text:p>
              </table:table-cell>
              <table:table-cell office:value-type="float" office:value="4.42893333333333">
                <text:p>4.4289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.2406">
                <text:p>4.2406</text:p>
              </table:table-cell>
              <table:table-cell office:value-type="float" office:value="4.2952">
                <text:p>4.2952</text:p>
              </table:table-cell>
              <table:table-cell office:value-type="float" office:value="4.3691">
                <text:p>4.3691</text:p>
              </table:table-cell>
              <table:table-cell office:value-type="float" office:value="4.3925">
                <text:p>4.3925</text:p>
              </table:table-cell>
              <table:table-cell office:value-type="float" office:value="4.5078">
                <text:p>4.5078</text:p>
              </table:table-cell>
              <table:table-cell office:value-type="float" office:value="4.7128">
                <text:p>4.7128</text:p>
              </table:table-cell>
              <table:table-cell office:value-type="float" office:value="4.41966666666667">
                <text:p>4.419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.2406">
                <text:p>4.2406</text:p>
              </table:table-cell>
              <table:table-cell office:value-type="float" office:value="4.2952">
                <text:p>4.2952</text:p>
              </table:table-cell>
              <table:table-cell office:value-type="float" office:value="4.3691">
                <text:p>4.3691</text:p>
              </table:table-cell>
              <table:table-cell office:value-type="float" office:value="4.4186">
                <text:p>4.4186</text:p>
              </table:table-cell>
              <table:table-cell office:value-type="float" office:value="4.5069">
                <text:p>4.5069</text:p>
              </table:table-cell>
              <table:table-cell office:value-type="float" office:value="4.7063">
                <text:p>4.7063</text:p>
              </table:table-cell>
              <table:table-cell office:value-type="float" office:value="4.42278333333333">
                <text:p>4.42278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2406">
                <text:p>4.2406</text:p>
              </table:table-cell>
              <table:table-cell office:value-type="float" office:value="4.2952">
                <text:p>4.2952</text:p>
              </table:table-cell>
              <table:table-cell office:value-type="float" office:value="4.3663">
                <text:p>4.3663</text:p>
              </table:table-cell>
              <table:table-cell office:value-type="float" office:value="4.4269">
                <text:p>4.4269</text:p>
              </table:table-cell>
              <table:table-cell office:value-type="float" office:value="4.5088">
                <text:p>4.5088</text:p>
              </table:table-cell>
              <table:table-cell office:value-type="float" office:value="4.736">
                <text:p>4.736</text:p>
              </table:table-cell>
              <table:table-cell office:value-type="float" office:value="4.42896666666667">
                <text:p>4.4289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.2406">
                <text:p>4.2406</text:p>
              </table:table-cell>
              <table:table-cell office:value-type="float" office:value="4.3046">
                <text:p>4.3046</text:p>
              </table:table-cell>
              <table:table-cell office:value-type="float" office:value="4.3395">
                <text:p>4.3395</text:p>
              </table:table-cell>
              <table:table-cell office:value-type="float" office:value="4.4514">
                <text:p>4.4514</text:p>
              </table:table-cell>
              <table:table-cell office:value-type="float" office:value="4.5208">
                <text:p>4.5208</text:p>
              </table:table-cell>
              <table:table-cell office:value-type="float" office:value="4.736">
                <text:p>4.736</text:p>
              </table:table-cell>
              <table:table-cell office:value-type="float" office:value="4.43215">
                <text:p>4.432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.2361">
                <text:p>4.2361</text:p>
              </table:table-cell>
              <table:table-cell office:value-type="float" office:value="4.3249">
                <text:p>4.3249</text:p>
              </table:table-cell>
              <table:table-cell office:value-type="float" office:value="4.3399">
                <text:p>4.3399</text:p>
              </table:table-cell>
              <table:table-cell office:value-type="float" office:value="4.4504">
                <text:p>4.4504</text:p>
              </table:table-cell>
              <table:table-cell office:value-type="float" office:value="4.5208">
                <text:p>4.5208</text:p>
              </table:table-cell>
              <table:table-cell office:value-type="float" office:value="4.736">
                <text:p>4.736</text:p>
              </table:table-cell>
              <table:table-cell office:value-type="float" office:value="4.43468333333333">
                <text:p>4.43468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.2415">
                <text:p>4.2415</text:p>
              </table:table-cell>
              <table:table-cell office:value-type="float" office:value="4.3183">
                <text:p>4.3183</text:p>
              </table:table-cell>
              <table:table-cell office:value-type="float" office:value="4.3394">
                <text:p>4.3394</text:p>
              </table:table-cell>
              <table:table-cell office:value-type="float" office:value="4.4504">
                <text:p>4.4504</text:p>
              </table:table-cell>
              <table:table-cell office:value-type="float" office:value="4.5208">
                <text:p>4.5208</text:p>
              </table:table-cell>
              <table:table-cell office:value-type="float" office:value="4.7068">
                <text:p>4.7068</text:p>
              </table:table-cell>
              <table:table-cell office:value-type="float" office:value="4.42953333333333">
                <text:p>4.4295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.2433">
                <text:p>4.2433</text:p>
              </table:table-cell>
              <table:table-cell office:value-type="float" office:value="4.3081">
                <text:p>4.3081</text:p>
              </table:table-cell>
              <table:table-cell office:value-type="float" office:value="4.3335">
                <text:p>4.3335</text:p>
              </table:table-cell>
              <table:table-cell office:value-type="float" office:value="4.4504">
                <text:p>4.4504</text:p>
              </table:table-cell>
              <table:table-cell office:value-type="float" office:value="4.518">
                <text:p>4.518</text:p>
              </table:table-cell>
              <table:table-cell office:value-type="float" office:value="4.729">
                <text:p>4.729</text:p>
              </table:table-cell>
              <table:table-cell office:value-type="float" office:value="4.43038333333333">
                <text:p>4.43038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.2534">
                <text:p>4.2534</text:p>
              </table:table-cell>
              <table:table-cell office:value-type="float" office:value="4.3169">
                <text:p>4.3169</text:p>
              </table:table-cell>
              <table:table-cell office:value-type="float" office:value="4.3335">
                <text:p>4.3335</text:p>
              </table:table-cell>
              <table:table-cell office:value-type="float" office:value="4.4483">
                <text:p>4.4483</text:p>
              </table:table-cell>
              <table:table-cell office:value-type="float" office:value="4.5178">
                <text:p>4.5178</text:p>
              </table:table-cell>
              <table:table-cell office:value-type="float" office:value="4.7155">
                <text:p>4.7155</text:p>
              </table:table-cell>
              <table:table-cell office:value-type="float" office:value="4.4309">
                <text:p>4.43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.244">
                <text:p>4.244</text:p>
              </table:table-cell>
              <table:table-cell office:value-type="float" office:value="4.3169">
                <text:p>4.3169</text:p>
              </table:table-cell>
              <table:table-cell office:value-type="float" office:value="4.3335">
                <text:p>4.3335</text:p>
              </table:table-cell>
              <table:table-cell office:value-type="float" office:value="4.4498">
                <text:p>4.4498</text:p>
              </table:table-cell>
              <table:table-cell office:value-type="float" office:value="4.5335">
                <text:p>4.5335</text:p>
              </table:table-cell>
              <table:table-cell office:value-type="float" office:value="4.721">
                <text:p>4.721</text:p>
              </table:table-cell>
              <table:table-cell office:value-type="float" office:value="4.43311666666667">
                <text:p>4.43311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.244">
                <text:p>4.244</text:p>
              </table:table-cell>
              <table:table-cell office:value-type="float" office:value="4.3169">
                <text:p>4.3169</text:p>
              </table:table-cell>
              <table:table-cell office:value-type="float" office:value="4.3339">
                <text:p>4.3339</text:p>
              </table:table-cell>
              <table:table-cell office:value-type="float" office:value="4.4525">
                <text:p>4.4525</text:p>
              </table:table-cell>
              <table:table-cell office:value-type="float" office:value="4.5417">
                <text:p>4.5417</text:p>
              </table:table-cell>
              <table:table-cell office:value-type="float" office:value="4.6965">
                <text:p>4.6965</text:p>
              </table:table-cell>
              <table:table-cell office:value-type="float" office:value="4.43091666666667">
                <text:p>4.43091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.244">
                <text:p>4.244</text:p>
              </table:table-cell>
              <table:table-cell office:value-type="float" office:value="4.3094">
                <text:p>4.3094</text:p>
              </table:table-cell>
              <table:table-cell office:value-type="float" office:value="4.3335">
                <text:p>4.3335</text:p>
              </table:table-cell>
              <table:table-cell office:value-type="float" office:value="4.4467">
                <text:p>4.4467</text:p>
              </table:table-cell>
              <table:table-cell office:value-type="float" office:value="4.5518">
                <text:p>4.5518</text:p>
              </table:table-cell>
              <table:table-cell office:value-type="float" office:value="4.6965">
                <text:p>4.6965</text:p>
              </table:table-cell>
              <table:table-cell office:value-type="float" office:value="4.43031666666667">
                <text:p>4.43031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.2549">
                <text:p>4.2549</text:p>
              </table:table-cell>
              <table:table-cell office:value-type="float" office:value="4.3099">
                <text:p>4.3099</text:p>
              </table:table-cell>
              <table:table-cell office:value-type="float" office:value="4.3304">
                <text:p>4.3304</text:p>
              </table:table-cell>
              <table:table-cell office:value-type="float" office:value="4.4504">
                <text:p>4.4504</text:p>
              </table:table-cell>
              <table:table-cell office:value-type="float" office:value="4.5518">
                <text:p>4.5518</text:p>
              </table:table-cell>
              <table:table-cell office:value-type="float" office:value="4.6965">
                <text:p>4.6965</text:p>
              </table:table-cell>
              <table:table-cell office:value-type="float" office:value="4.43231666666667">
                <text:p>4.43231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.2798">
                <text:p>4.2798</text:p>
              </table:table-cell>
              <table:table-cell office:value-type="float" office:value="4.3098">
                <text:p>4.3098</text:p>
              </table:table-cell>
              <table:table-cell office:value-type="float" office:value="4.3248">
                <text:p>4.3248</text:p>
              </table:table-cell>
              <table:table-cell office:value-type="float" office:value="4.4504">
                <text:p>4.4504</text:p>
              </table:table-cell>
              <table:table-cell office:value-type="float" office:value="4.5518">
                <text:p>4.5518</text:p>
              </table:table-cell>
              <table:table-cell office:value-type="float" office:value="4.705">
                <text:p>4.705</text:p>
              </table:table-cell>
              <table:table-cell office:value-type="float" office:value="4.43693333333333">
                <text:p>4.4369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.2843">
                <text:p>4.2843</text:p>
              </table:table-cell>
              <table:table-cell office:value-type="float" office:value="4.3049">
                <text:p>4.3049</text:p>
              </table:table-cell>
              <table:table-cell office:value-type="float" office:value="4.3241">
                <text:p>4.3241</text:p>
              </table:table-cell>
              <table:table-cell office:value-type="float" office:value="4.4504">
                <text:p>4.4504</text:p>
              </table:table-cell>
              <table:table-cell office:value-type="float" office:value="4.5542">
                <text:p>4.5542</text:p>
              </table:table-cell>
              <table:table-cell office:value-type="float" office:value="4.7163">
                <text:p>4.7163</text:p>
              </table:table-cell>
              <table:table-cell office:value-type="float" office:value="4.43903333333333">
                <text:p>4.4390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.2761">
                <text:p>4.2761</text:p>
              </table:table-cell>
              <table:table-cell office:value-type="float" office:value="4.2955">
                <text:p>4.2955</text:p>
              </table:table-cell>
              <table:table-cell office:value-type="float" office:value="4.3241">
                <text:p>4.3241</text:p>
              </table:table-cell>
              <table:table-cell office:value-type="float" office:value="4.4461">
                <text:p>4.4461</text:p>
              </table:table-cell>
              <table:table-cell office:value-type="float" office:value="4.5501">
                <text:p>4.5501</text:p>
              </table:table-cell>
              <table:table-cell office:value-type="float" office:value="4.7273">
                <text:p>4.7273</text:p>
              </table:table-cell>
              <table:table-cell office:value-type="float" office:value="4.43653333333333">
                <text:p>4.4365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4.2884">
                <text:p>4.2884</text:p>
              </table:table-cell>
              <table:table-cell office:value-type="float" office:value="4.2955">
                <text:p>4.2955</text:p>
              </table:table-cell>
              <table:table-cell office:value-type="float" office:value="4.3241">
                <text:p>4.3241</text:p>
              </table:table-cell>
              <table:table-cell office:value-type="float" office:value="4.4466">
                <text:p>4.4466</text:p>
              </table:table-cell>
              <table:table-cell office:value-type="float" office:value="4.5763">
                <text:p>4.5763</text:p>
              </table:table-cell>
              <table:table-cell office:value-type="float" office:value="4.7143">
                <text:p>4.7143</text:p>
              </table:table-cell>
              <table:table-cell office:value-type="float" office:value="4.44086666666667">
                <text:p>4.4408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.2884">
                <text:p>4.2884</text:p>
              </table:table-cell>
              <table:table-cell office:value-type="float" office:value="4.2955">
                <text:p>4.2955</text:p>
              </table:table-cell>
              <table:table-cell office:value-type="float" office:value="4.3416">
                <text:p>4.3416</text:p>
              </table:table-cell>
              <table:table-cell office:value-type="float" office:value="4.4579">
                <text:p>4.4579</text:p>
              </table:table-cell>
              <table:table-cell office:value-type="float" office:value="4.5804">
                <text:p>4.5804</text:p>
              </table:table-cell>
              <table:table-cell office:value-type="float" office:value="4.7058">
                <text:p>4.7058</text:p>
              </table:table-cell>
              <table:table-cell office:value-type="float" office:value="4.44493333333333">
                <text:p>4.4449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4.2884">
                <text:p>4.2884</text:p>
              </table:table-cell>
              <table:table-cell office:value-type="float" office:value="4.3008">
                <text:p>4.3008</text:p>
              </table:table-cell>
              <table:table-cell office:value-type="float" office:value="4.337">
                <text:p>4.337</text:p>
              </table:table-cell>
              <table:table-cell office:value-type="float" office:value="4.4602">
                <text:p>4.4602</text:p>
              </table:table-cell>
              <table:table-cell office:value-type="float" office:value="4.5997">
                <text:p>4.5997</text:p>
              </table:table-cell>
              <table:table-cell office:value-type="float" office:value="4.7058">
                <text:p>4.7058</text:p>
              </table:table-cell>
              <table:table-cell office:value-type="float" office:value="4.44865">
                <text:p>4.448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.2785">
                <text:p>4.2785</text:p>
              </table:table-cell>
              <table:table-cell office:value-type="float" office:value="4.2951">
                <text:p>4.2951</text:p>
              </table:table-cell>
              <table:table-cell office:value-type="float" office:value="4.3386">
                <text:p>4.3386</text:p>
              </table:table-cell>
              <table:table-cell office:value-type="float" office:value="4.4837">
                <text:p>4.4837</text:p>
              </table:table-cell>
              <table:table-cell office:value-type="float" office:value="4.5997">
                <text:p>4.5997</text:p>
              </table:table-cell>
              <table:table-cell office:value-type="float" office:value="4.7058">
                <text:p>4.7058</text:p>
              </table:table-cell>
              <table:table-cell office:value-type="float" office:value="4.45023333333333">
                <text:p>4.4502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.2774">
                <text:p>4.2774</text:p>
              </table:table-cell>
              <table:table-cell office:value-type="float" office:value="4.2925">
                <text:p>4.2925</text:p>
              </table:table-cell>
              <table:table-cell office:value-type="float" office:value="4.3575">
                <text:p>4.3575</text:p>
              </table:table-cell>
              <table:table-cell office:value-type="float" office:value="4.4837">
                <text:p>4.4837</text:p>
              </table:table-cell>
              <table:table-cell office:value-type="float" office:value="4.5997">
                <text:p>4.5997</text:p>
              </table:table-cell>
              <table:table-cell office:value-type="float" office:value="4.7208">
                <text:p>4.7208</text:p>
              </table:table-cell>
              <table:table-cell office:value-type="float" office:value="4.45526666666667">
                <text:p>4.4552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4.2805">
                <text:p>4.2805</text:p>
              </table:table-cell>
              <table:table-cell office:value-type="float" office:value="4.2946">
                <text:p>4.2946</text:p>
              </table:table-cell>
              <table:table-cell office:value-type="float" office:value="4.382">
                <text:p>4.382</text:p>
              </table:table-cell>
              <table:table-cell office:value-type="float" office:value="4.4837">
                <text:p>4.4837</text:p>
              </table:table-cell>
              <table:table-cell office:value-type="float" office:value="4.6261">
                <text:p>4.6261</text:p>
              </table:table-cell>
              <table:table-cell office:value-type="float" office:value="4.7505">
                <text:p>4.7505</text:p>
              </table:table-cell>
              <table:table-cell office:value-type="float" office:value="4.46956666666667">
                <text:p>4.4695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.2672">
                <text:p>4.2672</text:p>
              </table:table-cell>
              <table:table-cell office:value-type="float" office:value="4.3009">
                <text:p>4.3009</text:p>
              </table:table-cell>
              <table:table-cell office:value-type="float" office:value="4.382">
                <text:p>4.382</text:p>
              </table:table-cell>
              <table:table-cell office:value-type="float" office:value="4.4934">
                <text:p>4.4934</text:p>
              </table:table-cell>
              <table:table-cell office:value-type="float" office:value="4.6325">
                <text:p>4.6325</text:p>
              </table:table-cell>
              <table:table-cell office:value-type="float" office:value="4.7592">
                <text:p>4.7592</text:p>
              </table:table-cell>
              <table:table-cell office:value-type="float" office:value="4.47253333333333">
                <text:p>4.4725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4.2681">
                <text:p>4.2681</text:p>
              </table:table-cell>
              <table:table-cell office:value-type="float" office:value="4.3009">
                <text:p>4.3009</text:p>
              </table:table-cell>
              <table:table-cell office:value-type="float" office:value="4.382">
                <text:p>4.382</text:p>
              </table:table-cell>
              <table:table-cell office:value-type="float" office:value="4.5001">
                <text:p>4.5001</text:p>
              </table:table-cell>
              <table:table-cell office:value-type="float" office:value="4.6077">
                <text:p>4.6077</text:p>
              </table:table-cell>
              <table:table-cell office:value-type="float" office:value="4.7543">
                <text:p>4.7543</text:p>
              </table:table-cell>
              <table:table-cell office:value-type="float" office:value="4.46885">
                <text:p>4.468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4.2681">
                <text:p>4.2681</text:p>
              </table:table-cell>
              <table:table-cell office:value-type="float" office:value="4.3009">
                <text:p>4.3009</text:p>
              </table:table-cell>
              <table:table-cell office:value-type="float" office:value="4.3813">
                <text:p>4.3813</text:p>
              </table:table-cell>
              <table:table-cell office:value-type="float" office:value="4.5293">
                <text:p>4.5293</text:p>
              </table:table-cell>
              <table:table-cell office:value-type="float" office:value="4.6047">
                <text:p>4.6047</text:p>
              </table:table-cell>
              <table:table-cell office:value-type="float" office:value="4.7608">
                <text:p>4.7608</text:p>
              </table:table-cell>
              <table:table-cell office:value-type="float" office:value="4.47418333333333">
                <text:p>4.47418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4.2681">
                <text:p>4.2681</text:p>
              </table:table-cell>
              <table:table-cell office:value-type="float" office:value="4.293">
                <text:p>4.293</text:p>
              </table:table-cell>
              <table:table-cell office:value-type="float" office:value="4.3915">
                <text:p>4.3915</text:p>
              </table:table-cell>
              <table:table-cell office:value-type="float" office:value="4.5557">
                <text:p>4.5557</text:p>
              </table:table-cell>
              <table:table-cell office:value-type="float" office:value="4.5955">
                <text:p>4.5955</text:p>
              </table:table-cell>
              <table:table-cell office:value-type="float" office:value="4.7608">
                <text:p>4.7608</text:p>
              </table:table-cell>
              <table:table-cell office:value-type="float" office:value="4.47743333333333">
                <text:p>4.4774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.2824">
                <text:p>4.2824</text:p>
              </table:table-cell>
              <table:table-cell office:value-type="float" office:value="4.2826">
                <text:p>4.2826</text:p>
              </table:table-cell>
              <table:table-cell office:value-type="float" office:value="4.3871">
                <text:p>4.3871</text:p>
              </table:table-cell>
              <table:table-cell office:value-type="float" office:value="4.5502">
                <text:p>4.5502</text:p>
              </table:table-cell>
              <table:table-cell office:value-type="float" office:value="4.5955">
                <text:p>4.5955</text:p>
              </table:table-cell>
              <table:table-cell office:value-type="float" office:value="4.7608">
                <text:p>4.7608</text:p>
              </table:table-cell>
              <table:table-cell office:value-type="float" office:value="4.47643333333333">
                <text:p>4.4764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4.3027">
                <text:p>4.3027</text:p>
              </table:table-cell>
              <table:table-cell office:value-type="float" office:value="4.2779">
                <text:p>4.2779</text:p>
              </table:table-cell>
              <table:table-cell office:value-type="float" office:value="4.3865">
                <text:p>4.3865</text:p>
              </table:table-cell>
              <table:table-cell office:value-type="float" office:value="4.5502">
                <text:p>4.5502</text:p>
              </table:table-cell>
              <table:table-cell office:value-type="float" office:value="4.5955">
                <text:p>4.5955</text:p>
              </table:table-cell>
              <table:table-cell office:value-type="float" office:value="4.764">
                <text:p>4.764</text:p>
              </table:table-cell>
              <table:table-cell office:value-type="float" office:value="4.47946666666667">
                <text:p>4.4794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.3122">
                <text:p>4.3122</text:p>
              </table:table-cell>
              <table:table-cell office:value-type="float" office:value="4.2774">
                <text:p>4.2774</text:p>
              </table:table-cell>
              <table:table-cell office:value-type="float" office:value="4.3782">
                <text:p>4.3782</text:p>
              </table:table-cell>
              <table:table-cell office:value-type="float" office:value="4.5502">
                <text:p>4.5502</text:p>
              </table:table-cell>
              <table:table-cell office:value-type="float" office:value="4.6176">
                <text:p>4.6176</text:p>
              </table:table-cell>
              <table:table-cell office:value-type="float" office:value="4.8043">
                <text:p>4.8043</text:p>
              </table:table-cell>
              <table:table-cell office:value-type="float" office:value="4.48998333333333">
                <text:p>4.48998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3042">
                <text:p>4.3042</text:p>
              </table:table-cell>
              <table:table-cell office:value-type="float" office:value="4.2796">
                <text:p>4.2796</text:p>
              </table:table-cell>
              <table:table-cell office:value-type="float" office:value="4.3782">
                <text:p>4.3782</text:p>
              </table:table-cell>
              <table:table-cell office:value-type="float" office:value="4.5435">
                <text:p>4.5435</text:p>
              </table:table-cell>
              <table:table-cell office:value-type="float" office:value="4.626">
                <text:p>4.626</text:p>
              </table:table-cell>
              <table:table-cell office:value-type="float" office:value="4.857">
                <text:p>4.857</text:p>
              </table:table-cell>
              <table:table-cell office:value-type="float" office:value="4.49808333333333">
                <text:p>4.49808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3132">
                <text:p>4.3132</text:p>
              </table:table-cell>
              <table:table-cell office:value-type="float" office:value="4.2796">
                <text:p>4.2796</text:p>
              </table:table-cell>
              <table:table-cell office:value-type="float" office:value="4.3782">
                <text:p>4.3782</text:p>
              </table:table-cell>
              <table:table-cell office:value-type="float" office:value="4.5462">
                <text:p>4.5462</text:p>
              </table:table-cell>
              <table:table-cell office:value-type="float" office:value="4.6197">
                <text:p>4.6197</text:p>
              </table:table-cell>
              <table:table-cell office:value-type="float" office:value="4.8483">
                <text:p>4.8483</text:p>
              </table:table-cell>
              <table:table-cell office:value-type="float" office:value="4.49753333333333">
                <text:p>4.4975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3132">
                <text:p>4.3132</text:p>
              </table:table-cell>
              <table:table-cell office:value-type="float" office:value="4.2796">
                <text:p>4.2796</text:p>
              </table:table-cell>
              <table:table-cell office:value-type="float" office:value="4.3774">
                <text:p>4.3774</text:p>
              </table:table-cell>
              <table:table-cell office:value-type="float" office:value="4.4935">
                <text:p>4.4935</text:p>
              </table:table-cell>
              <table:table-cell office:value-type="float" office:value="4.5826">
                <text:p>4.5826</text:p>
              </table:table-cell>
              <table:table-cell office:value-type="float" office:value="4.832">
                <text:p>4.832</text:p>
              </table:table-cell>
              <table:table-cell office:value-type="float" office:value="4.47971666666667">
                <text:p>4.47971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3132">
                <text:p>4.3132</text:p>
              </table:table-cell>
              <table:table-cell office:value-type="float" office:value="4.2907">
                <text:p>4.2907</text:p>
              </table:table-cell>
              <table:table-cell office:value-type="float" office:value="4.3698">
                <text:p>4.3698</text:p>
              </table:table-cell>
              <table:table-cell office:value-type="float" office:value="4.4944">
                <text:p>4.4944</text:p>
              </table:table-cell>
              <table:table-cell office:value-type="float" office:value="4.5685">
                <text:p>4.5685</text:p>
              </table:table-cell>
              <table:table-cell office:value-type="float" office:value="4.832">
                <text:p>4.832</text:p>
              </table:table-cell>
              <table:table-cell office:value-type="float" office:value="4.4781">
                <text:p>4.47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3102">
                <text:p>4.3102</text:p>
              </table:table-cell>
              <table:table-cell office:value-type="float" office:value="4.2956">
                <text:p>4.2956</text:p>
              </table:table-cell>
              <table:table-cell office:value-type="float" office:value="4.34">
                <text:p>4.34</text:p>
              </table:table-cell>
              <table:table-cell office:value-type="float" office:value="4.498">
                <text:p>4.498</text:p>
              </table:table-cell>
              <table:table-cell office:value-type="float" office:value="4.5685">
                <text:p>4.5685</text:p>
              </table:table-cell>
              <table:table-cell office:value-type="float" office:value="4.832">
                <text:p>4.832</text:p>
              </table:table-cell>
              <table:table-cell office:value-type="float" office:value="4.47405">
                <text:p>4.474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2971">
                <text:p>4.2971</text:p>
              </table:table-cell>
              <table:table-cell office:value-type="float" office:value="4.3071">
                <text:p>4.3071</text:p>
              </table:table-cell>
              <table:table-cell office:value-type="float" office:value="4.3245">
                <text:p>4.3245</text:p>
              </table:table-cell>
              <table:table-cell office:value-type="float" office:value="4.498">
                <text:p>4.498</text:p>
              </table:table-cell>
              <table:table-cell office:value-type="float" office:value="4.5685">
                <text:p>4.5685</text:p>
              </table:table-cell>
              <table:table-cell office:value-type="float" office:value="4.8193">
                <text:p>4.8193</text:p>
              </table:table-cell>
              <table:table-cell office:value-type="float" office:value="4.46908333333333">
                <text:p>4.46908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3">
                <text:p>4.3</text:p>
              </table:table-cell>
              <table:table-cell office:value-type="float" office:value="4.3045">
                <text:p>4.3045</text:p>
              </table:table-cell>
              <table:table-cell office:value-type="float" office:value="4.3317">
                <text:p>4.3317</text:p>
              </table:table-cell>
              <table:table-cell office:value-type="float" office:value="4.498">
                <text:p>4.498</text:p>
              </table:table-cell>
              <table:table-cell office:value-type="float" office:value="4.5998">
                <text:p>4.5998</text:p>
              </table:table-cell>
              <table:table-cell office:value-type="float" office:value="4.791">
                <text:p>4.791</text:p>
              </table:table-cell>
              <table:table-cell office:value-type="float" office:value="4.47083333333333">
                <text:p>4.4708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3039">
                <text:p>4.3039</text:p>
              </table:table-cell>
              <table:table-cell office:value-type="float" office:value="4.3081">
                <text:p>4.3081</text:p>
              </table:table-cell>
              <table:table-cell office:value-type="float" office:value="4.3317">
                <text:p>4.3317</text:p>
              </table:table-cell>
              <table:table-cell office:value-type="float" office:value="4.4872">
                <text:p>4.4872</text:p>
              </table:table-cell>
              <table:table-cell office:value-type="float" office:value="4.5925">
                <text:p>4.5925</text:p>
              </table:table-cell>
              <table:table-cell office:value-type="float" office:value="4.8505">
                <text:p>4.8505</text:p>
              </table:table-cell>
              <table:table-cell office:value-type="float" office:value="4.47898333333333">
                <text:p>4.47898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3077">
                <text:p>4.3077</text:p>
              </table:table-cell>
              <table:table-cell office:value-type="float" office:value="4.3081">
                <text:p>4.3081</text:p>
              </table:table-cell>
              <table:table-cell office:value-type="float" office:value="4.3317">
                <text:p>4.3317</text:p>
              </table:table-cell>
              <table:table-cell office:value-type="float" office:value="4.4862">
                <text:p>4.4862</text:p>
              </table:table-cell>
              <table:table-cell office:value-type="float" office:value="4.5458">
                <text:p>4.5458</text:p>
              </table:table-cell>
              <table:table-cell office:value-type="float" office:value="4.8595">
                <text:p>4.8595</text:p>
              </table:table-cell>
              <table:table-cell office:value-type="float" office:value="4.47316666666667">
                <text:p>4.4731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3077">
                <text:p>4.3077</text:p>
              </table:table-cell>
              <table:table-cell office:value-type="float" office:value="4.3081">
                <text:p>4.3081</text:p>
              </table:table-cell>
              <table:table-cell office:value-type="float" office:value="4.3326">
                <text:p>4.3326</text:p>
              </table:table-cell>
              <table:table-cell office:value-type="float" office:value="4.4843">
                <text:p>4.4843</text:p>
              </table:table-cell>
              <table:table-cell office:value-type="float" office:value="4.6182">
                <text:p>4.6182</text:p>
              </table:table-cell>
              <table:table-cell office:value-type="float" office:value="4.8655">
                <text:p>4.8655</text:p>
              </table:table-cell>
              <table:table-cell office:value-type="float" office:value="4.48606666666667">
                <text:p>4.4860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3077">
                <text:p>4.3077</text:p>
              </table:table-cell>
              <table:table-cell office:value-type="float" office:value="4.3155">
                <text:p>4.3155</text:p>
              </table:table-cell>
              <table:table-cell office:value-type="float" office:value="4.3236">
                <text:p>4.3236</text:p>
              </table:table-cell>
              <table:table-cell office:value-type="float" office:value="4.4702">
                <text:p>4.4702</text:p>
              </table:table-cell>
              <table:table-cell office:value-type="float" office:value="4.5913">
                <text:p>4.5913</text:p>
              </table:table-cell>
              <table:table-cell office:value-type="float" office:value="4.8655">
                <text:p>4.8655</text:p>
              </table:table-cell>
              <table:table-cell office:value-type="float" office:value="4.47896666666667">
                <text:p>4.4789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2931">
                <text:p>4.2931</text:p>
              </table:table-cell>
              <table:table-cell office:value-type="float" office:value="4.3096">
                <text:p>4.3096</text:p>
              </table:table-cell>
              <table:table-cell office:value-type="float" office:value="4.3183">
                <text:p>4.3183</text:p>
              </table:table-cell>
              <table:table-cell office:value-type="float" office:value="4.481">
                <text:p>4.481</text:p>
              </table:table-cell>
              <table:table-cell office:value-type="float" office:value="4.5913">
                <text:p>4.5913</text:p>
              </table:table-cell>
              <table:table-cell office:value-type="float" office:value="4.8655">
                <text:p>4.8655</text:p>
              </table:table-cell>
              <table:table-cell office:value-type="float" office:value="4.47646666666667">
                <text:p>4.4764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2851">
                <text:p>4.2851</text:p>
              </table:table-cell>
              <table:table-cell office:value-type="float" office:value="4.3167">
                <text:p>4.3167</text:p>
              </table:table-cell>
              <table:table-cell office:value-type="float" office:value="4.3057">
                <text:p>4.3057</text:p>
              </table:table-cell>
              <table:table-cell office:value-type="float" office:value="4.481">
                <text:p>4.481</text:p>
              </table:table-cell>
              <table:table-cell office:value-type="float" office:value="4.5913">
                <text:p>4.5913</text:p>
              </table:table-cell>
              <table:table-cell office:value-type="float" office:value="4.869">
                <text:p>4.869</text:p>
              </table:table-cell>
              <table:table-cell office:value-type="float" office:value="4.4748">
                <text:p>4.47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273">
                <text:p>4.273</text:p>
              </table:table-cell>
              <table:table-cell office:value-type="float" office:value="4.2936">
                <text:p>4.2936</text:p>
              </table:table-cell>
              <table:table-cell office:value-type="float" office:value="4.2931">
                <text:p>4.2931</text:p>
              </table:table-cell>
              <table:table-cell office:value-type="float" office:value="4.481">
                <text:p>4.481</text:p>
              </table:table-cell>
              <table:table-cell office:value-type="float" office:value="4.5805">
                <text:p>4.5805</text:p>
              </table:table-cell>
              <table:table-cell office:value-type="float" office:value="4.8495">
                <text:p>4.8495</text:p>
              </table:table-cell>
              <table:table-cell office:value-type="float" office:value="4.46178333333333">
                <text:p>4.46178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2555">
                <text:p>4.2555</text:p>
              </table:table-cell>
              <table:table-cell office:value-type="float" office:value="4.2942">
                <text:p>4.2942</text:p>
              </table:table-cell>
              <table:table-cell office:value-type="float" office:value="4.2931">
                <text:p>4.2931</text:p>
              </table:table-cell>
              <table:table-cell office:value-type="float" office:value="4.4851">
                <text:p>4.4851</text:p>
              </table:table-cell>
              <table:table-cell office:value-type="float" office:value="4.5772">
                <text:p>4.5772</text:p>
              </table:table-cell>
              <table:table-cell office:value-type="float" office:value="4.8303">
                <text:p>4.8303</text:p>
              </table:table-cell>
              <table:table-cell office:value-type="float" office:value="4.4559">
                <text:p>4.45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2378">
                <text:p>4.2378</text:p>
              </table:table-cell>
              <table:table-cell office:value-type="float" office:value="4.2942">
                <text:p>4.2942</text:p>
              </table:table-cell>
              <table:table-cell office:value-type="float" office:value="4.2931">
                <text:p>4.2931</text:p>
              </table:table-cell>
              <table:table-cell office:value-type="float" office:value="4.5073">
                <text:p>4.5073</text:p>
              </table:table-cell>
              <table:table-cell office:value-type="float" office:value="4.5693">
                <text:p>4.5693</text:p>
              </table:table-cell>
              <table:table-cell office:value-type="float" office:value="4.8328">
                <text:p>4.8328</text:p>
              </table:table-cell>
              <table:table-cell office:value-type="float" office:value="4.45575">
                <text:p>4.455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2378">
                <text:p>4.2378</text:p>
              </table:table-cell>
              <table:table-cell office:value-type="float" office:value="4.2942">
                <text:p>4.2942</text:p>
              </table:table-cell>
              <table:table-cell office:value-type="float" office:value="4.2956">
                <text:p>4.2956</text:p>
              </table:table-cell>
              <table:table-cell office:value-type="float" office:value="4.5518">
                <text:p>4.5518</text:p>
              </table:table-cell>
              <table:table-cell office:value-type="float" office:value="4.5644">
                <text:p>4.5644</text:p>
              </table:table-cell>
              <table:table-cell office:value-type="float" office:value="4.8143">
                <text:p>4.8143</text:p>
              </table:table-cell>
              <table:table-cell office:value-type="float" office:value="4.45968333333333">
                <text:p>4.45968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2378">
                <text:p>4.2378</text:p>
              </table:table-cell>
              <table:table-cell office:value-type="float" office:value="4.289">
                <text:p>4.289</text:p>
              </table:table-cell>
              <table:table-cell office:value-type="float" office:value="4.2955">
                <text:p>4.2955</text:p>
              </table:table-cell>
              <table:table-cell office:value-type="float" office:value="4.5558">
                <text:p>4.5558</text:p>
              </table:table-cell>
              <table:table-cell office:value-type="float" office:value="4.5787">
                <text:p>4.5787</text:p>
              </table:table-cell>
              <table:table-cell office:value-type="float" office:value="4.8143">
                <text:p>4.8143</text:p>
              </table:table-cell>
              <table:table-cell office:value-type="float" office:value="4.46185">
                <text:p>4.461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2298">
                <text:p>4.2298</text:p>
              </table:table-cell>
              <table:table-cell office:value-type="float" office:value="4.294">
                <text:p>4.294</text:p>
              </table:table-cell>
              <table:table-cell office:value-type="float" office:value="4.2855">
                <text:p>4.2855</text:p>
              </table:table-cell>
              <table:table-cell office:value-type="float" office:value="4.5723">
                <text:p>4.5723</text:p>
              </table:table-cell>
              <table:table-cell office:value-type="float" office:value="4.5787">
                <text:p>4.5787</text:p>
              </table:table-cell>
              <table:table-cell office:value-type="float" office:value="4.8143">
                <text:p>4.8143</text:p>
              </table:table-cell>
              <table:table-cell office:value-type="float" office:value="4.46243333333333">
                <text:p>4.4624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2277">
                <text:p>4.2277</text:p>
              </table:table-cell>
              <table:table-cell office:value-type="float" office:value="4.2989">
                <text:p>4.2989</text:p>
              </table:table-cell>
              <table:table-cell office:value-type="float" office:value="4.2843">
                <text:p>4.2843</text:p>
              </table:table-cell>
              <table:table-cell office:value-type="float" office:value="4.5723">
                <text:p>4.5723</text:p>
              </table:table-cell>
              <table:table-cell office:value-type="float" office:value="4.5787">
                <text:p>4.5787</text:p>
              </table:table-cell>
              <table:table-cell office:value-type="float" office:value="4.804">
                <text:p>4.804</text:p>
              </table:table-cell>
              <table:table-cell office:value-type="float" office:value="4.46098333333333">
                <text:p>4.46098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2392">
                <text:p>4.2392</text:p>
              </table:table-cell>
              <table:table-cell office:value-type="float" office:value="4.3017">
                <text:p>4.3017</text:p>
              </table:table-cell>
              <table:table-cell office:value-type="float" office:value="4.2788">
                <text:p>4.2788</text:p>
              </table:table-cell>
              <table:table-cell office:value-type="float" office:value="4.5723">
                <text:p>4.5723</text:p>
              </table:table-cell>
              <table:table-cell office:value-type="float" office:value="4.5729">
                <text:p>4.5729</text:p>
              </table:table-cell>
              <table:table-cell office:value-type="float" office:value="4.7878">
                <text:p>4.7878</text:p>
              </table:table-cell>
              <table:table-cell office:value-type="float" office:value="4.45878333333333">
                <text:p>4.45878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2363">
                <text:p>4.2363</text:p>
              </table:table-cell>
              <table:table-cell office:value-type="float" office:value="4.2905">
                <text:p>4.2905</text:p>
              </table:table-cell>
              <table:table-cell office:value-type="float" office:value="4.2788">
                <text:p>4.2788</text:p>
              </table:table-cell>
              <table:table-cell office:value-type="float" office:value="4.5809">
                <text:p>4.5809</text:p>
              </table:table-cell>
              <table:table-cell office:value-type="float" office:value="4.585">
                <text:p>4.585</text:p>
              </table:table-cell>
              <table:table-cell office:value-type="float" office:value="4.7728">
                <text:p>4.7728</text:p>
              </table:table-cell>
              <table:table-cell office:value-type="float" office:value="4.45738333333333">
                <text:p>4.45738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2266">
                <text:p>4.2266</text:p>
              </table:table-cell>
              <table:table-cell office:value-type="float" office:value="4.2905">
                <text:p>4.2905</text:p>
              </table:table-cell>
              <table:table-cell office:value-type="float" office:value="4.2788">
                <text:p>4.2788</text:p>
              </table:table-cell>
              <table:table-cell office:value-type="float" office:value="4.574">
                <text:p>4.574</text:p>
              </table:table-cell>
              <table:table-cell office:value-type="float" office:value="4.603">
                <text:p>4.603</text:p>
              </table:table-cell>
              <table:table-cell office:value-type="float" office:value="4.7885">
                <text:p>4.7885</text:p>
              </table:table-cell>
              <table:table-cell office:value-type="float" office:value="4.46023333333333">
                <text:p>4.4602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2266">
                <text:p>4.2266</text:p>
              </table:table-cell>
              <table:table-cell office:value-type="float" office:value="4.2905">
                <text:p>4.2905</text:p>
              </table:table-cell>
              <table:table-cell office:value-type="float" office:value="4.2778">
                <text:p>4.2778</text:p>
              </table:table-cell>
              <table:table-cell office:value-type="float" office:value="4.5783">
                <text:p>4.5783</text:p>
              </table:table-cell>
              <table:table-cell office:value-type="float" office:value="4.5975">
                <text:p>4.5975</text:p>
              </table:table-cell>
              <table:table-cell office:value-type="float" office:value="4.7908">
                <text:p>4.7908</text:p>
              </table:table-cell>
              <table:table-cell office:value-type="float" office:value="4.46025">
                <text:p>4.46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2266">
                <text:p>4.2266</text:p>
              </table:table-cell>
              <table:table-cell office:value-type="float" office:value="4.296">
                <text:p>4.296</text:p>
              </table:table-cell>
              <table:table-cell office:value-type="float" office:value="4.2786">
                <text:p>4.2786</text:p>
              </table:table-cell>
              <table:table-cell office:value-type="float" office:value="4.5823">
                <text:p>4.5823</text:p>
              </table:table-cell>
              <table:table-cell office:value-type="float" office:value="4.6187">
                <text:p>4.6187</text:p>
              </table:table-cell>
              <table:table-cell office:value-type="float" office:value="4.7908">
                <text:p>4.7908</text:p>
              </table:table-cell>
              <table:table-cell office:value-type="float" office:value="4.4655">
                <text:p>4.46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2403">
                <text:p>4.2403</text:p>
              </table:table-cell>
              <table:table-cell office:value-type="float" office:value="4.3053">
                <text:p>4.3053</text:p>
              </table:table-cell>
              <table:table-cell office:value-type="float" office:value="4.277">
                <text:p>4.277</text:p>
              </table:table-cell>
              <table:table-cell office:value-type="float" office:value="4.5799">
                <text:p>4.5799</text:p>
              </table:table-cell>
              <table:table-cell office:value-type="float" office:value="4.6187">
                <text:p>4.6187</text:p>
              </table:table-cell>
              <table:table-cell office:value-type="float" office:value="4.7908">
                <text:p>4.7908</text:p>
              </table:table-cell>
              <table:table-cell office:value-type="float" office:value="4.46866666666667">
                <text:p>4.468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2355">
                <text:p>4.2355</text:p>
              </table:table-cell>
              <table:table-cell office:value-type="float" office:value="4.3094">
                <text:p>4.3094</text:p>
              </table:table-cell>
              <table:table-cell office:value-type="float" office:value="4.2777">
                <text:p>4.2777</text:p>
              </table:table-cell>
              <table:table-cell office:value-type="float" office:value="4.5799">
                <text:p>4.5799</text:p>
              </table:table-cell>
              <table:table-cell office:value-type="float" office:value="4.6187">
                <text:p>4.6187</text:p>
              </table:table-cell>
              <table:table-cell office:value-type="float" office:value="4.777">
                <text:p>4.777</text:p>
              </table:table-cell>
              <table:table-cell office:value-type="float" office:value="4.46636666666667">
                <text:p>4.4663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235">
                <text:p>4.235</text:p>
              </table:table-cell>
              <table:table-cell office:value-type="float" office:value="4.3177">
                <text:p>4.3177</text:p>
              </table:table-cell>
              <table:table-cell office:value-type="float" office:value="4.2715">
                <text:p>4.2715</text:p>
              </table:table-cell>
              <table:table-cell office:value-type="float" office:value="4.5799">
                <text:p>4.5799</text:p>
              </table:table-cell>
              <table:table-cell office:value-type="float" office:value="4.6009">
                <text:p>4.6009</text:p>
              </table:table-cell>
              <table:table-cell office:value-type="float" office:value="4.7548">
                <text:p>4.7548</text:p>
              </table:table-cell>
              <table:table-cell office:value-type="float" office:value="4.45996666666667">
                <text:p>4.4599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2462">
                <text:p>4.2462</text:p>
              </table:table-cell>
              <table:table-cell office:value-type="float" office:value="4.3182">
                <text:p>4.3182</text:p>
              </table:table-cell>
              <table:table-cell office:value-type="float" office:value="4.2715">
                <text:p>4.2715</text:p>
              </table:table-cell>
              <table:table-cell office:value-type="float" office:value="4.5842">
                <text:p>4.5842</text:p>
              </table:table-cell>
              <table:table-cell office:value-type="float" office:value="4.6207">
                <text:p>4.6207</text:p>
              </table:table-cell>
              <table:table-cell office:value-type="float" office:value="4.7585">
                <text:p>4.7585</text:p>
              </table:table-cell>
              <table:table-cell office:value-type="float" office:value="4.46655">
                <text:p>4.466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2432">
                <text:p>4.2432</text:p>
              </table:table-cell>
              <table:table-cell office:value-type="float" office:value="4.3182">
                <text:p>4.3182</text:p>
              </table:table-cell>
              <table:table-cell office:value-type="float" office:value="4.2715">
                <text:p>4.2715</text:p>
              </table:table-cell>
              <table:table-cell office:value-type="float" office:value="4.6202">
                <text:p>4.6202</text:p>
              </table:table-cell>
              <table:table-cell office:value-type="float" office:value="4.6192">
                <text:p>4.6192</text:p>
              </table:table-cell>
              <table:table-cell office:value-type="float" office:value="4.7275">
                <text:p>4.7275</text:p>
              </table:table-cell>
              <table:table-cell office:value-type="float" office:value="4.46663333333333">
                <text:p>4.4666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2432">
                <text:p>4.2432</text:p>
              </table:table-cell>
              <table:table-cell office:value-type="float" office:value="4.3182">
                <text:p>4.3182</text:p>
              </table:table-cell>
              <table:table-cell office:value-type="float" office:value="4.2693">
                <text:p>4.2693</text:p>
              </table:table-cell>
              <table:table-cell office:value-type="float" office:value="4.6225">
                <text:p>4.6225</text:p>
              </table:table-cell>
              <table:table-cell office:value-type="float" office:value="4.6215">
                <text:p>4.6215</text:p>
              </table:table-cell>
              <table:table-cell office:value-type="float" office:value="4.7085">
                <text:p>4.7085</text:p>
              </table:table-cell>
              <table:table-cell office:value-type="float" office:value="4.46386666666667">
                <text:p>4.4638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2432">
                <text:p>4.2432</text:p>
              </table:table-cell>
              <table:table-cell office:value-type="float" office:value="4.3307">
                <text:p>4.3307</text:p>
              </table:table-cell>
              <table:table-cell office:value-type="float" office:value="4.2629">
                <text:p>4.2629</text:p>
              </table:table-cell>
              <table:table-cell office:value-type="float" office:value="4.6222">
                <text:p>4.6222</text:p>
              </table:table-cell>
              <table:table-cell office:value-type="float" office:value="4.6225">
                <text:p>4.6225</text:p>
              </table:table-cell>
              <table:table-cell office:value-type="float" office:value="4.7085">
                <text:p>4.7085</text:p>
              </table:table-cell>
              <table:table-cell office:value-type="float" office:value="4.465">
                <text:p>4.4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244">
                <text:p>4.244</text:p>
              </table:table-cell>
              <table:table-cell office:value-type="float" office:value="4.3392">
                <text:p>4.3392</text:p>
              </table:table-cell>
              <table:table-cell office:value-type="float" office:value="4.2581">
                <text:p>4.2581</text:p>
              </table:table-cell>
              <table:table-cell office:value-type="float" office:value="4.6018">
                <text:p>4.6018</text:p>
              </table:table-cell>
              <table:table-cell office:value-type="float" office:value="4.6225">
                <text:p>4.6225</text:p>
              </table:table-cell>
              <table:table-cell office:value-type="float" office:value="4.7085">
                <text:p>4.7085</text:p>
              </table:table-cell>
              <table:table-cell office:value-type="float" office:value="4.46235">
                <text:p>4.462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2338">
                <text:p>4.2338</text:p>
              </table:table-cell>
              <table:table-cell office:value-type="float" office:value="4.3269">
                <text:p>4.3269</text:p>
              </table:table-cell>
              <table:table-cell office:value-type="float" office:value="4.2535">
                <text:p>4.2535</text:p>
              </table:table-cell>
              <table:table-cell office:value-type="float" office:value="4.6018">
                <text:p>4.6018</text:p>
              </table:table-cell>
              <table:table-cell office:value-type="float" office:value="4.6225">
                <text:p>4.6225</text:p>
              </table:table-cell>
              <table:table-cell office:value-type="float" office:value="4.7053">
                <text:p>4.7053</text:p>
              </table:table-cell>
              <table:table-cell office:value-type="float" office:value="4.4573">
                <text:p>4.45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2376">
                <text:p>4.2376</text:p>
              </table:table-cell>
              <table:table-cell office:value-type="float" office:value="4.3202">
                <text:p>4.3202</text:p>
              </table:table-cell>
              <table:table-cell office:value-type="float" office:value="4.2588">
                <text:p>4.2588</text:p>
              </table:table-cell>
              <table:table-cell office:value-type="float" office:value="4.6018">
                <text:p>4.6018</text:p>
              </table:table-cell>
              <table:table-cell office:value-type="float" office:value="4.6078">
                <text:p>4.6078</text:p>
              </table:table-cell>
              <table:table-cell office:value-type="float" office:value="4.7035">
                <text:p>4.7035</text:p>
              </table:table-cell>
              <table:table-cell office:value-type="float" office:value="4.45495">
                <text:p>4.454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2383">
                <text:p>4.2383</text:p>
              </table:table-cell>
              <table:table-cell office:value-type="float" office:value="4.3126">
                <text:p>4.3126</text:p>
              </table:table-cell>
              <table:table-cell office:value-type="float" office:value="4.2588">
                <text:p>4.2588</text:p>
              </table:table-cell>
              <table:table-cell office:value-type="float" office:value="4.568">
                <text:p>4.568</text:p>
              </table:table-cell>
              <table:table-cell office:value-type="float" office:value="4.5875">
                <text:p>4.5875</text:p>
              </table:table-cell>
              <table:table-cell office:value-type="float" office:value="4.709">
                <text:p>4.709</text:p>
              </table:table-cell>
              <table:table-cell office:value-type="float" office:value="4.4457">
                <text:p>4.44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2408">
                <text:p>4.2408</text:p>
              </table:table-cell>
              <table:table-cell office:value-type="float" office:value="4.3126">
                <text:p>4.3126</text:p>
              </table:table-cell>
              <table:table-cell office:value-type="float" office:value="4.2588">
                <text:p>4.2588</text:p>
              </table:table-cell>
              <table:table-cell office:value-type="float" office:value="4.5368">
                <text:p>4.5368</text:p>
              </table:table-cell>
              <table:table-cell office:value-type="float" office:value="4.6067">
                <text:p>4.6067</text:p>
              </table:table-cell>
              <table:table-cell office:value-type="float" office:value="4.6825">
                <text:p>4.6825</text:p>
              </table:table-cell>
              <table:table-cell office:value-type="float" office:value="4.4397">
                <text:p>4.43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2408">
                <text:p>4.2408</text:p>
              </table:table-cell>
              <table:table-cell office:value-type="float" office:value="4.3126">
                <text:p>4.3126</text:p>
              </table:table-cell>
              <table:table-cell office:value-type="float" office:value="4.2643">
                <text:p>4.2643</text:p>
              </table:table-cell>
              <table:table-cell office:value-type="float" office:value="4.5134">
                <text:p>4.5134</text:p>
              </table:table-cell>
              <table:table-cell office:value-type="float" office:value="4.6037">
                <text:p>4.6037</text:p>
              </table:table-cell>
              <table:table-cell office:value-type="float" office:value="4.6865">
                <text:p>4.6865</text:p>
              </table:table-cell>
              <table:table-cell office:value-type="float" office:value="4.43688333333333">
                <text:p>4.43688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2408">
                <text:p>4.2408</text:p>
              </table:table-cell>
              <table:table-cell office:value-type="float" office:value="4.3088">
                <text:p>4.3088</text:p>
              </table:table-cell>
              <table:table-cell office:value-type="float" office:value="4.2693">
                <text:p>4.2693</text:p>
              </table:table-cell>
              <table:table-cell office:value-type="float" office:value="4.5263">
                <text:p>4.5263</text:p>
              </table:table-cell>
              <table:table-cell office:value-type="float" office:value="4.5956">
                <text:p>4.5956</text:p>
              </table:table-cell>
              <table:table-cell office:value-type="float" office:value="4.6865">
                <text:p>4.6865</text:p>
              </table:table-cell>
              <table:table-cell office:value-type="float" office:value="4.43788333333333">
                <text:p>4.43788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2396">
                <text:p>4.2396</text:p>
              </table:table-cell>
              <table:table-cell office:value-type="float" office:value="4.294">
                <text:p>4.294</text:p>
              </table:table-cell>
              <table:table-cell office:value-type="float" office:value="4.2653">
                <text:p>4.2653</text:p>
              </table:table-cell>
              <table:table-cell office:value-type="float" office:value="4.467">
                <text:p>4.467</text:p>
              </table:table-cell>
              <table:table-cell office:value-type="float" office:value="4.5956">
                <text:p>4.5956</text:p>
              </table:table-cell>
              <table:table-cell office:value-type="float" office:value="4.6865">
                <text:p>4.6865</text:p>
              </table:table-cell>
              <table:table-cell office:value-type="float" office:value="4.42466666666667">
                <text:p>4.424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2341">
                <text:p>4.2341</text:p>
              </table:table-cell>
              <table:table-cell office:value-type="float" office:value="4.2915">
                <text:p>4.2915</text:p>
              </table:table-cell>
              <table:table-cell office:value-type="float" office:value="4.261">
                <text:p>4.261</text:p>
              </table:table-cell>
              <table:table-cell office:value-type="float" office:value="4.467">
                <text:p>4.467</text:p>
              </table:table-cell>
              <table:table-cell office:value-type="float" office:value="4.5956">
                <text:p>4.5956</text:p>
              </table:table-cell>
              <table:table-cell office:value-type="float" office:value="4.6918">
                <text:p>4.6918</text:p>
              </table:table-cell>
              <table:table-cell office:value-type="float" office:value="4.4235">
                <text:p>4.42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2346">
                <text:p>4.2346</text:p>
              </table:table-cell>
              <table:table-cell office:value-type="float" office:value="4.288">
                <text:p>4.288</text:p>
              </table:table-cell>
              <table:table-cell office:value-type="float" office:value="4.2737">
                <text:p>4.2737</text:p>
              </table:table-cell>
              <table:table-cell office:value-type="float" office:value="4.467">
                <text:p>4.467</text:p>
              </table:table-cell>
              <table:table-cell office:value-type="float" office:value="4.5926">
                <text:p>4.5926</text:p>
              </table:table-cell>
              <table:table-cell office:value-type="float" office:value="4.701">
                <text:p>4.701</text:p>
              </table:table-cell>
              <table:table-cell office:value-type="float" office:value="4.42615">
                <text:p>4.426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2308">
                <text:p>4.2308</text:p>
              </table:table-cell>
              <table:table-cell office:value-type="float" office:value="4.2968">
                <text:p>4.2968</text:p>
              </table:table-cell>
              <table:table-cell office:value-type="float" office:value="4.2737">
                <text:p>4.2737</text:p>
              </table:table-cell>
              <table:table-cell office:value-type="float" office:value="4.499">
                <text:p>4.499</text:p>
              </table:table-cell>
              <table:table-cell office:value-type="float" office:value="4.6121">
                <text:p>4.6121</text:p>
              </table:table-cell>
              <table:table-cell office:value-type="float" office:value="4.706">
                <text:p>4.706</text:p>
              </table:table-cell>
              <table:table-cell office:value-type="float" office:value="4.4364">
                <text:p>4.43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2349">
                <text:p>4.2349</text:p>
              </table:table-cell>
              <table:table-cell office:value-type="float" office:value="4.2968">
                <text:p>4.2968</text:p>
              </table:table-cell>
              <table:table-cell office:value-type="float" office:value="4.2737">
                <text:p>4.2737</text:p>
              </table:table-cell>
              <table:table-cell office:value-type="float" office:value="4.4873">
                <text:p>4.4873</text:p>
              </table:table-cell>
              <table:table-cell office:value-type="float" office:value="4.6296">
                <text:p>4.6296</text:p>
              </table:table-cell>
              <table:table-cell office:value-type="float" office:value="4.6765">
                <text:p>4.6765</text:p>
              </table:table-cell>
              <table:table-cell office:value-type="float" office:value="4.43313333333333">
                <text:p>4.4331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2349">
                <text:p>4.2349</text:p>
              </table:table-cell>
              <table:table-cell office:value-type="float" office:value="4.2968">
                <text:p>4.2968</text:p>
              </table:table-cell>
              <table:table-cell office:value-type="float" office:value="4.2747">
                <text:p>4.2747</text:p>
              </table:table-cell>
              <table:table-cell office:value-type="float" office:value="4.4886">
                <text:p>4.4886</text:p>
              </table:table-cell>
              <table:table-cell office:value-type="float" office:value="4.6428">
                <text:p>4.6428</text:p>
              </table:table-cell>
              <table:table-cell office:value-type="float" office:value="4.6898">
                <text:p>4.6898</text:p>
              </table:table-cell>
              <table:table-cell office:value-type="float" office:value="4.43793333333333">
                <text:p>4.4379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2349">
                <text:p>4.2349</text:p>
              </table:table-cell>
              <table:table-cell office:value-type="float" office:value="4.2992">
                <text:p>4.2992</text:p>
              </table:table-cell>
              <table:table-cell office:value-type="float" office:value="4.2874">
                <text:p>4.2874</text:p>
              </table:table-cell>
              <table:table-cell office:value-type="float" office:value="4.4888">
                <text:p>4.4888</text:p>
              </table:table-cell>
              <table:table-cell office:value-type="float" office:value="4.6374">
                <text:p>4.6374</text:p>
              </table:table-cell>
              <table:table-cell office:value-type="float" office:value="4.6898">
                <text:p>4.6898</text:p>
              </table:table-cell>
              <table:table-cell office:value-type="float" office:value="4.43958333333333">
                <text:p>4.43958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2381">
                <text:p>4.2381</text:p>
              </table:table-cell>
              <table:table-cell office:value-type="float" office:value="4.2911">
                <text:p>4.2911</text:p>
              </table:table-cell>
              <table:table-cell office:value-type="float" office:value="4.2926">
                <text:p>4.2926</text:p>
              </table:table-cell>
              <table:table-cell office:value-type="float" office:value="4.4692">
                <text:p>4.4692</text:p>
              </table:table-cell>
              <table:table-cell office:value-type="float" office:value="4.6374">
                <text:p>4.6374</text:p>
              </table:table-cell>
              <table:table-cell office:value-type="float" office:value="4.6898">
                <text:p>4.6898</text:p>
              </table:table-cell>
              <table:table-cell office:value-type="float" office:value="4.43636666666667">
                <text:p>4.4363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2473">
                <text:p>4.2473</text:p>
              </table:table-cell>
              <table:table-cell office:value-type="float" office:value="4.2933">
                <text:p>4.2933</text:p>
              </table:table-cell>
              <table:table-cell office:value-type="float" office:value="4.2785">
                <text:p>4.2785</text:p>
              </table:table-cell>
              <table:table-cell office:value-type="float" office:value="4.4692">
                <text:p>4.4692</text:p>
              </table:table-cell>
              <table:table-cell office:value-type="float" office:value="4.6374">
                <text:p>4.6374</text:p>
              </table:table-cell>
              <table:table-cell office:value-type="float" office:value="4.7073">
                <text:p>4.7073</text:p>
              </table:table-cell>
              <table:table-cell office:value-type="float" office:value="4.43883333333333">
                <text:p>4.4388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234">
                <text:p>4.234</text:p>
              </table:table-cell>
              <table:table-cell office:value-type="float" office:value="4.3154">
                <text:p>4.3154</text:p>
              </table:table-cell>
              <table:table-cell office:value-type="float" office:value="4.2915">
                <text:p>4.2915</text:p>
              </table:table-cell>
              <table:table-cell office:value-type="float" office:value="4.4692">
                <text:p>4.4692</text:p>
              </table:table-cell>
              <table:table-cell office:value-type="float" office:value="4.6545">
                <text:p>4.6545</text:p>
              </table:table-cell>
              <table:table-cell office:value-type="float" office:value="4.7065">
                <text:p>4.7065</text:p>
              </table:table-cell>
              <table:table-cell office:value-type="float" office:value="4.44518333333333">
                <text:p>4.44518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2342">
                <text:p>4.2342</text:p>
              </table:table-cell>
              <table:table-cell office:value-type="float" office:value="4.3293">
                <text:p>4.3293</text:p>
              </table:table-cell>
              <table:table-cell office:value-type="float" office:value="4.2915">
                <text:p>4.2915</text:p>
              </table:table-cell>
              <table:table-cell office:value-type="float" office:value="4.4964">
                <text:p>4.4964</text:p>
              </table:table-cell>
              <table:table-cell office:value-type="float" office:value="4.6571">
                <text:p>4.6571</text:p>
              </table:table-cell>
              <table:table-cell office:value-type="float" office:value="4.7153">
                <text:p>4.7153</text:p>
              </table:table-cell>
              <table:table-cell office:value-type="float" office:value="4.45396666666667">
                <text:p>4.4539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2311">
                <text:p>4.2311</text:p>
              </table:table-cell>
              <table:table-cell office:value-type="float" office:value="4.3293">
                <text:p>4.3293</text:p>
              </table:table-cell>
              <table:table-cell office:value-type="float" office:value="4.2915">
                <text:p>4.2915</text:p>
              </table:table-cell>
              <table:table-cell office:value-type="float" office:value="4.4694">
                <text:p>4.4694</text:p>
              </table:table-cell>
              <table:table-cell office:value-type="float" office:value="4.6565">
                <text:p>4.6565</text:p>
              </table:table-cell>
              <table:table-cell office:value-type="float" office:value="4.7033">
                <text:p>4.7033</text:p>
              </table:table-cell>
              <table:table-cell office:value-type="float" office:value="4.44685">
                <text:p>4.446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2311">
                <text:p>4.2311</text:p>
              </table:table-cell>
              <table:table-cell office:value-type="float" office:value="4.3293">
                <text:p>4.3293</text:p>
              </table:table-cell>
              <table:table-cell office:value-type="float" office:value="4.2877">
                <text:p>4.2877</text:p>
              </table:table-cell>
              <table:table-cell office:value-type="float" office:value="4.4714">
                <text:p>4.4714</text:p>
              </table:table-cell>
              <table:table-cell office:value-type="float" office:value="4.6818">
                <text:p>4.6818</text:p>
              </table:table-cell>
              <table:table-cell office:value-type="float" office:value="4.7075">
                <text:p>4.7075</text:p>
              </table:table-cell>
              <table:table-cell office:value-type="float" office:value="4.45146666666667">
                <text:p>4.4514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2311">
                <text:p>4.2311</text:p>
              </table:table-cell>
              <table:table-cell office:value-type="float" office:value="4.3177">
                <text:p>4.3177</text:p>
              </table:table-cell>
              <table:table-cell office:value-type="float" office:value="4.2932">
                <text:p>4.2932</text:p>
              </table:table-cell>
              <table:table-cell office:value-type="float" office:value="4.4639">
                <text:p>4.4639</text:p>
              </table:table-cell>
              <table:table-cell office:value-type="float" office:value="4.6984">
                <text:p>4.6984</text:p>
              </table:table-cell>
              <table:table-cell office:value-type="float" office:value="4.7075">
                <text:p>4.7075</text:p>
              </table:table-cell>
              <table:table-cell office:value-type="float" office:value="4.45196666666667">
                <text:p>4.4519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229">
                <text:p>4.229</text:p>
              </table:table-cell>
              <table:table-cell office:value-type="float" office:value="4.2995">
                <text:p>4.2995</text:p>
              </table:table-cell>
              <table:table-cell office:value-type="float" office:value="4.297">
                <text:p>4.297</text:p>
              </table:table-cell>
              <table:table-cell office:value-type="float" office:value="4.4735">
                <text:p>4.4735</text:p>
              </table:table-cell>
              <table:table-cell office:value-type="float" office:value="4.6984">
                <text:p>4.6984</text:p>
              </table:table-cell>
              <table:table-cell office:value-type="float" office:value="4.7075">
                <text:p>4.7075</text:p>
              </table:table-cell>
              <table:table-cell office:value-type="float" office:value="4.45081666666667">
                <text:p>4.45081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2155">
                <text:p>4.2155</text:p>
              </table:table-cell>
              <table:table-cell office:value-type="float" office:value="4.3004">
                <text:p>4.3004</text:p>
              </table:table-cell>
              <table:table-cell office:value-type="float" office:value="4.2977">
                <text:p>4.2977</text:p>
              </table:table-cell>
              <table:table-cell office:value-type="float" office:value="4.4735">
                <text:p>4.4735</text:p>
              </table:table-cell>
              <table:table-cell office:value-type="float" office:value="4.6984">
                <text:p>4.6984</text:p>
              </table:table-cell>
              <table:table-cell office:value-type="float" office:value="4.7125">
                <text:p>4.7125</text:p>
              </table:table-cell>
              <table:table-cell office:value-type="float" office:value="4.44966666666667">
                <text:p>4.449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2124">
                <text:p>4.2124</text:p>
              </table:table-cell>
              <table:table-cell office:value-type="float" office:value="4.2949">
                <text:p>4.2949</text:p>
              </table:table-cell>
              <table:table-cell office:value-type="float" office:value="4.2965">
                <text:p>4.2965</text:p>
              </table:table-cell>
              <table:table-cell office:value-type="float" office:value="4.4735">
                <text:p>4.4735</text:p>
              </table:table-cell>
              <table:table-cell office:value-type="float" office:value="4.7119">
                <text:p>4.7119</text:p>
              </table:table-cell>
              <table:table-cell office:value-type="float" office:value="4.7033">
                <text:p>4.7033</text:p>
              </table:table-cell>
              <table:table-cell office:value-type="float" office:value="4.44875">
                <text:p>4.44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2109">
                <text:p>4.2109</text:p>
              </table:table-cell>
              <table:table-cell office:value-type="float" office:value="4.292">
                <text:p>4.292</text:p>
              </table:table-cell>
              <table:table-cell office:value-type="float" office:value="4.2965">
                <text:p>4.2965</text:p>
              </table:table-cell>
              <table:table-cell office:value-type="float" office:value="4.4666">
                <text:p>4.4666</text:p>
              </table:table-cell>
              <table:table-cell office:value-type="float" office:value="4.6802">
                <text:p>4.6802</text:p>
              </table:table-cell>
              <table:table-cell office:value-type="float" office:value="4.6958">
                <text:p>4.6958</text:p>
              </table:table-cell>
              <table:table-cell office:value-type="float" office:value="4.44033333333333">
                <text:p>4.440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2087">
                <text:p>4.2087</text:p>
              </table:table-cell>
              <table:table-cell office:value-type="float" office:value="4.292">
                <text:p>4.292</text:p>
              </table:table-cell>
              <table:table-cell office:value-type="float" office:value="4.2965">
                <text:p>4.2965</text:p>
              </table:table-cell>
              <table:table-cell office:value-type="float" office:value="4.4679">
                <text:p>4.4679</text:p>
              </table:table-cell>
              <table:table-cell office:value-type="float" office:value="4.6661">
                <text:p>4.6661</text:p>
              </table:table-cell>
              <table:table-cell office:value-type="float" office:value="4.6875">
                <text:p>4.6875</text:p>
              </table:table-cell>
              <table:table-cell office:value-type="float" office:value="4.43645">
                <text:p>4.436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2087">
                <text:p>4.2087</text:p>
              </table:table-cell>
              <table:table-cell office:value-type="float" office:value="4.292">
                <text:p>4.292</text:p>
              </table:table-cell>
              <table:table-cell office:value-type="float" office:value="4.3015">
                <text:p>4.3015</text:p>
              </table:table-cell>
              <table:table-cell office:value-type="float" office:value="4.4749">
                <text:p>4.4749</text:p>
              </table:table-cell>
              <table:table-cell office:value-type="float" office:value="4.7117">
                <text:p>4.7117</text:p>
              </table:table-cell>
              <table:table-cell office:value-type="float" office:value="4.6938">
                <text:p>4.6938</text:p>
              </table:table-cell>
              <table:table-cell office:value-type="float" office:value="4.4471">
                <text:p>4.44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2087">
                <text:p>4.2087</text:p>
              </table:table-cell>
              <table:table-cell office:value-type="float" office:value="4.2902">
                <text:p>4.2902</text:p>
              </table:table-cell>
              <table:table-cell office:value-type="float" office:value="4.3109">
                <text:p>4.3109</text:p>
              </table:table-cell>
              <table:table-cell office:value-type="float" office:value="4.4907">
                <text:p>4.4907</text:p>
              </table:table-cell>
              <table:table-cell office:value-type="float" office:value="4.6962">
                <text:p>4.6962</text:p>
              </table:table-cell>
              <table:table-cell office:value-type="float" office:value="4.6938">
                <text:p>4.6938</text:p>
              </table:table-cell>
              <table:table-cell office:value-type="float" office:value="4.44841666666667">
                <text:p>4.44841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2069">
                <text:p>4.2069</text:p>
              </table:table-cell>
              <table:table-cell office:value-type="float" office:value="4.2953">
                <text:p>4.2953</text:p>
              </table:table-cell>
              <table:table-cell office:value-type="float" office:value="4.3212">
                <text:p>4.3212</text:p>
              </table:table-cell>
              <table:table-cell office:value-type="float" office:value="4.471">
                <text:p>4.471</text:p>
              </table:table-cell>
              <table:table-cell office:value-type="float" office:value="4.6962">
                <text:p>4.6962</text:p>
              </table:table-cell>
              <table:table-cell office:value-type="float" office:value="4.6938">
                <text:p>4.6938</text:p>
              </table:table-cell>
              <table:table-cell office:value-type="float" office:value="4.4474">
                <text:p>4.44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2006">
                <text:p>4.2006</text:p>
              </table:table-cell>
              <table:table-cell office:value-type="float" office:value="4.2916">
                <text:p>4.2916</text:p>
              </table:table-cell>
              <table:table-cell office:value-type="float" office:value="4.3185">
                <text:p>4.3185</text:p>
              </table:table-cell>
              <table:table-cell office:value-type="float" office:value="4.471">
                <text:p>4.471</text:p>
              </table:table-cell>
              <table:table-cell office:value-type="float" office:value="4.6962">
                <text:p>4.6962</text:p>
              </table:table-cell>
              <table:table-cell office:value-type="float" office:value="4.673">
                <text:p>4.673</text:p>
              </table:table-cell>
              <table:table-cell office:value-type="float" office:value="4.44181666666667">
                <text:p>4.44181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1955">
                <text:p>4.1955</text:p>
              </table:table-cell>
              <table:table-cell office:value-type="float" office:value="4.29">
                <text:p>4.29</text:p>
              </table:table-cell>
              <table:table-cell office:value-type="float" office:value="4.3001">
                <text:p>4.3001</text:p>
              </table:table-cell>
              <table:table-cell office:value-type="float" office:value="4.471">
                <text:p>4.471</text:p>
              </table:table-cell>
              <table:table-cell office:value-type="float" office:value="4.6639">
                <text:p>4.6639</text:p>
              </table:table-cell>
              <table:table-cell office:value-type="float" office:value="4.6635">
                <text:p>4.6635</text:p>
              </table:table-cell>
              <table:table-cell office:value-type="float" office:value="4.43066666666667">
                <text:p>4.430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2129">
                <text:p>4.2129</text:p>
              </table:table-cell>
              <table:table-cell office:value-type="float" office:value="4.2809">
                <text:p>4.2809</text:p>
              </table:table-cell>
              <table:table-cell office:value-type="float" office:value="4.3001">
                <text:p>4.3001</text:p>
              </table:table-cell>
              <table:table-cell office:value-type="float" office:value="4.4788">
                <text:p>4.4788</text:p>
              </table:table-cell>
              <table:table-cell office:value-type="float" office:value="4.6283">
                <text:p>4.6283</text:p>
              </table:table-cell>
              <table:table-cell office:value-type="float" office:value="4.6998">
                <text:p>4.6998</text:p>
              </table:table-cell>
              <table:table-cell office:value-type="float" office:value="4.43346666666667">
                <text:p>4.4334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2026">
                <text:p>4.2026</text:p>
              </table:table-cell>
              <table:table-cell office:value-type="float" office:value="4.2809">
                <text:p>4.2809</text:p>
              </table:table-cell>
              <table:table-cell office:value-type="float" office:value="4.3001">
                <text:p>4.3001</text:p>
              </table:table-cell>
              <table:table-cell office:value-type="float" office:value="4.4783">
                <text:p>4.4783</text:p>
              </table:table-cell>
              <table:table-cell office:value-type="float" office:value="4.5953">
                <text:p>4.5953</text:p>
              </table:table-cell>
              <table:table-cell office:value-type="float" office:value="4.684">
                <text:p>4.684</text:p>
              </table:table-cell>
              <table:table-cell office:value-type="float" office:value="4.42353333333333">
                <text:p>4.4235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2026">
                <text:p>4.2026</text:p>
              </table:table-cell>
              <table:table-cell office:value-type="float" office:value="4.2809">
                <text:p>4.2809</text:p>
              </table:table-cell>
              <table:table-cell office:value-type="float" office:value="4.2845">
                <text:p>4.2845</text:p>
              </table:table-cell>
              <table:table-cell office:value-type="float" office:value="4.4733">
                <text:p>4.4733</text:p>
              </table:table-cell>
              <table:table-cell office:value-type="float" office:value="4.5923">
                <text:p>4.5923</text:p>
              </table:table-cell>
              <table:table-cell office:value-type="float" office:value="4.695">
                <text:p>4.695</text:p>
              </table:table-cell>
              <table:table-cell office:value-type="float" office:value="4.42143333333333">
                <text:p>4.4214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2026">
                <text:p>4.2026</text:p>
              </table:table-cell>
              <table:table-cell office:value-type="float" office:value="4.2823">
                <text:p>4.2823</text:p>
              </table:table-cell>
              <table:table-cell office:value-type="float" office:value="4.2792">
                <text:p>4.2792</text:p>
              </table:table-cell>
              <table:table-cell office:value-type="float" office:value="4.4769">
                <text:p>4.4769</text:p>
              </table:table-cell>
              <table:table-cell office:value-type="float" office:value="4.5924">
                <text:p>4.5924</text:p>
              </table:table-cell>
              <table:table-cell office:value-type="float" office:value="4.695">
                <text:p>4.695</text:p>
              </table:table-cell>
              <table:table-cell office:value-type="float" office:value="4.4214">
                <text:p>4.42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202">
                <text:p>4.202</text:p>
              </table:table-cell>
              <table:table-cell office:value-type="float" office:value="4.2826">
                <text:p>4.2826</text:p>
              </table:table-cell>
              <table:table-cell office:value-type="float" office:value="4.2753">
                <text:p>4.2753</text:p>
              </table:table-cell>
              <table:table-cell office:value-type="float" office:value="4.467">
                <text:p>4.467</text:p>
              </table:table-cell>
              <table:table-cell office:value-type="float" office:value="4.5924">
                <text:p>4.5924</text:p>
              </table:table-cell>
              <table:table-cell office:value-type="float" office:value="4.695">
                <text:p>4.695</text:p>
              </table:table-cell>
              <table:table-cell office:value-type="float" office:value="4.41905">
                <text:p>4.419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2142">
                <text:p>4.2142</text:p>
              </table:table-cell>
              <table:table-cell office:value-type="float" office:value="4.2881">
                <text:p>4.2881</text:p>
              </table:table-cell>
              <table:table-cell office:value-type="float" office:value="4.2772">
                <text:p>4.2772</text:p>
              </table:table-cell>
              <table:table-cell office:value-type="float" office:value="4.467">
                <text:p>4.467</text:p>
              </table:table-cell>
              <table:table-cell office:value-type="float" office:value="4.5924">
                <text:p>4.5924</text:p>
              </table:table-cell>
              <table:table-cell office:value-type="float" office:value="4.6975">
                <text:p>4.6975</text:p>
              </table:table-cell>
              <table:table-cell office:value-type="float" office:value="4.42273333333333">
                <text:p>4.4227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2129">
                <text:p>4.2129</text:p>
              </table:table-cell>
              <table:table-cell office:value-type="float" office:value="4.2895">
                <text:p>4.2895</text:p>
              </table:table-cell>
              <table:table-cell office:value-type="float" office:value="4.2837">
                <text:p>4.2837</text:p>
              </table:table-cell>
              <table:table-cell office:value-type="float" office:value="4.467">
                <text:p>4.467</text:p>
              </table:table-cell>
              <table:table-cell office:value-type="float" office:value="4.5942">
                <text:p>4.5942</text:p>
              </table:table-cell>
              <table:table-cell office:value-type="float" office:value="4.7003">
                <text:p>4.7003</text:p>
              </table:table-cell>
              <table:table-cell office:value-type="float" office:value="4.4246">
                <text:p>4.42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202">
                <text:p>4.202</text:p>
              </table:table-cell>
              <table:table-cell office:value-type="float" office:value="4.2921">
                <text:p>4.2921</text:p>
              </table:table-cell>
              <table:table-cell office:value-type="float" office:value="4.2837">
                <text:p>4.2837</text:p>
              </table:table-cell>
              <table:table-cell office:value-type="float" office:value="4.4663">
                <text:p>4.4663</text:p>
              </table:table-cell>
              <table:table-cell office:value-type="float" office:value="4.5962">
                <text:p>4.5962</text:p>
              </table:table-cell>
              <table:table-cell office:value-type="float" office:value="4.6853">
                <text:p>4.6853</text:p>
              </table:table-cell>
              <table:table-cell office:value-type="float" office:value="4.42093333333333">
                <text:p>4.4209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2033">
                <text:p>4.2033</text:p>
              </table:table-cell>
              <table:table-cell office:value-type="float" office:value="4.2921">
                <text:p>4.2921</text:p>
              </table:table-cell>
              <table:table-cell office:value-type="float" office:value="4.2837">
                <text:p>4.2837</text:p>
              </table:table-cell>
              <table:table-cell office:value-type="float" office:value="4.4246">
                <text:p>4.4246</text:p>
              </table:table-cell>
              <table:table-cell office:value-type="float" office:value="4.6045">
                <text:p>4.6045</text:p>
              </table:table-cell>
              <table:table-cell office:value-type="float" office:value="4.6869">
                <text:p>4.6869</text:p>
              </table:table-cell>
              <table:table-cell office:value-type="float" office:value="4.41585">
                <text:p>4.415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2033">
                <text:p>4.2033</text:p>
              </table:table-cell>
              <table:table-cell office:value-type="float" office:value="4.2921">
                <text:p>4.2921</text:p>
              </table:table-cell>
              <table:table-cell office:value-type="float" office:value="4.2903">
                <text:p>4.2903</text:p>
              </table:table-cell>
              <table:table-cell office:value-type="float" office:value="4.4268">
                <text:p>4.4268</text:p>
              </table:table-cell>
              <table:table-cell office:value-type="float" office:value="4.6123">
                <text:p>4.6123</text:p>
              </table:table-cell>
              <table:table-cell office:value-type="float" office:value="4.6923">
                <text:p>4.6923</text:p>
              </table:table-cell>
              <table:table-cell office:value-type="float" office:value="4.41951666666667">
                <text:p>4.41951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2033">
                <text:p>4.2033</text:p>
              </table:table-cell>
              <table:table-cell office:value-type="float" office:value="4.2983">
                <text:p>4.2983</text:p>
              </table:table-cell>
              <table:table-cell office:value-type="float" office:value="4.2869">
                <text:p>4.2869</text:p>
              </table:table-cell>
              <table:table-cell office:value-type="float" office:value="4.4358">
                <text:p>4.4358</text:p>
              </table:table-cell>
              <table:table-cell office:value-type="float" office:value="4.6221">
                <text:p>4.6221</text:p>
              </table:table-cell>
              <table:table-cell office:value-type="float" office:value="4.6923">
                <text:p>4.6923</text:p>
              </table:table-cell>
              <table:table-cell office:value-type="float" office:value="4.42311666666667">
                <text:p>4.42311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2044">
                <text:p>4.2044</text:p>
              </table:table-cell>
              <table:table-cell office:value-type="float" office:value="4.2986">
                <text:p>4.2986</text:p>
              </table:table-cell>
              <table:table-cell office:value-type="float" office:value="4.2836">
                <text:p>4.2836</text:p>
              </table:table-cell>
              <table:table-cell office:value-type="float" office:value="4.4373">
                <text:p>4.4373</text:p>
              </table:table-cell>
              <table:table-cell office:value-type="float" office:value="4.6221">
                <text:p>4.6221</text:p>
              </table:table-cell>
              <table:table-cell office:value-type="float" office:value="4.6923">
                <text:p>4.6923</text:p>
              </table:table-cell>
              <table:table-cell office:value-type="float" office:value="4.42305">
                <text:p>4.423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2146">
                <text:p>4.2146</text:p>
              </table:table-cell>
              <table:table-cell office:value-type="float" office:value="4.2925">
                <text:p>4.2925</text:p>
              </table:table-cell>
              <table:table-cell office:value-type="float" office:value="4.2726">
                <text:p>4.2726</text:p>
              </table:table-cell>
              <table:table-cell office:value-type="float" office:value="4.4373">
                <text:p>4.4373</text:p>
              </table:table-cell>
              <table:table-cell office:value-type="float" office:value="4.6221">
                <text:p>4.6221</text:p>
              </table:table-cell>
              <table:table-cell office:value-type="float" office:value="4.6938">
                <text:p>4.6938</text:p>
              </table:table-cell>
              <table:table-cell office:value-type="float" office:value="4.42215">
                <text:p>4.422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222">
                <text:p>4.222</text:p>
              </table:table-cell>
              <table:table-cell office:value-type="float" office:value="4.2974">
                <text:p>4.2974</text:p>
              </table:table-cell>
              <table:table-cell office:value-type="float" office:value="4.2657">
                <text:p>4.2657</text:p>
              </table:table-cell>
              <table:table-cell office:value-type="float" office:value="4.4373">
                <text:p>4.4373</text:p>
              </table:table-cell>
              <table:table-cell office:value-type="float" office:value="4.63">
                <text:p>4.63</text:p>
              </table:table-cell>
              <table:table-cell office:value-type="float" office:value="4.681">
                <text:p>4.681</text:p>
              </table:table-cell>
              <table:table-cell office:value-type="float" office:value="4.42223333333333">
                <text:p>4.4222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2167">
                <text:p>4.2167</text:p>
              </table:table-cell>
              <table:table-cell office:value-type="float" office:value="4.2835">
                <text:p>4.2835</text:p>
              </table:table-cell>
              <table:table-cell office:value-type="float" office:value="4.2657">
                <text:p>4.2657</text:p>
              </table:table-cell>
              <table:table-cell office:value-type="float" office:value="4.4426">
                <text:p>4.4426</text:p>
              </table:table-cell>
              <table:table-cell office:value-type="float" office:value="4.6272">
                <text:p>4.6272</text:p>
              </table:table-cell>
              <table:table-cell office:value-type="float" office:value="4.689">
                <text:p>4.689</text:p>
              </table:table-cell>
              <table:table-cell office:value-type="float" office:value="4.42078333333333">
                <text:p>4.42078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207">
                <text:p>4.207</text:p>
              </table:table-cell>
              <table:table-cell office:value-type="float" office:value="4.2835">
                <text:p>4.2835</text:p>
              </table:table-cell>
              <table:table-cell office:value-type="float" office:value="4.2657">
                <text:p>4.2657</text:p>
              </table:table-cell>
              <table:table-cell office:value-type="float" office:value="4.4354">
                <text:p>4.4354</text:p>
              </table:table-cell>
              <table:table-cell office:value-type="float" office:value="4.6278">
                <text:p>4.6278</text:p>
              </table:table-cell>
              <table:table-cell office:value-type="float" office:value="4.6925">
                <text:p>4.6925</text:p>
              </table:table-cell>
              <table:table-cell office:value-type="float" office:value="4.41865">
                <text:p>4.418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207">
                <text:p>4.207</text:p>
              </table:table-cell>
              <table:table-cell office:value-type="float" office:value="4.2835">
                <text:p>4.2835</text:p>
              </table:table-cell>
              <table:table-cell office:value-type="float" office:value="4.2595">
                <text:p>4.2595</text:p>
              </table:table-cell>
              <table:table-cell office:value-type="float" office:value="4.4423">
                <text:p>4.4423</text:p>
              </table:table-cell>
              <table:table-cell office:value-type="float" office:value="4.6336">
                <text:p>4.6336</text:p>
              </table:table-cell>
              <table:table-cell office:value-type="float" office:value="4.6853">
                <text:p>4.6853</text:p>
              </table:table-cell>
              <table:table-cell office:value-type="float" office:value="4.41853333333333">
                <text:p>4.4185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207">
                <text:p>4.207</text:p>
              </table:table-cell>
              <table:table-cell office:value-type="float" office:value="4.2848">
                <text:p>4.2848</text:p>
              </table:table-cell>
              <table:table-cell office:value-type="float" office:value="4.2706">
                <text:p>4.2706</text:p>
              </table:table-cell>
              <table:table-cell office:value-type="float" office:value="4.4779">
                <text:p>4.4779</text:p>
              </table:table-cell>
              <table:table-cell office:value-type="float" office:value="4.6337">
                <text:p>4.6337</text:p>
              </table:table-cell>
              <table:table-cell office:value-type="float" office:value="4.6853">
                <text:p>4.6853</text:p>
              </table:table-cell>
              <table:table-cell office:value-type="float" office:value="4.42655">
                <text:p>4.426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1993">
                <text:p>4.1993</text:p>
              </table:table-cell>
              <table:table-cell office:value-type="float" office:value="4.2833">
                <text:p>4.2833</text:p>
              </table:table-cell>
              <table:table-cell office:value-type="float" office:value="4.2617">
                <text:p>4.2617</text:p>
              </table:table-cell>
              <table:table-cell office:value-type="float" office:value="4.5111">
                <text:p>4.5111</text:p>
              </table:table-cell>
              <table:table-cell office:value-type="float" office:value="4.6337">
                <text:p>4.6337</text:p>
              </table:table-cell>
              <table:table-cell office:value-type="float" office:value="4.6853">
                <text:p>4.6853</text:p>
              </table:table-cell>
              <table:table-cell office:value-type="float" office:value="4.42906666666667">
                <text:p>4.4290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2041">
                <text:p>4.2041</text:p>
              </table:table-cell>
              <table:table-cell office:value-type="float" office:value="4.2876">
                <text:p>4.2876</text:p>
              </table:table-cell>
              <table:table-cell office:value-type="float" office:value="4.2593">
                <text:p>4.2593</text:p>
              </table:table-cell>
              <table:table-cell office:value-type="float" office:value="4.5111">
                <text:p>4.5111</text:p>
              </table:table-cell>
              <table:table-cell office:value-type="float" office:value="4.6337">
                <text:p>4.6337</text:p>
              </table:table-cell>
              <table:table-cell office:value-type="float" office:value="4.6757">
                <text:p>4.6757</text:p>
              </table:table-cell>
              <table:table-cell office:value-type="float" office:value="4.42858333333333">
                <text:p>4.42858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1998">
                <text:p>4.1998</text:p>
              </table:table-cell>
              <table:table-cell office:value-type="float" office:value="4.2851">
                <text:p>4.2851</text:p>
              </table:table-cell>
              <table:table-cell office:value-type="float" office:value="4.2609">
                <text:p>4.2609</text:p>
              </table:table-cell>
              <table:table-cell office:value-type="float" office:value="4.5111">
                <text:p>4.5111</text:p>
              </table:table-cell>
              <table:table-cell office:value-type="float" office:value="4.6375">
                <text:p>4.6375</text:p>
              </table:table-cell>
              <table:table-cell office:value-type="float" office:value="4.6665">
                <text:p>4.6665</text:p>
              </table:table-cell>
              <table:table-cell office:value-type="float" office:value="4.42681666666667">
                <text:p>4.42681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1975">
                <text:p>4.1975</text:p>
              </table:table-cell>
              <table:table-cell office:value-type="float" office:value="4.2848">
                <text:p>4.2848</text:p>
              </table:table-cell>
              <table:table-cell office:value-type="float" office:value="4.2609">
                <text:p>4.2609</text:p>
              </table:table-cell>
              <table:table-cell office:value-type="float" office:value="4.5116">
                <text:p>4.5116</text:p>
              </table:table-cell>
              <table:table-cell office:value-type="float" office:value="4.632">
                <text:p>4.632</text:p>
              </table:table-cell>
              <table:table-cell office:value-type="float" office:value="4.6443">
                <text:p>4.6443</text:p>
              </table:table-cell>
              <table:table-cell office:value-type="float" office:value="4.42185">
                <text:p>4.421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1884">
                <text:p>4.1884</text:p>
              </table:table-cell>
              <table:table-cell office:value-type="float" office:value="4.2848">
                <text:p>4.2848</text:p>
              </table:table-cell>
              <table:table-cell office:value-type="float" office:value="4.2609">
                <text:p>4.2609</text:p>
              </table:table-cell>
              <table:table-cell office:value-type="float" office:value="4.5025">
                <text:p>4.5025</text:p>
              </table:table-cell>
              <table:table-cell office:value-type="float" office:value="4.628">
                <text:p>4.628</text:p>
              </table:table-cell>
              <table:table-cell office:value-type="float" office:value="4.6423">
                <text:p>4.6423</text:p>
              </table:table-cell>
              <table:table-cell office:value-type="float" office:value="4.41781666666667">
                <text:p>4.41781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1884">
                <text:p>4.1884</text:p>
              </table:table-cell>
              <table:table-cell office:value-type="float" office:value="4.2848">
                <text:p>4.2848</text:p>
              </table:table-cell>
              <table:table-cell office:value-type="float" office:value="4.2598">
                <text:p>4.2598</text:p>
              </table:table-cell>
              <table:table-cell office:value-type="float" office:value="4.5022">
                <text:p>4.5022</text:p>
              </table:table-cell>
              <table:table-cell office:value-type="float" office:value="4.619">
                <text:p>4.619</text:p>
              </table:table-cell>
              <table:table-cell office:value-type="float" office:value="4.6683">
                <text:p>4.6683</text:p>
              </table:table-cell>
              <table:table-cell office:value-type="float" office:value="4.42041666666667">
                <text:p>4.42041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1884">
                <text:p>4.1884</text:p>
              </table:table-cell>
              <table:table-cell office:value-type="float" office:value="4.2945">
                <text:p>4.2945</text:p>
              </table:table-cell>
              <table:table-cell office:value-type="float" office:value="4.2671">
                <text:p>4.2671</text:p>
              </table:table-cell>
              <table:table-cell office:value-type="float" office:value="4.4907">
                <text:p>4.4907</text:p>
              </table:table-cell>
              <table:table-cell office:value-type="float" office:value="4.605">
                <text:p>4.605</text:p>
              </table:table-cell>
              <table:table-cell office:value-type="float" office:value="4.6683">
                <text:p>4.6683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1884">
                <text:p>4.1884</text:p>
              </table:table-cell>
              <table:table-cell office:value-type="float" office:value="4.2945">
                <text:p>4.2945</text:p>
              </table:table-cell>
              <table:table-cell office:value-type="float" office:value="4.2671">
                <text:p>4.2671</text:p>
              </table:table-cell>
              <table:table-cell office:value-type="float" office:value="4.4907">
                <text:p>4.4907</text:p>
              </table:table-cell>
              <table:table-cell office:value-type="float" office:value="4.605">
                <text:p>4.605</text:p>
              </table:table-cell>
              <table:table-cell office:value-type="float" office:value="4.6683">
                <text:p>4.6683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1884">
                <text:p>4.1884</text:p>
              </table:table-cell>
              <table:table-cell office:value-type="float" office:value="4.2945">
                <text:p>4.2945</text:p>
              </table:table-cell>
              <table:table-cell office:value-type="float" office:value="4.2671">
                <text:p>4.2671</text:p>
              </table:table-cell>
              <table:table-cell office:value-type="float" office:value="4.4907">
                <text:p>4.4907</text:p>
              </table:table-cell>
              <table:table-cell office:value-type="float" office:value="4.605">
                <text:p>4.605</text:p>
              </table:table-cell>
              <table:table-cell office:value-type="float" office:value="4.6683">
                <text:p>4.6683</text:p>
              </table:table-cell>
              <table:table-cell office:value-type="float" office:value="4.419">
                <text:p>4.4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1808">
                <text:p>4.1808</text:p>
              </table:table-cell>
              <table:table-cell office:value-type="float" office:value="4.3028">
                <text:p>4.3028</text:p>
              </table:table-cell>
              <table:table-cell office:value-type="float" office:value="4.2567">
                <text:p>4.2567</text:p>
              </table:table-cell>
              <table:table-cell office:value-type="float" office:value="4.4907">
                <text:p>4.4907</text:p>
              </table:table-cell>
              <table:table-cell office:value-type="float" office:value="4.6063">
                <text:p>4.6063</text:p>
              </table:table-cell>
              <table:table-cell office:value-type="float" office:value="4.7008">
                <text:p>4.7008</text:p>
              </table:table-cell>
              <table:table-cell office:value-type="float" office:value="4.42301666666667">
                <text:p>4.42301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177">
                <text:p>4.177</text:p>
              </table:table-cell>
              <table:table-cell office:value-type="float" office:value="4.3014">
                <text:p>4.3014</text:p>
              </table:table-cell>
              <table:table-cell office:value-type="float" office:value="4.2567">
                <text:p>4.2567</text:p>
              </table:table-cell>
              <table:table-cell office:value-type="float" office:value="4.5308">
                <text:p>4.5308</text:p>
              </table:table-cell>
              <table:table-cell office:value-type="float" office:value="4.6037">
                <text:p>4.6037</text:p>
              </table:table-cell>
              <table:table-cell office:value-type="float" office:value="4.6855">
                <text:p>4.6855</text:p>
              </table:table-cell>
              <table:table-cell office:value-type="float" office:value="4.42585">
                <text:p>4.425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177">
                <text:p>4.177</text:p>
              </table:table-cell>
              <table:table-cell office:value-type="float" office:value="4.3014">
                <text:p>4.3014</text:p>
              </table:table-cell>
              <table:table-cell office:value-type="float" office:value="4.2567">
                <text:p>4.2567</text:p>
              </table:table-cell>
              <table:table-cell office:value-type="float" office:value="4.5565">
                <text:p>4.5565</text:p>
              </table:table-cell>
              <table:table-cell office:value-type="float" office:value="4.596">
                <text:p>4.596</text:p>
              </table:table-cell>
              <table:table-cell office:value-type="float" office:value="4.6808">
                <text:p>4.6808</text:p>
              </table:table-cell>
              <table:table-cell office:value-type="float" office:value="4.42806666666667">
                <text:p>4.4280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177">
                <text:p>4.177</text:p>
              </table:table-cell>
              <table:table-cell office:value-type="float" office:value="4.3014">
                <text:p>4.3014</text:p>
              </table:table-cell>
              <table:table-cell office:value-type="float" office:value="4.2568">
                <text:p>4.2568</text:p>
              </table:table-cell>
              <table:table-cell office:value-type="float" office:value="4.5597">
                <text:p>4.5597</text:p>
              </table:table-cell>
              <table:table-cell office:value-type="float" office:value="4.5969">
                <text:p>4.5969</text:p>
              </table:table-cell>
              <table:table-cell office:value-type="float" office:value="4.6808">
                <text:p>4.6808</text:p>
              </table:table-cell>
              <table:table-cell office:value-type="float" office:value="4.42876666666667">
                <text:p>4.4287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39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" chart:maximum="5.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3cm" chart:symbol-height="0.03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03cm" chart:symbol-height="0.03cm">
        <chart:symbol-image xlink:href="Pictures/2000000D000000DD000000DD8384ABF7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03cm" chart:symbol-height="0.03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03cm" chart:symbol-height="0.03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03cm" chart:symbol-height="0.03cm">
        <chart:symbol-image xlink:href="Pictures/2000000D000000DD000000DD81B0075E.svm" xlink:type="simple" xlink:actuate="onLoad"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03cm" chart:symbol-height="0.03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03cm" chart:symbol-height="0.03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61cm" svg:height="15.185cm" xlink:href=".." xlink:type="simple" chart:class="chart:scatter" chart:style-name="ch1">
        <chart:title svg:x="11.421cm" svg:y="0.439cm" chart:style-name="ch2">
          <text:p>USD/PLN</text:p>
        </chart:title>
        <chart:legend chart:legend-position="end" svg:x="22.3cm" svg:y="5.708cm" style:legend-expansion="high" chart:style-name="ch3"/>
        <chart:plot-area chart:style-name="ch4" table:cell-range-address="Arkusz1.B5:Arkusz1.B369 Arkusz1.T4:Arkusz1.Z369" chart:data-source-has-labels="both" svg:x="0.947cm" svg:y="2.127cm" svg:width="20.359cm" svg:height="12.335cm">
          <chartooo:coordinate-region svg:x="1.674cm" svg:y="2.34cm" svg:width="19.632cm" svg:height="11.449cm"/>
          <chart:axis chart:dimension="x" chart:name="primary-x" chart:style-name="ch5" chartooo:axis-type="auto">
            <chart:categories table:cell-range-address="Arkusz1.B5:Arkusz1.B3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T5:Arkusz1.T369" chart:label-cell-address="Arkusz1.T4:Arkusz1.T4" chart:class="chart:scatter">
            <chart:data-point chart:repeated="365"/>
          </chart:series>
          <chart:series chart:style-name="ch9" chart:values-cell-range-address="Arkusz1.U5:Arkusz1.U369" chart:label-cell-address="Arkusz1.U4:Arkusz1.U4" chart:class="chart:scatter">
            <chart:data-point chart:repeated="365"/>
          </chart:series>
          <chart:series chart:style-name="ch10" chart:values-cell-range-address="Arkusz1.V5:Arkusz1.V369" chart:label-cell-address="Arkusz1.V4:Arkusz1.V4" chart:class="chart:scatter">
            <chart:data-point chart:repeated="365"/>
          </chart:series>
          <chart:series chart:style-name="ch11" chart:values-cell-range-address="Arkusz1.W5:Arkusz1.W369" chart:label-cell-address="Arkusz1.W4:Arkusz1.W4" chart:class="chart:scatter">
            <chart:data-point chart:repeated="365"/>
          </chart:series>
          <chart:series chart:style-name="ch12" chart:values-cell-range-address="Arkusz1.X5:Arkusz1.X369" chart:label-cell-address="Arkusz1.X4:Arkusz1.X4" chart:class="chart:scatter">
            <chart:data-point chart:repeated="365"/>
          </chart:series>
          <chart:series chart:style-name="ch13" chart:values-cell-range-address="Arkusz1.Y5:Arkusz1.Y369" chart:label-cell-address="Arkusz1.Y4:Arkusz1.Y4" chart:class="chart:scatter">
            <chart:data-point chart:repeated="365"/>
          </chart:series>
          <chart:series chart:style-name="ch14" chart:values-cell-range-address="Arkusz1.Z5:Arkusz1.Z369" chart:label-cell-address="Arkusz1.Z4:Arkusz1.Z4" chart:class="chart:scatter">
            <chart:data-point chart:repeated="36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Arkusz1.T4:Arkusz1.T4</svg:desc>
                </draw:g>
              </table:table-cell>
              <table:table-cell office:value-type="string">
                <text:p>2018</text:p>
                <draw:g>
                  <svg:desc>Arkusz1.U4:Arkusz1.U4</svg:desc>
                </draw:g>
              </table:table-cell>
              <table:table-cell office:value-type="string">
                <text:p>2019</text:p>
                <draw:g>
                  <svg:desc>Arkusz1.V4:Arkusz1.V4</svg:desc>
                </draw:g>
              </table:table-cell>
              <table:table-cell office:value-type="string">
                <text:p>2020</text:p>
                <draw:g>
                  <svg:desc>Arkusz1.W4:Arkusz1.W4</svg:desc>
                </draw:g>
              </table:table-cell>
              <table:table-cell office:value-type="string">
                <text:p>2021</text:p>
                <draw:g>
                  <svg:desc>Arkusz1.X4:Arkusz1.X4</svg:desc>
                </draw:g>
              </table:table-cell>
              <table:table-cell office:value-type="string">
                <text:p>2022</text:p>
                <draw:g>
                  <svg:desc>Arkusz1.Y4:Arkusz1.Y4</svg:desc>
                </draw:g>
              </table:table-cell>
              <table:table-cell office:value-type="string">
                <text:p>Average</text:p>
                <draw:g>
                  <svg:desc>Arkusz1.Z4:Arkusz1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-01</text:p>
                <draw:g>
                  <svg:desc>Arkusz1.B5:Arkusz1.B369</svg:desc>
                </draw:g>
              </table:table-cell>
              <table:table-cell office:value-type="float" office:value="4.2162">
                <text:p>4.2162</text:p>
                <draw:g>
                  <svg:desc>Arkusz1.T5:Arkusz1.T369</svg:desc>
                </draw:g>
              </table:table-cell>
              <table:table-cell office:value-type="float" office:value="3.4507">
                <text:p>3.4507</text:p>
                <draw:g>
                  <svg:desc>Arkusz1.U5:Arkusz1.U369</svg:desc>
                </draw:g>
              </table:table-cell>
              <table:table-cell office:value-type="float" office:value="3.7698">
                <text:p>3.7698</text:p>
                <draw:g>
                  <svg:desc>Arkusz1.V5:Arkusz1.V369</svg:desc>
                </draw:g>
              </table:table-cell>
              <table:table-cell office:value-type="float" office:value="3.8009">
                <text:p>3.8009</text:p>
                <draw:g>
                  <svg:desc>Arkusz1.W5:Arkusz1.W369</svg:desc>
                </draw:g>
              </table:table-cell>
              <table:table-cell office:value-type="float" office:value="3.6984">
                <text:p>3.6984</text:p>
                <draw:g>
                  <svg:desc>Arkusz1.X5:Arkusz1.X369</svg:desc>
                </draw:g>
              </table:table-cell>
              <table:table-cell office:value-type="float" office:value="4.0418">
                <text:p>4.0418</text:p>
                <draw:g>
                  <svg:desc>Arkusz1.Y5:Arkusz1.Y369</svg:desc>
                </draw:g>
              </table:table-cell>
              <table:table-cell office:value-type="float" office:value="3.82963333333333">
                <text:p>3.82963333333333</text:p>
                <draw:g>
                  <svg:desc>Arkusz1.Z5:Arkusz1.Z369</svg:desc>
                </draw:g>
              </table:table-cell>
            </table:table-row>
            <table:table-row>
              <table:table-cell office:value-type="string">
                <text:p>02-01</text:p>
              </table:table-cell>
              <table:table-cell office:value-type="float" office:value="4.2162">
                <text:p>4.2162</text:p>
              </table:table-cell>
              <table:table-cell office:value-type="float" office:value="3.4507">
                <text:p>3.4507</text:p>
              </table:table-cell>
              <table:table-cell office:value-type="float" office:value="3.7698">
                <text:p>3.7698</text:p>
              </table:table-cell>
              <table:table-cell office:value-type="float" office:value="3.8009">
                <text:p>3.8009</text:p>
              </table:table-cell>
              <table:table-cell office:value-type="float" office:value="3.6984">
                <text:p>3.6984</text:p>
              </table:table-cell>
              <table:table-cell office:value-type="float" office:value="4.0418">
                <text:p>4.0418</text:p>
              </table:table-cell>
              <table:table-cell office:value-type="float" office:value="3.82963333333333">
                <text:p>3.82963333333333</text:p>
              </table:table-cell>
            </table:table-row>
            <table:table-row>
              <table:table-cell office:value-type="string">
                <text:p>03-01</text:p>
              </table:table-cell>
              <table:table-cell office:value-type="float" office:value="4.2305">
                <text:p>4.2305</text:p>
              </table:table-cell>
              <table:table-cell office:value-type="float" office:value="3.4644">
                <text:p>3.4644</text:p>
              </table:table-cell>
              <table:table-cell office:value-type="float" office:value="3.787">
                <text:p>3.787</text:p>
              </table:table-cell>
              <table:table-cell office:value-type="float" office:value="3.8121">
                <text:p>3.8121</text:p>
              </table:table-cell>
              <table:table-cell office:value-type="float" office:value="3.6984">
                <text:p>3.6984</text:p>
              </table:table-cell>
              <table:table-cell office:value-type="float" office:value="4.0418">
                <text:p>4.0418</text:p>
              </table:table-cell>
              <table:table-cell office:value-type="float" office:value="3.83903333333333">
                <text:p>3.83903333333333</text:p>
              </table:table-cell>
            </table:table-row>
            <table:table-row>
              <table:table-cell office:value-type="string">
                <text:p>04-01</text:p>
              </table:table-cell>
              <table:table-cell office:value-type="float" office:value="4.1945">
                <text:p>4.1945</text:p>
              </table:table-cell>
              <table:table-cell office:value-type="float" office:value="3.4443">
                <text:p>3.4443</text:p>
              </table:table-cell>
              <table:table-cell office:value-type="float" office:value="3.7672">
                <text:p>3.7672</text:p>
              </table:table-cell>
              <table:table-cell office:value-type="float" office:value="3.7891">
                <text:p>3.7891</text:p>
              </table:table-cell>
              <table:table-cell office:value-type="float" office:value="3.6984">
                <text:p>3.6984</text:p>
              </table:table-cell>
              <table:table-cell office:value-type="float" office:value="4.0489">
                <text:p>4.0489</text:p>
              </table:table-cell>
              <table:table-cell office:value-type="float" office:value="3.82373333333333">
                <text:p>3.82373333333333</text:p>
              </table:table-cell>
            </table:table-row>
            <table:table-row>
              <table:table-cell office:value-type="string">
                <text:p>05-01</text:p>
              </table:table-cell>
              <table:table-cell office:value-type="float" office:value="4.1596">
                <text:p>4.1596</text:p>
              </table:table-cell>
              <table:table-cell office:value-type="float" office:value="3.4499">
                <text:p>3.4499</text:p>
              </table:table-cell>
              <table:table-cell office:value-type="float" office:value="3.7491">
                <text:p>3.7491</text:p>
              </table:table-cell>
              <table:table-cell office:value-type="float" office:value="3.7891">
                <text:p>3.7891</text:p>
              </table:table-cell>
              <table:table-cell office:value-type="float" office:value="3.7057">
                <text:p>3.7057</text:p>
              </table:table-cell>
              <table:table-cell office:value-type="float" office:value="4.0345">
                <text:p>4.0345</text:p>
              </table:table-cell>
              <table:table-cell office:value-type="float" office:value="3.81465">
                <text:p>3.81465</text:p>
              </table:table-cell>
            </table:table-row>
            <table:table-row>
              <table:table-cell office:value-type="string">
                <text:p>06-01</text:p>
              </table:table-cell>
              <table:table-cell office:value-type="float" office:value="4.1129">
                <text:p>4.1129</text:p>
              </table:table-cell>
              <table:table-cell office:value-type="float" office:value="3.4797">
                <text:p>3.4797</text:p>
              </table:table-cell>
              <table:table-cell office:value-type="float" office:value="3.7491">
                <text:p>3.7491</text:p>
              </table:table-cell>
              <table:table-cell office:value-type="float" office:value="3.7891">
                <text:p>3.7891</text:p>
              </table:table-cell>
              <table:table-cell office:value-type="float" office:value="3.6602">
                <text:p>3.6602</text:p>
              </table:table-cell>
              <table:table-cell office:value-type="float" office:value="4.0313">
                <text:p>4.0313</text:p>
              </table:table-cell>
              <table:table-cell office:value-type="float" office:value="3.80371666666667">
                <text:p>3.80371666666667</text:p>
              </table:table-cell>
            </table:table-row>
            <table:table-row>
              <table:table-cell office:value-type="string">
                <text:p>07-01</text:p>
              </table:table-cell>
              <table:table-cell office:value-type="float" office:value="4.1629">
                <text:p>4.1629</text:p>
              </table:table-cell>
              <table:table-cell office:value-type="float" office:value="3.4797">
                <text:p>3.4797</text:p>
              </table:table-cell>
              <table:table-cell office:value-type="float" office:value="3.7491">
                <text:p>3.7491</text:p>
              </table:table-cell>
              <table:table-cell office:value-type="float" office:value="3.8003">
                <text:p>3.8003</text:p>
              </table:table-cell>
              <table:table-cell office:value-type="float" office:value="3.6655">
                <text:p>3.6655</text:p>
              </table:table-cell>
              <table:table-cell office:value-type="float" office:value="4.0269">
                <text:p>4.0269</text:p>
              </table:table-cell>
              <table:table-cell office:value-type="float" office:value="3.81406666666667">
                <text:p>3.81406666666667</text:p>
              </table:table-cell>
            </table:table-row>
            <table:table-row>
              <table:table-cell office:value-type="string">
                <text:p>08-01</text:p>
              </table:table-cell>
              <table:table-cell office:value-type="float" office:value="4.1629">
                <text:p>4.1629</text:p>
              </table:table-cell>
              <table:table-cell office:value-type="float" office:value="3.4797">
                <text:p>3.4797</text:p>
              </table:table-cell>
              <table:table-cell office:value-type="float" office:value="3.7635">
                <text:p>3.7635</text:p>
              </table:table-cell>
              <table:table-cell office:value-type="float" office:value="3.8173">
                <text:p>3.8173</text:p>
              </table:table-cell>
              <table:table-cell office:value-type="float" office:value="3.6827">
                <text:p>3.6827</text:p>
              </table:table-cell>
              <table:table-cell office:value-type="float" office:value="4.0055">
                <text:p>4.0055</text:p>
              </table:table-cell>
              <table:table-cell office:value-type="float" office:value="3.8186">
                <text:p>3.8186</text:p>
              </table:table-cell>
            </table:table-row>
            <table:table-row>
              <table:table-cell office:value-type="string">
                <text:p>09-01</text:p>
              </table:table-cell>
              <table:table-cell office:value-type="float" office:value="4.1629">
                <text:p>4.1629</text:p>
              </table:table-cell>
              <table:table-cell office:value-type="float" office:value="3.5028">
                <text:p>3.5028</text:p>
              </table:table-cell>
              <table:table-cell office:value-type="float" office:value="3.751">
                <text:p>3.751</text:p>
              </table:table-cell>
              <table:table-cell office:value-type="float" office:value="3.8184">
                <text:p>3.8184</text:p>
              </table:table-cell>
              <table:table-cell office:value-type="float" office:value="3.7239">
                <text:p>3.7239</text:p>
              </table:table-cell>
              <table:table-cell office:value-type="float" office:value="4.0055">
                <text:p>4.0055</text:p>
              </table:table-cell>
              <table:table-cell office:value-type="float" office:value="3.82741666666667">
                <text:p>3.82741666666667</text:p>
              </table:table-cell>
            </table:table-row>
            <table:table-row>
              <table:table-cell office:value-type="string">
                <text:p>10-01</text:p>
              </table:table-cell>
              <table:table-cell office:value-type="float" office:value="4.1375">
                <text:p>4.1375</text:p>
              </table:table-cell>
              <table:table-cell office:value-type="float" office:value="3.4868">
                <text:p>3.4868</text:p>
              </table:table-cell>
              <table:table-cell office:value-type="float" office:value="3.7242">
                <text:p>3.7242</text:p>
              </table:table-cell>
              <table:table-cell office:value-type="float" office:value="3.8285">
                <text:p>3.8285</text:p>
              </table:table-cell>
              <table:table-cell office:value-type="float" office:value="3.7239">
                <text:p>3.7239</text:p>
              </table:table-cell>
              <table:table-cell office:value-type="float" office:value="4.0055">
                <text:p>4.0055</text:p>
              </table:table-cell>
              <table:table-cell office:value-type="float" office:value="3.81773333333333">
                <text:p>3.81773333333333</text:p>
              </table:table-cell>
            </table:table-row>
            <table:table-row>
              <table:table-cell office:value-type="string">
                <text:p>11-01</text:p>
              </table:table-cell>
              <table:table-cell office:value-type="float" office:value="4.161">
                <text:p>4.161</text:p>
              </table:table-cell>
              <table:table-cell office:value-type="float" office:value="3.4772">
                <text:p>3.4772</text:p>
              </table:table-cell>
              <table:table-cell office:value-type="float" office:value="3.7261">
                <text:p>3.7261</text:p>
              </table:table-cell>
              <table:table-cell office:value-type="float" office:value="3.8062">
                <text:p>3.8062</text:p>
              </table:table-cell>
              <table:table-cell office:value-type="float" office:value="3.7239">
                <text:p>3.7239</text:p>
              </table:table-cell>
              <table:table-cell office:value-type="float" office:value="4.0083">
                <text:p>4.0083</text:p>
              </table:table-cell>
              <table:table-cell office:value-type="float" office:value="3.81711666666667">
                <text:p>3.81711666666667</text:p>
              </table:table-cell>
            </table:table-row>
            <table:table-row>
              <table:table-cell office:value-type="string">
                <text:p>12-01</text:p>
              </table:table-cell>
              <table:table-cell office:value-type="float" office:value="4.0982">
                <text:p>4.0982</text:p>
              </table:table-cell>
              <table:table-cell office:value-type="float" office:value="3.4376">
                <text:p>3.4376</text:p>
              </table:table-cell>
              <table:table-cell office:value-type="float" office:value="3.7434">
                <text:p>3.7434</text:p>
              </table:table-cell>
              <table:table-cell office:value-type="float" office:value="3.8062">
                <text:p>3.8062</text:p>
              </table:table-cell>
              <table:table-cell office:value-type="float" office:value="3.7207">
                <text:p>3.7207</text:p>
              </table:table-cell>
              <table:table-cell office:value-type="float" office:value="3.9894">
                <text:p>3.9894</text:p>
              </table:table-cell>
              <table:table-cell office:value-type="float" office:value="3.79925">
                <text:p>3.79925</text:p>
              </table:table-cell>
            </table:table-row>
            <table:table-row>
              <table:table-cell office:value-type="string">
                <text:p>13-01</text:p>
              </table:table-cell>
              <table:table-cell office:value-type="float" office:value="4.1027">
                <text:p>4.1027</text:p>
              </table:table-cell>
              <table:table-cell office:value-type="float" office:value="3.3955">
                <text:p>3.3955</text:p>
              </table:table-cell>
              <table:table-cell office:value-type="float" office:value="3.7434">
                <text:p>3.7434</text:p>
              </table:table-cell>
              <table:table-cell office:value-type="float" office:value="3.8062">
                <text:p>3.8062</text:p>
              </table:table-cell>
              <table:table-cell office:value-type="float" office:value="3.7196">
                <text:p>3.7196</text:p>
              </table:table-cell>
              <table:table-cell office:value-type="float" office:value="3.9572">
                <text:p>3.9572</text:p>
              </table:table-cell>
              <table:table-cell office:value-type="float" office:value="3.78743333333333">
                <text:p>3.78743333333333</text:p>
              </table:table-cell>
            </table:table-row>
            <table:table-row>
              <table:table-cell office:value-type="string">
                <text:p>14-01</text:p>
              </table:table-cell>
              <table:table-cell office:value-type="float" office:value="4.1277">
                <text:p>4.1277</text:p>
              </table:table-cell>
              <table:table-cell office:value-type="float" office:value="3.3955">
                <text:p>3.3955</text:p>
              </table:table-cell>
              <table:table-cell office:value-type="float" office:value="3.7434">
                <text:p>3.7434</text:p>
              </table:table-cell>
              <table:table-cell office:value-type="float" office:value="3.7984">
                <text:p>3.7984</text:p>
              </table:table-cell>
              <table:table-cell office:value-type="float" office:value="3.7429">
                <text:p>3.7429</text:p>
              </table:table-cell>
              <table:table-cell office:value-type="float" office:value="3.9673">
                <text:p>3.9673</text:p>
              </table:table-cell>
              <table:table-cell office:value-type="float" office:value="3.79586666666667">
                <text:p>3.79586666666667</text:p>
              </table:table-cell>
            </table:table-row>
            <table:table-row>
              <table:table-cell office:value-type="string">
                <text:p>15-01</text:p>
              </table:table-cell>
              <table:table-cell office:value-type="float" office:value="4.1277">
                <text:p>4.1277</text:p>
              </table:table-cell>
              <table:table-cell office:value-type="float" office:value="3.3955">
                <text:p>3.3955</text:p>
              </table:table-cell>
              <table:table-cell office:value-type="float" office:value="3.7579">
                <text:p>3.7579</text:p>
              </table:table-cell>
              <table:table-cell office:value-type="float" office:value="3.7933">
                <text:p>3.7933</text:p>
              </table:table-cell>
              <table:table-cell office:value-type="float" office:value="3.7429">
                <text:p>3.7429</text:p>
              </table:table-cell>
              <table:table-cell office:value-type="float" office:value="3.9688">
                <text:p>3.9688</text:p>
              </table:table-cell>
              <table:table-cell office:value-type="float" office:value="3.79768333333333">
                <text:p>3.79768333333333</text:p>
              </table:table-cell>
            </table:table-row>
            <table:table-row>
              <table:table-cell office:value-type="string">
                <text:p>16-01</text:p>
              </table:table-cell>
              <table:table-cell office:value-type="float" office:value="4.1277">
                <text:p>4.1277</text:p>
              </table:table-cell>
              <table:table-cell office:value-type="float" office:value="3.4107">
                <text:p>3.4107</text:p>
              </table:table-cell>
              <table:table-cell office:value-type="float" office:value="3.7648">
                <text:p>3.7648</text:p>
              </table:table-cell>
              <table:table-cell office:value-type="float" office:value="3.7894">
                <text:p>3.7894</text:p>
              </table:table-cell>
              <table:table-cell office:value-type="float" office:value="3.7624">
                <text:p>3.7624</text:p>
              </table:table-cell>
              <table:table-cell office:value-type="float" office:value="3.9688">
                <text:p>3.9688</text:p>
              </table:table-cell>
              <table:table-cell office:value-type="float" office:value="3.80396666666667">
                <text:p>3.80396666666667</text:p>
              </table:table-cell>
            </table:table-row>
            <table:table-row>
              <table:table-cell office:value-type="string">
                <text:p>17-01</text:p>
              </table:table-cell>
              <table:table-cell office:value-type="float" office:value="4.0896">
                <text:p>4.0896</text:p>
              </table:table-cell>
              <table:table-cell office:value-type="float" office:value="3.4183">
                <text:p>3.4183</text:p>
              </table:table-cell>
              <table:table-cell office:value-type="float" office:value="3.7588">
                <text:p>3.7588</text:p>
              </table:table-cell>
              <table:table-cell office:value-type="float" office:value="3.8141">
                <text:p>3.8141</text:p>
              </table:table-cell>
              <table:table-cell office:value-type="float" office:value="3.7624">
                <text:p>3.7624</text:p>
              </table:table-cell>
              <table:table-cell office:value-type="float" office:value="3.9688">
                <text:p>3.9688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>18-01</text:p>
              </table:table-cell>
              <table:table-cell office:value-type="float" office:value="4.0954">
                <text:p>4.0954</text:p>
              </table:table-cell>
              <table:table-cell office:value-type="float" office:value="3.4054">
                <text:p>3.4054</text:p>
              </table:table-cell>
              <table:table-cell office:value-type="float" office:value="3.7652">
                <text:p>3.7652</text:p>
              </table:table-cell>
              <table:table-cell office:value-type="float" office:value="3.828">
                <text:p>3.828</text:p>
              </table:table-cell>
              <table:table-cell office:value-type="float" office:value="3.7624">
                <text:p>3.7624</text:p>
              </table:table-cell>
              <table:table-cell office:value-type="float" office:value="3.9817">
                <text:p>3.9817</text:p>
              </table:table-cell>
              <table:table-cell office:value-type="float" office:value="3.80635">
                <text:p>3.80635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4.099">
                <text:p>4.099</text:p>
              </table:table-cell>
              <table:table-cell office:value-type="float" office:value="3.404">
                <text:p>3.404</text:p>
              </table:table-cell>
              <table:table-cell office:value-type="float" office:value="3.7767">
                <text:p>3.7767</text:p>
              </table:table-cell>
              <table:table-cell office:value-type="float" office:value="3.828">
                <text:p>3.828</text:p>
              </table:table-cell>
              <table:table-cell office:value-type="float" office:value="3.7382">
                <text:p>3.7382</text:p>
              </table:table-cell>
              <table:table-cell office:value-type="float" office:value="3.9867">
                <text:p>3.9867</text:p>
              </table:table-cell>
              <table:table-cell office:value-type="float" office:value="3.80543333333333">
                <text:p>3.80543333333333</text:p>
              </table:table-cell>
            </table:table-row>
            <table:table-row>
              <table:table-cell office:value-type="string">
                <text:p>20-01</text:p>
              </table:table-cell>
              <table:table-cell office:value-type="float" office:value="4.1101">
                <text:p>4.1101</text:p>
              </table:table-cell>
              <table:table-cell office:value-type="float" office:value="3.4077">
                <text:p>3.4077</text:p>
              </table:table-cell>
              <table:table-cell office:value-type="float" office:value="3.7767">
                <text:p>3.7767</text:p>
              </table:table-cell>
              <table:table-cell office:value-type="float" office:value="3.828">
                <text:p>3.828</text:p>
              </table:table-cell>
              <table:table-cell office:value-type="float" office:value="3.7453">
                <text:p>3.7453</text:p>
              </table:table-cell>
              <table:table-cell office:value-type="float" office:value="3.9891">
                <text:p>3.9891</text:p>
              </table:table-cell>
              <table:table-cell office:value-type="float" office:value="3.80948333333333">
                <text:p>3.80948333333333</text:p>
              </table:table-cell>
            </table:table-row>
            <table:table-row>
              <table:table-cell office:value-type="string">
                <text:p>21-01</text:p>
              </table:table-cell>
              <table:table-cell office:value-type="float" office:value="4.0802">
                <text:p>4.0802</text:p>
              </table:table-cell>
              <table:table-cell office:value-type="float" office:value="3.4077">
                <text:p>3.4077</text:p>
              </table:table-cell>
              <table:table-cell office:value-type="float" office:value="3.7767">
                <text:p>3.7767</text:p>
              </table:table-cell>
              <table:table-cell office:value-type="float" office:value="3.8181">
                <text:p>3.8181</text:p>
              </table:table-cell>
              <table:table-cell office:value-type="float" office:value="3.7246">
                <text:p>3.7246</text:p>
              </table:table-cell>
              <table:table-cell office:value-type="float" office:value="3.9935">
                <text:p>3.9935</text:p>
              </table:table-cell>
              <table:table-cell office:value-type="float" office:value="3.80013333333333">
                <text:p>3.80013333333333</text:p>
              </table:table-cell>
            </table:table-row>
            <table:table-row>
              <table:table-cell office:value-type="string">
                <text:p>22-01</text:p>
              </table:table-cell>
              <table:table-cell office:value-type="float" office:value="4.0802">
                <text:p>4.0802</text:p>
              </table:table-cell>
              <table:table-cell office:value-type="float" office:value="3.4077">
                <text:p>3.4077</text:p>
              </table:table-cell>
              <table:table-cell office:value-type="float" office:value="3.772">
                <text:p>3.772</text:p>
              </table:table-cell>
              <table:table-cell office:value-type="float" office:value="3.822">
                <text:p>3.822</text:p>
              </table:table-cell>
              <table:table-cell office:value-type="float" office:value="3.7329">
                <text:p>3.7329</text:p>
              </table:table-cell>
              <table:table-cell office:value-type="float" office:value="4.0315">
                <text:p>4.0315</text:p>
              </table:table-cell>
              <table:table-cell office:value-type="float" office:value="3.80771666666667">
                <text:p>3.80771666666667</text:p>
              </table:table-cell>
            </table:table-row>
            <table:table-row>
              <table:table-cell office:value-type="string">
                <text:p>23-01</text:p>
              </table:table-cell>
              <table:table-cell office:value-type="float" office:value="4.0802">
                <text:p>4.0802</text:p>
              </table:table-cell>
              <table:table-cell office:value-type="float" office:value="3.404">
                <text:p>3.404</text:p>
              </table:table-cell>
              <table:table-cell office:value-type="float" office:value="3.7729">
                <text:p>3.7729</text:p>
              </table:table-cell>
              <table:table-cell office:value-type="float" office:value="3.8264">
                <text:p>3.8264</text:p>
              </table:table-cell>
              <table:table-cell office:value-type="float" office:value="3.7368">
                <text:p>3.7368</text:p>
              </table:table-cell>
              <table:table-cell office:value-type="float" office:value="4.0315">
                <text:p>4.0315</text:p>
              </table:table-cell>
              <table:table-cell office:value-type="float" office:value="3.80863333333333">
                <text:p>3.80863333333333</text:p>
              </table:table-cell>
            </table:table-row>
            <table:table-row>
              <table:table-cell office:value-type="string">
                <text:p>24-01</text:p>
              </table:table-cell>
              <table:table-cell office:value-type="float" office:value="4.0682">
                <text:p>4.0682</text:p>
              </table:table-cell>
              <table:table-cell office:value-type="float" office:value="3.3649">
                <text:p>3.3649</text:p>
              </table:table-cell>
              <table:table-cell office:value-type="float" office:value="3.7811">
                <text:p>3.7811</text:p>
              </table:table-cell>
              <table:table-cell office:value-type="float" office:value="3.8573">
                <text:p>3.8573</text:p>
              </table:table-cell>
              <table:table-cell office:value-type="float" office:value="3.7368">
                <text:p>3.7368</text:p>
              </table:table-cell>
              <table:table-cell office:value-type="float" office:value="4.0315">
                <text:p>4.0315</text:p>
              </table:table-cell>
              <table:table-cell office:value-type="float" office:value="3.80663333333333">
                <text:p>3.80663333333333</text:p>
              </table:table-cell>
            </table:table-row>
            <table:table-row>
              <table:table-cell office:value-type="string">
                <text:p>25-01</text:p>
              </table:table-cell>
              <table:table-cell office:value-type="float" office:value="4.0623">
                <text:p>4.0623</text:p>
              </table:table-cell>
              <table:table-cell office:value-type="float" office:value="3.3424">
                <text:p>3.3424</text:p>
              </table:table-cell>
              <table:table-cell office:value-type="float" office:value="3.7819">
                <text:p>3.7819</text:p>
              </table:table-cell>
              <table:table-cell office:value-type="float" office:value="3.8744">
                <text:p>3.8744</text:p>
              </table:table-cell>
              <table:table-cell office:value-type="float" office:value="3.7368">
                <text:p>3.7368</text:p>
              </table:table-cell>
              <table:table-cell office:value-type="float" office:value="4.0603">
                <text:p>4.0603</text:p>
              </table:table-cell>
              <table:table-cell office:value-type="float" office:value="3.80968333333333">
                <text:p>3.80968333333333</text:p>
              </table:table-cell>
            </table:table-row>
            <table:table-row>
              <table:table-cell office:value-type="string">
                <text:p>26-01</text:p>
              </table:table-cell>
              <table:table-cell office:value-type="float" office:value="4.0593">
                <text:p>4.0593</text:p>
              </table:table-cell>
              <table:table-cell office:value-type="float" office:value="3.3308">
                <text:p>3.3308</text:p>
              </table:table-cell>
              <table:table-cell office:value-type="float" office:value="3.7538">
                <text:p>3.7538</text:p>
              </table:table-cell>
              <table:table-cell office:value-type="float" office:value="3.8744">
                <text:p>3.8744</text:p>
              </table:table-cell>
              <table:table-cell office:value-type="float" office:value="3.7441">
                <text:p>3.7441</text:p>
              </table:table-cell>
              <table:table-cell office:value-type="float" office:value="4.067">
                <text:p>4.067</text:p>
              </table:table-cell>
              <table:table-cell office:value-type="float" office:value="3.8049">
                <text:p>3.8049</text:p>
              </table:table-cell>
            </table:table-row>
            <table:table-row>
              <table:table-cell office:value-type="string">
                <text:p>27-01</text:p>
              </table:table-cell>
              <table:table-cell office:value-type="float" office:value="4.0633">
                <text:p>4.0633</text:p>
              </table:table-cell>
              <table:table-cell office:value-type="float" office:value="3.3473">
                <text:p>3.3473</text:p>
              </table:table-cell>
              <table:table-cell office:value-type="float" office:value="3.7538">
                <text:p>3.7538</text:p>
              </table:table-cell>
              <table:table-cell office:value-type="float" office:value="3.8744">
                <text:p>3.8744</text:p>
              </table:table-cell>
              <table:table-cell office:value-type="float" office:value="3.7576">
                <text:p>3.7576</text:p>
              </table:table-cell>
              <table:table-cell office:value-type="float" office:value="4.0853">
                <text:p>4.0853</text:p>
              </table:table-cell>
              <table:table-cell office:value-type="float" office:value="3.81361666666667">
                <text:p>3.81361666666667</text:p>
              </table:table-cell>
            </table:table-row>
            <table:table-row>
              <table:table-cell office:value-type="string">
                <text:p>28-01</text:p>
              </table:table-cell>
              <table:table-cell office:value-type="float" office:value="4.0743">
                <text:p>4.0743</text:p>
              </table:table-cell>
              <table:table-cell office:value-type="float" office:value="3.3473">
                <text:p>3.3473</text:p>
              </table:table-cell>
              <table:table-cell office:value-type="float" office:value="3.7538">
                <text:p>3.7538</text:p>
              </table:table-cell>
              <table:table-cell office:value-type="float" office:value="3.8829">
                <text:p>3.8829</text:p>
              </table:table-cell>
              <table:table-cell office:value-type="float" office:value="3.7607">
                <text:p>3.7607</text:p>
              </table:table-cell>
              <table:table-cell office:value-type="float" office:value="4.108">
                <text:p>4.108</text:p>
              </table:table-cell>
              <table:table-cell office:value-type="float" office:value="3.82116666666667">
                <text:p>3.82116666666667</text:p>
              </table:table-cell>
            </table:table-row>
            <table:table-row>
              <table:table-cell office:value-type="string">
                <text:p>29-01</text:p>
              </table:table-cell>
              <table:table-cell office:value-type="float" office:value="4.0743">
                <text:p>4.0743</text:p>
              </table:table-cell>
              <table:table-cell office:value-type="float" office:value="NaN">
                <text:p>NaN</text:p>
              </table:table-cell>
              <table:table-cell office:value-type="float" office:value="3.7626">
                <text:p>3.7626</text:p>
              </table:table-cell>
              <table:table-cell office:value-type="float" office:value="3.8939">
                <text:p>3.8939</text:p>
              </table:table-cell>
              <table:table-cell office:value-type="float" office:value="3.733">
                <text:p>3.733</text:p>
              </table:table-cell>
              <table:table-cell office:value-type="float" office:value="4.1137">
                <text:p>4.1137</text:p>
              </table:table-cell>
              <table:table-cell office:value-type="float" office:value="3.9155">
                <text:p>3.9155</text:p>
              </table:table-cell>
            </table:table-row>
            <table:table-row>
              <table:table-cell office:value-type="string">
                <text:p>30-01</text:p>
              </table:table-cell>
              <table:table-cell office:value-type="float" office:value="4.0743">
                <text:p>4.0743</text:p>
              </table:table-cell>
              <table:table-cell office:value-type="float" office:value="3.337">
                <text:p>3.337</text:p>
              </table:table-cell>
              <table:table-cell office:value-type="float" office:value="3.754">
                <text:p>3.754</text:p>
              </table:table-cell>
              <table:table-cell office:value-type="float" office:value="3.8873">
                <text:p>3.8873</text:p>
              </table:table-cell>
              <table:table-cell office:value-type="float" office:value="3.7306">
                <text:p>3.7306</text:p>
              </table:table-cell>
              <table:table-cell office:value-type="float" office:value="4.1137">
                <text:p>4.1137</text:p>
              </table:table-cell>
              <table:table-cell office:value-type="float" office:value="3.81615">
                <text:p>3.81615</text:p>
              </table:table-cell>
            </table:table-row>
            <table:table-row>
              <table:table-cell office:value-type="string">
                <text:p>31-01</text:p>
              </table:table-cell>
              <table:table-cell office:value-type="float" office:value="4.0204">
                <text:p>4.0204</text:p>
              </table:table-cell>
              <table:table-cell office:value-type="float" office:value="3.3317">
                <text:p>3.3317</text:p>
              </table:table-cell>
              <table:table-cell office:value-type="float" office:value="3.7201">
                <text:p>3.7201</text:p>
              </table:table-cell>
              <table:table-cell office:value-type="float" office:value="3.8915">
                <text:p>3.8915</text:p>
              </table:table-cell>
              <table:table-cell office:value-type="float" office:value="3.7306">
                <text:p>3.7306</text:p>
              </table:table-cell>
              <table:table-cell office:value-type="float" office:value="4.1137">
                <text:p>4.1137</text:p>
              </table:table-cell>
              <table:table-cell office:value-type="float" office:value="3.80133333333333">
                <text:p>3.80133333333333</text:p>
              </table:table-cell>
            </table:table-row>
            <table:table-row>
              <table:table-cell office:value-type="string">
                <text:p>01-02</text:p>
              </table:table-cell>
              <table:table-cell office:value-type="float" office:value="4.0024">
                <text:p>4.0024</text:p>
              </table:table-cell>
              <table:table-cell office:value-type="float" office:value="3.3344">
                <text:p>3.3344</text:p>
              </table:table-cell>
              <table:table-cell office:value-type="float" office:value="3.7258">
                <text:p>3.7258</text:p>
              </table:table-cell>
              <table:table-cell office:value-type="float" office:value="3.8829">
                <text:p>3.8829</text:p>
              </table:table-cell>
              <table:table-cell office:value-type="float" office:value="3.7306">
                <text:p>3.7306</text:p>
              </table:table-cell>
              <table:table-cell office:value-type="float" office:value="4.0679">
                <text:p>4.0679</text:p>
              </table:table-cell>
              <table:table-cell office:value-type="float" office:value="3.79066666666667">
                <text:p>3.79066666666667</text:p>
              </table:table-cell>
            </table:table-row>
            <table:table-row>
              <table:table-cell office:value-type="string">
                <text:p>02-02</text:p>
              </table:table-cell>
              <table:table-cell office:value-type="float" office:value="3.9851">
                <text:p>3.9851</text:p>
              </table:table-cell>
              <table:table-cell office:value-type="float" office:value="3.3254">
                <text:p>3.3254</text:p>
              </table:table-cell>
              <table:table-cell office:value-type="float" office:value="3.741">
                <text:p>3.741</text:p>
              </table:table-cell>
              <table:table-cell office:value-type="float" office:value="3.8829">
                <text:p>3.8829</text:p>
              </table:table-cell>
              <table:table-cell office:value-type="float" office:value="3.7324">
                <text:p>3.7324</text:p>
              </table:table-cell>
              <table:table-cell office:value-type="float" office:value="4.0139">
                <text:p>4.0139</text:p>
              </table:table-cell>
              <table:table-cell office:value-type="float" office:value="3.78011666666667">
                <text:p>3.78011666666667</text:p>
              </table:table-cell>
            </table:table-row>
            <table:table-row>
              <table:table-cell office:value-type="string">
                <text:p>03-02</text:p>
              </table:table-cell>
              <table:table-cell office:value-type="float" office:value="4.0007">
                <text:p>4.0007</text:p>
              </table:table-cell>
              <table:table-cell office:value-type="float" office:value="3.3428">
                <text:p>3.3428</text:p>
              </table:table-cell>
              <table:table-cell office:value-type="float" office:value="3.741">
                <text:p>3.741</text:p>
              </table:table-cell>
              <table:table-cell office:value-type="float" office:value="3.8829">
                <text:p>3.8829</text:p>
              </table:table-cell>
              <table:table-cell office:value-type="float" office:value="3.7378">
                <text:p>3.7378</text:p>
              </table:table-cell>
              <table:table-cell office:value-type="float" office:value="4.0152">
                <text:p>4.0152</text:p>
              </table:table-cell>
              <table:table-cell office:value-type="float" office:value="3.78673333333333">
                <text:p>3.78673333333333</text:p>
              </table:table-cell>
            </table:table-row>
            <table:table-row>
              <table:table-cell office:value-type="string">
                <text:p>04-02</text:p>
              </table:table-cell>
              <table:table-cell office:value-type="float" office:value="3.9924">
                <text:p>3.9924</text:p>
              </table:table-cell>
              <table:table-cell office:value-type="float" office:value="3.3428">
                <text:p>3.3428</text:p>
              </table:table-cell>
              <table:table-cell office:value-type="float" office:value="3.741">
                <text:p>3.741</text:p>
              </table:table-cell>
              <table:table-cell office:value-type="float" office:value="3.8698">
                <text:p>3.8698</text:p>
              </table:table-cell>
              <table:table-cell office:value-type="float" office:value="3.7463">
                <text:p>3.7463</text:p>
              </table:table-cell>
              <table:table-cell office:value-type="float" office:value="3.9667">
                <text:p>3.9667</text:p>
              </table:table-cell>
              <table:table-cell office:value-type="float" office:value="3.7765">
                <text:p>3.7765</text:p>
              </table:table-cell>
            </table:table-row>
            <table:table-row>
              <table:table-cell office:value-type="string">
                <text:p>05-02</text:p>
              </table:table-cell>
              <table:table-cell office:value-type="float" office:value="3.9924">
                <text:p>3.9924</text:p>
              </table:table-cell>
              <table:table-cell office:value-type="float" office:value="3.3428">
                <text:p>3.3428</text:p>
              </table:table-cell>
              <table:table-cell office:value-type="float" office:value="3.7531">
                <text:p>3.7531</text:p>
              </table:table-cell>
              <table:table-cell office:value-type="float" office:value="3.8548">
                <text:p>3.8548</text:p>
              </table:table-cell>
              <table:table-cell office:value-type="float" office:value="3.7572">
                <text:p>3.7572</text:p>
              </table:table-cell>
              <table:table-cell office:value-type="float" office:value="3.9689">
                <text:p>3.9689</text:p>
              </table:table-cell>
              <table:table-cell office:value-type="float" office:value="3.7782">
                <text:p>3.7782</text:p>
              </table:table-cell>
            </table:table-row>
            <table:table-row>
              <table:table-cell office:value-type="string">
                <text:p>06-02</text:p>
              </table:table-cell>
              <table:table-cell office:value-type="float" office:value="3.9924">
                <text:p>3.9924</text:p>
              </table:table-cell>
              <table:table-cell office:value-type="float" office:value="3.3777">
                <text:p>3.3777</text:p>
              </table:table-cell>
              <table:table-cell office:value-type="float" office:value="3.7672">
                <text:p>3.7672</text:p>
              </table:table-cell>
              <table:table-cell office:value-type="float" office:value="3.8581">
                <text:p>3.8581</text:p>
              </table:table-cell>
              <table:table-cell office:value-type="float" office:value="3.7276">
                <text:p>3.7276</text:p>
              </table:table-cell>
              <table:table-cell office:value-type="float" office:value="3.9689">
                <text:p>3.9689</text:p>
              </table:table-cell>
              <table:table-cell office:value-type="float" office:value="3.78198333333333">
                <text:p>3.78198333333333</text:p>
              </table:table-cell>
            </table:table-row>
            <table:table-row>
              <table:table-cell office:value-type="string">
                <text:p>07-02</text:p>
              </table:table-cell>
              <table:table-cell office:value-type="float" office:value="4.0314">
                <text:p>4.0314</text:p>
              </table:table-cell>
              <table:table-cell office:value-type="float" office:value="3.3713">
                <text:p>3.3713</text:p>
              </table:table-cell>
              <table:table-cell office:value-type="float" office:value="3.7922">
                <text:p>3.7922</text:p>
              </table:table-cell>
              <table:table-cell office:value-type="float" office:value="3.8885">
                <text:p>3.8885</text:p>
              </table:table-cell>
              <table:table-cell office:value-type="float" office:value="3.7276">
                <text:p>3.7276</text:p>
              </table:table-cell>
              <table:table-cell office:value-type="float" office:value="3.9689">
                <text:p>3.9689</text:p>
              </table:table-cell>
              <table:table-cell office:value-type="float" office:value="3.79665">
                <text:p>3.79665</text:p>
              </table:table-cell>
            </table:table-row>
            <table:table-row>
              <table:table-cell office:value-type="string">
                <text:p>08-02</text:p>
              </table:table-cell>
              <table:table-cell office:value-type="float" office:value="4.0429">
                <text:p>4.0429</text:p>
              </table:table-cell>
              <table:table-cell office:value-type="float" office:value="3.4031">
                <text:p>3.4031</text:p>
              </table:table-cell>
              <table:table-cell office:value-type="float" office:value="3.7955">
                <text:p>3.7955</text:p>
              </table:table-cell>
              <table:table-cell office:value-type="float" office:value="3.8952">
                <text:p>3.8952</text:p>
              </table:table-cell>
              <table:table-cell office:value-type="float" office:value="3.7276">
                <text:p>3.7276</text:p>
              </table:table-cell>
              <table:table-cell office:value-type="float" office:value="3.9719">
                <text:p>3.9719</text:p>
              </table:table-cell>
              <table:table-cell office:value-type="float" office:value="3.80603333333333">
                <text:p>3.80603333333333</text:p>
              </table:table-cell>
            </table:table-row>
            <table:table-row>
              <table:table-cell office:value-type="string">
                <text:p>09-02</text:p>
              </table:table-cell>
              <table:table-cell office:value-type="float" office:value="4.0307">
                <text:p>4.0307</text:p>
              </table:table-cell>
              <table:table-cell office:value-type="float" office:value="3.4142">
                <text:p>3.4142</text:p>
              </table:table-cell>
              <table:table-cell office:value-type="float" office:value="3.8163">
                <text:p>3.8163</text:p>
              </table:table-cell>
              <table:table-cell office:value-type="float" office:value="3.8952">
                <text:p>3.8952</text:p>
              </table:table-cell>
              <table:table-cell office:value-type="float" office:value="3.698">
                <text:p>3.698</text:p>
              </table:table-cell>
              <table:table-cell office:value-type="float" office:value="3.9471">
                <text:p>3.9471</text:p>
              </table:table-cell>
              <table:table-cell office:value-type="float" office:value="3.80025">
                <text:p>3.80025</text:p>
              </table:table-cell>
            </table:table-row>
            <table:table-row>
              <table:table-cell office:value-type="string">
                <text:p>10-02</text:p>
              </table:table-cell>
              <table:table-cell office:value-type="float" office:value="4.0411">
                <text:p>4.0411</text:p>
              </table:table-cell>
              <table:table-cell office:value-type="float" office:value="3.4044">
                <text:p>3.4044</text:p>
              </table:table-cell>
              <table:table-cell office:value-type="float" office:value="3.8163">
                <text:p>3.8163</text:p>
              </table:table-cell>
              <table:table-cell office:value-type="float" office:value="3.8952">
                <text:p>3.8952</text:p>
              </table:table-cell>
              <table:table-cell office:value-type="float" office:value="3.6958">
                <text:p>3.6958</text:p>
              </table:table-cell>
              <table:table-cell office:value-type="float" office:value="3.927">
                <text:p>3.927</text:p>
              </table:table-cell>
              <table:table-cell office:value-type="float" office:value="3.79663333333333">
                <text:p>3.79663333333333</text:p>
              </table:table-cell>
            </table:table-row>
            <table:table-row>
              <table:table-cell office:value-type="string">
                <text:p>11-02</text:p>
              </table:table-cell>
              <table:table-cell office:value-type="float" office:value="4.0584">
                <text:p>4.0584</text:p>
              </table:table-cell>
              <table:table-cell office:value-type="float" office:value="3.4044">
                <text:p>3.4044</text:p>
              </table:table-cell>
              <table:table-cell office:value-type="float" office:value="3.8163">
                <text:p>3.8163</text:p>
              </table:table-cell>
              <table:table-cell office:value-type="float" office:value="3.9051">
                <text:p>3.9051</text:p>
              </table:table-cell>
              <table:table-cell office:value-type="float" office:value="3.7026">
                <text:p>3.7026</text:p>
              </table:table-cell>
              <table:table-cell office:value-type="float" office:value="3.9594">
                <text:p>3.9594</text:p>
              </table:table-cell>
              <table:table-cell office:value-type="float" office:value="3.8077">
                <text:p>3.8077</text:p>
              </table:table-cell>
            </table:table-row>
            <table:table-row>
              <table:table-cell office:value-type="string">
                <text:p>12-02</text:p>
              </table:table-cell>
              <table:table-cell office:value-type="float" office:value="4.0584">
                <text:p>4.0584</text:p>
              </table:table-cell>
              <table:table-cell office:value-type="float" office:value="3.4044">
                <text:p>3.4044</text:p>
              </table:table-cell>
              <table:table-cell office:value-type="float" office:value="3.8296">
                <text:p>3.8296</text:p>
              </table:table-cell>
              <table:table-cell office:value-type="float" office:value="3.899">
                <text:p>3.899</text:p>
              </table:table-cell>
              <table:table-cell office:value-type="float" office:value="3.7165">
                <text:p>3.7165</text:p>
              </table:table-cell>
              <table:table-cell office:value-type="float" office:value="4.012">
                <text:p>4.012</text:p>
              </table:table-cell>
              <table:table-cell office:value-type="float" office:value="3.81998333333333">
                <text:p>3.81998333333333</text:p>
              </table:table-cell>
            </table:table-row>
            <table:table-row>
              <table:table-cell office:value-type="string">
                <text:p>13-02</text:p>
              </table:table-cell>
              <table:table-cell office:value-type="float" office:value="4.0584">
                <text:p>4.0584</text:p>
              </table:table-cell>
              <table:table-cell office:value-type="float" office:value="3.3877">
                <text:p>3.3877</text:p>
              </table:table-cell>
              <table:table-cell office:value-type="float" office:value="3.8288">
                <text:p>3.8288</text:p>
              </table:table-cell>
              <table:table-cell office:value-type="float" office:value="3.9121">
                <text:p>3.9121</text:p>
              </table:table-cell>
              <table:table-cell office:value-type="float" office:value="3.6989">
                <text:p>3.6989</text:p>
              </table:table-cell>
              <table:table-cell office:value-type="float" office:value="4.012">
                <text:p>4.012</text:p>
              </table:table-cell>
              <table:table-cell office:value-type="float" office:value="3.81631666666667">
                <text:p>3.81631666666667</text:p>
              </table:table-cell>
            </table:table-row>
            <table:table-row>
              <table:table-cell office:value-type="string">
                <text:p>14-02</text:p>
              </table:table-cell>
              <table:table-cell office:value-type="float" office:value="4.049">
                <text:p>4.049</text:p>
              </table:table-cell>
              <table:table-cell office:value-type="float" office:value="3.3786">
                <text:p>3.3786</text:p>
              </table:table-cell>
              <table:table-cell office:value-type="float" office:value="3.85">
                <text:p>3.85</text:p>
              </table:table-cell>
              <table:table-cell office:value-type="float" office:value="3.919">
                <text:p>3.919</text:p>
              </table:table-cell>
              <table:table-cell office:value-type="float" office:value="3.6989">
                <text:p>3.6989</text:p>
              </table:table-cell>
              <table:table-cell office:value-type="float" office:value="4.012">
                <text:p>4.012</text:p>
              </table:table-cell>
              <table:table-cell office:value-type="float" office:value="3.81791666666667">
                <text:p>3.81791666666667</text:p>
              </table:table-cell>
            </table:table-row>
            <table:table-row>
              <table:table-cell office:value-type="string">
                <text:p>15-02</text:p>
              </table:table-cell>
              <table:table-cell office:value-type="float" office:value="4.0753">
                <text:p>4.0753</text:p>
              </table:table-cell>
              <table:table-cell office:value-type="float" office:value="3.3244">
                <text:p>3.3244</text:p>
              </table:table-cell>
              <table:table-cell office:value-type="float" office:value="3.8461">
                <text:p>3.8461</text:p>
              </table:table-cell>
              <table:table-cell office:value-type="float" office:value="3.9335">
                <text:p>3.9335</text:p>
              </table:table-cell>
              <table:table-cell office:value-type="float" office:value="3.6989">
                <text:p>3.6989</text:p>
              </table:table-cell>
              <table:table-cell office:value-type="float" office:value="3.9697">
                <text:p>3.9697</text:p>
              </table:table-cell>
              <table:table-cell office:value-type="float" office:value="3.80798333333333">
                <text:p>3.80798333333333</text:p>
              </table:table-cell>
            </table:table-row>
            <table:table-row>
              <table:table-cell office:value-type="string">
                <text:p>16-02</text:p>
              </table:table-cell>
              <table:table-cell office:value-type="float" office:value="4.0533">
                <text:p>4.0533</text:p>
              </table:table-cell>
              <table:table-cell office:value-type="float" office:value="3.3374">
                <text:p>3.3374</text:p>
              </table:table-cell>
              <table:table-cell office:value-type="float" office:value="3.8217">
                <text:p>3.8217</text:p>
              </table:table-cell>
              <table:table-cell office:value-type="float" office:value="3.9335">
                <text:p>3.9335</text:p>
              </table:table-cell>
              <table:table-cell office:value-type="float" office:value="3.7011">
                <text:p>3.7011</text:p>
              </table:table-cell>
              <table:table-cell office:value-type="float" office:value="3.9537">
                <text:p>3.9537</text:p>
              </table:table-cell>
              <table:table-cell office:value-type="float" office:value="3.80011666666667">
                <text:p>3.80011666666667</text:p>
              </table:table-cell>
            </table:table-row>
            <table:table-row>
              <table:table-cell office:value-type="string">
                <text:p>17-02</text:p>
              </table:table-cell>
              <table:table-cell office:value-type="float" office:value="4.0662">
                <text:p>4.0662</text:p>
              </table:table-cell>
              <table:table-cell office:value-type="float" office:value="3.3409">
                <text:p>3.3409</text:p>
              </table:table-cell>
              <table:table-cell office:value-type="float" office:value="3.8217">
                <text:p>3.8217</text:p>
              </table:table-cell>
              <table:table-cell office:value-type="float" office:value="3.9335">
                <text:p>3.9335</text:p>
              </table:table-cell>
              <table:table-cell office:value-type="float" office:value="3.7323">
                <text:p>3.7323</text:p>
              </table:table-cell>
              <table:table-cell office:value-type="float" office:value="3.9635">
                <text:p>3.9635</text:p>
              </table:table-cell>
              <table:table-cell office:value-type="float" office:value="3.80968333333333">
                <text:p>3.80968333333333</text:p>
              </table:table-cell>
            </table:table-row>
            <table:table-row>
              <table:table-cell office:value-type="string">
                <text:p>18-02</text:p>
              </table:table-cell>
              <table:table-cell office:value-type="float" office:value="4.0737">
                <text:p>4.0737</text:p>
              </table:table-cell>
              <table:table-cell office:value-type="float" office:value="3.3409">
                <text:p>3.3409</text:p>
              </table:table-cell>
              <table:table-cell office:value-type="float" office:value="3.8217">
                <text:p>3.8217</text:p>
              </table:table-cell>
              <table:table-cell office:value-type="float" office:value="3.9521">
                <text:p>3.9521</text:p>
              </table:table-cell>
              <table:table-cell office:value-type="float" office:value="3.7147">
                <text:p>3.7147</text:p>
              </table:table-cell>
              <table:table-cell office:value-type="float" office:value="3.9811">
                <text:p>3.9811</text:p>
              </table:table-cell>
              <table:table-cell office:value-type="float" office:value="3.81403333333333">
                <text:p>3.81403333333333</text:p>
              </table:table-cell>
            </table:table-row>
            <table:table-row>
              <table:table-cell office:value-type="string">
                <text:p>19-02</text:p>
              </table:table-cell>
              <table:table-cell office:value-type="float" office:value="4.0737">
                <text:p>4.0737</text:p>
              </table:table-cell>
              <table:table-cell office:value-type="float" office:value="3.3409">
                <text:p>3.3409</text:p>
              </table:table-cell>
              <table:table-cell office:value-type="float" office:value="3.8381">
                <text:p>3.8381</text:p>
              </table:table-cell>
              <table:table-cell office:value-type="float" office:value="3.9548">
                <text:p>3.9548</text:p>
              </table:table-cell>
              <table:table-cell office:value-type="float" office:value="3.6931">
                <text:p>3.6931</text:p>
              </table:table-cell>
              <table:table-cell office:value-type="float" office:value="3.9999">
                <text:p>3.9999</text:p>
              </table:table-cell>
              <table:table-cell office:value-type="float" office:value="3.81675">
                <text:p>3.81675</text:p>
              </table:table-cell>
            </table:table-row>
            <table:table-row>
              <table:table-cell office:value-type="string">
                <text:p>20-02</text:p>
              </table:table-cell>
              <table:table-cell office:value-type="float" office:value="4.0737">
                <text:p>4.0737</text:p>
              </table:table-cell>
              <table:table-cell office:value-type="float" office:value="3.3604">
                <text:p>3.3604</text:p>
              </table:table-cell>
              <table:table-cell office:value-type="float" office:value="3.8305">
                <text:p>3.8305</text:p>
              </table:table-cell>
              <table:table-cell office:value-type="float" office:value="3.969">
                <text:p>3.969</text:p>
              </table:table-cell>
              <table:table-cell office:value-type="float" office:value="3.7074">
                <text:p>3.7074</text:p>
              </table:table-cell>
              <table:table-cell office:value-type="float" office:value="3.9999">
                <text:p>3.9999</text:p>
              </table:table-cell>
              <table:table-cell office:value-type="float" office:value="3.82348333333333">
                <text:p>3.82348333333333</text:p>
              </table:table-cell>
            </table:table-row>
            <table:table-row>
              <table:table-cell office:value-type="string">
                <text:p>21-02</text:p>
              </table:table-cell>
              <table:table-cell office:value-type="float" office:value="4.0869">
                <text:p>4.0869</text:p>
              </table:table-cell>
              <table:table-cell office:value-type="float" office:value="3.3779">
                <text:p>3.3779</text:p>
              </table:table-cell>
              <table:table-cell office:value-type="float" office:value="3.8177">
                <text:p>3.8177</text:p>
              </table:table-cell>
              <table:table-cell office:value-type="float" office:value="3.9658">
                <text:p>3.9658</text:p>
              </table:table-cell>
              <table:table-cell office:value-type="float" office:value="3.7074">
                <text:p>3.7074</text:p>
              </table:table-cell>
              <table:table-cell office:value-type="float" office:value="3.9999">
                <text:p>3.9999</text:p>
              </table:table-cell>
              <table:table-cell office:value-type="float" office:value="3.82593333333333">
                <text:p>3.82593333333333</text:p>
              </table:table-cell>
            </table:table-row>
            <table:table-row>
              <table:table-cell office:value-type="string">
                <text:p>22-02</text:p>
              </table:table-cell>
              <table:table-cell office:value-type="float" office:value="4.0889">
                <text:p>4.0889</text:p>
              </table:table-cell>
              <table:table-cell office:value-type="float" office:value="3.4066">
                <text:p>3.4066</text:p>
              </table:table-cell>
              <table:table-cell office:value-type="float" office:value="3.8296">
                <text:p>3.8296</text:p>
              </table:table-cell>
              <table:table-cell office:value-type="float" office:value="3.9738">
                <text:p>3.9738</text:p>
              </table:table-cell>
              <table:table-cell office:value-type="float" office:value="3.7074">
                <text:p>3.7074</text:p>
              </table:table-cell>
              <table:table-cell office:value-type="float" office:value="4.007">
                <text:p>4.007</text:p>
              </table:table-cell>
              <table:table-cell office:value-type="float" office:value="3.83555">
                <text:p>3.83555</text:p>
              </table:table-cell>
            </table:table-row>
            <table:table-row>
              <table:table-cell office:value-type="string">
                <text:p>23-02</text:p>
              </table:table-cell>
              <table:table-cell office:value-type="float" office:value="4.0745">
                <text:p>4.0745</text:p>
              </table:table-cell>
              <table:table-cell office:value-type="float" office:value="3.3904">
                <text:p>3.3904</text:p>
              </table:table-cell>
              <table:table-cell office:value-type="float" office:value="3.8186">
                <text:p>3.8186</text:p>
              </table:table-cell>
              <table:table-cell office:value-type="float" office:value="3.9738">
                <text:p>3.9738</text:p>
              </table:table-cell>
              <table:table-cell office:value-type="float" office:value="3.7113">
                <text:p>3.7113</text:p>
              </table:table-cell>
              <table:table-cell office:value-type="float" office:value="4.0093">
                <text:p>4.0093</text:p>
              </table:table-cell>
              <table:table-cell office:value-type="float" office:value="3.82965">
                <text:p>3.82965</text:p>
              </table:table-cell>
            </table:table-row>
            <table:table-row>
              <table:table-cell office:value-type="string">
                <text:p>24-02</text:p>
              </table:table-cell>
              <table:table-cell office:value-type="float" office:value="4.0632">
                <text:p>4.0632</text:p>
              </table:table-cell>
              <table:table-cell office:value-type="float" office:value="3.3845">
                <text:p>3.3845</text:p>
              </table:table-cell>
              <table:table-cell office:value-type="float" office:value="3.8186">
                <text:p>3.8186</text:p>
              </table:table-cell>
              <table:table-cell office:value-type="float" office:value="3.9738">
                <text:p>3.9738</text:p>
              </table:table-cell>
              <table:table-cell office:value-type="float" office:value="3.7196">
                <text:p>3.7196</text:p>
              </table:table-cell>
              <table:table-cell office:value-type="float" office:value="4.1704">
                <text:p>4.1704</text:p>
              </table:table-cell>
              <table:table-cell office:value-type="float" office:value="3.85501666666667">
                <text:p>3.85501666666667</text:p>
              </table:table-cell>
            </table:table-row>
            <table:table-row>
              <table:table-cell office:value-type="string">
                <text:p>25-02</text:p>
              </table:table-cell>
              <table:table-cell office:value-type="float" office:value="4.0756">
                <text:p>4.0756</text:p>
              </table:table-cell>
              <table:table-cell office:value-type="float" office:value="3.3845">
                <text:p>3.3845</text:p>
              </table:table-cell>
              <table:table-cell office:value-type="float" office:value="3.8186">
                <text:p>3.8186</text:p>
              </table:table-cell>
              <table:table-cell office:value-type="float" office:value="3.9679">
                <text:p>3.9679</text:p>
              </table:table-cell>
              <table:table-cell office:value-type="float" office:value="3.691">
                <text:p>3.691</text:p>
              </table:table-cell>
              <table:table-cell office:value-type="float" office:value="4.1342">
                <text:p>4.1342</text:p>
              </table:table-cell>
              <table:table-cell office:value-type="float" office:value="3.8453">
                <text:p>3.8453</text:p>
              </table:table-cell>
            </table:table-row>
            <table:table-row>
              <table:table-cell office:value-type="string">
                <text:p>26-02</text:p>
              </table:table-cell>
              <table:table-cell office:value-type="float" office:value="4.0756">
                <text:p>4.0756</text:p>
              </table:table-cell>
              <table:table-cell office:value-type="float" office:value="3.3845">
                <text:p>3.3845</text:p>
              </table:table-cell>
              <table:table-cell office:value-type="float" office:value="3.8097">
                <text:p>3.8097</text:p>
              </table:table-cell>
              <table:table-cell office:value-type="float" office:value="3.9627">
                <text:p>3.9627</text:p>
              </table:table-cell>
              <table:table-cell office:value-type="float" office:value="3.7279">
                <text:p>3.7279</text:p>
              </table:table-cell>
              <table:table-cell office:value-type="float" office:value="4.1821">
                <text:p>4.1821</text:p>
              </table:table-cell>
              <table:table-cell office:value-type="float" office:value="3.85708333333333">
                <text:p>3.85708333333333</text:p>
              </table:table-cell>
            </table:table-row>
            <table:table-row>
              <table:table-cell office:value-type="string">
                <text:p>27-02</text:p>
              </table:table-cell>
              <table:table-cell office:value-type="float" office:value="4.0756">
                <text:p>4.0756</text:p>
              </table:table-cell>
              <table:table-cell office:value-type="float" office:value="3.3875">
                <text:p>3.3875</text:p>
              </table:table-cell>
              <table:table-cell office:value-type="float" office:value="3.7894">
                <text:p>3.7894</text:p>
              </table:table-cell>
              <table:table-cell office:value-type="float" office:value="3.9332">
                <text:p>3.9332</text:p>
              </table:table-cell>
              <table:table-cell office:value-type="float" office:value="3.7553">
                <text:p>3.7553</text:p>
              </table:table-cell>
              <table:table-cell office:value-type="float" office:value="4.1821">
                <text:p>4.1821</text:p>
              </table:table-cell>
              <table:table-cell office:value-type="float" office:value="3.85385">
                <text:p>3.85385</text:p>
              </table:table-cell>
            </table:table-row>
            <table:table-row>
              <table:table-cell office:value-type="string">
                <text:p>28-02</text:p>
              </table:table-cell>
              <table:table-cell office:value-type="float" office:value="4.0717">
                <text:p>4.0717</text:p>
              </table:table-cell>
              <table:table-cell office:value-type="float" office:value="3.4207">
                <text:p>3.4207</text:p>
              </table:table-cell>
              <table:table-cell office:value-type="float" office:value="3.7744">
                <text:p>3.7744</text:p>
              </table:table-cell>
              <table:table-cell office:value-type="float" office:value="3.9409">
                <text:p>3.9409</text:p>
              </table:table-cell>
              <table:table-cell office:value-type="float" office:value="3.7553">
                <text:p>3.7553</text:p>
              </table:table-cell>
              <table:table-cell office:value-type="float" office:value="4.1821">
                <text:p>4.1821</text:p>
              </table:table-cell>
              <table:table-cell office:value-type="float" office:value="3.85751666666667">
                <text:p>3.85751666666667</text:p>
              </table:table-cell>
            </table:table-row>
            <table:table-row>
              <table:table-cell office:value-type="string">
                <text:p>01-03</text:p>
              </table:table-cell>
              <table:table-cell office:value-type="float" office:value="4.0784">
                <text:p>4.0784</text:p>
              </table:table-cell>
              <table:table-cell office:value-type="float" office:value="3.4387">
                <text:p>3.4387</text:p>
              </table:table-cell>
              <table:table-cell office:value-type="float" office:value="3.786">
                <text:p>3.786</text:p>
              </table:table-cell>
              <table:table-cell office:value-type="float" office:value="3.891">
                <text:p>3.891</text:p>
              </table:table-cell>
              <table:table-cell office:value-type="float" office:value="3.7553">
                <text:p>3.7553</text:p>
              </table:table-cell>
              <table:table-cell office:value-type="float" office:value="4.2956">
                <text:p>4.2956</text:p>
              </table:table-cell>
              <table:table-cell office:value-type="float" office:value="3.87416666666667">
                <text:p>3.87416666666667</text:p>
              </table:table-cell>
            </table:table-row>
            <table:table-row>
              <table:table-cell office:value-type="string">
                <text:p>02-03</text:p>
              </table:table-cell>
              <table:table-cell office:value-type="float" office:value="4.0842">
                <text:p>4.0842</text:p>
              </table:table-cell>
              <table:table-cell office:value-type="float" office:value="3.4068">
                <text:p>3.4068</text:p>
              </table:table-cell>
              <table:table-cell office:value-type="float" office:value="3.7919">
                <text:p>3.7919</text:p>
              </table:table-cell>
              <table:table-cell office:value-type="float" office:value="3.891">
                <text:p>3.891</text:p>
              </table:table-cell>
              <table:table-cell office:value-type="float" office:value="3.768">
                <text:p>3.768</text:p>
              </table:table-cell>
              <table:table-cell office:value-type="float" office:value="4.3239">
                <text:p>4.3239</text:p>
              </table:table-cell>
              <table:table-cell office:value-type="float" office:value="3.87763333333333">
                <text:p>3.87763333333333</text:p>
              </table:table-cell>
            </table:table-row>
            <table:table-row>
              <table:table-cell office:value-type="string">
                <text:p>03-03</text:p>
              </table:table-cell>
              <table:table-cell office:value-type="float" office:value="4.0707">
                <text:p>4.0707</text:p>
              </table:table-cell>
              <table:table-cell office:value-type="float" office:value="3.4053">
                <text:p>3.4053</text:p>
              </table:table-cell>
              <table:table-cell office:value-type="float" office:value="3.7919">
                <text:p>3.7919</text:p>
              </table:table-cell>
              <table:table-cell office:value-type="float" office:value="3.8829">
                <text:p>3.8829</text:p>
              </table:table-cell>
              <table:table-cell office:value-type="float" office:value="3.7629">
                <text:p>3.7629</text:p>
              </table:table-cell>
              <table:table-cell office:value-type="float" office:value="4.3058">
                <text:p>4.3058</text:p>
              </table:table-cell>
              <table:table-cell office:value-type="float" office:value="3.86991666666667">
                <text:p>3.86991666666667</text:p>
              </table:table-cell>
            </table:table-row>
            <table:table-row>
              <table:table-cell office:value-type="string">
                <text:p>04-03</text:p>
              </table:table-cell>
              <table:table-cell office:value-type="float" office:value="4.0683">
                <text:p>4.0683</text:p>
              </table:table-cell>
              <table:table-cell office:value-type="float" office:value="3.4053">
                <text:p>3.4053</text:p>
              </table:table-cell>
              <table:table-cell office:value-type="float" office:value="3.7919">
                <text:p>3.7919</text:p>
              </table:table-cell>
              <table:table-cell office:value-type="float" office:value="3.8623">
                <text:p>3.8623</text:p>
              </table:table-cell>
              <table:table-cell office:value-type="float" office:value="3.7834">
                <text:p>3.7834</text:p>
              </table:table-cell>
              <table:table-cell office:value-type="float" office:value="4.4405">
                <text:p>4.4405</text:p>
              </table:table-cell>
              <table:table-cell office:value-type="float" office:value="3.89195">
                <text:p>3.89195</text:p>
              </table:table-cell>
            </table:table-row>
            <table:table-row>
              <table:table-cell office:value-type="string">
                <text:p>05-03</text:p>
              </table:table-cell>
              <table:table-cell office:value-type="float" office:value="4.0683">
                <text:p>4.0683</text:p>
              </table:table-cell>
              <table:table-cell office:value-type="float" office:value="3.4053">
                <text:p>3.4053</text:p>
              </table:table-cell>
              <table:table-cell office:value-type="float" office:value="3.797">
                <text:p>3.797</text:p>
              </table:table-cell>
              <table:table-cell office:value-type="float" office:value="3.8463">
                <text:p>3.8463</text:p>
              </table:table-cell>
              <table:table-cell office:value-type="float" office:value="3.8321">
                <text:p>3.8321</text:p>
              </table:table-cell>
              <table:table-cell office:value-type="float" office:value="4.5457">
                <text:p>4.5457</text:p>
              </table:table-cell>
              <table:table-cell office:value-type="float" office:value="3.91578333333333">
                <text:p>3.91578333333333</text:p>
              </table:table-cell>
            </table:table-row>
            <table:table-row>
              <table:table-cell office:value-type="string">
                <text:p>06-03</text:p>
              </table:table-cell>
              <table:table-cell office:value-type="float" office:value="4.0683">
                <text:p>4.0683</text:p>
              </table:table-cell>
              <table:table-cell office:value-type="float" office:value="3.3692">
                <text:p>3.3692</text:p>
              </table:table-cell>
              <table:table-cell office:value-type="float" office:value="3.8033">
                <text:p>3.8033</text:p>
              </table:table-cell>
              <table:table-cell office:value-type="float" office:value="3.7969">
                <text:p>3.7969</text:p>
              </table:table-cell>
              <table:table-cell office:value-type="float" office:value="3.8768">
                <text:p>3.8768</text:p>
              </table:table-cell>
              <table:table-cell office:value-type="float" office:value="4.5457">
                <text:p>4.5457</text:p>
              </table:table-cell>
              <table:table-cell office:value-type="float" office:value="3.91003333333333">
                <text:p>3.91003333333333</text:p>
              </table:table-cell>
            </table:table-row>
            <table:table-row>
              <table:table-cell office:value-type="string">
                <text:p>07-03</text:p>
              </table:table-cell>
              <table:table-cell office:value-type="float" office:value="4.0729">
                <text:p>4.0729</text:p>
              </table:table-cell>
              <table:table-cell office:value-type="float" office:value="3.3775">
                <text:p>3.3775</text:p>
              </table:table-cell>
              <table:table-cell office:value-type="float" office:value="3.8143">
                <text:p>3.8143</text:p>
              </table:table-cell>
              <table:table-cell office:value-type="float" office:value="3.765">
                <text:p>3.765</text:p>
              </table:table-cell>
              <table:table-cell office:value-type="float" office:value="3.8768">
                <text:p>3.8768</text:p>
              </table:table-cell>
              <table:table-cell office:value-type="float" office:value="4.5457">
                <text:p>4.5457</text:p>
              </table:table-cell>
              <table:table-cell office:value-type="float" office:value="3.9087">
                <text:p>3.9087</text:p>
              </table:table-cell>
            </table:table-row>
            <table:table-row>
              <table:table-cell office:value-type="string">
                <text:p>08-03</text:p>
              </table:table-cell>
              <table:table-cell office:value-type="float" office:value="4.0858">
                <text:p>4.0858</text:p>
              </table:table-cell>
              <table:table-cell office:value-type="float" office:value="3.3848">
                <text:p>3.3848</text:p>
              </table:table-cell>
              <table:table-cell office:value-type="float" office:value="3.8319">
                <text:p>3.8319</text:p>
              </table:table-cell>
              <table:table-cell office:value-type="float" office:value="3.765">
                <text:p>3.765</text:p>
              </table:table-cell>
              <table:table-cell office:value-type="float" office:value="3.8768">
                <text:p>3.8768</text:p>
              </table:table-cell>
              <table:table-cell office:value-type="float" office:value="4.5082">
                <text:p>4.5082</text:p>
              </table:table-cell>
              <table:table-cell office:value-type="float" office:value="3.90875">
                <text:p>3.90875</text:p>
              </table:table-cell>
            </table:table-row>
            <table:table-row>
              <table:table-cell office:value-type="string">
                <text:p>09-03</text:p>
              </table:table-cell>
              <table:table-cell office:value-type="float" office:value="4.0917">
                <text:p>4.0917</text:p>
              </table:table-cell>
              <table:table-cell office:value-type="float" office:value="3.4186">
                <text:p>3.4186</text:p>
              </table:table-cell>
              <table:table-cell office:value-type="float" office:value="3.8237">
                <text:p>3.8237</text:p>
              </table:table-cell>
              <table:table-cell office:value-type="float" office:value="3.765">
                <text:p>3.765</text:p>
              </table:table-cell>
              <table:table-cell office:value-type="float" office:value="3.8543">
                <text:p>3.8543</text:p>
              </table:table-cell>
              <table:table-cell office:value-type="float" office:value="4.3842">
                <text:p>4.3842</text:p>
              </table:table-cell>
              <table:table-cell office:value-type="float" office:value="3.88958333333333">
                <text:p>3.88958333333333</text:p>
              </table:table-cell>
            </table:table-row>
            <table:table-row>
              <table:table-cell office:value-type="string">
                <text:p>10-03</text:p>
              </table:table-cell>
              <table:table-cell office:value-type="float" office:value="4.0787">
                <text:p>4.0787</text:p>
              </table:table-cell>
              <table:table-cell office:value-type="float" office:value="3.4151">
                <text:p>3.4151</text:p>
              </table:table-cell>
              <table:table-cell office:value-type="float" office:value="3.8237">
                <text:p>3.8237</text:p>
              </table:table-cell>
              <table:table-cell office:value-type="float" office:value="3.7981">
                <text:p>3.7981</text:p>
              </table:table-cell>
              <table:table-cell office:value-type="float" office:value="3.8473">
                <text:p>3.8473</text:p>
              </table:table-cell>
              <table:table-cell office:value-type="float" office:value="4.3521">
                <text:p>4.3521</text:p>
              </table:table-cell>
              <table:table-cell office:value-type="float" office:value="3.88583333333333">
                <text:p>3.88583333333333</text:p>
              </table:table-cell>
            </table:table-row>
            <table:table-row>
              <table:table-cell office:value-type="string">
                <text:p>11-03</text:p>
              </table:table-cell>
              <table:table-cell office:value-type="float" office:value="4.0679">
                <text:p>4.0679</text:p>
              </table:table-cell>
              <table:table-cell office:value-type="float" office:value="3.4151">
                <text:p>3.4151</text:p>
              </table:table-cell>
              <table:table-cell office:value-type="float" office:value="3.8237">
                <text:p>3.8237</text:p>
              </table:table-cell>
              <table:table-cell office:value-type="float" office:value="3.8091">
                <text:p>3.8091</text:p>
              </table:table-cell>
              <table:table-cell office:value-type="float" office:value="3.8232">
                <text:p>3.8232</text:p>
              </table:table-cell>
              <table:table-cell office:value-type="float" office:value="4.3512">
                <text:p>4.3512</text:p>
              </table:table-cell>
              <table:table-cell office:value-type="float" office:value="3.8817">
                <text:p>3.8817</text:p>
              </table:table-cell>
            </table:table-row>
            <table:table-row>
              <table:table-cell office:value-type="string">
                <text:p>12-03</text:p>
              </table:table-cell>
              <table:table-cell office:value-type="float" office:value="4.0679">
                <text:p>4.0679</text:p>
              </table:table-cell>
              <table:table-cell office:value-type="float" office:value="3.4151">
                <text:p>3.4151</text:p>
              </table:table-cell>
              <table:table-cell office:value-type="float" office:value="3.8132">
                <text:p>3.8132</text:p>
              </table:table-cell>
              <table:table-cell office:value-type="float" office:value="3.8789">
                <text:p>3.8789</text:p>
              </table:table-cell>
              <table:table-cell office:value-type="float" office:value="3.8437">
                <text:p>3.8437</text:p>
              </table:table-cell>
              <table:table-cell office:value-type="float" office:value="4.3082">
                <text:p>4.3082</text:p>
              </table:table-cell>
              <table:table-cell office:value-type="float" office:value="3.88783333333333">
                <text:p>3.88783333333333</text:p>
              </table:table-cell>
            </table:table-row>
            <table:table-row>
              <table:table-cell office:value-type="string">
                <text:p>13-03</text:p>
              </table:table-cell>
              <table:table-cell office:value-type="float" office:value="4.0679">
                <text:p>4.0679</text:p>
              </table:table-cell>
              <table:table-cell office:value-type="float" office:value="3.4027">
                <text:p>3.4027</text:p>
              </table:table-cell>
              <table:table-cell office:value-type="float" office:value="3.8037">
                <text:p>3.8037</text:p>
              </table:table-cell>
              <table:table-cell office:value-type="float" office:value="3.9238">
                <text:p>3.9238</text:p>
              </table:table-cell>
              <table:table-cell office:value-type="float" office:value="3.8518">
                <text:p>3.8518</text:p>
              </table:table-cell>
              <table:table-cell office:value-type="float" office:value="4.3082">
                <text:p>4.3082</text:p>
              </table:table-cell>
              <table:table-cell office:value-type="float" office:value="3.89301666666667">
                <text:p>3.89301666666667</text:p>
              </table:table-cell>
            </table:table-row>
            <table:table-row>
              <table:table-cell office:value-type="string">
                <text:p>14-03</text:p>
              </table:table-cell>
              <table:table-cell office:value-type="float" office:value="4.0656">
                <text:p>4.0656</text:p>
              </table:table-cell>
              <table:table-cell office:value-type="float" office:value="3.3974">
                <text:p>3.3974</text:p>
              </table:table-cell>
              <table:table-cell office:value-type="float" office:value="3.8098">
                <text:p>3.8098</text:p>
              </table:table-cell>
              <table:table-cell office:value-type="float" office:value="3.95">
                <text:p>3.95</text:p>
              </table:table-cell>
              <table:table-cell office:value-type="float" office:value="3.8518">
                <text:p>3.8518</text:p>
              </table:table-cell>
              <table:table-cell office:value-type="float" office:value="4.3082">
                <text:p>4.3082</text:p>
              </table:table-cell>
              <table:table-cell office:value-type="float" office:value="3.89713333333333">
                <text:p>3.89713333333333</text:p>
              </table:table-cell>
            </table:table-row>
            <table:table-row>
              <table:table-cell office:value-type="string">
                <text:p>15-03</text:p>
              </table:table-cell>
              <table:table-cell office:value-type="float" office:value="4.0676">
                <text:p>4.0676</text:p>
              </table:table-cell>
              <table:table-cell office:value-type="float" office:value="3.4132">
                <text:p>3.4132</text:p>
              </table:table-cell>
              <table:table-cell office:value-type="float" office:value="3.807">
                <text:p>3.807</text:p>
              </table:table-cell>
              <table:table-cell office:value-type="float" office:value="3.95">
                <text:p>3.95</text:p>
              </table:table-cell>
              <table:table-cell office:value-type="float" office:value="3.8518">
                <text:p>3.8518</text:p>
              </table:table-cell>
              <table:table-cell office:value-type="float" office:value="4.3085">
                <text:p>4.3085</text:p>
              </table:table-cell>
              <table:table-cell office:value-type="float" office:value="3.89968333333333">
                <text:p>3.89968333333333</text:p>
              </table:table-cell>
            </table:table-row>
            <table:table-row>
              <table:table-cell office:value-type="string">
                <text:p>16-03</text:p>
              </table:table-cell>
              <table:table-cell office:value-type="float" office:value="4.0065">
                <text:p>4.0065</text:p>
              </table:table-cell>
              <table:table-cell office:value-type="float" office:value="3.4284">
                <text:p>3.4284</text:p>
              </table:table-cell>
              <table:table-cell office:value-type="float" office:value="3.787">
                <text:p>3.787</text:p>
              </table:table-cell>
              <table:table-cell office:value-type="float" office:value="3.95">
                <text:p>3.95</text:p>
              </table:table-cell>
              <table:table-cell office:value-type="float" office:value="3.8515">
                <text:p>3.8515</text:p>
              </table:table-cell>
              <table:table-cell office:value-type="float" office:value="4.2537">
                <text:p>4.2537</text:p>
              </table:table-cell>
              <table:table-cell office:value-type="float" office:value="3.87951666666667">
                <text:p>3.87951666666667</text:p>
              </table:table-cell>
            </table:table-row>
            <table:table-row>
              <table:table-cell office:value-type="string">
                <text:p>17-03</text:p>
              </table:table-cell>
              <table:table-cell office:value-type="float" office:value="4.0032">
                <text:p>4.0032</text:p>
              </table:table-cell>
              <table:table-cell office:value-type="float" office:value="3.426">
                <text:p>3.426</text:p>
              </table:table-cell>
              <table:table-cell office:value-type="float" office:value="3.787">
                <text:p>3.787</text:p>
              </table:table-cell>
              <table:table-cell office:value-type="float" office:value="4.0637">
                <text:p>4.0637</text:p>
              </table:table-cell>
              <table:table-cell office:value-type="float" office:value="3.8747">
                <text:p>3.8747</text:p>
              </table:table-cell>
              <table:table-cell office:value-type="float" office:value="4.243">
                <text:p>4.243</text:p>
              </table:table-cell>
              <table:table-cell office:value-type="float" office:value="3.8996">
                <text:p>3.8996</text:p>
              </table:table-cell>
            </table:table-row>
            <table:table-row>
              <table:table-cell office:value-type="string">
                <text:p>18-03</text:p>
              </table:table-cell>
              <table:table-cell office:value-type="float" office:value="3.9825">
                <text:p>3.9825</text:p>
              </table:table-cell>
              <table:table-cell office:value-type="float" office:value="3.426">
                <text:p>3.426</text:p>
              </table:table-cell>
              <table:table-cell office:value-type="float" office:value="3.787">
                <text:p>3.787</text:p>
              </table:table-cell>
              <table:table-cell office:value-type="float" office:value="4.1165">
                <text:p>4.1165</text:p>
              </table:table-cell>
              <table:table-cell office:value-type="float" office:value="3.8829">
                <text:p>3.8829</text:p>
              </table:table-cell>
              <table:table-cell office:value-type="float" office:value="4.2819">
                <text:p>4.2819</text:p>
              </table:table-cell>
              <table:table-cell office:value-type="float" office:value="3.9128">
                <text:p>3.9128</text:p>
              </table:table-cell>
            </table:table-row>
            <table:table-row>
              <table:table-cell office:value-type="string">
                <text:p>19-03</text:p>
              </table:table-cell>
              <table:table-cell office:value-type="float" office:value="3.9825">
                <text:p>3.9825</text:p>
              </table:table-cell>
              <table:table-cell office:value-type="float" office:value="3.426">
                <text:p>3.426</text:p>
              </table:table-cell>
              <table:table-cell office:value-type="float" office:value="3.7752">
                <text:p>3.7752</text:p>
              </table:table-cell>
              <table:table-cell office:value-type="float" office:value="4.2222">
                <text:p>4.2222</text:p>
              </table:table-cell>
              <table:table-cell office:value-type="float" office:value="3.8853">
                <text:p>3.8853</text:p>
              </table:table-cell>
              <table:table-cell office:value-type="float" office:value="4.2544">
                <text:p>4.2544</text:p>
              </table:table-cell>
              <table:table-cell office:value-type="float" office:value="3.92426666666667">
                <text:p>3.92426666666667</text:p>
              </table:table-cell>
            </table:table-row>
            <table:table-row>
              <table:table-cell office:value-type="string">
                <text:p>20-03</text:p>
              </table:table-cell>
              <table:table-cell office:value-type="float" office:value="3.9825">
                <text:p>3.9825</text:p>
              </table:table-cell>
              <table:table-cell office:value-type="float" office:value="3.4439">
                <text:p>3.4439</text:p>
              </table:table-cell>
              <table:table-cell office:value-type="float" office:value="3.7726">
                <text:p>3.7726</text:p>
              </table:table-cell>
              <table:table-cell office:value-type="float" office:value="4.2323">
                <text:p>4.2323</text:p>
              </table:table-cell>
              <table:table-cell office:value-type="float" office:value="3.8585">
                <text:p>3.8585</text:p>
              </table:table-cell>
              <table:table-cell office:value-type="float" office:value="4.2544">
                <text:p>4.2544</text:p>
              </table:table-cell>
              <table:table-cell office:value-type="float" office:value="3.92403333333333">
                <text:p>3.92403333333333</text:p>
              </table:table-cell>
            </table:table-row>
            <table:table-row>
              <table:table-cell office:value-type="string">
                <text:p>21-03</text:p>
              </table:table-cell>
              <table:table-cell office:value-type="float" office:value="3.9463">
                <text:p>3.9463</text:p>
              </table:table-cell>
              <table:table-cell office:value-type="float" office:value="3.4482">
                <text:p>3.4482</text:p>
              </table:table-cell>
              <table:table-cell office:value-type="float" office:value="3.7593">
                <text:p>3.7593</text:p>
              </table:table-cell>
              <table:table-cell office:value-type="float" office:value="4.2712">
                <text:p>4.2712</text:p>
              </table:table-cell>
              <table:table-cell office:value-type="float" office:value="3.8585">
                <text:p>3.8585</text:p>
              </table:table-cell>
              <table:table-cell office:value-type="float" office:value="4.2544">
                <text:p>4.2544</text:p>
              </table:table-cell>
              <table:table-cell office:value-type="float" office:value="3.92298333333333">
                <text:p>3.92298333333333</text:p>
              </table:table-cell>
            </table:table-row>
            <table:table-row>
              <table:table-cell office:value-type="string">
                <text:p>22-03</text:p>
              </table:table-cell>
              <table:table-cell office:value-type="float" office:value="3.9619">
                <text:p>3.9619</text:p>
              </table:table-cell>
              <table:table-cell office:value-type="float" office:value="3.4278">
                <text:p>3.4278</text:p>
              </table:table-cell>
              <table:table-cell office:value-type="float" office:value="3.7969">
                <text:p>3.7969</text:p>
              </table:table-cell>
              <table:table-cell office:value-type="float" office:value="4.2712">
                <text:p>4.2712</text:p>
              </table:table-cell>
              <table:table-cell office:value-type="float" office:value="3.8585">
                <text:p>3.8585</text:p>
              </table:table-cell>
              <table:table-cell office:value-type="float" office:value="4.2499">
                <text:p>4.2499</text:p>
              </table:table-cell>
              <table:table-cell office:value-type="float" office:value="3.9277">
                <text:p>3.9277</text:p>
              </table:table-cell>
            </table:table-row>
            <table:table-row>
              <table:table-cell office:value-type="string">
                <text:p>23-03</text:p>
              </table:table-cell>
              <table:table-cell office:value-type="float" office:value="3.9574">
                <text:p>3.9574</text:p>
              </table:table-cell>
              <table:table-cell office:value-type="float" office:value="3.4231">
                <text:p>3.4231</text:p>
              </table:table-cell>
              <table:table-cell office:value-type="float" office:value="3.7928">
                <text:p>3.7928</text:p>
              </table:table-cell>
              <table:table-cell office:value-type="float" office:value="4.2712">
                <text:p>4.2712</text:p>
              </table:table-cell>
              <table:table-cell office:value-type="float" office:value="3.8871">
                <text:p>3.8871</text:p>
              </table:table-cell>
              <table:table-cell office:value-type="float" office:value="4.2833">
                <text:p>4.2833</text:p>
              </table:table-cell>
              <table:table-cell office:value-type="float" office:value="3.93581666666667">
                <text:p>3.93581666666667</text:p>
              </table:table-cell>
            </table:table-row>
            <table:table-row>
              <table:table-cell office:value-type="string">
                <text:p>24-03</text:p>
              </table:table-cell>
              <table:table-cell office:value-type="float" office:value="3.9514">
                <text:p>3.9514</text:p>
              </table:table-cell>
              <table:table-cell office:value-type="float" office:value="3.4083">
                <text:p>3.4083</text:p>
              </table:table-cell>
              <table:table-cell office:value-type="float" office:value="3.7928">
                <text:p>3.7928</text:p>
              </table:table-cell>
              <table:table-cell office:value-type="float" office:value="4.2558">
                <text:p>4.2558</text:p>
              </table:table-cell>
              <table:table-cell office:value-type="float" office:value="3.9137">
                <text:p>3.9137</text:p>
              </table:table-cell>
              <table:table-cell office:value-type="float" office:value="4.3196">
                <text:p>4.3196</text:p>
              </table:table-cell>
              <table:table-cell office:value-type="float" office:value="3.94026666666667">
                <text:p>3.94026666666667</text:p>
              </table:table-cell>
            </table:table-row>
            <table:table-row>
              <table:table-cell office:value-type="string">
                <text:p>25-03</text:p>
              </table:table-cell>
              <table:table-cell office:value-type="float" office:value="3.916">
                <text:p>3.916</text:p>
              </table:table-cell>
              <table:table-cell office:value-type="float" office:value="3.4083">
                <text:p>3.4083</text:p>
              </table:table-cell>
              <table:table-cell office:value-type="float" office:value="3.7928">
                <text:p>3.7928</text:p>
              </table:table-cell>
              <table:table-cell office:value-type="float" office:value="4.2317">
                <text:p>4.2317</text:p>
              </table:table-cell>
              <table:table-cell office:value-type="float" office:value="3.9315">
                <text:p>3.9315</text:p>
              </table:table-cell>
              <table:table-cell office:value-type="float" office:value="4.2999">
                <text:p>4.2999</text:p>
              </table:table-cell>
              <table:table-cell office:value-type="float" office:value="3.93003333333333">
                <text:p>3.93003333333333</text:p>
              </table:table-cell>
            </table:table-row>
            <table:table-row>
              <table:table-cell office:value-type="string">
                <text:p>26-03</text:p>
              </table:table-cell>
              <table:table-cell office:value-type="float" office:value="3.916">
                <text:p>3.916</text:p>
              </table:table-cell>
              <table:table-cell office:value-type="float" office:value="3.4083">
                <text:p>3.4083</text:p>
              </table:table-cell>
              <table:table-cell office:value-type="float" office:value="3.8025">
                <text:p>3.8025</text:p>
              </table:table-cell>
              <table:table-cell office:value-type="float" office:value="4.1661">
                <text:p>4.1661</text:p>
              </table:table-cell>
              <table:table-cell office:value-type="float" office:value="3.9461">
                <text:p>3.9461</text:p>
              </table:table-cell>
              <table:table-cell office:value-type="float" office:value="4.3024">
                <text:p>4.3024</text:p>
              </table:table-cell>
              <table:table-cell office:value-type="float" office:value="3.92356666666667">
                <text:p>3.92356666666667</text:p>
              </table:table-cell>
            </table:table-row>
            <table:table-row>
              <table:table-cell office:value-type="string">
                <text:p>27-03</text:p>
              </table:table-cell>
              <table:table-cell office:value-type="float" office:value="3.916">
                <text:p>3.916</text:p>
              </table:table-cell>
              <table:table-cell office:value-type="float" office:value="3.4095">
                <text:p>3.4095</text:p>
              </table:table-cell>
              <table:table-cell office:value-type="float" office:value="3.8128">
                <text:p>3.8128</text:p>
              </table:table-cell>
              <table:table-cell office:value-type="float" office:value="4.1274">
                <text:p>4.1274</text:p>
              </table:table-cell>
              <table:table-cell office:value-type="float" office:value="3.9424">
                <text:p>3.9424</text:p>
              </table:table-cell>
              <table:table-cell office:value-type="float" office:value="4.3024">
                <text:p>4.3024</text:p>
              </table:table-cell>
              <table:table-cell office:value-type="float" office:value="3.91841666666667">
                <text:p>3.91841666666667</text:p>
              </table:table-cell>
            </table:table-row>
            <table:table-row>
              <table:table-cell office:value-type="string">
                <text:p>28-03</text:p>
              </table:table-cell>
              <table:table-cell office:value-type="float" office:value="3.911">
                <text:p>3.911</text:p>
              </table:table-cell>
              <table:table-cell office:value-type="float" office:value="3.3935">
                <text:p>3.3935</text:p>
              </table:table-cell>
              <table:table-cell office:value-type="float" office:value="3.8287">
                <text:p>3.8287</text:p>
              </table:table-cell>
              <table:table-cell office:value-type="float" office:value="4.1244">
                <text:p>4.1244</text:p>
              </table:table-cell>
              <table:table-cell office:value-type="float" office:value="3.9424">
                <text:p>3.9424</text:p>
              </table:table-cell>
              <table:table-cell office:value-type="float" office:value="4.3024">
                <text:p>4.3024</text:p>
              </table:table-cell>
              <table:table-cell office:value-type="float" office:value="3.91706666666667">
                <text:p>3.91706666666667</text:p>
              </table:table-cell>
            </table:table-row>
            <table:table-row>
              <table:table-cell office:value-type="string">
                <text:p>29-03</text:p>
              </table:table-cell>
              <table:table-cell office:value-type="float" office:value="3.9439">
                <text:p>3.9439</text:p>
              </table:table-cell>
              <table:table-cell office:value-type="float" office:value="3.4174">
                <text:p>3.4174</text:p>
              </table:table-cell>
              <table:table-cell office:value-type="float" office:value="3.8279">
                <text:p>3.8279</text:p>
              </table:table-cell>
              <table:table-cell office:value-type="float" office:value="4.1244">
                <text:p>4.1244</text:p>
              </table:table-cell>
              <table:table-cell office:value-type="float" office:value="3.9424">
                <text:p>3.9424</text:p>
              </table:table-cell>
              <table:table-cell office:value-type="float" office:value="4.2033">
                <text:p>4.2033</text:p>
              </table:table-cell>
              <table:table-cell office:value-type="float" office:value="3.90988333333333">
                <text:p>3.90988333333333</text:p>
              </table:table-cell>
            </table:table-row>
            <table:table-row>
              <table:table-cell office:value-type="string">
                <text:p>30-03</text:p>
              </table:table-cell>
              <table:table-cell office:value-type="float" office:value="3.9334">
                <text:p>3.9334</text:p>
              </table:table-cell>
              <table:table-cell office:value-type="float" office:value="3.4195">
                <text:p>3.4195</text:p>
              </table:table-cell>
              <table:table-cell office:value-type="float" office:value="3.8261">
                <text:p>3.8261</text:p>
              </table:table-cell>
              <table:table-cell office:value-type="float" office:value="4.1244">
                <text:p>4.1244</text:p>
              </table:table-cell>
              <table:table-cell office:value-type="float" office:value="3.9675">
                <text:p>3.9675</text:p>
              </table:table-cell>
              <table:table-cell office:value-type="float" office:value="4.1955">
                <text:p>4.1955</text:p>
              </table:table-cell>
              <table:table-cell office:value-type="float" office:value="3.91106666666667">
                <text:p>3.91106666666667</text:p>
              </table:table-cell>
            </table:table-row>
            <table:table-row>
              <table:table-cell office:value-type="string">
                <text:p>31-03</text:p>
              </table:table-cell>
              <table:table-cell office:value-type="float" office:value="3.9533">
                <text:p>3.9533</text:p>
              </table:table-cell>
              <table:table-cell office:value-type="float" office:value="3.4195">
                <text:p>3.4195</text:p>
              </table:table-cell>
              <table:table-cell office:value-type="float" office:value="3.8261">
                <text:p>3.8261</text:p>
              </table:table-cell>
              <table:table-cell office:value-type="float" office:value="4.1535">
                <text:p>4.1535</text:p>
              </table:table-cell>
              <table:table-cell office:value-type="float" office:value="3.9666">
                <text:p>3.9666</text:p>
              </table:table-cell>
              <table:table-cell office:value-type="float" office:value="4.1916">
                <text:p>4.1916</text:p>
              </table:table-cell>
              <table:table-cell office:value-type="float" office:value="3.91843333333333">
                <text:p>3.91843333333333</text:p>
              </table:table-cell>
            </table:table-row>
            <table:table-row>
              <table:table-cell office:value-type="string">
                <text:p>01-04</text:p>
              </table:table-cell>
              <table:table-cell office:value-type="float" office:value="3.9658">
                <text:p>3.9658</text:p>
              </table:table-cell>
              <table:table-cell office:value-type="float" office:value="3.4195">
                <text:p>3.4195</text:p>
              </table:table-cell>
              <table:table-cell office:value-type="float" office:value="3.8261">
                <text:p>3.8261</text:p>
              </table:table-cell>
              <table:table-cell office:value-type="float" office:value="4.1894">
                <text:p>4.1894</text:p>
              </table:table-cell>
              <table:table-cell office:value-type="float" office:value="3.9238">
                <text:p>3.9238</text:p>
              </table:table-cell>
              <table:table-cell office:value-type="float" office:value="4.1984">
                <text:p>4.1984</text:p>
              </table:table-cell>
              <table:table-cell office:value-type="float" office:value="3.9205">
                <text:p>3.9205</text:p>
              </table:table-cell>
            </table:table-row>
            <table:table-row>
              <table:table-cell office:value-type="string">
                <text:p>02-04</text:p>
              </table:table-cell>
              <table:table-cell office:value-type="float" office:value="3.9658">
                <text:p>3.9658</text:p>
              </table:table-cell>
              <table:table-cell office:value-type="float" office:value="3.4195">
                <text:p>3.4195</text:p>
              </table:table-cell>
              <table:table-cell office:value-type="float" office:value="3.8351">
                <text:p>3.8351</text:p>
              </table:table-cell>
              <table:table-cell office:value-type="float" office:value="4.1901">
                <text:p>4.1901</text:p>
              </table:table-cell>
              <table:table-cell office:value-type="float" office:value="3.8871">
                <text:p>3.8871</text:p>
              </table:table-cell>
              <table:table-cell office:value-type="float" office:value="4.214">
                <text:p>4.214</text:p>
              </table:table-cell>
              <table:table-cell office:value-type="float" office:value="3.9186">
                <text:p>3.9186</text:p>
              </table:table-cell>
            </table:table-row>
            <table:table-row>
              <table:table-cell office:value-type="string">
                <text:p>03-04</text:p>
              </table:table-cell>
              <table:table-cell office:value-type="float" office:value="3.9658">
                <text:p>3.9658</text:p>
              </table:table-cell>
              <table:table-cell office:value-type="float" office:value="3.4195">
                <text:p>3.4195</text:p>
              </table:table-cell>
              <table:table-cell office:value-type="float" office:value="3.8184">
                <text:p>3.8184</text:p>
              </table:table-cell>
              <table:table-cell office:value-type="float" office:value="4.2434">
                <text:p>4.2434</text:p>
              </table:table-cell>
              <table:table-cell office:value-type="float" office:value="3.8871">
                <text:p>3.8871</text:p>
              </table:table-cell>
              <table:table-cell office:value-type="float" office:value="4.214">
                <text:p>4.214</text:p>
              </table:table-cell>
              <table:table-cell office:value-type="float" office:value="3.9247">
                <text:p>3.9247</text:p>
              </table:table-cell>
            </table:table-row>
            <table:table-row>
              <table:table-cell office:value-type="string">
                <text:p>04-04</text:p>
              </table:table-cell>
              <table:table-cell office:value-type="float" office:value="3.9969">
                <text:p>3.9969</text:p>
              </table:table-cell>
              <table:table-cell office:value-type="float" office:value="3.4242">
                <text:p>3.4242</text:p>
              </table:table-cell>
              <table:table-cell office:value-type="float" office:value="3.8232">
                <text:p>3.8232</text:p>
              </table:table-cell>
              <table:table-cell office:value-type="float" office:value="4.2297">
                <text:p>4.2297</text:p>
              </table:table-cell>
              <table:table-cell office:value-type="float" office:value="3.8871">
                <text:p>3.8871</text:p>
              </table:table-cell>
              <table:table-cell office:value-type="float" office:value="4.214">
                <text:p>4.214</text:p>
              </table:table-cell>
              <table:table-cell office:value-type="float" office:value="3.92918333333333">
                <text:p>3.92918333333333</text:p>
              </table:table-cell>
            </table:table-row>
            <table:table-row>
              <table:table-cell office:value-type="string">
                <text:p>05-04</text:p>
              </table:table-cell>
              <table:table-cell office:value-type="float" office:value="3.9628">
                <text:p>3.9628</text:p>
              </table:table-cell>
              <table:table-cell office:value-type="float" office:value="3.4291">
                <text:p>3.4291</text:p>
              </table:table-cell>
              <table:table-cell office:value-type="float" office:value="3.8188">
                <text:p>3.8188</text:p>
              </table:table-cell>
              <table:table-cell office:value-type="float" office:value="4.2297">
                <text:p>4.2297</text:p>
              </table:table-cell>
              <table:table-cell office:value-type="float" office:value="3.8871">
                <text:p>3.8871</text:p>
              </table:table-cell>
              <table:table-cell office:value-type="float" office:value="4.2178">
                <text:p>4.2178</text:p>
              </table:table-cell>
              <table:table-cell office:value-type="float" office:value="3.92421666666667">
                <text:p>3.92421666666667</text:p>
              </table:table-cell>
            </table:table-row>
            <table:table-row>
              <table:table-cell office:value-type="string">
                <text:p>06-04</text:p>
              </table:table-cell>
              <table:table-cell office:value-type="float" office:value="3.9632">
                <text:p>3.9632</text:p>
              </table:table-cell>
              <table:table-cell office:value-type="float" office:value="3.4317">
                <text:p>3.4317</text:p>
              </table:table-cell>
              <table:table-cell office:value-type="float" office:value="3.8135">
                <text:p>3.8135</text:p>
              </table:table-cell>
              <table:table-cell office:value-type="float" office:value="4.2297">
                <text:p>4.2297</text:p>
              </table:table-cell>
              <table:table-cell office:value-type="float" office:value="3.8871">
                <text:p>3.8871</text:p>
              </table:table-cell>
              <table:table-cell office:value-type="float" office:value="4.2413">
                <text:p>4.2413</text:p>
              </table:table-cell>
              <table:table-cell office:value-type="float" office:value="3.92775">
                <text:p>3.92775</text:p>
              </table:table-cell>
            </table:table-row>
            <table:table-row>
              <table:table-cell office:value-type="string">
                <text:p>07-04</text:p>
              </table:table-cell>
              <table:table-cell office:value-type="float" office:value="3.9745">
                <text:p>3.9745</text:p>
              </table:table-cell>
              <table:table-cell office:value-type="float" office:value="3.4096">
                <text:p>3.4096</text:p>
              </table:table-cell>
              <table:table-cell office:value-type="float" office:value="3.8135">
                <text:p>3.8135</text:p>
              </table:table-cell>
              <table:table-cell office:value-type="float" office:value="4.1668">
                <text:p>4.1668</text:p>
              </table:table-cell>
              <table:table-cell office:value-type="float" office:value="3.8502">
                <text:p>3.8502</text:p>
              </table:table-cell>
              <table:table-cell office:value-type="float" office:value="4.2479">
                <text:p>4.2479</text:p>
              </table:table-cell>
              <table:table-cell office:value-type="float" office:value="3.91041666666667">
                <text:p>3.91041666666667</text:p>
              </table:table-cell>
            </table:table-row>
            <table:table-row>
              <table:table-cell office:value-type="string">
                <text:p>08-04</text:p>
              </table:table-cell>
              <table:table-cell office:value-type="float" office:value="3.9985">
                <text:p>3.9985</text:p>
              </table:table-cell>
              <table:table-cell office:value-type="float" office:value="3.4096">
                <text:p>3.4096</text:p>
              </table:table-cell>
              <table:table-cell office:value-type="float" office:value="3.8135">
                <text:p>3.8135</text:p>
              </table:table-cell>
              <table:table-cell office:value-type="float" office:value="4.1801">
                <text:p>4.1801</text:p>
              </table:table-cell>
              <table:table-cell office:value-type="float" office:value="3.8333">
                <text:p>3.8333</text:p>
              </table:table-cell>
              <table:table-cell office:value-type="float" office:value="4.2756">
                <text:p>4.2756</text:p>
              </table:table-cell>
              <table:table-cell office:value-type="float" office:value="3.91843333333333">
                <text:p>3.91843333333333</text:p>
              </table:table-cell>
            </table:table-row>
            <table:table-row>
              <table:table-cell office:value-type="string">
                <text:p>09-04</text:p>
              </table:table-cell>
              <table:table-cell office:value-type="float" office:value="3.9985">
                <text:p>3.9985</text:p>
              </table:table-cell>
              <table:table-cell office:value-type="float" office:value="3.4096">
                <text:p>3.4096</text:p>
              </table:table-cell>
              <table:table-cell office:value-type="float" office:value="3.8015">
                <text:p>3.8015</text:p>
              </table:table-cell>
              <table:table-cell office:value-type="float" office:value="4.1949">
                <text:p>4.1949</text:p>
              </table:table-cell>
              <table:table-cell office:value-type="float" office:value="3.8183">
                <text:p>3.8183</text:p>
              </table:table-cell>
              <table:table-cell office:value-type="float" office:value="4.262">
                <text:p>4.262</text:p>
              </table:table-cell>
              <table:table-cell office:value-type="float" office:value="3.91413333333333">
                <text:p>3.91413333333333</text:p>
              </table:table-cell>
            </table:table-row>
            <table:table-row>
              <table:table-cell office:value-type="string">
                <text:p>10-04</text:p>
              </table:table-cell>
              <table:table-cell office:value-type="float" office:value="3.9985">
                <text:p>3.9985</text:p>
              </table:table-cell>
              <table:table-cell office:value-type="float" office:value="3.3921">
                <text:p>3.3921</text:p>
              </table:table-cell>
              <table:table-cell office:value-type="float" office:value="3.7976">
                <text:p>3.7976</text:p>
              </table:table-cell>
              <table:table-cell office:value-type="float" office:value="4.1479">
                <text:p>4.1479</text:p>
              </table:table-cell>
              <table:table-cell office:value-type="float" office:value="3.8009">
                <text:p>3.8009</text:p>
              </table:table-cell>
              <table:table-cell office:value-type="float" office:value="4.262">
                <text:p>4.262</text:p>
              </table:table-cell>
              <table:table-cell office:value-type="float" office:value="3.89983333333333">
                <text:p>3.89983333333333</text:p>
              </table:table-cell>
            </table:table-row>
            <table:table-row>
              <table:table-cell office:value-type="string">
                <text:p>11-04</text:p>
              </table:table-cell>
              <table:table-cell office:value-type="float" office:value="3.9953">
                <text:p>3.9953</text:p>
              </table:table-cell>
              <table:table-cell office:value-type="float" office:value="3.3846">
                <text:p>3.3846</text:p>
              </table:table-cell>
              <table:table-cell office:value-type="float" office:value="3.8024">
                <text:p>3.8024</text:p>
              </table:table-cell>
              <table:table-cell office:value-type="float" office:value="4.1479">
                <text:p>4.1479</text:p>
              </table:table-cell>
              <table:table-cell office:value-type="float" office:value="3.8009">
                <text:p>3.8009</text:p>
              </table:table-cell>
              <table:table-cell office:value-type="float" office:value="4.262">
                <text:p>4.262</text:p>
              </table:table-cell>
              <table:table-cell office:value-type="float" office:value="3.89885">
                <text:p>3.89885</text:p>
              </table:table-cell>
            </table:table-row>
            <table:table-row>
              <table:table-cell office:value-type="string">
                <text:p>12-04</text:p>
              </table:table-cell>
              <table:table-cell office:value-type="float" office:value="4.0061">
                <text:p>4.0061</text:p>
              </table:table-cell>
              <table:table-cell office:value-type="float" office:value="3.3956">
                <text:p>3.3956</text:p>
              </table:table-cell>
              <table:table-cell office:value-type="float" office:value="3.7802">
                <text:p>3.7802</text:p>
              </table:table-cell>
              <table:table-cell office:value-type="float" office:value="4.1479">
                <text:p>4.1479</text:p>
              </table:table-cell>
              <table:table-cell office:value-type="float" office:value="3.8009">
                <text:p>3.8009</text:p>
              </table:table-cell>
              <table:table-cell office:value-type="float" office:value="4.2862">
                <text:p>4.2862</text:p>
              </table:table-cell>
              <table:table-cell office:value-type="float" office:value="3.90281666666667">
                <text:p>3.90281666666667</text:p>
              </table:table-cell>
            </table:table-row>
            <table:table-row>
              <table:table-cell office:value-type="string">
                <text:p>13-04</text:p>
              </table:table-cell>
              <table:table-cell office:value-type="float" office:value="3.9934">
                <text:p>3.9934</text:p>
              </table:table-cell>
              <table:table-cell office:value-type="float" office:value="3.3907">
                <text:p>3.3907</text:p>
              </table:table-cell>
              <table:table-cell office:value-type="float" office:value="3.7781">
                <text:p>3.7781</text:p>
              </table:table-cell>
              <table:table-cell office:value-type="float" office:value="4.1479">
                <text:p>4.1479</text:p>
              </table:table-cell>
              <table:table-cell office:value-type="float" office:value="3.8389">
                <text:p>3.8389</text:p>
              </table:table-cell>
              <table:table-cell office:value-type="float" office:value="4.2909">
                <text:p>4.2909</text:p>
              </table:table-cell>
              <table:table-cell office:value-type="float" office:value="3.90665">
                <text:p>3.90665</text:p>
              </table:table-cell>
            </table:table-row>
            <table:table-row>
              <table:table-cell office:value-type="string">
                <text:p>14-04</text:p>
              </table:table-cell>
              <table:table-cell office:value-type="float" office:value="3.9658">
                <text:p>3.9658</text:p>
              </table:table-cell>
              <table:table-cell office:value-type="float" office:value="3.3652">
                <text:p>3.3652</text:p>
              </table:table-cell>
              <table:table-cell office:value-type="float" office:value="3.7781">
                <text:p>3.7781</text:p>
              </table:table-cell>
              <table:table-cell office:value-type="float" office:value="4.1479">
                <text:p>4.1479</text:p>
              </table:table-cell>
              <table:table-cell office:value-type="float" office:value="3.8062">
                <text:p>3.8062</text:p>
              </table:table-cell>
              <table:table-cell office:value-type="float" office:value="4.2727">
                <text:p>4.2727</text:p>
              </table:table-cell>
              <table:table-cell office:value-type="float" office:value="3.88931666666667">
                <text:p>3.88931666666667</text:p>
              </table:table-cell>
            </table:table-row>
            <table:table-row>
              <table:table-cell office:value-type="string">
                <text:p>15-04</text:p>
              </table:table-cell>
              <table:table-cell office:value-type="float" office:value="3.9658">
                <text:p>3.9658</text:p>
              </table:table-cell>
              <table:table-cell office:value-type="float" office:value="3.3652">
                <text:p>3.3652</text:p>
              </table:table-cell>
              <table:table-cell office:value-type="float" office:value="3.7781">
                <text:p>3.7781</text:p>
              </table:table-cell>
              <table:table-cell office:value-type="float" office:value="4.1622">
                <text:p>4.1622</text:p>
              </table:table-cell>
              <table:table-cell office:value-type="float" office:value="3.8057">
                <text:p>3.8057</text:p>
              </table:table-cell>
              <table:table-cell office:value-type="float" office:value="4.3093">
                <text:p>4.3093</text:p>
              </table:table-cell>
              <table:table-cell office:value-type="float" office:value="3.89771666666667">
                <text:p>3.89771666666667</text:p>
              </table:table-cell>
            </table:table-row>
            <table:table-row>
              <table:table-cell office:value-type="string">
                <text:p>16-04</text:p>
              </table:table-cell>
              <table:table-cell office:value-type="float" office:value="3.9658">
                <text:p>3.9658</text:p>
              </table:table-cell>
              <table:table-cell office:value-type="float" office:value="3.3652">
                <text:p>3.3652</text:p>
              </table:table-cell>
              <table:table-cell office:value-type="float" office:value="3.781">
                <text:p>3.781</text:p>
              </table:table-cell>
              <table:table-cell office:value-type="float" office:value="4.1594">
                <text:p>4.1594</text:p>
              </table:table-cell>
              <table:table-cell office:value-type="float" office:value="3.7968">
                <text:p>3.7968</text:p>
              </table:table-cell>
              <table:table-cell office:value-type="float" office:value="4.3093">
                <text:p>4.3093</text:p>
              </table:table-cell>
              <table:table-cell office:value-type="float" office:value="3.89625">
                <text:p>3.89625</text:p>
              </table:table-cell>
            </table:table-row>
            <table:table-row>
              <table:table-cell office:value-type="string">
                <text:p>17-04</text:p>
              </table:table-cell>
              <table:table-cell office:value-type="float" office:value="3.9658">
                <text:p>3.9658</text:p>
              </table:table-cell>
              <table:table-cell office:value-type="float" office:value="3.3667">
                <text:p>3.3667</text:p>
              </table:table-cell>
              <table:table-cell office:value-type="float" office:value="3.7812">
                <text:p>3.7812</text:p>
              </table:table-cell>
              <table:table-cell office:value-type="float" office:value="4.1607">
                <text:p>4.1607</text:p>
              </table:table-cell>
              <table:table-cell office:value-type="float" office:value="3.7784">
                <text:p>3.7784</text:p>
              </table:table-cell>
              <table:table-cell office:value-type="float" office:value="4.3093">
                <text:p>4.3093</text:p>
              </table:table-cell>
              <table:table-cell office:value-type="float" office:value="3.89368333333333">
                <text:p>3.89368333333333</text:p>
              </table:table-cell>
            </table:table-row>
            <table:table-row>
              <table:table-cell office:value-type="string">
                <text:p>18-04</text:p>
              </table:table-cell>
              <table:table-cell office:value-type="float" office:value="3.9658">
                <text:p>3.9658</text:p>
              </table:table-cell>
              <table:table-cell office:value-type="float" office:value="3.3659">
                <text:p>3.3659</text:p>
              </table:table-cell>
              <table:table-cell office:value-type="float" office:value="3.8032">
                <text:p>3.8032</text:p>
              </table:table-cell>
              <table:table-cell office:value-type="float" office:value="4.1687">
                <text:p>4.1687</text:p>
              </table:table-cell>
              <table:table-cell office:value-type="float" office:value="3.7784">
                <text:p>3.7784</text:p>
              </table:table-cell>
              <table:table-cell office:value-type="float" office:value="4.3093">
                <text:p>4.3093</text:p>
              </table:table-cell>
              <table:table-cell office:value-type="float" office:value="3.89855">
                <text:p>3.89855</text:p>
              </table:table-cell>
            </table:table-row>
            <table:table-row>
              <table:table-cell office:value-type="string">
                <text:p>19-04</text:p>
              </table:table-cell>
              <table:table-cell office:value-type="float" office:value="3.9495">
                <text:p>3.9495</text:p>
              </table:table-cell>
              <table:table-cell office:value-type="float" office:value="3.3649">
                <text:p>3.3649</text:p>
              </table:table-cell>
              <table:table-cell office:value-type="float" office:value="3.8118">
                <text:p>3.8118</text:p>
              </table:table-cell>
              <table:table-cell office:value-type="float" office:value="4.1687">
                <text:p>4.1687</text:p>
              </table:table-cell>
              <table:table-cell office:value-type="float" office:value="3.7784">
                <text:p>3.7784</text:p>
              </table:table-cell>
              <table:table-cell office:value-type="float" office:value="4.3093">
                <text:p>4.3093</text:p>
              </table:table-cell>
              <table:table-cell office:value-type="float" office:value="3.8971">
                <text:p>3.8971</text:p>
              </table:table-cell>
            </table:table-row>
            <table:table-row>
              <table:table-cell office:value-type="string">
                <text:p>20-04</text:p>
              </table:table-cell>
              <table:table-cell office:value-type="float" office:value="3.9635">
                <text:p>3.9635</text:p>
              </table:table-cell>
              <table:table-cell office:value-type="float" office:value="3.3859">
                <text:p>3.3859</text:p>
              </table:table-cell>
              <table:table-cell office:value-type="float" office:value="3.8118">
                <text:p>3.8118</text:p>
              </table:table-cell>
              <table:table-cell office:value-type="float" office:value="4.1687">
                <text:p>4.1687</text:p>
              </table:table-cell>
              <table:table-cell office:value-type="float" office:value="3.7777">
                <text:p>3.7777</text:p>
              </table:table-cell>
              <table:table-cell office:value-type="float" office:value="4.2787">
                <text:p>4.2787</text:p>
              </table:table-cell>
              <table:table-cell office:value-type="float" office:value="3.89771666666667">
                <text:p>3.89771666666667</text:p>
              </table:table-cell>
            </table:table-row>
            <table:table-row>
              <table:table-cell office:value-type="string">
                <text:p>21-04</text:p>
              </table:table-cell>
              <table:table-cell office:value-type="float" office:value="3.9939">
                <text:p>3.9939</text:p>
              </table:table-cell>
              <table:table-cell office:value-type="float" office:value="3.4232">
                <text:p>3.4232</text:p>
              </table:table-cell>
              <table:table-cell office:value-type="float" office:value="3.8118">
                <text:p>3.8118</text:p>
              </table:table-cell>
              <table:table-cell office:value-type="float" office:value="4.1793">
                <text:p>4.1793</text:p>
              </table:table-cell>
              <table:table-cell office:value-type="float" office:value="3.7945">
                <text:p>3.7945</text:p>
              </table:table-cell>
              <table:table-cell office:value-type="float" office:value="4.2528">
                <text:p>4.2528</text:p>
              </table:table-cell>
              <table:table-cell office:value-type="float" office:value="3.90925">
                <text:p>3.90925</text:p>
              </table:table-cell>
            </table:table-row>
            <table:table-row>
              <table:table-cell office:value-type="string">
                <text:p>22-04</text:p>
              </table:table-cell>
              <table:table-cell office:value-type="float" office:value="3.9104">
                <text:p>3.9104</text:p>
              </table:table-cell>
              <table:table-cell office:value-type="float" office:value="3.4232">
                <text:p>3.4232</text:p>
              </table:table-cell>
              <table:table-cell office:value-type="float" office:value="3.8118">
                <text:p>3.8118</text:p>
              </table:table-cell>
              <table:table-cell office:value-type="float" office:value="4.1731">
                <text:p>4.1731</text:p>
              </table:table-cell>
              <table:table-cell office:value-type="float" office:value="3.7827">
                <text:p>3.7827</text:p>
              </table:table-cell>
              <table:table-cell office:value-type="float" office:value="4.2836">
                <text:p>4.2836</text:p>
              </table:table-cell>
              <table:table-cell office:value-type="float" office:value="3.89746666666667">
                <text:p>3.89746666666667</text:p>
              </table:table-cell>
            </table:table-row>
            <table:table-row>
              <table:table-cell office:value-type="string">
                <text:p>23-04</text:p>
              </table:table-cell>
              <table:table-cell office:value-type="float" office:value="3.9104">
                <text:p>3.9104</text:p>
              </table:table-cell>
              <table:table-cell office:value-type="float" office:value="3.4232">
                <text:p>3.4232</text:p>
              </table:table-cell>
              <table:table-cell office:value-type="float" office:value="3.8118">
                <text:p>3.8118</text:p>
              </table:table-cell>
              <table:table-cell office:value-type="float" office:value="4.2127">
                <text:p>4.2127</text:p>
              </table:table-cell>
              <table:table-cell office:value-type="float" office:value="3.7811">
                <text:p>3.7811</text:p>
              </table:table-cell>
              <table:table-cell office:value-type="float" office:value="4.3177">
                <text:p>4.3177</text:p>
              </table:table-cell>
              <table:table-cell office:value-type="float" office:value="3.90948333333333">
                <text:p>3.90948333333333</text:p>
              </table:table-cell>
            </table:table-row>
            <table:table-row>
              <table:table-cell office:value-type="string">
                <text:p>24-04</text:p>
              </table:table-cell>
              <table:table-cell office:value-type="float" office:value="3.9104">
                <text:p>3.9104</text:p>
              </table:table-cell>
              <table:table-cell office:value-type="float" office:value="3.4386">
                <text:p>3.4386</text:p>
              </table:table-cell>
              <table:table-cell office:value-type="float" office:value="3.8269">
                <text:p>3.8269</text:p>
              </table:table-cell>
              <table:table-cell office:value-type="float" office:value="4.193">
                <text:p>4.193</text:p>
              </table:table-cell>
              <table:table-cell office:value-type="float" office:value="3.7709">
                <text:p>3.7709</text:p>
              </table:table-cell>
              <table:table-cell office:value-type="float" office:value="4.3177">
                <text:p>4.3177</text:p>
              </table:table-cell>
              <table:table-cell office:value-type="float" office:value="3.90958333333333">
                <text:p>3.90958333333333</text:p>
              </table:table-cell>
            </table:table-row>
            <table:table-row>
              <table:table-cell office:value-type="string">
                <text:p>25-04</text:p>
              </table:table-cell>
              <table:table-cell office:value-type="float" office:value="3.8815">
                <text:p>3.8815</text:p>
              </table:table-cell>
              <table:table-cell office:value-type="float" office:value="3.4666">
                <text:p>3.4666</text:p>
              </table:table-cell>
              <table:table-cell office:value-type="float" office:value="3.8614">
                <text:p>3.8614</text:p>
              </table:table-cell>
              <table:table-cell office:value-type="float" office:value="4.1731">
                <text:p>4.1731</text:p>
              </table:table-cell>
              <table:table-cell office:value-type="float" office:value="3.7709">
                <text:p>3.7709</text:p>
              </table:table-cell>
              <table:table-cell office:value-type="float" office:value="4.3177">
                <text:p>4.3177</text:p>
              </table:table-cell>
              <table:table-cell office:value-type="float" office:value="3.91186666666667">
                <text:p>3.91186666666667</text:p>
              </table:table-cell>
            </table:table-row>
            <table:table-row>
              <table:table-cell office:value-type="string">
                <text:p>26-04</text:p>
              </table:table-cell>
              <table:table-cell office:value-type="float" office:value="3.8778">
                <text:p>3.8778</text:p>
              </table:table-cell>
              <table:table-cell office:value-type="float" office:value="3.4813">
                <text:p>3.4813</text:p>
              </table:table-cell>
              <table:table-cell office:value-type="float" office:value="3.8514">
                <text:p>3.8514</text:p>
              </table:table-cell>
              <table:table-cell office:value-type="float" office:value="4.1731">
                <text:p>4.1731</text:p>
              </table:table-cell>
              <table:table-cell office:value-type="float" office:value="3.7709">
                <text:p>3.7709</text:p>
              </table:table-cell>
              <table:table-cell office:value-type="float" office:value="4.3532">
                <text:p>4.3532</text:p>
              </table:table-cell>
              <table:table-cell office:value-type="float" office:value="3.91795">
                <text:p>3.91795</text:p>
              </table:table-cell>
            </table:table-row>
            <table:table-row>
              <table:table-cell office:value-type="string">
                <text:p>27-04</text:p>
              </table:table-cell>
              <table:table-cell office:value-type="float" office:value="3.8798">
                <text:p>3.8798</text:p>
              </table:table-cell>
              <table:table-cell office:value-type="float" office:value="3.493">
                <text:p>3.493</text:p>
              </table:table-cell>
              <table:table-cell office:value-type="float" office:value="3.8515">
                <text:p>3.8515</text:p>
              </table:table-cell>
              <table:table-cell office:value-type="float" office:value="4.1731">
                <text:p>4.1731</text:p>
              </table:table-cell>
              <table:table-cell office:value-type="float" office:value="3.776">
                <text:p>3.776</text:p>
              </table:table-cell>
              <table:table-cell office:value-type="float" office:value="4.4451">
                <text:p>4.4451</text:p>
              </table:table-cell>
              <table:table-cell office:value-type="float" office:value="3.93641666666667">
                <text:p>3.93641666666667</text:p>
              </table:table-cell>
            </table:table-row>
            <table:table-row>
              <table:table-cell office:value-type="string">
                <text:p>28-04</text:p>
              </table:table-cell>
              <table:table-cell office:value-type="float" office:value="3.8631">
                <text:p>3.8631</text:p>
              </table:table-cell>
              <table:table-cell office:value-type="float" office:value="3.499">
                <text:p>3.499</text:p>
              </table:table-cell>
              <table:table-cell office:value-type="float" office:value="3.8515">
                <text:p>3.8515</text:p>
              </table:table-cell>
              <table:table-cell office:value-type="float" office:value="4.1802">
                <text:p>4.1802</text:p>
              </table:table-cell>
              <table:table-cell office:value-type="float" office:value="3.7994">
                <text:p>3.7994</text:p>
              </table:table-cell>
              <table:table-cell office:value-type="float" office:value="4.4722">
                <text:p>4.4722</text:p>
              </table:table-cell>
              <table:table-cell office:value-type="float" office:value="3.94423333333333">
                <text:p>3.94423333333333</text:p>
              </table:table-cell>
            </table:table-row>
            <table:table-row>
              <table:table-cell office:value-type="string">
                <text:p>29-04</text:p>
              </table:table-cell>
              <table:table-cell office:value-type="float" office:value="3.856">
                <text:p>3.856</text:p>
              </table:table-cell>
              <table:table-cell office:value-type="float" office:value="3.499">
                <text:p>3.499</text:p>
              </table:table-cell>
              <table:table-cell office:value-type="float" office:value="3.8515">
                <text:p>3.8515</text:p>
              </table:table-cell>
              <table:table-cell office:value-type="float" office:value="4.1913">
                <text:p>4.1913</text:p>
              </table:table-cell>
              <table:table-cell office:value-type="float" office:value="3.764">
                <text:p>3.764</text:p>
              </table:table-cell>
              <table:table-cell office:value-type="float" office:value="4.4383">
                <text:p>4.4383</text:p>
              </table:table-cell>
              <table:table-cell office:value-type="float" office:value="3.93335">
                <text:p>3.93335</text:p>
              </table:table-cell>
            </table:table-row>
            <table:table-row>
              <table:table-cell office:value-type="string">
                <text:p>30-04</text:p>
              </table:table-cell>
              <table:table-cell office:value-type="float" office:value="3.856">
                <text:p>3.856</text:p>
              </table:table-cell>
              <table:table-cell office:value-type="float" office:value="3.499">
                <text:p>3.499</text:p>
              </table:table-cell>
              <table:table-cell office:value-type="float" office:value="3.8214">
                <text:p>3.8214</text:p>
              </table:table-cell>
              <table:table-cell office:value-type="float" office:value="4.1684">
                <text:p>4.1684</text:p>
              </table:table-cell>
              <table:table-cell office:value-type="float" office:value="3.7771">
                <text:p>3.7771</text:p>
              </table:table-cell>
              <table:table-cell office:value-type="float" office:value="4.4517">
                <text:p>4.4517</text:p>
              </table:table-cell>
              <table:table-cell office:value-type="float" office:value="3.92893333333333">
                <text:p>3.92893333333333</text:p>
              </table:table-cell>
            </table:table-row>
            <table:table-row>
              <table:table-cell office:value-type="string">
                <text:p>01-05</text:p>
              </table:table-cell>
              <table:table-cell office:value-type="float" office:value="3.856">
                <text:p>3.856</text:p>
              </table:table-cell>
              <table:table-cell office:value-type="float" office:value="3.5608">
                <text:p>3.5608</text:p>
              </table:table-cell>
              <table:table-cell office:value-type="float" office:value="3.8173">
                <text:p>3.8173</text:p>
              </table:table-cell>
              <table:table-cell office:value-type="float" office:value="4.1736">
                <text:p>4.1736</text:p>
              </table:table-cell>
              <table:table-cell office:value-type="float" office:value="3.7793">
                <text:p>3.7793</text:p>
              </table:table-cell>
              <table:table-cell office:value-type="float" office:value="4.4517">
                <text:p>4.4517</text:p>
              </table:table-cell>
              <table:table-cell office:value-type="float" office:value="3.93978333333333">
                <text:p>3.93978333333333</text:p>
              </table:table-cell>
            </table:table-row>
            <table:table-row>
              <table:table-cell office:value-type="string">
                <text:p>02-05</text:p>
              </table:table-cell>
              <table:table-cell office:value-type="float" office:value="3.856">
                <text:p>3.856</text:p>
              </table:table-cell>
              <table:table-cell office:value-type="float" office:value="3.5608">
                <text:p>3.5608</text:p>
              </table:table-cell>
              <table:table-cell office:value-type="float" office:value="3.8173">
                <text:p>3.8173</text:p>
              </table:table-cell>
              <table:table-cell office:value-type="float" office:value="4.1736">
                <text:p>4.1736</text:p>
              </table:table-cell>
              <table:table-cell office:value-type="float" office:value="3.7793">
                <text:p>3.7793</text:p>
              </table:table-cell>
              <table:table-cell office:value-type="float" office:value="4.4517">
                <text:p>4.4517</text:p>
              </table:table-cell>
              <table:table-cell office:value-type="float" office:value="3.93978333333333">
                <text:p>3.93978333333333</text:p>
              </table:table-cell>
            </table:table-row>
            <table:table-row>
              <table:table-cell office:value-type="string">
                <text:p>03-05</text:p>
              </table:table-cell>
              <table:table-cell office:value-type="float" office:value="3.8385">
                <text:p>3.8385</text:p>
              </table:table-cell>
              <table:table-cell office:value-type="float" office:value="3.5547">
                <text:p>3.5547</text:p>
              </table:table-cell>
              <table:table-cell office:value-type="float" office:value="3.8416">
                <text:p>3.8416</text:p>
              </table:table-cell>
              <table:table-cell office:value-type="float" office:value="4.1736">
                <text:p>4.1736</text:p>
              </table:table-cell>
              <table:table-cell office:value-type="float" office:value="3.7793">
                <text:p>3.7793</text:p>
              </table:table-cell>
              <table:table-cell office:value-type="float" office:value="4.4453">
                <text:p>4.4453</text:p>
              </table:table-cell>
              <table:table-cell office:value-type="float" office:value="3.93883333333333">
                <text:p>3.93883333333333</text:p>
              </table:table-cell>
            </table:table-row>
            <table:table-row>
              <table:table-cell office:value-type="string">
                <text:p>04-05</text:p>
              </table:table-cell>
              <table:table-cell office:value-type="float" office:value="3.8535">
                <text:p>3.8535</text:p>
              </table:table-cell>
              <table:table-cell office:value-type="float" office:value="3.5544">
                <text:p>3.5544</text:p>
              </table:table-cell>
              <table:table-cell office:value-type="float" office:value="3.8246">
                <text:p>3.8246</text:p>
              </table:table-cell>
              <table:table-cell office:value-type="float" office:value="4.1736">
                <text:p>4.1736</text:p>
              </table:table-cell>
              <table:table-cell office:value-type="float" office:value="3.792">
                <text:p>3.792</text:p>
              </table:table-cell>
              <table:table-cell office:value-type="float" office:value="4.4511">
                <text:p>4.4511</text:p>
              </table:table-cell>
              <table:table-cell office:value-type="float" office:value="3.94153333333333">
                <text:p>3.94153333333333</text:p>
              </table:table-cell>
            </table:table-row>
            <table:table-row>
              <table:table-cell office:value-type="string">
                <text:p>05-05</text:p>
              </table:table-cell>
              <table:table-cell office:value-type="float" office:value="3.8476">
                <text:p>3.8476</text:p>
              </table:table-cell>
              <table:table-cell office:value-type="float" office:value="3.5739">
                <text:p>3.5739</text:p>
              </table:table-cell>
              <table:table-cell office:value-type="float" office:value="3.8246">
                <text:p>3.8246</text:p>
              </table:table-cell>
              <table:table-cell office:value-type="float" office:value="4.1793">
                <text:p>4.1793</text:p>
              </table:table-cell>
              <table:table-cell office:value-type="float" office:value="3.8132">
                <text:p>3.8132</text:p>
              </table:table-cell>
              <table:table-cell office:value-type="float" office:value="4.4164">
                <text:p>4.4164</text:p>
              </table:table-cell>
              <table:table-cell office:value-type="float" office:value="3.9425">
                <text:p>3.9425</text:p>
              </table:table-cell>
            </table:table-row>
            <table:table-row>
              <table:table-cell office:value-type="string">
                <text:p>06-05</text:p>
              </table:table-cell>
              <table:table-cell office:value-type="float" office:value="3.8408">
                <text:p>3.8408</text:p>
              </table:table-cell>
              <table:table-cell office:value-type="float" office:value="3.5739">
                <text:p>3.5739</text:p>
              </table:table-cell>
              <table:table-cell office:value-type="float" office:value="3.8246">
                <text:p>3.8246</text:p>
              </table:table-cell>
              <table:table-cell office:value-type="float" office:value="4.2004">
                <text:p>4.2004</text:p>
              </table:table-cell>
              <table:table-cell office:value-type="float" office:value="3.8033">
                <text:p>3.8033</text:p>
              </table:table-cell>
              <table:table-cell office:value-type="float" office:value="4.4492">
                <text:p>4.4492</text:p>
              </table:table-cell>
              <table:table-cell office:value-type="float" office:value="3.9487">
                <text:p>3.9487</text:p>
              </table:table-cell>
            </table:table-row>
            <table:table-row>
              <table:table-cell office:value-type="string">
                <text:p>07-05</text:p>
              </table:table-cell>
              <table:table-cell office:value-type="float" office:value="3.8408">
                <text:p>3.8408</text:p>
              </table:table-cell>
              <table:table-cell office:value-type="float" office:value="3.5739">
                <text:p>3.5739</text:p>
              </table:table-cell>
              <table:table-cell office:value-type="float" office:value="3.8321">
                <text:p>3.8321</text:p>
              </table:table-cell>
              <table:table-cell office:value-type="float" office:value="4.2165">
                <text:p>4.2165</text:p>
              </table:table-cell>
              <table:table-cell office:value-type="float" office:value="3.7942">
                <text:p>3.7942</text:p>
              </table:table-cell>
              <table:table-cell office:value-type="float" office:value="4.4498">
                <text:p>4.4498</text:p>
              </table:table-cell>
              <table:table-cell office:value-type="float" office:value="3.95121666666667">
                <text:p>3.95121666666667</text:p>
              </table:table-cell>
            </table:table-row>
            <table:table-row>
              <table:table-cell office:value-type="string">
                <text:p>08-05</text:p>
              </table:table-cell>
              <table:table-cell office:value-type="float" office:value="3.8408">
                <text:p>3.8408</text:p>
              </table:table-cell>
              <table:table-cell office:value-type="float" office:value="3.6051">
                <text:p>3.6051</text:p>
              </table:table-cell>
              <table:table-cell office:value-type="float" office:value="3.8307">
                <text:p>3.8307</text:p>
              </table:table-cell>
              <table:table-cell office:value-type="float" office:value="4.1946">
                <text:p>4.1946</text:p>
              </table:table-cell>
              <table:table-cell office:value-type="float" office:value="3.7498">
                <text:p>3.7498</text:p>
              </table:table-cell>
              <table:table-cell office:value-type="float" office:value="4.4498">
                <text:p>4.4498</text:p>
              </table:table-cell>
              <table:table-cell office:value-type="float" office:value="3.94513333333333">
                <text:p>3.94513333333333</text:p>
              </table:table-cell>
            </table:table-row>
            <table:table-row>
              <table:table-cell office:value-type="string">
                <text:p>09-05</text:p>
              </table:table-cell>
              <table:table-cell office:value-type="float" office:value="3.8779">
                <text:p>3.8779</text:p>
              </table:table-cell>
              <table:table-cell office:value-type="float" office:value="3.5909">
                <text:p>3.5909</text:p>
              </table:table-cell>
              <table:table-cell office:value-type="float" office:value="3.8358">
                <text:p>3.8358</text:p>
              </table:table-cell>
              <table:table-cell office:value-type="float" office:value="4.212">
                <text:p>4.212</text:p>
              </table:table-cell>
              <table:table-cell office:value-type="float" office:value="3.7498">
                <text:p>3.7498</text:p>
              </table:table-cell>
              <table:table-cell office:value-type="float" office:value="4.4498">
                <text:p>4.4498</text:p>
              </table:table-cell>
              <table:table-cell office:value-type="float" office:value="3.9527">
                <text:p>3.9527</text:p>
              </table:table-cell>
            </table:table-row>
            <table:table-row>
              <table:table-cell office:value-type="string">
                <text:p>10-05</text:p>
              </table:table-cell>
              <table:table-cell office:value-type="float" office:value="3.8761">
                <text:p>3.8761</text:p>
              </table:table-cell>
              <table:table-cell office:value-type="float" office:value="3.5732">
                <text:p>3.5732</text:p>
              </table:table-cell>
              <table:table-cell office:value-type="float" office:value="3.8255">
                <text:p>3.8255</text:p>
              </table:table-cell>
              <table:table-cell office:value-type="float" office:value="4.212">
                <text:p>4.212</text:p>
              </table:table-cell>
              <table:table-cell office:value-type="float" office:value="3.7498">
                <text:p>3.7498</text:p>
              </table:table-cell>
              <table:table-cell office:value-type="float" office:value="4.4308">
                <text:p>4.4308</text:p>
              </table:table-cell>
              <table:table-cell office:value-type="float" office:value="3.94456666666667">
                <text:p>3.94456666666667</text:p>
              </table:table-cell>
            </table:table-row>
            <table:table-row>
              <table:table-cell office:value-type="string">
                <text:p>11-05</text:p>
              </table:table-cell>
              <table:table-cell office:value-type="float" office:value="3.8897">
                <text:p>3.8897</text:p>
              </table:table-cell>
              <table:table-cell office:value-type="float" office:value="3.5683">
                <text:p>3.5683</text:p>
              </table:table-cell>
              <table:table-cell office:value-type="float" office:value="3.8282">
                <text:p>3.8282</text:p>
              </table:table-cell>
              <table:table-cell office:value-type="float" office:value="4.212">
                <text:p>4.212</text:p>
              </table:table-cell>
              <table:table-cell office:value-type="float" office:value="3.7405">
                <text:p>3.7405</text:p>
              </table:table-cell>
              <table:table-cell office:value-type="float" office:value="4.4134">
                <text:p>4.4134</text:p>
              </table:table-cell>
              <table:table-cell office:value-type="float" office:value="3.94201666666667">
                <text:p>3.94201666666667</text:p>
              </table:table-cell>
            </table:table-row>
            <table:table-row>
              <table:table-cell office:value-type="string">
                <text:p>12-05</text:p>
              </table:table-cell>
              <table:table-cell office:value-type="float" office:value="3.8773">
                <text:p>3.8773</text:p>
              </table:table-cell>
              <table:table-cell office:value-type="float" office:value="3.556">
                <text:p>3.556</text:p>
              </table:table-cell>
              <table:table-cell office:value-type="float" office:value="3.8282">
                <text:p>3.8282</text:p>
              </table:table-cell>
              <table:table-cell office:value-type="float" office:value="4.1858">
                <text:p>4.1858</text:p>
              </table:table-cell>
              <table:table-cell office:value-type="float" office:value="3.7496">
                <text:p>3.7496</text:p>
              </table:table-cell>
              <table:table-cell office:value-type="float" office:value="4.485">
                <text:p>4.485</text:p>
              </table:table-cell>
              <table:table-cell office:value-type="float" office:value="3.94698333333333">
                <text:p>3.94698333333333</text:p>
              </table:table-cell>
            </table:table-row>
            <table:table-row>
              <table:table-cell office:value-type="string">
                <text:p>13-05</text:p>
              </table:table-cell>
              <table:table-cell office:value-type="float" office:value="3.836">
                <text:p>3.836</text:p>
              </table:table-cell>
              <table:table-cell office:value-type="float" office:value="3.556">
                <text:p>3.556</text:p>
              </table:table-cell>
              <table:table-cell office:value-type="float" office:value="3.8282">
                <text:p>3.8282</text:p>
              </table:table-cell>
              <table:table-cell office:value-type="float" office:value="4.1964">
                <text:p>4.1964</text:p>
              </table:table-cell>
              <table:table-cell office:value-type="float" office:value="3.7635">
                <text:p>3.7635</text:p>
              </table:table-cell>
              <table:table-cell office:value-type="float" office:value="4.5145">
                <text:p>4.5145</text:p>
              </table:table-cell>
              <table:table-cell office:value-type="float" office:value="3.9491">
                <text:p>3.9491</text:p>
              </table:table-cell>
            </table:table-row>
            <table:table-row>
              <table:table-cell office:value-type="string">
                <text:p>14-05</text:p>
              </table:table-cell>
              <table:table-cell office:value-type="float" office:value="3.836">
                <text:p>3.836</text:p>
              </table:table-cell>
              <table:table-cell office:value-type="float" office:value="3.556">
                <text:p>3.556</text:p>
              </table:table-cell>
              <table:table-cell office:value-type="float" office:value="3.8358">
                <text:p>3.8358</text:p>
              </table:table-cell>
              <table:table-cell office:value-type="float" office:value="4.2315">
                <text:p>4.2315</text:p>
              </table:table-cell>
              <table:table-cell office:value-type="float" office:value="3.7299">
                <text:p>3.7299</text:p>
              </table:table-cell>
              <table:table-cell office:value-type="float" office:value="4.4785">
                <text:p>4.4785</text:p>
              </table:table-cell>
              <table:table-cell office:value-type="float" office:value="3.94461666666667">
                <text:p>3.94461666666667</text:p>
              </table:table-cell>
            </table:table-row>
            <table:table-row>
              <table:table-cell office:value-type="string">
                <text:p>15-05</text:p>
              </table:table-cell>
              <table:table-cell office:value-type="float" office:value="3.836">
                <text:p>3.836</text:p>
              </table:table-cell>
              <table:table-cell office:value-type="float" office:value="3.6049">
                <text:p>3.6049</text:p>
              </table:table-cell>
              <table:table-cell office:value-type="float" office:value="3.8535">
                <text:p>3.8535</text:p>
              </table:table-cell>
              <table:table-cell office:value-type="float" office:value="4.2276">
                <text:p>4.2276</text:p>
              </table:table-cell>
              <table:table-cell office:value-type="float" office:value="3.7411">
                <text:p>3.7411</text:p>
              </table:table-cell>
              <table:table-cell office:value-type="float" office:value="4.4785">
                <text:p>4.4785</text:p>
              </table:table-cell>
              <table:table-cell office:value-type="float" office:value="3.95693333333333">
                <text:p>3.95693333333333</text:p>
              </table:table-cell>
            </table:table-row>
            <table:table-row>
              <table:table-cell office:value-type="string">
                <text:p>16-05</text:p>
              </table:table-cell>
              <table:table-cell office:value-type="float" office:value="3.7964">
                <text:p>3.7964</text:p>
              </table:table-cell>
              <table:table-cell office:value-type="float" office:value="3.6396">
                <text:p>3.6396</text:p>
              </table:table-cell>
              <table:table-cell office:value-type="float" office:value="3.8349">
                <text:p>3.8349</text:p>
              </table:table-cell>
              <table:table-cell office:value-type="float" office:value="4.2094">
                <text:p>4.2094</text:p>
              </table:table-cell>
              <table:table-cell office:value-type="float" office:value="3.7411">
                <text:p>3.7411</text:p>
              </table:table-cell>
              <table:table-cell office:value-type="float" office:value="4.4785">
                <text:p>4.4785</text:p>
              </table:table-cell>
              <table:table-cell office:value-type="float" office:value="3.94998333333333">
                <text:p>3.94998333333333</text:p>
              </table:table-cell>
            </table:table-row>
            <table:table-row>
              <table:table-cell office:value-type="string">
                <text:p>17-05</text:p>
              </table:table-cell>
              <table:table-cell office:value-type="float" office:value="3.766">
                <text:p>3.766</text:p>
              </table:table-cell>
              <table:table-cell office:value-type="float" office:value="3.634">
                <text:p>3.634</text:p>
              </table:table-cell>
              <table:table-cell office:value-type="float" office:value="3.8517">
                <text:p>3.8517</text:p>
              </table:table-cell>
              <table:table-cell office:value-type="float" office:value="4.2094">
                <text:p>4.2094</text:p>
              </table:table-cell>
              <table:table-cell office:value-type="float" office:value="3.7411">
                <text:p>3.7411</text:p>
              </table:table-cell>
              <table:table-cell office:value-type="float" office:value="4.4102">
                <text:p>4.4102</text:p>
              </table:table-cell>
              <table:table-cell office:value-type="float" office:value="3.9354">
                <text:p>3.9354</text:p>
              </table:table-cell>
            </table:table-row>
            <table:table-row>
              <table:table-cell office:value-type="string">
                <text:p>18-05</text:p>
              </table:table-cell>
              <table:table-cell office:value-type="float" office:value="3.7948">
                <text:p>3.7948</text:p>
              </table:table-cell>
              <table:table-cell office:value-type="float" office:value="3.6457">
                <text:p>3.6457</text:p>
              </table:table-cell>
              <table:table-cell office:value-type="float" office:value="3.8478">
                <text:p>3.8478</text:p>
              </table:table-cell>
              <table:table-cell office:value-type="float" office:value="4.2094">
                <text:p>4.2094</text:p>
              </table:table-cell>
              <table:table-cell office:value-type="float" office:value="3.7018">
                <text:p>3.7018</text:p>
              </table:table-cell>
              <table:table-cell office:value-type="float" office:value="4.4135">
                <text:p>4.4135</text:p>
              </table:table-cell>
              <table:table-cell office:value-type="float" office:value="3.9355">
                <text:p>3.9355</text:p>
              </table:table-cell>
            </table:table-row>
            <table:table-row>
              <table:table-cell office:value-type="string">
                <text:p>19-05</text:p>
              </table:table-cell>
              <table:table-cell office:value-type="float" office:value="3.7575">
                <text:p>3.7575</text:p>
              </table:table-cell>
              <table:table-cell office:value-type="float" office:value="3.6685">
                <text:p>3.6685</text:p>
              </table:table-cell>
              <table:table-cell office:value-type="float" office:value="3.8478">
                <text:p>3.8478</text:p>
              </table:table-cell>
              <table:table-cell office:value-type="float" office:value="4.1562">
                <text:p>4.1562</text:p>
              </table:table-cell>
              <table:table-cell office:value-type="float" office:value="3.7003">
                <text:p>3.7003</text:p>
              </table:table-cell>
              <table:table-cell office:value-type="float" office:value="4.4107">
                <text:p>4.4107</text:p>
              </table:table-cell>
              <table:table-cell office:value-type="float" office:value="3.9235">
                <text:p>3.9235</text:p>
              </table:table-cell>
            </table:table-row>
            <table:table-row>
              <table:table-cell office:value-type="string">
                <text:p>20-05</text:p>
              </table:table-cell>
              <table:table-cell office:value-type="float" office:value="3.7292">
                <text:p>3.7292</text:p>
              </table:table-cell>
              <table:table-cell office:value-type="float" office:value="3.6685">
                <text:p>3.6685</text:p>
              </table:table-cell>
              <table:table-cell office:value-type="float" office:value="3.8478">
                <text:p>3.8478</text:p>
              </table:table-cell>
              <table:table-cell office:value-type="float" office:value="4.1468">
                <text:p>4.1468</text:p>
              </table:table-cell>
              <table:table-cell office:value-type="float" office:value="3.7002">
                <text:p>3.7002</text:p>
              </table:table-cell>
              <table:table-cell office:value-type="float" office:value="4.3836">
                <text:p>4.3836</text:p>
              </table:table-cell>
              <table:table-cell office:value-type="float" office:value="3.91268333333333">
                <text:p>3.91268333333333</text:p>
              </table:table-cell>
            </table:table-row>
            <table:table-row>
              <table:table-cell office:value-type="string">
                <text:p>21-05</text:p>
              </table:table-cell>
              <table:table-cell office:value-type="float" office:value="3.7292">
                <text:p>3.7292</text:p>
              </table:table-cell>
              <table:table-cell office:value-type="float" office:value="3.6685">
                <text:p>3.6685</text:p>
              </table:table-cell>
              <table:table-cell office:value-type="float" office:value="3.8581">
                <text:p>3.8581</text:p>
              </table:table-cell>
              <table:table-cell office:value-type="float" office:value="4.118">
                <text:p>4.118</text:p>
              </table:table-cell>
              <table:table-cell office:value-type="float" office:value="3.6833">
                <text:p>3.6833</text:p>
              </table:table-cell>
              <table:table-cell office:value-type="float" office:value="4.3353">
                <text:p>4.3353</text:p>
              </table:table-cell>
              <table:table-cell office:value-type="float" office:value="3.89873333333333">
                <text:p>3.89873333333333</text:p>
              </table:table-cell>
            </table:table-row>
            <table:table-row>
              <table:table-cell office:value-type="string">
                <text:p>22-05</text:p>
              </table:table-cell>
              <table:table-cell office:value-type="float" office:value="3.7292">
                <text:p>3.7292</text:p>
              </table:table-cell>
              <table:table-cell office:value-type="float" office:value="3.6342">
                <text:p>3.6342</text:p>
              </table:table-cell>
              <table:table-cell office:value-type="float" office:value="3.8527">
                <text:p>3.8527</text:p>
              </table:table-cell>
              <table:table-cell office:value-type="float" office:value="4.1461">
                <text:p>4.1461</text:p>
              </table:table-cell>
              <table:table-cell office:value-type="float" office:value="3.6726">
                <text:p>3.6726</text:p>
              </table:table-cell>
              <table:table-cell office:value-type="float" office:value="4.3353">
                <text:p>4.3353</text:p>
              </table:table-cell>
              <table:table-cell office:value-type="float" office:value="3.89501666666667">
                <text:p>3.89501666666667</text:p>
              </table:table-cell>
            </table:table-row>
            <table:table-row>
              <table:table-cell office:value-type="string">
                <text:p>23-05</text:p>
              </table:table-cell>
              <table:table-cell office:value-type="float" office:value="3.7432">
                <text:p>3.7432</text:p>
              </table:table-cell>
              <table:table-cell office:value-type="float" office:value="3.6802">
                <text:p>3.6802</text:p>
              </table:table-cell>
              <table:table-cell office:value-type="float" office:value="3.8661">
                <text:p>3.8661</text:p>
              </table:table-cell>
              <table:table-cell office:value-type="float" office:value="4.1275">
                <text:p>4.1275</text:p>
              </table:table-cell>
              <table:table-cell office:value-type="float" office:value="3.6726">
                <text:p>3.6726</text:p>
              </table:table-cell>
              <table:table-cell office:value-type="float" office:value="4.3353">
                <text:p>4.3353</text:p>
              </table:table-cell>
              <table:table-cell office:value-type="float" office:value="3.90415">
                <text:p>3.90415</text:p>
              </table:table-cell>
            </table:table-row>
            <table:table-row>
              <table:table-cell office:value-type="string">
                <text:p>24-05</text:p>
              </table:table-cell>
              <table:table-cell office:value-type="float" office:value="3.7405">
                <text:p>3.7405</text:p>
              </table:table-cell>
              <table:table-cell office:value-type="float" office:value="3.6691">
                <text:p>3.6691</text:p>
              </table:table-cell>
              <table:table-cell office:value-type="float" office:value="3.8414">
                <text:p>3.8414</text:p>
              </table:table-cell>
              <table:table-cell office:value-type="float" office:value="4.1275">
                <text:p>4.1275</text:p>
              </table:table-cell>
              <table:table-cell office:value-type="float" office:value="3.6726">
                <text:p>3.6726</text:p>
              </table:table-cell>
              <table:table-cell office:value-type="float" office:value="4.2924">
                <text:p>4.2924</text:p>
              </table:table-cell>
              <table:table-cell office:value-type="float" office:value="3.89058333333333">
                <text:p>3.89058333333333</text:p>
              </table:table-cell>
            </table:table-row>
            <table:table-row>
              <table:table-cell office:value-type="string">
                <text:p>25-05</text:p>
              </table:table-cell>
              <table:table-cell office:value-type="float" office:value="3.7269">
                <text:p>3.7269</text:p>
              </table:table-cell>
              <table:table-cell office:value-type="float" office:value="3.6908">
                <text:p>3.6908</text:p>
              </table:table-cell>
              <table:table-cell office:value-type="float" office:value="3.8342">
                <text:p>3.8342</text:p>
              </table:table-cell>
              <table:table-cell office:value-type="float" office:value="4.1275">
                <text:p>4.1275</text:p>
              </table:table-cell>
              <table:table-cell office:value-type="float" office:value="3.6561">
                <text:p>3.6561</text:p>
              </table:table-cell>
              <table:table-cell office:value-type="float" office:value="4.3365">
                <text:p>4.3365</text:p>
              </table:table-cell>
              <table:table-cell office:value-type="float" office:value="3.89533333333333">
                <text:p>3.89533333333333</text:p>
              </table:table-cell>
            </table:table-row>
            <table:table-row>
              <table:table-cell office:value-type="string">
                <text:p>26-05</text:p>
              </table:table-cell>
              <table:table-cell office:value-type="float" office:value="3.7362">
                <text:p>3.7362</text:p>
              </table:table-cell>
              <table:table-cell office:value-type="float" office:value="3.6974">
                <text:p>3.6974</text:p>
              </table:table-cell>
              <table:table-cell office:value-type="float" office:value="3.8342">
                <text:p>3.8342</text:p>
              </table:table-cell>
              <table:table-cell office:value-type="float" office:value="4.0552">
                <text:p>4.0552</text:p>
              </table:table-cell>
              <table:table-cell office:value-type="float" office:value="3.6774">
                <text:p>3.6774</text:p>
              </table:table-cell>
              <table:table-cell office:value-type="float" office:value="4.308">
                <text:p>4.308</text:p>
              </table:table-cell>
              <table:table-cell office:value-type="float" office:value="3.88473333333333">
                <text:p>3.88473333333333</text:p>
              </table:table-cell>
            </table:table-row>
            <table:table-row>
              <table:table-cell office:value-type="string">
                <text:p>27-05</text:p>
              </table:table-cell>
              <table:table-cell office:value-type="float" office:value="3.7359">
                <text:p>3.7359</text:p>
              </table:table-cell>
              <table:table-cell office:value-type="float" office:value="3.6974">
                <text:p>3.6974</text:p>
              </table:table-cell>
              <table:table-cell office:value-type="float" office:value="3.8342">
                <text:p>3.8342</text:p>
              </table:table-cell>
              <table:table-cell office:value-type="float" office:value="4.0371">
                <text:p>4.0371</text:p>
              </table:table-cell>
              <table:table-cell office:value-type="float" office:value="3.6758">
                <text:p>3.6758</text:p>
              </table:table-cell>
              <table:table-cell office:value-type="float" office:value="4.277">
                <text:p>4.277</text:p>
              </table:table-cell>
              <table:table-cell office:value-type="float" office:value="3.87623333333333">
                <text:p>3.87623333333333</text:p>
              </table:table-cell>
            </table:table-row>
            <table:table-row>
              <table:table-cell office:value-type="string">
                <text:p>28-05</text:p>
              </table:table-cell>
              <table:table-cell office:value-type="float" office:value="3.7359">
                <text:p>3.7359</text:p>
              </table:table-cell>
              <table:table-cell office:value-type="float" office:value="3.6974">
                <text:p>3.6974</text:p>
              </table:table-cell>
              <table:table-cell office:value-type="float" office:value="3.8377">
                <text:p>3.8377</text:p>
              </table:table-cell>
              <table:table-cell office:value-type="float" office:value="4.0162">
                <text:p>4.0162</text:p>
              </table:table-cell>
              <table:table-cell office:value-type="float" office:value="3.695">
                <text:p>3.695</text:p>
              </table:table-cell>
              <table:table-cell office:value-type="float" office:value="4.26">
                <text:p>4.26</text:p>
              </table:table-cell>
              <table:table-cell office:value-type="float" office:value="3.8737">
                <text:p>3.8737</text:p>
              </table:table-cell>
            </table:table-row>
            <table:table-row>
              <table:table-cell office:value-type="string">
                <text:p>29-05</text:p>
              </table:table-cell>
              <table:table-cell office:value-type="float" office:value="3.7359">
                <text:p>3.7359</text:p>
              </table:table-cell>
              <table:table-cell office:value-type="float" office:value="3.7299">
                <text:p>3.7299</text:p>
              </table:table-cell>
              <table:table-cell office:value-type="float" office:value="3.8542">
                <text:p>3.8542</text:p>
              </table:table-cell>
              <table:table-cell office:value-type="float" office:value="3.9956">
                <text:p>3.9956</text:p>
              </table:table-cell>
              <table:table-cell office:value-type="float" office:value="3.6764">
                <text:p>3.6764</text:p>
              </table:table-cell>
              <table:table-cell office:value-type="float" office:value="4.26">
                <text:p>4.26</text:p>
              </table:table-cell>
              <table:table-cell office:value-type="float" office:value="3.87533333333333">
                <text:p>3.87533333333333</text:p>
              </table:table-cell>
            </table:table-row>
            <table:table-row>
              <table:table-cell office:value-type="string">
                <text:p>30-05</text:p>
              </table:table-cell>
              <table:table-cell office:value-type="float" office:value="3.7376">
                <text:p>3.7376</text:p>
              </table:table-cell>
              <table:table-cell office:value-type="float" office:value="3.7083">
                <text:p>3.7083</text:p>
              </table:table-cell>
              <table:table-cell office:value-type="float" office:value="3.8519">
                <text:p>3.8519</text:p>
              </table:table-cell>
              <table:table-cell office:value-type="float" office:value="3.9833">
                <text:p>3.9833</text:p>
              </table:table-cell>
              <table:table-cell office:value-type="float" office:value="3.6764">
                <text:p>3.6764</text:p>
              </table:table-cell>
              <table:table-cell office:value-type="float" office:value="4.26">
                <text:p>4.26</text:p>
              </table:table-cell>
              <table:table-cell office:value-type="float" office:value="3.86958333333333">
                <text:p>3.86958333333333</text:p>
              </table:table-cell>
            </table:table-row>
            <table:table-row>
              <table:table-cell office:value-type="string">
                <text:p>31-05</text:p>
              </table:table-cell>
              <table:table-cell office:value-type="float" office:value="3.7173">
                <text:p>3.7173</text:p>
              </table:table-cell>
              <table:table-cell office:value-type="float" office:value="3.6805">
                <text:p>3.6805</text:p>
              </table:table-cell>
              <table:table-cell office:value-type="float" office:value="3.8421">
                <text:p>3.8421</text:p>
              </table:table-cell>
              <table:table-cell office:value-type="float" office:value="3.9833">
                <text:p>3.9833</text:p>
              </table:table-cell>
              <table:table-cell office:value-type="float" office:value="3.6764">
                <text:p>3.6764</text:p>
              </table:table-cell>
              <table:table-cell office:value-type="float" office:value="4.2756">
                <text:p>4.2756</text:p>
              </table:table-cell>
              <table:table-cell office:value-type="float" office:value="3.86253333333333">
                <text:p>3.86253333333333</text:p>
              </table:table-cell>
            </table:table-row>
            <table:table-row>
              <table:table-cell office:value-type="string">
                <text:p>01-06</text:p>
              </table:table-cell>
              <table:table-cell office:value-type="float" office:value="3.7285">
                <text:p>3.7285</text:p>
              </table:table-cell>
              <table:table-cell office:value-type="float" office:value="3.6989">
                <text:p>3.6989</text:p>
              </table:table-cell>
              <table:table-cell office:value-type="float" office:value="3.8295">
                <text:p>3.8295</text:p>
              </table:table-cell>
              <table:table-cell office:value-type="float" office:value="3.9833">
                <text:p>3.9833</text:p>
              </table:table-cell>
              <table:table-cell office:value-type="float" office:value="3.6533">
                <text:p>3.6533</text:p>
              </table:table-cell>
              <table:table-cell office:value-type="float" office:value="4.2861">
                <text:p>4.2861</text:p>
              </table:table-cell>
              <table:table-cell office:value-type="float" office:value="3.86326666666667">
                <text:p>3.86326666666667</text:p>
              </table:table-cell>
            </table:table-row>
            <table:table-row>
              <table:table-cell office:value-type="string">
                <text:p>02-06</text:p>
              </table:table-cell>
              <table:table-cell office:value-type="float" office:value="3.7376">
                <text:p>3.7376</text:p>
              </table:table-cell>
              <table:table-cell office:value-type="float" office:value="3.6507">
                <text:p>3.6507</text:p>
              </table:table-cell>
              <table:table-cell office:value-type="float" office:value="3.8295">
                <text:p>3.8295</text:p>
              </table:table-cell>
              <table:table-cell office:value-type="float" office:value="3.9371">
                <text:p>3.9371</text:p>
              </table:table-cell>
              <table:table-cell office:value-type="float" office:value="3.6643">
                <text:p>3.6643</text:p>
              </table:table-cell>
              <table:table-cell office:value-type="float" office:value="4.2824">
                <text:p>4.2824</text:p>
              </table:table-cell>
              <table:table-cell office:value-type="float" office:value="3.85026666666667">
                <text:p>3.85026666666667</text:p>
              </table:table-cell>
            </table:table-row>
            <table:table-row>
              <table:table-cell office:value-type="string">
                <text:p>03-06</text:p>
              </table:table-cell>
              <table:table-cell office:value-type="float" office:value="3.7193">
                <text:p>3.7193</text:p>
              </table:table-cell>
              <table:table-cell office:value-type="float" office:value="3.6507">
                <text:p>3.6507</text:p>
              </table:table-cell>
              <table:table-cell office:value-type="float" office:value="3.8295">
                <text:p>3.8295</text:p>
              </table:table-cell>
              <table:table-cell office:value-type="float" office:value="3.9427">
                <text:p>3.9427</text:p>
              </table:table-cell>
              <table:table-cell office:value-type="float" office:value="3.6531">
                <text:p>3.6531</text:p>
              </table:table-cell>
              <table:table-cell office:value-type="float" office:value="4.2829">
                <text:p>4.2829</text:p>
              </table:table-cell>
              <table:table-cell office:value-type="float" office:value="3.84636666666667">
                <text:p>3.84636666666667</text:p>
              </table:table-cell>
            </table:table-row>
            <table:table-row>
              <table:table-cell office:value-type="string">
                <text:p>04-06</text:p>
              </table:table-cell>
              <table:table-cell office:value-type="float" office:value="3.7193">
                <text:p>3.7193</text:p>
              </table:table-cell>
              <table:table-cell office:value-type="float" office:value="3.6507">
                <text:p>3.6507</text:p>
              </table:table-cell>
              <table:table-cell office:value-type="float" office:value="3.8067">
                <text:p>3.8067</text:p>
              </table:table-cell>
              <table:table-cell office:value-type="float" office:value="3.9442">
                <text:p>3.9442</text:p>
              </table:table-cell>
              <table:table-cell office:value-type="float" office:value="3.6893">
                <text:p>3.6893</text:p>
              </table:table-cell>
              <table:table-cell office:value-type="float" office:value="4.2707">
                <text:p>4.2707</text:p>
              </table:table-cell>
              <table:table-cell office:value-type="float" office:value="3.84681666666667">
                <text:p>3.84681666666667</text:p>
              </table:table-cell>
            </table:table-row>
            <table:table-row>
              <table:table-cell office:value-type="string">
                <text:p>05-06</text:p>
              </table:table-cell>
              <table:table-cell office:value-type="float" office:value="3.7193">
                <text:p>3.7193</text:p>
              </table:table-cell>
              <table:table-cell office:value-type="float" office:value="3.6733">
                <text:p>3.6733</text:p>
              </table:table-cell>
              <table:table-cell office:value-type="float" office:value="3.8001">
                <text:p>3.8001</text:p>
              </table:table-cell>
              <table:table-cell office:value-type="float" office:value="3.921">
                <text:p>3.921</text:p>
              </table:table-cell>
              <table:table-cell office:value-type="float" office:value="3.6723">
                <text:p>3.6723</text:p>
              </table:table-cell>
              <table:table-cell office:value-type="float" office:value="4.2707">
                <text:p>4.2707</text:p>
              </table:table-cell>
              <table:table-cell office:value-type="float" office:value="3.84278333333333">
                <text:p>3.84278333333333</text:p>
              </table:table-cell>
            </table:table-row>
            <table:table-row>
              <table:table-cell office:value-type="string">
                <text:p>06-06</text:p>
              </table:table-cell>
              <table:table-cell office:value-type="float" office:value="3.73">
                <text:p>3.73</text:p>
              </table:table-cell>
              <table:table-cell office:value-type="float" office:value="3.6339">
                <text:p>3.6339</text:p>
              </table:table-cell>
              <table:table-cell office:value-type="float" office:value="3.798">
                <text:p>3.798</text:p>
              </table:table-cell>
              <table:table-cell office:value-type="float" office:value="3.9285">
                <text:p>3.9285</text:p>
              </table:table-cell>
              <table:table-cell office:value-type="float" office:value="3.6723">
                <text:p>3.6723</text:p>
              </table:table-cell>
              <table:table-cell office:value-type="float" office:value="4.2707">
                <text:p>4.2707</text:p>
              </table:table-cell>
              <table:table-cell office:value-type="float" office:value="3.8389">
                <text:p>3.8389</text:p>
              </table:table-cell>
            </table:table-row>
            <table:table-row>
              <table:table-cell office:value-type="string">
                <text:p>07-06</text:p>
              </table:table-cell>
              <table:table-cell office:value-type="float" office:value="3.7366">
                <text:p>3.7366</text:p>
              </table:table-cell>
              <table:table-cell office:value-type="float" office:value="3.5994">
                <text:p>3.5994</text:p>
              </table:table-cell>
              <table:table-cell office:value-type="float" office:value="3.7891">
                <text:p>3.7891</text:p>
              </table:table-cell>
              <table:table-cell office:value-type="float" office:value="3.9285">
                <text:p>3.9285</text:p>
              </table:table-cell>
              <table:table-cell office:value-type="float" office:value="3.6723">
                <text:p>3.6723</text:p>
              </table:table-cell>
              <table:table-cell office:value-type="float" office:value="4.2968">
                <text:p>4.2968</text:p>
              </table:table-cell>
              <table:table-cell office:value-type="float" office:value="3.83711666666667">
                <text:p>3.83711666666667</text:p>
              </table:table-cell>
            </table:table-row>
            <table:table-row>
              <table:table-cell office:value-type="string">
                <text:p>08-06</text:p>
              </table:table-cell>
              <table:table-cell office:value-type="float" office:value="3.7461">
                <text:p>3.7461</text:p>
              </table:table-cell>
              <table:table-cell office:value-type="float" office:value="3.6407">
                <text:p>3.6407</text:p>
              </table:table-cell>
              <table:table-cell office:value-type="float" office:value="3.773">
                <text:p>3.773</text:p>
              </table:table-cell>
              <table:table-cell office:value-type="float" office:value="3.9285">
                <text:p>3.9285</text:p>
              </table:table-cell>
              <table:table-cell office:value-type="float" office:value="3.6692">
                <text:p>3.6692</text:p>
              </table:table-cell>
              <table:table-cell office:value-type="float" office:value="4.2553">
                <text:p>4.2553</text:p>
              </table:table-cell>
              <table:table-cell office:value-type="float" office:value="3.83546666666667">
                <text:p>3.83546666666667</text:p>
              </table:table-cell>
            </table:table-row>
            <table:table-row>
              <table:table-cell office:value-type="string">
                <text:p>09-06</text:p>
              </table:table-cell>
              <table:table-cell office:value-type="float" office:value="3.7494">
                <text:p>3.7494</text:p>
              </table:table-cell>
              <table:table-cell office:value-type="float" office:value="3.6191">
                <text:p>3.6191</text:p>
              </table:table-cell>
              <table:table-cell office:value-type="float" office:value="3.773">
                <text:p>3.773</text:p>
              </table:table-cell>
              <table:table-cell office:value-type="float" office:value="3.937">
                <text:p>3.937</text:p>
              </table:table-cell>
              <table:table-cell office:value-type="float" office:value="3.654">
                <text:p>3.654</text:p>
              </table:table-cell>
              <table:table-cell office:value-type="float" office:value="4.2749">
                <text:p>4.2749</text:p>
              </table:table-cell>
              <table:table-cell office:value-type="float" office:value="3.83456666666667">
                <text:p>3.83456666666667</text:p>
              </table:table-cell>
            </table:table-row>
            <table:table-row>
              <table:table-cell office:value-type="string">
                <text:p>10-06</text:p>
              </table:table-cell>
              <table:table-cell office:value-type="float" office:value="3.734">
                <text:p>3.734</text:p>
              </table:table-cell>
              <table:table-cell office:value-type="float" office:value="3.6191">
                <text:p>3.6191</text:p>
              </table:table-cell>
              <table:table-cell office:value-type="float" office:value="3.773">
                <text:p>3.773</text:p>
              </table:table-cell>
              <table:table-cell office:value-type="float" office:value="3.9142">
                <text:p>3.9142</text:p>
              </table:table-cell>
              <table:table-cell office:value-type="float" office:value="3.6815">
                <text:p>3.6815</text:p>
              </table:table-cell>
              <table:table-cell office:value-type="float" office:value="4.3537">
                <text:p>4.3537</text:p>
              </table:table-cell>
              <table:table-cell office:value-type="float" office:value="3.84591666666667">
                <text:p>3.84591666666667</text:p>
              </table:table-cell>
            </table:table-row>
            <table:table-row>
              <table:table-cell office:value-type="string">
                <text:p>11-06</text:p>
              </table:table-cell>
              <table:table-cell office:value-type="float" office:value="3.734">
                <text:p>3.734</text:p>
              </table:table-cell>
              <table:table-cell office:value-type="float" office:value="3.6191">
                <text:p>3.6191</text:p>
              </table:table-cell>
              <table:table-cell office:value-type="float" office:value="3.7701">
                <text:p>3.7701</text:p>
              </table:table-cell>
              <table:table-cell office:value-type="float" office:value="3.9416">
                <text:p>3.9416</text:p>
              </table:table-cell>
              <table:table-cell office:value-type="float" office:value="3.6862">
                <text:p>3.6862</text:p>
              </table:table-cell>
              <table:table-cell office:value-type="float" office:value="4.4355">
                <text:p>4.4355</text:p>
              </table:table-cell>
              <table:table-cell office:value-type="float" office:value="3.86441666666667">
                <text:p>3.86441666666667</text:p>
              </table:table-cell>
            </table:table-row>
            <table:table-row>
              <table:table-cell office:value-type="string">
                <text:p>12-06</text:p>
              </table:table-cell>
              <table:table-cell office:value-type="float" office:value="3.734">
                <text:p>3.734</text:p>
              </table:table-cell>
              <table:table-cell office:value-type="float" office:value="3.6269">
                <text:p>3.6269</text:p>
              </table:table-cell>
              <table:table-cell office:value-type="float" office:value="3.763">
                <text:p>3.763</text:p>
              </table:table-cell>
              <table:table-cell office:value-type="float" office:value="3.9352">
                <text:p>3.9352</text:p>
              </table:table-cell>
              <table:table-cell office:value-type="float" office:value="3.7279">
                <text:p>3.7279</text:p>
              </table:table-cell>
              <table:table-cell office:value-type="float" office:value="4.4355">
                <text:p>4.4355</text:p>
              </table:table-cell>
              <table:table-cell office:value-type="float" office:value="3.87041666666667">
                <text:p>3.87041666666667</text:p>
              </table:table-cell>
            </table:table-row>
            <table:table-row>
              <table:table-cell office:value-type="string">
                <text:p>13-06</text:p>
              </table:table-cell>
              <table:table-cell office:value-type="float" office:value="3.7386">
                <text:p>3.7386</text:p>
              </table:table-cell>
              <table:table-cell office:value-type="float" office:value="3.6353">
                <text:p>3.6353</text:p>
              </table:table-cell>
              <table:table-cell office:value-type="float" office:value="3.7713">
                <text:p>3.7713</text:p>
              </table:table-cell>
              <table:table-cell office:value-type="float" office:value="3.9413">
                <text:p>3.9413</text:p>
              </table:table-cell>
              <table:table-cell office:value-type="float" office:value="3.7279">
                <text:p>3.7279</text:p>
              </table:table-cell>
              <table:table-cell office:value-type="float" office:value="4.4355">
                <text:p>4.4355</text:p>
              </table:table-cell>
              <table:table-cell office:value-type="float" office:value="3.87498333333333">
                <text:p>3.87498333333333</text:p>
              </table:table-cell>
            </table:table-row>
            <table:table-row>
              <table:table-cell office:value-type="string">
                <text:p>14-06</text:p>
              </table:table-cell>
              <table:table-cell office:value-type="float" office:value="3.7461">
                <text:p>3.7461</text:p>
              </table:table-cell>
              <table:table-cell office:value-type="float" office:value="3.6378">
                <text:p>3.6378</text:p>
              </table:table-cell>
              <table:table-cell office:value-type="float" office:value="3.7758">
                <text:p>3.7758</text:p>
              </table:table-cell>
              <table:table-cell office:value-type="float" office:value="3.9413">
                <text:p>3.9413</text:p>
              </table:table-cell>
              <table:table-cell office:value-type="float" office:value="3.7279">
                <text:p>3.7279</text:p>
              </table:table-cell>
              <table:table-cell office:value-type="float" office:value="4.4549">
                <text:p>4.4549</text:p>
              </table:table-cell>
              <table:table-cell office:value-type="float" office:value="3.88063333333333">
                <text:p>3.88063333333333</text:p>
              </table:table-cell>
            </table:table-row>
            <table:table-row>
              <table:table-cell office:value-type="string">
                <text:p>15-06</text:p>
              </table:table-cell>
              <table:table-cell office:value-type="float" office:value="3.7723">
                <text:p>3.7723</text:p>
              </table:table-cell>
              <table:table-cell office:value-type="float" office:value="3.6915">
                <text:p>3.6915</text:p>
              </table:table-cell>
              <table:table-cell office:value-type="float" office:value="3.7925">
                <text:p>3.7925</text:p>
              </table:table-cell>
              <table:table-cell office:value-type="float" office:value="3.9413">
                <text:p>3.9413</text:p>
              </table:table-cell>
              <table:table-cell office:value-type="float" office:value="3.736">
                <text:p>3.736</text:p>
              </table:table-cell>
              <table:table-cell office:value-type="float" office:value="4.4761">
                <text:p>4.4761</text:p>
              </table:table-cell>
              <table:table-cell office:value-type="float" office:value="3.90161666666667">
                <text:p>3.90161666666667</text:p>
              </table:table-cell>
            </table:table-row>
            <table:table-row>
              <table:table-cell office:value-type="string">
                <text:p>16-06</text:p>
              </table:table-cell>
              <table:table-cell office:value-type="float" office:value="3.7776">
                <text:p>3.7776</text:p>
              </table:table-cell>
              <table:table-cell office:value-type="float" office:value="3.6921">
                <text:p>3.6921</text:p>
              </table:table-cell>
              <table:table-cell office:value-type="float" office:value="3.7925">
                <text:p>3.7925</text:p>
              </table:table-cell>
              <table:table-cell office:value-type="float" office:value="3.9151">
                <text:p>3.9151</text:p>
              </table:table-cell>
              <table:table-cell office:value-type="float" office:value="3.7253">
                <text:p>3.7253</text:p>
              </table:table-cell>
              <table:table-cell office:value-type="float" office:value="4.5325">
                <text:p>4.5325</text:p>
              </table:table-cell>
              <table:table-cell office:value-type="float" office:value="3.90585">
                <text:p>3.90585</text:p>
              </table:table-cell>
            </table:table-row>
            <table:table-row>
              <table:table-cell office:value-type="string">
                <text:p>17-06</text:p>
              </table:table-cell>
              <table:table-cell office:value-type="float" office:value="3.7615">
                <text:p>3.7615</text:p>
              </table:table-cell>
              <table:table-cell office:value-type="float" office:value="3.6921">
                <text:p>3.6921</text:p>
              </table:table-cell>
              <table:table-cell office:value-type="float" office:value="3.7925">
                <text:p>3.7925</text:p>
              </table:table-cell>
              <table:table-cell office:value-type="float" office:value="3.959">
                <text:p>3.959</text:p>
              </table:table-cell>
              <table:table-cell office:value-type="float" office:value="3.8012">
                <text:p>3.8012</text:p>
              </table:table-cell>
              <table:table-cell office:value-type="float" office:value="4.4825">
                <text:p>4.4825</text:p>
              </table:table-cell>
              <table:table-cell office:value-type="float" office:value="3.9148">
                <text:p>3.9148</text:p>
              </table:table-cell>
            </table:table-row>
            <table:table-row>
              <table:table-cell office:value-type="string">
                <text:p>18-06</text:p>
              </table:table-cell>
              <table:table-cell office:value-type="float" office:value="3.7615">
                <text:p>3.7615</text:p>
              </table:table-cell>
              <table:table-cell office:value-type="float" office:value="3.6921">
                <text:p>3.6921</text:p>
              </table:table-cell>
              <table:table-cell office:value-type="float" office:value="3.8073">
                <text:p>3.8073</text:p>
              </table:table-cell>
              <table:table-cell office:value-type="float" office:value="3.9785">
                <text:p>3.9785</text:p>
              </table:table-cell>
              <table:table-cell office:value-type="float" office:value="3.8235">
                <text:p>3.8235</text:p>
              </table:table-cell>
              <table:table-cell office:value-type="float" office:value="4.4233">
                <text:p>4.4233</text:p>
              </table:table-cell>
              <table:table-cell office:value-type="float" office:value="3.91436666666667">
                <text:p>3.91436666666667</text:p>
              </table:table-cell>
            </table:table-row>
            <table:table-row>
              <table:table-cell office:value-type="string">
                <text:p>19-06</text:p>
              </table:table-cell>
              <table:table-cell office:value-type="float" office:value="3.7615">
                <text:p>3.7615</text:p>
              </table:table-cell>
              <table:table-cell office:value-type="float" office:value="3.7405">
                <text:p>3.7405</text:p>
              </table:table-cell>
              <table:table-cell office:value-type="float" office:value="3.8074">
                <text:p>3.8074</text:p>
              </table:table-cell>
              <table:table-cell office:value-type="float" office:value="3.9711">
                <text:p>3.9711</text:p>
              </table:table-cell>
              <table:table-cell office:value-type="float" office:value="3.812">
                <text:p>3.812</text:p>
              </table:table-cell>
              <table:table-cell office:value-type="float" office:value="4.4233">
                <text:p>4.4233</text:p>
              </table:table-cell>
              <table:table-cell office:value-type="float" office:value="3.9193">
                <text:p>3.9193</text:p>
              </table:table-cell>
            </table:table-row>
            <table:table-row>
              <table:table-cell office:value-type="string">
                <text:p>20-06</text:p>
              </table:table-cell>
              <table:table-cell office:value-type="float" office:value="3.7922">
                <text:p>3.7922</text:p>
              </table:table-cell>
              <table:table-cell office:value-type="float" office:value="3.7271">
                <text:p>3.7271</text:p>
              </table:table-cell>
              <table:table-cell office:value-type="float" office:value="3.7637">
                <text:p>3.7637</text:p>
              </table:table-cell>
              <table:table-cell office:value-type="float" office:value="3.968">
                <text:p>3.968</text:p>
              </table:table-cell>
              <table:table-cell office:value-type="float" office:value="3.812">
                <text:p>3.812</text:p>
              </table:table-cell>
              <table:table-cell office:value-type="float" office:value="4.4233">
                <text:p>4.4233</text:p>
              </table:table-cell>
              <table:table-cell office:value-type="float" office:value="3.91438333333333">
                <text:p>3.91438333333333</text:p>
              </table:table-cell>
            </table:table-row>
            <table:table-row>
              <table:table-cell office:value-type="string">
                <text:p>21-06</text:p>
              </table:table-cell>
              <table:table-cell office:value-type="float" office:value="3.8008">
                <text:p>3.8008</text:p>
              </table:table-cell>
              <table:table-cell office:value-type="float" office:value="3.749">
                <text:p>3.749</text:p>
              </table:table-cell>
              <table:table-cell office:value-type="float" office:value="3.7632">
                <text:p>3.7632</text:p>
              </table:table-cell>
              <table:table-cell office:value-type="float" office:value="3.968">
                <text:p>3.968</text:p>
              </table:table-cell>
              <table:table-cell office:value-type="float" office:value="3.812">
                <text:p>3.812</text:p>
              </table:table-cell>
              <table:table-cell office:value-type="float" office:value="4.4014">
                <text:p>4.4014</text:p>
              </table:table-cell>
              <table:table-cell office:value-type="float" office:value="3.91573333333333">
                <text:p>3.91573333333333</text:p>
              </table:table-cell>
            </table:table-row>
            <table:table-row>
              <table:table-cell office:value-type="string">
                <text:p>22-06</text:p>
              </table:table-cell>
              <table:table-cell office:value-type="float" office:value="3.7964">
                <text:p>3.7964</text:p>
              </table:table-cell>
              <table:table-cell office:value-type="float" office:value="3.7043">
                <text:p>3.7043</text:p>
              </table:table-cell>
              <table:table-cell office:value-type="float" office:value="3.734">
                <text:p>3.734</text:p>
              </table:table-cell>
              <table:table-cell office:value-type="float" office:value="3.968">
                <text:p>3.968</text:p>
              </table:table-cell>
              <table:table-cell office:value-type="float" office:value="3.811">
                <text:p>3.811</text:p>
              </table:table-cell>
              <table:table-cell office:value-type="float" office:value="4.4582">
                <text:p>4.4582</text:p>
              </table:table-cell>
              <table:table-cell office:value-type="float" office:value="3.91198333333333">
                <text:p>3.91198333333333</text:p>
              </table:table-cell>
            </table:table-row>
            <table:table-row>
              <table:table-cell office:value-type="string">
                <text:p>23-06</text:p>
              </table:table-cell>
              <table:table-cell office:value-type="float" office:value="3.7877">
                <text:p>3.7877</text:p>
              </table:table-cell>
              <table:table-cell office:value-type="float" office:value="3.7068">
                <text:p>3.7068</text:p>
              </table:table-cell>
              <table:table-cell office:value-type="float" office:value="3.734">
                <text:p>3.734</text:p>
              </table:table-cell>
              <table:table-cell office:value-type="float" office:value="3.9204">
                <text:p>3.9204</text:p>
              </table:table-cell>
              <table:table-cell office:value-type="float" office:value="3.7844">
                <text:p>3.7844</text:p>
              </table:table-cell>
              <table:table-cell office:value-type="float" office:value="4.4873">
                <text:p>4.4873</text:p>
              </table:table-cell>
              <table:table-cell office:value-type="float" office:value="3.90343333333333">
                <text:p>3.90343333333333</text:p>
              </table:table-cell>
            </table:table-row>
            <table:table-row>
              <table:table-cell office:value-type="string">
                <text:p>24-06</text:p>
              </table:table-cell>
              <table:table-cell office:value-type="float" office:value="3.764">
                <text:p>3.764</text:p>
              </table:table-cell>
              <table:table-cell office:value-type="float" office:value="3.7068">
                <text:p>3.7068</text:p>
              </table:table-cell>
              <table:table-cell office:value-type="float" office:value="3.734">
                <text:p>3.734</text:p>
              </table:table-cell>
              <table:table-cell office:value-type="float" office:value="3.9433">
                <text:p>3.9433</text:p>
              </table:table-cell>
              <table:table-cell office:value-type="float" office:value="3.7906">
                <text:p>3.7906</text:p>
              </table:table-cell>
              <table:table-cell office:value-type="float" office:value="4.4682">
                <text:p>4.4682</text:p>
              </table:table-cell>
              <table:table-cell office:value-type="float" office:value="3.90115">
                <text:p>3.90115</text:p>
              </table:table-cell>
            </table:table-row>
            <table:table-row>
              <table:table-cell office:value-type="string">
                <text:p>25-06</text:p>
              </table:table-cell>
              <table:table-cell office:value-type="float" office:value="3.764">
                <text:p>3.764</text:p>
              </table:table-cell>
              <table:table-cell office:value-type="float" office:value="3.7068">
                <text:p>3.7068</text:p>
              </table:table-cell>
              <table:table-cell office:value-type="float" office:value="3.7375">
                <text:p>3.7375</text:p>
              </table:table-cell>
              <table:table-cell office:value-type="float" office:value="3.9869">
                <text:p>3.9869</text:p>
              </table:table-cell>
              <table:table-cell office:value-type="float" office:value="3.7767">
                <text:p>3.7767</text:p>
              </table:table-cell>
              <table:table-cell office:value-type="float" office:value="4.4448">
                <text:p>4.4448</text:p>
              </table:table-cell>
              <table:table-cell office:value-type="float" office:value="3.90278333333333">
                <text:p>3.90278333333333</text:p>
              </table:table-cell>
            </table:table-row>
            <table:table-row>
              <table:table-cell office:value-type="string">
                <text:p>26-06</text:p>
              </table:table-cell>
              <table:table-cell office:value-type="float" office:value="3.764">
                <text:p>3.764</text:p>
              </table:table-cell>
              <table:table-cell office:value-type="float" office:value="3.7192">
                <text:p>3.7192</text:p>
              </table:table-cell>
              <table:table-cell office:value-type="float" office:value="3.7517">
                <text:p>3.7517</text:p>
              </table:table-cell>
              <table:table-cell office:value-type="float" office:value="3.985">
                <text:p>3.985</text:p>
              </table:table-cell>
              <table:table-cell office:value-type="float" office:value="3.7842">
                <text:p>3.7842</text:p>
              </table:table-cell>
              <table:table-cell office:value-type="float" office:value="4.4448">
                <text:p>4.4448</text:p>
              </table:table-cell>
              <table:table-cell office:value-type="float" office:value="3.90815">
                <text:p>3.90815</text:p>
              </table:table-cell>
            </table:table-row>
            <table:table-row>
              <table:table-cell office:value-type="string">
                <text:p>27-06</text:p>
              </table:table-cell>
              <table:table-cell office:value-type="float" office:value="3.7375">
                <text:p>3.7375</text:p>
              </table:table-cell>
              <table:table-cell office:value-type="float" office:value="3.733">
                <text:p>3.733</text:p>
              </table:table-cell>
              <table:table-cell office:value-type="float" office:value="3.7392">
                <text:p>3.7392</text:p>
              </table:table-cell>
              <table:table-cell office:value-type="float" office:value="3.9582">
                <text:p>3.9582</text:p>
              </table:table-cell>
              <table:table-cell office:value-type="float" office:value="3.7842">
                <text:p>3.7842</text:p>
              </table:table-cell>
              <table:table-cell office:value-type="float" office:value="4.4448">
                <text:p>4.4448</text:p>
              </table:table-cell>
              <table:table-cell office:value-type="float" office:value="3.89948333333333">
                <text:p>3.89948333333333</text:p>
              </table:table-cell>
            </table:table-row>
            <table:table-row>
              <table:table-cell office:value-type="string">
                <text:p>28-06</text:p>
              </table:table-cell>
              <table:table-cell office:value-type="float" office:value="3.7253">
                <text:p>3.7253</text:p>
              </table:table-cell>
              <table:table-cell office:value-type="float" office:value="3.7668">
                <text:p>3.7668</text:p>
              </table:table-cell>
              <table:table-cell office:value-type="float" office:value="3.7343">
                <text:p>3.7343</text:p>
              </table:table-cell>
              <table:table-cell office:value-type="float" office:value="3.9582">
                <text:p>3.9582</text:p>
              </table:table-cell>
              <table:table-cell office:value-type="float" office:value="3.7842">
                <text:p>3.7842</text:p>
              </table:table-cell>
              <table:table-cell office:value-type="float" office:value="4.4413">
                <text:p>4.4413</text:p>
              </table:table-cell>
              <table:table-cell office:value-type="float" office:value="3.90168333333333">
                <text:p>3.90168333333333</text:p>
              </table:table-cell>
            </table:table-row>
            <table:table-row>
              <table:table-cell office:value-type="string">
                <text:p>29-06</text:p>
              </table:table-cell>
              <table:table-cell office:value-type="float" office:value="3.7229">
                <text:p>3.7229</text:p>
              </table:table-cell>
              <table:table-cell office:value-type="float" office:value="3.7512">
                <text:p>3.7512</text:p>
              </table:table-cell>
              <table:table-cell office:value-type="float" office:value="3.7384">
                <text:p>3.7384</text:p>
              </table:table-cell>
              <table:table-cell office:value-type="float" office:value="3.9582">
                <text:p>3.9582</text:p>
              </table:table-cell>
              <table:table-cell office:value-type="float" office:value="3.8016">
                <text:p>3.8016</text:p>
              </table:table-cell>
              <table:table-cell office:value-type="float" office:value="4.4565">
                <text:p>4.4565</text:p>
              </table:table-cell>
              <table:table-cell office:value-type="float" office:value="3.9048">
                <text:p>3.9048</text:p>
              </table:table-cell>
            </table:table-row>
            <table:table-row>
              <table:table-cell office:value-type="string">
                <text:p>30-06</text:p>
              </table:table-cell>
              <table:table-cell office:value-type="float" office:value="3.703">
                <text:p>3.703</text:p>
              </table:table-cell>
              <table:table-cell office:value-type="float" office:value="3.7712">
                <text:p>3.7712</text:p>
              </table:table-cell>
              <table:table-cell office:value-type="float" office:value="3.7384">
                <text:p>3.7384</text:p>
              </table:table-cell>
              <table:table-cell office:value-type="float" office:value="3.9793">
                <text:p>3.9793</text:p>
              </table:table-cell>
              <table:table-cell office:value-type="float" office:value="3.8035">
                <text:p>3.8035</text:p>
              </table:table-cell>
              <table:table-cell office:value-type="float" office:value="4.5156">
                <text:p>4.5156</text:p>
              </table:table-cell>
              <table:table-cell office:value-type="float" office:value="3.9185">
                <text:p>3.9185</text:p>
              </table:table-cell>
            </table:table-row>
            <table:table-row>
              <table:table-cell office:value-type="string">
                <text:p>01-07</text:p>
              </table:table-cell>
              <table:table-cell office:value-type="float" office:value="3.7255">
                <text:p>3.7255</text:p>
              </table:table-cell>
              <table:table-cell office:value-type="float" office:value="3.7712">
                <text:p>3.7712</text:p>
              </table:table-cell>
              <table:table-cell office:value-type="float" office:value="3.7384">
                <text:p>3.7384</text:p>
              </table:table-cell>
              <table:table-cell office:value-type="float" office:value="3.9806">
                <text:p>3.9806</text:p>
              </table:table-cell>
              <table:table-cell office:value-type="float" office:value="3.8004">
                <text:p>3.8004</text:p>
              </table:table-cell>
              <table:table-cell office:value-type="float" office:value="4.5245">
                <text:p>4.5245</text:p>
              </table:table-cell>
              <table:table-cell office:value-type="float" office:value="3.92343333333333">
                <text:p>3.92343333333333</text:p>
              </table:table-cell>
            </table:table-row>
            <table:table-row>
              <table:table-cell office:value-type="string">
                <text:p>02-07</text:p>
              </table:table-cell>
              <table:table-cell office:value-type="float" office:value="3.7255">
                <text:p>3.7255</text:p>
              </table:table-cell>
              <table:table-cell office:value-type="float" office:value="3.7712">
                <text:p>3.7712</text:p>
              </table:table-cell>
              <table:table-cell office:value-type="float" office:value="3.7544">
                <text:p>3.7544</text:p>
              </table:table-cell>
              <table:table-cell office:value-type="float" office:value="3.9642">
                <text:p>3.9642</text:p>
              </table:table-cell>
              <table:table-cell office:value-type="float" office:value="3.8285">
                <text:p>3.8285</text:p>
              </table:table-cell>
              <table:table-cell office:value-type="float" office:value="4.505">
                <text:p>4.505</text:p>
              </table:table-cell>
              <table:table-cell office:value-type="float" office:value="3.9248">
                <text:p>3.9248</text:p>
              </table:table-cell>
            </table:table-row>
            <table:table-row>
              <table:table-cell office:value-type="string">
                <text:p>03-07</text:p>
              </table:table-cell>
              <table:table-cell office:value-type="float" office:value="3.7255">
                <text:p>3.7255</text:p>
              </table:table-cell>
              <table:table-cell office:value-type="float" office:value="3.7647">
                <text:p>3.7647</text:p>
              </table:table-cell>
              <table:table-cell office:value-type="float" office:value="3.757">
                <text:p>3.757</text:p>
              </table:table-cell>
              <table:table-cell office:value-type="float" office:value="3.9814">
                <text:p>3.9814</text:p>
              </table:table-cell>
              <table:table-cell office:value-type="float" office:value="3.7973">
                <text:p>3.7973</text:p>
              </table:table-cell>
              <table:table-cell office:value-type="float" office:value="4.505">
                <text:p>4.505</text:p>
              </table:table-cell>
              <table:table-cell office:value-type="float" office:value="3.92181666666667">
                <text:p>3.92181666666667</text:p>
              </table:table-cell>
            </table:table-row>
            <table:table-row>
              <table:table-cell office:value-type="string">
                <text:p>04-07</text:p>
              </table:table-cell>
              <table:table-cell office:value-type="float" office:value="3.737">
                <text:p>3.737</text:p>
              </table:table-cell>
              <table:table-cell office:value-type="float" office:value="3.7614">
                <text:p>3.7614</text:p>
              </table:table-cell>
              <table:table-cell office:value-type="float" office:value="3.7597">
                <text:p>3.7597</text:p>
              </table:table-cell>
              <table:table-cell office:value-type="float" office:value="3.946">
                <text:p>3.946</text:p>
              </table:table-cell>
              <table:table-cell office:value-type="float" office:value="3.7973">
                <text:p>3.7973</text:p>
              </table:table-cell>
              <table:table-cell office:value-type="float" office:value="4.505">
                <text:p>4.505</text:p>
              </table:table-cell>
              <table:table-cell office:value-type="float" office:value="3.91773333333333">
                <text:p>3.91773333333333</text:p>
              </table:table-cell>
            </table:table-row>
            <table:table-row>
              <table:table-cell office:value-type="string">
                <text:p>05-07</text:p>
              </table:table-cell>
              <table:table-cell office:value-type="float" office:value="3.7482">
                <text:p>3.7482</text:p>
              </table:table-cell>
              <table:table-cell office:value-type="float" office:value="3.7217">
                <text:p>3.7217</text:p>
              </table:table-cell>
              <table:table-cell office:value-type="float" office:value="3.7699">
                <text:p>3.7699</text:p>
              </table:table-cell>
              <table:table-cell office:value-type="float" office:value="3.946">
                <text:p>3.946</text:p>
              </table:table-cell>
              <table:table-cell office:value-type="float" office:value="3.7973">
                <text:p>3.7973</text:p>
              </table:table-cell>
              <table:table-cell office:value-type="float" office:value="4.6111">
                <text:p>4.6111</text:p>
              </table:table-cell>
              <table:table-cell office:value-type="float" office:value="3.93236666666667">
                <text:p>3.93236666666667</text:p>
              </table:table-cell>
            </table:table-row>
            <table:table-row>
              <table:table-cell office:value-type="string">
                <text:p>06-07</text:p>
              </table:table-cell>
              <table:table-cell office:value-type="float" office:value="3.731">
                <text:p>3.731</text:p>
              </table:table-cell>
              <table:table-cell office:value-type="float" office:value="3.7253">
                <text:p>3.7253</text:p>
              </table:table-cell>
              <table:table-cell office:value-type="float" office:value="3.7922">
                <text:p>3.7922</text:p>
              </table:table-cell>
              <table:table-cell office:value-type="float" office:value="3.946">
                <text:p>3.946</text:p>
              </table:table-cell>
              <table:table-cell office:value-type="float" office:value="3.7963">
                <text:p>3.7963</text:p>
              </table:table-cell>
              <table:table-cell office:value-type="float" office:value="4.688">
                <text:p>4.688</text:p>
              </table:table-cell>
              <table:table-cell office:value-type="float" office:value="3.94646666666667">
                <text:p>3.94646666666667</text:p>
              </table:table-cell>
            </table:table-row>
            <table:table-row>
              <table:table-cell office:value-type="string">
                <text:p>07-07</text:p>
              </table:table-cell>
              <table:table-cell office:value-type="float" office:value="3.7086">
                <text:p>3.7086</text:p>
              </table:table-cell>
              <table:table-cell office:value-type="float" office:value="3.6648">
                <text:p>3.6648</text:p>
              </table:table-cell>
              <table:table-cell office:value-type="float" office:value="3.7922">
                <text:p>3.7922</text:p>
              </table:table-cell>
              <table:table-cell office:value-type="float" office:value="3.9578">
                <text:p>3.9578</text:p>
              </table:table-cell>
              <table:table-cell office:value-type="float" office:value="3.8198">
                <text:p>3.8198</text:p>
              </table:table-cell>
              <table:table-cell office:value-type="float" office:value="4.6877">
                <text:p>4.6877</text:p>
              </table:table-cell>
              <table:table-cell office:value-type="float" office:value="3.93848333333333">
                <text:p>3.93848333333333</text:p>
              </table:table-cell>
            </table:table-row>
            <table:table-row>
              <table:table-cell office:value-type="string">
                <text:p>08-07</text:p>
              </table:table-cell>
              <table:table-cell office:value-type="float" office:value="3.7183">
                <text:p>3.7183</text:p>
              </table:table-cell>
              <table:table-cell office:value-type="float" office:value="3.6648">
                <text:p>3.6648</text:p>
              </table:table-cell>
              <table:table-cell office:value-type="float" office:value="3.7922">
                <text:p>3.7922</text:p>
              </table:table-cell>
              <table:table-cell office:value-type="float" office:value="3.9664">
                <text:p>3.9664</text:p>
              </table:table-cell>
              <table:table-cell office:value-type="float" office:value="3.8439">
                <text:p>3.8439</text:p>
              </table:table-cell>
              <table:table-cell office:value-type="float" office:value="4.6866">
                <text:p>4.6866</text:p>
              </table:table-cell>
              <table:table-cell office:value-type="float" office:value="3.94536666666667">
                <text:p>3.94536666666667</text:p>
              </table:table-cell>
            </table:table-row>
            <table:table-row>
              <table:table-cell office:value-type="string">
                <text:p>09-07</text:p>
              </table:table-cell>
              <table:table-cell office:value-type="float" office:value="3.7183">
                <text:p>3.7183</text:p>
              </table:table-cell>
              <table:table-cell office:value-type="float" office:value="3.6648">
                <text:p>3.6648</text:p>
              </table:table-cell>
              <table:table-cell office:value-type="float" office:value="3.8046">
                <text:p>3.8046</text:p>
              </table:table-cell>
              <table:table-cell office:value-type="float" office:value="3.9371">
                <text:p>3.9371</text:p>
              </table:table-cell>
              <table:table-cell office:value-type="float" office:value="3.8368">
                <text:p>3.8368</text:p>
              </table:table-cell>
              <table:table-cell office:value-type="float" office:value="4.7502">
                <text:p>4.7502</text:p>
              </table:table-cell>
              <table:table-cell office:value-type="float" office:value="3.95196666666667">
                <text:p>3.95196666666667</text:p>
              </table:table-cell>
            </table:table-row>
            <table:table-row>
              <table:table-cell office:value-type="string">
                <text:p>10-07</text:p>
              </table:table-cell>
              <table:table-cell office:value-type="float" office:value="3.7183">
                <text:p>3.7183</text:p>
              </table:table-cell>
              <table:table-cell office:value-type="float" office:value="3.6889">
                <text:p>3.6889</text:p>
              </table:table-cell>
              <table:table-cell office:value-type="float" office:value="3.8091">
                <text:p>3.8091</text:p>
              </table:table-cell>
              <table:table-cell office:value-type="float" office:value="3.968">
                <text:p>3.968</text:p>
              </table:table-cell>
              <table:table-cell office:value-type="float" office:value="3.8426">
                <text:p>3.8426</text:p>
              </table:table-cell>
              <table:table-cell office:value-type="float" office:value="4.7502">
                <text:p>4.7502</text:p>
              </table:table-cell>
              <table:table-cell office:value-type="float" office:value="3.96285">
                <text:p>3.96285</text:p>
              </table:table-cell>
            </table:table-row>
            <table:table-row>
              <table:table-cell office:value-type="string">
                <text:p>11-07</text:p>
              </table:table-cell>
              <table:table-cell office:value-type="float" office:value="3.7229">
                <text:p>3.7229</text:p>
              </table:table-cell>
              <table:table-cell office:value-type="float" office:value="3.6825">
                <text:p>3.6825</text:p>
              </table:table-cell>
              <table:table-cell office:value-type="float" office:value="3.7821">
                <text:p>3.7821</text:p>
              </table:table-cell>
              <table:table-cell office:value-type="float" office:value="3.9507">
                <text:p>3.9507</text:p>
              </table:table-cell>
              <table:table-cell office:value-type="float" office:value="3.8426">
                <text:p>3.8426</text:p>
              </table:table-cell>
              <table:table-cell office:value-type="float" office:value="4.7502">
                <text:p>4.7502</text:p>
              </table:table-cell>
              <table:table-cell office:value-type="float" office:value="3.95516666666667">
                <text:p>3.95516666666667</text:p>
              </table:table-cell>
            </table:table-row>
            <table:table-row>
              <table:table-cell office:value-type="string">
                <text:p>12-07</text:p>
              </table:table-cell>
              <table:table-cell office:value-type="float" office:value="3.7072">
                <text:p>3.7072</text:p>
              </table:table-cell>
              <table:table-cell office:value-type="float" office:value="3.7118">
                <text:p>3.7118</text:p>
              </table:table-cell>
              <table:table-cell office:value-type="float" office:value="3.7923">
                <text:p>3.7923</text:p>
              </table:table-cell>
              <table:table-cell office:value-type="float" office:value="3.9507">
                <text:p>3.9507</text:p>
              </table:table-cell>
              <table:table-cell office:value-type="float" office:value="3.8426">
                <text:p>3.8426</text:p>
              </table:table-cell>
              <table:table-cell office:value-type="float" office:value="4.7988">
                <text:p>4.7988</text:p>
              </table:table-cell>
              <table:table-cell office:value-type="float" office:value="3.96723333333333">
                <text:p>3.96723333333333</text:p>
              </table:table-cell>
            </table:table-row>
            <table:table-row>
              <table:table-cell office:value-type="string">
                <text:p>13-07</text:p>
              </table:table-cell>
              <table:table-cell office:value-type="float" office:value="3.7078">
                <text:p>3.7078</text:p>
              </table:table-cell>
              <table:table-cell office:value-type="float" office:value="3.7112">
                <text:p>3.7112</text:p>
              </table:table-cell>
              <table:table-cell office:value-type="float" office:value="3.7822">
                <text:p>3.7822</text:p>
              </table:table-cell>
              <table:table-cell office:value-type="float" office:value="3.9507">
                <text:p>3.9507</text:p>
              </table:table-cell>
              <table:table-cell office:value-type="float" office:value="3.8574">
                <text:p>3.8574</text:p>
              </table:table-cell>
              <table:table-cell office:value-type="float" office:value="4.7919">
                <text:p>4.7919</text:p>
              </table:table-cell>
              <table:table-cell office:value-type="float" office:value="3.96686666666667">
                <text:p>3.96686666666667</text:p>
              </table:table-cell>
            </table:table-row>
            <table:table-row>
              <table:table-cell office:value-type="string">
                <text:p>14-07</text:p>
              </table:table-cell>
              <table:table-cell office:value-type="float" office:value="3.6944">
                <text:p>3.6944</text:p>
              </table:table-cell>
              <table:table-cell office:value-type="float" office:value="3.6701">
                <text:p>3.6701</text:p>
              </table:table-cell>
              <table:table-cell office:value-type="float" office:value="3.7822">
                <text:p>3.7822</text:p>
              </table:table-cell>
              <table:table-cell office:value-type="float" office:value="3.9368">
                <text:p>3.9368</text:p>
              </table:table-cell>
              <table:table-cell office:value-type="float" office:value="3.872">
                <text:p>3.872</text:p>
              </table:table-cell>
              <table:table-cell office:value-type="float" office:value="4.8122">
                <text:p>4.8122</text:p>
              </table:table-cell>
              <table:table-cell office:value-type="float" office:value="3.96128333333333">
                <text:p>3.96128333333333</text:p>
              </table:table-cell>
            </table:table-row>
            <table:table-row>
              <table:table-cell office:value-type="string">
                <text:p>15-07</text:p>
              </table:table-cell>
              <table:table-cell office:value-type="float" office:value="3.6713">
                <text:p>3.6713</text:p>
              </table:table-cell>
              <table:table-cell office:value-type="float" office:value="3.6701">
                <text:p>3.6701</text:p>
              </table:table-cell>
              <table:table-cell office:value-type="float" office:value="3.7822">
                <text:p>3.7822</text:p>
              </table:table-cell>
              <table:table-cell office:value-type="float" office:value="3.9049">
                <text:p>3.9049</text:p>
              </table:table-cell>
              <table:table-cell office:value-type="float" office:value="3.874">
                <text:p>3.874</text:p>
              </table:table-cell>
              <table:table-cell office:value-type="float" office:value="4.7672">
                <text:p>4.7672</text:p>
              </table:table-cell>
              <table:table-cell office:value-type="float" office:value="3.94495">
                <text:p>3.94495</text:p>
              </table:table-cell>
            </table:table-row>
            <table:table-row>
              <table:table-cell office:value-type="string">
                <text:p>16-07</text:p>
              </table:table-cell>
              <table:table-cell office:value-type="float" office:value="3.6713">
                <text:p>3.6713</text:p>
              </table:table-cell>
              <table:table-cell office:value-type="float" office:value="3.6701">
                <text:p>3.6701</text:p>
              </table:table-cell>
              <table:table-cell office:value-type="float" office:value="3.7918">
                <text:p>3.7918</text:p>
              </table:table-cell>
              <table:table-cell office:value-type="float" office:value="3.9362">
                <text:p>3.9362</text:p>
              </table:table-cell>
              <table:table-cell office:value-type="float" office:value="3.8864">
                <text:p>3.8864</text:p>
              </table:table-cell>
              <table:table-cell office:value-type="float" office:value="4.7142">
                <text:p>4.7142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17-07</text:p>
              </table:table-cell>
              <table:table-cell office:value-type="float" office:value="3.6713">
                <text:p>3.6713</text:p>
              </table:table-cell>
              <table:table-cell office:value-type="float" office:value="3.6736">
                <text:p>3.6736</text:p>
              </table:table-cell>
              <table:table-cell office:value-type="float" office:value="3.8021">
                <text:p>3.8021</text:p>
              </table:table-cell>
              <table:table-cell office:value-type="float" office:value="3.9226">
                <text:p>3.9226</text:p>
              </table:table-cell>
              <table:table-cell office:value-type="float" office:value="3.8998">
                <text:p>3.8998</text:p>
              </table:table-cell>
              <table:table-cell office:value-type="float" office:value="4.7142">
                <text:p>4.7142</text:p>
              </table:table-cell>
              <table:table-cell office:value-type="float" office:value="3.94726666666667">
                <text:p>3.94726666666667</text:p>
              </table:table-cell>
            </table:table-row>
            <table:table-row>
              <table:table-cell office:value-type="string">
                <text:p>18-07</text:p>
              </table:table-cell>
              <table:table-cell office:value-type="float" office:value="3.6373">
                <text:p>3.6373</text:p>
              </table:table-cell>
              <table:table-cell office:value-type="float" office:value="3.7123">
                <text:p>3.7123</text:p>
              </table:table-cell>
              <table:table-cell office:value-type="float" office:value="3.7978">
                <text:p>3.7978</text:p>
              </table:table-cell>
              <table:table-cell office:value-type="float" office:value="3.8952">
                <text:p>3.8952</text:p>
              </table:table-cell>
              <table:table-cell office:value-type="float" office:value="3.8998">
                <text:p>3.8998</text:p>
              </table:table-cell>
              <table:table-cell office:value-type="float" office:value="4.7142">
                <text:p>4.7142</text:p>
              </table:table-cell>
              <table:table-cell office:value-type="float" office:value="3.94276666666667">
                <text:p>3.94276666666667</text:p>
              </table:table-cell>
            </table:table-row>
            <table:table-row>
              <table:table-cell office:value-type="string">
                <text:p>19-07</text:p>
              </table:table-cell>
              <table:table-cell office:value-type="float" office:value="3.6527">
                <text:p>3.6527</text:p>
              </table:table-cell>
              <table:table-cell office:value-type="float" office:value="3.7349">
                <text:p>3.7349</text:p>
              </table:table-cell>
              <table:table-cell office:value-type="float" office:value="3.7922">
                <text:p>3.7922</text:p>
              </table:table-cell>
              <table:table-cell office:value-type="float" office:value="3.8952">
                <text:p>3.8952</text:p>
              </table:table-cell>
              <table:table-cell office:value-type="float" office:value="3.8998">
                <text:p>3.8998</text:p>
              </table:table-cell>
              <table:table-cell office:value-type="float" office:value="4.646">
                <text:p>4.646</text:p>
              </table:table-cell>
              <table:table-cell office:value-type="float" office:value="3.9368">
                <text:p>3.9368</text:p>
              </table:table-cell>
            </table:table-row>
            <table:table-row>
              <table:table-cell office:value-type="string">
                <text:p>20-07</text:p>
              </table:table-cell>
              <table:table-cell office:value-type="float" office:value="3.6657">
                <text:p>3.6657</text:p>
              </table:table-cell>
              <table:table-cell office:value-type="float" office:value="3.7043">
                <text:p>3.7043</text:p>
              </table:table-cell>
              <table:table-cell office:value-type="float" office:value="3.7878">
                <text:p>3.7878</text:p>
              </table:table-cell>
              <table:table-cell office:value-type="float" office:value="3.8952">
                <text:p>3.8952</text:p>
              </table:table-cell>
              <table:table-cell office:value-type="float" office:value="3.9027">
                <text:p>3.9027</text:p>
              </table:table-cell>
              <table:table-cell office:value-type="float" office:value="4.6887">
                <text:p>4.6887</text:p>
              </table:table-cell>
              <table:table-cell office:value-type="float" office:value="3.94073333333333">
                <text:p>3.94073333333333</text:p>
              </table:table-cell>
            </table:table-row>
            <table:table-row>
              <table:table-cell office:value-type="string">
                <text:p>21-07</text:p>
              </table:table-cell>
              <table:table-cell office:value-type="float" office:value="3.6389">
                <text:p>3.6389</text:p>
              </table:table-cell>
              <table:table-cell office:value-type="float" office:value="3.6873">
                <text:p>3.6873</text:p>
              </table:table-cell>
              <table:table-cell office:value-type="float" office:value="3.7878">
                <text:p>3.7878</text:p>
              </table:table-cell>
              <table:table-cell office:value-type="float" office:value="3.8768">
                <text:p>3.8768</text:p>
              </table:table-cell>
              <table:table-cell office:value-type="float" office:value="3.9065">
                <text:p>3.9065</text:p>
              </table:table-cell>
              <table:table-cell office:value-type="float" office:value="4.6681">
                <text:p>4.6681</text:p>
              </table:table-cell>
              <table:table-cell office:value-type="float" office:value="3.92756666666667">
                <text:p>3.92756666666667</text:p>
              </table:table-cell>
            </table:table-row>
            <table:table-row>
              <table:table-cell office:value-type="string">
                <text:p>22-07</text:p>
              </table:table-cell>
              <table:table-cell office:value-type="float" office:value="3.6408">
                <text:p>3.6408</text:p>
              </table:table-cell>
              <table:table-cell office:value-type="float" office:value="3.6873">
                <text:p>3.6873</text:p>
              </table:table-cell>
              <table:table-cell office:value-type="float" office:value="3.7878">
                <text:p>3.7878</text:p>
              </table:table-cell>
              <table:table-cell office:value-type="float" office:value="3.8252">
                <text:p>3.8252</text:p>
              </table:table-cell>
              <table:table-cell office:value-type="float" office:value="3.8778">
                <text:p>3.8778</text:p>
              </table:table-cell>
              <table:table-cell office:value-type="float" office:value="4.6622">
                <text:p>4.6622</text:p>
              </table:table-cell>
              <table:table-cell office:value-type="float" office:value="3.91351666666667">
                <text:p>3.91351666666667</text:p>
              </table:table-cell>
            </table:table-row>
            <table:table-row>
              <table:table-cell office:value-type="string">
                <text:p>23-07</text:p>
              </table:table-cell>
              <table:table-cell office:value-type="float" office:value="3.6408">
                <text:p>3.6408</text:p>
              </table:table-cell>
              <table:table-cell office:value-type="float" office:value="3.6873">
                <text:p>3.6873</text:p>
              </table:table-cell>
              <table:table-cell office:value-type="float" office:value="3.8035">
                <text:p>3.8035</text:p>
              </table:table-cell>
              <table:table-cell office:value-type="float" office:value="3.8155">
                <text:p>3.8155</text:p>
              </table:table-cell>
              <table:table-cell office:value-type="float" office:value="3.883">
                <text:p>3.883</text:p>
              </table:table-cell>
              <table:table-cell office:value-type="float" office:value="4.5995">
                <text:p>4.5995</text:p>
              </table:table-cell>
              <table:table-cell office:value-type="float" office:value="3.90493333333333">
                <text:p>3.90493333333333</text:p>
              </table:table-cell>
            </table:table-row>
            <table:table-row>
              <table:table-cell office:value-type="string">
                <text:p>24-07</text:p>
              </table:table-cell>
              <table:table-cell office:value-type="float" office:value="3.6408">
                <text:p>3.6408</text:p>
              </table:table-cell>
              <table:table-cell office:value-type="float" office:value="3.6886">
                <text:p>3.6886</text:p>
              </table:table-cell>
              <table:table-cell office:value-type="float" office:value="3.8193">
                <text:p>3.8193</text:p>
              </table:table-cell>
              <table:table-cell office:value-type="float" office:value="3.7945">
                <text:p>3.7945</text:p>
              </table:table-cell>
              <table:table-cell office:value-type="float" office:value="3.8931">
                <text:p>3.8931</text:p>
              </table:table-cell>
              <table:table-cell office:value-type="float" office:value="4.5995">
                <text:p>4.5995</text:p>
              </table:table-cell>
              <table:table-cell office:value-type="float" office:value="3.90596666666667">
                <text:p>3.90596666666667</text:p>
              </table:table-cell>
            </table:table-row>
            <table:table-row>
              <table:table-cell office:value-type="string">
                <text:p>25-07</text:p>
              </table:table-cell>
              <table:table-cell office:value-type="float" office:value="3.6404">
                <text:p>3.6404</text:p>
              </table:table-cell>
              <table:table-cell office:value-type="float" office:value="3.678">
                <text:p>3.678</text:p>
              </table:table-cell>
              <table:table-cell office:value-type="float" office:value="3.8211">
                <text:p>3.8211</text:p>
              </table:table-cell>
              <table:table-cell office:value-type="float" office:value="3.7429">
                <text:p>3.7429</text:p>
              </table:table-cell>
              <table:table-cell office:value-type="float" office:value="3.8931">
                <text:p>3.8931</text:p>
              </table:table-cell>
              <table:table-cell office:value-type="float" office:value="4.5995">
                <text:p>4.5995</text:p>
              </table:table-cell>
              <table:table-cell office:value-type="float" office:value="3.89583333333333">
                <text:p>3.89583333333333</text:p>
              </table:table-cell>
            </table:table-row>
            <table:table-row>
              <table:table-cell office:value-type="string">
                <text:p>26-07</text:p>
              </table:table-cell>
              <table:table-cell office:value-type="float" office:value="3.6597">
                <text:p>3.6597</text:p>
              </table:table-cell>
              <table:table-cell office:value-type="float" office:value="3.6561">
                <text:p>3.6561</text:p>
              </table:table-cell>
              <table:table-cell office:value-type="float" office:value="3.831">
                <text:p>3.831</text:p>
              </table:table-cell>
              <table:table-cell office:value-type="float" office:value="3.7429">
                <text:p>3.7429</text:p>
              </table:table-cell>
              <table:table-cell office:value-type="float" office:value="3.8931">
                <text:p>3.8931</text:p>
              </table:table-cell>
              <table:table-cell office:value-type="float" office:value="4.6839">
                <text:p>4.6839</text:p>
              </table:table-cell>
              <table:table-cell office:value-type="float" office:value="3.91111666666667">
                <text:p>3.91111666666667</text:p>
              </table:table-cell>
            </table:table-row>
            <table:table-row>
              <table:table-cell office:value-type="string">
                <text:p>27-07</text:p>
              </table:table-cell>
              <table:table-cell office:value-type="float" office:value="3.6378">
                <text:p>3.6378</text:p>
              </table:table-cell>
              <table:table-cell office:value-type="float" office:value="3.6919">
                <text:p>3.6919</text:p>
              </table:table-cell>
              <table:table-cell office:value-type="float" office:value="3.8498">
                <text:p>3.8498</text:p>
              </table:table-cell>
              <table:table-cell office:value-type="float" office:value="3.7429">
                <text:p>3.7429</text:p>
              </table:table-cell>
              <table:table-cell office:value-type="float" office:value="3.887">
                <text:p>3.887</text:p>
              </table:table-cell>
              <table:table-cell office:value-type="float" office:value="4.726">
                <text:p>4.726</text:p>
              </table:table-cell>
              <table:table-cell office:value-type="float" office:value="3.92256666666667">
                <text:p>3.92256666666667</text:p>
              </table:table-cell>
            </table:table-row>
            <table:table-row>
              <table:table-cell office:value-type="string">
                <text:p>28-07</text:p>
              </table:table-cell>
              <table:table-cell office:value-type="float" office:value="3.6229">
                <text:p>3.6229</text:p>
              </table:table-cell>
              <table:table-cell office:value-type="float" office:value="3.6608">
                <text:p>3.6608</text:p>
              </table:table-cell>
              <table:table-cell office:value-type="float" office:value="3.8498">
                <text:p>3.8498</text:p>
              </table:table-cell>
              <table:table-cell office:value-type="float" office:value="3.7598">
                <text:p>3.7598</text:p>
              </table:table-cell>
              <table:table-cell office:value-type="float" office:value="3.893">
                <text:p>3.893</text:p>
              </table:table-cell>
              <table:table-cell office:value-type="float" office:value="4.7331">
                <text:p>4.7331</text:p>
              </table:table-cell>
              <table:table-cell office:value-type="float" office:value="3.9199">
                <text:p>3.9199</text:p>
              </table:table-cell>
            </table:table-row>
            <table:table-row>
              <table:table-cell office:value-type="string">
                <text:p>29-07</text:p>
              </table:table-cell>
              <table:table-cell office:value-type="float" office:value="3.6235">
                <text:p>3.6235</text:p>
              </table:table-cell>
              <table:table-cell office:value-type="float" office:value="3.6608">
                <text:p>3.6608</text:p>
              </table:table-cell>
              <table:table-cell office:value-type="float" office:value="3.8498">
                <text:p>3.8498</text:p>
              </table:table-cell>
              <table:table-cell office:value-type="float" office:value="3.7692">
                <text:p>3.7692</text:p>
              </table:table-cell>
              <table:table-cell office:value-type="float" office:value="3.856">
                <text:p>3.856</text:p>
              </table:table-cell>
              <table:table-cell office:value-type="float" office:value="4.6455">
                <text:p>4.6455</text:p>
              </table:table-cell>
              <table:table-cell office:value-type="float" office:value="3.9008">
                <text:p>3.9008</text:p>
              </table:table-cell>
            </table:table-row>
            <table:table-row>
              <table:table-cell office:value-type="string">
                <text:p>30-07</text:p>
              </table:table-cell>
              <table:table-cell office:value-type="float" office:value="3.6235">
                <text:p>3.6235</text:p>
              </table:table-cell>
              <table:table-cell office:value-type="float" office:value="3.6608">
                <text:p>3.6608</text:p>
              </table:table-cell>
              <table:table-cell office:value-type="float" office:value="3.8472">
                <text:p>3.8472</text:p>
              </table:table-cell>
              <table:table-cell office:value-type="float" office:value="3.7537">
                <text:p>3.7537</text:p>
              </table:table-cell>
              <table:table-cell office:value-type="float" office:value="3.8379">
                <text:p>3.8379</text:p>
              </table:table-cell>
              <table:table-cell office:value-type="float" office:value="4.6262">
                <text:p>4.6262</text:p>
              </table:table-cell>
              <table:table-cell office:value-type="float" office:value="3.89155">
                <text:p>3.89155</text:p>
              </table:table-cell>
            </table:table-row>
            <table:table-row>
              <table:table-cell office:value-type="string">
                <text:p>31-07</text:p>
              </table:table-cell>
              <table:table-cell office:value-type="float" office:value="3.6235">
                <text:p>3.6235</text:p>
              </table:table-cell>
              <table:table-cell office:value-type="float" office:value="3.6443">
                <text:p>3.6443</text:p>
              </table:table-cell>
              <table:table-cell office:value-type="float" office:value="3.8483">
                <text:p>3.8483</text:p>
              </table:table-cell>
              <table:table-cell office:value-type="float" office:value="3.7166">
                <text:p>3.7166</text:p>
              </table:table-cell>
              <table:table-cell office:value-type="float" office:value="3.8332">
                <text:p>3.8332</text:p>
              </table:table-cell>
              <table:table-cell office:value-type="float" office:value="4.6262">
                <text:p>4.6262</text:p>
              </table:table-cell>
              <table:table-cell office:value-type="float" office:value="3.88201666666667">
                <text:p>3.88201666666667</text:p>
              </table:table-cell>
            </table:table-row>
            <table:table-row>
              <table:table-cell office:value-type="string">
                <text:p>01-08</text:p>
              </table:table-cell>
              <table:table-cell office:value-type="float" office:value="3.6034">
                <text:p>3.6034</text:p>
              </table:table-cell>
              <table:table-cell office:value-type="float" office:value="3.6525">
                <text:p>3.6525</text:p>
              </table:table-cell>
              <table:table-cell office:value-type="float" office:value="3.8941">
                <text:p>3.8941</text:p>
              </table:table-cell>
              <table:table-cell office:value-type="float" office:value="3.7695">
                <text:p>3.7695</text:p>
              </table:table-cell>
              <table:table-cell office:value-type="float" office:value="3.8332">
                <text:p>3.8332</text:p>
              </table:table-cell>
              <table:table-cell office:value-type="float" office:value="4.6262">
                <text:p>4.6262</text:p>
              </table:table-cell>
              <table:table-cell office:value-type="float" office:value="3.89648333333333">
                <text:p>3.89648333333333</text:p>
              </table:table-cell>
            </table:table-row>
            <table:table-row>
              <table:table-cell office:value-type="string">
                <text:p>02-08</text:p>
              </table:table-cell>
              <table:table-cell office:value-type="float" office:value="3.5962">
                <text:p>3.5962</text:p>
              </table:table-cell>
              <table:table-cell office:value-type="float" office:value="3.686">
                <text:p>3.686</text:p>
              </table:table-cell>
              <table:table-cell office:value-type="float" office:value="3.873">
                <text:p>3.873</text:p>
              </table:table-cell>
              <table:table-cell office:value-type="float" office:value="3.7695">
                <text:p>3.7695</text:p>
              </table:table-cell>
              <table:table-cell office:value-type="float" office:value="3.8332">
                <text:p>3.8332</text:p>
              </table:table-cell>
              <table:table-cell office:value-type="float" office:value="4.6032">
                <text:p>4.6032</text:p>
              </table:table-cell>
              <table:table-cell office:value-type="float" office:value="3.89351666666667">
                <text:p>3.89351666666667</text:p>
              </table:table-cell>
            </table:table-row>
            <table:table-row>
              <table:table-cell office:value-type="string">
                <text:p>03-08</text:p>
              </table:table-cell>
              <table:table-cell office:value-type="float" office:value="3.5857">
                <text:p>3.5857</text:p>
              </table:table-cell>
              <table:table-cell office:value-type="float" office:value="3.6773">
                <text:p>3.6773</text:p>
              </table:table-cell>
              <table:table-cell office:value-type="float" office:value="3.8582">
                <text:p>3.8582</text:p>
              </table:table-cell>
              <table:table-cell office:value-type="float" office:value="3.7695">
                <text:p>3.7695</text:p>
              </table:table-cell>
              <table:table-cell office:value-type="float" office:value="3.8336">
                <text:p>3.8336</text:p>
              </table:table-cell>
              <table:table-cell office:value-type="float" office:value="4.6017">
                <text:p>4.6017</text:p>
              </table:table-cell>
              <table:table-cell office:value-type="float" office:value="3.88766666666667">
                <text:p>3.88766666666667</text:p>
              </table:table-cell>
            </table:table-row>
            <table:table-row>
              <table:table-cell office:value-type="string">
                <text:p>04-08</text:p>
              </table:table-cell>
              <table:table-cell office:value-type="float" office:value="3.5735">
                <text:p>3.5735</text:p>
              </table:table-cell>
              <table:table-cell office:value-type="float" office:value="3.7019">
                <text:p>3.7019</text:p>
              </table:table-cell>
              <table:table-cell office:value-type="float" office:value="3.8582">
                <text:p>3.8582</text:p>
              </table:table-cell>
              <table:table-cell office:value-type="float" office:value="3.7446">
                <text:p>3.7446</text:p>
              </table:table-cell>
              <table:table-cell office:value-type="float" office:value="3.8309">
                <text:p>3.8309</text:p>
              </table:table-cell>
              <table:table-cell office:value-type="float" office:value="4.6393">
                <text:p>4.6393</text:p>
              </table:table-cell>
              <table:table-cell office:value-type="float" office:value="3.8914">
                <text:p>3.8914</text:p>
              </table:table-cell>
            </table:table-row>
            <table:table-row>
              <table:table-cell office:value-type="string">
                <text:p>05-08</text:p>
              </table:table-cell>
              <table:table-cell office:value-type="float" office:value="3.6041">
                <text:p>3.6041</text:p>
              </table:table-cell>
              <table:table-cell office:value-type="float" office:value="3.7019">
                <text:p>3.7019</text:p>
              </table:table-cell>
              <table:table-cell office:value-type="float" office:value="3.8582">
                <text:p>3.8582</text:p>
              </table:table-cell>
              <table:table-cell office:value-type="float" office:value="3.7063">
                <text:p>3.7063</text:p>
              </table:table-cell>
              <table:table-cell office:value-type="float" office:value="3.838">
                <text:p>3.838</text:p>
              </table:table-cell>
              <table:table-cell office:value-type="float" office:value="4.6013">
                <text:p>4.6013</text:p>
              </table:table-cell>
              <table:table-cell office:value-type="float" office:value="3.88496666666667">
                <text:p>3.88496666666667</text:p>
              </table:table-cell>
            </table:table-row>
            <table:table-row>
              <table:table-cell office:value-type="string">
                <text:p>06-08</text:p>
              </table:table-cell>
              <table:table-cell office:value-type="float" office:value="3.6041">
                <text:p>3.6041</text:p>
              </table:table-cell>
              <table:table-cell office:value-type="float" office:value="3.7019">
                <text:p>3.7019</text:p>
              </table:table-cell>
              <table:table-cell office:value-type="float" office:value="3.8544">
                <text:p>3.8544</text:p>
              </table:table-cell>
              <table:table-cell office:value-type="float" office:value="3.7214">
                <text:p>3.7214</text:p>
              </table:table-cell>
              <table:table-cell office:value-type="float" office:value="3.859">
                <text:p>3.859</text:p>
              </table:table-cell>
              <table:table-cell office:value-type="float" office:value="4.6125">
                <text:p>4.6125</text:p>
              </table:table-cell>
              <table:table-cell office:value-type="float" office:value="3.89221666666667">
                <text:p>3.89221666666667</text:p>
              </table:table-cell>
            </table:table-row>
            <table:table-row>
              <table:table-cell office:value-type="string">
                <text:p>07-08</text:p>
              </table:table-cell>
              <table:table-cell office:value-type="float" office:value="3.6041">
                <text:p>3.6041</text:p>
              </table:table-cell>
              <table:table-cell office:value-type="float" office:value="3.6651">
                <text:p>3.6651</text:p>
              </table:table-cell>
              <table:table-cell office:value-type="float" office:value="3.8541">
                <text:p>3.8541</text:p>
              </table:table-cell>
              <table:table-cell office:value-type="float" office:value="3.7303">
                <text:p>3.7303</text:p>
              </table:table-cell>
              <table:table-cell office:value-type="float" office:value="3.881">
                <text:p>3.881</text:p>
              </table:table-cell>
              <table:table-cell office:value-type="float" office:value="4.6125">
                <text:p>4.6125</text:p>
              </table:table-cell>
              <table:table-cell office:value-type="float" office:value="3.89118333333333">
                <text:p>3.89118333333333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3.602">
                <text:p>3.602</text:p>
              </table:table-cell>
              <table:table-cell office:value-type="float" office:value="3.6756">
                <text:p>3.6756</text:p>
              </table:table-cell>
              <table:table-cell office:value-type="float" office:value="3.862">
                <text:p>3.862</text:p>
              </table:table-cell>
              <table:table-cell office:value-type="float" office:value="3.7423">
                <text:p>3.7423</text:p>
              </table:table-cell>
              <table:table-cell office:value-type="float" office:value="3.881">
                <text:p>3.881</text:p>
              </table:table-cell>
              <table:table-cell office:value-type="float" office:value="4.6125">
                <text:p>4.6125</text:p>
              </table:table-cell>
              <table:table-cell office:value-type="float" office:value="3.8959">
                <text:p>3.8959</text:p>
              </table:table-cell>
            </table:table-row>
            <table:table-row>
              <table:table-cell office:value-type="string">
                <text:p>09-08</text:p>
              </table:table-cell>
              <table:table-cell office:value-type="float" office:value="3.6374">
                <text:p>3.6374</text:p>
              </table:table-cell>
              <table:table-cell office:value-type="float" office:value="3.6866">
                <text:p>3.6866</text:p>
              </table:table-cell>
              <table:table-cell office:value-type="float" office:value="3.857">
                <text:p>3.857</text:p>
              </table:table-cell>
              <table:table-cell office:value-type="float" office:value="3.7423">
                <text:p>3.7423</text:p>
              </table:table-cell>
              <table:table-cell office:value-type="float" office:value="3.881">
                <text:p>3.881</text:p>
              </table:table-cell>
              <table:table-cell office:value-type="float" office:value="4.6008">
                <text:p>4.6008</text:p>
              </table:table-cell>
              <table:table-cell office:value-type="float" office:value="3.90085">
                <text:p>3.90085</text:p>
              </table:table-cell>
            </table:table-row>
            <table:table-row>
              <table:table-cell office:value-type="string">
                <text:p>10-08</text:p>
              </table:table-cell>
              <table:table-cell office:value-type="float" office:value="3.6411">
                <text:p>3.6411</text:p>
              </table:table-cell>
              <table:table-cell office:value-type="float" office:value="3.7457">
                <text:p>3.7457</text:p>
              </table:table-cell>
              <table:table-cell office:value-type="float" office:value="3.8659">
                <text:p>3.8659</text:p>
              </table:table-cell>
              <table:table-cell office:value-type="float" office:value="3.7423">
                <text:p>3.7423</text:p>
              </table:table-cell>
              <table:table-cell office:value-type="float" office:value="3.9033">
                <text:p>3.9033</text:p>
              </table:table-cell>
              <table:table-cell office:value-type="float" office:value="4.5906">
                <text:p>4.5906</text:p>
              </table:table-cell>
              <table:table-cell office:value-type="float" office:value="3.91481666666667">
                <text:p>3.91481666666667</text:p>
              </table:table-cell>
            </table:table-row>
            <table:table-row>
              <table:table-cell office:value-type="string">
                <text:p>11-08</text:p>
              </table:table-cell>
              <table:table-cell office:value-type="float" office:value="3.6454">
                <text:p>3.6454</text:p>
              </table:table-cell>
              <table:table-cell office:value-type="float" office:value="3.7679">
                <text:p>3.7679</text:p>
              </table:table-cell>
              <table:table-cell office:value-type="float" office:value="3.8659">
                <text:p>3.8659</text:p>
              </table:table-cell>
              <table:table-cell office:value-type="float" office:value="3.7357">
                <text:p>3.7357</text:p>
              </table:table-cell>
              <table:table-cell office:value-type="float" office:value="3.9135">
                <text:p>3.9135</text:p>
              </table:table-cell>
              <table:table-cell office:value-type="float" office:value="4.5297">
                <text:p>4.5297</text:p>
              </table:table-cell>
              <table:table-cell office:value-type="float" office:value="3.90968333333333">
                <text:p>3.90968333333333</text:p>
              </table:table-cell>
            </table:table-row>
            <table:table-row>
              <table:table-cell office:value-type="string">
                <text:p>12-08</text:p>
              </table:table-cell>
              <table:table-cell office:value-type="float" office:value="3.6294">
                <text:p>3.6294</text:p>
              </table:table-cell>
              <table:table-cell office:value-type="float" office:value="3.7679">
                <text:p>3.7679</text:p>
              </table:table-cell>
              <table:table-cell office:value-type="float" office:value="3.8659">
                <text:p>3.8659</text:p>
              </table:table-cell>
              <table:table-cell office:value-type="float" office:value="3.7408">
                <text:p>3.7408</text:p>
              </table:table-cell>
              <table:table-cell office:value-type="float" office:value="3.908">
                <text:p>3.908</text:p>
              </table:table-cell>
              <table:table-cell office:value-type="float" office:value="4.5477">
                <text:p>4.5477</text:p>
              </table:table-cell>
              <table:table-cell office:value-type="float" office:value="3.90995">
                <text:p>3.90995</text:p>
              </table:table-cell>
            </table:table-row>
            <table:table-row>
              <table:table-cell office:value-type="string">
                <text:p>13-08</text:p>
              </table:table-cell>
              <table:table-cell office:value-type="float" office:value="3.6294">
                <text:p>3.6294</text:p>
              </table:table-cell>
              <table:table-cell office:value-type="float" office:value="3.7679">
                <text:p>3.7679</text:p>
              </table:table-cell>
              <table:table-cell office:value-type="float" office:value="3.8649">
                <text:p>3.8649</text:p>
              </table:table-cell>
              <table:table-cell office:value-type="float" office:value="3.7157">
                <text:p>3.7157</text:p>
              </table:table-cell>
              <table:table-cell office:value-type="float" office:value="3.8878">
                <text:p>3.8878</text:p>
              </table:table-cell>
              <table:table-cell office:value-type="float" office:value="4.5962">
                <text:p>4.5962</text:p>
              </table:table-cell>
              <table:table-cell office:value-type="float" office:value="3.91031666666667">
                <text:p>3.91031666666667</text:p>
              </table:table-cell>
            </table:table-row>
            <table:table-row>
              <table:table-cell office:value-type="string">
                <text:p>14-08</text:p>
              </table:table-cell>
              <table:table-cell office:value-type="float" office:value="3.6294">
                <text:p>3.6294</text:p>
              </table:table-cell>
              <table:table-cell office:value-type="float" office:value="3.7693">
                <text:p>3.7693</text:p>
              </table:table-cell>
              <table:table-cell office:value-type="float" office:value="3.9078">
                <text:p>3.9078</text:p>
              </table:table-cell>
              <table:table-cell office:value-type="float" office:value="3.7234">
                <text:p>3.7234</text:p>
              </table:table-cell>
              <table:table-cell office:value-type="float" office:value="3.8781">
                <text:p>3.8781</text:p>
              </table:table-cell>
              <table:table-cell office:value-type="float" office:value="4.5962">
                <text:p>4.5962</text:p>
              </table:table-cell>
              <table:table-cell office:value-type="float" office:value="3.91736666666667">
                <text:p>3.91736666666667</text:p>
              </table:table-cell>
            </table:table-row>
            <table:table-row>
              <table:table-cell office:value-type="string">
                <text:p>15-08</text:p>
              </table:table-cell>
              <table:table-cell office:value-type="float" office:value="3.6436">
                <text:p>3.6436</text:p>
              </table:table-cell>
              <table:table-cell office:value-type="float" office:value="3.8233">
                <text:p>3.8233</text:p>
              </table:table-cell>
              <table:table-cell office:value-type="float" office:value="3.9352">
                <text:p>3.9352</text:p>
              </table:table-cell>
              <table:table-cell office:value-type="float" office:value="3.7093">
                <text:p>3.7093</text:p>
              </table:table-cell>
              <table:table-cell office:value-type="float" office:value="3.8781">
                <text:p>3.8781</text:p>
              </table:table-cell>
              <table:table-cell office:value-type="float" office:value="4.5962">
                <text:p>4.5962</text:p>
              </table:table-cell>
              <table:table-cell office:value-type="float" office:value="3.93095">
                <text:p>3.93095</text:p>
              </table:table-cell>
            </table:table-row>
            <table:table-row>
              <table:table-cell office:value-type="string">
                <text:p>16-08</text:p>
              </table:table-cell>
              <table:table-cell office:value-type="float" office:value="3.6506">
                <text:p>3.6506</text:p>
              </table:table-cell>
              <table:table-cell office:value-type="float" office:value="3.7944">
                <text:p>3.7944</text:p>
              </table:table-cell>
              <table:table-cell office:value-type="float" office:value="3.9167">
                <text:p>3.9167</text:p>
              </table:table-cell>
              <table:table-cell office:value-type="float" office:value="3.7093">
                <text:p>3.7093</text:p>
              </table:table-cell>
              <table:table-cell office:value-type="float" office:value="3.8781">
                <text:p>3.8781</text:p>
              </table:table-cell>
              <table:table-cell office:value-type="float" office:value="4.6435">
                <text:p>4.6435</text:p>
              </table:table-cell>
              <table:table-cell office:value-type="float" office:value="3.9321">
                <text:p>3.9321</text:p>
              </table:table-cell>
            </table:table-row>
            <table:table-row>
              <table:table-cell office:value-type="string">
                <text:p>17-08</text:p>
              </table:table-cell>
              <table:table-cell office:value-type="float" office:value="3.6398">
                <text:p>3.6398</text:p>
              </table:table-cell>
              <table:table-cell office:value-type="float" office:value="3.785">
                <text:p>3.785</text:p>
              </table:table-cell>
              <table:table-cell office:value-type="float" office:value="3.9361">
                <text:p>3.9361</text:p>
              </table:table-cell>
              <table:table-cell office:value-type="float" office:value="3.7093">
                <text:p>3.7093</text:p>
              </table:table-cell>
              <table:table-cell office:value-type="float" office:value="3.8757">
                <text:p>3.8757</text:p>
              </table:table-cell>
              <table:table-cell office:value-type="float" office:value="4.6318">
                <text:p>4.6318</text:p>
              </table:table-cell>
              <table:table-cell office:value-type="float" office:value="3.92961666666667">
                <text:p>3.92961666666667</text:p>
              </table:table-cell>
            </table:table-row>
            <table:table-row>
              <table:table-cell office:value-type="string">
                <text:p>18-08</text:p>
              </table:table-cell>
              <table:table-cell office:value-type="float" office:value="3.6463">
                <text:p>3.6463</text:p>
              </table:table-cell>
              <table:table-cell office:value-type="float" office:value="3.7686">
                <text:p>3.7686</text:p>
              </table:table-cell>
              <table:table-cell office:value-type="float" office:value="3.9361">
                <text:p>3.9361</text:p>
              </table:table-cell>
              <table:table-cell office:value-type="float" office:value="3.6847">
                <text:p>3.6847</text:p>
              </table:table-cell>
              <table:table-cell office:value-type="float" office:value="3.8927">
                <text:p>3.8927</text:p>
              </table:table-cell>
              <table:table-cell office:value-type="float" office:value="4.6414">
                <text:p>4.6414</text:p>
              </table:table-cell>
              <table:table-cell office:value-type="float" office:value="3.9283">
                <text:p>3.9283</text:p>
              </table:table-cell>
            </table:table-row>
            <table:table-row>
              <table:table-cell office:value-type="string">
                <text:p>19-08</text:p>
              </table:table-cell>
              <table:table-cell office:value-type="float" office:value="3.6339">
                <text:p>3.6339</text:p>
              </table:table-cell>
              <table:table-cell office:value-type="float" office:value="3.7686">
                <text:p>3.7686</text:p>
              </table:table-cell>
              <table:table-cell office:value-type="float" office:value="3.9361">
                <text:p>3.9361</text:p>
              </table:table-cell>
              <table:table-cell office:value-type="float" office:value="3.6824">
                <text:p>3.6824</text:p>
              </table:table-cell>
              <table:table-cell office:value-type="float" office:value="3.9186">
                <text:p>3.9186</text:p>
              </table:table-cell>
              <table:table-cell office:value-type="float" office:value="4.7255">
                <text:p>4.7255</text:p>
              </table:table-cell>
              <table:table-cell office:value-type="float" office:value="3.94418333333333">
                <text:p>3.94418333333333</text:p>
              </table:table-cell>
            </table:table-row>
            <table:table-row>
              <table:table-cell office:value-type="string">
                <text:p>20-08</text:p>
              </table:table-cell>
              <table:table-cell office:value-type="float" office:value="3.6339">
                <text:p>3.6339</text:p>
              </table:table-cell>
              <table:table-cell office:value-type="float" office:value="3.7686">
                <text:p>3.7686</text:p>
              </table:table-cell>
              <table:table-cell office:value-type="float" office:value="3.9321">
                <text:p>3.9321</text:p>
              </table:table-cell>
              <table:table-cell office:value-type="float" office:value="3.7058">
                <text:p>3.7058</text:p>
              </table:table-cell>
              <table:table-cell office:value-type="float" office:value="3.9324">
                <text:p>3.9324</text:p>
              </table:table-cell>
              <table:table-cell office:value-type="float" office:value="4.7635">
                <text:p>4.7635</text:p>
              </table:table-cell>
              <table:table-cell office:value-type="float" office:value="3.95605">
                <text:p>3.95605</text:p>
              </table:table-cell>
            </table:table-row>
            <table:table-row>
              <table:table-cell office:value-type="string">
                <text:p>21-08</text:p>
              </table:table-cell>
              <table:table-cell office:value-type="float" office:value="3.6339">
                <text:p>3.6339</text:p>
              </table:table-cell>
              <table:table-cell office:value-type="float" office:value="3.7455">
                <text:p>3.7455</text:p>
              </table:table-cell>
              <table:table-cell office:value-type="float" office:value="3.9201">
                <text:p>3.9201</text:p>
              </table:table-cell>
              <table:table-cell office:value-type="float" office:value="3.7369">
                <text:p>3.7369</text:p>
              </table:table-cell>
              <table:table-cell office:value-type="float" office:value="3.9143">
                <text:p>3.9143</text:p>
              </table:table-cell>
              <table:table-cell office:value-type="float" office:value="4.7635">
                <text:p>4.7635</text:p>
              </table:table-cell>
              <table:table-cell office:value-type="float" office:value="3.95236666666667">
                <text:p>3.95236666666667</text:p>
              </table:table-cell>
            </table:table-row>
            <table:table-row>
              <table:table-cell office:value-type="string">
                <text:p>22-08</text:p>
              </table:table-cell>
              <table:table-cell office:value-type="float" office:value="3.6376">
                <text:p>3.6376</text:p>
              </table:table-cell>
              <table:table-cell office:value-type="float" office:value="3.6864">
                <text:p>3.6864</text:p>
              </table:table-cell>
              <table:table-cell office:value-type="float" office:value="3.9378">
                <text:p>3.9378</text:p>
              </table:table-cell>
              <table:table-cell office:value-type="float" office:value="3.7128">
                <text:p>3.7128</text:p>
              </table:table-cell>
              <table:table-cell office:value-type="float" office:value="3.9143">
                <text:p>3.9143</text:p>
              </table:table-cell>
              <table:table-cell office:value-type="float" office:value="4.7635">
                <text:p>4.7635</text:p>
              </table:table-cell>
              <table:table-cell office:value-type="float" office:value="3.94206666666667">
                <text:p>3.94206666666667</text:p>
              </table:table-cell>
            </table:table-row>
            <table:table-row>
              <table:table-cell office:value-type="string">
                <text:p>23-08</text:p>
              </table:table-cell>
              <table:table-cell office:value-type="float" office:value="3.6315">
                <text:p>3.6315</text:p>
              </table:table-cell>
              <table:table-cell office:value-type="float" office:value="3.6948">
                <text:p>3.6948</text:p>
              </table:table-cell>
              <table:table-cell office:value-type="float" office:value="3.9358">
                <text:p>3.9358</text:p>
              </table:table-cell>
              <table:table-cell office:value-type="float" office:value="3.7128">
                <text:p>3.7128</text:p>
              </table:table-cell>
              <table:table-cell office:value-type="float" office:value="3.9143">
                <text:p>3.9143</text:p>
              </table:table-cell>
              <table:table-cell office:value-type="float" office:value="4.8139">
                <text:p>4.8139</text:p>
              </table:table-cell>
              <table:table-cell office:value-type="float" office:value="3.95051666666667">
                <text:p>3.95051666666667</text:p>
              </table:table-cell>
            </table:table-row>
            <table:table-row>
              <table:table-cell office:value-type="string">
                <text:p>24-08</text:p>
              </table:table-cell>
              <table:table-cell office:value-type="float" office:value="3.6214">
                <text:p>3.6214</text:p>
              </table:table-cell>
              <table:table-cell office:value-type="float" office:value="3.6924">
                <text:p>3.6924</text:p>
              </table:table-cell>
              <table:table-cell office:value-type="float" office:value="3.9243">
                <text:p>3.9243</text:p>
              </table:table-cell>
              <table:table-cell office:value-type="float" office:value="3.7128">
                <text:p>3.7128</text:p>
              </table:table-cell>
              <table:table-cell office:value-type="float" office:value="3.9005">
                <text:p>3.9005</text:p>
              </table:table-cell>
              <table:table-cell office:value-type="float" office:value="4.7985">
                <text:p>4.7985</text:p>
              </table:table-cell>
              <table:table-cell office:value-type="float" office:value="3.94165">
                <text:p>3.94165</text:p>
              </table:table-cell>
            </table:table-row>
            <table:table-row>
              <table:table-cell office:value-type="string">
                <text:p>25-08</text:p>
              </table:table-cell>
              <table:table-cell office:value-type="float" office:value="3.6076">
                <text:p>3.6076</text:p>
              </table:table-cell>
              <table:table-cell office:value-type="float" office:value="3.6715">
                <text:p>3.6715</text:p>
              </table:table-cell>
              <table:table-cell office:value-type="float" office:value="3.9243">
                <text:p>3.9243</text:p>
              </table:table-cell>
              <table:table-cell office:value-type="float" office:value="3.7175">
                <text:p>3.7175</text:p>
              </table:table-cell>
              <table:table-cell office:value-type="float" office:value="3.9007">
                <text:p>3.9007</text:p>
              </table:table-cell>
              <table:table-cell office:value-type="float" office:value="4.7721">
                <text:p>4.7721</text:p>
              </table:table-cell>
              <table:table-cell office:value-type="float" office:value="3.93228333333333">
                <text:p>3.93228333333333</text:p>
              </table:table-cell>
            </table:table-row>
            <table:table-row>
              <table:table-cell office:value-type="string">
                <text:p>26-08</text:p>
              </table:table-cell>
              <table:table-cell office:value-type="float" office:value="3.5707">
                <text:p>3.5707</text:p>
              </table:table-cell>
              <table:table-cell office:value-type="float" office:value="3.6715">
                <text:p>3.6715</text:p>
              </table:table-cell>
              <table:table-cell office:value-type="float" office:value="3.9243">
                <text:p>3.9243</text:p>
              </table:table-cell>
              <table:table-cell office:value-type="float" office:value="3.7386">
                <text:p>3.7386</text:p>
              </table:table-cell>
              <table:table-cell office:value-type="float" office:value="3.8905">
                <text:p>3.8905</text:p>
              </table:table-cell>
              <table:table-cell office:value-type="float" office:value="4.7452">
                <text:p>4.7452</text:p>
              </table:table-cell>
              <table:table-cell office:value-type="float" office:value="3.92346666666667">
                <text:p>3.92346666666667</text:p>
              </table:table-cell>
            </table:table-row>
            <table:table-row>
              <table:table-cell office:value-type="string">
                <text:p>27-08</text:p>
              </table:table-cell>
              <table:table-cell office:value-type="float" office:value="3.5707">
                <text:p>3.5707</text:p>
              </table:table-cell>
              <table:table-cell office:value-type="float" office:value="3.6715">
                <text:p>3.6715</text:p>
              </table:table-cell>
              <table:table-cell office:value-type="float" office:value="3.9352">
                <text:p>3.9352</text:p>
              </table:table-cell>
              <table:table-cell office:value-type="float" office:value="3.7263">
                <text:p>3.7263</text:p>
              </table:table-cell>
              <table:table-cell office:value-type="float" office:value="3.8965">
                <text:p>3.8965</text:p>
              </table:table-cell>
              <table:table-cell office:value-type="float" office:value="4.7517">
                <text:p>4.7517</text:p>
              </table:table-cell>
              <table:table-cell office:value-type="float" office:value="3.92531666666667">
                <text:p>3.92531666666667</text:p>
              </table:table-cell>
            </table:table-row>
            <table:table-row>
              <table:table-cell office:value-type="string">
                <text:p>28-08</text:p>
              </table:table-cell>
              <table:table-cell office:value-type="float" office:value="3.5707">
                <text:p>3.5707</text:p>
              </table:table-cell>
              <table:table-cell office:value-type="float" office:value="3.6484">
                <text:p>3.6484</text:p>
              </table:table-cell>
              <table:table-cell office:value-type="float" office:value="3.9587">
                <text:p>3.9587</text:p>
              </table:table-cell>
              <table:table-cell office:value-type="float" office:value="3.6862">
                <text:p>3.6862</text:p>
              </table:table-cell>
              <table:table-cell office:value-type="float" office:value="3.8707">
                <text:p>3.8707</text:p>
              </table:table-cell>
              <table:table-cell office:value-type="float" office:value="4.7517">
                <text:p>4.7517</text:p>
              </table:table-cell>
              <table:table-cell office:value-type="float" office:value="3.9144">
                <text:p>3.9144</text:p>
              </table:table-cell>
            </table:table-row>
            <table:table-row>
              <table:table-cell office:value-type="string">
                <text:p>29-08</text:p>
              </table:table-cell>
              <table:table-cell office:value-type="float" office:value="3.5422">
                <text:p>3.5422</text:p>
              </table:table-cell>
              <table:table-cell office:value-type="float" office:value="3.6739">
                <text:p>3.6739</text:p>
              </table:table-cell>
              <table:table-cell office:value-type="float" office:value="3.9567">
                <text:p>3.9567</text:p>
              </table:table-cell>
              <table:table-cell office:value-type="float" office:value="3.6827">
                <text:p>3.6827</text:p>
              </table:table-cell>
              <table:table-cell office:value-type="float" office:value="3.8707">
                <text:p>3.8707</text:p>
              </table:table-cell>
              <table:table-cell office:value-type="float" office:value="4.7517">
                <text:p>4.7517</text:p>
              </table:table-cell>
              <table:table-cell office:value-type="float" office:value="3.91298333333333">
                <text:p>3.91298333333333</text:p>
              </table:table-cell>
            </table:table-row>
            <table:table-row>
              <table:table-cell office:value-type="string">
                <text:p>30-08</text:p>
              </table:table-cell>
              <table:table-cell office:value-type="float" office:value="3.5749">
                <text:p>3.5749</text:p>
              </table:table-cell>
              <table:table-cell office:value-type="float" office:value="3.6676">
                <text:p>3.6676</text:p>
              </table:table-cell>
              <table:table-cell office:value-type="float" office:value="3.9699">
                <text:p>3.9699</text:p>
              </table:table-cell>
              <table:table-cell office:value-type="float" office:value="3.6827">
                <text:p>3.6827</text:p>
              </table:table-cell>
              <table:table-cell office:value-type="float" office:value="3.8707">
                <text:p>3.8707</text:p>
              </table:table-cell>
              <table:table-cell office:value-type="float" office:value="4.7163">
                <text:p>4.7163</text:p>
              </table:table-cell>
              <table:table-cell office:value-type="float" office:value="3.91368333333333">
                <text:p>3.91368333333333</text:p>
              </table:table-cell>
            </table:table-row>
            <table:table-row>
              <table:table-cell office:value-type="string">
                <text:p>31-08</text:p>
              </table:table-cell>
              <table:table-cell office:value-type="float" office:value="3.601">
                <text:p>3.601</text:p>
              </table:table-cell>
              <table:table-cell office:value-type="float" office:value="3.6832">
                <text:p>3.6832</text:p>
              </table:table-cell>
              <table:table-cell office:value-type="float" office:value="3.9835">
                <text:p>3.9835</text:p>
              </table:table-cell>
              <table:table-cell office:value-type="float" office:value="3.6827">
                <text:p>3.6827</text:p>
              </table:table-cell>
              <table:table-cell office:value-type="float" office:value="3.8276">
                <text:p>3.8276</text:p>
              </table:table-cell>
              <table:table-cell office:value-type="float" office:value="4.7283">
                <text:p>4.7283</text:p>
              </table:table-cell>
              <table:table-cell office:value-type="float" office:value="3.91771666666667">
                <text:p>3.91771666666667</text:p>
              </table:table-cell>
            </table:table-row>
            <table:table-row>
              <table:table-cell office:value-type="string">
                <text:p>01-09</text:p>
              </table:table-cell>
              <table:table-cell office:value-type="float" office:value="3.5576">
                <text:p>3.5576</text:p>
              </table:table-cell>
              <table:table-cell office:value-type="float" office:value="3.6999">
                <text:p>3.6999</text:p>
              </table:table-cell>
              <table:table-cell office:value-type="float" office:value="3.9835">
                <text:p>3.9835</text:p>
              </table:table-cell>
              <table:table-cell office:value-type="float" office:value="3.6644">
                <text:p>3.6644</text:p>
              </table:table-cell>
              <table:table-cell office:value-type="float" office:value="3.8147">
                <text:p>3.8147</text:p>
              </table:table-cell>
              <table:table-cell office:value-type="float" office:value="4.7109">
                <text:p>4.7109</text:p>
              </table:table-cell>
              <table:table-cell office:value-type="float" office:value="3.90516666666667">
                <text:p>3.90516666666667</text:p>
              </table:table-cell>
            </table:table-row>
            <table:table-row>
              <table:table-cell office:value-type="string">
                <text:p>02-09</text:p>
              </table:table-cell>
              <table:table-cell office:value-type="float" office:value="3.562">
                <text:p>3.562</text:p>
              </table:table-cell>
              <table:table-cell office:value-type="float" office:value="3.6999">
                <text:p>3.6999</text:p>
              </table:table-cell>
              <table:table-cell office:value-type="float" office:value="3.9835">
                <text:p>3.9835</text:p>
              </table:table-cell>
              <table:table-cell office:value-type="float" office:value="3.7253">
                <text:p>3.7253</text:p>
              </table:table-cell>
              <table:table-cell office:value-type="float" office:value="3.8046">
                <text:p>3.8046</text:p>
              </table:table-cell>
              <table:table-cell office:value-type="float" office:value="4.7096">
                <text:p>4.7096</text:p>
              </table:table-cell>
              <table:table-cell office:value-type="float" office:value="3.91415">
                <text:p>3.91415</text:p>
              </table:table-cell>
            </table:table-row>
            <table:table-row>
              <table:table-cell office:value-type="string">
                <text:p>03-09</text:p>
              </table:table-cell>
              <table:table-cell office:value-type="float" office:value="3.562">
                <text:p>3.562</text:p>
              </table:table-cell>
              <table:table-cell office:value-type="float" office:value="3.6999">
                <text:p>3.6999</text:p>
              </table:table-cell>
              <table:table-cell office:value-type="float" office:value="3.9922">
                <text:p>3.9922</text:p>
              </table:table-cell>
              <table:table-cell office:value-type="float" office:value="3.7475">
                <text:p>3.7475</text:p>
              </table:table-cell>
              <table:table-cell office:value-type="float" office:value="3.7978">
                <text:p>3.7978</text:p>
              </table:table-cell>
              <table:table-cell office:value-type="float" office:value="4.7742">
                <text:p>4.7742</text:p>
              </table:table-cell>
              <table:table-cell office:value-type="float" office:value="3.92893333333333">
                <text:p>3.92893333333333</text:p>
              </table:table-cell>
            </table:table-row>
            <table:table-row>
              <table:table-cell office:value-type="string">
                <text:p>04-09</text:p>
              </table:table-cell>
              <table:table-cell office:value-type="float" office:value="3.562">
                <text:p>3.562</text:p>
              </table:table-cell>
              <table:table-cell office:value-type="float" office:value="3.7231">
                <text:p>3.7231</text:p>
              </table:table-cell>
              <table:table-cell office:value-type="float" office:value="3.9386">
                <text:p>3.9386</text:p>
              </table:table-cell>
              <table:table-cell office:value-type="float" office:value="3.759">
                <text:p>3.759</text:p>
              </table:table-cell>
              <table:table-cell office:value-type="float" office:value="3.8105">
                <text:p>3.8105</text:p>
              </table:table-cell>
              <table:table-cell office:value-type="float" office:value="4.7742">
                <text:p>4.7742</text:p>
              </table:table-cell>
              <table:table-cell office:value-type="float" office:value="3.9279">
                <text:p>3.9279</text:p>
              </table:table-cell>
            </table:table-row>
            <table:table-row>
              <table:table-cell office:value-type="string">
                <text:p>05-09</text:p>
              </table:table-cell>
              <table:table-cell office:value-type="float" office:value="3.5627">
                <text:p>3.5627</text:p>
              </table:table-cell>
              <table:table-cell office:value-type="float" office:value="3.7342">
                <text:p>3.7342</text:p>
              </table:table-cell>
              <table:table-cell office:value-type="float" office:value="3.9247">
                <text:p>3.9247</text:p>
              </table:table-cell>
              <table:table-cell office:value-type="float" office:value="3.7639">
                <text:p>3.7639</text:p>
              </table:table-cell>
              <table:table-cell office:value-type="float" office:value="3.8105">
                <text:p>3.8105</text:p>
              </table:table-cell>
              <table:table-cell office:value-type="float" office:value="4.7742">
                <text:p>4.7742</text:p>
              </table:table-cell>
              <table:table-cell office:value-type="float" office:value="3.92836666666667">
                <text:p>3.92836666666667</text:p>
              </table:table-cell>
            </table:table-row>
            <table:table-row>
              <table:table-cell office:value-type="string">
                <text:p>06-09</text:p>
              </table:table-cell>
              <table:table-cell office:value-type="float" office:value="3.555">
                <text:p>3.555</text:p>
              </table:table-cell>
              <table:table-cell office:value-type="float" office:value="3.7118">
                <text:p>3.7118</text:p>
              </table:table-cell>
              <table:table-cell office:value-type="float" office:value="3.9352">
                <text:p>3.9352</text:p>
              </table:table-cell>
              <table:table-cell office:value-type="float" office:value="3.7639">
                <text:p>3.7639</text:p>
              </table:table-cell>
              <table:table-cell office:value-type="float" office:value="3.8105">
                <text:p>3.8105</text:p>
              </table:table-cell>
              <table:table-cell office:value-type="float" office:value="4.7409">
                <text:p>4.7409</text:p>
              </table:table-cell>
              <table:table-cell office:value-type="float" office:value="3.91955">
                <text:p>3.91955</text:p>
              </table:table-cell>
            </table:table-row>
            <table:table-row>
              <table:table-cell office:value-type="string">
                <text:p>07-09</text:p>
              </table:table-cell>
              <table:table-cell office:value-type="float" office:value="3.5446">
                <text:p>3.5446</text:p>
              </table:table-cell>
              <table:table-cell office:value-type="float" office:value="3.7091">
                <text:p>3.7091</text:p>
              </table:table-cell>
              <table:table-cell office:value-type="float" office:value="3.9278">
                <text:p>3.9278</text:p>
              </table:table-cell>
              <table:table-cell office:value-type="float" office:value="3.7639">
                <text:p>3.7639</text:p>
              </table:table-cell>
              <table:table-cell office:value-type="float" office:value="3.8094">
                <text:p>3.8094</text:p>
              </table:table-cell>
              <table:table-cell office:value-type="float" office:value="4.784">
                <text:p>4.784</text:p>
              </table:table-cell>
              <table:table-cell office:value-type="float" office:value="3.92313333333333">
                <text:p>3.92313333333333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3.5269">
                <text:p>3.5269</text:p>
              </table:table-cell>
              <table:table-cell office:value-type="float" office:value="3.7308">
                <text:p>3.7308</text:p>
              </table:table-cell>
              <table:table-cell office:value-type="float" office:value="3.9278">
                <text:p>3.9278</text:p>
              </table:table-cell>
              <table:table-cell office:value-type="float" office:value="3.7745">
                <text:p>3.7745</text:p>
              </table:table-cell>
              <table:table-cell office:value-type="float" office:value="3.8199">
                <text:p>3.8199</text:p>
              </table:table-cell>
              <table:table-cell office:value-type="float" office:value="4.7113">
                <text:p>4.7113</text:p>
              </table:table-cell>
              <table:table-cell office:value-type="float" office:value="3.9152">
                <text:p>3.9152</text:p>
              </table:table-cell>
            </table:table-row>
            <table:table-row>
              <table:table-cell office:value-type="string">
                <text:p>09-09</text:p>
              </table:table-cell>
              <table:table-cell office:value-type="float" office:value="3.5376">
                <text:p>3.5376</text:p>
              </table:table-cell>
              <table:table-cell office:value-type="float" office:value="3.7308">
                <text:p>3.7308</text:p>
              </table:table-cell>
              <table:table-cell office:value-type="float" office:value="3.9278">
                <text:p>3.9278</text:p>
              </table:table-cell>
              <table:table-cell office:value-type="float" office:value="3.7797">
                <text:p>3.7797</text:p>
              </table:table-cell>
              <table:table-cell office:value-type="float" office:value="3.8296">
                <text:p>3.8296</text:p>
              </table:table-cell>
              <table:table-cell office:value-type="float" office:value="4.698">
                <text:p>4.698</text:p>
              </table:table-cell>
              <table:table-cell office:value-type="float" office:value="3.91725">
                <text:p>3.91725</text:p>
              </table:table-cell>
            </table:table-row>
            <table:table-row>
              <table:table-cell office:value-type="string">
                <text:p>10-09</text:p>
              </table:table-cell>
              <table:table-cell office:value-type="float" office:value="3.5376">
                <text:p>3.5376</text:p>
              </table:table-cell>
              <table:table-cell office:value-type="float" office:value="3.7308">
                <text:p>3.7308</text:p>
              </table:table-cell>
              <table:table-cell office:value-type="float" office:value="3.9256">
                <text:p>3.9256</text:p>
              </table:table-cell>
              <table:table-cell office:value-type="float" office:value="3.7577">
                <text:p>3.7577</text:p>
              </table:table-cell>
              <table:table-cell office:value-type="float" office:value="3.8356">
                <text:p>3.8356</text:p>
              </table:table-cell>
              <table:table-cell office:value-type="float" office:value="4.6248">
                <text:p>4.6248</text:p>
              </table:table-cell>
              <table:table-cell office:value-type="float" office:value="3.90201666666667">
                <text:p>3.90201666666667</text:p>
              </table:table-cell>
            </table:table-row>
            <table:table-row>
              <table:table-cell office:value-type="string">
                <text:p>11-09</text:p>
              </table:table-cell>
              <table:table-cell office:value-type="float" office:value="3.5376">
                <text:p>3.5376</text:p>
              </table:table-cell>
              <table:table-cell office:value-type="float" office:value="3.7233">
                <text:p>3.7233</text:p>
              </table:table-cell>
              <table:table-cell office:value-type="float" office:value="3.9385">
                <text:p>3.9385</text:p>
              </table:table-cell>
              <table:table-cell office:value-type="float" office:value="3.7512">
                <text:p>3.7512</text:p>
              </table:table-cell>
              <table:table-cell office:value-type="float" office:value="3.864">
                <text:p>3.864</text:p>
              </table:table-cell>
              <table:table-cell office:value-type="float" office:value="4.6248">
                <text:p>4.6248</text:p>
              </table:table-cell>
              <table:table-cell office:value-type="float" office:value="3.90656666666667">
                <text:p>3.90656666666667</text:p>
              </table:table-cell>
            </table:table-row>
            <table:table-row>
              <table:table-cell office:value-type="string">
                <text:p>12-09</text:p>
              </table:table-cell>
              <table:table-cell office:value-type="float" office:value="3.5657">
                <text:p>3.5657</text:p>
              </table:table-cell>
              <table:table-cell office:value-type="float" office:value="3.7202">
                <text:p>3.7202</text:p>
              </table:table-cell>
              <table:table-cell office:value-type="float" office:value="3.95">
                <text:p>3.95</text:p>
              </table:table-cell>
              <table:table-cell office:value-type="float" office:value="3.7474">
                <text:p>3.7474</text:p>
              </table:table-cell>
              <table:table-cell office:value-type="float" office:value="3.864">
                <text:p>3.864</text:p>
              </table:table-cell>
              <table:table-cell office:value-type="float" office:value="4.6248">
                <text:p>4.6248</text:p>
              </table:table-cell>
              <table:table-cell office:value-type="float" office:value="3.91201666666667">
                <text:p>3.91201666666667</text:p>
              </table:table-cell>
            </table:table-row>
            <table:table-row>
              <table:table-cell office:value-type="string">
                <text:p>13-09</text:p>
              </table:table-cell>
              <table:table-cell office:value-type="float" office:value="3.5728">
                <text:p>3.5728</text:p>
              </table:table-cell>
              <table:table-cell office:value-type="float" office:value="3.709">
                <text:p>3.709</text:p>
              </table:table-cell>
              <table:table-cell office:value-type="float" office:value="3.8976">
                <text:p>3.8976</text:p>
              </table:table-cell>
              <table:table-cell office:value-type="float" office:value="3.7474">
                <text:p>3.7474</text:p>
              </table:table-cell>
              <table:table-cell office:value-type="float" office:value="3.864">
                <text:p>3.864</text:p>
              </table:table-cell>
              <table:table-cell office:value-type="float" office:value="4.6241">
                <text:p>4.6241</text:p>
              </table:table-cell>
              <table:table-cell office:value-type="float" office:value="3.90248333333333">
                <text:p>3.90248333333333</text:p>
              </table:table-cell>
            </table:table-row>
            <table:table-row>
              <table:table-cell office:value-type="string">
                <text:p>14-09</text:p>
              </table:table-cell>
              <table:table-cell office:value-type="float" office:value="3.6048">
                <text:p>3.6048</text:p>
              </table:table-cell>
              <table:table-cell office:value-type="float" office:value="3.6829">
                <text:p>3.6829</text:p>
              </table:table-cell>
              <table:table-cell office:value-type="float" office:value="3.92">
                <text:p>3.92</text:p>
              </table:table-cell>
              <table:table-cell office:value-type="float" office:value="3.7474">
                <text:p>3.7474</text:p>
              </table:table-cell>
              <table:table-cell office:value-type="float" office:value="3.8549">
                <text:p>3.8549</text:p>
              </table:table-cell>
              <table:table-cell office:value-type="float" office:value="4.721">
                <text:p>4.721</text:p>
              </table:table-cell>
              <table:table-cell office:value-type="float" office:value="3.92183333333333">
                <text:p>3.92183333333333</text:p>
              </table:table-cell>
            </table:table-row>
            <table:table-row>
              <table:table-cell office:value-type="string">
                <text:p>15-09</text:p>
              </table:table-cell>
              <table:table-cell office:value-type="float" office:value="3.5744">
                <text:p>3.5744</text:p>
              </table:table-cell>
              <table:table-cell office:value-type="float" office:value="3.6805">
                <text:p>3.6805</text:p>
              </table:table-cell>
              <table:table-cell office:value-type="float" office:value="3.92">
                <text:p>3.92</text:p>
              </table:table-cell>
              <table:table-cell office:value-type="float" office:value="3.7387">
                <text:p>3.7387</text:p>
              </table:table-cell>
              <table:table-cell office:value-type="float" office:value="3.8482">
                <text:p>3.8482</text:p>
              </table:table-cell>
              <table:table-cell office:value-type="float" office:value="4.7311">
                <text:p>4.7311</text:p>
              </table:table-cell>
              <table:table-cell office:value-type="float" office:value="3.91548333333333">
                <text:p>3.91548333333333</text:p>
              </table:table-cell>
            </table:table-row>
            <table:table-row>
              <table:table-cell office:value-type="string">
                <text:p>16-09</text:p>
              </table:table-cell>
              <table:table-cell office:value-type="float" office:value="3.5892">
                <text:p>3.5892</text:p>
              </table:table-cell>
              <table:table-cell office:value-type="float" office:value="3.6805">
                <text:p>3.6805</text:p>
              </table:table-cell>
              <table:table-cell office:value-type="float" office:value="3.92">
                <text:p>3.92</text:p>
              </table:table-cell>
              <table:table-cell office:value-type="float" office:value="3.7464">
                <text:p>3.7464</text:p>
              </table:table-cell>
              <table:table-cell office:value-type="float" office:value="3.8904">
                <text:p>3.8904</text:p>
              </table:table-cell>
              <table:table-cell office:value-type="float" office:value="4.7361">
                <text:p>4.7361</text:p>
              </table:table-cell>
              <table:table-cell office:value-type="float" office:value="3.9271">
                <text:p>3.9271</text:p>
              </table:table-cell>
            </table:table-row>
            <table:table-row>
              <table:table-cell office:value-type="string">
                <text:p>17-09</text:p>
              </table:table-cell>
              <table:table-cell office:value-type="float" office:value="3.5892">
                <text:p>3.5892</text:p>
              </table:table-cell>
              <table:table-cell office:value-type="float" office:value="3.6805">
                <text:p>3.6805</text:p>
              </table:table-cell>
              <table:table-cell office:value-type="float" office:value="3.9376">
                <text:p>3.9376</text:p>
              </table:table-cell>
              <table:table-cell office:value-type="float" office:value="3.7788">
                <text:p>3.7788</text:p>
              </table:table-cell>
              <table:table-cell office:value-type="float" office:value="3.8883">
                <text:p>3.8883</text:p>
              </table:table-cell>
              <table:table-cell office:value-type="float" office:value="4.7105">
                <text:p>4.7105</text:p>
              </table:table-cell>
              <table:table-cell office:value-type="float" office:value="3.93081666666667">
                <text:p>3.93081666666667</text:p>
              </table:table-cell>
            </table:table-row>
            <table:table-row>
              <table:table-cell office:value-type="string">
                <text:p>18-09</text:p>
              </table:table-cell>
              <table:table-cell office:value-type="float" office:value="3.5892">
                <text:p>3.5892</text:p>
              </table:table-cell>
              <table:table-cell office:value-type="float" office:value="3.6768">
                <text:p>3.6768</text:p>
              </table:table-cell>
              <table:table-cell office:value-type="float" office:value="3.9238">
                <text:p>3.9238</text:p>
              </table:table-cell>
              <table:table-cell office:value-type="float" office:value="3.7693">
                <text:p>3.7693</text:p>
              </table:table-cell>
              <table:table-cell office:value-type="float" office:value="3.9277">
                <text:p>3.9277</text:p>
              </table:table-cell>
              <table:table-cell office:value-type="float" office:value="4.7105">
                <text:p>4.7105</text:p>
              </table:table-cell>
              <table:table-cell office:value-type="float" office:value="3.93288333333333">
                <text:p>3.93288333333333</text:p>
              </table:table-cell>
            </table:table-row>
            <table:table-row>
              <table:table-cell office:value-type="string">
                <text:p>19-09</text:p>
              </table:table-cell>
              <table:table-cell office:value-type="float" office:value="3.5738">
                <text:p>3.5738</text:p>
              </table:table-cell>
              <table:table-cell office:value-type="float" office:value="3.6814">
                <text:p>3.6814</text:p>
              </table:table-cell>
              <table:table-cell office:value-type="float" office:value="3.9203">
                <text:p>3.9203</text:p>
              </table:table-cell>
              <table:table-cell office:value-type="float" office:value="3.8039">
                <text:p>3.8039</text:p>
              </table:table-cell>
              <table:table-cell office:value-type="float" office:value="3.9277">
                <text:p>3.9277</text:p>
              </table:table-cell>
              <table:table-cell office:value-type="float" office:value="4.7105">
                <text:p>4.7105</text:p>
              </table:table-cell>
              <table:table-cell office:value-type="float" office:value="3.93626666666667">
                <text:p>3.93626666666667</text:p>
              </table:table-cell>
            </table:table-row>
            <table:table-row>
              <table:table-cell office:value-type="string">
                <text:p>20-09</text:p>
              </table:table-cell>
              <table:table-cell office:value-type="float" office:value="3.5624">
                <text:p>3.5624</text:p>
              </table:table-cell>
              <table:table-cell office:value-type="float" office:value="3.6473">
                <text:p>3.6473</text:p>
              </table:table-cell>
              <table:table-cell office:value-type="float" office:value="3.9506">
                <text:p>3.9506</text:p>
              </table:table-cell>
              <table:table-cell office:value-type="float" office:value="3.8039">
                <text:p>3.8039</text:p>
              </table:table-cell>
              <table:table-cell office:value-type="float" office:value="3.9277">
                <text:p>3.9277</text:p>
              </table:table-cell>
              <table:table-cell office:value-type="float" office:value="4.7274">
                <text:p>4.7274</text:p>
              </table:table-cell>
              <table:table-cell office:value-type="float" office:value="3.93655">
                <text:p>3.93655</text:p>
              </table:table-cell>
            </table:table-row>
            <table:table-row>
              <table:table-cell office:value-type="string">
                <text:p>21-09</text:p>
              </table:table-cell>
              <table:table-cell office:value-type="float" office:value="3.5955">
                <text:p>3.5955</text:p>
              </table:table-cell>
              <table:table-cell office:value-type="float" office:value="3.6522">
                <text:p>3.6522</text:p>
              </table:table-cell>
              <table:table-cell office:value-type="float" office:value="3.9891">
                <text:p>3.9891</text:p>
              </table:table-cell>
              <table:table-cell office:value-type="float" office:value="3.8039">
                <text:p>3.8039</text:p>
              </table:table-cell>
              <table:table-cell office:value-type="float" office:value="3.9411">
                <text:p>3.9411</text:p>
              </table:table-cell>
              <table:table-cell office:value-type="float" office:value="4.7956">
                <text:p>4.7956</text:p>
              </table:table-cell>
              <table:table-cell office:value-type="float" office:value="3.9629">
                <text:p>3.9629</text:p>
              </table:table-cell>
            </table:table-row>
            <table:table-row>
              <table:table-cell office:value-type="string">
                <text:p>22-09</text:p>
              </table:table-cell>
              <table:table-cell office:value-type="float" office:value="3.5676">
                <text:p>3.5676</text:p>
              </table:table-cell>
              <table:table-cell office:value-type="float" office:value="3.6532">
                <text:p>3.6532</text:p>
              </table:table-cell>
              <table:table-cell office:value-type="float" office:value="3.9891">
                <text:p>3.9891</text:p>
              </table:table-cell>
              <table:table-cell office:value-type="float" office:value="3.8274">
                <text:p>3.8274</text:p>
              </table:table-cell>
              <table:table-cell office:value-type="float" office:value="3.9496">
                <text:p>3.9496</text:p>
              </table:table-cell>
              <table:table-cell office:value-type="float" office:value="4.8151">
                <text:p>4.8151</text:p>
              </table:table-cell>
              <table:table-cell office:value-type="float" office:value="3.967">
                <text:p>3.967</text:p>
              </table:table-cell>
            </table:table-row>
            <table:table-row>
              <table:table-cell office:value-type="string">
                <text:p>23-09</text:p>
              </table:table-cell>
              <table:table-cell office:value-type="float" office:value="3.5966">
                <text:p>3.5966</text:p>
              </table:table-cell>
              <table:table-cell office:value-type="float" office:value="3.6532">
                <text:p>3.6532</text:p>
              </table:table-cell>
              <table:table-cell office:value-type="float" office:value="3.9891">
                <text:p>3.9891</text:p>
              </table:table-cell>
              <table:table-cell office:value-type="float" office:value="3.8489">
                <text:p>3.8489</text:p>
              </table:table-cell>
              <table:table-cell office:value-type="float" office:value="3.9332">
                <text:p>3.9332</text:p>
              </table:table-cell>
              <table:table-cell office:value-type="float" office:value="4.8742">
                <text:p>4.8742</text:p>
              </table:table-cell>
              <table:table-cell office:value-type="float" office:value="3.98253333333333">
                <text:p>3.98253333333333</text:p>
              </table:table-cell>
            </table:table-row>
            <table:table-row>
              <table:table-cell office:value-type="string">
                <text:p>24-09</text:p>
              </table:table-cell>
              <table:table-cell office:value-type="float" office:value="3.5966">
                <text:p>3.5966</text:p>
              </table:table-cell>
              <table:table-cell office:value-type="float" office:value="3.6532">
                <text:p>3.6532</text:p>
              </table:table-cell>
              <table:table-cell office:value-type="float" office:value="3.9819">
                <text:p>3.9819</text:p>
              </table:table-cell>
              <table:table-cell office:value-type="float" office:value="3.8895">
                <text:p>3.8895</text:p>
              </table:table-cell>
              <table:table-cell office:value-type="float" office:value="3.9293">
                <text:p>3.9293</text:p>
              </table:table-cell>
              <table:table-cell office:value-type="float" office:value="4.9355">
                <text:p>4.9355</text:p>
              </table:table-cell>
              <table:table-cell office:value-type="float" office:value="3.99766666666667">
                <text:p>3.99766666666667</text:p>
              </table:table-cell>
            </table:table-row>
            <table:table-row>
              <table:table-cell office:value-type="string">
                <text:p>25-09</text:p>
              </table:table-cell>
              <table:table-cell office:value-type="float" office:value="3.5966">
                <text:p>3.5966</text:p>
              </table:table-cell>
              <table:table-cell office:value-type="float" office:value="3.6452">
                <text:p>3.6452</text:p>
              </table:table-cell>
              <table:table-cell office:value-type="float" office:value="3.9988">
                <text:p>3.9988</text:p>
              </table:table-cell>
              <table:table-cell office:value-type="float" office:value="3.9159">
                <text:p>3.9159</text:p>
              </table:table-cell>
              <table:table-cell office:value-type="float" office:value="3.9284">
                <text:p>3.9284</text:p>
              </table:table-cell>
              <table:table-cell office:value-type="float" office:value="4.9355">
                <text:p>4.9355</text:p>
              </table:table-cell>
              <table:table-cell office:value-type="float" office:value="4.0034">
                <text:p>4.0034</text:p>
              </table:table-cell>
            </table:table-row>
            <table:table-row>
              <table:table-cell office:value-type="string">
                <text:p>26-09</text:p>
              </table:table-cell>
              <table:table-cell office:value-type="float" office:value="3.6332">
                <text:p>3.6332</text:p>
              </table:table-cell>
              <table:table-cell office:value-type="float" office:value="3.6488">
                <text:p>3.6488</text:p>
              </table:table-cell>
              <table:table-cell office:value-type="float" office:value="4.0109">
                <text:p>4.0109</text:p>
              </table:table-cell>
              <table:table-cell office:value-type="float" office:value="3.8991">
                <text:p>3.8991</text:p>
              </table:table-cell>
              <table:table-cell office:value-type="float" office:value="3.9284">
                <text:p>3.9284</text:p>
              </table:table-cell>
              <table:table-cell office:value-type="float" office:value="4.9355">
                <text:p>4.9355</text:p>
              </table:table-cell>
              <table:table-cell office:value-type="float" office:value="4.00931666666667">
                <text:p>4.00931666666667</text:p>
              </table:table-cell>
            </table:table-row>
            <table:table-row>
              <table:table-cell office:value-type="string">
                <text:p>27-09</text:p>
              </table:table-cell>
              <table:table-cell office:value-type="float" office:value="3.6647">
                <text:p>3.6647</text:p>
              </table:table-cell>
              <table:table-cell office:value-type="float" office:value="3.6541">
                <text:p>3.6541</text:p>
              </table:table-cell>
              <table:table-cell office:value-type="float" office:value="4.0114">
                <text:p>4.0114</text:p>
              </table:table-cell>
              <table:table-cell office:value-type="float" office:value="3.8991">
                <text:p>3.8991</text:p>
              </table:table-cell>
              <table:table-cell office:value-type="float" office:value="3.9284">
                <text:p>3.9284</text:p>
              </table:table-cell>
              <table:table-cell office:value-type="float" office:value="4.9399">
                <text:p>4.9399</text:p>
              </table:table-cell>
              <table:table-cell office:value-type="float" office:value="4.01626666666667">
                <text:p>4.01626666666667</text:p>
              </table:table-cell>
            </table:table-row>
            <table:table-row>
              <table:table-cell office:value-type="string">
                <text:p>28-09</text:p>
              </table:table-cell>
              <table:table-cell office:value-type="float" office:value="3.6612">
                <text:p>3.6612</text:p>
              </table:table-cell>
              <table:table-cell office:value-type="float" office:value="3.6951">
                <text:p>3.6951</text:p>
              </table:table-cell>
              <table:table-cell office:value-type="float" office:value="4.0208">
                <text:p>4.0208</text:p>
              </table:table-cell>
              <table:table-cell office:value-type="float" office:value="3.8991">
                <text:p>3.8991</text:p>
              </table:table-cell>
              <table:table-cell office:value-type="float" office:value="3.9541">
                <text:p>3.9541</text:p>
              </table:table-cell>
              <table:table-cell office:value-type="float" office:value="5.0228">
                <text:p>5.0228</text:p>
              </table:table-cell>
              <table:table-cell office:value-type="float" office:value="4.04218333333333">
                <text:p>4.04218333333333</text:p>
              </table:table-cell>
            </table:table-row>
            <table:table-row>
              <table:table-cell office:value-type="string">
                <text:p>29-09</text:p>
              </table:table-cell>
              <table:table-cell office:value-type="float" office:value="3.6458">
                <text:p>3.6458</text:p>
              </table:table-cell>
              <table:table-cell office:value-type="float" office:value="3.6874">
                <text:p>3.6874</text:p>
              </table:table-cell>
              <table:table-cell office:value-type="float" office:value="4.0208">
                <text:p>4.0208</text:p>
              </table:table-cell>
              <table:table-cell office:value-type="float" office:value="3.8827">
                <text:p>3.8827</text:p>
              </table:table-cell>
              <table:table-cell office:value-type="float" office:value="3.9695">
                <text:p>3.9695</text:p>
              </table:table-cell>
              <table:table-cell office:value-type="float" office:value="5.0041">
                <text:p>5.0041</text:p>
              </table:table-cell>
              <table:table-cell office:value-type="float" office:value="4.03505">
                <text:p>4.03505</text:p>
              </table:table-cell>
            </table:table-row>
            <table:table-row>
              <table:table-cell office:value-type="string">
                <text:p>30-09</text:p>
              </table:table-cell>
              <table:table-cell office:value-type="float" office:value="3.6727">
                <text:p>3.6727</text:p>
              </table:table-cell>
              <table:table-cell office:value-type="float" office:value="3.6874">
                <text:p>3.6874</text:p>
              </table:table-cell>
              <table:table-cell office:value-type="float" office:value="4.0208">
                <text:p>4.0208</text:p>
              </table:table-cell>
              <table:table-cell office:value-type="float" office:value="3.883">
                <text:p>3.883</text:p>
              </table:table-cell>
              <table:table-cell office:value-type="float" office:value="3.9897">
                <text:p>3.9897</text:p>
              </table:table-cell>
              <table:table-cell office:value-type="float" office:value="4.9736">
                <text:p>4.9736</text:p>
              </table:table-cell>
              <table:table-cell office:value-type="float" office:value="4.03786666666667">
                <text:p>4.03786666666667</text:p>
              </table:table-cell>
            </table:table-row>
            <table:table-row>
              <table:table-cell office:value-type="string">
                <text:p>01-10</text:p>
              </table:table-cell>
              <table:table-cell office:value-type="float" office:value="3.6727">
                <text:p>3.6727</text:p>
              </table:table-cell>
              <table:table-cell office:value-type="float" office:value="3.6874">
                <text:p>3.6874</text:p>
              </table:table-cell>
              <table:table-cell office:value-type="float" office:value="4.0167">
                <text:p>4.0167</text:p>
              </table:table-cell>
              <table:table-cell office:value-type="float" office:value="3.8236">
                <text:p>3.8236</text:p>
              </table:table-cell>
              <table:table-cell office:value-type="float" office:value="3.9505">
                <text:p>3.9505</text:p>
              </table:table-cell>
              <table:table-cell office:value-type="float" office:value="4.9488">
                <text:p>4.9488</text:p>
              </table:table-cell>
              <table:table-cell office:value-type="float" office:value="4.01661666666667">
                <text:p>4.01661666666667</text:p>
              </table:table-cell>
            </table:table-row>
            <table:table-row>
              <table:table-cell office:value-type="string">
                <text:p>02-10</text:p>
              </table:table-cell>
              <table:table-cell office:value-type="float" office:value="3.6727">
                <text:p>3.6727</text:p>
              </table:table-cell>
              <table:table-cell office:value-type="float" office:value="3.7171">
                <text:p>3.7171</text:p>
              </table:table-cell>
              <table:table-cell office:value-type="float" office:value="3.9998">
                <text:p>3.9998</text:p>
              </table:table-cell>
              <table:table-cell office:value-type="float" office:value="3.8315">
                <text:p>3.8315</text:p>
              </table:table-cell>
              <table:table-cell office:value-type="float" office:value="3.9262">
                <text:p>3.9262</text:p>
              </table:table-cell>
              <table:table-cell office:value-type="float" office:value="4.9488">
                <text:p>4.9488</text:p>
              </table:table-cell>
              <table:table-cell office:value-type="float" office:value="4.01601666666667">
                <text:p>4.01601666666667</text:p>
              </table:table-cell>
            </table:table-row>
            <table:table-row>
              <table:table-cell office:value-type="string">
                <text:p>03-10</text:p>
              </table:table-cell>
              <table:table-cell office:value-type="float" office:value="3.6673">
                <text:p>3.6673</text:p>
              </table:table-cell>
              <table:table-cell office:value-type="float" office:value="3.7198">
                <text:p>3.7198</text:p>
              </table:table-cell>
              <table:table-cell office:value-type="float" office:value="3.9631">
                <text:p>3.9631</text:p>
              </table:table-cell>
              <table:table-cell office:value-type="float" office:value="3.8222">
                <text:p>3.8222</text:p>
              </table:table-cell>
              <table:table-cell office:value-type="float" office:value="3.9262">
                <text:p>3.9262</text:p>
              </table:table-cell>
              <table:table-cell office:value-type="float" office:value="4.9488">
                <text:p>4.9488</text:p>
              </table:table-cell>
              <table:table-cell office:value-type="float" office:value="4.0079">
                <text:p>4.0079</text:p>
              </table:table-cell>
            </table:table-row>
            <table:table-row>
              <table:table-cell office:value-type="string">
                <text:p>04-10</text:p>
              </table:table-cell>
              <table:table-cell office:value-type="float" office:value="3.6456">
                <text:p>3.6456</text:p>
              </table:table-cell>
              <table:table-cell office:value-type="float" office:value="3.7447">
                <text:p>3.7447</text:p>
              </table:table-cell>
              <table:table-cell office:value-type="float" office:value="3.9389">
                <text:p>3.9389</text:p>
              </table:table-cell>
              <table:table-cell office:value-type="float" office:value="3.8222">
                <text:p>3.8222</text:p>
              </table:table-cell>
              <table:table-cell office:value-type="float" office:value="3.9262">
                <text:p>3.9262</text:p>
              </table:table-cell>
              <table:table-cell office:value-type="float" office:value="4.8724">
                <text:p>4.8724</text:p>
              </table:table-cell>
              <table:table-cell office:value-type="float" office:value="3.99166666666667">
                <text:p>3.99166666666667</text:p>
              </table:table-cell>
            </table:table-row>
            <table:table-row>
              <table:table-cell office:value-type="string">
                <text:p>05-10</text:p>
              </table:table-cell>
              <table:table-cell office:value-type="float" office:value="3.6621">
                <text:p>3.6621</text:p>
              </table:table-cell>
              <table:table-cell office:value-type="float" office:value="3.7411">
                <text:p>3.7411</text:p>
              </table:table-cell>
              <table:table-cell office:value-type="float" office:value="3.9404">
                <text:p>3.9404</text:p>
              </table:table-cell>
              <table:table-cell office:value-type="float" office:value="3.8222">
                <text:p>3.8222</text:p>
              </table:table-cell>
              <table:table-cell office:value-type="float" office:value="3.9647">
                <text:p>3.9647</text:p>
              </table:table-cell>
              <table:table-cell office:value-type="float" office:value="4.8321">
                <text:p>4.8321</text:p>
              </table:table-cell>
              <table:table-cell office:value-type="float" office:value="3.99376666666667">
                <text:p>3.99376666666667</text:p>
              </table:table-cell>
            </table:table-row>
            <table:table-row>
              <table:table-cell office:value-type="string">
                <text:p>06-10</text:p>
              </table:table-cell>
              <table:table-cell office:value-type="float" office:value="3.6763">
                <text:p>3.6763</text:p>
              </table:table-cell>
              <table:table-cell office:value-type="float" office:value="3.7534">
                <text:p>3.7534</text:p>
              </table:table-cell>
              <table:table-cell office:value-type="float" office:value="3.9404">
                <text:p>3.9404</text:p>
              </table:table-cell>
              <table:table-cell office:value-type="float" office:value="3.8043">
                <text:p>3.8043</text:p>
              </table:table-cell>
              <table:table-cell office:value-type="float" office:value="3.9789">
                <text:p>3.9789</text:p>
              </table:table-cell>
              <table:table-cell office:value-type="float" office:value="4.9194">
                <text:p>4.9194</text:p>
              </table:table-cell>
              <table:table-cell office:value-type="float" office:value="4.01211666666667">
                <text:p>4.01211666666667</text:p>
              </table:table-cell>
            </table:table-row>
            <table:table-row>
              <table:table-cell office:value-type="string">
                <text:p>07-10</text:p>
              </table:table-cell>
              <table:table-cell office:value-type="float" office:value="3.6674">
                <text:p>3.6674</text:p>
              </table:table-cell>
              <table:table-cell office:value-type="float" office:value="3.7534">
                <text:p>3.7534</text:p>
              </table:table-cell>
              <table:table-cell office:value-type="float" office:value="3.9404">
                <text:p>3.9404</text:p>
              </table:table-cell>
              <table:table-cell office:value-type="float" office:value="3.8116">
                <text:p>3.8116</text:p>
              </table:table-cell>
              <table:table-cell office:value-type="float" office:value="3.9317">
                <text:p>3.9317</text:p>
              </table:table-cell>
              <table:table-cell office:value-type="float" office:value="4.9602">
                <text:p>4.9602</text:p>
              </table:table-cell>
              <table:table-cell office:value-type="float" office:value="4.01078333333333">
                <text:p>4.01078333333333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3.6674">
                <text:p>3.6674</text:p>
              </table:table-cell>
              <table:table-cell office:value-type="float" office:value="3.7534">
                <text:p>3.7534</text:p>
              </table:table-cell>
              <table:table-cell office:value-type="float" office:value="3.9437">
                <text:p>3.9437</text:p>
              </table:table-cell>
              <table:table-cell office:value-type="float" office:value="3.8116">
                <text:p>3.8116</text:p>
              </table:table-cell>
              <table:table-cell office:value-type="float" office:value="3.9919">
                <text:p>3.9919</text:p>
              </table:table-cell>
              <table:table-cell office:value-type="float" office:value="5.0175">
                <text:p>5.0175</text:p>
              </table:table-cell>
              <table:table-cell office:value-type="float" office:value="4.03091666666667">
                <text:p>4.03091666666667</text:p>
              </table:table-cell>
            </table:table-row>
            <table:table-row>
              <table:table-cell office:value-type="string">
                <text:p>09-10</text:p>
              </table:table-cell>
              <table:table-cell office:value-type="float" office:value="3.6674">
                <text:p>3.6674</text:p>
              </table:table-cell>
              <table:table-cell office:value-type="float" office:value="3.7739">
                <text:p>3.7739</text:p>
              </table:table-cell>
              <table:table-cell office:value-type="float" office:value="3.9373">
                <text:p>3.9373</text:p>
              </table:table-cell>
              <table:table-cell office:value-type="float" office:value="3.7899">
                <text:p>3.7899</text:p>
              </table:table-cell>
              <table:table-cell office:value-type="float" office:value="3.9669">
                <text:p>3.9669</text:p>
              </table:table-cell>
              <table:table-cell office:value-type="float" office:value="5.0175">
                <text:p>5.0175</text:p>
              </table:table-cell>
              <table:table-cell office:value-type="float" office:value="4.02548333333333">
                <text:p>4.02548333333333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3.6391">
                <text:p>3.6391</text:p>
              </table:table-cell>
              <table:table-cell office:value-type="float" office:value="3.7475">
                <text:p>3.7475</text:p>
              </table:table-cell>
              <table:table-cell office:value-type="float" office:value="3.915">
                <text:p>3.915</text:p>
              </table:table-cell>
              <table:table-cell office:value-type="float" office:value="3.7978">
                <text:p>3.7978</text:p>
              </table:table-cell>
              <table:table-cell office:value-type="float" office:value="3.9669">
                <text:p>3.9669</text:p>
              </table:table-cell>
              <table:table-cell office:value-type="float" office:value="5.0175">
                <text:p>5.0175</text:p>
              </table:table-cell>
              <table:table-cell office:value-type="float" office:value="4.01396666666667">
                <text:p>4.01396666666667</text:p>
              </table:table-cell>
            </table:table-row>
            <table:table-row>
              <table:table-cell office:value-type="string">
                <text:p>11-10</text:p>
              </table:table-cell>
              <table:table-cell office:value-type="float" office:value="3.6222">
                <text:p>3.6222</text:p>
              </table:table-cell>
              <table:table-cell office:value-type="float" office:value="3.7293">
                <text:p>3.7293</text:p>
              </table:table-cell>
              <table:table-cell office:value-type="float" office:value="3.899">
                <text:p>3.899</text:p>
              </table:table-cell>
              <table:table-cell office:value-type="float" office:value="3.7978">
                <text:p>3.7978</text:p>
              </table:table-cell>
              <table:table-cell office:value-type="float" office:value="3.9669">
                <text:p>3.9669</text:p>
              </table:table-cell>
              <table:table-cell office:value-type="float" office:value="5.0077">
                <text:p>5.0077</text:p>
              </table:table-cell>
              <table:table-cell office:value-type="float" office:value="4.00381666666667">
                <text:p>4.00381666666667</text:p>
              </table:table-cell>
            </table:table-row>
            <table:table-row>
              <table:table-cell office:value-type="string">
                <text:p>12-10</text:p>
              </table:table-cell>
              <table:table-cell office:value-type="float" office:value="3.6041">
                <text:p>3.6041</text:p>
              </table:table-cell>
              <table:table-cell office:value-type="float" office:value="3.7097">
                <text:p>3.7097</text:p>
              </table:table-cell>
              <table:table-cell office:value-type="float" office:value="3.8919">
                <text:p>3.8919</text:p>
              </table:table-cell>
              <table:table-cell office:value-type="float" office:value="3.7978">
                <text:p>3.7978</text:p>
              </table:table-cell>
              <table:table-cell office:value-type="float" office:value="3.9641">
                <text:p>3.9641</text:p>
              </table:table-cell>
              <table:table-cell office:value-type="float" office:value="4.9964">
                <text:p>4.996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13-10</text:p>
              </table:table-cell>
              <table:table-cell office:value-type="float" office:value="3.6033">
                <text:p>3.6033</text:p>
              </table:table-cell>
              <table:table-cell office:value-type="float" office:value="3.708">
                <text:p>3.708</text:p>
              </table:table-cell>
              <table:table-cell office:value-type="float" office:value="3.8919">
                <text:p>3.8919</text:p>
              </table:table-cell>
              <table:table-cell office:value-type="float" office:value="3.8051">
                <text:p>3.8051</text:p>
              </table:table-cell>
              <table:table-cell office:value-type="float" office:value="3.9588">
                <text:p>3.9588</text:p>
              </table:table-cell>
              <table:table-cell office:value-type="float" office:value="4.9597">
                <text:p>4.9597</text:p>
              </table:table-cell>
              <table:table-cell office:value-type="float" office:value="3.9878">
                <text:p>3.9878</text:p>
              </table:table-cell>
            </table:table-row>
            <table:table-row>
              <table:table-cell office:value-type="string">
                <text:p>14-10</text:p>
              </table:table-cell>
              <table:table-cell office:value-type="float" office:value="3.5904">
                <text:p>3.5904</text:p>
              </table:table-cell>
              <table:table-cell office:value-type="float" office:value="3.708">
                <text:p>3.708</text:p>
              </table:table-cell>
              <table:table-cell office:value-type="float" office:value="3.8919">
                <text:p>3.8919</text:p>
              </table:table-cell>
              <table:table-cell office:value-type="float" office:value="3.836">
                <text:p>3.836</text:p>
              </table:table-cell>
              <table:table-cell office:value-type="float" office:value="3.9384">
                <text:p>3.9384</text:p>
              </table:table-cell>
              <table:table-cell office:value-type="float" office:value="4.9736">
                <text:p>4.9736</text:p>
              </table:table-cell>
              <table:table-cell office:value-type="float" office:value="3.98971666666667">
                <text:p>3.98971666666667</text:p>
              </table:table-cell>
            </table:table-row>
            <table:table-row>
              <table:table-cell office:value-type="string">
                <text:p>15-10</text:p>
              </table:table-cell>
              <table:table-cell office:value-type="float" office:value="3.5904">
                <text:p>3.5904</text:p>
              </table:table-cell>
              <table:table-cell office:value-type="float" office:value="3.708">
                <text:p>3.708</text:p>
              </table:table-cell>
              <table:table-cell office:value-type="float" office:value="3.9026">
                <text:p>3.9026</text:p>
              </table:table-cell>
              <table:table-cell office:value-type="float" office:value="3.8911">
                <text:p>3.8911</text:p>
              </table:table-cell>
              <table:table-cell office:value-type="float" office:value="3.9341">
                <text:p>3.9341</text:p>
              </table:table-cell>
              <table:table-cell office:value-type="float" office:value="4.9433">
                <text:p>4.9433</text:p>
              </table:table-cell>
              <table:table-cell office:value-type="float" office:value="3.99491666666667">
                <text:p>3.99491666666667</text:p>
              </table:table-cell>
            </table:table-row>
            <table:table-row>
              <table:table-cell office:value-type="string">
                <text:p>16-10</text:p>
              </table:table-cell>
              <table:table-cell office:value-type="float" office:value="3.5904">
                <text:p>3.5904</text:p>
              </table:table-cell>
              <table:table-cell office:value-type="float" office:value="3.7016">
                <text:p>3.7016</text:p>
              </table:table-cell>
              <table:table-cell office:value-type="float" office:value="3.8961">
                <text:p>3.8961</text:p>
              </table:table-cell>
              <table:table-cell office:value-type="float" office:value="3.8802">
                <text:p>3.8802</text:p>
              </table:table-cell>
              <table:table-cell office:value-type="float" office:value="3.9458">
                <text:p>3.9458</text:p>
              </table:table-cell>
              <table:table-cell office:value-type="float" office:value="4.9433">
                <text:p>4.9433</text:p>
              </table:table-cell>
              <table:table-cell office:value-type="float" office:value="3.9929">
                <text:p>3.9929</text:p>
              </table:table-cell>
            </table:table-row>
            <table:table-row>
              <table:table-cell office:value-type="string">
                <text:p>17-10</text:p>
              </table:table-cell>
              <table:table-cell office:value-type="float" office:value="3.5971">
                <text:p>3.5971</text:p>
              </table:table-cell>
              <table:table-cell office:value-type="float" office:value="3.7242">
                <text:p>3.7242</text:p>
              </table:table-cell>
              <table:table-cell office:value-type="float" office:value="3.8563">
                <text:p>3.8563</text:p>
              </table:table-cell>
              <table:table-cell office:value-type="float" office:value="3.8798">
                <text:p>3.8798</text:p>
              </table:table-cell>
              <table:table-cell office:value-type="float" office:value="3.9458">
                <text:p>3.9458</text:p>
              </table:table-cell>
              <table:table-cell office:value-type="float" office:value="4.9433">
                <text:p>4.9433</text:p>
              </table:table-cell>
              <table:table-cell office:value-type="float" office:value="3.99108333333333">
                <text:p>3.99108333333333</text:p>
              </table:table-cell>
            </table:table-row>
            <table:table-row>
              <table:table-cell office:value-type="string">
                <text:p>18-10</text:p>
              </table:table-cell>
              <table:table-cell office:value-type="float" office:value="3.5983">
                <text:p>3.5983</text:p>
              </table:table-cell>
              <table:table-cell office:value-type="float" office:value="3.7365">
                <text:p>3.7365</text:p>
              </table:table-cell>
              <table:table-cell office:value-type="float" office:value="3.8445">
                <text:p>3.8445</text:p>
              </table:table-cell>
              <table:table-cell office:value-type="float" office:value="3.8798">
                <text:p>3.8798</text:p>
              </table:table-cell>
              <table:table-cell office:value-type="float" office:value="3.9458">
                <text:p>3.9458</text:p>
              </table:table-cell>
              <table:table-cell office:value-type="float" office:value="4.8846">
                <text:p>4.8846</text:p>
              </table:table-cell>
              <table:table-cell office:value-type="float" office:value="3.98158333333333">
                <text:p>3.98158333333333</text:p>
              </table:table-cell>
            </table:table-row>
            <table:table-row>
              <table:table-cell office:value-type="string">
                <text:p>19-10</text:p>
              </table:table-cell>
              <table:table-cell office:value-type="float" office:value="3.5822">
                <text:p>3.5822</text:p>
              </table:table-cell>
              <table:table-cell office:value-type="float" office:value="3.7504">
                <text:p>3.7504</text:p>
              </table:table-cell>
              <table:table-cell office:value-type="float" office:value="3.8296">
                <text:p>3.8296</text:p>
              </table:table-cell>
              <table:table-cell office:value-type="float" office:value="3.8798">
                <text:p>3.8798</text:p>
              </table:table-cell>
              <table:table-cell office:value-type="float" office:value="3.9236">
                <text:p>3.9236</text:p>
              </table:table-cell>
              <table:table-cell office:value-type="float" office:value="4.8965">
                <text:p>4.8965</text:p>
              </table:table-cell>
              <table:table-cell office:value-type="float" office:value="3.97701666666667">
                <text:p>3.97701666666667</text:p>
              </table:table-cell>
            </table:table-row>
            <table:table-row>
              <table:table-cell office:value-type="string">
                <text:p>20-10</text:p>
              </table:table-cell>
              <table:table-cell office:value-type="float" office:value="3.5846">
                <text:p>3.5846</text:p>
              </table:table-cell>
              <table:table-cell office:value-type="float" office:value="3.7328">
                <text:p>3.7328</text:p>
              </table:table-cell>
              <table:table-cell office:value-type="float" office:value="3.8296">
                <text:p>3.8296</text:p>
              </table:table-cell>
              <table:table-cell office:value-type="float" office:value="3.8788">
                <text:p>3.8788</text:p>
              </table:table-cell>
              <table:table-cell office:value-type="float" office:value="3.9448">
                <text:p>3.9448</text:p>
              </table:table-cell>
              <table:table-cell office:value-type="float" office:value="4.8647">
                <text:p>4.8647</text:p>
              </table:table-cell>
              <table:table-cell office:value-type="float" office:value="3.97255">
                <text:p>3.97255</text:p>
              </table:table-cell>
            </table:table-row>
            <table:table-row>
              <table:table-cell office:value-type="string">
                <text:p>21-10</text:p>
              </table:table-cell>
              <table:table-cell office:value-type="float" office:value="3.6002">
                <text:p>3.6002</text:p>
              </table:table-cell>
              <table:table-cell office:value-type="float" office:value="3.7328">
                <text:p>3.7328</text:p>
              </table:table-cell>
              <table:table-cell office:value-type="float" office:value="3.8296">
                <text:p>3.8296</text:p>
              </table:table-cell>
              <table:table-cell office:value-type="float" office:value="3.8593">
                <text:p>3.8593</text:p>
              </table:table-cell>
              <table:table-cell office:value-type="float" office:value="3.9555">
                <text:p>3.9555</text:p>
              </table:table-cell>
              <table:table-cell office:value-type="float" office:value="4.9214">
                <text:p>4.9214</text:p>
              </table:table-cell>
              <table:table-cell office:value-type="float" office:value="3.98313333333333">
                <text:p>3.98313333333333</text:p>
              </table:table-cell>
            </table:table-row>
            <table:table-row>
              <table:table-cell office:value-type="string">
                <text:p>22-10</text:p>
              </table:table-cell>
              <table:table-cell office:value-type="float" office:value="3.6002">
                <text:p>3.6002</text:p>
              </table:table-cell>
              <table:table-cell office:value-type="float" office:value="3.7328">
                <text:p>3.7328</text:p>
              </table:table-cell>
              <table:table-cell office:value-type="float" office:value="3.8435">
                <text:p>3.8435</text:p>
              </table:table-cell>
              <table:table-cell office:value-type="float" office:value="3.873">
                <text:p>3.873</text:p>
              </table:table-cell>
              <table:table-cell office:value-type="float" office:value="3.9531">
                <text:p>3.9531</text:p>
              </table:table-cell>
              <table:table-cell office:value-type="float" office:value="4.8633">
                <text:p>4.8633</text:p>
              </table:table-cell>
              <table:table-cell office:value-type="float" office:value="3.97765">
                <text:p>3.97765</text:p>
              </table:table-cell>
            </table:table-row>
            <table:table-row>
              <table:table-cell office:value-type="string">
                <text:p>23-10</text:p>
              </table:table-cell>
              <table:table-cell office:value-type="float" office:value="3.6002">
                <text:p>3.6002</text:p>
              </table:table-cell>
              <table:table-cell office:value-type="float" office:value="3.7428">
                <text:p>3.7428</text:p>
              </table:table-cell>
              <table:table-cell office:value-type="float" office:value="3.8466">
                <text:p>3.8466</text:p>
              </table:table-cell>
              <table:table-cell office:value-type="float" office:value="3.865">
                <text:p>3.865</text:p>
              </table:table-cell>
              <table:table-cell office:value-type="float" office:value="3.9806">
                <text:p>3.9806</text:p>
              </table:table-cell>
              <table:table-cell office:value-type="float" office:value="4.8633">
                <text:p>4.8633</text:p>
              </table:table-cell>
              <table:table-cell office:value-type="float" office:value="3.98308333333333">
                <text:p>3.98308333333333</text:p>
              </table:table-cell>
            </table:table-row>
            <table:table-row>
              <table:table-cell office:value-type="string">
                <text:p>24-10</text:p>
              </table:table-cell>
              <table:table-cell office:value-type="float" office:value="3.6054">
                <text:p>3.6054</text:p>
              </table:table-cell>
              <table:table-cell office:value-type="float" office:value="3.7802">
                <text:p>3.7802</text:p>
              </table:table-cell>
              <table:table-cell office:value-type="float" office:value="3.8435">
                <text:p>3.8435</text:p>
              </table:table-cell>
              <table:table-cell office:value-type="float" office:value="3.875">
                <text:p>3.875</text:p>
              </table:table-cell>
              <table:table-cell office:value-type="float" office:value="3.9806">
                <text:p>3.9806</text:p>
              </table:table-cell>
              <table:table-cell office:value-type="float" office:value="4.8633">
                <text:p>4.8633</text:p>
              </table:table-cell>
              <table:table-cell office:value-type="float" office:value="3.99133333333333">
                <text:p>3.99133333333333</text:p>
              </table:table-cell>
            </table:table-row>
            <table:table-row>
              <table:table-cell office:value-type="string">
                <text:p>25-10</text:p>
              </table:table-cell>
              <table:table-cell office:value-type="float" office:value="3.594">
                <text:p>3.594</text:p>
              </table:table-cell>
              <table:table-cell office:value-type="float" office:value="3.7749">
                <text:p>3.7749</text:p>
              </table:table-cell>
              <table:table-cell office:value-type="float" office:value="3.8514">
                <text:p>3.8514</text:p>
              </table:table-cell>
              <table:table-cell office:value-type="float" office:value="3.875">
                <text:p>3.875</text:p>
              </table:table-cell>
              <table:table-cell office:value-type="float" office:value="3.9806">
                <text:p>3.9806</text:p>
              </table:table-cell>
              <table:table-cell office:value-type="float" office:value="4.8443">
                <text:p>4.8443</text:p>
              </table:table-cell>
              <table:table-cell office:value-type="float" office:value="3.9867">
                <text:p>3.9867</text:p>
              </table:table-cell>
            </table:table-row>
            <table:table-row>
              <table:table-cell office:value-type="string">
                <text:p>26-10</text:p>
              </table:table-cell>
              <table:table-cell office:value-type="float" office:value="3.6033">
                <text:p>3.6033</text:p>
              </table:table-cell>
              <table:table-cell office:value-type="float" office:value="3.8058">
                <text:p>3.8058</text:p>
              </table:table-cell>
              <table:table-cell office:value-type="float" office:value="3.8527">
                <text:p>3.8527</text:p>
              </table:table-cell>
              <table:table-cell office:value-type="float" office:value="3.875">
                <text:p>3.875</text:p>
              </table:table-cell>
              <table:table-cell office:value-type="float" office:value="3.9601">
                <text:p>3.9601</text:p>
              </table:table-cell>
              <table:table-cell office:value-type="float" office:value="4.7439">
                <text:p>4.7439</text:p>
              </table:table-cell>
              <table:table-cell office:value-type="float" office:value="3.97346666666667">
                <text:p>3.97346666666667</text:p>
              </table:table-cell>
            </table:table-row>
            <table:table-row>
              <table:table-cell office:value-type="string">
                <text:p>27-10</text:p>
              </table:table-cell>
              <table:table-cell office:value-type="float" office:value="3.6589">
                <text:p>3.6589</text:p>
              </table:table-cell>
              <table:table-cell office:value-type="float" office:value="3.7942">
                <text:p>3.7942</text:p>
              </table:table-cell>
              <table:table-cell office:value-type="float" office:value="3.8527">
                <text:p>3.8527</text:p>
              </table:table-cell>
              <table:table-cell office:value-type="float" office:value="3.8744">
                <text:p>3.8744</text:p>
              </table:table-cell>
              <table:table-cell office:value-type="float" office:value="3.9775">
                <text:p>3.9775</text:p>
              </table:table-cell>
              <table:table-cell office:value-type="float" office:value="4.741">
                <text:p>4.741</text:p>
              </table:table-cell>
              <table:table-cell office:value-type="float" office:value="3.98311666666667">
                <text:p>3.98311666666667</text:p>
              </table:table-cell>
            </table:table-row>
            <table:table-row>
              <table:table-cell office:value-type="string">
                <text:p>28-10</text:p>
              </table:table-cell>
              <table:table-cell office:value-type="float" office:value="3.6542">
                <text:p>3.6542</text:p>
              </table:table-cell>
              <table:table-cell office:value-type="float" office:value="3.7942">
                <text:p>3.7942</text:p>
              </table:table-cell>
              <table:table-cell office:value-type="float" office:value="3.8527">
                <text:p>3.8527</text:p>
              </table:table-cell>
              <table:table-cell office:value-type="float" office:value="3.9398">
                <text:p>3.9398</text:p>
              </table:table-cell>
              <table:table-cell office:value-type="float" office:value="3.9845">
                <text:p>3.9845</text:p>
              </table:table-cell>
              <table:table-cell office:value-type="float" office:value="4.7508">
                <text:p>4.7508</text:p>
              </table:table-cell>
              <table:table-cell office:value-type="float" office:value="3.99603333333333">
                <text:p>3.99603333333333</text:p>
              </table:table-cell>
            </table:table-row>
            <table:table-row>
              <table:table-cell office:value-type="string">
                <text:p>29-10</text:p>
              </table:table-cell>
              <table:table-cell office:value-type="float" office:value="3.6542">
                <text:p>3.6542</text:p>
              </table:table-cell>
              <table:table-cell office:value-type="float" office:value="3.7942">
                <text:p>3.7942</text:p>
              </table:table-cell>
              <table:table-cell office:value-type="float" office:value="3.8479">
                <text:p>3.8479</text:p>
              </table:table-cell>
              <table:table-cell office:value-type="float" office:value="3.9495">
                <text:p>3.9495</text:p>
              </table:table-cell>
              <table:table-cell office:value-type="float" office:value="3.9687">
                <text:p>3.9687</text:p>
              </table:table-cell>
              <table:table-cell office:value-type="float" office:value="4.7493">
                <text:p>4.7493</text:p>
              </table:table-cell>
              <table:table-cell office:value-type="float" office:value="3.99396666666667">
                <text:p>3.99396666666667</text:p>
              </table:table-cell>
            </table:table-row>
            <table:table-row>
              <table:table-cell office:value-type="string">
                <text:p>30-10</text:p>
              </table:table-cell>
              <table:table-cell office:value-type="float" office:value="3.6542">
                <text:p>3.6542</text:p>
              </table:table-cell>
              <table:table-cell office:value-type="float" office:value="3.8082">
                <text:p>3.8082</text:p>
              </table:table-cell>
              <table:table-cell office:value-type="float" office:value="3.8384">
                <text:p>3.8384</text:p>
              </table:table-cell>
              <table:table-cell office:value-type="float" office:value="3.9513">
                <text:p>3.9513</text:p>
              </table:table-cell>
              <table:table-cell office:value-type="float" office:value="3.9925">
                <text:p>3.9925</text:p>
              </table:table-cell>
              <table:table-cell office:value-type="float" office:value="4.7493">
                <text:p>4.7493</text:p>
              </table:table-cell>
              <table:table-cell office:value-type="float" office:value="3.99898333333333">
                <text:p>3.99898333333333</text:p>
              </table:table-cell>
            </table:table-row>
            <table:table-row>
              <table:table-cell office:value-type="string">
                <text:p>31-10</text:p>
              </table:table-cell>
              <table:table-cell office:value-type="float" office:value="3.6467">
                <text:p>3.6467</text:p>
              </table:table-cell>
              <table:table-cell office:value-type="float" office:value="3.8339">
                <text:p>3.8339</text:p>
              </table:table-cell>
              <table:table-cell office:value-type="float" office:value="3.8176">
                <text:p>3.8176</text:p>
              </table:table-cell>
              <table:table-cell office:value-type="float" office:value="3.9494">
                <text:p>3.9494</text:p>
              </table:table-cell>
              <table:table-cell office:value-type="float" office:value="3.9925">
                <text:p>3.9925</text:p>
              </table:table-cell>
              <table:table-cell office:value-type="float" office:value="4.7493">
                <text:p>4.7493</text:p>
              </table:table-cell>
              <table:table-cell office:value-type="float" office:value="3.99823333333333">
                <text:p>3.99823333333333</text:p>
              </table:table-cell>
            </table:table-row>
            <table:table-row>
              <table:table-cell office:value-type="string">
                <text:p>01-11</text:p>
              </table:table-cell>
              <table:table-cell office:value-type="float" office:value="3.6461">
                <text:p>3.6461</text:p>
              </table:table-cell>
              <table:table-cell office:value-type="float" office:value="3.7979">
                <text:p>3.7979</text:p>
              </table:table-cell>
              <table:table-cell office:value-type="float" office:value="3.8186">
                <text:p>3.8186</text:p>
              </table:table-cell>
              <table:table-cell office:value-type="float" office:value="3.9494">
                <text:p>3.9494</text:p>
              </table:table-cell>
              <table:table-cell office:value-type="float" office:value="3.9925">
                <text:p>3.9925</text:p>
              </table:table-cell>
              <table:table-cell office:value-type="float" office:value="4.7304">
                <text:p>4.7304</text:p>
              </table:table-cell>
              <table:table-cell office:value-type="float" office:value="3.98915">
                <text:p>3.98915</text:p>
              </table:table-cell>
            </table:table-row>
            <table:table-row>
              <table:table-cell office:value-type="string">
                <text:p>02-11</text:p>
              </table:table-cell>
              <table:table-cell office:value-type="float" office:value="3.639">
                <text:p>3.639</text:p>
              </table:table-cell>
              <table:table-cell office:value-type="float" office:value="3.784">
                <text:p>3.784</text:p>
              </table:table-cell>
              <table:table-cell office:value-type="float" office:value="3.8168">
                <text:p>3.8168</text:p>
              </table:table-cell>
              <table:table-cell office:value-type="float" office:value="3.9494">
                <text:p>3.9494</text:p>
              </table:table-cell>
              <table:table-cell office:value-type="float" office:value="3.9712">
                <text:p>3.9712</text:p>
              </table:table-cell>
              <table:table-cell office:value-type="float" office:value="4.7472">
                <text:p>4.7472</text:p>
              </table:table-cell>
              <table:table-cell office:value-type="float" office:value="3.9846">
                <text:p>3.9846</text:p>
              </table:table-cell>
            </table:table-row>
            <table:table-row>
              <table:table-cell office:value-type="string">
                <text:p>03-11</text:p>
              </table:table-cell>
              <table:table-cell office:value-type="float" office:value="3.6358">
                <text:p>3.6358</text:p>
              </table:table-cell>
              <table:table-cell office:value-type="float" office:value="3.793">
                <text:p>3.793</text:p>
              </table:table-cell>
              <table:table-cell office:value-type="float" office:value="3.8168">
                <text:p>3.8168</text:p>
              </table:table-cell>
              <table:table-cell office:value-type="float" office:value="3.9036">
                <text:p>3.9036</text:p>
              </table:table-cell>
              <table:table-cell office:value-type="float" office:value="3.9623">
                <text:p>3.9623</text:p>
              </table:table-cell>
              <table:table-cell office:value-type="float" office:value="4.8283">
                <text:p>4.8283</text:p>
              </table:table-cell>
              <table:table-cell office:value-type="float" office:value="3.98996666666667">
                <text:p>3.98996666666667</text:p>
              </table:table-cell>
            </table:table-row>
            <table:table-row>
              <table:table-cell office:value-type="string">
                <text:p>04-11</text:p>
              </table:table-cell>
              <table:table-cell office:value-type="float" office:value="3.659">
                <text:p>3.659</text:p>
              </table:table-cell>
              <table:table-cell office:value-type="float" office:value="3.793">
                <text:p>3.793</text:p>
              </table:table-cell>
              <table:table-cell office:value-type="float" office:value="3.8168">
                <text:p>3.8168</text:p>
              </table:table-cell>
              <table:table-cell office:value-type="float" office:value="3.8707">
                <text:p>3.8707</text:p>
              </table:table-cell>
              <table:table-cell office:value-type="float" office:value="3.9819">
                <text:p>3.9819</text:p>
              </table:table-cell>
              <table:table-cell office:value-type="float" office:value="4.7432">
                <text:p>4.7432</text:p>
              </table:table-cell>
              <table:table-cell office:value-type="float" office:value="3.97743333333333">
                <text:p>3.97743333333333</text:p>
              </table:table-cell>
            </table:table-row>
            <table:table-row>
              <table:table-cell office:value-type="string">
                <text:p>05-11</text:p>
              </table:table-cell>
              <table:table-cell office:value-type="float" office:value="3.659">
                <text:p>3.659</text:p>
              </table:table-cell>
              <table:table-cell office:value-type="float" office:value="3.793">
                <text:p>3.793</text:p>
              </table:table-cell>
              <table:table-cell office:value-type="float" office:value="3.8386">
                <text:p>3.8386</text:p>
              </table:table-cell>
              <table:table-cell office:value-type="float" office:value="3.8072">
                <text:p>3.8072</text:p>
              </table:table-cell>
              <table:table-cell office:value-type="float" office:value="3.9966">
                <text:p>3.9966</text:p>
              </table:table-cell>
              <table:table-cell office:value-type="float" office:value="4.6898">
                <text:p>4.6898</text:p>
              </table:table-cell>
              <table:table-cell office:value-type="float" office:value="3.96403333333333">
                <text:p>3.96403333333333</text:p>
              </table:table-cell>
            </table:table-row>
            <table:table-row>
              <table:table-cell office:value-type="string">
                <text:p>06-11</text:p>
              </table:table-cell>
              <table:table-cell office:value-type="float" office:value="3.659">
                <text:p>3.659</text:p>
              </table:table-cell>
              <table:table-cell office:value-type="float" office:value="3.7704">
                <text:p>3.7704</text:p>
              </table:table-cell>
              <table:table-cell office:value-type="float" office:value="3.8497">
                <text:p>3.8497</text:p>
              </table:table-cell>
              <table:table-cell office:value-type="float" office:value="3.8132">
                <text:p>3.8132</text:p>
              </table:table-cell>
              <table:table-cell office:value-type="float" office:value="3.9689">
                <text:p>3.9689</text:p>
              </table:table-cell>
              <table:table-cell office:value-type="float" office:value="4.6898">
                <text:p>4.6898</text:p>
              </table:table-cell>
              <table:table-cell office:value-type="float" office:value="3.9585">
                <text:p>3.9585</text:p>
              </table:table-cell>
            </table:table-row>
            <table:table-row>
              <table:table-cell office:value-type="string">
                <text:p>07-11</text:p>
              </table:table-cell>
              <table:table-cell office:value-type="float" office:value="3.6668">
                <text:p>3.6668</text:p>
              </table:table-cell>
              <table:table-cell office:value-type="float" office:value="3.7381">
                <text:p>3.7381</text:p>
              </table:table-cell>
              <table:table-cell office:value-type="float" office:value="3.8506">
                <text:p>3.8506</text:p>
              </table:table-cell>
              <table:table-cell office:value-type="float" office:value="3.7592">
                <text:p>3.7592</text:p>
              </table:table-cell>
              <table:table-cell office:value-type="float" office:value="3.9689">
                <text:p>3.9689</text:p>
              </table:table-cell>
              <table:table-cell office:value-type="float" office:value="4.6898">
                <text:p>4.6898</text:p>
              </table:table-cell>
              <table:table-cell office:value-type="float" office:value="3.94556666666667">
                <text:p>3.94556666666667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3.6532">
                <text:p>3.6532</text:p>
              </table:table-cell>
              <table:table-cell office:value-type="float" office:value="3.7566">
                <text:p>3.7566</text:p>
              </table:table-cell>
              <table:table-cell office:value-type="float" office:value="3.8617">
                <text:p>3.8617</text:p>
              </table:table-cell>
              <table:table-cell office:value-type="float" office:value="3.7592">
                <text:p>3.7592</text:p>
              </table:table-cell>
              <table:table-cell office:value-type="float" office:value="3.9689">
                <text:p>3.9689</text:p>
              </table:table-cell>
              <table:table-cell office:value-type="float" office:value="4.6937">
                <text:p>4.6937</text:p>
              </table:table-cell>
              <table:table-cell office:value-type="float" office:value="3.94888333333333">
                <text:p>3.94888333333333</text:p>
              </table:table-cell>
            </table:table-row>
            <table:table-row>
              <table:table-cell office:value-type="string">
                <text:p>09-11</text:p>
              </table:table-cell>
              <table:table-cell office:value-type="float" office:value="3.6411">
                <text:p>3.6411</text:p>
              </table:table-cell>
              <table:table-cell office:value-type="float" office:value="3.7793">
                <text:p>3.7793</text:p>
              </table:table-cell>
              <table:table-cell office:value-type="float" office:value="3.8708">
                <text:p>3.8708</text:p>
              </table:table-cell>
              <table:table-cell office:value-type="float" office:value="3.7592">
                <text:p>3.7592</text:p>
              </table:table-cell>
              <table:table-cell office:value-type="float" office:value="3.967">
                <text:p>3.967</text:p>
              </table:table-cell>
              <table:table-cell office:value-type="float" office:value="4.6827">
                <text:p>4.6827</text:p>
              </table:table-cell>
              <table:table-cell office:value-type="float" office:value="3.95001666666667">
                <text:p>3.95001666666667</text:p>
              </table:table-cell>
            </table:table-row>
            <table:table-row>
              <table:table-cell office:value-type="string">
                <text:p>10-11</text:p>
              </table:table-cell>
              <table:table-cell office:value-type="float" office:value="3.6303">
                <text:p>3.6303</text:p>
              </table:table-cell>
              <table:table-cell office:value-type="float" office:value="3.8143">
                <text:p>3.8143</text:p>
              </table:table-cell>
              <table:table-cell office:value-type="float" office:value="3.8708">
                <text:p>3.8708</text:p>
              </table:table-cell>
              <table:table-cell office:value-type="float" office:value="3.8101">
                <text:p>3.8101</text:p>
              </table:table-cell>
              <table:table-cell office:value-type="float" office:value="3.9904">
                <text:p>3.9904</text:p>
              </table:table-cell>
              <table:table-cell office:value-type="float" office:value="4.7277">
                <text:p>4.7277</text:p>
              </table:table-cell>
              <table:table-cell office:value-type="float" office:value="3.97393333333333">
                <text:p>3.97393333333333</text:p>
              </table:table-cell>
            </table:table-row>
            <table:table-row>
              <table:table-cell office:value-type="string">
                <text:p>11-11</text:p>
              </table:table-cell>
              <table:table-cell office:value-type="float" office:value="3.6332">
                <text:p>3.6332</text:p>
              </table:table-cell>
              <table:table-cell office:value-type="float" office:value="3.8143">
                <text:p>3.8143</text:p>
              </table:table-cell>
              <table:table-cell office:value-type="float" office:value="3.8708">
                <text:p>3.8708</text:p>
              </table:table-cell>
              <table:table-cell office:value-type="float" office:value="3.8138">
                <text:p>3.8138</text:p>
              </table:table-cell>
              <table:table-cell office:value-type="float" office:value="4.0398">
                <text:p>4.0398</text:p>
              </table:table-cell>
              <table:table-cell office:value-type="float" office:value="4.5368">
                <text:p>4.5368</text:p>
              </table:table-cell>
              <table:table-cell office:value-type="float" office:value="3.95145">
                <text:p>3.95145</text:p>
              </table:table-cell>
            </table:table-row>
            <table:table-row>
              <table:table-cell office:value-type="string">
                <text:p>12-11</text:p>
              </table:table-cell>
              <table:table-cell office:value-type="float" office:value="3.6332">
                <text:p>3.6332</text:p>
              </table:table-cell>
              <table:table-cell office:value-type="float" office:value="3.8143">
                <text:p>3.8143</text:p>
              </table:table-cell>
              <table:table-cell office:value-type="float" office:value="3.8808">
                <text:p>3.8808</text:p>
              </table:table-cell>
              <table:table-cell office:value-type="float" office:value="3.8068">
                <text:p>3.8068</text:p>
              </table:table-cell>
              <table:table-cell office:value-type="float" office:value="4.0556">
                <text:p>4.0556</text:p>
              </table:table-cell>
              <table:table-cell office:value-type="float" office:value="4.5448">
                <text:p>4.5448</text:p>
              </table:table-cell>
              <table:table-cell office:value-type="float" office:value="3.95591666666667">
                <text:p>3.95591666666667</text:p>
              </table:table-cell>
            </table:table-row>
            <table:table-row>
              <table:table-cell office:value-type="string">
                <text:p>13-11</text:p>
              </table:table-cell>
              <table:table-cell office:value-type="float" office:value="3.6332">
                <text:p>3.6332</text:p>
              </table:table-cell>
              <table:table-cell office:value-type="float" office:value="3.8178">
                <text:p>3.8178</text:p>
              </table:table-cell>
              <table:table-cell office:value-type="float" office:value="3.8955">
                <text:p>3.8955</text:p>
              </table:table-cell>
              <table:table-cell office:value-type="float" office:value="3.7992">
                <text:p>3.7992</text:p>
              </table:table-cell>
              <table:table-cell office:value-type="float" office:value="4.0523">
                <text:p>4.0523</text:p>
              </table:table-cell>
              <table:table-cell office:value-type="float" office:value="4.5448">
                <text:p>4.5448</text:p>
              </table:table-cell>
              <table:table-cell office:value-type="float" office:value="3.95713333333333">
                <text:p>3.95713333333333</text:p>
              </table:table-cell>
            </table:table-row>
            <table:table-row>
              <table:table-cell office:value-type="string">
                <text:p>14-11</text:p>
              </table:table-cell>
              <table:table-cell office:value-type="float" office:value="3.6084">
                <text:p>3.6084</text:p>
              </table:table-cell>
              <table:table-cell office:value-type="float" office:value="3.7988">
                <text:p>3.7988</text:p>
              </table:table-cell>
              <table:table-cell office:value-type="float" office:value="3.9034">
                <text:p>3.9034</text:p>
              </table:table-cell>
              <table:table-cell office:value-type="float" office:value="3.7779">
                <text:p>3.7779</text:p>
              </table:table-cell>
              <table:table-cell office:value-type="float" office:value="4.0523">
                <text:p>4.0523</text:p>
              </table:table-cell>
              <table:table-cell office:value-type="float" office:value="4.5448">
                <text:p>4.5448</text:p>
              </table:table-cell>
              <table:table-cell office:value-type="float" office:value="3.9476">
                <text:p>3.9476</text:p>
              </table:table-cell>
            </table:table-row>
            <table:table-row>
              <table:table-cell office:value-type="string">
                <text:p>15-11</text:p>
              </table:table-cell>
              <table:table-cell office:value-type="float" office:value="3.5872">
                <text:p>3.5872</text:p>
              </table:table-cell>
              <table:table-cell office:value-type="float" office:value="3.7977">
                <text:p>3.7977</text:p>
              </table:table-cell>
              <table:table-cell office:value-type="float" office:value="3.8776">
                <text:p>3.8776</text:p>
              </table:table-cell>
              <table:table-cell office:value-type="float" office:value="3.7779">
                <text:p>3.7779</text:p>
              </table:table-cell>
              <table:table-cell office:value-type="float" office:value="4.0523">
                <text:p>4.0523</text:p>
              </table:table-cell>
              <table:table-cell office:value-type="float" office:value="4.5245">
                <text:p>4.5245</text:p>
              </table:table-cell>
              <table:table-cell office:value-type="float" office:value="3.9362">
                <text:p>3.9362</text:p>
              </table:table-cell>
            </table:table-row>
            <table:table-row>
              <table:table-cell office:value-type="string">
                <text:p>16-11</text:p>
              </table:table-cell>
              <table:table-cell office:value-type="float" office:value="3.597">
                <text:p>3.597</text:p>
              </table:table-cell>
              <table:table-cell office:value-type="float" office:value="3.8035">
                <text:p>3.8035</text:p>
              </table:table-cell>
              <table:table-cell office:value-type="float" office:value="3.8798">
                <text:p>3.8798</text:p>
              </table:table-cell>
              <table:table-cell office:value-type="float" office:value="3.7779">
                <text:p>3.7779</text:p>
              </table:table-cell>
              <table:table-cell office:value-type="float" office:value="4.0944">
                <text:p>4.0944</text:p>
              </table:table-cell>
              <table:table-cell office:value-type="float" office:value="4.5203">
                <text:p>4.5203</text:p>
              </table:table-cell>
              <table:table-cell office:value-type="float" office:value="3.94548333333333">
                <text:p>3.94548333333333</text:p>
              </table:table-cell>
            </table:table-row>
            <table:table-row>
              <table:table-cell office:value-type="string">
                <text:p>17-11</text:p>
              </table:table-cell>
              <table:table-cell office:value-type="float" office:value="3.5898">
                <text:p>3.5898</text:p>
              </table:table-cell>
              <table:table-cell office:value-type="float" office:value="3.7887">
                <text:p>3.7887</text:p>
              </table:table-cell>
              <table:table-cell office:value-type="float" office:value="3.8798">
                <text:p>3.8798</text:p>
              </table:table-cell>
              <table:table-cell office:value-type="float" office:value="3.7842">
                <text:p>3.7842</text:p>
              </table:table-cell>
              <table:table-cell office:value-type="float" office:value="4.1155">
                <text:p>4.1155</text:p>
              </table:table-cell>
              <table:table-cell office:value-type="float" office:value="4.5695">
                <text:p>4.5695</text:p>
              </table:table-cell>
              <table:table-cell office:value-type="float" office:value="3.95458333333333">
                <text:p>3.95458333333333</text:p>
              </table:table-cell>
            </table:table-row>
            <table:table-row>
              <table:table-cell office:value-type="string">
                <text:p>18-11</text:p>
              </table:table-cell>
              <table:table-cell office:value-type="float" office:value="3.5915">
                <text:p>3.5915</text:p>
              </table:table-cell>
              <table:table-cell office:value-type="float" office:value="3.7887">
                <text:p>3.7887</text:p>
              </table:table-cell>
              <table:table-cell office:value-type="float" office:value="3.8798">
                <text:p>3.8798</text:p>
              </table:table-cell>
              <table:table-cell office:value-type="float" office:value="3.7659">
                <text:p>3.7659</text:p>
              </table:table-cell>
              <table:table-cell office:value-type="float" office:value="4.1045">
                <text:p>4.1045</text:p>
              </table:table-cell>
              <table:table-cell office:value-type="float" office:value="4.5372">
                <text:p>4.5372</text:p>
              </table:table-cell>
              <table:table-cell office:value-type="float" office:value="3.9446">
                <text:p>3.9446</text:p>
              </table:table-cell>
            </table:table-row>
            <table:table-row>
              <table:table-cell office:value-type="string">
                <text:p>19-11</text:p>
              </table:table-cell>
              <table:table-cell office:value-type="float" office:value="3.5915">
                <text:p>3.5915</text:p>
              </table:table-cell>
              <table:table-cell office:value-type="float" office:value="3.7887">
                <text:p>3.7887</text:p>
              </table:table-cell>
              <table:table-cell office:value-type="float" office:value="3.8708">
                <text:p>3.8708</text:p>
              </table:table-cell>
              <table:table-cell office:value-type="float" office:value="3.7791">
                <text:p>3.7791</text:p>
              </table:table-cell>
              <table:table-cell office:value-type="float" office:value="4.1538">
                <text:p>4.1538</text:p>
              </table:table-cell>
              <table:table-cell office:value-type="float" office:value="4.5945">
                <text:p>4.5945</text:p>
              </table:table-cell>
              <table:table-cell office:value-type="float" office:value="3.96306666666667">
                <text:p>3.96306666666667</text:p>
              </table:table-cell>
            </table:table-row>
            <table:table-row>
              <table:table-cell office:value-type="string">
                <text:p>20-11</text:p>
              </table:table-cell>
              <table:table-cell office:value-type="float" office:value="3.5915">
                <text:p>3.5915</text:p>
              </table:table-cell>
              <table:table-cell office:value-type="float" office:value="3.7805">
                <text:p>3.7805</text:p>
              </table:table-cell>
              <table:table-cell office:value-type="float" office:value="3.8821">
                <text:p>3.8821</text:p>
              </table:table-cell>
              <table:table-cell office:value-type="float" office:value="3.7629">
                <text:p>3.7629</text:p>
              </table:table-cell>
              <table:table-cell office:value-type="float" office:value="4.166">
                <text:p>4.166</text:p>
              </table:table-cell>
              <table:table-cell office:value-type="float" office:value="4.5945">
                <text:p>4.5945</text:p>
              </table:table-cell>
              <table:table-cell office:value-type="float" office:value="3.96291666666667">
                <text:p>3.96291666666667</text:p>
              </table:table-cell>
            </table:table-row>
            <table:table-row>
              <table:table-cell office:value-type="string">
                <text:p>21-11</text:p>
              </table:table-cell>
              <table:table-cell office:value-type="float" office:value="3.609">
                <text:p>3.609</text:p>
              </table:table-cell>
              <table:table-cell office:value-type="float" office:value="3.7685">
                <text:p>3.7685</text:p>
              </table:table-cell>
              <table:table-cell office:value-type="float" office:value="3.8743">
                <text:p>3.8743</text:p>
              </table:table-cell>
              <table:table-cell office:value-type="float" office:value="3.7589">
                <text:p>3.7589</text:p>
              </table:table-cell>
              <table:table-cell office:value-type="float" office:value="4.166">
                <text:p>4.166</text:p>
              </table:table-cell>
              <table:table-cell office:value-type="float" office:value="4.5945">
                <text:p>4.5945</text:p>
              </table:table-cell>
              <table:table-cell office:value-type="float" office:value="3.96186666666667">
                <text:p>3.96186666666667</text:p>
              </table:table-cell>
            </table:table-row>
            <table:table-row>
              <table:table-cell office:value-type="string">
                <text:p>22-11</text:p>
              </table:table-cell>
              <table:table-cell office:value-type="float" office:value="3.588">
                <text:p>3.588</text:p>
              </table:table-cell>
              <table:table-cell office:value-type="float" office:value="3.7713">
                <text:p>3.7713</text:p>
              </table:table-cell>
              <table:table-cell office:value-type="float" office:value="3.8865">
                <text:p>3.8865</text:p>
              </table:table-cell>
              <table:table-cell office:value-type="float" office:value="3.7589">
                <text:p>3.7589</text:p>
              </table:table-cell>
              <table:table-cell office:value-type="float" office:value="4.166">
                <text:p>4.166</text:p>
              </table:table-cell>
              <table:table-cell office:value-type="float" office:value="4.5868">
                <text:p>4.5868</text:p>
              </table:table-cell>
              <table:table-cell office:value-type="float" office:value="3.95958333333333">
                <text:p>3.95958333333333</text:p>
              </table:table-cell>
            </table:table-row>
            <table:table-row>
              <table:table-cell office:value-type="string">
                <text:p>23-11</text:p>
              </table:table-cell>
              <table:table-cell office:value-type="float" office:value="3.5554">
                <text:p>3.5554</text:p>
              </table:table-cell>
              <table:table-cell office:value-type="float" office:value="3.7834">
                <text:p>3.7834</text:p>
              </table:table-cell>
              <table:table-cell office:value-type="float" office:value="3.9031">
                <text:p>3.9031</text:p>
              </table:table-cell>
              <table:table-cell office:value-type="float" office:value="3.7589">
                <text:p>3.7589</text:p>
              </table:table-cell>
              <table:table-cell office:value-type="float" office:value="4.185">
                <text:p>4.185</text:p>
              </table:table-cell>
              <table:table-cell office:value-type="float" office:value="4.5553">
                <text:p>4.5553</text:p>
              </table:table-cell>
              <table:table-cell office:value-type="float" office:value="3.95685">
                <text:p>3.95685</text:p>
              </table:table-cell>
            </table:table-row>
            <table:table-row>
              <table:table-cell office:value-type="string">
                <text:p>24-11</text:p>
              </table:table-cell>
              <table:table-cell office:value-type="float" office:value="3.5454">
                <text:p>3.5454</text:p>
              </table:table-cell>
              <table:table-cell office:value-type="float" office:value="3.7772">
                <text:p>3.7772</text:p>
              </table:table-cell>
              <table:table-cell office:value-type="float" office:value="3.9031">
                <text:p>3.9031</text:p>
              </table:table-cell>
              <table:table-cell office:value-type="float" office:value="3.7645">
                <text:p>3.7645</text:p>
              </table:table-cell>
              <table:table-cell office:value-type="float" office:value="4.1765">
                <text:p>4.1765</text:p>
              </table:table-cell>
              <table:table-cell office:value-type="float" office:value="4.5096">
                <text:p>4.5096</text:p>
              </table:table-cell>
              <table:table-cell office:value-type="float" office:value="3.94605">
                <text:p>3.94605</text:p>
              </table:table-cell>
            </table:table-row>
            <table:table-row>
              <table:table-cell office:value-type="string">
                <text:p>25-11</text:p>
              </table:table-cell>
              <table:table-cell office:value-type="float" office:value="3.5213">
                <text:p>3.5213</text:p>
              </table:table-cell>
              <table:table-cell office:value-type="float" office:value="3.7772">
                <text:p>3.7772</text:p>
              </table:table-cell>
              <table:table-cell office:value-type="float" office:value="3.9031">
                <text:p>3.9031</text:p>
              </table:table-cell>
              <table:table-cell office:value-type="float" office:value="3.7577">
                <text:p>3.7577</text:p>
              </table:table-cell>
              <table:table-cell office:value-type="float" office:value="4.1576">
                <text:p>4.1576</text:p>
              </table:table-cell>
              <table:table-cell office:value-type="float" office:value="4.5181">
                <text:p>4.5181</text:p>
              </table:table-cell>
              <table:table-cell office:value-type="float" office:value="3.93916666666667">
                <text:p>3.93916666666667</text:p>
              </table:table-cell>
            </table:table-row>
            <table:table-row>
              <table:table-cell office:value-type="string">
                <text:p>26-11</text:p>
              </table:table-cell>
              <table:table-cell office:value-type="float" office:value="3.5213">
                <text:p>3.5213</text:p>
              </table:table-cell>
              <table:table-cell office:value-type="float" office:value="3.7772">
                <text:p>3.7772</text:p>
              </table:table-cell>
              <table:table-cell office:value-type="float" office:value="3.9034">
                <text:p>3.9034</text:p>
              </table:table-cell>
              <table:table-cell office:value-type="float" office:value="3.7604">
                <text:p>3.7604</text:p>
              </table:table-cell>
              <table:table-cell office:value-type="float" office:value="4.173">
                <text:p>4.173</text:p>
              </table:table-cell>
              <table:table-cell office:value-type="float" office:value="4.4861">
                <text:p>4.4861</text:p>
              </table:table-cell>
              <table:table-cell office:value-type="float" office:value="3.9369">
                <text:p>3.9369</text:p>
              </table:table-cell>
            </table:table-row>
            <table:table-row>
              <table:table-cell office:value-type="string">
                <text:p>27-11</text:p>
              </table:table-cell>
              <table:table-cell office:value-type="float" office:value="3.5213">
                <text:p>3.5213</text:p>
              </table:table-cell>
              <table:table-cell office:value-type="float" office:value="3.7873">
                <text:p>3.7873</text:p>
              </table:table-cell>
              <table:table-cell office:value-type="float" office:value="3.9158">
                <text:p>3.9158</text:p>
              </table:table-cell>
              <table:table-cell office:value-type="float" office:value="3.7667">
                <text:p>3.7667</text:p>
              </table:table-cell>
              <table:table-cell office:value-type="float" office:value="4.1648">
                <text:p>4.1648</text:p>
              </table:table-cell>
              <table:table-cell office:value-type="float" office:value="4.4861">
                <text:p>4.4861</text:p>
              </table:table-cell>
              <table:table-cell office:value-type="float" office:value="3.94033333333333">
                <text:p>3.94033333333333</text:p>
              </table:table-cell>
            </table:table-row>
            <table:table-row>
              <table:table-cell office:value-type="string">
                <text:p>28-11</text:p>
              </table:table-cell>
              <table:table-cell office:value-type="float" office:value="3.5388">
                <text:p>3.5388</text:p>
              </table:table-cell>
              <table:table-cell office:value-type="float" office:value="3.8065">
                <text:p>3.8065</text:p>
              </table:table-cell>
              <table:table-cell office:value-type="float" office:value="3.9266">
                <text:p>3.9266</text:p>
              </table:table-cell>
              <table:table-cell office:value-type="float" office:value="3.7321">
                <text:p>3.7321</text:p>
              </table:table-cell>
              <table:table-cell office:value-type="float" office:value="4.1648">
                <text:p>4.1648</text:p>
              </table:table-cell>
              <table:table-cell office:value-type="float" office:value="4.4861">
                <text:p>4.4861</text:p>
              </table:table-cell>
              <table:table-cell office:value-type="float" office:value="3.94248333333333">
                <text:p>3.94248333333333</text:p>
              </table:table-cell>
            </table:table-row>
            <table:table-row>
              <table:table-cell office:value-type="string">
                <text:p>29-11</text:p>
              </table:table-cell>
              <table:table-cell office:value-type="float" office:value="3.5517">
                <text:p>3.5517</text:p>
              </table:table-cell>
              <table:table-cell office:value-type="float" office:value="3.7689">
                <text:p>3.7689</text:p>
              </table:table-cell>
              <table:table-cell office:value-type="float" office:value="3.9323">
                <text:p>3.9323</text:p>
              </table:table-cell>
              <table:table-cell office:value-type="float" office:value="3.7321">
                <text:p>3.7321</text:p>
              </table:table-cell>
              <table:table-cell office:value-type="float" office:value="4.1648">
                <text:p>4.1648</text:p>
              </table:table-cell>
              <table:table-cell office:value-type="float" office:value="4.508">
                <text:p>4.508</text:p>
              </table:table-cell>
              <table:table-cell office:value-type="float" office:value="3.94296666666667">
                <text:p>3.94296666666667</text:p>
              </table:table-cell>
            </table:table-row>
            <table:table-row>
              <table:table-cell office:value-type="string">
                <text:p>30-11</text:p>
              </table:table-cell>
              <table:table-cell office:value-type="float" office:value="3.5408">
                <text:p>3.5408</text:p>
              </table:table-cell>
              <table:table-cell office:value-type="float" office:value="3.7767">
                <text:p>3.7767</text:p>
              </table:table-cell>
              <table:table-cell office:value-type="float" office:value="3.901">
                <text:p>3.901</text:p>
              </table:table-cell>
              <table:table-cell office:value-type="float" office:value="3.7321">
                <text:p>3.7321</text:p>
              </table:table-cell>
              <table:table-cell office:value-type="float" office:value="4.1045">
                <text:p>4.1045</text:p>
              </table:table-cell>
              <table:table-cell office:value-type="float" office:value="4.4945">
                <text:p>4.4945</text:p>
              </table:table-cell>
              <table:table-cell office:value-type="float" office:value="3.92493333333333">
                <text:p>3.92493333333333</text:p>
              </table:table-cell>
            </table:table-row>
            <table:table-row>
              <table:table-cell office:value-type="string">
                <text:p>01-12</text:p>
              </table:table-cell>
              <table:table-cell office:value-type="float" office:value="3.5447">
                <text:p>3.5447</text:p>
              </table:table-cell>
              <table:table-cell office:value-type="float" office:value="3.7777">
                <text:p>3.7777</text:p>
              </table:table-cell>
              <table:table-cell office:value-type="float" office:value="3.901">
                <text:p>3.901</text:p>
              </table:table-cell>
              <table:table-cell office:value-type="float" office:value="3.7423">
                <text:p>3.7423</text:p>
              </table:table-cell>
              <table:table-cell office:value-type="float" office:value="4.0908">
                <text:p>4.0908</text:p>
              </table:table-cell>
              <table:table-cell office:value-type="float" office:value="4.4957">
                <text:p>4.4957</text:p>
              </table:table-cell>
              <table:table-cell office:value-type="float" office:value="3.92536666666667">
                <text:p>3.92536666666667</text:p>
              </table:table-cell>
            </table:table-row>
            <table:table-row>
              <table:table-cell office:value-type="string">
                <text:p>02-12</text:p>
              </table:table-cell>
              <table:table-cell office:value-type="float" office:value="3.542">
                <text:p>3.542</text:p>
              </table:table-cell>
              <table:table-cell office:value-type="float" office:value="3.7777">
                <text:p>3.7777</text:p>
              </table:table-cell>
              <table:table-cell office:value-type="float" office:value="3.901">
                <text:p>3.901</text:p>
              </table:table-cell>
              <table:table-cell office:value-type="float" office:value="3.7115">
                <text:p>3.7115</text:p>
              </table:table-cell>
              <table:table-cell office:value-type="float" office:value="4.0527">
                <text:p>4.0527</text:p>
              </table:table-cell>
              <table:table-cell office:value-type="float" office:value="4.4449">
                <text:p>4.4449</text:p>
              </table:table-cell>
              <table:table-cell office:value-type="float" office:value="3.90496666666667">
                <text:p>3.90496666666667</text:p>
              </table:table-cell>
            </table:table-row>
            <table:table-row>
              <table:table-cell office:value-type="string">
                <text:p>03-12</text:p>
              </table:table-cell>
              <table:table-cell office:value-type="float" office:value="3.542">
                <text:p>3.542</text:p>
              </table:table-cell>
              <table:table-cell office:value-type="float" office:value="3.7777">
                <text:p>3.7777</text:p>
              </table:table-cell>
              <table:table-cell office:value-type="float" office:value="3.87">
                <text:p>3.87</text:p>
              </table:table-cell>
              <table:table-cell office:value-type="float" office:value="3.6814">
                <text:p>3.6814</text:p>
              </table:table-cell>
              <table:table-cell office:value-type="float" office:value="4.0672">
                <text:p>4.0672</text:p>
              </table:table-cell>
              <table:table-cell office:value-type="float" office:value="4.4347">
                <text:p>4.4347</text:p>
              </table:table-cell>
              <table:table-cell office:value-type="float" office:value="3.8955">
                <text:p>3.8955</text:p>
              </table:table-cell>
            </table:table-row>
            <table:table-row>
              <table:table-cell office:value-type="string">
                <text:p>04-12</text:p>
              </table:table-cell>
              <table:table-cell office:value-type="float" office:value="3.542">
                <text:p>3.542</text:p>
              </table:table-cell>
              <table:table-cell office:value-type="float" office:value="3.7534">
                <text:p>3.7534</text:p>
              </table:table-cell>
              <table:table-cell office:value-type="float" office:value="3.8617">
                <text:p>3.8617</text:p>
              </table:table-cell>
              <table:table-cell office:value-type="float" office:value="3.682">
                <text:p>3.682</text:p>
              </table:table-cell>
              <table:table-cell office:value-type="float" office:value="4.0688">
                <text:p>4.0688</text:p>
              </table:table-cell>
              <table:table-cell office:value-type="float" office:value="4.4347">
                <text:p>4.4347</text:p>
              </table:table-cell>
              <table:table-cell office:value-type="float" office:value="3.89043333333333">
                <text:p>3.89043333333333</text:p>
              </table:table-cell>
            </table:table-row>
            <table:table-row>
              <table:table-cell office:value-type="string">
                <text:p>05-12</text:p>
              </table:table-cell>
              <table:table-cell office:value-type="float" office:value="3.5469">
                <text:p>3.5469</text:p>
              </table:table-cell>
              <table:table-cell office:value-type="float" office:value="3.7719">
                <text:p>3.7719</text:p>
              </table:table-cell>
              <table:table-cell office:value-type="float" office:value="3.8537">
                <text:p>3.8537</text:p>
              </table:table-cell>
              <table:table-cell office:value-type="float" office:value="3.6832">
                <text:p>3.6832</text:p>
              </table:table-cell>
              <table:table-cell office:value-type="float" office:value="4.0688">
                <text:p>4.0688</text:p>
              </table:table-cell>
              <table:table-cell office:value-type="float" office:value="4.4347">
                <text:p>4.4347</text:p>
              </table:table-cell>
              <table:table-cell office:value-type="float" office:value="3.8932">
                <text:p>3.8932</text:p>
              </table:table-cell>
            </table:table-row>
            <table:table-row>
              <table:table-cell office:value-type="string">
                <text:p>06-12</text:p>
              </table:table-cell>
              <table:table-cell office:value-type="float" office:value="3.5662">
                <text:p>3.5662</text:p>
              </table:table-cell>
              <table:table-cell office:value-type="float" office:value="3.7777">
                <text:p>3.7777</text:p>
              </table:table-cell>
              <table:table-cell office:value-type="float" office:value="3.8554">
                <text:p>3.8554</text:p>
              </table:table-cell>
              <table:table-cell office:value-type="float" office:value="3.6832">
                <text:p>3.6832</text:p>
              </table:table-cell>
              <table:table-cell office:value-type="float" office:value="4.0688">
                <text:p>4.0688</text:p>
              </table:table-cell>
              <table:table-cell office:value-type="float" office:value="4.467">
                <text:p>4.467</text:p>
              </table:table-cell>
              <table:table-cell office:value-type="float" office:value="3.90305">
                <text:p>3.90305</text:p>
              </table:table-cell>
            </table:table-row>
            <table:table-row>
              <table:table-cell office:value-type="string">
                <text:p>07-12</text:p>
              </table:table-cell>
              <table:table-cell office:value-type="float" office:value="3.5745">
                <text:p>3.5745</text:p>
              </table:table-cell>
              <table:table-cell office:value-type="float" office:value="3.7723">
                <text:p>3.7723</text:p>
              </table:table-cell>
              <table:table-cell office:value-type="float" office:value="3.8679">
                <text:p>3.8679</text:p>
              </table:table-cell>
              <table:table-cell office:value-type="float" office:value="3.6832">
                <text:p>3.6832</text:p>
              </table:table-cell>
              <table:table-cell office:value-type="float" office:value="4.0816">
                <text:p>4.0816</text:p>
              </table:table-cell>
              <table:table-cell office:value-type="float" office:value="4.4641">
                <text:p>4.4641</text:p>
              </table:table-cell>
              <table:table-cell office:value-type="float" office:value="3.90726666666667">
                <text:p>3.90726666666667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3.5786">
                <text:p>3.5786</text:p>
              </table:table-cell>
              <table:table-cell office:value-type="float" office:value="3.7568">
                <text:p>3.7568</text:p>
              </table:table-cell>
              <table:table-cell office:value-type="float" office:value="3.8679">
                <text:p>3.8679</text:p>
              </table:table-cell>
              <table:table-cell office:value-type="float" office:value="3.6869">
                <text:p>3.6869</text:p>
              </table:table-cell>
              <table:table-cell office:value-type="float" office:value="4.0678">
                <text:p>4.0678</text:p>
              </table:table-cell>
              <table:table-cell office:value-type="float" office:value="4.4541">
                <text:p>4.4541</text:p>
              </table:table-cell>
              <table:table-cell office:value-type="float" office:value="3.90201666666667">
                <text:p>3.90201666666667</text:p>
              </table:table-cell>
            </table:table-row>
            <table:table-row>
              <table:table-cell office:value-type="string">
                <text:p>09-12</text:p>
              </table:table-cell>
              <table:table-cell office:value-type="float" office:value="3.5633">
                <text:p>3.5633</text:p>
              </table:table-cell>
              <table:table-cell office:value-type="float" office:value="3.7568">
                <text:p>3.7568</text:p>
              </table:table-cell>
              <table:table-cell office:value-type="float" office:value="3.8679">
                <text:p>3.8679</text:p>
              </table:table-cell>
              <table:table-cell office:value-type="float" office:value="3.654">
                <text:p>3.654</text:p>
              </table:table-cell>
              <table:table-cell office:value-type="float" office:value="4.0708">
                <text:p>4.0708</text:p>
              </table:table-cell>
              <table:table-cell office:value-type="float" office:value="4.4388">
                <text:p>4.4388</text:p>
              </table:table-cell>
              <table:table-cell office:value-type="float" office:value="3.89193333333333">
                <text:p>3.89193333333333</text:p>
              </table:table-cell>
            </table:table-row>
            <table:table-row>
              <table:table-cell office:value-type="string">
                <text:p>10-12</text:p>
              </table:table-cell>
              <table:table-cell office:value-type="float" office:value="3.5633">
                <text:p>3.5633</text:p>
              </table:table-cell>
              <table:table-cell office:value-type="float" office:value="3.7568">
                <text:p>3.7568</text:p>
              </table:table-cell>
              <table:table-cell office:value-type="float" office:value="3.8732">
                <text:p>3.8732</text:p>
              </table:table-cell>
              <table:table-cell office:value-type="float" office:value="3.654">
                <text:p>3.654</text:p>
              </table:table-cell>
              <table:table-cell office:value-type="float" office:value="4.0915">
                <text:p>4.0915</text:p>
              </table:table-cell>
              <table:table-cell office:value-type="float" office:value="4.4426">
                <text:p>4.4426</text:p>
              </table:table-cell>
              <table:table-cell office:value-type="float" office:value="3.8969">
                <text:p>3.8969</text:p>
              </table:table-cell>
            </table:table-row>
            <table:table-row>
              <table:table-cell office:value-type="string">
                <text:p>11-12</text:p>
              </table:table-cell>
              <table:table-cell office:value-type="float" office:value="3.5633">
                <text:p>3.5633</text:p>
              </table:table-cell>
              <table:table-cell office:value-type="float" office:value="3.7774">
                <text:p>3.7774</text:p>
              </table:table-cell>
              <table:table-cell office:value-type="float" office:value="3.8708">
                <text:p>3.8708</text:p>
              </table:table-cell>
              <table:table-cell office:value-type="float" office:value="3.6578">
                <text:p>3.6578</text:p>
              </table:table-cell>
              <table:table-cell office:value-type="float" office:value="4.0983">
                <text:p>4.0983</text:p>
              </table:table-cell>
              <table:table-cell office:value-type="float" office:value="4.4426">
                <text:p>4.4426</text:p>
              </table:table-cell>
              <table:table-cell office:value-type="float" office:value="3.9017">
                <text:p>3.9017</text:p>
              </table:table-cell>
            </table:table-row>
            <table:table-row>
              <table:table-cell office:value-type="string">
                <text:p>12-12</text:p>
              </table:table-cell>
              <table:table-cell office:value-type="float" office:value="3.5733">
                <text:p>3.5733</text:p>
              </table:table-cell>
              <table:table-cell office:value-type="float" office:value="3.7886">
                <text:p>3.7886</text:p>
              </table:table-cell>
              <table:table-cell office:value-type="float" office:value="3.8463">
                <text:p>3.8463</text:p>
              </table:table-cell>
              <table:table-cell office:value-type="float" office:value="3.6485">
                <text:p>3.6485</text:p>
              </table:table-cell>
              <table:table-cell office:value-type="float" office:value="4.0983">
                <text:p>4.0983</text:p>
              </table:table-cell>
              <table:table-cell office:value-type="float" office:value="4.4426">
                <text:p>4.4426</text:p>
              </table:table-cell>
              <table:table-cell office:value-type="float" office:value="3.8996">
                <text:p>3.8996</text:p>
              </table:table-cell>
            </table:table-row>
            <table:table-row>
              <table:table-cell office:value-type="string">
                <text:p>13-12</text:p>
              </table:table-cell>
              <table:table-cell office:value-type="float" office:value="3.5912">
                <text:p>3.5912</text:p>
              </table:table-cell>
              <table:table-cell office:value-type="float" office:value="3.775">
                <text:p>3.775</text:p>
              </table:table-cell>
              <table:table-cell office:value-type="float" office:value="3.8237">
                <text:p>3.8237</text:p>
              </table:table-cell>
              <table:table-cell office:value-type="float" office:value="3.6485">
                <text:p>3.6485</text:p>
              </table:table-cell>
              <table:table-cell office:value-type="float" office:value="4.0983">
                <text:p>4.0983</text:p>
              </table:table-cell>
              <table:table-cell office:value-type="float" office:value="4.4512">
                <text:p>4.4512</text:p>
              </table:table-cell>
              <table:table-cell office:value-type="float" office:value="3.89798333333333">
                <text:p>3.89798333333333</text:p>
              </table:table-cell>
            </table:table-row>
            <table:table-row>
              <table:table-cell office:value-type="string">
                <text:p>14-12</text:p>
              </table:table-cell>
              <table:table-cell office:value-type="float" office:value="3.5644">
                <text:p>3.5644</text:p>
              </table:table-cell>
              <table:table-cell office:value-type="float" office:value="3.8081">
                <text:p>3.8081</text:p>
              </table:table-cell>
              <table:table-cell office:value-type="float" office:value="3.8271">
                <text:p>3.8271</text:p>
              </table:table-cell>
              <table:table-cell office:value-type="float" office:value="3.6485">
                <text:p>3.6485</text:p>
              </table:table-cell>
              <table:table-cell office:value-type="float" office:value="4.0941">
                <text:p>4.0941</text:p>
              </table:table-cell>
              <table:table-cell office:value-type="float" office:value="4.3957">
                <text:p>4.3957</text:p>
              </table:table-cell>
              <table:table-cell office:value-type="float" office:value="3.88965">
                <text:p>3.88965</text:p>
              </table:table-cell>
            </table:table-row>
            <table:table-row>
              <table:table-cell office:value-type="string">
                <text:p>15-12</text:p>
              </table:table-cell>
              <table:table-cell office:value-type="float" office:value="3.5717">
                <text:p>3.5717</text:p>
              </table:table-cell>
              <table:table-cell office:value-type="float" office:value="3.777">
                <text:p>3.777</text:p>
              </table:table-cell>
              <table:table-cell office:value-type="float" office:value="3.8271">
                <text:p>3.8271</text:p>
              </table:table-cell>
              <table:table-cell office:value-type="float" office:value="3.6595">
                <text:p>3.6595</text:p>
              </table:table-cell>
              <table:table-cell office:value-type="float" office:value="4.1087">
                <text:p>4.1087</text:p>
              </table:table-cell>
              <table:table-cell office:value-type="float" office:value="4.4148">
                <text:p>4.4148</text:p>
              </table:table-cell>
              <table:table-cell office:value-type="float" office:value="3.89313333333333">
                <text:p>3.89313333333333</text:p>
              </table:table-cell>
            </table:table-row>
            <table:table-row>
              <table:table-cell office:value-type="string">
                <text:p>16-12</text:p>
              </table:table-cell>
              <table:table-cell office:value-type="float" office:value="3.5668">
                <text:p>3.5668</text:p>
              </table:table-cell>
              <table:table-cell office:value-type="float" office:value="3.777">
                <text:p>3.777</text:p>
              </table:table-cell>
              <table:table-cell office:value-type="float" office:value="3.8271">
                <text:p>3.8271</text:p>
              </table:table-cell>
              <table:table-cell office:value-type="float" office:value="3.6389">
                <text:p>3.6389</text:p>
              </table:table-cell>
              <table:table-cell office:value-type="float" office:value="4.0824">
                <text:p>4.0824</text:p>
              </table:table-cell>
              <table:table-cell office:value-type="float" office:value="4.419">
                <text:p>4.419</text:p>
              </table:table-cell>
              <table:table-cell office:value-type="float" office:value="3.8852">
                <text:p>3.8852</text:p>
              </table:table-cell>
            </table:table-row>
            <table:table-row>
              <table:table-cell office:value-type="string">
                <text:p>17-12</text:p>
              </table:table-cell>
              <table:table-cell office:value-type="float" office:value="3.5668">
                <text:p>3.5668</text:p>
              </table:table-cell>
              <table:table-cell office:value-type="float" office:value="3.777">
                <text:p>3.777</text:p>
              </table:table-cell>
              <table:table-cell office:value-type="float" office:value="3.8161">
                <text:p>3.8161</text:p>
              </table:table-cell>
              <table:table-cell office:value-type="float" office:value="3.6276">
                <text:p>3.6276</text:p>
              </table:table-cell>
              <table:table-cell office:value-type="float" office:value="4.0897">
                <text:p>4.0897</text:p>
              </table:table-cell>
              <table:table-cell office:value-type="float" office:value="4.4209">
                <text:p>4.4209</text:p>
              </table:table-cell>
              <table:table-cell office:value-type="float" office:value="3.88301666666667">
                <text:p>3.88301666666667</text:p>
              </table:table-cell>
            </table:table-row>
            <table:table-row>
              <table:table-cell office:value-type="string">
                <text:p>18-12</text:p>
              </table:table-cell>
              <table:table-cell office:value-type="float" office:value="3.5668">
                <text:p>3.5668</text:p>
              </table:table-cell>
              <table:table-cell office:value-type="float" office:value="3.7662">
                <text:p>3.7662</text:p>
              </table:table-cell>
              <table:table-cell office:value-type="float" office:value="3.8422">
                <text:p>3.8422</text:p>
              </table:table-cell>
              <table:table-cell office:value-type="float" office:value="3.6527">
                <text:p>3.6527</text:p>
              </table:table-cell>
              <table:table-cell office:value-type="float" office:value="4.1104">
                <text:p>4.1104</text:p>
              </table:table-cell>
              <table:table-cell office:value-type="float" office:value="4.4209">
                <text:p>4.4209</text:p>
              </table:table-cell>
              <table:table-cell office:value-type="float" office:value="3.8932">
                <text:p>3.8932</text:p>
              </table:table-cell>
            </table:table-row>
            <table:table-row>
              <table:table-cell office:value-type="string">
                <text:p>19-12</text:p>
              </table:table-cell>
              <table:table-cell office:value-type="float" office:value="3.5518">
                <text:p>3.5518</text:p>
              </table:table-cell>
              <table:table-cell office:value-type="float" office:value="3.7556">
                <text:p>3.7556</text:p>
              </table:table-cell>
              <table:table-cell office:value-type="float" office:value="3.8335">
                <text:p>3.8335</text:p>
              </table:table-cell>
              <table:table-cell office:value-type="float" office:value="3.7058">
                <text:p>3.7058</text:p>
              </table:table-cell>
              <table:table-cell office:value-type="float" office:value="4.1104">
                <text:p>4.1104</text:p>
              </table:table-cell>
              <table:table-cell office:value-type="float" office:value="4.4209">
                <text:p>4.4209</text:p>
              </table:table-cell>
              <table:table-cell office:value-type="float" office:value="3.89633333333333">
                <text:p>3.89633333333333</text:p>
              </table:table-cell>
            </table:table-row>
            <table:table-row>
              <table:table-cell office:value-type="string">
                <text:p>20-12</text:p>
              </table:table-cell>
              <table:table-cell office:value-type="float" office:value="3.5493">
                <text:p>3.5493</text:p>
              </table:table-cell>
              <table:table-cell office:value-type="float" office:value="3.7443">
                <text:p>3.7443</text:p>
              </table:table-cell>
              <table:table-cell office:value-type="float" office:value="3.8382">
                <text:p>3.8382</text:p>
              </table:table-cell>
              <table:table-cell office:value-type="float" office:value="3.7058">
                <text:p>3.7058</text:p>
              </table:table-cell>
              <table:table-cell office:value-type="float" office:value="4.1104">
                <text:p>4.1104</text:p>
              </table:table-cell>
              <table:table-cell office:value-type="float" office:value="4.4115">
                <text:p>4.4115</text:p>
              </table:table-cell>
              <table:table-cell office:value-type="float" office:value="3.89325">
                <text:p>3.89325</text:p>
              </table:table-cell>
            </table:table-row>
            <table:table-row>
              <table:table-cell office:value-type="string">
                <text:p>21-12</text:p>
              </table:table-cell>
              <table:table-cell office:value-type="float" office:value="3.5414">
                <text:p>3.5414</text:p>
              </table:table-cell>
              <table:table-cell office:value-type="float" office:value="3.7542">
                <text:p>3.7542</text:p>
              </table:table-cell>
              <table:table-cell office:value-type="float" office:value="3.8473">
                <text:p>3.8473</text:p>
              </table:table-cell>
              <table:table-cell office:value-type="float" office:value="3.7058">
                <text:p>3.7058</text:p>
              </table:table-cell>
              <table:table-cell office:value-type="float" office:value="4.1058">
                <text:p>4.1058</text:p>
              </table:table-cell>
              <table:table-cell office:value-type="float" office:value="4.3875">
                <text:p>4.3875</text:p>
              </table:table-cell>
              <table:table-cell office:value-type="float" office:value="3.89033333333333">
                <text:p>3.89033333333333</text:p>
              </table:table-cell>
            </table:table-row>
            <table:table-row>
              <table:table-cell office:value-type="string">
                <text:p>22-12</text:p>
              </table:table-cell>
              <table:table-cell office:value-type="float" office:value="3.5413">
                <text:p>3.5413</text:p>
              </table:table-cell>
              <table:table-cell office:value-type="float" office:value="3.756">
                <text:p>3.756</text:p>
              </table:table-cell>
              <table:table-cell office:value-type="float" office:value="3.8473">
                <text:p>3.8473</text:p>
              </table:table-cell>
              <table:table-cell office:value-type="float" office:value="3.6862">
                <text:p>3.6862</text:p>
              </table:table-cell>
              <table:table-cell office:value-type="float" office:value="4.0988">
                <text:p>4.0988</text:p>
              </table:table-cell>
              <table:table-cell office:value-type="float" office:value="4.3678">
                <text:p>4.3678</text:p>
              </table:table-cell>
              <table:table-cell office:value-type="float" office:value="3.8829">
                <text:p>3.8829</text:p>
              </table:table-cell>
            </table:table-row>
            <table:table-row>
              <table:table-cell office:value-type="string">
                <text:p>23-12</text:p>
              </table:table-cell>
              <table:table-cell office:value-type="float" office:value="3.5211">
                <text:p>3.5211</text:p>
              </table:table-cell>
              <table:table-cell office:value-type="float" office:value="3.756">
                <text:p>3.756</text:p>
              </table:table-cell>
              <table:table-cell office:value-type="float" office:value="3.8473">
                <text:p>3.8473</text:p>
              </table:table-cell>
              <table:table-cell office:value-type="float" office:value="3.7009">
                <text:p>3.7009</text:p>
              </table:table-cell>
              <table:table-cell office:value-type="float" office:value="4.092">
                <text:p>4.092</text:p>
              </table:table-cell>
              <table:table-cell office:value-type="float" office:value="4.3705">
                <text:p>4.3705</text:p>
              </table:table-cell>
              <table:table-cell office:value-type="float" office:value="3.8813">
                <text:p>3.8813</text:p>
              </table:table-cell>
            </table:table-row>
            <table:table-row>
              <table:table-cell office:value-type="string">
                <text:p>24-12</text:p>
              </table:table-cell>
              <table:table-cell office:value-type="float" office:value="3.5211">
                <text:p>3.5211</text:p>
              </table:table-cell>
              <table:table-cell office:value-type="float" office:value="3.756">
                <text:p>3.756</text:p>
              </table:table-cell>
              <table:table-cell office:value-type="float" office:value="3.8446">
                <text:p>3.8446</text:p>
              </table:table-cell>
              <table:table-cell office:value-type="float" office:value="3.6924">
                <text:p>3.6924</text:p>
              </table:table-cell>
              <table:table-cell office:value-type="float" office:value="4.0815">
                <text:p>4.0815</text:p>
              </table:table-cell>
              <table:table-cell office:value-type="float" office:value="4.3941">
                <text:p>4.3941</text:p>
              </table:table-cell>
              <table:table-cell office:value-type="float" office:value="3.88161666666667">
                <text:p>3.88161666666667</text:p>
              </table:table-cell>
            </table:table-row>
            <table:table-row>
              <table:table-cell office:value-type="string">
                <text:p>25-12</text:p>
              </table:table-cell>
              <table:table-cell office:value-type="float" office:value="3.5211">
                <text:p>3.5211</text:p>
              </table:table-cell>
              <table:table-cell office:value-type="float" office:value="3.7747">
                <text:p>3.7747</text:p>
              </table:table-cell>
              <table:table-cell office:value-type="float" office:value="3.826">
                <text:p>3.826</text:p>
              </table:table-cell>
              <table:table-cell office:value-type="float" office:value="3.6752">
                <text:p>3.6752</text:p>
              </table:table-cell>
              <table:table-cell office:value-type="float" office:value="4.0709">
                <text:p>4.0709</text:p>
              </table:table-cell>
              <table:table-cell office:value-type="float" office:value="4.3941">
                <text:p>4.3941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6-12</text:p>
              </table:table-cell>
              <table:table-cell office:value-type="float" office:value="3.5211">
                <text:p>3.5211</text:p>
              </table:table-cell>
              <table:table-cell office:value-type="float" office:value="3.7747">
                <text:p>3.7747</text:p>
              </table:table-cell>
              <table:table-cell office:value-type="float" office:value="3.826">
                <text:p>3.826</text:p>
              </table:table-cell>
              <table:table-cell office:value-type="float" office:value="3.6752">
                <text:p>3.6752</text:p>
              </table:table-cell>
              <table:table-cell office:value-type="float" office:value="4.0709">
                <text:p>4.0709</text:p>
              </table:table-cell>
              <table:table-cell office:value-type="float" office:value="4.3941">
                <text:p>4.3941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7-12</text:p>
              </table:table-cell>
              <table:table-cell office:value-type="float" office:value="3.5211">
                <text:p>3.5211</text:p>
              </table:table-cell>
              <table:table-cell office:value-type="float" office:value="3.7747">
                <text:p>3.7747</text:p>
              </table:table-cell>
              <table:table-cell office:value-type="float" office:value="3.826">
                <text:p>3.826</text:p>
              </table:table-cell>
              <table:table-cell office:value-type="float" office:value="3.6752">
                <text:p>3.6752</text:p>
              </table:table-cell>
              <table:table-cell office:value-type="float" office:value="4.0709">
                <text:p>4.0709</text:p>
              </table:table-cell>
              <table:table-cell office:value-type="float" office:value="4.3941">
                <text:p>4.3941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8-12</text:p>
              </table:table-cell>
              <table:table-cell office:value-type="float" office:value="3.5033">
                <text:p>3.5033</text:p>
              </table:table-cell>
              <table:table-cell office:value-type="float" office:value="3.7566">
                <text:p>3.7566</text:p>
              </table:table-cell>
              <table:table-cell office:value-type="float" office:value="3.8044">
                <text:p>3.8044</text:p>
              </table:table-cell>
              <table:table-cell office:value-type="float" office:value="3.6752">
                <text:p>3.6752</text:p>
              </table:table-cell>
              <table:table-cell office:value-type="float" office:value="4.0652">
                <text:p>4.0652</text:p>
              </table:table-cell>
              <table:table-cell office:value-type="float" office:value="4.418">
                <text:p>4.418</text:p>
              </table:table-cell>
              <table:table-cell office:value-type="float" office:value="3.87045">
                <text:p>3.87045</text:p>
              </table:table-cell>
            </table:table-row>
            <table:table-row>
              <table:table-cell office:value-type="string">
                <text:p>29-12</text:p>
              </table:table-cell>
              <table:table-cell office:value-type="float" office:value="3.4829">
                <text:p>3.4829</text:p>
              </table:table-cell>
              <table:table-cell office:value-type="float" office:value="3.7567">
                <text:p>3.7567</text:p>
              </table:table-cell>
              <table:table-cell office:value-type="float" office:value="3.8044">
                <text:p>3.8044</text:p>
              </table:table-cell>
              <table:table-cell office:value-type="float" office:value="3.6959">
                <text:p>3.6959</text:p>
              </table:table-cell>
              <table:table-cell office:value-type="float" office:value="4.073">
                <text:p>4.073</text:p>
              </table:table-cell>
              <table:table-cell office:value-type="float" office:value="4.3999">
                <text:p>4.3999</text:p>
              </table:table-cell>
              <table:table-cell office:value-type="float" office:value="3.8688">
                <text:p>3.8688</text:p>
              </table:table-cell>
            </table:table-row>
            <table:table-row>
              <table:table-cell office:value-type="string">
                <text:p>30-12</text:p>
              </table:table-cell>
              <table:table-cell office:value-type="float" office:value="3.4829">
                <text:p>3.4829</text:p>
              </table:table-cell>
              <table:table-cell office:value-type="float" office:value="3.7567">
                <text:p>3.7567</text:p>
              </table:table-cell>
              <table:table-cell office:value-type="float" office:value="3.8044">
                <text:p>3.8044</text:p>
              </table:table-cell>
              <table:table-cell office:value-type="float" office:value="3.7102">
                <text:p>3.7102</text:p>
              </table:table-cell>
              <table:table-cell office:value-type="float" office:value="4.0551">
                <text:p>4.0551</text:p>
              </table:table-cell>
              <table:table-cell office:value-type="float" office:value="4.3885">
                <text:p>4.3885</text:p>
              </table:table-cell>
              <table:table-cell office:value-type="float" office:value="3.8663">
                <text:p>3.8663</text:p>
              </table:table-cell>
            </table:table-row>
            <table:table-row>
              <table:table-cell office:value-type="string">
                <text:p>31-12</text:p>
              </table:table-cell>
              <table:table-cell office:value-type="float" office:value="3.4829">
                <text:p>3.4829</text:p>
              </table:table-cell>
              <table:table-cell office:value-type="float" office:value="3.7567">
                <text:p>3.7567</text:p>
              </table:table-cell>
              <table:table-cell office:value-type="float" office:value="3.7892">
                <text:p>3.7892</text:p>
              </table:table-cell>
              <table:table-cell office:value-type="float" office:value="3.7158">
                <text:p>3.7158</text:p>
              </table:table-cell>
              <table:table-cell office:value-type="float" office:value="4.0587">
                <text:p>4.0587</text:p>
              </table:table-cell>
              <table:table-cell office:value-type="float" office:value="4.3885">
                <text:p>4.3885</text:p>
              </table:table-cell>
              <table:table-cell office:value-type="float" office:value="3.8653">
                <text:p>3.86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4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" chart:maximum="5.5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3cm" chart:symbol-height="0.03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03cm" chart:symbol-height="0.03cm" chart:link-data-style-to-source="false">
        <chart:symbol-image xlink:href="Pictures/2000000D000000DD000000DD8384ABF7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03cm" chart:symbol-height="0.03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03cm" chart:symbol-height="0.03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03cm" chart:symbol-height="0.03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61cm" svg:height="15.185cm" xlink:href="." xlink:type="simple" chart:class="chart:scatter" chart:style-name="ch1">
        <chart:title svg:x="11.421cm" svg:y="0.439cm" chart:style-name="ch2">
          <text:p>USD/PLN</text:p>
        </chart:title>
        <chart:legend chart:legend-position="end" svg:x="22.3cm" svg:y="6.232cm" style:legend-expansion="high" chart:style-name="ch3"/>
        <chart:plot-area chart:style-name="ch4" chart:data-source-has-labels="both" svg:x="0.947cm" svg:y="2.127cm" svg:width="20.359cm" svg:height="12.335cm">
          <chartooo:coordinate-region svg:x="1.674cm" svg:y="2.34cm" svg:width="19.352cm" svg:height="11.449cm"/>
          <chart:axis chart:dimension="x" chart:name="primary-x" chart:style-name="ch5" chartooo:axis-type="auto">
            <chart:categories table:cell-range-address="local-table.$A$2:.$A$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66" chart:label-cell-address="local-table.$B$1" chart:class="chart:scatter">
            <chart:data-point chart:repeated="365"/>
          </chart:series>
          <chart:series chart:style-name="ch9" chart:values-cell-range-address="local-table.$C$2:.$C$366" chart:label-cell-address="local-table.$C$1" chart:class="chart:scatter">
            <chart:data-point chart:repeated="365"/>
          </chart:series>
          <chart:series chart:style-name="ch10" chart:values-cell-range-address="local-table.$D$2:.$D$366" chart:label-cell-address="local-table.$D$1" chart:class="chart:scatter">
            <chart:data-point chart:repeated="365"/>
          </chart:series>
          <chart:series chart:style-name="ch11" chart:values-cell-range-address="local-table.$E$2:.$E$366" chart:label-cell-address="local-table.$E$1" chart:class="chart:scatter">
            <chart:data-point chart:repeated="365"/>
          </chart:series>
          <chart:series chart:style-name="ch12" chart:values-cell-range-address="local-table.$F$2:.$F$366" chart:label-cell-address="local-table.$F$1" chart:class="chart:scatter">
            <chart:data-point chart:repeated="3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</table:table-cell>
              <table:table-cell office:value-type="string">
                <text:p>2018</text:p>
              </table:table-cell>
              <table:table-cell office:value-type="string">
                <text:p>2020</text:p>
              </table:table-cell>
              <table:table-cell office:value-type="string">
                <text:p>2022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01-01</text:p>
              </table:table-cell>
              <table:table-cell office:value-type="float" office:value="4.2162">
                <text:p>4.2162</text:p>
              </table:table-cell>
              <table:table-cell office:value-type="float" office:value="3.4507">
                <text:p>3.4507</text:p>
              </table:table-cell>
              <table:table-cell office:value-type="float" office:value="3.8009">
                <text:p>3.8009</text:p>
              </table:table-cell>
              <table:table-cell office:value-type="float" office:value="4.0418">
                <text:p>4.0418</text:p>
              </table:table-cell>
              <table:table-cell office:value-type="float" office:value="3.82963333333333">
                <text:p>3.82963333333333</text:p>
              </table:table-cell>
            </table:table-row>
            <table:table-row>
              <table:table-cell office:value-type="string">
                <text:p>02-01</text:p>
              </table:table-cell>
              <table:table-cell office:value-type="float" office:value="4.2162">
                <text:p>4.2162</text:p>
              </table:table-cell>
              <table:table-cell office:value-type="float" office:value="3.4507">
                <text:p>3.4507</text:p>
              </table:table-cell>
              <table:table-cell office:value-type="float" office:value="3.8009">
                <text:p>3.8009</text:p>
              </table:table-cell>
              <table:table-cell office:value-type="float" office:value="4.0418">
                <text:p>4.0418</text:p>
              </table:table-cell>
              <table:table-cell office:value-type="float" office:value="3.82963333333333">
                <text:p>3.82963333333333</text:p>
              </table:table-cell>
            </table:table-row>
            <table:table-row>
              <table:table-cell office:value-type="string">
                <text:p>03-01</text:p>
              </table:table-cell>
              <table:table-cell office:value-type="float" office:value="4.2305">
                <text:p>4.2305</text:p>
              </table:table-cell>
              <table:table-cell office:value-type="float" office:value="3.4644">
                <text:p>3.4644</text:p>
              </table:table-cell>
              <table:table-cell office:value-type="float" office:value="3.8121">
                <text:p>3.8121</text:p>
              </table:table-cell>
              <table:table-cell office:value-type="float" office:value="4.0418">
                <text:p>4.0418</text:p>
              </table:table-cell>
              <table:table-cell office:value-type="float" office:value="3.83903333333333">
                <text:p>3.83903333333333</text:p>
              </table:table-cell>
            </table:table-row>
            <table:table-row>
              <table:table-cell office:value-type="string">
                <text:p>04-01</text:p>
              </table:table-cell>
              <table:table-cell office:value-type="float" office:value="4.1945">
                <text:p>4.1945</text:p>
              </table:table-cell>
              <table:table-cell office:value-type="float" office:value="3.4443">
                <text:p>3.4443</text:p>
              </table:table-cell>
              <table:table-cell office:value-type="float" office:value="3.7891">
                <text:p>3.7891</text:p>
              </table:table-cell>
              <table:table-cell office:value-type="float" office:value="4.0489">
                <text:p>4.0489</text:p>
              </table:table-cell>
              <table:table-cell office:value-type="float" office:value="3.82373333333333">
                <text:p>3.82373333333333</text:p>
              </table:table-cell>
            </table:table-row>
            <table:table-row>
              <table:table-cell office:value-type="string">
                <text:p>05-01</text:p>
              </table:table-cell>
              <table:table-cell office:value-type="float" office:value="4.1596">
                <text:p>4.1596</text:p>
              </table:table-cell>
              <table:table-cell office:value-type="float" office:value="3.4499">
                <text:p>3.4499</text:p>
              </table:table-cell>
              <table:table-cell office:value-type="float" office:value="3.7891">
                <text:p>3.7891</text:p>
              </table:table-cell>
              <table:table-cell office:value-type="float" office:value="4.0345">
                <text:p>4.0345</text:p>
              </table:table-cell>
              <table:table-cell office:value-type="float" office:value="3.81465">
                <text:p>3.81465</text:p>
              </table:table-cell>
            </table:table-row>
            <table:table-row>
              <table:table-cell office:value-type="string">
                <text:p>06-01</text:p>
              </table:table-cell>
              <table:table-cell office:value-type="float" office:value="4.1129">
                <text:p>4.1129</text:p>
              </table:table-cell>
              <table:table-cell office:value-type="float" office:value="3.4797">
                <text:p>3.4797</text:p>
              </table:table-cell>
              <table:table-cell office:value-type="float" office:value="3.7891">
                <text:p>3.7891</text:p>
              </table:table-cell>
              <table:table-cell office:value-type="float" office:value="4.0313">
                <text:p>4.0313</text:p>
              </table:table-cell>
              <table:table-cell office:value-type="float" office:value="3.80371666666667">
                <text:p>3.80371666666667</text:p>
              </table:table-cell>
            </table:table-row>
            <table:table-row>
              <table:table-cell office:value-type="string">
                <text:p>07-01</text:p>
              </table:table-cell>
              <table:table-cell office:value-type="float" office:value="4.1629">
                <text:p>4.1629</text:p>
              </table:table-cell>
              <table:table-cell office:value-type="float" office:value="3.4797">
                <text:p>3.4797</text:p>
              </table:table-cell>
              <table:table-cell office:value-type="float" office:value="3.8003">
                <text:p>3.8003</text:p>
              </table:table-cell>
              <table:table-cell office:value-type="float" office:value="4.0269">
                <text:p>4.0269</text:p>
              </table:table-cell>
              <table:table-cell office:value-type="float" office:value="3.81406666666667">
                <text:p>3.81406666666667</text:p>
              </table:table-cell>
            </table:table-row>
            <table:table-row>
              <table:table-cell office:value-type="string">
                <text:p>08-01</text:p>
              </table:table-cell>
              <table:table-cell office:value-type="float" office:value="4.1629">
                <text:p>4.1629</text:p>
              </table:table-cell>
              <table:table-cell office:value-type="float" office:value="3.4797">
                <text:p>3.4797</text:p>
              </table:table-cell>
              <table:table-cell office:value-type="float" office:value="3.8173">
                <text:p>3.8173</text:p>
              </table:table-cell>
              <table:table-cell office:value-type="float" office:value="4.0055">
                <text:p>4.0055</text:p>
              </table:table-cell>
              <table:table-cell office:value-type="float" office:value="3.8186">
                <text:p>3.8186</text:p>
              </table:table-cell>
            </table:table-row>
            <table:table-row>
              <table:table-cell office:value-type="string">
                <text:p>09-01</text:p>
              </table:table-cell>
              <table:table-cell office:value-type="float" office:value="4.1629">
                <text:p>4.1629</text:p>
              </table:table-cell>
              <table:table-cell office:value-type="float" office:value="3.5028">
                <text:p>3.5028</text:p>
              </table:table-cell>
              <table:table-cell office:value-type="float" office:value="3.8184">
                <text:p>3.8184</text:p>
              </table:table-cell>
              <table:table-cell office:value-type="float" office:value="4.0055">
                <text:p>4.0055</text:p>
              </table:table-cell>
              <table:table-cell office:value-type="float" office:value="3.82741666666667">
                <text:p>3.82741666666667</text:p>
              </table:table-cell>
            </table:table-row>
            <table:table-row>
              <table:table-cell office:value-type="string">
                <text:p>10-01</text:p>
              </table:table-cell>
              <table:table-cell office:value-type="float" office:value="4.1375">
                <text:p>4.1375</text:p>
              </table:table-cell>
              <table:table-cell office:value-type="float" office:value="3.4868">
                <text:p>3.4868</text:p>
              </table:table-cell>
              <table:table-cell office:value-type="float" office:value="3.8285">
                <text:p>3.8285</text:p>
              </table:table-cell>
              <table:table-cell office:value-type="float" office:value="4.0055">
                <text:p>4.0055</text:p>
              </table:table-cell>
              <table:table-cell office:value-type="float" office:value="3.81773333333333">
                <text:p>3.81773333333333</text:p>
              </table:table-cell>
            </table:table-row>
            <table:table-row>
              <table:table-cell office:value-type="string">
                <text:p>11-01</text:p>
              </table:table-cell>
              <table:table-cell office:value-type="float" office:value="4.161">
                <text:p>4.161</text:p>
              </table:table-cell>
              <table:table-cell office:value-type="float" office:value="3.4772">
                <text:p>3.4772</text:p>
              </table:table-cell>
              <table:table-cell office:value-type="float" office:value="3.8062">
                <text:p>3.8062</text:p>
              </table:table-cell>
              <table:table-cell office:value-type="float" office:value="4.0083">
                <text:p>4.0083</text:p>
              </table:table-cell>
              <table:table-cell office:value-type="float" office:value="3.81711666666667">
                <text:p>3.81711666666667</text:p>
              </table:table-cell>
            </table:table-row>
            <table:table-row>
              <table:table-cell office:value-type="string">
                <text:p>12-01</text:p>
              </table:table-cell>
              <table:table-cell office:value-type="float" office:value="4.0982">
                <text:p>4.0982</text:p>
              </table:table-cell>
              <table:table-cell office:value-type="float" office:value="3.4376">
                <text:p>3.4376</text:p>
              </table:table-cell>
              <table:table-cell office:value-type="float" office:value="3.8062">
                <text:p>3.8062</text:p>
              </table:table-cell>
              <table:table-cell office:value-type="float" office:value="3.9894">
                <text:p>3.9894</text:p>
              </table:table-cell>
              <table:table-cell office:value-type="float" office:value="3.79925">
                <text:p>3.79925</text:p>
              </table:table-cell>
            </table:table-row>
            <table:table-row>
              <table:table-cell office:value-type="string">
                <text:p>13-01</text:p>
              </table:table-cell>
              <table:table-cell office:value-type="float" office:value="4.1027">
                <text:p>4.1027</text:p>
              </table:table-cell>
              <table:table-cell office:value-type="float" office:value="3.3955">
                <text:p>3.3955</text:p>
              </table:table-cell>
              <table:table-cell office:value-type="float" office:value="3.8062">
                <text:p>3.8062</text:p>
              </table:table-cell>
              <table:table-cell office:value-type="float" office:value="3.9572">
                <text:p>3.9572</text:p>
              </table:table-cell>
              <table:table-cell office:value-type="float" office:value="3.78743333333333">
                <text:p>3.78743333333333</text:p>
              </table:table-cell>
            </table:table-row>
            <table:table-row>
              <table:table-cell office:value-type="string">
                <text:p>14-01</text:p>
              </table:table-cell>
              <table:table-cell office:value-type="float" office:value="4.1277">
                <text:p>4.1277</text:p>
              </table:table-cell>
              <table:table-cell office:value-type="float" office:value="3.3955">
                <text:p>3.3955</text:p>
              </table:table-cell>
              <table:table-cell office:value-type="float" office:value="3.7984">
                <text:p>3.7984</text:p>
              </table:table-cell>
              <table:table-cell office:value-type="float" office:value="3.9673">
                <text:p>3.9673</text:p>
              </table:table-cell>
              <table:table-cell office:value-type="float" office:value="3.79586666666667">
                <text:p>3.79586666666667</text:p>
              </table:table-cell>
            </table:table-row>
            <table:table-row>
              <table:table-cell office:value-type="string">
                <text:p>15-01</text:p>
              </table:table-cell>
              <table:table-cell office:value-type="float" office:value="4.1277">
                <text:p>4.1277</text:p>
              </table:table-cell>
              <table:table-cell office:value-type="float" office:value="3.3955">
                <text:p>3.3955</text:p>
              </table:table-cell>
              <table:table-cell office:value-type="float" office:value="3.7933">
                <text:p>3.7933</text:p>
              </table:table-cell>
              <table:table-cell office:value-type="float" office:value="3.9688">
                <text:p>3.9688</text:p>
              </table:table-cell>
              <table:table-cell office:value-type="float" office:value="3.79768333333333">
                <text:p>3.79768333333333</text:p>
              </table:table-cell>
            </table:table-row>
            <table:table-row>
              <table:table-cell office:value-type="string">
                <text:p>16-01</text:p>
              </table:table-cell>
              <table:table-cell office:value-type="float" office:value="4.1277">
                <text:p>4.1277</text:p>
              </table:table-cell>
              <table:table-cell office:value-type="float" office:value="3.4107">
                <text:p>3.4107</text:p>
              </table:table-cell>
              <table:table-cell office:value-type="float" office:value="3.7894">
                <text:p>3.7894</text:p>
              </table:table-cell>
              <table:table-cell office:value-type="float" office:value="3.9688">
                <text:p>3.9688</text:p>
              </table:table-cell>
              <table:table-cell office:value-type="float" office:value="3.80396666666667">
                <text:p>3.80396666666667</text:p>
              </table:table-cell>
            </table:table-row>
            <table:table-row>
              <table:table-cell office:value-type="string">
                <text:p>17-01</text:p>
              </table:table-cell>
              <table:table-cell office:value-type="float" office:value="4.0896">
                <text:p>4.0896</text:p>
              </table:table-cell>
              <table:table-cell office:value-type="float" office:value="3.4183">
                <text:p>3.4183</text:p>
              </table:table-cell>
              <table:table-cell office:value-type="float" office:value="3.8141">
                <text:p>3.8141</text:p>
              </table:table-cell>
              <table:table-cell office:value-type="float" office:value="3.9688">
                <text:p>3.9688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>18-01</text:p>
              </table:table-cell>
              <table:table-cell office:value-type="float" office:value="4.0954">
                <text:p>4.0954</text:p>
              </table:table-cell>
              <table:table-cell office:value-type="float" office:value="3.4054">
                <text:p>3.4054</text:p>
              </table:table-cell>
              <table:table-cell office:value-type="float" office:value="3.828">
                <text:p>3.828</text:p>
              </table:table-cell>
              <table:table-cell office:value-type="float" office:value="3.9817">
                <text:p>3.9817</text:p>
              </table:table-cell>
              <table:table-cell office:value-type="float" office:value="3.80635">
                <text:p>3.80635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4.099">
                <text:p>4.099</text:p>
              </table:table-cell>
              <table:table-cell office:value-type="float" office:value="3.404">
                <text:p>3.404</text:p>
              </table:table-cell>
              <table:table-cell office:value-type="float" office:value="3.828">
                <text:p>3.828</text:p>
              </table:table-cell>
              <table:table-cell office:value-type="float" office:value="3.9867">
                <text:p>3.9867</text:p>
              </table:table-cell>
              <table:table-cell office:value-type="float" office:value="3.80543333333333">
                <text:p>3.80543333333333</text:p>
              </table:table-cell>
            </table:table-row>
            <table:table-row>
              <table:table-cell office:value-type="string">
                <text:p>20-01</text:p>
              </table:table-cell>
              <table:table-cell office:value-type="float" office:value="4.1101">
                <text:p>4.1101</text:p>
              </table:table-cell>
              <table:table-cell office:value-type="float" office:value="3.4077">
                <text:p>3.4077</text:p>
              </table:table-cell>
              <table:table-cell office:value-type="float" office:value="3.828">
                <text:p>3.828</text:p>
              </table:table-cell>
              <table:table-cell office:value-type="float" office:value="3.9891">
                <text:p>3.9891</text:p>
              </table:table-cell>
              <table:table-cell office:value-type="float" office:value="3.80948333333333">
                <text:p>3.80948333333333</text:p>
              </table:table-cell>
            </table:table-row>
            <table:table-row>
              <table:table-cell office:value-type="string">
                <text:p>21-01</text:p>
              </table:table-cell>
              <table:table-cell office:value-type="float" office:value="4.0802">
                <text:p>4.0802</text:p>
              </table:table-cell>
              <table:table-cell office:value-type="float" office:value="3.4077">
                <text:p>3.4077</text:p>
              </table:table-cell>
              <table:table-cell office:value-type="float" office:value="3.8181">
                <text:p>3.8181</text:p>
              </table:table-cell>
              <table:table-cell office:value-type="float" office:value="3.9935">
                <text:p>3.9935</text:p>
              </table:table-cell>
              <table:table-cell office:value-type="float" office:value="3.80013333333333">
                <text:p>3.80013333333333</text:p>
              </table:table-cell>
            </table:table-row>
            <table:table-row>
              <table:table-cell office:value-type="string">
                <text:p>22-01</text:p>
              </table:table-cell>
              <table:table-cell office:value-type="float" office:value="4.0802">
                <text:p>4.0802</text:p>
              </table:table-cell>
              <table:table-cell office:value-type="float" office:value="3.4077">
                <text:p>3.4077</text:p>
              </table:table-cell>
              <table:table-cell office:value-type="float" office:value="3.822">
                <text:p>3.822</text:p>
              </table:table-cell>
              <table:table-cell office:value-type="float" office:value="4.0315">
                <text:p>4.0315</text:p>
              </table:table-cell>
              <table:table-cell office:value-type="float" office:value="3.80771666666667">
                <text:p>3.80771666666667</text:p>
              </table:table-cell>
            </table:table-row>
            <table:table-row>
              <table:table-cell office:value-type="string">
                <text:p>23-01</text:p>
              </table:table-cell>
              <table:table-cell office:value-type="float" office:value="4.0802">
                <text:p>4.0802</text:p>
              </table:table-cell>
              <table:table-cell office:value-type="float" office:value="3.404">
                <text:p>3.404</text:p>
              </table:table-cell>
              <table:table-cell office:value-type="float" office:value="3.8264">
                <text:p>3.8264</text:p>
              </table:table-cell>
              <table:table-cell office:value-type="float" office:value="4.0315">
                <text:p>4.0315</text:p>
              </table:table-cell>
              <table:table-cell office:value-type="float" office:value="3.80863333333333">
                <text:p>3.80863333333333</text:p>
              </table:table-cell>
            </table:table-row>
            <table:table-row>
              <table:table-cell office:value-type="string">
                <text:p>24-01</text:p>
              </table:table-cell>
              <table:table-cell office:value-type="float" office:value="4.0682">
                <text:p>4.0682</text:p>
              </table:table-cell>
              <table:table-cell office:value-type="float" office:value="3.3649">
                <text:p>3.3649</text:p>
              </table:table-cell>
              <table:table-cell office:value-type="float" office:value="3.8573">
                <text:p>3.8573</text:p>
              </table:table-cell>
              <table:table-cell office:value-type="float" office:value="4.0315">
                <text:p>4.0315</text:p>
              </table:table-cell>
              <table:table-cell office:value-type="float" office:value="3.80663333333333">
                <text:p>3.80663333333333</text:p>
              </table:table-cell>
            </table:table-row>
            <table:table-row>
              <table:table-cell office:value-type="string">
                <text:p>25-01</text:p>
              </table:table-cell>
              <table:table-cell office:value-type="float" office:value="4.0623">
                <text:p>4.0623</text:p>
              </table:table-cell>
              <table:table-cell office:value-type="float" office:value="3.3424">
                <text:p>3.3424</text:p>
              </table:table-cell>
              <table:table-cell office:value-type="float" office:value="3.8744">
                <text:p>3.8744</text:p>
              </table:table-cell>
              <table:table-cell office:value-type="float" office:value="4.0603">
                <text:p>4.0603</text:p>
              </table:table-cell>
              <table:table-cell office:value-type="float" office:value="3.80968333333333">
                <text:p>3.80968333333333</text:p>
              </table:table-cell>
            </table:table-row>
            <table:table-row>
              <table:table-cell office:value-type="string">
                <text:p>26-01</text:p>
              </table:table-cell>
              <table:table-cell office:value-type="float" office:value="4.0593">
                <text:p>4.0593</text:p>
              </table:table-cell>
              <table:table-cell office:value-type="float" office:value="3.3308">
                <text:p>3.3308</text:p>
              </table:table-cell>
              <table:table-cell office:value-type="float" office:value="3.8744">
                <text:p>3.8744</text:p>
              </table:table-cell>
              <table:table-cell office:value-type="float" office:value="4.067">
                <text:p>4.067</text:p>
              </table:table-cell>
              <table:table-cell office:value-type="float" office:value="3.8049">
                <text:p>3.8049</text:p>
              </table:table-cell>
            </table:table-row>
            <table:table-row>
              <table:table-cell office:value-type="string">
                <text:p>27-01</text:p>
              </table:table-cell>
              <table:table-cell office:value-type="float" office:value="4.0633">
                <text:p>4.0633</text:p>
              </table:table-cell>
              <table:table-cell office:value-type="float" office:value="3.3473">
                <text:p>3.3473</text:p>
              </table:table-cell>
              <table:table-cell office:value-type="float" office:value="3.8744">
                <text:p>3.8744</text:p>
              </table:table-cell>
              <table:table-cell office:value-type="float" office:value="4.0853">
                <text:p>4.0853</text:p>
              </table:table-cell>
              <table:table-cell office:value-type="float" office:value="3.81361666666667">
                <text:p>3.81361666666667</text:p>
              </table:table-cell>
            </table:table-row>
            <table:table-row>
              <table:table-cell office:value-type="string">
                <text:p>28-01</text:p>
              </table:table-cell>
              <table:table-cell office:value-type="float" office:value="4.0743">
                <text:p>4.0743</text:p>
              </table:table-cell>
              <table:table-cell office:value-type="float" office:value="3.3473">
                <text:p>3.3473</text:p>
              </table:table-cell>
              <table:table-cell office:value-type="float" office:value="3.8829">
                <text:p>3.8829</text:p>
              </table:table-cell>
              <table:table-cell office:value-type="float" office:value="4.108">
                <text:p>4.108</text:p>
              </table:table-cell>
              <table:table-cell office:value-type="float" office:value="3.82116666666667">
                <text:p>3.82116666666667</text:p>
              </table:table-cell>
            </table:table-row>
            <table:table-row>
              <table:table-cell office:value-type="string">
                <text:p>29-01</text:p>
              </table:table-cell>
              <table:table-cell office:value-type="float" office:value="4.0743">
                <text:p>4.0743</text:p>
              </table:table-cell>
              <table:table-cell office:value-type="float" office:value="NaN">
                <text:p>NaN</text:p>
              </table:table-cell>
              <table:table-cell office:value-type="float" office:value="3.8939">
                <text:p>3.8939</text:p>
              </table:table-cell>
              <table:table-cell office:value-type="float" office:value="4.1137">
                <text:p>4.1137</text:p>
              </table:table-cell>
              <table:table-cell office:value-type="float" office:value="3.9155">
                <text:p>3.9155</text:p>
              </table:table-cell>
            </table:table-row>
            <table:table-row>
              <table:table-cell office:value-type="string">
                <text:p>30-01</text:p>
              </table:table-cell>
              <table:table-cell office:value-type="float" office:value="4.0743">
                <text:p>4.0743</text:p>
              </table:table-cell>
              <table:table-cell office:value-type="float" office:value="3.337">
                <text:p>3.337</text:p>
              </table:table-cell>
              <table:table-cell office:value-type="float" office:value="3.8873">
                <text:p>3.8873</text:p>
              </table:table-cell>
              <table:table-cell office:value-type="float" office:value="4.1137">
                <text:p>4.1137</text:p>
              </table:table-cell>
              <table:table-cell office:value-type="float" office:value="3.81615">
                <text:p>3.81615</text:p>
              </table:table-cell>
            </table:table-row>
            <table:table-row>
              <table:table-cell office:value-type="string">
                <text:p>31-01</text:p>
              </table:table-cell>
              <table:table-cell office:value-type="float" office:value="4.0204">
                <text:p>4.0204</text:p>
              </table:table-cell>
              <table:table-cell office:value-type="float" office:value="3.3317">
                <text:p>3.3317</text:p>
              </table:table-cell>
              <table:table-cell office:value-type="float" office:value="3.8915">
                <text:p>3.8915</text:p>
              </table:table-cell>
              <table:table-cell office:value-type="float" office:value="4.1137">
                <text:p>4.1137</text:p>
              </table:table-cell>
              <table:table-cell office:value-type="float" office:value="3.80133333333333">
                <text:p>3.80133333333333</text:p>
              </table:table-cell>
            </table:table-row>
            <table:table-row>
              <table:table-cell office:value-type="string">
                <text:p>01-02</text:p>
              </table:table-cell>
              <table:table-cell office:value-type="float" office:value="4.0024">
                <text:p>4.0024</text:p>
              </table:table-cell>
              <table:table-cell office:value-type="float" office:value="3.3344">
                <text:p>3.3344</text:p>
              </table:table-cell>
              <table:table-cell office:value-type="float" office:value="3.8829">
                <text:p>3.8829</text:p>
              </table:table-cell>
              <table:table-cell office:value-type="float" office:value="4.0679">
                <text:p>4.0679</text:p>
              </table:table-cell>
              <table:table-cell office:value-type="float" office:value="3.79066666666667">
                <text:p>3.79066666666667</text:p>
              </table:table-cell>
            </table:table-row>
            <table:table-row>
              <table:table-cell office:value-type="string">
                <text:p>02-02</text:p>
              </table:table-cell>
              <table:table-cell office:value-type="float" office:value="3.9851">
                <text:p>3.9851</text:p>
              </table:table-cell>
              <table:table-cell office:value-type="float" office:value="3.3254">
                <text:p>3.3254</text:p>
              </table:table-cell>
              <table:table-cell office:value-type="float" office:value="3.8829">
                <text:p>3.8829</text:p>
              </table:table-cell>
              <table:table-cell office:value-type="float" office:value="4.0139">
                <text:p>4.0139</text:p>
              </table:table-cell>
              <table:table-cell office:value-type="float" office:value="3.78011666666667">
                <text:p>3.78011666666667</text:p>
              </table:table-cell>
            </table:table-row>
            <table:table-row>
              <table:table-cell office:value-type="string">
                <text:p>03-02</text:p>
              </table:table-cell>
              <table:table-cell office:value-type="float" office:value="4.0007">
                <text:p>4.0007</text:p>
              </table:table-cell>
              <table:table-cell office:value-type="float" office:value="3.3428">
                <text:p>3.3428</text:p>
              </table:table-cell>
              <table:table-cell office:value-type="float" office:value="3.8829">
                <text:p>3.8829</text:p>
              </table:table-cell>
              <table:table-cell office:value-type="float" office:value="4.0152">
                <text:p>4.0152</text:p>
              </table:table-cell>
              <table:table-cell office:value-type="float" office:value="3.78673333333333">
                <text:p>3.78673333333333</text:p>
              </table:table-cell>
            </table:table-row>
            <table:table-row>
              <table:table-cell office:value-type="string">
                <text:p>04-02</text:p>
              </table:table-cell>
              <table:table-cell office:value-type="float" office:value="3.9924">
                <text:p>3.9924</text:p>
              </table:table-cell>
              <table:table-cell office:value-type="float" office:value="3.3428">
                <text:p>3.3428</text:p>
              </table:table-cell>
              <table:table-cell office:value-type="float" office:value="3.8698">
                <text:p>3.8698</text:p>
              </table:table-cell>
              <table:table-cell office:value-type="float" office:value="3.9667">
                <text:p>3.9667</text:p>
              </table:table-cell>
              <table:table-cell office:value-type="float" office:value="3.7765">
                <text:p>3.7765</text:p>
              </table:table-cell>
            </table:table-row>
            <table:table-row>
              <table:table-cell office:value-type="string">
                <text:p>05-02</text:p>
              </table:table-cell>
              <table:table-cell office:value-type="float" office:value="3.9924">
                <text:p>3.9924</text:p>
              </table:table-cell>
              <table:table-cell office:value-type="float" office:value="3.3428">
                <text:p>3.3428</text:p>
              </table:table-cell>
              <table:table-cell office:value-type="float" office:value="3.8548">
                <text:p>3.8548</text:p>
              </table:table-cell>
              <table:table-cell office:value-type="float" office:value="3.9689">
                <text:p>3.9689</text:p>
              </table:table-cell>
              <table:table-cell office:value-type="float" office:value="3.7782">
                <text:p>3.7782</text:p>
              </table:table-cell>
            </table:table-row>
            <table:table-row>
              <table:table-cell office:value-type="string">
                <text:p>06-02</text:p>
              </table:table-cell>
              <table:table-cell office:value-type="float" office:value="3.9924">
                <text:p>3.9924</text:p>
              </table:table-cell>
              <table:table-cell office:value-type="float" office:value="3.3777">
                <text:p>3.3777</text:p>
              </table:table-cell>
              <table:table-cell office:value-type="float" office:value="3.8581">
                <text:p>3.8581</text:p>
              </table:table-cell>
              <table:table-cell office:value-type="float" office:value="3.9689">
                <text:p>3.9689</text:p>
              </table:table-cell>
              <table:table-cell office:value-type="float" office:value="3.78198333333333">
                <text:p>3.78198333333333</text:p>
              </table:table-cell>
            </table:table-row>
            <table:table-row>
              <table:table-cell office:value-type="string">
                <text:p>07-02</text:p>
              </table:table-cell>
              <table:table-cell office:value-type="float" office:value="4.0314">
                <text:p>4.0314</text:p>
              </table:table-cell>
              <table:table-cell office:value-type="float" office:value="3.3713">
                <text:p>3.3713</text:p>
              </table:table-cell>
              <table:table-cell office:value-type="float" office:value="3.8885">
                <text:p>3.8885</text:p>
              </table:table-cell>
              <table:table-cell office:value-type="float" office:value="3.9689">
                <text:p>3.9689</text:p>
              </table:table-cell>
              <table:table-cell office:value-type="float" office:value="3.79665">
                <text:p>3.79665</text:p>
              </table:table-cell>
            </table:table-row>
            <table:table-row>
              <table:table-cell office:value-type="string">
                <text:p>08-02</text:p>
              </table:table-cell>
              <table:table-cell office:value-type="float" office:value="4.0429">
                <text:p>4.0429</text:p>
              </table:table-cell>
              <table:table-cell office:value-type="float" office:value="3.4031">
                <text:p>3.4031</text:p>
              </table:table-cell>
              <table:table-cell office:value-type="float" office:value="3.8952">
                <text:p>3.8952</text:p>
              </table:table-cell>
              <table:table-cell office:value-type="float" office:value="3.9719">
                <text:p>3.9719</text:p>
              </table:table-cell>
              <table:table-cell office:value-type="float" office:value="3.80603333333333">
                <text:p>3.80603333333333</text:p>
              </table:table-cell>
            </table:table-row>
            <table:table-row>
              <table:table-cell office:value-type="string">
                <text:p>09-02</text:p>
              </table:table-cell>
              <table:table-cell office:value-type="float" office:value="4.0307">
                <text:p>4.0307</text:p>
              </table:table-cell>
              <table:table-cell office:value-type="float" office:value="3.4142">
                <text:p>3.4142</text:p>
              </table:table-cell>
              <table:table-cell office:value-type="float" office:value="3.8952">
                <text:p>3.8952</text:p>
              </table:table-cell>
              <table:table-cell office:value-type="float" office:value="3.9471">
                <text:p>3.9471</text:p>
              </table:table-cell>
              <table:table-cell office:value-type="float" office:value="3.80025">
                <text:p>3.80025</text:p>
              </table:table-cell>
            </table:table-row>
            <table:table-row>
              <table:table-cell office:value-type="string">
                <text:p>10-02</text:p>
              </table:table-cell>
              <table:table-cell office:value-type="float" office:value="4.0411">
                <text:p>4.0411</text:p>
              </table:table-cell>
              <table:table-cell office:value-type="float" office:value="3.4044">
                <text:p>3.4044</text:p>
              </table:table-cell>
              <table:table-cell office:value-type="float" office:value="3.8952">
                <text:p>3.8952</text:p>
              </table:table-cell>
              <table:table-cell office:value-type="float" office:value="3.927">
                <text:p>3.927</text:p>
              </table:table-cell>
              <table:table-cell office:value-type="float" office:value="3.79663333333333">
                <text:p>3.79663333333333</text:p>
              </table:table-cell>
            </table:table-row>
            <table:table-row>
              <table:table-cell office:value-type="string">
                <text:p>11-02</text:p>
              </table:table-cell>
              <table:table-cell office:value-type="float" office:value="4.0584">
                <text:p>4.0584</text:p>
              </table:table-cell>
              <table:table-cell office:value-type="float" office:value="3.4044">
                <text:p>3.4044</text:p>
              </table:table-cell>
              <table:table-cell office:value-type="float" office:value="3.9051">
                <text:p>3.9051</text:p>
              </table:table-cell>
              <table:table-cell office:value-type="float" office:value="3.9594">
                <text:p>3.9594</text:p>
              </table:table-cell>
              <table:table-cell office:value-type="float" office:value="3.8077">
                <text:p>3.8077</text:p>
              </table:table-cell>
            </table:table-row>
            <table:table-row>
              <table:table-cell office:value-type="string">
                <text:p>12-02</text:p>
              </table:table-cell>
              <table:table-cell office:value-type="float" office:value="4.0584">
                <text:p>4.0584</text:p>
              </table:table-cell>
              <table:table-cell office:value-type="float" office:value="3.4044">
                <text:p>3.4044</text:p>
              </table:table-cell>
              <table:table-cell office:value-type="float" office:value="3.899">
                <text:p>3.899</text:p>
              </table:table-cell>
              <table:table-cell office:value-type="float" office:value="4.012">
                <text:p>4.012</text:p>
              </table:table-cell>
              <table:table-cell office:value-type="float" office:value="3.81998333333333">
                <text:p>3.81998333333333</text:p>
              </table:table-cell>
            </table:table-row>
            <table:table-row>
              <table:table-cell office:value-type="string">
                <text:p>13-02</text:p>
              </table:table-cell>
              <table:table-cell office:value-type="float" office:value="4.0584">
                <text:p>4.0584</text:p>
              </table:table-cell>
              <table:table-cell office:value-type="float" office:value="3.3877">
                <text:p>3.3877</text:p>
              </table:table-cell>
              <table:table-cell office:value-type="float" office:value="3.9121">
                <text:p>3.9121</text:p>
              </table:table-cell>
              <table:table-cell office:value-type="float" office:value="4.012">
                <text:p>4.012</text:p>
              </table:table-cell>
              <table:table-cell office:value-type="float" office:value="3.81631666666667">
                <text:p>3.81631666666667</text:p>
              </table:table-cell>
            </table:table-row>
            <table:table-row>
              <table:table-cell office:value-type="string">
                <text:p>14-02</text:p>
              </table:table-cell>
              <table:table-cell office:value-type="float" office:value="4.049">
                <text:p>4.049</text:p>
              </table:table-cell>
              <table:table-cell office:value-type="float" office:value="3.3786">
                <text:p>3.3786</text:p>
              </table:table-cell>
              <table:table-cell office:value-type="float" office:value="3.919">
                <text:p>3.919</text:p>
              </table:table-cell>
              <table:table-cell office:value-type="float" office:value="4.012">
                <text:p>4.012</text:p>
              </table:table-cell>
              <table:table-cell office:value-type="float" office:value="3.81791666666667">
                <text:p>3.81791666666667</text:p>
              </table:table-cell>
            </table:table-row>
            <table:table-row>
              <table:table-cell office:value-type="string">
                <text:p>15-02</text:p>
              </table:table-cell>
              <table:table-cell office:value-type="float" office:value="4.0753">
                <text:p>4.0753</text:p>
              </table:table-cell>
              <table:table-cell office:value-type="float" office:value="3.3244">
                <text:p>3.3244</text:p>
              </table:table-cell>
              <table:table-cell office:value-type="float" office:value="3.9335">
                <text:p>3.9335</text:p>
              </table:table-cell>
              <table:table-cell office:value-type="float" office:value="3.9697">
                <text:p>3.9697</text:p>
              </table:table-cell>
              <table:table-cell office:value-type="float" office:value="3.80798333333333">
                <text:p>3.80798333333333</text:p>
              </table:table-cell>
            </table:table-row>
            <table:table-row>
              <table:table-cell office:value-type="string">
                <text:p>16-02</text:p>
              </table:table-cell>
              <table:table-cell office:value-type="float" office:value="4.0533">
                <text:p>4.0533</text:p>
              </table:table-cell>
              <table:table-cell office:value-type="float" office:value="3.3374">
                <text:p>3.3374</text:p>
              </table:table-cell>
              <table:table-cell office:value-type="float" office:value="3.9335">
                <text:p>3.9335</text:p>
              </table:table-cell>
              <table:table-cell office:value-type="float" office:value="3.9537">
                <text:p>3.9537</text:p>
              </table:table-cell>
              <table:table-cell office:value-type="float" office:value="3.80011666666667">
                <text:p>3.80011666666667</text:p>
              </table:table-cell>
            </table:table-row>
            <table:table-row>
              <table:table-cell office:value-type="string">
                <text:p>17-02</text:p>
              </table:table-cell>
              <table:table-cell office:value-type="float" office:value="4.0662">
                <text:p>4.0662</text:p>
              </table:table-cell>
              <table:table-cell office:value-type="float" office:value="3.3409">
                <text:p>3.3409</text:p>
              </table:table-cell>
              <table:table-cell office:value-type="float" office:value="3.9335">
                <text:p>3.9335</text:p>
              </table:table-cell>
              <table:table-cell office:value-type="float" office:value="3.9635">
                <text:p>3.9635</text:p>
              </table:table-cell>
              <table:table-cell office:value-type="float" office:value="3.80968333333333">
                <text:p>3.80968333333333</text:p>
              </table:table-cell>
            </table:table-row>
            <table:table-row>
              <table:table-cell office:value-type="string">
                <text:p>18-02</text:p>
              </table:table-cell>
              <table:table-cell office:value-type="float" office:value="4.0737">
                <text:p>4.0737</text:p>
              </table:table-cell>
              <table:table-cell office:value-type="float" office:value="3.3409">
                <text:p>3.3409</text:p>
              </table:table-cell>
              <table:table-cell office:value-type="float" office:value="3.9521">
                <text:p>3.9521</text:p>
              </table:table-cell>
              <table:table-cell office:value-type="float" office:value="3.9811">
                <text:p>3.9811</text:p>
              </table:table-cell>
              <table:table-cell office:value-type="float" office:value="3.81403333333333">
                <text:p>3.81403333333333</text:p>
              </table:table-cell>
            </table:table-row>
            <table:table-row>
              <table:table-cell office:value-type="string">
                <text:p>19-02</text:p>
              </table:table-cell>
              <table:table-cell office:value-type="float" office:value="4.0737">
                <text:p>4.0737</text:p>
              </table:table-cell>
              <table:table-cell office:value-type="float" office:value="3.3409">
                <text:p>3.3409</text:p>
              </table:table-cell>
              <table:table-cell office:value-type="float" office:value="3.9548">
                <text:p>3.9548</text:p>
              </table:table-cell>
              <table:table-cell office:value-type="float" office:value="3.9999">
                <text:p>3.9999</text:p>
              </table:table-cell>
              <table:table-cell office:value-type="float" office:value="3.81675">
                <text:p>3.81675</text:p>
              </table:table-cell>
            </table:table-row>
            <table:table-row>
              <table:table-cell office:value-type="string">
                <text:p>20-02</text:p>
              </table:table-cell>
              <table:table-cell office:value-type="float" office:value="4.0737">
                <text:p>4.0737</text:p>
              </table:table-cell>
              <table:table-cell office:value-type="float" office:value="3.3604">
                <text:p>3.3604</text:p>
              </table:table-cell>
              <table:table-cell office:value-type="float" office:value="3.969">
                <text:p>3.969</text:p>
              </table:table-cell>
              <table:table-cell office:value-type="float" office:value="3.9999">
                <text:p>3.9999</text:p>
              </table:table-cell>
              <table:table-cell office:value-type="float" office:value="3.82348333333333">
                <text:p>3.82348333333333</text:p>
              </table:table-cell>
            </table:table-row>
            <table:table-row>
              <table:table-cell office:value-type="string">
                <text:p>21-02</text:p>
              </table:table-cell>
              <table:table-cell office:value-type="float" office:value="4.0869">
                <text:p>4.0869</text:p>
              </table:table-cell>
              <table:table-cell office:value-type="float" office:value="3.3779">
                <text:p>3.3779</text:p>
              </table:table-cell>
              <table:table-cell office:value-type="float" office:value="3.9658">
                <text:p>3.9658</text:p>
              </table:table-cell>
              <table:table-cell office:value-type="float" office:value="3.9999">
                <text:p>3.9999</text:p>
              </table:table-cell>
              <table:table-cell office:value-type="float" office:value="3.82593333333333">
                <text:p>3.82593333333333</text:p>
              </table:table-cell>
            </table:table-row>
            <table:table-row>
              <table:table-cell office:value-type="string">
                <text:p>22-02</text:p>
              </table:table-cell>
              <table:table-cell office:value-type="float" office:value="4.0889">
                <text:p>4.0889</text:p>
              </table:table-cell>
              <table:table-cell office:value-type="float" office:value="3.4066">
                <text:p>3.4066</text:p>
              </table:table-cell>
              <table:table-cell office:value-type="float" office:value="3.9738">
                <text:p>3.9738</text:p>
              </table:table-cell>
              <table:table-cell office:value-type="float" office:value="4.007">
                <text:p>4.007</text:p>
              </table:table-cell>
              <table:table-cell office:value-type="float" office:value="3.83555">
                <text:p>3.83555</text:p>
              </table:table-cell>
            </table:table-row>
            <table:table-row>
              <table:table-cell office:value-type="string">
                <text:p>23-02</text:p>
              </table:table-cell>
              <table:table-cell office:value-type="float" office:value="4.0745">
                <text:p>4.0745</text:p>
              </table:table-cell>
              <table:table-cell office:value-type="float" office:value="3.3904">
                <text:p>3.3904</text:p>
              </table:table-cell>
              <table:table-cell office:value-type="float" office:value="3.9738">
                <text:p>3.9738</text:p>
              </table:table-cell>
              <table:table-cell office:value-type="float" office:value="4.0093">
                <text:p>4.0093</text:p>
              </table:table-cell>
              <table:table-cell office:value-type="float" office:value="3.82965">
                <text:p>3.82965</text:p>
              </table:table-cell>
            </table:table-row>
            <table:table-row>
              <table:table-cell office:value-type="string">
                <text:p>24-02</text:p>
              </table:table-cell>
              <table:table-cell office:value-type="float" office:value="4.0632">
                <text:p>4.0632</text:p>
              </table:table-cell>
              <table:table-cell office:value-type="float" office:value="3.3845">
                <text:p>3.3845</text:p>
              </table:table-cell>
              <table:table-cell office:value-type="float" office:value="3.9738">
                <text:p>3.9738</text:p>
              </table:table-cell>
              <table:table-cell office:value-type="float" office:value="4.1704">
                <text:p>4.1704</text:p>
              </table:table-cell>
              <table:table-cell office:value-type="float" office:value="3.85501666666667">
                <text:p>3.85501666666667</text:p>
              </table:table-cell>
            </table:table-row>
            <table:table-row>
              <table:table-cell office:value-type="string">
                <text:p>25-02</text:p>
              </table:table-cell>
              <table:table-cell office:value-type="float" office:value="4.0756">
                <text:p>4.0756</text:p>
              </table:table-cell>
              <table:table-cell office:value-type="float" office:value="3.3845">
                <text:p>3.3845</text:p>
              </table:table-cell>
              <table:table-cell office:value-type="float" office:value="3.9679">
                <text:p>3.9679</text:p>
              </table:table-cell>
              <table:table-cell office:value-type="float" office:value="4.1342">
                <text:p>4.1342</text:p>
              </table:table-cell>
              <table:table-cell office:value-type="float" office:value="3.8453">
                <text:p>3.8453</text:p>
              </table:table-cell>
            </table:table-row>
            <table:table-row>
              <table:table-cell office:value-type="string">
                <text:p>26-02</text:p>
              </table:table-cell>
              <table:table-cell office:value-type="float" office:value="4.0756">
                <text:p>4.0756</text:p>
              </table:table-cell>
              <table:table-cell office:value-type="float" office:value="3.3845">
                <text:p>3.3845</text:p>
              </table:table-cell>
              <table:table-cell office:value-type="float" office:value="3.9627">
                <text:p>3.9627</text:p>
              </table:table-cell>
              <table:table-cell office:value-type="float" office:value="4.1821">
                <text:p>4.1821</text:p>
              </table:table-cell>
              <table:table-cell office:value-type="float" office:value="3.85708333333333">
                <text:p>3.85708333333333</text:p>
              </table:table-cell>
            </table:table-row>
            <table:table-row>
              <table:table-cell office:value-type="string">
                <text:p>27-02</text:p>
              </table:table-cell>
              <table:table-cell office:value-type="float" office:value="4.0756">
                <text:p>4.0756</text:p>
              </table:table-cell>
              <table:table-cell office:value-type="float" office:value="3.3875">
                <text:p>3.3875</text:p>
              </table:table-cell>
              <table:table-cell office:value-type="float" office:value="3.9332">
                <text:p>3.9332</text:p>
              </table:table-cell>
              <table:table-cell office:value-type="float" office:value="4.1821">
                <text:p>4.1821</text:p>
              </table:table-cell>
              <table:table-cell office:value-type="float" office:value="3.85385">
                <text:p>3.85385</text:p>
              </table:table-cell>
            </table:table-row>
            <table:table-row>
              <table:table-cell office:value-type="string">
                <text:p>28-02</text:p>
              </table:table-cell>
              <table:table-cell office:value-type="float" office:value="4.0717">
                <text:p>4.0717</text:p>
              </table:table-cell>
              <table:table-cell office:value-type="float" office:value="3.4207">
                <text:p>3.4207</text:p>
              </table:table-cell>
              <table:table-cell office:value-type="float" office:value="3.9409">
                <text:p>3.9409</text:p>
              </table:table-cell>
              <table:table-cell office:value-type="float" office:value="4.1821">
                <text:p>4.1821</text:p>
              </table:table-cell>
              <table:table-cell office:value-type="float" office:value="3.85751666666667">
                <text:p>3.85751666666667</text:p>
              </table:table-cell>
            </table:table-row>
            <table:table-row>
              <table:table-cell office:value-type="string">
                <text:p>01-03</text:p>
              </table:table-cell>
              <table:table-cell office:value-type="float" office:value="4.0784">
                <text:p>4.0784</text:p>
              </table:table-cell>
              <table:table-cell office:value-type="float" office:value="3.4387">
                <text:p>3.4387</text:p>
              </table:table-cell>
              <table:table-cell office:value-type="float" office:value="3.891">
                <text:p>3.891</text:p>
              </table:table-cell>
              <table:table-cell office:value-type="float" office:value="4.2956">
                <text:p>4.2956</text:p>
              </table:table-cell>
              <table:table-cell office:value-type="float" office:value="3.87416666666667">
                <text:p>3.87416666666667</text:p>
              </table:table-cell>
            </table:table-row>
            <table:table-row>
              <table:table-cell office:value-type="string">
                <text:p>02-03</text:p>
              </table:table-cell>
              <table:table-cell office:value-type="float" office:value="4.0842">
                <text:p>4.0842</text:p>
              </table:table-cell>
              <table:table-cell office:value-type="float" office:value="3.4068">
                <text:p>3.4068</text:p>
              </table:table-cell>
              <table:table-cell office:value-type="float" office:value="3.891">
                <text:p>3.891</text:p>
              </table:table-cell>
              <table:table-cell office:value-type="float" office:value="4.3239">
                <text:p>4.3239</text:p>
              </table:table-cell>
              <table:table-cell office:value-type="float" office:value="3.87763333333333">
                <text:p>3.87763333333333</text:p>
              </table:table-cell>
            </table:table-row>
            <table:table-row>
              <table:table-cell office:value-type="string">
                <text:p>03-03</text:p>
              </table:table-cell>
              <table:table-cell office:value-type="float" office:value="4.0707">
                <text:p>4.0707</text:p>
              </table:table-cell>
              <table:table-cell office:value-type="float" office:value="3.4053">
                <text:p>3.4053</text:p>
              </table:table-cell>
              <table:table-cell office:value-type="float" office:value="3.8829">
                <text:p>3.8829</text:p>
              </table:table-cell>
              <table:table-cell office:value-type="float" office:value="4.3058">
                <text:p>4.3058</text:p>
              </table:table-cell>
              <table:table-cell office:value-type="float" office:value="3.86991666666667">
                <text:p>3.86991666666667</text:p>
              </table:table-cell>
            </table:table-row>
            <table:table-row>
              <table:table-cell office:value-type="string">
                <text:p>04-03</text:p>
              </table:table-cell>
              <table:table-cell office:value-type="float" office:value="4.0683">
                <text:p>4.0683</text:p>
              </table:table-cell>
              <table:table-cell office:value-type="float" office:value="3.4053">
                <text:p>3.4053</text:p>
              </table:table-cell>
              <table:table-cell office:value-type="float" office:value="3.8623">
                <text:p>3.8623</text:p>
              </table:table-cell>
              <table:table-cell office:value-type="float" office:value="4.4405">
                <text:p>4.4405</text:p>
              </table:table-cell>
              <table:table-cell office:value-type="float" office:value="3.89195">
                <text:p>3.89195</text:p>
              </table:table-cell>
            </table:table-row>
            <table:table-row>
              <table:table-cell office:value-type="string">
                <text:p>05-03</text:p>
              </table:table-cell>
              <table:table-cell office:value-type="float" office:value="4.0683">
                <text:p>4.0683</text:p>
              </table:table-cell>
              <table:table-cell office:value-type="float" office:value="3.4053">
                <text:p>3.4053</text:p>
              </table:table-cell>
              <table:table-cell office:value-type="float" office:value="3.8463">
                <text:p>3.8463</text:p>
              </table:table-cell>
              <table:table-cell office:value-type="float" office:value="4.5457">
                <text:p>4.5457</text:p>
              </table:table-cell>
              <table:table-cell office:value-type="float" office:value="3.91578333333333">
                <text:p>3.91578333333333</text:p>
              </table:table-cell>
            </table:table-row>
            <table:table-row>
              <table:table-cell office:value-type="string">
                <text:p>06-03</text:p>
              </table:table-cell>
              <table:table-cell office:value-type="float" office:value="4.0683">
                <text:p>4.0683</text:p>
              </table:table-cell>
              <table:table-cell office:value-type="float" office:value="3.3692">
                <text:p>3.3692</text:p>
              </table:table-cell>
              <table:table-cell office:value-type="float" office:value="3.7969">
                <text:p>3.7969</text:p>
              </table:table-cell>
              <table:table-cell office:value-type="float" office:value="4.5457">
                <text:p>4.5457</text:p>
              </table:table-cell>
              <table:table-cell office:value-type="float" office:value="3.91003333333333">
                <text:p>3.91003333333333</text:p>
              </table:table-cell>
            </table:table-row>
            <table:table-row>
              <table:table-cell office:value-type="string">
                <text:p>07-03</text:p>
              </table:table-cell>
              <table:table-cell office:value-type="float" office:value="4.0729">
                <text:p>4.0729</text:p>
              </table:table-cell>
              <table:table-cell office:value-type="float" office:value="3.3775">
                <text:p>3.3775</text:p>
              </table:table-cell>
              <table:table-cell office:value-type="float" office:value="3.765">
                <text:p>3.765</text:p>
              </table:table-cell>
              <table:table-cell office:value-type="float" office:value="4.5457">
                <text:p>4.5457</text:p>
              </table:table-cell>
              <table:table-cell office:value-type="float" office:value="3.9087">
                <text:p>3.9087</text:p>
              </table:table-cell>
            </table:table-row>
            <table:table-row>
              <table:table-cell office:value-type="string">
                <text:p>08-03</text:p>
              </table:table-cell>
              <table:table-cell office:value-type="float" office:value="4.0858">
                <text:p>4.0858</text:p>
              </table:table-cell>
              <table:table-cell office:value-type="float" office:value="3.3848">
                <text:p>3.3848</text:p>
              </table:table-cell>
              <table:table-cell office:value-type="float" office:value="3.765">
                <text:p>3.765</text:p>
              </table:table-cell>
              <table:table-cell office:value-type="float" office:value="4.5082">
                <text:p>4.5082</text:p>
              </table:table-cell>
              <table:table-cell office:value-type="float" office:value="3.90875">
                <text:p>3.90875</text:p>
              </table:table-cell>
            </table:table-row>
            <table:table-row>
              <table:table-cell office:value-type="string">
                <text:p>09-03</text:p>
              </table:table-cell>
              <table:table-cell office:value-type="float" office:value="4.0917">
                <text:p>4.0917</text:p>
              </table:table-cell>
              <table:table-cell office:value-type="float" office:value="3.4186">
                <text:p>3.4186</text:p>
              </table:table-cell>
              <table:table-cell office:value-type="float" office:value="3.765">
                <text:p>3.765</text:p>
              </table:table-cell>
              <table:table-cell office:value-type="float" office:value="4.3842">
                <text:p>4.3842</text:p>
              </table:table-cell>
              <table:table-cell office:value-type="float" office:value="3.88958333333333">
                <text:p>3.88958333333333</text:p>
              </table:table-cell>
            </table:table-row>
            <table:table-row>
              <table:table-cell office:value-type="string">
                <text:p>10-03</text:p>
              </table:table-cell>
              <table:table-cell office:value-type="float" office:value="4.0787">
                <text:p>4.0787</text:p>
              </table:table-cell>
              <table:table-cell office:value-type="float" office:value="3.4151">
                <text:p>3.4151</text:p>
              </table:table-cell>
              <table:table-cell office:value-type="float" office:value="3.7981">
                <text:p>3.7981</text:p>
              </table:table-cell>
              <table:table-cell office:value-type="float" office:value="4.3521">
                <text:p>4.3521</text:p>
              </table:table-cell>
              <table:table-cell office:value-type="float" office:value="3.88583333333333">
                <text:p>3.88583333333333</text:p>
              </table:table-cell>
            </table:table-row>
            <table:table-row>
              <table:table-cell office:value-type="string">
                <text:p>11-03</text:p>
              </table:table-cell>
              <table:table-cell office:value-type="float" office:value="4.0679">
                <text:p>4.0679</text:p>
              </table:table-cell>
              <table:table-cell office:value-type="float" office:value="3.4151">
                <text:p>3.4151</text:p>
              </table:table-cell>
              <table:table-cell office:value-type="float" office:value="3.8091">
                <text:p>3.8091</text:p>
              </table:table-cell>
              <table:table-cell office:value-type="float" office:value="4.3512">
                <text:p>4.3512</text:p>
              </table:table-cell>
              <table:table-cell office:value-type="float" office:value="3.8817">
                <text:p>3.8817</text:p>
              </table:table-cell>
            </table:table-row>
            <table:table-row>
              <table:table-cell office:value-type="string">
                <text:p>12-03</text:p>
              </table:table-cell>
              <table:table-cell office:value-type="float" office:value="4.0679">
                <text:p>4.0679</text:p>
              </table:table-cell>
              <table:table-cell office:value-type="float" office:value="3.4151">
                <text:p>3.4151</text:p>
              </table:table-cell>
              <table:table-cell office:value-type="float" office:value="3.8789">
                <text:p>3.8789</text:p>
              </table:table-cell>
              <table:table-cell office:value-type="float" office:value="4.3082">
                <text:p>4.3082</text:p>
              </table:table-cell>
              <table:table-cell office:value-type="float" office:value="3.88783333333333">
                <text:p>3.88783333333333</text:p>
              </table:table-cell>
            </table:table-row>
            <table:table-row>
              <table:table-cell office:value-type="string">
                <text:p>13-03</text:p>
              </table:table-cell>
              <table:table-cell office:value-type="float" office:value="4.0679">
                <text:p>4.0679</text:p>
              </table:table-cell>
              <table:table-cell office:value-type="float" office:value="3.4027">
                <text:p>3.4027</text:p>
              </table:table-cell>
              <table:table-cell office:value-type="float" office:value="3.9238">
                <text:p>3.9238</text:p>
              </table:table-cell>
              <table:table-cell office:value-type="float" office:value="4.3082">
                <text:p>4.3082</text:p>
              </table:table-cell>
              <table:table-cell office:value-type="float" office:value="3.89301666666667">
                <text:p>3.89301666666667</text:p>
              </table:table-cell>
            </table:table-row>
            <table:table-row>
              <table:table-cell office:value-type="string">
                <text:p>14-03</text:p>
              </table:table-cell>
              <table:table-cell office:value-type="float" office:value="4.0656">
                <text:p>4.0656</text:p>
              </table:table-cell>
              <table:table-cell office:value-type="float" office:value="3.3974">
                <text:p>3.3974</text:p>
              </table:table-cell>
              <table:table-cell office:value-type="float" office:value="3.95">
                <text:p>3.95</text:p>
              </table:table-cell>
              <table:table-cell office:value-type="float" office:value="4.3082">
                <text:p>4.3082</text:p>
              </table:table-cell>
              <table:table-cell office:value-type="float" office:value="3.89713333333333">
                <text:p>3.89713333333333</text:p>
              </table:table-cell>
            </table:table-row>
            <table:table-row>
              <table:table-cell office:value-type="string">
                <text:p>15-03</text:p>
              </table:table-cell>
              <table:table-cell office:value-type="float" office:value="4.0676">
                <text:p>4.0676</text:p>
              </table:table-cell>
              <table:table-cell office:value-type="float" office:value="3.4132">
                <text:p>3.4132</text:p>
              </table:table-cell>
              <table:table-cell office:value-type="float" office:value="3.95">
                <text:p>3.95</text:p>
              </table:table-cell>
              <table:table-cell office:value-type="float" office:value="4.3085">
                <text:p>4.3085</text:p>
              </table:table-cell>
              <table:table-cell office:value-type="float" office:value="3.89968333333333">
                <text:p>3.89968333333333</text:p>
              </table:table-cell>
            </table:table-row>
            <table:table-row>
              <table:table-cell office:value-type="string">
                <text:p>16-03</text:p>
              </table:table-cell>
              <table:table-cell office:value-type="float" office:value="4.0065">
                <text:p>4.0065</text:p>
              </table:table-cell>
              <table:table-cell office:value-type="float" office:value="3.4284">
                <text:p>3.4284</text:p>
              </table:table-cell>
              <table:table-cell office:value-type="float" office:value="3.95">
                <text:p>3.95</text:p>
              </table:table-cell>
              <table:table-cell office:value-type="float" office:value="4.2537">
                <text:p>4.2537</text:p>
              </table:table-cell>
              <table:table-cell office:value-type="float" office:value="3.87951666666667">
                <text:p>3.87951666666667</text:p>
              </table:table-cell>
            </table:table-row>
            <table:table-row>
              <table:table-cell office:value-type="string">
                <text:p>17-03</text:p>
              </table:table-cell>
              <table:table-cell office:value-type="float" office:value="4.0032">
                <text:p>4.0032</text:p>
              </table:table-cell>
              <table:table-cell office:value-type="float" office:value="3.426">
                <text:p>3.426</text:p>
              </table:table-cell>
              <table:table-cell office:value-type="float" office:value="4.0637">
                <text:p>4.0637</text:p>
              </table:table-cell>
              <table:table-cell office:value-type="float" office:value="4.243">
                <text:p>4.243</text:p>
              </table:table-cell>
              <table:table-cell office:value-type="float" office:value="3.8996">
                <text:p>3.8996</text:p>
              </table:table-cell>
            </table:table-row>
            <table:table-row>
              <table:table-cell office:value-type="string">
                <text:p>18-03</text:p>
              </table:table-cell>
              <table:table-cell office:value-type="float" office:value="3.9825">
                <text:p>3.9825</text:p>
              </table:table-cell>
              <table:table-cell office:value-type="float" office:value="3.426">
                <text:p>3.426</text:p>
              </table:table-cell>
              <table:table-cell office:value-type="float" office:value="4.1165">
                <text:p>4.1165</text:p>
              </table:table-cell>
              <table:table-cell office:value-type="float" office:value="4.2819">
                <text:p>4.2819</text:p>
              </table:table-cell>
              <table:table-cell office:value-type="float" office:value="3.9128">
                <text:p>3.9128</text:p>
              </table:table-cell>
            </table:table-row>
            <table:table-row>
              <table:table-cell office:value-type="string">
                <text:p>19-03</text:p>
              </table:table-cell>
              <table:table-cell office:value-type="float" office:value="3.9825">
                <text:p>3.9825</text:p>
              </table:table-cell>
              <table:table-cell office:value-type="float" office:value="3.426">
                <text:p>3.426</text:p>
              </table:table-cell>
              <table:table-cell office:value-type="float" office:value="4.2222">
                <text:p>4.2222</text:p>
              </table:table-cell>
              <table:table-cell office:value-type="float" office:value="4.2544">
                <text:p>4.2544</text:p>
              </table:table-cell>
              <table:table-cell office:value-type="float" office:value="3.92426666666667">
                <text:p>3.92426666666667</text:p>
              </table:table-cell>
            </table:table-row>
            <table:table-row>
              <table:table-cell office:value-type="string">
                <text:p>20-03</text:p>
              </table:table-cell>
              <table:table-cell office:value-type="float" office:value="3.9825">
                <text:p>3.9825</text:p>
              </table:table-cell>
              <table:table-cell office:value-type="float" office:value="3.4439">
                <text:p>3.4439</text:p>
              </table:table-cell>
              <table:table-cell office:value-type="float" office:value="4.2323">
                <text:p>4.2323</text:p>
              </table:table-cell>
              <table:table-cell office:value-type="float" office:value="4.2544">
                <text:p>4.2544</text:p>
              </table:table-cell>
              <table:table-cell office:value-type="float" office:value="3.92403333333333">
                <text:p>3.92403333333333</text:p>
              </table:table-cell>
            </table:table-row>
            <table:table-row>
              <table:table-cell office:value-type="string">
                <text:p>21-03</text:p>
              </table:table-cell>
              <table:table-cell office:value-type="float" office:value="3.9463">
                <text:p>3.9463</text:p>
              </table:table-cell>
              <table:table-cell office:value-type="float" office:value="3.4482">
                <text:p>3.4482</text:p>
              </table:table-cell>
              <table:table-cell office:value-type="float" office:value="4.2712">
                <text:p>4.2712</text:p>
              </table:table-cell>
              <table:table-cell office:value-type="float" office:value="4.2544">
                <text:p>4.2544</text:p>
              </table:table-cell>
              <table:table-cell office:value-type="float" office:value="3.92298333333333">
                <text:p>3.92298333333333</text:p>
              </table:table-cell>
            </table:table-row>
            <table:table-row>
              <table:table-cell office:value-type="string">
                <text:p>22-03</text:p>
              </table:table-cell>
              <table:table-cell office:value-type="float" office:value="3.9619">
                <text:p>3.9619</text:p>
              </table:table-cell>
              <table:table-cell office:value-type="float" office:value="3.4278">
                <text:p>3.4278</text:p>
              </table:table-cell>
              <table:table-cell office:value-type="float" office:value="4.2712">
                <text:p>4.2712</text:p>
              </table:table-cell>
              <table:table-cell office:value-type="float" office:value="4.2499">
                <text:p>4.2499</text:p>
              </table:table-cell>
              <table:table-cell office:value-type="float" office:value="3.9277">
                <text:p>3.9277</text:p>
              </table:table-cell>
            </table:table-row>
            <table:table-row>
              <table:table-cell office:value-type="string">
                <text:p>23-03</text:p>
              </table:table-cell>
              <table:table-cell office:value-type="float" office:value="3.9574">
                <text:p>3.9574</text:p>
              </table:table-cell>
              <table:table-cell office:value-type="float" office:value="3.4231">
                <text:p>3.4231</text:p>
              </table:table-cell>
              <table:table-cell office:value-type="float" office:value="4.2712">
                <text:p>4.2712</text:p>
              </table:table-cell>
              <table:table-cell office:value-type="float" office:value="4.2833">
                <text:p>4.2833</text:p>
              </table:table-cell>
              <table:table-cell office:value-type="float" office:value="3.93581666666667">
                <text:p>3.93581666666667</text:p>
              </table:table-cell>
            </table:table-row>
            <table:table-row>
              <table:table-cell office:value-type="string">
                <text:p>24-03</text:p>
              </table:table-cell>
              <table:table-cell office:value-type="float" office:value="3.9514">
                <text:p>3.9514</text:p>
              </table:table-cell>
              <table:table-cell office:value-type="float" office:value="3.4083">
                <text:p>3.4083</text:p>
              </table:table-cell>
              <table:table-cell office:value-type="float" office:value="4.2558">
                <text:p>4.2558</text:p>
              </table:table-cell>
              <table:table-cell office:value-type="float" office:value="4.3196">
                <text:p>4.3196</text:p>
              </table:table-cell>
              <table:table-cell office:value-type="float" office:value="3.94026666666667">
                <text:p>3.94026666666667</text:p>
              </table:table-cell>
            </table:table-row>
            <table:table-row>
              <table:table-cell office:value-type="string">
                <text:p>25-03</text:p>
              </table:table-cell>
              <table:table-cell office:value-type="float" office:value="3.916">
                <text:p>3.916</text:p>
              </table:table-cell>
              <table:table-cell office:value-type="float" office:value="3.4083">
                <text:p>3.4083</text:p>
              </table:table-cell>
              <table:table-cell office:value-type="float" office:value="4.2317">
                <text:p>4.2317</text:p>
              </table:table-cell>
              <table:table-cell office:value-type="float" office:value="4.2999">
                <text:p>4.2999</text:p>
              </table:table-cell>
              <table:table-cell office:value-type="float" office:value="3.93003333333333">
                <text:p>3.93003333333333</text:p>
              </table:table-cell>
            </table:table-row>
            <table:table-row>
              <table:table-cell office:value-type="string">
                <text:p>26-03</text:p>
              </table:table-cell>
              <table:table-cell office:value-type="float" office:value="3.916">
                <text:p>3.916</text:p>
              </table:table-cell>
              <table:table-cell office:value-type="float" office:value="3.4083">
                <text:p>3.4083</text:p>
              </table:table-cell>
              <table:table-cell office:value-type="float" office:value="4.1661">
                <text:p>4.1661</text:p>
              </table:table-cell>
              <table:table-cell office:value-type="float" office:value="4.3024">
                <text:p>4.3024</text:p>
              </table:table-cell>
              <table:table-cell office:value-type="float" office:value="3.92356666666667">
                <text:p>3.92356666666667</text:p>
              </table:table-cell>
            </table:table-row>
            <table:table-row>
              <table:table-cell office:value-type="string">
                <text:p>27-03</text:p>
              </table:table-cell>
              <table:table-cell office:value-type="float" office:value="3.916">
                <text:p>3.916</text:p>
              </table:table-cell>
              <table:table-cell office:value-type="float" office:value="3.4095">
                <text:p>3.4095</text:p>
              </table:table-cell>
              <table:table-cell office:value-type="float" office:value="4.1274">
                <text:p>4.1274</text:p>
              </table:table-cell>
              <table:table-cell office:value-type="float" office:value="4.3024">
                <text:p>4.3024</text:p>
              </table:table-cell>
              <table:table-cell office:value-type="float" office:value="3.91841666666667">
                <text:p>3.91841666666667</text:p>
              </table:table-cell>
            </table:table-row>
            <table:table-row>
              <table:table-cell office:value-type="string">
                <text:p>28-03</text:p>
              </table:table-cell>
              <table:table-cell office:value-type="float" office:value="3.911">
                <text:p>3.911</text:p>
              </table:table-cell>
              <table:table-cell office:value-type="float" office:value="3.3935">
                <text:p>3.3935</text:p>
              </table:table-cell>
              <table:table-cell office:value-type="float" office:value="4.1244">
                <text:p>4.1244</text:p>
              </table:table-cell>
              <table:table-cell office:value-type="float" office:value="4.3024">
                <text:p>4.3024</text:p>
              </table:table-cell>
              <table:table-cell office:value-type="float" office:value="3.91706666666667">
                <text:p>3.91706666666667</text:p>
              </table:table-cell>
            </table:table-row>
            <table:table-row>
              <table:table-cell office:value-type="string">
                <text:p>29-03</text:p>
              </table:table-cell>
              <table:table-cell office:value-type="float" office:value="3.9439">
                <text:p>3.9439</text:p>
              </table:table-cell>
              <table:table-cell office:value-type="float" office:value="3.4174">
                <text:p>3.4174</text:p>
              </table:table-cell>
              <table:table-cell office:value-type="float" office:value="4.1244">
                <text:p>4.1244</text:p>
              </table:table-cell>
              <table:table-cell office:value-type="float" office:value="4.2033">
                <text:p>4.2033</text:p>
              </table:table-cell>
              <table:table-cell office:value-type="float" office:value="3.90988333333333">
                <text:p>3.90988333333333</text:p>
              </table:table-cell>
            </table:table-row>
            <table:table-row>
              <table:table-cell office:value-type="string">
                <text:p>30-03</text:p>
              </table:table-cell>
              <table:table-cell office:value-type="float" office:value="3.9334">
                <text:p>3.9334</text:p>
              </table:table-cell>
              <table:table-cell office:value-type="float" office:value="3.4195">
                <text:p>3.4195</text:p>
              </table:table-cell>
              <table:table-cell office:value-type="float" office:value="4.1244">
                <text:p>4.1244</text:p>
              </table:table-cell>
              <table:table-cell office:value-type="float" office:value="4.1955">
                <text:p>4.1955</text:p>
              </table:table-cell>
              <table:table-cell office:value-type="float" office:value="3.91106666666667">
                <text:p>3.91106666666667</text:p>
              </table:table-cell>
            </table:table-row>
            <table:table-row>
              <table:table-cell office:value-type="string">
                <text:p>31-03</text:p>
              </table:table-cell>
              <table:table-cell office:value-type="float" office:value="3.9533">
                <text:p>3.9533</text:p>
              </table:table-cell>
              <table:table-cell office:value-type="float" office:value="3.4195">
                <text:p>3.4195</text:p>
              </table:table-cell>
              <table:table-cell office:value-type="float" office:value="4.1535">
                <text:p>4.1535</text:p>
              </table:table-cell>
              <table:table-cell office:value-type="float" office:value="4.1916">
                <text:p>4.1916</text:p>
              </table:table-cell>
              <table:table-cell office:value-type="float" office:value="3.91843333333333">
                <text:p>3.91843333333333</text:p>
              </table:table-cell>
            </table:table-row>
            <table:table-row>
              <table:table-cell office:value-type="string">
                <text:p>01-04</text:p>
              </table:table-cell>
              <table:table-cell office:value-type="float" office:value="3.9658">
                <text:p>3.9658</text:p>
              </table:table-cell>
              <table:table-cell office:value-type="float" office:value="3.4195">
                <text:p>3.4195</text:p>
              </table:table-cell>
              <table:table-cell office:value-type="float" office:value="4.1894">
                <text:p>4.1894</text:p>
              </table:table-cell>
              <table:table-cell office:value-type="float" office:value="4.1984">
                <text:p>4.1984</text:p>
              </table:table-cell>
              <table:table-cell office:value-type="float" office:value="3.9205">
                <text:p>3.9205</text:p>
              </table:table-cell>
            </table:table-row>
            <table:table-row>
              <table:table-cell office:value-type="string">
                <text:p>02-04</text:p>
              </table:table-cell>
              <table:table-cell office:value-type="float" office:value="3.9658">
                <text:p>3.9658</text:p>
              </table:table-cell>
              <table:table-cell office:value-type="float" office:value="3.4195">
                <text:p>3.4195</text:p>
              </table:table-cell>
              <table:table-cell office:value-type="float" office:value="4.1901">
                <text:p>4.1901</text:p>
              </table:table-cell>
              <table:table-cell office:value-type="float" office:value="4.214">
                <text:p>4.214</text:p>
              </table:table-cell>
              <table:table-cell office:value-type="float" office:value="3.9186">
                <text:p>3.9186</text:p>
              </table:table-cell>
            </table:table-row>
            <table:table-row>
              <table:table-cell office:value-type="string">
                <text:p>03-04</text:p>
              </table:table-cell>
              <table:table-cell office:value-type="float" office:value="3.9658">
                <text:p>3.9658</text:p>
              </table:table-cell>
              <table:table-cell office:value-type="float" office:value="3.4195">
                <text:p>3.4195</text:p>
              </table:table-cell>
              <table:table-cell office:value-type="float" office:value="4.2434">
                <text:p>4.2434</text:p>
              </table:table-cell>
              <table:table-cell office:value-type="float" office:value="4.214">
                <text:p>4.214</text:p>
              </table:table-cell>
              <table:table-cell office:value-type="float" office:value="3.9247">
                <text:p>3.9247</text:p>
              </table:table-cell>
            </table:table-row>
            <table:table-row>
              <table:table-cell office:value-type="string">
                <text:p>04-04</text:p>
              </table:table-cell>
              <table:table-cell office:value-type="float" office:value="3.9969">
                <text:p>3.9969</text:p>
              </table:table-cell>
              <table:table-cell office:value-type="float" office:value="3.4242">
                <text:p>3.4242</text:p>
              </table:table-cell>
              <table:table-cell office:value-type="float" office:value="4.2297">
                <text:p>4.2297</text:p>
              </table:table-cell>
              <table:table-cell office:value-type="float" office:value="4.214">
                <text:p>4.214</text:p>
              </table:table-cell>
              <table:table-cell office:value-type="float" office:value="3.92918333333333">
                <text:p>3.92918333333333</text:p>
              </table:table-cell>
            </table:table-row>
            <table:table-row>
              <table:table-cell office:value-type="string">
                <text:p>05-04</text:p>
              </table:table-cell>
              <table:table-cell office:value-type="float" office:value="3.9628">
                <text:p>3.9628</text:p>
              </table:table-cell>
              <table:table-cell office:value-type="float" office:value="3.4291">
                <text:p>3.4291</text:p>
              </table:table-cell>
              <table:table-cell office:value-type="float" office:value="4.2297">
                <text:p>4.2297</text:p>
              </table:table-cell>
              <table:table-cell office:value-type="float" office:value="4.2178">
                <text:p>4.2178</text:p>
              </table:table-cell>
              <table:table-cell office:value-type="float" office:value="3.92421666666667">
                <text:p>3.92421666666667</text:p>
              </table:table-cell>
            </table:table-row>
            <table:table-row>
              <table:table-cell office:value-type="string">
                <text:p>06-04</text:p>
              </table:table-cell>
              <table:table-cell office:value-type="float" office:value="3.9632">
                <text:p>3.9632</text:p>
              </table:table-cell>
              <table:table-cell office:value-type="float" office:value="3.4317">
                <text:p>3.4317</text:p>
              </table:table-cell>
              <table:table-cell office:value-type="float" office:value="4.2297">
                <text:p>4.2297</text:p>
              </table:table-cell>
              <table:table-cell office:value-type="float" office:value="4.2413">
                <text:p>4.2413</text:p>
              </table:table-cell>
              <table:table-cell office:value-type="float" office:value="3.92775">
                <text:p>3.92775</text:p>
              </table:table-cell>
            </table:table-row>
            <table:table-row>
              <table:table-cell office:value-type="string">
                <text:p>07-04</text:p>
              </table:table-cell>
              <table:table-cell office:value-type="float" office:value="3.9745">
                <text:p>3.9745</text:p>
              </table:table-cell>
              <table:table-cell office:value-type="float" office:value="3.4096">
                <text:p>3.4096</text:p>
              </table:table-cell>
              <table:table-cell office:value-type="float" office:value="4.1668">
                <text:p>4.1668</text:p>
              </table:table-cell>
              <table:table-cell office:value-type="float" office:value="4.2479">
                <text:p>4.2479</text:p>
              </table:table-cell>
              <table:table-cell office:value-type="float" office:value="3.91041666666667">
                <text:p>3.91041666666667</text:p>
              </table:table-cell>
            </table:table-row>
            <table:table-row>
              <table:table-cell office:value-type="string">
                <text:p>08-04</text:p>
              </table:table-cell>
              <table:table-cell office:value-type="float" office:value="3.9985">
                <text:p>3.9985</text:p>
              </table:table-cell>
              <table:table-cell office:value-type="float" office:value="3.4096">
                <text:p>3.4096</text:p>
              </table:table-cell>
              <table:table-cell office:value-type="float" office:value="4.1801">
                <text:p>4.1801</text:p>
              </table:table-cell>
              <table:table-cell office:value-type="float" office:value="4.2756">
                <text:p>4.2756</text:p>
              </table:table-cell>
              <table:table-cell office:value-type="float" office:value="3.91843333333333">
                <text:p>3.91843333333333</text:p>
              </table:table-cell>
            </table:table-row>
            <table:table-row>
              <table:table-cell office:value-type="string">
                <text:p>09-04</text:p>
              </table:table-cell>
              <table:table-cell office:value-type="float" office:value="3.9985">
                <text:p>3.9985</text:p>
              </table:table-cell>
              <table:table-cell office:value-type="float" office:value="3.4096">
                <text:p>3.4096</text:p>
              </table:table-cell>
              <table:table-cell office:value-type="float" office:value="4.1949">
                <text:p>4.1949</text:p>
              </table:table-cell>
              <table:table-cell office:value-type="float" office:value="4.262">
                <text:p>4.262</text:p>
              </table:table-cell>
              <table:table-cell office:value-type="float" office:value="3.91413333333333">
                <text:p>3.91413333333333</text:p>
              </table:table-cell>
            </table:table-row>
            <table:table-row>
              <table:table-cell office:value-type="string">
                <text:p>10-04</text:p>
              </table:table-cell>
              <table:table-cell office:value-type="float" office:value="3.9985">
                <text:p>3.9985</text:p>
              </table:table-cell>
              <table:table-cell office:value-type="float" office:value="3.3921">
                <text:p>3.3921</text:p>
              </table:table-cell>
              <table:table-cell office:value-type="float" office:value="4.1479">
                <text:p>4.1479</text:p>
              </table:table-cell>
              <table:table-cell office:value-type="float" office:value="4.262">
                <text:p>4.262</text:p>
              </table:table-cell>
              <table:table-cell office:value-type="float" office:value="3.89983333333333">
                <text:p>3.89983333333333</text:p>
              </table:table-cell>
            </table:table-row>
            <table:table-row>
              <table:table-cell office:value-type="string">
                <text:p>11-04</text:p>
              </table:table-cell>
              <table:table-cell office:value-type="float" office:value="3.9953">
                <text:p>3.9953</text:p>
              </table:table-cell>
              <table:table-cell office:value-type="float" office:value="3.3846">
                <text:p>3.3846</text:p>
              </table:table-cell>
              <table:table-cell office:value-type="float" office:value="4.1479">
                <text:p>4.1479</text:p>
              </table:table-cell>
              <table:table-cell office:value-type="float" office:value="4.262">
                <text:p>4.262</text:p>
              </table:table-cell>
              <table:table-cell office:value-type="float" office:value="3.89885">
                <text:p>3.89885</text:p>
              </table:table-cell>
            </table:table-row>
            <table:table-row>
              <table:table-cell office:value-type="string">
                <text:p>12-04</text:p>
              </table:table-cell>
              <table:table-cell office:value-type="float" office:value="4.0061">
                <text:p>4.0061</text:p>
              </table:table-cell>
              <table:table-cell office:value-type="float" office:value="3.3956">
                <text:p>3.3956</text:p>
              </table:table-cell>
              <table:table-cell office:value-type="float" office:value="4.1479">
                <text:p>4.1479</text:p>
              </table:table-cell>
              <table:table-cell office:value-type="float" office:value="4.2862">
                <text:p>4.2862</text:p>
              </table:table-cell>
              <table:table-cell office:value-type="float" office:value="3.90281666666667">
                <text:p>3.90281666666667</text:p>
              </table:table-cell>
            </table:table-row>
            <table:table-row>
              <table:table-cell office:value-type="string">
                <text:p>13-04</text:p>
              </table:table-cell>
              <table:table-cell office:value-type="float" office:value="3.9934">
                <text:p>3.9934</text:p>
              </table:table-cell>
              <table:table-cell office:value-type="float" office:value="3.3907">
                <text:p>3.3907</text:p>
              </table:table-cell>
              <table:table-cell office:value-type="float" office:value="4.1479">
                <text:p>4.1479</text:p>
              </table:table-cell>
              <table:table-cell office:value-type="float" office:value="4.2909">
                <text:p>4.2909</text:p>
              </table:table-cell>
              <table:table-cell office:value-type="float" office:value="3.90665">
                <text:p>3.90665</text:p>
              </table:table-cell>
            </table:table-row>
            <table:table-row>
              <table:table-cell office:value-type="string">
                <text:p>14-04</text:p>
              </table:table-cell>
              <table:table-cell office:value-type="float" office:value="3.9658">
                <text:p>3.9658</text:p>
              </table:table-cell>
              <table:table-cell office:value-type="float" office:value="3.3652">
                <text:p>3.3652</text:p>
              </table:table-cell>
              <table:table-cell office:value-type="float" office:value="4.1479">
                <text:p>4.1479</text:p>
              </table:table-cell>
              <table:table-cell office:value-type="float" office:value="4.2727">
                <text:p>4.2727</text:p>
              </table:table-cell>
              <table:table-cell office:value-type="float" office:value="3.88931666666667">
                <text:p>3.88931666666667</text:p>
              </table:table-cell>
            </table:table-row>
            <table:table-row>
              <table:table-cell office:value-type="string">
                <text:p>15-04</text:p>
              </table:table-cell>
              <table:table-cell office:value-type="float" office:value="3.9658">
                <text:p>3.9658</text:p>
              </table:table-cell>
              <table:table-cell office:value-type="float" office:value="3.3652">
                <text:p>3.3652</text:p>
              </table:table-cell>
              <table:table-cell office:value-type="float" office:value="4.1622">
                <text:p>4.1622</text:p>
              </table:table-cell>
              <table:table-cell office:value-type="float" office:value="4.3093">
                <text:p>4.3093</text:p>
              </table:table-cell>
              <table:table-cell office:value-type="float" office:value="3.89771666666667">
                <text:p>3.89771666666667</text:p>
              </table:table-cell>
            </table:table-row>
            <table:table-row>
              <table:table-cell office:value-type="string">
                <text:p>16-04</text:p>
              </table:table-cell>
              <table:table-cell office:value-type="float" office:value="3.9658">
                <text:p>3.9658</text:p>
              </table:table-cell>
              <table:table-cell office:value-type="float" office:value="3.3652">
                <text:p>3.3652</text:p>
              </table:table-cell>
              <table:table-cell office:value-type="float" office:value="4.1594">
                <text:p>4.1594</text:p>
              </table:table-cell>
              <table:table-cell office:value-type="float" office:value="4.3093">
                <text:p>4.3093</text:p>
              </table:table-cell>
              <table:table-cell office:value-type="float" office:value="3.89625">
                <text:p>3.89625</text:p>
              </table:table-cell>
            </table:table-row>
            <table:table-row>
              <table:table-cell office:value-type="string">
                <text:p>17-04</text:p>
              </table:table-cell>
              <table:table-cell office:value-type="float" office:value="3.9658">
                <text:p>3.9658</text:p>
              </table:table-cell>
              <table:table-cell office:value-type="float" office:value="3.3667">
                <text:p>3.3667</text:p>
              </table:table-cell>
              <table:table-cell office:value-type="float" office:value="4.1607">
                <text:p>4.1607</text:p>
              </table:table-cell>
              <table:table-cell office:value-type="float" office:value="4.3093">
                <text:p>4.3093</text:p>
              </table:table-cell>
              <table:table-cell office:value-type="float" office:value="3.89368333333333">
                <text:p>3.89368333333333</text:p>
              </table:table-cell>
            </table:table-row>
            <table:table-row>
              <table:table-cell office:value-type="string">
                <text:p>18-04</text:p>
              </table:table-cell>
              <table:table-cell office:value-type="float" office:value="3.9658">
                <text:p>3.9658</text:p>
              </table:table-cell>
              <table:table-cell office:value-type="float" office:value="3.3659">
                <text:p>3.3659</text:p>
              </table:table-cell>
              <table:table-cell office:value-type="float" office:value="4.1687">
                <text:p>4.1687</text:p>
              </table:table-cell>
              <table:table-cell office:value-type="float" office:value="4.3093">
                <text:p>4.3093</text:p>
              </table:table-cell>
              <table:table-cell office:value-type="float" office:value="3.89855">
                <text:p>3.89855</text:p>
              </table:table-cell>
            </table:table-row>
            <table:table-row>
              <table:table-cell office:value-type="string">
                <text:p>19-04</text:p>
              </table:table-cell>
              <table:table-cell office:value-type="float" office:value="3.9495">
                <text:p>3.9495</text:p>
              </table:table-cell>
              <table:table-cell office:value-type="float" office:value="3.3649">
                <text:p>3.3649</text:p>
              </table:table-cell>
              <table:table-cell office:value-type="float" office:value="4.1687">
                <text:p>4.1687</text:p>
              </table:table-cell>
              <table:table-cell office:value-type="float" office:value="4.3093">
                <text:p>4.3093</text:p>
              </table:table-cell>
              <table:table-cell office:value-type="float" office:value="3.8971">
                <text:p>3.8971</text:p>
              </table:table-cell>
            </table:table-row>
            <table:table-row>
              <table:table-cell office:value-type="string">
                <text:p>20-04</text:p>
              </table:table-cell>
              <table:table-cell office:value-type="float" office:value="3.9635">
                <text:p>3.9635</text:p>
              </table:table-cell>
              <table:table-cell office:value-type="float" office:value="3.3859">
                <text:p>3.3859</text:p>
              </table:table-cell>
              <table:table-cell office:value-type="float" office:value="4.1687">
                <text:p>4.1687</text:p>
              </table:table-cell>
              <table:table-cell office:value-type="float" office:value="4.2787">
                <text:p>4.2787</text:p>
              </table:table-cell>
              <table:table-cell office:value-type="float" office:value="3.89771666666667">
                <text:p>3.89771666666667</text:p>
              </table:table-cell>
            </table:table-row>
            <table:table-row>
              <table:table-cell office:value-type="string">
                <text:p>21-04</text:p>
              </table:table-cell>
              <table:table-cell office:value-type="float" office:value="3.9939">
                <text:p>3.9939</text:p>
              </table:table-cell>
              <table:table-cell office:value-type="float" office:value="3.4232">
                <text:p>3.4232</text:p>
              </table:table-cell>
              <table:table-cell office:value-type="float" office:value="4.1793">
                <text:p>4.1793</text:p>
              </table:table-cell>
              <table:table-cell office:value-type="float" office:value="4.2528">
                <text:p>4.2528</text:p>
              </table:table-cell>
              <table:table-cell office:value-type="float" office:value="3.90925">
                <text:p>3.90925</text:p>
              </table:table-cell>
            </table:table-row>
            <table:table-row>
              <table:table-cell office:value-type="string">
                <text:p>22-04</text:p>
              </table:table-cell>
              <table:table-cell office:value-type="float" office:value="3.9104">
                <text:p>3.9104</text:p>
              </table:table-cell>
              <table:table-cell office:value-type="float" office:value="3.4232">
                <text:p>3.4232</text:p>
              </table:table-cell>
              <table:table-cell office:value-type="float" office:value="4.1731">
                <text:p>4.1731</text:p>
              </table:table-cell>
              <table:table-cell office:value-type="float" office:value="4.2836">
                <text:p>4.2836</text:p>
              </table:table-cell>
              <table:table-cell office:value-type="float" office:value="3.89746666666667">
                <text:p>3.89746666666667</text:p>
              </table:table-cell>
            </table:table-row>
            <table:table-row>
              <table:table-cell office:value-type="string">
                <text:p>23-04</text:p>
              </table:table-cell>
              <table:table-cell office:value-type="float" office:value="3.9104">
                <text:p>3.9104</text:p>
              </table:table-cell>
              <table:table-cell office:value-type="float" office:value="3.4232">
                <text:p>3.4232</text:p>
              </table:table-cell>
              <table:table-cell office:value-type="float" office:value="4.2127">
                <text:p>4.2127</text:p>
              </table:table-cell>
              <table:table-cell office:value-type="float" office:value="4.3177">
                <text:p>4.3177</text:p>
              </table:table-cell>
              <table:table-cell office:value-type="float" office:value="3.90948333333333">
                <text:p>3.90948333333333</text:p>
              </table:table-cell>
            </table:table-row>
            <table:table-row>
              <table:table-cell office:value-type="string">
                <text:p>24-04</text:p>
              </table:table-cell>
              <table:table-cell office:value-type="float" office:value="3.9104">
                <text:p>3.9104</text:p>
              </table:table-cell>
              <table:table-cell office:value-type="float" office:value="3.4386">
                <text:p>3.4386</text:p>
              </table:table-cell>
              <table:table-cell office:value-type="float" office:value="4.193">
                <text:p>4.193</text:p>
              </table:table-cell>
              <table:table-cell office:value-type="float" office:value="4.3177">
                <text:p>4.3177</text:p>
              </table:table-cell>
              <table:table-cell office:value-type="float" office:value="3.90958333333333">
                <text:p>3.90958333333333</text:p>
              </table:table-cell>
            </table:table-row>
            <table:table-row>
              <table:table-cell office:value-type="string">
                <text:p>25-04</text:p>
              </table:table-cell>
              <table:table-cell office:value-type="float" office:value="3.8815">
                <text:p>3.8815</text:p>
              </table:table-cell>
              <table:table-cell office:value-type="float" office:value="3.4666">
                <text:p>3.4666</text:p>
              </table:table-cell>
              <table:table-cell office:value-type="float" office:value="4.1731">
                <text:p>4.1731</text:p>
              </table:table-cell>
              <table:table-cell office:value-type="float" office:value="4.3177">
                <text:p>4.3177</text:p>
              </table:table-cell>
              <table:table-cell office:value-type="float" office:value="3.91186666666667">
                <text:p>3.91186666666667</text:p>
              </table:table-cell>
            </table:table-row>
            <table:table-row>
              <table:table-cell office:value-type="string">
                <text:p>26-04</text:p>
              </table:table-cell>
              <table:table-cell office:value-type="float" office:value="3.8778">
                <text:p>3.8778</text:p>
              </table:table-cell>
              <table:table-cell office:value-type="float" office:value="3.4813">
                <text:p>3.4813</text:p>
              </table:table-cell>
              <table:table-cell office:value-type="float" office:value="4.1731">
                <text:p>4.1731</text:p>
              </table:table-cell>
              <table:table-cell office:value-type="float" office:value="4.3532">
                <text:p>4.3532</text:p>
              </table:table-cell>
              <table:table-cell office:value-type="float" office:value="3.91795">
                <text:p>3.91795</text:p>
              </table:table-cell>
            </table:table-row>
            <table:table-row>
              <table:table-cell office:value-type="string">
                <text:p>27-04</text:p>
              </table:table-cell>
              <table:table-cell office:value-type="float" office:value="3.8798">
                <text:p>3.8798</text:p>
              </table:table-cell>
              <table:table-cell office:value-type="float" office:value="3.493">
                <text:p>3.493</text:p>
              </table:table-cell>
              <table:table-cell office:value-type="float" office:value="4.1731">
                <text:p>4.1731</text:p>
              </table:table-cell>
              <table:table-cell office:value-type="float" office:value="4.4451">
                <text:p>4.4451</text:p>
              </table:table-cell>
              <table:table-cell office:value-type="float" office:value="3.93641666666667">
                <text:p>3.93641666666667</text:p>
              </table:table-cell>
            </table:table-row>
            <table:table-row>
              <table:table-cell office:value-type="string">
                <text:p>28-04</text:p>
              </table:table-cell>
              <table:table-cell office:value-type="float" office:value="3.8631">
                <text:p>3.8631</text:p>
              </table:table-cell>
              <table:table-cell office:value-type="float" office:value="3.499">
                <text:p>3.499</text:p>
              </table:table-cell>
              <table:table-cell office:value-type="float" office:value="4.1802">
                <text:p>4.1802</text:p>
              </table:table-cell>
              <table:table-cell office:value-type="float" office:value="4.4722">
                <text:p>4.4722</text:p>
              </table:table-cell>
              <table:table-cell office:value-type="float" office:value="3.94423333333333">
                <text:p>3.94423333333333</text:p>
              </table:table-cell>
            </table:table-row>
            <table:table-row>
              <table:table-cell office:value-type="string">
                <text:p>29-04</text:p>
              </table:table-cell>
              <table:table-cell office:value-type="float" office:value="3.856">
                <text:p>3.856</text:p>
              </table:table-cell>
              <table:table-cell office:value-type="float" office:value="3.499">
                <text:p>3.499</text:p>
              </table:table-cell>
              <table:table-cell office:value-type="float" office:value="4.1913">
                <text:p>4.1913</text:p>
              </table:table-cell>
              <table:table-cell office:value-type="float" office:value="4.4383">
                <text:p>4.4383</text:p>
              </table:table-cell>
              <table:table-cell office:value-type="float" office:value="3.93335">
                <text:p>3.93335</text:p>
              </table:table-cell>
            </table:table-row>
            <table:table-row>
              <table:table-cell office:value-type="string">
                <text:p>30-04</text:p>
              </table:table-cell>
              <table:table-cell office:value-type="float" office:value="3.856">
                <text:p>3.856</text:p>
              </table:table-cell>
              <table:table-cell office:value-type="float" office:value="3.499">
                <text:p>3.499</text:p>
              </table:table-cell>
              <table:table-cell office:value-type="float" office:value="4.1684">
                <text:p>4.1684</text:p>
              </table:table-cell>
              <table:table-cell office:value-type="float" office:value="4.4517">
                <text:p>4.4517</text:p>
              </table:table-cell>
              <table:table-cell office:value-type="float" office:value="3.92893333333333">
                <text:p>3.92893333333333</text:p>
              </table:table-cell>
            </table:table-row>
            <table:table-row>
              <table:table-cell office:value-type="string">
                <text:p>01-05</text:p>
              </table:table-cell>
              <table:table-cell office:value-type="float" office:value="3.856">
                <text:p>3.856</text:p>
              </table:table-cell>
              <table:table-cell office:value-type="float" office:value="3.5608">
                <text:p>3.5608</text:p>
              </table:table-cell>
              <table:table-cell office:value-type="float" office:value="4.1736">
                <text:p>4.1736</text:p>
              </table:table-cell>
              <table:table-cell office:value-type="float" office:value="4.4517">
                <text:p>4.4517</text:p>
              </table:table-cell>
              <table:table-cell office:value-type="float" office:value="3.93978333333333">
                <text:p>3.93978333333333</text:p>
              </table:table-cell>
            </table:table-row>
            <table:table-row>
              <table:table-cell office:value-type="string">
                <text:p>02-05</text:p>
              </table:table-cell>
              <table:table-cell office:value-type="float" office:value="3.856">
                <text:p>3.856</text:p>
              </table:table-cell>
              <table:table-cell office:value-type="float" office:value="3.5608">
                <text:p>3.5608</text:p>
              </table:table-cell>
              <table:table-cell office:value-type="float" office:value="4.1736">
                <text:p>4.1736</text:p>
              </table:table-cell>
              <table:table-cell office:value-type="float" office:value="4.4517">
                <text:p>4.4517</text:p>
              </table:table-cell>
              <table:table-cell office:value-type="float" office:value="3.93978333333333">
                <text:p>3.93978333333333</text:p>
              </table:table-cell>
            </table:table-row>
            <table:table-row>
              <table:table-cell office:value-type="string">
                <text:p>03-05</text:p>
              </table:table-cell>
              <table:table-cell office:value-type="float" office:value="3.8385">
                <text:p>3.8385</text:p>
              </table:table-cell>
              <table:table-cell office:value-type="float" office:value="3.5547">
                <text:p>3.5547</text:p>
              </table:table-cell>
              <table:table-cell office:value-type="float" office:value="4.1736">
                <text:p>4.1736</text:p>
              </table:table-cell>
              <table:table-cell office:value-type="float" office:value="4.4453">
                <text:p>4.4453</text:p>
              </table:table-cell>
              <table:table-cell office:value-type="float" office:value="3.93883333333333">
                <text:p>3.93883333333333</text:p>
              </table:table-cell>
            </table:table-row>
            <table:table-row>
              <table:table-cell office:value-type="string">
                <text:p>04-05</text:p>
              </table:table-cell>
              <table:table-cell office:value-type="float" office:value="3.8535">
                <text:p>3.8535</text:p>
              </table:table-cell>
              <table:table-cell office:value-type="float" office:value="3.5544">
                <text:p>3.5544</text:p>
              </table:table-cell>
              <table:table-cell office:value-type="float" office:value="4.1736">
                <text:p>4.1736</text:p>
              </table:table-cell>
              <table:table-cell office:value-type="float" office:value="4.4511">
                <text:p>4.4511</text:p>
              </table:table-cell>
              <table:table-cell office:value-type="float" office:value="3.94153333333333">
                <text:p>3.94153333333333</text:p>
              </table:table-cell>
            </table:table-row>
            <table:table-row>
              <table:table-cell office:value-type="string">
                <text:p>05-05</text:p>
              </table:table-cell>
              <table:table-cell office:value-type="float" office:value="3.8476">
                <text:p>3.8476</text:p>
              </table:table-cell>
              <table:table-cell office:value-type="float" office:value="3.5739">
                <text:p>3.5739</text:p>
              </table:table-cell>
              <table:table-cell office:value-type="float" office:value="4.1793">
                <text:p>4.1793</text:p>
              </table:table-cell>
              <table:table-cell office:value-type="float" office:value="4.4164">
                <text:p>4.4164</text:p>
              </table:table-cell>
              <table:table-cell office:value-type="float" office:value="3.9425">
                <text:p>3.9425</text:p>
              </table:table-cell>
            </table:table-row>
            <table:table-row>
              <table:table-cell office:value-type="string">
                <text:p>06-05</text:p>
              </table:table-cell>
              <table:table-cell office:value-type="float" office:value="3.8408">
                <text:p>3.8408</text:p>
              </table:table-cell>
              <table:table-cell office:value-type="float" office:value="3.5739">
                <text:p>3.5739</text:p>
              </table:table-cell>
              <table:table-cell office:value-type="float" office:value="4.2004">
                <text:p>4.2004</text:p>
              </table:table-cell>
              <table:table-cell office:value-type="float" office:value="4.4492">
                <text:p>4.4492</text:p>
              </table:table-cell>
              <table:table-cell office:value-type="float" office:value="3.9487">
                <text:p>3.9487</text:p>
              </table:table-cell>
            </table:table-row>
            <table:table-row>
              <table:table-cell office:value-type="string">
                <text:p>07-05</text:p>
              </table:table-cell>
              <table:table-cell office:value-type="float" office:value="3.8408">
                <text:p>3.8408</text:p>
              </table:table-cell>
              <table:table-cell office:value-type="float" office:value="3.5739">
                <text:p>3.5739</text:p>
              </table:table-cell>
              <table:table-cell office:value-type="float" office:value="4.2165">
                <text:p>4.2165</text:p>
              </table:table-cell>
              <table:table-cell office:value-type="float" office:value="4.4498">
                <text:p>4.4498</text:p>
              </table:table-cell>
              <table:table-cell office:value-type="float" office:value="3.95121666666667">
                <text:p>3.95121666666667</text:p>
              </table:table-cell>
            </table:table-row>
            <table:table-row>
              <table:table-cell office:value-type="string">
                <text:p>08-05</text:p>
              </table:table-cell>
              <table:table-cell office:value-type="float" office:value="3.8408">
                <text:p>3.8408</text:p>
              </table:table-cell>
              <table:table-cell office:value-type="float" office:value="3.6051">
                <text:p>3.6051</text:p>
              </table:table-cell>
              <table:table-cell office:value-type="float" office:value="4.1946">
                <text:p>4.1946</text:p>
              </table:table-cell>
              <table:table-cell office:value-type="float" office:value="4.4498">
                <text:p>4.4498</text:p>
              </table:table-cell>
              <table:table-cell office:value-type="float" office:value="3.94513333333333">
                <text:p>3.94513333333333</text:p>
              </table:table-cell>
            </table:table-row>
            <table:table-row>
              <table:table-cell office:value-type="string">
                <text:p>09-05</text:p>
              </table:table-cell>
              <table:table-cell office:value-type="float" office:value="3.8779">
                <text:p>3.8779</text:p>
              </table:table-cell>
              <table:table-cell office:value-type="float" office:value="3.5909">
                <text:p>3.5909</text:p>
              </table:table-cell>
              <table:table-cell office:value-type="float" office:value="4.212">
                <text:p>4.212</text:p>
              </table:table-cell>
              <table:table-cell office:value-type="float" office:value="4.4498">
                <text:p>4.4498</text:p>
              </table:table-cell>
              <table:table-cell office:value-type="float" office:value="3.9527">
                <text:p>3.9527</text:p>
              </table:table-cell>
            </table:table-row>
            <table:table-row>
              <table:table-cell office:value-type="string">
                <text:p>10-05</text:p>
              </table:table-cell>
              <table:table-cell office:value-type="float" office:value="3.8761">
                <text:p>3.8761</text:p>
              </table:table-cell>
              <table:table-cell office:value-type="float" office:value="3.5732">
                <text:p>3.5732</text:p>
              </table:table-cell>
              <table:table-cell office:value-type="float" office:value="4.212">
                <text:p>4.212</text:p>
              </table:table-cell>
              <table:table-cell office:value-type="float" office:value="4.4308">
                <text:p>4.4308</text:p>
              </table:table-cell>
              <table:table-cell office:value-type="float" office:value="3.94456666666667">
                <text:p>3.94456666666667</text:p>
              </table:table-cell>
            </table:table-row>
            <table:table-row>
              <table:table-cell office:value-type="string">
                <text:p>11-05</text:p>
              </table:table-cell>
              <table:table-cell office:value-type="float" office:value="3.8897">
                <text:p>3.8897</text:p>
              </table:table-cell>
              <table:table-cell office:value-type="float" office:value="3.5683">
                <text:p>3.5683</text:p>
              </table:table-cell>
              <table:table-cell office:value-type="float" office:value="4.212">
                <text:p>4.212</text:p>
              </table:table-cell>
              <table:table-cell office:value-type="float" office:value="4.4134">
                <text:p>4.4134</text:p>
              </table:table-cell>
              <table:table-cell office:value-type="float" office:value="3.94201666666667">
                <text:p>3.94201666666667</text:p>
              </table:table-cell>
            </table:table-row>
            <table:table-row>
              <table:table-cell office:value-type="string">
                <text:p>12-05</text:p>
              </table:table-cell>
              <table:table-cell office:value-type="float" office:value="3.8773">
                <text:p>3.8773</text:p>
              </table:table-cell>
              <table:table-cell office:value-type="float" office:value="3.556">
                <text:p>3.556</text:p>
              </table:table-cell>
              <table:table-cell office:value-type="float" office:value="4.1858">
                <text:p>4.1858</text:p>
              </table:table-cell>
              <table:table-cell office:value-type="float" office:value="4.485">
                <text:p>4.485</text:p>
              </table:table-cell>
              <table:table-cell office:value-type="float" office:value="3.94698333333333">
                <text:p>3.94698333333333</text:p>
              </table:table-cell>
            </table:table-row>
            <table:table-row>
              <table:table-cell office:value-type="string">
                <text:p>13-05</text:p>
              </table:table-cell>
              <table:table-cell office:value-type="float" office:value="3.836">
                <text:p>3.836</text:p>
              </table:table-cell>
              <table:table-cell office:value-type="float" office:value="3.556">
                <text:p>3.556</text:p>
              </table:table-cell>
              <table:table-cell office:value-type="float" office:value="4.1964">
                <text:p>4.1964</text:p>
              </table:table-cell>
              <table:table-cell office:value-type="float" office:value="4.5145">
                <text:p>4.5145</text:p>
              </table:table-cell>
              <table:table-cell office:value-type="float" office:value="3.9491">
                <text:p>3.9491</text:p>
              </table:table-cell>
            </table:table-row>
            <table:table-row>
              <table:table-cell office:value-type="string">
                <text:p>14-05</text:p>
              </table:table-cell>
              <table:table-cell office:value-type="float" office:value="3.836">
                <text:p>3.836</text:p>
              </table:table-cell>
              <table:table-cell office:value-type="float" office:value="3.556">
                <text:p>3.556</text:p>
              </table:table-cell>
              <table:table-cell office:value-type="float" office:value="4.2315">
                <text:p>4.2315</text:p>
              </table:table-cell>
              <table:table-cell office:value-type="float" office:value="4.4785">
                <text:p>4.4785</text:p>
              </table:table-cell>
              <table:table-cell office:value-type="float" office:value="3.94461666666667">
                <text:p>3.94461666666667</text:p>
              </table:table-cell>
            </table:table-row>
            <table:table-row>
              <table:table-cell office:value-type="string">
                <text:p>15-05</text:p>
              </table:table-cell>
              <table:table-cell office:value-type="float" office:value="3.836">
                <text:p>3.836</text:p>
              </table:table-cell>
              <table:table-cell office:value-type="float" office:value="3.6049">
                <text:p>3.6049</text:p>
              </table:table-cell>
              <table:table-cell office:value-type="float" office:value="4.2276">
                <text:p>4.2276</text:p>
              </table:table-cell>
              <table:table-cell office:value-type="float" office:value="4.4785">
                <text:p>4.4785</text:p>
              </table:table-cell>
              <table:table-cell office:value-type="float" office:value="3.95693333333333">
                <text:p>3.95693333333333</text:p>
              </table:table-cell>
            </table:table-row>
            <table:table-row>
              <table:table-cell office:value-type="string">
                <text:p>16-05</text:p>
              </table:table-cell>
              <table:table-cell office:value-type="float" office:value="3.7964">
                <text:p>3.7964</text:p>
              </table:table-cell>
              <table:table-cell office:value-type="float" office:value="3.6396">
                <text:p>3.6396</text:p>
              </table:table-cell>
              <table:table-cell office:value-type="float" office:value="4.2094">
                <text:p>4.2094</text:p>
              </table:table-cell>
              <table:table-cell office:value-type="float" office:value="4.4785">
                <text:p>4.4785</text:p>
              </table:table-cell>
              <table:table-cell office:value-type="float" office:value="3.94998333333333">
                <text:p>3.94998333333333</text:p>
              </table:table-cell>
            </table:table-row>
            <table:table-row>
              <table:table-cell office:value-type="string">
                <text:p>17-05</text:p>
              </table:table-cell>
              <table:table-cell office:value-type="float" office:value="3.766">
                <text:p>3.766</text:p>
              </table:table-cell>
              <table:table-cell office:value-type="float" office:value="3.634">
                <text:p>3.634</text:p>
              </table:table-cell>
              <table:table-cell office:value-type="float" office:value="4.2094">
                <text:p>4.2094</text:p>
              </table:table-cell>
              <table:table-cell office:value-type="float" office:value="4.4102">
                <text:p>4.4102</text:p>
              </table:table-cell>
              <table:table-cell office:value-type="float" office:value="3.9354">
                <text:p>3.9354</text:p>
              </table:table-cell>
            </table:table-row>
            <table:table-row>
              <table:table-cell office:value-type="string">
                <text:p>18-05</text:p>
              </table:table-cell>
              <table:table-cell office:value-type="float" office:value="3.7948">
                <text:p>3.7948</text:p>
              </table:table-cell>
              <table:table-cell office:value-type="float" office:value="3.6457">
                <text:p>3.6457</text:p>
              </table:table-cell>
              <table:table-cell office:value-type="float" office:value="4.2094">
                <text:p>4.2094</text:p>
              </table:table-cell>
              <table:table-cell office:value-type="float" office:value="4.4135">
                <text:p>4.4135</text:p>
              </table:table-cell>
              <table:table-cell office:value-type="float" office:value="3.9355">
                <text:p>3.9355</text:p>
              </table:table-cell>
            </table:table-row>
            <table:table-row>
              <table:table-cell office:value-type="string">
                <text:p>19-05</text:p>
              </table:table-cell>
              <table:table-cell office:value-type="float" office:value="3.7575">
                <text:p>3.7575</text:p>
              </table:table-cell>
              <table:table-cell office:value-type="float" office:value="3.6685">
                <text:p>3.6685</text:p>
              </table:table-cell>
              <table:table-cell office:value-type="float" office:value="4.1562">
                <text:p>4.1562</text:p>
              </table:table-cell>
              <table:table-cell office:value-type="float" office:value="4.4107">
                <text:p>4.4107</text:p>
              </table:table-cell>
              <table:table-cell office:value-type="float" office:value="3.9235">
                <text:p>3.9235</text:p>
              </table:table-cell>
            </table:table-row>
            <table:table-row>
              <table:table-cell office:value-type="string">
                <text:p>20-05</text:p>
              </table:table-cell>
              <table:table-cell office:value-type="float" office:value="3.7292">
                <text:p>3.7292</text:p>
              </table:table-cell>
              <table:table-cell office:value-type="float" office:value="3.6685">
                <text:p>3.6685</text:p>
              </table:table-cell>
              <table:table-cell office:value-type="float" office:value="4.1468">
                <text:p>4.1468</text:p>
              </table:table-cell>
              <table:table-cell office:value-type="float" office:value="4.3836">
                <text:p>4.3836</text:p>
              </table:table-cell>
              <table:table-cell office:value-type="float" office:value="3.91268333333333">
                <text:p>3.91268333333333</text:p>
              </table:table-cell>
            </table:table-row>
            <table:table-row>
              <table:table-cell office:value-type="string">
                <text:p>21-05</text:p>
              </table:table-cell>
              <table:table-cell office:value-type="float" office:value="3.7292">
                <text:p>3.7292</text:p>
              </table:table-cell>
              <table:table-cell office:value-type="float" office:value="3.6685">
                <text:p>3.6685</text:p>
              </table:table-cell>
              <table:table-cell office:value-type="float" office:value="4.118">
                <text:p>4.118</text:p>
              </table:table-cell>
              <table:table-cell office:value-type="float" office:value="4.3353">
                <text:p>4.3353</text:p>
              </table:table-cell>
              <table:table-cell office:value-type="float" office:value="3.89873333333333">
                <text:p>3.89873333333333</text:p>
              </table:table-cell>
            </table:table-row>
            <table:table-row>
              <table:table-cell office:value-type="string">
                <text:p>22-05</text:p>
              </table:table-cell>
              <table:table-cell office:value-type="float" office:value="3.7292">
                <text:p>3.7292</text:p>
              </table:table-cell>
              <table:table-cell office:value-type="float" office:value="3.6342">
                <text:p>3.6342</text:p>
              </table:table-cell>
              <table:table-cell office:value-type="float" office:value="4.1461">
                <text:p>4.1461</text:p>
              </table:table-cell>
              <table:table-cell office:value-type="float" office:value="4.3353">
                <text:p>4.3353</text:p>
              </table:table-cell>
              <table:table-cell office:value-type="float" office:value="3.89501666666667">
                <text:p>3.89501666666667</text:p>
              </table:table-cell>
            </table:table-row>
            <table:table-row>
              <table:table-cell office:value-type="string">
                <text:p>23-05</text:p>
              </table:table-cell>
              <table:table-cell office:value-type="float" office:value="3.7432">
                <text:p>3.7432</text:p>
              </table:table-cell>
              <table:table-cell office:value-type="float" office:value="3.6802">
                <text:p>3.6802</text:p>
              </table:table-cell>
              <table:table-cell office:value-type="float" office:value="4.1275">
                <text:p>4.1275</text:p>
              </table:table-cell>
              <table:table-cell office:value-type="float" office:value="4.3353">
                <text:p>4.3353</text:p>
              </table:table-cell>
              <table:table-cell office:value-type="float" office:value="3.90415">
                <text:p>3.90415</text:p>
              </table:table-cell>
            </table:table-row>
            <table:table-row>
              <table:table-cell office:value-type="string">
                <text:p>24-05</text:p>
              </table:table-cell>
              <table:table-cell office:value-type="float" office:value="3.7405">
                <text:p>3.7405</text:p>
              </table:table-cell>
              <table:table-cell office:value-type="float" office:value="3.6691">
                <text:p>3.6691</text:p>
              </table:table-cell>
              <table:table-cell office:value-type="float" office:value="4.1275">
                <text:p>4.1275</text:p>
              </table:table-cell>
              <table:table-cell office:value-type="float" office:value="4.2924">
                <text:p>4.2924</text:p>
              </table:table-cell>
              <table:table-cell office:value-type="float" office:value="3.89058333333333">
                <text:p>3.89058333333333</text:p>
              </table:table-cell>
            </table:table-row>
            <table:table-row>
              <table:table-cell office:value-type="string">
                <text:p>25-05</text:p>
              </table:table-cell>
              <table:table-cell office:value-type="float" office:value="3.7269">
                <text:p>3.7269</text:p>
              </table:table-cell>
              <table:table-cell office:value-type="float" office:value="3.6908">
                <text:p>3.6908</text:p>
              </table:table-cell>
              <table:table-cell office:value-type="float" office:value="4.1275">
                <text:p>4.1275</text:p>
              </table:table-cell>
              <table:table-cell office:value-type="float" office:value="4.3365">
                <text:p>4.3365</text:p>
              </table:table-cell>
              <table:table-cell office:value-type="float" office:value="3.89533333333333">
                <text:p>3.89533333333333</text:p>
              </table:table-cell>
            </table:table-row>
            <table:table-row>
              <table:table-cell office:value-type="string">
                <text:p>26-05</text:p>
              </table:table-cell>
              <table:table-cell office:value-type="float" office:value="3.7362">
                <text:p>3.7362</text:p>
              </table:table-cell>
              <table:table-cell office:value-type="float" office:value="3.6974">
                <text:p>3.6974</text:p>
              </table:table-cell>
              <table:table-cell office:value-type="float" office:value="4.0552">
                <text:p>4.0552</text:p>
              </table:table-cell>
              <table:table-cell office:value-type="float" office:value="4.308">
                <text:p>4.308</text:p>
              </table:table-cell>
              <table:table-cell office:value-type="float" office:value="3.88473333333333">
                <text:p>3.88473333333333</text:p>
              </table:table-cell>
            </table:table-row>
            <table:table-row>
              <table:table-cell office:value-type="string">
                <text:p>27-05</text:p>
              </table:table-cell>
              <table:table-cell office:value-type="float" office:value="3.7359">
                <text:p>3.7359</text:p>
              </table:table-cell>
              <table:table-cell office:value-type="float" office:value="3.6974">
                <text:p>3.6974</text:p>
              </table:table-cell>
              <table:table-cell office:value-type="float" office:value="4.0371">
                <text:p>4.0371</text:p>
              </table:table-cell>
              <table:table-cell office:value-type="float" office:value="4.277">
                <text:p>4.277</text:p>
              </table:table-cell>
              <table:table-cell office:value-type="float" office:value="3.87623333333333">
                <text:p>3.87623333333333</text:p>
              </table:table-cell>
            </table:table-row>
            <table:table-row>
              <table:table-cell office:value-type="string">
                <text:p>28-05</text:p>
              </table:table-cell>
              <table:table-cell office:value-type="float" office:value="3.7359">
                <text:p>3.7359</text:p>
              </table:table-cell>
              <table:table-cell office:value-type="float" office:value="3.6974">
                <text:p>3.6974</text:p>
              </table:table-cell>
              <table:table-cell office:value-type="float" office:value="4.0162">
                <text:p>4.0162</text:p>
              </table:table-cell>
              <table:table-cell office:value-type="float" office:value="4.26">
                <text:p>4.26</text:p>
              </table:table-cell>
              <table:table-cell office:value-type="float" office:value="3.8737">
                <text:p>3.8737</text:p>
              </table:table-cell>
            </table:table-row>
            <table:table-row>
              <table:table-cell office:value-type="string">
                <text:p>29-05</text:p>
              </table:table-cell>
              <table:table-cell office:value-type="float" office:value="3.7359">
                <text:p>3.7359</text:p>
              </table:table-cell>
              <table:table-cell office:value-type="float" office:value="3.7299">
                <text:p>3.7299</text:p>
              </table:table-cell>
              <table:table-cell office:value-type="float" office:value="3.9956">
                <text:p>3.9956</text:p>
              </table:table-cell>
              <table:table-cell office:value-type="float" office:value="4.26">
                <text:p>4.26</text:p>
              </table:table-cell>
              <table:table-cell office:value-type="float" office:value="3.87533333333333">
                <text:p>3.87533333333333</text:p>
              </table:table-cell>
            </table:table-row>
            <table:table-row>
              <table:table-cell office:value-type="string">
                <text:p>30-05</text:p>
              </table:table-cell>
              <table:table-cell office:value-type="float" office:value="3.7376">
                <text:p>3.7376</text:p>
              </table:table-cell>
              <table:table-cell office:value-type="float" office:value="3.7083">
                <text:p>3.7083</text:p>
              </table:table-cell>
              <table:table-cell office:value-type="float" office:value="3.9833">
                <text:p>3.9833</text:p>
              </table:table-cell>
              <table:table-cell office:value-type="float" office:value="4.26">
                <text:p>4.26</text:p>
              </table:table-cell>
              <table:table-cell office:value-type="float" office:value="3.86958333333333">
                <text:p>3.86958333333333</text:p>
              </table:table-cell>
            </table:table-row>
            <table:table-row>
              <table:table-cell office:value-type="string">
                <text:p>31-05</text:p>
              </table:table-cell>
              <table:table-cell office:value-type="float" office:value="3.7173">
                <text:p>3.7173</text:p>
              </table:table-cell>
              <table:table-cell office:value-type="float" office:value="3.6805">
                <text:p>3.6805</text:p>
              </table:table-cell>
              <table:table-cell office:value-type="float" office:value="3.9833">
                <text:p>3.9833</text:p>
              </table:table-cell>
              <table:table-cell office:value-type="float" office:value="4.2756">
                <text:p>4.2756</text:p>
              </table:table-cell>
              <table:table-cell office:value-type="float" office:value="3.86253333333333">
                <text:p>3.86253333333333</text:p>
              </table:table-cell>
            </table:table-row>
            <table:table-row>
              <table:table-cell office:value-type="string">
                <text:p>01-06</text:p>
              </table:table-cell>
              <table:table-cell office:value-type="float" office:value="3.7285">
                <text:p>3.7285</text:p>
              </table:table-cell>
              <table:table-cell office:value-type="float" office:value="3.6989">
                <text:p>3.6989</text:p>
              </table:table-cell>
              <table:table-cell office:value-type="float" office:value="3.9833">
                <text:p>3.9833</text:p>
              </table:table-cell>
              <table:table-cell office:value-type="float" office:value="4.2861">
                <text:p>4.2861</text:p>
              </table:table-cell>
              <table:table-cell office:value-type="float" office:value="3.86326666666667">
                <text:p>3.86326666666667</text:p>
              </table:table-cell>
            </table:table-row>
            <table:table-row>
              <table:table-cell office:value-type="string">
                <text:p>02-06</text:p>
              </table:table-cell>
              <table:table-cell office:value-type="float" office:value="3.7376">
                <text:p>3.7376</text:p>
              </table:table-cell>
              <table:table-cell office:value-type="float" office:value="3.6507">
                <text:p>3.6507</text:p>
              </table:table-cell>
              <table:table-cell office:value-type="float" office:value="3.9371">
                <text:p>3.9371</text:p>
              </table:table-cell>
              <table:table-cell office:value-type="float" office:value="4.2824">
                <text:p>4.2824</text:p>
              </table:table-cell>
              <table:table-cell office:value-type="float" office:value="3.85026666666667">
                <text:p>3.85026666666667</text:p>
              </table:table-cell>
            </table:table-row>
            <table:table-row>
              <table:table-cell office:value-type="string">
                <text:p>03-06</text:p>
              </table:table-cell>
              <table:table-cell office:value-type="float" office:value="3.7193">
                <text:p>3.7193</text:p>
              </table:table-cell>
              <table:table-cell office:value-type="float" office:value="3.6507">
                <text:p>3.6507</text:p>
              </table:table-cell>
              <table:table-cell office:value-type="float" office:value="3.9427">
                <text:p>3.9427</text:p>
              </table:table-cell>
              <table:table-cell office:value-type="float" office:value="4.2829">
                <text:p>4.2829</text:p>
              </table:table-cell>
              <table:table-cell office:value-type="float" office:value="3.84636666666667">
                <text:p>3.84636666666667</text:p>
              </table:table-cell>
            </table:table-row>
            <table:table-row>
              <table:table-cell office:value-type="string">
                <text:p>04-06</text:p>
              </table:table-cell>
              <table:table-cell office:value-type="float" office:value="3.7193">
                <text:p>3.7193</text:p>
              </table:table-cell>
              <table:table-cell office:value-type="float" office:value="3.6507">
                <text:p>3.6507</text:p>
              </table:table-cell>
              <table:table-cell office:value-type="float" office:value="3.9442">
                <text:p>3.9442</text:p>
              </table:table-cell>
              <table:table-cell office:value-type="float" office:value="4.2707">
                <text:p>4.2707</text:p>
              </table:table-cell>
              <table:table-cell office:value-type="float" office:value="3.84681666666667">
                <text:p>3.84681666666667</text:p>
              </table:table-cell>
            </table:table-row>
            <table:table-row>
              <table:table-cell office:value-type="string">
                <text:p>05-06</text:p>
              </table:table-cell>
              <table:table-cell office:value-type="float" office:value="3.7193">
                <text:p>3.7193</text:p>
              </table:table-cell>
              <table:table-cell office:value-type="float" office:value="3.6733">
                <text:p>3.6733</text:p>
              </table:table-cell>
              <table:table-cell office:value-type="float" office:value="3.921">
                <text:p>3.921</text:p>
              </table:table-cell>
              <table:table-cell office:value-type="float" office:value="4.2707">
                <text:p>4.2707</text:p>
              </table:table-cell>
              <table:table-cell office:value-type="float" office:value="3.84278333333333">
                <text:p>3.84278333333333</text:p>
              </table:table-cell>
            </table:table-row>
            <table:table-row>
              <table:table-cell office:value-type="string">
                <text:p>06-06</text:p>
              </table:table-cell>
              <table:table-cell office:value-type="float" office:value="3.73">
                <text:p>3.73</text:p>
              </table:table-cell>
              <table:table-cell office:value-type="float" office:value="3.6339">
                <text:p>3.6339</text:p>
              </table:table-cell>
              <table:table-cell office:value-type="float" office:value="3.9285">
                <text:p>3.9285</text:p>
              </table:table-cell>
              <table:table-cell office:value-type="float" office:value="4.2707">
                <text:p>4.2707</text:p>
              </table:table-cell>
              <table:table-cell office:value-type="float" office:value="3.8389">
                <text:p>3.8389</text:p>
              </table:table-cell>
            </table:table-row>
            <table:table-row>
              <table:table-cell office:value-type="string">
                <text:p>07-06</text:p>
              </table:table-cell>
              <table:table-cell office:value-type="float" office:value="3.7366">
                <text:p>3.7366</text:p>
              </table:table-cell>
              <table:table-cell office:value-type="float" office:value="3.5994">
                <text:p>3.5994</text:p>
              </table:table-cell>
              <table:table-cell office:value-type="float" office:value="3.9285">
                <text:p>3.9285</text:p>
              </table:table-cell>
              <table:table-cell office:value-type="float" office:value="4.2968">
                <text:p>4.2968</text:p>
              </table:table-cell>
              <table:table-cell office:value-type="float" office:value="3.83711666666667">
                <text:p>3.83711666666667</text:p>
              </table:table-cell>
            </table:table-row>
            <table:table-row>
              <table:table-cell office:value-type="string">
                <text:p>08-06</text:p>
              </table:table-cell>
              <table:table-cell office:value-type="float" office:value="3.7461">
                <text:p>3.7461</text:p>
              </table:table-cell>
              <table:table-cell office:value-type="float" office:value="3.6407">
                <text:p>3.6407</text:p>
              </table:table-cell>
              <table:table-cell office:value-type="float" office:value="3.9285">
                <text:p>3.9285</text:p>
              </table:table-cell>
              <table:table-cell office:value-type="float" office:value="4.2553">
                <text:p>4.2553</text:p>
              </table:table-cell>
              <table:table-cell office:value-type="float" office:value="3.83546666666667">
                <text:p>3.83546666666667</text:p>
              </table:table-cell>
            </table:table-row>
            <table:table-row>
              <table:table-cell office:value-type="string">
                <text:p>09-06</text:p>
              </table:table-cell>
              <table:table-cell office:value-type="float" office:value="3.7494">
                <text:p>3.7494</text:p>
              </table:table-cell>
              <table:table-cell office:value-type="float" office:value="3.6191">
                <text:p>3.6191</text:p>
              </table:table-cell>
              <table:table-cell office:value-type="float" office:value="3.937">
                <text:p>3.937</text:p>
              </table:table-cell>
              <table:table-cell office:value-type="float" office:value="4.2749">
                <text:p>4.2749</text:p>
              </table:table-cell>
              <table:table-cell office:value-type="float" office:value="3.83456666666667">
                <text:p>3.83456666666667</text:p>
              </table:table-cell>
            </table:table-row>
            <table:table-row>
              <table:table-cell office:value-type="string">
                <text:p>10-06</text:p>
              </table:table-cell>
              <table:table-cell office:value-type="float" office:value="3.734">
                <text:p>3.734</text:p>
              </table:table-cell>
              <table:table-cell office:value-type="float" office:value="3.6191">
                <text:p>3.6191</text:p>
              </table:table-cell>
              <table:table-cell office:value-type="float" office:value="3.9142">
                <text:p>3.9142</text:p>
              </table:table-cell>
              <table:table-cell office:value-type="float" office:value="4.3537">
                <text:p>4.3537</text:p>
              </table:table-cell>
              <table:table-cell office:value-type="float" office:value="3.84591666666667">
                <text:p>3.84591666666667</text:p>
              </table:table-cell>
            </table:table-row>
            <table:table-row>
              <table:table-cell office:value-type="string">
                <text:p>11-06</text:p>
              </table:table-cell>
              <table:table-cell office:value-type="float" office:value="3.734">
                <text:p>3.734</text:p>
              </table:table-cell>
              <table:table-cell office:value-type="float" office:value="3.6191">
                <text:p>3.6191</text:p>
              </table:table-cell>
              <table:table-cell office:value-type="float" office:value="3.9416">
                <text:p>3.9416</text:p>
              </table:table-cell>
              <table:table-cell office:value-type="float" office:value="4.4355">
                <text:p>4.4355</text:p>
              </table:table-cell>
              <table:table-cell office:value-type="float" office:value="3.86441666666667">
                <text:p>3.86441666666667</text:p>
              </table:table-cell>
            </table:table-row>
            <table:table-row>
              <table:table-cell office:value-type="string">
                <text:p>12-06</text:p>
              </table:table-cell>
              <table:table-cell office:value-type="float" office:value="3.734">
                <text:p>3.734</text:p>
              </table:table-cell>
              <table:table-cell office:value-type="float" office:value="3.6269">
                <text:p>3.6269</text:p>
              </table:table-cell>
              <table:table-cell office:value-type="float" office:value="3.9352">
                <text:p>3.9352</text:p>
              </table:table-cell>
              <table:table-cell office:value-type="float" office:value="4.4355">
                <text:p>4.4355</text:p>
              </table:table-cell>
              <table:table-cell office:value-type="float" office:value="3.87041666666667">
                <text:p>3.87041666666667</text:p>
              </table:table-cell>
            </table:table-row>
            <table:table-row>
              <table:table-cell office:value-type="string">
                <text:p>13-06</text:p>
              </table:table-cell>
              <table:table-cell office:value-type="float" office:value="3.7386">
                <text:p>3.7386</text:p>
              </table:table-cell>
              <table:table-cell office:value-type="float" office:value="3.6353">
                <text:p>3.6353</text:p>
              </table:table-cell>
              <table:table-cell office:value-type="float" office:value="3.9413">
                <text:p>3.9413</text:p>
              </table:table-cell>
              <table:table-cell office:value-type="float" office:value="4.4355">
                <text:p>4.4355</text:p>
              </table:table-cell>
              <table:table-cell office:value-type="float" office:value="3.87498333333333">
                <text:p>3.87498333333333</text:p>
              </table:table-cell>
            </table:table-row>
            <table:table-row>
              <table:table-cell office:value-type="string">
                <text:p>14-06</text:p>
              </table:table-cell>
              <table:table-cell office:value-type="float" office:value="3.7461">
                <text:p>3.7461</text:p>
              </table:table-cell>
              <table:table-cell office:value-type="float" office:value="3.6378">
                <text:p>3.6378</text:p>
              </table:table-cell>
              <table:table-cell office:value-type="float" office:value="3.9413">
                <text:p>3.9413</text:p>
              </table:table-cell>
              <table:table-cell office:value-type="float" office:value="4.4549">
                <text:p>4.4549</text:p>
              </table:table-cell>
              <table:table-cell office:value-type="float" office:value="3.88063333333333">
                <text:p>3.88063333333333</text:p>
              </table:table-cell>
            </table:table-row>
            <table:table-row>
              <table:table-cell office:value-type="string">
                <text:p>15-06</text:p>
              </table:table-cell>
              <table:table-cell office:value-type="float" office:value="3.7723">
                <text:p>3.7723</text:p>
              </table:table-cell>
              <table:table-cell office:value-type="float" office:value="3.6915">
                <text:p>3.6915</text:p>
              </table:table-cell>
              <table:table-cell office:value-type="float" office:value="3.9413">
                <text:p>3.9413</text:p>
              </table:table-cell>
              <table:table-cell office:value-type="float" office:value="4.4761">
                <text:p>4.4761</text:p>
              </table:table-cell>
              <table:table-cell office:value-type="float" office:value="3.90161666666667">
                <text:p>3.90161666666667</text:p>
              </table:table-cell>
            </table:table-row>
            <table:table-row>
              <table:table-cell office:value-type="string">
                <text:p>16-06</text:p>
              </table:table-cell>
              <table:table-cell office:value-type="float" office:value="3.7776">
                <text:p>3.7776</text:p>
              </table:table-cell>
              <table:table-cell office:value-type="float" office:value="3.6921">
                <text:p>3.6921</text:p>
              </table:table-cell>
              <table:table-cell office:value-type="float" office:value="3.9151">
                <text:p>3.9151</text:p>
              </table:table-cell>
              <table:table-cell office:value-type="float" office:value="4.5325">
                <text:p>4.5325</text:p>
              </table:table-cell>
              <table:table-cell office:value-type="float" office:value="3.90585">
                <text:p>3.90585</text:p>
              </table:table-cell>
            </table:table-row>
            <table:table-row>
              <table:table-cell office:value-type="string">
                <text:p>17-06</text:p>
              </table:table-cell>
              <table:table-cell office:value-type="float" office:value="3.7615">
                <text:p>3.7615</text:p>
              </table:table-cell>
              <table:table-cell office:value-type="float" office:value="3.6921">
                <text:p>3.6921</text:p>
              </table:table-cell>
              <table:table-cell office:value-type="float" office:value="3.959">
                <text:p>3.959</text:p>
              </table:table-cell>
              <table:table-cell office:value-type="float" office:value="4.4825">
                <text:p>4.4825</text:p>
              </table:table-cell>
              <table:table-cell office:value-type="float" office:value="3.9148">
                <text:p>3.9148</text:p>
              </table:table-cell>
            </table:table-row>
            <table:table-row>
              <table:table-cell office:value-type="string">
                <text:p>18-06</text:p>
              </table:table-cell>
              <table:table-cell office:value-type="float" office:value="3.7615">
                <text:p>3.7615</text:p>
              </table:table-cell>
              <table:table-cell office:value-type="float" office:value="3.6921">
                <text:p>3.6921</text:p>
              </table:table-cell>
              <table:table-cell office:value-type="float" office:value="3.9785">
                <text:p>3.9785</text:p>
              </table:table-cell>
              <table:table-cell office:value-type="float" office:value="4.4233">
                <text:p>4.4233</text:p>
              </table:table-cell>
              <table:table-cell office:value-type="float" office:value="3.91436666666667">
                <text:p>3.91436666666667</text:p>
              </table:table-cell>
            </table:table-row>
            <table:table-row>
              <table:table-cell office:value-type="string">
                <text:p>19-06</text:p>
              </table:table-cell>
              <table:table-cell office:value-type="float" office:value="3.7615">
                <text:p>3.7615</text:p>
              </table:table-cell>
              <table:table-cell office:value-type="float" office:value="3.7405">
                <text:p>3.7405</text:p>
              </table:table-cell>
              <table:table-cell office:value-type="float" office:value="3.9711">
                <text:p>3.9711</text:p>
              </table:table-cell>
              <table:table-cell office:value-type="float" office:value="4.4233">
                <text:p>4.4233</text:p>
              </table:table-cell>
              <table:table-cell office:value-type="float" office:value="3.9193">
                <text:p>3.9193</text:p>
              </table:table-cell>
            </table:table-row>
            <table:table-row>
              <table:table-cell office:value-type="string">
                <text:p>20-06</text:p>
              </table:table-cell>
              <table:table-cell office:value-type="float" office:value="3.7922">
                <text:p>3.7922</text:p>
              </table:table-cell>
              <table:table-cell office:value-type="float" office:value="3.7271">
                <text:p>3.7271</text:p>
              </table:table-cell>
              <table:table-cell office:value-type="float" office:value="3.968">
                <text:p>3.968</text:p>
              </table:table-cell>
              <table:table-cell office:value-type="float" office:value="4.4233">
                <text:p>4.4233</text:p>
              </table:table-cell>
              <table:table-cell office:value-type="float" office:value="3.91438333333333">
                <text:p>3.91438333333333</text:p>
              </table:table-cell>
            </table:table-row>
            <table:table-row>
              <table:table-cell office:value-type="string">
                <text:p>21-06</text:p>
              </table:table-cell>
              <table:table-cell office:value-type="float" office:value="3.8008">
                <text:p>3.8008</text:p>
              </table:table-cell>
              <table:table-cell office:value-type="float" office:value="3.749">
                <text:p>3.749</text:p>
              </table:table-cell>
              <table:table-cell office:value-type="float" office:value="3.968">
                <text:p>3.968</text:p>
              </table:table-cell>
              <table:table-cell office:value-type="float" office:value="4.4014">
                <text:p>4.4014</text:p>
              </table:table-cell>
              <table:table-cell office:value-type="float" office:value="3.91573333333333">
                <text:p>3.91573333333333</text:p>
              </table:table-cell>
            </table:table-row>
            <table:table-row>
              <table:table-cell office:value-type="string">
                <text:p>22-06</text:p>
              </table:table-cell>
              <table:table-cell office:value-type="float" office:value="3.7964">
                <text:p>3.7964</text:p>
              </table:table-cell>
              <table:table-cell office:value-type="float" office:value="3.7043">
                <text:p>3.7043</text:p>
              </table:table-cell>
              <table:table-cell office:value-type="float" office:value="3.968">
                <text:p>3.968</text:p>
              </table:table-cell>
              <table:table-cell office:value-type="float" office:value="4.4582">
                <text:p>4.4582</text:p>
              </table:table-cell>
              <table:table-cell office:value-type="float" office:value="3.91198333333333">
                <text:p>3.91198333333333</text:p>
              </table:table-cell>
            </table:table-row>
            <table:table-row>
              <table:table-cell office:value-type="string">
                <text:p>23-06</text:p>
              </table:table-cell>
              <table:table-cell office:value-type="float" office:value="3.7877">
                <text:p>3.7877</text:p>
              </table:table-cell>
              <table:table-cell office:value-type="float" office:value="3.7068">
                <text:p>3.7068</text:p>
              </table:table-cell>
              <table:table-cell office:value-type="float" office:value="3.9204">
                <text:p>3.9204</text:p>
              </table:table-cell>
              <table:table-cell office:value-type="float" office:value="4.4873">
                <text:p>4.4873</text:p>
              </table:table-cell>
              <table:table-cell office:value-type="float" office:value="3.90343333333333">
                <text:p>3.90343333333333</text:p>
              </table:table-cell>
            </table:table-row>
            <table:table-row>
              <table:table-cell office:value-type="string">
                <text:p>24-06</text:p>
              </table:table-cell>
              <table:table-cell office:value-type="float" office:value="3.764">
                <text:p>3.764</text:p>
              </table:table-cell>
              <table:table-cell office:value-type="float" office:value="3.7068">
                <text:p>3.7068</text:p>
              </table:table-cell>
              <table:table-cell office:value-type="float" office:value="3.9433">
                <text:p>3.9433</text:p>
              </table:table-cell>
              <table:table-cell office:value-type="float" office:value="4.4682">
                <text:p>4.4682</text:p>
              </table:table-cell>
              <table:table-cell office:value-type="float" office:value="3.90115">
                <text:p>3.90115</text:p>
              </table:table-cell>
            </table:table-row>
            <table:table-row>
              <table:table-cell office:value-type="string">
                <text:p>25-06</text:p>
              </table:table-cell>
              <table:table-cell office:value-type="float" office:value="3.764">
                <text:p>3.764</text:p>
              </table:table-cell>
              <table:table-cell office:value-type="float" office:value="3.7068">
                <text:p>3.7068</text:p>
              </table:table-cell>
              <table:table-cell office:value-type="float" office:value="3.9869">
                <text:p>3.9869</text:p>
              </table:table-cell>
              <table:table-cell office:value-type="float" office:value="4.4448">
                <text:p>4.4448</text:p>
              </table:table-cell>
              <table:table-cell office:value-type="float" office:value="3.90278333333333">
                <text:p>3.90278333333333</text:p>
              </table:table-cell>
            </table:table-row>
            <table:table-row>
              <table:table-cell office:value-type="string">
                <text:p>26-06</text:p>
              </table:table-cell>
              <table:table-cell office:value-type="float" office:value="3.764">
                <text:p>3.764</text:p>
              </table:table-cell>
              <table:table-cell office:value-type="float" office:value="3.7192">
                <text:p>3.7192</text:p>
              </table:table-cell>
              <table:table-cell office:value-type="float" office:value="3.985">
                <text:p>3.985</text:p>
              </table:table-cell>
              <table:table-cell office:value-type="float" office:value="4.4448">
                <text:p>4.4448</text:p>
              </table:table-cell>
              <table:table-cell office:value-type="float" office:value="3.90815">
                <text:p>3.90815</text:p>
              </table:table-cell>
            </table:table-row>
            <table:table-row>
              <table:table-cell office:value-type="string">
                <text:p>27-06</text:p>
              </table:table-cell>
              <table:table-cell office:value-type="float" office:value="3.7375">
                <text:p>3.7375</text:p>
              </table:table-cell>
              <table:table-cell office:value-type="float" office:value="3.733">
                <text:p>3.733</text:p>
              </table:table-cell>
              <table:table-cell office:value-type="float" office:value="3.9582">
                <text:p>3.9582</text:p>
              </table:table-cell>
              <table:table-cell office:value-type="float" office:value="4.4448">
                <text:p>4.4448</text:p>
              </table:table-cell>
              <table:table-cell office:value-type="float" office:value="3.89948333333333">
                <text:p>3.89948333333333</text:p>
              </table:table-cell>
            </table:table-row>
            <table:table-row>
              <table:table-cell office:value-type="string">
                <text:p>28-06</text:p>
              </table:table-cell>
              <table:table-cell office:value-type="float" office:value="3.7253">
                <text:p>3.7253</text:p>
              </table:table-cell>
              <table:table-cell office:value-type="float" office:value="3.7668">
                <text:p>3.7668</text:p>
              </table:table-cell>
              <table:table-cell office:value-type="float" office:value="3.9582">
                <text:p>3.9582</text:p>
              </table:table-cell>
              <table:table-cell office:value-type="float" office:value="4.4413">
                <text:p>4.4413</text:p>
              </table:table-cell>
              <table:table-cell office:value-type="float" office:value="3.90168333333333">
                <text:p>3.90168333333333</text:p>
              </table:table-cell>
            </table:table-row>
            <table:table-row>
              <table:table-cell office:value-type="string">
                <text:p>29-06</text:p>
              </table:table-cell>
              <table:table-cell office:value-type="float" office:value="3.7229">
                <text:p>3.7229</text:p>
              </table:table-cell>
              <table:table-cell office:value-type="float" office:value="3.7512">
                <text:p>3.7512</text:p>
              </table:table-cell>
              <table:table-cell office:value-type="float" office:value="3.9582">
                <text:p>3.9582</text:p>
              </table:table-cell>
              <table:table-cell office:value-type="float" office:value="4.4565">
                <text:p>4.4565</text:p>
              </table:table-cell>
              <table:table-cell office:value-type="float" office:value="3.9048">
                <text:p>3.9048</text:p>
              </table:table-cell>
            </table:table-row>
            <table:table-row>
              <table:table-cell office:value-type="string">
                <text:p>30-06</text:p>
              </table:table-cell>
              <table:table-cell office:value-type="float" office:value="3.703">
                <text:p>3.703</text:p>
              </table:table-cell>
              <table:table-cell office:value-type="float" office:value="3.7712">
                <text:p>3.7712</text:p>
              </table:table-cell>
              <table:table-cell office:value-type="float" office:value="3.9793">
                <text:p>3.9793</text:p>
              </table:table-cell>
              <table:table-cell office:value-type="float" office:value="4.5156">
                <text:p>4.5156</text:p>
              </table:table-cell>
              <table:table-cell office:value-type="float" office:value="3.9185">
                <text:p>3.9185</text:p>
              </table:table-cell>
            </table:table-row>
            <table:table-row>
              <table:table-cell office:value-type="string">
                <text:p>01-07</text:p>
              </table:table-cell>
              <table:table-cell office:value-type="float" office:value="3.7255">
                <text:p>3.7255</text:p>
              </table:table-cell>
              <table:table-cell office:value-type="float" office:value="3.7712">
                <text:p>3.7712</text:p>
              </table:table-cell>
              <table:table-cell office:value-type="float" office:value="3.9806">
                <text:p>3.9806</text:p>
              </table:table-cell>
              <table:table-cell office:value-type="float" office:value="4.5245">
                <text:p>4.5245</text:p>
              </table:table-cell>
              <table:table-cell office:value-type="float" office:value="3.92343333333333">
                <text:p>3.92343333333333</text:p>
              </table:table-cell>
            </table:table-row>
            <table:table-row>
              <table:table-cell office:value-type="string">
                <text:p>02-07</text:p>
              </table:table-cell>
              <table:table-cell office:value-type="float" office:value="3.7255">
                <text:p>3.7255</text:p>
              </table:table-cell>
              <table:table-cell office:value-type="float" office:value="3.7712">
                <text:p>3.7712</text:p>
              </table:table-cell>
              <table:table-cell office:value-type="float" office:value="3.9642">
                <text:p>3.9642</text:p>
              </table:table-cell>
              <table:table-cell office:value-type="float" office:value="4.505">
                <text:p>4.505</text:p>
              </table:table-cell>
              <table:table-cell office:value-type="float" office:value="3.9248">
                <text:p>3.9248</text:p>
              </table:table-cell>
            </table:table-row>
            <table:table-row>
              <table:table-cell office:value-type="string">
                <text:p>03-07</text:p>
              </table:table-cell>
              <table:table-cell office:value-type="float" office:value="3.7255">
                <text:p>3.7255</text:p>
              </table:table-cell>
              <table:table-cell office:value-type="float" office:value="3.7647">
                <text:p>3.7647</text:p>
              </table:table-cell>
              <table:table-cell office:value-type="float" office:value="3.9814">
                <text:p>3.9814</text:p>
              </table:table-cell>
              <table:table-cell office:value-type="float" office:value="4.505">
                <text:p>4.505</text:p>
              </table:table-cell>
              <table:table-cell office:value-type="float" office:value="3.92181666666667">
                <text:p>3.92181666666667</text:p>
              </table:table-cell>
            </table:table-row>
            <table:table-row>
              <table:table-cell office:value-type="string">
                <text:p>04-07</text:p>
              </table:table-cell>
              <table:table-cell office:value-type="float" office:value="3.737">
                <text:p>3.737</text:p>
              </table:table-cell>
              <table:table-cell office:value-type="float" office:value="3.7614">
                <text:p>3.7614</text:p>
              </table:table-cell>
              <table:table-cell office:value-type="float" office:value="3.946">
                <text:p>3.946</text:p>
              </table:table-cell>
              <table:table-cell office:value-type="float" office:value="4.505">
                <text:p>4.505</text:p>
              </table:table-cell>
              <table:table-cell office:value-type="float" office:value="3.91773333333333">
                <text:p>3.91773333333333</text:p>
              </table:table-cell>
            </table:table-row>
            <table:table-row>
              <table:table-cell office:value-type="string">
                <text:p>05-07</text:p>
              </table:table-cell>
              <table:table-cell office:value-type="float" office:value="3.7482">
                <text:p>3.7482</text:p>
              </table:table-cell>
              <table:table-cell office:value-type="float" office:value="3.7217">
                <text:p>3.7217</text:p>
              </table:table-cell>
              <table:table-cell office:value-type="float" office:value="3.946">
                <text:p>3.946</text:p>
              </table:table-cell>
              <table:table-cell office:value-type="float" office:value="4.6111">
                <text:p>4.6111</text:p>
              </table:table-cell>
              <table:table-cell office:value-type="float" office:value="3.93236666666667">
                <text:p>3.93236666666667</text:p>
              </table:table-cell>
            </table:table-row>
            <table:table-row>
              <table:table-cell office:value-type="string">
                <text:p>06-07</text:p>
              </table:table-cell>
              <table:table-cell office:value-type="float" office:value="3.731">
                <text:p>3.731</text:p>
              </table:table-cell>
              <table:table-cell office:value-type="float" office:value="3.7253">
                <text:p>3.7253</text:p>
              </table:table-cell>
              <table:table-cell office:value-type="float" office:value="3.946">
                <text:p>3.946</text:p>
              </table:table-cell>
              <table:table-cell office:value-type="float" office:value="4.688">
                <text:p>4.688</text:p>
              </table:table-cell>
              <table:table-cell office:value-type="float" office:value="3.94646666666667">
                <text:p>3.94646666666667</text:p>
              </table:table-cell>
            </table:table-row>
            <table:table-row>
              <table:table-cell office:value-type="string">
                <text:p>07-07</text:p>
              </table:table-cell>
              <table:table-cell office:value-type="float" office:value="3.7086">
                <text:p>3.7086</text:p>
              </table:table-cell>
              <table:table-cell office:value-type="float" office:value="3.6648">
                <text:p>3.6648</text:p>
              </table:table-cell>
              <table:table-cell office:value-type="float" office:value="3.9578">
                <text:p>3.9578</text:p>
              </table:table-cell>
              <table:table-cell office:value-type="float" office:value="4.6877">
                <text:p>4.6877</text:p>
              </table:table-cell>
              <table:table-cell office:value-type="float" office:value="3.93848333333333">
                <text:p>3.93848333333333</text:p>
              </table:table-cell>
            </table:table-row>
            <table:table-row>
              <table:table-cell office:value-type="string">
                <text:p>08-07</text:p>
              </table:table-cell>
              <table:table-cell office:value-type="float" office:value="3.7183">
                <text:p>3.7183</text:p>
              </table:table-cell>
              <table:table-cell office:value-type="float" office:value="3.6648">
                <text:p>3.6648</text:p>
              </table:table-cell>
              <table:table-cell office:value-type="float" office:value="3.9664">
                <text:p>3.9664</text:p>
              </table:table-cell>
              <table:table-cell office:value-type="float" office:value="4.6866">
                <text:p>4.6866</text:p>
              </table:table-cell>
              <table:table-cell office:value-type="float" office:value="3.94536666666667">
                <text:p>3.94536666666667</text:p>
              </table:table-cell>
            </table:table-row>
            <table:table-row>
              <table:table-cell office:value-type="string">
                <text:p>09-07</text:p>
              </table:table-cell>
              <table:table-cell office:value-type="float" office:value="3.7183">
                <text:p>3.7183</text:p>
              </table:table-cell>
              <table:table-cell office:value-type="float" office:value="3.6648">
                <text:p>3.6648</text:p>
              </table:table-cell>
              <table:table-cell office:value-type="float" office:value="3.9371">
                <text:p>3.9371</text:p>
              </table:table-cell>
              <table:table-cell office:value-type="float" office:value="4.7502">
                <text:p>4.7502</text:p>
              </table:table-cell>
              <table:table-cell office:value-type="float" office:value="3.95196666666667">
                <text:p>3.95196666666667</text:p>
              </table:table-cell>
            </table:table-row>
            <table:table-row>
              <table:table-cell office:value-type="string">
                <text:p>10-07</text:p>
              </table:table-cell>
              <table:table-cell office:value-type="float" office:value="3.7183">
                <text:p>3.7183</text:p>
              </table:table-cell>
              <table:table-cell office:value-type="float" office:value="3.6889">
                <text:p>3.6889</text:p>
              </table:table-cell>
              <table:table-cell office:value-type="float" office:value="3.968">
                <text:p>3.968</text:p>
              </table:table-cell>
              <table:table-cell office:value-type="float" office:value="4.7502">
                <text:p>4.7502</text:p>
              </table:table-cell>
              <table:table-cell office:value-type="float" office:value="3.96285">
                <text:p>3.96285</text:p>
              </table:table-cell>
            </table:table-row>
            <table:table-row>
              <table:table-cell office:value-type="string">
                <text:p>11-07</text:p>
              </table:table-cell>
              <table:table-cell office:value-type="float" office:value="3.7229">
                <text:p>3.7229</text:p>
              </table:table-cell>
              <table:table-cell office:value-type="float" office:value="3.6825">
                <text:p>3.6825</text:p>
              </table:table-cell>
              <table:table-cell office:value-type="float" office:value="3.9507">
                <text:p>3.9507</text:p>
              </table:table-cell>
              <table:table-cell office:value-type="float" office:value="4.7502">
                <text:p>4.7502</text:p>
              </table:table-cell>
              <table:table-cell office:value-type="float" office:value="3.95516666666667">
                <text:p>3.95516666666667</text:p>
              </table:table-cell>
            </table:table-row>
            <table:table-row>
              <table:table-cell office:value-type="string">
                <text:p>12-07</text:p>
              </table:table-cell>
              <table:table-cell office:value-type="float" office:value="3.7072">
                <text:p>3.7072</text:p>
              </table:table-cell>
              <table:table-cell office:value-type="float" office:value="3.7118">
                <text:p>3.7118</text:p>
              </table:table-cell>
              <table:table-cell office:value-type="float" office:value="3.9507">
                <text:p>3.9507</text:p>
              </table:table-cell>
              <table:table-cell office:value-type="float" office:value="4.7988">
                <text:p>4.7988</text:p>
              </table:table-cell>
              <table:table-cell office:value-type="float" office:value="3.96723333333333">
                <text:p>3.96723333333333</text:p>
              </table:table-cell>
            </table:table-row>
            <table:table-row>
              <table:table-cell office:value-type="string">
                <text:p>13-07</text:p>
              </table:table-cell>
              <table:table-cell office:value-type="float" office:value="3.7078">
                <text:p>3.7078</text:p>
              </table:table-cell>
              <table:table-cell office:value-type="float" office:value="3.7112">
                <text:p>3.7112</text:p>
              </table:table-cell>
              <table:table-cell office:value-type="float" office:value="3.9507">
                <text:p>3.9507</text:p>
              </table:table-cell>
              <table:table-cell office:value-type="float" office:value="4.7919">
                <text:p>4.7919</text:p>
              </table:table-cell>
              <table:table-cell office:value-type="float" office:value="3.96686666666667">
                <text:p>3.96686666666667</text:p>
              </table:table-cell>
            </table:table-row>
            <table:table-row>
              <table:table-cell office:value-type="string">
                <text:p>14-07</text:p>
              </table:table-cell>
              <table:table-cell office:value-type="float" office:value="3.6944">
                <text:p>3.6944</text:p>
              </table:table-cell>
              <table:table-cell office:value-type="float" office:value="3.6701">
                <text:p>3.6701</text:p>
              </table:table-cell>
              <table:table-cell office:value-type="float" office:value="3.9368">
                <text:p>3.9368</text:p>
              </table:table-cell>
              <table:table-cell office:value-type="float" office:value="4.8122">
                <text:p>4.8122</text:p>
              </table:table-cell>
              <table:table-cell office:value-type="float" office:value="3.96128333333333">
                <text:p>3.96128333333333</text:p>
              </table:table-cell>
            </table:table-row>
            <table:table-row>
              <table:table-cell office:value-type="string">
                <text:p>15-07</text:p>
              </table:table-cell>
              <table:table-cell office:value-type="float" office:value="3.6713">
                <text:p>3.6713</text:p>
              </table:table-cell>
              <table:table-cell office:value-type="float" office:value="3.6701">
                <text:p>3.6701</text:p>
              </table:table-cell>
              <table:table-cell office:value-type="float" office:value="3.9049">
                <text:p>3.9049</text:p>
              </table:table-cell>
              <table:table-cell office:value-type="float" office:value="4.7672">
                <text:p>4.7672</text:p>
              </table:table-cell>
              <table:table-cell office:value-type="float" office:value="3.94495">
                <text:p>3.94495</text:p>
              </table:table-cell>
            </table:table-row>
            <table:table-row>
              <table:table-cell office:value-type="string">
                <text:p>16-07</text:p>
              </table:table-cell>
              <table:table-cell office:value-type="float" office:value="3.6713">
                <text:p>3.6713</text:p>
              </table:table-cell>
              <table:table-cell office:value-type="float" office:value="3.6701">
                <text:p>3.6701</text:p>
              </table:table-cell>
              <table:table-cell office:value-type="float" office:value="3.9362">
                <text:p>3.9362</text:p>
              </table:table-cell>
              <table:table-cell office:value-type="float" office:value="4.7142">
                <text:p>4.7142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17-07</text:p>
              </table:table-cell>
              <table:table-cell office:value-type="float" office:value="3.6713">
                <text:p>3.6713</text:p>
              </table:table-cell>
              <table:table-cell office:value-type="float" office:value="3.6736">
                <text:p>3.6736</text:p>
              </table:table-cell>
              <table:table-cell office:value-type="float" office:value="3.9226">
                <text:p>3.9226</text:p>
              </table:table-cell>
              <table:table-cell office:value-type="float" office:value="4.7142">
                <text:p>4.7142</text:p>
              </table:table-cell>
              <table:table-cell office:value-type="float" office:value="3.94726666666667">
                <text:p>3.94726666666667</text:p>
              </table:table-cell>
            </table:table-row>
            <table:table-row>
              <table:table-cell office:value-type="string">
                <text:p>18-07</text:p>
              </table:table-cell>
              <table:table-cell office:value-type="float" office:value="3.6373">
                <text:p>3.6373</text:p>
              </table:table-cell>
              <table:table-cell office:value-type="float" office:value="3.7123">
                <text:p>3.7123</text:p>
              </table:table-cell>
              <table:table-cell office:value-type="float" office:value="3.8952">
                <text:p>3.8952</text:p>
              </table:table-cell>
              <table:table-cell office:value-type="float" office:value="4.7142">
                <text:p>4.7142</text:p>
              </table:table-cell>
              <table:table-cell office:value-type="float" office:value="3.94276666666667">
                <text:p>3.94276666666667</text:p>
              </table:table-cell>
            </table:table-row>
            <table:table-row>
              <table:table-cell office:value-type="string">
                <text:p>19-07</text:p>
              </table:table-cell>
              <table:table-cell office:value-type="float" office:value="3.6527">
                <text:p>3.6527</text:p>
              </table:table-cell>
              <table:table-cell office:value-type="float" office:value="3.7349">
                <text:p>3.7349</text:p>
              </table:table-cell>
              <table:table-cell office:value-type="float" office:value="3.8952">
                <text:p>3.8952</text:p>
              </table:table-cell>
              <table:table-cell office:value-type="float" office:value="4.646">
                <text:p>4.646</text:p>
              </table:table-cell>
              <table:table-cell office:value-type="float" office:value="3.9368">
                <text:p>3.9368</text:p>
              </table:table-cell>
            </table:table-row>
            <table:table-row>
              <table:table-cell office:value-type="string">
                <text:p>20-07</text:p>
              </table:table-cell>
              <table:table-cell office:value-type="float" office:value="3.6657">
                <text:p>3.6657</text:p>
              </table:table-cell>
              <table:table-cell office:value-type="float" office:value="3.7043">
                <text:p>3.7043</text:p>
              </table:table-cell>
              <table:table-cell office:value-type="float" office:value="3.8952">
                <text:p>3.8952</text:p>
              </table:table-cell>
              <table:table-cell office:value-type="float" office:value="4.6887">
                <text:p>4.6887</text:p>
              </table:table-cell>
              <table:table-cell office:value-type="float" office:value="3.94073333333333">
                <text:p>3.94073333333333</text:p>
              </table:table-cell>
            </table:table-row>
            <table:table-row>
              <table:table-cell office:value-type="string">
                <text:p>21-07</text:p>
              </table:table-cell>
              <table:table-cell office:value-type="float" office:value="3.6389">
                <text:p>3.6389</text:p>
              </table:table-cell>
              <table:table-cell office:value-type="float" office:value="3.6873">
                <text:p>3.6873</text:p>
              </table:table-cell>
              <table:table-cell office:value-type="float" office:value="3.8768">
                <text:p>3.8768</text:p>
              </table:table-cell>
              <table:table-cell office:value-type="float" office:value="4.6681">
                <text:p>4.6681</text:p>
              </table:table-cell>
              <table:table-cell office:value-type="float" office:value="3.92756666666667">
                <text:p>3.92756666666667</text:p>
              </table:table-cell>
            </table:table-row>
            <table:table-row>
              <table:table-cell office:value-type="string">
                <text:p>22-07</text:p>
              </table:table-cell>
              <table:table-cell office:value-type="float" office:value="3.6408">
                <text:p>3.6408</text:p>
              </table:table-cell>
              <table:table-cell office:value-type="float" office:value="3.6873">
                <text:p>3.6873</text:p>
              </table:table-cell>
              <table:table-cell office:value-type="float" office:value="3.8252">
                <text:p>3.8252</text:p>
              </table:table-cell>
              <table:table-cell office:value-type="float" office:value="4.6622">
                <text:p>4.6622</text:p>
              </table:table-cell>
              <table:table-cell office:value-type="float" office:value="3.91351666666667">
                <text:p>3.91351666666667</text:p>
              </table:table-cell>
            </table:table-row>
            <table:table-row>
              <table:table-cell office:value-type="string">
                <text:p>23-07</text:p>
              </table:table-cell>
              <table:table-cell office:value-type="float" office:value="3.6408">
                <text:p>3.6408</text:p>
              </table:table-cell>
              <table:table-cell office:value-type="float" office:value="3.6873">
                <text:p>3.6873</text:p>
              </table:table-cell>
              <table:table-cell office:value-type="float" office:value="3.8155">
                <text:p>3.8155</text:p>
              </table:table-cell>
              <table:table-cell office:value-type="float" office:value="4.5995">
                <text:p>4.5995</text:p>
              </table:table-cell>
              <table:table-cell office:value-type="float" office:value="3.90493333333333">
                <text:p>3.90493333333333</text:p>
              </table:table-cell>
            </table:table-row>
            <table:table-row>
              <table:table-cell office:value-type="string">
                <text:p>24-07</text:p>
              </table:table-cell>
              <table:table-cell office:value-type="float" office:value="3.6408">
                <text:p>3.6408</text:p>
              </table:table-cell>
              <table:table-cell office:value-type="float" office:value="3.6886">
                <text:p>3.6886</text:p>
              </table:table-cell>
              <table:table-cell office:value-type="float" office:value="3.7945">
                <text:p>3.7945</text:p>
              </table:table-cell>
              <table:table-cell office:value-type="float" office:value="4.5995">
                <text:p>4.5995</text:p>
              </table:table-cell>
              <table:table-cell office:value-type="float" office:value="3.90596666666667">
                <text:p>3.90596666666667</text:p>
              </table:table-cell>
            </table:table-row>
            <table:table-row>
              <table:table-cell office:value-type="string">
                <text:p>25-07</text:p>
              </table:table-cell>
              <table:table-cell office:value-type="float" office:value="3.6404">
                <text:p>3.6404</text:p>
              </table:table-cell>
              <table:table-cell office:value-type="float" office:value="3.678">
                <text:p>3.678</text:p>
              </table:table-cell>
              <table:table-cell office:value-type="float" office:value="3.7429">
                <text:p>3.7429</text:p>
              </table:table-cell>
              <table:table-cell office:value-type="float" office:value="4.5995">
                <text:p>4.5995</text:p>
              </table:table-cell>
              <table:table-cell office:value-type="float" office:value="3.89583333333333">
                <text:p>3.89583333333333</text:p>
              </table:table-cell>
            </table:table-row>
            <table:table-row>
              <table:table-cell office:value-type="string">
                <text:p>26-07</text:p>
              </table:table-cell>
              <table:table-cell office:value-type="float" office:value="3.6597">
                <text:p>3.6597</text:p>
              </table:table-cell>
              <table:table-cell office:value-type="float" office:value="3.6561">
                <text:p>3.6561</text:p>
              </table:table-cell>
              <table:table-cell office:value-type="float" office:value="3.7429">
                <text:p>3.7429</text:p>
              </table:table-cell>
              <table:table-cell office:value-type="float" office:value="4.6839">
                <text:p>4.6839</text:p>
              </table:table-cell>
              <table:table-cell office:value-type="float" office:value="3.91111666666667">
                <text:p>3.91111666666667</text:p>
              </table:table-cell>
            </table:table-row>
            <table:table-row>
              <table:table-cell office:value-type="string">
                <text:p>27-07</text:p>
              </table:table-cell>
              <table:table-cell office:value-type="float" office:value="3.6378">
                <text:p>3.6378</text:p>
              </table:table-cell>
              <table:table-cell office:value-type="float" office:value="3.6919">
                <text:p>3.6919</text:p>
              </table:table-cell>
              <table:table-cell office:value-type="float" office:value="3.7429">
                <text:p>3.7429</text:p>
              </table:table-cell>
              <table:table-cell office:value-type="float" office:value="4.726">
                <text:p>4.726</text:p>
              </table:table-cell>
              <table:table-cell office:value-type="float" office:value="3.92256666666667">
                <text:p>3.92256666666667</text:p>
              </table:table-cell>
            </table:table-row>
            <table:table-row>
              <table:table-cell office:value-type="string">
                <text:p>28-07</text:p>
              </table:table-cell>
              <table:table-cell office:value-type="float" office:value="3.6229">
                <text:p>3.6229</text:p>
              </table:table-cell>
              <table:table-cell office:value-type="float" office:value="3.6608">
                <text:p>3.6608</text:p>
              </table:table-cell>
              <table:table-cell office:value-type="float" office:value="3.7598">
                <text:p>3.7598</text:p>
              </table:table-cell>
              <table:table-cell office:value-type="float" office:value="4.7331">
                <text:p>4.7331</text:p>
              </table:table-cell>
              <table:table-cell office:value-type="float" office:value="3.9199">
                <text:p>3.9199</text:p>
              </table:table-cell>
            </table:table-row>
            <table:table-row>
              <table:table-cell office:value-type="string">
                <text:p>29-07</text:p>
              </table:table-cell>
              <table:table-cell office:value-type="float" office:value="3.6235">
                <text:p>3.6235</text:p>
              </table:table-cell>
              <table:table-cell office:value-type="float" office:value="3.6608">
                <text:p>3.6608</text:p>
              </table:table-cell>
              <table:table-cell office:value-type="float" office:value="3.7692">
                <text:p>3.7692</text:p>
              </table:table-cell>
              <table:table-cell office:value-type="float" office:value="4.6455">
                <text:p>4.6455</text:p>
              </table:table-cell>
              <table:table-cell office:value-type="float" office:value="3.9008">
                <text:p>3.9008</text:p>
              </table:table-cell>
            </table:table-row>
            <table:table-row>
              <table:table-cell office:value-type="string">
                <text:p>30-07</text:p>
              </table:table-cell>
              <table:table-cell office:value-type="float" office:value="3.6235">
                <text:p>3.6235</text:p>
              </table:table-cell>
              <table:table-cell office:value-type="float" office:value="3.6608">
                <text:p>3.6608</text:p>
              </table:table-cell>
              <table:table-cell office:value-type="float" office:value="3.7537">
                <text:p>3.7537</text:p>
              </table:table-cell>
              <table:table-cell office:value-type="float" office:value="4.6262">
                <text:p>4.6262</text:p>
              </table:table-cell>
              <table:table-cell office:value-type="float" office:value="3.89155">
                <text:p>3.89155</text:p>
              </table:table-cell>
            </table:table-row>
            <table:table-row>
              <table:table-cell office:value-type="string">
                <text:p>31-07</text:p>
              </table:table-cell>
              <table:table-cell office:value-type="float" office:value="3.6235">
                <text:p>3.6235</text:p>
              </table:table-cell>
              <table:table-cell office:value-type="float" office:value="3.6443">
                <text:p>3.6443</text:p>
              </table:table-cell>
              <table:table-cell office:value-type="float" office:value="3.7166">
                <text:p>3.7166</text:p>
              </table:table-cell>
              <table:table-cell office:value-type="float" office:value="4.6262">
                <text:p>4.6262</text:p>
              </table:table-cell>
              <table:table-cell office:value-type="float" office:value="3.88201666666667">
                <text:p>3.88201666666667</text:p>
              </table:table-cell>
            </table:table-row>
            <table:table-row>
              <table:table-cell office:value-type="string">
                <text:p>01-08</text:p>
              </table:table-cell>
              <table:table-cell office:value-type="float" office:value="3.6034">
                <text:p>3.6034</text:p>
              </table:table-cell>
              <table:table-cell office:value-type="float" office:value="3.6525">
                <text:p>3.6525</text:p>
              </table:table-cell>
              <table:table-cell office:value-type="float" office:value="3.7695">
                <text:p>3.7695</text:p>
              </table:table-cell>
              <table:table-cell office:value-type="float" office:value="4.6262">
                <text:p>4.6262</text:p>
              </table:table-cell>
              <table:table-cell office:value-type="float" office:value="3.89648333333333">
                <text:p>3.89648333333333</text:p>
              </table:table-cell>
            </table:table-row>
            <table:table-row>
              <table:table-cell office:value-type="string">
                <text:p>02-08</text:p>
              </table:table-cell>
              <table:table-cell office:value-type="float" office:value="3.5962">
                <text:p>3.5962</text:p>
              </table:table-cell>
              <table:table-cell office:value-type="float" office:value="3.686">
                <text:p>3.686</text:p>
              </table:table-cell>
              <table:table-cell office:value-type="float" office:value="3.7695">
                <text:p>3.7695</text:p>
              </table:table-cell>
              <table:table-cell office:value-type="float" office:value="4.6032">
                <text:p>4.6032</text:p>
              </table:table-cell>
              <table:table-cell office:value-type="float" office:value="3.89351666666667">
                <text:p>3.89351666666667</text:p>
              </table:table-cell>
            </table:table-row>
            <table:table-row>
              <table:table-cell office:value-type="string">
                <text:p>03-08</text:p>
              </table:table-cell>
              <table:table-cell office:value-type="float" office:value="3.5857">
                <text:p>3.5857</text:p>
              </table:table-cell>
              <table:table-cell office:value-type="float" office:value="3.6773">
                <text:p>3.6773</text:p>
              </table:table-cell>
              <table:table-cell office:value-type="float" office:value="3.7695">
                <text:p>3.7695</text:p>
              </table:table-cell>
              <table:table-cell office:value-type="float" office:value="4.6017">
                <text:p>4.6017</text:p>
              </table:table-cell>
              <table:table-cell office:value-type="float" office:value="3.88766666666667">
                <text:p>3.88766666666667</text:p>
              </table:table-cell>
            </table:table-row>
            <table:table-row>
              <table:table-cell office:value-type="string">
                <text:p>04-08</text:p>
              </table:table-cell>
              <table:table-cell office:value-type="float" office:value="3.5735">
                <text:p>3.5735</text:p>
              </table:table-cell>
              <table:table-cell office:value-type="float" office:value="3.7019">
                <text:p>3.7019</text:p>
              </table:table-cell>
              <table:table-cell office:value-type="float" office:value="3.7446">
                <text:p>3.7446</text:p>
              </table:table-cell>
              <table:table-cell office:value-type="float" office:value="4.6393">
                <text:p>4.6393</text:p>
              </table:table-cell>
              <table:table-cell office:value-type="float" office:value="3.8914">
                <text:p>3.8914</text:p>
              </table:table-cell>
            </table:table-row>
            <table:table-row>
              <table:table-cell office:value-type="string">
                <text:p>05-08</text:p>
              </table:table-cell>
              <table:table-cell office:value-type="float" office:value="3.6041">
                <text:p>3.6041</text:p>
              </table:table-cell>
              <table:table-cell office:value-type="float" office:value="3.7019">
                <text:p>3.7019</text:p>
              </table:table-cell>
              <table:table-cell office:value-type="float" office:value="3.7063">
                <text:p>3.7063</text:p>
              </table:table-cell>
              <table:table-cell office:value-type="float" office:value="4.6013">
                <text:p>4.6013</text:p>
              </table:table-cell>
              <table:table-cell office:value-type="float" office:value="3.88496666666667">
                <text:p>3.88496666666667</text:p>
              </table:table-cell>
            </table:table-row>
            <table:table-row>
              <table:table-cell office:value-type="string">
                <text:p>06-08</text:p>
              </table:table-cell>
              <table:table-cell office:value-type="float" office:value="3.6041">
                <text:p>3.6041</text:p>
              </table:table-cell>
              <table:table-cell office:value-type="float" office:value="3.7019">
                <text:p>3.7019</text:p>
              </table:table-cell>
              <table:table-cell office:value-type="float" office:value="3.7214">
                <text:p>3.7214</text:p>
              </table:table-cell>
              <table:table-cell office:value-type="float" office:value="4.6125">
                <text:p>4.6125</text:p>
              </table:table-cell>
              <table:table-cell office:value-type="float" office:value="3.89221666666667">
                <text:p>3.89221666666667</text:p>
              </table:table-cell>
            </table:table-row>
            <table:table-row>
              <table:table-cell office:value-type="string">
                <text:p>07-08</text:p>
              </table:table-cell>
              <table:table-cell office:value-type="float" office:value="3.6041">
                <text:p>3.6041</text:p>
              </table:table-cell>
              <table:table-cell office:value-type="float" office:value="3.6651">
                <text:p>3.6651</text:p>
              </table:table-cell>
              <table:table-cell office:value-type="float" office:value="3.7303">
                <text:p>3.7303</text:p>
              </table:table-cell>
              <table:table-cell office:value-type="float" office:value="4.6125">
                <text:p>4.6125</text:p>
              </table:table-cell>
              <table:table-cell office:value-type="float" office:value="3.89118333333333">
                <text:p>3.89118333333333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3.602">
                <text:p>3.602</text:p>
              </table:table-cell>
              <table:table-cell office:value-type="float" office:value="3.6756">
                <text:p>3.6756</text:p>
              </table:table-cell>
              <table:table-cell office:value-type="float" office:value="3.7423">
                <text:p>3.7423</text:p>
              </table:table-cell>
              <table:table-cell office:value-type="float" office:value="4.6125">
                <text:p>4.6125</text:p>
              </table:table-cell>
              <table:table-cell office:value-type="float" office:value="3.8959">
                <text:p>3.8959</text:p>
              </table:table-cell>
            </table:table-row>
            <table:table-row>
              <table:table-cell office:value-type="string">
                <text:p>09-08</text:p>
              </table:table-cell>
              <table:table-cell office:value-type="float" office:value="3.6374">
                <text:p>3.6374</text:p>
              </table:table-cell>
              <table:table-cell office:value-type="float" office:value="3.6866">
                <text:p>3.6866</text:p>
              </table:table-cell>
              <table:table-cell office:value-type="float" office:value="3.7423">
                <text:p>3.7423</text:p>
              </table:table-cell>
              <table:table-cell office:value-type="float" office:value="4.6008">
                <text:p>4.6008</text:p>
              </table:table-cell>
              <table:table-cell office:value-type="float" office:value="3.90085">
                <text:p>3.90085</text:p>
              </table:table-cell>
            </table:table-row>
            <table:table-row>
              <table:table-cell office:value-type="string">
                <text:p>10-08</text:p>
              </table:table-cell>
              <table:table-cell office:value-type="float" office:value="3.6411">
                <text:p>3.6411</text:p>
              </table:table-cell>
              <table:table-cell office:value-type="float" office:value="3.7457">
                <text:p>3.7457</text:p>
              </table:table-cell>
              <table:table-cell office:value-type="float" office:value="3.7423">
                <text:p>3.7423</text:p>
              </table:table-cell>
              <table:table-cell office:value-type="float" office:value="4.5906">
                <text:p>4.5906</text:p>
              </table:table-cell>
              <table:table-cell office:value-type="float" office:value="3.91481666666667">
                <text:p>3.91481666666667</text:p>
              </table:table-cell>
            </table:table-row>
            <table:table-row>
              <table:table-cell office:value-type="string">
                <text:p>11-08</text:p>
              </table:table-cell>
              <table:table-cell office:value-type="float" office:value="3.6454">
                <text:p>3.6454</text:p>
              </table:table-cell>
              <table:table-cell office:value-type="float" office:value="3.7679">
                <text:p>3.7679</text:p>
              </table:table-cell>
              <table:table-cell office:value-type="float" office:value="3.7357">
                <text:p>3.7357</text:p>
              </table:table-cell>
              <table:table-cell office:value-type="float" office:value="4.5297">
                <text:p>4.5297</text:p>
              </table:table-cell>
              <table:table-cell office:value-type="float" office:value="3.90968333333333">
                <text:p>3.90968333333333</text:p>
              </table:table-cell>
            </table:table-row>
            <table:table-row>
              <table:table-cell office:value-type="string">
                <text:p>12-08</text:p>
              </table:table-cell>
              <table:table-cell office:value-type="float" office:value="3.6294">
                <text:p>3.6294</text:p>
              </table:table-cell>
              <table:table-cell office:value-type="float" office:value="3.7679">
                <text:p>3.7679</text:p>
              </table:table-cell>
              <table:table-cell office:value-type="float" office:value="3.7408">
                <text:p>3.7408</text:p>
              </table:table-cell>
              <table:table-cell office:value-type="float" office:value="4.5477">
                <text:p>4.5477</text:p>
              </table:table-cell>
              <table:table-cell office:value-type="float" office:value="3.90995">
                <text:p>3.90995</text:p>
              </table:table-cell>
            </table:table-row>
            <table:table-row>
              <table:table-cell office:value-type="string">
                <text:p>13-08</text:p>
              </table:table-cell>
              <table:table-cell office:value-type="float" office:value="3.6294">
                <text:p>3.6294</text:p>
              </table:table-cell>
              <table:table-cell office:value-type="float" office:value="3.7679">
                <text:p>3.7679</text:p>
              </table:table-cell>
              <table:table-cell office:value-type="float" office:value="3.7157">
                <text:p>3.7157</text:p>
              </table:table-cell>
              <table:table-cell office:value-type="float" office:value="4.5962">
                <text:p>4.5962</text:p>
              </table:table-cell>
              <table:table-cell office:value-type="float" office:value="3.91031666666667">
                <text:p>3.91031666666667</text:p>
              </table:table-cell>
            </table:table-row>
            <table:table-row>
              <table:table-cell office:value-type="string">
                <text:p>14-08</text:p>
              </table:table-cell>
              <table:table-cell office:value-type="float" office:value="3.6294">
                <text:p>3.6294</text:p>
              </table:table-cell>
              <table:table-cell office:value-type="float" office:value="3.7693">
                <text:p>3.7693</text:p>
              </table:table-cell>
              <table:table-cell office:value-type="float" office:value="3.7234">
                <text:p>3.7234</text:p>
              </table:table-cell>
              <table:table-cell office:value-type="float" office:value="4.5962">
                <text:p>4.5962</text:p>
              </table:table-cell>
              <table:table-cell office:value-type="float" office:value="3.91736666666667">
                <text:p>3.91736666666667</text:p>
              </table:table-cell>
            </table:table-row>
            <table:table-row>
              <table:table-cell office:value-type="string">
                <text:p>15-08</text:p>
              </table:table-cell>
              <table:table-cell office:value-type="float" office:value="3.6436">
                <text:p>3.6436</text:p>
              </table:table-cell>
              <table:table-cell office:value-type="float" office:value="3.8233">
                <text:p>3.8233</text:p>
              </table:table-cell>
              <table:table-cell office:value-type="float" office:value="3.7093">
                <text:p>3.7093</text:p>
              </table:table-cell>
              <table:table-cell office:value-type="float" office:value="4.5962">
                <text:p>4.5962</text:p>
              </table:table-cell>
              <table:table-cell office:value-type="float" office:value="3.93095">
                <text:p>3.93095</text:p>
              </table:table-cell>
            </table:table-row>
            <table:table-row>
              <table:table-cell office:value-type="string">
                <text:p>16-08</text:p>
              </table:table-cell>
              <table:table-cell office:value-type="float" office:value="3.6506">
                <text:p>3.6506</text:p>
              </table:table-cell>
              <table:table-cell office:value-type="float" office:value="3.7944">
                <text:p>3.7944</text:p>
              </table:table-cell>
              <table:table-cell office:value-type="float" office:value="3.7093">
                <text:p>3.7093</text:p>
              </table:table-cell>
              <table:table-cell office:value-type="float" office:value="4.6435">
                <text:p>4.6435</text:p>
              </table:table-cell>
              <table:table-cell office:value-type="float" office:value="3.9321">
                <text:p>3.9321</text:p>
              </table:table-cell>
            </table:table-row>
            <table:table-row>
              <table:table-cell office:value-type="string">
                <text:p>17-08</text:p>
              </table:table-cell>
              <table:table-cell office:value-type="float" office:value="3.6398">
                <text:p>3.6398</text:p>
              </table:table-cell>
              <table:table-cell office:value-type="float" office:value="3.785">
                <text:p>3.785</text:p>
              </table:table-cell>
              <table:table-cell office:value-type="float" office:value="3.7093">
                <text:p>3.7093</text:p>
              </table:table-cell>
              <table:table-cell office:value-type="float" office:value="4.6318">
                <text:p>4.6318</text:p>
              </table:table-cell>
              <table:table-cell office:value-type="float" office:value="3.92961666666667">
                <text:p>3.92961666666667</text:p>
              </table:table-cell>
            </table:table-row>
            <table:table-row>
              <table:table-cell office:value-type="string">
                <text:p>18-08</text:p>
              </table:table-cell>
              <table:table-cell office:value-type="float" office:value="3.6463">
                <text:p>3.6463</text:p>
              </table:table-cell>
              <table:table-cell office:value-type="float" office:value="3.7686">
                <text:p>3.7686</text:p>
              </table:table-cell>
              <table:table-cell office:value-type="float" office:value="3.6847">
                <text:p>3.6847</text:p>
              </table:table-cell>
              <table:table-cell office:value-type="float" office:value="4.6414">
                <text:p>4.6414</text:p>
              </table:table-cell>
              <table:table-cell office:value-type="float" office:value="3.9283">
                <text:p>3.9283</text:p>
              </table:table-cell>
            </table:table-row>
            <table:table-row>
              <table:table-cell office:value-type="string">
                <text:p>19-08</text:p>
              </table:table-cell>
              <table:table-cell office:value-type="float" office:value="3.6339">
                <text:p>3.6339</text:p>
              </table:table-cell>
              <table:table-cell office:value-type="float" office:value="3.7686">
                <text:p>3.7686</text:p>
              </table:table-cell>
              <table:table-cell office:value-type="float" office:value="3.6824">
                <text:p>3.6824</text:p>
              </table:table-cell>
              <table:table-cell office:value-type="float" office:value="4.7255">
                <text:p>4.7255</text:p>
              </table:table-cell>
              <table:table-cell office:value-type="float" office:value="3.94418333333333">
                <text:p>3.94418333333333</text:p>
              </table:table-cell>
            </table:table-row>
            <table:table-row>
              <table:table-cell office:value-type="string">
                <text:p>20-08</text:p>
              </table:table-cell>
              <table:table-cell office:value-type="float" office:value="3.6339">
                <text:p>3.6339</text:p>
              </table:table-cell>
              <table:table-cell office:value-type="float" office:value="3.7686">
                <text:p>3.7686</text:p>
              </table:table-cell>
              <table:table-cell office:value-type="float" office:value="3.7058">
                <text:p>3.7058</text:p>
              </table:table-cell>
              <table:table-cell office:value-type="float" office:value="4.7635">
                <text:p>4.7635</text:p>
              </table:table-cell>
              <table:table-cell office:value-type="float" office:value="3.95605">
                <text:p>3.95605</text:p>
              </table:table-cell>
            </table:table-row>
            <table:table-row>
              <table:table-cell office:value-type="string">
                <text:p>21-08</text:p>
              </table:table-cell>
              <table:table-cell office:value-type="float" office:value="3.6339">
                <text:p>3.6339</text:p>
              </table:table-cell>
              <table:table-cell office:value-type="float" office:value="3.7455">
                <text:p>3.7455</text:p>
              </table:table-cell>
              <table:table-cell office:value-type="float" office:value="3.7369">
                <text:p>3.7369</text:p>
              </table:table-cell>
              <table:table-cell office:value-type="float" office:value="4.7635">
                <text:p>4.7635</text:p>
              </table:table-cell>
              <table:table-cell office:value-type="float" office:value="3.95236666666667">
                <text:p>3.95236666666667</text:p>
              </table:table-cell>
            </table:table-row>
            <table:table-row>
              <table:table-cell office:value-type="string">
                <text:p>22-08</text:p>
              </table:table-cell>
              <table:table-cell office:value-type="float" office:value="3.6376">
                <text:p>3.6376</text:p>
              </table:table-cell>
              <table:table-cell office:value-type="float" office:value="3.6864">
                <text:p>3.6864</text:p>
              </table:table-cell>
              <table:table-cell office:value-type="float" office:value="3.7128">
                <text:p>3.7128</text:p>
              </table:table-cell>
              <table:table-cell office:value-type="float" office:value="4.7635">
                <text:p>4.7635</text:p>
              </table:table-cell>
              <table:table-cell office:value-type="float" office:value="3.94206666666667">
                <text:p>3.94206666666667</text:p>
              </table:table-cell>
            </table:table-row>
            <table:table-row>
              <table:table-cell office:value-type="string">
                <text:p>23-08</text:p>
              </table:table-cell>
              <table:table-cell office:value-type="float" office:value="3.6315">
                <text:p>3.6315</text:p>
              </table:table-cell>
              <table:table-cell office:value-type="float" office:value="3.6948">
                <text:p>3.6948</text:p>
              </table:table-cell>
              <table:table-cell office:value-type="float" office:value="3.7128">
                <text:p>3.7128</text:p>
              </table:table-cell>
              <table:table-cell office:value-type="float" office:value="4.8139">
                <text:p>4.8139</text:p>
              </table:table-cell>
              <table:table-cell office:value-type="float" office:value="3.95051666666667">
                <text:p>3.95051666666667</text:p>
              </table:table-cell>
            </table:table-row>
            <table:table-row>
              <table:table-cell office:value-type="string">
                <text:p>24-08</text:p>
              </table:table-cell>
              <table:table-cell office:value-type="float" office:value="3.6214">
                <text:p>3.6214</text:p>
              </table:table-cell>
              <table:table-cell office:value-type="float" office:value="3.6924">
                <text:p>3.6924</text:p>
              </table:table-cell>
              <table:table-cell office:value-type="float" office:value="3.7128">
                <text:p>3.7128</text:p>
              </table:table-cell>
              <table:table-cell office:value-type="float" office:value="4.7985">
                <text:p>4.7985</text:p>
              </table:table-cell>
              <table:table-cell office:value-type="float" office:value="3.94165">
                <text:p>3.94165</text:p>
              </table:table-cell>
            </table:table-row>
            <table:table-row>
              <table:table-cell office:value-type="string">
                <text:p>25-08</text:p>
              </table:table-cell>
              <table:table-cell office:value-type="float" office:value="3.6076">
                <text:p>3.6076</text:p>
              </table:table-cell>
              <table:table-cell office:value-type="float" office:value="3.6715">
                <text:p>3.6715</text:p>
              </table:table-cell>
              <table:table-cell office:value-type="float" office:value="3.7175">
                <text:p>3.7175</text:p>
              </table:table-cell>
              <table:table-cell office:value-type="float" office:value="4.7721">
                <text:p>4.7721</text:p>
              </table:table-cell>
              <table:table-cell office:value-type="float" office:value="3.93228333333333">
                <text:p>3.93228333333333</text:p>
              </table:table-cell>
            </table:table-row>
            <table:table-row>
              <table:table-cell office:value-type="string">
                <text:p>26-08</text:p>
              </table:table-cell>
              <table:table-cell office:value-type="float" office:value="3.5707">
                <text:p>3.5707</text:p>
              </table:table-cell>
              <table:table-cell office:value-type="float" office:value="3.6715">
                <text:p>3.6715</text:p>
              </table:table-cell>
              <table:table-cell office:value-type="float" office:value="3.7386">
                <text:p>3.7386</text:p>
              </table:table-cell>
              <table:table-cell office:value-type="float" office:value="4.7452">
                <text:p>4.7452</text:p>
              </table:table-cell>
              <table:table-cell office:value-type="float" office:value="3.92346666666667">
                <text:p>3.92346666666667</text:p>
              </table:table-cell>
            </table:table-row>
            <table:table-row>
              <table:table-cell office:value-type="string">
                <text:p>27-08</text:p>
              </table:table-cell>
              <table:table-cell office:value-type="float" office:value="3.5707">
                <text:p>3.5707</text:p>
              </table:table-cell>
              <table:table-cell office:value-type="float" office:value="3.6715">
                <text:p>3.6715</text:p>
              </table:table-cell>
              <table:table-cell office:value-type="float" office:value="3.7263">
                <text:p>3.7263</text:p>
              </table:table-cell>
              <table:table-cell office:value-type="float" office:value="4.7517">
                <text:p>4.7517</text:p>
              </table:table-cell>
              <table:table-cell office:value-type="float" office:value="3.92531666666667">
                <text:p>3.92531666666667</text:p>
              </table:table-cell>
            </table:table-row>
            <table:table-row>
              <table:table-cell office:value-type="string">
                <text:p>28-08</text:p>
              </table:table-cell>
              <table:table-cell office:value-type="float" office:value="3.5707">
                <text:p>3.5707</text:p>
              </table:table-cell>
              <table:table-cell office:value-type="float" office:value="3.6484">
                <text:p>3.6484</text:p>
              </table:table-cell>
              <table:table-cell office:value-type="float" office:value="3.6862">
                <text:p>3.6862</text:p>
              </table:table-cell>
              <table:table-cell office:value-type="float" office:value="4.7517">
                <text:p>4.7517</text:p>
              </table:table-cell>
              <table:table-cell office:value-type="float" office:value="3.9144">
                <text:p>3.9144</text:p>
              </table:table-cell>
            </table:table-row>
            <table:table-row>
              <table:table-cell office:value-type="string">
                <text:p>29-08</text:p>
              </table:table-cell>
              <table:table-cell office:value-type="float" office:value="3.5422">
                <text:p>3.5422</text:p>
              </table:table-cell>
              <table:table-cell office:value-type="float" office:value="3.6739">
                <text:p>3.6739</text:p>
              </table:table-cell>
              <table:table-cell office:value-type="float" office:value="3.6827">
                <text:p>3.6827</text:p>
              </table:table-cell>
              <table:table-cell office:value-type="float" office:value="4.7517">
                <text:p>4.7517</text:p>
              </table:table-cell>
              <table:table-cell office:value-type="float" office:value="3.91298333333333">
                <text:p>3.91298333333333</text:p>
              </table:table-cell>
            </table:table-row>
            <table:table-row>
              <table:table-cell office:value-type="string">
                <text:p>30-08</text:p>
              </table:table-cell>
              <table:table-cell office:value-type="float" office:value="3.5749">
                <text:p>3.5749</text:p>
              </table:table-cell>
              <table:table-cell office:value-type="float" office:value="3.6676">
                <text:p>3.6676</text:p>
              </table:table-cell>
              <table:table-cell office:value-type="float" office:value="3.6827">
                <text:p>3.6827</text:p>
              </table:table-cell>
              <table:table-cell office:value-type="float" office:value="4.7163">
                <text:p>4.7163</text:p>
              </table:table-cell>
              <table:table-cell office:value-type="float" office:value="3.91368333333333">
                <text:p>3.91368333333333</text:p>
              </table:table-cell>
            </table:table-row>
            <table:table-row>
              <table:table-cell office:value-type="string">
                <text:p>31-08</text:p>
              </table:table-cell>
              <table:table-cell office:value-type="float" office:value="3.601">
                <text:p>3.601</text:p>
              </table:table-cell>
              <table:table-cell office:value-type="float" office:value="3.6832">
                <text:p>3.6832</text:p>
              </table:table-cell>
              <table:table-cell office:value-type="float" office:value="3.6827">
                <text:p>3.6827</text:p>
              </table:table-cell>
              <table:table-cell office:value-type="float" office:value="4.7283">
                <text:p>4.7283</text:p>
              </table:table-cell>
              <table:table-cell office:value-type="float" office:value="3.91771666666667">
                <text:p>3.91771666666667</text:p>
              </table:table-cell>
            </table:table-row>
            <table:table-row>
              <table:table-cell office:value-type="string">
                <text:p>01-09</text:p>
              </table:table-cell>
              <table:table-cell office:value-type="float" office:value="3.5576">
                <text:p>3.5576</text:p>
              </table:table-cell>
              <table:table-cell office:value-type="float" office:value="3.6999">
                <text:p>3.6999</text:p>
              </table:table-cell>
              <table:table-cell office:value-type="float" office:value="3.6644">
                <text:p>3.6644</text:p>
              </table:table-cell>
              <table:table-cell office:value-type="float" office:value="4.7109">
                <text:p>4.7109</text:p>
              </table:table-cell>
              <table:table-cell office:value-type="float" office:value="3.90516666666667">
                <text:p>3.90516666666667</text:p>
              </table:table-cell>
            </table:table-row>
            <table:table-row>
              <table:table-cell office:value-type="string">
                <text:p>02-09</text:p>
              </table:table-cell>
              <table:table-cell office:value-type="float" office:value="3.562">
                <text:p>3.562</text:p>
              </table:table-cell>
              <table:table-cell office:value-type="float" office:value="3.6999">
                <text:p>3.6999</text:p>
              </table:table-cell>
              <table:table-cell office:value-type="float" office:value="3.7253">
                <text:p>3.7253</text:p>
              </table:table-cell>
              <table:table-cell office:value-type="float" office:value="4.7096">
                <text:p>4.7096</text:p>
              </table:table-cell>
              <table:table-cell office:value-type="float" office:value="3.91415">
                <text:p>3.91415</text:p>
              </table:table-cell>
            </table:table-row>
            <table:table-row>
              <table:table-cell office:value-type="string">
                <text:p>03-09</text:p>
              </table:table-cell>
              <table:table-cell office:value-type="float" office:value="3.562">
                <text:p>3.562</text:p>
              </table:table-cell>
              <table:table-cell office:value-type="float" office:value="3.6999">
                <text:p>3.6999</text:p>
              </table:table-cell>
              <table:table-cell office:value-type="float" office:value="3.7475">
                <text:p>3.7475</text:p>
              </table:table-cell>
              <table:table-cell office:value-type="float" office:value="4.7742">
                <text:p>4.7742</text:p>
              </table:table-cell>
              <table:table-cell office:value-type="float" office:value="3.92893333333333">
                <text:p>3.92893333333333</text:p>
              </table:table-cell>
            </table:table-row>
            <table:table-row>
              <table:table-cell office:value-type="string">
                <text:p>04-09</text:p>
              </table:table-cell>
              <table:table-cell office:value-type="float" office:value="3.562">
                <text:p>3.562</text:p>
              </table:table-cell>
              <table:table-cell office:value-type="float" office:value="3.7231">
                <text:p>3.7231</text:p>
              </table:table-cell>
              <table:table-cell office:value-type="float" office:value="3.759">
                <text:p>3.759</text:p>
              </table:table-cell>
              <table:table-cell office:value-type="float" office:value="4.7742">
                <text:p>4.7742</text:p>
              </table:table-cell>
              <table:table-cell office:value-type="float" office:value="3.9279">
                <text:p>3.9279</text:p>
              </table:table-cell>
            </table:table-row>
            <table:table-row>
              <table:table-cell office:value-type="string">
                <text:p>05-09</text:p>
              </table:table-cell>
              <table:table-cell office:value-type="float" office:value="3.5627">
                <text:p>3.5627</text:p>
              </table:table-cell>
              <table:table-cell office:value-type="float" office:value="3.7342">
                <text:p>3.7342</text:p>
              </table:table-cell>
              <table:table-cell office:value-type="float" office:value="3.7639">
                <text:p>3.7639</text:p>
              </table:table-cell>
              <table:table-cell office:value-type="float" office:value="4.7742">
                <text:p>4.7742</text:p>
              </table:table-cell>
              <table:table-cell office:value-type="float" office:value="3.92836666666667">
                <text:p>3.92836666666667</text:p>
              </table:table-cell>
            </table:table-row>
            <table:table-row>
              <table:table-cell office:value-type="string">
                <text:p>06-09</text:p>
              </table:table-cell>
              <table:table-cell office:value-type="float" office:value="3.555">
                <text:p>3.555</text:p>
              </table:table-cell>
              <table:table-cell office:value-type="float" office:value="3.7118">
                <text:p>3.7118</text:p>
              </table:table-cell>
              <table:table-cell office:value-type="float" office:value="3.7639">
                <text:p>3.7639</text:p>
              </table:table-cell>
              <table:table-cell office:value-type="float" office:value="4.7409">
                <text:p>4.7409</text:p>
              </table:table-cell>
              <table:table-cell office:value-type="float" office:value="3.91955">
                <text:p>3.91955</text:p>
              </table:table-cell>
            </table:table-row>
            <table:table-row>
              <table:table-cell office:value-type="string">
                <text:p>07-09</text:p>
              </table:table-cell>
              <table:table-cell office:value-type="float" office:value="3.5446">
                <text:p>3.5446</text:p>
              </table:table-cell>
              <table:table-cell office:value-type="float" office:value="3.7091">
                <text:p>3.7091</text:p>
              </table:table-cell>
              <table:table-cell office:value-type="float" office:value="3.7639">
                <text:p>3.7639</text:p>
              </table:table-cell>
              <table:table-cell office:value-type="float" office:value="4.784">
                <text:p>4.784</text:p>
              </table:table-cell>
              <table:table-cell office:value-type="float" office:value="3.92313333333333">
                <text:p>3.92313333333333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3.5269">
                <text:p>3.5269</text:p>
              </table:table-cell>
              <table:table-cell office:value-type="float" office:value="3.7308">
                <text:p>3.7308</text:p>
              </table:table-cell>
              <table:table-cell office:value-type="float" office:value="3.7745">
                <text:p>3.7745</text:p>
              </table:table-cell>
              <table:table-cell office:value-type="float" office:value="4.7113">
                <text:p>4.7113</text:p>
              </table:table-cell>
              <table:table-cell office:value-type="float" office:value="3.9152">
                <text:p>3.9152</text:p>
              </table:table-cell>
            </table:table-row>
            <table:table-row>
              <table:table-cell office:value-type="string">
                <text:p>09-09</text:p>
              </table:table-cell>
              <table:table-cell office:value-type="float" office:value="3.5376">
                <text:p>3.5376</text:p>
              </table:table-cell>
              <table:table-cell office:value-type="float" office:value="3.7308">
                <text:p>3.7308</text:p>
              </table:table-cell>
              <table:table-cell office:value-type="float" office:value="3.7797">
                <text:p>3.7797</text:p>
              </table:table-cell>
              <table:table-cell office:value-type="float" office:value="4.698">
                <text:p>4.698</text:p>
              </table:table-cell>
              <table:table-cell office:value-type="float" office:value="3.91725">
                <text:p>3.91725</text:p>
              </table:table-cell>
            </table:table-row>
            <table:table-row>
              <table:table-cell office:value-type="string">
                <text:p>10-09</text:p>
              </table:table-cell>
              <table:table-cell office:value-type="float" office:value="3.5376">
                <text:p>3.5376</text:p>
              </table:table-cell>
              <table:table-cell office:value-type="float" office:value="3.7308">
                <text:p>3.7308</text:p>
              </table:table-cell>
              <table:table-cell office:value-type="float" office:value="3.7577">
                <text:p>3.7577</text:p>
              </table:table-cell>
              <table:table-cell office:value-type="float" office:value="4.6248">
                <text:p>4.6248</text:p>
              </table:table-cell>
              <table:table-cell office:value-type="float" office:value="3.90201666666667">
                <text:p>3.90201666666667</text:p>
              </table:table-cell>
            </table:table-row>
            <table:table-row>
              <table:table-cell office:value-type="string">
                <text:p>11-09</text:p>
              </table:table-cell>
              <table:table-cell office:value-type="float" office:value="3.5376">
                <text:p>3.5376</text:p>
              </table:table-cell>
              <table:table-cell office:value-type="float" office:value="3.7233">
                <text:p>3.7233</text:p>
              </table:table-cell>
              <table:table-cell office:value-type="float" office:value="3.7512">
                <text:p>3.7512</text:p>
              </table:table-cell>
              <table:table-cell office:value-type="float" office:value="4.6248">
                <text:p>4.6248</text:p>
              </table:table-cell>
              <table:table-cell office:value-type="float" office:value="3.90656666666667">
                <text:p>3.90656666666667</text:p>
              </table:table-cell>
            </table:table-row>
            <table:table-row>
              <table:table-cell office:value-type="string">
                <text:p>12-09</text:p>
              </table:table-cell>
              <table:table-cell office:value-type="float" office:value="3.5657">
                <text:p>3.5657</text:p>
              </table:table-cell>
              <table:table-cell office:value-type="float" office:value="3.7202">
                <text:p>3.7202</text:p>
              </table:table-cell>
              <table:table-cell office:value-type="float" office:value="3.7474">
                <text:p>3.7474</text:p>
              </table:table-cell>
              <table:table-cell office:value-type="float" office:value="4.6248">
                <text:p>4.6248</text:p>
              </table:table-cell>
              <table:table-cell office:value-type="float" office:value="3.91201666666667">
                <text:p>3.91201666666667</text:p>
              </table:table-cell>
            </table:table-row>
            <table:table-row>
              <table:table-cell office:value-type="string">
                <text:p>13-09</text:p>
              </table:table-cell>
              <table:table-cell office:value-type="float" office:value="3.5728">
                <text:p>3.5728</text:p>
              </table:table-cell>
              <table:table-cell office:value-type="float" office:value="3.709">
                <text:p>3.709</text:p>
              </table:table-cell>
              <table:table-cell office:value-type="float" office:value="3.7474">
                <text:p>3.7474</text:p>
              </table:table-cell>
              <table:table-cell office:value-type="float" office:value="4.6241">
                <text:p>4.6241</text:p>
              </table:table-cell>
              <table:table-cell office:value-type="float" office:value="3.90248333333333">
                <text:p>3.90248333333333</text:p>
              </table:table-cell>
            </table:table-row>
            <table:table-row>
              <table:table-cell office:value-type="string">
                <text:p>14-09</text:p>
              </table:table-cell>
              <table:table-cell office:value-type="float" office:value="3.6048">
                <text:p>3.6048</text:p>
              </table:table-cell>
              <table:table-cell office:value-type="float" office:value="3.6829">
                <text:p>3.6829</text:p>
              </table:table-cell>
              <table:table-cell office:value-type="float" office:value="3.7474">
                <text:p>3.7474</text:p>
              </table:table-cell>
              <table:table-cell office:value-type="float" office:value="4.721">
                <text:p>4.721</text:p>
              </table:table-cell>
              <table:table-cell office:value-type="float" office:value="3.92183333333333">
                <text:p>3.92183333333333</text:p>
              </table:table-cell>
            </table:table-row>
            <table:table-row>
              <table:table-cell office:value-type="string">
                <text:p>15-09</text:p>
              </table:table-cell>
              <table:table-cell office:value-type="float" office:value="3.5744">
                <text:p>3.5744</text:p>
              </table:table-cell>
              <table:table-cell office:value-type="float" office:value="3.6805">
                <text:p>3.6805</text:p>
              </table:table-cell>
              <table:table-cell office:value-type="float" office:value="3.7387">
                <text:p>3.7387</text:p>
              </table:table-cell>
              <table:table-cell office:value-type="float" office:value="4.7311">
                <text:p>4.7311</text:p>
              </table:table-cell>
              <table:table-cell office:value-type="float" office:value="3.91548333333333">
                <text:p>3.91548333333333</text:p>
              </table:table-cell>
            </table:table-row>
            <table:table-row>
              <table:table-cell office:value-type="string">
                <text:p>16-09</text:p>
              </table:table-cell>
              <table:table-cell office:value-type="float" office:value="3.5892">
                <text:p>3.5892</text:p>
              </table:table-cell>
              <table:table-cell office:value-type="float" office:value="3.6805">
                <text:p>3.6805</text:p>
              </table:table-cell>
              <table:table-cell office:value-type="float" office:value="3.7464">
                <text:p>3.7464</text:p>
              </table:table-cell>
              <table:table-cell office:value-type="float" office:value="4.7361">
                <text:p>4.7361</text:p>
              </table:table-cell>
              <table:table-cell office:value-type="float" office:value="3.9271">
                <text:p>3.9271</text:p>
              </table:table-cell>
            </table:table-row>
            <table:table-row>
              <table:table-cell office:value-type="string">
                <text:p>17-09</text:p>
              </table:table-cell>
              <table:table-cell office:value-type="float" office:value="3.5892">
                <text:p>3.5892</text:p>
              </table:table-cell>
              <table:table-cell office:value-type="float" office:value="3.6805">
                <text:p>3.6805</text:p>
              </table:table-cell>
              <table:table-cell office:value-type="float" office:value="3.7788">
                <text:p>3.7788</text:p>
              </table:table-cell>
              <table:table-cell office:value-type="float" office:value="4.7105">
                <text:p>4.7105</text:p>
              </table:table-cell>
              <table:table-cell office:value-type="float" office:value="3.93081666666667">
                <text:p>3.93081666666667</text:p>
              </table:table-cell>
            </table:table-row>
            <table:table-row>
              <table:table-cell office:value-type="string">
                <text:p>18-09</text:p>
              </table:table-cell>
              <table:table-cell office:value-type="float" office:value="3.5892">
                <text:p>3.5892</text:p>
              </table:table-cell>
              <table:table-cell office:value-type="float" office:value="3.6768">
                <text:p>3.6768</text:p>
              </table:table-cell>
              <table:table-cell office:value-type="float" office:value="3.7693">
                <text:p>3.7693</text:p>
              </table:table-cell>
              <table:table-cell office:value-type="float" office:value="4.7105">
                <text:p>4.7105</text:p>
              </table:table-cell>
              <table:table-cell office:value-type="float" office:value="3.93288333333333">
                <text:p>3.93288333333333</text:p>
              </table:table-cell>
            </table:table-row>
            <table:table-row>
              <table:table-cell office:value-type="string">
                <text:p>19-09</text:p>
              </table:table-cell>
              <table:table-cell office:value-type="float" office:value="3.5738">
                <text:p>3.5738</text:p>
              </table:table-cell>
              <table:table-cell office:value-type="float" office:value="3.6814">
                <text:p>3.6814</text:p>
              </table:table-cell>
              <table:table-cell office:value-type="float" office:value="3.8039">
                <text:p>3.8039</text:p>
              </table:table-cell>
              <table:table-cell office:value-type="float" office:value="4.7105">
                <text:p>4.7105</text:p>
              </table:table-cell>
              <table:table-cell office:value-type="float" office:value="3.93626666666667">
                <text:p>3.93626666666667</text:p>
              </table:table-cell>
            </table:table-row>
            <table:table-row>
              <table:table-cell office:value-type="string">
                <text:p>20-09</text:p>
              </table:table-cell>
              <table:table-cell office:value-type="float" office:value="3.5624">
                <text:p>3.5624</text:p>
              </table:table-cell>
              <table:table-cell office:value-type="float" office:value="3.6473">
                <text:p>3.6473</text:p>
              </table:table-cell>
              <table:table-cell office:value-type="float" office:value="3.8039">
                <text:p>3.8039</text:p>
              </table:table-cell>
              <table:table-cell office:value-type="float" office:value="4.7274">
                <text:p>4.7274</text:p>
              </table:table-cell>
              <table:table-cell office:value-type="float" office:value="3.93655">
                <text:p>3.93655</text:p>
              </table:table-cell>
            </table:table-row>
            <table:table-row>
              <table:table-cell office:value-type="string">
                <text:p>21-09</text:p>
              </table:table-cell>
              <table:table-cell office:value-type="float" office:value="3.5955">
                <text:p>3.5955</text:p>
              </table:table-cell>
              <table:table-cell office:value-type="float" office:value="3.6522">
                <text:p>3.6522</text:p>
              </table:table-cell>
              <table:table-cell office:value-type="float" office:value="3.8039">
                <text:p>3.8039</text:p>
              </table:table-cell>
              <table:table-cell office:value-type="float" office:value="4.7956">
                <text:p>4.7956</text:p>
              </table:table-cell>
              <table:table-cell office:value-type="float" office:value="3.9629">
                <text:p>3.9629</text:p>
              </table:table-cell>
            </table:table-row>
            <table:table-row>
              <table:table-cell office:value-type="string">
                <text:p>22-09</text:p>
              </table:table-cell>
              <table:table-cell office:value-type="float" office:value="3.5676">
                <text:p>3.5676</text:p>
              </table:table-cell>
              <table:table-cell office:value-type="float" office:value="3.6532">
                <text:p>3.6532</text:p>
              </table:table-cell>
              <table:table-cell office:value-type="float" office:value="3.8274">
                <text:p>3.8274</text:p>
              </table:table-cell>
              <table:table-cell office:value-type="float" office:value="4.8151">
                <text:p>4.8151</text:p>
              </table:table-cell>
              <table:table-cell office:value-type="float" office:value="3.967">
                <text:p>3.967</text:p>
              </table:table-cell>
            </table:table-row>
            <table:table-row>
              <table:table-cell office:value-type="string">
                <text:p>23-09</text:p>
              </table:table-cell>
              <table:table-cell office:value-type="float" office:value="3.5966">
                <text:p>3.5966</text:p>
              </table:table-cell>
              <table:table-cell office:value-type="float" office:value="3.6532">
                <text:p>3.6532</text:p>
              </table:table-cell>
              <table:table-cell office:value-type="float" office:value="3.8489">
                <text:p>3.8489</text:p>
              </table:table-cell>
              <table:table-cell office:value-type="float" office:value="4.8742">
                <text:p>4.8742</text:p>
              </table:table-cell>
              <table:table-cell office:value-type="float" office:value="3.98253333333333">
                <text:p>3.98253333333333</text:p>
              </table:table-cell>
            </table:table-row>
            <table:table-row>
              <table:table-cell office:value-type="string">
                <text:p>24-09</text:p>
              </table:table-cell>
              <table:table-cell office:value-type="float" office:value="3.5966">
                <text:p>3.5966</text:p>
              </table:table-cell>
              <table:table-cell office:value-type="float" office:value="3.6532">
                <text:p>3.6532</text:p>
              </table:table-cell>
              <table:table-cell office:value-type="float" office:value="3.8895">
                <text:p>3.8895</text:p>
              </table:table-cell>
              <table:table-cell office:value-type="float" office:value="4.9355">
                <text:p>4.9355</text:p>
              </table:table-cell>
              <table:table-cell office:value-type="float" office:value="3.99766666666667">
                <text:p>3.99766666666667</text:p>
              </table:table-cell>
            </table:table-row>
            <table:table-row>
              <table:table-cell office:value-type="string">
                <text:p>25-09</text:p>
              </table:table-cell>
              <table:table-cell office:value-type="float" office:value="3.5966">
                <text:p>3.5966</text:p>
              </table:table-cell>
              <table:table-cell office:value-type="float" office:value="3.6452">
                <text:p>3.6452</text:p>
              </table:table-cell>
              <table:table-cell office:value-type="float" office:value="3.9159">
                <text:p>3.9159</text:p>
              </table:table-cell>
              <table:table-cell office:value-type="float" office:value="4.9355">
                <text:p>4.9355</text:p>
              </table:table-cell>
              <table:table-cell office:value-type="float" office:value="4.0034">
                <text:p>4.0034</text:p>
              </table:table-cell>
            </table:table-row>
            <table:table-row>
              <table:table-cell office:value-type="string">
                <text:p>26-09</text:p>
              </table:table-cell>
              <table:table-cell office:value-type="float" office:value="3.6332">
                <text:p>3.6332</text:p>
              </table:table-cell>
              <table:table-cell office:value-type="float" office:value="3.6488">
                <text:p>3.6488</text:p>
              </table:table-cell>
              <table:table-cell office:value-type="float" office:value="3.8991">
                <text:p>3.8991</text:p>
              </table:table-cell>
              <table:table-cell office:value-type="float" office:value="4.9355">
                <text:p>4.9355</text:p>
              </table:table-cell>
              <table:table-cell office:value-type="float" office:value="4.00931666666667">
                <text:p>4.00931666666667</text:p>
              </table:table-cell>
            </table:table-row>
            <table:table-row>
              <table:table-cell office:value-type="string">
                <text:p>27-09</text:p>
              </table:table-cell>
              <table:table-cell office:value-type="float" office:value="3.6647">
                <text:p>3.6647</text:p>
              </table:table-cell>
              <table:table-cell office:value-type="float" office:value="3.6541">
                <text:p>3.6541</text:p>
              </table:table-cell>
              <table:table-cell office:value-type="float" office:value="3.8991">
                <text:p>3.8991</text:p>
              </table:table-cell>
              <table:table-cell office:value-type="float" office:value="4.9399">
                <text:p>4.9399</text:p>
              </table:table-cell>
              <table:table-cell office:value-type="float" office:value="4.01626666666667">
                <text:p>4.01626666666667</text:p>
              </table:table-cell>
            </table:table-row>
            <table:table-row>
              <table:table-cell office:value-type="string">
                <text:p>28-09</text:p>
              </table:table-cell>
              <table:table-cell office:value-type="float" office:value="3.6612">
                <text:p>3.6612</text:p>
              </table:table-cell>
              <table:table-cell office:value-type="float" office:value="3.6951">
                <text:p>3.6951</text:p>
              </table:table-cell>
              <table:table-cell office:value-type="float" office:value="3.8991">
                <text:p>3.8991</text:p>
              </table:table-cell>
              <table:table-cell office:value-type="float" office:value="5.0228">
                <text:p>5.0228</text:p>
              </table:table-cell>
              <table:table-cell office:value-type="float" office:value="4.04218333333333">
                <text:p>4.04218333333333</text:p>
              </table:table-cell>
            </table:table-row>
            <table:table-row>
              <table:table-cell office:value-type="string">
                <text:p>29-09</text:p>
              </table:table-cell>
              <table:table-cell office:value-type="float" office:value="3.6458">
                <text:p>3.6458</text:p>
              </table:table-cell>
              <table:table-cell office:value-type="float" office:value="3.6874">
                <text:p>3.6874</text:p>
              </table:table-cell>
              <table:table-cell office:value-type="float" office:value="3.8827">
                <text:p>3.8827</text:p>
              </table:table-cell>
              <table:table-cell office:value-type="float" office:value="5.0041">
                <text:p>5.0041</text:p>
              </table:table-cell>
              <table:table-cell office:value-type="float" office:value="4.03505">
                <text:p>4.03505</text:p>
              </table:table-cell>
            </table:table-row>
            <table:table-row>
              <table:table-cell office:value-type="string">
                <text:p>30-09</text:p>
              </table:table-cell>
              <table:table-cell office:value-type="float" office:value="3.6727">
                <text:p>3.6727</text:p>
              </table:table-cell>
              <table:table-cell office:value-type="float" office:value="3.6874">
                <text:p>3.6874</text:p>
              </table:table-cell>
              <table:table-cell office:value-type="float" office:value="3.883">
                <text:p>3.883</text:p>
              </table:table-cell>
              <table:table-cell office:value-type="float" office:value="4.9736">
                <text:p>4.9736</text:p>
              </table:table-cell>
              <table:table-cell office:value-type="float" office:value="4.03786666666667">
                <text:p>4.03786666666667</text:p>
              </table:table-cell>
            </table:table-row>
            <table:table-row>
              <table:table-cell office:value-type="string">
                <text:p>01-10</text:p>
              </table:table-cell>
              <table:table-cell office:value-type="float" office:value="3.6727">
                <text:p>3.6727</text:p>
              </table:table-cell>
              <table:table-cell office:value-type="float" office:value="3.6874">
                <text:p>3.6874</text:p>
              </table:table-cell>
              <table:table-cell office:value-type="float" office:value="3.8236">
                <text:p>3.8236</text:p>
              </table:table-cell>
              <table:table-cell office:value-type="float" office:value="4.9488">
                <text:p>4.9488</text:p>
              </table:table-cell>
              <table:table-cell office:value-type="float" office:value="4.01661666666667">
                <text:p>4.01661666666667</text:p>
              </table:table-cell>
            </table:table-row>
            <table:table-row>
              <table:table-cell office:value-type="string">
                <text:p>02-10</text:p>
              </table:table-cell>
              <table:table-cell office:value-type="float" office:value="3.6727">
                <text:p>3.6727</text:p>
              </table:table-cell>
              <table:table-cell office:value-type="float" office:value="3.7171">
                <text:p>3.7171</text:p>
              </table:table-cell>
              <table:table-cell office:value-type="float" office:value="3.8315">
                <text:p>3.8315</text:p>
              </table:table-cell>
              <table:table-cell office:value-type="float" office:value="4.9488">
                <text:p>4.9488</text:p>
              </table:table-cell>
              <table:table-cell office:value-type="float" office:value="4.01601666666667">
                <text:p>4.01601666666667</text:p>
              </table:table-cell>
            </table:table-row>
            <table:table-row>
              <table:table-cell office:value-type="string">
                <text:p>03-10</text:p>
              </table:table-cell>
              <table:table-cell office:value-type="float" office:value="3.6673">
                <text:p>3.6673</text:p>
              </table:table-cell>
              <table:table-cell office:value-type="float" office:value="3.7198">
                <text:p>3.7198</text:p>
              </table:table-cell>
              <table:table-cell office:value-type="float" office:value="3.8222">
                <text:p>3.8222</text:p>
              </table:table-cell>
              <table:table-cell office:value-type="float" office:value="4.9488">
                <text:p>4.9488</text:p>
              </table:table-cell>
              <table:table-cell office:value-type="float" office:value="4.0079">
                <text:p>4.0079</text:p>
              </table:table-cell>
            </table:table-row>
            <table:table-row>
              <table:table-cell office:value-type="string">
                <text:p>04-10</text:p>
              </table:table-cell>
              <table:table-cell office:value-type="float" office:value="3.6456">
                <text:p>3.6456</text:p>
              </table:table-cell>
              <table:table-cell office:value-type="float" office:value="3.7447">
                <text:p>3.7447</text:p>
              </table:table-cell>
              <table:table-cell office:value-type="float" office:value="3.8222">
                <text:p>3.8222</text:p>
              </table:table-cell>
              <table:table-cell office:value-type="float" office:value="4.8724">
                <text:p>4.8724</text:p>
              </table:table-cell>
              <table:table-cell office:value-type="float" office:value="3.99166666666667">
                <text:p>3.99166666666667</text:p>
              </table:table-cell>
            </table:table-row>
            <table:table-row>
              <table:table-cell office:value-type="string">
                <text:p>05-10</text:p>
              </table:table-cell>
              <table:table-cell office:value-type="float" office:value="3.6621">
                <text:p>3.6621</text:p>
              </table:table-cell>
              <table:table-cell office:value-type="float" office:value="3.7411">
                <text:p>3.7411</text:p>
              </table:table-cell>
              <table:table-cell office:value-type="float" office:value="3.8222">
                <text:p>3.8222</text:p>
              </table:table-cell>
              <table:table-cell office:value-type="float" office:value="4.8321">
                <text:p>4.8321</text:p>
              </table:table-cell>
              <table:table-cell office:value-type="float" office:value="3.99376666666667">
                <text:p>3.99376666666667</text:p>
              </table:table-cell>
            </table:table-row>
            <table:table-row>
              <table:table-cell office:value-type="string">
                <text:p>06-10</text:p>
              </table:table-cell>
              <table:table-cell office:value-type="float" office:value="3.6763">
                <text:p>3.6763</text:p>
              </table:table-cell>
              <table:table-cell office:value-type="float" office:value="3.7534">
                <text:p>3.7534</text:p>
              </table:table-cell>
              <table:table-cell office:value-type="float" office:value="3.8043">
                <text:p>3.8043</text:p>
              </table:table-cell>
              <table:table-cell office:value-type="float" office:value="4.9194">
                <text:p>4.9194</text:p>
              </table:table-cell>
              <table:table-cell office:value-type="float" office:value="4.01211666666667">
                <text:p>4.01211666666667</text:p>
              </table:table-cell>
            </table:table-row>
            <table:table-row>
              <table:table-cell office:value-type="string">
                <text:p>07-10</text:p>
              </table:table-cell>
              <table:table-cell office:value-type="float" office:value="3.6674">
                <text:p>3.6674</text:p>
              </table:table-cell>
              <table:table-cell office:value-type="float" office:value="3.7534">
                <text:p>3.7534</text:p>
              </table:table-cell>
              <table:table-cell office:value-type="float" office:value="3.8116">
                <text:p>3.8116</text:p>
              </table:table-cell>
              <table:table-cell office:value-type="float" office:value="4.9602">
                <text:p>4.9602</text:p>
              </table:table-cell>
              <table:table-cell office:value-type="float" office:value="4.01078333333333">
                <text:p>4.01078333333333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3.6674">
                <text:p>3.6674</text:p>
              </table:table-cell>
              <table:table-cell office:value-type="float" office:value="3.7534">
                <text:p>3.7534</text:p>
              </table:table-cell>
              <table:table-cell office:value-type="float" office:value="3.8116">
                <text:p>3.8116</text:p>
              </table:table-cell>
              <table:table-cell office:value-type="float" office:value="5.0175">
                <text:p>5.0175</text:p>
              </table:table-cell>
              <table:table-cell office:value-type="float" office:value="4.03091666666667">
                <text:p>4.03091666666667</text:p>
              </table:table-cell>
            </table:table-row>
            <table:table-row>
              <table:table-cell office:value-type="string">
                <text:p>09-10</text:p>
              </table:table-cell>
              <table:table-cell office:value-type="float" office:value="3.6674">
                <text:p>3.6674</text:p>
              </table:table-cell>
              <table:table-cell office:value-type="float" office:value="3.7739">
                <text:p>3.7739</text:p>
              </table:table-cell>
              <table:table-cell office:value-type="float" office:value="3.7899">
                <text:p>3.7899</text:p>
              </table:table-cell>
              <table:table-cell office:value-type="float" office:value="5.0175">
                <text:p>5.0175</text:p>
              </table:table-cell>
              <table:table-cell office:value-type="float" office:value="4.02548333333333">
                <text:p>4.02548333333333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3.6391">
                <text:p>3.6391</text:p>
              </table:table-cell>
              <table:table-cell office:value-type="float" office:value="3.7475">
                <text:p>3.7475</text:p>
              </table:table-cell>
              <table:table-cell office:value-type="float" office:value="3.7978">
                <text:p>3.7978</text:p>
              </table:table-cell>
              <table:table-cell office:value-type="float" office:value="5.0175">
                <text:p>5.0175</text:p>
              </table:table-cell>
              <table:table-cell office:value-type="float" office:value="4.01396666666667">
                <text:p>4.01396666666667</text:p>
              </table:table-cell>
            </table:table-row>
            <table:table-row>
              <table:table-cell office:value-type="string">
                <text:p>11-10</text:p>
              </table:table-cell>
              <table:table-cell office:value-type="float" office:value="3.6222">
                <text:p>3.6222</text:p>
              </table:table-cell>
              <table:table-cell office:value-type="float" office:value="3.7293">
                <text:p>3.7293</text:p>
              </table:table-cell>
              <table:table-cell office:value-type="float" office:value="3.7978">
                <text:p>3.7978</text:p>
              </table:table-cell>
              <table:table-cell office:value-type="float" office:value="5.0077">
                <text:p>5.0077</text:p>
              </table:table-cell>
              <table:table-cell office:value-type="float" office:value="4.00381666666667">
                <text:p>4.00381666666667</text:p>
              </table:table-cell>
            </table:table-row>
            <table:table-row>
              <table:table-cell office:value-type="string">
                <text:p>12-10</text:p>
              </table:table-cell>
              <table:table-cell office:value-type="float" office:value="3.6041">
                <text:p>3.6041</text:p>
              </table:table-cell>
              <table:table-cell office:value-type="float" office:value="3.7097">
                <text:p>3.7097</text:p>
              </table:table-cell>
              <table:table-cell office:value-type="float" office:value="3.7978">
                <text:p>3.7978</text:p>
              </table:table-cell>
              <table:table-cell office:value-type="float" office:value="4.9964">
                <text:p>4.996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13-10</text:p>
              </table:table-cell>
              <table:table-cell office:value-type="float" office:value="3.6033">
                <text:p>3.6033</text:p>
              </table:table-cell>
              <table:table-cell office:value-type="float" office:value="3.708">
                <text:p>3.708</text:p>
              </table:table-cell>
              <table:table-cell office:value-type="float" office:value="3.8051">
                <text:p>3.8051</text:p>
              </table:table-cell>
              <table:table-cell office:value-type="float" office:value="4.9597">
                <text:p>4.9597</text:p>
              </table:table-cell>
              <table:table-cell office:value-type="float" office:value="3.9878">
                <text:p>3.9878</text:p>
              </table:table-cell>
            </table:table-row>
            <table:table-row>
              <table:table-cell office:value-type="string">
                <text:p>14-10</text:p>
              </table:table-cell>
              <table:table-cell office:value-type="float" office:value="3.5904">
                <text:p>3.5904</text:p>
              </table:table-cell>
              <table:table-cell office:value-type="float" office:value="3.708">
                <text:p>3.708</text:p>
              </table:table-cell>
              <table:table-cell office:value-type="float" office:value="3.836">
                <text:p>3.836</text:p>
              </table:table-cell>
              <table:table-cell office:value-type="float" office:value="4.9736">
                <text:p>4.9736</text:p>
              </table:table-cell>
              <table:table-cell office:value-type="float" office:value="3.98971666666667">
                <text:p>3.98971666666667</text:p>
              </table:table-cell>
            </table:table-row>
            <table:table-row>
              <table:table-cell office:value-type="string">
                <text:p>15-10</text:p>
              </table:table-cell>
              <table:table-cell office:value-type="float" office:value="3.5904">
                <text:p>3.5904</text:p>
              </table:table-cell>
              <table:table-cell office:value-type="float" office:value="3.708">
                <text:p>3.708</text:p>
              </table:table-cell>
              <table:table-cell office:value-type="float" office:value="3.8911">
                <text:p>3.8911</text:p>
              </table:table-cell>
              <table:table-cell office:value-type="float" office:value="4.9433">
                <text:p>4.9433</text:p>
              </table:table-cell>
              <table:table-cell office:value-type="float" office:value="3.99491666666667">
                <text:p>3.99491666666667</text:p>
              </table:table-cell>
            </table:table-row>
            <table:table-row>
              <table:table-cell office:value-type="string">
                <text:p>16-10</text:p>
              </table:table-cell>
              <table:table-cell office:value-type="float" office:value="3.5904">
                <text:p>3.5904</text:p>
              </table:table-cell>
              <table:table-cell office:value-type="float" office:value="3.7016">
                <text:p>3.7016</text:p>
              </table:table-cell>
              <table:table-cell office:value-type="float" office:value="3.8802">
                <text:p>3.8802</text:p>
              </table:table-cell>
              <table:table-cell office:value-type="float" office:value="4.9433">
                <text:p>4.9433</text:p>
              </table:table-cell>
              <table:table-cell office:value-type="float" office:value="3.9929">
                <text:p>3.9929</text:p>
              </table:table-cell>
            </table:table-row>
            <table:table-row>
              <table:table-cell office:value-type="string">
                <text:p>17-10</text:p>
              </table:table-cell>
              <table:table-cell office:value-type="float" office:value="3.5971">
                <text:p>3.5971</text:p>
              </table:table-cell>
              <table:table-cell office:value-type="float" office:value="3.7242">
                <text:p>3.7242</text:p>
              </table:table-cell>
              <table:table-cell office:value-type="float" office:value="3.8798">
                <text:p>3.8798</text:p>
              </table:table-cell>
              <table:table-cell office:value-type="float" office:value="4.9433">
                <text:p>4.9433</text:p>
              </table:table-cell>
              <table:table-cell office:value-type="float" office:value="3.99108333333333">
                <text:p>3.99108333333333</text:p>
              </table:table-cell>
            </table:table-row>
            <table:table-row>
              <table:table-cell office:value-type="string">
                <text:p>18-10</text:p>
              </table:table-cell>
              <table:table-cell office:value-type="float" office:value="3.5983">
                <text:p>3.5983</text:p>
              </table:table-cell>
              <table:table-cell office:value-type="float" office:value="3.7365">
                <text:p>3.7365</text:p>
              </table:table-cell>
              <table:table-cell office:value-type="float" office:value="3.8798">
                <text:p>3.8798</text:p>
              </table:table-cell>
              <table:table-cell office:value-type="float" office:value="4.8846">
                <text:p>4.8846</text:p>
              </table:table-cell>
              <table:table-cell office:value-type="float" office:value="3.98158333333333">
                <text:p>3.98158333333333</text:p>
              </table:table-cell>
            </table:table-row>
            <table:table-row>
              <table:table-cell office:value-type="string">
                <text:p>19-10</text:p>
              </table:table-cell>
              <table:table-cell office:value-type="float" office:value="3.5822">
                <text:p>3.5822</text:p>
              </table:table-cell>
              <table:table-cell office:value-type="float" office:value="3.7504">
                <text:p>3.7504</text:p>
              </table:table-cell>
              <table:table-cell office:value-type="float" office:value="3.8798">
                <text:p>3.8798</text:p>
              </table:table-cell>
              <table:table-cell office:value-type="float" office:value="4.8965">
                <text:p>4.8965</text:p>
              </table:table-cell>
              <table:table-cell office:value-type="float" office:value="3.97701666666667">
                <text:p>3.97701666666667</text:p>
              </table:table-cell>
            </table:table-row>
            <table:table-row>
              <table:table-cell office:value-type="string">
                <text:p>20-10</text:p>
              </table:table-cell>
              <table:table-cell office:value-type="float" office:value="3.5846">
                <text:p>3.5846</text:p>
              </table:table-cell>
              <table:table-cell office:value-type="float" office:value="3.7328">
                <text:p>3.7328</text:p>
              </table:table-cell>
              <table:table-cell office:value-type="float" office:value="3.8788">
                <text:p>3.8788</text:p>
              </table:table-cell>
              <table:table-cell office:value-type="float" office:value="4.8647">
                <text:p>4.8647</text:p>
              </table:table-cell>
              <table:table-cell office:value-type="float" office:value="3.97255">
                <text:p>3.97255</text:p>
              </table:table-cell>
            </table:table-row>
            <table:table-row>
              <table:table-cell office:value-type="string">
                <text:p>21-10</text:p>
              </table:table-cell>
              <table:table-cell office:value-type="float" office:value="3.6002">
                <text:p>3.6002</text:p>
              </table:table-cell>
              <table:table-cell office:value-type="float" office:value="3.7328">
                <text:p>3.7328</text:p>
              </table:table-cell>
              <table:table-cell office:value-type="float" office:value="3.8593">
                <text:p>3.8593</text:p>
              </table:table-cell>
              <table:table-cell office:value-type="float" office:value="4.9214">
                <text:p>4.9214</text:p>
              </table:table-cell>
              <table:table-cell office:value-type="float" office:value="3.98313333333333">
                <text:p>3.98313333333333</text:p>
              </table:table-cell>
            </table:table-row>
            <table:table-row>
              <table:table-cell office:value-type="string">
                <text:p>22-10</text:p>
              </table:table-cell>
              <table:table-cell office:value-type="float" office:value="3.6002">
                <text:p>3.6002</text:p>
              </table:table-cell>
              <table:table-cell office:value-type="float" office:value="3.7328">
                <text:p>3.7328</text:p>
              </table:table-cell>
              <table:table-cell office:value-type="float" office:value="3.873">
                <text:p>3.873</text:p>
              </table:table-cell>
              <table:table-cell office:value-type="float" office:value="4.8633">
                <text:p>4.8633</text:p>
              </table:table-cell>
              <table:table-cell office:value-type="float" office:value="3.97765">
                <text:p>3.97765</text:p>
              </table:table-cell>
            </table:table-row>
            <table:table-row>
              <table:table-cell office:value-type="string">
                <text:p>23-10</text:p>
              </table:table-cell>
              <table:table-cell office:value-type="float" office:value="3.6002">
                <text:p>3.6002</text:p>
              </table:table-cell>
              <table:table-cell office:value-type="float" office:value="3.7428">
                <text:p>3.7428</text:p>
              </table:table-cell>
              <table:table-cell office:value-type="float" office:value="3.865">
                <text:p>3.865</text:p>
              </table:table-cell>
              <table:table-cell office:value-type="float" office:value="4.8633">
                <text:p>4.8633</text:p>
              </table:table-cell>
              <table:table-cell office:value-type="float" office:value="3.98308333333333">
                <text:p>3.98308333333333</text:p>
              </table:table-cell>
            </table:table-row>
            <table:table-row>
              <table:table-cell office:value-type="string">
                <text:p>24-10</text:p>
              </table:table-cell>
              <table:table-cell office:value-type="float" office:value="3.6054">
                <text:p>3.6054</text:p>
              </table:table-cell>
              <table:table-cell office:value-type="float" office:value="3.7802">
                <text:p>3.7802</text:p>
              </table:table-cell>
              <table:table-cell office:value-type="float" office:value="3.875">
                <text:p>3.875</text:p>
              </table:table-cell>
              <table:table-cell office:value-type="float" office:value="4.8633">
                <text:p>4.8633</text:p>
              </table:table-cell>
              <table:table-cell office:value-type="float" office:value="3.99133333333333">
                <text:p>3.99133333333333</text:p>
              </table:table-cell>
            </table:table-row>
            <table:table-row>
              <table:table-cell office:value-type="string">
                <text:p>25-10</text:p>
              </table:table-cell>
              <table:table-cell office:value-type="float" office:value="3.594">
                <text:p>3.594</text:p>
              </table:table-cell>
              <table:table-cell office:value-type="float" office:value="3.7749">
                <text:p>3.7749</text:p>
              </table:table-cell>
              <table:table-cell office:value-type="float" office:value="3.875">
                <text:p>3.875</text:p>
              </table:table-cell>
              <table:table-cell office:value-type="float" office:value="4.8443">
                <text:p>4.8443</text:p>
              </table:table-cell>
              <table:table-cell office:value-type="float" office:value="3.9867">
                <text:p>3.9867</text:p>
              </table:table-cell>
            </table:table-row>
            <table:table-row>
              <table:table-cell office:value-type="string">
                <text:p>26-10</text:p>
              </table:table-cell>
              <table:table-cell office:value-type="float" office:value="3.6033">
                <text:p>3.6033</text:p>
              </table:table-cell>
              <table:table-cell office:value-type="float" office:value="3.8058">
                <text:p>3.8058</text:p>
              </table:table-cell>
              <table:table-cell office:value-type="float" office:value="3.875">
                <text:p>3.875</text:p>
              </table:table-cell>
              <table:table-cell office:value-type="float" office:value="4.7439">
                <text:p>4.7439</text:p>
              </table:table-cell>
              <table:table-cell office:value-type="float" office:value="3.97346666666667">
                <text:p>3.97346666666667</text:p>
              </table:table-cell>
            </table:table-row>
            <table:table-row>
              <table:table-cell office:value-type="string">
                <text:p>27-10</text:p>
              </table:table-cell>
              <table:table-cell office:value-type="float" office:value="3.6589">
                <text:p>3.6589</text:p>
              </table:table-cell>
              <table:table-cell office:value-type="float" office:value="3.7942">
                <text:p>3.7942</text:p>
              </table:table-cell>
              <table:table-cell office:value-type="float" office:value="3.8744">
                <text:p>3.8744</text:p>
              </table:table-cell>
              <table:table-cell office:value-type="float" office:value="4.741">
                <text:p>4.741</text:p>
              </table:table-cell>
              <table:table-cell office:value-type="float" office:value="3.98311666666667">
                <text:p>3.98311666666667</text:p>
              </table:table-cell>
            </table:table-row>
            <table:table-row>
              <table:table-cell office:value-type="string">
                <text:p>28-10</text:p>
              </table:table-cell>
              <table:table-cell office:value-type="float" office:value="3.6542">
                <text:p>3.6542</text:p>
              </table:table-cell>
              <table:table-cell office:value-type="float" office:value="3.7942">
                <text:p>3.7942</text:p>
              </table:table-cell>
              <table:table-cell office:value-type="float" office:value="3.9398">
                <text:p>3.9398</text:p>
              </table:table-cell>
              <table:table-cell office:value-type="float" office:value="4.7508">
                <text:p>4.7508</text:p>
              </table:table-cell>
              <table:table-cell office:value-type="float" office:value="3.99603333333333">
                <text:p>3.99603333333333</text:p>
              </table:table-cell>
            </table:table-row>
            <table:table-row>
              <table:table-cell office:value-type="string">
                <text:p>29-10</text:p>
              </table:table-cell>
              <table:table-cell office:value-type="float" office:value="3.6542">
                <text:p>3.6542</text:p>
              </table:table-cell>
              <table:table-cell office:value-type="float" office:value="3.7942">
                <text:p>3.7942</text:p>
              </table:table-cell>
              <table:table-cell office:value-type="float" office:value="3.9495">
                <text:p>3.9495</text:p>
              </table:table-cell>
              <table:table-cell office:value-type="float" office:value="4.7493">
                <text:p>4.7493</text:p>
              </table:table-cell>
              <table:table-cell office:value-type="float" office:value="3.99396666666667">
                <text:p>3.99396666666667</text:p>
              </table:table-cell>
            </table:table-row>
            <table:table-row>
              <table:table-cell office:value-type="string">
                <text:p>30-10</text:p>
              </table:table-cell>
              <table:table-cell office:value-type="float" office:value="3.6542">
                <text:p>3.6542</text:p>
              </table:table-cell>
              <table:table-cell office:value-type="float" office:value="3.8082">
                <text:p>3.8082</text:p>
              </table:table-cell>
              <table:table-cell office:value-type="float" office:value="3.9513">
                <text:p>3.9513</text:p>
              </table:table-cell>
              <table:table-cell office:value-type="float" office:value="4.7493">
                <text:p>4.7493</text:p>
              </table:table-cell>
              <table:table-cell office:value-type="float" office:value="3.99898333333333">
                <text:p>3.99898333333333</text:p>
              </table:table-cell>
            </table:table-row>
            <table:table-row>
              <table:table-cell office:value-type="string">
                <text:p>31-10</text:p>
              </table:table-cell>
              <table:table-cell office:value-type="float" office:value="3.6467">
                <text:p>3.6467</text:p>
              </table:table-cell>
              <table:table-cell office:value-type="float" office:value="3.8339">
                <text:p>3.8339</text:p>
              </table:table-cell>
              <table:table-cell office:value-type="float" office:value="3.9494">
                <text:p>3.9494</text:p>
              </table:table-cell>
              <table:table-cell office:value-type="float" office:value="4.7493">
                <text:p>4.7493</text:p>
              </table:table-cell>
              <table:table-cell office:value-type="float" office:value="3.99823333333333">
                <text:p>3.99823333333333</text:p>
              </table:table-cell>
            </table:table-row>
            <table:table-row>
              <table:table-cell office:value-type="string">
                <text:p>01-11</text:p>
              </table:table-cell>
              <table:table-cell office:value-type="float" office:value="3.6461">
                <text:p>3.6461</text:p>
              </table:table-cell>
              <table:table-cell office:value-type="float" office:value="3.7979">
                <text:p>3.7979</text:p>
              </table:table-cell>
              <table:table-cell office:value-type="float" office:value="3.9494">
                <text:p>3.9494</text:p>
              </table:table-cell>
              <table:table-cell office:value-type="float" office:value="4.7304">
                <text:p>4.7304</text:p>
              </table:table-cell>
              <table:table-cell office:value-type="float" office:value="3.98915">
                <text:p>3.98915</text:p>
              </table:table-cell>
            </table:table-row>
            <table:table-row>
              <table:table-cell office:value-type="string">
                <text:p>02-11</text:p>
              </table:table-cell>
              <table:table-cell office:value-type="float" office:value="3.639">
                <text:p>3.639</text:p>
              </table:table-cell>
              <table:table-cell office:value-type="float" office:value="3.784">
                <text:p>3.784</text:p>
              </table:table-cell>
              <table:table-cell office:value-type="float" office:value="3.9494">
                <text:p>3.9494</text:p>
              </table:table-cell>
              <table:table-cell office:value-type="float" office:value="4.7472">
                <text:p>4.7472</text:p>
              </table:table-cell>
              <table:table-cell office:value-type="float" office:value="3.9846">
                <text:p>3.9846</text:p>
              </table:table-cell>
            </table:table-row>
            <table:table-row>
              <table:table-cell office:value-type="string">
                <text:p>03-11</text:p>
              </table:table-cell>
              <table:table-cell office:value-type="float" office:value="3.6358">
                <text:p>3.6358</text:p>
              </table:table-cell>
              <table:table-cell office:value-type="float" office:value="3.793">
                <text:p>3.793</text:p>
              </table:table-cell>
              <table:table-cell office:value-type="float" office:value="3.9036">
                <text:p>3.9036</text:p>
              </table:table-cell>
              <table:table-cell office:value-type="float" office:value="4.8283">
                <text:p>4.8283</text:p>
              </table:table-cell>
              <table:table-cell office:value-type="float" office:value="3.98996666666667">
                <text:p>3.98996666666667</text:p>
              </table:table-cell>
            </table:table-row>
            <table:table-row>
              <table:table-cell office:value-type="string">
                <text:p>04-11</text:p>
              </table:table-cell>
              <table:table-cell office:value-type="float" office:value="3.659">
                <text:p>3.659</text:p>
              </table:table-cell>
              <table:table-cell office:value-type="float" office:value="3.793">
                <text:p>3.793</text:p>
              </table:table-cell>
              <table:table-cell office:value-type="float" office:value="3.8707">
                <text:p>3.8707</text:p>
              </table:table-cell>
              <table:table-cell office:value-type="float" office:value="4.7432">
                <text:p>4.7432</text:p>
              </table:table-cell>
              <table:table-cell office:value-type="float" office:value="3.97743333333333">
                <text:p>3.97743333333333</text:p>
              </table:table-cell>
            </table:table-row>
            <table:table-row>
              <table:table-cell office:value-type="string">
                <text:p>05-11</text:p>
              </table:table-cell>
              <table:table-cell office:value-type="float" office:value="3.659">
                <text:p>3.659</text:p>
              </table:table-cell>
              <table:table-cell office:value-type="float" office:value="3.793">
                <text:p>3.793</text:p>
              </table:table-cell>
              <table:table-cell office:value-type="float" office:value="3.8072">
                <text:p>3.8072</text:p>
              </table:table-cell>
              <table:table-cell office:value-type="float" office:value="4.6898">
                <text:p>4.6898</text:p>
              </table:table-cell>
              <table:table-cell office:value-type="float" office:value="3.96403333333333">
                <text:p>3.96403333333333</text:p>
              </table:table-cell>
            </table:table-row>
            <table:table-row>
              <table:table-cell office:value-type="string">
                <text:p>06-11</text:p>
              </table:table-cell>
              <table:table-cell office:value-type="float" office:value="3.659">
                <text:p>3.659</text:p>
              </table:table-cell>
              <table:table-cell office:value-type="float" office:value="3.7704">
                <text:p>3.7704</text:p>
              </table:table-cell>
              <table:table-cell office:value-type="float" office:value="3.8132">
                <text:p>3.8132</text:p>
              </table:table-cell>
              <table:table-cell office:value-type="float" office:value="4.6898">
                <text:p>4.6898</text:p>
              </table:table-cell>
              <table:table-cell office:value-type="float" office:value="3.9585">
                <text:p>3.9585</text:p>
              </table:table-cell>
            </table:table-row>
            <table:table-row>
              <table:table-cell office:value-type="string">
                <text:p>07-11</text:p>
              </table:table-cell>
              <table:table-cell office:value-type="float" office:value="3.6668">
                <text:p>3.6668</text:p>
              </table:table-cell>
              <table:table-cell office:value-type="float" office:value="3.7381">
                <text:p>3.7381</text:p>
              </table:table-cell>
              <table:table-cell office:value-type="float" office:value="3.7592">
                <text:p>3.7592</text:p>
              </table:table-cell>
              <table:table-cell office:value-type="float" office:value="4.6898">
                <text:p>4.6898</text:p>
              </table:table-cell>
              <table:table-cell office:value-type="float" office:value="3.94556666666667">
                <text:p>3.94556666666667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3.6532">
                <text:p>3.6532</text:p>
              </table:table-cell>
              <table:table-cell office:value-type="float" office:value="3.7566">
                <text:p>3.7566</text:p>
              </table:table-cell>
              <table:table-cell office:value-type="float" office:value="3.7592">
                <text:p>3.7592</text:p>
              </table:table-cell>
              <table:table-cell office:value-type="float" office:value="4.6937">
                <text:p>4.6937</text:p>
              </table:table-cell>
              <table:table-cell office:value-type="float" office:value="3.94888333333333">
                <text:p>3.94888333333333</text:p>
              </table:table-cell>
            </table:table-row>
            <table:table-row>
              <table:table-cell office:value-type="string">
                <text:p>09-11</text:p>
              </table:table-cell>
              <table:table-cell office:value-type="float" office:value="3.6411">
                <text:p>3.6411</text:p>
              </table:table-cell>
              <table:table-cell office:value-type="float" office:value="3.7793">
                <text:p>3.7793</text:p>
              </table:table-cell>
              <table:table-cell office:value-type="float" office:value="3.7592">
                <text:p>3.7592</text:p>
              </table:table-cell>
              <table:table-cell office:value-type="float" office:value="4.6827">
                <text:p>4.6827</text:p>
              </table:table-cell>
              <table:table-cell office:value-type="float" office:value="3.95001666666667">
                <text:p>3.95001666666667</text:p>
              </table:table-cell>
            </table:table-row>
            <table:table-row>
              <table:table-cell office:value-type="string">
                <text:p>10-11</text:p>
              </table:table-cell>
              <table:table-cell office:value-type="float" office:value="3.6303">
                <text:p>3.6303</text:p>
              </table:table-cell>
              <table:table-cell office:value-type="float" office:value="3.8143">
                <text:p>3.8143</text:p>
              </table:table-cell>
              <table:table-cell office:value-type="float" office:value="3.8101">
                <text:p>3.8101</text:p>
              </table:table-cell>
              <table:table-cell office:value-type="float" office:value="4.7277">
                <text:p>4.7277</text:p>
              </table:table-cell>
              <table:table-cell office:value-type="float" office:value="3.97393333333333">
                <text:p>3.97393333333333</text:p>
              </table:table-cell>
            </table:table-row>
            <table:table-row>
              <table:table-cell office:value-type="string">
                <text:p>11-11</text:p>
              </table:table-cell>
              <table:table-cell office:value-type="float" office:value="3.6332">
                <text:p>3.6332</text:p>
              </table:table-cell>
              <table:table-cell office:value-type="float" office:value="3.8143">
                <text:p>3.8143</text:p>
              </table:table-cell>
              <table:table-cell office:value-type="float" office:value="3.8138">
                <text:p>3.8138</text:p>
              </table:table-cell>
              <table:table-cell office:value-type="float" office:value="4.5368">
                <text:p>4.5368</text:p>
              </table:table-cell>
              <table:table-cell office:value-type="float" office:value="3.95145">
                <text:p>3.95145</text:p>
              </table:table-cell>
            </table:table-row>
            <table:table-row>
              <table:table-cell office:value-type="string">
                <text:p>12-11</text:p>
              </table:table-cell>
              <table:table-cell office:value-type="float" office:value="3.6332">
                <text:p>3.6332</text:p>
              </table:table-cell>
              <table:table-cell office:value-type="float" office:value="3.8143">
                <text:p>3.8143</text:p>
              </table:table-cell>
              <table:table-cell office:value-type="float" office:value="3.8068">
                <text:p>3.8068</text:p>
              </table:table-cell>
              <table:table-cell office:value-type="float" office:value="4.5448">
                <text:p>4.5448</text:p>
              </table:table-cell>
              <table:table-cell office:value-type="float" office:value="3.95591666666667">
                <text:p>3.95591666666667</text:p>
              </table:table-cell>
            </table:table-row>
            <table:table-row>
              <table:table-cell office:value-type="string">
                <text:p>13-11</text:p>
              </table:table-cell>
              <table:table-cell office:value-type="float" office:value="3.6332">
                <text:p>3.6332</text:p>
              </table:table-cell>
              <table:table-cell office:value-type="float" office:value="3.8178">
                <text:p>3.8178</text:p>
              </table:table-cell>
              <table:table-cell office:value-type="float" office:value="3.7992">
                <text:p>3.7992</text:p>
              </table:table-cell>
              <table:table-cell office:value-type="float" office:value="4.5448">
                <text:p>4.5448</text:p>
              </table:table-cell>
              <table:table-cell office:value-type="float" office:value="3.95713333333333">
                <text:p>3.95713333333333</text:p>
              </table:table-cell>
            </table:table-row>
            <table:table-row>
              <table:table-cell office:value-type="string">
                <text:p>14-11</text:p>
              </table:table-cell>
              <table:table-cell office:value-type="float" office:value="3.6084">
                <text:p>3.6084</text:p>
              </table:table-cell>
              <table:table-cell office:value-type="float" office:value="3.7988">
                <text:p>3.7988</text:p>
              </table:table-cell>
              <table:table-cell office:value-type="float" office:value="3.7779">
                <text:p>3.7779</text:p>
              </table:table-cell>
              <table:table-cell office:value-type="float" office:value="4.5448">
                <text:p>4.5448</text:p>
              </table:table-cell>
              <table:table-cell office:value-type="float" office:value="3.9476">
                <text:p>3.9476</text:p>
              </table:table-cell>
            </table:table-row>
            <table:table-row>
              <table:table-cell office:value-type="string">
                <text:p>15-11</text:p>
              </table:table-cell>
              <table:table-cell office:value-type="float" office:value="3.5872">
                <text:p>3.5872</text:p>
              </table:table-cell>
              <table:table-cell office:value-type="float" office:value="3.7977">
                <text:p>3.7977</text:p>
              </table:table-cell>
              <table:table-cell office:value-type="float" office:value="3.7779">
                <text:p>3.7779</text:p>
              </table:table-cell>
              <table:table-cell office:value-type="float" office:value="4.5245">
                <text:p>4.5245</text:p>
              </table:table-cell>
              <table:table-cell office:value-type="float" office:value="3.9362">
                <text:p>3.9362</text:p>
              </table:table-cell>
            </table:table-row>
            <table:table-row>
              <table:table-cell office:value-type="string">
                <text:p>16-11</text:p>
              </table:table-cell>
              <table:table-cell office:value-type="float" office:value="3.597">
                <text:p>3.597</text:p>
              </table:table-cell>
              <table:table-cell office:value-type="float" office:value="3.8035">
                <text:p>3.8035</text:p>
              </table:table-cell>
              <table:table-cell office:value-type="float" office:value="3.7779">
                <text:p>3.7779</text:p>
              </table:table-cell>
              <table:table-cell office:value-type="float" office:value="4.5203">
                <text:p>4.5203</text:p>
              </table:table-cell>
              <table:table-cell office:value-type="float" office:value="3.94548333333333">
                <text:p>3.94548333333333</text:p>
              </table:table-cell>
            </table:table-row>
            <table:table-row>
              <table:table-cell office:value-type="string">
                <text:p>17-11</text:p>
              </table:table-cell>
              <table:table-cell office:value-type="float" office:value="3.5898">
                <text:p>3.5898</text:p>
              </table:table-cell>
              <table:table-cell office:value-type="float" office:value="3.7887">
                <text:p>3.7887</text:p>
              </table:table-cell>
              <table:table-cell office:value-type="float" office:value="3.7842">
                <text:p>3.7842</text:p>
              </table:table-cell>
              <table:table-cell office:value-type="float" office:value="4.5695">
                <text:p>4.5695</text:p>
              </table:table-cell>
              <table:table-cell office:value-type="float" office:value="3.95458333333333">
                <text:p>3.95458333333333</text:p>
              </table:table-cell>
            </table:table-row>
            <table:table-row>
              <table:table-cell office:value-type="string">
                <text:p>18-11</text:p>
              </table:table-cell>
              <table:table-cell office:value-type="float" office:value="3.5915">
                <text:p>3.5915</text:p>
              </table:table-cell>
              <table:table-cell office:value-type="float" office:value="3.7887">
                <text:p>3.7887</text:p>
              </table:table-cell>
              <table:table-cell office:value-type="float" office:value="3.7659">
                <text:p>3.7659</text:p>
              </table:table-cell>
              <table:table-cell office:value-type="float" office:value="4.5372">
                <text:p>4.5372</text:p>
              </table:table-cell>
              <table:table-cell office:value-type="float" office:value="3.9446">
                <text:p>3.9446</text:p>
              </table:table-cell>
            </table:table-row>
            <table:table-row>
              <table:table-cell office:value-type="string">
                <text:p>19-11</text:p>
              </table:table-cell>
              <table:table-cell office:value-type="float" office:value="3.5915">
                <text:p>3.5915</text:p>
              </table:table-cell>
              <table:table-cell office:value-type="float" office:value="3.7887">
                <text:p>3.7887</text:p>
              </table:table-cell>
              <table:table-cell office:value-type="float" office:value="3.7791">
                <text:p>3.7791</text:p>
              </table:table-cell>
              <table:table-cell office:value-type="float" office:value="4.5945">
                <text:p>4.5945</text:p>
              </table:table-cell>
              <table:table-cell office:value-type="float" office:value="3.96306666666667">
                <text:p>3.96306666666667</text:p>
              </table:table-cell>
            </table:table-row>
            <table:table-row>
              <table:table-cell office:value-type="string">
                <text:p>20-11</text:p>
              </table:table-cell>
              <table:table-cell office:value-type="float" office:value="3.5915">
                <text:p>3.5915</text:p>
              </table:table-cell>
              <table:table-cell office:value-type="float" office:value="3.7805">
                <text:p>3.7805</text:p>
              </table:table-cell>
              <table:table-cell office:value-type="float" office:value="3.7629">
                <text:p>3.7629</text:p>
              </table:table-cell>
              <table:table-cell office:value-type="float" office:value="4.5945">
                <text:p>4.5945</text:p>
              </table:table-cell>
              <table:table-cell office:value-type="float" office:value="3.96291666666667">
                <text:p>3.96291666666667</text:p>
              </table:table-cell>
            </table:table-row>
            <table:table-row>
              <table:table-cell office:value-type="string">
                <text:p>21-11</text:p>
              </table:table-cell>
              <table:table-cell office:value-type="float" office:value="3.609">
                <text:p>3.609</text:p>
              </table:table-cell>
              <table:table-cell office:value-type="float" office:value="3.7685">
                <text:p>3.7685</text:p>
              </table:table-cell>
              <table:table-cell office:value-type="float" office:value="3.7589">
                <text:p>3.7589</text:p>
              </table:table-cell>
              <table:table-cell office:value-type="float" office:value="4.5945">
                <text:p>4.5945</text:p>
              </table:table-cell>
              <table:table-cell office:value-type="float" office:value="3.96186666666667">
                <text:p>3.96186666666667</text:p>
              </table:table-cell>
            </table:table-row>
            <table:table-row>
              <table:table-cell office:value-type="string">
                <text:p>22-11</text:p>
              </table:table-cell>
              <table:table-cell office:value-type="float" office:value="3.588">
                <text:p>3.588</text:p>
              </table:table-cell>
              <table:table-cell office:value-type="float" office:value="3.7713">
                <text:p>3.7713</text:p>
              </table:table-cell>
              <table:table-cell office:value-type="float" office:value="3.7589">
                <text:p>3.7589</text:p>
              </table:table-cell>
              <table:table-cell office:value-type="float" office:value="4.5868">
                <text:p>4.5868</text:p>
              </table:table-cell>
              <table:table-cell office:value-type="float" office:value="3.95958333333333">
                <text:p>3.95958333333333</text:p>
              </table:table-cell>
            </table:table-row>
            <table:table-row>
              <table:table-cell office:value-type="string">
                <text:p>23-11</text:p>
              </table:table-cell>
              <table:table-cell office:value-type="float" office:value="3.5554">
                <text:p>3.5554</text:p>
              </table:table-cell>
              <table:table-cell office:value-type="float" office:value="3.7834">
                <text:p>3.7834</text:p>
              </table:table-cell>
              <table:table-cell office:value-type="float" office:value="3.7589">
                <text:p>3.7589</text:p>
              </table:table-cell>
              <table:table-cell office:value-type="float" office:value="4.5553">
                <text:p>4.5553</text:p>
              </table:table-cell>
              <table:table-cell office:value-type="float" office:value="3.95685">
                <text:p>3.95685</text:p>
              </table:table-cell>
            </table:table-row>
            <table:table-row>
              <table:table-cell office:value-type="string">
                <text:p>24-11</text:p>
              </table:table-cell>
              <table:table-cell office:value-type="float" office:value="3.5454">
                <text:p>3.5454</text:p>
              </table:table-cell>
              <table:table-cell office:value-type="float" office:value="3.7772">
                <text:p>3.7772</text:p>
              </table:table-cell>
              <table:table-cell office:value-type="float" office:value="3.7645">
                <text:p>3.7645</text:p>
              </table:table-cell>
              <table:table-cell office:value-type="float" office:value="4.5096">
                <text:p>4.5096</text:p>
              </table:table-cell>
              <table:table-cell office:value-type="float" office:value="3.94605">
                <text:p>3.94605</text:p>
              </table:table-cell>
            </table:table-row>
            <table:table-row>
              <table:table-cell office:value-type="string">
                <text:p>25-11</text:p>
              </table:table-cell>
              <table:table-cell office:value-type="float" office:value="3.5213">
                <text:p>3.5213</text:p>
              </table:table-cell>
              <table:table-cell office:value-type="float" office:value="3.7772">
                <text:p>3.7772</text:p>
              </table:table-cell>
              <table:table-cell office:value-type="float" office:value="3.7577">
                <text:p>3.7577</text:p>
              </table:table-cell>
              <table:table-cell office:value-type="float" office:value="4.5181">
                <text:p>4.5181</text:p>
              </table:table-cell>
              <table:table-cell office:value-type="float" office:value="3.93916666666667">
                <text:p>3.93916666666667</text:p>
              </table:table-cell>
            </table:table-row>
            <table:table-row>
              <table:table-cell office:value-type="string">
                <text:p>26-11</text:p>
              </table:table-cell>
              <table:table-cell office:value-type="float" office:value="3.5213">
                <text:p>3.5213</text:p>
              </table:table-cell>
              <table:table-cell office:value-type="float" office:value="3.7772">
                <text:p>3.7772</text:p>
              </table:table-cell>
              <table:table-cell office:value-type="float" office:value="3.7604">
                <text:p>3.7604</text:p>
              </table:table-cell>
              <table:table-cell office:value-type="float" office:value="4.4861">
                <text:p>4.4861</text:p>
              </table:table-cell>
              <table:table-cell office:value-type="float" office:value="3.9369">
                <text:p>3.9369</text:p>
              </table:table-cell>
            </table:table-row>
            <table:table-row>
              <table:table-cell office:value-type="string">
                <text:p>27-11</text:p>
              </table:table-cell>
              <table:table-cell office:value-type="float" office:value="3.5213">
                <text:p>3.5213</text:p>
              </table:table-cell>
              <table:table-cell office:value-type="float" office:value="3.7873">
                <text:p>3.7873</text:p>
              </table:table-cell>
              <table:table-cell office:value-type="float" office:value="3.7667">
                <text:p>3.7667</text:p>
              </table:table-cell>
              <table:table-cell office:value-type="float" office:value="4.4861">
                <text:p>4.4861</text:p>
              </table:table-cell>
              <table:table-cell office:value-type="float" office:value="3.94033333333333">
                <text:p>3.94033333333333</text:p>
              </table:table-cell>
            </table:table-row>
            <table:table-row>
              <table:table-cell office:value-type="string">
                <text:p>28-11</text:p>
              </table:table-cell>
              <table:table-cell office:value-type="float" office:value="3.5388">
                <text:p>3.5388</text:p>
              </table:table-cell>
              <table:table-cell office:value-type="float" office:value="3.8065">
                <text:p>3.8065</text:p>
              </table:table-cell>
              <table:table-cell office:value-type="float" office:value="3.7321">
                <text:p>3.7321</text:p>
              </table:table-cell>
              <table:table-cell office:value-type="float" office:value="4.4861">
                <text:p>4.4861</text:p>
              </table:table-cell>
              <table:table-cell office:value-type="float" office:value="3.94248333333333">
                <text:p>3.94248333333333</text:p>
              </table:table-cell>
            </table:table-row>
            <table:table-row>
              <table:table-cell office:value-type="string">
                <text:p>29-11</text:p>
              </table:table-cell>
              <table:table-cell office:value-type="float" office:value="3.5517">
                <text:p>3.5517</text:p>
              </table:table-cell>
              <table:table-cell office:value-type="float" office:value="3.7689">
                <text:p>3.7689</text:p>
              </table:table-cell>
              <table:table-cell office:value-type="float" office:value="3.7321">
                <text:p>3.7321</text:p>
              </table:table-cell>
              <table:table-cell office:value-type="float" office:value="4.508">
                <text:p>4.508</text:p>
              </table:table-cell>
              <table:table-cell office:value-type="float" office:value="3.94296666666667">
                <text:p>3.94296666666667</text:p>
              </table:table-cell>
            </table:table-row>
            <table:table-row>
              <table:table-cell office:value-type="string">
                <text:p>30-11</text:p>
              </table:table-cell>
              <table:table-cell office:value-type="float" office:value="3.5408">
                <text:p>3.5408</text:p>
              </table:table-cell>
              <table:table-cell office:value-type="float" office:value="3.7767">
                <text:p>3.7767</text:p>
              </table:table-cell>
              <table:table-cell office:value-type="float" office:value="3.7321">
                <text:p>3.7321</text:p>
              </table:table-cell>
              <table:table-cell office:value-type="float" office:value="4.4945">
                <text:p>4.4945</text:p>
              </table:table-cell>
              <table:table-cell office:value-type="float" office:value="3.92493333333333">
                <text:p>3.92493333333333</text:p>
              </table:table-cell>
            </table:table-row>
            <table:table-row>
              <table:table-cell office:value-type="string">
                <text:p>01-12</text:p>
              </table:table-cell>
              <table:table-cell office:value-type="float" office:value="3.5447">
                <text:p>3.5447</text:p>
              </table:table-cell>
              <table:table-cell office:value-type="float" office:value="3.7777">
                <text:p>3.7777</text:p>
              </table:table-cell>
              <table:table-cell office:value-type="float" office:value="3.7423">
                <text:p>3.7423</text:p>
              </table:table-cell>
              <table:table-cell office:value-type="float" office:value="4.4957">
                <text:p>4.4957</text:p>
              </table:table-cell>
              <table:table-cell office:value-type="float" office:value="3.92536666666667">
                <text:p>3.92536666666667</text:p>
              </table:table-cell>
            </table:table-row>
            <table:table-row>
              <table:table-cell office:value-type="string">
                <text:p>02-12</text:p>
              </table:table-cell>
              <table:table-cell office:value-type="float" office:value="3.542">
                <text:p>3.542</text:p>
              </table:table-cell>
              <table:table-cell office:value-type="float" office:value="3.7777">
                <text:p>3.7777</text:p>
              </table:table-cell>
              <table:table-cell office:value-type="float" office:value="3.7115">
                <text:p>3.7115</text:p>
              </table:table-cell>
              <table:table-cell office:value-type="float" office:value="4.4449">
                <text:p>4.4449</text:p>
              </table:table-cell>
              <table:table-cell office:value-type="float" office:value="3.90496666666667">
                <text:p>3.90496666666667</text:p>
              </table:table-cell>
            </table:table-row>
            <table:table-row>
              <table:table-cell office:value-type="string">
                <text:p>03-12</text:p>
              </table:table-cell>
              <table:table-cell office:value-type="float" office:value="3.542">
                <text:p>3.542</text:p>
              </table:table-cell>
              <table:table-cell office:value-type="float" office:value="3.7777">
                <text:p>3.7777</text:p>
              </table:table-cell>
              <table:table-cell office:value-type="float" office:value="3.6814">
                <text:p>3.6814</text:p>
              </table:table-cell>
              <table:table-cell office:value-type="float" office:value="4.4347">
                <text:p>4.4347</text:p>
              </table:table-cell>
              <table:table-cell office:value-type="float" office:value="3.8955">
                <text:p>3.8955</text:p>
              </table:table-cell>
            </table:table-row>
            <table:table-row>
              <table:table-cell office:value-type="string">
                <text:p>04-12</text:p>
              </table:table-cell>
              <table:table-cell office:value-type="float" office:value="3.542">
                <text:p>3.542</text:p>
              </table:table-cell>
              <table:table-cell office:value-type="float" office:value="3.7534">
                <text:p>3.7534</text:p>
              </table:table-cell>
              <table:table-cell office:value-type="float" office:value="3.682">
                <text:p>3.682</text:p>
              </table:table-cell>
              <table:table-cell office:value-type="float" office:value="4.4347">
                <text:p>4.4347</text:p>
              </table:table-cell>
              <table:table-cell office:value-type="float" office:value="3.89043333333333">
                <text:p>3.89043333333333</text:p>
              </table:table-cell>
            </table:table-row>
            <table:table-row>
              <table:table-cell office:value-type="string">
                <text:p>05-12</text:p>
              </table:table-cell>
              <table:table-cell office:value-type="float" office:value="3.5469">
                <text:p>3.5469</text:p>
              </table:table-cell>
              <table:table-cell office:value-type="float" office:value="3.7719">
                <text:p>3.7719</text:p>
              </table:table-cell>
              <table:table-cell office:value-type="float" office:value="3.6832">
                <text:p>3.6832</text:p>
              </table:table-cell>
              <table:table-cell office:value-type="float" office:value="4.4347">
                <text:p>4.4347</text:p>
              </table:table-cell>
              <table:table-cell office:value-type="float" office:value="3.8932">
                <text:p>3.8932</text:p>
              </table:table-cell>
            </table:table-row>
            <table:table-row>
              <table:table-cell office:value-type="string">
                <text:p>06-12</text:p>
              </table:table-cell>
              <table:table-cell office:value-type="float" office:value="3.5662">
                <text:p>3.5662</text:p>
              </table:table-cell>
              <table:table-cell office:value-type="float" office:value="3.7777">
                <text:p>3.7777</text:p>
              </table:table-cell>
              <table:table-cell office:value-type="float" office:value="3.6832">
                <text:p>3.6832</text:p>
              </table:table-cell>
              <table:table-cell office:value-type="float" office:value="4.467">
                <text:p>4.467</text:p>
              </table:table-cell>
              <table:table-cell office:value-type="float" office:value="3.90305">
                <text:p>3.90305</text:p>
              </table:table-cell>
            </table:table-row>
            <table:table-row>
              <table:table-cell office:value-type="string">
                <text:p>07-12</text:p>
              </table:table-cell>
              <table:table-cell office:value-type="float" office:value="3.5745">
                <text:p>3.5745</text:p>
              </table:table-cell>
              <table:table-cell office:value-type="float" office:value="3.7723">
                <text:p>3.7723</text:p>
              </table:table-cell>
              <table:table-cell office:value-type="float" office:value="3.6832">
                <text:p>3.6832</text:p>
              </table:table-cell>
              <table:table-cell office:value-type="float" office:value="4.4641">
                <text:p>4.4641</text:p>
              </table:table-cell>
              <table:table-cell office:value-type="float" office:value="3.90726666666667">
                <text:p>3.90726666666667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3.5786">
                <text:p>3.5786</text:p>
              </table:table-cell>
              <table:table-cell office:value-type="float" office:value="3.7568">
                <text:p>3.7568</text:p>
              </table:table-cell>
              <table:table-cell office:value-type="float" office:value="3.6869">
                <text:p>3.6869</text:p>
              </table:table-cell>
              <table:table-cell office:value-type="float" office:value="4.4541">
                <text:p>4.4541</text:p>
              </table:table-cell>
              <table:table-cell office:value-type="float" office:value="3.90201666666667">
                <text:p>3.90201666666667</text:p>
              </table:table-cell>
            </table:table-row>
            <table:table-row>
              <table:table-cell office:value-type="string">
                <text:p>09-12</text:p>
              </table:table-cell>
              <table:table-cell office:value-type="float" office:value="3.5633">
                <text:p>3.5633</text:p>
              </table:table-cell>
              <table:table-cell office:value-type="float" office:value="3.7568">
                <text:p>3.7568</text:p>
              </table:table-cell>
              <table:table-cell office:value-type="float" office:value="3.654">
                <text:p>3.654</text:p>
              </table:table-cell>
              <table:table-cell office:value-type="float" office:value="4.4388">
                <text:p>4.4388</text:p>
              </table:table-cell>
              <table:table-cell office:value-type="float" office:value="3.89193333333333">
                <text:p>3.89193333333333</text:p>
              </table:table-cell>
            </table:table-row>
            <table:table-row>
              <table:table-cell office:value-type="string">
                <text:p>10-12</text:p>
              </table:table-cell>
              <table:table-cell office:value-type="float" office:value="3.5633">
                <text:p>3.5633</text:p>
              </table:table-cell>
              <table:table-cell office:value-type="float" office:value="3.7568">
                <text:p>3.7568</text:p>
              </table:table-cell>
              <table:table-cell office:value-type="float" office:value="3.654">
                <text:p>3.654</text:p>
              </table:table-cell>
              <table:table-cell office:value-type="float" office:value="4.4426">
                <text:p>4.4426</text:p>
              </table:table-cell>
              <table:table-cell office:value-type="float" office:value="3.8969">
                <text:p>3.8969</text:p>
              </table:table-cell>
            </table:table-row>
            <table:table-row>
              <table:table-cell office:value-type="string">
                <text:p>11-12</text:p>
              </table:table-cell>
              <table:table-cell office:value-type="float" office:value="3.5633">
                <text:p>3.5633</text:p>
              </table:table-cell>
              <table:table-cell office:value-type="float" office:value="3.7774">
                <text:p>3.7774</text:p>
              </table:table-cell>
              <table:table-cell office:value-type="float" office:value="3.6578">
                <text:p>3.6578</text:p>
              </table:table-cell>
              <table:table-cell office:value-type="float" office:value="4.4426">
                <text:p>4.4426</text:p>
              </table:table-cell>
              <table:table-cell office:value-type="float" office:value="3.9017">
                <text:p>3.9017</text:p>
              </table:table-cell>
            </table:table-row>
            <table:table-row>
              <table:table-cell office:value-type="string">
                <text:p>12-12</text:p>
              </table:table-cell>
              <table:table-cell office:value-type="float" office:value="3.5733">
                <text:p>3.5733</text:p>
              </table:table-cell>
              <table:table-cell office:value-type="float" office:value="3.7886">
                <text:p>3.7886</text:p>
              </table:table-cell>
              <table:table-cell office:value-type="float" office:value="3.6485">
                <text:p>3.6485</text:p>
              </table:table-cell>
              <table:table-cell office:value-type="float" office:value="4.4426">
                <text:p>4.4426</text:p>
              </table:table-cell>
              <table:table-cell office:value-type="float" office:value="3.8996">
                <text:p>3.8996</text:p>
              </table:table-cell>
            </table:table-row>
            <table:table-row>
              <table:table-cell office:value-type="string">
                <text:p>13-12</text:p>
              </table:table-cell>
              <table:table-cell office:value-type="float" office:value="3.5912">
                <text:p>3.5912</text:p>
              </table:table-cell>
              <table:table-cell office:value-type="float" office:value="3.775">
                <text:p>3.775</text:p>
              </table:table-cell>
              <table:table-cell office:value-type="float" office:value="3.6485">
                <text:p>3.6485</text:p>
              </table:table-cell>
              <table:table-cell office:value-type="float" office:value="4.4512">
                <text:p>4.4512</text:p>
              </table:table-cell>
              <table:table-cell office:value-type="float" office:value="3.89798333333333">
                <text:p>3.89798333333333</text:p>
              </table:table-cell>
            </table:table-row>
            <table:table-row>
              <table:table-cell office:value-type="string">
                <text:p>14-12</text:p>
              </table:table-cell>
              <table:table-cell office:value-type="float" office:value="3.5644">
                <text:p>3.5644</text:p>
              </table:table-cell>
              <table:table-cell office:value-type="float" office:value="3.8081">
                <text:p>3.8081</text:p>
              </table:table-cell>
              <table:table-cell office:value-type="float" office:value="3.6485">
                <text:p>3.6485</text:p>
              </table:table-cell>
              <table:table-cell office:value-type="float" office:value="4.3957">
                <text:p>4.3957</text:p>
              </table:table-cell>
              <table:table-cell office:value-type="float" office:value="3.88965">
                <text:p>3.88965</text:p>
              </table:table-cell>
            </table:table-row>
            <table:table-row>
              <table:table-cell office:value-type="string">
                <text:p>15-12</text:p>
              </table:table-cell>
              <table:table-cell office:value-type="float" office:value="3.5717">
                <text:p>3.5717</text:p>
              </table:table-cell>
              <table:table-cell office:value-type="float" office:value="3.777">
                <text:p>3.777</text:p>
              </table:table-cell>
              <table:table-cell office:value-type="float" office:value="3.6595">
                <text:p>3.6595</text:p>
              </table:table-cell>
              <table:table-cell office:value-type="float" office:value="4.4148">
                <text:p>4.4148</text:p>
              </table:table-cell>
              <table:table-cell office:value-type="float" office:value="3.89313333333333">
                <text:p>3.89313333333333</text:p>
              </table:table-cell>
            </table:table-row>
            <table:table-row>
              <table:table-cell office:value-type="string">
                <text:p>16-12</text:p>
              </table:table-cell>
              <table:table-cell office:value-type="float" office:value="3.5668">
                <text:p>3.5668</text:p>
              </table:table-cell>
              <table:table-cell office:value-type="float" office:value="3.777">
                <text:p>3.777</text:p>
              </table:table-cell>
              <table:table-cell office:value-type="float" office:value="3.6389">
                <text:p>3.6389</text:p>
              </table:table-cell>
              <table:table-cell office:value-type="float" office:value="4.419">
                <text:p>4.419</text:p>
              </table:table-cell>
              <table:table-cell office:value-type="float" office:value="3.8852">
                <text:p>3.8852</text:p>
              </table:table-cell>
            </table:table-row>
            <table:table-row>
              <table:table-cell office:value-type="string">
                <text:p>17-12</text:p>
              </table:table-cell>
              <table:table-cell office:value-type="float" office:value="3.5668">
                <text:p>3.5668</text:p>
              </table:table-cell>
              <table:table-cell office:value-type="float" office:value="3.777">
                <text:p>3.777</text:p>
              </table:table-cell>
              <table:table-cell office:value-type="float" office:value="3.6276">
                <text:p>3.6276</text:p>
              </table:table-cell>
              <table:table-cell office:value-type="float" office:value="4.4209">
                <text:p>4.4209</text:p>
              </table:table-cell>
              <table:table-cell office:value-type="float" office:value="3.88301666666667">
                <text:p>3.88301666666667</text:p>
              </table:table-cell>
            </table:table-row>
            <table:table-row>
              <table:table-cell office:value-type="string">
                <text:p>18-12</text:p>
              </table:table-cell>
              <table:table-cell office:value-type="float" office:value="3.5668">
                <text:p>3.5668</text:p>
              </table:table-cell>
              <table:table-cell office:value-type="float" office:value="3.7662">
                <text:p>3.7662</text:p>
              </table:table-cell>
              <table:table-cell office:value-type="float" office:value="3.6527">
                <text:p>3.6527</text:p>
              </table:table-cell>
              <table:table-cell office:value-type="float" office:value="4.4209">
                <text:p>4.4209</text:p>
              </table:table-cell>
              <table:table-cell office:value-type="float" office:value="3.8932">
                <text:p>3.8932</text:p>
              </table:table-cell>
            </table:table-row>
            <table:table-row>
              <table:table-cell office:value-type="string">
                <text:p>19-12</text:p>
              </table:table-cell>
              <table:table-cell office:value-type="float" office:value="3.5518">
                <text:p>3.5518</text:p>
              </table:table-cell>
              <table:table-cell office:value-type="float" office:value="3.7556">
                <text:p>3.7556</text:p>
              </table:table-cell>
              <table:table-cell office:value-type="float" office:value="3.7058">
                <text:p>3.7058</text:p>
              </table:table-cell>
              <table:table-cell office:value-type="float" office:value="4.4209">
                <text:p>4.4209</text:p>
              </table:table-cell>
              <table:table-cell office:value-type="float" office:value="3.89633333333333">
                <text:p>3.89633333333333</text:p>
              </table:table-cell>
            </table:table-row>
            <table:table-row>
              <table:table-cell office:value-type="string">
                <text:p>20-12</text:p>
              </table:table-cell>
              <table:table-cell office:value-type="float" office:value="3.5493">
                <text:p>3.5493</text:p>
              </table:table-cell>
              <table:table-cell office:value-type="float" office:value="3.7443">
                <text:p>3.7443</text:p>
              </table:table-cell>
              <table:table-cell office:value-type="float" office:value="3.7058">
                <text:p>3.7058</text:p>
              </table:table-cell>
              <table:table-cell office:value-type="float" office:value="4.4115">
                <text:p>4.4115</text:p>
              </table:table-cell>
              <table:table-cell office:value-type="float" office:value="3.89325">
                <text:p>3.89325</text:p>
              </table:table-cell>
            </table:table-row>
            <table:table-row>
              <table:table-cell office:value-type="string">
                <text:p>21-12</text:p>
              </table:table-cell>
              <table:table-cell office:value-type="float" office:value="3.5414">
                <text:p>3.5414</text:p>
              </table:table-cell>
              <table:table-cell office:value-type="float" office:value="3.7542">
                <text:p>3.7542</text:p>
              </table:table-cell>
              <table:table-cell office:value-type="float" office:value="3.7058">
                <text:p>3.7058</text:p>
              </table:table-cell>
              <table:table-cell office:value-type="float" office:value="4.3875">
                <text:p>4.3875</text:p>
              </table:table-cell>
              <table:table-cell office:value-type="float" office:value="3.89033333333333">
                <text:p>3.89033333333333</text:p>
              </table:table-cell>
            </table:table-row>
            <table:table-row>
              <table:table-cell office:value-type="string">
                <text:p>22-12</text:p>
              </table:table-cell>
              <table:table-cell office:value-type="float" office:value="3.5413">
                <text:p>3.5413</text:p>
              </table:table-cell>
              <table:table-cell office:value-type="float" office:value="3.756">
                <text:p>3.756</text:p>
              </table:table-cell>
              <table:table-cell office:value-type="float" office:value="3.6862">
                <text:p>3.6862</text:p>
              </table:table-cell>
              <table:table-cell office:value-type="float" office:value="4.3678">
                <text:p>4.3678</text:p>
              </table:table-cell>
              <table:table-cell office:value-type="float" office:value="3.8829">
                <text:p>3.8829</text:p>
              </table:table-cell>
            </table:table-row>
            <table:table-row>
              <table:table-cell office:value-type="string">
                <text:p>23-12</text:p>
              </table:table-cell>
              <table:table-cell office:value-type="float" office:value="3.5211">
                <text:p>3.5211</text:p>
              </table:table-cell>
              <table:table-cell office:value-type="float" office:value="3.756">
                <text:p>3.756</text:p>
              </table:table-cell>
              <table:table-cell office:value-type="float" office:value="3.7009">
                <text:p>3.7009</text:p>
              </table:table-cell>
              <table:table-cell office:value-type="float" office:value="4.3705">
                <text:p>4.3705</text:p>
              </table:table-cell>
              <table:table-cell office:value-type="float" office:value="3.8813">
                <text:p>3.8813</text:p>
              </table:table-cell>
            </table:table-row>
            <table:table-row>
              <table:table-cell office:value-type="string">
                <text:p>24-12</text:p>
              </table:table-cell>
              <table:table-cell office:value-type="float" office:value="3.5211">
                <text:p>3.5211</text:p>
              </table:table-cell>
              <table:table-cell office:value-type="float" office:value="3.756">
                <text:p>3.756</text:p>
              </table:table-cell>
              <table:table-cell office:value-type="float" office:value="3.6924">
                <text:p>3.6924</text:p>
              </table:table-cell>
              <table:table-cell office:value-type="float" office:value="4.3941">
                <text:p>4.3941</text:p>
              </table:table-cell>
              <table:table-cell office:value-type="float" office:value="3.88161666666667">
                <text:p>3.88161666666667</text:p>
              </table:table-cell>
            </table:table-row>
            <table:table-row>
              <table:table-cell office:value-type="string">
                <text:p>25-12</text:p>
              </table:table-cell>
              <table:table-cell office:value-type="float" office:value="3.5211">
                <text:p>3.5211</text:p>
              </table:table-cell>
              <table:table-cell office:value-type="float" office:value="3.7747">
                <text:p>3.7747</text:p>
              </table:table-cell>
              <table:table-cell office:value-type="float" office:value="3.6752">
                <text:p>3.6752</text:p>
              </table:table-cell>
              <table:table-cell office:value-type="float" office:value="4.3941">
                <text:p>4.3941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6-12</text:p>
              </table:table-cell>
              <table:table-cell office:value-type="float" office:value="3.5211">
                <text:p>3.5211</text:p>
              </table:table-cell>
              <table:table-cell office:value-type="float" office:value="3.7747">
                <text:p>3.7747</text:p>
              </table:table-cell>
              <table:table-cell office:value-type="float" office:value="3.6752">
                <text:p>3.6752</text:p>
              </table:table-cell>
              <table:table-cell office:value-type="float" office:value="4.3941">
                <text:p>4.3941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7-12</text:p>
              </table:table-cell>
              <table:table-cell office:value-type="float" office:value="3.5211">
                <text:p>3.5211</text:p>
              </table:table-cell>
              <table:table-cell office:value-type="float" office:value="3.7747">
                <text:p>3.7747</text:p>
              </table:table-cell>
              <table:table-cell office:value-type="float" office:value="3.6752">
                <text:p>3.6752</text:p>
              </table:table-cell>
              <table:table-cell office:value-type="float" office:value="4.3941">
                <text:p>4.3941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8-12</text:p>
              </table:table-cell>
              <table:table-cell office:value-type="float" office:value="3.5033">
                <text:p>3.5033</text:p>
              </table:table-cell>
              <table:table-cell office:value-type="float" office:value="3.7566">
                <text:p>3.7566</text:p>
              </table:table-cell>
              <table:table-cell office:value-type="float" office:value="3.6752">
                <text:p>3.6752</text:p>
              </table:table-cell>
              <table:table-cell office:value-type="float" office:value="4.418">
                <text:p>4.418</text:p>
              </table:table-cell>
              <table:table-cell office:value-type="float" office:value="3.87045">
                <text:p>3.87045</text:p>
              </table:table-cell>
            </table:table-row>
            <table:table-row>
              <table:table-cell office:value-type="string">
                <text:p>29-12</text:p>
              </table:table-cell>
              <table:table-cell office:value-type="float" office:value="3.4829">
                <text:p>3.4829</text:p>
              </table:table-cell>
              <table:table-cell office:value-type="float" office:value="3.7567">
                <text:p>3.7567</text:p>
              </table:table-cell>
              <table:table-cell office:value-type="float" office:value="3.6959">
                <text:p>3.6959</text:p>
              </table:table-cell>
              <table:table-cell office:value-type="float" office:value="4.3999">
                <text:p>4.3999</text:p>
              </table:table-cell>
              <table:table-cell office:value-type="float" office:value="3.8688">
                <text:p>3.8688</text:p>
              </table:table-cell>
            </table:table-row>
            <table:table-row>
              <table:table-cell office:value-type="string">
                <text:p>30-12</text:p>
              </table:table-cell>
              <table:table-cell office:value-type="float" office:value="3.4829">
                <text:p>3.4829</text:p>
              </table:table-cell>
              <table:table-cell office:value-type="float" office:value="3.7567">
                <text:p>3.7567</text:p>
              </table:table-cell>
              <table:table-cell office:value-type="float" office:value="3.7102">
                <text:p>3.7102</text:p>
              </table:table-cell>
              <table:table-cell office:value-type="float" office:value="4.3885">
                <text:p>4.3885</text:p>
              </table:table-cell>
              <table:table-cell office:value-type="float" office:value="3.8663">
                <text:p>3.8663</text:p>
              </table:table-cell>
            </table:table-row>
            <table:table-row>
              <table:table-cell office:value-type="string">
                <text:p>31-12</text:p>
              </table:table-cell>
              <table:table-cell office:value-type="float" office:value="3.4829">
                <text:p>3.4829</text:p>
              </table:table-cell>
              <table:table-cell office:value-type="float" office:value="3.7567">
                <text:p>3.7567</text:p>
              </table:table-cell>
              <table:table-cell office:value-type="float" office:value="3.7158">
                <text:p>3.7158</text:p>
              </table:table-cell>
              <table:table-cell office:value-type="float" office:value="4.3885">
                <text:p>4.3885</text:p>
              </table:table-cell>
              <table:table-cell office:value-type="float" office:value="3.8653">
                <text:p>3.8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7">
      <style:chart-properties chart:display-label="true" chart:logarithmic="false" chart:minimum="0" chart:maximum="36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3cm" chart:symbol-height="0.03cm">
        <chart:symbol-image xlink:href="Pictures/2000000D000000DD000000DD3F0040E4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03cm" chart:symbol-height="0.03cm">
        <chart:symbol-image xlink:href="Pictures/2000000D000000DD000000DD8384ABF7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88cm" svg:y="0.316cm" chart:style-name="ch2">
          <text:p>EUR/PLN and USD/PLN</text:p>
        </chart:title>
        <chart:legend chart:legend-position="end" svg:x="13.174cm" svg:y="3.926cm" style:legend-expansion="high" chart:style-name="ch3"/>
        <chart:plot-area chart:style-name="ch4" table:cell-range-address="Arkusz1.B4:Arkusz1.B369 Arkusz1.D3:Arkusz1.D3 Arkusz1.N5:Arkusz1.N369 Arkusz1.P3:Arkusz1.P3 Arkusz1.Z5:Arkusz1.Z369" chart:data-source-has-labels="both" svg:x="0.77cm" svg:y="1.635cm" svg:width="11.764cm" svg:height="6.765cm">
          <chartooo:coordinate-region svg:x="1.497cm" svg:y="1.848cm" svg:width="11.037cm" svg:height="5.88cm"/>
          <chart:axis chart:dimension="x" chart:name="primary-x" chart:style-name="ch5" chartooo:axis-type="auto">
            <chart:categories table:cell-range-address="Arkusz1.B5:Arkusz1.B3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N5:Arkusz1.N369" chart:label-cell-address="Arkusz1.D3:Arkusz1.D3" chart:class="chart:scatter">
            <chart:data-point chart:repeated="365"/>
          </chart:series>
          <chart:series chart:style-name="ch9" chart:values-cell-range-address="Arkusz1.Z5:Arkusz1.Z369" chart:label-cell-address="Arkusz1.P3:Arkusz1.P3" chart:class="chart:scatter">
            <chart:data-point chart:repeated="3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R/PLN</text:p>
                <draw:g>
                  <svg:desc>Arkusz1.D3:Arkusz1.D3</svg:desc>
                </draw:g>
              </table:table-cell>
              <table:table-cell office:value-type="string">
                <text:p>USD/PLN</text:p>
                <draw:g>
                  <svg:desc>Arkusz1.P3:Arkusz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-01</text:p>
                <draw:g>
                  <svg:desc>Arkusz1.B5:Arkusz1.B369</svg:desc>
                </draw:g>
              </table:table-cell>
              <table:table-cell office:value-type="float" office:value="4.37723333333333">
                <text:p>4.37723333333333</text:p>
                <draw:g>
                  <svg:desc>Arkusz1.N5:Arkusz1.N369</svg:desc>
                </draw:g>
              </table:table-cell>
              <table:table-cell office:value-type="float" office:value="3.82963333333333">
                <text:p>3.82963333333333</text:p>
                <draw:g>
                  <svg:desc>Arkusz1.Z5:Arkusz1.Z369</svg:desc>
                </draw:g>
              </table:table-cell>
            </table:table-row>
            <table:table-row>
              <table:table-cell office:value-type="string">
                <text:p>02-01</text:p>
              </table:table-cell>
              <table:table-cell office:value-type="float" office:value="4.37723333333333">
                <text:p>4.37723333333333</text:p>
              </table:table-cell>
              <table:table-cell office:value-type="float" office:value="3.82963333333333">
                <text:p>3.82963333333333</text:p>
              </table:table-cell>
            </table:table-row>
            <table:table-row>
              <table:table-cell office:value-type="string">
                <text:p>03-01</text:p>
              </table:table-cell>
              <table:table-cell office:value-type="float" office:value="4.37373333333333">
                <text:p>4.37373333333333</text:p>
              </table:table-cell>
              <table:table-cell office:value-type="float" office:value="3.83903333333333">
                <text:p>3.83903333333333</text:p>
              </table:table-cell>
            </table:table-row>
            <table:table-row>
              <table:table-cell office:value-type="string">
                <text:p>04-01</text:p>
              </table:table-cell>
              <table:table-cell office:value-type="float" office:value="4.36411666666667">
                <text:p>4.36411666666667</text:p>
              </table:table-cell>
              <table:table-cell office:value-type="float" office:value="3.82373333333333">
                <text:p>3.82373333333333</text:p>
              </table:table-cell>
            </table:table-row>
            <table:table-row>
              <table:table-cell office:value-type="string">
                <text:p>05-01</text:p>
              </table:table-cell>
              <table:table-cell office:value-type="float" office:value="4.3616">
                <text:p>4.3616</text:p>
              </table:table-cell>
              <table:table-cell office:value-type="float" office:value="3.81465">
                <text:p>3.81465</text:p>
              </table:table-cell>
            </table:table-row>
            <table:table-row>
              <table:table-cell office:value-type="string">
                <text:p>06-01</text:p>
              </table:table-cell>
              <table:table-cell office:value-type="float" office:value="4.3552">
                <text:p>4.3552</text:p>
              </table:table-cell>
              <table:table-cell office:value-type="float" office:value="3.80371666666667">
                <text:p>3.80371666666667</text:p>
              </table:table-cell>
            </table:table-row>
            <table:table-row>
              <table:table-cell office:value-type="string">
                <text:p>07-01</text:p>
              </table:table-cell>
              <table:table-cell office:value-type="float" office:value="4.35498333333333">
                <text:p>4.35498333333333</text:p>
              </table:table-cell>
              <table:table-cell office:value-type="float" office:value="3.81406666666667">
                <text:p>3.81406666666667</text:p>
              </table:table-cell>
            </table:table-row>
            <table:table-row>
              <table:table-cell office:value-type="string">
                <text:p>08-01</text:p>
              </table:table-cell>
              <table:table-cell office:value-type="float" office:value="4.35618333333333">
                <text:p>4.35618333333333</text:p>
              </table:table-cell>
              <table:table-cell office:value-type="float" office:value="3.8186">
                <text:p>3.8186</text:p>
              </table:table-cell>
            </table:table-row>
            <table:table-row>
              <table:table-cell office:value-type="string">
                <text:p>09-01</text:p>
              </table:table-cell>
              <table:table-cell office:value-type="float" office:value="4.35983333333333">
                <text:p>4.35983333333333</text:p>
              </table:table-cell>
              <table:table-cell office:value-type="float" office:value="3.82741666666667">
                <text:p>3.82741666666667</text:p>
              </table:table-cell>
            </table:table-row>
            <table:table-row>
              <table:table-cell office:value-type="string">
                <text:p>10-01</text:p>
              </table:table-cell>
              <table:table-cell office:value-type="float" office:value="4.35973333333333">
                <text:p>4.35973333333333</text:p>
              </table:table-cell>
              <table:table-cell office:value-type="float" office:value="3.81773333333333">
                <text:p>3.81773333333333</text:p>
              </table:table-cell>
            </table:table-row>
            <table:table-row>
              <table:table-cell office:value-type="string">
                <text:p>11-01</text:p>
              </table:table-cell>
              <table:table-cell office:value-type="float" office:value="4.35901666666667">
                <text:p>4.35901666666667</text:p>
              </table:table-cell>
              <table:table-cell office:value-type="float" office:value="3.81711666666667">
                <text:p>3.81711666666667</text:p>
              </table:table-cell>
            </table:table-row>
            <table:table-row>
              <table:table-cell office:value-type="string">
                <text:p>12-01</text:p>
              </table:table-cell>
              <table:table-cell office:value-type="float" office:value="4.35611666666667">
                <text:p>4.35611666666667</text:p>
              </table:table-cell>
              <table:table-cell office:value-type="float" office:value="3.79925">
                <text:p>3.79925</text:p>
              </table:table-cell>
            </table:table-row>
            <table:table-row>
              <table:table-cell office:value-type="string">
                <text:p>13-01</text:p>
              </table:table-cell>
              <table:table-cell office:value-type="float" office:value="4.3552">
                <text:p>4.3552</text:p>
              </table:table-cell>
              <table:table-cell office:value-type="float" office:value="3.78743333333333">
                <text:p>3.78743333333333</text:p>
              </table:table-cell>
            </table:table-row>
            <table:table-row>
              <table:table-cell office:value-type="string">
                <text:p>14-01</text:p>
              </table:table-cell>
              <table:table-cell office:value-type="float" office:value="4.35586666666667">
                <text:p>4.35586666666667</text:p>
              </table:table-cell>
              <table:table-cell office:value-type="float" office:value="3.79586666666667">
                <text:p>3.79586666666667</text:p>
              </table:table-cell>
            </table:table-row>
            <table:table-row>
              <table:table-cell office:value-type="string">
                <text:p>15-01</text:p>
              </table:table-cell>
              <table:table-cell office:value-type="float" office:value="4.35401666666667">
                <text:p>4.35401666666667</text:p>
              </table:table-cell>
              <table:table-cell office:value-type="float" office:value="3.79768333333333">
                <text:p>3.79768333333333</text:p>
              </table:table-cell>
            </table:table-row>
            <table:table-row>
              <table:table-cell office:value-type="string">
                <text:p>16-01</text:p>
              </table:table-cell>
              <table:table-cell office:value-type="float" office:value="4.3548">
                <text:p>4.3548</text:p>
              </table:table-cell>
              <table:table-cell office:value-type="float" office:value="3.80396666666667">
                <text:p>3.80396666666667</text:p>
              </table:table-cell>
            </table:table-row>
            <table:table-row>
              <table:table-cell office:value-type="string">
                <text:p>17-01</text:p>
              </table:table-cell>
              <table:table-cell office:value-type="float" office:value="4.35421666666667">
                <text:p>4.35421666666667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>18-01</text:p>
              </table:table-cell>
              <table:table-cell office:value-type="float" office:value="4.35585">
                <text:p>4.35585</text:p>
              </table:table-cell>
              <table:table-cell office:value-type="float" office:value="3.80635">
                <text:p>3.80635</text:p>
              </table:table-cell>
            </table:table-row>
            <table:table-row>
              <table:table-cell office:value-type="string">
                <text:p>19-01</text:p>
              </table:table-cell>
              <table:table-cell office:value-type="float" office:value="4.35615">
                <text:p>4.35615</text:p>
              </table:table-cell>
              <table:table-cell office:value-type="float" office:value="3.80543333333333">
                <text:p>3.80543333333333</text:p>
              </table:table-cell>
            </table:table-row>
            <table:table-row>
              <table:table-cell office:value-type="string">
                <text:p>20-01</text:p>
              </table:table-cell>
              <table:table-cell office:value-type="float" office:value="4.355">
                <text:p>4.355</text:p>
              </table:table-cell>
              <table:table-cell office:value-type="float" office:value="3.80948333333333">
                <text:p>3.80948333333333</text:p>
              </table:table-cell>
            </table:table-row>
            <table:table-row>
              <table:table-cell office:value-type="string">
                <text:p>21-01</text:p>
              </table:table-cell>
              <table:table-cell office:value-type="float" office:value="4.35628333333333">
                <text:p>4.35628333333333</text:p>
              </table:table-cell>
              <table:table-cell office:value-type="float" office:value="3.80013333333333">
                <text:p>3.80013333333333</text:p>
              </table:table-cell>
            </table:table-row>
            <table:table-row>
              <table:table-cell office:value-type="string">
                <text:p>22-01</text:p>
              </table:table-cell>
              <table:table-cell office:value-type="float" office:value="4.3598">
                <text:p>4.3598</text:p>
              </table:table-cell>
              <table:table-cell office:value-type="float" office:value="3.80771666666667">
                <text:p>3.80771666666667</text:p>
              </table:table-cell>
            </table:table-row>
            <table:table-row>
              <table:table-cell office:value-type="string">
                <text:p>23-01</text:p>
              </table:table-cell>
              <table:table-cell office:value-type="float" office:value="4.36203333333333">
                <text:p>4.36203333333333</text:p>
              </table:table-cell>
              <table:table-cell office:value-type="float" office:value="3.80863333333333">
                <text:p>3.80863333333333</text:p>
              </table:table-cell>
            </table:table-row>
            <table:table-row>
              <table:table-cell office:value-type="string">
                <text:p>24-01</text:p>
              </table:table-cell>
              <table:table-cell office:value-type="float" office:value="4.36191666666667">
                <text:p>4.36191666666667</text:p>
              </table:table-cell>
              <table:table-cell office:value-type="float" office:value="3.80663333333333">
                <text:p>3.80663333333333</text:p>
              </table:table-cell>
            </table:table-row>
            <table:table-row>
              <table:table-cell office:value-type="string">
                <text:p>25-01</text:p>
              </table:table-cell>
              <table:table-cell office:value-type="float" office:value="4.36491666666667">
                <text:p>4.36491666666667</text:p>
              </table:table-cell>
              <table:table-cell office:value-type="float" office:value="3.80968333333333">
                <text:p>3.80968333333333</text:p>
              </table:table-cell>
            </table:table-row>
            <table:table-row>
              <table:table-cell office:value-type="string">
                <text:p>26-01</text:p>
              </table:table-cell>
              <table:table-cell office:value-type="float" office:value="4.3627">
                <text:p>4.3627</text:p>
              </table:table-cell>
              <table:table-cell office:value-type="float" office:value="3.8049">
                <text:p>3.8049</text:p>
              </table:table-cell>
            </table:table-row>
            <table:table-row>
              <table:table-cell office:value-type="string">
                <text:p>27-01</text:p>
              </table:table-cell>
              <table:table-cell office:value-type="float" office:value="4.35873333333333">
                <text:p>4.35873333333333</text:p>
              </table:table-cell>
              <table:table-cell office:value-type="float" office:value="3.81361666666667">
                <text:p>3.81361666666667</text:p>
              </table:table-cell>
            </table:table-row>
            <table:table-row>
              <table:table-cell office:value-type="string">
                <text:p>28-01</text:p>
              </table:table-cell>
              <table:table-cell office:value-type="float" office:value="4.3594">
                <text:p>4.3594</text:p>
              </table:table-cell>
              <table:table-cell office:value-type="float" office:value="3.82116666666667">
                <text:p>3.82116666666667</text:p>
              </table:table-cell>
            </table:table-row>
            <table:table-row>
              <table:table-cell office:value-type="string">
                <text:p>29-01</text:p>
              </table:table-cell>
              <table:table-cell office:value-type="float" office:value="4.36258333333333">
                <text:p>4.36258333333333</text:p>
              </table:table-cell>
              <table:table-cell office:value-type="float" office:value="3.9155">
                <text:p>3.9155</text:p>
              </table:table-cell>
            </table:table-row>
            <table:table-row>
              <table:table-cell office:value-type="string">
                <text:p>30-01</text:p>
              </table:table-cell>
              <table:table-cell office:value-type="float" office:value="4.35848333333333">
                <text:p>4.35848333333333</text:p>
              </table:table-cell>
              <table:table-cell office:value-type="float" office:value="3.81615">
                <text:p>3.81615</text:p>
              </table:table-cell>
            </table:table-row>
            <table:table-row>
              <table:table-cell office:value-type="string">
                <text:p>31-01</text:p>
              </table:table-cell>
              <table:table-cell office:value-type="float" office:value="4.35765">
                <text:p>4.35765</text:p>
              </table:table-cell>
              <table:table-cell office:value-type="float" office:value="3.80133333333333">
                <text:p>3.80133333333333</text:p>
              </table:table-cell>
            </table:table-row>
            <table:table-row>
              <table:table-cell office:value-type="string">
                <text:p>01-02</text:p>
              </table:table-cell>
              <table:table-cell office:value-type="float" office:value="4.35533333333333">
                <text:p>4.35533333333333</text:p>
              </table:table-cell>
              <table:table-cell office:value-type="float" office:value="3.79066666666667">
                <text:p>3.79066666666667</text:p>
              </table:table-cell>
            </table:table-row>
            <table:table-row>
              <table:table-cell office:value-type="string">
                <text:p>02-02</text:p>
              </table:table-cell>
              <table:table-cell office:value-type="float" office:value="4.34663333333333">
                <text:p>4.34663333333333</text:p>
              </table:table-cell>
              <table:table-cell office:value-type="float" office:value="3.78011666666667">
                <text:p>3.78011666666667</text:p>
              </table:table-cell>
            </table:table-row>
            <table:table-row>
              <table:table-cell office:value-type="string">
                <text:p>03-02</text:p>
              </table:table-cell>
              <table:table-cell office:value-type="float" office:value="4.34288333333333">
                <text:p>4.34288333333333</text:p>
              </table:table-cell>
              <table:table-cell office:value-type="float" office:value="3.78673333333333">
                <text:p>3.78673333333333</text:p>
              </table:table-cell>
            </table:table-row>
            <table:table-row>
              <table:table-cell office:value-type="string">
                <text:p>04-02</text:p>
              </table:table-cell>
              <table:table-cell office:value-type="float" office:value="4.33893333333333">
                <text:p>4.33893333333333</text:p>
              </table:table-cell>
              <table:table-cell office:value-type="float" office:value="3.7765">
                <text:p>3.7765</text:p>
              </table:table-cell>
            </table:table-row>
            <table:table-row>
              <table:table-cell office:value-type="string">
                <text:p>05-02</text:p>
              </table:table-cell>
              <table:table-cell office:value-type="float" office:value="4.33616666666667">
                <text:p>4.33616666666667</text:p>
              </table:table-cell>
              <table:table-cell office:value-type="float" office:value="3.7782">
                <text:p>3.7782</text:p>
              </table:table-cell>
            </table:table-row>
            <table:table-row>
              <table:table-cell office:value-type="string">
                <text:p>06-02</text:p>
              </table:table-cell>
              <table:table-cell office:value-type="float" office:value="4.33401666666667">
                <text:p>4.33401666666667</text:p>
              </table:table-cell>
              <table:table-cell office:value-type="float" office:value="3.78198333333333">
                <text:p>3.78198333333333</text:p>
              </table:table-cell>
            </table:table-row>
            <table:table-row>
              <table:table-cell office:value-type="string">
                <text:p>07-02</text:p>
              </table:table-cell>
              <table:table-cell office:value-type="float" office:value="4.34268333333333">
                <text:p>4.34268333333333</text:p>
              </table:table-cell>
              <table:table-cell office:value-type="float" office:value="3.79665">
                <text:p>3.79665</text:p>
              </table:table-cell>
            </table:table-row>
            <table:table-row>
              <table:table-cell office:value-type="string">
                <text:p>08-02</text:p>
              </table:table-cell>
              <table:table-cell office:value-type="float" office:value="4.34448333333333">
                <text:p>4.34448333333333</text:p>
              </table:table-cell>
              <table:table-cell office:value-type="float" office:value="3.80603333333333">
                <text:p>3.80603333333333</text:p>
              </table:table-cell>
            </table:table-row>
            <table:table-row>
              <table:table-cell office:value-type="string">
                <text:p>09-02</text:p>
              </table:table-cell>
              <table:table-cell office:value-type="float" office:value="4.34515">
                <text:p>4.34515</text:p>
              </table:table-cell>
              <table:table-cell office:value-type="float" office:value="3.80025">
                <text:p>3.80025</text:p>
              </table:table-cell>
            </table:table-row>
            <table:table-row>
              <table:table-cell office:value-type="string">
                <text:p>10-02</text:p>
              </table:table-cell>
              <table:table-cell office:value-type="float" office:value="4.33758333333333">
                <text:p>4.33758333333333</text:p>
              </table:table-cell>
              <table:table-cell office:value-type="float" office:value="3.79663333333333">
                <text:p>3.79663333333333</text:p>
              </table:table-cell>
            </table:table-row>
            <table:table-row>
              <table:table-cell office:value-type="string">
                <text:p>11-02</text:p>
              </table:table-cell>
              <table:table-cell office:value-type="float" office:value="4.34651666666667">
                <text:p>4.34651666666667</text:p>
              </table:table-cell>
              <table:table-cell office:value-type="float" office:value="3.8077">
                <text:p>3.8077</text:p>
              </table:table-cell>
            </table:table-row>
            <table:table-row>
              <table:table-cell office:value-type="string">
                <text:p>12-02</text:p>
              </table:table-cell>
              <table:table-cell office:value-type="float" office:value="4.35161666666667">
                <text:p>4.35161666666667</text:p>
              </table:table-cell>
              <table:table-cell office:value-type="float" office:value="3.81998333333333">
                <text:p>3.81998333333333</text:p>
              </table:table-cell>
            </table:table-row>
            <table:table-row>
              <table:table-cell office:value-type="string">
                <text:p>13-02</text:p>
              </table:table-cell>
              <table:table-cell office:value-type="float" office:value="4.34966666666667">
                <text:p>4.34966666666667</text:p>
              </table:table-cell>
              <table:table-cell office:value-type="float" office:value="3.81631666666667">
                <text:p>3.81631666666667</text:p>
              </table:table-cell>
            </table:table-row>
            <table:table-row>
              <table:table-cell office:value-type="string">
                <text:p>14-02</text:p>
              </table:table-cell>
              <table:table-cell office:value-type="float" office:value="4.34778333333333">
                <text:p>4.34778333333333</text:p>
              </table:table-cell>
              <table:table-cell office:value-type="float" office:value="3.81791666666667">
                <text:p>3.81791666666667</text:p>
              </table:table-cell>
            </table:table-row>
            <table:table-row>
              <table:table-cell office:value-type="string">
                <text:p>15-02</text:p>
              </table:table-cell>
              <table:table-cell office:value-type="float" office:value="4.33956666666667">
                <text:p>4.33956666666667</text:p>
              </table:table-cell>
              <table:table-cell office:value-type="float" office:value="3.80798333333333">
                <text:p>3.80798333333333</text:p>
              </table:table-cell>
            </table:table-row>
            <table:table-row>
              <table:table-cell office:value-type="string">
                <text:p>16-02</text:p>
              </table:table-cell>
              <table:table-cell office:value-type="float" office:value="4.34313333333333">
                <text:p>4.34313333333333</text:p>
              </table:table-cell>
              <table:table-cell office:value-type="float" office:value="3.80011666666667">
                <text:p>3.80011666666667</text:p>
              </table:table-cell>
            </table:table-row>
            <table:table-row>
              <table:table-cell office:value-type="string">
                <text:p>17-02</text:p>
              </table:table-cell>
              <table:table-cell office:value-type="float" office:value="4.3459">
                <text:p>4.3459</text:p>
              </table:table-cell>
              <table:table-cell office:value-type="float" office:value="3.80968333333333">
                <text:p>3.80968333333333</text:p>
              </table:table-cell>
            </table:table-row>
            <table:table-row>
              <table:table-cell office:value-type="string">
                <text:p>18-02</text:p>
              </table:table-cell>
              <table:table-cell office:value-type="float" office:value="4.34721666666667">
                <text:p>4.34721666666667</text:p>
              </table:table-cell>
              <table:table-cell office:value-type="float" office:value="3.81403333333333">
                <text:p>3.81403333333333</text:p>
              </table:table-cell>
            </table:table-row>
            <table:table-row>
              <table:table-cell office:value-type="string">
                <text:p>19-02</text:p>
              </table:table-cell>
              <table:table-cell office:value-type="float" office:value="4.3491">
                <text:p>4.3491</text:p>
              </table:table-cell>
              <table:table-cell office:value-type="float" office:value="3.81675">
                <text:p>3.81675</text:p>
              </table:table-cell>
            </table:table-row>
            <table:table-row>
              <table:table-cell office:value-type="string">
                <text:p>20-02</text:p>
              </table:table-cell>
              <table:table-cell office:value-type="float" office:value="4.35526666666667">
                <text:p>4.35526666666667</text:p>
              </table:table-cell>
              <table:table-cell office:value-type="float" office:value="3.82348333333333">
                <text:p>3.82348333333333</text:p>
              </table:table-cell>
            </table:table-row>
            <table:table-row>
              <table:table-cell office:value-type="string">
                <text:p>21-02</text:p>
              </table:table-cell>
              <table:table-cell office:value-type="float" office:value="4.35278333333333">
                <text:p>4.35278333333333</text:p>
              </table:table-cell>
              <table:table-cell office:value-type="float" office:value="3.82593333333333">
                <text:p>3.82593333333333</text:p>
              </table:table-cell>
            </table:table-row>
            <table:table-row>
              <table:table-cell office:value-type="string">
                <text:p>22-02</text:p>
              </table:table-cell>
              <table:table-cell office:value-type="float" office:value="4.3599">
                <text:p>4.3599</text:p>
              </table:table-cell>
              <table:table-cell office:value-type="float" office:value="3.83555">
                <text:p>3.83555</text:p>
              </table:table-cell>
            </table:table-row>
            <table:table-row>
              <table:table-cell office:value-type="string">
                <text:p>23-02</text:p>
              </table:table-cell>
              <table:table-cell office:value-type="float" office:value="4.36123333333333">
                <text:p>4.36123333333333</text:p>
              </table:table-cell>
              <table:table-cell office:value-type="float" office:value="3.82965">
                <text:p>3.82965</text:p>
              </table:table-cell>
            </table:table-row>
            <table:table-row>
              <table:table-cell office:value-type="string">
                <text:p>24-02</text:p>
              </table:table-cell>
              <table:table-cell office:value-type="float" office:value="4.38141666666667">
                <text:p>4.38141666666667</text:p>
              </table:table-cell>
              <table:table-cell office:value-type="float" office:value="3.85501666666667">
                <text:p>3.85501666666667</text:p>
              </table:table-cell>
            </table:table-row>
            <table:table-row>
              <table:table-cell office:value-type="string">
                <text:p>25-02</text:p>
              </table:table-cell>
              <table:table-cell office:value-type="float" office:value="4.37846666666667">
                <text:p>4.37846666666667</text:p>
              </table:table-cell>
              <table:table-cell office:value-type="float" office:value="3.8453">
                <text:p>3.8453</text:p>
              </table:table-cell>
            </table:table-row>
            <table:table-row>
              <table:table-cell office:value-type="string">
                <text:p>26-02</text:p>
              </table:table-cell>
              <table:table-cell office:value-type="float" office:value="4.38736666666667">
                <text:p>4.38736666666667</text:p>
              </table:table-cell>
              <table:table-cell office:value-type="float" office:value="3.85708333333333">
                <text:p>3.85708333333333</text:p>
              </table:table-cell>
            </table:table-row>
            <table:table-row>
              <table:table-cell office:value-type="string">
                <text:p>27-02</text:p>
              </table:table-cell>
              <table:table-cell office:value-type="float" office:value="4.38643333333333">
                <text:p>4.38643333333333</text:p>
              </table:table-cell>
              <table:table-cell office:value-type="float" office:value="3.85385">
                <text:p>3.85385</text:p>
              </table:table-cell>
            </table:table-row>
            <table:table-row>
              <table:table-cell office:value-type="string">
                <text:p>28-02</text:p>
              </table:table-cell>
              <table:table-cell office:value-type="float" office:value="4.38958333333333">
                <text:p>4.38958333333333</text:p>
              </table:table-cell>
              <table:table-cell office:value-type="float" office:value="3.85751666666667">
                <text:p>3.85751666666667</text:p>
              </table:table-cell>
            </table:table-row>
            <table:table-row>
              <table:table-cell office:value-type="string">
                <text:p>01-03</text:p>
              </table:table-cell>
              <table:table-cell office:value-type="float" office:value="4.40655">
                <text:p>4.40655</text:p>
              </table:table-cell>
              <table:table-cell office:value-type="float" office:value="3.87416666666667">
                <text:p>3.87416666666667</text:p>
              </table:table-cell>
            </table:table-row>
            <table:table-row>
              <table:table-cell office:value-type="string">
                <text:p>02-03</text:p>
              </table:table-cell>
              <table:table-cell office:value-type="float" office:value="4.40821666666667">
                <text:p>4.40821666666667</text:p>
              </table:table-cell>
              <table:table-cell office:value-type="float" office:value="3.87763333333333">
                <text:p>3.87763333333333</text:p>
              </table:table-cell>
            </table:table-row>
            <table:table-row>
              <table:table-cell office:value-type="string">
                <text:p>03-03</text:p>
              </table:table-cell>
              <table:table-cell office:value-type="float" office:value="4.40163333333333">
                <text:p>4.40163333333333</text:p>
              </table:table-cell>
              <table:table-cell office:value-type="float" office:value="3.86991666666667">
                <text:p>3.86991666666667</text:p>
              </table:table-cell>
            </table:table-row>
            <table:table-row>
              <table:table-cell office:value-type="string">
                <text:p>04-03</text:p>
              </table:table-cell>
              <table:table-cell office:value-type="float" office:value="4.41693333333333">
                <text:p>4.41693333333333</text:p>
              </table:table-cell>
              <table:table-cell office:value-type="float" office:value="3.89195">
                <text:p>3.89195</text:p>
              </table:table-cell>
            </table:table-row>
            <table:table-row>
              <table:table-cell office:value-type="string">
                <text:p>05-03</text:p>
              </table:table-cell>
              <table:table-cell office:value-type="float" office:value="4.43863333333333">
                <text:p>4.43863333333333</text:p>
              </table:table-cell>
              <table:table-cell office:value-type="float" office:value="3.91578333333333">
                <text:p>3.91578333333333</text:p>
              </table:table-cell>
            </table:table-row>
            <table:table-row>
              <table:table-cell office:value-type="string">
                <text:p>06-03</text:p>
              </table:table-cell>
              <table:table-cell office:value-type="float" office:value="4.44118333333333">
                <text:p>4.44118333333333</text:p>
              </table:table-cell>
              <table:table-cell office:value-type="float" office:value="3.91003333333333">
                <text:p>3.91003333333333</text:p>
              </table:table-cell>
            </table:table-row>
            <table:table-row>
              <table:table-cell office:value-type="string">
                <text:p>07-03</text:p>
              </table:table-cell>
              <table:table-cell office:value-type="float" office:value="4.4444">
                <text:p>4.4444</text:p>
              </table:table-cell>
              <table:table-cell office:value-type="float" office:value="3.9087">
                <text:p>3.9087</text:p>
              </table:table-cell>
            </table:table-row>
            <table:table-row>
              <table:table-cell office:value-type="string">
                <text:p>08-03</text:p>
              </table:table-cell>
              <table:table-cell office:value-type="float" office:value="4.44018333333333">
                <text:p>4.44018333333333</text:p>
              </table:table-cell>
              <table:table-cell office:value-type="float" office:value="3.90875">
                <text:p>3.90875</text:p>
              </table:table-cell>
            </table:table-row>
            <table:table-row>
              <table:table-cell office:value-type="string">
                <text:p>09-03</text:p>
              </table:table-cell>
              <table:table-cell office:value-type="float" office:value="4.42256666666667">
                <text:p>4.42256666666667</text:p>
              </table:table-cell>
              <table:table-cell office:value-type="float" office:value="3.88958333333333">
                <text:p>3.88958333333333</text:p>
              </table:table-cell>
            </table:table-row>
            <table:table-row>
              <table:table-cell office:value-type="string">
                <text:p>10-03</text:p>
              </table:table-cell>
              <table:table-cell office:value-type="float" office:value="4.42528333333333">
                <text:p>4.42528333333333</text:p>
              </table:table-cell>
              <table:table-cell office:value-type="float" office:value="3.88583333333333">
                <text:p>3.88583333333333</text:p>
              </table:table-cell>
            </table:table-row>
            <table:table-row>
              <table:table-cell office:value-type="string">
                <text:p>11-03</text:p>
              </table:table-cell>
              <table:table-cell office:value-type="float" office:value="4.41905">
                <text:p>4.41905</text:p>
              </table:table-cell>
              <table:table-cell office:value-type="float" office:value="3.8817">
                <text:p>3.8817</text:p>
              </table:table-cell>
            </table:table-row>
            <table:table-row>
              <table:table-cell office:value-type="string">
                <text:p>12-03</text:p>
              </table:table-cell>
              <table:table-cell office:value-type="float" office:value="4.41778333333333">
                <text:p>4.41778333333333</text:p>
              </table:table-cell>
              <table:table-cell office:value-type="float" office:value="3.88783333333333">
                <text:p>3.88783333333333</text:p>
              </table:table-cell>
            </table:table-row>
            <table:table-row>
              <table:table-cell office:value-type="string">
                <text:p>13-03</text:p>
              </table:table-cell>
              <table:table-cell office:value-type="float" office:value="4.41983333333333">
                <text:p>4.41983333333333</text:p>
              </table:table-cell>
              <table:table-cell office:value-type="float" office:value="3.89301666666667">
                <text:p>3.89301666666667</text:p>
              </table:table-cell>
            </table:table-row>
            <table:table-row>
              <table:table-cell office:value-type="string">
                <text:p>14-03</text:p>
              </table:table-cell>
              <table:table-cell office:value-type="float" office:value="4.42463333333333">
                <text:p>4.42463333333333</text:p>
              </table:table-cell>
              <table:table-cell office:value-type="float" office:value="3.89713333333333">
                <text:p>3.89713333333333</text:p>
              </table:table-cell>
            </table:table-row>
            <table:table-row>
              <table:table-cell office:value-type="string">
                <text:p>15-03</text:p>
              </table:table-cell>
              <table:table-cell office:value-type="float" office:value="4.4286">
                <text:p>4.4286</text:p>
              </table:table-cell>
              <table:table-cell office:value-type="float" office:value="3.89968333333333">
                <text:p>3.89968333333333</text:p>
              </table:table-cell>
            </table:table-row>
            <table:table-row>
              <table:table-cell office:value-type="string">
                <text:p>16-03</text:p>
              </table:table-cell>
              <table:table-cell office:value-type="float" office:value="4.4149">
                <text:p>4.4149</text:p>
              </table:table-cell>
              <table:table-cell office:value-type="float" office:value="3.87951666666667">
                <text:p>3.87951666666667</text:p>
              </table:table-cell>
            </table:table-row>
            <table:table-row>
              <table:table-cell office:value-type="string">
                <text:p>17-03</text:p>
              </table:table-cell>
              <table:table-cell office:value-type="float" office:value="4.42975">
                <text:p>4.42975</text:p>
              </table:table-cell>
              <table:table-cell office:value-type="float" office:value="3.8996">
                <text:p>3.8996</text:p>
              </table:table-cell>
            </table:table-row>
            <table:table-row>
              <table:table-cell office:value-type="string">
                <text:p>18-03</text:p>
              </table:table-cell>
              <table:table-cell office:value-type="float" office:value="4.43946666666667">
                <text:p>4.43946666666667</text:p>
              </table:table-cell>
              <table:table-cell office:value-type="float" office:value="3.9128">
                <text:p>3.9128</text:p>
              </table:table-cell>
            </table:table-row>
            <table:table-row>
              <table:table-cell office:value-type="string">
                <text:p>19-03</text:p>
              </table:table-cell>
              <table:table-cell office:value-type="float" office:value="4.4439">
                <text:p>4.4439</text:p>
              </table:table-cell>
              <table:table-cell office:value-type="float" office:value="3.92426666666667">
                <text:p>3.92426666666667</text:p>
              </table:table-cell>
            </table:table-row>
            <table:table-row>
              <table:table-cell office:value-type="string">
                <text:p>20-03</text:p>
              </table:table-cell>
              <table:table-cell office:value-type="float" office:value="4.43705">
                <text:p>4.43705</text:p>
              </table:table-cell>
              <table:table-cell office:value-type="float" office:value="3.92403333333333">
                <text:p>3.92403333333333</text:p>
              </table:table-cell>
            </table:table-row>
            <table:table-row>
              <table:table-cell office:value-type="string">
                <text:p>21-03</text:p>
              </table:table-cell>
              <table:table-cell office:value-type="float" office:value="4.4472">
                <text:p>4.4472</text:p>
              </table:table-cell>
              <table:table-cell office:value-type="float" office:value="3.92298333333333">
                <text:p>3.92298333333333</text:p>
              </table:table-cell>
            </table:table-row>
            <table:table-row>
              <table:table-cell office:value-type="string">
                <text:p>22-03</text:p>
              </table:table-cell>
              <table:table-cell office:value-type="float" office:value="4.44783333333333">
                <text:p>4.44783333333333</text:p>
              </table:table-cell>
              <table:table-cell office:value-type="float" office:value="3.9277">
                <text:p>3.9277</text:p>
              </table:table-cell>
            </table:table-row>
            <table:table-row>
              <table:table-cell office:value-type="string">
                <text:p>23-03</text:p>
              </table:table-cell>
              <table:table-cell office:value-type="float" office:value="4.45331666666667">
                <text:p>4.45331666666667</text:p>
              </table:table-cell>
              <table:table-cell office:value-type="float" office:value="3.93581666666667">
                <text:p>3.93581666666667</text:p>
              </table:table-cell>
            </table:table-row>
            <table:table-row>
              <table:table-cell office:value-type="string">
                <text:p>24-03</text:p>
              </table:table-cell>
              <table:table-cell office:value-type="float" office:value="4.46325">
                <text:p>4.46325</text:p>
              </table:table-cell>
              <table:table-cell office:value-type="float" office:value="3.94026666666667">
                <text:p>3.94026666666667</text:p>
              </table:table-cell>
            </table:table-row>
            <table:table-row>
              <table:table-cell office:value-type="string">
                <text:p>25-03</text:p>
              </table:table-cell>
              <table:table-cell office:value-type="float" office:value="4.45695">
                <text:p>4.45695</text:p>
              </table:table-cell>
              <table:table-cell office:value-type="float" office:value="3.93003333333333">
                <text:p>3.93003333333333</text:p>
              </table:table-cell>
            </table:table-row>
            <table:table-row>
              <table:table-cell office:value-type="string">
                <text:p>26-03</text:p>
              </table:table-cell>
              <table:table-cell office:value-type="float" office:value="4.45493333333333">
                <text:p>4.45493333333333</text:p>
              </table:table-cell>
              <table:table-cell office:value-type="float" office:value="3.92356666666667">
                <text:p>3.92356666666667</text:p>
              </table:table-cell>
            </table:table-row>
            <table:table-row>
              <table:table-cell office:value-type="string">
                <text:p>27-03</text:p>
              </table:table-cell>
              <table:table-cell office:value-type="float" office:value="4.44526666666667">
                <text:p>4.44526666666667</text:p>
              </table:table-cell>
              <table:table-cell office:value-type="float" office:value="3.91841666666667">
                <text:p>3.91841666666667</text:p>
              </table:table-cell>
            </table:table-row>
            <table:table-row>
              <table:table-cell office:value-type="string">
                <text:p>28-03</text:p>
              </table:table-cell>
              <table:table-cell office:value-type="float" office:value="4.44396666666667">
                <text:p>4.44396666666667</text:p>
              </table:table-cell>
              <table:table-cell office:value-type="float" office:value="3.91706666666667">
                <text:p>3.91706666666667</text:p>
              </table:table-cell>
            </table:table-row>
            <table:table-row>
              <table:table-cell office:value-type="string">
                <text:p>29-03</text:p>
              </table:table-cell>
              <table:table-cell office:value-type="float" office:value="4.43435">
                <text:p>4.43435</text:p>
              </table:table-cell>
              <table:table-cell office:value-type="float" office:value="3.90988333333333">
                <text:p>3.90988333333333</text:p>
              </table:table-cell>
            </table:table-row>
            <table:table-row>
              <table:table-cell office:value-type="string">
                <text:p>30-03</text:p>
              </table:table-cell>
              <table:table-cell office:value-type="float" office:value="4.43466666666667">
                <text:p>4.43466666666667</text:p>
              </table:table-cell>
              <table:table-cell office:value-type="float" office:value="3.91106666666667">
                <text:p>3.91106666666667</text:p>
              </table:table-cell>
            </table:table-row>
            <table:table-row>
              <table:table-cell office:value-type="string">
                <text:p>31-03</text:p>
              </table:table-cell>
              <table:table-cell office:value-type="float" office:value="4.43145">
                <text:p>4.43145</text:p>
              </table:table-cell>
              <table:table-cell office:value-type="float" office:value="3.91843333333333">
                <text:p>3.91843333333333</text:p>
              </table:table-cell>
            </table:table-row>
            <table:table-row>
              <table:table-cell office:value-type="string">
                <text:p>01-04</text:p>
              </table:table-cell>
              <table:table-cell office:value-type="float" office:value="4.42768333333333">
                <text:p>4.42768333333333</text:p>
              </table:table-cell>
              <table:table-cell office:value-type="float" office:value="3.9205">
                <text:p>3.9205</text:p>
              </table:table-cell>
            </table:table-row>
            <table:table-row>
              <table:table-cell office:value-type="string">
                <text:p>02-04</text:p>
              </table:table-cell>
              <table:table-cell office:value-type="float" office:value="4.42175">
                <text:p>4.42175</text:p>
              </table:table-cell>
              <table:table-cell office:value-type="float" office:value="3.9186">
                <text:p>3.9186</text:p>
              </table:table-cell>
            </table:table-row>
            <table:table-row>
              <table:table-cell office:value-type="string">
                <text:p>03-04</text:p>
              </table:table-cell>
              <table:table-cell office:value-type="float" office:value="4.4225">
                <text:p>4.4225</text:p>
              </table:table-cell>
              <table:table-cell office:value-type="float" office:value="3.9247">
                <text:p>3.9247</text:p>
              </table:table-cell>
            </table:table-row>
            <table:table-row>
              <table:table-cell office:value-type="string">
                <text:p>04-04</text:p>
              </table:table-cell>
              <table:table-cell office:value-type="float" office:value="4.42383333333333">
                <text:p>4.42383333333333</text:p>
              </table:table-cell>
              <table:table-cell office:value-type="float" office:value="3.92918333333333">
                <text:p>3.92918333333333</text:p>
              </table:table-cell>
            </table:table-row>
            <table:table-row>
              <table:table-cell office:value-type="string">
                <text:p>05-04</text:p>
              </table:table-cell>
              <table:table-cell office:value-type="float" office:value="4.41791666666667">
                <text:p>4.41791666666667</text:p>
              </table:table-cell>
              <table:table-cell office:value-type="float" office:value="3.92421666666667">
                <text:p>3.92421666666667</text:p>
              </table:table-cell>
            </table:table-row>
            <table:table-row>
              <table:table-cell office:value-type="string">
                <text:p>06-04</text:p>
              </table:table-cell>
              <table:table-cell office:value-type="float" office:value="4.4171">
                <text:p>4.4171</text:p>
              </table:table-cell>
              <table:table-cell office:value-type="float" office:value="3.92775">
                <text:p>3.92775</text:p>
              </table:table-cell>
            </table:table-row>
            <table:table-row>
              <table:table-cell office:value-type="string">
                <text:p>07-04</text:p>
              </table:table-cell>
              <table:table-cell office:value-type="float" office:value="4.4095">
                <text:p>4.4095</text:p>
              </table:table-cell>
              <table:table-cell office:value-type="float" office:value="3.91041666666667">
                <text:p>3.91041666666667</text:p>
              </table:table-cell>
            </table:table-row>
            <table:table-row>
              <table:table-cell office:value-type="string">
                <text:p>08-04</text:p>
              </table:table-cell>
              <table:table-cell office:value-type="float" office:value="4.40878333333333">
                <text:p>4.40878333333333</text:p>
              </table:table-cell>
              <table:table-cell office:value-type="float" office:value="3.91843333333333">
                <text:p>3.91843333333333</text:p>
              </table:table-cell>
            </table:table-row>
            <table:table-row>
              <table:table-cell office:value-type="string">
                <text:p>09-04</text:p>
              </table:table-cell>
              <table:table-cell office:value-type="float" office:value="4.4092">
                <text:p>4.4092</text:p>
              </table:table-cell>
              <table:table-cell office:value-type="float" office:value="3.91413333333333">
                <text:p>3.91413333333333</text:p>
              </table:table-cell>
            </table:table-row>
            <table:table-row>
              <table:table-cell office:value-type="string">
                <text:p>10-04</text:p>
              </table:table-cell>
              <table:table-cell office:value-type="float" office:value="4.4039">
                <text:p>4.4039</text:p>
              </table:table-cell>
              <table:table-cell office:value-type="float" office:value="3.89983333333333">
                <text:p>3.89983333333333</text:p>
              </table:table-cell>
            </table:table-row>
            <table:table-row>
              <table:table-cell office:value-type="string">
                <text:p>11-04</text:p>
              </table:table-cell>
              <table:table-cell office:value-type="float" office:value="4.40556666666667">
                <text:p>4.40556666666667</text:p>
              </table:table-cell>
              <table:table-cell office:value-type="float" office:value="3.89885">
                <text:p>3.89885</text:p>
              </table:table-cell>
            </table:table-row>
            <table:table-row>
              <table:table-cell office:value-type="string">
                <text:p>12-04</text:p>
              </table:table-cell>
              <table:table-cell office:value-type="float" office:value="4.4066">
                <text:p>4.4066</text:p>
              </table:table-cell>
              <table:table-cell office:value-type="float" office:value="3.90281666666667">
                <text:p>3.90281666666667</text:p>
              </table:table-cell>
            </table:table-row>
            <table:table-row>
              <table:table-cell office:value-type="string">
                <text:p>13-04</text:p>
              </table:table-cell>
              <table:table-cell office:value-type="float" office:value="4.40915">
                <text:p>4.40915</text:p>
              </table:table-cell>
              <table:table-cell office:value-type="float" office:value="3.90665">
                <text:p>3.90665</text:p>
              </table:table-cell>
            </table:table-row>
            <table:table-row>
              <table:table-cell office:value-type="string">
                <text:p>14-04</text:p>
              </table:table-cell>
              <table:table-cell office:value-type="float" office:value="4.40366666666667">
                <text:p>4.40366666666667</text:p>
              </table:table-cell>
              <table:table-cell office:value-type="float" office:value="3.88931666666667">
                <text:p>3.88931666666667</text:p>
              </table:table-cell>
            </table:table-row>
            <table:table-row>
              <table:table-cell office:value-type="string">
                <text:p>15-04</text:p>
              </table:table-cell>
              <table:table-cell office:value-type="float" office:value="4.40366666666667">
                <text:p>4.40366666666667</text:p>
              </table:table-cell>
              <table:table-cell office:value-type="float" office:value="3.89771666666667">
                <text:p>3.89771666666667</text:p>
              </table:table-cell>
            </table:table-row>
            <table:table-row>
              <table:table-cell office:value-type="string">
                <text:p>16-04</text:p>
              </table:table-cell>
              <table:table-cell office:value-type="float" office:value="4.4014">
                <text:p>4.4014</text:p>
              </table:table-cell>
              <table:table-cell office:value-type="float" office:value="3.89625">
                <text:p>3.89625</text:p>
              </table:table-cell>
            </table:table-row>
            <table:table-row>
              <table:table-cell office:value-type="string">
                <text:p>17-04</text:p>
              </table:table-cell>
              <table:table-cell office:value-type="float" office:value="4.39845">
                <text:p>4.39845</text:p>
              </table:table-cell>
              <table:table-cell office:value-type="float" office:value="3.89368333333333">
                <text:p>3.89368333333333</text:p>
              </table:table-cell>
            </table:table-row>
            <table:table-row>
              <table:table-cell office:value-type="string">
                <text:p>18-04</text:p>
              </table:table-cell>
              <table:table-cell office:value-type="float" office:value="4.4024">
                <text:p>4.4024</text:p>
              </table:table-cell>
              <table:table-cell office:value-type="float" office:value="3.89855">
                <text:p>3.89855</text:p>
              </table:table-cell>
            </table:table-row>
            <table:table-row>
              <table:table-cell office:value-type="string">
                <text:p>19-04</text:p>
              </table:table-cell>
              <table:table-cell office:value-type="float" office:value="4.40306666666667">
                <text:p>4.40306666666667</text:p>
              </table:table-cell>
              <table:table-cell office:value-type="float" office:value="3.8971">
                <text:p>3.8971</text:p>
              </table:table-cell>
            </table:table-row>
            <table:table-row>
              <table:table-cell office:value-type="string">
                <text:p>20-04</text:p>
              </table:table-cell>
              <table:table-cell office:value-type="float" office:value="4.4044">
                <text:p>4.4044</text:p>
              </table:table-cell>
              <table:table-cell office:value-type="float" office:value="3.89771666666667">
                <text:p>3.89771666666667</text:p>
              </table:table-cell>
            </table:table-row>
            <table:table-row>
              <table:table-cell office:value-type="string">
                <text:p>21-04</text:p>
              </table:table-cell>
              <table:table-cell office:value-type="float" office:value="4.4106">
                <text:p>4.4106</text:p>
              </table:table-cell>
              <table:table-cell office:value-type="float" office:value="3.90925">
                <text:p>3.90925</text:p>
              </table:table-cell>
            </table:table-row>
            <table:table-row>
              <table:table-cell office:value-type="string">
                <text:p>22-04</text:p>
              </table:table-cell>
              <table:table-cell office:value-type="float" office:value="4.40715">
                <text:p>4.40715</text:p>
              </table:table-cell>
              <table:table-cell office:value-type="float" office:value="3.89746666666667">
                <text:p>3.89746666666667</text:p>
              </table:table-cell>
            </table:table-row>
            <table:table-row>
              <table:table-cell office:value-type="string">
                <text:p>23-04</text:p>
              </table:table-cell>
              <table:table-cell office:value-type="float" office:value="4.40961666666667">
                <text:p>4.40961666666667</text:p>
              </table:table-cell>
              <table:table-cell office:value-type="float" office:value="3.90948333333333">
                <text:p>3.90948333333333</text:p>
              </table:table-cell>
            </table:table-row>
            <table:table-row>
              <table:table-cell office:value-type="string">
                <text:p>24-04</text:p>
              </table:table-cell>
              <table:table-cell office:value-type="float" office:value="4.40941666666667">
                <text:p>4.40941666666667</text:p>
              </table:table-cell>
              <table:table-cell office:value-type="float" office:value="3.90958333333333">
                <text:p>3.90958333333333</text:p>
              </table:table-cell>
            </table:table-row>
            <table:table-row>
              <table:table-cell office:value-type="string">
                <text:p>25-04</text:p>
              </table:table-cell>
              <table:table-cell office:value-type="float" office:value="4.412">
                <text:p>4.412</text:p>
              </table:table-cell>
              <table:table-cell office:value-type="float" office:value="3.91186666666667">
                <text:p>3.91186666666667</text:p>
              </table:table-cell>
            </table:table-row>
            <table:table-row>
              <table:table-cell office:value-type="string">
                <text:p>26-04</text:p>
              </table:table-cell>
              <table:table-cell office:value-type="float" office:value="4.41338333333333">
                <text:p>4.41338333333333</text:p>
              </table:table-cell>
              <table:table-cell office:value-type="float" office:value="3.91795">
                <text:p>3.91795</text:p>
              </table:table-cell>
            </table:table-row>
            <table:table-row>
              <table:table-cell office:value-type="string">
                <text:p>27-04</text:p>
              </table:table-cell>
              <table:table-cell office:value-type="float" office:value="4.42158333333333">
                <text:p>4.42158333333333</text:p>
              </table:table-cell>
              <table:table-cell office:value-type="float" office:value="3.93641666666667">
                <text:p>3.93641666666667</text:p>
              </table:table-cell>
            </table:table-row>
            <table:table-row>
              <table:table-cell office:value-type="string">
                <text:p>28-04</text:p>
              </table:table-cell>
              <table:table-cell office:value-type="float" office:value="4.4275">
                <text:p>4.4275</text:p>
              </table:table-cell>
              <table:table-cell office:value-type="float" office:value="3.94423333333333">
                <text:p>3.94423333333333</text:p>
              </table:table-cell>
            </table:table-row>
            <table:table-row>
              <table:table-cell office:value-type="string">
                <text:p>29-04</text:p>
              </table:table-cell>
              <table:table-cell office:value-type="float" office:value="4.41953333333333">
                <text:p>4.41953333333333</text:p>
              </table:table-cell>
              <table:table-cell office:value-type="float" office:value="3.93335">
                <text:p>3.93335</text:p>
              </table:table-cell>
            </table:table-row>
            <table:table-row>
              <table:table-cell office:value-type="string">
                <text:p>30-04</text:p>
              </table:table-cell>
              <table:table-cell office:value-type="float" office:value="4.41735">
                <text:p>4.41735</text:p>
              </table:table-cell>
              <table:table-cell office:value-type="float" office:value="3.92893333333333">
                <text:p>3.92893333333333</text:p>
              </table:table-cell>
            </table:table-row>
            <table:table-row>
              <table:table-cell office:value-type="string">
                <text:p>01-05</text:p>
              </table:table-cell>
              <table:table-cell office:value-type="float" office:value="4.42798333333333">
                <text:p>4.42798333333333</text:p>
              </table:table-cell>
              <table:table-cell office:value-type="float" office:value="3.93978333333333">
                <text:p>3.93978333333333</text:p>
              </table:table-cell>
            </table:table-row>
            <table:table-row>
              <table:table-cell office:value-type="string">
                <text:p>02-05</text:p>
              </table:table-cell>
              <table:table-cell office:value-type="float" office:value="4.42798333333333">
                <text:p>4.42798333333333</text:p>
              </table:table-cell>
              <table:table-cell office:value-type="float" office:value="3.93978333333333">
                <text:p>3.93978333333333</text:p>
              </table:table-cell>
            </table:table-row>
            <table:table-row>
              <table:table-cell office:value-type="string">
                <text:p>03-05</text:p>
              </table:table-cell>
              <table:table-cell office:value-type="float" office:value="4.42508333333333">
                <text:p>4.42508333333333</text:p>
              </table:table-cell>
              <table:table-cell office:value-type="float" office:value="3.93883333333333">
                <text:p>3.93883333333333</text:p>
              </table:table-cell>
            </table:table-row>
            <table:table-row>
              <table:table-cell office:value-type="string">
                <text:p>04-05</text:p>
              </table:table-cell>
              <table:table-cell office:value-type="float" office:value="4.42681666666667">
                <text:p>4.42681666666667</text:p>
              </table:table-cell>
              <table:table-cell office:value-type="float" office:value="3.94153333333333">
                <text:p>3.94153333333333</text:p>
              </table:table-cell>
            </table:table-row>
            <table:table-row>
              <table:table-cell office:value-type="string">
                <text:p>05-05</text:p>
              </table:table-cell>
              <table:table-cell office:value-type="float" office:value="4.42181666666667">
                <text:p>4.42181666666667</text:p>
              </table:table-cell>
              <table:table-cell office:value-type="float" office:value="3.9425">
                <text:p>3.9425</text:p>
              </table:table-cell>
            </table:table-row>
            <table:table-row>
              <table:table-cell office:value-type="string">
                <text:p>06-05</text:p>
              </table:table-cell>
              <table:table-cell office:value-type="float" office:value="4.42783333333333">
                <text:p>4.42783333333333</text:p>
              </table:table-cell>
              <table:table-cell office:value-type="float" office:value="3.9487">
                <text:p>3.9487</text:p>
              </table:table-cell>
            </table:table-row>
            <table:table-row>
              <table:table-cell office:value-type="string">
                <text:p>07-05</text:p>
              </table:table-cell>
              <table:table-cell office:value-type="float" office:value="4.42693333333333">
                <text:p>4.42693333333333</text:p>
              </table:table-cell>
              <table:table-cell office:value-type="float" office:value="3.95121666666667">
                <text:p>3.95121666666667</text:p>
              </table:table-cell>
            </table:table-row>
            <table:table-row>
              <table:table-cell office:value-type="string">
                <text:p>08-05</text:p>
              </table:table-cell>
              <table:table-cell office:value-type="float" office:value="4.43021666666667">
                <text:p>4.43021666666667</text:p>
              </table:table-cell>
              <table:table-cell office:value-type="float" office:value="3.94513333333333">
                <text:p>3.94513333333333</text:p>
              </table:table-cell>
            </table:table-row>
            <table:table-row>
              <table:table-cell office:value-type="string">
                <text:p>09-05</text:p>
              </table:table-cell>
              <table:table-cell office:value-type="float" office:value="4.43366666666667">
                <text:p>4.43366666666667</text:p>
              </table:table-cell>
              <table:table-cell office:value-type="float" office:value="3.9527">
                <text:p>3.9527</text:p>
              </table:table-cell>
            </table:table-row>
            <table:table-row>
              <table:table-cell office:value-type="string">
                <text:p>10-05</text:p>
              </table:table-cell>
              <table:table-cell office:value-type="float" office:value="4.42613333333333">
                <text:p>4.42613333333333</text:p>
              </table:table-cell>
              <table:table-cell office:value-type="float" office:value="3.94456666666667">
                <text:p>3.94456666666667</text:p>
              </table:table-cell>
            </table:table-row>
            <table:table-row>
              <table:table-cell office:value-type="string">
                <text:p>11-05</text:p>
              </table:table-cell>
              <table:table-cell office:value-type="float" office:value="4.42603333333333">
                <text:p>4.42603333333333</text:p>
              </table:table-cell>
              <table:table-cell office:value-type="float" office:value="3.94201666666667">
                <text:p>3.94201666666667</text:p>
              </table:table-cell>
            </table:table-row>
            <table:table-row>
              <table:table-cell office:value-type="string">
                <text:p>12-05</text:p>
              </table:table-cell>
              <table:table-cell office:value-type="float" office:value="4.42356666666667">
                <text:p>4.42356666666667</text:p>
              </table:table-cell>
              <table:table-cell office:value-type="float" office:value="3.94698333333333">
                <text:p>3.94698333333333</text:p>
              </table:table-cell>
            </table:table-row>
            <table:table-row>
              <table:table-cell office:value-type="string">
                <text:p>13-05</text:p>
              </table:table-cell>
              <table:table-cell office:value-type="float" office:value="4.4292">
                <text:p>4.4292</text:p>
              </table:table-cell>
              <table:table-cell office:value-type="float" office:value="3.9491">
                <text:p>3.9491</text:p>
              </table:table-cell>
            </table:table-row>
            <table:table-row>
              <table:table-cell office:value-type="string">
                <text:p>14-05</text:p>
              </table:table-cell>
              <table:table-cell office:value-type="float" office:value="4.4223">
                <text:p>4.4223</text:p>
              </table:table-cell>
              <table:table-cell office:value-type="float" office:value="3.94461666666667">
                <text:p>3.94461666666667</text:p>
              </table:table-cell>
            </table:table-row>
            <table:table-row>
              <table:table-cell office:value-type="string">
                <text:p>15-05</text:p>
              </table:table-cell>
              <table:table-cell office:value-type="float" office:value="4.42955">
                <text:p>4.42955</text:p>
              </table:table-cell>
              <table:table-cell office:value-type="float" office:value="3.95693333333333">
                <text:p>3.95693333333333</text:p>
              </table:table-cell>
            </table:table-row>
            <table:table-row>
              <table:table-cell office:value-type="string">
                <text:p>16-05</text:p>
              </table:table-cell>
              <table:table-cell office:value-type="float" office:value="4.42556666666667">
                <text:p>4.42556666666667</text:p>
              </table:table-cell>
              <table:table-cell office:value-type="float" office:value="3.94998333333333">
                <text:p>3.94998333333333</text:p>
              </table:table-cell>
            </table:table-row>
            <table:table-row>
              <table:table-cell office:value-type="string">
                <text:p>17-05</text:p>
              </table:table-cell>
              <table:table-cell office:value-type="float" office:value="4.42181666666667">
                <text:p>4.42181666666667</text:p>
              </table:table-cell>
              <table:table-cell office:value-type="float" office:value="3.9354">
                <text:p>3.9354</text:p>
              </table:table-cell>
            </table:table-row>
            <table:table-row>
              <table:table-cell office:value-type="string">
                <text:p>18-05</text:p>
              </table:table-cell>
              <table:table-cell office:value-type="float" office:value="4.42386666666667">
                <text:p>4.42386666666667</text:p>
              </table:table-cell>
              <table:table-cell office:value-type="float" office:value="3.9355">
                <text:p>3.9355</text:p>
              </table:table-cell>
            </table:table-row>
            <table:table-row>
              <table:table-cell office:value-type="string">
                <text:p>19-05</text:p>
              </table:table-cell>
              <table:table-cell office:value-type="float" office:value="4.42053333333333">
                <text:p>4.42053333333333</text:p>
              </table:table-cell>
              <table:table-cell office:value-type="float" office:value="3.9235">
                <text:p>3.9235</text:p>
              </table:table-cell>
            </table:table-row>
            <table:table-row>
              <table:table-cell office:value-type="string">
                <text:p>20-05</text:p>
              </table:table-cell>
              <table:table-cell office:value-type="float" office:value="4.41653333333333">
                <text:p>4.41653333333333</text:p>
              </table:table-cell>
              <table:table-cell office:value-type="float" office:value="3.91268333333333">
                <text:p>3.91268333333333</text:p>
              </table:table-cell>
            </table:table-row>
            <table:table-row>
              <table:table-cell office:value-type="string">
                <text:p>21-05</text:p>
              </table:table-cell>
              <table:table-cell office:value-type="float" office:value="4.40875">
                <text:p>4.40875</text:p>
              </table:table-cell>
              <table:table-cell office:value-type="float" office:value="3.89873333333333">
                <text:p>3.89873333333333</text:p>
              </table:table-cell>
            </table:table-row>
            <table:table-row>
              <table:table-cell office:value-type="string">
                <text:p>22-05</text:p>
              </table:table-cell>
              <table:table-cell office:value-type="float" office:value="4.4016">
                <text:p>4.4016</text:p>
              </table:table-cell>
              <table:table-cell office:value-type="float" office:value="3.89501666666667">
                <text:p>3.89501666666667</text:p>
              </table:table-cell>
            </table:table-row>
            <table:table-row>
              <table:table-cell office:value-type="string">
                <text:p>23-05</text:p>
              </table:table-cell>
              <table:table-cell office:value-type="float" office:value="4.40371666666667">
                <text:p>4.40371666666667</text:p>
              </table:table-cell>
              <table:table-cell office:value-type="float" office:value="3.90415">
                <text:p>3.90415</text:p>
              </table:table-cell>
            </table:table-row>
            <table:table-row>
              <table:table-cell office:value-type="string">
                <text:p>24-05</text:p>
              </table:table-cell>
              <table:table-cell office:value-type="float" office:value="4.39613333333333">
                <text:p>4.39613333333333</text:p>
              </table:table-cell>
              <table:table-cell office:value-type="float" office:value="3.89058333333333">
                <text:p>3.89058333333333</text:p>
              </table:table-cell>
            </table:table-row>
            <table:table-row>
              <table:table-cell office:value-type="string">
                <text:p>25-05</text:p>
              </table:table-cell>
              <table:table-cell office:value-type="float" office:value="4.3983">
                <text:p>4.3983</text:p>
              </table:table-cell>
              <table:table-cell office:value-type="float" office:value="3.89533333333333">
                <text:p>3.89533333333333</text:p>
              </table:table-cell>
            </table:table-row>
            <table:table-row>
              <table:table-cell office:value-type="string">
                <text:p>26-05</text:p>
              </table:table-cell>
              <table:table-cell office:value-type="float" office:value="4.38963333333333">
                <text:p>4.38963333333333</text:p>
              </table:table-cell>
              <table:table-cell office:value-type="float" office:value="3.88473333333333">
                <text:p>3.88473333333333</text:p>
              </table:table-cell>
            </table:table-row>
            <table:table-row>
              <table:table-cell office:value-type="string">
                <text:p>27-05</text:p>
              </table:table-cell>
              <table:table-cell office:value-type="float" office:value="4.38086666666667">
                <text:p>4.38086666666667</text:p>
              </table:table-cell>
              <table:table-cell office:value-type="float" office:value="3.87623333333333">
                <text:p>3.87623333333333</text:p>
              </table:table-cell>
            </table:table-row>
            <table:table-row>
              <table:table-cell office:value-type="string">
                <text:p>28-05</text:p>
              </table:table-cell>
              <table:table-cell office:value-type="float" office:value="4.37938333333333">
                <text:p>4.37938333333333</text:p>
              </table:table-cell>
              <table:table-cell office:value-type="float" office:value="3.8737">
                <text:p>3.8737</text:p>
              </table:table-cell>
            </table:table-row>
            <table:table-row>
              <table:table-cell office:value-type="string">
                <text:p>29-05</text:p>
              </table:table-cell>
              <table:table-cell office:value-type="float" office:value="4.38518333333333">
                <text:p>4.38518333333333</text:p>
              </table:table-cell>
              <table:table-cell office:value-type="float" office:value="3.87533333333333">
                <text:p>3.87533333333333</text:p>
              </table:table-cell>
            </table:table-row>
            <table:table-row>
              <table:table-cell office:value-type="string">
                <text:p>30-05</text:p>
              </table:table-cell>
              <table:table-cell office:value-type="float" office:value="4.37951666666667">
                <text:p>4.37951666666667</text:p>
              </table:table-cell>
              <table:table-cell office:value-type="float" office:value="3.86958333333333">
                <text:p>3.86958333333333</text:p>
              </table:table-cell>
            </table:table-row>
            <table:table-row>
              <table:table-cell office:value-type="string">
                <text:p>31-05</text:p>
              </table:table-cell>
              <table:table-cell office:value-type="float" office:value="4.37586666666667">
                <text:p>4.37586666666667</text:p>
              </table:table-cell>
              <table:table-cell office:value-type="float" office:value="3.86253333333333">
                <text:p>3.86253333333333</text:p>
              </table:table-cell>
            </table:table-row>
            <table:table-row>
              <table:table-cell office:value-type="string">
                <text:p>01-06</text:p>
              </table:table-cell>
              <table:table-cell office:value-type="float" office:value="4.37795">
                <text:p>4.37795</text:p>
              </table:table-cell>
              <table:table-cell office:value-type="float" office:value="3.86326666666667">
                <text:p>3.86326666666667</text:p>
              </table:table-cell>
            </table:table-row>
            <table:table-row>
              <table:table-cell office:value-type="string">
                <text:p>02-06</text:p>
              </table:table-cell>
              <table:table-cell office:value-type="float" office:value="4.36731666666667">
                <text:p>4.36731666666667</text:p>
              </table:table-cell>
              <table:table-cell office:value-type="float" office:value="3.85026666666667">
                <text:p>3.85026666666667</text:p>
              </table:table-cell>
            </table:table-row>
            <table:table-row>
              <table:table-cell office:value-type="string">
                <text:p>03-06</text:p>
              </table:table-cell>
              <table:table-cell office:value-type="float" office:value="4.36881666666667">
                <text:p>4.36881666666667</text:p>
              </table:table-cell>
              <table:table-cell office:value-type="float" office:value="3.84636666666667">
                <text:p>3.84636666666667</text:p>
              </table:table-cell>
            </table:table-row>
            <table:table-row>
              <table:table-cell office:value-type="string">
                <text:p>04-06</text:p>
              </table:table-cell>
              <table:table-cell office:value-type="float" office:value="4.37285">
                <text:p>4.37285</text:p>
              </table:table-cell>
              <table:table-cell office:value-type="float" office:value="3.84681666666667">
                <text:p>3.84681666666667</text:p>
              </table:table-cell>
            </table:table-row>
            <table:table-row>
              <table:table-cell office:value-type="string">
                <text:p>05-06</text:p>
              </table:table-cell>
              <table:table-cell office:value-type="float" office:value="4.37328333333333">
                <text:p>4.37328333333333</text:p>
              </table:table-cell>
              <table:table-cell office:value-type="float" office:value="3.84278333333333">
                <text:p>3.84278333333333</text:p>
              </table:table-cell>
            </table:table-row>
            <table:table-row>
              <table:table-cell office:value-type="string">
                <text:p>06-06</text:p>
              </table:table-cell>
              <table:table-cell office:value-type="float" office:value="4.37226666666667">
                <text:p>4.37226666666667</text:p>
              </table:table-cell>
              <table:table-cell office:value-type="float" office:value="3.8389">
                <text:p>3.8389</text:p>
              </table:table-cell>
            </table:table-row>
            <table:table-row>
              <table:table-cell office:value-type="string">
                <text:p>07-06</text:p>
              </table:table-cell>
              <table:table-cell office:value-type="float" office:value="4.3673">
                <text:p>4.3673</text:p>
              </table:table-cell>
              <table:table-cell office:value-type="float" office:value="3.83711666666667">
                <text:p>3.83711666666667</text:p>
              </table:table-cell>
            </table:table-row>
            <table:table-row>
              <table:table-cell office:value-type="string">
                <text:p>08-06</text:p>
              </table:table-cell>
              <table:table-cell office:value-type="float" office:value="4.37043333333333">
                <text:p>4.37043333333333</text:p>
              </table:table-cell>
              <table:table-cell office:value-type="float" office:value="3.83546666666667">
                <text:p>3.83546666666667</text:p>
              </table:table-cell>
            </table:table-row>
            <table:table-row>
              <table:table-cell office:value-type="string">
                <text:p>09-06</text:p>
              </table:table-cell>
              <table:table-cell office:value-type="float" office:value="4.36933333333333">
                <text:p>4.36933333333333</text:p>
              </table:table-cell>
              <table:table-cell office:value-type="float" office:value="3.83456666666667">
                <text:p>3.83456666666667</text:p>
              </table:table-cell>
            </table:table-row>
            <table:table-row>
              <table:table-cell office:value-type="string">
                <text:p>10-06</text:p>
              </table:table-cell>
              <table:table-cell office:value-type="float" office:value="4.3767">
                <text:p>4.3767</text:p>
              </table:table-cell>
              <table:table-cell office:value-type="float" office:value="3.84591666666667">
                <text:p>3.84591666666667</text:p>
              </table:table-cell>
            </table:table-row>
            <table:table-row>
              <table:table-cell office:value-type="string">
                <text:p>11-06</text:p>
              </table:table-cell>
              <table:table-cell office:value-type="float" office:value="4.38405">
                <text:p>4.38405</text:p>
              </table:table-cell>
              <table:table-cell office:value-type="float" office:value="3.86441666666667">
                <text:p>3.86441666666667</text:p>
              </table:table-cell>
            </table:table-row>
            <table:table-row>
              <table:table-cell office:value-type="string">
                <text:p>12-06</text:p>
              </table:table-cell>
              <table:table-cell office:value-type="float" office:value="4.38783333333333">
                <text:p>4.38783333333333</text:p>
              </table:table-cell>
              <table:table-cell office:value-type="float" office:value="3.87041666666667">
                <text:p>3.87041666666667</text:p>
              </table:table-cell>
            </table:table-row>
            <table:table-row>
              <table:table-cell office:value-type="string">
                <text:p>13-06</text:p>
              </table:table-cell>
              <table:table-cell office:value-type="float" office:value="4.38588333333333">
                <text:p>4.38588333333333</text:p>
              </table:table-cell>
              <table:table-cell office:value-type="float" office:value="3.87498333333333">
                <text:p>3.87498333333333</text:p>
              </table:table-cell>
            </table:table-row>
            <table:table-row>
              <table:table-cell office:value-type="string">
                <text:p>14-06</text:p>
              </table:table-cell>
              <table:table-cell office:value-type="float" office:value="4.38731666666667">
                <text:p>4.38731666666667</text:p>
              </table:table-cell>
              <table:table-cell office:value-type="float" office:value="3.88063333333333">
                <text:p>3.88063333333333</text:p>
              </table:table-cell>
            </table:table-row>
            <table:table-row>
              <table:table-cell office:value-type="string">
                <text:p>15-06</text:p>
              </table:table-cell>
              <table:table-cell office:value-type="float" office:value="4.39685">
                <text:p>4.39685</text:p>
              </table:table-cell>
              <table:table-cell office:value-type="float" office:value="3.90161666666667">
                <text:p>3.90161666666667</text:p>
              </table:table-cell>
            </table:table-row>
            <table:table-row>
              <table:table-cell office:value-type="string">
                <text:p>16-06</text:p>
              </table:table-cell>
              <table:table-cell office:value-type="float" office:value="4.40401666666667">
                <text:p>4.40401666666667</text:p>
              </table:table-cell>
              <table:table-cell office:value-type="float" office:value="3.90585">
                <text:p>3.90585</text:p>
              </table:table-cell>
            </table:table-row>
            <table:table-row>
              <table:table-cell office:value-type="string">
                <text:p>17-06</text:p>
              </table:table-cell>
              <table:table-cell office:value-type="float" office:value="4.40751666666667">
                <text:p>4.40751666666667</text:p>
              </table:table-cell>
              <table:table-cell office:value-type="float" office:value="3.9148">
                <text:p>3.9148</text:p>
              </table:table-cell>
            </table:table-row>
            <table:table-row>
              <table:table-cell office:value-type="string">
                <text:p>18-06</text:p>
              </table:table-cell>
              <table:table-cell office:value-type="float" office:value="4.4042">
                <text:p>4.4042</text:p>
              </table:table-cell>
              <table:table-cell office:value-type="float" office:value="3.91436666666667">
                <text:p>3.91436666666667</text:p>
              </table:table-cell>
            </table:table-row>
            <table:table-row>
              <table:table-cell office:value-type="string">
                <text:p>19-06</text:p>
              </table:table-cell>
              <table:table-cell office:value-type="float" office:value="4.40505">
                <text:p>4.40505</text:p>
              </table:table-cell>
              <table:table-cell office:value-type="float" office:value="3.9193">
                <text:p>3.9193</text:p>
              </table:table-cell>
            </table:table-row>
            <table:table-row>
              <table:table-cell office:value-type="string">
                <text:p>20-06</text:p>
              </table:table-cell>
              <table:table-cell office:value-type="float" office:value="4.40593333333333">
                <text:p>4.40593333333333</text:p>
              </table:table-cell>
              <table:table-cell office:value-type="float" office:value="3.91438333333333">
                <text:p>3.91438333333333</text:p>
              </table:table-cell>
            </table:table-row>
            <table:table-row>
              <table:table-cell office:value-type="string">
                <text:p>21-06</text:p>
              </table:table-cell>
              <table:table-cell office:value-type="float" office:value="4.40775">
                <text:p>4.40775</text:p>
              </table:table-cell>
              <table:table-cell office:value-type="float" office:value="3.91573333333333">
                <text:p>3.91573333333333</text:p>
              </table:table-cell>
            </table:table-row>
            <table:table-row>
              <table:table-cell office:value-type="string">
                <text:p>22-06</text:p>
              </table:table-cell>
              <table:table-cell office:value-type="float" office:value="4.41368333333333">
                <text:p>4.41368333333333</text:p>
              </table:table-cell>
              <table:table-cell office:value-type="float" office:value="3.91198333333333">
                <text:p>3.91198333333333</text:p>
              </table:table-cell>
            </table:table-row>
            <table:table-row>
              <table:table-cell office:value-type="string">
                <text:p>23-06</text:p>
              </table:table-cell>
              <table:table-cell office:value-type="float" office:value="4.4153">
                <text:p>4.4153</text:p>
              </table:table-cell>
              <table:table-cell office:value-type="float" office:value="3.90343333333333">
                <text:p>3.90343333333333</text:p>
              </table:table-cell>
            </table:table-row>
            <table:table-row>
              <table:table-cell office:value-type="string">
                <text:p>24-06</text:p>
              </table:table-cell>
              <table:table-cell office:value-type="float" office:value="4.41285">
                <text:p>4.41285</text:p>
              </table:table-cell>
              <table:table-cell office:value-type="float" office:value="3.90115">
                <text:p>3.90115</text:p>
              </table:table-cell>
            </table:table-row>
            <table:table-row>
              <table:table-cell office:value-type="string">
                <text:p>25-06</text:p>
              </table:table-cell>
              <table:table-cell office:value-type="float" office:value="4.4136">
                <text:p>4.4136</text:p>
              </table:table-cell>
              <table:table-cell office:value-type="float" office:value="3.90278333333333">
                <text:p>3.90278333333333</text:p>
              </table:table-cell>
            </table:table-row>
            <table:table-row>
              <table:table-cell office:value-type="string">
                <text:p>26-06</text:p>
              </table:table-cell>
              <table:table-cell office:value-type="float" office:value="4.41481666666667">
                <text:p>4.41481666666667</text:p>
              </table:table-cell>
              <table:table-cell office:value-type="float" office:value="3.90815">
                <text:p>3.90815</text:p>
              </table:table-cell>
            </table:table-row>
            <table:table-row>
              <table:table-cell office:value-type="string">
                <text:p>27-06</text:p>
              </table:table-cell>
              <table:table-cell office:value-type="float" office:value="4.41255">
                <text:p>4.41255</text:p>
              </table:table-cell>
              <table:table-cell office:value-type="float" office:value="3.89948333333333">
                <text:p>3.89948333333333</text:p>
              </table:table-cell>
            </table:table-row>
            <table:table-row>
              <table:table-cell office:value-type="string">
                <text:p>28-06</text:p>
              </table:table-cell>
              <table:table-cell office:value-type="float" office:value="4.41901666666667">
                <text:p>4.41901666666667</text:p>
              </table:table-cell>
              <table:table-cell office:value-type="float" office:value="3.90168333333333">
                <text:p>3.90168333333333</text:p>
              </table:table-cell>
            </table:table-row>
            <table:table-row>
              <table:table-cell office:value-type="string">
                <text:p>29-06</text:p>
              </table:table-cell>
              <table:table-cell office:value-type="float" office:value="4.4229">
                <text:p>4.4229</text:p>
              </table:table-cell>
              <table:table-cell office:value-type="float" office:value="3.9048">
                <text:p>3.9048</text:p>
              </table:table-cell>
            </table:table-row>
            <table:table-row>
              <table:table-cell office:value-type="string">
                <text:p>30-06</text:p>
              </table:table-cell>
              <table:table-cell office:value-type="float" office:value="4.42073333333333">
                <text:p>4.42073333333333</text:p>
              </table:table-cell>
              <table:table-cell office:value-type="float" office:value="3.9185">
                <text:p>3.9185</text:p>
              </table:table-cell>
            </table:table-row>
            <table:table-row>
              <table:table-cell office:value-type="string">
                <text:p>01-07</text:p>
              </table:table-cell>
              <table:table-cell office:value-type="float" office:value="4.4265">
                <text:p>4.4265</text:p>
              </table:table-cell>
              <table:table-cell office:value-type="float" office:value="3.92343333333333">
                <text:p>3.92343333333333</text:p>
              </table:table-cell>
            </table:table-row>
            <table:table-row>
              <table:table-cell office:value-type="string">
                <text:p>02-07</text:p>
              </table:table-cell>
              <table:table-cell office:value-type="float" office:value="4.42968333333333">
                <text:p>4.42968333333333</text:p>
              </table:table-cell>
              <table:table-cell office:value-type="float" office:value="3.9248">
                <text:p>3.9248</text:p>
              </table:table-cell>
            </table:table-row>
            <table:table-row>
              <table:table-cell office:value-type="string">
                <text:p>03-07</text:p>
              </table:table-cell>
              <table:table-cell office:value-type="float" office:value="4.42573333333333">
                <text:p>4.42573333333333</text:p>
              </table:table-cell>
              <table:table-cell office:value-type="float" office:value="3.92181666666667">
                <text:p>3.92181666666667</text:p>
              </table:table-cell>
            </table:table-row>
            <table:table-row>
              <table:table-cell office:value-type="string">
                <text:p>04-07</text:p>
              </table:table-cell>
              <table:table-cell office:value-type="float" office:value="4.42505">
                <text:p>4.42505</text:p>
              </table:table-cell>
              <table:table-cell office:value-type="float" office:value="3.91773333333333">
                <text:p>3.91773333333333</text:p>
              </table:table-cell>
            </table:table-row>
            <table:table-row>
              <table:table-cell office:value-type="string">
                <text:p>05-07</text:p>
              </table:table-cell>
              <table:table-cell office:value-type="float" office:value="4.42808333333333">
                <text:p>4.42808333333333</text:p>
              </table:table-cell>
              <table:table-cell office:value-type="float" office:value="3.93236666666667">
                <text:p>3.93236666666667</text:p>
              </table:table-cell>
            </table:table-row>
            <table:table-row>
              <table:table-cell office:value-type="string">
                <text:p>06-07</text:p>
              </table:table-cell>
              <table:table-cell office:value-type="float" office:value="4.43371666666667">
                <text:p>4.43371666666667</text:p>
              </table:table-cell>
              <table:table-cell office:value-type="float" office:value="3.94646666666667">
                <text:p>3.94646666666667</text:p>
              </table:table-cell>
            </table:table-row>
            <table:table-row>
              <table:table-cell office:value-type="string">
                <text:p>07-07</text:p>
              </table:table-cell>
              <table:table-cell office:value-type="float" office:value="4.42753333333333">
                <text:p>4.42753333333333</text:p>
              </table:table-cell>
              <table:table-cell office:value-type="float" office:value="3.93848333333333">
                <text:p>3.93848333333333</text:p>
              </table:table-cell>
            </table:table-row>
            <table:table-row>
              <table:table-cell office:value-type="string">
                <text:p>08-07</text:p>
              </table:table-cell>
              <table:table-cell office:value-type="float" office:value="4.43288333333333">
                <text:p>4.43288333333333</text:p>
              </table:table-cell>
              <table:table-cell office:value-type="float" office:value="3.94536666666667">
                <text:p>3.94536666666667</text:p>
              </table:table-cell>
            </table:table-row>
            <table:table-row>
              <table:table-cell office:value-type="string">
                <text:p>09-07</text:p>
              </table:table-cell>
              <table:table-cell office:value-type="float" office:value="4.43823333333333">
                <text:p>4.43823333333333</text:p>
              </table:table-cell>
              <table:table-cell office:value-type="float" office:value="3.95196666666667">
                <text:p>3.95196666666667</text:p>
              </table:table-cell>
            </table:table-row>
            <table:table-row>
              <table:table-cell office:value-type="string">
                <text:p>10-07</text:p>
              </table:table-cell>
              <table:table-cell office:value-type="float" office:value="4.44231666666667">
                <text:p>4.44231666666667</text:p>
              </table:table-cell>
              <table:table-cell office:value-type="float" office:value="3.96285">
                <text:p>3.96285</text:p>
              </table:table-cell>
            </table:table-row>
            <table:table-row>
              <table:table-cell office:value-type="string">
                <text:p>11-07</text:p>
              </table:table-cell>
              <table:table-cell office:value-type="float" office:value="4.44371666666667">
                <text:p>4.44371666666667</text:p>
              </table:table-cell>
              <table:table-cell office:value-type="float" office:value="3.95516666666667">
                <text:p>3.95516666666667</text:p>
              </table:table-cell>
            </table:table-row>
            <table:table-row>
              <table:table-cell office:value-type="string">
                <text:p>12-07</text:p>
              </table:table-cell>
              <table:table-cell office:value-type="float" office:value="4.44801666666667">
                <text:p>4.44801666666667</text:p>
              </table:table-cell>
              <table:table-cell office:value-type="float" office:value="3.96723333333333">
                <text:p>3.96723333333333</text:p>
              </table:table-cell>
            </table:table-row>
            <table:table-row>
              <table:table-cell office:value-type="string">
                <text:p>13-07</text:p>
              </table:table-cell>
              <table:table-cell office:value-type="float" office:value="4.44748333333333">
                <text:p>4.44748333333333</text:p>
              </table:table-cell>
              <table:table-cell office:value-type="float" office:value="3.96686666666667">
                <text:p>3.96686666666667</text:p>
              </table:table-cell>
            </table:table-row>
            <table:table-row>
              <table:table-cell office:value-type="string">
                <text:p>14-07</text:p>
              </table:table-cell>
              <table:table-cell office:value-type="float" office:value="4.44116666666667">
                <text:p>4.44116666666667</text:p>
              </table:table-cell>
              <table:table-cell office:value-type="float" office:value="3.96128333333333">
                <text:p>3.96128333333333</text:p>
              </table:table-cell>
            </table:table-row>
            <table:table-row>
              <table:table-cell office:value-type="string">
                <text:p>15-07</text:p>
              </table:table-cell>
              <table:table-cell office:value-type="float" office:value="4.43506666666667">
                <text:p>4.43506666666667</text:p>
              </table:table-cell>
              <table:table-cell office:value-type="float" office:value="3.94495">
                <text:p>3.94495</text:p>
              </table:table-cell>
            </table:table-row>
            <table:table-row>
              <table:table-cell office:value-type="string">
                <text:p>16-07</text:p>
              </table:table-cell>
              <table:table-cell office:value-type="float" office:value="4.43671666666667">
                <text:p>4.43671666666667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17-07</text:p>
              </table:table-cell>
              <table:table-cell office:value-type="float" office:value="4.43666666666667">
                <text:p>4.43666666666667</text:p>
              </table:table-cell>
              <table:table-cell office:value-type="float" office:value="3.94726666666667">
                <text:p>3.94726666666667</text:p>
              </table:table-cell>
            </table:table-row>
            <table:table-row>
              <table:table-cell office:value-type="string">
                <text:p>18-07</text:p>
              </table:table-cell>
              <table:table-cell office:value-type="float" office:value="4.43275">
                <text:p>4.43275</text:p>
              </table:table-cell>
              <table:table-cell office:value-type="float" office:value="3.94276666666667">
                <text:p>3.94276666666667</text:p>
              </table:table-cell>
            </table:table-row>
            <table:table-row>
              <table:table-cell office:value-type="string">
                <text:p>19-07</text:p>
              </table:table-cell>
              <table:table-cell office:value-type="float" office:value="4.43421666666667">
                <text:p>4.43421666666667</text:p>
              </table:table-cell>
              <table:table-cell office:value-type="float" office:value="3.9368">
                <text:p>3.9368</text:p>
              </table:table-cell>
            </table:table-row>
            <table:table-row>
              <table:table-cell office:value-type="string">
                <text:p>20-07</text:p>
              </table:table-cell>
              <table:table-cell office:value-type="float" office:value="4.43625">
                <text:p>4.43625</text:p>
              </table:table-cell>
              <table:table-cell office:value-type="float" office:value="3.94073333333333">
                <text:p>3.94073333333333</text:p>
              </table:table-cell>
            </table:table-row>
            <table:table-row>
              <table:table-cell office:value-type="string">
                <text:p>21-07</text:p>
              </table:table-cell>
              <table:table-cell office:value-type="float" office:value="4.43338333333333">
                <text:p>4.43338333333333</text:p>
              </table:table-cell>
              <table:table-cell office:value-type="float" office:value="3.92756666666667">
                <text:p>3.92756666666667</text:p>
              </table:table-cell>
            </table:table-row>
            <table:table-row>
              <table:table-cell office:value-type="string">
                <text:p>22-07</text:p>
              </table:table-cell>
              <table:table-cell office:value-type="float" office:value="4.42575">
                <text:p>4.42575</text:p>
              </table:table-cell>
              <table:table-cell office:value-type="float" office:value="3.91351666666667">
                <text:p>3.91351666666667</text:p>
              </table:table-cell>
            </table:table-row>
            <table:table-row>
              <table:table-cell office:value-type="string">
                <text:p>23-07</text:p>
              </table:table-cell>
              <table:table-cell office:value-type="float" office:value="4.41695">
                <text:p>4.41695</text:p>
              </table:table-cell>
              <table:table-cell office:value-type="float" office:value="3.90493333333333">
                <text:p>3.90493333333333</text:p>
              </table:table-cell>
            </table:table-row>
            <table:table-row>
              <table:table-cell office:value-type="string">
                <text:p>24-07</text:p>
              </table:table-cell>
              <table:table-cell office:value-type="float" office:value="4.41913333333333">
                <text:p>4.41913333333333</text:p>
              </table:table-cell>
              <table:table-cell office:value-type="float" office:value="3.90596666666667">
                <text:p>3.90596666666667</text:p>
              </table:table-cell>
            </table:table-row>
            <table:table-row>
              <table:table-cell office:value-type="string">
                <text:p>25-07</text:p>
              </table:table-cell>
              <table:table-cell office:value-type="float" office:value="4.41705">
                <text:p>4.41705</text:p>
              </table:table-cell>
              <table:table-cell office:value-type="float" office:value="3.89583333333333">
                <text:p>3.89583333333333</text:p>
              </table:table-cell>
            </table:table-row>
            <table:table-row>
              <table:table-cell office:value-type="string">
                <text:p>26-07</text:p>
              </table:table-cell>
              <table:table-cell office:value-type="float" office:value="4.42403333333333">
                <text:p>4.42403333333333</text:p>
              </table:table-cell>
              <table:table-cell office:value-type="float" office:value="3.91111666666667">
                <text:p>3.91111666666667</text:p>
              </table:table-cell>
            </table:table-row>
            <table:table-row>
              <table:table-cell office:value-type="string">
                <text:p>27-07</text:p>
              </table:table-cell>
              <table:table-cell office:value-type="float" office:value="4.43608333333333">
                <text:p>4.43608333333333</text:p>
              </table:table-cell>
              <table:table-cell office:value-type="float" office:value="3.92256666666667">
                <text:p>3.92256666666667</text:p>
              </table:table-cell>
            </table:table-row>
            <table:table-row>
              <table:table-cell office:value-type="string">
                <text:p>28-07</text:p>
              </table:table-cell>
              <table:table-cell office:value-type="float" office:value="4.43331666666667">
                <text:p>4.43331666666667</text:p>
              </table:table-cell>
              <table:table-cell office:value-type="float" office:value="3.9199">
                <text:p>3.9199</text:p>
              </table:table-cell>
            </table:table-row>
            <table:table-row>
              <table:table-cell office:value-type="string">
                <text:p>29-07</text:p>
              </table:table-cell>
              <table:table-cell office:value-type="float" office:value="4.42371666666667">
                <text:p>4.42371666666667</text:p>
              </table:table-cell>
              <table:table-cell office:value-type="float" office:value="3.9008">
                <text:p>3.9008</text:p>
              </table:table-cell>
            </table:table-row>
            <table:table-row>
              <table:table-cell office:value-type="string">
                <text:p>30-07</text:p>
              </table:table-cell>
              <table:table-cell office:value-type="float" office:value="4.42056666666667">
                <text:p>4.42056666666667</text:p>
              </table:table-cell>
              <table:table-cell office:value-type="float" office:value="3.89155">
                <text:p>3.89155</text:p>
              </table:table-cell>
            </table:table-row>
            <table:table-row>
              <table:table-cell office:value-type="string">
                <text:p>31-07</text:p>
              </table:table-cell>
              <table:table-cell office:value-type="float" office:value="4.41851666666667">
                <text:p>4.41851666666667</text:p>
              </table:table-cell>
              <table:table-cell office:value-type="float" office:value="3.88201666666667">
                <text:p>3.88201666666667</text:p>
              </table:table-cell>
            </table:table-row>
            <table:table-row>
              <table:table-cell office:value-type="string">
                <text:p>01-08</text:p>
              </table:table-cell>
              <table:table-cell office:value-type="float" office:value="4.42275">
                <text:p>4.42275</text:p>
              </table:table-cell>
              <table:table-cell office:value-type="float" office:value="3.89648333333333">
                <text:p>3.89648333333333</text:p>
              </table:table-cell>
            </table:table-row>
            <table:table-row>
              <table:table-cell office:value-type="string">
                <text:p>02-08</text:p>
              </table:table-cell>
              <table:table-cell office:value-type="float" office:value="4.42">
                <text:p>4.42</text:p>
              </table:table-cell>
              <table:table-cell office:value-type="float" office:value="3.89351666666667">
                <text:p>3.89351666666667</text:p>
              </table:table-cell>
            </table:table-row>
            <table:table-row>
              <table:table-cell office:value-type="string">
                <text:p>03-08</text:p>
              </table:table-cell>
              <table:table-cell office:value-type="float" office:value="4.41588333333333">
                <text:p>4.41588333333333</text:p>
              </table:table-cell>
              <table:table-cell office:value-type="float" office:value="3.88766666666667">
                <text:p>3.88766666666667</text:p>
              </table:table-cell>
            </table:table-row>
            <table:table-row>
              <table:table-cell office:value-type="string">
                <text:p>04-08</text:p>
              </table:table-cell>
              <table:table-cell office:value-type="float" office:value="4.41681666666667">
                <text:p>4.41681666666667</text:p>
              </table:table-cell>
              <table:table-cell office:value-type="float" office:value="3.8914">
                <text:p>3.8914</text:p>
              </table:table-cell>
            </table:table-row>
            <table:table-row>
              <table:table-cell office:value-type="string">
                <text:p>05-08</text:p>
              </table:table-cell>
              <table:table-cell office:value-type="float" office:value="4.41485">
                <text:p>4.41485</text:p>
              </table:table-cell>
              <table:table-cell office:value-type="float" office:value="3.88496666666667">
                <text:p>3.88496666666667</text:p>
              </table:table-cell>
            </table:table-row>
            <table:table-row>
              <table:table-cell office:value-type="string">
                <text:p>06-08</text:p>
              </table:table-cell>
              <table:table-cell office:value-type="float" office:value="4.41745">
                <text:p>4.41745</text:p>
              </table:table-cell>
              <table:table-cell office:value-type="float" office:value="3.89221666666667">
                <text:p>3.89221666666667</text:p>
              </table:table-cell>
            </table:table-row>
            <table:table-row>
              <table:table-cell office:value-type="string">
                <text:p>07-08</text:p>
              </table:table-cell>
              <table:table-cell office:value-type="float" office:value="4.4164">
                <text:p>4.4164</text:p>
              </table:table-cell>
              <table:table-cell office:value-type="float" office:value="3.89118333333333">
                <text:p>3.89118333333333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4.41811666666667">
                <text:p>4.41811666666667</text:p>
              </table:table-cell>
              <table:table-cell office:value-type="float" office:value="3.8959">
                <text:p>3.8959</text:p>
              </table:table-cell>
            </table:table-row>
            <table:table-row>
              <table:table-cell office:value-type="string">
                <text:p>09-08</text:p>
              </table:table-cell>
              <table:table-cell office:value-type="float" office:value="4.42251666666667">
                <text:p>4.42251666666667</text:p>
              </table:table-cell>
              <table:table-cell office:value-type="float" office:value="3.90085">
                <text:p>3.90085</text:p>
              </table:table-cell>
            </table:table-row>
            <table:table-row>
              <table:table-cell office:value-type="string">
                <text:p>10-08</text:p>
              </table:table-cell>
              <table:table-cell office:value-type="float" office:value="4.42903333333333">
                <text:p>4.42903333333333</text:p>
              </table:table-cell>
              <table:table-cell office:value-type="float" office:value="3.91481666666667">
                <text:p>3.91481666666667</text:p>
              </table:table-cell>
            </table:table-row>
            <table:table-row>
              <table:table-cell office:value-type="string">
                <text:p>11-08</text:p>
              </table:table-cell>
              <table:table-cell office:value-type="float" office:value="4.43053333333333">
                <text:p>4.43053333333333</text:p>
              </table:table-cell>
              <table:table-cell office:value-type="float" office:value="3.90968333333333">
                <text:p>3.90968333333333</text:p>
              </table:table-cell>
            </table:table-row>
            <table:table-row>
              <table:table-cell office:value-type="string">
                <text:p>12-08</text:p>
              </table:table-cell>
              <table:table-cell office:value-type="float" office:value="4.42896666666667">
                <text:p>4.42896666666667</text:p>
              </table:table-cell>
              <table:table-cell office:value-type="float" office:value="3.90995">
                <text:p>3.90995</text:p>
              </table:table-cell>
            </table:table-row>
            <table:table-row>
              <table:table-cell office:value-type="string">
                <text:p>13-08</text:p>
              </table:table-cell>
              <table:table-cell office:value-type="float" office:value="4.42865">
                <text:p>4.42865</text:p>
              </table:table-cell>
              <table:table-cell office:value-type="float" office:value="3.91031666666667">
                <text:p>3.91031666666667</text:p>
              </table:table-cell>
            </table:table-row>
            <table:table-row>
              <table:table-cell office:value-type="string">
                <text:p>14-08</text:p>
              </table:table-cell>
              <table:table-cell office:value-type="float" office:value="4.43373333333333">
                <text:p>4.43373333333333</text:p>
              </table:table-cell>
              <table:table-cell office:value-type="float" office:value="3.91736666666667">
                <text:p>3.91736666666667</text:p>
              </table:table-cell>
            </table:table-row>
            <table:table-row>
              <table:table-cell office:value-type="string">
                <text:p>15-08</text:p>
              </table:table-cell>
              <table:table-cell office:value-type="float" office:value="4.4405">
                <text:p>4.4405</text:p>
              </table:table-cell>
              <table:table-cell office:value-type="float" office:value="3.93095">
                <text:p>3.93095</text:p>
              </table:table-cell>
            </table:table-row>
            <table:table-row>
              <table:table-cell office:value-type="string">
                <text:p>16-08</text:p>
              </table:table-cell>
              <table:table-cell office:value-type="float" office:value="4.43223333333333">
                <text:p>4.43223333333333</text:p>
              </table:table-cell>
              <table:table-cell office:value-type="float" office:value="3.9321">
                <text:p>3.9321</text:p>
              </table:table-cell>
            </table:table-row>
            <table:table-row>
              <table:table-cell office:value-type="string">
                <text:p>17-08</text:p>
              </table:table-cell>
              <table:table-cell office:value-type="float" office:value="4.43401666666667">
                <text:p>4.43401666666667</text:p>
              </table:table-cell>
              <table:table-cell office:value-type="float" office:value="3.92961666666667">
                <text:p>3.92961666666667</text:p>
              </table:table-cell>
            </table:table-row>
            <table:table-row>
              <table:table-cell office:value-type="string">
                <text:p>18-08</text:p>
              </table:table-cell>
              <table:table-cell office:value-type="float" office:value="4.43816666666667">
                <text:p>4.43816666666667</text:p>
              </table:table-cell>
              <table:table-cell office:value-type="float" office:value="3.9283">
                <text:p>3.9283</text:p>
              </table:table-cell>
            </table:table-row>
            <table:table-row>
              <table:table-cell office:value-type="string">
                <text:p>19-08</text:p>
              </table:table-cell>
              <table:table-cell office:value-type="float" office:value="4.44601666666667">
                <text:p>4.44601666666667</text:p>
              </table:table-cell>
              <table:table-cell office:value-type="float" office:value="3.94418333333333">
                <text:p>3.94418333333333</text:p>
              </table:table-cell>
            </table:table-row>
            <table:table-row>
              <table:table-cell office:value-type="string">
                <text:p>20-08</text:p>
              </table:table-cell>
              <table:table-cell office:value-type="float" office:value="4.44626666666667">
                <text:p>4.44626666666667</text:p>
              </table:table-cell>
              <table:table-cell office:value-type="float" office:value="3.95605">
                <text:p>3.95605</text:p>
              </table:table-cell>
            </table:table-row>
            <table:table-row>
              <table:table-cell office:value-type="string">
                <text:p>21-08</text:p>
              </table:table-cell>
              <table:table-cell office:value-type="float" office:value="4.44725">
                <text:p>4.44725</text:p>
              </table:table-cell>
              <table:table-cell office:value-type="float" office:value="3.95236666666667">
                <text:p>3.95236666666667</text:p>
              </table:table-cell>
            </table:table-row>
            <table:table-row>
              <table:table-cell office:value-type="string">
                <text:p>22-08</text:p>
              </table:table-cell>
              <table:table-cell office:value-type="float" office:value="4.44626666666667">
                <text:p>4.44626666666667</text:p>
              </table:table-cell>
              <table:table-cell office:value-type="float" office:value="3.94206666666667">
                <text:p>3.94206666666667</text:p>
              </table:table-cell>
            </table:table-row>
            <table:table-row>
              <table:table-cell office:value-type="string">
                <text:p>23-08</text:p>
              </table:table-cell>
              <table:table-cell office:value-type="float" office:value="4.44703333333333">
                <text:p>4.44703333333333</text:p>
              </table:table-cell>
              <table:table-cell office:value-type="float" office:value="3.95051666666667">
                <text:p>3.95051666666667</text:p>
              </table:table-cell>
            </table:table-row>
            <table:table-row>
              <table:table-cell office:value-type="string">
                <text:p>24-08</text:p>
              </table:table-cell>
              <table:table-cell office:value-type="float" office:value="4.4435">
                <text:p>4.4435</text:p>
              </table:table-cell>
              <table:table-cell office:value-type="float" office:value="3.94165">
                <text:p>3.94165</text:p>
              </table:table-cell>
            </table:table-row>
            <table:table-row>
              <table:table-cell office:value-type="string">
                <text:p>25-08</text:p>
              </table:table-cell>
              <table:table-cell office:value-type="float" office:value="4.43676666666667">
                <text:p>4.43676666666667</text:p>
              </table:table-cell>
              <table:table-cell office:value-type="float" office:value="3.93228333333333">
                <text:p>3.93228333333333</text:p>
              </table:table-cell>
            </table:table-row>
            <table:table-row>
              <table:table-cell office:value-type="string">
                <text:p>26-08</text:p>
              </table:table-cell>
              <table:table-cell office:value-type="float" office:value="4.43751666666667">
                <text:p>4.43751666666667</text:p>
              </table:table-cell>
              <table:table-cell office:value-type="float" office:value="3.92346666666667">
                <text:p>3.92346666666667</text:p>
              </table:table-cell>
            </table:table-row>
            <table:table-row>
              <table:table-cell office:value-type="string">
                <text:p>27-08</text:p>
              </table:table-cell>
              <table:table-cell office:value-type="float" office:value="4.43761666666667">
                <text:p>4.43761666666667</text:p>
              </table:table-cell>
              <table:table-cell office:value-type="float" office:value="3.92531666666667">
                <text:p>3.92531666666667</text:p>
              </table:table-cell>
            </table:table-row>
            <table:table-row>
              <table:table-cell office:value-type="string">
                <text:p>28-08</text:p>
              </table:table-cell>
              <table:table-cell office:value-type="float" office:value="4.43711666666667">
                <text:p>4.43711666666667</text:p>
              </table:table-cell>
              <table:table-cell office:value-type="float" office:value="3.9144">
                <text:p>3.9144</text:p>
              </table:table-cell>
            </table:table-row>
            <table:table-row>
              <table:table-cell office:value-type="string">
                <text:p>29-08</text:p>
              </table:table-cell>
              <table:table-cell office:value-type="float" office:value="4.44036666666667">
                <text:p>4.44036666666667</text:p>
              </table:table-cell>
              <table:table-cell office:value-type="float" office:value="3.91298333333333">
                <text:p>3.91298333333333</text:p>
              </table:table-cell>
            </table:table-row>
            <table:table-row>
              <table:table-cell office:value-type="string">
                <text:p>30-08</text:p>
              </table:table-cell>
              <table:table-cell office:value-type="float" office:value="4.43773333333333">
                <text:p>4.43773333333333</text:p>
              </table:table-cell>
              <table:table-cell office:value-type="float" office:value="3.91368333333333">
                <text:p>3.91368333333333</text:p>
              </table:table-cell>
            </table:table-row>
            <table:table-row>
              <table:table-cell office:value-type="string">
                <text:p>31-08</text:p>
              </table:table-cell>
              <table:table-cell office:value-type="float" office:value="4.42893333333333">
                <text:p>4.42893333333333</text:p>
              </table:table-cell>
              <table:table-cell office:value-type="float" office:value="3.91771666666667">
                <text:p>3.91771666666667</text:p>
              </table:table-cell>
            </table:table-row>
            <table:table-row>
              <table:table-cell office:value-type="string">
                <text:p>01-09</text:p>
              </table:table-cell>
              <table:table-cell office:value-type="float" office:value="4.41966666666667">
                <text:p>4.41966666666667</text:p>
              </table:table-cell>
              <table:table-cell office:value-type="float" office:value="3.90516666666667">
                <text:p>3.90516666666667</text:p>
              </table:table-cell>
            </table:table-row>
            <table:table-row>
              <table:table-cell office:value-type="string">
                <text:p>02-09</text:p>
              </table:table-cell>
              <table:table-cell office:value-type="float" office:value="4.42278333333333">
                <text:p>4.42278333333333</text:p>
              </table:table-cell>
              <table:table-cell office:value-type="float" office:value="3.91415">
                <text:p>3.91415</text:p>
              </table:table-cell>
            </table:table-row>
            <table:table-row>
              <table:table-cell office:value-type="string">
                <text:p>03-09</text:p>
              </table:table-cell>
              <table:table-cell office:value-type="float" office:value="4.42896666666667">
                <text:p>4.42896666666667</text:p>
              </table:table-cell>
              <table:table-cell office:value-type="float" office:value="3.92893333333333">
                <text:p>3.92893333333333</text:p>
              </table:table-cell>
            </table:table-row>
            <table:table-row>
              <table:table-cell office:value-type="string">
                <text:p>04-09</text:p>
              </table:table-cell>
              <table:table-cell office:value-type="float" office:value="4.43215">
                <text:p>4.43215</text:p>
              </table:table-cell>
              <table:table-cell office:value-type="float" office:value="3.9279">
                <text:p>3.9279</text:p>
              </table:table-cell>
            </table:table-row>
            <table:table-row>
              <table:table-cell office:value-type="string">
                <text:p>05-09</text:p>
              </table:table-cell>
              <table:table-cell office:value-type="float" office:value="4.43468333333333">
                <text:p>4.43468333333333</text:p>
              </table:table-cell>
              <table:table-cell office:value-type="float" office:value="3.92836666666667">
                <text:p>3.92836666666667</text:p>
              </table:table-cell>
            </table:table-row>
            <table:table-row>
              <table:table-cell office:value-type="string">
                <text:p>06-09</text:p>
              </table:table-cell>
              <table:table-cell office:value-type="float" office:value="4.42953333333333">
                <text:p>4.42953333333333</text:p>
              </table:table-cell>
              <table:table-cell office:value-type="float" office:value="3.91955">
                <text:p>3.91955</text:p>
              </table:table-cell>
            </table:table-row>
            <table:table-row>
              <table:table-cell office:value-type="string">
                <text:p>07-09</text:p>
              </table:table-cell>
              <table:table-cell office:value-type="float" office:value="4.43038333333333">
                <text:p>4.43038333333333</text:p>
              </table:table-cell>
              <table:table-cell office:value-type="float" office:value="3.92313333333333">
                <text:p>3.92313333333333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4.4309">
                <text:p>4.4309</text:p>
              </table:table-cell>
              <table:table-cell office:value-type="float" office:value="3.9152">
                <text:p>3.9152</text:p>
              </table:table-cell>
            </table:table-row>
            <table:table-row>
              <table:table-cell office:value-type="string">
                <text:p>09-09</text:p>
              </table:table-cell>
              <table:table-cell office:value-type="float" office:value="4.43311666666667">
                <text:p>4.43311666666667</text:p>
              </table:table-cell>
              <table:table-cell office:value-type="float" office:value="3.91725">
                <text:p>3.91725</text:p>
              </table:table-cell>
            </table:table-row>
            <table:table-row>
              <table:table-cell office:value-type="string">
                <text:p>10-09</text:p>
              </table:table-cell>
              <table:table-cell office:value-type="float" office:value="4.43091666666667">
                <text:p>4.43091666666667</text:p>
              </table:table-cell>
              <table:table-cell office:value-type="float" office:value="3.90201666666667">
                <text:p>3.90201666666667</text:p>
              </table:table-cell>
            </table:table-row>
            <table:table-row>
              <table:table-cell office:value-type="string">
                <text:p>11-09</text:p>
              </table:table-cell>
              <table:table-cell office:value-type="float" office:value="4.43031666666667">
                <text:p>4.43031666666667</text:p>
              </table:table-cell>
              <table:table-cell office:value-type="float" office:value="3.90656666666667">
                <text:p>3.90656666666667</text:p>
              </table:table-cell>
            </table:table-row>
            <table:table-row>
              <table:table-cell office:value-type="string">
                <text:p>12-09</text:p>
              </table:table-cell>
              <table:table-cell office:value-type="float" office:value="4.43231666666667">
                <text:p>4.43231666666667</text:p>
              </table:table-cell>
              <table:table-cell office:value-type="float" office:value="3.91201666666667">
                <text:p>3.91201666666667</text:p>
              </table:table-cell>
            </table:table-row>
            <table:table-row>
              <table:table-cell office:value-type="string">
                <text:p>13-09</text:p>
              </table:table-cell>
              <table:table-cell office:value-type="float" office:value="4.43693333333333">
                <text:p>4.43693333333333</text:p>
              </table:table-cell>
              <table:table-cell office:value-type="float" office:value="3.90248333333333">
                <text:p>3.90248333333333</text:p>
              </table:table-cell>
            </table:table-row>
            <table:table-row>
              <table:table-cell office:value-type="string">
                <text:p>14-09</text:p>
              </table:table-cell>
              <table:table-cell office:value-type="float" office:value="4.43903333333333">
                <text:p>4.43903333333333</text:p>
              </table:table-cell>
              <table:table-cell office:value-type="float" office:value="3.92183333333333">
                <text:p>3.92183333333333</text:p>
              </table:table-cell>
            </table:table-row>
            <table:table-row>
              <table:table-cell office:value-type="string">
                <text:p>15-09</text:p>
              </table:table-cell>
              <table:table-cell office:value-type="float" office:value="4.43653333333333">
                <text:p>4.43653333333333</text:p>
              </table:table-cell>
              <table:table-cell office:value-type="float" office:value="3.91548333333333">
                <text:p>3.91548333333333</text:p>
              </table:table-cell>
            </table:table-row>
            <table:table-row>
              <table:table-cell office:value-type="string">
                <text:p>16-09</text:p>
              </table:table-cell>
              <table:table-cell office:value-type="float" office:value="4.44086666666667">
                <text:p>4.44086666666667</text:p>
              </table:table-cell>
              <table:table-cell office:value-type="float" office:value="3.9271">
                <text:p>3.9271</text:p>
              </table:table-cell>
            </table:table-row>
            <table:table-row>
              <table:table-cell office:value-type="string">
                <text:p>17-09</text:p>
              </table:table-cell>
              <table:table-cell office:value-type="float" office:value="4.44493333333333">
                <text:p>4.44493333333333</text:p>
              </table:table-cell>
              <table:table-cell office:value-type="float" office:value="3.93081666666667">
                <text:p>3.93081666666667</text:p>
              </table:table-cell>
            </table:table-row>
            <table:table-row>
              <table:table-cell office:value-type="string">
                <text:p>18-09</text:p>
              </table:table-cell>
              <table:table-cell office:value-type="float" office:value="4.44865">
                <text:p>4.44865</text:p>
              </table:table-cell>
              <table:table-cell office:value-type="float" office:value="3.93288333333333">
                <text:p>3.93288333333333</text:p>
              </table:table-cell>
            </table:table-row>
            <table:table-row>
              <table:table-cell office:value-type="string">
                <text:p>19-09</text:p>
              </table:table-cell>
              <table:table-cell office:value-type="float" office:value="4.45023333333333">
                <text:p>4.45023333333333</text:p>
              </table:table-cell>
              <table:table-cell office:value-type="float" office:value="3.93626666666667">
                <text:p>3.93626666666667</text:p>
              </table:table-cell>
            </table:table-row>
            <table:table-row>
              <table:table-cell office:value-type="string">
                <text:p>20-09</text:p>
              </table:table-cell>
              <table:table-cell office:value-type="float" office:value="4.45526666666667">
                <text:p>4.45526666666667</text:p>
              </table:table-cell>
              <table:table-cell office:value-type="float" office:value="3.93655">
                <text:p>3.93655</text:p>
              </table:table-cell>
            </table:table-row>
            <table:table-row>
              <table:table-cell office:value-type="string">
                <text:p>21-09</text:p>
              </table:table-cell>
              <table:table-cell office:value-type="float" office:value="4.46956666666667">
                <text:p>4.46956666666667</text:p>
              </table:table-cell>
              <table:table-cell office:value-type="float" office:value="3.9629">
                <text:p>3.9629</text:p>
              </table:table-cell>
            </table:table-row>
            <table:table-row>
              <table:table-cell office:value-type="string">
                <text:p>22-09</text:p>
              </table:table-cell>
              <table:table-cell office:value-type="float" office:value="4.47253333333333">
                <text:p>4.47253333333333</text:p>
              </table:table-cell>
              <table:table-cell office:value-type="float" office:value="3.967">
                <text:p>3.967</text:p>
              </table:table-cell>
            </table:table-row>
            <table:table-row>
              <table:table-cell office:value-type="string">
                <text:p>23-09</text:p>
              </table:table-cell>
              <table:table-cell office:value-type="float" office:value="4.46885">
                <text:p>4.46885</text:p>
              </table:table-cell>
              <table:table-cell office:value-type="float" office:value="3.98253333333333">
                <text:p>3.98253333333333</text:p>
              </table:table-cell>
            </table:table-row>
            <table:table-row>
              <table:table-cell office:value-type="string">
                <text:p>24-09</text:p>
              </table:table-cell>
              <table:table-cell office:value-type="float" office:value="4.47418333333333">
                <text:p>4.47418333333333</text:p>
              </table:table-cell>
              <table:table-cell office:value-type="float" office:value="3.99766666666667">
                <text:p>3.99766666666667</text:p>
              </table:table-cell>
            </table:table-row>
            <table:table-row>
              <table:table-cell office:value-type="string">
                <text:p>25-09</text:p>
              </table:table-cell>
              <table:table-cell office:value-type="float" office:value="4.47743333333333">
                <text:p>4.47743333333333</text:p>
              </table:table-cell>
              <table:table-cell office:value-type="float" office:value="4.0034">
                <text:p>4.0034</text:p>
              </table:table-cell>
            </table:table-row>
            <table:table-row>
              <table:table-cell office:value-type="string">
                <text:p>26-09</text:p>
              </table:table-cell>
              <table:table-cell office:value-type="float" office:value="4.47643333333333">
                <text:p>4.47643333333333</text:p>
              </table:table-cell>
              <table:table-cell office:value-type="float" office:value="4.00931666666667">
                <text:p>4.00931666666667</text:p>
              </table:table-cell>
            </table:table-row>
            <table:table-row>
              <table:table-cell office:value-type="string">
                <text:p>27-09</text:p>
              </table:table-cell>
              <table:table-cell office:value-type="float" office:value="4.47946666666667">
                <text:p>4.47946666666667</text:p>
              </table:table-cell>
              <table:table-cell office:value-type="float" office:value="4.01626666666667">
                <text:p>4.01626666666667</text:p>
              </table:table-cell>
            </table:table-row>
            <table:table-row>
              <table:table-cell office:value-type="string">
                <text:p>28-09</text:p>
              </table:table-cell>
              <table:table-cell office:value-type="float" office:value="4.48998333333333">
                <text:p>4.48998333333333</text:p>
              </table:table-cell>
              <table:table-cell office:value-type="float" office:value="4.04218333333333">
                <text:p>4.04218333333333</text:p>
              </table:table-cell>
            </table:table-row>
            <table:table-row>
              <table:table-cell office:value-type="string">
                <text:p>29-09</text:p>
              </table:table-cell>
              <table:table-cell office:value-type="float" office:value="4.49808333333333">
                <text:p>4.49808333333333</text:p>
              </table:table-cell>
              <table:table-cell office:value-type="float" office:value="4.03505">
                <text:p>4.03505</text:p>
              </table:table-cell>
            </table:table-row>
            <table:table-row>
              <table:table-cell office:value-type="string">
                <text:p>30-09</text:p>
              </table:table-cell>
              <table:table-cell office:value-type="float" office:value="4.49753333333333">
                <text:p>4.49753333333333</text:p>
              </table:table-cell>
              <table:table-cell office:value-type="float" office:value="4.03786666666667">
                <text:p>4.03786666666667</text:p>
              </table:table-cell>
            </table:table-row>
            <table:table-row>
              <table:table-cell office:value-type="string">
                <text:p>01-10</text:p>
              </table:table-cell>
              <table:table-cell office:value-type="float" office:value="4.47971666666667">
                <text:p>4.47971666666667</text:p>
              </table:table-cell>
              <table:table-cell office:value-type="float" office:value="4.01661666666667">
                <text:p>4.01661666666667</text:p>
              </table:table-cell>
            </table:table-row>
            <table:table-row>
              <table:table-cell office:value-type="string">
                <text:p>02-10</text:p>
              </table:table-cell>
              <table:table-cell office:value-type="float" office:value="4.4781">
                <text:p>4.4781</text:p>
              </table:table-cell>
              <table:table-cell office:value-type="float" office:value="4.01601666666667">
                <text:p>4.01601666666667</text:p>
              </table:table-cell>
            </table:table-row>
            <table:table-row>
              <table:table-cell office:value-type="string">
                <text:p>03-10</text:p>
              </table:table-cell>
              <table:table-cell office:value-type="float" office:value="4.47405">
                <text:p>4.47405</text:p>
              </table:table-cell>
              <table:table-cell office:value-type="float" office:value="4.0079">
                <text:p>4.0079</text:p>
              </table:table-cell>
            </table:table-row>
            <table:table-row>
              <table:table-cell office:value-type="string">
                <text:p>04-10</text:p>
              </table:table-cell>
              <table:table-cell office:value-type="float" office:value="4.46908333333333">
                <text:p>4.46908333333333</text:p>
              </table:table-cell>
              <table:table-cell office:value-type="float" office:value="3.99166666666667">
                <text:p>3.99166666666667</text:p>
              </table:table-cell>
            </table:table-row>
            <table:table-row>
              <table:table-cell office:value-type="string">
                <text:p>05-10</text:p>
              </table:table-cell>
              <table:table-cell office:value-type="float" office:value="4.47083333333333">
                <text:p>4.47083333333333</text:p>
              </table:table-cell>
              <table:table-cell office:value-type="float" office:value="3.99376666666667">
                <text:p>3.99376666666667</text:p>
              </table:table-cell>
            </table:table-row>
            <table:table-row>
              <table:table-cell office:value-type="string">
                <text:p>06-10</text:p>
              </table:table-cell>
              <table:table-cell office:value-type="float" office:value="4.47898333333333">
                <text:p>4.47898333333333</text:p>
              </table:table-cell>
              <table:table-cell office:value-type="float" office:value="4.01211666666667">
                <text:p>4.01211666666667</text:p>
              </table:table-cell>
            </table:table-row>
            <table:table-row>
              <table:table-cell office:value-type="string">
                <text:p>07-10</text:p>
              </table:table-cell>
              <table:table-cell office:value-type="float" office:value="4.47316666666667">
                <text:p>4.47316666666667</text:p>
              </table:table-cell>
              <table:table-cell office:value-type="float" office:value="4.01078333333333">
                <text:p>4.01078333333333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4.48606666666667">
                <text:p>4.48606666666667</text:p>
              </table:table-cell>
              <table:table-cell office:value-type="float" office:value="4.03091666666667">
                <text:p>4.03091666666667</text:p>
              </table:table-cell>
            </table:table-row>
            <table:table-row>
              <table:table-cell office:value-type="string">
                <text:p>09-10</text:p>
              </table:table-cell>
              <table:table-cell office:value-type="float" office:value="4.47896666666667">
                <text:p>4.47896666666667</text:p>
              </table:table-cell>
              <table:table-cell office:value-type="float" office:value="4.02548333333333">
                <text:p>4.02548333333333</text:p>
              </table:table-cell>
            </table:table-row>
            <table:table-row>
              <table:table-cell office:value-type="string">
                <text:p>10-10</text:p>
              </table:table-cell>
              <table:table-cell office:value-type="float" office:value="4.47646666666667">
                <text:p>4.47646666666667</text:p>
              </table:table-cell>
              <table:table-cell office:value-type="float" office:value="4.01396666666667">
                <text:p>4.01396666666667</text:p>
              </table:table-cell>
            </table:table-row>
            <table:table-row>
              <table:table-cell office:value-type="string">
                <text:p>11-10</text:p>
              </table:table-cell>
              <table:table-cell office:value-type="float" office:value="4.4748">
                <text:p>4.4748</text:p>
              </table:table-cell>
              <table:table-cell office:value-type="float" office:value="4.00381666666667">
                <text:p>4.00381666666667</text:p>
              </table:table-cell>
            </table:table-row>
            <table:table-row>
              <table:table-cell office:value-type="string">
                <text:p>12-10</text:p>
              </table:table-cell>
              <table:table-cell office:value-type="float" office:value="4.46178333333333">
                <text:p>4.46178333333333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>13-10</text:p>
              </table:table-cell>
              <table:table-cell office:value-type="float" office:value="4.4559">
                <text:p>4.4559</text:p>
              </table:table-cell>
              <table:table-cell office:value-type="float" office:value="3.9878">
                <text:p>3.9878</text:p>
              </table:table-cell>
            </table:table-row>
            <table:table-row>
              <table:table-cell office:value-type="string">
                <text:p>14-10</text:p>
              </table:table-cell>
              <table:table-cell office:value-type="float" office:value="4.45575">
                <text:p>4.45575</text:p>
              </table:table-cell>
              <table:table-cell office:value-type="float" office:value="3.98971666666667">
                <text:p>3.98971666666667</text:p>
              </table:table-cell>
            </table:table-row>
            <table:table-row>
              <table:table-cell office:value-type="string">
                <text:p>15-10</text:p>
              </table:table-cell>
              <table:table-cell office:value-type="float" office:value="4.45968333333333">
                <text:p>4.45968333333333</text:p>
              </table:table-cell>
              <table:table-cell office:value-type="float" office:value="3.99491666666667">
                <text:p>3.99491666666667</text:p>
              </table:table-cell>
            </table:table-row>
            <table:table-row>
              <table:table-cell office:value-type="string">
                <text:p>16-10</text:p>
              </table:table-cell>
              <table:table-cell office:value-type="float" office:value="4.46185">
                <text:p>4.46185</text:p>
              </table:table-cell>
              <table:table-cell office:value-type="float" office:value="3.9929">
                <text:p>3.9929</text:p>
              </table:table-cell>
            </table:table-row>
            <table:table-row>
              <table:table-cell office:value-type="string">
                <text:p>17-10</text:p>
              </table:table-cell>
              <table:table-cell office:value-type="float" office:value="4.46243333333333">
                <text:p>4.46243333333333</text:p>
              </table:table-cell>
              <table:table-cell office:value-type="float" office:value="3.99108333333333">
                <text:p>3.99108333333333</text:p>
              </table:table-cell>
            </table:table-row>
            <table:table-row>
              <table:table-cell office:value-type="string">
                <text:p>18-10</text:p>
              </table:table-cell>
              <table:table-cell office:value-type="float" office:value="4.46098333333333">
                <text:p>4.46098333333333</text:p>
              </table:table-cell>
              <table:table-cell office:value-type="float" office:value="3.98158333333333">
                <text:p>3.98158333333333</text:p>
              </table:table-cell>
            </table:table-row>
            <table:table-row>
              <table:table-cell office:value-type="string">
                <text:p>19-10</text:p>
              </table:table-cell>
              <table:table-cell office:value-type="float" office:value="4.45878333333333">
                <text:p>4.45878333333333</text:p>
              </table:table-cell>
              <table:table-cell office:value-type="float" office:value="3.97701666666667">
                <text:p>3.97701666666667</text:p>
              </table:table-cell>
            </table:table-row>
            <table:table-row>
              <table:table-cell office:value-type="string">
                <text:p>20-10</text:p>
              </table:table-cell>
              <table:table-cell office:value-type="float" office:value="4.45738333333333">
                <text:p>4.45738333333333</text:p>
              </table:table-cell>
              <table:table-cell office:value-type="float" office:value="3.97255">
                <text:p>3.97255</text:p>
              </table:table-cell>
            </table:table-row>
            <table:table-row>
              <table:table-cell office:value-type="string">
                <text:p>21-10</text:p>
              </table:table-cell>
              <table:table-cell office:value-type="float" office:value="4.46023333333333">
                <text:p>4.46023333333333</text:p>
              </table:table-cell>
              <table:table-cell office:value-type="float" office:value="3.98313333333333">
                <text:p>3.98313333333333</text:p>
              </table:table-cell>
            </table:table-row>
            <table:table-row>
              <table:table-cell office:value-type="string">
                <text:p>22-10</text:p>
              </table:table-cell>
              <table:table-cell office:value-type="float" office:value="4.46025">
                <text:p>4.46025</text:p>
              </table:table-cell>
              <table:table-cell office:value-type="float" office:value="3.97765">
                <text:p>3.97765</text:p>
              </table:table-cell>
            </table:table-row>
            <table:table-row>
              <table:table-cell office:value-type="string">
                <text:p>23-10</text:p>
              </table:table-cell>
              <table:table-cell office:value-type="float" office:value="4.4655">
                <text:p>4.4655</text:p>
              </table:table-cell>
              <table:table-cell office:value-type="float" office:value="3.98308333333333">
                <text:p>3.98308333333333</text:p>
              </table:table-cell>
            </table:table-row>
            <table:table-row>
              <table:table-cell office:value-type="string">
                <text:p>24-10</text:p>
              </table:table-cell>
              <table:table-cell office:value-type="float" office:value="4.46866666666667">
                <text:p>4.46866666666667</text:p>
              </table:table-cell>
              <table:table-cell office:value-type="float" office:value="3.99133333333333">
                <text:p>3.99133333333333</text:p>
              </table:table-cell>
            </table:table-row>
            <table:table-row>
              <table:table-cell office:value-type="string">
                <text:p>25-10</text:p>
              </table:table-cell>
              <table:table-cell office:value-type="float" office:value="4.46636666666667">
                <text:p>4.46636666666667</text:p>
              </table:table-cell>
              <table:table-cell office:value-type="float" office:value="3.9867">
                <text:p>3.9867</text:p>
              </table:table-cell>
            </table:table-row>
            <table:table-row>
              <table:table-cell office:value-type="string">
                <text:p>26-10</text:p>
              </table:table-cell>
              <table:table-cell office:value-type="float" office:value="4.45996666666667">
                <text:p>4.45996666666667</text:p>
              </table:table-cell>
              <table:table-cell office:value-type="float" office:value="3.97346666666667">
                <text:p>3.97346666666667</text:p>
              </table:table-cell>
            </table:table-row>
            <table:table-row>
              <table:table-cell office:value-type="string">
                <text:p>27-10</text:p>
              </table:table-cell>
              <table:table-cell office:value-type="float" office:value="4.46655">
                <text:p>4.46655</text:p>
              </table:table-cell>
              <table:table-cell office:value-type="float" office:value="3.98311666666667">
                <text:p>3.98311666666667</text:p>
              </table:table-cell>
            </table:table-row>
            <table:table-row>
              <table:table-cell office:value-type="string">
                <text:p>28-10</text:p>
              </table:table-cell>
              <table:table-cell office:value-type="float" office:value="4.46663333333333">
                <text:p>4.46663333333333</text:p>
              </table:table-cell>
              <table:table-cell office:value-type="float" office:value="3.99603333333333">
                <text:p>3.99603333333333</text:p>
              </table:table-cell>
            </table:table-row>
            <table:table-row>
              <table:table-cell office:value-type="string">
                <text:p>29-10</text:p>
              </table:table-cell>
              <table:table-cell office:value-type="float" office:value="4.46386666666667">
                <text:p>4.46386666666667</text:p>
              </table:table-cell>
              <table:table-cell office:value-type="float" office:value="3.99396666666667">
                <text:p>3.99396666666667</text:p>
              </table:table-cell>
            </table:table-row>
            <table:table-row>
              <table:table-cell office:value-type="string">
                <text:p>30-10</text:p>
              </table:table-cell>
              <table:table-cell office:value-type="float" office:value="4.465">
                <text:p>4.465</text:p>
              </table:table-cell>
              <table:table-cell office:value-type="float" office:value="3.99898333333333">
                <text:p>3.99898333333333</text:p>
              </table:table-cell>
            </table:table-row>
            <table:table-row>
              <table:table-cell office:value-type="string">
                <text:p>31-10</text:p>
              </table:table-cell>
              <table:table-cell office:value-type="float" office:value="4.46235">
                <text:p>4.46235</text:p>
              </table:table-cell>
              <table:table-cell office:value-type="float" office:value="3.99823333333333">
                <text:p>3.99823333333333</text:p>
              </table:table-cell>
            </table:table-row>
            <table:table-row>
              <table:table-cell office:value-type="string">
                <text:p>01-11</text:p>
              </table:table-cell>
              <table:table-cell office:value-type="float" office:value="4.4573">
                <text:p>4.4573</text:p>
              </table:table-cell>
              <table:table-cell office:value-type="float" office:value="3.98915">
                <text:p>3.98915</text:p>
              </table:table-cell>
            </table:table-row>
            <table:table-row>
              <table:table-cell office:value-type="string">
                <text:p>02-11</text:p>
              </table:table-cell>
              <table:table-cell office:value-type="float" office:value="4.45495">
                <text:p>4.45495</text:p>
              </table:table-cell>
              <table:table-cell office:value-type="float" office:value="3.9846">
                <text:p>3.9846</text:p>
              </table:table-cell>
            </table:table-row>
            <table:table-row>
              <table:table-cell office:value-type="string">
                <text:p>03-11</text:p>
              </table:table-cell>
              <table:table-cell office:value-type="float" office:value="4.4457">
                <text:p>4.4457</text:p>
              </table:table-cell>
              <table:table-cell office:value-type="float" office:value="3.98996666666667">
                <text:p>3.98996666666667</text:p>
              </table:table-cell>
            </table:table-row>
            <table:table-row>
              <table:table-cell office:value-type="string">
                <text:p>04-11</text:p>
              </table:table-cell>
              <table:table-cell office:value-type="float" office:value="4.4397">
                <text:p>4.4397</text:p>
              </table:table-cell>
              <table:table-cell office:value-type="float" office:value="3.97743333333333">
                <text:p>3.97743333333333</text:p>
              </table:table-cell>
            </table:table-row>
            <table:table-row>
              <table:table-cell office:value-type="string">
                <text:p>05-11</text:p>
              </table:table-cell>
              <table:table-cell office:value-type="float" office:value="4.43688333333333">
                <text:p>4.43688333333333</text:p>
              </table:table-cell>
              <table:table-cell office:value-type="float" office:value="3.96403333333333">
                <text:p>3.96403333333333</text:p>
              </table:table-cell>
            </table:table-row>
            <table:table-row>
              <table:table-cell office:value-type="string">
                <text:p>06-11</text:p>
              </table:table-cell>
              <table:table-cell office:value-type="float" office:value="4.43788333333333">
                <text:p>4.43788333333333</text:p>
              </table:table-cell>
              <table:table-cell office:value-type="float" office:value="3.9585">
                <text:p>3.9585</text:p>
              </table:table-cell>
            </table:table-row>
            <table:table-row>
              <table:table-cell office:value-type="string">
                <text:p>07-11</text:p>
              </table:table-cell>
              <table:table-cell office:value-type="float" office:value="4.42466666666667">
                <text:p>4.42466666666667</text:p>
              </table:table-cell>
              <table:table-cell office:value-type="float" office:value="3.94556666666667">
                <text:p>3.94556666666667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4.4235">
                <text:p>4.4235</text:p>
              </table:table-cell>
              <table:table-cell office:value-type="float" office:value="3.94888333333333">
                <text:p>3.94888333333333</text:p>
              </table:table-cell>
            </table:table-row>
            <table:table-row>
              <table:table-cell office:value-type="string">
                <text:p>09-11</text:p>
              </table:table-cell>
              <table:table-cell office:value-type="float" office:value="4.42615">
                <text:p>4.42615</text:p>
              </table:table-cell>
              <table:table-cell office:value-type="float" office:value="3.95001666666667">
                <text:p>3.95001666666667</text:p>
              </table:table-cell>
            </table:table-row>
            <table:table-row>
              <table:table-cell office:value-type="string">
                <text:p>10-11</text:p>
              </table:table-cell>
              <table:table-cell office:value-type="float" office:value="4.4364">
                <text:p>4.4364</text:p>
              </table:table-cell>
              <table:table-cell office:value-type="float" office:value="3.97393333333333">
                <text:p>3.97393333333333</text:p>
              </table:table-cell>
            </table:table-row>
            <table:table-row>
              <table:table-cell office:value-type="string">
                <text:p>11-11</text:p>
              </table:table-cell>
              <table:table-cell office:value-type="float" office:value="4.43313333333333">
                <text:p>4.43313333333333</text:p>
              </table:table-cell>
              <table:table-cell office:value-type="float" office:value="3.95145">
                <text:p>3.95145</text:p>
              </table:table-cell>
            </table:table-row>
            <table:table-row>
              <table:table-cell office:value-type="string">
                <text:p>12-11</text:p>
              </table:table-cell>
              <table:table-cell office:value-type="float" office:value="4.43793333333333">
                <text:p>4.43793333333333</text:p>
              </table:table-cell>
              <table:table-cell office:value-type="float" office:value="3.95591666666667">
                <text:p>3.95591666666667</text:p>
              </table:table-cell>
            </table:table-row>
            <table:table-row>
              <table:table-cell office:value-type="string">
                <text:p>13-11</text:p>
              </table:table-cell>
              <table:table-cell office:value-type="float" office:value="4.43958333333333">
                <text:p>4.43958333333333</text:p>
              </table:table-cell>
              <table:table-cell office:value-type="float" office:value="3.95713333333333">
                <text:p>3.95713333333333</text:p>
              </table:table-cell>
            </table:table-row>
            <table:table-row>
              <table:table-cell office:value-type="string">
                <text:p>14-11</text:p>
              </table:table-cell>
              <table:table-cell office:value-type="float" office:value="4.43636666666667">
                <text:p>4.43636666666667</text:p>
              </table:table-cell>
              <table:table-cell office:value-type="float" office:value="3.9476">
                <text:p>3.9476</text:p>
              </table:table-cell>
            </table:table-row>
            <table:table-row>
              <table:table-cell office:value-type="string">
                <text:p>15-11</text:p>
              </table:table-cell>
              <table:table-cell office:value-type="float" office:value="4.43883333333333">
                <text:p>4.43883333333333</text:p>
              </table:table-cell>
              <table:table-cell office:value-type="float" office:value="3.9362">
                <text:p>3.9362</text:p>
              </table:table-cell>
            </table:table-row>
            <table:table-row>
              <table:table-cell office:value-type="string">
                <text:p>16-11</text:p>
              </table:table-cell>
              <table:table-cell office:value-type="float" office:value="4.44518333333333">
                <text:p>4.44518333333333</text:p>
              </table:table-cell>
              <table:table-cell office:value-type="float" office:value="3.94548333333333">
                <text:p>3.94548333333333</text:p>
              </table:table-cell>
            </table:table-row>
            <table:table-row>
              <table:table-cell office:value-type="string">
                <text:p>17-11</text:p>
              </table:table-cell>
              <table:table-cell office:value-type="float" office:value="4.45396666666667">
                <text:p>4.45396666666667</text:p>
              </table:table-cell>
              <table:table-cell office:value-type="float" office:value="3.95458333333333">
                <text:p>3.95458333333333</text:p>
              </table:table-cell>
            </table:table-row>
            <table:table-row>
              <table:table-cell office:value-type="string">
                <text:p>18-11</text:p>
              </table:table-cell>
              <table:table-cell office:value-type="float" office:value="4.44685">
                <text:p>4.44685</text:p>
              </table:table-cell>
              <table:table-cell office:value-type="float" office:value="3.9446">
                <text:p>3.9446</text:p>
              </table:table-cell>
            </table:table-row>
            <table:table-row>
              <table:table-cell office:value-type="string">
                <text:p>19-11</text:p>
              </table:table-cell>
              <table:table-cell office:value-type="float" office:value="4.45146666666667">
                <text:p>4.45146666666667</text:p>
              </table:table-cell>
              <table:table-cell office:value-type="float" office:value="3.96306666666667">
                <text:p>3.96306666666667</text:p>
              </table:table-cell>
            </table:table-row>
            <table:table-row>
              <table:table-cell office:value-type="string">
                <text:p>20-11</text:p>
              </table:table-cell>
              <table:table-cell office:value-type="float" office:value="4.45196666666667">
                <text:p>4.45196666666667</text:p>
              </table:table-cell>
              <table:table-cell office:value-type="float" office:value="3.96291666666667">
                <text:p>3.96291666666667</text:p>
              </table:table-cell>
            </table:table-row>
            <table:table-row>
              <table:table-cell office:value-type="string">
                <text:p>21-11</text:p>
              </table:table-cell>
              <table:table-cell office:value-type="float" office:value="4.45081666666667">
                <text:p>4.45081666666667</text:p>
              </table:table-cell>
              <table:table-cell office:value-type="float" office:value="3.96186666666667">
                <text:p>3.96186666666667</text:p>
              </table:table-cell>
            </table:table-row>
            <table:table-row>
              <table:table-cell office:value-type="string">
                <text:p>22-11</text:p>
              </table:table-cell>
              <table:table-cell office:value-type="float" office:value="4.44966666666667">
                <text:p>4.44966666666667</text:p>
              </table:table-cell>
              <table:table-cell office:value-type="float" office:value="3.95958333333333">
                <text:p>3.95958333333333</text:p>
              </table:table-cell>
            </table:table-row>
            <table:table-row>
              <table:table-cell office:value-type="string">
                <text:p>23-11</text:p>
              </table:table-cell>
              <table:table-cell office:value-type="float" office:value="4.44875">
                <text:p>4.44875</text:p>
              </table:table-cell>
              <table:table-cell office:value-type="float" office:value="3.95685">
                <text:p>3.95685</text:p>
              </table:table-cell>
            </table:table-row>
            <table:table-row>
              <table:table-cell office:value-type="string">
                <text:p>24-11</text:p>
              </table:table-cell>
              <table:table-cell office:value-type="float" office:value="4.44033333333333">
                <text:p>4.44033333333333</text:p>
              </table:table-cell>
              <table:table-cell office:value-type="float" office:value="3.94605">
                <text:p>3.94605</text:p>
              </table:table-cell>
            </table:table-row>
            <table:table-row>
              <table:table-cell office:value-type="string">
                <text:p>25-11</text:p>
              </table:table-cell>
              <table:table-cell office:value-type="float" office:value="4.43645">
                <text:p>4.43645</text:p>
              </table:table-cell>
              <table:table-cell office:value-type="float" office:value="3.93916666666667">
                <text:p>3.93916666666667</text:p>
              </table:table-cell>
            </table:table-row>
            <table:table-row>
              <table:table-cell office:value-type="string">
                <text:p>26-11</text:p>
              </table:table-cell>
              <table:table-cell office:value-type="float" office:value="4.4471">
                <text:p>4.4471</text:p>
              </table:table-cell>
              <table:table-cell office:value-type="float" office:value="3.9369">
                <text:p>3.9369</text:p>
              </table:table-cell>
            </table:table-row>
            <table:table-row>
              <table:table-cell office:value-type="string">
                <text:p>27-11</text:p>
              </table:table-cell>
              <table:table-cell office:value-type="float" office:value="4.44841666666667">
                <text:p>4.44841666666667</text:p>
              </table:table-cell>
              <table:table-cell office:value-type="float" office:value="3.94033333333333">
                <text:p>3.94033333333333</text:p>
              </table:table-cell>
            </table:table-row>
            <table:table-row>
              <table:table-cell office:value-type="string">
                <text:p>28-11</text:p>
              </table:table-cell>
              <table:table-cell office:value-type="float" office:value="4.4474">
                <text:p>4.4474</text:p>
              </table:table-cell>
              <table:table-cell office:value-type="float" office:value="3.94248333333333">
                <text:p>3.94248333333333</text:p>
              </table:table-cell>
            </table:table-row>
            <table:table-row>
              <table:table-cell office:value-type="string">
                <text:p>29-11</text:p>
              </table:table-cell>
              <table:table-cell office:value-type="float" office:value="4.44181666666667">
                <text:p>4.44181666666667</text:p>
              </table:table-cell>
              <table:table-cell office:value-type="float" office:value="3.94296666666667">
                <text:p>3.94296666666667</text:p>
              </table:table-cell>
            </table:table-row>
            <table:table-row>
              <table:table-cell office:value-type="string">
                <text:p>30-11</text:p>
              </table:table-cell>
              <table:table-cell office:value-type="float" office:value="4.43066666666667">
                <text:p>4.43066666666667</text:p>
              </table:table-cell>
              <table:table-cell office:value-type="float" office:value="3.92493333333333">
                <text:p>3.92493333333333</text:p>
              </table:table-cell>
            </table:table-row>
            <table:table-row>
              <table:table-cell office:value-type="string">
                <text:p>01-12</text:p>
              </table:table-cell>
              <table:table-cell office:value-type="float" office:value="4.43346666666667">
                <text:p>4.43346666666667</text:p>
              </table:table-cell>
              <table:table-cell office:value-type="float" office:value="3.92536666666667">
                <text:p>3.92536666666667</text:p>
              </table:table-cell>
            </table:table-row>
            <table:table-row>
              <table:table-cell office:value-type="string">
                <text:p>02-12</text:p>
              </table:table-cell>
              <table:table-cell office:value-type="float" office:value="4.42353333333333">
                <text:p>4.42353333333333</text:p>
              </table:table-cell>
              <table:table-cell office:value-type="float" office:value="3.90496666666667">
                <text:p>3.90496666666667</text:p>
              </table:table-cell>
            </table:table-row>
            <table:table-row>
              <table:table-cell office:value-type="string">
                <text:p>03-12</text:p>
              </table:table-cell>
              <table:table-cell office:value-type="float" office:value="4.42143333333333">
                <text:p>4.42143333333333</text:p>
              </table:table-cell>
              <table:table-cell office:value-type="float" office:value="3.8955">
                <text:p>3.8955</text:p>
              </table:table-cell>
            </table:table-row>
            <table:table-row>
              <table:table-cell office:value-type="string">
                <text:p>04-12</text:p>
              </table:table-cell>
              <table:table-cell office:value-type="float" office:value="4.4214">
                <text:p>4.4214</text:p>
              </table:table-cell>
              <table:table-cell office:value-type="float" office:value="3.89043333333333">
                <text:p>3.89043333333333</text:p>
              </table:table-cell>
            </table:table-row>
            <table:table-row>
              <table:table-cell office:value-type="string">
                <text:p>05-12</text:p>
              </table:table-cell>
              <table:table-cell office:value-type="float" office:value="4.41905">
                <text:p>4.41905</text:p>
              </table:table-cell>
              <table:table-cell office:value-type="float" office:value="3.8932">
                <text:p>3.8932</text:p>
              </table:table-cell>
            </table:table-row>
            <table:table-row>
              <table:table-cell office:value-type="string">
                <text:p>06-12</text:p>
              </table:table-cell>
              <table:table-cell office:value-type="float" office:value="4.42273333333333">
                <text:p>4.42273333333333</text:p>
              </table:table-cell>
              <table:table-cell office:value-type="float" office:value="3.90305">
                <text:p>3.90305</text:p>
              </table:table-cell>
            </table:table-row>
            <table:table-row>
              <table:table-cell office:value-type="string">
                <text:p>07-12</text:p>
              </table:table-cell>
              <table:table-cell office:value-type="float" office:value="4.4246">
                <text:p>4.4246</text:p>
              </table:table-cell>
              <table:table-cell office:value-type="float" office:value="3.90726666666667">
                <text:p>3.90726666666667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4.42093333333333">
                <text:p>4.42093333333333</text:p>
              </table:table-cell>
              <table:table-cell office:value-type="float" office:value="3.90201666666667">
                <text:p>3.90201666666667</text:p>
              </table:table-cell>
            </table:table-row>
            <table:table-row>
              <table:table-cell office:value-type="string">
                <text:p>09-12</text:p>
              </table:table-cell>
              <table:table-cell office:value-type="float" office:value="4.41585">
                <text:p>4.41585</text:p>
              </table:table-cell>
              <table:table-cell office:value-type="float" office:value="3.89193333333333">
                <text:p>3.89193333333333</text:p>
              </table:table-cell>
            </table:table-row>
            <table:table-row>
              <table:table-cell office:value-type="string">
                <text:p>10-12</text:p>
              </table:table-cell>
              <table:table-cell office:value-type="float" office:value="4.41951666666667">
                <text:p>4.41951666666667</text:p>
              </table:table-cell>
              <table:table-cell office:value-type="float" office:value="3.8969">
                <text:p>3.8969</text:p>
              </table:table-cell>
            </table:table-row>
            <table:table-row>
              <table:table-cell office:value-type="string">
                <text:p>11-12</text:p>
              </table:table-cell>
              <table:table-cell office:value-type="float" office:value="4.42311666666667">
                <text:p>4.42311666666667</text:p>
              </table:table-cell>
              <table:table-cell office:value-type="float" office:value="3.9017">
                <text:p>3.9017</text:p>
              </table:table-cell>
            </table:table-row>
            <table:table-row>
              <table:table-cell office:value-type="string">
                <text:p>12-12</text:p>
              </table:table-cell>
              <table:table-cell office:value-type="float" office:value="4.42305">
                <text:p>4.42305</text:p>
              </table:table-cell>
              <table:table-cell office:value-type="float" office:value="3.8996">
                <text:p>3.8996</text:p>
              </table:table-cell>
            </table:table-row>
            <table:table-row>
              <table:table-cell office:value-type="string">
                <text:p>13-12</text:p>
              </table:table-cell>
              <table:table-cell office:value-type="float" office:value="4.42215">
                <text:p>4.42215</text:p>
              </table:table-cell>
              <table:table-cell office:value-type="float" office:value="3.89798333333333">
                <text:p>3.89798333333333</text:p>
              </table:table-cell>
            </table:table-row>
            <table:table-row>
              <table:table-cell office:value-type="string">
                <text:p>14-12</text:p>
              </table:table-cell>
              <table:table-cell office:value-type="float" office:value="4.42223333333333">
                <text:p>4.42223333333333</text:p>
              </table:table-cell>
              <table:table-cell office:value-type="float" office:value="3.88965">
                <text:p>3.88965</text:p>
              </table:table-cell>
            </table:table-row>
            <table:table-row>
              <table:table-cell office:value-type="string">
                <text:p>15-12</text:p>
              </table:table-cell>
              <table:table-cell office:value-type="float" office:value="4.42078333333333">
                <text:p>4.42078333333333</text:p>
              </table:table-cell>
              <table:table-cell office:value-type="float" office:value="3.89313333333333">
                <text:p>3.89313333333333</text:p>
              </table:table-cell>
            </table:table-row>
            <table:table-row>
              <table:table-cell office:value-type="string">
                <text:p>16-12</text:p>
              </table:table-cell>
              <table:table-cell office:value-type="float" office:value="4.41865">
                <text:p>4.41865</text:p>
              </table:table-cell>
              <table:table-cell office:value-type="float" office:value="3.8852">
                <text:p>3.8852</text:p>
              </table:table-cell>
            </table:table-row>
            <table:table-row>
              <table:table-cell office:value-type="string">
                <text:p>17-12</text:p>
              </table:table-cell>
              <table:table-cell office:value-type="float" office:value="4.41853333333333">
                <text:p>4.41853333333333</text:p>
              </table:table-cell>
              <table:table-cell office:value-type="float" office:value="3.88301666666667">
                <text:p>3.88301666666667</text:p>
              </table:table-cell>
            </table:table-row>
            <table:table-row>
              <table:table-cell office:value-type="string">
                <text:p>18-12</text:p>
              </table:table-cell>
              <table:table-cell office:value-type="float" office:value="4.42655">
                <text:p>4.42655</text:p>
              </table:table-cell>
              <table:table-cell office:value-type="float" office:value="3.8932">
                <text:p>3.8932</text:p>
              </table:table-cell>
            </table:table-row>
            <table:table-row>
              <table:table-cell office:value-type="string">
                <text:p>19-12</text:p>
              </table:table-cell>
              <table:table-cell office:value-type="float" office:value="4.42906666666667">
                <text:p>4.42906666666667</text:p>
              </table:table-cell>
              <table:table-cell office:value-type="float" office:value="3.89633333333333">
                <text:p>3.89633333333333</text:p>
              </table:table-cell>
            </table:table-row>
            <table:table-row>
              <table:table-cell office:value-type="string">
                <text:p>20-12</text:p>
              </table:table-cell>
              <table:table-cell office:value-type="float" office:value="4.42858333333333">
                <text:p>4.42858333333333</text:p>
              </table:table-cell>
              <table:table-cell office:value-type="float" office:value="3.89325">
                <text:p>3.89325</text:p>
              </table:table-cell>
            </table:table-row>
            <table:table-row>
              <table:table-cell office:value-type="string">
                <text:p>21-12</text:p>
              </table:table-cell>
              <table:table-cell office:value-type="float" office:value="4.42681666666667">
                <text:p>4.42681666666667</text:p>
              </table:table-cell>
              <table:table-cell office:value-type="float" office:value="3.89033333333333">
                <text:p>3.89033333333333</text:p>
              </table:table-cell>
            </table:table-row>
            <table:table-row>
              <table:table-cell office:value-type="string">
                <text:p>22-12</text:p>
              </table:table-cell>
              <table:table-cell office:value-type="float" office:value="4.42185">
                <text:p>4.42185</text:p>
              </table:table-cell>
              <table:table-cell office:value-type="float" office:value="3.8829">
                <text:p>3.8829</text:p>
              </table:table-cell>
            </table:table-row>
            <table:table-row>
              <table:table-cell office:value-type="string">
                <text:p>23-12</text:p>
              </table:table-cell>
              <table:table-cell office:value-type="float" office:value="4.41781666666667">
                <text:p>4.41781666666667</text:p>
              </table:table-cell>
              <table:table-cell office:value-type="float" office:value="3.8813">
                <text:p>3.8813</text:p>
              </table:table-cell>
            </table:table-row>
            <table:table-row>
              <table:table-cell office:value-type="string">
                <text:p>24-12</text:p>
              </table:table-cell>
              <table:table-cell office:value-type="float" office:value="4.42041666666667">
                <text:p>4.42041666666667</text:p>
              </table:table-cell>
              <table:table-cell office:value-type="float" office:value="3.88161666666667">
                <text:p>3.88161666666667</text:p>
              </table:table-cell>
            </table:table-row>
            <table:table-row>
              <table:table-cell office:value-type="string">
                <text:p>25-12</text:p>
              </table:table-cell>
              <table:table-cell office:value-type="float" office:value="4.419">
                <text:p>4.419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6-12</text:p>
              </table:table-cell>
              <table:table-cell office:value-type="float" office:value="4.419">
                <text:p>4.419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7-12</text:p>
              </table:table-cell>
              <table:table-cell office:value-type="float" office:value="4.419">
                <text:p>4.419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>28-12</text:p>
              </table:table-cell>
              <table:table-cell office:value-type="float" office:value="4.42301666666667">
                <text:p>4.42301666666667</text:p>
              </table:table-cell>
              <table:table-cell office:value-type="float" office:value="3.87045">
                <text:p>3.87045</text:p>
              </table:table-cell>
            </table:table-row>
            <table:table-row>
              <table:table-cell office:value-type="string">
                <text:p>29-12</text:p>
              </table:table-cell>
              <table:table-cell office:value-type="float" office:value="4.42585">
                <text:p>4.42585</text:p>
              </table:table-cell>
              <table:table-cell office:value-type="float" office:value="3.8688">
                <text:p>3.8688</text:p>
              </table:table-cell>
            </table:table-row>
            <table:table-row>
              <table:table-cell office:value-type="string">
                <text:p>30-12</text:p>
              </table:table-cell>
              <table:table-cell office:value-type="float" office:value="4.42806666666667">
                <text:p>4.42806666666667</text:p>
              </table:table-cell>
              <table:table-cell office:value-type="float" office:value="3.8663">
                <text:p>3.8663</text:p>
              </table:table-cell>
            </table:table-row>
            <table:table-row>
              <table:table-cell office:value-type="string">
                <text:p>31-12</text:p>
              </table:table-cell>
              <table:table-cell office:value-type="float" office:value="4.42876666666667">
                <text:p>4.42876666666667</text:p>
              </table:table-cell>
              <table:table-cell office:value-type="float" office:value="3.8653">
                <text:p>3.86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